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3.06pt"/>
    </style:style>
    <style:style style:name="co2" style:family="table-column">
      <style:table-column-properties fo:break-before="auto" style:column-width="70.16pt"/>
    </style:style>
    <style:style style:name="co3" style:family="table-column">
      <style:table-column-properties fo:break-before="auto" style:column-width="188.9pt"/>
    </style:style>
    <style:style style:name="co4" style:family="table-column">
      <style:table-column-properties fo:break-before="auto" style:column-width="76.39pt"/>
    </style:style>
    <style:style style:name="co5" style:family="table-column">
      <style:table-column-properties fo:break-before="auto" style:column-width="50.71pt"/>
    </style:style>
    <style:style style:name="co6" style:family="table-column">
      <style:table-column-properties fo:break-before="auto" style:column-width="286.16pt"/>
    </style:style>
    <style:style style:name="co7" style:family="table-column">
      <style:table-column-properties fo:break-before="auto" style:column-width="536.85pt"/>
    </style:style>
    <style:style style:name="co8" style:family="table-column">
      <style:table-column-properties fo:break-before="auto" style:column-width="79.91pt"/>
    </style:style>
    <style:style style:name="co9" style:family="table-column">
      <style:table-column-properties fo:break-before="auto" style:column-width="34.7pt"/>
    </style:style>
    <style:style style:name="co10" style:family="table-column">
      <style:table-column-properties fo:break-before="auto" style:column-width="486.14pt"/>
    </style:style>
    <style:style style:name="co11" style:family="table-column">
      <style:table-column-properties fo:break-before="auto" style:column-width="54.14pt"/>
    </style:style>
    <style:style style:name="co12" style:family="table-column">
      <style:table-column-properties fo:break-before="auto" style:column-width="102.81pt"/>
    </style:style>
    <style:style style:name="co13" style:family="table-column">
      <style:table-column-properties fo:break-before="auto" style:column-width="97.26pt"/>
    </style:style>
    <style:style style:name="co14" style:family="table-column">
      <style:table-column-properties fo:break-before="auto" style:column-width="119.45pt"/>
    </style:style>
    <style:style style:name="co15" style:family="table-column">
      <style:table-column-properties fo:break-before="auto" style:column-width="112.51pt"/>
    </style:style>
    <style:style style:name="co16" style:family="table-column">
      <style:table-column-properties fo:break-before="auto" style:column-width="84.05pt"/>
    </style:style>
    <style:style style:name="co17" style:family="table-column">
      <style:table-column-properties fo:break-before="auto" style:column-width="29.91pt"/>
    </style:style>
    <style:style style:name="co18" style:family="table-column">
      <style:table-column-properties fo:break-before="auto" style:column-width="456.94pt"/>
    </style:style>
    <style:style style:name="co19" style:family="table-column">
      <style:table-column-properties fo:break-before="auto" style:column-width="52.1pt"/>
    </style:style>
    <style:style style:name="co20" style:family="table-column">
      <style:table-column-properties fo:break-before="auto" style:column-width="53.49pt"/>
    </style:style>
    <style:style style:name="co21" style:family="table-column">
      <style:table-column-properties fo:break-before="auto" style:column-width="18.06pt"/>
    </style:style>
    <style:style style:name="co22" style:family="table-column">
      <style:table-column-properties fo:break-before="auto" style:column-width="43.06pt"/>
    </style:style>
    <style:style style:name="co23" style:family="table-column">
      <style:table-column-properties fo:break-before="auto" style:column-width="36.11pt"/>
    </style:style>
    <style:style style:name="co24" style:family="table-column">
      <style:table-column-properties fo:break-before="auto" style:column-width="262.49pt"/>
    </style:style>
    <style:style style:name="co25" style:family="table-column">
      <style:table-column-properties fo:break-before="auto" style:column-width="354.19pt"/>
    </style:style>
    <style:style style:name="co26" style:family="table-column">
      <style:table-column-properties fo:break-before="auto" style:column-width="75pt"/>
    </style:style>
    <style:style style:name="co27" style:family="table-column">
      <style:table-column-properties fo:break-before="auto" style:column-width="95.84pt"/>
    </style:style>
    <style:style style:name="co28" style:family="table-column">
      <style:table-column-properties fo:break-before="auto" style:column-width="88.21pt"/>
    </style:style>
    <style:style style:name="co29" style:family="table-column">
      <style:table-column-properties fo:break-before="auto" style:column-width="149.36pt"/>
    </style:style>
    <style:style style:name="co30" style:family="table-column">
      <style:table-column-properties fo:break-before="auto" style:column-width="77.81pt"/>
    </style:style>
    <style:style style:name="co31" style:family="table-column">
      <style:table-column-properties fo:break-before="auto" style:column-width="81.95pt"/>
    </style:style>
    <style:style style:name="co32" style:family="table-column">
      <style:table-column-properties fo:break-before="auto" style:column-width="90.31pt"/>
    </style:style>
    <style:style style:name="co33" style:family="table-column">
      <style:table-column-properties fo:break-before="auto" style:column-width="92.41pt"/>
    </style:style>
    <style:style style:name="co34" style:family="table-column">
      <style:table-column-properties fo:break-before="auto" style:column-width="90.99pt"/>
    </style:style>
    <style:style style:name="co35" style:family="table-column">
      <style:table-column-properties fo:break-before="auto" style:column-width="63.89pt"/>
    </style:style>
    <style:style style:name="co36" style:family="table-column">
      <style:table-column-properties fo:break-before="auto" style:column-width="52.81pt"/>
    </style:style>
    <style:style style:name="co37" style:family="table-column">
      <style:table-column-properties fo:break-before="auto" style:column-width="81.24pt"/>
    </style:style>
    <style:style style:name="co38" style:family="table-column">
      <style:table-column-properties fo:break-before="auto" style:column-width="85.44pt"/>
    </style:style>
    <style:style style:name="co39" style:family="table-column">
      <style:table-column-properties fo:break-before="auto" style:column-width="69.45pt"/>
    </style:style>
    <style:style style:name="co40" style:family="table-column">
      <style:table-column-properties fo:break-before="auto" style:column-width="71.55pt"/>
    </style:style>
    <style:style style:name="co41" style:family="table-column">
      <style:table-column-properties fo:break-before="auto" style:column-width="38.8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tart">
      <style:table-properties table:display="true" style:writing-mode="lr-tb"/>
    </style:style>
    <style:style style:name="ta2" style:family="table" style:master-page-name="PageStyle_5f_1_20_Title_20_reading">
      <style:table-properties table:display="true" style:writing-mode="lr-tb"/>
    </style:style>
    <style:style style:name="ta3" style:family="table" style:master-page-name="PageStyle_5f_2_20_Reading">
      <style:table-properties table:display="true" style:writing-mode="lr-tb"/>
    </style:style>
    <style:style style:name="ta4" style:family="table" style:master-page-name="PageStyle_5f_2-1_20_Snowballing">
      <style:table-properties table:display="true" style:writing-mode="lr-tb"/>
    </style:style>
    <style:style style:name="ta5" style:family="table" style:master-page-name="PageStyle_5f_3_20_Extraction">
      <style:table-properties table:display="true" style:writing-mode="lr-tb"/>
    </style:style>
    <style:style style:name="ta6" style:family="table" style:master-page-name="PageStyle_5f_3-1_20_Cost">
      <style:table-properties table:display="true" style:writing-mode="lr-tb"/>
    </styl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text-style style:name="N100">
      <number:text-content/>
    </number:text-style>
    <style:style style:name="ce1" style:family="table-cell" style:parent-style-name="Default">
      <style:table-cell-properties fo:background-color="#efefe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efefe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5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efefef"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fo:background-color="#ea9999"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B1]))&gt;0)" style:apply-style-name="ConditionalStyle_5f_1" style:base-cell-address="'3 Extraction'.B1"/>
    </style:style>
    <style:style style:name="ce26"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B1]))&gt;0)" style:apply-style-name="ConditionalStyle_5f_1" style:base-cell-address="'3 Extraction'.B1"/>
    </style:style>
    <style:style style:name="ce27" style:family="table-cell" style:parent-style-name="Default">
      <style:table-cell-properties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map style:condition="is-true-formula(LEN(TRIM([.B1]))&gt;0)" style:apply-style-name="ConditionalStyle_5f_1" style:base-cell-address="'3 Extraction'.B1"/>
    </style:style>
    <style:style style:name="ce2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map style:condition="is-true-formula(LEN(TRIM([.B1]))&gt;0)" style:apply-style-name="ConditionalStyle_5f_1" style:base-cell-address="'3 Extraction'.B1"/>
    </style:style>
    <style:style style:name="ce29" style:family="table-cell" style:parent-style-name="Default">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map style:condition="is-true-formula(LEN(TRIM([.B1]))&gt;0)" style:apply-style-name="ConditionalStyle_5f_1" style:base-cell-address="'3 Extraction'.B1"/>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map style:condition="is-true-formula(LEN(TRIM([.B1]))&gt;0)" style:apply-style-name="ConditionalStyle_5f_1" style:base-cell-address="'3 Extraction'.B1"/>
    </style:style>
    <style:style style:name="ce31"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B1]))&gt;0)" style:apply-style-name="ConditionalStyle_5f_1" style:base-cell-address="'3 Extraction'.B1"/>
    </style:style>
    <style:style style:name="ce32" style:family="table-cell" style:parent-style-name="Default">
      <style:map style:condition="is-true-formula(LEN(TRIM([.B1]))&gt;0)" style:apply-style-name="ConditionalStyle_5f_1" style:base-cell-address="'3 Extraction'.B1"/>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B1]))&gt;0)" style:apply-style-name="ConditionalStyle_5f_1" style:base-cell-address="'3 Extraction'.B1"/>
    </style:style>
    <style:style style:name="ce34"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table-cell-properties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39"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7981d"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43" style:family="table-cell" style:parent-style-name="Default">
      <style:table-cell-properties style:rotation-align="none"/>
      <style:text-properties fo:color="#f7981d"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7981d"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45" style:family="table-cell" style:parent-style-name="Default">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none" fo:background-color="#efefef"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none" fo:background-color="#efefef"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5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52"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53" style:family="table-cell" style:parent-style-name="Default">
      <style:table-cell-properties fo:border-bottom="none" fo:background-color="#fff2cc"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54" style:family="table-cell" style:parent-style-name="Default">
      <style:table-cell-properties fo:border-bottom="none" fo:background-color="#fce5cd" style:diagonal-bl-tr="none" style:diagonal-tl-br="none" fo:border-left="none" fo:border-right="0.74pt solid #000000" style:rotation-align="none" fo:border-top="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55" style:family="table-cell" style:parent-style-name="Default">
      <style:table-cell-properties fo:border-bottom="none" fo:background-color="#fce5cd"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56" style:family="table-cell" style:parent-style-name="Default">
      <style:table-cell-properties fo:border-bottom="none" fo:background-color="#d9d2e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57" style:family="table-cell" style:parent-style-name="Default">
      <style:table-cell-properties fo:border-bottom="none" fo:background-color="#d0e0e3"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58" style:family="table-cell" style:parent-style-name="Default">
      <style:table-cell-properties fo:border-bottom="none" fo:background-color="#ffff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59"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none" fo:background-color="#efefef"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ackground-color="#fce5c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ackground-color="#efefe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efefe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8" style:family="table-cell" style:parent-style-name="Default">
      <style:table-cell-properties fo:background-color="#fff2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6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70" style:family="table-cell" style:parent-style-name="Default">
      <style:table-cell-properties fo:background-color="#fce5cd"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71" style:family="table-cell" style:parent-style-name="Default">
      <style:table-cell-properties fo:background-color="#d9ead3"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72" style:family="table-cell" style:parent-style-name="Default">
      <style:table-cell-properties fo:background-color="#fce5cd"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73"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7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ackground-color="#efefe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order-bottom="none" fo:background-color="#efefef"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none" fo:background-color="#efefe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5" style:family="table-cell" style:parent-style-name="Default">
      <style:table-cell-properties fo:border-bottom="none" fo:background-color="#efefef"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0" style:family="table-cell" style:parent-style-name="Default">
      <style:table-cell-properties fo:border-bottom="none" fo:background-color="#efefe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fo:border-bottom="none" fo:background-color="#efefe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2"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data-style-name="N100">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100">
      <style:table-cell-properties fo:background-color="#efefe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data-style-name="N100">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100">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3" style:family="table-cell" style:parent-style-name="Default" style:data-style-name="N10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58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0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56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text-shadow="none" style:font-name="Arial" fo:font-size="11pt" fo:font-weight="normal" style:text-underline-style="none" style:text-underline-color="font-color" style:text-line-through-type="none" fo:font-style="normal" style:text-outline="false" style:text-position="0% 100%" fo:color="#000000" style:font-name-complex="Arial" style:font-size-asian="11pt" style:font-size-complex="11pt" style:font-weight-asian="normal" style:font-weight-complex="normal" style:font-style-asian="normal" style:font-style-complex="normal"/>
    </style:style>
    <style:style style:name="T2"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bold" style:font-weight-asian="bold" style:font-weight-complex="bold"/>
    </style:style>
    <style:style style:name="T3"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EX1 (Not BP execution)&quot;;&quot;EX2 (No relevant artefact)&quot;;&quot;EX3 (Tertiary)&quot;;&quot;EX4 (Not readable)&quot;)" table:allow-empty-cell="true" table:display-list="unsorted" table:base-cell-address="'2 Reading'.E2"/>
        <table:content-validation table:name="val2" table:condition="of:cell-content-is-in-list([.$J$190:.$J$191])" table:allow-empty-cell="true" table:display-list="unsorted" table:base-cell-address="'3 Extraction'.H3"/>
        <table:content-validation table:name="val3" table:condition="of:cell-content-is-in-list(&quot;Manual&quot;;&quot;MDE&quot;)" table:allow-empty-cell="true" table:display-list="unsorted" table:base-cell-address="'3 Extraction'.J205"/>
        <table:content-validation table:name="val4" table:condition="of:cell-content-is-in-list([.$S$190:.$S$192])" table:allow-empty-cell="true" table:display-list="unsorted" table:base-cell-address="'3 Extraction'.S3"/>
        <table:content-validation table:name="val5" table:condition="of:cell-content-is-in-list([.$T$190:.$T$192])" table:allow-empty-cell="true" table:display-list="unsorted" table:base-cell-address="'3 Extraction'.T3"/>
        <table:content-validation table:name="val6" table:condition="of:cell-content-is-in-list(&quot;Design Time&quot;;&quot;Instantiation&quot;;&quot;Run Time&quot;)" table:allow-empty-cell="true" table:display-list="unsorted" table:base-cell-address="'3 Extraction'.T205"/>
        <table:content-validation table:name="val7" table:condition="of:cell-content-is-in-list(&quot;1-N&quot;;&quot;N-1&quot;;&quot;1-1&quot;;&quot;N-M&quot;)" table:allow-empty-cell="true" table:display-list="unsorted" table:base-cell-address="'3 Extraction'.U5"/>
        <table:content-validation table:name="val8" table:condition="of:cell-content-is-in-list([.$W$190:.$W$191])" table:allow-empty-cell="true" table:display-list="unsorted" table:base-cell-address="'3 Extraction'.W3"/>
        <table:content-validation table:name="val9" table:condition="of:cell-content-is-in-list(&quot;Adaptation&quot;;&quot;Evolution&quot;)" table:allow-empty-cell="true" table:display-list="unsorted" table:base-cell-address="'3 Extraction'.W205"/>
        <table:content-validation table:name="val10" table:condition="of:cell-content-is-in-list([.$X$190:.$X$191])" table:allow-empty-cell="true" table:display-list="unsorted" table:base-cell-address="'3 Extraction'.X3"/>
        <table:content-validation table:name="val11" table:condition="of:cell-content-is-in-list(&quot;Naive Routing&quot;;&quot;Data-Based Routing&quot;)" table:allow-empty-cell="true" table:display-list="unsorted" table:base-cell-address="'3 Extraction'.X205"/>
        <table:content-validation table:name="val12" table:condition="of:cell-content-is-in-list([.$AD$190:.$AD$191])" table:allow-empty-cell="true" table:display-list="unsorted" table:base-cell-address="'3 Extraction'.AD3"/>
      </table:content-validations>
      <table:table table:name="Star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number-columns-repeated="1020" table:default-cell-style-name="Default"/>
        <table:table-row table:style-name="ro1">
          <table:table-cell table:style-name="ce1" office:value-type="string" calcext:value-type="string" table:number-columns-spanned="3" table:number-rows-spanned="1">
            <text:p>Readme</text:p>
          </table:table-cell>
          <table:covered-table-cell table:style-name="ce4"/>
          <table:covered-table-cell table:style-name="ce5"/>
          <table:table-cell table:style-name="ce6"/>
          <table:table-cell table:number-columns-repeated="1020"/>
        </table:table-row>
        <table:table-row table:style-name="ro1">
          <table:table-cell table:style-name="ce2" office:value-type="string" calcext:value-type="string" table:number-columns-spanned="3" table:number-rows-spanned="1">
            <text:p>The different sheets constitute the different SLR phases: "1: Title reading", "2: Reading", "2-1: Snowballing", "3: Extraction", and, additionally "3-1: Cost". For "2: Reading", when a study was excluded we provide the applied exclusion criteria in colum "Reasoning". The final extraction result, and the result of our classificaion is presented in "3: Extraction". "3-1: Cost" includes the cost of aproaches, given that they have evaluated for cost. For explanations on the different extraction dimensions, as well as the study methodology we refer to our paper.</text:p>
          </table:table-cell>
          <table:covered-table-cell table:style-name="ce4"/>
          <table:covered-table-cell table:style-name="ce5"/>
          <table:table-cell table:number-columns-repeated="1021"/>
        </table:table-row>
        <table:table-row table:style-name="ro1" table:number-rows-repeated="4">
          <table:table-cell table:style-name="ce3" table:number-columns-repeated="3"/>
          <table:table-cell table:number-columns-repeated="1021"/>
        </table:table-row>
        <table:table-row table:style-name="ro2">
          <table:table-cell table:number-columns-repeated="1024"/>
        </table:table-row>
        <table:table-row table:style-name="ro1">
          <table:table-cell table:number-columns-repeated="3"/>
          <table:table-cell table:style-name="ce3"/>
          <table:table-cell table:number-columns-repeated="1020"/>
        </table:table-row>
        <table:table-row table:style-name="ro1">
          <table:table-cell table:style-name="ce3" table:number-columns-repeated="4"/>
          <table:table-cell table:number-columns-repeated="1020"/>
        </table:table-row>
        <table:table-row table:style-name="ro1" table:number-rows-repeated="16">
          <table:table-cell table:style-name="ce3" table:number-columns-repeated="3"/>
          <table:table-cell table:number-columns-repeated="1021"/>
        </table:table-row>
        <table:table-row table:style-name="ro2" table:number-rows-repeated="1048550">
          <table:table-cell table:number-columns-repeated="1024"/>
        </table:table-row>
        <table:table-row table:style-name="ro2">
          <table:table-cell table:number-columns-repeated="1024"/>
        </table:table-row>
      </table:table>
      <table:table table:name="1 Title reading" table:style-name="ta2">
        <table:table-column table:style-name="co5" table:default-cell-style-name="Default"/>
        <table:table-column table:style-name="co6" table:default-cell-style-name="Default"/>
        <table:table-column table:style-name="co2" table:default-cell-style-name="Default"/>
        <table:table-column table:style-name="co7" table:default-cell-style-name="Default"/>
        <table:table-column table:style-name="co2" table:number-columns-repeated="1020" table:default-cell-style-name="Default"/>
        <table:table-row table:style-name="ro1">
          <table:table-cell table:style-name="ce7" office:value-type="string" calcext:value-type="string">
            <text:p>Cites</text:p>
          </table:table-cell>
          <table:table-cell table:style-name="ce7" office:value-type="string" calcext:value-type="string">
            <text:p>Authors</text:p>
          </table:table-cell>
          <table:table-cell table:style-name="ce7" office:value-type="string" calcext:value-type="string">
            <text:p>Year</text:p>
          </table:table-cell>
          <table:table-cell table:style-name="ce7" office:value-type="string" calcext:value-type="string">
            <text:p>Title</text:p>
          </table:table-cell>
          <table:table-cell table:style-name="ce7" office:value-type="string" calcext:value-type="string">
            <text:p>Inclusion</text:p>
          </table:table-cell>
          <table:table-cell table:style-name="ce7" office:value-type="string" calcext:value-type="string">
            <text:p>Extra comment</text:p>
          </table:table-cell>
          <table:table-cell table:style-name="ce7" office:value-type="string" calcext:value-type="string">
            <text:p>Source</text:p>
          </table:table-cell>
          <table:table-cell table:style-name="ce7" office:value-type="string" calcext:value-type="string">
            <text:p>Publisher</text:p>
          </table:table-cell>
          <table:table-cell table:style-name="ce7" office:value-type="string" calcext:value-type="string">
            <text:p>ArticleURL</text:p>
          </table:table-cell>
          <table:table-cell table:style-name="ce7" office:value-type="string" calcext:value-type="string">
            <text:p>CitesURL</text:p>
          </table:table-cell>
          <table:table-cell table:style-name="ce7" office:value-type="string" calcext:value-type="string">
            <text:p>GSRank</text:p>
          </table:table-cell>
          <table:table-cell table:style-name="ce7" office:value-type="string" calcext:value-type="string">
            <text:p>QueryDate</text:p>
          </table:table-cell>
          <table:table-cell table:style-name="ce7" office:value-type="string" calcext:value-type="string">
            <text:p>Type</text:p>
          </table:table-cell>
          <table:table-cell table:style-name="ce7" office:value-type="string" calcext:value-type="string">
            <text:p>DOI</text:p>
          </table:table-cell>
          <table:table-cell table:style-name="ce7" office:value-type="string" calcext:value-type="string">
            <text:p>ISSN</text:p>
          </table:table-cell>
          <table:table-cell table:style-name="ce7" office:value-type="string" calcext:value-type="string">
            <text:p>CitationURL</text:p>
          </table:table-cell>
          <table:table-cell table:style-name="ce7" office:value-type="string" calcext:value-type="string">
            <text:p>Volume</text:p>
          </table:table-cell>
          <table:table-cell table:style-name="ce7" office:value-type="string" calcext:value-type="string">
            <text:p>Issue</text:p>
          </table:table-cell>
          <table:table-cell table:style-name="ce7" office:value-type="string" calcext:value-type="string">
            <text:p>StartPage</text:p>
          </table:table-cell>
          <table:table-cell table:style-name="ce7" office:value-type="string" calcext:value-type="string">
            <text:p>EndPage</text:p>
          </table:table-cell>
          <table:table-cell table:style-name="ce7" office:value-type="string" calcext:value-type="string">
            <text:p>ECC</text:p>
          </table:table-cell>
          <table:table-cell table:style-name="ce7" office:value-type="string" calcext:value-type="string">
            <text:p>CitesPerYear</text:p>
          </table:table-cell>
          <table:table-cell table:style-name="ce7" office:value-type="string" calcext:value-type="string">
            <text:p>CitesPerAuthor</text:p>
          </table:table-cell>
          <table:table-cell table:style-name="ce7" office:value-type="string" calcext:value-type="string">
            <text:p>AuthorCount</text:p>
          </table:table-cell>
          <table:table-cell table:style-name="ce7" office:value-type="string" calcext:value-type="string">
            <text:p>Age</text:p>
          </table:table-cell>
          <table:table-cell table:style-name="ce7" office:value-type="string" calcext:value-type="string">
            <text:p>Abstract</text:p>
          </table:table-cell>
          <table:table-cell table:style-name="ce7" office:value-type="string" calcext:value-type="string">
            <text:p>FullTextURL</text:p>
          </table:table-cell>
          <table:table-cell table:style-name="ce7" office:value-type="string" calcext:value-type="string">
            <text:p>RelatedURL</text:p>
          </table:table-cell>
          <table:table-cell table:number-columns-repeated="996"/>
        </table:table-row>
        <table:table-row table:style-name="ro1">
          <table:table-cell table:style-name="ce8" office:value-type="float" office:value="255" calcext:value-type="float">
            <text:p>255</text:p>
          </table:table-cell>
          <table:table-cell table:style-name="ce8" office:value-type="string" calcext:value-type="string">
            <text:p>W Viriyasitavat, D Hoonsopon</text:p>
          </table:table-cell>
          <table:table-cell table:style-name="ce8" office:value-type="float" office:value="2019" calcext:value-type="float">
            <text:p>2019</text:p>
          </table:table-cell>
          <table:table-cell table:style-name="ce8" office:value-type="string" calcext:value-type="string">
            <text:p>Blockchain characteristics and consensus in modern business processes</text:p>
          </table:table-cell>
          <table:table-cell table:style-name="ce11" table:formula="of:=TRUE()" office:value-type="float" office:value="1" calcext:value-type="float">
            <text:p>1</text:p>
          </table:table-cell>
          <table:table-cell table:style-name="ce8"/>
          <table:table-cell table:style-name="ce8" office:value-type="string" calcext:value-type="string">
            <text:p>Journal of Industrial Information Integration</text:p>
          </table:table-cell>
          <table:table-cell table:style-name="ce8" office:value-type="string" calcext:value-type="string">
            <text:p>Elsevier</text:p>
          </table:table-cell>
          <table:table-cell table:style-name="ce15" office:value-type="string" calcext:value-type="string">
            <text:p><text:a xlink:href="https://www.sciencedirect.com/science/article/pii/S2452414X18300815" xlink:type="simple">https://www.sciencedirect.com/science/article/pii/S2452414X18300815</text:a></text:p>
          </table:table-cell>
          <table:table-cell table:style-name="ce15" office:value-type="string" calcext:value-type="string">
            <text:p><text:a xlink:href="https://scholar.google.com/scholar?cites=5642587909714464137&amp;as_sdt=2005&amp;sciodt=0,5&amp;hl=en" xlink:type="simple">https://scholar.google.com/scholar?cites=5642587909714464137&amp;as_sdt=2005&amp;sciodt=0,5&amp;hl=en</text:a></text:p>
          </table:table-cell>
          <table:table-cell table:style-name="ce8" office:value-type="float" office:value="1" calcext:value-type="float">
            <text:p>1</text:p>
          </table:table-cell>
          <table:table-cell table:style-name="ce16" office:value-type="date" office:date-value="2022-03-10T11:48:48" calcext:value-type="date">
            <text:p>2022-03-10 11:48:48</text:p>
          </table:table-cell>
          <table:table-cell table:number-columns-repeated="8"/>
          <table:table-cell table:style-name="ce8" office:value-type="float" office:value="255" calcext:value-type="float">
            <text:p>255</text:p>
          </table:table-cell>
          <table:table-cell table:style-name="ce8" office:value-type="string" calcext:value-type="string">
            <text:p>85.00</text:p>
          </table:table-cell>
          <table:table-cell table:style-name="ce8" office:value-type="float" office:value="128" calcext:value-type="float">
            <text:p>128</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string" calcext:value-type="string">
            <text:p>… This paper first defines Blockchain and also investigates the characteristics … Blockchain and business processes. Then, we suggest an architecture of business processes in Blockchain …</text:p>
          </table:table-cell>
          <table:table-cell table:style-name="ce15" office:value-type="string" calcext:value-type="string">
            <text:p><text:a xlink:href="https://www.researchgate.net/profile/Wattana-Viriyasitavat/publication/326680277_Blockchain_Characteristics_and_Consensus_in_Modern_Business_Processes/links/5ee9c67a299bf1faac5c8a37/Blockchain-Characteristics-and-Consensus-in-Modern-Business-Processes.pdf" xlink:type="simple">https://www.researchgate.net/profile/Wattana-Viriyasitavat/publication/326680277_Blockchain_Characteristics_and_Consensus_in_Modern_Business_Processes/links/5ee9c67a299bf1faac5c8a37/Blockchain-Characteristics-and-Consensus-in-Modern-Business-Processes.pdf</text:a></text:p>
          </table:table-cell>
          <table:table-cell table:style-name="ce15" office:value-type="string" calcext:value-type="string">
            <text:p><text:a xlink:href="https://scholar.google.com/scholar?q=related:ic1x5M5_Tk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ic1x5M5_Tk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31" calcext:value-type="float">
            <text:p>31</text:p>
          </table:table-cell>
          <table:table-cell table:style-name="ce8" office:value-type="string" calcext:value-type="string">
            <text:p>J Ladleif, M Weske, I Weber</text:p>
          </table:table-cell>
          <table:table-cell table:style-name="ce8" office:value-type="float" office:value="2019" calcext:value-type="float">
            <text:p>2019</text:p>
          </table:table-cell>
          <table:table-cell table:style-name="ce8" office:value-type="string" calcext:value-type="string">
            <text:p>Modeling and enforcing blockchain-based choreographies</text:p>
          </table:table-cell>
          <table:table-cell table:style-name="ce11" table:formula="of:=TRUE()" office:value-type="float" office:value="1" calcext:value-type="float">
            <text:p>1</text:p>
          </table:table-cell>
          <table:table-cell table:style-name="ce8"/>
          <table:table-cell table:style-name="ce8" office:value-type="string" calcext:value-type="string">
            <text:p>… Conference on Business Process …</text:p>
          </table:table-cell>
          <table:table-cell table:style-name="ce8" office:value-type="string" calcext:value-type="string">
            <text:p>Springer</text:p>
          </table:table-cell>
          <table:table-cell table:style-name="ce15" office:value-type="string" calcext:value-type="string">
            <text:p><text:a xlink:href="https://link.springer.com/chapter/10.1007/978-3-030-26619-6_7" xlink:type="simple">https://link.springer.com/chapter/10.1007/978-3-030-26619-6_7</text:a></text:p>
          </table:table-cell>
          <table:table-cell table:style-name="ce15" office:value-type="string" calcext:value-type="string">
            <text:p><text:a xlink:href="https://scholar.google.com/scholar?cites=3806820143851294750&amp;as_sdt=2005&amp;sciodt=0,5&amp;hl=en" xlink:type="simple">https://scholar.google.com/scholar?cites=3806820143851294750&amp;as_sdt=2005&amp;sciodt=0,5&amp;hl=en</text:a></text:p>
          </table:table-cell>
          <table:table-cell table:style-name="ce8" office:value-type="float" office:value="2" calcext:value-type="float">
            <text:p>2</text:p>
          </table:table-cell>
          <table:table-cell table:style-name="ce16" office:value-type="date" office:date-value="2022-03-10T11:48:48" calcext:value-type="date">
            <text:p>2022-03-10 11:48:48</text:p>
          </table:table-cell>
          <table:table-cell/>
          <table:table-cell table:style-name="ce8" office:value-type="string" calcext:value-type="string">
            <text:p>10.1007/978-3-030-26619-6_7</text:p>
          </table:table-cell>
          <table:table-cell table:number-columns-repeated="6"/>
          <table:table-cell table:style-name="ce8" office:value-type="float" office:value="31" calcext:value-type="float">
            <text:p>31</text:p>
          </table:table-cell>
          <table:table-cell table:style-name="ce8" office:value-type="string" calcext:value-type="string">
            <text:p>10.33</text:p>
          </table:table-cell>
          <table:table-cell table:style-name="ce8" office:value-type="float" office:value="10" calcext:value-type="float">
            <text:p>10</text:p>
          </table:table-cell>
          <table:table-cell table:number-columns-repeated="2" table:style-name="ce8" office:value-type="float" office:value="3" calcext:value-type="float">
            <text:p>3</text:p>
          </table:table-cell>
          <table:table-cell table:style-name="ce8" office:value-type="string" calcext:value-type="string">
            <text:p>… information in choreography modeling and how blockchain and smart contract technology … We will also give an overview of relevant related work on choreography modeling and …</text:p>
          </table:table-cell>
          <table:table-cell table:style-name="ce15" office:value-type="string" calcext:value-type="string">
            <text:p><text:a xlink:href="https://www.researchgate.net/profile/Jan-Ladleif/publication/334807819_Modeling_and_Enforcing_Blockchain-Based_Choreographies/links/5ebd7209a6fdcc90d6753e20/Modeling-and-Enforcing-Blockchain-Based-Choreographies.pdf" xlink:type="simple">https://www.researchgate.net/profile/Jan-Ladleif/publication/334807819_Modeling_and_Enforcing_Blockchain-Based_Choreographies/links/5ebd7209a6fdcc90d6753e20/Modeling-and-Enforcing-Blockchain-Based-Choreographies.pdf</text:a></text:p>
          </table:table-cell>
          <table:table-cell table:style-name="ce15" office:value-type="string" calcext:value-type="string">
            <text:p><text:a xlink:href="https://scholar.google.com/scholar?q=related:HtAOXsCK1DQ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HtAOXsCK1DQ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82" calcext:value-type="float">
            <text:p>182</text:p>
          </table:table-cell>
          <table:table-cell table:style-name="ce8" office:value-type="string" calcext:value-type="string">
            <text:p>L García-Bañuelos, A Ponomarev, M Dumas…</text:p>
          </table:table-cell>
          <table:table-cell table:style-name="ce8" office:value-type="float" office:value="2017" calcext:value-type="float">
            <text:p>2017</text:p>
          </table:table-cell>
          <table:table-cell table:style-name="ce8" office:value-type="string" calcext:value-type="string">
            <text:p>Optimized execution of business processes on blockchain</text:p>
          </table:table-cell>
          <table:table-cell table:style-name="ce11" table:formula="of:=TRUE()" office:value-type="float" office:value="1" calcext:value-type="float">
            <text:p>1</text:p>
          </table:table-cell>
          <table:table-cell table:style-name="ce8"/>
          <table:table-cell table:style-name="ce8" office:value-type="string" calcext:value-type="string">
            <text:p>… on business process …</text:p>
          </table:table-cell>
          <table:table-cell table:style-name="ce8" office:value-type="string" calcext:value-type="string">
            <text:p>Springer</text:p>
          </table:table-cell>
          <table:table-cell table:style-name="ce15" office:value-type="string" calcext:value-type="string">
            <text:p><text:a xlink:href="https://link.springer.com/chapter/10.1007/978-3-319-65000-5_8" xlink:type="simple">https://link.springer.com/chapter/10.1007/978-3-319-65000-5_8</text:a></text:p>
          </table:table-cell>
          <table:table-cell table:style-name="ce15" office:value-type="string" calcext:value-type="string">
            <text:p><text:a xlink:href="https://scholar.google.com/scholar?cites=416212365025024512&amp;as_sdt=2005&amp;sciodt=0,5&amp;hl=en" xlink:type="simple">https://scholar.google.com/scholar?cites=416212365025024512&amp;as_sdt=2005&amp;sciodt=0,5&amp;hl=en</text:a></text:p>
          </table:table-cell>
          <table:table-cell table:style-name="ce8" office:value-type="float" office:value="3" calcext:value-type="float">
            <text:p>3</text:p>
          </table:table-cell>
          <table:table-cell table:style-name="ce16" office:value-type="date" office:date-value="2022-03-10T11:48:48" calcext:value-type="date">
            <text:p>2022-03-10 11:48:48</text:p>
          </table:table-cell>
          <table:table-cell/>
          <table:table-cell table:style-name="ce8" office:value-type="string" calcext:value-type="string">
            <text:p>10.1007/978-3-319-65000-5_8</text:p>
          </table:table-cell>
          <table:table-cell table:number-columns-repeated="6"/>
          <table:table-cell table:style-name="ce8" office:value-type="float" office:value="182" calcext:value-type="float">
            <text:p>182</text:p>
          </table:table-cell>
          <table:table-cell table:style-name="ce8" office:value-type="string" calcext:value-type="string">
            <text:p>36.40</text:p>
          </table:table-cell>
          <table:table-cell table:style-name="ce8" office:value-type="float" office:value="46" calcext:value-type="float">
            <text:p>46</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string" calcext:value-type="string">
            <text:p>… However, the cost required for blockchain use is highly … by smart contracts. This paper proposes an optimized method for executing business processes on top of commodity blockchain …</text:p>
          </table:table-cell>
          <table:table-cell table:style-name="ce15" office:value-type="string" calcext:value-type="string">
            <text:p><text:a xlink:href="https://arxiv.org/pdf/1612.03152" xlink:type="simple">https://arxiv.org/pdf/1612.03152</text:a></text:p>
          </table:table-cell>
          <table:table-cell table:style-name="ce15" office:value-type="string" calcext:value-type="string">
            <text:p><text:a xlink:href="https://scholar.google.com/scholar?q=related:ABpx2PCuxgU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ABpx2PCuxgU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93" calcext:value-type="float">
            <text:p>93</text:p>
          </table:table-cell>
          <table:table-cell table:style-name="ce8" office:value-type="string" calcext:value-type="string">
            <text:p>R Yang, R Wakefield, S Lyu, S Jayasuriya, F Han…</text:p>
          </table:table-cell>
          <table:table-cell table:style-name="ce8" office:value-type="float" office:value="2020" calcext:value-type="float">
            <text:p>2020</text:p>
          </table:table-cell>
          <table:table-cell table:style-name="ce8" office:value-type="string" calcext:value-type="string">
            <text:p>Public and private blockchain in construction business process and information integration</text:p>
          </table:table-cell>
          <table:table-cell table:style-name="ce11" table:formula="of:=FALSE()" office:value-type="float" office:value="0" calcext:value-type="float">
            <text:p>0</text:p>
          </table:table-cell>
          <table:table-cell table:style-name="ce8"/>
          <table:table-cell table:style-name="ce8" office:value-type="string" calcext:value-type="string">
            <text:p>Automation in …</text:p>
          </table:table-cell>
          <table:table-cell table:style-name="ce8" office:value-type="string" calcext:value-type="string">
            <text:p>Elsevier</text:p>
          </table:table-cell>
          <table:table-cell table:style-name="ce15" office:value-type="string" calcext:value-type="string">
            <text:p><text:a xlink:href="https://www.sciencedirect.com/science/article/pii/S0926580520301886" xlink:type="simple">https://www.sciencedirect.com/science/article/pii/S0926580520301886</text:a></text:p>
          </table:table-cell>
          <table:table-cell table:style-name="ce15" office:value-type="string" calcext:value-type="string">
            <text:p><text:a xlink:href="https://scholar.google.com/scholar?cites=5261380039872217749&amp;as_sdt=2005&amp;sciodt=0,5&amp;hl=en" xlink:type="simple">https://scholar.google.com/scholar?cites=5261380039872217749&amp;as_sdt=2005&amp;sciodt=0,5&amp;hl=en</text:a></text:p>
          </table:table-cell>
          <table:table-cell table:style-name="ce8" office:value-type="float" office:value="4" calcext:value-type="float">
            <text:p>4</text:p>
          </table:table-cell>
          <table:table-cell table:style-name="ce16" office:value-type="date" office:date-value="2022-03-10T11:48:48" calcext:value-type="date">
            <text:p>2022-03-10 11:48:48</text:p>
          </table:table-cell>
          <table:table-cell table:number-columns-repeated="8"/>
          <table:table-cell table:style-name="ce8" office:value-type="float" office:value="93" calcext:value-type="float">
            <text:p>93</text:p>
          </table:table-cell>
          <table:table-cell table:style-name="ce8" office:value-type="string" calcext:value-type="string">
            <text:p>46.50</text:p>
          </table:table-cell>
          <table:table-cell table:style-name="ce8" office:value-type="float" office:value="16" calcext:value-type="float">
            <text:p>16</text:p>
          </table:table-cell>
          <table:table-cell table:style-name="ce8" office:value-type="float" office:value="6" calcext:value-type="float">
            <text:p>6</text:p>
          </table:table-cell>
          <table:table-cell table:style-name="ce8" office:value-type="float" office:value="2" calcext:value-type="float">
            <text:p>2</text:p>
          </table:table-cell>
          <table:table-cell table:style-name="ce8" office:value-type="string" calcext:value-type="string">
            <text:p>… feasibility of applying both public blockchain and private blockchain technologies in the … business process cases (ie, Case 1 and Case 2) were selected and used to drive the blockchain-…</text:p>
          </table:table-cell>
          <table:table-cell/>
          <table:table-cell table:style-name="ce15" office:value-type="string" calcext:value-type="string">
            <text:p><text:a xlink:href="https://scholar.google.com/scholar?q=related:lQLqMEUtBEk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lQLqMEUtBEk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03" calcext:value-type="float">
            <text:p>203</text:p>
          </table:table-cell>
          <table:table-cell table:style-name="ce8" office:value-type="string" calcext:value-type="string">
            <text:p>W Viriyasitavat, L Da Xu, Z Bi…</text:p>
          </table:table-cell>
          <table:table-cell table:style-name="ce8" office:value-type="float" office:value="2020" calcext:value-type="float">
            <text:p>2020</text:p>
          </table:table-cell>
          <table:table-cell table:style-name="ce8" office:value-type="string" calcext:value-type="string">
            <text:p>Blockchain-based business process management (BPM) framework for service composition in industry 4.0</text:p>
          </table:table-cell>
          <table:table-cell table:style-name="ce11" table:formula="of:=TRUE()" office:value-type="float" office:value="1" calcext:value-type="float">
            <text:p>1</text:p>
          </table:table-cell>
          <table:table-cell table:style-name="ce8"/>
          <table:table-cell table:style-name="ce8" office:value-type="string" calcext:value-type="string">
            <text:p>Journal of Intelligent …</text:p>
          </table:table-cell>
          <table:table-cell table:style-name="ce8" office:value-type="string" calcext:value-type="string">
            <text:p>Springer</text:p>
          </table:table-cell>
          <table:table-cell table:style-name="ce15" office:value-type="string" calcext:value-type="string">
            <text:p><text:a xlink:href="https://link.springer.com/article/10.1007/s10845-018-1422-y" xlink:type="simple">https://link.springer.com/article/10.1007/s10845-018-1422-y</text:a></text:p>
          </table:table-cell>
          <table:table-cell table:style-name="ce15" office:value-type="string" calcext:value-type="string">
            <text:p><text:a xlink:href="https://scholar.google.com/scholar?cites=14329308029118036941&amp;as_sdt=2005&amp;sciodt=0,5&amp;hl=en" xlink:type="simple">https://scholar.google.com/scholar?cites=14329308029118036941&amp;as_sdt=2005&amp;sciodt=0,5&amp;hl=en</text:a></text:p>
          </table:table-cell>
          <table:table-cell table:style-name="ce8" office:value-type="float" office:value="5" calcext:value-type="float">
            <text:p>5</text:p>
          </table:table-cell>
          <table:table-cell table:style-name="ce16" office:value-type="date" office:date-value="2022-03-10T11:48:48" calcext:value-type="date">
            <text:p>2022-03-10 11:48:48</text:p>
          </table:table-cell>
          <table:table-cell/>
          <table:table-cell table:style-name="ce8" office:value-type="string" calcext:value-type="string">
            <text:p>10.1007/s10845-018-1422-y</text:p>
          </table:table-cell>
          <table:table-cell table:number-columns-repeated="6"/>
          <table:table-cell table:style-name="ce8" office:value-type="float" office:value="203" calcext:value-type="float">
            <text:p>203</text:p>
          </table:table-cell>
          <table:table-cell table:style-name="ce8" office:value-type="string" calcext:value-type="string">
            <text:p>101.50</text:p>
          </table:table-cell>
          <table:table-cell table:style-name="ce8" office:value-type="float" office:value="51" calcext:value-type="float">
            <text:p>51</text:p>
          </table:table-cell>
          <table:table-cell table:style-name="ce8" office:value-type="float" office:value="4" calcext:value-type="float">
            <text:p>4</text:p>
          </table:table-cell>
          <table:table-cell table:style-name="ce8" office:value-type="float" office:value="2" calcext:value-type="float">
            <text:p>2</text:p>
          </table:table-cell>
          <table:table-cell table:style-name="ce8" office:value-type="string" calcext:value-type="string">
            <text:p>… BPM solution is investigated to select and compose services in open business environment, Blockchain … of businesses and partners, and a BPM framework is developed to illustrate how …</text:p>
          </table:table-cell>
          <table:table-cell table:style-name="ce15" office:value-type="string" calcext:value-type="string">
            <text:p><text:a xlink:href="https://www.researchgate.net/profile/Wattana-Viriyasitavat/publication/325135077_Blockchain-based_business_process_management_BPM_framework_for_service_composition_in_industry_40/links/5ee9c78192851ce9e7ea4a81/Blockchain-based-business-process-management-BPM-framework-for-service-composition-in-industry-40.pdf" xlink:type="simple">https://www.researchgate.net/profile/Wattana-Viriyasitavat/publication/325135077_Blockchain-based_business_process_management_BPM_framework_for_service_composition_in_industry_40/links/5ee9c78192851ce9e7ea4a81/Blockchain-based-business-process-management-BPM-framework-for-service-composition-in-industry-40.pdf</text:a></text:p>
          </table:table-cell>
          <table:table-cell table:style-name="ce15" office:value-type="string" calcext:value-type="string">
            <text:p><text:a xlink:href="https://scholar.google.com/scholar?q=related:zbu7iLvt28Y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zbu7iLvt28Y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03" calcext:value-type="float">
            <text:p>103</text:p>
          </table:table-cell>
          <table:table-cell table:style-name="ce8" office:value-type="string" calcext:value-type="string">
            <text:p>G Fridgen, S Radszuwill, N Urbach, L Utz</text:p>
          </table:table-cell>
          <table:table-cell table:style-name="ce8" office:value-type="float" office:value="2018" calcext:value-type="float">
            <text:p>2018</text:p>
          </table:table-cell>
          <table:table-cell table:style-name="ce8" office:value-type="string" calcext:value-type="string">
            <text:p>Cross-Organizational Workflow Management Using Blockchain Technology: Towards Applicability, Auditability, and Automation</text:p>
          </table:table-cell>
          <table:table-cell table:style-name="ce11" table:formula="of:=TRUE()" office:value-type="float" office:value="1" calcext:value-type="float">
            <text:p>1</text:p>
          </table:table-cell>
          <table:table-cell table:style-name="ce8"/>
          <table:table-cell table:style-name="ce8" office:value-type="string" calcext:value-type="string">
            <text:p>51st Annual Hawaii …</text:p>
          </table:table-cell>
          <table:table-cell table:style-name="ce15" office:value-type="string" calcext:value-type="string">
            <text:p><text:a xlink:href="http://orbilu.uni.lu" xlink:type="simple">orbilu.uni.lu</text:a></text:p>
          </table:table-cell>
          <table:table-cell table:style-name="ce15" office:value-type="string" calcext:value-type="string">
            <text:p><text:a xlink:href="https://orbilu.uni.lu/handle/10993/44527" xlink:type="simple">https://orbilu.uni.lu/handle/10993/44527</text:a></text:p>
          </table:table-cell>
          <table:table-cell table:style-name="ce15" office:value-type="string" calcext:value-type="string">
            <text:p><text:a xlink:href="https://scholar.google.com/scholar?cites=8815517752208830176&amp;as_sdt=2005&amp;sciodt=0,5&amp;hl=en" xlink:type="simple">https://scholar.google.com/scholar?cites=8815517752208830176&amp;as_sdt=2005&amp;sciodt=0,5&amp;hl=en</text:a></text:p>
          </table:table-cell>
          <table:table-cell table:style-name="ce8" office:value-type="float" office:value="6" calcext:value-type="float">
            <text:p>6</text:p>
          </table:table-cell>
          <table:table-cell table:style-name="ce16" office:value-type="date" office:date-value="2022-03-10T11:48:48" calcext:value-type="date">
            <text:p>2022-03-10 11:48:48</text:p>
          </table:table-cell>
          <table:table-cell table:number-columns-repeated="8"/>
          <table:table-cell table:style-name="ce8" office:value-type="float" office:value="103" calcext:value-type="float">
            <text:p>103</text:p>
          </table:table-cell>
          <table:table-cell table:style-name="ce8" office:value-type="string" calcext:value-type="string">
            <text:p>25.75</text:p>
          </table:table-cell>
          <table:table-cell table:style-name="ce8" office:value-type="float" office:value="26" calcext:value-type="float">
            <text:p>26</text:p>
          </table:table-cell>
          <table:table-cell table:number-columns-repeated="2" table:style-name="ce8" office:value-type="float" office:value="4" calcext:value-type="float">
            <text:p>4</text:p>
          </table:table-cell>
          <table:table-cell table:style-name="ce8" office:value-type="string" calcext:value-type="string">
            <text:p>… solution for this use case can serve as the basis for other Blockchain-based workflows in the … we address by developing a Blockchain prototype for the document workflow (BDW). We …</text:p>
          </table:table-cell>
          <table:table-cell table:style-name="ce15" office:value-type="string" calcext:value-type="string">
            <text:p><text:a xlink:href="https://orbilu.uni.lu/bitstream/10993/44527/1/wi-696.pdf" xlink:type="simple">https://orbilu.uni.lu/bitstream/10993/44527/1/wi-696.pdf</text:a></text:p>
          </table:table-cell>
          <table:table-cell table:style-name="ce15" office:value-type="string" calcext:value-type="string">
            <text:p><text:a xlink:href="https://scholar.google.com/scholar?q=related:4K6OY7ACV3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4K6OY7ACV3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7" calcext:value-type="float">
            <text:p>27</text:p>
          </table:table-cell>
          <table:table-cell table:style-name="ce8" office:value-type="string" calcext:value-type="string">
            <text:p>AS Erri Pradeep, TW Yiu, R Amor</text:p>
          </table:table-cell>
          <table:table-cell table:style-name="ce8" office:value-type="float" office:value="2019" calcext:value-type="float">
            <text:p>2019</text:p>
          </table:table-cell>
          <table:table-cell table:style-name="ce8" office:value-type="string" calcext:value-type="string">
            <text:p>Leveraging blockchain technology in a BIM workflow: A literature review</text:p>
          </table:table-cell>
          <table:table-cell table:style-name="ce11" table:formula="of:=FALSE()" office:value-type="float" office:value="0" calcext:value-type="float">
            <text:p>0</text:p>
          </table:table-cell>
          <table:table-cell table:style-name="ce8"/>
          <table:table-cell table:style-name="ce8" office:value-type="string" calcext:value-type="string">
            <text:p>International Conference on …</text:p>
          </table:table-cell>
          <table:table-cell table:style-name="ce15" office:value-type="string" calcext:value-type="string">
            <text:p><text:a xlink:href="http://icevirtuallibrary.com" xlink:type="simple">icevirtuallibrary.com</text:a></text:p>
          </table:table-cell>
          <table:table-cell table:style-name="ce15" office:value-type="string" calcext:value-type="string">
            <text:p><text:a xlink:href="https://www.icevirtuallibrary.com/doi/full/10.1680/icsic.64669.371" xlink:type="simple">https://www.icevirtuallibrary.com/doi/full/10.1680/icsic.64669.371</text:a></text:p>
          </table:table-cell>
          <table:table-cell table:style-name="ce15" office:value-type="string" calcext:value-type="string">
            <text:p><text:a xlink:href="https://scholar.google.com/scholar?cites=4681656482476685945&amp;as_sdt=2005&amp;sciodt=0,5&amp;hl=en" xlink:type="simple">https://scholar.google.com/scholar?cites=4681656482476685945&amp;as_sdt=2005&amp;sciodt=0,5&amp;hl=en</text:a></text:p>
          </table:table-cell>
          <table:table-cell table:style-name="ce8" office:value-type="float" office:value="7" calcext:value-type="float">
            <text:p>7</text:p>
          </table:table-cell>
          <table:table-cell table:style-name="ce16" office:value-type="date" office:date-value="2022-03-10T11:48:48" calcext:value-type="date">
            <text:p>2022-03-10 11:48:48</text:p>
          </table:table-cell>
          <table:table-cell table:style-name="ce8" office:value-type="string" calcext:value-type="string">
            <text:p>HTML</text:p>
          </table:table-cell>
          <table:table-cell table:style-name="ce8" office:value-type="string" calcext:value-type="string">
            <text:p>10.1680/icsic.64669.371</text:p>
          </table:table-cell>
          <table:table-cell table:number-columns-repeated="6"/>
          <table:table-cell table:style-name="ce8" office:value-type="float" office:value="27" calcext:value-type="float">
            <text:p>27</text:p>
          </table:table-cell>
          <table:table-cell table:style-name="ce8" office:value-type="string" calcext:value-type="string">
            <text:p>9.00</text:p>
          </table:table-cell>
          <table:table-cell table:style-name="ce8" office:value-type="float" office:value="9" calcext:value-type="float">
            <text:p>9</text:p>
          </table:table-cell>
          <table:table-cell table:number-columns-repeated="2" table:style-name="ce8" office:value-type="float" office:value="3" calcext:value-type="float">
            <text:p>3</text:p>
          </table:table-cell>
          <table:table-cell table:style-name="ce8" office:value-type="string" calcext:value-type="string">
            <text:p>… a private blockchain, which will enable the blockchain to be fast … blockchain, it will lack the ability to be open and can only guarantee partial security as compared to the open blockchain. …</text:p>
          </table:table-cell>
          <table:table-cell table:style-name="ce15" office:value-type="string" calcext:value-type="string">
            <text:p><text:a xlink:href="https://www.icevirtuallibrary.com/doi/full/10.1680/icsic.64669.371" xlink:type="simple">https://www.icevirtuallibrary.com/doi/full/10.1680/icsic.64669.371</text:a></text:p>
          </table:table-cell>
          <table:table-cell table:style-name="ce15" office:value-type="string" calcext:value-type="string">
            <text:p><text:a xlink:href="https://scholar.google.com/scholar?q=related:eXptLsSV-E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eXptLsSV-E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9" calcext:value-type="float">
            <text:p>19</text:p>
          </table:table-cell>
          <table:table-cell table:style-name="ce8" office:value-type="string" calcext:value-type="string">
            <text:p>NO Nawari, S Ravindran</text:p>
          </table:table-cell>
          <table:table-cell table:style-name="ce8" office:value-type="float" office:value="2019" calcext:value-type="float">
            <text:p>2019</text:p>
          </table:table-cell>
          <table:table-cell table:style-name="ce8" office:value-type="string" calcext:value-type="string">
            <text:p>Blockchain technologies in BIM workflow environment</text:p>
          </table:table-cell>
          <table:table-cell table:style-name="ce11" table:formula="of:=FALSE()" office:value-type="float" office:value="0" calcext:value-type="float">
            <text:p>0</text:p>
          </table:table-cell>
          <table:table-cell table:style-name="ce8"/>
          <table:table-cell table:style-name="ce8" office:value-type="string" calcext:value-type="string">
            <text:p>Computing in Civil Engineering 2019 …</text:p>
          </table:table-cell>
          <table:table-cell table:style-name="ce15" office:value-type="string" calcext:value-type="string">
            <text:p><text:a xlink:href="http://ascelibrary.org" xlink:type="simple">ascelibrary.org</text:a></text:p>
          </table:table-cell>
          <table:table-cell table:style-name="ce15" office:value-type="string" calcext:value-type="string">
            <text:p><text:a xlink:href="https://ascelibrary.org/doi/abs/10.1061/9780784482421.044" xlink:type="simple">https://ascelibrary.org/doi/abs/10.1061/9780784482421.044</text:a></text:p>
          </table:table-cell>
          <table:table-cell table:style-name="ce15" office:value-type="string" calcext:value-type="string">
            <text:p><text:a xlink:href="https://scholar.google.com/scholar?cites=15304747569864480977&amp;as_sdt=2005&amp;sciodt=0,5&amp;hl=en" xlink:type="simple">https://scholar.google.com/scholar?cites=15304747569864480977&amp;as_sdt=2005&amp;sciodt=0,5&amp;hl=en</text:a></text:p>
          </table:table-cell>
          <table:table-cell table:style-name="ce8" office:value-type="float" office:value="8" calcext:value-type="float">
            <text:p>8</text:p>
          </table:table-cell>
          <table:table-cell table:style-name="ce16" office:value-type="date" office:date-value="2022-03-10T11:48:48" calcext:value-type="date">
            <text:p>2022-03-10 11:48:48</text:p>
          </table:table-cell>
          <table:table-cell/>
          <table:table-cell table:style-name="ce8" office:value-type="string" calcext:value-type="string">
            <text:p>10.1061/9780784482421.044</text:p>
          </table:table-cell>
          <table:table-cell table:number-columns-repeated="6"/>
          <table:table-cell table:style-name="ce8" office:value-type="float" office:value="19" calcext:value-type="float">
            <text:p>19</text:p>
          </table:table-cell>
          <table:table-cell table:style-name="ce8" office:value-type="string" calcext:value-type="string">
            <text:p>6.33</text:p>
          </table:table-cell>
          <table:table-cell table:style-name="ce8" office:value-type="float" office:value="10" calcext:value-type="float">
            <text:p>10</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string" calcext:value-type="string">
            <text:p>… Blockchain technology has been devised from the first … Conceptually, a blockchain (BC) is defined as a decentralized … process such as smart contract technologies and Hyperledger …</text:p>
          </table:table-cell>
          <table:table-cell/>
          <table:table-cell table:style-name="ce15" office:value-type="string" calcext:value-type="string">
            <text:p><text:a xlink:href="https://scholar.google.com/scholar?q=related:0ZjLptNiZdQ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0ZjLptNiZdQ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4" calcext:value-type="float">
            <text:p>14</text:p>
          </table:table-cell>
          <table:table-cell table:style-name="ce8" office:value-type="string" calcext:value-type="string">
            <text:p>F Corradini, A Marcelletti, A Morichetta…</text:p>
          </table:table-cell>
          <table:table-cell table:style-name="ce8" office:value-type="float" office:value="2020" calcext:value-type="float">
            <text:p>2020</text:p>
          </table:table-cell>
          <table:table-cell table:style-name="ce8" office:value-type="string" calcext:value-type="string">
            <text:p>Engineering trustable choreography-based systems using blockchain</text:p>
          </table:table-cell>
          <table:table-cell table:style-name="ce11" table:formula="of:=TRUE()" office:value-type="float" office:value="1" calcext:value-type="float">
            <text:p>1</text:p>
          </table:table-cell>
          <table:table-cell table:style-name="ce8"/>
          <table:table-cell table:style-name="ce8" office:value-type="string" calcext:value-type="string">
            <text:p>Proceedings of the 35th …</text:p>
          </table:table-cell>
          <table:table-cell table:style-name="ce15" office:value-type="string" calcext:value-type="string">
            <text:p><text:a xlink:href="http://dl.acm.org" xlink:type="simple">dl.acm.org</text:a></text:p>
          </table:table-cell>
          <table:table-cell table:style-name="ce15" office:value-type="string" calcext:value-type="string">
            <text:p><text:a xlink:href="https://dl.acm.org/doi/abs/10.1145/3341105.3373988" xlink:type="simple">https://dl.acm.org/doi/abs/10.1145/3341105.3373988</text:a></text:p>
          </table:table-cell>
          <table:table-cell table:style-name="ce15" office:value-type="string" calcext:value-type="string">
            <text:p><text:a xlink:href="https://scholar.google.com/scholar?cites=14818601771417400132&amp;as_sdt=2005&amp;sciodt=0,5&amp;hl=en" xlink:type="simple">https://scholar.google.com/scholar?cites=14818601771417400132&amp;as_sdt=2005&amp;sciodt=0,5&amp;hl=en</text:a></text:p>
          </table:table-cell>
          <table:table-cell table:style-name="ce8" office:value-type="float" office:value="9" calcext:value-type="float">
            <text:p>9</text:p>
          </table:table-cell>
          <table:table-cell table:style-name="ce16" office:value-type="date" office:date-value="2022-03-10T11:48:48" calcext:value-type="date">
            <text:p>2022-03-10 11:48:48</text:p>
          </table:table-cell>
          <table:table-cell/>
          <table:table-cell table:style-name="ce8" office:value-type="string" calcext:value-type="string">
            <text:p>10.1145/3341105.3373988</text:p>
          </table:table-cell>
          <table:table-cell table:number-columns-repeated="6"/>
          <table:table-cell table:style-name="ce8" office:value-type="float" office:value="14" calcext:value-type="float">
            <text:p>14</text:p>
          </table:table-cell>
          <table:table-cell table:style-name="ce8" office:value-type="string" calcext:value-type="string">
            <text:p>7.00</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office:value-type="string" calcext:value-type="string">
            <text:p>… choreography-based setting, the blockchain technology is exploited to allow choreography … authority, by enabling the auditing of the choreography execution in a non-repudiable manner…</text:p>
          </table:table-cell>
          <table:table-cell table:style-name="ce15" office:value-type="string" calcext:value-type="string">
            <text:p><text:a xlink:href="https://dl.acm.org/doi/pdf/10.1145/3341105.3373988" xlink:type="simple">https://dl.acm.org/doi/pdf/10.1145/3341105.3373988</text:a></text:p>
          </table:table-cell>
          <table:table-cell table:style-name="ce15" office:value-type="string" calcext:value-type="string">
            <text:p><text:a xlink:href="https://scholar.google.com/scholar?q=related:RPNOfcw_ps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RPNOfcw_ps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48" calcext:value-type="float">
            <text:p>48</text:p>
          </table:table-cell>
          <table:table-cell table:style-name="ce8" office:value-type="string" calcext:value-type="string">
            <text:p>C Di Ciccio, A Cecconi, M Dumas…</text:p>
          </table:table-cell>
          <table:table-cell table:style-name="ce8" office:value-type="float" office:value="2019" calcext:value-type="float">
            <text:p>2019</text:p>
          </table:table-cell>
          <table:table-cell table:style-name="ce8" office:value-type="string" calcext:value-type="string">
            <text:p>Blockchain support for collaborative business processes</text:p>
          </table:table-cell>
          <table:table-cell table:style-name="ce11" table:formula="of:=TRUE()" office:value-type="float" office:value="1" calcext:value-type="float">
            <text:p>1</text:p>
          </table:table-cell>
          <table:table-cell table:style-name="ce8"/>
          <table:table-cell table:style-name="ce8" office:value-type="string" calcext:value-type="string">
            <text:p>Informatik …</text:p>
          </table:table-cell>
          <table:table-cell table:style-name="ce8" office:value-type="string" calcext:value-type="string">
            <text:p>Springer</text:p>
          </table:table-cell>
          <table:table-cell table:style-name="ce15" office:value-type="string" calcext:value-type="string">
            <text:p><text:a xlink:href="https://link.springer.com/article/10.1007/s00287-019-01178-x" xlink:type="simple">https://link.springer.com/article/10.1007/s00287-019-01178-x</text:a></text:p>
          </table:table-cell>
          <table:table-cell table:style-name="ce15" office:value-type="string" calcext:value-type="string">
            <text:p><text:a xlink:href="https://scholar.google.com/scholar?cites=6953998748577780402&amp;as_sdt=2005&amp;sciodt=0,5&amp;hl=en" xlink:type="simple">https://scholar.google.com/scholar?cites=6953998748577780402&amp;as_sdt=2005&amp;sciodt=0,5&amp;hl=en</text:a></text:p>
          </table:table-cell>
          <table:table-cell table:style-name="ce8" office:value-type="float" office:value="10" calcext:value-type="float">
            <text:p>10</text:p>
          </table:table-cell>
          <table:table-cell table:style-name="ce16" office:value-type="date" office:date-value="2022-03-10T11:48:48" calcext:value-type="date">
            <text:p>2022-03-10 11:48:48</text:p>
          </table:table-cell>
          <table:table-cell/>
          <table:table-cell table:style-name="ce8" office:value-type="string" calcext:value-type="string">
            <text:p>10.1007/s00287-019-01178-x</text:p>
          </table:table-cell>
          <table:table-cell table:number-columns-repeated="6"/>
          <table:table-cell table:style-name="ce8" office:value-type="float" office:value="48" calcext:value-type="float">
            <text:p>48</text:p>
          </table:table-cell>
          <table:table-cell table:style-name="ce8" office:value-type="string" calcext:value-type="string">
            <text:p>16.00</text:p>
          </table:table-cell>
          <table:table-cell table:style-name="ce8" office:value-type="float" office:value="12" calcext:value-type="float">
            <text:p>1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string" calcext:value-type="string">
            <text:p>… business processes. In this paper we illustrate how to design and run interorganizational business processes using blockchains. In … to business process automation on blockchains and …</text:p>
          </table:table-cell>
          <table:table-cell table:style-name="ce15" office:value-type="string" calcext:value-type="string">
            <text:p><text:a xlink:href="https://link.springer.com/content/pdf/10.1007/s00287-019-01178-x.pdf" xlink:type="simple">https://link.springer.com/content/pdf/10.1007/s00287-019-01178-x.pdf</text:a></text:p>
          </table:table-cell>
          <table:table-cell table:style-name="ce15" office:value-type="string" calcext:value-type="string">
            <text:p><text:a xlink:href="https://scholar.google.com/scholar?q=related:slJ9mQSRgW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slJ9mQSRgW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84" calcext:value-type="float">
            <text:p>84</text:p>
          </table:table-cell>
          <table:table-cell table:style-name="ce8" office:value-type="string" calcext:value-type="string">
            <text:p>W Viriyasitavat, L Da Xu, Z Bi…</text:p>
          </table:table-cell>
          <table:table-cell table:style-name="ce8" office:value-type="float" office:value="2019" calcext:value-type="float">
            <text:p>2019</text:p>
          </table:table-cell>
          <table:table-cell table:style-name="ce8" office:value-type="string" calcext:value-type="string">
            <text:p>Blockchain and internet of things for modern business process in digital economy—the state of the art</text:p>
          </table:table-cell>
          <table:table-cell table:style-name="ce11" table:formula="of:=TRUE()" office:value-type="float" office:value="1" calcext:value-type="float">
            <text:p>1</text:p>
          </table:table-cell>
          <table:table-cell table:style-name="ce8"/>
          <table:table-cell table:style-name="ce8" office:value-type="string" calcext:value-type="string">
            <text:p>IEEE Transactions on …</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8744245/" xlink:type="simple">https://ieeexplore.ieee.org/abstract/document/8744245/</text:a></text:p>
          </table:table-cell>
          <table:table-cell table:style-name="ce15" office:value-type="string" calcext:value-type="string">
            <text:p><text:a xlink:href="https://scholar.google.com/scholar?cites=2271918112287103422&amp;as_sdt=2005&amp;sciodt=0,5&amp;hl=en" xlink:type="simple">https://scholar.google.com/scholar?cites=2271918112287103422&amp;as_sdt=2005&amp;sciodt=0,5&amp;hl=en</text:a></text:p>
          </table:table-cell>
          <table:table-cell table:style-name="ce8" office:value-type="float" office:value="11" calcext:value-type="float">
            <text:p>11</text:p>
          </table:table-cell>
          <table:table-cell table:style-name="ce16" office:value-type="date" office:date-value="2022-03-10T11:48:48" calcext:value-type="date">
            <text:p>2022-03-10 11:48:48</text:p>
          </table:table-cell>
          <table:table-cell table:number-columns-repeated="8"/>
          <table:table-cell table:style-name="ce8" office:value-type="float" office:value="84" calcext:value-type="float">
            <text:p>84</text:p>
          </table:table-cell>
          <table:table-cell table:style-name="ce8" office:value-type="string" calcext:value-type="string">
            <text:p>28.00</text:p>
          </table:table-cell>
          <table:table-cell table:style-name="ce8" office:value-type="float" office:value="21" calcext:value-type="float">
            <text:p>21</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string" calcext:value-type="string">
            <text:p>… Blockchain to gear business process towards industry 4.0. Eliminating a central authority provides a big impact on executing collaborative business processes … via smart contracts, which …</text:p>
          </table:table-cell>
          <table:table-cell/>
          <table:table-cell table:style-name="ce15" office:value-type="string" calcext:value-type="string">
            <text:p><text:a xlink:href="https://scholar.google.com/scholar?q=related:vhmmaXx5hx8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vhmmaXx5hx8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517" calcext:value-type="float">
            <text:p>517</text:p>
          </table:table-cell>
          <table:table-cell table:style-name="ce8" office:value-type="string" calcext:value-type="string">
            <text:p>I Weber, X Xu, R Riveret, G Governatori…</text:p>
          </table:table-cell>
          <table:table-cell table:style-name="ce8" office:value-type="float" office:value="2016" calcext:value-type="float">
            <text:p>2016</text:p>
          </table:table-cell>
          <table:table-cell table:style-name="ce8" office:value-type="string" calcext:value-type="string">
            <text:p>Untrusted business process monitoring and execution using blockchain</text:p>
          </table:table-cell>
          <table:table-cell table:style-name="ce11" table:formula="of:=TRUE()" office:value-type="float" office:value="1" calcext:value-type="float">
            <text:p>1</text:p>
          </table:table-cell>
          <table:table-cell table:style-name="ce8"/>
          <table:table-cell table:style-name="ce8" office:value-type="string" calcext:value-type="string">
            <text:p>… on business process …</text:p>
          </table:table-cell>
          <table:table-cell table:style-name="ce8" office:value-type="string" calcext:value-type="string">
            <text:p>Springer</text:p>
          </table:table-cell>
          <table:table-cell table:style-name="ce15" office:value-type="string" calcext:value-type="string">
            <text:p><text:a xlink:href="https://link.springer.com/chapter/10.1007/978-3-319-45348-4_19" xlink:type="simple">https://link.springer.com/chapter/10.1007/978-3-319-45348-4_19</text:a></text:p>
          </table:table-cell>
          <table:table-cell table:style-name="ce15" office:value-type="string" calcext:value-type="string">
            <text:p><text:a xlink:href="https://scholar.google.com/scholar?cites=5073511881160301754&amp;as_sdt=2005&amp;sciodt=0,5&amp;hl=en" xlink:type="simple">https://scholar.google.com/scholar?cites=5073511881160301754&amp;as_sdt=2005&amp;sciodt=0,5&amp;hl=en</text:a></text:p>
          </table:table-cell>
          <table:table-cell table:style-name="ce8" office:value-type="float" office:value="12" calcext:value-type="float">
            <text:p>12</text:p>
          </table:table-cell>
          <table:table-cell table:style-name="ce16" office:value-type="date" office:date-value="2022-03-10T11:48:48" calcext:value-type="date">
            <text:p>2022-03-10 11:48:48</text:p>
          </table:table-cell>
          <table:table-cell/>
          <table:table-cell table:style-name="ce8" office:value-type="string" calcext:value-type="string">
            <text:p>10.1007/978-3-319-45348-4_19</text:p>
          </table:table-cell>
          <table:table-cell table:number-columns-repeated="6"/>
          <table:table-cell table:style-name="ce8" office:value-type="float" office:value="517" calcext:value-type="float">
            <text:p>517</text:p>
          </table:table-cell>
          <table:table-cell table:style-name="ce8" office:value-type="string" calcext:value-type="string">
            <text:p>86.17</text:p>
          </table:table-cell>
          <table:table-cell table:style-name="ce8" office:value-type="float" office:value="103" calcext:value-type="float">
            <text:p>103</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string" calcext:value-type="string">
            <text:p>… infrastructure to run autonomous programs called smart contracts. In this paper, we address … using blockchain. We develop a technique to integrate blockchain into the choreography of …</text:p>
          </table:table-cell>
          <table:table-cell table:style-name="ce15" office:value-type="string" calcext:value-type="string">
            <text:p><text:a xlink:href="http://www.imweber.de/downloads/UntrustedBusinessProcessMonitoringAndExecutionUsingBlockchain--BPM2016--authors_copy.pdf" xlink:type="simple">http://www.imweber.de/downloads/UntrustedBusinessProcessMonitoringAndExecutionUsingBlockchain--BPM2016--authors_copy.pdf</text:a></text:p>
          </table:table-cell>
          <table:table-cell table:style-name="ce15" office:value-type="string" calcext:value-type="string">
            <text:p><text:a xlink:href="https://scholar.google.com/scholar?q=related:upxI4Cy8aEY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upxI4Cy8aEY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21" calcext:value-type="float">
            <text:p>121</text:p>
          </table:table-cell>
          <table:table-cell table:style-name="ce8" office:value-type="string" calcext:value-type="string">
            <text:p>O López-Pintado, L García-Bañuelos, M Dumas…</text:p>
          </table:table-cell>
          <table:table-cell table:style-name="ce8" office:value-type="float" office:value="2017" calcext:value-type="float">
            <text:p>2017</text:p>
          </table:table-cell>
          <table:table-cell table:style-name="ce8" office:value-type="string" calcext:value-type="string">
            <text:p>Caterpillar: A Blockchain-Based Business Process Management System.</text:p>
          </table:table-cell>
          <table:table-cell table:style-name="ce11" table:formula="of:=TRUE()" office:value-type="float" office:value="1" calcext:value-type="float">
            <text:p>1</text:p>
          </table:table-cell>
          <table:table-cell table:style-name="ce8"/>
          <table:table-cell table:style-name="ce8" office:value-type="string" calcext:value-type="string">
            <text:p>BPM (Demos)</text:p>
          </table:table-cell>
          <table:table-cell table:style-name="ce15" office:value-type="string" calcext:value-type="string">
            <text:p><text:a xlink:href="http://kodu.ut.ee" xlink:type="simple">kodu.ut.ee</text:a></text:p>
          </table:table-cell>
          <table:table-cell table:style-name="ce15" office:value-type="string" calcext:value-type="string">
            <text:p><text:a xlink:href="https://kodu.ut.ee/~dumas/pubs/bpm2017caterpillar-demo.pdf" xlink:type="simple">https://kodu.ut.ee/~dumas/pubs/bpm2017caterpillar-demo.pdf</text:a></text:p>
          </table:table-cell>
          <table:table-cell table:style-name="ce15" office:value-type="string" calcext:value-type="string">
            <text:p><text:a xlink:href="https://scholar.google.com/scholar?cites=341379721288215944&amp;as_sdt=2005&amp;sciodt=0,5&amp;hl=en" xlink:type="simple">https://scholar.google.com/scholar?cites=341379721288215944&amp;as_sdt=2005&amp;sciodt=0,5&amp;hl=en</text:a></text:p>
          </table:table-cell>
          <table:table-cell table:style-name="ce8" office:value-type="float" office:value="13" calcext:value-type="float">
            <text:p>13</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121" calcext:value-type="float">
            <text:p>121</text:p>
          </table:table-cell>
          <table:table-cell table:style-name="ce8" office:value-type="string" calcext:value-type="string">
            <text:p>24.20</text:p>
          </table:table-cell>
          <table:table-cell table:style-name="ce8" office:value-type="float" office:value="30" calcext:value-type="float">
            <text:p>30</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string" calcext:value-type="string">
            <text:p>… the Ethereum blockchain, and the workflow routing is performed by smart contracts generated by … researchers in the area of business process management and blockchain technology. …</text:p>
          </table:table-cell>
          <table:table-cell table:style-name="ce15" office:value-type="string" calcext:value-type="string">
            <text:p><text:a xlink:href="https://kodu.ut.ee/~dumas/pubs/bpm2017caterpillar-demo.pdf" xlink:type="simple">https://kodu.ut.ee/~dumas/pubs/bpm2017caterpillar-demo.pdf</text:a></text:p>
          </table:table-cell>
          <table:table-cell table:style-name="ce15" office:value-type="string" calcext:value-type="string">
            <text:p><text:a xlink:href="https://scholar.google.com/scholar?q=related:iO3nPAzTvAQ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iO3nPAzTvAQ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39" calcext:value-type="float">
            <text:p>39</text:p>
          </table:table-cell>
          <table:table-cell table:style-name="ce8" office:value-type="string" calcext:value-type="string">
            <text:p>MF Madsen, M Gaub, T Høgnason…</text:p>
          </table:table-cell>
          <table:table-cell table:style-name="ce8" office:value-type="float" office:value="2018" calcext:value-type="float">
            <text:p>2018</text:p>
          </table:table-cell>
          <table:table-cell table:style-name="ce8" office:value-type="string" calcext:value-type="string">
            <text:p>Collaboration among adversaries: distributed workflow execution on a blockchain</text:p>
          </table:table-cell>
          <table:table-cell table:style-name="ce11" table:formula="of:=TRUE()" office:value-type="float" office:value="1" calcext:value-type="float">
            <text:p>1</text:p>
          </table:table-cell>
          <table:table-cell table:style-name="ce8"/>
          <table:table-cell table:style-name="ce8" office:value-type="string" calcext:value-type="string">
            <text:p>… of Blockchain</text:p>
          </table:table-cell>
          <table:table-cell table:style-name="ce15" office:value-type="string" calcext:value-type="string">
            <text:p><text:a xlink:href="http://research.monash.edu" xlink:type="simple">research.monash.edu</text:a></text:p>
          </table:table-cell>
          <table:table-cell table:style-name="ce15" office:value-type="string" calcext:value-type="string">
            <text:p><text:a xlink:href="https://research.monash.edu/files/310916862/310915742_oa.pdf#page=13" xlink:type="simple">https://research.monash.edu/files/310916862/310915742_oa.pdf#page=13</text:a></text:p>
          </table:table-cell>
          <table:table-cell table:style-name="ce15" office:value-type="string" calcext:value-type="string">
            <text:p><text:a xlink:href="https://scholar.google.com/scholar?cites=10312760164653229952&amp;as_sdt=2005&amp;sciodt=0,5&amp;hl=en" xlink:type="simple">https://scholar.google.com/scholar?cites=10312760164653229952&amp;as_sdt=2005&amp;sciodt=0,5&amp;hl=en</text:a></text:p>
          </table:table-cell>
          <table:table-cell table:style-name="ce8" office:value-type="float" office:value="14" calcext:value-type="float">
            <text:p>14</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39" calcext:value-type="float">
            <text:p>39</text:p>
          </table:table-cell>
          <table:table-cell table:style-name="ce8" office:value-type="string" calcext:value-type="string">
            <text:p>9.75</text:p>
          </table:table-cell>
          <table:table-cell table:style-name="ce8" office:value-type="float" office:value="10" calcext:value-type="float">
            <text:p>10</text:p>
          </table:table-cell>
          <table:table-cell table:number-columns-repeated="2" table:style-name="ce8" office:value-type="float" office:value="4" calcext:value-type="float">
            <text:p>4</text:p>
          </table:table-cell>
          <table:table-cell table:style-name="ce8" office:value-type="string" calcext:value-type="string">
            <text:p>… workflow engine can be employed in an adversarial setting by embedding it on a blockchain as smart contracts… Ethereum [40] blockchain, using the smart contract language Solidity and …</text:p>
          </table:table-cell>
          <table:table-cell table:style-name="ce15" office:value-type="string" calcext:value-type="string">
            <text:p><text:a xlink:href="https://research.monash.edu/files/310916862/310915742_oa.pdf#page=13" xlink:type="simple">https://research.monash.edu/files/310916862/310915742_oa.pdf#page=13</text:a></text:p>
          </table:table-cell>
          <table:table-cell table:style-name="ce15" office:value-type="string" calcext:value-type="string">
            <text:p><text:a xlink:href="https://scholar.google.com/scholar?q=related:gGf0-7pIHo8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gGf0-7pIHo8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49" calcext:value-type="float">
            <text:p>49</text:p>
          </table:table-cell>
          <table:table-cell table:style-name="ce8" office:value-type="string" calcext:value-type="string">
            <text:p>F Milani, L García-Bañuelos, M Dumas</text:p>
          </table:table-cell>
          <table:table-cell table:style-name="ce8" office:value-type="float" office:value="2016" calcext:value-type="float">
            <text:p>2016</text:p>
          </table:table-cell>
          <table:table-cell table:style-name="ce8" office:value-type="string" calcext:value-type="string">
            <text:p>Blockchain and business process improvement</text:p>
          </table:table-cell>
          <table:table-cell table:style-name="ce11" table:formula="of:=FALSE()" office:value-type="float" office:value="0" calcext:value-type="float">
            <text:p>0</text:p>
          </table:table-cell>
          <table:table-cell table:style-name="ce8"/>
          <table:table-cell table:style-name="ce8" office:value-type="string" calcext:value-type="string">
            <text:p>… newsletter (October 2016)</text:p>
          </table:table-cell>
          <table:table-cell table:style-name="ce15" office:value-type="string" calcext:value-type="string">
            <text:p><text:a xlink:href="http://bptrends.com" xlink:type="simple">bptrends.com</text:a></text:p>
          </table:table-cell>
          <table:table-cell table:style-name="ce15" office:value-type="string" calcext:value-type="string">
            <text:p><text:a xlink:href="http://www.bptrends.com/bpt/wp-content/uploads/10-04-2016-ART-Blockchain-and-Bus-Proc-Improvement-Milani-Garcia-Banuelos-Dumas.pdf" xlink:type="simple">http://www.bptrends.com/bpt/wp-content/uploads/10-04-2016-ART-Blockchain-and-Bus-Proc-Improvement-Milani-Garcia-Banuelos-Dumas.pdf</text:a></text:p>
          </table:table-cell>
          <table:table-cell table:style-name="ce15" office:value-type="string" calcext:value-type="string">
            <text:p><text:a xlink:href="https://scholar.google.com/scholar?cites=8657959322159439874&amp;as_sdt=2005&amp;sciodt=0,5&amp;hl=en" xlink:type="simple">https://scholar.google.com/scholar?cites=8657959322159439874&amp;as_sdt=2005&amp;sciodt=0,5&amp;hl=en</text:a></text:p>
          </table:table-cell>
          <table:table-cell table:style-name="ce8" office:value-type="float" office:value="15" calcext:value-type="float">
            <text:p>15</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49" calcext:value-type="float">
            <text:p>49</text:p>
          </table:table-cell>
          <table:table-cell table:style-name="ce8" office:value-type="string" calcext:value-type="string">
            <text:p>8.17</text:p>
          </table:table-cell>
          <table:table-cell table:style-name="ce8" office:value-type="float" office:value="16" calcext:value-type="float">
            <text:p>16</text:p>
          </table:table-cell>
          <table:table-cell table:style-name="ce8" office:value-type="float" office:value="3" calcext:value-type="float">
            <text:p>3</text:p>
          </table:table-cell>
          <table:table-cell table:style-name="ce8" office:value-type="float" office:value="6" calcext:value-type="float">
            <text:p>6</text:p>
          </table:table-cell>
          <table:table-cell table:style-name="ce8" office:value-type="string" calcext:value-type="string">
            <text:p>… blockchain technology has the potential to significantly change a wide spectrum of business processes… and making its presence known in business processes, it will perhaps be role of …</text:p>
          </table:table-cell>
          <table:table-cell table:style-name="ce15" office:value-type="string" calcext:value-type="string">
            <text:p><text:a xlink:href="http://www.bptrends.com/bpt/wp-content/uploads/10-04-2016-ART-Blockchain-and-Bus-Proc-Improvement-Milani-Garcia-Banuelos-Dumas.pdf" xlink:type="simple">http://www.bptrends.com/bpt/wp-content/uploads/10-04-2016-ART-Blockchain-and-Bus-Proc-Improvement-Milani-Garcia-Banuelos-Dumas.pdf</text:a></text:p>
          </table:table-cell>
          <table:table-cell table:style-name="ce15" office:value-type="string" calcext:value-type="string">
            <text:p><text:a xlink:href="https://scholar.google.com/scholar?q=related:AmAYtSFAJ3g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AmAYtSFAJ3g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88" calcext:value-type="float">
            <text:p>88</text:p>
          </table:table-cell>
          <table:table-cell table:style-name="ce8" office:value-type="string" calcext:value-type="string">
            <text:p>P Rimba, AB Tran, I Weber, M Staples…</text:p>
          </table:table-cell>
          <table:table-cell table:style-name="ce8" office:value-type="float" office:value="2017" calcext:value-type="float">
            <text:p>2017</text:p>
          </table:table-cell>
          <table:table-cell table:style-name="ce8" office:value-type="string" calcext:value-type="string">
            <text:p>Comparing blockchain and cloud services for business process execution</text:p>
          </table:table-cell>
          <table:table-cell table:style-name="ce11" table:formula="of:=FALSE()" office:value-type="float" office:value="0" calcext:value-type="float">
            <text:p>0</text:p>
          </table:table-cell>
          <table:table-cell table:style-name="ce8"/>
          <table:table-cell table:style-name="ce8" office:value-type="string" calcext:value-type="string">
            <text:p>2017 IEEE …</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7930226/" xlink:type="simple">https://ieeexplore.ieee.org/abstract/document/7930226/</text:a></text:p>
          </table:table-cell>
          <table:table-cell table:style-name="ce15" office:value-type="string" calcext:value-type="string">
            <text:p><text:a xlink:href="https://scholar.google.com/scholar?cites=10697582533078141123&amp;as_sdt=2005&amp;sciodt=0,5&amp;hl=en" xlink:type="simple">https://scholar.google.com/scholar?cites=10697582533078141123&amp;as_sdt=2005&amp;sciodt=0,5&amp;hl=en</text:a></text:p>
          </table:table-cell>
          <table:table-cell table:style-name="ce8" office:value-type="float" office:value="16" calcext:value-type="float">
            <text:p>16</text:p>
          </table:table-cell>
          <table:table-cell table:style-name="ce16" office:value-type="date" office:date-value="2022-03-10T11:48:48" calcext:value-type="date">
            <text:p>2022-03-10 11:48:48</text:p>
          </table:table-cell>
          <table:table-cell table:number-columns-repeated="8"/>
          <table:table-cell table:style-name="ce8" office:value-type="float" office:value="88" calcext:value-type="float">
            <text:p>88</text:p>
          </table:table-cell>
          <table:table-cell table:style-name="ce8" office:value-type="string" calcext:value-type="string">
            <text:p>17.60</text:p>
          </table:table-cell>
          <table:table-cell table:style-name="ce8" office:value-type="float" office:value="18" calcext:value-type="float">
            <text:p>18</text:p>
          </table:table-cell>
          <table:table-cell table:number-columns-repeated="2" table:style-name="ce8" office:value-type="float" office:value="5" calcext:value-type="float">
            <text:p>5</text:p>
          </table:table-cell>
          <table:table-cell table:style-name="ce8" office:value-type="string" calcext:value-type="string">
            <text:p>… blockchain-based systems. We investigate the cost of using blockchain using business process … for computation and storage of business process execution on blockchain vs. a popular …</text:p>
          </table:table-cell>
          <table:table-cell table:style-name="ce15" office:value-type="string" calcext:value-type="string">
            <text:p><text:a xlink:href="http://www.imweber.de/downloads/2017-ICSA-Blockchain-Costmodel--authors_copy.pdf" xlink:type="simple">http://www.imweber.de/downloads/2017-ICSA-Blockchain-Costmodel--authors_copy.pdf</text:a></text:p>
          </table:table-cell>
          <table:table-cell table:style-name="ce15" office:value-type="string" calcext:value-type="string">
            <text:p><text:a xlink:href="https://scholar.google.com/scholar?q=related:w8iLt6JydZQ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w8iLt6JydZQ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52" calcext:value-type="float">
            <text:p>52</text:p>
          </table:table-cell>
          <table:table-cell table:style-name="ce8" office:value-type="string" calcext:value-type="string">
            <text:p>M Li, L Shen, GQ Huang</text:p>
          </table:table-cell>
          <table:table-cell table:style-name="ce8" office:value-type="float" office:value="2019" calcext:value-type="float">
            <text:p>2019</text:p>
          </table:table-cell>
          <table:table-cell table:style-name="ce8" office:value-type="string" calcext:value-type="string">
            <text:p>Blockchain-enabled workflow operating system for logistics resources sharing in E-commerce logistics real estate service</text:p>
          </table:table-cell>
          <table:table-cell table:style-name="ce11" table:formula="of:=FALSE()" office:value-type="float" office:value="0" calcext:value-type="float">
            <text:p>0</text:p>
          </table:table-cell>
          <table:table-cell table:style-name="ce8"/>
          <table:table-cell table:style-name="ce8" office:value-type="string" calcext:value-type="string">
            <text:p>Computers &amp; Industrial Engineering</text:p>
          </table:table-cell>
          <table:table-cell table:style-name="ce8" office:value-type="string" calcext:value-type="string">
            <text:p>Elsevier</text:p>
          </table:table-cell>
          <table:table-cell table:style-name="ce15" office:value-type="string" calcext:value-type="string">
            <text:p><text:a xlink:href="https://www.sciencedirect.com/science/article/pii/S0360835219303948" xlink:type="simple">https://www.sciencedirect.com/science/article/pii/S0360835219303948</text:a></text:p>
          </table:table-cell>
          <table:table-cell table:style-name="ce15" office:value-type="string" calcext:value-type="string">
            <text:p><text:a xlink:href="https://scholar.google.com/scholar?cites=14343102308939456905&amp;as_sdt=2005&amp;sciodt=0,5&amp;hl=en" xlink:type="simple">https://scholar.google.com/scholar?cites=14343102308939456905&amp;as_sdt=2005&amp;sciodt=0,5&amp;hl=en</text:a></text:p>
          </table:table-cell>
          <table:table-cell table:style-name="ce8" office:value-type="float" office:value="17" calcext:value-type="float">
            <text:p>17</text:p>
          </table:table-cell>
          <table:table-cell table:style-name="ce16" office:value-type="date" office:date-value="2022-03-10T11:48:48" calcext:value-type="date">
            <text:p>2022-03-10 11:48:48</text:p>
          </table:table-cell>
          <table:table-cell table:number-columns-repeated="8"/>
          <table:table-cell table:style-name="ce8" office:value-type="float" office:value="52" calcext:value-type="float">
            <text:p>52</text:p>
          </table:table-cell>
          <table:table-cell table:style-name="ce8" office:value-type="string" calcext:value-type="string">
            <text:p>17.33</text:p>
          </table:table-cell>
          <table:table-cell table:style-name="ce8" office:value-type="float" office:value="17" calcext:value-type="float">
            <text:p>17</text:p>
          </table:table-cell>
          <table:table-cell table:number-columns-repeated="2" table:style-name="ce8" office:value-type="float" office:value="3" calcext:value-type="float">
            <text:p>3</text:p>
          </table:table-cell>
          <table:table-cell table:style-name="ce8" office:value-type="string" calcext:value-type="string">
            <text:p>… Therefore, this paper proposed a blockchain-enabled workflow … workflow model is proposed with corresponding workflow … blockchain is designed with the integration of blockchain …</text:p>
          </table:table-cell>
          <table:table-cell/>
          <table:table-cell table:style-name="ce15" office:value-type="string" calcext:value-type="string">
            <text:p><text:a xlink:href="https://scholar.google.com/scholar?q=related:ieFrlY7vDMc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ieFrlY7vDMc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45" calcext:value-type="float">
            <text:p>45</text:p>
          </table:table-cell>
          <table:table-cell table:style-name="ce8" office:value-type="string" calcext:value-type="string">
            <text:p>SE Chang, YC Chen, TC Wu</text:p>
          </table:table-cell>
          <table:table-cell table:style-name="ce8" office:value-type="float" office:value="2019" calcext:value-type="float">
            <text:p>2019</text:p>
          </table:table-cell>
          <table:table-cell table:style-name="ce8" office:value-type="string" calcext:value-type="string">
            <text:p>Exploring blockchain technology in international trade: Business process re-engineering for letter of credit</text:p>
          </table:table-cell>
          <table:table-cell table:style-name="ce11" table:formula="of:=FALSE()" office:value-type="float" office:value="0" calcext:value-type="float">
            <text:p>0</text:p>
          </table:table-cell>
          <table:table-cell table:style-name="ce8"/>
          <table:table-cell table:style-name="ce8" office:value-type="string" calcext:value-type="string">
            <text:p>Industrial Management &amp; Data Systems</text:p>
          </table:table-cell>
          <table:table-cell table:style-name="ce15" office:value-type="string" calcext:value-type="string">
            <text:p><text:a xlink:href="http://emerald.com" xlink:type="simple">emerald.com</text:a></text:p>
          </table:table-cell>
          <table:table-cell table:style-name="ce15" office:value-type="string" calcext:value-type="string">
            <text:p><text:a xlink:href="https://www.emerald.com/insight/content/doi/10.1108/IMDS-12-2018-0568/full/html" xlink:type="simple">https://www.emerald.com/insight/content/doi/10.1108/IMDS-12-2018-0568/full/html</text:a></text:p>
          </table:table-cell>
          <table:table-cell table:style-name="ce15" office:value-type="string" calcext:value-type="string">
            <text:p><text:a xlink:href="https://scholar.google.com/scholar?cites=15466216833704131434&amp;as_sdt=2005&amp;sciodt=0,5&amp;hl=en" xlink:type="simple">https://scholar.google.com/scholar?cites=15466216833704131434&amp;as_sdt=2005&amp;sciodt=0,5&amp;hl=en</text:a></text:p>
          </table:table-cell>
          <table:table-cell table:style-name="ce8" office:value-type="float" office:value="18" calcext:value-type="float">
            <text:p>18</text:p>
          </table:table-cell>
          <table:table-cell table:style-name="ce16" office:value-type="date" office:date-value="2022-03-10T11:48:48" calcext:value-type="date">
            <text:p>2022-03-10 11:48:48</text:p>
          </table:table-cell>
          <table:table-cell/>
          <table:table-cell table:style-name="ce8" office:value-type="string" calcext:value-type="string">
            <text:p>10.1108/IMDS-12-2018-0568</text:p>
          </table:table-cell>
          <table:table-cell table:number-columns-repeated="6"/>
          <table:table-cell table:style-name="ce8" office:value-type="float" office:value="45" calcext:value-type="float">
            <text:p>45</text:p>
          </table:table-cell>
          <table:table-cell table:style-name="ce8" office:value-type="string" calcext:value-type="string">
            <text:p>15.00</text:p>
          </table:table-cell>
          <table:table-cell table:style-name="ce8" office:value-type="float" office:value="15" calcext:value-type="float">
            <text:p>15</text:p>
          </table:table-cell>
          <table:table-cell table:number-columns-repeated="2" table:style-name="ce8" office:value-type="float" office:value="3" calcext:value-type="float">
            <text:p>3</text:p>
          </table:table-cell>
          <table:table-cell table:style-name="ce8" office:value-type="string" calcext:value-type="string">
            <text:p>… of a blockchain- and smart-contract-based process along with a provision of practical case in business process re-engineering. Further endeavors devoted to blockchain research and …</text:p>
          </table:table-cell>
          <table:table-cell table:style-name="ce15" office:value-type="string" calcext:value-type="string">
            <text:p><text:a xlink:href="http://text2fa.ir/wp-content/uploads/Text2fa.ir-xploring-blockchain-technology.pdf" xlink:type="simple">http://text2fa.ir/wp-content/uploads/Text2fa.ir-xploring-blockchain-technology.pdf</text:a></text:p>
          </table:table-cell>
          <table:table-cell table:style-name="ce15" office:value-type="string" calcext:value-type="string">
            <text:p><text:a xlink:href="https://scholar.google.com/scholar?q=related:avsZSEQKo9Y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avsZSEQKo9Y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6" calcext:value-type="float">
            <text:p>26</text:p>
          </table:table-cell>
          <table:table-cell table:style-name="ce8" office:value-type="string" calcext:value-type="string">
            <text:p>Y Wang, SK Lahiri, S Chen, R Pan, I Dillig…</text:p>
          </table:table-cell>
          <table:table-cell table:style-name="ce8" office:value-type="float" office:value="2019" calcext:value-type="float">
            <text:p>2019</text:p>
          </table:table-cell>
          <table:table-cell table:style-name="ce8" office:value-type="string" calcext:value-type="string">
            <text:p>Formal verification of workflow policies for smart contracts in azure blockchain</text:p>
          </table:table-cell>
          <table:table-cell table:style-name="ce11" table:formula="of:=FALSE()" office:value-type="float" office:value="0" calcext:value-type="float">
            <text:p>0</text:p>
          </table:table-cell>
          <table:table-cell table:style-name="ce8"/>
          <table:table-cell table:style-name="ce8" office:value-type="string" calcext:value-type="string">
            <text:p>Working Conference on …</text:p>
          </table:table-cell>
          <table:table-cell table:style-name="ce8" office:value-type="string" calcext:value-type="string">
            <text:p>Springer</text:p>
          </table:table-cell>
          <table:table-cell table:style-name="ce15" office:value-type="string" calcext:value-type="string">
            <text:p><text:a xlink:href="https://link.springer.com/chapter/10.1007/978-3-030-41600-3_7" xlink:type="simple">https://link.springer.com/chapter/10.1007/978-3-030-41600-3_7</text:a></text:p>
          </table:table-cell>
          <table:table-cell table:style-name="ce15" office:value-type="string" calcext:value-type="string">
            <text:p><text:a xlink:href="https://scholar.google.com/scholar?cites=5894124025351764293&amp;as_sdt=2005&amp;sciodt=0,5&amp;hl=en" xlink:type="simple">https://scholar.google.com/scholar?cites=5894124025351764293&amp;as_sdt=2005&amp;sciodt=0,5&amp;hl=en</text:a></text:p>
          </table:table-cell>
          <table:table-cell table:style-name="ce8" office:value-type="float" office:value="19" calcext:value-type="float">
            <text:p>19</text:p>
          </table:table-cell>
          <table:table-cell table:style-name="ce16" office:value-type="date" office:date-value="2022-03-10T11:48:48" calcext:value-type="date">
            <text:p>2022-03-10 11:48:48</text:p>
          </table:table-cell>
          <table:table-cell/>
          <table:table-cell table:style-name="ce8" office:value-type="string" calcext:value-type="string">
            <text:p>10.1007/978-3-030-41600-3_7</text:p>
          </table:table-cell>
          <table:table-cell table:number-columns-repeated="6"/>
          <table:table-cell table:style-name="ce8" office:value-type="float" office:value="26" calcext:value-type="float">
            <text:p>26</text:p>
          </table:table-cell>
          <table:table-cell table:style-name="ce8" office:value-type="string" calcext:value-type="string">
            <text:p>8.67</text:p>
          </table:table-cell>
          <table:table-cell table:style-name="ce8" office:value-type="float" office:value="4" calcext:value-type="float">
            <text:p>4</text:p>
          </table:table-cell>
          <table:table-cell table:style-name="ce8" office:value-type="float" office:value="6" calcext:value-type="float">
            <text:p>6</text:p>
          </table:table-cell>
          <table:table-cell table:style-name="ce8" office:value-type="float" office:value="3" calcext:value-type="float">
            <text:p>3</text:p>
          </table:table-cell>
          <table:table-cell table:style-name="ce8" office:value-type="string" calcext:value-type="string">
            <text:p>… security of smart contracts in the Azure Blockchain Workbench, an enterprise Blockchain-as-… semantic conformance of smart contracts against a state machine workflow with access-…</text:p>
          </table:table-cell>
          <table:table-cell table:style-name="ce15" office:value-type="string" calcext:value-type="string">
            <text:p><text:a xlink:href="https://www.cs.sfu.ca/~yuepeng/pubs/vstte19.pdf" xlink:type="simple">https://www.cs.sfu.ca/~yuepeng/pubs/vstte19.pdf</text:a></text:p>
          </table:table-cell>
          <table:table-cell table:style-name="ce15" office:value-type="string" calcext:value-type="string">
            <text:p><text:a xlink:href="https://scholar.google.com/scholar?q=related:RfkvmZIizFE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RfkvmZIizFE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48" calcext:value-type="float">
            <text:p>48</text:p>
          </table:table-cell>
          <table:table-cell table:style-name="ce8" office:value-type="string" calcext:value-type="string">
            <text:p>A Celesti, A Ruggeri, M Fazio, A Galletta, M Villari…</text:p>
          </table:table-cell>
          <table:table-cell table:style-name="ce8" office:value-type="float" office:value="2020" calcext:value-type="float">
            <text:p>2020</text:p>
          </table:table-cell>
          <table:table-cell table:style-name="ce8" office:value-type="string" calcext:value-type="string">
            <text:p>Blockchain-based healthcare workflow for tele-medical laboratory in federated hospital IoT clouds</text:p>
          </table:table-cell>
          <table:table-cell table:style-name="ce11" table:formula="of:=FALSE()" office:value-type="float" office:value="0" calcext:value-type="float">
            <text:p>0</text:p>
          </table:table-cell>
          <table:table-cell table:style-name="ce8"/>
          <table:table-cell table:style-name="ce8" office:value-type="string" calcext:value-type="string">
            <text:p>Sensors</text:p>
          </table:table-cell>
          <table:table-cell table:style-name="ce15" office:value-type="string" calcext:value-type="string">
            <text:p><text:a xlink:href="http://mdpi.com" xlink:type="simple">mdpi.com</text:a></text:p>
          </table:table-cell>
          <table:table-cell table:style-name="ce15" office:value-type="string" calcext:value-type="string">
            <text:p><text:a xlink:href="https://www.mdpi.com/706524" xlink:type="simple">https://www.mdpi.com/706524</text:a></text:p>
          </table:table-cell>
          <table:table-cell table:style-name="ce15" office:value-type="string" calcext:value-type="string">
            <text:p><text:a xlink:href="https://scholar.google.com/scholar?cites=11352841154153046946&amp;as_sdt=2005&amp;sciodt=0,5&amp;hl=en" xlink:type="simple">https://scholar.google.com/scholar?cites=11352841154153046946&amp;as_sdt=2005&amp;sciodt=0,5&amp;hl=en</text:a></text:p>
          </table:table-cell>
          <table:table-cell table:style-name="ce8" office:value-type="float" office:value="20" calcext:value-type="float">
            <text:p>20</text:p>
          </table:table-cell>
          <table:table-cell table:style-name="ce16" office:value-type="date" office:date-value="2022-03-10T11:48:48" calcext:value-type="date">
            <text:p>2022-03-10 11:48:48</text:p>
          </table:table-cell>
          <table:table-cell table:number-columns-repeated="8"/>
          <table:table-cell table:style-name="ce8" office:value-type="float" office:value="48" calcext:value-type="float">
            <text:p>48</text:p>
          </table:table-cell>
          <table:table-cell table:style-name="ce8" office:value-type="string" calcext:value-type="string">
            <text:p>24.00</text:p>
          </table:table-cell>
          <table:table-cell table:style-name="ce8" office:value-type="float" office:value="8" calcext:value-type="float">
            <text:p>8</text:p>
          </table:table-cell>
          <table:table-cell table:style-name="ce8" office:value-type="float" office:value="6" calcext:value-type="float">
            <text:p>6</text:p>
          </table:table-cell>
          <table:table-cell table:style-name="ce8" office:value-type="float" office:value="2" calcext:value-type="float">
            <text:p>2</text:p>
          </table:table-cell>
          <table:table-cell table:style-name="ce8" office:value-type="string" calcext:value-type="string">
            <text:p>… focus on how a hybrid Blockchain network approach (mixing both … workflow of a tele-medical laboratory running in a FHC environment. Moreover, we demonstrate that our Blockchain …</text:p>
          </table:table-cell>
          <table:table-cell table:style-name="ce15" office:value-type="string" calcext:value-type="string">
            <text:p><text:a xlink:href="https://www.mdpi.com/1424-8220/20/9/2590/pdf" xlink:type="simple">https://www.mdpi.com/1424-8220/20/9/2590/pdf</text:a></text:p>
          </table:table-cell>
          <table:table-cell table:style-name="ce15" office:value-type="string" calcext:value-type="string">
            <text:p><text:a xlink:href="https://scholar.google.com/scholar?q=related:omO6OOFkjZ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omO6OOFkjZ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92" calcext:value-type="float">
            <text:p>92</text:p>
          </table:table-cell>
          <table:table-cell table:style-name="ce8" office:value-type="string" calcext:value-type="string">
            <text:p>AB Tran, Q Lu, I Weber</text:p>
          </table:table-cell>
          <table:table-cell table:style-name="ce8" office:value-type="float" office:value="2018" calcext:value-type="float">
            <text:p>2018</text:p>
          </table:table-cell>
          <table:table-cell table:style-name="ce8" office:value-type="string" calcext:value-type="string">
            <text:p>Lorikeet: A Model-Driven Engineering Tool for Blockchain-Based Business Process Execution and Asset Management.</text:p>
          </table:table-cell>
          <table:table-cell table:style-name="ce11" table:formula="of:=TRUE()" office:value-type="float" office:value="1" calcext:value-type="float">
            <text:p>1</text:p>
          </table:table-cell>
          <table:table-cell table:style-name="ce8"/>
          <table:table-cell table:style-name="ce8" office:value-type="string" calcext:value-type="string">
            <text:p>BPM (Dissertation/Demos/Industry)</text:p>
          </table:table-cell>
          <table:table-cell table:style-name="ce15" office:value-type="string" calcext:value-type="string">
            <text:p><text:a xlink:href="http://ceur-ws.org" xlink:type="simple">ceur-ws.org</text:a></text:p>
          </table:table-cell>
          <table:table-cell table:style-name="ce15" office:value-type="string" calcext:value-type="string">
            <text:p><text:a xlink:href="http://ceur-ws.org/Vol-2196/BPM_2018_paper_12.pdf" xlink:type="simple">http://ceur-ws.org/Vol-2196/BPM_2018_paper_12.pdf</text:a></text:p>
          </table:table-cell>
          <table:table-cell table:style-name="ce15" office:value-type="string" calcext:value-type="string">
            <text:p><text:a xlink:href="https://scholar.google.com/scholar?cites=16865025586190981893&amp;as_sdt=2005&amp;sciodt=0,5&amp;hl=en" xlink:type="simple">https://scholar.google.com/scholar?cites=16865025586190981893&amp;as_sdt=2005&amp;sciodt=0,5&amp;hl=en</text:a></text:p>
          </table:table-cell>
          <table:table-cell table:style-name="ce8" office:value-type="float" office:value="21" calcext:value-type="float">
            <text:p>21</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92" calcext:value-type="float">
            <text:p>92</text:p>
          </table:table-cell>
          <table:table-cell table:style-name="ce8" office:value-type="string" calcext:value-type="string">
            <text:p>23.00</text:p>
          </table:table-cell>
          <table:table-cell table:style-name="ce8" office:value-type="float" office:value="31" calcext:value-type="float">
            <text:p>31</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 of blockchain applications in the space of business processes and asset registries, which can easily be applied to a broad range of blockchain … smart contracts from business process …</text:p>
          </table:table-cell>
          <table:table-cell table:style-name="ce15" office:value-type="string" calcext:value-type="string">
            <text:p><text:a xlink:href="http://ceur-ws.org/Vol-2196/BPM_2018_paper_12.pdf" xlink:type="simple">http://ceur-ws.org/Vol-2196/BPM_2018_paper_12.pdf</text:a></text:p>
          </table:table-cell>
          <table:table-cell table:style-name="ce15" office:value-type="string" calcext:value-type="string">
            <text:p><text:a xlink:href="https://scholar.google.com/scholar?q=related:BZvJeGqbDO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BZvJeGqbDO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33" calcext:value-type="float">
            <text:p>33</text:p>
          </table:table-cell>
          <table:table-cell table:style-name="ce8" office:value-type="string" calcext:value-type="string">
            <text:p>G Falazi, M Hahn, U Breitenbücher…</text:p>
          </table:table-cell>
          <table:table-cell table:style-name="ce8" office:value-type="float" office:value="2019" calcext:value-type="float">
            <text:p>2019</text:p>
          </table:table-cell>
          <table:table-cell table:style-name="ce8" office:value-type="string" calcext:value-type="string">
            <text:p>Modeling and execution of blockchain-aware business processes</text:p>
          </table:table-cell>
          <table:table-cell table:style-name="ce11" table:formula="of:=TRUE()" office:value-type="float" office:value="1" calcext:value-type="float">
            <text:p>1</text:p>
          </table:table-cell>
          <table:table-cell table:style-name="ce8"/>
          <table:table-cell table:style-name="ce8" office:value-type="string" calcext:value-type="string">
            <text:p>SICS Software-Intensive …</text:p>
          </table:table-cell>
          <table:table-cell table:style-name="ce8" office:value-type="string" calcext:value-type="string">
            <text:p>Springer</text:p>
          </table:table-cell>
          <table:table-cell table:style-name="ce15" office:value-type="string" calcext:value-type="string">
            <text:p><text:a xlink:href="https://link.springer.com/article/10.1007/s00450-019-00399-5" xlink:type="simple">https://link.springer.com/article/10.1007/s00450-019-00399-5</text:a></text:p>
          </table:table-cell>
          <table:table-cell table:style-name="ce15" office:value-type="string" calcext:value-type="string">
            <text:p><text:a xlink:href="https://scholar.google.com/scholar?cites=9184672285196354293&amp;as_sdt=2005&amp;sciodt=0,5&amp;hl=en" xlink:type="simple">https://scholar.google.com/scholar?cites=9184672285196354293&amp;as_sdt=2005&amp;sciodt=0,5&amp;hl=en</text:a></text:p>
          </table:table-cell>
          <table:table-cell table:style-name="ce8" office:value-type="float" office:value="22" calcext:value-type="float">
            <text:p>22</text:p>
          </table:table-cell>
          <table:table-cell table:style-name="ce16" office:value-type="date" office:date-value="2022-03-10T11:48:48" calcext:value-type="date">
            <text:p>2022-03-10 11:48:48</text:p>
          </table:table-cell>
          <table:table-cell/>
          <table:table-cell table:style-name="ce8" office:value-type="string" calcext:value-type="string">
            <text:p>10.1007/s00450-019-00399-5</text:p>
          </table:table-cell>
          <table:table-cell table:number-columns-repeated="6"/>
          <table:table-cell table:style-name="ce8" office:value-type="float" office:value="33" calcext:value-type="float">
            <text:p>33</text:p>
          </table:table-cell>
          <table:table-cell table:style-name="ce8" office:value-type="string" calcext:value-type="string">
            <text:p>11.00</text:p>
          </table:table-cell>
          <table:table-cell table:style-name="ce8" office:value-type="float" office:value="8" calcext:value-type="float">
            <text:p>8</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string" calcext:value-type="string">
            <text:p>… various interactions with blockchains. In this paper we address this issue by proposing a business process modeling extension that captures the particularities of blockchains. We also …</text:p>
          </table:table-cell>
          <table:table-cell table:style-name="ce15" office:value-type="string" calcext:value-type="string">
            <text:p><text:a xlink:href="https://www.iaas.uni-stuttgart.de/publications/Falazi2019_ModelingBlockchainBP-Modeling-and-execution-of-business-aware-business-processes.pdf" xlink:type="simple">https://www.iaas.uni-stuttgart.de/publications/Falazi2019_ModelingBlockchainBP-Modeling-and-execution-of-business-aware-business-processes.pdf</text:a></text:p>
          </table:table-cell>
          <table:table-cell table:style-name="ce15" office:value-type="string" calcext:value-type="string">
            <text:p><text:a xlink:href="https://scholar.google.com/scholar?q=related:9QKB6ceCdn8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9QKB6ceCdn8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3" calcext:value-type="float">
            <text:p>23</text:p>
          </table:table-cell>
          <table:table-cell table:style-name="ce8" office:value-type="string" calcext:value-type="string">
            <text:p>DMEDM Hussein, M Hamed…</text:p>
          </table:table-cell>
          <table:table-cell table:style-name="ce8" office:value-type="float" office:value="2018" calcext:value-type="float">
            <text:p>2018</text:p>
          </table:table-cell>
          <table:table-cell table:style-name="ce8" office:value-type="string" calcext:value-type="string">
            <text:p>A blockchain technology evolution between business process management (BPM) and Internet-of-Things (IoT)</text:p>
          </table:table-cell>
          <table:table-cell table:style-name="ce11" table:formula="of:=TRUE()" office:value-type="float" office:value="1" calcext:value-type="float">
            <text:p>1</text:p>
          </table:table-cell>
          <table:table-cell table:style-name="ce8"/>
          <table:table-cell table:style-name="ce8" office:value-type="string" calcext:value-type="string">
            <text:p>Int. J. Adv. Comput. Sci …</text:p>
          </table:table-cell>
          <table:table-cell table:style-name="ce15" office:value-type="string" calcext:value-type="string">
            <text:p><text:a xlink:href="http://scholar.cu.edu.eg" xlink:type="simple">scholar.cu.edu.eg</text:a></text:p>
          </table:table-cell>
          <table:table-cell table:style-name="ce15" office:value-type="string" calcext:value-type="string">
            <text:p><text:a xlink:href="https://scholar.cu.edu.eg/sites/default/files/nourmahmoud/files/paper_56-a_blockchain_technology_evolution.pdf" xlink:type="simple">https://scholar.cu.edu.eg/sites/default/files/nourmahmoud/files/paper_56-a_blockchain_technology_evolution.pdf</text:a></text:p>
          </table:table-cell>
          <table:table-cell table:style-name="ce15" office:value-type="string" calcext:value-type="string">
            <text:p><text:a xlink:href="https://scholar.google.com/scholar?cites=3910956342288982831&amp;as_sdt=2005&amp;sciodt=0,5&amp;hl=en" xlink:type="simple">https://scholar.google.com/scholar?cites=3910956342288982831&amp;as_sdt=2005&amp;sciodt=0,5&amp;hl=en</text:a></text:p>
          </table:table-cell>
          <table:table-cell table:style-name="ce8" office:value-type="float" office:value="23" calcext:value-type="float">
            <text:p>23</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23" calcext:value-type="float">
            <text:p>23</text:p>
          </table:table-cell>
          <table:table-cell table:style-name="ce8" office:value-type="string" calcext:value-type="string">
            <text:p>5.75</text:p>
          </table:table-cell>
          <table:table-cell table:style-name="ce8" office:value-type="float" office:value="8" calcext:value-type="float">
            <text:p>8</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 blockchain and business process and internet of things. This evolution of relationship deduces main challenges are faced when constructing blockchain. … of Blockchain-Based on BPM &amp; …</text:p>
          </table:table-cell>
          <table:table-cell table:style-name="ce15" office:value-type="string" calcext:value-type="string">
            <text:p><text:a xlink:href="https://scholar.cu.edu.eg/sites/default/files/nourmahmoud/files/paper_56-a_blockchain_technology_evolution.pdf" xlink:type="simple">https://scholar.cu.edu.eg/sites/default/files/nourmahmoud/files/paper_56-a_blockchain_technology_evolution.pdf</text:a></text:p>
          </table:table-cell>
          <table:table-cell table:style-name="ce15" office:value-type="string" calcext:value-type="string">
            <text:p><text:a xlink:href="https://scholar.google.com/scholar?q=related:LyMyehKCRjY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LyMyehKCRjY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8" calcext:value-type="float">
            <text:p>8</text:p>
          </table:table-cell>
          <table:table-cell table:style-name="ce8" office:value-type="string" calcext:value-type="string">
            <text:p>N Bore, A Kinai, J Mutahi, D Kaguma…</text:p>
          </table:table-cell>
          <table:table-cell table:style-name="ce8" office:value-type="float" office:value="2019" calcext:value-type="float">
            <text:p>2019</text:p>
          </table:table-cell>
          <table:table-cell table:style-name="ce8" office:value-type="string" calcext:value-type="string">
            <text:p>On using blockchain based workflows</text:p>
          </table:table-cell>
          <table:table-cell table:style-name="ce11" table:formula="of:=TRUE()" office:value-type="float" office:value="1" calcext:value-type="float">
            <text:p>1</text:p>
          </table:table-cell>
          <table:table-cell table:style-name="ce8"/>
          <table:table-cell table:style-name="ce8" office:value-type="string" calcext:value-type="string">
            <text:p>… on Blockchain and …</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8751446/" xlink:type="simple">https://ieeexplore.ieee.org/abstract/document/8751446/</text:a></text:p>
          </table:table-cell>
          <table:table-cell table:style-name="ce15" office:value-type="string" calcext:value-type="string">
            <text:p><text:a xlink:href="https://scholar.google.com/scholar?cites=15674412524991089355&amp;as_sdt=2005&amp;sciodt=0,5&amp;hl=en" xlink:type="simple">https://scholar.google.com/scholar?cites=15674412524991089355&amp;as_sdt=2005&amp;sciodt=0,5&amp;hl=en</text:a></text:p>
          </table:table-cell>
          <table:table-cell table:style-name="ce8" office:value-type="float" office:value="24" calcext:value-type="float">
            <text:p>24</text:p>
          </table:table-cell>
          <table:table-cell table:style-name="ce16" office:value-type="date" office:date-value="2022-03-10T11:48:48" calcext:value-type="date">
            <text:p>2022-03-10 11:48:48</text:p>
          </table:table-cell>
          <table:table-cell table:number-columns-repeated="8"/>
          <table:table-cell table:style-name="ce8" office:value-type="float" office:value="8" calcext:value-type="float">
            <text:p>8</text:p>
          </table:table-cell>
          <table:table-cell table:style-name="ce8" office:value-type="string" calcext:value-type="string">
            <text:p>2.67</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3" calcext:value-type="float">
            <text:p>3</text:p>
          </table:table-cell>
          <table:table-cell table:style-name="ce8" office:value-type="string" calcext:value-type="string">
            <text:p>… a workflow definition schema using existing templates. We also show how the workflow definition is … and the possibility of generating associated blockchain smart contracts in the future. …</text:p>
          </table:table-cell>
          <table:table-cell/>
          <table:table-cell table:style-name="ce15" office:value-type="string" calcext:value-type="string">
            <text:p><text:a xlink:href="https://scholar.google.com/scholar?q=related:ywoHFyWzhtk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ywoHFyWzhtk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04" calcext:value-type="float">
            <text:p>104</text:p>
          </table:table-cell>
          <table:table-cell table:style-name="ce8" office:value-type="string" calcext:value-type="string">
            <text:p>O López‐Pintado, L García‐Bañuelos…</text:p>
          </table:table-cell>
          <table:table-cell table:style-name="ce8" office:value-type="float" office:value="2019" calcext:value-type="float">
            <text:p>2019</text:p>
          </table:table-cell>
          <table:table-cell table:style-name="ce8" office:value-type="string" calcext:value-type="string">
            <text:p>Caterpillar: a business process execution engine on the Ethereum blockchain</text:p>
          </table:table-cell>
          <table:table-cell table:style-name="ce11" table:formula="of:=TRUE()" office:value-type="float" office:value="1" calcext:value-type="float">
            <text:p>1</text:p>
          </table:table-cell>
          <table:table-cell table:style-name="ce8"/>
          <table:table-cell table:style-name="ce8" office:value-type="string" calcext:value-type="string">
            <text:p>Software: Practice …</text:p>
          </table:table-cell>
          <table:table-cell table:style-name="ce8" office:value-type="string" calcext:value-type="string">
            <text:p>Wiley Online Library</text:p>
          </table:table-cell>
          <table:table-cell table:style-name="ce15" office:value-type="string" calcext:value-type="string">
            <text:p><text:a xlink:href="https://onlinelibrary.wiley.com/doi/abs/10.1002/spe.2702" xlink:type="simple">https://onlinelibrary.wiley.com/doi/abs/10.1002/spe.2702</text:a></text:p>
          </table:table-cell>
          <table:table-cell table:style-name="ce15" office:value-type="string" calcext:value-type="string">
            <text:p><text:a xlink:href="https://scholar.google.com/scholar?cites=559707574335114943&amp;as_sdt=2005&amp;sciodt=0,5&amp;hl=en" xlink:type="simple">https://scholar.google.com/scholar?cites=559707574335114943&amp;as_sdt=2005&amp;sciodt=0,5&amp;hl=en</text:a></text:p>
          </table:table-cell>
          <table:table-cell table:style-name="ce8" office:value-type="float" office:value="25" calcext:value-type="float">
            <text:p>25</text:p>
          </table:table-cell>
          <table:table-cell table:style-name="ce16" office:value-type="date" office:date-value="2022-03-10T11:48:48" calcext:value-type="date">
            <text:p>2022-03-10 11:48:48</text:p>
          </table:table-cell>
          <table:table-cell/>
          <table:table-cell table:style-name="ce8" office:value-type="string" calcext:value-type="string">
            <text:p>10.1002/spe.2702</text:p>
          </table:table-cell>
          <table:table-cell table:number-columns-repeated="6"/>
          <table:table-cell table:style-name="ce8" office:value-type="float" office:value="104" calcext:value-type="float">
            <text:p>104</text:p>
          </table:table-cell>
          <table:table-cell table:style-name="ce8" office:value-type="string" calcext:value-type="string">
            <text:p>34.67</text:p>
          </table:table-cell>
          <table:table-cell table:style-name="ce8" office:value-type="float" office:value="35" calcext:value-type="float">
            <text:p>35</text:p>
          </table:table-cell>
          <table:table-cell table:number-columns-repeated="2" table:style-name="ce8" office:value-type="float" office:value="3" calcext:value-type="float">
            <text:p>3</text:p>
          </table:table-cell>
          <table:table-cell table:style-name="ce8" office:value-type="string" calcext:value-type="string">
            <text:p>… approach to monitor business processes on a blockchain via … -source blockchain-based business process execution engine… blockchain and the workflow routing is performed entirely by …</text:p>
          </table:table-cell>
          <table:table-cell table:style-name="ce15" office:value-type="string" calcext:value-type="string">
            <text:p><text:a xlink:href="https://arxiv.org/pdf/1808.03517" xlink:type="simple">https://arxiv.org/pdf/1808.03517</text:a></text:p>
          </table:table-cell>
          <table:table-cell table:style-name="ce15" office:value-type="string" calcext:value-type="string">
            <text:p><text:a xlink:href="https://scholar.google.com/scholar?q=related:vw5XyhJ7xAc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vw5XyhJ7xAc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4" calcext:value-type="float">
            <text:p>14</text:p>
          </table:table-cell>
          <table:table-cell table:style-name="ce8" office:value-type="string" calcext:value-type="string">
            <text:p>JA Garcia-Garcia, N Sánchez-Gómez, D Lizcano…</text:p>
          </table:table-cell>
          <table:table-cell table:style-name="ce8" office:value-type="float" office:value="2020" calcext:value-type="float">
            <text:p>2020</text:p>
          </table:table-cell>
          <table:table-cell table:style-name="ce8" office:value-type="string" calcext:value-type="string">
            <text:p>Using blockchain to improve collaborative business process management: Systematic literature review</text:p>
          </table:table-cell>
          <table:table-cell table:style-name="ce11" table:formula="of:=FALSE()" office:value-type="float" office:value="0" calcext:value-type="float">
            <text:p>0</text:p>
          </table:table-cell>
          <table:table-cell table:style-name="ce8"/>
          <table:table-cell table:style-name="ce8" office:value-type="string" calcext:value-type="string">
            <text:p>IEEE …</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9157877/" xlink:type="simple">https://ieeexplore.ieee.org/abstract/document/9157877/</text:a></text:p>
          </table:table-cell>
          <table:table-cell table:style-name="ce15" office:value-type="string" calcext:value-type="string">
            <text:p><text:a xlink:href="https://scholar.google.com/scholar?cites=6858947855483380658&amp;as_sdt=2005&amp;sciodt=0,5&amp;hl=en" xlink:type="simple">https://scholar.google.com/scholar?cites=6858947855483380658&amp;as_sdt=2005&amp;sciodt=0,5&amp;hl=en</text:a></text:p>
          </table:table-cell>
          <table:table-cell table:style-name="ce8" office:value-type="float" office:value="26" calcext:value-type="float">
            <text:p>26</text:p>
          </table:table-cell>
          <table:table-cell table:style-name="ce16" office:value-type="date" office:date-value="2022-03-10T11:48:48" calcext:value-type="date">
            <text:p>2022-03-10 11:48:48</text:p>
          </table:table-cell>
          <table:table-cell table:number-columns-repeated="8"/>
          <table:table-cell table:style-name="ce8" office:value-type="float" office:value="14" calcext:value-type="float">
            <text:p>14</text:p>
          </table:table-cell>
          <table:table-cell table:style-name="ce8" office:value-type="string" calcext:value-type="string">
            <text:p>7.00</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office:value-type="string" calcext:value-type="string">
            <text:p>… BPM using blockchain technology. More precisely, this paper presents a systematic review and it deals with collaborative BPM … activity of the BPM lifecycle with blockchain approach, …</text:p>
          </table:table-cell>
          <table:table-cell table:style-name="ce15" office:value-type="string" calcext:value-type="string">
            <text:p><text:a xlink:href="https://ieeexplore.ieee.org/iel7/6287639/8948470/09157877.pdf" xlink:type="simple">https://ieeexplore.ieee.org/iel7/6287639/8948470/09157877.pdf</text:a></text:p>
          </table:table-cell>
          <table:table-cell table:style-name="ce15" office:value-type="string" calcext:value-type="string">
            <text:p><text:a xlink:href="https://scholar.google.com/scholar?q=related:sqMD-7vgL18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sqMD-7vgL18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6" calcext:value-type="float">
            <text:p>26</text:p>
          </table:table-cell>
          <table:table-cell table:style-name="ce8" office:value-type="string" calcext:value-type="string">
            <text:p>B Carminati, C Rondanini…</text:p>
          </table:table-cell>
          <table:table-cell table:style-name="ce8" office:value-type="float" office:value="2018" calcext:value-type="float">
            <text:p>2018</text:p>
          </table:table-cell>
          <table:table-cell table:style-name="ce8" office:value-type="string" calcext:value-type="string">
            <text:p>Confidential business process execution on blockchain</text:p>
          </table:table-cell>
          <table:table-cell table:style-name="ce11" table:formula="of:=TRUE()" office:value-type="float" office:value="1" calcext:value-type="float">
            <text:p>1</text:p>
          </table:table-cell>
          <table:table-cell table:style-name="ce8"/>
          <table:table-cell table:style-name="ce8" office:value-type="string" calcext:value-type="string">
            <text:p>2018 ieee international …</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8456332/" xlink:type="simple">https://ieeexplore.ieee.org/abstract/document/8456332/</text:a></text:p>
          </table:table-cell>
          <table:table-cell table:style-name="ce15" office:value-type="string" calcext:value-type="string">
            <text:p><text:a xlink:href="https://scholar.google.com/scholar?cites=16210619317105944655&amp;as_sdt=2005&amp;sciodt=0,5&amp;hl=en" xlink:type="simple">https://scholar.google.com/scholar?cites=16210619317105944655&amp;as_sdt=2005&amp;sciodt=0,5&amp;hl=en</text:a></text:p>
          </table:table-cell>
          <table:table-cell table:style-name="ce8" office:value-type="float" office:value="27" calcext:value-type="float">
            <text:p>27</text:p>
          </table:table-cell>
          <table:table-cell table:style-name="ce16" office:value-type="date" office:date-value="2022-03-10T11:48:48" calcext:value-type="date">
            <text:p>2022-03-10 11:48:48</text:p>
          </table:table-cell>
          <table:table-cell table:number-columns-repeated="8"/>
          <table:table-cell table:style-name="ce8" office:value-type="float" office:value="26" calcext:value-type="float">
            <text:p>26</text:p>
          </table:table-cell>
          <table:table-cell table:style-name="ce8" office:value-type="string" calcext:value-type="string">
            <text:p>6.50</text:p>
          </table:table-cell>
          <table:table-cell table:style-name="ce8" office:value-type="float" office:value="9" calcext:value-type="float">
            <text:p>9</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 having the smart contract acting as broker/monitor. To the … into a smart contract that, according to the workflow encoded in … 6], the integration of business processes on the blockchain has …</text:p>
          </table:table-cell>
          <table:table-cell table:style-name="ce15" office:value-type="string" calcext:value-type="string">
            <text:p><text:a xlink:href="https://www.researchgate.net/profile/Christian-Rondanini/publication/327484030_Confidential_Business_Process_Execution_on_Blockchain/links/5d7b9cd792851c87c37b5ac8/Confidential-Business-Process-Execution-on-Blockchain.pdf" xlink:type="simple">https://www.researchgate.net/profile/Christian-Rondanini/publication/327484030_Confidential_Business_Process_Execution_on_Blockchain/links/5d7b9cd792851c87c37b5ac8/Confidential-Business-Process-Execution-on-Blockchain.pdf</text:a></text:p>
          </table:table-cell>
          <table:table-cell table:style-name="ce15" office:value-type="string" calcext:value-type="string">
            <text:p><text:a xlink:href="https://scholar.google.com/scholar?q=related:T2gvoWGw9-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T2gvoWGw9-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33" calcext:value-type="float">
            <text:p>33</text:p>
          </table:table-cell>
          <table:table-cell table:style-name="ce8" office:value-type="string" calcext:value-type="string">
            <text:p>O López-Pintado, M Dumas, L García-Bañuelos…</text:p>
          </table:table-cell>
          <table:table-cell table:style-name="ce8" office:value-type="float" office:value="2019" calcext:value-type="float">
            <text:p>2019</text:p>
          </table:table-cell>
          <table:table-cell table:style-name="ce8" office:value-type="string" calcext:value-type="string">
            <text:p>Dynamic role binding in blockchain-based collaborative business processes</text:p>
          </table:table-cell>
          <table:table-cell table:style-name="ce11" table:formula="of:=TRUE()" office:value-type="float" office:value="1" calcext:value-type="float">
            <text:p>1</text:p>
          </table:table-cell>
          <table:table-cell table:style-name="ce8"/>
          <table:table-cell table:style-name="ce8" office:value-type="string" calcext:value-type="string">
            <text:p>International Conference …</text:p>
          </table:table-cell>
          <table:table-cell table:style-name="ce8" office:value-type="string" calcext:value-type="string">
            <text:p>Springer</text:p>
          </table:table-cell>
          <table:table-cell table:style-name="ce15" office:value-type="string" calcext:value-type="string">
            <text:p><text:a xlink:href="https://link.springer.com/chapter/10.1007/978-3-030-21290-2_25" xlink:type="simple">https://link.springer.com/chapter/10.1007/978-3-030-21290-2_25</text:a></text:p>
          </table:table-cell>
          <table:table-cell table:style-name="ce15" office:value-type="string" calcext:value-type="string">
            <text:p><text:a xlink:href="https://scholar.google.com/scholar?cites=11757462728970973331&amp;as_sdt=2005&amp;sciodt=0,5&amp;hl=en" xlink:type="simple">https://scholar.google.com/scholar?cites=11757462728970973331&amp;as_sdt=2005&amp;sciodt=0,5&amp;hl=en</text:a></text:p>
          </table:table-cell>
          <table:table-cell table:style-name="ce8" office:value-type="float" office:value="28" calcext:value-type="float">
            <text:p>28</text:p>
          </table:table-cell>
          <table:table-cell table:style-name="ce16" office:value-type="date" office:date-value="2022-03-10T11:48:48" calcext:value-type="date">
            <text:p>2022-03-10 11:48:48</text:p>
          </table:table-cell>
          <table:table-cell/>
          <table:table-cell table:style-name="ce8" office:value-type="string" calcext:value-type="string">
            <text:p>10.1007/978-3-030-21290-2_25</text:p>
          </table:table-cell>
          <table:table-cell table:number-columns-repeated="6"/>
          <table:table-cell table:style-name="ce8" office:value-type="float" office:value="33" calcext:value-type="float">
            <text:p>33</text:p>
          </table:table-cell>
          <table:table-cell table:style-name="ce8" office:value-type="string" calcext:value-type="string">
            <text:p>11.00</text:p>
          </table:table-cell>
          <table:table-cell table:style-name="ce8" office:value-type="float" office:value="8" calcext:value-type="float">
            <text:p>8</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string" calcext:value-type="string">
            <text:p>… Blockchain technology enables the execution of collaborative business processes involving … and compiled into smart contracts that can be deployed on blockchain platforms. However, …</text:p>
          </table:table-cell>
          <table:table-cell table:style-name="ce15" office:value-type="string" calcext:value-type="string">
            <text:p><text:a xlink:href="https://arxiv.org/pdf/1812.02909" xlink:type="simple">https://arxiv.org/pdf/1812.02909</text:a></text:p>
          </table:table-cell>
          <table:table-cell table:style-name="ce15" office:value-type="string" calcext:value-type="string">
            <text:p><text:a xlink:href="https://scholar.google.com/scholar?q=related:k7A17A7mKqM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k7A17A7mKqM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52" calcext:value-type="float">
            <text:p>52</text:p>
          </table:table-cell>
          <table:table-cell table:style-name="ce8" office:value-type="string" calcext:value-type="string">
            <text:p>CD Ciccio, A Cecconi, J Mendling, D Felix…</text:p>
          </table:table-cell>
          <table:table-cell table:style-name="ce8" office:value-type="float" office:value="2018" calcext:value-type="float">
            <text:p>2018</text:p>
          </table:table-cell>
          <table:table-cell table:style-name="ce8" office:value-type="string" calcext:value-type="string">
            <text:p>Blockchain-based traceability of inter-organisational business processes</text:p>
          </table:table-cell>
          <table:table-cell table:style-name="ce11" table:formula="of:=TRUE()" office:value-type="float" office:value="1" calcext:value-type="float">
            <text:p>1</text:p>
          </table:table-cell>
          <table:table-cell table:style-name="ce8"/>
          <table:table-cell table:style-name="ce8" office:value-type="string" calcext:value-type="string">
            <text:p>… Symposium on Business …</text:p>
          </table:table-cell>
          <table:table-cell table:style-name="ce8" office:value-type="string" calcext:value-type="string">
            <text:p>Springer</text:p>
          </table:table-cell>
          <table:table-cell table:style-name="ce15" office:value-type="string" calcext:value-type="string">
            <text:p><text:a xlink:href="https://link.springer.com/chapter/10.1007/978-3-319-94214-8_4" xlink:type="simple">https://link.springer.com/chapter/10.1007/978-3-319-94214-8_4</text:a></text:p>
          </table:table-cell>
          <table:table-cell table:style-name="ce15" office:value-type="string" calcext:value-type="string">
            <text:p><text:a xlink:href="https://scholar.google.com/scholar?cites=11192514880004966902&amp;as_sdt=2005&amp;sciodt=0,5&amp;hl=en" xlink:type="simple">https://scholar.google.com/scholar?cites=11192514880004966902&amp;as_sdt=2005&amp;sciodt=0,5&amp;hl=en</text:a></text:p>
          </table:table-cell>
          <table:table-cell table:style-name="ce8" office:value-type="float" office:value="29" calcext:value-type="float">
            <text:p>29</text:p>
          </table:table-cell>
          <table:table-cell table:style-name="ce16" office:value-type="date" office:date-value="2022-03-10T11:48:48" calcext:value-type="date">
            <text:p>2022-03-10 11:48:48</text:p>
          </table:table-cell>
          <table:table-cell/>
          <table:table-cell table:style-name="ce8" office:value-type="string" calcext:value-type="string">
            <text:p>10.1007/978-3-319-94214-8_4</text:p>
          </table:table-cell>
          <table:table-cell table:number-columns-repeated="6"/>
          <table:table-cell table:style-name="ce8" office:value-type="float" office:value="52" calcext:value-type="float">
            <text:p>52</text:p>
          </table:table-cell>
          <table:table-cell table:style-name="ce8" office:value-type="string" calcext:value-type="string">
            <text:p>13.00</text:p>
          </table:table-cell>
          <table:table-cell table:style-name="ce8" office:value-type="float" office:value="10" calcext:value-type="float">
            <text:p>10</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string" calcext:value-type="string">
            <text:p>… In this way, blockchains also provide traceability. Traceability of information plays a pivotal … to run a business process in the context of a supply chain on a blockchain infrastructure so as …</text:p>
          </table:table-cell>
          <table:table-cell table:style-name="ce15" office:value-type="string" calcext:value-type="string">
            <text:p><text:a xlink:href="https://www.researchgate.net/profile/Claudio-Di-Ciccio/publication/326061104_Blockchain-Based_Traceability_of_Inter-organisational_Business_Processes/links/5b39e27aa6fdcc8506e72a4f/Blockchain-Based-Traceability-of-Inter-organisational-Business-Processes.pdf" xlink:type="simple">https://www.researchgate.net/profile/Claudio-Di-Ciccio/publication/326061104_Blockchain-Based_Traceability_of_Inter-organisational_Business_Processes/links/5b39e27aa6fdcc8506e72a4f/Blockchain-Based-Traceability-of-Inter-organisational-Business-Processes.pdf</text:a></text:p>
          </table:table-cell>
          <table:table-cell table:style-name="ce15" office:value-type="string" calcext:value-type="string">
            <text:p><text:a xlink:href="https://scholar.google.com/scholar?q=related:9kn4nfvMU5s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9kn4nfvMU5s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33" calcext:value-type="float">
            <text:p>133</text:p>
          </table:table-cell>
          <table:table-cell table:style-name="ce8" office:value-type="string" calcext:value-type="string">
            <text:p>C Prybila, S Schulte, C Hochreiner, I Weber</text:p>
          </table:table-cell>
          <table:table-cell table:style-name="ce8" office:value-type="float" office:value="2020" calcext:value-type="float">
            <text:p>2020</text:p>
          </table:table-cell>
          <table:table-cell table:style-name="ce8" office:value-type="string" calcext:value-type="string">
            <text:p>Runtime verification for business processes utilizing the Bitcoin blockchain</text:p>
          </table:table-cell>
          <table:table-cell table:style-name="ce11" table:formula="of:=TRUE()" office:value-type="float" office:value="1" calcext:value-type="float">
            <text:p>1</text:p>
          </table:table-cell>
          <table:table-cell table:style-name="ce8"/>
          <table:table-cell table:style-name="ce8" office:value-type="string" calcext:value-type="string">
            <text:p>Future Generation Computer …</text:p>
          </table:table-cell>
          <table:table-cell table:style-name="ce8" office:value-type="string" calcext:value-type="string">
            <text:p>Elsevier</text:p>
          </table:table-cell>
          <table:table-cell table:style-name="ce15" office:value-type="string" calcext:value-type="string">
            <text:p><text:a xlink:href="https://www.sciencedirect.com/science/article/pii/S0167739X1731837X" xlink:type="simple">https://www.sciencedirect.com/science/article/pii/S0167739X1731837X</text:a></text:p>
          </table:table-cell>
          <table:table-cell table:style-name="ce15" office:value-type="string" calcext:value-type="string">
            <text:p><text:a xlink:href="https://scholar.google.com/scholar?cites=7885322434419006205&amp;as_sdt=2005&amp;sciodt=0,5&amp;hl=en" xlink:type="simple">https://scholar.google.com/scholar?cites=7885322434419006205&amp;as_sdt=2005&amp;sciodt=0,5&amp;hl=en</text:a></text:p>
          </table:table-cell>
          <table:table-cell table:style-name="ce8" office:value-type="float" office:value="30" calcext:value-type="float">
            <text:p>30</text:p>
          </table:table-cell>
          <table:table-cell table:style-name="ce16" office:value-type="date" office:date-value="2022-03-10T11:48:48" calcext:value-type="date">
            <text:p>2022-03-10 11:48:48</text:p>
          </table:table-cell>
          <table:table-cell table:number-columns-repeated="8"/>
          <table:table-cell table:style-name="ce8" office:value-type="float" office:value="133" calcext:value-type="float">
            <text:p>133</text:p>
          </table:table-cell>
          <table:table-cell table:style-name="ce8" office:value-type="string" calcext:value-type="string">
            <text:p>66.50</text:p>
          </table:table-cell>
          <table:table-cell table:style-name="ce8" office:value-type="float" office:value="33" calcext:value-type="float">
            <text:p>33</text:p>
          </table:table-cell>
          <table:table-cell table:style-name="ce8" office:value-type="float" office:value="4" calcext:value-type="float">
            <text:p>4</text:p>
          </table:table-cell>
          <table:table-cell table:style-name="ce8" office:value-type="float" office:value="2" calcext:value-type="float">
            <text:p>2</text:p>
          </table:table-cell>
          <table:table-cell table:style-name="ce8" office:value-type="string" calcext:value-type="string">
            <text:p>… business process runtime verification, this work explores the suitability of the Bitcoin blockchain to create a novel solution for choreographies. … Findings show that our blockchain-based …</text:p>
          </table:table-cell>
          <table:table-cell table:style-name="ce15" office:value-type="string" calcext:value-type="string">
            <text:p><text:a xlink:href="https://arxiv.org/pdf/1706.04404" xlink:type="simple">https://arxiv.org/pdf/1706.04404</text:a></text:p>
          </table:table-cell>
          <table:table-cell table:style-name="ce15" office:value-type="string" calcext:value-type="string">
            <text:p><text:a xlink:href="https://scholar.google.com/scholar?q=related:_Zr20vlKbm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_Zr20vlKbm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5" calcext:value-type="float">
            <text:p>25</text:p>
          </table:table-cell>
          <table:table-cell table:style-name="ce8" office:value-type="string" calcext:value-type="string">
            <text:p>X Xu, Y Chen, Y Yuan, T Huang, X Zhang…</text:p>
          </table:table-cell>
          <table:table-cell table:style-name="ce8" office:value-type="float" office:value="2020" calcext:value-type="float">
            <text:p>2020</text:p>
          </table:table-cell>
          <table:table-cell table:style-name="ce8" office:value-type="string" calcext:value-type="string">
            <text:p>Blockchain-based cloudlet management for multimedia workflow in mobile cloud computing</text:p>
          </table:table-cell>
          <table:table-cell table:style-name="ce11" table:formula="of:=FALSE()" office:value-type="float" office:value="0" calcext:value-type="float">
            <text:p>0</text:p>
          </table:table-cell>
          <table:table-cell table:style-name="ce8"/>
          <table:table-cell table:style-name="ce8" office:value-type="string" calcext:value-type="string">
            <text:p>Multimedia Tools and …</text:p>
          </table:table-cell>
          <table:table-cell table:style-name="ce8" office:value-type="string" calcext:value-type="string">
            <text:p>Springer</text:p>
          </table:table-cell>
          <table:table-cell table:style-name="ce15" office:value-type="string" calcext:value-type="string">
            <text:p><text:a xlink:href="https://link.springer.com/article/10.1007/s11042-019-07900-x" xlink:type="simple">https://link.springer.com/article/10.1007/s11042-019-07900-x</text:a></text:p>
          </table:table-cell>
          <table:table-cell table:style-name="ce15" office:value-type="string" calcext:value-type="string">
            <text:p><text:a xlink:href="https://scholar.google.com/scholar?cites=2314230208293095920&amp;as_sdt=2005&amp;sciodt=0,5&amp;hl=en" xlink:type="simple">https://scholar.google.com/scholar?cites=2314230208293095920&amp;as_sdt=2005&amp;sciodt=0,5&amp;hl=en</text:a></text:p>
          </table:table-cell>
          <table:table-cell table:style-name="ce8" office:value-type="float" office:value="31" calcext:value-type="float">
            <text:p>31</text:p>
          </table:table-cell>
          <table:table-cell table:style-name="ce16" office:value-type="date" office:date-value="2022-03-10T11:48:48" calcext:value-type="date">
            <text:p>2022-03-10 11:48:48</text:p>
          </table:table-cell>
          <table:table-cell/>
          <table:table-cell table:style-name="ce8" office:value-type="string" calcext:value-type="string">
            <text:p>10.1007/s11042-019-07900-x</text:p>
          </table:table-cell>
          <table:table-cell table:number-columns-repeated="6"/>
          <table:table-cell table:style-name="ce8" office:value-type="float" office:value="25" calcext:value-type="float">
            <text:p>25</text:p>
          </table:table-cell>
          <table:table-cell table:style-name="ce8" office:value-type="string" calcext:value-type="string">
            <text:p>12.50</text:p>
          </table:table-cell>
          <table:table-cell table:style-name="ce8" office:value-type="float" office:value="4" calcext:value-type="float">
            <text:p>4</text:p>
          </table:table-cell>
          <table:table-cell table:style-name="ce8" office:value-type="float" office:value="6" calcext:value-type="float">
            <text:p>6</text:p>
          </table:table-cell>
          <table:table-cell table:style-name="ce8" office:value-type="float" office:value="2" calcext:value-type="float">
            <text:p>2</text:p>
          </table:table-cell>
          <table:table-cell table:style-name="ce8" office:value-type="string" calcext:value-type="string">
            <text:p>… In view of this, a blockchain-based cloudlet management method for multimedia workflows based on blockchain, named MWSM, is proposed in this paper. The main contributions of the …</text:p>
          </table:table-cell>
          <table:table-cell/>
          <table:table-cell table:style-name="ce15" office:value-type="string" calcext:value-type="string">
            <text:p><text:a xlink:href="https://scholar.google.com/scholar?q=related:8MnJ9RzMHS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8MnJ9RzMHS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1" calcext:value-type="float">
            <text:p>21</text:p>
          </table:table-cell>
          <table:table-cell table:style-name="ce8" office:value-type="string" calcext:value-type="string">
            <text:p>Q Lu, A Binh Tran, I Weber, H O'Connor…</text:p>
          </table:table-cell>
          <table:table-cell table:style-name="ce8" office:value-type="float" office:value="2021" calcext:value-type="float">
            <text:p>2021</text:p>
          </table:table-cell>
          <table:table-cell table:style-name="ce8" office:value-type="string" calcext:value-type="string">
            <text:p>Integrated model‐driven engineering of blockchain applications for business processes and asset management</text:p>
          </table:table-cell>
          <table:table-cell table:style-name="ce11" table:formula="of:=TRUE()" office:value-type="float" office:value="1" calcext:value-type="float">
            <text:p>1</text:p>
          </table:table-cell>
          <table:table-cell table:style-name="ce8"/>
          <table:table-cell table:style-name="ce8" office:value-type="string" calcext:value-type="string">
            <text:p>Software: Practice …</text:p>
          </table:table-cell>
          <table:table-cell table:style-name="ce8" office:value-type="string" calcext:value-type="string">
            <text:p>Wiley Online Library</text:p>
          </table:table-cell>
          <table:table-cell table:style-name="ce15" office:value-type="string" calcext:value-type="string">
            <text:p><text:a xlink:href="https://onlinelibrary.wiley.com/doi/abs/10.1002/spe.2931" xlink:type="simple">https://onlinelibrary.wiley.com/doi/abs/10.1002/spe.2931</text:a></text:p>
          </table:table-cell>
          <table:table-cell table:style-name="ce15" office:value-type="string" calcext:value-type="string">
            <text:p><text:a xlink:href="https://scholar.google.com/scholar?cites=15927073752255474127&amp;as_sdt=2005&amp;sciodt=0,5&amp;hl=en" xlink:type="simple">https://scholar.google.com/scholar?cites=15927073752255474127&amp;as_sdt=2005&amp;sciodt=0,5&amp;hl=en</text:a></text:p>
          </table:table-cell>
          <table:table-cell table:style-name="ce8" office:value-type="float" office:value="32" calcext:value-type="float">
            <text:p>32</text:p>
          </table:table-cell>
          <table:table-cell table:style-name="ce16" office:value-type="date" office:date-value="2022-03-10T11:48:48" calcext:value-type="date">
            <text:p>2022-03-10 11:48:48</text:p>
          </table:table-cell>
          <table:table-cell/>
          <table:table-cell table:style-name="ce8" office:value-type="string" calcext:value-type="string">
            <text:p>10.1002/spe.2931</text:p>
          </table:table-cell>
          <table:table-cell table:number-columns-repeated="6"/>
          <table:table-cell table:style-name="ce8" office:value-type="float" office:value="21" calcext:value-type="float">
            <text:p>21</text:p>
          </table:table-cell>
          <table:table-cell table:style-name="ce8" office:value-type="string" calcext:value-type="string">
            <text:p>21.00</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1" calcext:value-type="float">
            <text:p>1</text:p>
          </table:table-cell>
          <table:table-cell table:style-name="ce8" office:value-type="string" calcext:value-type="string">
            <text:p>… include business process models, and fungible/non-fungible registry data schemas, while the generated smart contracts consist of business process execution smart contracts and …</text:p>
          </table:table-cell>
          <table:table-cell table:style-name="ce15" office:value-type="string" calcext:value-type="string">
            <text:p><text:a xlink:href="https://arxiv.org/pdf/2005.12685" xlink:type="simple">https://arxiv.org/pdf/2005.12685</text:a></text:p>
          </table:table-cell>
          <table:table-cell table:style-name="ce15" office:value-type="string" calcext:value-type="string">
            <text:p><text:a xlink:href="https://scholar.google.com/scholar?q=related:z6miQjFVCN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z6miQjFVCN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9" calcext:value-type="float">
            <text:p>19</text:p>
          </table:table-cell>
          <table:table-cell table:style-name="ce8" office:value-type="string" calcext:value-type="string">
            <text:p>H Nakamura, K Miyamoto, M Kudo</text:p>
          </table:table-cell>
          <table:table-cell table:style-name="ce8" office:value-type="float" office:value="2018" calcext:value-type="float">
            <text:p>2018</text:p>
          </table:table-cell>
          <table:table-cell table:style-name="ce8" office:value-type="string" calcext:value-type="string">
            <text:p>Inter-organizational business processes managed by blockchain</text:p>
          </table:table-cell>
          <table:table-cell table:style-name="ce11" table:formula="of:=TRUE()" office:value-type="float" office:value="1" calcext:value-type="float">
            <text:p>1</text:p>
          </table:table-cell>
          <table:table-cell table:style-name="ce8"/>
          <table:table-cell table:style-name="ce8" office:value-type="string" calcext:value-type="string">
            <text:p>International Conference on Web …</text:p>
          </table:table-cell>
          <table:table-cell table:style-name="ce8" office:value-type="string" calcext:value-type="string">
            <text:p>Springer</text:p>
          </table:table-cell>
          <table:table-cell table:style-name="ce15" office:value-type="string" calcext:value-type="string">
            <text:p><text:a xlink:href="https://link.springer.com/chapter/10.1007/978-3-030-02922-7_1" xlink:type="simple">https://link.springer.com/chapter/10.1007/978-3-030-02922-7_1</text:a></text:p>
          </table:table-cell>
          <table:table-cell table:style-name="ce15" office:value-type="string" calcext:value-type="string">
            <text:p><text:a xlink:href="https://scholar.google.com/scholar?cites=18237112311930029616&amp;as_sdt=2005&amp;sciodt=0,5&amp;hl=en" xlink:type="simple">https://scholar.google.com/scholar?cites=18237112311930029616&amp;as_sdt=2005&amp;sciodt=0,5&amp;hl=en</text:a></text:p>
          </table:table-cell>
          <table:table-cell table:style-name="ce8" office:value-type="float" office:value="33" calcext:value-type="float">
            <text:p>33</text:p>
          </table:table-cell>
          <table:table-cell table:style-name="ce16" office:value-type="date" office:date-value="2022-03-10T11:48:48" calcext:value-type="date">
            <text:p>2022-03-10 11:48:48</text:p>
          </table:table-cell>
          <table:table-cell/>
          <table:table-cell table:style-name="ce8" office:value-type="string" calcext:value-type="string">
            <text:p>10.1007/978-3-030-02922-7_1</text:p>
          </table:table-cell>
          <table:table-cell table:number-columns-repeated="6"/>
          <table:table-cell table:style-name="ce8" office:value-type="float" office:value="19" calcext:value-type="float">
            <text:p>19</text:p>
          </table:table-cell>
          <table:table-cell table:style-name="ce8" office:value-type="string" calcext:value-type="string">
            <text:p>4.75</text:p>
          </table:table-cell>
          <table:table-cell table:style-name="ce8" office:value-type="float" office:value="6" calcext:value-type="float">
            <text:p>6</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 realized by Blockchain. To address this, we introduce a set of techniques that take business process models as input and transforms them into statecharts for Blockchain and process …</text:p>
          </table:table-cell>
          <table:table-cell/>
          <table:table-cell table:style-name="ce15" office:value-type="string" calcext:value-type="string">
            <text:p><text:a xlink:href="https://scholar.google.com/scholar?q=related:MAZ--QU9F_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MAZ--QU9F_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0" calcext:value-type="float">
            <text:p>20</text:p>
          </table:table-cell>
          <table:table-cell table:style-name="ce8" office:value-type="string" calcext:value-type="string">
            <text:p>O López-Pintado, M Dumas…</text:p>
          </table:table-cell>
          <table:table-cell table:style-name="ce8" office:value-type="float" office:value="2019" calcext:value-type="float">
            <text:p>2019</text:p>
          </table:table-cell>
          <table:table-cell table:style-name="ce8" office:value-type="string" calcext:value-type="string">
            <text:p>Interpreted execution of business process models on blockchain</text:p>
          </table:table-cell>
          <table:table-cell table:style-name="ce11" table:formula="of:=TRUE()" office:value-type="float" office:value="1" calcext:value-type="float">
            <text:p>1</text:p>
          </table:table-cell>
          <table:table-cell table:style-name="ce8"/>
          <table:table-cell table:style-name="ce8" office:value-type="string" calcext:value-type="string">
            <text:p>2019 IEEE 23rd …</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8944990/" xlink:type="simple">https://ieeexplore.ieee.org/abstract/document/8944990/</text:a></text:p>
          </table:table-cell>
          <table:table-cell table:style-name="ce15" office:value-type="string" calcext:value-type="string">
            <text:p><text:a xlink:href="https://scholar.google.com/scholar?cites=4149355616389088762&amp;as_sdt=2005&amp;sciodt=0,5&amp;hl=en" xlink:type="simple">https://scholar.google.com/scholar?cites=4149355616389088762&amp;as_sdt=2005&amp;sciodt=0,5&amp;hl=en</text:a></text:p>
          </table:table-cell>
          <table:table-cell table:style-name="ce8" office:value-type="float" office:value="34" calcext:value-type="float">
            <text:p>34</text:p>
          </table:table-cell>
          <table:table-cell table:style-name="ce16" office:value-type="date" office:date-value="2022-03-10T11:48:48" calcext:value-type="date">
            <text:p>2022-03-10 11:48:48</text:p>
          </table:table-cell>
          <table:table-cell table:number-columns-repeated="8"/>
          <table:table-cell table:style-name="ce8" office:value-type="float" office:value="20" calcext:value-type="float">
            <text:p>20</text:p>
          </table:table-cell>
          <table:table-cell table:style-name="ce8" office:value-type="string" calcext:value-type="string">
            <text:p>6.67</text:p>
          </table:table-cell>
          <table:table-cell table:style-name="ce8" office:value-type="float" office:value="7" calcext:value-type="float">
            <text:p>7</text:p>
          </table:table-cell>
          <table:table-cell table:number-columns-repeated="2" table:style-name="ce8" office:value-type="float" office:value="3" calcext:value-type="float">
            <text:p>3</text:p>
          </table:table-cell>
          <table:table-cell table:style-name="ce8" office:value-type="string" calcext:value-type="string">
            <text:p>… smart contracts) that implement transactions on top of the ledger. Existing approaches to blockchain-based business process … (eg captured in the Business Process Model and Notation (…</text:p>
          </table:table-cell>
          <table:table-cell table:style-name="ce15" office:value-type="string" calcext:value-type="string">
            <text:p><text:a xlink:href="https://arxiv.org/pdf/1906.01420" xlink:type="simple">https://arxiv.org/pdf/1906.01420</text:a></text:p>
          </table:table-cell>
          <table:table-cell table:style-name="ce15" office:value-type="string" calcext:value-type="string">
            <text:p><text:a xlink:href="https://scholar.google.com/scholar?q=related:-sWk6fJ4lTk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sWk6fJ4lTk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35" calcext:value-type="float">
            <text:p>35</text:p>
          </table:table-cell>
          <table:table-cell table:style-name="ce8" office:value-type="string" calcext:value-type="string">
            <text:p>P Rimba, AB Tran, I Weber, M Staples…</text:p>
          </table:table-cell>
          <table:table-cell table:style-name="ce8" office:value-type="float" office:value="2020" calcext:value-type="float">
            <text:p>2020</text:p>
          </table:table-cell>
          <table:table-cell table:style-name="ce8" office:value-type="string" calcext:value-type="string">
            <text:p>Quantifying the cost of distrust: Comparing blockchain and cloud services for business process execution</text:p>
          </table:table-cell>
          <table:table-cell table:style-name="ce11" table:formula="of:=FALSE()" office:value-type="float" office:value="0" calcext:value-type="float">
            <text:p>0</text:p>
          </table:table-cell>
          <table:table-cell table:style-name="ce8"/>
          <table:table-cell table:style-name="ce8" office:value-type="string" calcext:value-type="string">
            <text:p>Information Systems …</text:p>
          </table:table-cell>
          <table:table-cell table:style-name="ce8" office:value-type="string" calcext:value-type="string">
            <text:p>Springer</text:p>
          </table:table-cell>
          <table:table-cell table:style-name="ce15" office:value-type="string" calcext:value-type="string">
            <text:p><text:a xlink:href="https://link.springer.com/article/10.1007/s10796-018-9876-1" xlink:type="simple">https://link.springer.com/article/10.1007/s10796-018-9876-1</text:a></text:p>
          </table:table-cell>
          <table:table-cell table:style-name="ce15" office:value-type="string" calcext:value-type="string">
            <text:p><text:a xlink:href="https://scholar.google.com/scholar?cites=4112951079306996064&amp;as_sdt=2005&amp;sciodt=0,5&amp;hl=en" xlink:type="simple">https://scholar.google.com/scholar?cites=4112951079306996064&amp;as_sdt=2005&amp;sciodt=0,5&amp;hl=en</text:a></text:p>
          </table:table-cell>
          <table:table-cell table:style-name="ce8" office:value-type="float" office:value="35" calcext:value-type="float">
            <text:p>35</text:p>
          </table:table-cell>
          <table:table-cell table:style-name="ce16" office:value-type="date" office:date-value="2022-03-10T11:48:48" calcext:value-type="date">
            <text:p>2022-03-10 11:48:48</text:p>
          </table:table-cell>
          <table:table-cell/>
          <table:table-cell table:style-name="ce8" office:value-type="string" calcext:value-type="string">
            <text:p>10.1007/s10796-018-9876-1</text:p>
          </table:table-cell>
          <table:table-cell table:number-columns-repeated="6"/>
          <table:table-cell table:style-name="ce8" office:value-type="float" office:value="35" calcext:value-type="float">
            <text:p>35</text:p>
          </table:table-cell>
          <table:table-cell table:style-name="ce8" office:value-type="string" calcext:value-type="string">
            <text:p>17.50</text:p>
          </table:table-cell>
          <table:table-cell table:style-name="ce8" office:value-type="float" office:value="7" calcext:value-type="float">
            <text:p>7</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string" calcext:value-type="string">
            <text:p>… is it to use blockchains compared to … business process execution as a lens. Specifically, we compare the cost for computation and storage of business process execution on blockchain …</text:p>
          </table:table-cell>
          <table:table-cell/>
          <table:table-cell table:style-name="ce15" office:value-type="string" calcext:value-type="string">
            <text:p><text:a xlink:href="https://scholar.google.com/scholar?q=related:YCmnHDcjFDk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YCmnHDcjFDk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4" calcext:value-type="float">
            <text:p>14</text:p>
          </table:table-cell>
          <table:table-cell table:style-name="ce8" office:value-type="string" calcext:value-type="string">
            <text:p>W Chen, X Liang, J Li, H Qin, Y Mu…</text:p>
          </table:table-cell>
          <table:table-cell table:style-name="ce8" office:value-type="float" office:value="2018" calcext:value-type="float">
            <text:p>2018</text:p>
          </table:table-cell>
          <table:table-cell table:style-name="ce8" office:value-type="string" calcext:value-type="string">
            <text:p>Blockchain based provenance sharing of scientific workflows</text:p>
          </table:table-cell>
          <table:table-cell table:style-name="ce11" table:formula="of:=FALSE()" office:value-type="float" office:value="0" calcext:value-type="float">
            <text:p>0</text:p>
          </table:table-cell>
          <table:table-cell table:style-name="ce8"/>
          <table:table-cell table:style-name="ce8" office:value-type="string" calcext:value-type="string">
            <text:p>2018 IEEE International …</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8622237/" xlink:type="simple">https://ieeexplore.ieee.org/abstract/document/8622237/</text:a></text:p>
          </table:table-cell>
          <table:table-cell table:style-name="ce15" office:value-type="string" calcext:value-type="string">
            <text:p><text:a xlink:href="https://scholar.google.com/scholar?cites=7849947201584385349&amp;as_sdt=2005&amp;sciodt=0,5&amp;hl=en" xlink:type="simple">https://scholar.google.com/scholar?cites=7849947201584385349&amp;as_sdt=2005&amp;sciodt=0,5&amp;hl=en</text:a></text:p>
          </table:table-cell>
          <table:table-cell table:style-name="ce8" office:value-type="float" office:value="36" calcext:value-type="float">
            <text:p>36</text:p>
          </table:table-cell>
          <table:table-cell table:style-name="ce16" office:value-type="date" office:date-value="2022-03-10T11:48:48" calcext:value-type="date">
            <text:p>2022-03-10 11:48:48</text:p>
          </table:table-cell>
          <table:table-cell table:number-columns-repeated="8"/>
          <table:table-cell table:style-name="ce8" office:value-type="float" office:value="14" calcext:value-type="float">
            <text:p>14</text:p>
          </table:table-cell>
          <table:table-cell table:style-name="ce8" office:value-type="string" calcext:value-type="string">
            <text:p>3.50</text:p>
          </table:table-cell>
          <table:table-cell table:style-name="ce8" office:value-type="float" office:value="2" calcext:value-type="float">
            <text:p>2</text:p>
          </table:table-cell>
          <table:table-cell table:style-name="ce8" office:value-type="float" office:value="6" calcext:value-type="float">
            <text:p>6</text:p>
          </table:table-cell>
          <table:table-cell table:style-name="ce8" office:value-type="float" office:value="4" calcext:value-type="float">
            <text:p>4</text:p>
          </table:table-cell>
          <table:table-cell table:style-name="ce8" office:value-type="string" calcext:value-type="string">
            <text:p>… blockchain to the provenance sharing of scientific workflows to provide a decentralized, more reliable and trustworthy architecture. Blockchain … Owing its known advantages, blockchain …</text:p>
          </table:table-cell>
          <table:table-cell/>
          <table:table-cell table:style-name="ce15" office:value-type="string" calcext:value-type="string">
            <text:p><text:a xlink:href="https://scholar.google.com/scholar?q=related:RU0CmGOd8G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RU0CmGOd8G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0" calcext:value-type="float">
            <text:p>20</text:p>
          </table:table-cell>
          <table:table-cell table:style-name="ce8" office:value-type="string" calcext:value-type="string">
            <text:p>S Tönnissen, F Teuteberg</text:p>
          </table:table-cell>
          <table:table-cell table:style-name="ce8" office:value-type="float" office:value="2018" calcext:value-type="float">
            <text:p>2018</text:p>
          </table:table-cell>
          <table:table-cell table:style-name="ce8" office:value-type="string" calcext:value-type="string">
            <text:p>Using blockchain technology for business processes in purchasing− concept and case study-based evidence</text:p>
          </table:table-cell>
          <table:table-cell table:style-name="ce11" table:formula="of:=FALSE()" office:value-type="float" office:value="0" calcext:value-type="float">
            <text:p>0</text:p>
          </table:table-cell>
          <table:table-cell table:style-name="ce8"/>
          <table:table-cell table:style-name="ce8" office:value-type="string" calcext:value-type="string">
            <text:p>International Conference on Business …</text:p>
          </table:table-cell>
          <table:table-cell table:style-name="ce8" office:value-type="string" calcext:value-type="string">
            <text:p>Springer</text:p>
          </table:table-cell>
          <table:table-cell table:style-name="ce15" office:value-type="string" calcext:value-type="string">
            <text:p><text:a xlink:href="https://link.springer.com/chapter/10.1007/978-3-319-93931-5_18" xlink:type="simple">https://link.springer.com/chapter/10.1007/978-3-319-93931-5_18</text:a></text:p>
          </table:table-cell>
          <table:table-cell table:style-name="ce15" office:value-type="string" calcext:value-type="string">
            <text:p><text:a xlink:href="https://scholar.google.com/scholar?cites=4175242999649646361&amp;as_sdt=2005&amp;sciodt=0,5&amp;hl=en" xlink:type="simple">https://scholar.google.com/scholar?cites=4175242999649646361&amp;as_sdt=2005&amp;sciodt=0,5&amp;hl=en</text:a></text:p>
          </table:table-cell>
          <table:table-cell table:style-name="ce8" office:value-type="float" office:value="37" calcext:value-type="float">
            <text:p>37</text:p>
          </table:table-cell>
          <table:table-cell table:style-name="ce16" office:value-type="date" office:date-value="2022-03-10T11:48:48" calcext:value-type="date">
            <text:p>2022-03-10 11:48:48</text:p>
          </table:table-cell>
          <table:table-cell/>
          <table:table-cell table:style-name="ce8" office:value-type="string" calcext:value-type="string">
            <text:p>10.1007/978-3-319-93931-5_18</text:p>
          </table:table-cell>
          <table:table-cell table:number-columns-repeated="6"/>
          <table:table-cell table:style-name="ce8" office:value-type="float" office:value="20" calcext:value-type="float">
            <text:p>20</text:p>
          </table:table-cell>
          <table:table-cell table:style-name="ce8" office:value-type="string" calcext:value-type="string">
            <text:p>5.00</text:p>
          </table:table-cell>
          <table:table-cell table:style-name="ce8" office:value-type="float" office:value="10" calcext:value-type="float">
            <text:p>10</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office:value-type="string" calcext:value-type="string">
            <text:p>… [11] attack the blockchain for business process integration … blockchain for logistics. Compared to these rather conceptual contributions in literature to the possibilities of the blockchain in …</text:p>
          </table:table-cell>
          <table:table-cell table:style-name="ce15" office:value-type="string" calcext:value-type="string">
            <text:p><text:a xlink:href="https://www.researchgate.net/profile/Stefan-Toennissen/publication/325787549_Using_Blockchain_Technology_for_Business_Processes_in_Purchasing_-_Concept_and_Case_Study-Based_Evidence/links/5c4439a1458515a4c7333b34/Using-Blockchain-Technology-for-Business-Processes-in-Purchasing-Concept-and-Case-Study-Based-Evidence.pdf" xlink:type="simple">https://www.researchgate.net/profile/Stefan-Toennissen/publication/325787549_Using_Blockchain_Technology_for_Business_Processes_in_Purchasing_-_Concept_and_Case_Study-Based_Evidence/links/5c4439a1458515a4c7333b34/Using-Blockchain-Technology-for-Business-Processes-in-Purchasing-Concept-and-Case-Study-Based-Evidence.pdf</text:a></text:p>
          </table:table-cell>
          <table:table-cell table:style-name="ce15" office:value-type="string" calcext:value-type="string">
            <text:p><text:a xlink:href="https://scholar.google.com/scholar?q=related:GbcNBWNx8Tk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GbcNBWNx8Tk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4" calcext:value-type="float">
            <text:p>24</text:p>
          </table:table-cell>
          <table:table-cell table:style-name="ce8" office:value-type="string" calcext:value-type="string">
            <text:p>H Johng, D Kim, T Hill, L Chung</text:p>
          </table:table-cell>
          <table:table-cell table:style-name="ce8" office:value-type="float" office:value="2018" calcext:value-type="float">
            <text:p>2018</text:p>
          </table:table-cell>
          <table:table-cell table:style-name="ce8" office:value-type="string" calcext:value-type="string">
            <text:p>Using blockchain to enhance the trustworthiness of business processes: a goal-oriented approach</text:p>
          </table:table-cell>
          <table:table-cell table:style-name="ce11" table:formula="of:=TRUE()" office:value-type="float" office:value="1" calcext:value-type="float">
            <text:p>1</text:p>
          </table:table-cell>
          <table:table-cell table:style-name="ce8"/>
          <table:table-cell table:style-name="ce8" office:value-type="string" calcext:value-type="string">
            <text:p>2018 IEEE international …</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8456427/" xlink:type="simple">https://ieeexplore.ieee.org/abstract/document/8456427/</text:a></text:p>
          </table:table-cell>
          <table:table-cell table:style-name="ce15" office:value-type="string" calcext:value-type="string">
            <text:p><text:a xlink:href="https://scholar.google.com/scholar?cites=8928702593036416028&amp;as_sdt=2005&amp;sciodt=0,5&amp;hl=en" xlink:type="simple">https://scholar.google.com/scholar?cites=8928702593036416028&amp;as_sdt=2005&amp;sciodt=0,5&amp;hl=en</text:a></text:p>
          </table:table-cell>
          <table:table-cell table:style-name="ce8" office:value-type="float" office:value="38" calcext:value-type="float">
            <text:p>38</text:p>
          </table:table-cell>
          <table:table-cell table:style-name="ce16" office:value-type="date" office:date-value="2022-03-10T11:48:48" calcext:value-type="date">
            <text:p>2022-03-10 11:48:48</text:p>
          </table:table-cell>
          <table:table-cell table:number-columns-repeated="8"/>
          <table:table-cell table:style-name="ce8" office:value-type="float" office:value="24" calcext:value-type="float">
            <text:p>24</text:p>
          </table:table-cell>
          <table:table-cell table:style-name="ce8" office:value-type="string" calcext:value-type="string">
            <text:p>6.00</text:p>
          </table:table-cell>
          <table:table-cell table:style-name="ce8" office:value-type="float" office:value="6" calcext:value-type="float">
            <text:p>6</text:p>
          </table:table-cell>
          <table:table-cell table:number-columns-repeated="2" table:style-name="ce8" office:value-type="float" office:value="4" calcext:value-type="float">
            <text:p>4</text:p>
          </table:table-cell>
          <table:table-cell table:style-name="ce8" office:value-type="string" calcext:value-type="string">
            <text:p>… have begun to appear on utilizing Blockchain for business process management [14]–[… Blockchain to business processes, but our study goes beyond by considering business processes …</text:p>
          </table:table-cell>
          <table:table-cell/>
          <table:table-cell table:style-name="ce15" office:value-type="string" calcext:value-type="string">
            <text:p><text:a xlink:href="https://scholar.google.com/scholar?q=related:HHQLu7Mf6Xs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HHQLu7Mf6Xs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0" calcext:value-type="float">
            <text:p>20</text:p>
          </table:table-cell>
          <table:table-cell table:style-name="ce8" office:value-type="string" calcext:value-type="string">
            <text:p>B Carminati, E Ferrari…</text:p>
          </table:table-cell>
          <table:table-cell table:style-name="ce8" office:value-type="float" office:value="2018" calcext:value-type="float">
            <text:p>2018</text:p>
          </table:table-cell>
          <table:table-cell table:style-name="ce8" office:value-type="string" calcext:value-type="string">
            <text:p>Blockchain as a platform for secure inter-organizational business processes</text:p>
          </table:table-cell>
          <table:table-cell table:style-name="ce11" table:formula="of:=TRUE()" office:value-type="float" office:value="1" calcext:value-type="float">
            <text:p>1</text:p>
          </table:table-cell>
          <table:table-cell table:style-name="ce8"/>
          <table:table-cell table:style-name="ce8" office:value-type="string" calcext:value-type="string">
            <text:p>2018 IEEE 4th International …</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8537825/" xlink:type="simple">https://ieeexplore.ieee.org/abstract/document/8537825/</text:a></text:p>
          </table:table-cell>
          <table:table-cell table:style-name="ce15" office:value-type="string" calcext:value-type="string">
            <text:p><text:a xlink:href="https://scholar.google.com/scholar?cites=10493747635762580162&amp;as_sdt=2005&amp;sciodt=0,5&amp;hl=en" xlink:type="simple">https://scholar.google.com/scholar?cites=10493747635762580162&amp;as_sdt=2005&amp;sciodt=0,5&amp;hl=en</text:a></text:p>
          </table:table-cell>
          <table:table-cell table:style-name="ce8" office:value-type="float" office:value="39" calcext:value-type="float">
            <text:p>39</text:p>
          </table:table-cell>
          <table:table-cell table:style-name="ce16" office:value-type="date" office:date-value="2022-03-10T11:48:48" calcext:value-type="date">
            <text:p>2022-03-10 11:48:48</text:p>
          </table:table-cell>
          <table:table-cell table:number-columns-repeated="8"/>
          <table:table-cell table:style-name="ce8" office:value-type="float" office:value="20" calcext:value-type="float">
            <text:p>20</text:p>
          </table:table-cell>
          <table:table-cell table:style-name="ce8" office:value-type="string" calcext:value-type="string">
            <text:p>5.00</text:p>
          </table:table-cell>
          <table:table-cell table:style-name="ce8" office:value-type="float" office:value="7" calcext:value-type="float">
            <text:p>7</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 business process in blockchain, as a smart contract could play the role of central broker. Indeed, given a workflow, we can write a smart contract … we can assume business processes are …</text:p>
          </table:table-cell>
          <table:table-cell table:style-name="ce15" office:value-type="string" calcext:value-type="string">
            <text:p><text:a xlink:href="https://blockhack.osive.com/_downloads/a58a0164b9845869be518b5465972a28/11.pdf" xlink:type="simple">https://blockhack.osive.com/_downloads/a58a0164b9845869be518b5465972a28/11.pdf</text:a></text:p>
          </table:table-cell>
          <table:table-cell table:style-name="ce15" office:value-type="string" calcext:value-type="string">
            <text:p><text:a xlink:href="https://scholar.google.com/scholar?q=related:wko5YOBHoZE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wko5YOBHoZE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5" calcext:value-type="float">
            <text:p>15</text:p>
          </table:table-cell>
          <table:table-cell table:style-name="ce8" office:value-type="string" calcext:value-type="string">
            <text:p>F Guggenmos, J Lockl, A Rieger…</text:p>
          </table:table-cell>
          <table:table-cell table:style-name="ce8" office:value-type="float" office:value="2020" calcext:value-type="float">
            <text:p>2020</text:p>
          </table:table-cell>
          <table:table-cell table:style-name="ce8" office:value-type="string" calcext:value-type="string">
            <text:p>How to develop a GDPR-compliant blockchain solution for cross-organizational workflow management: evidence from the German asylum procedure</text:p>
          </table:table-cell>
          <table:table-cell table:style-name="ce11" table:formula="of:=FALSE()" office:value-type="float" office:value="0" calcext:value-type="float">
            <text:p>0</text:p>
          </table:table-cell>
          <table:table-cell table:style-name="ce8"/>
          <table:table-cell table:style-name="ce8" office:value-type="string" calcext:value-type="string">
            <text:p>… of the 53rd …</text:p>
          </table:table-cell>
          <table:table-cell table:style-name="ce15" office:value-type="string" calcext:value-type="string">
            <text:p><text:a xlink:href="http://scholarspace.manoa.hawaii.edu" xlink:type="simple">scholarspace.manoa.hawaii.edu</text:a></text:p>
          </table:table-cell>
          <table:table-cell table:style-name="ce15" office:value-type="string" calcext:value-type="string">
            <text:p><text:a xlink:href="https://scholarspace.manoa.hawaii.edu/handle/10125/64234" xlink:type="simple">https://scholarspace.manoa.hawaii.edu/handle/10125/64234</text:a></text:p>
          </table:table-cell>
          <table:table-cell table:style-name="ce15" office:value-type="string" calcext:value-type="string">
            <text:p><text:a xlink:href="https://scholar.google.com/scholar?cites=9961040495484086849&amp;as_sdt=2005&amp;sciodt=0,5&amp;hl=en" xlink:type="simple">https://scholar.google.com/scholar?cites=9961040495484086849&amp;as_sdt=2005&amp;sciodt=0,5&amp;hl=en</text:a></text:p>
          </table:table-cell>
          <table:table-cell table:style-name="ce8" office:value-type="float" office:value="40" calcext:value-type="float">
            <text:p>40</text:p>
          </table:table-cell>
          <table:table-cell table:style-name="ce16" office:value-type="date" office:date-value="2022-03-10T11:48:48" calcext:value-type="date">
            <text:p>2022-03-10 11:48:48</text:p>
          </table:table-cell>
          <table:table-cell table:number-columns-repeated="8"/>
          <table:table-cell table:style-name="ce8" office:value-type="float" office:value="15" calcext:value-type="float">
            <text:p>15</text:p>
          </table:table-cell>
          <table:table-cell table:style-name="ce8" office:value-type="string" calcext:value-type="string">
            <text:p>7.50</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office:value-type="string" calcext:value-type="string">
            <text:p>Blockchain technology has the potential to resolve trust concerns in cross-organizational workflows and to reduce reliance on paper-based documents as trust anchors. Although these …</text:p>
          </table:table-cell>
          <table:table-cell table:style-name="ce15" office:value-type="string" calcext:value-type="string">
            <text:p><text:a xlink:href="https://scholarspace.manoa.hawaii.edu/bitstream/10125/64234/1/0397.pdf" xlink:type="simple">https://scholarspace.manoa.hawaii.edu/bitstream/10125/64234/1/0397.pdf</text:a></text:p>
          </table:table-cell>
          <table:table-cell table:style-name="ce15" office:value-type="string" calcext:value-type="string">
            <text:p><text:a xlink:href="https://scholar.google.com/scholar?q=related:QSqcBo65PI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QSqcBo65PI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8" calcext:value-type="float">
            <text:p>18</text:p>
          </table:table-cell>
          <table:table-cell table:style-name="ce8" office:value-type="string" calcext:value-type="string">
            <text:p>M Alles, GL Gray</text:p>
          </table:table-cell>
          <table:table-cell table:style-name="ce8" office:value-type="float" office:value="2020" calcext:value-type="float">
            <text:p>2020</text:p>
          </table:table-cell>
          <table:table-cell table:style-name="ce8" office:value-type="string" calcext:value-type="string">
            <text:p>“The first mile problem”: Deriving an endogenous demand for auditing in blockchain-based business processes</text:p>
          </table:table-cell>
          <table:table-cell table:style-name="ce11" table:formula="of:=FALSE()" office:value-type="float" office:value="0" calcext:value-type="float">
            <text:p>0</text:p>
          </table:table-cell>
          <table:table-cell table:style-name="ce8"/>
          <table:table-cell table:style-name="ce8" office:value-type="string" calcext:value-type="string">
            <text:p>International journal of accounting information systems</text:p>
          </table:table-cell>
          <table:table-cell table:style-name="ce8" office:value-type="string" calcext:value-type="string">
            <text:p>Elsevier</text:p>
          </table:table-cell>
          <table:table-cell table:style-name="ce15" office:value-type="string" calcext:value-type="string">
            <text:p><text:a xlink:href="https://www.sciencedirect.com/science/article/pii/S1467089520300324" xlink:type="simple">https://www.sciencedirect.com/science/article/pii/S1467089520300324</text:a></text:p>
          </table:table-cell>
          <table:table-cell table:style-name="ce15" office:value-type="string" calcext:value-type="string">
            <text:p><text:a xlink:href="https://scholar.google.com/scholar?cites=18128619797621389188&amp;as_sdt=2005&amp;sciodt=0,5&amp;hl=en" xlink:type="simple">https://scholar.google.com/scholar?cites=18128619797621389188&amp;as_sdt=2005&amp;sciodt=0,5&amp;hl=en</text:a></text:p>
          </table:table-cell>
          <table:table-cell table:style-name="ce8" office:value-type="float" office:value="41" calcext:value-type="float">
            <text:p>41</text:p>
          </table:table-cell>
          <table:table-cell table:style-name="ce16" office:value-type="date" office:date-value="2022-03-10T11:48:48" calcext:value-type="date">
            <text:p>2022-03-10 11:48:48</text:p>
          </table:table-cell>
          <table:table-cell table:number-columns-repeated="8"/>
          <table:table-cell table:style-name="ce8" office:value-type="float" office:value="18" calcext:value-type="float">
            <text:p>18</text:p>
          </table:table-cell>
          <table:table-cell table:style-name="ce8" office:value-type="string" calcext:value-type="string">
            <text:p>9.00</text:p>
          </table:table-cell>
          <table:table-cell table:style-name="ce8" office:value-type="float" office:value="9" calcext:value-type="float">
            <text:p>9</text:p>
          </table:table-cell>
          <table:table-cell table:number-columns-repeated="2" table:style-name="ce8" office:value-type="float" office:value="2" calcext:value-type="float">
            <text:p>2</text:p>
          </table:table-cell>
          <table:table-cell table:style-name="ce8" office:value-type="string" calcext:value-type="string">
            <text:p>… blockchain business process, we suggest focusing on auditing and blockchain rather than auditing the blockchain, … We argue that auditing the blockchain, in particular, when it is private, …</text:p>
          </table:table-cell>
          <table:table-cell/>
          <table:table-cell table:style-name="ce15" office:value-type="string" calcext:value-type="string">
            <text:p><text:a xlink:href="https://scholar.google.com/scholar?q=related:hDdWCajLlfs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hDdWCajLlfs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F Corradini, A Marcelletti, A Morichetta…</text:p>
          </table:table-cell>
          <table:table-cell table:style-name="ce8" office:value-type="float" office:value="2022" calcext:value-type="float">
            <text:p>2022</text:p>
          </table:table-cell>
          <table:table-cell table:style-name="ce8" office:value-type="string" calcext:value-type="string">
            <text:p>Engineering Trustable and Auditable Choreography-based Systems Using Blockchain</text:p>
          </table:table-cell>
          <table:table-cell table:style-name="ce11" table:formula="of:=TRUE()" office:value-type="float" office:value="1" calcext:value-type="float">
            <text:p>1</text:p>
          </table:table-cell>
          <table:table-cell table:style-name="ce8"/>
          <table:table-cell table:style-name="ce8" office:value-type="string" calcext:value-type="string">
            <text:p>ACM Transactions on …</text:p>
          </table:table-cell>
          <table:table-cell table:style-name="ce15" office:value-type="string" calcext:value-type="string">
            <text:p><text:a xlink:href="http://dl.acm.org" xlink:type="simple">dl.acm.org</text:a></text:p>
          </table:table-cell>
          <table:table-cell table:style-name="ce15" office:value-type="string" calcext:value-type="string">
            <text:p><text:a xlink:href="https://dl.acm.org/doi/abs/10.1145/3505225" xlink:type="simple">https://dl.acm.org/doi/abs/10.1145/3505225</text:a></text:p>
          </table:table-cell>
          <table:table-cell/>
          <table:table-cell table:style-name="ce8" office:value-type="float" office:value="42" calcext:value-type="float">
            <text:p>42</text:p>
          </table:table-cell>
          <table:table-cell table:style-name="ce16" office:value-type="date" office:date-value="2022-03-10T11:48:48" calcext:value-type="date">
            <text:p>2022-03-10 11:48:48</text:p>
          </table:table-cell>
          <table:table-cell/>
          <table:table-cell table:style-name="ce8" office:value-type="string" calcext:value-type="string">
            <text:p>10.1145/3505225</text:p>
          </table:table-cell>
          <table:table-cell table:number-columns-repeated="6"/>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4" calcext:value-type="float">
            <text:p>4</text:p>
          </table:table-cell>
          <table:table-cell table:style-name="ce8" office:value-type="float" office:value="1" calcext:value-type="float">
            <text:p>1</text:p>
          </table:table-cell>
          <table:table-cell table:style-name="ce8" office:value-type="string" calcext:value-type="string">
            <text:p>… smart contract corresponding to the choreography instance is generated and then automatically deployed on the blockchain. … by the choreography specification and implemented in the …</text:p>
          </table:table-cell>
          <table:table-cell table:style-name="ce15" office:value-type="string" calcext:value-type="string">
            <text:p><text:a xlink:href="https://dl.acm.org/doi/pdf/10.1145/3505225" xlink:type="simple">https://dl.acm.org/doi/pdf/10.1145/3505225</text:a></text:p>
          </table:table-cell>
          <table:table-cell table:number-columns-repeated="997"/>
        </table:table-row>
        <table:table-row table:style-name="ro1">
          <table:table-cell table:style-name="ce8" office:value-type="float" office:value="6" calcext:value-type="float">
            <text:p>6</text:p>
          </table:table-cell>
          <table:table-cell table:style-name="ce8" office:value-type="string" calcext:value-type="string">
            <text:p>O López-Pintado, M Dumas, L García-Bañuelos…</text:p>
          </table:table-cell>
          <table:table-cell table:style-name="ce8" office:value-type="float" office:value="2022" calcext:value-type="float">
            <text:p>2022</text:p>
          </table:table-cell>
          <table:table-cell table:style-name="ce8" office:value-type="string" calcext:value-type="string">
            <text:p>Controlled flexibility in blockchain-based collaborative business processes</text:p>
          </table:table-cell>
          <table:table-cell table:style-name="ce11" table:formula="of:=TRUE()" office:value-type="float" office:value="1" calcext:value-type="float">
            <text:p>1</text:p>
          </table:table-cell>
          <table:table-cell table:style-name="ce8"/>
          <table:table-cell table:style-name="ce8" office:value-type="string" calcext:value-type="string">
            <text:p>Information Systems</text:p>
          </table:table-cell>
          <table:table-cell table:style-name="ce8" office:value-type="string" calcext:value-type="string">
            <text:p>Elsevier</text:p>
          </table:table-cell>
          <table:table-cell table:style-name="ce15" office:value-type="string" calcext:value-type="string">
            <text:p><text:a xlink:href="https://www.sciencedirect.com/science/article/pii/S0306437920300946" xlink:type="simple">https://www.sciencedirect.com/science/article/pii/S0306437920300946</text:a></text:p>
          </table:table-cell>
          <table:table-cell table:style-name="ce15" office:value-type="string" calcext:value-type="string">
            <text:p><text:a xlink:href="https://scholar.google.com/scholar?cites=2077127027262579732&amp;as_sdt=2005&amp;sciodt=0,5&amp;hl=en" xlink:type="simple">https://scholar.google.com/scholar?cites=2077127027262579732&amp;as_sdt=2005&amp;sciodt=0,5&amp;hl=en</text:a></text:p>
          </table:table-cell>
          <table:table-cell table:style-name="ce8" office:value-type="float" office:value="43" calcext:value-type="float">
            <text:p>43</text:p>
          </table:table-cell>
          <table:table-cell table:style-name="ce16" office:value-type="date" office:date-value="2022-03-10T11:48:48" calcext:value-type="date">
            <text:p>2022-03-10 11:48:48</text:p>
          </table:table-cell>
          <table:table-cell table:number-columns-repeated="8"/>
          <table:table-cell table:style-name="ce8" office:value-type="float" office:value="6" calcext:value-type="float">
            <text:p>6</text:p>
          </table:table-cell>
          <table:table-cell table:style-name="ce8" office:value-type="string" calcext:value-type="string">
            <text:p>6.00</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office:value-type="float" office:value="1" calcext:value-type="float">
            <text:p>1</text:p>
          </table:table-cell>
          <table:table-cell table:style-name="ce8" office:value-type="string" calcext:value-type="string">
            <text:p>… in existing blockchain-based approaches for collaborative business process execution. In this … can be compiled into smart contracts that, once deployed on a blockchain platform, ensure …</text:p>
          </table:table-cell>
          <table:table-cell table:style-name="ce15" office:value-type="string" calcext:value-type="string">
            <text:p><text:a xlink:href="https://www.researchgate.net/profile/Ingo-Weber-2/publication/343973528_Controlled_flexibility_in_blockchain-based_collaborative_business_processes/links/5f61ee3a4585154dbbd57e39/Controlled-flexibility-in-blockchain-based-collaborative-business-processes.pdf" xlink:type="simple">https://www.researchgate.net/profile/Ingo-Weber-2/publication/343973528_Controlled_flexibility_in_blockchain-based_collaborative_business_processes/links/5f61ee3a4585154dbbd57e39/Controlled-flexibility-in-blockchain-based-collaborative-business-processes.pdf</text:a></text:p>
          </table:table-cell>
          <table:table-cell table:style-name="ce15" office:value-type="string" calcext:value-type="string">
            <text:p><text:a xlink:href="https://scholar.google.com/scholar?q=related:FGRZtQZw0x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FGRZtQZw0x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5" calcext:value-type="float">
            <text:p>25</text:p>
          </table:table-cell>
          <table:table-cell table:style-name="ce8" office:value-type="string" calcext:value-type="string">
            <text:p>F Härer</text:p>
          </table:table-cell>
          <table:table-cell table:style-name="ce8" office:value-type="float" office:value="2018" calcext:value-type="float">
            <text:p>2018</text:p>
          </table:table-cell>
          <table:table-cell table:style-name="ce8" office:value-type="string" calcext:value-type="string">
            <text:p>Decentralized Business Process Modeling and Instance Tracking Secured by a Blockchain.</text:p>
          </table:table-cell>
          <table:table-cell table:style-name="ce11" table:formula="of:=TRUE()" office:value-type="float" office:value="1" calcext:value-type="float">
            <text:p>1</text:p>
          </table:table-cell>
          <table:table-cell table:style-name="ce8"/>
          <table:table-cell table:style-name="ce8" office:value-type="string" calcext:value-type="string">
            <text:p>ECIS</text:p>
          </table:table-cell>
          <table:table-cell table:style-name="ce15" office:value-type="string" calcext:value-type="string">
            <text:p><text:a xlink:href="http://researchgate.net" xlink:type="simple">researchgate.net</text:a></text:p>
          </table:table-cell>
          <table:table-cell table:style-name="ce15" office:value-type="string" calcext:value-type="string">
            <text:p><text:a xlink:href="https://www.researchgate.net/profile/Felix-Haerer/publication/326042433_Decentralized_Business_Process_Modeling_and_Instance_Tracking_Secured_By_a_Blockchain/links/5b377f1d0f7e9b0df5ddb4f2/Decentralized-Business-Process-Modeling-and-Instance-Tracking-Secured-By-a-Blockchain.pdf" xlink:type="simple">https://www.researchgate.net/profile/Felix-Haerer/publication/326042433_Decentralized_Business_Process_Modeling_and_Instance_Tracking_Secured_By_a_Blockchain/links/5b377f1d0f7e9b0df5ddb4f2/Decentralized-Business-Process-Modeling-and-Instance-Tracking-Secured-By-a-Blockchain.pdf</text:a></text:p>
          </table:table-cell>
          <table:table-cell table:style-name="ce15" office:value-type="string" calcext:value-type="string">
            <text:p><text:a xlink:href="https://scholar.google.com/scholar?cites=10805603663967825590&amp;as_sdt=2005&amp;sciodt=0,5&amp;hl=en" xlink:type="simple">https://scholar.google.com/scholar?cites=10805603663967825590&amp;as_sdt=2005&amp;sciodt=0,5&amp;hl=en</text:a></text:p>
          </table:table-cell>
          <table:table-cell table:style-name="ce8" office:value-type="float" office:value="44" calcext:value-type="float">
            <text:p>44</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25" calcext:value-type="float">
            <text:p>25</text:p>
          </table:table-cell>
          <table:table-cell table:style-name="ce8" office:value-type="string" calcext:value-type="string">
            <text:p>6.25</text:p>
          </table:table-cell>
          <table:table-cell table:style-name="ce8" office:value-type="float" office:value="25" calcext:value-type="float">
            <text:p>25</text:p>
          </table:table-cell>
          <table:table-cell table:style-name="ce8" office:value-type="float" office:value="1" calcext:value-type="float">
            <text:p>1</text:p>
          </table:table-cell>
          <table:table-cell table:style-name="ce8" office:value-type="float" office:value="4" calcext:value-type="float">
            <text:p>4</text:p>
          </table:table-cell>
          <table:table-cell table:style-name="ce8" office:value-type="string" calcext:value-type="string">
            <text:p>… blockchain technologies. The main contribution is twofold, consisting of a., the creation of models for inter-organizational business processes … Models for business processes, workflows, …</text:p>
          </table:table-cell>
          <table:table-cell table:style-name="ce15" office:value-type="string" calcext:value-type="string">
            <text:p><text:a xlink:href="https://www.researchgate.net/profile/Felix-Haerer/publication/326042433_Decentralized_Business_Process_Modeling_and_Instance_Tracking_Secured_By_a_Blockchain/links/5b377f1d0f7e9b0df5ddb4f2/Decentralized-Business-Process-Modeling-and-Instance-Tracking-Secured-By-a-Blockchain.pdf" xlink:type="simple">https://www.researchgate.net/profile/Felix-Haerer/publication/326042433_Decentralized_Business_Process_Modeling_and_Instance_Tracking_Secured_By_a_Blockchain/links/5b377f1d0f7e9b0df5ddb4f2/Decentralized-Business-Process-Modeling-and-Instance-Tracking-Secured-By-a-Blockchain.pdf</text:a></text:p>
          </table:table-cell>
          <table:table-cell table:style-name="ce15" office:value-type="string" calcext:value-type="string">
            <text:p><text:a xlink:href="https://scholar.google.com/scholar?q=related:ti52Jkg39ZU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ti52Jkg39ZU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9" calcext:value-type="float">
            <text:p>9</text:p>
          </table:table-cell>
          <table:table-cell table:style-name="ce8" office:value-type="string" calcext:value-type="string">
            <text:p>L Mercenne, KL Brousmiche…</text:p>
          </table:table-cell>
          <table:table-cell table:style-name="ce8" office:value-type="float" office:value="2018" calcext:value-type="float">
            <text:p>2018</text:p>
          </table:table-cell>
          <table:table-cell table:style-name="ce8" office:value-type="string" calcext:value-type="string">
            <text:p>Blockchain studio: a role-based business workflows management system</text:p>
          </table:table-cell>
          <table:table-cell table:style-name="ce11" table:formula="of:=TRUE()" office:value-type="float" office:value="1" calcext:value-type="float">
            <text:p>1</text:p>
          </table:table-cell>
          <table:table-cell table:style-name="ce8"/>
          <table:table-cell table:style-name="ce8" office:value-type="string" calcext:value-type="string">
            <text:p>2018 IEEE 9th Annual …</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8614879/" xlink:type="simple">https://ieeexplore.ieee.org/abstract/document/8614879/</text:a></text:p>
          </table:table-cell>
          <table:table-cell table:style-name="ce15" office:value-type="string" calcext:value-type="string">
            <text:p><text:a xlink:href="https://scholar.google.com/scholar?cites=2549093418691085141&amp;as_sdt=2005&amp;sciodt=0,5&amp;hl=en" xlink:type="simple">https://scholar.google.com/scholar?cites=2549093418691085141&amp;as_sdt=2005&amp;sciodt=0,5&amp;hl=en</text:a></text:p>
          </table:table-cell>
          <table:table-cell table:style-name="ce8" office:value-type="float" office:value="45" calcext:value-type="float">
            <text:p>45</text:p>
          </table:table-cell>
          <table:table-cell table:style-name="ce16" office:value-type="date" office:date-value="2022-03-10T11:48:48" calcext:value-type="date">
            <text:p>2022-03-10 11:48:48</text:p>
          </table:table-cell>
          <table:table-cell table:number-columns-repeated="8"/>
          <table:table-cell table:style-name="ce8" office:value-type="float" office:value="9" calcext:value-type="float">
            <text:p>9</text:p>
          </table:table-cell>
          <table:table-cell table:style-name="ce8" office:value-type="string" calcext:value-type="string">
            <text:p>2.25</text:p>
          </table:table-cell>
          <table:table-cell table:number-columns-repeated="2"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 paper, we introduce Blockchain Studio, a novel rolebased business workflows … smart contracts from high level business workflows specifications. The generated secure smart contracts …</text:p>
          </table:table-cell>
          <table:table-cell table:style-name="ce15" office:value-type="string" calcext:value-type="string">
            <text:p><text:a xlink:href="https://www.researchgate.net/profile/Kei-Leo-Brousmiche/publication/328861189_Blockchain_Studio_A_Role-Based_Business_Workflows_Management_System/links/5be74bc5a6fdcc3a8dcc2a3a/Blockchain-Studio-A-Role-Based-Business-Workflows-Management-System.pdf" xlink:type="simple">https://www.researchgate.net/profile/Kei-Leo-Brousmiche/publication/328861189_Blockchain_Studio_A_Role-Based_Business_Workflows_Management_System/links/5be74bc5a6fdcc3a8dcc2a3a/Blockchain-Studio-A-Role-Based-Business-Workflows-Management-System.pdf</text:a></text:p>
          </table:table-cell>
          <table:table-cell table:style-name="ce15" office:value-type="string" calcext:value-type="string">
            <text:p><text:a xlink:href="https://scholar.google.com/scholar?q=related:VUNeaPUyYCM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VUNeaPUyYCM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532" calcext:value-type="float">
            <text:p>532</text:p>
          </table:table-cell>
          <table:table-cell table:style-name="ce8" office:value-type="string" calcext:value-type="string">
            <text:p>J Mendling, I Weber, WVD Aalst, JV Brocke…</text:p>
          </table:table-cell>
          <table:table-cell table:style-name="ce8" office:value-type="float" office:value="2018" calcext:value-type="float">
            <text:p>2018</text:p>
          </table:table-cell>
          <table:table-cell table:style-name="ce8" office:value-type="string" calcext:value-type="string">
            <text:p>Blockchains for business process management-challenges and opportunities</text:p>
          </table:table-cell>
          <table:table-cell table:style-name="ce11" table:formula="of:=TRUE()" office:value-type="float" office:value="1" calcext:value-type="float">
            <text:p>1</text:p>
          </table:table-cell>
          <table:table-cell table:style-name="ce8"/>
          <table:table-cell table:style-name="ce8" office:value-type="string" calcext:value-type="string">
            <text:p>ACM Transactions on …</text:p>
          </table:table-cell>
          <table:table-cell table:style-name="ce15" office:value-type="string" calcext:value-type="string">
            <text:p><text:a xlink:href="http://dl.acm.org" xlink:type="simple">dl.acm.org</text:a></text:p>
          </table:table-cell>
          <table:table-cell table:style-name="ce15" office:value-type="string" calcext:value-type="string">
            <text:p><text:a xlink:href="https://dl.acm.org/doi/abs/10.1145/3183367" xlink:type="simple">https://dl.acm.org/doi/abs/10.1145/3183367</text:a></text:p>
          </table:table-cell>
          <table:table-cell table:style-name="ce15" office:value-type="string" calcext:value-type="string">
            <text:p><text:a xlink:href="https://scholar.google.com/scholar?cites=5925491153836234196&amp;as_sdt=2005&amp;sciodt=0,5&amp;hl=en" xlink:type="simple">https://scholar.google.com/scholar?cites=5925491153836234196&amp;as_sdt=2005&amp;sciodt=0,5&amp;hl=en</text:a></text:p>
          </table:table-cell>
          <table:table-cell table:style-name="ce8" office:value-type="float" office:value="46" calcext:value-type="float">
            <text:p>46</text:p>
          </table:table-cell>
          <table:table-cell table:style-name="ce16" office:value-type="date" office:date-value="2022-03-10T11:48:48" calcext:value-type="date">
            <text:p>2022-03-10 11:48:48</text:p>
          </table:table-cell>
          <table:table-cell/>
          <table:table-cell table:style-name="ce8" office:value-type="string" calcext:value-type="string">
            <text:p>10.1145/3183367</text:p>
          </table:table-cell>
          <table:table-cell table:number-columns-repeated="6"/>
          <table:table-cell table:style-name="ce8" office:value-type="float" office:value="532" calcext:value-type="float">
            <text:p>532</text:p>
          </table:table-cell>
          <table:table-cell table:style-name="ce8" office:value-type="string" calcext:value-type="string">
            <text:p>133.00</text:p>
          </table:table-cell>
          <table:table-cell table:style-name="ce8" office:value-type="float" office:value="106" calcext:value-type="float">
            <text:p>106</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string" calcext:value-type="string">
            <text:p>… and opportunities of blockchain for business process management (BPM). We first reflect how blockchains could be used in the context of the established BPM lifecycle and second how …</text:p>
          </table:table-cell>
          <table:table-cell table:style-name="ce15" office:value-type="string" calcext:value-type="string">
            <text:p><text:a xlink:href="https://dl.acm.org/doi/pdf/10.1145/3183367" xlink:type="simple">https://dl.acm.org/doi/pdf/10.1145/3183367</text:a></text:p>
          </table:table-cell>
          <table:table-cell table:style-name="ce15" office:value-type="string" calcext:value-type="string">
            <text:p><text:a xlink:href="https://scholar.google.com/scholar?q=related:1NUgUM-SO1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1NUgUM-SO1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6" calcext:value-type="float">
            <text:p>6</text:p>
          </table:table-cell>
          <table:table-cell table:style-name="ce8" office:value-type="string" calcext:value-type="string">
            <text:p>A Ruggeri, M Fazio, A Celesti, M Villari</text:p>
          </table:table-cell>
          <table:table-cell table:style-name="ce8" office:value-type="float" office:value="2020" calcext:value-type="float">
            <text:p>2020</text:p>
          </table:table-cell>
          <table:table-cell table:style-name="ce8" office:value-type="string" calcext:value-type="string">
            <text:p>Blockchain-based healthcare workflows in federated hospital clouds</text:p>
          </table:table-cell>
          <table:table-cell table:style-name="ce11" table:formula="of:=FALSE()" office:value-type="float" office:value="0" calcext:value-type="float">
            <text:p>0</text:p>
          </table:table-cell>
          <table:table-cell table:style-name="ce8"/>
          <table:table-cell table:style-name="ce8" office:value-type="string" calcext:value-type="string">
            <text:p>European Conference on Service …</text:p>
          </table:table-cell>
          <table:table-cell table:style-name="ce8" office:value-type="string" calcext:value-type="string">
            <text:p>Springer</text:p>
          </table:table-cell>
          <table:table-cell table:style-name="ce15" office:value-type="string" calcext:value-type="string">
            <text:p><text:a xlink:href="https://link.springer.com/chapter/10.1007/978-3-030-44769-4_9" xlink:type="simple">https://link.springer.com/chapter/10.1007/978-3-030-44769-4_9</text:a></text:p>
          </table:table-cell>
          <table:table-cell table:style-name="ce15" office:value-type="string" calcext:value-type="string">
            <text:p><text:a xlink:href="https://scholar.google.com/scholar?cites=924572803558263471&amp;as_sdt=2005&amp;sciodt=0,5&amp;hl=en" xlink:type="simple">https://scholar.google.com/scholar?cites=924572803558263471&amp;as_sdt=2005&amp;sciodt=0,5&amp;hl=en</text:a></text:p>
          </table:table-cell>
          <table:table-cell table:style-name="ce8" office:value-type="float" office:value="47" calcext:value-type="float">
            <text:p>47</text:p>
          </table:table-cell>
          <table:table-cell table:style-name="ce16" office:value-type="date" office:date-value="2022-03-10T11:48:48" calcext:value-type="date">
            <text:p>2022-03-10 11:48:48</text:p>
          </table:table-cell>
          <table:table-cell/>
          <table:table-cell table:style-name="ce8" office:value-type="string" calcext:value-type="string">
            <text:p>10.1007/978-3-030-44769-4_9</text:p>
          </table:table-cell>
          <table:table-cell table:number-columns-repeated="6"/>
          <table:table-cell table:style-name="ce8" office:value-type="float" office:value="6" calcext:value-type="float">
            <text:p>6</text:p>
          </table:table-cell>
          <table:table-cell table:style-name="ce8" office:value-type="string" calcext:value-type="string">
            <text:p>3.00</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office:value-type="float" office:value="2" calcext:value-type="float">
            <text:p>2</text:p>
          </table:table-cell>
          <table:table-cell table:style-name="ce8" office:value-type="string" calcext:value-type="string">
            <text:p>… This project demonstrates how Blockchain can be used in the healthcare environment to improve hospital workflow guaranteeing the authenticity of stored data. Experimental results …</text:p>
          </table:table-cell>
          <table:table-cell table:style-name="ce15" office:value-type="string" calcext:value-type="string">
            <text:p><text:a xlink:href="https://www.researchgate.net/profile/Armando-Ruggeri/publication/340419329_Blockchain-Based_Healthcare_Workflows_in_Federated_Hospital_Clouds/links/5f04511da6fdcc4ca452fc01/Blockchain-Based-Healthcare-Workflows-in-Federated-Hospital-Clouds.pdf" xlink:type="simple">https://www.researchgate.net/profile/Armando-Ruggeri/publication/340419329_Blockchain-Based_Healthcare_Workflows_in_Federated_Hospital_Clouds/links/5f04511da6fdcc4ca452fc01/Blockchain-Based-Healthcare-Workflows-in-Federated-Hospital-Clouds.pdf</text:a></text:p>
          </table:table-cell>
          <table:table-cell table:style-name="ce15" office:value-type="string" calcext:value-type="string">
            <text:p><text:a xlink:href="https://scholar.google.com/scholar?q=related:r8oT9RC-1A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r8oT9RC-1A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4" calcext:value-type="float">
            <text:p>14</text:p>
          </table:table-cell>
          <table:table-cell table:style-name="ce8" office:value-type="string" calcext:value-type="string">
            <text:p>D Silva, S Guerreiro, P Sousa</text:p>
          </table:table-cell>
          <table:table-cell table:style-name="ce8" office:value-type="float" office:value="2019" calcext:value-type="float">
            <text:p>2019</text:p>
          </table:table-cell>
          <table:table-cell table:style-name="ce8" office:value-type="string" calcext:value-type="string">
            <text:p>Decentralized enforcement of business process control using blockchain</text:p>
          </table:table-cell>
          <table:table-cell table:style-name="ce11" table:formula="of:=TRUE()" office:value-type="float" office:value="1" calcext:value-type="float">
            <text:p>1</text:p>
          </table:table-cell>
          <table:table-cell table:style-name="ce8"/>
          <table:table-cell table:style-name="ce8" office:value-type="string" calcext:value-type="string">
            <text:p>Enterprise Engineering Working …</text:p>
          </table:table-cell>
          <table:table-cell table:style-name="ce8" office:value-type="string" calcext:value-type="string">
            <text:p>Springer</text:p>
          </table:table-cell>
          <table:table-cell table:style-name="ce15" office:value-type="string" calcext:value-type="string">
            <text:p><text:a xlink:href="https://link.springer.com/chapter/10.1007/978-3-030-06097-8_5" xlink:type="simple">https://link.springer.com/chapter/10.1007/978-3-030-06097-8_5</text:a></text:p>
          </table:table-cell>
          <table:table-cell table:style-name="ce15" office:value-type="string" calcext:value-type="string">
            <text:p><text:a xlink:href="https://scholar.google.com/scholar?cites=17868469153016125081&amp;as_sdt=2005&amp;sciodt=0,5&amp;hl=en" xlink:type="simple">https://scholar.google.com/scholar?cites=17868469153016125081&amp;as_sdt=2005&amp;sciodt=0,5&amp;hl=en</text:a></text:p>
          </table:table-cell>
          <table:table-cell table:style-name="ce8" office:value-type="float" office:value="48" calcext:value-type="float">
            <text:p>48</text:p>
          </table:table-cell>
          <table:table-cell table:style-name="ce16" office:value-type="date" office:date-value="2022-03-10T11:48:48" calcext:value-type="date">
            <text:p>2022-03-10 11:48:48</text:p>
          </table:table-cell>
          <table:table-cell/>
          <table:table-cell table:style-name="ce8" office:value-type="string" calcext:value-type="string">
            <text:p>10.1007/978-3-030-06097-8_5</text:p>
          </table:table-cell>
          <table:table-cell table:number-columns-repeated="6"/>
          <table:table-cell table:style-name="ce8" office:value-type="float" office:value="14" calcext:value-type="float">
            <text:p>14</text:p>
          </table:table-cell>
          <table:table-cell table:style-name="ce8" office:value-type="string" calcext:value-type="string">
            <text:p>3.50</text:p>
          </table:table-cell>
          <table:table-cell table:style-name="ce8"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 business processes execution by using a blockchain solution… that runs business processes in an Ethereum blockchain from … applying Blockchain to Business Process Management (BPM…</text:p>
          </table:table-cell>
          <table:table-cell/>
          <table:table-cell table:style-name="ce15" office:value-type="string" calcext:value-type="string">
            <text:p><text:a xlink:href="https://scholar.google.com/scholar?q=related:mRaNAQaO-fc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mRaNAQaO-fc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0" calcext:value-type="float">
            <text:p>10</text:p>
          </table:table-cell>
          <table:table-cell table:style-name="ce8" office:value-type="string" calcext:value-type="string">
            <text:p>J Mendling</text:p>
          </table:table-cell>
          <table:table-cell table:style-name="ce8" office:value-type="float" office:value="2018" calcext:value-type="float">
            <text:p>2018</text:p>
          </table:table-cell>
          <table:table-cell table:style-name="ce8" office:value-type="string" calcext:value-type="string">
            <text:p>Towards blockchain support for business processes</text:p>
          </table:table-cell>
          <table:table-cell table:style-name="ce11" table:formula="of:=TRUE()" office:value-type="float" office:value="1" calcext:value-type="float">
            <text:p>1</text:p>
          </table:table-cell>
          <table:table-cell table:style-name="ce8"/>
          <table:table-cell table:style-name="ce8" office:value-type="string" calcext:value-type="string">
            <text:p>International Symposium on Business Modeling and …</text:p>
          </table:table-cell>
          <table:table-cell table:style-name="ce8" office:value-type="string" calcext:value-type="string">
            <text:p>Springer</text:p>
          </table:table-cell>
          <table:table-cell table:style-name="ce15" office:value-type="string" calcext:value-type="string">
            <text:p><text:a xlink:href="https://link.springer.com/chapter/10.1007/978-3-319-94214-8_15" xlink:type="simple">https://link.springer.com/chapter/10.1007/978-3-319-94214-8_15</text:a></text:p>
          </table:table-cell>
          <table:table-cell table:style-name="ce15" office:value-type="string" calcext:value-type="string">
            <text:p><text:a xlink:href="https://scholar.google.com/scholar?cites=14579824768074096484&amp;as_sdt=2005&amp;sciodt=0,5&amp;hl=en" xlink:type="simple">https://scholar.google.com/scholar?cites=14579824768074096484&amp;as_sdt=2005&amp;sciodt=0,5&amp;hl=en</text:a></text:p>
          </table:table-cell>
          <table:table-cell table:style-name="ce8" office:value-type="float" office:value="49" calcext:value-type="float">
            <text:p>49</text:p>
          </table:table-cell>
          <table:table-cell table:style-name="ce16" office:value-type="date" office:date-value="2022-03-10T11:48:48" calcext:value-type="date">
            <text:p>2022-03-10 11:48:48</text:p>
          </table:table-cell>
          <table:table-cell/>
          <table:table-cell table:style-name="ce8" office:value-type="string" calcext:value-type="string">
            <text:p>10.1007/978-3-319-94214-8_15</text:p>
          </table:table-cell>
          <table:table-cell table:number-columns-repeated="6"/>
          <table:table-cell table:style-name="ce8" office:value-type="float" office:value="10" calcext:value-type="float">
            <text:p>10</text:p>
          </table:table-cell>
          <table:table-cell table:style-name="ce8" office:value-type="string" calcext:value-type="string">
            <text:p>2.50</text:p>
          </table:table-cell>
          <table:table-cell table:style-name="ce8" office:value-type="float" office:value="10" calcext:value-type="float">
            <text:p>10</text:p>
          </table:table-cell>
          <table:table-cell table:style-name="ce8" office:value-type="float" office:value="1" calcext:value-type="float">
            <text:p>1</text:p>
          </table:table-cell>
          <table:table-cell table:style-name="ce8" office:value-type="float" office:value="4" calcext:value-type="float">
            <text:p>4</text:p>
          </table:table-cell>
          <table:table-cell table:style-name="ce8" office:value-type="string" calcext:value-type="string">
            <text:p>… of blockchains for BPM. Section 2 discusses the specific benefits that blockchain technology … processes on the blockchain along the different phases of the BPM lifecycle phases [1]. …</text:p>
          </table:table-cell>
          <table:table-cell/>
          <table:table-cell table:style-name="ce15" office:value-type="string" calcext:value-type="string">
            <text:p><text:a xlink:href="https://scholar.google.com/scholar?q=related:ZJ9_HGHxVc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ZJ9_HGHxVc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6" calcext:value-type="float">
            <text:p>16</text:p>
          </table:table-cell>
          <table:table-cell table:style-name="ce8" office:value-type="string" calcext:value-type="string">
            <text:p>M Müller, N Ostern, M Rosemann</text:p>
          </table:table-cell>
          <table:table-cell table:style-name="ce8" office:value-type="float" office:value="2020" calcext:value-type="float">
            <text:p>2020</text:p>
          </table:table-cell>
          <table:table-cell table:style-name="ce8" office:value-type="string" calcext:value-type="string">
            <text:p>Silver bullet for all trust issues? blockchain-based trust patterns for collaborative business processes</text:p>
          </table:table-cell>
          <table:table-cell table:style-name="ce11" table:formula="of:=TRUE()" office:value-type="float" office:value="1" calcext:value-type="float">
            <text:p>1</text:p>
          </table:table-cell>
          <table:table-cell table:style-name="ce8"/>
          <table:table-cell table:style-name="ce8" office:value-type="string" calcext:value-type="string">
            <text:p>… Conference on Business Process …</text:p>
          </table:table-cell>
          <table:table-cell table:style-name="ce8" office:value-type="string" calcext:value-type="string">
            <text:p>Springer</text:p>
          </table:table-cell>
          <table:table-cell table:style-name="ce15" office:value-type="string" calcext:value-type="string">
            <text:p><text:a xlink:href="https://link.springer.com/chapter/10.1007/978-3-030-58779-6_1" xlink:type="simple">https://link.springer.com/chapter/10.1007/978-3-030-58779-6_1</text:a></text:p>
          </table:table-cell>
          <table:table-cell table:style-name="ce15" office:value-type="string" calcext:value-type="string">
            <text:p><text:a xlink:href="https://scholar.google.com/scholar?cites=2135778654234815507&amp;as_sdt=2005&amp;sciodt=0,5&amp;hl=en" xlink:type="simple">https://scholar.google.com/scholar?cites=2135778654234815507&amp;as_sdt=2005&amp;sciodt=0,5&amp;hl=en</text:a></text:p>
          </table:table-cell>
          <table:table-cell table:style-name="ce8" office:value-type="float" office:value="50" calcext:value-type="float">
            <text:p>50</text:p>
          </table:table-cell>
          <table:table-cell table:style-name="ce16" office:value-type="date" office:date-value="2022-03-10T11:48:48" calcext:value-type="date">
            <text:p>2022-03-10 11:48:48</text:p>
          </table:table-cell>
          <table:table-cell/>
          <table:table-cell table:style-name="ce8" office:value-type="string" calcext:value-type="string">
            <text:p>10.1007/978-3-030-58779-6_1</text:p>
          </table:table-cell>
          <table:table-cell table:number-columns-repeated="6"/>
          <table:table-cell table:style-name="ce8" office:value-type="float" office:value="16" calcext:value-type="float">
            <text:p>16</text:p>
          </table:table-cell>
          <table:table-cell table:style-name="ce8" office:value-type="string" calcext:value-type="string">
            <text:p>8.00</text:p>
          </table:table-cell>
          <table:table-cell table:style-name="ce8" office:value-type="float" office:value="5" calcext:value-type="float">
            <text:p>5</text:p>
          </table:table-cell>
          <table:table-cell table:style-name="ce8" office:value-type="float" office:value="3" calcext:value-type="float">
            <text:p>3</text:p>
          </table:table-cell>
          <table:table-cell table:style-name="ce8" office:value-type="float" office:value="2" calcext:value-type="float">
            <text:p>2</text:p>
          </table:table-cell>
          <table:table-cell table:style-name="ce8" office:value-type="string" calcext:value-type="string">
            <text:p>… technology be utilized to mitigate trust concerns in collaborative business processes?” First, … with the blockchain technology in a business process. Then we discuss how the blockchain …</text:p>
          </table:table-cell>
          <table:table-cell table:style-name="ce15" office:value-type="string" calcext:value-type="string">
            <text:p><text:a xlink:href="https://eprints.qut.edu.au/205038/1/68709947.pdf" xlink:type="simple">https://eprints.qut.edu.au/205038/1/68709947.pdf</text:a></text:p>
          </table:table-cell>
          <table:table-cell table:style-name="ce15" office:value-type="string" calcext:value-type="string">
            <text:p><text:a xlink:href="https://scholar.google.com/scholar?q=related:EyyHxF7Pox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EyyHxF7Pox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M Kherbouche, G Pisoni, B Molnár</text:p>
          </table:table-cell>
          <table:table-cell table:style-name="ce8" office:value-type="float" office:value="2022" calcext:value-type="float">
            <text:p>2022</text:p>
          </table:table-cell>
          <table:table-cell table:style-name="ce8" office:value-type="string" calcext:value-type="string">
            <text:p>Model to Program and Blockchain Approaches for Business Processes and Workflows in Finance</text:p>
          </table:table-cell>
          <table:table-cell table:style-name="ce11" table:formula="of:=TRUE()" office:value-type="float" office:value="1" calcext:value-type="float">
            <text:p>1</text:p>
          </table:table-cell>
          <table:table-cell table:style-name="ce8"/>
          <table:table-cell table:style-name="ce8" office:value-type="string" calcext:value-type="string">
            <text:p>Applied System Innovation</text:p>
          </table:table-cell>
          <table:table-cell table:style-name="ce15" office:value-type="string" calcext:value-type="string">
            <text:p><text:a xlink:href="http://mdpi.com" xlink:type="simple">mdpi.com</text:a></text:p>
          </table:table-cell>
          <table:table-cell table:style-name="ce15" office:value-type="string" calcext:value-type="string">
            <text:p><text:a xlink:href="https://www.mdpi.com/1435320" xlink:type="simple">https://www.mdpi.com/1435320</text:a></text:p>
          </table:table-cell>
          <table:table-cell/>
          <table:table-cell table:style-name="ce8" office:value-type="float" office:value="51" calcext:value-type="float">
            <text:p>51</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office:value-type="string" calcext:value-type="string">
            <text:p>… We overview the opportunities for the application of blockchain in Business Process … utilization of blockchain technology for model checking of Workflow, Business Processes to ensure …</text:p>
          </table:table-cell>
          <table:table-cell table:style-name="ce15" office:value-type="string" calcext:value-type="string">
            <text:p><text:a xlink:href="https://www.mdpi.com/2571-5577/5/1/10/htm" xlink:type="simple">https://www.mdpi.com/2571-5577/5/1/10/htm</text:a></text:p>
          </table:table-cell>
          <table:table-cell table:style-name="ce15" office:value-type="string" calcext:value-type="string">
            <text:p><text:a xlink:href="https://scholar.google.com/scholar?q=related:ZRdm_EzojHg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ZRdm_EzojHg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4" calcext:value-type="float">
            <text:p>4</text:p>
          </table:table-cell>
          <table:table-cell table:style-name="ce8" office:value-type="string" calcext:value-type="string">
            <text:p>G Fridgen, B Sablowsky, N Urbach</text:p>
          </table:table-cell>
          <table:table-cell table:style-name="ce8" office:value-type="float" office:value="2017" calcext:value-type="float">
            <text:p>2017</text:p>
          </table:table-cell>
          <table:table-cell table:style-name="ce8" office:value-type="string" calcext:value-type="string">
            <text:p>Implementation of a blockchain workflow management prototype</text:p>
          </table:table-cell>
          <table:table-cell table:style-name="ce11" table:formula="of:=FALSE()" office:value-type="float" office:value="0" calcext:value-type="float">
            <text:p>0</text:p>
          </table:table-cell>
          <table:table-cell table:style-name="ce8" office:value-type="string" calcext:value-type="string">
            <text:p>Report</text:p>
          </table:table-cell>
          <table:table-cell table:style-name="ce8" office:value-type="string" calcext:value-type="string">
            <text:p>Blockchain Engineering</text:p>
          </table:table-cell>
          <table:table-cell table:style-name="ce8" office:value-type="string" calcext:value-type="string">
            <text:p>ercim-news.ercim.eu</text:p>
          </table:table-cell>
          <table:table-cell table:style-name="ce15" office:value-type="string" calcext:value-type="string">
            <text:p><text:a xlink:href="https://ercim-news.ercim.eu/images/stories/EN110/EN110-web.pdf#page=19" xlink:type="simple">https://ercim-news.ercim.eu/images/stories/EN110/EN110-web.pdf#page=19</text:a></text:p>
          </table:table-cell>
          <table:table-cell table:style-name="ce15" office:value-type="string" calcext:value-type="string">
            <text:p><text:a xlink:href="https://scholar.google.com/scholar?cites=6700371055079860682&amp;as_sdt=2005&amp;sciodt=0,5&amp;hl=en" xlink:type="simple">https://scholar.google.com/scholar?cites=6700371055079860682&amp;as_sdt=2005&amp;sciodt=0,5&amp;hl=en</text:a></text:p>
          </table:table-cell>
          <table:table-cell table:style-name="ce8" office:value-type="float" office:value="52" calcext:value-type="float">
            <text:p>52</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4" calcext:value-type="float">
            <text:p>4</text:p>
          </table:table-cell>
          <table:table-cell table:style-name="ce8" office:value-type="string" calcext:value-type="string">
            <text:p>0.80</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5" calcext:value-type="float">
            <text:p>5</text:p>
          </table:table-cell>
          <table:table-cell table:style-name="ce8" office:value-type="string" calcext:value-type="string">
            <text:p>… The aim of the project was to familiarise with Blockchain technology to obtain transferable … of Blockchain systems and include participants of different companies, use smart contracts for …</text:p>
          </table:table-cell>
          <table:table-cell table:style-name="ce15" office:value-type="string" calcext:value-type="string">
            <text:p><text:a xlink:href="https://ercim-news.ercim.eu/images/stories/EN110/EN110-web.pdf#page=19" xlink:type="simple">https://ercim-news.ercim.eu/images/stories/EN110/EN110-web.pdf#page=19</text:a></text:p>
          </table:table-cell>
          <table:table-cell table:style-name="ce15" office:value-type="string" calcext:value-type="string">
            <text:p><text:a xlink:href="https://scholar.google.com/scholar?q=related:yilYefl__F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yilYefl__F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1" calcext:value-type="float">
            <text:p>11</text:p>
          </table:table-cell>
          <table:table-cell table:style-name="ce8" office:value-type="string" calcext:value-type="string">
            <text:p>JL Tilbury, E de la Rey…</text:p>
          </table:table-cell>
          <table:table-cell table:style-name="ce8" office:value-type="float" office:value="2019" calcext:value-type="float">
            <text:p>2019</text:p>
          </table:table-cell>
          <table:table-cell table:style-name="ce8" office:value-type="string" calcext:value-type="string">
            <text:p>Business process models of blockchain and South African real estate transactions</text:p>
          </table:table-cell>
          <table:table-cell table:style-name="ce11" table:formula="of:=FALSE()" office:value-type="float" office:value="0" calcext:value-type="float">
            <text:p>0</text:p>
          </table:table-cell>
          <table:table-cell table:style-name="ce8"/>
          <table:table-cell table:style-name="ce8" office:value-type="string" calcext:value-type="string">
            <text:p>… Conference on Advances …</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8851014/" xlink:type="simple">https://ieeexplore.ieee.org/abstract/document/8851014/</text:a></text:p>
          </table:table-cell>
          <table:table-cell table:style-name="ce15" office:value-type="string" calcext:value-type="string">
            <text:p><text:a xlink:href="https://scholar.google.com/scholar?cites=2371637396028616539&amp;as_sdt=2005&amp;sciodt=0,5&amp;hl=en" xlink:type="simple">https://scholar.google.com/scholar?cites=2371637396028616539&amp;as_sdt=2005&amp;sciodt=0,5&amp;hl=en</text:a></text:p>
          </table:table-cell>
          <table:table-cell table:style-name="ce8" office:value-type="float" office:value="53" calcext:value-type="float">
            <text:p>53</text:p>
          </table:table-cell>
          <table:table-cell table:style-name="ce16" office:value-type="date" office:date-value="2022-03-10T11:48:48" calcext:value-type="date">
            <text:p>2022-03-10 11:48:48</text:p>
          </table:table-cell>
          <table:table-cell table:number-columns-repeated="8"/>
          <table:table-cell table:style-name="ce8" office:value-type="float" office:value="11" calcext:value-type="float">
            <text:p>11</text:p>
          </table:table-cell>
          <table:table-cell table:style-name="ce8" office:value-type="string" calcext:value-type="string">
            <text:p>3.67</text:p>
          </table:table-cell>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string" calcext:value-type="string">
            <text:p>… Blockchain technology presents an opportunity for the real estate sector as it has the … blockchain technology use case. Two conceptual models are presented using Business Process …</text:p>
          </table:table-cell>
          <table:table-cell table:style-name="ce15" office:value-type="string" calcext:value-type="string">
            <text:p><text:a xlink:href="https://www.academia.edu/download/60398760/icABCD_2019_Conference_Proceedings_Paper_Final_Submission20190826-26371-1ridjsx.pdf" xlink:type="simple">https://www.academia.edu/download/60398760/icABCD_2019_Conference_Proceedings_Paper_Final_Submission20190826-26371-1ridjsx.pdf</text:a></text:p>
          </table:table-cell>
          <table:table-cell table:style-name="ce15" office:value-type="string" calcext:value-type="string">
            <text:p><text:a xlink:href="https://scholar.google.com/scholar?q=related:W29RbqW_6S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W29RbqW_6S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1" calcext:value-type="float">
            <text:p>11</text:p>
          </table:table-cell>
          <table:table-cell table:style-name="ce8" office:value-type="string" calcext:value-type="string">
            <text:p>YV Vertakova, TA Golovina, AV Polyanin</text:p>
          </table:table-cell>
          <table:table-cell table:style-name="ce8" office:value-type="float" office:value="2019" calcext:value-type="float">
            <text:p>2019</text:p>
          </table:table-cell>
          <table:table-cell table:style-name="ce8" office:value-type="string" calcext:value-type="string">
            <text:p>Synergy of blockchain technologies and “big data” in business process management of economic systems</text:p>
          </table:table-cell>
          <table:table-cell table:style-name="ce11" table:formula="of:=FALSE()" office:value-type="float" office:value="0" calcext:value-type="float">
            <text:p>0</text:p>
          </table:table-cell>
          <table:table-cell table:style-name="ce8"/>
          <table:table-cell table:style-name="ce8" office:value-type="string" calcext:value-type="string">
            <text:p>Institute of Scientific …</text:p>
          </table:table-cell>
          <table:table-cell table:style-name="ce8" office:value-type="string" calcext:value-type="string">
            <text:p>Springer</text:p>
          </table:table-cell>
          <table:table-cell table:style-name="ce15" office:value-type="string" calcext:value-type="string">
            <text:p><text:a xlink:href="https://link.springer.com/chapter/10.1007/978-3-030-29586-8_97" xlink:type="simple">https://link.springer.com/chapter/10.1007/978-3-030-29586-8_97</text:a></text:p>
          </table:table-cell>
          <table:table-cell table:style-name="ce15" office:value-type="string" calcext:value-type="string">
            <text:p><text:a xlink:href="https://scholar.google.com/scholar?cites=11256210342100469193&amp;as_sdt=2005&amp;sciodt=0,5&amp;hl=en" xlink:type="simple">https://scholar.google.com/scholar?cites=11256210342100469193&amp;as_sdt=2005&amp;sciodt=0,5&amp;hl=en</text:a></text:p>
          </table:table-cell>
          <table:table-cell table:style-name="ce8" office:value-type="float" office:value="54" calcext:value-type="float">
            <text:p>54</text:p>
          </table:table-cell>
          <table:table-cell table:style-name="ce16" office:value-type="date" office:date-value="2022-03-10T11:48:48" calcext:value-type="date">
            <text:p>2022-03-10 11:48:48</text:p>
          </table:table-cell>
          <table:table-cell/>
          <table:table-cell table:style-name="ce8" office:value-type="string" calcext:value-type="string">
            <text:p>10.1007/978-3-030-29586-8_97</text:p>
          </table:table-cell>
          <table:table-cell table:number-columns-repeated="6"/>
          <table:table-cell table:style-name="ce8" office:value-type="float" office:value="11" calcext:value-type="float">
            <text:p>11</text:p>
          </table:table-cell>
          <table:table-cell table:style-name="ce8" office:value-type="string" calcext:value-type="string">
            <text:p>3.67</text:p>
          </table:table-cell>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string" calcext:value-type="string">
            <text:p>… by blockchain platforms or blockchain technologies are very promising for business. Technologically, the blockchain … Blockchain technology allows you to create a “time stamp”. The …</text:p>
          </table:table-cell>
          <table:table-cell/>
          <table:table-cell table:style-name="ce15" office:value-type="string" calcext:value-type="string">
            <text:p><text:a xlink:href="https://scholar.google.com/scholar?q=related:yQX6DasXNp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yQX6DasXNp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5" calcext:value-type="float">
            <text:p>5</text:p>
          </table:table-cell>
          <table:table-cell table:style-name="ce8" office:value-type="string" calcext:value-type="string">
            <text:p>M Adams, S Suriadi, A Kumar…</text:p>
          </table:table-cell>
          <table:table-cell table:style-name="ce8" office:value-type="float" office:value="2020" calcext:value-type="float">
            <text:p>2020</text:p>
          </table:table-cell>
          <table:table-cell table:style-name="ce8" office:value-type="string" calcext:value-type="string">
            <text:p>Flexible integration of blockchain with business process automation: A federated architecture</text:p>
          </table:table-cell>
          <table:table-cell table:style-name="ce11" table:formula="of:=TRUE()" office:value-type="float" office:value="1" calcext:value-type="float">
            <text:p>1</text:p>
          </table:table-cell>
          <table:table-cell table:style-name="ce8"/>
          <table:table-cell table:style-name="ce8" office:value-type="string" calcext:value-type="string">
            <text:p>… Conference on Advanced …</text:p>
          </table:table-cell>
          <table:table-cell table:style-name="ce8" office:value-type="string" calcext:value-type="string">
            <text:p>Springer</text:p>
          </table:table-cell>
          <table:table-cell table:style-name="ce15" office:value-type="string" calcext:value-type="string">
            <text:p><text:a xlink:href="https://link.springer.com/chapter/10.1007/978-3-030-58135-0_1" xlink:type="simple">https://link.springer.com/chapter/10.1007/978-3-030-58135-0_1</text:a></text:p>
          </table:table-cell>
          <table:table-cell table:style-name="ce15" office:value-type="string" calcext:value-type="string">
            <text:p><text:a xlink:href="https://scholar.google.com/scholar?cites=2070382677528615848&amp;as_sdt=2005&amp;sciodt=0,5&amp;hl=en" xlink:type="simple">https://scholar.google.com/scholar?cites=2070382677528615848&amp;as_sdt=2005&amp;sciodt=0,5&amp;hl=en</text:a></text:p>
          </table:table-cell>
          <table:table-cell table:style-name="ce8" office:value-type="float" office:value="55" calcext:value-type="float">
            <text:p>55</text:p>
          </table:table-cell>
          <table:table-cell table:style-name="ce16" office:value-type="date" office:date-value="2022-03-10T11:48:48" calcext:value-type="date">
            <text:p>2022-03-10 11:48:48</text:p>
          </table:table-cell>
          <table:table-cell/>
          <table:table-cell table:style-name="ce8" office:value-type="string" calcext:value-type="string">
            <text:p>10.1007/978-3-030-58135-0_1</text:p>
          </table:table-cell>
          <table:table-cell table:number-columns-repeated="6"/>
          <table:table-cell table:style-name="ce8" office:value-type="float" office:value="5" calcext:value-type="float">
            <text:p>5</text:p>
          </table:table-cell>
          <table:table-cell table:style-name="ce8" office:value-type="string" calcext:value-type="string">
            <text:p>2.50</text:p>
          </table:table-cell>
          <table:table-cell table:style-name="ce8" office:value-type="float" office:value="1" calcext:value-type="float">
            <text:p>1</text:p>
          </table:table-cell>
          <table:table-cell table:style-name="ce8" office:value-type="float" office:value="4" calcext:value-type="float">
            <text:p>4</text:p>
          </table:table-cell>
          <table:table-cell table:style-name="ce8" office:value-type="float" office:value="2" calcext:value-type="float">
            <text:p>2</text:p>
          </table:table-cell>
          <table:table-cell table:style-name="ce8" office:value-type="string" calcext:value-type="string">
            <text:p>… of a BPM system should not be migrated to the blockchain. … wherein the BPM system can interface with the blockchain as … for executing key contractual terms through smart contracts. …</text:p>
          </table:table-cell>
          <table:table-cell table:style-name="ce15" office:value-type="string" calcext:value-type="string">
            <text:p><text:a xlink:href="https://eprints.qut.edu.au/203489/1/BPA_Blockchain_Federated_Architecture.pdf;" xlink:type="simple">https://eprints.qut.edu.au/203489/1/BPA_Blockchain_Federated_Architecture.pdf;</text:a></text:p>
          </table:table-cell>
          <table:table-cell table:style-name="ce15" office:value-type="string" calcext:value-type="string">
            <text:p><text:a xlink:href="https://scholar.google.com/scholar?q=related:qBs3axN6ux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qBs3axN6ux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W Viriyasitavat, Z Bi, D Hoonsopon</text:p>
          </table:table-cell>
          <table:table-cell table:style-name="ce8" office:value-type="float" office:value="2022" calcext:value-type="float">
            <text:p>2022</text:p>
          </table:table-cell>
          <table:table-cell table:style-name="ce8" office:value-type="string" calcext:value-type="string">
            <text:p>Blockchain technologies for interoperation of business processes in smart supply chains</text:p>
          </table:table-cell>
          <table:table-cell table:style-name="ce11" table:formula="of:=FALSE()" office:value-type="float" office:value="0" calcext:value-type="float">
            <text:p>0</text:p>
          </table:table-cell>
          <table:table-cell table:style-name="ce8"/>
          <table:table-cell table:style-name="ce8" office:value-type="string" calcext:value-type="string">
            <text:p>Journal of Industrial Information …</text:p>
          </table:table-cell>
          <table:table-cell table:style-name="ce8" office:value-type="string" calcext:value-type="string">
            <text:p>Elsevier</text:p>
          </table:table-cell>
          <table:table-cell table:style-name="ce15" office:value-type="string" calcext:value-type="string">
            <text:p><text:a xlink:href="https://www.sciencedirect.com/science/article/pii/S2452414X22000012" xlink:type="simple">https://www.sciencedirect.com/science/article/pii/S2452414X22000012</text:a></text:p>
          </table:table-cell>
          <table:table-cell/>
          <table:table-cell table:style-name="ce8" office:value-type="float" office:value="56" calcext:value-type="float">
            <text:p>56</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office:value-type="string" calcext:value-type="string">
            <text:p>… At this level, we suggest that the blockchain of business process relies on the outlined … of blockchain systems is complete, a smart contract can be generated for a business process …</text:p>
          </table:table-cell>
          <table:table-cell/>
          <table:table-cell table:style-name="ce15" office:value-type="string" calcext:value-type="string">
            <text:p><text:a xlink:href="https://scholar.google.com/scholar?q=related:_OHl8BAbAu8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_OHl8BAbAu8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6" calcext:value-type="float">
            <text:p>16</text:p>
          </table:table-cell>
          <table:table-cell table:style-name="ce8" office:value-type="string" calcext:value-type="string">
            <text:p>P Snow, B Deery, J Lu, D Johnston…</text:p>
          </table:table-cell>
          <table:table-cell table:style-name="ce8" office:value-type="float" office:value="2014" calcext:value-type="float">
            <text:p>2014</text:p>
          </table:table-cell>
          <table:table-cell table:style-name="ce8" office:value-type="string" calcext:value-type="string">
            <text:p>Business processes secured by immutable audit trails on the blockchain</text:p>
          </table:table-cell>
          <table:table-cell table:style-name="ce11" table:formula="of:=TRUE()" office:value-type="float" office:value="1" calcext:value-type="float">
            <text:p>1</text:p>
          </table:table-cell>
          <table:table-cell table:style-name="ce8"/>
          <table:table-cell table:style-name="ce8" office:value-type="string" calcext:value-type="string">
            <text:p>Brave New …</text:p>
          </table:table-cell>
          <table:table-cell table:style-name="ce15" office:value-type="string" calcext:value-type="string">
            <text:p><text:a xlink:href="http://raw.githubusercontent.com" xlink:type="simple">raw.githubusercontent.com</text:a></text:p>
          </table:table-cell>
          <table:table-cell table:style-name="ce15" office:value-type="string" calcext:value-type="string">
            <text:p><text:a xlink:href="https://raw.githubusercontent.com/FactomProject/FactomDocs/master/Factom_Whitepaper.pdf" xlink:type="simple">https://raw.githubusercontent.com/FactomProject/FactomDocs/master/Factom_Whitepaper.pdf</text:a></text:p>
          </table:table-cell>
          <table:table-cell table:style-name="ce15" office:value-type="string" calcext:value-type="string">
            <text:p><text:a xlink:href="https://scholar.google.com/scholar?cites=7871606586238064569&amp;as_sdt=2005&amp;sciodt=0,5&amp;hl=en" xlink:type="simple">https://scholar.google.com/scholar?cites=7871606586238064569&amp;as_sdt=2005&amp;sciodt=0,5&amp;hl=en</text:a></text:p>
          </table:table-cell>
          <table:table-cell table:style-name="ce8" office:value-type="float" office:value="57" calcext:value-type="float">
            <text:p>57</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16" calcext:value-type="float">
            <text:p>16</text:p>
          </table:table-cell>
          <table:table-cell table:style-name="ce8" office:value-type="string" calcext:value-type="string">
            <text:p>2.00</text:p>
          </table:table-cell>
          <table:table-cell table:style-name="ce8" office:value-type="float" office:value="3" calcext:value-type="float">
            <text:p>3</text:p>
          </table:table-cell>
          <table:table-cell table:style-name="ce8" office:value-type="float" office:value="5" calcext:value-type="float">
            <text:p>5</text:p>
          </table:table-cell>
          <table:table-cell table:style-name="ce8" office:value-type="float" office:value="8" calcext:value-type="float">
            <text:p>8</text:p>
          </table:table-cell>
          <table:table-cell table:style-name="ce8" office:value-type="string" calcext:value-type="string">
            <text:p>… Blockchains provide a distributed mechanism to lock in data, making data verifiable and independently auditable. Bitcoin’s blockchain is … Factom gives businesses access to blockchain …</text:p>
          </table:table-cell>
          <table:table-cell table:style-name="ce15" office:value-type="string" calcext:value-type="string">
            <text:p><text:a xlink:href="https://raw.githubusercontent.com/FactomProject/FactomDocs/master/Factom_Whitepaper.pdf" xlink:type="simple">https://raw.githubusercontent.com/FactomProject/FactomDocs/master/Factom_Whitepaper.pdf</text:a></text:p>
          </table:table-cell>
          <table:table-cell table:style-name="ce15" office:value-type="string" calcext:value-type="string">
            <text:p><text:a xlink:href="https://scholar.google.com/scholar?q=related:uVdYEHyQPW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uVdYEHyQPW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1" calcext:value-type="float">
            <text:p>11</text:p>
          </table:table-cell>
          <table:table-cell table:style-name="ce8" office:value-type="string" calcext:value-type="string">
            <text:p>G Meroni, P Plebani, F Vona</text:p>
          </table:table-cell>
          <table:table-cell table:style-name="ce8" office:value-type="float" office:value="2019" calcext:value-type="float">
            <text:p>2019</text:p>
          </table:table-cell>
          <table:table-cell table:style-name="ce8" office:value-type="string" calcext:value-type="string">
            <text:p>Trusted artifact-driven process monitoring of multi-party business processes with blockchain</text:p>
          </table:table-cell>
          <table:table-cell table:style-name="ce11" table:formula="of:=TRUE()" office:value-type="float" office:value="1" calcext:value-type="float">
            <text:p>1</text:p>
          </table:table-cell>
          <table:table-cell table:style-name="ce8"/>
          <table:table-cell table:style-name="ce8" office:value-type="string" calcext:value-type="string">
            <text:p>… Conference on Business Process …</text:p>
          </table:table-cell>
          <table:table-cell table:style-name="ce8" office:value-type="string" calcext:value-type="string">
            <text:p>Springer</text:p>
          </table:table-cell>
          <table:table-cell table:style-name="ce15" office:value-type="string" calcext:value-type="string">
            <text:p><text:a xlink:href="https://link.springer.com/chapter/10.1007/978-3-030-30429-4_5" xlink:type="simple">https://link.springer.com/chapter/10.1007/978-3-030-30429-4_5</text:a></text:p>
          </table:table-cell>
          <table:table-cell table:style-name="ce15" office:value-type="string" calcext:value-type="string">
            <text:p><text:a xlink:href="https://scholar.google.com/scholar?cites=10580457583556535096&amp;as_sdt=2005&amp;sciodt=0,5&amp;hl=en" xlink:type="simple">https://scholar.google.com/scholar?cites=10580457583556535096&amp;as_sdt=2005&amp;sciodt=0,5&amp;hl=en</text:a></text:p>
          </table:table-cell>
          <table:table-cell table:style-name="ce8" office:value-type="float" office:value="58" calcext:value-type="float">
            <text:p>58</text:p>
          </table:table-cell>
          <table:table-cell table:style-name="ce16" office:value-type="date" office:date-value="2022-03-10T11:48:48" calcext:value-type="date">
            <text:p>2022-03-10 11:48:48</text:p>
          </table:table-cell>
          <table:table-cell/>
          <table:table-cell table:style-name="ce8" office:value-type="string" calcext:value-type="string">
            <text:p>10.1007/978-3-030-30429-4_5</text:p>
          </table:table-cell>
          <table:table-cell table:number-columns-repeated="6"/>
          <table:table-cell table:style-name="ce8" office:value-type="float" office:value="11" calcext:value-type="float">
            <text:p>11</text:p>
          </table:table-cell>
          <table:table-cell table:style-name="ce8" office:value-type="string" calcext:value-type="string">
            <text:p>3.67</text:p>
          </table:table-cell>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string" calcext:value-type="string">
            <text:p>… blockchain to monitor and verify process choreographies. Starting from a BPMN collaboration diagram, a set of smart contracts is … an approach to derive smart contracts from multi-party …</text:p>
          </table:table-cell>
          <table:table-cell table:style-name="ce15" office:value-type="string" calcext:value-type="string">
            <text:p><text:a xlink:href="http://meroni.faculty.polimi.it/wp-content/uploads/BPM-BC-Forum-2019-Presentation.pdf" xlink:type="simple">http://meroni.faculty.polimi.it/wp-content/uploads/BPM-BC-Forum-2019-Presentation.pdf</text:a></text:p>
          </table:table-cell>
          <table:table-cell table:style-name="ce15" office:value-type="string" calcext:value-type="string">
            <text:p><text:a xlink:href="https://scholar.google.com/scholar?q=related:OKP5VB1W1Z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OKP5VB1W1Z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7" calcext:value-type="float">
            <text:p>7</text:p>
          </table:table-cell>
          <table:table-cell table:style-name="ce8" office:value-type="string" calcext:value-type="string">
            <text:p>M Li, GQ Huang</text:p>
          </table:table-cell>
          <table:table-cell table:style-name="ce8" office:value-type="float" office:value="2019" calcext:value-type="float">
            <text:p>2019</text:p>
          </table:table-cell>
          <table:table-cell table:style-name="ce8" office:value-type="string" calcext:value-type="string">
            <text:p>Blockchain-enabled workflow management system for fine-grained resource sharing in E-commerce logistics</text:p>
          </table:table-cell>
          <table:table-cell table:style-name="ce11" table:formula="of:=FALSE()" office:value-type="float" office:value="0" calcext:value-type="float">
            <text:p>0</text:p>
          </table:table-cell>
          <table:table-cell table:style-name="ce8"/>
          <table:table-cell table:style-name="ce8" office:value-type="string" calcext:value-type="string">
            <text:p>2019 IEEE 15th International Conference on …</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8843250/" xlink:type="simple">https://ieeexplore.ieee.org/abstract/document/8843250/</text:a></text:p>
          </table:table-cell>
          <table:table-cell table:style-name="ce15" office:value-type="string" calcext:value-type="string">
            <text:p><text:a xlink:href="https://scholar.google.com/scholar?cites=1950156819865464089&amp;as_sdt=2005&amp;sciodt=0,5&amp;hl=en" xlink:type="simple">https://scholar.google.com/scholar?cites=1950156819865464089&amp;as_sdt=2005&amp;sciodt=0,5&amp;hl=en</text:a></text:p>
          </table:table-cell>
          <table:table-cell table:style-name="ce8" office:value-type="float" office:value="59" calcext:value-type="float">
            <text:p>59</text:p>
          </table:table-cell>
          <table:table-cell table:style-name="ce16" office:value-type="date" office:date-value="2022-03-10T11:48:48" calcext:value-type="date">
            <text:p>2022-03-10 11:48:48</text:p>
          </table:table-cell>
          <table:table-cell table:number-columns-repeated="8"/>
          <table:table-cell table:style-name="ce8" office:value-type="float" office:value="7" calcext:value-type="float">
            <text:p>7</text:p>
          </table:table-cell>
          <table:table-cell table:style-name="ce8" office:value-type="string" calcext:value-type="string">
            <text:p>2.33</text:p>
          </table:table-cell>
          <table:table-cell table:style-name="ce8" office:value-type="float" office:value="4" calcext:value-type="float">
            <text:p>4</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string" calcext:value-type="string">
            <text:p>… proposed a blockchain-enabled workflow management system to … A workflow operating platform is designed to abstractly … industrial blockchain applications [5]7[7], blockchain service …</text:p>
          </table:table-cell>
          <table:table-cell/>
          <table:table-cell table:style-name="ce15" office:value-type="string" calcext:value-type="string">
            <text:p><text:a xlink:href="https://scholar.google.com/scholar?q=related:Ge1imEtZEBs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Ge1imEtZEBs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6" calcext:value-type="float">
            <text:p>6</text:p>
          </table:table-cell>
          <table:table-cell table:style-name="ce8" office:value-type="string" calcext:value-type="string">
            <text:p>PHC Alves, R Paskin, IZ Frajhof, YR Miranda…</text:p>
          </table:table-cell>
          <table:table-cell table:style-name="ce8" office:value-type="float" office:value="2020" calcext:value-type="float">
            <text:p>2020</text:p>
          </table:table-cell>
          <table:table-cell table:style-name="ce8" office:value-type="string" calcext:value-type="string">
            <text:p>Exploring Blockchain Technology to Improve Multi-party Relationship in Business Process Management Systems.</text:p>
          </table:table-cell>
          <table:table-cell table:style-name="ce11" table:formula="of:=TRUE()" office:value-type="float" office:value="1" calcext:value-type="float">
            <text:p>1</text:p>
          </table:table-cell>
          <table:table-cell table:style-name="ce8"/>
          <table:table-cell table:style-name="ce8" office:value-type="string" calcext:value-type="string">
            <text:p>ICEIS (2)</text:p>
          </table:table-cell>
          <table:table-cell table:style-name="ce15" office:value-type="string" calcext:value-type="string">
            <text:p><text:a xlink:href="http://researchgate.net" xlink:type="simple">researchgate.net</text:a></text:p>
          </table:table-cell>
          <table:table-cell table:style-name="ce15" office:value-type="string" calcext:value-type="string">
            <text:p><text:a xlink:href="https://www.researchgate.net/profile/Paulo-Henrique-Alves-2/publication/340032919_Exploring_Blockchain_Technology_to_Improve_Multi-Party_Relationship_in_Business_Process_Management_Systems/links/5eb4319992851cbf7fafe097/Exploring-Blockchain-Technology-to-Improve-Multi-Party-Relationship-in-Business-Process-Management-Systems.pdf" xlink:type="simple">https://www.researchgate.net/profile/Paulo-Henrique-Alves-2/publication/340032919_Exploring_Blockchain_Technology_to_Improve_Multi-Party_Relationship_in_Business_Process_Management_Systems/links/5eb4319992851cbf7fafe097/Exploring-Blockchain-Technology-to-Improve-Multi-Party-Relationship-in-Business-Process-Management-Systems.pdf</text:a></text:p>
          </table:table-cell>
          <table:table-cell table:style-name="ce15" office:value-type="string" calcext:value-type="string">
            <text:p><text:a xlink:href="https://scholar.google.com/scholar?cites=5565617022570417506&amp;as_sdt=2005&amp;sciodt=0,5&amp;hl=en" xlink:type="simple">https://scholar.google.com/scholar?cites=5565617022570417506&amp;as_sdt=2005&amp;sciodt=0,5&amp;hl=en</text:a></text:p>
          </table:table-cell>
          <table:table-cell table:style-name="ce8" office:value-type="float" office:value="60" calcext:value-type="float">
            <text:p>60</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6" calcext:value-type="float">
            <text:p>6</text:p>
          </table:table-cell>
          <table:table-cell table:style-name="ce8" office:value-type="string" calcext:value-type="string">
            <text:p>3.00</text:p>
          </table:table-cell>
          <table:table-cell table:style-name="ce8" office:value-type="float" office:value="1" calcext:value-type="float">
            <text:p>1</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string" calcext:value-type="string">
            <text:p>… works regarding BPM and blockchain technology. They were categorized as follow: (i) blockchain challenges and opportunities in the BPM context; (ii) Business Process Modeling …</text:p>
          </table:table-cell>
          <table:table-cell table:style-name="ce15" office:value-type="string" calcext:value-type="string">
            <text:p><text:a xlink:href="https://www.researchgate.net/profile/Paulo-Henrique-Alves-2/publication/340032919_Exploring_Blockchain_Technology_to_Improve_Multi-Party_Relationship_in_Business_Process_Management_Systems/links/5eb4319992851cbf7fafe097/Exploring-Blockchain-Technology-to-Improve-Multi-Party-Relationship-in-Business-Process-Management-Systems.pdf" xlink:type="simple">https://www.researchgate.net/profile/Paulo-Henrique-Alves-2/publication/340032919_Exploring_Blockchain_Technology_to_Improve_Multi-Party_Relationship_in_Business_Process_Management_Systems/links/5eb4319992851cbf7fafe097/Exploring-Blockchain-Technology-to-Improve-Multi-Party-Relationship-in-Business-Process-Management-Systems.pdf</text:a></text:p>
          </table:table-cell>
          <table:table-cell table:style-name="ce15" office:value-type="string" calcext:value-type="string">
            <text:p><text:a xlink:href="https://scholar.google.com/scholar?q=related:Yk0tsjELPU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Yk0tsjELPU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3" calcext:value-type="float">
            <text:p>3</text:p>
          </table:table-cell>
          <table:table-cell table:style-name="ce8" office:value-type="string" calcext:value-type="string">
            <text:p>P Klinger, L Nguyen, F Bodendorf</text:p>
          </table:table-cell>
          <table:table-cell table:style-name="ce8" office:value-type="float" office:value="2020" calcext:value-type="float">
            <text:p>2020</text:p>
          </table:table-cell>
          <table:table-cell table:style-name="ce8" office:value-type="string" calcext:value-type="string">
            <text:p>Upgradeability Concept for Collaborative Blockchain-Based Business Process Execution Framework</text:p>
          </table:table-cell>
          <table:table-cell table:style-name="ce11" table:formula="of:=TRUE()" office:value-type="float" office:value="1" calcext:value-type="float">
            <text:p>1</text:p>
          </table:table-cell>
          <table:table-cell table:style-name="ce8"/>
          <table:table-cell table:style-name="ce8" office:value-type="string" calcext:value-type="string">
            <text:p>… Conference on Blockchain</text:p>
          </table:table-cell>
          <table:table-cell table:style-name="ce8" office:value-type="string" calcext:value-type="string">
            <text:p>Springer</text:p>
          </table:table-cell>
          <table:table-cell table:style-name="ce15" office:value-type="string" calcext:value-type="string">
            <text:p><text:a xlink:href="https://link.springer.com/chapter/10.1007/978-3-030-59638-5_9" xlink:type="simple">https://link.springer.com/chapter/10.1007/978-3-030-59638-5_9</text:a></text:p>
          </table:table-cell>
          <table:table-cell table:style-name="ce15" office:value-type="string" calcext:value-type="string">
            <text:p><text:a xlink:href="https://scholar.google.com/scholar?cites=3488499476119570132&amp;as_sdt=2005&amp;sciodt=0,5&amp;hl=en" xlink:type="simple">https://scholar.google.com/scholar?cites=3488499476119570132&amp;as_sdt=2005&amp;sciodt=0,5&amp;hl=en</text:a></text:p>
          </table:table-cell>
          <table:table-cell table:style-name="ce8" office:value-type="float" office:value="61" calcext:value-type="float">
            <text:p>61</text:p>
          </table:table-cell>
          <table:table-cell table:style-name="ce16" office:value-type="date" office:date-value="2022-03-10T11:48:48" calcext:value-type="date">
            <text:p>2022-03-10 11:48:48</text:p>
          </table:table-cell>
          <table:table-cell/>
          <table:table-cell table:style-name="ce8" office:value-type="string" calcext:value-type="string">
            <text:p>10.1007/978-3-030-59638-5_9</text:p>
          </table:table-cell>
          <table:table-cell table:number-columns-repeated="6"/>
          <table:table-cell table:style-name="ce8" office:value-type="float" office:value="3" calcext:value-type="float">
            <text:p>3</text:p>
          </table:table-cell>
          <table:table-cell table:style-name="ce8" office:value-type="string" calcext:value-type="string">
            <text:p>1.50</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2" calcext:value-type="float">
            <text:p>2</text:p>
          </table:table-cell>
          <table:table-cell table:style-name="ce8" office:value-type="string" calcext:value-type="string">
            <text:p>… Blockchain. In this paper, we address the need for upgradeable, in the sense of flexible, business processes on the Ethereum Blockchain. … on the Ethereum Blockchain, but different …</text:p>
          </table:table-cell>
          <table:table-cell/>
          <table:table-cell table:style-name="ce15" office:value-type="string" calcext:value-type="string">
            <text:p><text:a xlink:href="https://scholar.google.com/scholar?q=related:1EY-acqjaT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1EY-acqjaT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3" calcext:value-type="float">
            <text:p>3</text:p>
          </table:table-cell>
          <table:table-cell table:style-name="ce8" office:value-type="string" calcext:value-type="string">
            <text:p>J Evermann, H Kim</text:p>
          </table:table-cell>
          <table:table-cell table:style-name="ce8" office:value-type="float" office:value="2019" calcext:value-type="float">
            <text:p>2019</text:p>
          </table:table-cell>
          <table:table-cell table:style-name="ce8" office:value-type="string" calcext:value-type="string">
            <text:p>Workflow Management on the Blockchain---Implications and Recommendations</text:p>
          </table:table-cell>
          <table:table-cell table:style-name="ce11" table:formula="of:=TRUE()" office:value-type="float" office:value="1" calcext:value-type="float">
            <text:p>1</text:p>
          </table:table-cell>
          <table:table-cell table:style-name="ce8"/>
          <table:table-cell table:style-name="ce8" office:value-type="string" calcext:value-type="string">
            <text:p>arXiv preprint arXiv:1904.01004</text:p>
          </table:table-cell>
          <table:table-cell table:style-name="ce15" office:value-type="string" calcext:value-type="string">
            <text:p><text:a xlink:href="http://arxiv.org" xlink:type="simple">arxiv.org</text:a></text:p>
          </table:table-cell>
          <table:table-cell table:style-name="ce15" office:value-type="string" calcext:value-type="string">
            <text:p><text:a xlink:href="https://arxiv.org/abs/1904.01004" xlink:type="simple">https://arxiv.org/abs/1904.01004</text:a></text:p>
          </table:table-cell>
          <table:table-cell table:style-name="ce15" office:value-type="string" calcext:value-type="string">
            <text:p><text:a xlink:href="https://scholar.google.com/scholar?cites=1017724421385357230&amp;as_sdt=2005&amp;sciodt=0,5&amp;hl=en" xlink:type="simple">https://scholar.google.com/scholar?cites=1017724421385357230&amp;as_sdt=2005&amp;sciodt=0,5&amp;hl=en</text:a></text:p>
          </table:table-cell>
          <table:table-cell table:style-name="ce8" office:value-type="float" office:value="62" calcext:value-type="float">
            <text:p>62</text:p>
          </table:table-cell>
          <table:table-cell table:style-name="ce16" office:value-type="date" office:date-value="2022-03-10T11:48:48" calcext:value-type="date">
            <text:p>2022-03-10 11:48:48</text:p>
          </table:table-cell>
          <table:table-cell table:number-columns-repeated="8"/>
          <table:table-cell table:style-name="ce8" office:value-type="float" office:value="3" calcext:value-type="float">
            <text:p>3</text:p>
          </table:table-cell>
          <table:table-cell table:style-name="ce8" office:value-type="string" calcext:value-type="string">
            <text:p>1.00</text:p>
          </table:table-cell>
          <table:table-cell table:number-columns-repeated="2" table:style-name="ce8" office:value-type="float" office:value="2" calcext:value-type="float">
            <text:p>2</text:p>
          </table:table-cell>
          <table:table-cell table:style-name="ce8" office:value-type="float" office:value="3" calcext:value-type="float">
            <text:p>3</text:p>
          </table:table-cell>
          <table:table-cell table:style-name="ce8" office:value-type="string" calcext:value-type="string">
            <text:p>… of blockchains makes … blockchains for executing inter-organizational workflows. We discuss architectural options and describe prototype implementations of blockchain-based workflow …</text:p>
          </table:table-cell>
          <table:table-cell table:style-name="ce15" office:value-type="string" calcext:value-type="string">
            <text:p><text:a xlink:href="https://arxiv.org/pdf/1904.01004" xlink:type="simple">https://arxiv.org/pdf/1904.01004</text:a></text:p>
          </table:table-cell>
          <table:table-cell table:style-name="ce15" office:value-type="string" calcext:value-type="string">
            <text:p><text:a xlink:href="https://scholar.google.com/scholar?q=related:rgfqF_iuHw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rgfqF_iuHw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6" calcext:value-type="float">
            <text:p>6</text:p>
          </table:table-cell>
          <table:table-cell table:style-name="ce8" office:value-type="string" calcext:value-type="string">
            <text:p>J Köpke, M Franceschetti, J Eder</text:p>
          </table:table-cell>
          <table:table-cell table:style-name="ce8" office:value-type="float" office:value="2019" calcext:value-type="float">
            <text:p>2019</text:p>
          </table:table-cell>
          <table:table-cell table:style-name="ce8" office:value-type="string" calcext:value-type="string">
            <text:p>Balancing privity and enforceability of bpm-based smart contracts on blockchains</text:p>
          </table:table-cell>
          <table:table-cell table:style-name="ce11" table:formula="of:=TRUE()" office:value-type="float" office:value="1" calcext:value-type="float">
            <text:p>1</text:p>
          </table:table-cell>
          <table:table-cell table:style-name="ce8"/>
          <table:table-cell table:style-name="ce8" office:value-type="string" calcext:value-type="string">
            <text:p>… Conference on Business Process …</text:p>
          </table:table-cell>
          <table:table-cell table:style-name="ce8" office:value-type="string" calcext:value-type="string">
            <text:p>Springer</text:p>
          </table:table-cell>
          <table:table-cell table:style-name="ce15" office:value-type="string" calcext:value-type="string">
            <text:p><text:a xlink:href="https://link.springer.com/chapter/10.1007/978-3-030-30429-4_7" xlink:type="simple">https://link.springer.com/chapter/10.1007/978-3-030-30429-4_7</text:a></text:p>
          </table:table-cell>
          <table:table-cell table:style-name="ce15" office:value-type="string" calcext:value-type="string">
            <text:p><text:a xlink:href="https://scholar.google.com/scholar?cites=15882653594720196950&amp;as_sdt=2005&amp;sciodt=0,5&amp;hl=en" xlink:type="simple">https://scholar.google.com/scholar?cites=15882653594720196950&amp;as_sdt=2005&amp;sciodt=0,5&amp;hl=en</text:a></text:p>
          </table:table-cell>
          <table:table-cell table:style-name="ce8" office:value-type="float" office:value="63" calcext:value-type="float">
            <text:p>63</text:p>
          </table:table-cell>
          <table:table-cell table:style-name="ce16" office:value-type="date" office:date-value="2022-03-10T11:48:48" calcext:value-type="date">
            <text:p>2022-03-10 11:48:48</text:p>
          </table:table-cell>
          <table:table-cell/>
          <table:table-cell table:style-name="ce8" office:value-type="string" calcext:value-type="string">
            <text:p>10.1007/978-3-030-30429-4_7</text:p>
          </table:table-cell>
          <table:table-cell table:number-columns-repeated="6"/>
          <table:table-cell table:style-name="ce8" office:value-type="float" office:value="6" calcext:value-type="float">
            <text:p>6</text:p>
          </table:table-cell>
          <table:table-cell table:style-name="ce8" office:value-type="string" calcext:value-type="string">
            <text:p>2.00</text:p>
          </table:table-cell>
          <table:table-cell table:style-name="ce8" office:value-type="float" office:value="2" calcext:value-type="float">
            <text:p>2</text:p>
          </table:table-cell>
          <table:table-cell table:number-columns-repeated="2" table:style-name="ce8" office:value-type="float" office:value="3" calcext:value-type="float">
            <text:p>3</text:p>
          </table:table-cell>
          <table:table-cell table:style-name="ce8" office:value-type="string" calcext:value-type="string">
            <text:p>… from blockchain technology. The interest in blockchain technology in the BPM community is twofold. On the one hand, blockchain technology allows to overcome current limitations in …</text:p>
          </table:table-cell>
          <table:table-cell/>
          <table:table-cell table:style-name="ce15" office:value-type="string" calcext:value-type="string">
            <text:p><text:a xlink:href="https://scholar.google.com/scholar?q=related:VtngY0uFat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VtngY0uFat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3" calcext:value-type="float">
            <text:p>3</text:p>
          </table:table-cell>
          <table:table-cell table:style-name="ce8" office:value-type="string" calcext:value-type="string">
            <text:p>A Lakhan, MA Mohammed, S Kozlov…</text:p>
          </table:table-cell>
          <table:table-cell table:style-name="ce8" office:value-type="float" office:value="2021" calcext:value-type="float">
            <text:p>2021</text:p>
          </table:table-cell>
          <table:table-cell table:style-name="ce8" office:value-type="string" calcext:value-type="string">
            <text:p>Mobile‐fog‐cloud assisted deep reinforcement learning and blockchain‐enable IoMT system for healthcare workflows</text:p>
          </table:table-cell>
          <table:table-cell table:style-name="ce11" table:formula="of:=FALSE()" office:value-type="float" office:value="0" calcext:value-type="float">
            <text:p>0</text:p>
          </table:table-cell>
          <table:table-cell table:style-name="ce8"/>
          <table:table-cell table:style-name="ce8" office:value-type="string" calcext:value-type="string">
            <text:p>Transactions on …</text:p>
          </table:table-cell>
          <table:table-cell table:style-name="ce8" office:value-type="string" calcext:value-type="string">
            <text:p>Wiley Online Library</text:p>
          </table:table-cell>
          <table:table-cell table:style-name="ce15" office:value-type="string" calcext:value-type="string">
            <text:p><text:a xlink:href="https://onlinelibrary.wiley.com/doi/abs/10.1002/ett.4363" xlink:type="simple">https://onlinelibrary.wiley.com/doi/abs/10.1002/ett.4363</text:a></text:p>
          </table:table-cell>
          <table:table-cell table:style-name="ce15" office:value-type="string" calcext:value-type="string">
            <text:p><text:a xlink:href="https://scholar.google.com/scholar?cites=13082876430875108913&amp;as_sdt=2005&amp;sciodt=0,5&amp;hl=en" xlink:type="simple">https://scholar.google.com/scholar?cites=13082876430875108913&amp;as_sdt=2005&amp;sciodt=0,5&amp;hl=en</text:a></text:p>
          </table:table-cell>
          <table:table-cell table:style-name="ce8" office:value-type="float" office:value="64" calcext:value-type="float">
            <text:p>64</text:p>
          </table:table-cell>
          <table:table-cell table:style-name="ce16" office:value-type="date" office:date-value="2022-03-10T11:48:48" calcext:value-type="date">
            <text:p>2022-03-10 11:48:48</text:p>
          </table:table-cell>
          <table:table-cell/>
          <table:table-cell table:style-name="ce8" office:value-type="string" calcext:value-type="string">
            <text:p>10.1002/ett.4363</text:p>
          </table:table-cell>
          <table:table-cell table:number-columns-repeated="6"/>
          <table:table-cell table:style-name="ce8" office:value-type="float" office:value="3" calcext:value-type="float">
            <text:p>3</text:p>
          </table:table-cell>
          <table:table-cell table:style-name="ce8" office:value-type="string" calcext:value-type="string">
            <text:p>3.00</text:p>
          </table:table-cell>
          <table:table-cell table:style-name="ce8" office:value-type="float" office:value="1" calcext:value-type="float">
            <text:p>1</text:p>
          </table:table-cell>
          <table:table-cell table:style-name="ce8" office:value-type="float" office:value="4" calcext:value-type="float">
            <text:p>4</text:p>
          </table:table-cell>
          <table:table-cell table:style-name="ce8" office:value-type="float" office:value="1" calcext:value-type="float">
            <text:p>1</text:p>
          </table:table-cell>
          <table:table-cell table:style-name="ce8" office:value-type="string" calcext:value-type="string">
            <text:p>… scheduling in blockchain-enabled mobile-fog-cloud assisted IoMT for healthcare workflows are formulated in this article. The goal is to shorten the time it takes for workflows to complete …</text:p>
          </table:table-cell>
          <table:table-cell table:style-name="ce15" office:value-type="string" calcext:value-type="string">
            <text:p><text:a xlink:href="https://www.researchgate.net/profile/Abdullah-Lakhan-3/publication/354694415_Mobile-fog-cloud_assisted_deep_reinforcement_learning_and_blockchain-enable_IoMT_system_for_healthcare_workflows/links/61482e77a3df59440b9ba678/Mobile-fog-cloud-assisted-deep-reinforcement-learning-and-blockchain-enable-IoMT-system-for-healthcare-workflows.pdf" xlink:type="simple">https://www.researchgate.net/profile/Abdullah-Lakhan-3/publication/354694415_Mobile-fog-cloud_assisted_deep_reinforcement_learning_and_blockchain-enable_IoMT_system_for_healthcare_workflows/links/61482e77a3df59440b9ba678/Mobile-fog-cloud-assisted-deep-reinforcement-learning-and-blockchain-enable-IoMT-system-for-healthcare-workflows.pdf</text:a></text:p>
          </table:table-cell>
          <table:table-cell table:style-name="ce15" office:value-type="string" calcext:value-type="string">
            <text:p><text:a xlink:href="https://scholar.google.com/scholar?q=related:MSakPsy2j7U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MSakPsy2j7U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5" calcext:value-type="float">
            <text:p>5</text:p>
          </table:table-cell>
          <table:table-cell table:style-name="ce8" office:value-type="string" calcext:value-type="string">
            <text:p>H Johng, D Kim, G Park, JE Hong, T Hill…</text:p>
          </table:table-cell>
          <table:table-cell table:style-name="ce8" office:value-type="float" office:value="2020" calcext:value-type="float">
            <text:p>2020</text:p>
          </table:table-cell>
          <table:table-cell table:style-name="ce8" office:value-type="string" calcext:value-type="string">
            <text:p>Enhancing business processes with trustworthiness using blockchain: a goal-oriented approach</text:p>
          </table:table-cell>
          <table:table-cell table:style-name="ce11" table:formula="of:=TRUE()" office:value-type="float" office:value="1" calcext:value-type="float">
            <text:p>1</text:p>
          </table:table-cell>
          <table:table-cell table:style-name="ce8"/>
          <table:table-cell table:style-name="ce8" office:value-type="string" calcext:value-type="string">
            <text:p>Proceedings of the 35th …</text:p>
          </table:table-cell>
          <table:table-cell table:style-name="ce15" office:value-type="string" calcext:value-type="string">
            <text:p><text:a xlink:href="http://dl.acm.org" xlink:type="simple">dl.acm.org</text:a></text:p>
          </table:table-cell>
          <table:table-cell table:style-name="ce15" office:value-type="string" calcext:value-type="string">
            <text:p><text:a xlink:href="https://dl.acm.org/doi/abs/10.1145/3341105.3374022" xlink:type="simple">https://dl.acm.org/doi/abs/10.1145/3341105.3374022</text:a></text:p>
          </table:table-cell>
          <table:table-cell table:style-name="ce15" office:value-type="string" calcext:value-type="string">
            <text:p><text:a xlink:href="https://scholar.google.com/scholar?cites=1937190708841393022&amp;as_sdt=2005&amp;sciodt=0,5&amp;hl=en" xlink:type="simple">https://scholar.google.com/scholar?cites=1937190708841393022&amp;as_sdt=2005&amp;sciodt=0,5&amp;hl=en</text:a></text:p>
          </table:table-cell>
          <table:table-cell table:style-name="ce8" office:value-type="float" office:value="65" calcext:value-type="float">
            <text:p>65</text:p>
          </table:table-cell>
          <table:table-cell table:style-name="ce16" office:value-type="date" office:date-value="2022-03-10T11:48:48" calcext:value-type="date">
            <text:p>2022-03-10 11:48:48</text:p>
          </table:table-cell>
          <table:table-cell/>
          <table:table-cell table:style-name="ce8" office:value-type="string" calcext:value-type="string">
            <text:p>10.1145/3341105.3374022</text:p>
          </table:table-cell>
          <table:table-cell table:number-columns-repeated="6"/>
          <table:table-cell table:style-name="ce8" office:value-type="float" office:value="5" calcext:value-type="float">
            <text:p>5</text:p>
          </table:table-cell>
          <table:table-cell table:style-name="ce8" office:value-type="string" calcext:value-type="string">
            <text:p>2.50</text:p>
          </table:table-cell>
          <table:table-cell table:style-name="ce8" office:value-type="float" office:value="1" calcext:value-type="float">
            <text:p>1</text:p>
          </table:table-cell>
          <table:table-cell table:style-name="ce8" office:value-type="float" office:value="6" calcext:value-type="float">
            <text:p>6</text:p>
          </table:table-cell>
          <table:table-cell table:style-name="ce8" office:value-type="float" office:value="2" calcext:value-type="float">
            <text:p>2</text:p>
          </table:table-cell>
          <table:table-cell table:style-name="ce8" office:value-type="string" calcext:value-type="string">
            <text:p>… blockchain technologies during BPR may lead to not better, but worse, than the current business processes… utilizing blockchain towards enhancing business processes with …</text:p>
          </table:table-cell>
          <table:table-cell table:style-name="ce15" office:value-type="string" calcext:value-type="string">
            <text:p><text:a xlink:href="https://dl.acm.org/doi/pdf/10.1145/3341105.3374022" xlink:type="simple">https://dl.acm.org/doi/pdf/10.1145/3341105.3374022</text:a></text:p>
          </table:table-cell>
          <table:table-cell table:style-name="ce15" office:value-type="string" calcext:value-type="string">
            <text:p><text:a xlink:href="https://scholar.google.com/scholar?q=related:fqutnq9I4h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fqutnq9I4h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4" calcext:value-type="float">
            <text:p>4</text:p>
          </table:table-cell>
          <table:table-cell table:style-name="ce8" office:value-type="string" calcext:value-type="string">
            <text:p>Y Piao</text:p>
          </table:table-cell>
          <table:table-cell table:style-name="ce8" office:value-type="float" office:value="2020" calcext:value-type="float">
            <text:p>2020</text:p>
          </table:table-cell>
          <table:table-cell table:style-name="ce8" office:value-type="string" calcext:value-type="string">
            <text:p>Case studies to determine the effect of applying blockchain technology and building information modeling on the workflow of water infrastructure projects</text:p>
          </table:table-cell>
          <table:table-cell table:style-name="ce11" table:formula="of:=FALSE()" office:value-type="float" office:value="0" calcext:value-type="float">
            <text:p>0</text:p>
          </table:table-cell>
          <table:table-cell table:number-columns-repeated="2"/>
          <table:table-cell table:style-name="ce15" office:value-type="string" calcext:value-type="string">
            <text:p><text:a xlink:href="http://search.proquest.com" xlink:type="simple">search.proquest.com</text:a></text:p>
          </table:table-cell>
          <table:table-cell table:style-name="ce15" office:value-type="string" calcext:value-type="string">
            <text:p><text:a xlink:href="https://search.proquest.com/openview/b01cc2cf99004be403b0367dafa73a74/1?pq-origsite=gscholar&amp;cbl=44156" xlink:type="simple">https://search.proquest.com/openview/b01cc2cf99004be403b0367dafa73a74/1?pq-origsite=gscholar&amp;cbl=44156</text:a></text:p>
          </table:table-cell>
          <table:table-cell table:style-name="ce15" office:value-type="string" calcext:value-type="string">
            <text:p><text:a xlink:href="https://scholar.google.com/scholar?cites=7459306179270266574&amp;as_sdt=2005&amp;sciodt=0,5&amp;hl=en" xlink:type="simple">https://scholar.google.com/scholar?cites=7459306179270266574&amp;as_sdt=2005&amp;sciodt=0,5&amp;hl=en</text:a></text:p>
          </table:table-cell>
          <table:table-cell table:style-name="ce8" office:value-type="float" office:value="66" calcext:value-type="float">
            <text:p>66</text:p>
          </table:table-cell>
          <table:table-cell table:style-name="ce16" office:value-type="date" office:date-value="2022-03-10T11:48:48" calcext:value-type="date">
            <text:p>2022-03-10 11:48:48</text:p>
          </table:table-cell>
          <table:table-cell table:style-name="ce8" office:value-type="string" calcext:value-type="string">
            <text:p>BOOK</text:p>
          </table:table-cell>
          <table:table-cell table:number-columns-repeated="7"/>
          <table:table-cell table:style-name="ce8" office:value-type="float" office:value="4" calcext:value-type="float">
            <text:p>4</text:p>
          </table:table-cell>
          <table:table-cell table:style-name="ce8" office:value-type="string" calcext:value-type="string">
            <text:p>2.00</text:p>
          </table:table-cell>
          <table:table-cell table:style-name="ce8" office:value-type="float" office:value="4" calcext:value-type="float">
            <text:p>4</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string" calcext:value-type="string">
            <text:p>… establishment of formal workflows with complete information … of blockchain and BIM improves the workflow performance in … and differences of workflows on other infrastructure projects …</text:p>
          </table:table-cell>
          <table:table-cell/>
          <table:table-cell table:style-name="ce15" office:value-type="string" calcext:value-type="string">
            <text:p><text:a xlink:href="https://scholar.google.com/scholar?q=related:zs5H7nLHhGc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zs5H7nLHhGc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 calcext:value-type="float">
            <text:p>1</text:p>
          </table:table-cell>
          <table:table-cell table:style-name="ce8" office:value-type="string" calcext:value-type="string">
            <text:p>A Demichev, A Kryukov, N Prikhod'ko</text:p>
          </table:table-cell>
          <table:table-cell table:style-name="ce8" office:value-type="float" office:value="2021" calcext:value-type="float">
            <text:p>2021</text:p>
          </table:table-cell>
          <table:table-cell table:style-name="ce8" office:value-type="string" calcext:value-type="string">
            <text:p>… process engineering for data storing and processing in a collaborative distributed environment based on provenance metadata, smart contracts and blockchain …</text:p>
          </table:table-cell>
          <table:table-cell table:style-name="ce11" table:formula="of:=FALSE()" office:value-type="float" office:value="0" calcext:value-type="float">
            <text:p>0</text:p>
          </table:table-cell>
          <table:table-cell table:style-name="ce8"/>
          <table:table-cell table:style-name="ce8" office:value-type="string" calcext:value-type="string">
            <text:p>Journal of Grid Computing</text:p>
          </table:table-cell>
          <table:table-cell table:style-name="ce8" office:value-type="string" calcext:value-type="string">
            <text:p>Springer</text:p>
          </table:table-cell>
          <table:table-cell table:style-name="ce15" office:value-type="string" calcext:value-type="string">
            <text:p><text:a xlink:href="https://link.springer.com/article/10.1007/s10723-021-09544-4" xlink:type="simple">https://link.springer.com/article/10.1007/s10723-021-09544-4</text:a></text:p>
          </table:table-cell>
          <table:table-cell table:style-name="ce15" office:value-type="string" calcext:value-type="string">
            <text:p><text:a xlink:href="https://scholar.google.com/scholar?cites=17901437770267427976&amp;as_sdt=2005&amp;sciodt=0,5&amp;hl=en" xlink:type="simple">https://scholar.google.com/scholar?cites=17901437770267427976&amp;as_sdt=2005&amp;sciodt=0,5&amp;hl=en</text:a></text:p>
          </table:table-cell>
          <table:table-cell table:style-name="ce8" office:value-type="float" office:value="67" calcext:value-type="float">
            <text:p>67</text:p>
          </table:table-cell>
          <table:table-cell table:style-name="ce16" office:value-type="date" office:date-value="2022-03-10T11:48:48" calcext:value-type="date">
            <text:p>2022-03-10 11:48:48</text:p>
          </table:table-cell>
          <table:table-cell/>
          <table:table-cell table:style-name="ce8" office:value-type="string" calcext:value-type="string">
            <text:p>10.1007/s10723-021-09544-4</text:p>
          </table:table-cell>
          <table:table-cell table:number-columns-repeated="6"/>
          <table:table-cell table:style-name="ce8" office:value-type="float" office:value="1" calcext:value-type="float">
            <text:p>1</text:p>
          </table:table-cell>
          <table:table-cell table:style-name="ce8" office:value-type="string" calcext:value-type="string">
            <text:p>1.00</text:p>
          </table:table-cell>
          <table:table-cell table:style-name="ce8" office:value-type="float" office:value="0" calcext:value-type="float">
            <text:p>0</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office:value-type="string" calcext:value-type="string">
            <text:p>… blockchain technologies based on permissioned blockchains, … the business process. These technologies can usually be divided into two categories: private and consortium blockchains […</text:p>
          </table:table-cell>
          <table:table-cell/>
          <table:table-cell table:style-name="ce15" office:value-type="string" calcext:value-type="string">
            <text:p><text:a xlink:href="https://scholar.google.com/scholar?q=related:iASNYc6ubvg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iASNYc6ubvg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7" calcext:value-type="float">
            <text:p>7</text:p>
          </table:table-cell>
          <table:table-cell table:style-name="ce8" office:value-type="string" calcext:value-type="string">
            <text:p>SB Kahyaoğlu</text:p>
          </table:table-cell>
          <table:table-cell table:style-name="ce8" office:value-type="float" office:value="2019" calcext:value-type="float">
            <text:p>2019</text:p>
          </table:table-cell>
          <table:table-cell table:style-name="ce8" office:value-type="string" calcext:value-type="string">
            <text:p>An analysis on the implementation of new approaches and techniques in the auditing of business processes based on blockchain technologies</text:p>
          </table:table-cell>
          <table:table-cell table:style-name="ce11" table:formula="of:=FALSE()" office:value-type="float" office:value="0" calcext:value-type="float">
            <text:p>0</text:p>
          </table:table-cell>
          <table:table-cell table:style-name="ce8"/>
          <table:table-cell table:style-name="ce8" office:value-type="string" calcext:value-type="string">
            <text:p>Cryptocurrency in all Aspects</text:p>
          </table:table-cell>
          <table:table-cell table:style-name="ce15" office:value-type="string" calcext:value-type="string">
            <text:p><text:a xlink:href="http://acikerisim.bakircay.edu.tr" xlink:type="simple">acikerisim.bakircay.edu.tr</text:a></text:p>
          </table:table-cell>
          <table:table-cell table:style-name="ce15" office:value-type="string" calcext:value-type="string">
            <text:p><text:a xlink:href="http://acikerisim.bakircay.edu.tr/xmlui/handle/20.500.14034/303" xlink:type="simple">http://acikerisim.bakircay.edu.tr/xmlui/handle/20.500.14034/303</text:a></text:p>
          </table:table-cell>
          <table:table-cell table:style-name="ce15" office:value-type="string" calcext:value-type="string">
            <text:p><text:a xlink:href="https://scholar.google.com/scholar?cites=15245730974672101802&amp;as_sdt=2005&amp;sciodt=0,5&amp;hl=en" xlink:type="simple">https://scholar.google.com/scholar?cites=15245730974672101802&amp;as_sdt=2005&amp;sciodt=0,5&amp;hl=en</text:a></text:p>
          </table:table-cell>
          <table:table-cell table:style-name="ce8" office:value-type="float" office:value="68" calcext:value-type="float">
            <text:p>68</text:p>
          </table:table-cell>
          <table:table-cell table:style-name="ce16" office:value-type="date" office:date-value="2022-03-10T11:48:48" calcext:value-type="date">
            <text:p>2022-03-10 11:48:48</text:p>
          </table:table-cell>
          <table:table-cell table:number-columns-repeated="8"/>
          <table:table-cell table:style-name="ce8" office:value-type="float" office:value="7" calcext:value-type="float">
            <text:p>7</text:p>
          </table:table-cell>
          <table:table-cell table:style-name="ce8" office:value-type="string" calcext:value-type="string">
            <text:p>2.33</text:p>
          </table:table-cell>
          <table:table-cell table:style-name="ce8" office:value-type="float" office:value="7" calcext:value-type="float">
            <text:p>7</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string" calcext:value-type="string">
            <text:p>… From this point of view, it can be said that blockchain … techniques for how to audit blockchain technologies widely use in … the financial transactions over the blockchain. In this way, the …</text:p>
          </table:table-cell>
          <table:table-cell/>
          <table:table-cell table:style-name="ce15" office:value-type="string" calcext:value-type="string">
            <text:p><text:a xlink:href="https://scholar.google.com/scholar?q=related:qiGAzou3k9M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qiGAzou3k9M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9" calcext:value-type="float">
            <text:p>9</text:p>
          </table:table-cell>
          <table:table-cell table:style-name="ce8" office:value-type="string" calcext:value-type="string">
            <text:p>V Pourheidari, S Rouhani…</text:p>
          </table:table-cell>
          <table:table-cell table:style-name="ce8" office:value-type="float" office:value="2018" calcext:value-type="float">
            <text:p>2018</text:p>
          </table:table-cell>
          <table:table-cell table:style-name="ce8" office:value-type="string" calcext:value-type="string">
            <text:p>A case study of execution of untrusted business process on permissioned blockchain</text:p>
          </table:table-cell>
          <table:table-cell table:style-name="ce11" table:formula="of:=FALSE()" office:value-type="float" office:value="0" calcext:value-type="float">
            <text:p>0</text:p>
          </table:table-cell>
          <table:table-cell table:style-name="ce8"/>
          <table:table-cell table:style-name="ce8" office:value-type="string" calcext:value-type="string">
            <text:p>2018 IEEE International …</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8726814/" xlink:type="simple">https://ieeexplore.ieee.org/abstract/document/8726814/</text:a></text:p>
          </table:table-cell>
          <table:table-cell table:style-name="ce15" office:value-type="string" calcext:value-type="string">
            <text:p><text:a xlink:href="https://scholar.google.com/scholar?cites=18064030789530864923&amp;as_sdt=2005&amp;sciodt=0,5&amp;hl=en" xlink:type="simple">https://scholar.google.com/scholar?cites=18064030789530864923&amp;as_sdt=2005&amp;sciodt=0,5&amp;hl=en</text:a></text:p>
          </table:table-cell>
          <table:table-cell table:style-name="ce8" office:value-type="float" office:value="69" calcext:value-type="float">
            <text:p>69</text:p>
          </table:table-cell>
          <table:table-cell table:style-name="ce16" office:value-type="date" office:date-value="2022-03-10T11:48:48" calcext:value-type="date">
            <text:p>2022-03-10 11:48:48</text:p>
          </table:table-cell>
          <table:table-cell table:number-columns-repeated="8"/>
          <table:table-cell table:style-name="ce8" office:value-type="float" office:value="9" calcext:value-type="float">
            <text:p>9</text:p>
          </table:table-cell>
          <table:table-cell table:style-name="ce8" office:value-type="string" calcext:value-type="string">
            <text:p>2.25</text:p>
          </table:table-cell>
          <table:table-cell table:number-columns-repeated="2"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 business process and its related information. In this study, the applicability of execution of a real-world untrusted business process on the permissioned blockchain … controller blockchain …</text:p>
          </table:table-cell>
          <table:table-cell table:style-name="ce15" office:value-type="string" calcext:value-type="string">
            <text:p><text:a xlink:href="https://arxiv.org/pdf/1904.05710" xlink:type="simple">https://arxiv.org/pdf/1904.05710</text:a></text:p>
          </table:table-cell>
          <table:table-cell table:style-name="ce15" office:value-type="string" calcext:value-type="string">
            <text:p><text:a xlink:href="https://scholar.google.com/scholar?q=related:G820tUtUsP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G820tUtUsP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L Spalazzi, F Spegni, A Corneli…</text:p>
          </table:table-cell>
          <table:table-cell table:style-name="ce8" office:value-type="float" office:value="2021" calcext:value-type="float">
            <text:p>2021</text:p>
          </table:table-cell>
          <table:table-cell table:style-name="ce8" office:value-type="string" calcext:value-type="string">
            <text:p>Blockchain based choreographies: The construction industry case study</text:p>
          </table:table-cell>
          <table:table-cell table:style-name="ce11" table:formula="of:=FALSE()" office:value-type="float" office:value="0" calcext:value-type="float">
            <text:p>0</text:p>
          </table:table-cell>
          <table:table-cell table:style-name="ce8"/>
          <table:table-cell table:style-name="ce8" office:value-type="string" calcext:value-type="string">
            <text:p>Concurrency and …</text:p>
          </table:table-cell>
          <table:table-cell table:style-name="ce8" office:value-type="string" calcext:value-type="string">
            <text:p>Wiley Online Library</text:p>
          </table:table-cell>
          <table:table-cell table:style-name="ce15" office:value-type="string" calcext:value-type="string">
            <text:p><text:a xlink:href="https://onlinelibrary.wiley.com/doi/abs/10.1002/cpe.6740" xlink:type="simple">https://onlinelibrary.wiley.com/doi/abs/10.1002/cpe.6740</text:a></text:p>
          </table:table-cell>
          <table:table-cell/>
          <table:table-cell table:style-name="ce8" office:value-type="float" office:value="70" calcext:value-type="float">
            <text:p>70</text:p>
          </table:table-cell>
          <table:table-cell table:style-name="ce16" office:value-type="date" office:date-value="2022-03-10T11:48:48" calcext:value-type="date">
            <text:p>2022-03-10 11:48:48</text:p>
          </table:table-cell>
          <table:table-cell/>
          <table:table-cell table:style-name="ce8" office:value-type="string" calcext:value-type="string">
            <text:p>10.1002/cpe.6740</text:p>
          </table:table-cell>
          <table:table-cell table:number-columns-repeated="6"/>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4" calcext:value-type="float">
            <text:p>4</text:p>
          </table:table-cell>
          <table:table-cell table:style-name="ce8" office:value-type="float" office:value="1" calcext:value-type="float">
            <text:p>1</text:p>
          </table:table-cell>
          <table:table-cell table:style-name="ce8" office:value-type="string" calcext:value-type="string">
            <text:p>… Blockchains and smart contracts, thanks to their characteristic of providing a decentralized … nature of choreographies. This work aims at using blockchains and smart contracts in this …</text:p>
          </table:table-cell>
          <table:table-cell table:style-name="ce15" office:value-type="string" calcext:value-type="string">
            <text:p><text:a xlink:href="https://www.researchgate.net/profile/Francesco-Spegni/publication/356897816_Blockchain_based_choreographies_The_construction_industry_case_study/links/61b88877a6251b553ab959ef/Blockchain-based-choreographies-The-construction-industry-case-study.pdf" xlink:type="simple">https://www.researchgate.net/profile/Francesco-Spegni/publication/356897816_Blockchain_based_choreographies_The_construction_industry_case_study/links/61b88877a6251b553ab959ef/Blockchain-based-choreographies-The-construction-industry-case-study.pdf</text:a></text:p>
          </table:table-cell>
          <table:table-cell table:style-name="ce15" office:value-type="string" calcext:value-type="string">
            <text:p><text:a xlink:href="https://scholar.google.com/scholar?q=related:RYbx4q6t6eY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RYbx4q6t6eY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 calcext:value-type="float">
            <text:p>2</text:p>
          </table:table-cell>
          <table:table-cell table:style-name="ce8" office:value-type="string" calcext:value-type="string">
            <text:p>A Akhtar, B Shafiq, J Vaidya, A Afzal…</text:p>
          </table:table-cell>
          <table:table-cell table:style-name="ce8" office:value-type="float" office:value="2020" calcext:value-type="float">
            <text:p>2020</text:p>
          </table:table-cell>
          <table:table-cell table:style-name="ce8" office:value-type="string" calcext:value-type="string">
            <text:p>Blockchain based auditable access control for distributed business processes</text:p>
          </table:table-cell>
          <table:table-cell table:style-name="ce11" table:formula="of:=TRUE()" office:value-type="float" office:value="1" calcext:value-type="float">
            <text:p>1</text:p>
          </table:table-cell>
          <table:table-cell table:style-name="ce8"/>
          <table:table-cell table:style-name="ce8" office:value-type="string" calcext:value-type="string">
            <text:p>2020 IEEE 40th …</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9355624/" xlink:type="simple">https://ieeexplore.ieee.org/abstract/document/9355624/</text:a></text:p>
          </table:table-cell>
          <table:table-cell table:style-name="ce15" office:value-type="string" calcext:value-type="string">
            <text:p><text:a xlink:href="https://scholar.google.com/scholar?cites=4502485846276558179&amp;as_sdt=2005&amp;sciodt=0,5&amp;hl=en" xlink:type="simple">https://scholar.google.com/scholar?cites=4502485846276558179&amp;as_sdt=2005&amp;sciodt=0,5&amp;hl=en</text:a></text:p>
          </table:table-cell>
          <table:table-cell table:style-name="ce8" office:value-type="float" office:value="71" calcext:value-type="float">
            <text:p>71</text:p>
          </table:table-cell>
          <table:table-cell table:style-name="ce16" office:value-type="date" office:date-value="2022-03-10T11:48:48" calcext:value-type="date">
            <text:p>2022-03-10 11:48:48</text:p>
          </table:table-cell>
          <table:table-cell table:number-columns-repeated="8"/>
          <table:table-cell table:style-name="ce8" office:value-type="float" office:value="2" calcext:value-type="float">
            <text:p>2</text:p>
          </table:table-cell>
          <table:table-cell table:style-name="ce8" office:value-type="string" calcext:value-type="string">
            <text:p>1.00</text:p>
          </table:table-cell>
          <table:table-cell table:style-name="ce8" office:value-type="float" office:value="0" calcext:value-type="float">
            <text:p>0</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string" calcext:value-type="string">
            <text:p>… Abstract—The use of blockchain technology has been … such as business processes and distributed workflows. These … Here, blockchains can provide an attractive decentralized so…</text:p>
          </table:table-cell>
          <table:table-cell table:style-name="ce15" office:value-type="string" calcext:value-type="string">
            <text:p><text:a xlink:href="https://orca.cardiff.ac.uk/139614/1/PID6430733.pdf" xlink:type="simple">https://orca.cardiff.ac.uk/139614/1/PID6430733.pdf</text:a></text:p>
          </table:table-cell>
          <table:table-cell table:style-name="ce15" office:value-type="string" calcext:value-type="string">
            <text:p><text:a xlink:href="https://scholar.google.com/scholar?q=related:Y82JoQULfD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Y82JoQULfD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I Sarker, B Datta</text:p>
          </table:table-cell>
          <table:table-cell table:style-name="ce8" office:value-type="float" office:value="2022" calcext:value-type="float">
            <text:p>2022</text:p>
          </table:table-cell>
          <table:table-cell table:style-name="ce8" office:value-type="string" calcext:value-type="string">
            <text:p>Re-designing the pension business processes for achieving technology-driven reforms through blockchain adoption: A proposed architecture</text:p>
          </table:table-cell>
          <table:table-cell table:style-name="ce11" table:formula="of:=FALSE()" office:value-type="float" office:value="0" calcext:value-type="float">
            <text:p>0</text:p>
          </table:table-cell>
          <table:table-cell table:style-name="ce8"/>
          <table:table-cell table:style-name="ce8" office:value-type="string" calcext:value-type="string">
            <text:p>Technological Forecasting and Social Change</text:p>
          </table:table-cell>
          <table:table-cell table:style-name="ce8" office:value-type="string" calcext:value-type="string">
            <text:p>Elsevier</text:p>
          </table:table-cell>
          <table:table-cell table:style-name="ce15" office:value-type="string" calcext:value-type="string">
            <text:p><text:a xlink:href="https://www.sciencedirect.com/science/article/pii/S0040162521004911" xlink:type="simple">https://www.sciencedirect.com/science/article/pii/S0040162521004911</text:a></text:p>
          </table:table-cell>
          <table:table-cell/>
          <table:table-cell table:style-name="ce8" office:value-type="float" office:value="72" calcext:value-type="float">
            <text:p>72</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2" calcext:value-type="float">
            <text:p>2</text:p>
          </table:table-cell>
          <table:table-cell table:style-name="ce8" office:value-type="float" office:value="1" calcext:value-type="float">
            <text:p>1</text:p>
          </table:table-cell>
          <table:table-cell table:style-name="ce8" office:value-type="string" calcext:value-type="string">
            <text:p>… We also recommend smart contracts for achieving efficiency gains through transformation of … digital workflows with automated monitoring and error-free execution. Smart contracts are …</text:p>
          </table:table-cell>
          <table:table-cell/>
          <table:table-cell table:style-name="ce15" office:value-type="string" calcext:value-type="string">
            <text:p><text:a xlink:href="https://scholar.google.com/scholar?q=related:4iiEl5MAoJg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4iiEl5MAoJg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C Di Ciccio, G Meroni, P Plebani</text:p>
          </table:table-cell>
          <table:table-cell table:style-name="ce8" office:value-type="float" office:value="2022" calcext:value-type="float">
            <text:p>2022</text:p>
          </table:table-cell>
          <table:table-cell table:style-name="ce8" office:value-type="string" calcext:value-type="string">
            <text:p>On the adoption of blockchain for business process monitoring</text:p>
          </table:table-cell>
          <table:table-cell table:style-name="ce11" table:formula="of:=TRUE()" office:value-type="float" office:value="1" calcext:value-type="float">
            <text:p>1</text:p>
          </table:table-cell>
          <table:table-cell table:style-name="ce8"/>
          <table:table-cell table:style-name="ce8" office:value-type="string" calcext:value-type="string">
            <text:p>Software and Systems Modeling</text:p>
          </table:table-cell>
          <table:table-cell table:style-name="ce8" office:value-type="string" calcext:value-type="string">
            <text:p>Springer</text:p>
          </table:table-cell>
          <table:table-cell table:style-name="ce15" office:value-type="string" calcext:value-type="string">
            <text:p><text:a xlink:href="https://link.springer.com/article/10.1007/s10270-021-00959-x" xlink:type="simple">https://link.springer.com/article/10.1007/s10270-021-00959-x</text:a></text:p>
          </table:table-cell>
          <table:table-cell/>
          <table:table-cell table:style-name="ce8" office:value-type="float" office:value="73" calcext:value-type="float">
            <text:p>73</text:p>
          </table:table-cell>
          <table:table-cell table:style-name="ce16" office:value-type="date" office:date-value="2022-03-10T11:48:48" calcext:value-type="date">
            <text:p>2022-03-10 11:48:48</text:p>
          </table:table-cell>
          <table:table-cell table:style-name="ce8" office:value-type="string" calcext:value-type="string">
            <text:p>HTML</text:p>
          </table:table-cell>
          <table:table-cell table:style-name="ce8" office:value-type="string" calcext:value-type="string">
            <text:p>10.1007/s10270-021-00959-x</text:p>
          </table:table-cell>
          <table:table-cell table:number-columns-repeated="6"/>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office:value-type="string" calcext:value-type="string">
            <text:p>… to what extent a blockchain can be beneficial for business process monitoring and which could be … the business process monitoring and the main concepts at the core of blockchains, the …</text:p>
          </table:table-cell>
          <table:table-cell table:style-name="ce15" office:value-type="string" calcext:value-type="string">
            <text:p><text:a xlink:href="https://link.springer.com/article/10.1007/s10270-021-00959-x" xlink:type="simple">https://link.springer.com/article/10.1007/s10270-021-00959-x</text:a></text:p>
          </table:table-cell>
          <table:table-cell table:style-name="ce15" office:value-type="string" calcext:value-type="string">
            <text:p><text:a xlink:href="https://scholar.google.com/scholar?q=related:e5H4ALSvtBg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e5H4ALSvtBg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 calcext:value-type="float">
            <text:p>2</text:p>
          </table:table-cell>
          <table:table-cell table:style-name="ce8" office:value-type="string" calcext:value-type="string">
            <text:p>S Heister, V LoRusso, K Yuthas</text:p>
          </table:table-cell>
          <table:table-cell table:style-name="ce8" office:value-type="float" office:value="2020" calcext:value-type="float">
            <text:p>2020</text:p>
          </table:table-cell>
          <table:table-cell table:style-name="ce8" office:value-type="string" calcext:value-type="string">
            <text:p>Blockchain systems and their potential impact on business processes</text:p>
          </table:table-cell>
          <table:table-cell table:style-name="ce11" table:formula="of:=TRUE()" office:value-type="float" office:value="1" calcext:value-type="float">
            <text:p>1</text:p>
          </table:table-cell>
          <table:table-cell table:style-name="ce8"/>
          <table:table-cell table:style-name="ce8" office:value-type="string" calcext:value-type="string">
            <text:p>Journal of Behavioral …</text:p>
          </table:table-cell>
          <table:table-cell table:style-name="ce15" office:value-type="string" calcext:value-type="string">
            <text:p><text:a xlink:href="http://jbam.scholasticahq.com" xlink:type="simple">jbam.scholasticahq.com</text:a></text:p>
          </table:table-cell>
          <table:table-cell table:style-name="ce15" office:value-type="string" calcext:value-type="string">
            <text:p><text:a xlink:href="https://jbam.scholasticahq.com/article/14183.pdf" xlink:type="simple">https://jbam.scholasticahq.com/article/14183.pdf</text:a></text:p>
          </table:table-cell>
          <table:table-cell table:style-name="ce15" office:value-type="string" calcext:value-type="string">
            <text:p><text:a xlink:href="https://scholar.google.com/scholar?cites=15492457734431057142&amp;as_sdt=2005&amp;sciodt=0,5&amp;hl=en" xlink:type="simple">https://scholar.google.com/scholar?cites=15492457734431057142&amp;as_sdt=2005&amp;sciodt=0,5&amp;hl=en</text:a></text:p>
          </table:table-cell>
          <table:table-cell table:style-name="ce8" office:value-type="float" office:value="74" calcext:value-type="float">
            <text:p>74</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2" calcext:value-type="float">
            <text:p>2</text:p>
          </table:table-cell>
          <table:table-cell table:style-name="ce8" office:value-type="string" calcext:value-type="string">
            <text:p>1.00</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2" calcext:value-type="float">
            <text:p>2</text:p>
          </table:table-cell>
          <table:table-cell table:style-name="ce8" office:value-type="string" calcext:value-type="string">
            <text:p>… business process, such as the sales or purchasing cycle. Their work on the Smartify assignment familiarized them with workflows and enabled them to understand ways blockchain …</text:p>
          </table:table-cell>
          <table:table-cell table:style-name="ce15" office:value-type="string" calcext:value-type="string">
            <text:p><text:a xlink:href="https://jbam.scholasticahq.com/article/14183.pdf" xlink:type="simple">https://jbam.scholasticahq.com/article/14183.pdf</text:a></text:p>
          </table:table-cell>
          <table:table-cell table:style-name="ce15" office:value-type="string" calcext:value-type="string">
            <text:p><text:a xlink:href="https://scholar.google.com/scholar?q=related:9iSEFjpEANc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9iSEFjpEANc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9" calcext:value-type="float">
            <text:p>9</text:p>
          </table:table-cell>
          <table:table-cell table:style-name="ce8" office:value-type="string" calcext:value-type="string">
            <text:p>T Hukkinen, J Mattila, T Seppälä</text:p>
          </table:table-cell>
          <table:table-cell table:style-name="ce8" office:value-type="float" office:value="2017" calcext:value-type="float">
            <text:p>2017</text:p>
          </table:table-cell>
          <table:table-cell table:style-name="ce8" office:value-type="string" calcext:value-type="string">
            <text:p>Distributed workflow management with smart contracts</text:p>
          </table:table-cell>
          <table:table-cell table:style-name="ce11" table:formula="of:=FALSE()" office:value-type="float" office:value="0" calcext:value-type="float">
            <text:p>0</text:p>
          </table:table-cell>
          <table:table-cell table:style-name="ce8" office:value-type="string" calcext:value-type="string">
            <text:p>Report</text:p>
          </table:table-cell>
          <table:table-cell/>
          <table:table-cell table:style-name="ce8" office:value-type="string" calcext:value-type="string">
            <text:p>econstor.eu</text:p>
          </table:table-cell>
          <table:table-cell table:style-name="ce15" office:value-type="string" calcext:value-type="string">
            <text:p><text:a xlink:href="https://www.econstor.eu/handle/10419/201360" xlink:type="simple">https://www.econstor.eu/handle/10419/201360</text:a></text:p>
          </table:table-cell>
          <table:table-cell table:style-name="ce15" office:value-type="string" calcext:value-type="string">
            <text:p><text:a xlink:href="https://scholar.google.com/scholar?cites=1146681413662102403&amp;as_sdt=2005&amp;sciodt=0,5&amp;hl=en" xlink:type="simple">https://scholar.google.com/scholar?cites=1146681413662102403&amp;as_sdt=2005&amp;sciodt=0,5&amp;hl=en</text:a></text:p>
          </table:table-cell>
          <table:table-cell table:style-name="ce8" office:value-type="float" office:value="75" calcext:value-type="float">
            <text:p>75</text:p>
          </table:table-cell>
          <table:table-cell table:style-name="ce16" office:value-type="date" office:date-value="2022-03-10T11:48:48" calcext:value-type="date">
            <text:p>2022-03-10 11:48:48</text:p>
          </table:table-cell>
          <table:table-cell table:number-columns-repeated="8"/>
          <table:table-cell table:style-name="ce8" office:value-type="float" office:value="9" calcext:value-type="float">
            <text:p>9</text:p>
          </table:table-cell>
          <table:table-cell table:style-name="ce8" office:value-type="string" calcext:value-type="string">
            <text:p>1.80</text:p>
          </table:table-cell>
          <table:table-cell table:number-columns-repeated="2" table:style-name="ce8" office:value-type="float" office:value="3" calcext:value-type="float">
            <text:p>3</text:p>
          </table:table-cell>
          <table:table-cell table:style-name="ce8" office:value-type="float" office:value="5" calcext:value-type="float">
            <text:p>5</text:p>
          </table:table-cell>
          <table:table-cell table:style-name="ce8" office:value-type="string" calcext:value-type="string">
            <text:p>… a blockchain application developed for the real estate sector. The application enables distributed workflow … the process of developing blockchain applications with industrial partners. …</text:p>
          </table:table-cell>
          <table:table-cell table:style-name="ce15" office:value-type="string" calcext:value-type="string">
            <text:p><text:a xlink:href="https://www.econstor.eu/bitstream/10419/201360/1/ETLA-Reports-78.pdf" xlink:type="simple">https://www.econstor.eu/bitstream/10419/201360/1/ETLA-Reports-78.pdf</text:a></text:p>
          </table:table-cell>
          <table:table-cell table:style-name="ce15" office:value-type="string" calcext:value-type="string">
            <text:p><text:a xlink:href="https://scholar.google.com/scholar?q=related:g1Pfm6vU6Q8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g1Pfm6vU6Q8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11" calcext:value-type="float">
            <text:p>111</text:p>
          </table:table-cell>
          <table:table-cell table:style-name="ce8" office:value-type="string" calcext:value-type="string">
            <text:p>J Mendling, G Decker, R Hull, HA Reijers…</text:p>
          </table:table-cell>
          <table:table-cell table:style-name="ce8" office:value-type="float" office:value="2018" calcext:value-type="float">
            <text:p>2018</text:p>
          </table:table-cell>
          <table:table-cell table:style-name="ce8" office:value-type="string" calcext:value-type="string">
            <text:p>How do machine learning, robotic process automation, and blockchains affect the human factor in business process management?</text:p>
          </table:table-cell>
          <table:table-cell table:style-name="ce11" table:formula="of:=FALSE()" office:value-type="float" office:value="0" calcext:value-type="float">
            <text:p>0</text:p>
          </table:table-cell>
          <table:table-cell table:style-name="ce8"/>
          <table:table-cell table:style-name="ce8" office:value-type="string" calcext:value-type="string">
            <text:p>Communications of the …</text:p>
          </table:table-cell>
          <table:table-cell table:style-name="ce15" office:value-type="string" calcext:value-type="string">
            <text:p><text:a xlink:href="http://aisel.aisnet.org" xlink:type="simple">aisel.aisnet.org</text:a></text:p>
          </table:table-cell>
          <table:table-cell table:style-name="ce15" office:value-type="string" calcext:value-type="string">
            <text:p><text:a xlink:href="https://aisel.aisnet.org/cais/vol43/iss1/19/" xlink:type="simple">https://aisel.aisnet.org/cais/vol43/iss1/19/</text:a></text:p>
          </table:table-cell>
          <table:table-cell table:style-name="ce15" office:value-type="string" calcext:value-type="string">
            <text:p><text:a xlink:href="https://scholar.google.com/scholar?cites=4105457489967962886&amp;as_sdt=2005&amp;sciodt=0,5&amp;hl=en" xlink:type="simple">https://scholar.google.com/scholar?cites=4105457489967962886&amp;as_sdt=2005&amp;sciodt=0,5&amp;hl=en</text:a></text:p>
          </table:table-cell>
          <table:table-cell table:style-name="ce8" office:value-type="float" office:value="76" calcext:value-type="float">
            <text:p>76</text:p>
          </table:table-cell>
          <table:table-cell table:style-name="ce16" office:value-type="date" office:date-value="2022-03-10T11:48:48" calcext:value-type="date">
            <text:p>2022-03-10 11:48:48</text:p>
          </table:table-cell>
          <table:table-cell table:number-columns-repeated="8"/>
          <table:table-cell table:style-name="ce8" office:value-type="float" office:value="111" calcext:value-type="float">
            <text:p>111</text:p>
          </table:table-cell>
          <table:table-cell table:style-name="ce8" office:value-type="string" calcext:value-type="string">
            <text:p>27.75</text:p>
          </table:table-cell>
          <table:table-cell table:style-name="ce8" office:value-type="float" office:value="22" calcext:value-type="float">
            <text:p>22</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string" calcext:value-type="string">
            <text:p>… that might affect business processes’ potential to automate tasks and facilitate new ways of coordination: machine learning, robotic process automation, and blockchains. We briefly …</text:p>
          </table:table-cell>
          <table:table-cell table:style-name="ce15" office:value-type="string" calcext:value-type="string">
            <text:p><text:a xlink:href="https://epub.wu.ac.at/6557/1/CAIS-2018-Mendling_et_al-How_do_Machine_Learning,_Robotic_Process_Automation_and_Blockchains_affect_the_Human_Factor_in_Business_Process_Management.pdf" xlink:type="simple">https://epub.wu.ac.at/6557/1/CAIS-2018-Mendling_et_al-How_do_Machine_Learning,_Robotic_Process_Automation_and_Blockchains_affect_the_Human_Factor_in_Business_Process_Management.pdf</text:a></text:p>
          </table:table-cell>
          <table:table-cell table:style-name="ce15" office:value-type="string" calcext:value-type="string">
            <text:p><text:a xlink:href="https://scholar.google.com/scholar?q=related:BtsB4tWD-Tg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BtsB4tWD-Tg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DV Lyridis, GO Andreadis, C Papaleonidas…</text:p>
          </table:table-cell>
          <table:table-cell table:style-name="ce8" office:value-type="float" office:value="2021" calcext:value-type="float">
            <text:p>2021</text:p>
          </table:table-cell>
          <table:table-cell table:style-name="ce8" office:value-type="string" calcext:value-type="string">
            <text:p>A BPM-based framework for the impact assessment of blockchain to the midstream LNG supply chain</text:p>
          </table:table-cell>
          <table:table-cell table:style-name="ce11" table:formula="of:=FALSE()" office:value-type="float" office:value="0" calcext:value-type="float">
            <text:p>0</text:p>
          </table:table-cell>
          <table:table-cell table:style-name="ce8"/>
          <table:table-cell table:style-name="ce8" office:value-type="string" calcext:value-type="string">
            <text:p>Maritime Business …</text:p>
          </table:table-cell>
          <table:table-cell table:style-name="ce15" office:value-type="string" calcext:value-type="string">
            <text:p><text:a xlink:href="http://emerald.com" xlink:type="simple">emerald.com</text:a></text:p>
          </table:table-cell>
          <table:table-cell table:style-name="ce15" office:value-type="string" calcext:value-type="string">
            <text:p><text:a xlink:href="https://www.emerald.com/insight/content/doi/10.1108/MABR-03-2021-0023/full/" xlink:type="simple">https://www.emerald.com/insight/content/doi/10.1108/MABR-03-2021-0023/full/</text:a></text:p>
          </table:table-cell>
          <table:table-cell/>
          <table:table-cell table:style-name="ce8" office:value-type="float" office:value="77" calcext:value-type="float">
            <text:p>77</text:p>
          </table:table-cell>
          <table:table-cell table:style-name="ce16" office:value-type="date" office:date-value="2022-03-10T11:48:48" calcext:value-type="date">
            <text:p>2022-03-10 11:48:48</text:p>
          </table:table-cell>
          <table:table-cell/>
          <table:table-cell table:style-name="ce8" office:value-type="string" calcext:value-type="string">
            <text:p>10.1108/MABR-03-2021-0023</text:p>
          </table:table-cell>
          <table:table-cell table:number-columns-repeated="6"/>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4" calcext:value-type="float">
            <text:p>4</text:p>
          </table:table-cell>
          <table:table-cell table:style-name="ce8" office:value-type="float" office:value="1" calcext:value-type="float">
            <text:p>1</text:p>
          </table:table-cell>
          <table:table-cell table:style-name="ce8" office:value-type="string" calcext:value-type="string">
            <text:p>… BPM-based framework can be used to identify specific transactions within a supply chain where blockchain … Furthermore, the synergy between the technologies of BPM and blockchain …</text:p>
          </table:table-cell>
          <table:table-cell table:style-name="ce15" office:value-type="string" calcext:value-type="string">
            <text:p><text:a xlink:href="https://www.researchgate.net/profile/Christos-Papaleonidas/publication/355183863_A_BPM-based_framework_for_the_impact_assessment_of_blockchain_to_the_midstream_LNG_supply_chain/links/61653e03ae47db4e57cb3d1c/A-BPM-based-framework-for-the-impact-assessment-of-blockchain-to-the-midstream-LNG-supply-chain.pdf" xlink:type="simple">https://www.researchgate.net/profile/Christos-Papaleonidas/publication/355183863_A_BPM-based_framework_for_the_impact_assessment_of_blockchain_to_the_midstream_LNG_supply_chain/links/61653e03ae47db4e57cb3d1c/A-BPM-based-framework-for-the-impact-assessment-of-blockchain-to-the-midstream-LNG-supply-chain.pdf</text:a></text:p>
          </table:table-cell>
          <table:table-cell table:style-name="ce15" office:value-type="string" calcext:value-type="string">
            <text:p><text:a xlink:href="https://scholar.google.com/scholar?q=related:Nfv7QFQjM0U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Nfv7QFQjM0U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2" calcext:value-type="float">
            <text:p>12</text:p>
          </table:table-cell>
          <table:table-cell table:style-name="ce8" office:value-type="string" calcext:value-type="string">
            <text:p>CD Ciccio, G Meroni, P Plebani</text:p>
          </table:table-cell>
          <table:table-cell table:style-name="ce8" office:value-type="float" office:value="2020" calcext:value-type="float">
            <text:p>2020</text:p>
          </table:table-cell>
          <table:table-cell table:style-name="ce8" office:value-type="string" calcext:value-type="string">
            <text:p>Business process monitoring on blockchains: Potentials and challenges</text:p>
          </table:table-cell>
          <table:table-cell table:style-name="ce11" table:formula="of:=TRUE()" office:value-type="float" office:value="1" calcext:value-type="float">
            <text:p>1</text:p>
          </table:table-cell>
          <table:table-cell table:style-name="ce8"/>
          <table:table-cell table:style-name="ce8" office:value-type="string" calcext:value-type="string">
            <text:p>Enterprise, Business-Process and …</text:p>
          </table:table-cell>
          <table:table-cell table:style-name="ce8" office:value-type="string" calcext:value-type="string">
            <text:p>Springer</text:p>
          </table:table-cell>
          <table:table-cell table:style-name="ce15" office:value-type="string" calcext:value-type="string">
            <text:p><text:a xlink:href="https://link.springer.com/chapter/10.1007/978-3-030-49418-6_3" xlink:type="simple">https://link.springer.com/chapter/10.1007/978-3-030-49418-6_3</text:a></text:p>
          </table:table-cell>
          <table:table-cell table:style-name="ce15" office:value-type="string" calcext:value-type="string">
            <text:p><text:a xlink:href="https://scholar.google.com/scholar?cites=7672404110146567717&amp;as_sdt=2005&amp;sciodt=0,5&amp;hl=en" xlink:type="simple">https://scholar.google.com/scholar?cites=7672404110146567717&amp;as_sdt=2005&amp;sciodt=0,5&amp;hl=en</text:a></text:p>
          </table:table-cell>
          <table:table-cell table:style-name="ce8" office:value-type="float" office:value="78" calcext:value-type="float">
            <text:p>78</text:p>
          </table:table-cell>
          <table:table-cell table:style-name="ce16" office:value-type="date" office:date-value="2022-03-10T11:48:48" calcext:value-type="date">
            <text:p>2022-03-10 11:48:48</text:p>
          </table:table-cell>
          <table:table-cell table:style-name="ce8" office:value-type="string" calcext:value-type="string">
            <text:p>HTML</text:p>
          </table:table-cell>
          <table:table-cell table:style-name="ce8" office:value-type="string" calcext:value-type="string">
            <text:p>10.1007/978-3-030-49418-6_3</text:p>
          </table:table-cell>
          <table:table-cell table:number-columns-repeated="6"/>
          <table:table-cell table:style-name="ce8" office:value-type="float" office:value="12" calcext:value-type="float">
            <text:p>12</text:p>
          </table:table-cell>
          <table:table-cell table:style-name="ce8" office:value-type="string" calcext:value-type="string">
            <text:p>6.00</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2" calcext:value-type="float">
            <text:p>2</text:p>
          </table:table-cell>
          <table:table-cell table:style-name="ce8" office:value-type="string" calcext:value-type="string">
            <text:p>… Research towards the adoption of blockchains for the … A comprehensive analysis of the aspects of blockchains that … extent a blockchain can be beneficial for business process monitoring…</text:p>
          </table:table-cell>
          <table:table-cell table:style-name="ce15" office:value-type="string" calcext:value-type="string">
            <text:p><text:a xlink:href="https://link.springer.com/chapter/10.1007/978-3-030-49418-6_3" xlink:type="simple">https://link.springer.com/chapter/10.1007/978-3-030-49418-6_3</text:a></text:p>
          </table:table-cell>
          <table:table-cell table:style-name="ce15" office:value-type="string" calcext:value-type="string">
            <text:p><text:a xlink:href="https://scholar.google.com/scholar?q=related:JX6IVuPaeW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JX6IVuPaeW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4" calcext:value-type="float">
            <text:p>4</text:p>
          </table:table-cell>
          <table:table-cell table:style-name="ce8" office:value-type="string" calcext:value-type="string">
            <text:p>D Fernando, S Kulshrestha, JD Herath…</text:p>
          </table:table-cell>
          <table:table-cell table:style-name="ce8" office:value-type="float" office:value="2019" calcext:value-type="float">
            <text:p>2019</text:p>
          </table:table-cell>
          <table:table-cell table:style-name="ce8" office:value-type="string" calcext:value-type="string">
            <text:p>Sciblock: A blockchain-based tamper-proof non-repudiable storage for scientific workflow provenance</text:p>
          </table:table-cell>
          <table:table-cell table:style-name="ce11" table:formula="of:=FALSE()" office:value-type="float" office:value="0" calcext:value-type="float">
            <text:p>0</text:p>
          </table:table-cell>
          <table:table-cell table:style-name="ce8"/>
          <table:table-cell table:style-name="ce8" office:value-type="string" calcext:value-type="string">
            <text:p>2019 IEEE 5th …</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8998495/" xlink:type="simple">https://ieeexplore.ieee.org/abstract/document/8998495/</text:a></text:p>
          </table:table-cell>
          <table:table-cell table:style-name="ce15" office:value-type="string" calcext:value-type="string">
            <text:p><text:a xlink:href="https://scholar.google.com/scholar?cites=8568889059312287989&amp;as_sdt=2005&amp;sciodt=0,5&amp;hl=en" xlink:type="simple">https://scholar.google.com/scholar?cites=8568889059312287989&amp;as_sdt=2005&amp;sciodt=0,5&amp;hl=en</text:a></text:p>
          </table:table-cell>
          <table:table-cell table:style-name="ce8" office:value-type="float" office:value="79" calcext:value-type="float">
            <text:p>79</text:p>
          </table:table-cell>
          <table:table-cell table:style-name="ce16" office:value-type="date" office:date-value="2022-03-10T11:48:48" calcext:value-type="date">
            <text:p>2022-03-10 11:48:48</text:p>
          </table:table-cell>
          <table:table-cell table:number-columns-repeated="8"/>
          <table:table-cell table:style-name="ce8" office:value-type="float" office:value="4" calcext:value-type="float">
            <text:p>4</text:p>
          </table:table-cell>
          <table:table-cell table:style-name="ce8" office:value-type="string" calcext:value-type="string">
            <text:p>1.33</text:p>
          </table:table-cell>
          <table:table-cell table:style-name="ce8" office:value-type="float" office:value="1" calcext:value-type="float">
            <text:p>1</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string" calcext:value-type="string">
            <text:p>… workflows and workflow provenance. As blockchain is the main methodology used in this work to ensure the integrity of workflow provenance, we also present a brief introduction to it. …</text:p>
          </table:table-cell>
          <table:table-cell table:style-name="ce15" office:value-type="string" calcext:value-type="string">
            <text:p><text:a xlink:href="https://par.nsf.gov/servlets/purl/10181304" xlink:type="simple">https://par.nsf.gov/servlets/purl/10181304</text:a></text:p>
          </table:table-cell>
          <table:table-cell table:style-name="ce15" office:value-type="string" calcext:value-type="string">
            <text:p><text:a xlink:href="https://scholar.google.com/scholar?q=related:9UAKFDPP6nY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9UAKFDPP6nY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0" calcext:value-type="float">
            <text:p>10</text:p>
          </table:table-cell>
          <table:table-cell table:style-name="ce8" office:value-type="string" calcext:value-type="string">
            <text:p>NEWS WALES</text:p>
          </table:table-cell>
          <table:table-cell table:style-name="ce8" office:value-type="float" office:value="2016" calcext:value-type="float">
            <text:p>2016</text:p>
          </table:table-cell>
          <table:table-cell table:style-name="ce8" office:value-type="string" calcext:value-type="string">
            <text:p>Using blockchain to enable untrusted business process monitoring and execution</text:p>
          </table:table-cell>
          <table:table-cell table:style-name="ce11" table:formula="of:=TRUE()" office:value-type="float" office:value="1" calcext:value-type="float">
            <text:p>1</text:p>
          </table:table-cell>
          <table:table-cell table:number-columns-repeated="2"/>
          <table:table-cell table:style-name="ce15" office:value-type="string" calcext:value-type="string">
            <text:p><text:a xlink:href="http://cgi.cse.unsw.edu.au" xlink:type="simple">cgi.cse.unsw.edu.au</text:a></text:p>
          </table:table-cell>
          <table:table-cell table:style-name="ce15" office:value-type="string" calcext:value-type="string">
            <text:p><text:a xlink:href="https://cgi.cse.unsw.edu.au/~reports/papers/201609.pdf" xlink:type="simple">https://cgi.cse.unsw.edu.au/~reports/papers/201609.pdf</text:a></text:p>
          </table:table-cell>
          <table:table-cell table:style-name="ce15" office:value-type="string" calcext:value-type="string">
            <text:p><text:a xlink:href="https://scholar.google.com/scholar?cites=16515056882949083572&amp;as_sdt=2005&amp;sciodt=0,5&amp;hl=en" xlink:type="simple">https://scholar.google.com/scholar?cites=16515056882949083572&amp;as_sdt=2005&amp;sciodt=0,5&amp;hl=en</text:a></text:p>
          </table:table-cell>
          <table:table-cell table:style-name="ce8" office:value-type="float" office:value="80" calcext:value-type="float">
            <text:p>80</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10" calcext:value-type="float">
            <text:p>10</text:p>
          </table:table-cell>
          <table:table-cell table:style-name="ce8" office:value-type="string" calcext:value-type="string">
            <text:p>1.67</text:p>
          </table:table-cell>
          <table:table-cell table:style-name="ce8" office:value-type="float" office:value="10" calcext:value-type="float">
            <text:p>10</text:p>
          </table:table-cell>
          <table:table-cell table:style-name="ce8" office:value-type="float" office:value="1" calcext:value-type="float">
            <text:p>1</text:p>
          </table:table-cell>
          <table:table-cell table:style-name="ce8" office:value-type="float" office:value="6" calcext:value-type="float">
            <text:p>6</text:p>
          </table:table-cell>
          <table:table-cell table:style-name="ce8" office:value-type="string" calcext:value-type="string">
            <text:p>… infrastructure to run autonomous programs called smart contracts. In this paper, we address … using blockchain. We develop a technique to integrate blockchain into the choreography of …</text:p>
          </table:table-cell>
          <table:table-cell table:style-name="ce15" office:value-type="string" calcext:value-type="string">
            <text:p><text:a xlink:href="https://cgi.cse.unsw.edu.au/~reports/papers/201609.pdf" xlink:type="simple">https://cgi.cse.unsw.edu.au/~reports/papers/201609.pdf</text:a></text:p>
          </table:table-cell>
          <table:table-cell table:style-name="ce15" office:value-type="string" calcext:value-type="string">
            <text:p><text:a xlink:href="https://scholar.google.com/scholar?q=related:tNGMCbxEMeU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tNGMCbxEMeU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 calcext:value-type="float">
            <text:p>2</text:p>
          </table:table-cell>
          <table:table-cell table:style-name="ce8" office:value-type="string" calcext:value-type="string">
            <text:p>R Coelho, R Braga, JMN David…</text:p>
          </table:table-cell>
          <table:table-cell table:style-name="ce8" office:value-type="float" office:value="2020" calcext:value-type="float">
            <text:p>2020</text:p>
          </table:table-cell>
          <table:table-cell table:style-name="ce8" office:value-type="string" calcext:value-type="string">
            <text:p>Blockchain for reliability in collaborative scientific workflows on cloud platforms</text:p>
          </table:table-cell>
          <table:table-cell table:style-name="ce11" table:formula="of:=FALSE()" office:value-type="float" office:value="0" calcext:value-type="float">
            <text:p>0</text:p>
          </table:table-cell>
          <table:table-cell table:style-name="ce8"/>
          <table:table-cell table:style-name="ce8" office:value-type="string" calcext:value-type="string">
            <text:p>… IEEE Symposium on …</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9219729/" xlink:type="simple">https://ieeexplore.ieee.org/abstract/document/9219729/</text:a></text:p>
          </table:table-cell>
          <table:table-cell table:style-name="ce15" office:value-type="string" calcext:value-type="string">
            <text:p><text:a xlink:href="https://scholar.google.com/scholar?cites=2002640214868830713&amp;as_sdt=2005&amp;sciodt=0,5&amp;hl=en" xlink:type="simple">https://scholar.google.com/scholar?cites=2002640214868830713&amp;as_sdt=2005&amp;sciodt=0,5&amp;hl=en</text:a></text:p>
          </table:table-cell>
          <table:table-cell table:style-name="ce8" office:value-type="float" office:value="81" calcext:value-type="float">
            <text:p>81</text:p>
          </table:table-cell>
          <table:table-cell table:style-name="ce16" office:value-type="date" office:date-value="2022-03-10T11:48:48" calcext:value-type="date">
            <text:p>2022-03-10 11:48:48</text:p>
          </table:table-cell>
          <table:table-cell table:number-columns-repeated="8"/>
          <table:table-cell table:style-name="ce8" office:value-type="float" office:value="2" calcext:value-type="float">
            <text:p>2</text:p>
          </table:table-cell>
          <table:table-cell table:style-name="ce8" office:value-type="string" calcext:value-type="string">
            <text:p>1.00</text:p>
          </table:table-cell>
          <table:table-cell table:style-name="ce8" office:value-type="float" office:value="1" calcext:value-type="float">
            <text:p>1</text:p>
          </table:table-cell>
          <table:table-cell table:style-name="ce8" office:value-type="float" office:value="4" calcext:value-type="float">
            <text:p>4</text:p>
          </table:table-cell>
          <table:table-cell table:style-name="ce8" office:value-type="float" office:value="2" calcext:value-type="float">
            <text:p>2</text:p>
          </table:table-cell>
          <table:table-cell table:style-name="ce8" office:value-type="string" calcext:value-type="string">
            <text:p>… of a scientific workflow, anchored through a blockchain network in … scientific workflow scenarios, such as in Bioinformatics workflow … of a workflow. Furthermore, in collaborative scientific …</text:p>
          </table:table-cell>
          <table:table-cell/>
          <table:table-cell table:style-name="ce15" office:value-type="string" calcext:value-type="string">
            <text:p><text:a xlink:href="https://scholar.google.com/scholar?q=related:-SkrPKrOyhs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SkrPKrOyhs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W Chen, SM Bohloul, Y Ma, L Li</text:p>
          </table:table-cell>
          <table:table-cell table:style-name="ce8" office:value-type="float" office:value="2021" calcext:value-type="float">
            <text:p>2021</text:p>
          </table:table-cell>
          <table:table-cell table:style-name="ce8" office:value-type="string" calcext:value-type="string">
            <text:p>A blockchain-based information management system for academic institutions: a case study of international students' workflow</text:p>
          </table:table-cell>
          <table:table-cell table:style-name="ce11" table:formula="of:=FALSE()" office:value-type="float" office:value="0" calcext:value-type="float">
            <text:p>0</text:p>
          </table:table-cell>
          <table:table-cell table:style-name="ce8"/>
          <table:table-cell table:style-name="ce8" office:value-type="string" calcext:value-type="string">
            <text:p>Information Discovery and Delivery</text:p>
          </table:table-cell>
          <table:table-cell table:style-name="ce15" office:value-type="string" calcext:value-type="string">
            <text:p><text:a xlink:href="http://emerald.com" xlink:type="simple">emerald.com</text:a></text:p>
          </table:table-cell>
          <table:table-cell table:style-name="ce15" office:value-type="string" calcext:value-type="string">
            <text:p><text:a xlink:href="https://www.emerald.com/insight/content/doi/10.1108/IDD-01-2021-0010/full/html?utm_source=rss&amp;utm_medium=feed&amp;utm_campaign=rss_journalLatest" xlink:type="simple">https://www.emerald.com/insight/content/doi/10.1108/IDD-01-2021-0010/full/html?utm_source=rss&amp;utm_medium=feed&amp;utm_campaign=rss_journalLatest</text:a></text:p>
          </table:table-cell>
          <table:table-cell/>
          <table:table-cell table:style-name="ce8" office:value-type="float" office:value="82" calcext:value-type="float">
            <text:p>82</text:p>
          </table:table-cell>
          <table:table-cell table:style-name="ce16" office:value-type="date" office:date-value="2022-03-10T11:48:48" calcext:value-type="date">
            <text:p>2022-03-10 11:48:48</text:p>
          </table:table-cell>
          <table:table-cell/>
          <table:table-cell table:style-name="ce8" office:value-type="string" calcext:value-type="string">
            <text:p>10.1108/IDD-01-2021-0010</text:p>
          </table:table-cell>
          <table:table-cell table:number-columns-repeated="6"/>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4" calcext:value-type="float">
            <text:p>4</text:p>
          </table:table-cell>
          <table:table-cell table:style-name="ce8" office:value-type="float" office:value="1" calcext:value-type="float">
            <text:p>1</text:p>
          </table:table-cell>
          <table:table-cell table:style-name="ce8" office:value-type="string" calcext:value-type="string">
            <text:p>… This study aims to explore the impact of applying a blockchain-based information system in the international students’ administrative workflow in the context of a public research …</text:p>
          </table:table-cell>
          <table:table-cell/>
          <table:table-cell table:style-name="ce15" office:value-type="string" calcext:value-type="string">
            <text:p><text:a xlink:href="https://scholar.google.com/scholar?q=related:YnnqH8Mn2W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YnnqH8Mn2W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 calcext:value-type="float">
            <text:p>2</text:p>
          </table:table-cell>
          <table:table-cell table:style-name="ce8" office:value-type="string" calcext:value-type="string">
            <text:p>I Abunadi, RL Kumar</text:p>
          </table:table-cell>
          <table:table-cell table:style-name="ce8" office:value-type="float" office:value="2021" calcext:value-type="float">
            <text:p>2021</text:p>
          </table:table-cell>
          <table:table-cell table:style-name="ce8" office:value-type="string" calcext:value-type="string">
            <text:p>Blockchain and Business Process Management in Health Care, Especially for COVID-19 Cases</text:p>
          </table:table-cell>
          <table:table-cell table:style-name="ce11" table:formula="of:=FALSE()" office:value-type="float" office:value="0" calcext:value-type="float">
            <text:p>0</text:p>
          </table:table-cell>
          <table:table-cell table:style-name="ce8"/>
          <table:table-cell table:style-name="ce8" office:value-type="string" calcext:value-type="string">
            <text:p>Security and Communication Networks</text:p>
          </table:table-cell>
          <table:table-cell table:style-name="ce15" office:value-type="string" calcext:value-type="string">
            <text:p><text:a xlink:href="http://hindawi.com" xlink:type="simple">hindawi.com</text:a></text:p>
          </table:table-cell>
          <table:table-cell table:style-name="ce15" office:value-type="string" calcext:value-type="string">
            <text:p><text:a xlink:href="https://www.hindawi.com/journals/scn/2021/2245808/" xlink:type="simple">https://www.hindawi.com/journals/scn/2021/2245808/</text:a></text:p>
          </table:table-cell>
          <table:table-cell table:style-name="ce15" office:value-type="string" calcext:value-type="string">
            <text:p><text:a xlink:href="https://scholar.google.com/scholar?cites=2405035569727600906&amp;as_sdt=2005&amp;sciodt=0,5&amp;hl=en" xlink:type="simple">https://scholar.google.com/scholar?cites=2405035569727600906&amp;as_sdt=2005&amp;sciodt=0,5&amp;hl=en</text:a></text:p>
          </table:table-cell>
          <table:table-cell table:style-name="ce8" office:value-type="float" office:value="83" calcext:value-type="float">
            <text:p>83</text:p>
          </table:table-cell>
          <table:table-cell table:style-name="ce16" office:value-type="date" office:date-value="2022-03-10T11:48:48" calcext:value-type="date">
            <text:p>2022-03-10 11:48:48</text:p>
          </table:table-cell>
          <table:table-cell table:style-name="ce8" office:value-type="string" calcext:value-type="string">
            <text:p>HTML</text:p>
          </table:table-cell>
          <table:table-cell table:number-columns-repeated="7"/>
          <table:table-cell table:style-name="ce8" office:value-type="float" office:value="2" calcext:value-type="float">
            <text:p>2</text:p>
          </table:table-cell>
          <table:table-cell table:style-name="ce8" office:value-type="string" calcext:value-type="string">
            <text:p>2.0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1" calcext:value-type="float">
            <text:p>1</text:p>
          </table:table-cell>
          <table:table-cell table:style-name="ce8" office:value-type="string" calcext:value-type="string">
            <text:p>… us, this paper combines blockchain technology with BPM to … Blockchain and Business Process Management system to resolve this COVID-19 disaster. is experiment uses a blockchain …</text:p>
          </table:table-cell>
          <table:table-cell table:style-name="ce15" office:value-type="string" calcext:value-type="string">
            <text:p><text:a xlink:href="https://www.hindawi.com/journals/scn/2021/2245808/" xlink:type="simple">https://www.hindawi.com/journals/scn/2021/2245808/</text:a></text:p>
          </table:table-cell>
          <table:table-cell table:style-name="ce15" office:value-type="string" calcext:value-type="string">
            <text:p><text:a xlink:href="https://scholar.google.com/scholar?q=related:CvnKtRtnYCE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CvnKtRtnYCE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5" calcext:value-type="float">
            <text:p>5</text:p>
          </table:table-cell>
          <table:table-cell table:style-name="ce8" office:value-type="string" calcext:value-type="string">
            <text:p>S Haarmann</text:p>
          </table:table-cell>
          <table:table-cell table:style-name="ce8" office:value-type="float" office:value="2019" calcext:value-type="float">
            <text:p>2019</text:p>
          </table:table-cell>
          <table:table-cell table:style-name="ce8" office:value-type="string" calcext:value-type="string">
            <text:p>Estimating the Duration of Blockchain-Based Business Processes Using Simulation.</text:p>
          </table:table-cell>
          <table:table-cell table:style-name="ce11" table:formula="of:=FALSE()" office:value-type="float" office:value="0" calcext:value-type="float">
            <text:p>0</text:p>
          </table:table-cell>
          <table:table-cell table:style-name="ce8"/>
          <table:table-cell table:style-name="ce8" office:value-type="string" calcext:value-type="string">
            <text:p>ZEUS</text:p>
          </table:table-cell>
          <table:table-cell table:style-name="ce15" office:value-type="string" calcext:value-type="string">
            <text:p><text:a xlink:href="http://ceur-ws.org" xlink:type="simple">ceur-ws.org</text:a></text:p>
          </table:table-cell>
          <table:table-cell table:style-name="ce15" office:value-type="string" calcext:value-type="string">
            <text:p><text:a xlink:href="http://ceur-ws.org/Vol-2339/paper5.pdf" xlink:type="simple">http://ceur-ws.org/Vol-2339/paper5.pdf</text:a></text:p>
          </table:table-cell>
          <table:table-cell table:style-name="ce15" office:value-type="string" calcext:value-type="string">
            <text:p><text:a xlink:href="https://scholar.google.com/scholar?cites=1000648233863826071&amp;as_sdt=2005&amp;sciodt=0,5&amp;hl=en" xlink:type="simple">https://scholar.google.com/scholar?cites=1000648233863826071&amp;as_sdt=2005&amp;sciodt=0,5&amp;hl=en</text:a></text:p>
          </table:table-cell>
          <table:table-cell table:style-name="ce8" office:value-type="float" office:value="84" calcext:value-type="float">
            <text:p>84</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5" calcext:value-type="float">
            <text:p>5</text:p>
          </table:table-cell>
          <table:table-cell table:style-name="ce8" office:value-type="string" calcext:value-type="string">
            <text:p>1.67</text:p>
          </table:table-cell>
          <table:table-cell table:style-name="ce8" office:value-type="float" office:value="5" calcext:value-type="float">
            <text:p>5</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string" calcext:value-type="string">
            <text:p>… decision about whether to apply blockchain. The remainder of this … on blockchain-based BPM (Section 2). In Section 3, we present our approach of estimating the duration of blockchain-…</text:p>
          </table:table-cell>
          <table:table-cell table:style-name="ce15" office:value-type="string" calcext:value-type="string">
            <text:p><text:a xlink:href="http://ceur-ws.org/Vol-2339/paper5.pdf" xlink:type="simple">http://ceur-ws.org/Vol-2339/paper5.pdf</text:a></text:p>
          </table:table-cell>
          <table:table-cell table:style-name="ce15" office:value-type="string" calcext:value-type="string">
            <text:p><text:a xlink:href="https://scholar.google.com/scholar?q=related:l0qTXEQE4w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l0qTXEQE4w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 calcext:value-type="float">
            <text:p>2</text:p>
          </table:table-cell>
          <table:table-cell table:style-name="ce8" office:value-type="string" calcext:value-type="string">
            <text:p>Y Fang, X Tang, M Pan, Y Yu</text:p>
          </table:table-cell>
          <table:table-cell table:style-name="ce8" office:value-type="float" office:value="2019" calcext:value-type="float">
            <text:p>2019</text:p>
          </table:table-cell>
          <table:table-cell table:style-name="ce8" office:value-type="string" calcext:value-type="string">
            <text:p>A workflow interoperability approach based on blockchain</text:p>
          </table:table-cell>
          <table:table-cell table:style-name="ce11" table:formula="of:=TRUE()" office:value-type="float" office:value="1" calcext:value-type="float">
            <text:p>1</text:p>
          </table:table-cell>
          <table:table-cell table:style-name="ce8"/>
          <table:table-cell table:style-name="ce8" office:value-type="string" calcext:value-type="string">
            <text:p>International Conference on Internet of …</text:p>
          </table:table-cell>
          <table:table-cell table:style-name="ce8" office:value-type="string" calcext:value-type="string">
            <text:p>Springer</text:p>
          </table:table-cell>
          <table:table-cell table:style-name="ce15" office:value-type="string" calcext:value-type="string">
            <text:p><text:a xlink:href="https://link.springer.com/chapter/10.1007/978-3-030-38651-1_24" xlink:type="simple">https://link.springer.com/chapter/10.1007/978-3-030-38651-1_24</text:a></text:p>
          </table:table-cell>
          <table:table-cell table:style-name="ce15" office:value-type="string" calcext:value-type="string">
            <text:p><text:a xlink:href="https://scholar.google.com/scholar?cites=6847745302825869306&amp;as_sdt=2005&amp;sciodt=0,5&amp;hl=en" xlink:type="simple">https://scholar.google.com/scholar?cites=6847745302825869306&amp;as_sdt=2005&amp;sciodt=0,5&amp;hl=en</text:a></text:p>
          </table:table-cell>
          <table:table-cell table:style-name="ce8" office:value-type="float" office:value="85" calcext:value-type="float">
            <text:p>85</text:p>
          </table:table-cell>
          <table:table-cell table:style-name="ce16" office:value-type="date" office:date-value="2022-03-10T11:48:48" calcext:value-type="date">
            <text:p>2022-03-10 11:48:48</text:p>
          </table:table-cell>
          <table:table-cell/>
          <table:table-cell table:style-name="ce8" office:value-type="string" calcext:value-type="string">
            <text:p>10.1007/978-3-030-38651-1_24</text:p>
          </table:table-cell>
          <table:table-cell table:number-columns-repeated="6"/>
          <table:table-cell table:style-name="ce8" office:value-type="float" office:value="2" calcext:value-type="float">
            <text:p>2</text:p>
          </table:table-cell>
          <table:table-cell table:style-name="ce8" office:value-type="string" calcext:value-type="string">
            <text:p>0.67</text:p>
          </table:table-cell>
          <table:table-cell table:style-name="ce8" office:value-type="float" office:value="1" calcext:value-type="float">
            <text:p>1</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string" calcext:value-type="string">
            <text:p>… Blockchain helps to monitor and manage interoperations in case something goes wrong. In this setting, blockchain … Our contribution is that we propose a blockchain-based workflow …</text:p>
          </table:table-cell>
          <table:table-cell/>
          <table:table-cell table:style-name="ce15" office:value-type="string" calcext:value-type="string">
            <text:p><text:a xlink:href="https://scholar.google.com/scholar?q=related:-h9JbxIUCF8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h9JbxIUCF8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 calcext:value-type="float">
            <text:p>1</text:p>
          </table:table-cell>
          <table:table-cell table:style-name="ce8" office:value-type="string" calcext:value-type="string">
            <text:p>T Lichtenstein, S Siegert, A Nikaj, M Weske</text:p>
          </table:table-cell>
          <table:table-cell table:style-name="ce8" office:value-type="float" office:value="2020" calcext:value-type="float">
            <text:p>2020</text:p>
          </table:table-cell>
          <table:table-cell table:style-name="ce8" office:value-type="string" calcext:value-type="string">
            <text:p>Data-driven process choreography execution on the blockchain: a focus on blockchain data reusability</text:p>
          </table:table-cell>
          <table:table-cell table:style-name="ce11" table:formula="of:=TRUE()" office:value-type="float" office:value="1" calcext:value-type="float">
            <text:p>1</text:p>
          </table:table-cell>
          <table:table-cell table:style-name="ce8"/>
          <table:table-cell table:style-name="ce8" office:value-type="string" calcext:value-type="string">
            <text:p>International Conference on …</text:p>
          </table:table-cell>
          <table:table-cell table:style-name="ce8" office:value-type="string" calcext:value-type="string">
            <text:p>Springer</text:p>
          </table:table-cell>
          <table:table-cell table:style-name="ce15" office:value-type="string" calcext:value-type="string">
            <text:p><text:a xlink:href="https://link.springer.com/chapter/10.1007/978-3-030-53337-3_17" xlink:type="simple">https://link.springer.com/chapter/10.1007/978-3-030-53337-3_17</text:a></text:p>
          </table:table-cell>
          <table:table-cell table:style-name="ce15" office:value-type="string" calcext:value-type="string">
            <text:p><text:a xlink:href="https://scholar.google.com/scholar?cites=2632460101281412704&amp;as_sdt=2005&amp;sciodt=0,5&amp;hl=en" xlink:type="simple">https://scholar.google.com/scholar?cites=2632460101281412704&amp;as_sdt=2005&amp;sciodt=0,5&amp;hl=en</text:a></text:p>
          </table:table-cell>
          <table:table-cell table:style-name="ce8" office:value-type="float" office:value="86" calcext:value-type="float">
            <text:p>86</text:p>
          </table:table-cell>
          <table:table-cell table:style-name="ce16" office:value-type="date" office:date-value="2022-03-10T11:48:48" calcext:value-type="date">
            <text:p>2022-03-10 11:48:48</text:p>
          </table:table-cell>
          <table:table-cell/>
          <table:table-cell table:style-name="ce8" office:value-type="string" calcext:value-type="string">
            <text:p>10.1007/978-3-030-53337-3_17</text:p>
          </table:table-cell>
          <table:table-cell table:number-columns-repeated="6"/>
          <table:table-cell table:style-name="ce8" office:value-type="float" office:value="1" calcext:value-type="float">
            <text:p>1</text:p>
          </table:table-cell>
          <table:table-cell table:style-name="ce8" office:value-type="string" calcext:value-type="string">
            <text:p>0.50</text:p>
          </table:table-cell>
          <table:table-cell table:style-name="ce8" office:value-type="float" office:value="0" calcext:value-type="float">
            <text:p>0</text:p>
          </table:table-cell>
          <table:table-cell table:style-name="ce8" office:value-type="float" office:value="4" calcext:value-type="float">
            <text:p>4</text:p>
          </table:table-cell>
          <table:table-cell table:style-name="ce8" office:value-type="float" office:value="2" calcext:value-type="float">
            <text:p>2</text:p>
          </table:table-cell>
          <table:table-cell table:style-name="ce8" office:value-type="string" calcext:value-type="string">
            <text:p>… of implementing choreographies on the blockchain. Therefore, we explain the concepts of process choreographies and blockchains below. BPMN process choreography models can be …</text:p>
          </table:table-cell>
          <table:table-cell table:style-name="ce15" office:value-type="string" calcext:value-type="string">
            <text:p><text:a xlink:href="https://www.researchgate.net/profile/Adriatik-Nikaj/publication/343120919_Data-Driven_Process_Choreography_Execution_on_the_Blockchain_A_Focus_on_Blockchain_Data_Reusability/links/5f2d2ab0299bf13404ab9d14/Data-Driven-Process-Choreography-Execution-on-the-Blockchain-A-Focus-on-Blockchain-Data-Reusability.pdf" xlink:type="simple">https://www.researchgate.net/profile/Adriatik-Nikaj/publication/343120919_Data-Driven_Process_Choreography_Execution_on_the_Blockchain_A_Focus_on_Blockchain_Data_Reusability/links/5f2d2ab0299bf13404ab9d14/Data-Driven-Process-Choreography-Execution-on-the-Blockchain-A-Focus-on-Blockchain-Data-Reusability.pdf</text:a></text:p>
          </table:table-cell>
          <table:table-cell table:style-name="ce15" office:value-type="string" calcext:value-type="string">
            <text:p><text:a xlink:href="https://scholar.google.com/scholar?q=related:YHZExoNgiCQ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YHZExoNgiCQ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4" calcext:value-type="float">
            <text:p>4</text:p>
          </table:table-cell>
          <table:table-cell table:style-name="ce8" office:value-type="string" calcext:value-type="string">
            <text:p>S Migliorini, M Gambini, C Combi…</text:p>
          </table:table-cell>
          <table:table-cell table:style-name="ce8" office:value-type="float" office:value="2019" calcext:value-type="float">
            <text:p>2019</text:p>
          </table:table-cell>
          <table:table-cell table:style-name="ce8" office:value-type="string" calcext:value-type="string">
            <text:p>The rise of enforceable business processes from the hashes of blockchain-based smart contracts</text:p>
          </table:table-cell>
          <table:table-cell table:style-name="ce11" table:formula="of:=TRUE()" office:value-type="float" office:value="1" calcext:value-type="float">
            <text:p>1</text:p>
          </table:table-cell>
          <table:table-cell table:style-name="ce8"/>
          <table:table-cell table:style-name="ce8" office:value-type="string" calcext:value-type="string">
            <text:p>… , Business-Process and …</text:p>
          </table:table-cell>
          <table:table-cell table:style-name="ce8" office:value-type="string" calcext:value-type="string">
            <text:p>Springer</text:p>
          </table:table-cell>
          <table:table-cell table:style-name="ce15" office:value-type="string" calcext:value-type="string">
            <text:p><text:a xlink:href="https://link.springer.com/chapter/10.1007/978-3-030-20618-5_9" xlink:type="simple">https://link.springer.com/chapter/10.1007/978-3-030-20618-5_9</text:a></text:p>
          </table:table-cell>
          <table:table-cell table:style-name="ce15" office:value-type="string" calcext:value-type="string">
            <text:p><text:a xlink:href="https://scholar.google.com/scholar?cites=7088803803377579700&amp;as_sdt=2005&amp;sciodt=0,5&amp;hl=en" xlink:type="simple">https://scholar.google.com/scholar?cites=7088803803377579700&amp;as_sdt=2005&amp;sciodt=0,5&amp;hl=en</text:a></text:p>
          </table:table-cell>
          <table:table-cell table:style-name="ce8" office:value-type="float" office:value="87" calcext:value-type="float">
            <text:p>87</text:p>
          </table:table-cell>
          <table:table-cell table:style-name="ce16" office:value-type="date" office:date-value="2022-03-10T11:48:48" calcext:value-type="date">
            <text:p>2022-03-10 11:48:48</text:p>
          </table:table-cell>
          <table:table-cell/>
          <table:table-cell table:style-name="ce8" office:value-type="string" calcext:value-type="string">
            <text:p>10.1007/978-3-030-20618-5_9</text:p>
          </table:table-cell>
          <table:table-cell table:number-columns-repeated="6"/>
          <table:table-cell table:style-name="ce8" office:value-type="float" office:value="4" calcext:value-type="float">
            <text:p>4</text:p>
          </table:table-cell>
          <table:table-cell table:style-name="ce8" office:value-type="string" calcext:value-type="string">
            <text:p>1.33</text:p>
          </table:table-cell>
          <table:table-cell table:style-name="ce8" office:value-type="float" office:value="1" calcext:value-type="float">
            <text:p>1</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string" calcext:value-type="string">
            <text:p>… ) can be implemented by means of Blockchain-based Smart Contracts (BSCs). In this paper, … enforceable business process that is more in line with the original idea of smart contract and …</text:p>
          </table:table-cell>
          <table:table-cell table:style-name="ce15" office:value-type="string" calcext:value-type="string">
            <text:p><text:a xlink:href="https://www.researchgate.net/profile/Sara-Migliorini/publication/333243673_The_Rise_of_Enforceable_Business_Processes_from_the_Hashes_of_Blockchain-Based_Smart_Contracts/links/5cf540b892851c4dd0253e8d/The-Rise-of-Enforceable-Business-Processes-from-the-Hashes-of-Blockchain-Based-Smart-Contracts.pdf" xlink:type="simple">https://www.researchgate.net/profile/Sara-Migliorini/publication/333243673_The_Rise_of_Enforceable_Business_Processes_from_the_Hashes_of_Blockchain-Based_Smart_Contracts/links/5cf540b892851c4dd0253e8d/The-Rise-of-Enforceable-Business-Processes-from-the-Hashes-of-Blockchain-Based-Smart-Contracts.pdf</text:a></text:p>
          </table:table-cell>
          <table:table-cell table:style-name="ce15" office:value-type="string" calcext:value-type="string">
            <text:p><text:a xlink:href="https://scholar.google.com/scholar?q=related:tDbCRoB9YG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tDbCRoB9YG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 calcext:value-type="float">
            <text:p>2</text:p>
          </table:table-cell>
          <table:table-cell table:style-name="ce8" office:value-type="string" calcext:value-type="string">
            <text:p>Z Xu, Q Geng, H Cao, C Wang, X Liu</text:p>
          </table:table-cell>
          <table:table-cell table:style-name="ce8" office:value-type="float" office:value="2019" calcext:value-type="float">
            <text:p>2019</text:p>
          </table:table-cell>
          <table:table-cell table:style-name="ce8" office:value-type="string" calcext:value-type="string">
            <text:p>Uncertainty-aware workflow migration among edge nodes based on blockchain</text:p>
          </table:table-cell>
          <table:table-cell table:style-name="ce11" table:formula="of:=FALSE()" office:value-type="float" office:value="0" calcext:value-type="float">
            <text:p>0</text:p>
          </table:table-cell>
          <table:table-cell table:style-name="ce8"/>
          <table:table-cell table:style-name="ce8" office:value-type="string" calcext:value-type="string">
            <text:p>EURASIP Journal on Wireless …</text:p>
          </table:table-cell>
          <table:table-cell table:style-name="ce8" office:value-type="string" calcext:value-type="string">
            <text:p>Springer</text:p>
          </table:table-cell>
          <table:table-cell table:style-name="ce15" office:value-type="string" calcext:value-type="string">
            <text:p><text:a xlink:href="https://link.springer.com/article/10.1186/s13638-019-1583-1" xlink:type="simple">https://link.springer.com/article/10.1186/s13638-019-1583-1</text:a></text:p>
          </table:table-cell>
          <table:table-cell table:style-name="ce15" office:value-type="string" calcext:value-type="string">
            <text:p><text:a xlink:href="https://scholar.google.com/scholar?cites=12248343056193630884&amp;as_sdt=2005&amp;sciodt=0,5&amp;hl=en" xlink:type="simple">https://scholar.google.com/scholar?cites=12248343056193630884&amp;as_sdt=2005&amp;sciodt=0,5&amp;hl=en</text:a></text:p>
          </table:table-cell>
          <table:table-cell table:style-name="ce8" office:value-type="float" office:value="88" calcext:value-type="float">
            <text:p>88</text:p>
          </table:table-cell>
          <table:table-cell table:style-name="ce16" office:value-type="date" office:date-value="2022-03-10T11:48:48" calcext:value-type="date">
            <text:p>2022-03-10 11:48:48</text:p>
          </table:table-cell>
          <table:table-cell table:style-name="ce8" office:value-type="string" calcext:value-type="string">
            <text:p>HTML</text:p>
          </table:table-cell>
          <table:table-cell table:style-name="ce8" office:value-type="string" calcext:value-type="string">
            <text:p>10.1186/s13638-019-1583-1</text:p>
          </table:table-cell>
          <table:table-cell table:number-columns-repeated="6"/>
          <table:table-cell table:style-name="ce8" office:value-type="float" office:value="2" calcext:value-type="float">
            <text:p>2</text:p>
          </table:table-cell>
          <table:table-cell table:style-name="ce8" office:value-type="string" calcext:value-type="string">
            <text:p>0.67</text:p>
          </table:table-cell>
          <table:table-cell table:style-name="ce8" office:value-type="float" office:value="0" calcext:value-type="float">
            <text:p>0</text:p>
          </table:table-cell>
          <table:table-cell table:style-name="ce8" office:value-type="float" office:value="5" calcext:value-type="float">
            <text:p>5</text:p>
          </table:table-cell>
          <table:table-cell table:style-name="ce8" office:value-type="float" office:value="3" calcext:value-type="float">
            <text:p>3</text:p>
          </table:table-cell>
          <table:table-cell table:style-name="ce8" office:value-type="string" calcext:value-type="string">
            <text:p>… the uncertainty generated during the workflow scheduling, a blockchain-based resource … task in the workflow is treated as a transaction and added to the blockchain. The transactions …</text:p>
          </table:table-cell>
          <table:table-cell table:style-name="ce15" office:value-type="string" calcext:value-type="string">
            <text:p><text:a xlink:href="https://link.springer.com/article/10.1186/s13638-019-1583-1" xlink:type="simple">https://link.springer.com/article/10.1186/s13638-019-1583-1</text:a></text:p>
          </table:table-cell>
          <table:table-cell table:style-name="ce15" office:value-type="string" calcext:value-type="string">
            <text:p><text:a xlink:href="https://scholar.google.com/scholar?q=related:pDKLdx3b-qk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pDKLdx3b-qk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 calcext:value-type="float">
            <text:p>2</text:p>
          </table:table-cell>
          <table:table-cell table:style-name="ce8" office:value-type="string" calcext:value-type="string">
            <text:p>F Milani, L García-Bañuelos, HA Reijers, L Stepanyan</text:p>
          </table:table-cell>
          <table:table-cell table:style-name="ce8" office:value-type="float" office:value="2020" calcext:value-type="float">
            <text:p>2020</text:p>
          </table:table-cell>
          <table:table-cell table:style-name="ce8" office:value-type="string" calcext:value-type="string">
            <text:p>Business Process Redesign Heuristics for Blockchain Solutions.</text:p>
          </table:table-cell>
          <table:table-cell table:style-name="ce11" table:formula="of:=FALSE()" office:value-type="float" office:value="0" calcext:value-type="float">
            <text:p>0</text:p>
          </table:table-cell>
          <table:table-cell table:style-name="ce8"/>
          <table:table-cell table:style-name="ce8" office:value-type="string" calcext:value-type="string">
            <text:p>EDOC</text:p>
          </table:table-cell>
          <table:table-cell table:style-name="ce15" office:value-type="string" calcext:value-type="string">
            <text:p><text:a xlink:href="http://researchgate.net" xlink:type="simple">researchgate.net</text:a></text:p>
          </table:table-cell>
          <table:table-cell table:style-name="ce15" office:value-type="string" calcext:value-type="string">
            <text:p><text:a xlink:href="https://www.researchgate.net/profile/Fredrik-Milani/publication/346388318_Business_Process_Redesign_Heuristics_for_Blockchain_Solutions/links/6013fb73299bf1b33e315839/Business-Process-Redesign-Heuristics-for-Blockchain-Solutions.pdf" xlink:type="simple">https://www.researchgate.net/profile/Fredrik-Milani/publication/346388318_Business_Process_Redesign_Heuristics_for_Blockchain_Solutions/links/6013fb73299bf1b33e315839/Business-Process-Redesign-Heuristics-for-Blockchain-Solutions.pdf</text:a></text:p>
          </table:table-cell>
          <table:table-cell table:style-name="ce15" office:value-type="string" calcext:value-type="string">
            <text:p><text:a xlink:href="https://scholar.google.com/scholar?cites=4742986395536475188&amp;as_sdt=2005&amp;sciodt=0,5&amp;hl=en" xlink:type="simple">https://scholar.google.com/scholar?cites=4742986395536475188&amp;as_sdt=2005&amp;sciodt=0,5&amp;hl=en</text:a></text:p>
          </table:table-cell>
          <table:table-cell table:style-name="ce8" office:value-type="float" office:value="89" calcext:value-type="float">
            <text:p>89</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2" calcext:value-type="float">
            <text:p>2</text:p>
          </table:table-cell>
          <table:table-cell table:style-name="ce8" office:value-type="string" calcext:value-type="string">
            <text:p>1.00</text:p>
          </table:table-cell>
          <table:table-cell table:style-name="ce8" office:value-type="float" office:value="1" calcext:value-type="float">
            <text:p>1</text:p>
          </table:table-cell>
          <table:table-cell table:style-name="ce8" office:value-type="float" office:value="4" calcext:value-type="float">
            <text:p>4</text:p>
          </table:table-cell>
          <table:table-cell table:style-name="ce8" office:value-type="float" office:value="2" calcext:value-type="float">
            <text:p>2</text:p>
          </table:table-cell>
          <table:table-cell table:style-name="ce8" office:value-type="string" calcext:value-type="string">
            <text:p>… Current business processes must be redesigned to realize tangible benefits. This paper … practices for Business Process Redesign can be applied to leverage blockchain technology. …</text:p>
          </table:table-cell>
          <table:table-cell table:style-name="ce15" office:value-type="string" calcext:value-type="string">
            <text:p><text:a xlink:href="https://www.researchgate.net/profile/Fredrik-Milani/publication/346388318_Business_Process_Redesign_Heuristics_for_Blockchain_Solutions/links/6013fb73299bf1b33e315839/Business-Process-Redesign-Heuristics-for-Blockchain-Solutions.pdf" xlink:type="simple">https://www.researchgate.net/profile/Fredrik-Milani/publication/346388318_Business_Process_Redesign_Heuristics_for_Blockchain_Solutions/links/6013fb73299bf1b33e315839/Business-Process-Redesign-Heuristics-for-Blockchain-Solutions.pdf</text:a></text:p>
          </table:table-cell>
          <table:table-cell table:style-name="ce15" office:value-type="string" calcext:value-type="string">
            <text:p><text:a xlink:href="https://scholar.google.com/scholar?q=related:NER2UP940kE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NER2UP940kE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 calcext:value-type="float">
            <text:p>2</text:p>
          </table:table-cell>
          <table:table-cell table:style-name="ce8" office:value-type="string" calcext:value-type="string">
            <text:p>A Corneli, B Naticchia, F Spegni, L Spalazzi</text:p>
          </table:table-cell>
          <table:table-cell table:style-name="ce8" office:value-type="float" office:value="2021" calcext:value-type="float">
            <text:p>2021</text:p>
          </table:table-cell>
          <table:table-cell table:style-name="ce8" office:value-type="string" calcext:value-type="string">
            <text:p>COMBINING BLOCKCHAIN AND BPMN CHOREOGRAPHIES FOR CONSTRUCTION MANAGEMENT</text:p>
          </table:table-cell>
          <table:table-cell table:style-name="ce11" table:formula="of:=FALSE()" office:value-type="float" office:value="0" calcext:value-type="float">
            <text:p>0</text:p>
          </table:table-cell>
          <table:table-cell table:style-name="ce8"/>
          <table:table-cell table:style-name="ce8" office:value-type="string" calcext:value-type="string">
            <text:p>Proceedings of the 2021 …</text:p>
          </table:table-cell>
          <table:table-cell table:style-name="ce15" office:value-type="string" calcext:value-type="string">
            <text:p><text:a xlink:href="http://ec-3.org" xlink:type="simple">ec-3.org</text:a></text:p>
          </table:table-cell>
          <table:table-cell table:style-name="ce15" office:value-type="string" calcext:value-type="string">
            <text:p><text:a xlink:href="https://ec-3.org/publications/conference2021/papers/Contribution_204_final.pdf" xlink:type="simple">https://ec-3.org/publications/conference2021/papers/Contribution_204_final.pdf</text:a></text:p>
          </table:table-cell>
          <table:table-cell table:style-name="ce15" office:value-type="string" calcext:value-type="string">
            <text:p><text:a xlink:href="https://scholar.google.com/scholar?cites=970146812059868246&amp;as_sdt=2005&amp;sciodt=0,5&amp;hl=en" xlink:type="simple">https://scholar.google.com/scholar?cites=970146812059868246&amp;as_sdt=2005&amp;sciodt=0,5&amp;hl=en</text:a></text:p>
          </table:table-cell>
          <table:table-cell table:style-name="ce8" office:value-type="float" office:value="90" calcext:value-type="float">
            <text:p>90</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2" calcext:value-type="float">
            <text:p>2</text:p>
          </table:table-cell>
          <table:table-cell table:style-name="ce8" office:value-type="string" calcext:value-type="string">
            <text:p>2.00</text:p>
          </table:table-cell>
          <table:table-cell table:style-name="ce8" office:value-type="float" office:value="1" calcext:value-type="float">
            <text:p>1</text:p>
          </table:table-cell>
          <table:table-cell table:style-name="ce8" office:value-type="float" office:value="4" calcext:value-type="float">
            <text:p>4</text:p>
          </table:table-cell>
          <table:table-cell table:style-name="ce8" office:value-type="float" office:value="1" calcext:value-type="float">
            <text:p>1</text:p>
          </table:table-cell>
          <table:table-cell table:style-name="ce8" office:value-type="string" calcext:value-type="string">
            <text:p>… to suggest the application of blockchain with Business Process Modeling (BPM), where the … of business processes that are first designed, and then executed by means of BPM engines. …</text:p>
          </table:table-cell>
          <table:table-cell table:style-name="ce15" office:value-type="string" calcext:value-type="string">
            <text:p><text:a xlink:href="https://ec-3.org/publications/conference2021/papers/Contribution_204_final.pdf" xlink:type="simple">https://ec-3.org/publications/conference2021/papers/Contribution_204_final.pdf</text:a></text:p>
          </table:table-cell>
          <table:table-cell table:style-name="ce15" office:value-type="string" calcext:value-type="string">
            <text:p><text:a xlink:href="https://scholar.google.com/scholar?q=related:VlzOsGKndg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VlzOsGKndg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 calcext:value-type="float">
            <text:p>1</text:p>
          </table:table-cell>
          <table:table-cell table:style-name="ce8" office:value-type="string" calcext:value-type="string">
            <text:p>M Morales-Sandoval, JA Molina…</text:p>
          </table:table-cell>
          <table:table-cell table:style-name="ce8" office:value-type="float" office:value="2021" calcext:value-type="float">
            <text:p>2021</text:p>
          </table:table-cell>
          <table:table-cell table:style-name="ce8" office:value-type="string" calcext:value-type="string">
            <text:p>Blockchain support for execution, monitoring and discovery of inter-organizational business processes</text:p>
          </table:table-cell>
          <table:table-cell table:style-name="ce11" table:formula="of:=TRUE()" office:value-type="float" office:value="1" calcext:value-type="float">
            <text:p>1</text:p>
          </table:table-cell>
          <table:table-cell table:style-name="ce8"/>
          <table:table-cell table:style-name="ce8" office:value-type="string" calcext:value-type="string">
            <text:p>PeerJ Computer …</text:p>
          </table:table-cell>
          <table:table-cell table:style-name="ce15" office:value-type="string" calcext:value-type="string">
            <text:p><text:a xlink:href="http://peerj.com" xlink:type="simple">peerj.com</text:a></text:p>
          </table:table-cell>
          <table:table-cell table:style-name="ce15" office:value-type="string" calcext:value-type="string">
            <text:p><text:a xlink:href="https://peerj.com/articles/cs-731/" xlink:type="simple">https://peerj.com/articles/cs-731/</text:a></text:p>
          </table:table-cell>
          <table:table-cell table:style-name="ce15" office:value-type="string" calcext:value-type="string">
            <text:p><text:a xlink:href="https://scholar.google.com/scholar?cites=13352006197449380215&amp;as_sdt=2005&amp;sciodt=0,5&amp;hl=en" xlink:type="simple">https://scholar.google.com/scholar?cites=13352006197449380215&amp;as_sdt=2005&amp;sciodt=0,5&amp;hl=en</text:a></text:p>
          </table:table-cell>
          <table:table-cell table:style-name="ce8" office:value-type="float" office:value="91" calcext:value-type="float">
            <text:p>91</text:p>
          </table:table-cell>
          <table:table-cell table:style-name="ce16" office:value-type="date" office:date-value="2022-03-10T11:48:48" calcext:value-type="date">
            <text:p>2022-03-10 11:48:48</text:p>
          </table:table-cell>
          <table:table-cell table:style-name="ce8" office:value-type="string" calcext:value-type="string">
            <text:p>HTML</text:p>
          </table:table-cell>
          <table:table-cell table:number-columns-repeated="7"/>
          <table:table-cell table:style-name="ce8" office:value-type="float" office:value="1" calcext:value-type="float">
            <text:p>1</text:p>
          </table:table-cell>
          <table:table-cell table:style-name="ce8" office:value-type="string" calcext:value-type="string">
            <text:p>1.00</text:p>
          </table:table-cell>
          <table:table-cell table:style-name="ce8" office:value-type="float" office:value="0" calcext:value-type="float">
            <text:p>0</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office:value-type="string" calcext:value-type="string">
            <text:p>… By using three smart contracts, our proposal can deploy any IOBP in BPM notation in a Blockchain, ensuring the business logic when executed even in the presence of untrusted …</text:p>
          </table:table-cell>
          <table:table-cell table:style-name="ce15" office:value-type="string" calcext:value-type="string">
            <text:p><text:a xlink:href="https://peerj.com/articles/cs-731/" xlink:type="simple">https://peerj.com/articles/cs-731/</text:a></text:p>
          </table:table-cell>
          <table:table-cell table:style-name="ce15" office:value-type="string" calcext:value-type="string">
            <text:p><text:a xlink:href="https://scholar.google.com/scholar?q=related:d9HIBeXaS7k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d9HIBeXaS7k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 calcext:value-type="float">
            <text:p>1</text:p>
          </table:table-cell>
          <table:table-cell table:style-name="ce8" office:value-type="string" calcext:value-type="string">
            <text:p>J Evermann, H Kim</text:p>
          </table:table-cell>
          <table:table-cell table:style-name="ce8" office:value-type="float" office:value="2021" calcext:value-type="float">
            <text:p>2021</text:p>
          </table:table-cell>
          <table:table-cell table:style-name="ce8" office:value-type="string" calcext:value-type="string">
            <text:p>Workflow Management on Proof-of-Work Blockchains: Implications and Recommendations</text:p>
          </table:table-cell>
          <table:table-cell table:style-name="ce11" table:formula="of:=TRUE()" office:value-type="float" office:value="1" calcext:value-type="float">
            <text:p>1</text:p>
          </table:table-cell>
          <table:table-cell table:style-name="ce8"/>
          <table:table-cell table:style-name="ce8" office:value-type="string" calcext:value-type="string">
            <text:p>SN Computer Science</text:p>
          </table:table-cell>
          <table:table-cell table:style-name="ce8" office:value-type="string" calcext:value-type="string">
            <text:p>Springer</text:p>
          </table:table-cell>
          <table:table-cell table:style-name="ce15" office:value-type="string" calcext:value-type="string">
            <text:p><text:a xlink:href="https://link.springer.com/article/10.1007/s42979-020-00387-6" xlink:type="simple">https://link.springer.com/article/10.1007/s42979-020-00387-6</text:a></text:p>
          </table:table-cell>
          <table:table-cell table:style-name="ce15" office:value-type="string" calcext:value-type="string">
            <text:p><text:a xlink:href="https://scholar.google.com/scholar?cites=6987979710395455331&amp;as_sdt=2005&amp;sciodt=0,5&amp;hl=en" xlink:type="simple">https://scholar.google.com/scholar?cites=6987979710395455331&amp;as_sdt=2005&amp;sciodt=0,5&amp;hl=en</text:a></text:p>
          </table:table-cell>
          <table:table-cell table:style-name="ce8" office:value-type="float" office:value="92" calcext:value-type="float">
            <text:p>92</text:p>
          </table:table-cell>
          <table:table-cell table:style-name="ce16" office:value-type="date" office:date-value="2022-03-10T11:48:48" calcext:value-type="date">
            <text:p>2022-03-10 11:48:48</text:p>
          </table:table-cell>
          <table:table-cell/>
          <table:table-cell table:style-name="ce8" office:value-type="string" calcext:value-type="string">
            <text:p>10.1007/s42979-020-00387-6</text:p>
          </table:table-cell>
          <table:table-cell table:number-columns-repeated="6"/>
          <table:table-cell table:style-name="ce8" office:value-type="float" office:value="1" calcext:value-type="float">
            <text:p>1</text:p>
          </table:table-cell>
          <table:table-cell table:style-name="ce8" office:value-type="string" calcext:value-type="string">
            <text:p>1.0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1" calcext:value-type="float">
            <text:p>1</text:p>
          </table:table-cell>
          <table:table-cell table:style-name="ce8" office:value-type="string" calcext:value-type="string">
            <text:p>… workflow engines can be readily adapted to fit onto a proof-of-work blockchain infrastructure and that smart contracts … interfaces between blockchain infrastructure and workflow engines. …</text:p>
          </table:table-cell>
          <table:table-cell table:style-name="ce15" office:value-type="string" calcext:value-type="string">
            <text:p><text:a xlink:href="https://evermann.ca/docs/BlockchainWFMS_draft.pdf" xlink:type="simple">https://evermann.ca/docs/BlockchainWFMS_draft.pdf</text:a></text:p>
          </table:table-cell>
          <table:table-cell table:style-name="ce15" office:value-type="string" calcext:value-type="string">
            <text:p><text:a xlink:href="https://scholar.google.com/scholar?q=related:YxfCz4VK-m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YxfCz4VK-m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4" calcext:value-type="float">
            <text:p>4</text:p>
          </table:table-cell>
          <table:table-cell table:style-name="ce8" office:value-type="string" calcext:value-type="string">
            <text:p>A Meironke, T Seyffarth, J Damarowsky</text:p>
          </table:table-cell>
          <table:table-cell table:style-name="ce8" office:value-type="float" office:value="2019" calcext:value-type="float">
            <text:p>2019</text:p>
          </table:table-cell>
          <table:table-cell table:style-name="ce8" office:value-type="string" calcext:value-type="string">
            <text:p>Business Process Compliance and Blockchain: How Does the Ethereum Blockchain Address Challenges of Business Process Compliance?</text:p>
          </table:table-cell>
          <table:table-cell table:style-name="ce11" table:formula="of:=TRUE()" office:value-type="float" office:value="1" calcext:value-type="float">
            <text:p>1</text:p>
          </table:table-cell>
          <table:table-cell table:number-columns-repeated="2"/>
          <table:table-cell table:style-name="ce15" office:value-type="string" calcext:value-type="string">
            <text:p><text:a xlink:href="http://aisel.aisnet.org" xlink:type="simple">aisel.aisnet.org</text:a></text:p>
          </table:table-cell>
          <table:table-cell table:style-name="ce15" office:value-type="string" calcext:value-type="string">
            <text:p><text:a xlink:href="https://aisel.aisnet.org/wi2019/specialtrack01/papers/8/" xlink:type="simple">https://aisel.aisnet.org/wi2019/specialtrack01/papers/8/</text:a></text:p>
          </table:table-cell>
          <table:table-cell table:style-name="ce15" office:value-type="string" calcext:value-type="string">
            <text:p><text:a xlink:href="https://scholar.google.com/scholar?cites=16041864797174454171&amp;as_sdt=2005&amp;sciodt=0,5&amp;hl=en" xlink:type="simple">https://scholar.google.com/scholar?cites=16041864797174454171&amp;as_sdt=2005&amp;sciodt=0,5&amp;hl=en</text:a></text:p>
          </table:table-cell>
          <table:table-cell table:style-name="ce8" office:value-type="float" office:value="93" calcext:value-type="float">
            <text:p>93</text:p>
          </table:table-cell>
          <table:table-cell table:style-name="ce16" office:value-type="date" office:date-value="2022-03-10T11:48:48" calcext:value-type="date">
            <text:p>2022-03-10 11:48:48</text:p>
          </table:table-cell>
          <table:table-cell table:number-columns-repeated="8"/>
          <table:table-cell table:style-name="ce8" office:value-type="float" office:value="4" calcext:value-type="float">
            <text:p>4</text:p>
          </table:table-cell>
          <table:table-cell table:style-name="ce8" office:value-type="string" calcext:value-type="string">
            <text:p>1.33</text:p>
          </table:table-cell>
          <table:table-cell table:style-name="ce8" office:value-type="float" office:value="1" calcext:value-type="float">
            <text:p>1</text:p>
          </table:table-cell>
          <table:table-cell table:number-columns-repeated="2" table:style-name="ce8" office:value-type="float" office:value="3" calcext:value-type="float">
            <text:p>3</text:p>
          </table:table-cell>
          <table:table-cell table:style-name="ce8" office:value-type="string" calcext:value-type="string">
            <text:p>… Furthermore, the implementation of the Ethereum blockchain leads to additional challenges, … Ethereum blockchain or the error-proneness and zero-defect tolerance of smart contracts. …</text:p>
          </table:table-cell>
          <table:table-cell table:style-name="ce15" office:value-type="string" calcext:value-type="string">
            <text:p><text:a xlink:href="https://www.researchgate.net/profile/Tobias-Seyffarth/publication/331398949_Business_Process_Compliance_and_Blockchain_How_Does_the_Ethereum_Blockchain_Address_Challenges_of_Business_Process_Compliance/links/5c77addb299bf1268d2b7e33/Business-Process-Compliance-and-Blockchain-How-Does-the-Ethereum-Blockchain-Address-Challenges-of-Business-Process-Compliance.pdf" xlink:type="simple">https://www.researchgate.net/profile/Tobias-Seyffarth/publication/331398949_Business_Process_Compliance_and_Blockchain_How_Does_the_Ethereum_Blockchain_Address_Challenges_of_Business_Process_Compliance/links/5c77addb299bf1268d2b7e33/Business-Process-Compliance-and-Blockchain-How-Does-the-Ethereum-Blockchain-Address-Challenges-of-Business-Process-Compliance.pdf</text:a></text:p>
          </table:table-cell>
          <table:table-cell table:style-name="ce15" office:value-type="string" calcext:value-type="string">
            <text:p><text:a xlink:href="https://scholar.google.com/scholar?q=related:m1dtIgonoN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m1dtIgonoN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 calcext:value-type="float">
            <text:p>1</text:p>
          </table:table-cell>
          <table:table-cell table:style-name="ce8" office:value-type="string" calcext:value-type="string">
            <text:p>K Wittek, N Wittek, J Lawton, I Dohndorf…</text:p>
          </table:table-cell>
          <table:table-cell table:style-name="ce8" office:value-type="float" office:value="2021" calcext:value-type="float">
            <text:p>2021</text:p>
          </table:table-cell>
          <table:table-cell table:style-name="ce8" office:value-type="string" calcext:value-type="string">
            <text:p>A Blockchain-Based Approach to Provenance and Reproducibility in Research Workflows</text:p>
          </table:table-cell>
          <table:table-cell table:style-name="ce11" table:formula="of:=FALSE()" office:value-type="float" office:value="0" calcext:value-type="float">
            <text:p>0</text:p>
          </table:table-cell>
          <table:table-cell table:style-name="ce8"/>
          <table:table-cell table:style-name="ce8" office:value-type="string" calcext:value-type="string">
            <text:p>… on Blockchain and …</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9461139/" xlink:type="simple">https://ieeexplore.ieee.org/abstract/document/9461139/</text:a></text:p>
          </table:table-cell>
          <table:table-cell table:style-name="ce15" office:value-type="string" calcext:value-type="string">
            <text:p><text:a xlink:href="https://scholar.google.com/scholar?cites=13358896243220679434&amp;as_sdt=2005&amp;sciodt=0,5&amp;hl=en" xlink:type="simple">https://scholar.google.com/scholar?cites=13358896243220679434&amp;as_sdt=2005&amp;sciodt=0,5&amp;hl=en</text:a></text:p>
          </table:table-cell>
          <table:table-cell table:style-name="ce8" office:value-type="float" office:value="94" calcext:value-type="float">
            <text:p>94</text:p>
          </table:table-cell>
          <table:table-cell table:style-name="ce16" office:value-type="date" office:date-value="2022-03-10T11:48:48" calcext:value-type="date">
            <text:p>2022-03-10 11:48:48</text:p>
          </table:table-cell>
          <table:table-cell table:number-columns-repeated="8"/>
          <table:table-cell table:style-name="ce8" office:value-type="float" office:value="1" calcext:value-type="float">
            <text:p>1</text:p>
          </table:table-cell>
          <table:table-cell table:style-name="ce8" office:value-type="string" calcext:value-type="string">
            <text:p>1.00</text:p>
          </table:table-cell>
          <table:table-cell table:style-name="ce8" office:value-type="float" office:value="0" calcext:value-type="float">
            <text:p>0</text:p>
          </table:table-cell>
          <table:table-cell table:style-name="ce8" office:value-type="float" office:value="5" calcext:value-type="float">
            <text:p>5</text:p>
          </table:table-cell>
          <table:table-cell table:style-name="ce8" office:value-type="float" office:value="1" calcext:value-type="float">
            <text:p>1</text:p>
          </table:table-cell>
          <table:table-cell table:style-name="ce8" office:value-type="string" calcext:value-type="string">
            <text:p>… Several variants of the blockchain … workflows su ch th at ce rtifications of in di vidual data objects seem to be constantly outdated in this setting. This paper describes how the blockchain …</text:p>
          </table:table-cell>
          <table:table-cell table:style-name="ce15" office:value-type="string" calcext:value-type="string">
            <text:p><text:a xlink:href="https://elib.dlr.de/142470/1/212995_1.pdf" xlink:type="simple">https://elib.dlr.de/142470/1/212995_1.pdf</text:a></text:p>
          </table:table-cell>
          <table:table-cell table:style-name="ce15" office:value-type="string" calcext:value-type="string">
            <text:p><text:a xlink:href="https://scholar.google.com/scholar?q=related:Cgt40FpVZLk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Cgt40FpVZLk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T Sato, T Shimosawa, Y Himura</text:p>
          </table:table-cell>
          <table:table-cell table:style-name="ce8" office:value-type="float" office:value="2021" calcext:value-type="float">
            <text:p>2021</text:p>
          </table:table-cell>
          <table:table-cell table:style-name="ce8" office:value-type="string" calcext:value-type="string">
            <text:p>OpsSC: Decentralized Blockchain Network Operation Workflow for Hyperledger Fabric</text:p>
          </table:table-cell>
          <table:table-cell table:style-name="ce11" table:formula="of:=FALSE()" office:value-type="float" office:value="0" calcext:value-type="float">
            <text:p>0</text:p>
          </table:table-cell>
          <table:table-cell table:style-name="ce8"/>
          <table:table-cell table:style-name="ce8" office:value-type="string" calcext:value-type="string">
            <text:p>… on Blockchain (Blockchain)</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9680558/" xlink:type="simple">https://ieeexplore.ieee.org/abstract/document/9680558/</text:a></text:p>
          </table:table-cell>
          <table:table-cell/>
          <table:table-cell table:style-name="ce8" office:value-type="float" office:value="95" calcext:value-type="float">
            <text:p>95</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office:value-type="string" calcext:value-type="string">
            <text:p>… Operations Smart Contract (OpsSC), which defines an operational workflow as a smart contract. … to the aforementioned underlying blockchain network-level operational workflows (eg, …</text:p>
          </table:table-cell>
          <table:table-cell/>
          <table:table-cell table:style-name="ce15" office:value-type="string" calcext:value-type="string">
            <text:p><text:a xlink:href="https://scholar.google.com/scholar?q=related:q73od0Objt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q73od0Objt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J Heiss, A Busse, S Tai</text:p>
          </table:table-cell>
          <table:table-cell table:style-name="ce8" office:value-type="float" office:value="2021" calcext:value-type="float">
            <text:p>2021</text:p>
          </table:table-cell>
          <table:table-cell table:style-name="ce8" office:value-type="string" calcext:value-type="string">
            <text:p>Trustworthy Pre-processing of Sensor Data in Data On-Chaining Workflows for Blockchain-Based IoT Applications</text:p>
          </table:table-cell>
          <table:table-cell table:style-name="ce11" table:formula="of:=FALSE()" office:value-type="float" office:value="0" calcext:value-type="float">
            <text:p>0</text:p>
          </table:table-cell>
          <table:table-cell table:style-name="ce8"/>
          <table:table-cell table:style-name="ce8" office:value-type="string" calcext:value-type="string">
            <text:p>International Conference on Service-Oriented …</text:p>
          </table:table-cell>
          <table:table-cell table:style-name="ce8" office:value-type="string" calcext:value-type="string">
            <text:p>Springer</text:p>
          </table:table-cell>
          <table:table-cell table:style-name="ce15" office:value-type="string" calcext:value-type="string">
            <text:p><text:a xlink:href="https://link.springer.com/chapter/10.1007/978-3-030-91431-8_9" xlink:type="simple">https://link.springer.com/chapter/10.1007/978-3-030-91431-8_9</text:a></text:p>
          </table:table-cell>
          <table:table-cell/>
          <table:table-cell table:style-name="ce8" office:value-type="float" office:value="96" calcext:value-type="float">
            <text:p>96</text:p>
          </table:table-cell>
          <table:table-cell table:style-name="ce16" office:value-type="date" office:date-value="2022-03-10T11:48:48" calcext:value-type="date">
            <text:p>2022-03-10 11:48:48</text:p>
          </table:table-cell>
          <table:table-cell/>
          <table:table-cell table:style-name="ce8" office:value-type="string" calcext:value-type="string">
            <text:p>10.1007/978-3-030-91431-8_9</text:p>
          </table:table-cell>
          <table:table-cell table:number-columns-repeated="6"/>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office:value-type="string" calcext:value-type="string">
            <text:p>… workflow where integrity is verifiable from its source on the sensor node to its sink on the smart contract … evidence is provided to the blockchain that allows data integrity verification with …</text:p>
          </table:table-cell>
          <table:table-cell table:style-name="ce15" office:value-type="string" calcext:value-type="string">
            <text:p><text:a xlink:href="https://arxiv.org/pdf/2110.15869" xlink:type="simple">https://arxiv.org/pdf/2110.15869</text:a></text:p>
          </table:table-cell>
          <table:table-cell table:style-name="ce15" office:value-type="string" calcext:value-type="string">
            <text:p><text:a xlink:href="https://scholar.google.com/scholar?q=related:gD63DF-Fmq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gD63DF-Fmq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 calcext:value-type="float">
            <text:p>1</text:p>
          </table:table-cell>
          <table:table-cell table:style-name="ce8" office:value-type="string" calcext:value-type="string">
            <text:p>AA Simaremare, IA Aditya, FN Haryadi…</text:p>
          </table:table-cell>
          <table:table-cell table:style-name="ce8" office:value-type="float" office:value="2021" calcext:value-type="float">
            <text:p>2021</text:p>
          </table:table-cell>
          <table:table-cell table:style-name="ce8" office:value-type="string" calcext:value-type="string">
            <text:p>Suitability study of Blockchain application in electric utility company business processes</text:p>
          </table:table-cell>
          <table:table-cell table:style-name="ce11" table:formula="of:=FALSE()" office:value-type="float" office:value="0" calcext:value-type="float">
            <text:p>0</text:p>
          </table:table-cell>
          <table:table-cell table:style-name="ce8"/>
          <table:table-cell table:style-name="ce8" office:value-type="string" calcext:value-type="string">
            <text:p>IOP Conference Series …</text:p>
          </table:table-cell>
          <table:table-cell table:style-name="ce15" office:value-type="string" calcext:value-type="string">
            <text:p><text:a xlink:href="http://iopscience.iop.org" xlink:type="simple">iopscience.iop.org</text:a></text:p>
          </table:table-cell>
          <table:table-cell table:style-name="ce15" office:value-type="string" calcext:value-type="string">
            <text:p><text:a xlink:href="https://iopscience.iop.org/article/10.1088/1757-899X/1098/5/052105/meta" xlink:type="simple">https://iopscience.iop.org/article/10.1088/1757-899X/1098/5/052105/meta</text:a></text:p>
          </table:table-cell>
          <table:table-cell table:style-name="ce15" office:value-type="string" calcext:value-type="string">
            <text:p><text:a xlink:href="https://scholar.google.com/scholar?cites=8317080371901459378&amp;as_sdt=2005&amp;sciodt=0,5&amp;hl=en" xlink:type="simple">https://scholar.google.com/scholar?cites=8317080371901459378&amp;as_sdt=2005&amp;sciodt=0,5&amp;hl=en</text:a></text:p>
          </table:table-cell>
          <table:table-cell table:style-name="ce8" office:value-type="float" office:value="97" calcext:value-type="float">
            <text:p>97</text:p>
          </table:table-cell>
          <table:table-cell table:style-name="ce16" office:value-type="date" office:date-value="2022-03-10T11:48:48" calcext:value-type="date">
            <text:p>2022-03-10 11:48:48</text:p>
          </table:table-cell>
          <table:table-cell/>
          <table:table-cell table:style-name="ce8" office:value-type="string" calcext:value-type="string">
            <text:p>10.1088/1757-899X/1098/5/052105</text:p>
          </table:table-cell>
          <table:table-cell table:number-columns-repeated="6"/>
          <table:table-cell table:style-name="ce8" office:value-type="float" office:value="1" calcext:value-type="float">
            <text:p>1</text:p>
          </table:table-cell>
          <table:table-cell table:style-name="ce8" office:value-type="string" calcext:value-type="string">
            <text:p>1.00</text:p>
          </table:table-cell>
          <table:table-cell table:style-name="ce8" office:value-type="float" office:value="0" calcext:value-type="float">
            <text:p>0</text:p>
          </table:table-cell>
          <table:table-cell table:style-name="ce8" office:value-type="float" office:value="4" calcext:value-type="float">
            <text:p>4</text:p>
          </table:table-cell>
          <table:table-cell table:style-name="ce8" office:value-type="float" office:value="1" calcext:value-type="float">
            <text:p>1</text:p>
          </table:table-cell>
          <table:table-cell table:style-name="ce8" office:value-type="string" calcext:value-type="string">
            <text:p>… used in a focus group discussion involving business process stake holders to identify which … existing PLN business process can be enriched by implementing Blockchain technology. …</text:p>
          </table:table-cell>
          <table:table-cell table:style-name="ce15" office:value-type="string" calcext:value-type="string">
            <text:p><text:a xlink:href="https://iopscience.iop.org/article/10.1088/1757-899X/1098/5/052105/pdf" xlink:type="simple">https://iopscience.iop.org/article/10.1088/1757-899X/1098/5/052105/pdf</text:a></text:p>
          </table:table-cell>
          <table:table-cell table:style-name="ce15" office:value-type="string" calcext:value-type="string">
            <text:p><text:a xlink:href="https://scholar.google.com/scholar?q=related:smuPT4g0bHM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smuPT4g0bHM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 calcext:value-type="float">
            <text:p>1</text:p>
          </table:table-cell>
          <table:table-cell table:style-name="ce8" office:value-type="string" calcext:value-type="string">
            <text:p>I Garfatta, K Klai, M Graïet, W Gaaloul</text:p>
          </table:table-cell>
          <table:table-cell table:style-name="ce8" office:value-type="float" office:value="2020" calcext:value-type="float">
            <text:p>2020</text:p>
          </table:table-cell>
          <table:table-cell table:style-name="ce8" office:value-type="string" calcext:value-type="string">
            <text:p>Blockchain-based business processes: A solidity-to-cpn formal verification approach</text:p>
          </table:table-cell>
          <table:table-cell table:style-name="ce11" table:formula="of:=FALSE()" office:value-type="float" office:value="0" calcext:value-type="float">
            <text:p>0</text:p>
          </table:table-cell>
          <table:table-cell table:style-name="ce8"/>
          <table:table-cell table:style-name="ce8" office:value-type="string" calcext:value-type="string">
            <text:p>International Conference on …</text:p>
          </table:table-cell>
          <table:table-cell table:style-name="ce8" office:value-type="string" calcext:value-type="string">
            <text:p>Springer</text:p>
          </table:table-cell>
          <table:table-cell table:style-name="ce15" office:value-type="string" calcext:value-type="string">
            <text:p><text:a xlink:href="https://link.springer.com/chapter/10.1007/978-3-030-76352-7_7" xlink:type="simple">https://link.springer.com/chapter/10.1007/978-3-030-76352-7_7</text:a></text:p>
          </table:table-cell>
          <table:table-cell table:style-name="ce15" office:value-type="string" calcext:value-type="string">
            <text:p><text:a xlink:href="https://scholar.google.com/scholar?cites=3122974065139669076&amp;as_sdt=2005&amp;sciodt=0,5&amp;hl=en" xlink:type="simple">https://scholar.google.com/scholar?cites=3122974065139669076&amp;as_sdt=2005&amp;sciodt=0,5&amp;hl=en</text:a></text:p>
          </table:table-cell>
          <table:table-cell table:style-name="ce8" office:value-type="float" office:value="98" calcext:value-type="float">
            <text:p>98</text:p>
          </table:table-cell>
          <table:table-cell table:style-name="ce16" office:value-type="date" office:date-value="2022-03-10T11:48:48" calcext:value-type="date">
            <text:p>2022-03-10 11:48:48</text:p>
          </table:table-cell>
          <table:table-cell/>
          <table:table-cell table:style-name="ce8" office:value-type="string" calcext:value-type="string">
            <text:p>10.1007/978-3-030-76352-7_7</text:p>
          </table:table-cell>
          <table:table-cell table:number-columns-repeated="6"/>
          <table:table-cell table:style-name="ce8" office:value-type="float" office:value="1" calcext:value-type="float">
            <text:p>1</text:p>
          </table:table-cell>
          <table:table-cell table:style-name="ce8" office:value-type="string" calcext:value-type="string">
            <text:p>0.50</text:p>
          </table:table-cell>
          <table:table-cell table:style-name="ce8" office:value-type="float" office:value="0" calcext:value-type="float">
            <text:p>0</text:p>
          </table:table-cell>
          <table:table-cell table:style-name="ce8" office:value-type="float" office:value="4" calcext:value-type="float">
            <text:p>4</text:p>
          </table:table-cell>
          <table:table-cell table:style-name="ce8" office:value-type="float" office:value="2" calcext:value-type="float">
            <text:p>2</text:p>
          </table:table-cell>
          <table:table-cell table:style-name="ce8" office:value-type="string" calcext:value-type="string">
            <text:p>… Blind auction workflow … the general workflow of the smart contract (level-0 model) and then to build on it by embedding it with submodels representing the smart contract functions (level-…</text:p>
          </table:table-cell>
          <table:table-cell/>
          <table:table-cell table:style-name="ce15" office:value-type="string" calcext:value-type="string">
            <text:p><text:a xlink:href="https://scholar.google.com/scholar?q=related:VFhos10IVys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VFhos10IVys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 calcext:value-type="float">
            <text:p>2</text:p>
          </table:table-cell>
          <table:table-cell table:style-name="ce8" office:value-type="string" calcext:value-type="string">
            <text:p>MS Al-Rakhami, M Al-Mashari</text:p>
          </table:table-cell>
          <table:table-cell table:style-name="ce8" office:value-type="float" office:value="2020" calcext:value-type="float">
            <text:p>2020</text:p>
          </table:table-cell>
          <table:table-cell table:style-name="ce8" office:value-type="string" calcext:value-type="string">
            <text:p>Blockchain and internet of things for business process management: theory, challenges, and key success factors</text:p>
          </table:table-cell>
          <table:table-cell table:style-name="ce11" table:formula="of:=FALSE()" office:value-type="float" office:value="0" calcext:value-type="float">
            <text:p>0</text:p>
          </table:table-cell>
          <table:table-cell table:style-name="ce8"/>
          <table:table-cell table:style-name="ce8" office:value-type="string" calcext:value-type="string">
            <text:p>International Journal of …</text:p>
          </table:table-cell>
          <table:table-cell table:style-name="ce15" office:value-type="string" calcext:value-type="string">
            <text:p><text:a xlink:href="http://pdfs.semanticscholar.org" xlink:type="simple">pdfs.semanticscholar.org</text:a></text:p>
          </table:table-cell>
          <table:table-cell table:style-name="ce15" office:value-type="string" calcext:value-type="string">
            <text:p><text:a xlink:href="https://pdfs.semanticscholar.org/2272/c011862cb3cded2e5b35659492d7dbb25efa.pdf" xlink:type="simple">https://pdfs.semanticscholar.org/2272/c011862cb3cded2e5b35659492d7dbb25efa.pdf</text:a></text:p>
          </table:table-cell>
          <table:table-cell table:style-name="ce15" office:value-type="string" calcext:value-type="string">
            <text:p><text:a xlink:href="https://scholar.google.com/scholar?cites=14766941589241471413&amp;as_sdt=2005&amp;sciodt=0,5&amp;hl=en" xlink:type="simple">https://scholar.google.com/scholar?cites=14766941589241471413&amp;as_sdt=2005&amp;sciodt=0,5&amp;hl=en</text:a></text:p>
          </table:table-cell>
          <table:table-cell table:style-name="ce8" office:value-type="float" office:value="99" calcext:value-type="float">
            <text:p>99</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2" calcext:value-type="float">
            <text:p>2</text:p>
          </table:table-cell>
          <table:table-cell table:style-name="ce8" office:value-type="string" calcext:value-type="string">
            <text:p>1.00</text:p>
          </table:table-cell>
          <table:table-cell table:style-name="ce8" office:value-type="float" office:value="1" calcext:value-type="float">
            <text:p>1</text:p>
          </table:table-cell>
          <table:table-cell table:number-columns-repeated="2" table:style-name="ce8" office:value-type="float" office:value="2" calcext:value-type="float">
            <text:p>2</text:p>
          </table:table-cell>
          <table:table-cell table:style-name="ce8" office:value-type="string" calcext:value-type="string">
            <text:p>… scale and affect the business process in different aspects. … of integrating Blockchain and IoT technologies with BPM will play … of Things and Blockchain technology on BPM and illustrates …</text:p>
          </table:table-cell>
          <table:table-cell table:style-name="ce15" office:value-type="string" calcext:value-type="string">
            <text:p><text:a xlink:href="https://pdfs.semanticscholar.org/2272/c011862cb3cded2e5b35659492d7dbb25efa.pdf" xlink:type="simple">https://pdfs.semanticscholar.org/2272/c011862cb3cded2e5b35659492d7dbb25efa.pdf</text:a></text:p>
          </table:table-cell>
          <table:table-cell table:style-name="ce15" office:value-type="string" calcext:value-type="string">
            <text:p><text:a xlink:href="https://scholar.google.com/scholar?q=related:tSGuBSO37s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tSGuBSO37s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 calcext:value-type="float">
            <text:p>2</text:p>
          </table:table-cell>
          <table:table-cell table:style-name="ce8" office:value-type="string" calcext:value-type="string">
            <text:p>R Zhao</text:p>
          </table:table-cell>
          <table:table-cell table:style-name="ce8" office:value-type="float" office:value="2019" calcext:value-type="float">
            <text:p>2019</text:p>
          </table:table-cell>
          <table:table-cell table:style-name="ce8" office:value-type="string" calcext:value-type="string">
            <text:p>An empirical analysis of supply chain BPM model based on blockchain and IoT integrated system</text:p>
          </table:table-cell>
          <table:table-cell table:style-name="ce11" table:formula="of:=FALSE()" office:value-type="float" office:value="0" calcext:value-type="float">
            <text:p>0</text:p>
          </table:table-cell>
          <table:table-cell table:style-name="ce8"/>
          <table:table-cell table:style-name="ce8" office:value-type="string" calcext:value-type="string">
            <text:p>International Conference on Web Information Systems …</text:p>
          </table:table-cell>
          <table:table-cell table:style-name="ce8" office:value-type="string" calcext:value-type="string">
            <text:p>Springer</text:p>
          </table:table-cell>
          <table:table-cell table:style-name="ce15" office:value-type="string" calcext:value-type="string">
            <text:p><text:a xlink:href="https://link.springer.com/chapter/10.1007/978-3-030-30952-7_54" xlink:type="simple">https://link.springer.com/chapter/10.1007/978-3-030-30952-7_54</text:a></text:p>
          </table:table-cell>
          <table:table-cell table:style-name="ce15" office:value-type="string" calcext:value-type="string">
            <text:p><text:a xlink:href="https://scholar.google.com/scholar?cites=1013878125977806238&amp;as_sdt=2005&amp;sciodt=0,5&amp;hl=en" xlink:type="simple">https://scholar.google.com/scholar?cites=1013878125977806238&amp;as_sdt=2005&amp;sciodt=0,5&amp;hl=en</text:a></text:p>
          </table:table-cell>
          <table:table-cell table:style-name="ce8" office:value-type="float" office:value="100" calcext:value-type="float">
            <text:p>100</text:p>
          </table:table-cell>
          <table:table-cell table:style-name="ce16" office:value-type="date" office:date-value="2022-03-10T11:48:48" calcext:value-type="date">
            <text:p>2022-03-10 11:48:48</text:p>
          </table:table-cell>
          <table:table-cell/>
          <table:table-cell table:style-name="ce8" office:value-type="string" calcext:value-type="string">
            <text:p>10.1007/978-3-030-30952-7_54</text:p>
          </table:table-cell>
          <table:table-cell table:number-columns-repeated="6"/>
          <table:table-cell table:style-name="ce8" office:value-type="float" office:value="2" calcext:value-type="float">
            <text:p>2</text:p>
          </table:table-cell>
          <table:table-cell table:style-name="ce8" office:value-type="string" calcext:value-type="string">
            <text:p>0.67</text:p>
          </table:table-cell>
          <table:table-cell table:style-name="ce8" office:value-type="float" office:value="2" calcext:value-type="float">
            <text:p>2</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string" calcext:value-type="string">
            <text:p>… The Blockchain business process model is described as follows: … of Things and blockchain fusion system, the BPM model of luxury supply chain based on blockchain system is given. …</text:p>
          </table:table-cell>
          <table:table-cell/>
          <table:table-cell table:style-name="ce15" office:value-type="string" calcext:value-type="string">
            <text:p><text:a xlink:href="https://scholar.google.com/scholar?q=related:niVyqMgEEg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niVyqMgEEg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5" calcext:value-type="float">
            <text:p>5</text:p>
          </table:table-cell>
          <table:table-cell table:style-name="ce8" office:value-type="string" calcext:value-type="string">
            <text:p>F Milani, L Garcia-Banuelos</text:p>
          </table:table-cell>
          <table:table-cell table:style-name="ce8" office:value-type="float" office:value="2018" calcext:value-type="float">
            <text:p>2018</text:p>
          </table:table-cell>
          <table:table-cell table:style-name="ce8" office:value-type="string" calcext:value-type="string">
            <text:p>Blockchain and principles of business process re-engineering for process innovation</text:p>
          </table:table-cell>
          <table:table-cell table:style-name="ce11" table:formula="of:=FALSE()" office:value-type="float" office:value="0" calcext:value-type="float">
            <text:p>0</text:p>
          </table:table-cell>
          <table:table-cell table:style-name="ce8"/>
          <table:table-cell table:style-name="ce8" office:value-type="string" calcext:value-type="string">
            <text:p>arXiv preprint arXiv:1806.03054</text:p>
          </table:table-cell>
          <table:table-cell table:style-name="ce15" office:value-type="string" calcext:value-type="string">
            <text:p><text:a xlink:href="http://arxiv.org" xlink:type="simple">arxiv.org</text:a></text:p>
          </table:table-cell>
          <table:table-cell table:style-name="ce15" office:value-type="string" calcext:value-type="string">
            <text:p><text:a xlink:href="https://arxiv.org/abs/1806.03054" xlink:type="simple">https://arxiv.org/abs/1806.03054</text:a></text:p>
          </table:table-cell>
          <table:table-cell table:style-name="ce15" office:value-type="string" calcext:value-type="string">
            <text:p><text:a xlink:href="https://scholar.google.com/scholar?cites=8910092604851895731&amp;as_sdt=2005&amp;sciodt=0,5&amp;hl=en" xlink:type="simple">https://scholar.google.com/scholar?cites=8910092604851895731&amp;as_sdt=2005&amp;sciodt=0,5&amp;hl=en</text:a></text:p>
          </table:table-cell>
          <table:table-cell table:style-name="ce8" office:value-type="float" office:value="101" calcext:value-type="float">
            <text:p>101</text:p>
          </table:table-cell>
          <table:table-cell table:style-name="ce16" office:value-type="date" office:date-value="2022-03-10T11:48:48" calcext:value-type="date">
            <text:p>2022-03-10 11:48:48</text:p>
          </table:table-cell>
          <table:table-cell table:number-columns-repeated="8"/>
          <table:table-cell table:style-name="ce8" office:value-type="float" office:value="5" calcext:value-type="float">
            <text:p>5</text:p>
          </table:table-cell>
          <table:table-cell table:style-name="ce8" office:value-type="string" calcext:value-type="string">
            <text:p>1.25</text:p>
          </table:table-cell>
          <table:table-cell table:style-name="ce8" office:value-type="float" office:value="3" calcext:value-type="float">
            <text:p>3</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office:value-type="string" calcext:value-type="string">
            <text:p>… to blockchain. In this paper, we focus on its potential impact to enable creation of novel business processes. … How can blockchain technology impact business processes redesign?” In …</text:p>
          </table:table-cell>
          <table:table-cell table:style-name="ce15" office:value-type="string" calcext:value-type="string">
            <text:p><text:a xlink:href="https://arxiv.org/pdf/1806.03054" xlink:type="simple">https://arxiv.org/pdf/1806.03054</text:a></text:p>
          </table:table-cell>
          <table:table-cell table:style-name="ce15" office:value-type="string" calcext:value-type="string">
            <text:p><text:a xlink:href="https://scholar.google.com/scholar?q=related:sz0INAQCp3s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sz0INAQCp3s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A Mohammed, A Almousa, A Ghaithan, LA Hadidi</text:p>
          </table:table-cell>
          <table:table-cell table:style-name="ce8" office:value-type="float" office:value="2021" calcext:value-type="float">
            <text:p>2021</text:p>
          </table:table-cell>
          <table:table-cell table:style-name="ce8" office:value-type="string" calcext:value-type="string">
            <text:p>The Role of Blockchain in Improving the Processes and Workflows in Construction Projects</text:p>
          </table:table-cell>
          <table:table-cell table:style-name="ce11" table:formula="of:=FALSE()" office:value-type="float" office:value="0" calcext:value-type="float">
            <text:p>0</text:p>
          </table:table-cell>
          <table:table-cell table:style-name="ce8"/>
          <table:table-cell table:style-name="ce8" office:value-type="string" calcext:value-type="string">
            <text:p>Applied Sciences</text:p>
          </table:table-cell>
          <table:table-cell table:style-name="ce15" office:value-type="string" calcext:value-type="string">
            <text:p><text:a xlink:href="http://mdpi.com" xlink:type="simple">mdpi.com</text:a></text:p>
          </table:table-cell>
          <table:table-cell table:style-name="ce15" office:value-type="string" calcext:value-type="string">
            <text:p><text:a xlink:href="https://www.mdpi.com/1282278" xlink:type="simple">https://www.mdpi.com/1282278</text:a></text:p>
          </table:table-cell>
          <table:table-cell/>
          <table:table-cell table:style-name="ce8" office:value-type="float" office:value="102" calcext:value-type="float">
            <text:p>102</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4" calcext:value-type="float">
            <text:p>4</text:p>
          </table:table-cell>
          <table:table-cell table:style-name="ce8" office:value-type="float" office:value="1" calcext:value-type="float">
            <text:p>1</text:p>
          </table:table-cell>
          <table:table-cell table:style-name="ce8" office:value-type="string" calcext:value-type="string">
            <text:p>… common applications of blockchain technology in … of blockchain in the construction industry. Furthermore, this paper explores the roles of BCTs in improving and enhancing the workflow …</text:p>
          </table:table-cell>
          <table:table-cell table:style-name="ce15" office:value-type="string" calcext:value-type="string">
            <text:p><text:a xlink:href="https://www.mdpi.com/2076-3417/11/19/8835/pdf" xlink:type="simple">https://www.mdpi.com/2076-3417/11/19/8835/pdf</text:a></text:p>
          </table:table-cell>
          <table:table-cell table:style-name="ce15" office:value-type="string" calcext:value-type="string">
            <text:p><text:a xlink:href="https://scholar.google.com/scholar?q=related:1spL1F1iyQ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1spL1F1iyQ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F Loukil, K Boukadi, M Abed, C Ghedira-Guegan</text:p>
          </table:table-cell>
          <table:table-cell table:style-name="ce8" office:value-type="float" office:value="2021" calcext:value-type="float">
            <text:p>2021</text:p>
          </table:table-cell>
          <table:table-cell table:style-name="ce8" office:value-type="string" calcext:value-type="string">
            <text:p>Decentralized collaborative business process execution using blockchain</text:p>
          </table:table-cell>
          <table:table-cell table:style-name="ce11" table:formula="of:=TRUE()" office:value-type="float" office:value="1" calcext:value-type="float">
            <text:p>1</text:p>
          </table:table-cell>
          <table:table-cell table:style-name="ce8"/>
          <table:table-cell table:style-name="ce8" office:value-type="string" calcext:value-type="string">
            <text:p>World Wide Web</text:p>
          </table:table-cell>
          <table:table-cell table:style-name="ce8" office:value-type="string" calcext:value-type="string">
            <text:p>Springer</text:p>
          </table:table-cell>
          <table:table-cell table:style-name="ce15" office:value-type="string" calcext:value-type="string">
            <text:p><text:a xlink:href="https://link.springer.com/article/10.1007/s11280-021-00901-7" xlink:type="simple">https://link.springer.com/article/10.1007/s11280-021-00901-7</text:a></text:p>
          </table:table-cell>
          <table:table-cell/>
          <table:table-cell table:style-name="ce8" office:value-type="float" office:value="103" calcext:value-type="float">
            <text:p>103</text:p>
          </table:table-cell>
          <table:table-cell table:style-name="ce16" office:value-type="date" office:date-value="2022-03-10T11:48:48" calcext:value-type="date">
            <text:p>2022-03-10 11:48:48</text:p>
          </table:table-cell>
          <table:table-cell/>
          <table:table-cell table:style-name="ce8" office:value-type="string" calcext:value-type="string">
            <text:p>10.1007/s11280-021-00901-7</text:p>
          </table:table-cell>
          <table:table-cell table:number-columns-repeated="6"/>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4" calcext:value-type="float">
            <text:p>4</text:p>
          </table:table-cell>
          <table:table-cell table:style-name="ce8" office:value-type="float" office:value="1" calcext:value-type="float">
            <text:p>1</text:p>
          </table:table-cell>
          <table:table-cell table:style-name="ce8" office:value-type="string" calcext:value-type="string">
            <text:p>… of the existing efforts for blockchain-based business process execution and enactment, and … solutions to support Business Process 4.0 execution. According to the blockchain’s intrinsic …</text:p>
          </table:table-cell>
          <table:table-cell/>
          <table:table-cell table:style-name="ce15" office:value-type="string" calcext:value-type="string">
            <text:p><text:a xlink:href="https://scholar.google.com/scholar?q=related:BHD-0RTZp5c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BHD-0RTZp5c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H Ritchi, A Bandana, Z Adrianto, A Alfian</text:p>
          </table:table-cell>
          <table:table-cell table:style-name="ce8" office:value-type="float" office:value="2022" calcext:value-type="float">
            <text:p>2022</text:p>
          </table:table-cell>
          <table:table-cell table:style-name="ce8" office:value-type="string" calcext:value-type="string">
            <text:p>Permissioned blockchain for business process visibility: A case of expenditure cycle</text:p>
          </table:table-cell>
          <table:table-cell table:style-name="ce11" table:formula="of:=FALSE()" office:value-type="float" office:value="0" calcext:value-type="float">
            <text:p>0</text:p>
          </table:table-cell>
          <table:table-cell table:style-name="ce8"/>
          <table:table-cell table:style-name="ce8" office:value-type="string" calcext:value-type="string">
            <text:p>Procedia Computer Science</text:p>
          </table:table-cell>
          <table:table-cell table:style-name="ce8" office:value-type="string" calcext:value-type="string">
            <text:p>Elsevier</text:p>
          </table:table-cell>
          <table:table-cell table:style-name="ce15" office:value-type="string" calcext:value-type="string">
            <text:p><text:a xlink:href="https://www.sciencedirect.com/science/article/pii/S1877050921023723" xlink:type="simple">https://www.sciencedirect.com/science/article/pii/S1877050921023723</text:a></text:p>
          </table:table-cell>
          <table:table-cell/>
          <table:table-cell table:style-name="ce8" office:value-type="float" office:value="104" calcext:value-type="float">
            <text:p>104</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4" calcext:value-type="float">
            <text:p>4</text:p>
          </table:table-cell>
          <table:table-cell table:style-name="ce8" office:value-type="float" office:value="1" calcext:value-type="float">
            <text:p>1</text:p>
          </table:table-cell>
          <table:table-cell table:style-name="ce8" office:value-type="string" calcext:value-type="string">
            <text:p>… blockchain and Attribute-based Access Control method. We apply the blockchain feasibility on a procure-to-pay business process … The test shows that the blockchain-driven expenditure …</text:p>
          </table:table-cell>
          <table:table-cell table:style-name="ce15" office:value-type="string" calcext:value-type="string">
            <text:p><text:a xlink:href="https://www.sciencedirect.com/science/article/pii/S1877050921023723/pdf?md5=69d5f32e436d2b10f53a088d38580116&amp;pid=1-s2.0-S1877050921023723-main.pdf" xlink:type="simple">https://www.sciencedirect.com/science/article/pii/S1877050921023723/pdf?md5=69d5f32e436d2b10f53a088d38580116&amp;pid=1-s2.0-S1877050921023723-main.pdf</text:a></text:p>
          </table:table-cell>
          <table:table-cell table:style-name="ce15" office:value-type="string" calcext:value-type="string">
            <text:p><text:a xlink:href="https://scholar.google.com/scholar?q=related:ifsHkwvmrq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ifsHkwvmrq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3" calcext:value-type="float">
            <text:p>3</text:p>
          </table:table-cell>
          <table:table-cell table:style-name="ce8" office:value-type="string" calcext:value-type="string">
            <text:p>B Kumalakov, Y Shakan, M Nakibayeva</text:p>
          </table:table-cell>
          <table:table-cell table:style-name="ce8" office:value-type="float" office:value="2019" calcext:value-type="float">
            <text:p>2019</text:p>
          </table:table-cell>
          <table:table-cell table:style-name="ce8" office:value-type="string" calcext:value-type="string">
            <text:p>Business processes and chains of Kazakhstan how do organisations start blockchain projects and evolve throughout?</text:p>
          </table:table-cell>
          <table:table-cell table:style-name="ce11" table:formula="of:=FALSE()" office:value-type="float" office:value="0" calcext:value-type="float">
            <text:p>0</text:p>
          </table:table-cell>
          <table:table-cell table:style-name="ce8"/>
          <table:table-cell table:style-name="ce8" office:value-type="string" calcext:value-type="string">
            <text:p>Proceedings of the 14th …</text:p>
          </table:table-cell>
          <table:table-cell table:style-name="ce15" office:value-type="string" calcext:value-type="string">
            <text:p><text:a xlink:href="http://dl.acm.org" xlink:type="simple">dl.acm.org</text:a></text:p>
          </table:table-cell>
          <table:table-cell table:style-name="ce15" office:value-type="string" calcext:value-type="string">
            <text:p><text:a xlink:href="https://dl.acm.org/doi/abs/10.5220/0007773104410445" xlink:type="simple">https://dl.acm.org/doi/abs/10.5220/0007773104410445</text:a></text:p>
          </table:table-cell>
          <table:table-cell table:style-name="ce15" office:value-type="string" calcext:value-type="string">
            <text:p><text:a xlink:href="https://scholar.google.com/scholar?cites=16064106172940589375&amp;as_sdt=2005&amp;sciodt=0,5&amp;hl=en" xlink:type="simple">https://scholar.google.com/scholar?cites=16064106172940589375&amp;as_sdt=2005&amp;sciodt=0,5&amp;hl=en</text:a></text:p>
          </table:table-cell>
          <table:table-cell table:style-name="ce8" office:value-type="float" office:value="105" calcext:value-type="float">
            <text:p>105</text:p>
          </table:table-cell>
          <table:table-cell table:style-name="ce16" office:value-type="date" office:date-value="2022-03-10T11:48:48" calcext:value-type="date">
            <text:p>2022-03-10 11:48:48</text:p>
          </table:table-cell>
          <table:table-cell/>
          <table:table-cell table:style-name="ce8" office:value-type="string" calcext:value-type="string">
            <text:p>10.5220/0007773104410445</text:p>
          </table:table-cell>
          <table:table-cell table:number-columns-repeated="6"/>
          <table:table-cell table:style-name="ce8" office:value-type="float" office:value="3" calcext:value-type="float">
            <text:p>3</text:p>
          </table:table-cell>
          <table:table-cell table:style-name="ce8" office:value-type="string" calcext:value-type="string">
            <text:p>1.00</text:p>
          </table:table-cell>
          <table:table-cell table:style-name="ce8" office:value-type="float" office:value="1" calcext:value-type="float">
            <text:p>1</text:p>
          </table:table-cell>
          <table:table-cell table:number-columns-repeated="2" table:style-name="ce8" office:value-type="float" office:value="3" calcext:value-type="float">
            <text:p>3</text:p>
          </table:table-cell>
          <table:table-cell table:style-name="ce8" office:value-type="string" calcext:value-type="string">
            <text:p>The blockchain is an emerging technology, which promises to revolutionise the way trust in the digital world is perceived. Nonetheless, it has been an issue that we know little of how …</text:p>
          </table:table-cell>
          <table:table-cell/>
          <table:table-cell table:style-name="ce15" office:value-type="string" calcext:value-type="string">
            <text:p><text:a xlink:href="https://scholar.google.com/scholar?q=related:P5lI-HMr79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P5lI-HMr79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3" calcext:value-type="float">
            <text:p>3</text:p>
          </table:table-cell>
          <table:table-cell table:style-name="ce8" office:value-type="string" calcext:value-type="string">
            <text:p>O López-Pintado, L García-Bañuelos…</text:p>
          </table:table-cell>
          <table:table-cell table:style-name="ce8" office:value-type="float" office:value="2018" calcext:value-type="float">
            <text:p>2018</text:p>
          </table:table-cell>
          <table:table-cell table:style-name="ce8" office:value-type="string" calcext:value-type="string">
            <text:p>Business process execution on blockchain</text:p>
          </table:table-cell>
          <table:table-cell table:style-name="ce11" table:formula="of:=TRUE()" office:value-type="float" office:value="1" calcext:value-type="float">
            <text:p>1</text:p>
          </table:table-cell>
          <table:table-cell table:style-name="ce8"/>
          <table:table-cell table:style-name="ce8" office:value-type="string" calcext:value-type="string">
            <text:p>CEUR Workshop …</text:p>
          </table:table-cell>
          <table:table-cell table:style-name="ce15" office:value-type="string" calcext:value-type="string">
            <text:p><text:a xlink:href="http://ceur-ws.org" xlink:type="simple">ceur-ws.org</text:a></text:p>
          </table:table-cell>
          <table:table-cell table:style-name="ce15" office:value-type="string" calcext:value-type="string">
            <text:p><text:a xlink:href="http://ceur-ws.org/Vol-2114/paper2.pdf" xlink:type="simple">http://ceur-ws.org/Vol-2114/paper2.pdf</text:a></text:p>
          </table:table-cell>
          <table:table-cell table:style-name="ce15" office:value-type="string" calcext:value-type="string">
            <text:p><text:a xlink:href="https://scholar.google.com/scholar?cites=17175473435407190013&amp;as_sdt=2005&amp;sciodt=0,5&amp;hl=en" xlink:type="simple">https://scholar.google.com/scholar?cites=17175473435407190013&amp;as_sdt=2005&amp;sciodt=0,5&amp;hl=en</text:a></text:p>
          </table:table-cell>
          <table:table-cell table:style-name="ce8" office:value-type="float" office:value="106" calcext:value-type="float">
            <text:p>106</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3" calcext:value-type="float">
            <text:p>3</text:p>
          </table:table-cell>
          <table:table-cell table:style-name="ce8" office:value-type="string" calcext:value-type="string">
            <text:p>0.75</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 This research aims at developing a BPMS on blockchain to handle inter-organizational … captured in the Business Process Model and Notation (BPMN) into smart contracts. Unlike …</text:p>
          </table:table-cell>
          <table:table-cell table:style-name="ce15" office:value-type="string" calcext:value-type="string">
            <text:p><text:a xlink:href="http://ceur-ws.org/Vol-2114/paper2.pdf" xlink:type="simple">http://ceur-ws.org/Vol-2114/paper2.pdf</text:a></text:p>
          </table:table-cell>
          <table:table-cell table:style-name="ce15" office:value-type="string" calcext:value-type="string">
            <text:p><text:a xlink:href="https://scholar.google.com/scholar?q=related:_YeaBheKW-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_YeaBheKW-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 calcext:value-type="float">
            <text:p>1</text:p>
          </table:table-cell>
          <table:table-cell table:style-name="ce8" office:value-type="string" calcext:value-type="string">
            <text:p>J Evermann, H Kim</text:p>
          </table:table-cell>
          <table:table-cell table:style-name="ce8" office:value-type="float" office:value="2019" calcext:value-type="float">
            <text:p>2019</text:p>
          </table:table-cell>
          <table:table-cell table:style-name="ce8" office:value-type="string" calcext:value-type="string">
            <text:p>Workflow Management on BFT Blockchains</text:p>
          </table:table-cell>
          <table:table-cell table:style-name="ce11" table:formula="of:=FALSE()" office:value-type="float" office:value="0" calcext:value-type="float">
            <text:p>0</text:p>
          </table:table-cell>
          <table:table-cell table:style-name="ce8" office:value-type="string" calcext:value-type="string">
            <text:p>Preprint of 115</text:p>
          </table:table-cell>
          <table:table-cell table:style-name="ce8" office:value-type="string" calcext:value-type="string">
            <text:p>arXiv preprint arXiv:1905.12652</text:p>
          </table:table-cell>
          <table:table-cell table:style-name="ce15" office:value-type="string" calcext:value-type="string">
            <text:p><text:a xlink:href="http://arxiv.org" xlink:type="simple">arxiv.org</text:a></text:p>
          </table:table-cell>
          <table:table-cell table:style-name="ce15" office:value-type="string" calcext:value-type="string">
            <text:p><text:a xlink:href="https://arxiv.org/abs/1905.12652" xlink:type="simple">https://arxiv.org/abs/1905.12652</text:a></text:p>
          </table:table-cell>
          <table:table-cell table:style-name="ce15" office:value-type="string" calcext:value-type="string">
            <text:p><text:a xlink:href="https://scholar.google.com/scholar?cites=16848181885898760982&amp;as_sdt=2005&amp;sciodt=0,5&amp;hl=en" xlink:type="simple">https://scholar.google.com/scholar?cites=16848181885898760982&amp;as_sdt=2005&amp;sciodt=0,5&amp;hl=en</text:a></text:p>
          </table:table-cell>
          <table:table-cell table:style-name="ce8" office:value-type="float" office:value="107" calcext:value-type="float">
            <text:p>107</text:p>
          </table:table-cell>
          <table:table-cell table:style-name="ce16" office:value-type="date" office:date-value="2022-03-10T11:48:48" calcext:value-type="date">
            <text:p>2022-03-10 11:48:48</text:p>
          </table:table-cell>
          <table:table-cell table:number-columns-repeated="8"/>
          <table:table-cell table:style-name="ce8" office:value-type="float" office:value="1" calcext:value-type="float">
            <text:p>1</text:p>
          </table:table-cell>
          <table:table-cell table:style-name="ce8" office:value-type="string" calcext:value-type="string">
            <text:p>0.33</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string" calcext:value-type="string">
            <text:p>… to fit onto a blockchain infrastructure and that smart contracts are not … blockchain can be used as workflow management infrastructure. We describe the implementation of a blockchain-…</text:p>
          </table:table-cell>
          <table:table-cell table:style-name="ce15" office:value-type="string" calcext:value-type="string">
            <text:p><text:a xlink:href="https://arxiv.org/pdf/1905.12652" xlink:type="simple">https://arxiv.org/pdf/1905.12652</text:a></text:p>
          </table:table-cell>
          <table:table-cell table:style-name="ce15" office:value-type="string" calcext:value-type="string">
            <text:p><text:a xlink:href="https://scholar.google.com/scholar?q=related:FqMq5CjE0Ok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FqMq5CjE0Ok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 calcext:value-type="float">
            <text:p>2</text:p>
          </table:table-cell>
          <table:table-cell table:style-name="ce8" office:value-type="string" calcext:value-type="string">
            <text:p>MEM van Wingerde</text:p>
          </table:table-cell>
          <table:table-cell table:style-name="ce8" office:value-type="float" office:value="2019" calcext:value-type="float">
            <text:p>2019</text:p>
          </table:table-cell>
          <table:table-cell table:style-name="ce8" office:value-type="string" calcext:value-type="string">
            <text:p>Towards Inter-Organizational Business Process Governance through Blockchain.</text:p>
          </table:table-cell>
          <table:table-cell table:style-name="ce11" table:formula="of:=TRUE()" office:value-type="float" office:value="1" calcext:value-type="float">
            <text:p>1</text:p>
          </table:table-cell>
          <table:table-cell table:style-name="ce8"/>
          <table:table-cell table:style-name="ce8" office:value-type="string" calcext:value-type="string">
            <text:p>BPM (PhD/Demos)</text:p>
          </table:table-cell>
          <table:table-cell table:style-name="ce15" office:value-type="string" calcext:value-type="string">
            <text:p><text:a xlink:href="http://ceur-ws.org" xlink:type="simple">ceur-ws.org</text:a></text:p>
          </table:table-cell>
          <table:table-cell table:style-name="ce15" office:value-type="string" calcext:value-type="string">
            <text:p><text:a xlink:href="http://ceur-ws.org/Vol-2420/paperDC6.pdf" xlink:type="simple">http://ceur-ws.org/Vol-2420/paperDC6.pdf</text:a></text:p>
          </table:table-cell>
          <table:table-cell table:style-name="ce15" office:value-type="string" calcext:value-type="string">
            <text:p><text:a xlink:href="https://scholar.google.com/scholar?cites=11268222773361690221&amp;as_sdt=2005&amp;sciodt=0,5&amp;hl=en" xlink:type="simple">https://scholar.google.com/scholar?cites=11268222773361690221&amp;as_sdt=2005&amp;sciodt=0,5&amp;hl=en</text:a></text:p>
          </table:table-cell>
          <table:table-cell table:style-name="ce8" office:value-type="float" office:value="108" calcext:value-type="float">
            <text:p>108</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2" calcext:value-type="float">
            <text:p>2</text:p>
          </table:table-cell>
          <table:table-cell table:style-name="ce8" office:value-type="string" calcext:value-type="string">
            <text:p>0.67</text:p>
          </table:table-cell>
          <table:table-cell table:style-name="ce8" office:value-type="float" office:value="2" calcext:value-type="float">
            <text:p>2</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string" calcext:value-type="string">
            <text:p>… of the BPM lifecycle … blockchain-based inter-organizational business process governance, it is likely to be – to a certain extent – generalizable to inter-organizational business processes …</text:p>
          </table:table-cell>
          <table:table-cell table:style-name="ce15" office:value-type="string" calcext:value-type="string">
            <text:p><text:a xlink:href="http://ceur-ws.org/Vol-2420/paperDC6.pdf" xlink:type="simple">http://ceur-ws.org/Vol-2420/paperDC6.pdf</text:a></text:p>
          </table:table-cell>
          <table:table-cell table:style-name="ce15" office:value-type="string" calcext:value-type="string">
            <text:p><text:a xlink:href="https://scholar.google.com/scholar?q=related:bcYwKOnEYJ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bcYwKOnEYJ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 calcext:value-type="float">
            <text:p>1</text:p>
          </table:table-cell>
          <table:table-cell table:style-name="ce8" office:value-type="string" calcext:value-type="string">
            <text:p>MS Rahman, I Khalil, A Bouras</text:p>
          </table:table-cell>
          <table:table-cell table:style-name="ce8" office:value-type="float" office:value="2020" calcext:value-type="float">
            <text:p>2020</text:p>
          </table:table-cell>
          <table:table-cell table:style-name="ce8" office:value-type="string" calcext:value-type="string">
            <text:p>Formalizing Dynamic Behaviors of Smart Contract Workflow in Smart Healthcare Supply Chain</text:p>
          </table:table-cell>
          <table:table-cell table:style-name="ce11" table:formula="of:=FALSE()" office:value-type="float" office:value="0" calcext:value-type="float">
            <text:p>0</text:p>
          </table:table-cell>
          <table:table-cell table:style-name="ce8"/>
          <table:table-cell table:style-name="ce8" office:value-type="string" calcext:value-type="string">
            <text:p>… Conference on Security and Privacy in …</text:p>
          </table:table-cell>
          <table:table-cell table:style-name="ce8" office:value-type="string" calcext:value-type="string">
            <text:p>Springer</text:p>
          </table:table-cell>
          <table:table-cell table:style-name="ce15" office:value-type="string" calcext:value-type="string">
            <text:p><text:a xlink:href="https://link.springer.com/chapter/10.1007/978-3-030-63095-9_25" xlink:type="simple">https://link.springer.com/chapter/10.1007/978-3-030-63095-9_25</text:a></text:p>
          </table:table-cell>
          <table:table-cell table:style-name="ce15" office:value-type="string" calcext:value-type="string">
            <text:p><text:a xlink:href="https://scholar.google.com/scholar?cites=6634337805583933945&amp;as_sdt=2005&amp;sciodt=0,5&amp;hl=en" xlink:type="simple">https://scholar.google.com/scholar?cites=6634337805583933945&amp;as_sdt=2005&amp;sciodt=0,5&amp;hl=en</text:a></text:p>
          </table:table-cell>
          <table:table-cell table:style-name="ce8" office:value-type="float" office:value="109" calcext:value-type="float">
            <text:p>109</text:p>
          </table:table-cell>
          <table:table-cell table:style-name="ce16" office:value-type="date" office:date-value="2022-03-10T11:48:48" calcext:value-type="date">
            <text:p>2022-03-10 11:48:48</text:p>
          </table:table-cell>
          <table:table-cell/>
          <table:table-cell table:style-name="ce8" office:value-type="string" calcext:value-type="string">
            <text:p>10.1007/978-3-030-63095-9_25</text:p>
          </table:table-cell>
          <table:table-cell table:number-columns-repeated="6"/>
          <table:table-cell table:style-name="ce8" office:value-type="float" office:value="1" calcext:value-type="float">
            <text:p>1</text:p>
          </table:table-cell>
          <table:table-cell table:style-name="ce8" office:value-type="string" calcext:value-type="string">
            <text:p>0.50</text:p>
          </table:table-cell>
          <table:table-cell table:style-name="ce8" office:value-type="float" office:value="0" calcext:value-type="float">
            <text:p>0</text:p>
          </table:table-cell>
          <table:table-cell table:style-name="ce8" office:value-type="float" office:value="3" calcext:value-type="float">
            <text:p>3</text:p>
          </table:table-cell>
          <table:table-cell table:style-name="ce8" office:value-type="float" office:value="2" calcext:value-type="float">
            <text:p>2</text:p>
          </table:table-cell>
          <table:table-cell table:style-name="ce8" office:value-type="string" calcext:value-type="string">
            <text:p>… model for smart contract workflow using Colored Petri-Net in the context of a blockchain-… Blockchain and smart contracts are two enabling technologies that ensure the traceability of …</text:p>
          </table:table-cell>
          <table:table-cell table:style-name="ce15" office:value-type="string" calcext:value-type="string">
            <text:p><text:a xlink:href="https://www.researchgate.net/profile/Mohammad-Rahman-23/publication/347836271_Formalizing_Dynamic_Behaviors_of_Smart_Contract_Workflow_in_Smart_Healthcare_Supply_Chain/links/621715b09546400c9094ec76/Formalizing-Dynamic-Behaviors-of-Smart-Contract-Workflow-in-Smart-Healthcare-Supply-Chain.pdf" xlink:type="simple">https://www.researchgate.net/profile/Mohammad-Rahman-23/publication/347836271_Formalizing_Dynamic_Behaviors_of_Smart_Contract_Workflow_in_Smart_Healthcare_Supply_Chain/links/621715b09546400c9094ec76/Formalizing-Dynamic-Behaviors-of-Smart-Contract-Workflow-in-Smart-Healthcare-Supply-Chain.pdf</text:a></text:p>
          </table:table-cell>
          <table:table-cell table:style-name="ce15" office:value-type="string" calcext:value-type="string">
            <text:p><text:a xlink:href="https://scholar.google.com/scholar?q=related:-WHGfRXnEV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WHGfRXnEV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F Milani, L Garcia-Banuelos, S Filipova…</text:p>
          </table:table-cell>
          <table:table-cell table:style-name="ce8" office:value-type="float" office:value="2021" calcext:value-type="float">
            <text:p>2021</text:p>
          </table:table-cell>
          <table:table-cell table:style-name="ce8" office:value-type="string" calcext:value-type="string">
            <text:p>Modelling blockchain-based business processes: a comparative analysis of BPMN vs CMMN</text:p>
          </table:table-cell>
          <table:table-cell table:style-name="ce11" table:formula="of:=FALSE()" office:value-type="float" office:value="0" calcext:value-type="float">
            <text:p>0</text:p>
          </table:table-cell>
          <table:table-cell table:style-name="ce8"/>
          <table:table-cell table:style-name="ce8" office:value-type="string" calcext:value-type="string">
            <text:p>Business Process …</text:p>
          </table:table-cell>
          <table:table-cell table:style-name="ce15" office:value-type="string" calcext:value-type="string">
            <text:p><text:a xlink:href="http://emerald.com" xlink:type="simple">emerald.com</text:a></text:p>
          </table:table-cell>
          <table:table-cell table:style-name="ce15" office:value-type="string" calcext:value-type="string">
            <text:p><text:a xlink:href="https://www.emerald.com/insight/content/doi/10.1108/BPMJ-06-2020-0263/full/html" xlink:type="simple">https://www.emerald.com/insight/content/doi/10.1108/BPMJ-06-2020-0263/full/html</text:a></text:p>
          </table:table-cell>
          <table:table-cell/>
          <table:table-cell table:style-name="ce8" office:value-type="float" office:value="110" calcext:value-type="float">
            <text:p>110</text:p>
          </table:table-cell>
          <table:table-cell table:style-name="ce16" office:value-type="date" office:date-value="2022-03-10T11:48:48" calcext:value-type="date">
            <text:p>2022-03-10 11:48:48</text:p>
          </table:table-cell>
          <table:table-cell/>
          <table:table-cell table:style-name="ce8" office:value-type="string" calcext:value-type="string">
            <text:p>10.1108/BPMJ-06-2020-0263</text:p>
          </table:table-cell>
          <table:table-cell table:number-columns-repeated="6"/>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4" calcext:value-type="float">
            <text:p>4</text:p>
          </table:table-cell>
          <table:table-cell table:style-name="ce8" office:value-type="float" office:value="1" calcext:value-type="float">
            <text:p>1</text:p>
          </table:table-cell>
          <table:table-cell table:style-name="ce8" office:value-type="string" calcext:value-type="string">
            <text:p>… companies to explore how blockchain technology can be used to … business processes as they are the foundation of process analysis and redesign. This paper examines how blockchain-…</text:p>
          </table:table-cell>
          <table:table-cell/>
          <table:table-cell table:style-name="ce15" office:value-type="string" calcext:value-type="string">
            <text:p><text:a xlink:href="https://scholar.google.com/scholar?q=related:AtdixOyUTI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AtdixOyUTI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4" calcext:value-type="float">
            <text:p>4</text:p>
          </table:table-cell>
          <table:table-cell table:style-name="ce8" office:value-type="string" calcext:value-type="string">
            <text:p>MEM van Wingerde, H Weigand</text:p>
          </table:table-cell>
          <table:table-cell table:style-name="ce8" office:value-type="float" office:value="2020" calcext:value-type="float">
            <text:p>2020</text:p>
          </table:table-cell>
          <table:table-cell table:style-name="ce8" office:value-type="string" calcext:value-type="string">
            <text:p>An ontological analysis of artifact-centric business processes managed by smart contracts</text:p>
          </table:table-cell>
          <table:table-cell table:style-name="ce11" table:formula="of:=TRUE()" office:value-type="float" office:value="1" calcext:value-type="float">
            <text:p>1</text:p>
          </table:table-cell>
          <table:table-cell table:style-name="ce8"/>
          <table:table-cell table:style-name="ce8" office:value-type="string" calcext:value-type="string">
            <text:p>2020 IEEE 22nd Conference …</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9140251/" xlink:type="simple">https://ieeexplore.ieee.org/abstract/document/9140251/</text:a></text:p>
          </table:table-cell>
          <table:table-cell table:style-name="ce15" office:value-type="string" calcext:value-type="string">
            <text:p><text:a xlink:href="https://scholar.google.com/scholar?cites=16699839475026065571&amp;as_sdt=2005&amp;sciodt=0,5&amp;hl=en" xlink:type="simple">https://scholar.google.com/scholar?cites=16699839475026065571&amp;as_sdt=2005&amp;sciodt=0,5&amp;hl=en</text:a></text:p>
          </table:table-cell>
          <table:table-cell table:style-name="ce8" office:value-type="float" office:value="111" calcext:value-type="float">
            <text:p>111</text:p>
          </table:table-cell>
          <table:table-cell table:style-name="ce16" office:value-type="date" office:date-value="2022-03-10T11:48:48" calcext:value-type="date">
            <text:p>2022-03-10 11:48:48</text:p>
          </table:table-cell>
          <table:table-cell table:number-columns-repeated="8"/>
          <table:table-cell table:style-name="ce8" office:value-type="float" office:value="4" calcext:value-type="float">
            <text:p>4</text:p>
          </table:table-cell>
          <table:table-cell table:style-name="ce8" office:value-type="string" calcext:value-type="string">
            <text:p>2.00</text:p>
          </table:table-cell>
          <table:table-cell table:number-columns-repeated="3" table:style-name="ce8" office:value-type="float" office:value="2" calcext:value-type="float">
            <text:p>2</text:p>
          </table:table-cell>
          <table:table-cell table:style-name="ce8" office:value-type="string" calcext:value-type="string">
            <text:p>… This paper presents an ontological analysis of interorganizational business process artifacts managed by blockchain-based smart contracts. One of the main challenges facing inter-…</text:p>
          </table:table-cell>
          <table:table-cell/>
          <table:table-cell table:style-name="ce15" office:value-type="string" calcext:value-type="string">
            <text:p><text:a xlink:href="https://scholar.google.com/scholar?q=related:o3j54oW_wec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o3j54oW_wec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3" calcext:value-type="float">
            <text:p>3</text:p>
          </table:table-cell>
          <table:table-cell table:style-name="ce8" office:value-type="string" calcext:value-type="string">
            <text:p>F Corradini, A Marcelletti, A Morichetta, A Polini…</text:p>
          </table:table-cell>
          <table:table-cell table:style-name="ce8" office:value-type="float" office:value="2021" calcext:value-type="float">
            <text:p>2021</text:p>
          </table:table-cell>
          <table:table-cell table:style-name="ce8" office:value-type="string" calcext:value-type="string">
            <text:p>Model-driven engineering for multi-party business processes on multiple blockchains</text:p>
          </table:table-cell>
          <table:table-cell table:style-name="ce11" table:formula="of:=TRUE()" office:value-type="float" office:value="1" calcext:value-type="float">
            <text:p>1</text:p>
          </table:table-cell>
          <table:table-cell table:style-name="ce8"/>
          <table:table-cell table:style-name="ce8" office:value-type="string" calcext:value-type="string">
            <text:p>Blockchain: Research …</text:p>
          </table:table-cell>
          <table:table-cell table:style-name="ce8" office:value-type="string" calcext:value-type="string">
            <text:p>Elsevier</text:p>
          </table:table-cell>
          <table:table-cell table:style-name="ce15" office:value-type="string" calcext:value-type="string">
            <text:p><text:a xlink:href="https://www.sciencedirect.com/science/article/pii/S2096720921000130" xlink:type="simple">https://www.sciencedirect.com/science/article/pii/S2096720921000130</text:a></text:p>
          </table:table-cell>
          <table:table-cell table:style-name="ce15" office:value-type="string" calcext:value-type="string">
            <text:p><text:a xlink:href="https://scholar.google.com/scholar?cites=7083601398535536246&amp;as_sdt=2005&amp;sciodt=0,5&amp;hl=en" xlink:type="simple">https://scholar.google.com/scholar?cites=7083601398535536246&amp;as_sdt=2005&amp;sciodt=0,5&amp;hl=en</text:a></text:p>
          </table:table-cell>
          <table:table-cell table:style-name="ce8" office:value-type="float" office:value="112" calcext:value-type="float">
            <text:p>112</text:p>
          </table:table-cell>
          <table:table-cell table:style-name="ce16" office:value-type="date" office:date-value="2022-03-10T11:48:48" calcext:value-type="date">
            <text:p>2022-03-10 11:48:48</text:p>
          </table:table-cell>
          <table:table-cell table:style-name="ce8" office:value-type="string" calcext:value-type="string">
            <text:p>HTML</text:p>
          </table:table-cell>
          <table:table-cell table:number-columns-repeated="7"/>
          <table:table-cell table:style-name="ce8" office:value-type="float" office:value="3" calcext:value-type="float">
            <text:p>3</text:p>
          </table:table-cell>
          <table:table-cell table:style-name="ce8" office:value-type="string" calcext:value-type="string">
            <text:p>3.00</text:p>
          </table:table-cell>
          <table:table-cell table:style-name="ce8" office:value-type="float" office:value="1" calcext:value-type="float">
            <text:p>1</text:p>
          </table:table-cell>
          <table:table-cell table:style-name="ce8" office:value-type="float" office:value="5" calcext:value-type="float">
            <text:p>5</text:p>
          </table:table-cell>
          <table:table-cell table:style-name="ce8" office:value-type="float" office:value="1" calcext:value-type="float">
            <text:p>1</text:p>
          </table:table-cell>
          <table:table-cell table:style-name="ce8" office:value-type="string" calcext:value-type="string">
            <text:p>… of the Ethereum blockchain to support a multi-party business process. The ChorChain framework, however, has been designed to fit only a single blockchain implementation, ie …</text:p>
          </table:table-cell>
          <table:table-cell table:style-name="ce15" office:value-type="string" calcext:value-type="string">
            <text:p><text:a xlink:href="https://www.sciencedirect.com/science/article/pii/S2096720921000130" xlink:type="simple">https://www.sciencedirect.com/science/article/pii/S2096720921000130</text:a></text:p>
          </table:table-cell>
          <table:table-cell table:style-name="ce15" office:value-type="string" calcext:value-type="string">
            <text:p><text:a xlink:href="https://scholar.google.com/scholar?q=related:dr4rAvEBTm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dr4rAvEBTm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 calcext:value-type="float">
            <text:p>1</text:p>
          </table:table-cell>
          <table:table-cell table:style-name="ce8" office:value-type="string" calcext:value-type="string">
            <text:p>C Lauster, P Klinger, N Schwab, F Bodendorf</text:p>
          </table:table-cell>
          <table:table-cell table:style-name="ce8" office:value-type="float" office:value="2020" calcext:value-type="float">
            <text:p>2020</text:p>
          </table:table-cell>
          <table:table-cell table:style-name="ce8" office:value-type="string" calcext:value-type="string">
            <text:p>Literature Review Linking Blockchain and Business Process Management</text:p>
          </table:table-cell>
          <table:table-cell table:style-name="ce11" table:formula="of:=FALSE()" office:value-type="float" office:value="0" calcext:value-type="float">
            <text:p>0</text:p>
          </table:table-cell>
          <table:table-cell table:number-columns-repeated="2"/>
          <table:table-cell table:style-name="ce15" office:value-type="string" calcext:value-type="string">
            <text:p><text:a xlink:href="http://library.gito.de" xlink:type="simple">library.gito.de</text:a></text:p>
          </table:table-cell>
          <table:table-cell table:style-name="ce15" office:value-type="string" calcext:value-type="string">
            <text:p><text:a xlink:href="https://library.gito.de/wp-content/uploads/2021/08/R10_Paper_LiteratureReview_Linking_BC_and_BPM_WI2020_cameraready.pdf" xlink:type="simple">https://library.gito.de/wp-content/uploads/2021/08/R10_Paper_LiteratureReview_Linking_BC_and_BPM_WI2020_cameraready.pdf</text:a></text:p>
          </table:table-cell>
          <table:table-cell table:style-name="ce15" office:value-type="string" calcext:value-type="string">
            <text:p><text:a xlink:href="https://scholar.google.com/scholar?cites=15159862753551653641&amp;as_sdt=2005&amp;sciodt=0,5&amp;hl=en" xlink:type="simple">https://scholar.google.com/scholar?cites=15159862753551653641&amp;as_sdt=2005&amp;sciodt=0,5&amp;hl=en</text:a></text:p>
          </table:table-cell>
          <table:table-cell table:style-name="ce8" office:value-type="float" office:value="113" calcext:value-type="float">
            <text:p>113</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1" calcext:value-type="float">
            <text:p>1</text:p>
          </table:table-cell>
          <table:table-cell table:style-name="ce8" office:value-type="string" calcext:value-type="string">
            <text:p>0.50</text:p>
          </table:table-cell>
          <table:table-cell table:style-name="ce8" office:value-type="float" office:value="0" calcext:value-type="float">
            <text:p>0</text:p>
          </table:table-cell>
          <table:table-cell table:style-name="ce8" office:value-type="float" office:value="4" calcext:value-type="float">
            <text:p>4</text:p>
          </table:table-cell>
          <table:table-cell table:style-name="ce8" office:value-type="float" office:value="2" calcext:value-type="float">
            <text:p>2</text:p>
          </table:table-cell>
          <table:table-cell table:style-name="ce8" office:value-type="string" calcext:value-type="string">
            <text:p>… current technical Blockchain solutions applicable to BPM, as … intersection of business processes and Blockchain technology, … the Blockchain. The execution of processes with the help of …</text:p>
          </table:table-cell>
          <table:table-cell table:style-name="ce15" office:value-type="string" calcext:value-type="string">
            <text:p><text:a xlink:href="https://library.gito.de/wp-content/uploads/2021/08/R10_Paper_LiteratureReview_Linking_BC_and_BPM_WI2020_cameraready.pdf" xlink:type="simple">https://library.gito.de/wp-content/uploads/2021/08/R10_Paper_LiteratureReview_Linking_BC_and_BPM_WI2020_cameraready.pdf</text:a></text:p>
          </table:table-cell>
          <table:table-cell table:style-name="ce15" office:value-type="string" calcext:value-type="string">
            <text:p><text:a xlink:href="https://scholar.google.com/scholar?q=related:CRsfndqmYt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CRsfndqmYt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J Evermann</text:p>
          </table:table-cell>
          <table:table-cell table:style-name="ce8" office:value-type="float" office:value="2020" calcext:value-type="float">
            <text:p>2020</text:p>
          </table:table-cell>
          <table:table-cell table:style-name="ce8" office:value-type="string" calcext:value-type="string">
            <text:p>Adapting Workflow Management Systems to BFT Blockchains–The YAWL Example</text:p>
          </table:table-cell>
          <table:table-cell table:style-name="ce11" table:formula="of:=TRUE()" office:value-type="float" office:value="1" calcext:value-type="float">
            <text:p>1</text:p>
          </table:table-cell>
          <table:table-cell table:style-name="ce8"/>
          <table:table-cell table:style-name="ce8" office:value-type="string" calcext:value-type="string">
            <text:p>2020 IEEE 24th International Enterprise …</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9233290/" xlink:type="simple">https://ieeexplore.ieee.org/abstract/document/9233290/</text:a></text:p>
          </table:table-cell>
          <table:table-cell/>
          <table:table-cell table:style-name="ce8" office:value-type="float" office:value="114" calcext:value-type="float">
            <text:p>114</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string" calcext:value-type="string">
            <text:p>… In this paper we present a novel architecture for blockchain-based workflow management. … on a blockchain infrastructure [17]. In summary, while existing blockchain-based workflow ex…</text:p>
          </table:table-cell>
          <table:table-cell table:style-name="ce15" office:value-type="string" calcext:value-type="string">
            <text:p><text:a xlink:href="https://arxiv.org/pdf/2006.05808" xlink:type="simple">https://arxiv.org/pdf/2006.05808</text:a></text:p>
          </table:table-cell>
          <table:table-cell table:style-name="ce15" office:value-type="string" calcext:value-type="string">
            <text:p><text:a xlink:href="https://scholar.google.com/scholar?q=related:6l0rcO7Owj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6l0rcO7Owj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 calcext:value-type="float">
            <text:p>2</text:p>
          </table:table-cell>
          <table:table-cell table:style-name="ce8" office:value-type="string" calcext:value-type="string">
            <text:p>M Markovska, FP Milani, L Garcia-Banuelos</text:p>
          </table:table-cell>
          <table:table-cell table:style-name="ce8" office:value-type="float" office:value="2019" calcext:value-type="float">
            <text:p>2019</text:p>
          </table:table-cell>
          <table:table-cell table:style-name="ce8" office:value-type="string" calcext:value-type="string">
            <text:p>Modelling Business Processes on a Blockchain Eco-System (BPMN)</text:p>
          </table:table-cell>
          <table:table-cell table:style-name="ce11" table:formula="of:=FALSE()" office:value-type="float" office:value="0" calcext:value-type="float">
            <text:p>0</text:p>
          </table:table-cell>
          <table:table-cell table:style-name="ce8" office:value-type="string" calcext:value-type="string">
            <text:p>Not Found</text:p>
          </table:table-cell>
          <table:table-cell/>
          <table:table-cell table:style-name="ce15" office:value-type="string" calcext:value-type="string">
            <text:p><text:a xlink:href="http://academia.edu" xlink:type="simple">academia.edu</text:a></text:p>
          </table:table-cell>
          <table:table-cell table:style-name="ce15" office:value-type="string" calcext:value-type="string">
            <text:p><text:a xlink:href="https://www.academia.edu/download/61482269/Modelling_Business_Processes_on_a_Blockchain_Eco-System_BPMN_Markovska20191211-123922-efknf1.pdf" xlink:type="simple">https://www.academia.edu/download/61482269/Modelling_Business_Processes_on_a_Blockchain_Eco-System_BPMN_Markovska20191211-123922-efknf1.pdf</text:a></text:p>
          </table:table-cell>
          <table:table-cell table:style-name="ce15" office:value-type="string" calcext:value-type="string">
            <text:p><text:a xlink:href="https://scholar.google.com/scholar?cites=10806878515406422265&amp;as_sdt=2005&amp;sciodt=0,5&amp;hl=en" xlink:type="simple">https://scholar.google.com/scholar?cites=10806878515406422265&amp;as_sdt=2005&amp;sciodt=0,5&amp;hl=en</text:a></text:p>
          </table:table-cell>
          <table:table-cell table:style-name="ce8" office:value-type="float" office:value="115" calcext:value-type="float">
            <text:p>115</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2" calcext:value-type="float">
            <text:p>2</text:p>
          </table:table-cell>
          <table:table-cell table:style-name="ce8" office:value-type="string" calcext:value-type="string">
            <text:p>0.67</text:p>
          </table:table-cell>
          <table:table-cell table:style-name="ce8" office:value-type="float" office:value="1" calcext:value-type="float">
            <text:p>1</text:p>
          </table:table-cell>
          <table:table-cell table:number-columns-repeated="2" table:style-name="ce8" office:value-type="float" office:value="3" calcext:value-type="float">
            <text:p>3</text:p>
          </table:table-cell>
          <table:table-cell table:style-name="ce8" office:value-type="string" calcext:value-type="string">
            <text:p>… only be realized by innovating business processes and not by merely … business processes because of process analysis and process redesign. This thesis investigates how blockchain-…</text:p>
          </table:table-cell>
          <table:table-cell table:style-name="ce15" office:value-type="string" calcext:value-type="string">
            <text:p><text:a xlink:href="https://www.academia.edu/download/61482269/Modelling_Business_Processes_on_a_Blockchain_Eco-System_BPMN_Markovska20191211-123922-efknf1.pdf" xlink:type="simple">https://www.academia.edu/download/61482269/Modelling_Business_Processes_on_a_Blockchain_Eco-System_BPMN_Markovska20191211-123922-efknf1.pdf</text:a></text:p>
          </table:table-cell>
          <table:table-cell table:style-name="ce15" office:value-type="string" calcext:value-type="string">
            <text:p><text:a xlink:href="https://scholar.google.com/scholar?q=related:-cCZocC--ZU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cCZocC--ZU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 calcext:value-type="float">
            <text:p>2</text:p>
          </table:table-cell>
          <table:table-cell table:style-name="ce8" office:value-type="string" calcext:value-type="string">
            <text:p>C Gómez, FJ Pérez Blanco, JM Vara, V De Castro…</text:p>
          </table:table-cell>
          <table:table-cell table:style-name="ce8" office:value-type="float" office:value="2021" calcext:value-type="float">
            <text:p>2021</text:p>
          </table:table-cell>
          <table:table-cell table:style-name="ce8" office:value-type="string" calcext:value-type="string">
            <text:p>Design and development of Smart Contracts for E-government through Value and Business Process Modeling</text:p>
          </table:table-cell>
          <table:table-cell table:style-name="ce11" table:formula="of:=FALSE()" office:value-type="float" office:value="0" calcext:value-type="float">
            <text:p>0</text:p>
          </table:table-cell>
          <table:table-cell table:number-columns-repeated="2"/>
          <table:table-cell table:style-name="ce15" office:value-type="string" calcext:value-type="string">
            <text:p><text:a xlink:href="http://aisel.aisnet.org" xlink:type="simple">aisel.aisnet.org</text:a></text:p>
          </table:table-cell>
          <table:table-cell table:style-name="ce15" office:value-type="string" calcext:value-type="string">
            <text:p><text:a xlink:href="https://aisel.aisnet.org/hicss-54/dg/business_process_management/2/" xlink:type="simple">https://aisel.aisnet.org/hicss-54/dg/business_process_management/2/</text:a></text:p>
          </table:table-cell>
          <table:table-cell table:style-name="ce15" office:value-type="string" calcext:value-type="string">
            <text:p><text:a xlink:href="https://scholar.google.com/scholar?cites=8529082626309015805&amp;as_sdt=2005&amp;sciodt=0,5&amp;hl=en" xlink:type="simple">https://scholar.google.com/scholar?cites=8529082626309015805&amp;as_sdt=2005&amp;sciodt=0,5&amp;hl=en</text:a></text:p>
          </table:table-cell>
          <table:table-cell table:style-name="ce8" office:value-type="float" office:value="116" calcext:value-type="float">
            <text:p>116</text:p>
          </table:table-cell>
          <table:table-cell table:style-name="ce16" office:value-type="date" office:date-value="2022-03-10T11:48:48" calcext:value-type="date">
            <text:p>2022-03-10 11:48:48</text:p>
          </table:table-cell>
          <table:table-cell table:number-columns-repeated="8"/>
          <table:table-cell table:style-name="ce8" office:value-type="float" office:value="2" calcext:value-type="float">
            <text:p>2</text:p>
          </table:table-cell>
          <table:table-cell table:style-name="ce8" office:value-type="string" calcext:value-type="string">
            <text:p>2.00</text:p>
          </table:table-cell>
          <table:table-cell table:style-name="ce8" office:value-type="float" office:value="0" calcext:value-type="float">
            <text:p>0</text:p>
          </table:table-cell>
          <table:table-cell table:style-name="ce8" office:value-type="float" office:value="5" calcext:value-type="float">
            <text:p>5</text:p>
          </table:table-cell>
          <table:table-cell table:style-name="ce8" office:value-type="float" office:value="1" calcext:value-type="float">
            <text:p>1</text:p>
          </table:table-cell>
          <table:table-cell table:style-name="ce8" office:value-type="string" calcext:value-type="string">
            <text:p>… functionality related to smart contracts development, the … business process models from models expressed with other notations. As a result, the starting point to generate a smart contract …</text:p>
          </table:table-cell>
          <table:table-cell table:style-name="ce15" office:value-type="string" calcext:value-type="string">
            <text:p><text:a xlink:href="https://scholar.archive.org/work/lj7ttryzava4lghnkbe6eoqc74/access/wayback/https://aisel.aisnet.org/cgi/viewcontent.cgi?article=1527&amp;context=hicss-54" xlink:type="simple">https://scholar.archive.org/work/lj7ttryzava4lghnkbe6eoqc74/access/wayback/https://aisel.aisnet.org/cgi/viewcontent.cgi?article=1527&amp;context=hicss-54</text:a></text:p>
          </table:table-cell>
          <table:table-cell table:style-name="ce15" office:value-type="string" calcext:value-type="string">
            <text:p><text:a xlink:href="https://scholar.google.com/scholar?q=related:_cgaqXVjXXY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_cgaqXVjXXY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 calcext:value-type="float">
            <text:p>1</text:p>
          </table:table-cell>
          <table:table-cell table:style-name="ce8" office:value-type="string" calcext:value-type="string">
            <text:p>KB Yue</text:p>
          </table:table-cell>
          <table:table-cell table:style-name="ce8" office:value-type="float" office:value="2021" calcext:value-type="float">
            <text:p>2021</text:p>
          </table:table-cell>
          <table:table-cell table:style-name="ce8" office:value-type="string" calcext:value-type="string">
            <text:p>A Blockchain-Inspired, Multi-Layered Transaction Model for Business Process Modeling</text:p>
          </table:table-cell>
          <table:table-cell table:style-name="ce11" table:formula="of:=FALSE()" office:value-type="float" office:value="0" calcext:value-type="float">
            <text:p>0</text:p>
          </table:table-cell>
          <table:table-cell table:number-columns-repeated="2"/>
          <table:table-cell table:style-name="ce15" office:value-type="string" calcext:value-type="string">
            <text:p><text:a xlink:href="http://aisel.aisnet.org" xlink:type="simple">aisel.aisnet.org</text:a></text:p>
          </table:table-cell>
          <table:table-cell table:style-name="ce15" office:value-type="string" calcext:value-type="string">
            <text:p><text:a xlink:href="https://aisel.aisnet.org/amcis2021/sig_sand/sig_sand/1/" xlink:type="simple">https://aisel.aisnet.org/amcis2021/sig_sand/sig_sand/1/</text:a></text:p>
          </table:table-cell>
          <table:table-cell table:style-name="ce15" office:value-type="string" calcext:value-type="string">
            <text:p><text:a xlink:href="https://scholar.google.com/scholar?cites=1272023153855190111&amp;as_sdt=2005&amp;sciodt=0,5&amp;hl=en" xlink:type="simple">https://scholar.google.com/scholar?cites=1272023153855190111&amp;as_sdt=2005&amp;sciodt=0,5&amp;hl=en</text:a></text:p>
          </table:table-cell>
          <table:table-cell table:style-name="ce8" office:value-type="float" office:value="117" calcext:value-type="float">
            <text:p>117</text:p>
          </table:table-cell>
          <table:table-cell table:style-name="ce16" office:value-type="date" office:date-value="2022-03-10T11:48:48" calcext:value-type="date">
            <text:p>2022-03-10 11:48:48</text:p>
          </table:table-cell>
          <table:table-cell table:number-columns-repeated="8"/>
          <table:table-cell table:style-name="ce8" office:value-type="float" office:value="1" calcext:value-type="float">
            <text:p>1</text:p>
          </table:table-cell>
          <table:table-cell table:style-name="ce8" office:value-type="string" calcext:value-type="string">
            <text:p>1.00</text:p>
          </table:table-cell>
          <table:table-cell table:number-columns-repeated="3" table:style-name="ce8" office:value-type="float" office:value="1" calcext:value-type="float">
            <text:p>1</text:p>
          </table:table-cell>
          <table:table-cell table:style-name="ce8" office:value-type="string" calcext:value-type="string">
            <text:p>Software development for information systems can be characterized by the development of three kinds of models:(1) business models for business goals and requirements,(2) logical …</text:p>
          </table:table-cell>
          <table:table-cell/>
          <table:table-cell table:style-name="ce15" office:value-type="string" calcext:value-type="string">
            <text:p><text:a xlink:href="https://scholar.google.com/scholar?q=related:X1Scp1EipxE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X1Scp1EipxE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3" calcext:value-type="float">
            <text:p>3</text:p>
          </table:table-cell>
          <table:table-cell table:style-name="ce8" office:value-type="string" calcext:value-type="string">
            <text:p>C Cavaliere</text:p>
          </table:table-cell>
          <table:table-cell table:style-name="ce8" office:value-type="float" office:value="2018" calcext:value-type="float">
            <text:p>2018</text:p>
          </table:table-cell>
          <table:table-cell table:style-name="ce8" office:value-type="string" calcext:value-type="string">
            <text:p>A case study on the exploration of Blockchain potential: An exploratory research on the impact of the technology on business process and value configuration of a mid …</text:p>
          </table:table-cell>
          <table:table-cell table:style-name="ce11" table:formula="of:=FALSE()" office:value-type="float" office:value="0" calcext:value-type="float">
            <text:p>0</text:p>
          </table:table-cell>
          <table:table-cell table:number-columns-repeated="2"/>
          <table:table-cell table:style-name="ce15" office:value-type="string" calcext:value-type="string">
            <text:p><text:a xlink:href="http://repository.tudelft.nl" xlink:type="simple">repository.tudelft.nl</text:a></text:p>
          </table:table-cell>
          <table:table-cell table:style-name="ce15" office:value-type="string" calcext:value-type="string">
            <text:p><text:a xlink:href="https://repository.tudelft.nl/islandora/object/uuid:ae77f34e-9c2f-459d-9172-48c2cd302d29" xlink:type="simple">https://repository.tudelft.nl/islandora/object/uuid:ae77f34e-9c2f-459d-9172-48c2cd302d29</text:a></text:p>
          </table:table-cell>
          <table:table-cell table:style-name="ce15" office:value-type="string" calcext:value-type="string">
            <text:p><text:a xlink:href="https://scholar.google.com/scholar?cites=15505117486314912494&amp;as_sdt=2005&amp;sciodt=0,5&amp;hl=en" xlink:type="simple">https://scholar.google.com/scholar?cites=15505117486314912494&amp;as_sdt=2005&amp;sciodt=0,5&amp;hl=en</text:a></text:p>
          </table:table-cell>
          <table:table-cell table:style-name="ce8" office:value-type="float" office:value="118" calcext:value-type="float">
            <text:p>118</text:p>
          </table:table-cell>
          <table:table-cell table:style-name="ce16" office:value-type="date" office:date-value="2022-03-10T11:48:48" calcext:value-type="date">
            <text:p>2022-03-10 11:48:48</text:p>
          </table:table-cell>
          <table:table-cell table:number-columns-repeated="8"/>
          <table:table-cell table:style-name="ce8" office:value-type="float" office:value="3" calcext:value-type="float">
            <text:p>3</text:p>
          </table:table-cell>
          <table:table-cell table:style-name="ce8" office:value-type="string" calcext:value-type="string">
            <text:p>0.75</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office:value-type="float" office:value="4" calcext:value-type="float">
            <text:p>4</text:p>
          </table:table-cell>
          <table:table-cell table:style-name="ce8" office:value-type="string" calcext:value-type="string">
            <text:p>… asset and optimize business processes. As of 2018, numerous blockchain initiatives are continuously developed, with global executives looking forward to start a blockchain project and …</text:p>
          </table:table-cell>
          <table:table-cell/>
          <table:table-cell table:style-name="ce15" office:value-type="string" calcext:value-type="string">
            <text:p><text:a xlink:href="https://scholar.google.com/scholar?q=related:7np_RDQ-Ldc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7np_RDQ-Ldc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H Gao, B Zhong</text:p>
          </table:table-cell>
          <table:table-cell table:style-name="ce8" office:value-type="float" office:value="2022" calcext:value-type="float">
            <text:p>2022</text:p>
          </table:table-cell>
          <table:table-cell table:style-name="ce8" office:value-type="string" calcext:value-type="string">
            <text:p>A blockchain-based framework for supporting BIM-based building code compliance checking workflow</text:p>
          </table:table-cell>
          <table:table-cell table:style-name="ce11" table:formula="of:=FALSE()" office:value-type="float" office:value="0" calcext:value-type="float">
            <text:p>0</text:p>
          </table:table-cell>
          <table:table-cell table:style-name="ce8"/>
          <table:table-cell table:style-name="ce8" office:value-type="string" calcext:value-type="string">
            <text:p>IOP Conference Series: Materials Science and …</text:p>
          </table:table-cell>
          <table:table-cell table:style-name="ce15" office:value-type="string" calcext:value-type="string">
            <text:p><text:a xlink:href="http://iopscience.iop.org" xlink:type="simple">iopscience.iop.org</text:a></text:p>
          </table:table-cell>
          <table:table-cell table:style-name="ce15" office:value-type="string" calcext:value-type="string">
            <text:p><text:a xlink:href="https://iopscience.iop.org/article/10.1088/1757-899X/1218/1/012016/meta" xlink:type="simple">https://iopscience.iop.org/article/10.1088/1757-899X/1218/1/012016/meta</text:a></text:p>
          </table:table-cell>
          <table:table-cell/>
          <table:table-cell table:style-name="ce8" office:value-type="float" office:value="119" calcext:value-type="float">
            <text:p>119</text:p>
          </table:table-cell>
          <table:table-cell table:style-name="ce16" office:value-type="date" office:date-value="2022-03-10T11:48:48" calcext:value-type="date">
            <text:p>2022-03-10 11:48:48</text:p>
          </table:table-cell>
          <table:table-cell/>
          <table:table-cell table:style-name="ce8" office:value-type="string" calcext:value-type="string">
            <text:p>10.1088/1757-899X/1218/1/012016</text:p>
          </table:table-cell>
          <table:table-cell table:number-columns-repeated="6"/>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2" calcext:value-type="float">
            <text:p>2</text:p>
          </table:table-cell>
          <table:table-cell table:style-name="ce8" office:value-type="float" office:value="1" calcext:value-type="float">
            <text:p>1</text:p>
          </table:table-cell>
          <table:table-cell table:style-name="ce8" office:value-type="string" calcext:value-type="string">
            <text:p>… blockchain technology can improve traceability and transparency in BIM-based design review workflow… provides a framework integrated consortium blockchain with IPFS to strengthen …</text:p>
          </table:table-cell>
          <table:table-cell table:style-name="ce15" office:value-type="string" calcext:value-type="string">
            <text:p><text:a xlink:href="https://iopscience.iop.org/article/10.1088/1757-899X/1218/1/012016/pdf" xlink:type="simple">https://iopscience.iop.org/article/10.1088/1757-899X/1218/1/012016/pdf</text:a></text:p>
          </table:table-cell>
          <table:table-cell table:number-columns-repeated="997"/>
        </table:table-row>
        <table:table-row table:style-name="ro1">
          <table:table-cell table:style-name="ce8" office:value-type="float" office:value="0" calcext:value-type="float">
            <text:p>0</text:p>
          </table:table-cell>
          <table:table-cell table:style-name="ce8" office:value-type="string" calcext:value-type="string">
            <text:p>A Belhi, H Gasmi, A Hammi, A Bouras, B Aouni…</text:p>
          </table:table-cell>
          <table:table-cell table:style-name="ce8" office:value-type="float" office:value="2021" calcext:value-type="float">
            <text:p>2021</text:p>
          </table:table-cell>
          <table:table-cell table:style-name="ce8" office:value-type="string" calcext:value-type="string">
            <text:p>A Broker-Based Manufacturing Supply Chain Integration with Blockchain: Managing Odoo Workflows Using Hyperledger Fabric Smart Contracts</text:p>
          </table:table-cell>
          <table:table-cell table:style-name="ce11" table:formula="of:=FALSE()" office:value-type="float" office:value="0" calcext:value-type="float">
            <text:p>0</text:p>
          </table:table-cell>
          <table:table-cell table:style-name="ce8"/>
          <table:table-cell table:style-name="ce8" office:value-type="string" calcext:value-type="string">
            <text:p>… Conference on Product …</text:p>
          </table:table-cell>
          <table:table-cell table:style-name="ce8" office:value-type="string" calcext:value-type="string">
            <text:p>Springer</text:p>
          </table:table-cell>
          <table:table-cell table:style-name="ce15" office:value-type="string" calcext:value-type="string">
            <text:p><text:a xlink:href="https://link.springer.com/chapter/10.1007/978-3-030-94399-8_27" xlink:type="simple">https://link.springer.com/chapter/10.1007/978-3-030-94399-8_27</text:a></text:p>
          </table:table-cell>
          <table:table-cell/>
          <table:table-cell table:style-name="ce8" office:value-type="float" office:value="120" calcext:value-type="float">
            <text:p>120</text:p>
          </table:table-cell>
          <table:table-cell table:style-name="ce16" office:value-type="date" office:date-value="2022-03-10T11:48:48" calcext:value-type="date">
            <text:p>2022-03-10 11:48:48</text:p>
          </table:table-cell>
          <table:table-cell/>
          <table:table-cell table:style-name="ce8" office:value-type="string" calcext:value-type="string">
            <text:p>10.1007/978-3-030-94399-8_27</text:p>
          </table:table-cell>
          <table:table-cell table:number-columns-repeated="6"/>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6" calcext:value-type="float">
            <text:p>6</text:p>
          </table:table-cell>
          <table:table-cell table:style-name="ce8" office:value-type="float" office:value="1" calcext:value-type="float">
            <text:p>1</text:p>
          </table:table-cell>
          <table:table-cell table:style-name="ce8" office:value-type="string" calcext:value-type="string">
            <text:p>… Hyperledger Fabric (blockchain development platform). We demonstrate how Odoo workflows can be optimized, secured, and made trustworthy using smart contracts and highlight the …</text:p>
          </table:table-cell>
          <table:table-cell table:number-columns-repeated="998"/>
        </table:table-row>
        <table:table-row table:style-name="ro1">
          <table:table-cell table:style-name="ce8" office:value-type="float" office:value="0" calcext:value-type="float">
            <text:p>0</text:p>
          </table:table-cell>
          <table:table-cell table:style-name="ce8" office:value-type="string" calcext:value-type="string">
            <text:p>C Rondanini, B Carminati, F Daidone…</text:p>
          </table:table-cell>
          <table:table-cell table:style-name="ce8" office:value-type="float" office:value="2020" calcext:value-type="float">
            <text:p>2020</text:p>
          </table:table-cell>
          <table:table-cell table:style-name="ce8" office:value-type="string" calcext:value-type="string">
            <text:p>Blockchain-based controlled information sharing in inter-organizational workflows</text:p>
          </table:table-cell>
          <table:table-cell table:style-name="ce11" table:formula="of:=FALSE()" office:value-type="float" office:value="0" calcext:value-type="float">
            <text:p>0</text:p>
          </table:table-cell>
          <table:table-cell table:style-name="ce8"/>
          <table:table-cell table:style-name="ce8" office:value-type="string" calcext:value-type="string">
            <text:p>2020 IEEE …</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9284604/" xlink:type="simple">https://ieeexplore.ieee.org/abstract/document/9284604/</text:a></text:p>
          </table:table-cell>
          <table:table-cell/>
          <table:table-cell table:style-name="ce8" office:value-type="float" office:value="121" calcext:value-type="float">
            <text:p>121</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4" calcext:value-type="float">
            <text:p>4</text:p>
          </table:table-cell>
          <table:table-cell table:style-name="ce8" office:value-type="float" office:value="2" calcext:value-type="float">
            <text:p>2</text:p>
          </table:table-cell>
          <table:table-cell table:style-name="ce8" office:value-type="string" calcext:value-type="string">
            <text:p>… , which, by design, can encode the logic of the workflow’s tasks … smart contract, called WFengine, the logic of workflow coordination. WFengine is designed such to execute the workflow …</text:p>
          </table:table-cell>
          <table:table-cell/>
          <table:table-cell table:style-name="ce15" office:value-type="string" calcext:value-type="string">
            <text:p><text:a xlink:href="https://scholar.google.com/scholar?q=related:coI7qUxhf3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coI7qUxhf3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 calcext:value-type="float">
            <text:p>1</text:p>
          </table:table-cell>
          <table:table-cell table:style-name="ce8" office:value-type="string" calcext:value-type="string">
            <text:p>V Posea, C Niţu, C Damian, A Panu…</text:p>
          </table:table-cell>
          <table:table-cell table:style-name="ce8" office:value-type="float" office:value="2020" calcext:value-type="float">
            <text:p>2020</text:p>
          </table:table-cell>
          <table:table-cell table:style-name="ce8" office:value-type="string" calcext:value-type="string">
            <text:p>GDPR compliant recruitment platform using smart contracts and executable choreographies</text:p>
          </table:table-cell>
          <table:table-cell table:style-name="ce11" table:formula="of:=FALSE()" office:value-type="float" office:value="0" calcext:value-type="float">
            <text:p>0</text:p>
          </table:table-cell>
          <table:table-cell table:style-name="ce8"/>
          <table:table-cell table:style-name="ce8" office:value-type="string" calcext:value-type="string">
            <text:p>… and Exposition on …</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9305669/" xlink:type="simple">https://ieeexplore.ieee.org/abstract/document/9305669/</text:a></text:p>
          </table:table-cell>
          <table:table-cell table:style-name="ce15" office:value-type="string" calcext:value-type="string">
            <text:p><text:a xlink:href="https://scholar.google.com/scholar?cites=17786714398814678276&amp;as_sdt=2005&amp;sciodt=0,5&amp;hl=en" xlink:type="simple">https://scholar.google.com/scholar?cites=17786714398814678276&amp;as_sdt=2005&amp;sciodt=0,5&amp;hl=en</text:a></text:p>
          </table:table-cell>
          <table:table-cell table:style-name="ce8" office:value-type="float" office:value="122" calcext:value-type="float">
            <text:p>122</text:p>
          </table:table-cell>
          <table:table-cell table:style-name="ce16" office:value-type="date" office:date-value="2022-03-10T11:48:48" calcext:value-type="date">
            <text:p>2022-03-10 11:48:48</text:p>
          </table:table-cell>
          <table:table-cell table:number-columns-repeated="8"/>
          <table:table-cell table:style-name="ce8" office:value-type="float" office:value="1" calcext:value-type="float">
            <text:p>1</text:p>
          </table:table-cell>
          <table:table-cell table:style-name="ce8" office:value-type="string" calcext:value-type="string">
            <text:p>0.50</text:p>
          </table:table-cell>
          <table:table-cell table:style-name="ce8" office:value-type="float" office:value="0" calcext:value-type="float">
            <text:p>0</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string" calcext:value-type="string">
            <text:p>… We introduce the term of smart contracts and smart choreographies and we present the PrivateSky platform, which helps us manage the private data of the users. Then we describe …</text:p>
          </table:table-cell>
          <table:table-cell/>
          <table:table-cell table:style-name="ce15" office:value-type="string" calcext:value-type="string">
            <text:p><text:a xlink:href="https://scholar.google.com/scholar?q=related:BK2s9oEa1_Y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BK2s9oEa1_Y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 calcext:value-type="float">
            <text:p>1</text:p>
          </table:table-cell>
          <table:table-cell table:style-name="ce8" office:value-type="string" calcext:value-type="string">
            <text:p>G Hofbauer</text:p>
          </table:table-cell>
          <table:table-cell table:style-name="ce8" office:value-type="float" office:value="2019" calcext:value-type="float">
            <text:p>2019</text:p>
          </table:table-cell>
          <table:table-cell table:style-name="ce8" office:value-type="string" calcext:value-type="string">
            <text:p>Blockchain applications in business processes exemplified for procurement</text:p>
          </table:table-cell>
          <table:table-cell table:style-name="ce11" table:formula="of:=FALSE()" office:value-type="float" office:value="0" calcext:value-type="float">
            <text:p>0</text:p>
          </table:table-cell>
          <table:table-cell table:number-columns-repeated="2"/>
          <table:table-cell table:style-name="ce15" office:value-type="string" calcext:value-type="string">
            <text:p><text:a xlink:href="http://dspace.tsu.ge" xlink:type="simple">dspace.tsu.ge</text:a></text:p>
          </table:table-cell>
          <table:table-cell table:style-name="ce15" office:value-type="string" calcext:value-type="string">
            <text:p><text:a xlink:href="https://dspace.tsu.ge/handle/123456789/476" xlink:type="simple">https://dspace.tsu.ge/handle/123456789/476</text:a></text:p>
          </table:table-cell>
          <table:table-cell table:style-name="ce15" office:value-type="string" calcext:value-type="string">
            <text:p><text:a xlink:href="https://scholar.google.com/scholar?cites=7981691215858371175&amp;as_sdt=2005&amp;sciodt=0,5&amp;hl=en" xlink:type="simple">https://scholar.google.com/scholar?cites=7981691215858371175&amp;as_sdt=2005&amp;sciodt=0,5&amp;hl=en</text:a></text:p>
          </table:table-cell>
          <table:table-cell table:style-name="ce8" office:value-type="float" office:value="123" calcext:value-type="float">
            <text:p>123</text:p>
          </table:table-cell>
          <table:table-cell table:style-name="ce16" office:value-type="date" office:date-value="2022-03-10T11:48:48" calcext:value-type="date">
            <text:p>2022-03-10 11:48:48</text:p>
          </table:table-cell>
          <table:table-cell table:number-columns-repeated="8"/>
          <table:table-cell table:style-name="ce8" office:value-type="float" office:value="1" calcext:value-type="float">
            <text:p>1</text:p>
          </table:table-cell>
          <table:table-cell table:style-name="ce8" office:value-type="string" calcext:value-type="string">
            <text:p>0.33</text:p>
          </table:table-cell>
          <table:table-cell table:number-columns-repeated="2" table:style-name="ce8" office:value-type="float" office:value="1" calcext:value-type="float">
            <text:p>1</text:p>
          </table:table-cell>
          <table:table-cell table:style-name="ce8" office:value-type="float" office:value="3" calcext:value-type="float">
            <text:p>3</text:p>
          </table:table-cell>
          <table:table-cell table:style-name="ce8" office:value-type="string" calcext:value-type="string">
            <text:p>… the blockchain technology to a specific business process in procurement and to provide an updated concept. The blockchain … blockchain application possibilities for business processes …</text:p>
          </table:table-cell>
          <table:table-cell table:style-name="ce15" office:value-type="string" calcext:value-type="string">
            <text:p><text:a xlink:href="https://dspace.tsu.ge/bitstream/handle/123456789/476/Blockchain%20applications%20in%20business%20processes%20exemplified%20for%20procurement.pdf?sequence=1&amp;isAllowed=y" xlink:type="simple">https://dspace.tsu.ge/bitstream/handle/123456789/476/Blockchain%20applications%20in%20business%20processes%20exemplified%20for%20procurement.pdf?sequence=1&amp;isAllowed=y</text:a></text:p>
          </table:table-cell>
          <table:table-cell table:style-name="ce15" office:value-type="string" calcext:value-type="string">
            <text:p><text:a xlink:href="https://scholar.google.com/scholar?q=related:ZwoYPN-pxG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ZwoYPN-pxG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3" calcext:value-type="float">
            <text:p>3</text:p>
          </table:table-cell>
          <table:table-cell table:style-name="ce8" office:value-type="string" calcext:value-type="string">
            <text:p>N van de Luijtgaarden</text:p>
          </table:table-cell>
          <table:table-cell table:style-name="ce8" office:value-type="float" office:value="2017" calcext:value-type="float">
            <text:p>2017</text:p>
          </table:table-cell>
          <table:table-cell table:style-name="ce8" office:value-type="string" calcext:value-type="string">
            <text:p>Optimizing the core business processes of financial asset management companies using blockchain technology</text:p>
          </table:table-cell>
          <table:table-cell table:style-name="ce11" table:formula="of:=FALSE()" office:value-type="float" office:value="0" calcext:value-type="float">
            <text:p>0</text:p>
          </table:table-cell>
          <table:table-cell table:style-name="ce8"/>
          <table:table-cell table:style-name="ce8" office:value-type="string" calcext:value-type="string">
            <text:p>Student Undergraduate Research E …</text:p>
          </table:table-cell>
          <table:table-cell table:style-name="ce15" office:value-type="string" calcext:value-type="string">
            <text:p><text:a xlink:href="http://journals.open.tudelft.nl" xlink:type="simple">journals.open.tudelft.nl</text:a></text:p>
          </table:table-cell>
          <table:table-cell table:style-name="ce15" office:value-type="string" calcext:value-type="string">
            <text:p><text:a xlink:href="https://journals.open.tudelft.nl/index.php/sure/article/view/2548" xlink:type="simple">https://journals.open.tudelft.nl/index.php/sure/article/view/2548</text:a></text:p>
          </table:table-cell>
          <table:table-cell table:style-name="ce15" office:value-type="string" calcext:value-type="string">
            <text:p><text:a xlink:href="https://scholar.google.com/scholar?cites=13737193470413043998&amp;as_sdt=2005&amp;sciodt=0,5&amp;hl=en" xlink:type="simple">https://scholar.google.com/scholar?cites=13737193470413043998&amp;as_sdt=2005&amp;sciodt=0,5&amp;hl=en</text:a></text:p>
          </table:table-cell>
          <table:table-cell table:style-name="ce8" office:value-type="float" office:value="124" calcext:value-type="float">
            <text:p>124</text:p>
          </table:table-cell>
          <table:table-cell table:style-name="ce16" office:value-type="date" office:date-value="2022-03-10T11:48:48" calcext:value-type="date">
            <text:p>2022-03-10 11:48:48</text:p>
          </table:table-cell>
          <table:table-cell table:number-columns-repeated="8"/>
          <table:table-cell table:style-name="ce8" office:value-type="float" office:value="3" calcext:value-type="float">
            <text:p>3</text:p>
          </table:table-cell>
          <table:table-cell table:style-name="ce8" office:value-type="string" calcext:value-type="string">
            <text:p>0.60</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office:value-type="float" office:value="5" calcext:value-type="float">
            <text:p>5</text:p>
          </table:table-cell>
          <table:table-cell table:style-name="ce8" office:value-type="string" calcext:value-type="string">
            <text:p>… is to look at how blockchain technology can be used for the core business processes of an asset management company and what the best tools are to set up a blockchain. This study …</text:p>
          </table:table-cell>
          <table:table-cell table:style-name="ce15" office:value-type="string" calcext:value-type="string">
            <text:p><text:a xlink:href="https://journals.open.tudelft.nl/index.php/sure/article/download/2548/2805/" xlink:type="simple">https://journals.open.tudelft.nl/index.php/sure/article/download/2548/2805/</text:a></text:p>
          </table:table-cell>
          <table:table-cell table:style-name="ce15" office:value-type="string" calcext:value-type="string">
            <text:p><text:a xlink:href="https://scholar.google.com/scholar?q=related:HvnItq1QpL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HvnItq1QpL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 calcext:value-type="float">
            <text:p>1</text:p>
          </table:table-cell>
          <table:table-cell table:style-name="ce8" office:value-type="string" calcext:value-type="string">
            <text:p>M Bertolini</text:p>
          </table:table-cell>
          <table:table-cell table:style-name="ce8" office:value-type="float" office:value="2020" calcext:value-type="float">
            <text:p>2020</text:p>
          </table:table-cell>
          <table:table-cell table:style-name="ce8" office:value-type="string" calcext:value-type="string">
            <text:p>Enforcing commitments with blockchain: an approach to generate smart contracts for choreographed business processes</text:p>
          </table:table-cell>
          <table:table-cell table:style-name="ce11" table:formula="of:=FALSE()" office:value-type="float" office:value="0" calcext:value-type="float">
            <text:p>0</text:p>
          </table:table-cell>
          <table:table-cell table:style-name="ce8" office:value-type="string" calcext:value-type="string">
            <text:p>Thesis</text:p>
          </table:table-cell>
          <table:table-cell/>
          <table:table-cell table:style-name="ce15" office:value-type="string" calcext:value-type="string">
            <text:p><text:a xlink:href="http://politesi.polimi.it" xlink:type="simple">politesi.polimi.it</text:a></text:p>
          </table:table-cell>
          <table:table-cell table:style-name="ce15" office:value-type="string" calcext:value-type="string">
            <text:p><text:a xlink:href="https://www.politesi.polimi.it/bitstream/10589/154402/5/thesis.pdf" xlink:type="simple">https://www.politesi.polimi.it/bitstream/10589/154402/5/thesis.pdf</text:a></text:p>
          </table:table-cell>
          <table:table-cell table:style-name="ce15" office:value-type="string" calcext:value-type="string">
            <text:p><text:a xlink:href="https://scholar.google.com/scholar?cites=11356084429317080827&amp;as_sdt=2005&amp;sciodt=0,5&amp;hl=en" xlink:type="simple">https://scholar.google.com/scholar?cites=11356084429317080827&amp;as_sdt=2005&amp;sciodt=0,5&amp;hl=en</text:a></text:p>
          </table:table-cell>
          <table:table-cell table:style-name="ce8" office:value-type="float" office:value="125" calcext:value-type="float">
            <text:p>125</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1" calcext:value-type="float">
            <text:p>1</text:p>
          </table:table-cell>
          <table:table-cell table:style-name="ce8" office:value-type="string" calcext:value-type="string">
            <text:p>0.50</text:p>
          </table:table-cell>
          <table:table-cell table:number-columns-repeated="2" table:style-name="ce8" office:value-type="float" office:value="1" calcext:value-type="float">
            <text:p>1</text:p>
          </table:table-cell>
          <table:table-cell table:style-name="ce8" office:value-type="float" office:value="2" calcext:value-type="float">
            <text:p>2</text:p>
          </table:table-cell>
          <table:table-cell table:style-name="ce8" office:value-type="string" calcext:value-type="string">
            <text:p>… is to investigate how blockchain can be beneficial for monitoring multi-party business processes, … In particular, the proposed approach will leverage on smart contracts to decentralize the …</text:p>
          </table:table-cell>
          <table:table-cell table:style-name="ce15" office:value-type="string" calcext:value-type="string">
            <text:p><text:a xlink:href="https://www.politesi.polimi.it/bitstream/10589/154402/5/thesis.pdf" xlink:type="simple">https://www.politesi.polimi.it/bitstream/10589/154402/5/thesis.pdf</text:a></text:p>
          </table:table-cell>
          <table:table-cell table:style-name="ce15" office:value-type="string" calcext:value-type="string">
            <text:p><text:a xlink:href="https://scholar.google.com/scholar?q=related:-wbKEJ_qmJ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wbKEJ_qmJ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A Bagozi, D Bianchini, VD Antonellis, M Garda…</text:p>
          </table:table-cell>
          <table:table-cell table:style-name="ce8" office:value-type="float" office:value="2021" calcext:value-type="float">
            <text:p>2021</text:p>
          </table:table-cell>
          <table:table-cell table:style-name="ce8" office:value-type="string" calcext:value-type="string">
            <text:p>A Blockchain-Based Approach for Trust Management in Collaborative Business Processes</text:p>
          </table:table-cell>
          <table:table-cell table:style-name="ce11" table:formula="of:=FALSE()" office:value-type="float" office:value="0" calcext:value-type="float">
            <text:p>0</text:p>
          </table:table-cell>
          <table:table-cell table:style-name="ce8"/>
          <table:table-cell table:style-name="ce8" office:value-type="string" calcext:value-type="string">
            <text:p>… Conference on Web …</text:p>
          </table:table-cell>
          <table:table-cell table:style-name="ce8" office:value-type="string" calcext:value-type="string">
            <text:p>Springer</text:p>
          </table:table-cell>
          <table:table-cell table:style-name="ce15" office:value-type="string" calcext:value-type="string">
            <text:p><text:a xlink:href="https://link.springer.com/chapter/10.1007/978-3-030-90888-1_5" xlink:type="simple">https://link.springer.com/chapter/10.1007/978-3-030-90888-1_5</text:a></text:p>
          </table:table-cell>
          <table:table-cell/>
          <table:table-cell table:style-name="ce8" office:value-type="float" office:value="126" calcext:value-type="float">
            <text:p>126</text:p>
          </table:table-cell>
          <table:table-cell table:style-name="ce16" office:value-type="date" office:date-value="2022-03-10T11:48:48" calcext:value-type="date">
            <text:p>2022-03-10 11:48:48</text:p>
          </table:table-cell>
          <table:table-cell/>
          <table:table-cell table:style-name="ce8" office:value-type="string" calcext:value-type="string">
            <text:p>10.1007/978-3-030-90888-1_5</text:p>
          </table:table-cell>
          <table:table-cell table:number-columns-repeated="6"/>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5" calcext:value-type="float">
            <text:p>5</text:p>
          </table:table-cell>
          <table:table-cell table:style-name="ce8" office:value-type="float" office:value="1" calcext:value-type="float">
            <text:p>1</text:p>
          </table:table-cell>
          <table:table-cell table:style-name="ce8" office:value-type="string" calcext:value-type="string">
            <text:p>… a tool to support blockchain-based trust management in Web-based collaborative business processes originally designed according to a centralised BPM strategy. The methodology …</text:p>
          </table:table-cell>
          <table:table-cell/>
          <table:table-cell table:style-name="ce15" office:value-type="string" calcext:value-type="string">
            <text:p><text:a xlink:href="https://scholar.google.com/scholar?q=related:UaT8RuNQTJY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UaT8RuNQTJY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 calcext:value-type="float">
            <text:p>1</text:p>
          </table:table-cell>
          <table:table-cell table:style-name="ce8" office:value-type="string" calcext:value-type="string">
            <text:p>D Peherstorfer</text:p>
          </table:table-cell>
          <table:table-cell table:style-name="ce8" office:value-type="float" office:value="2019" calcext:value-type="float">
            <text:p>2019</text:p>
          </table:table-cell>
          <table:table-cell table:style-name="ce8" office:value-type="string" calcext:value-type="string">
            <text:p>BIM and blockchain: a decentralized solution for a change management workflow in construction projects</text:p>
          </table:table-cell>
          <table:table-cell table:style-name="ce11" table:formula="of:=FALSE()" office:value-type="float" office:value="0" calcext:value-type="float">
            <text:p>0</text:p>
          </table:table-cell>
          <table:table-cell table:number-columns-repeated="2"/>
          <table:table-cell table:style-name="ce15" office:value-type="string" calcext:value-type="string">
            <text:p><text:a xlink:href="http://publik.tuwien.ac.at" xlink:type="simple">publik.tuwien.ac.at</text:a></text:p>
          </table:table-cell>
          <table:table-cell table:style-name="ce15" office:value-type="string" calcext:value-type="string">
            <text:p><text:a xlink:href="https://publik.tuwien.ac.at/files/publik_280191.pdf" xlink:type="simple">https://publik.tuwien.ac.at/files/publik_280191.pdf</text:a></text:p>
          </table:table-cell>
          <table:table-cell table:style-name="ce15" office:value-type="string" calcext:value-type="string">
            <text:p><text:a xlink:href="https://scholar.google.com/scholar?cites=2373754412216122254&amp;as_sdt=2005&amp;sciodt=0,5&amp;hl=en" xlink:type="simple">https://scholar.google.com/scholar?cites=2373754412216122254&amp;as_sdt=2005&amp;sciodt=0,5&amp;hl=en</text:a></text:p>
          </table:table-cell>
          <table:table-cell table:style-name="ce8" office:value-type="float" office:value="127" calcext:value-type="float">
            <text:p>127</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1" calcext:value-type="float">
            <text:p>1</text:p>
          </table:table-cell>
          <table:table-cell table:style-name="ce8" office:value-type="string" calcext:value-type="string">
            <text:p>0.33</text:p>
          </table:table-cell>
          <table:table-cell table:number-columns-repeated="2" table:style-name="ce8" office:value-type="float" office:value="1" calcext:value-type="float">
            <text:p>1</text:p>
          </table:table-cell>
          <table:table-cell table:style-name="ce8" office:value-type="float" office:value="3" calcext:value-type="float">
            <text:p>3</text:p>
          </table:table-cell>
          <table:table-cell table:style-name="ce8" office:value-type="string" calcext:value-type="string">
            <text:p>… a Git repository, with a release management workflow, which is realised as a smart contract on the Ethereum blockchain.This enables the workflow to be transparent, traceable and its …</text:p>
          </table:table-cell>
          <table:table-cell table:style-name="ce15" office:value-type="string" calcext:value-type="string">
            <text:p><text:a xlink:href="https://publik.tuwien.ac.at/files/publik_280191.pdf" xlink:type="simple">https://publik.tuwien.ac.at/files/publik_280191.pdf</text:a></text:p>
          </table:table-cell>
          <table:table-cell table:style-name="ce15" office:value-type="string" calcext:value-type="string">
            <text:p><text:a xlink:href="https://scholar.google.com/scholar?q=related:jnsorA9F8S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jnsorA9F8S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P Edrud</text:p>
          </table:table-cell>
          <table:table-cell table:style-name="ce8" office:value-type="float" office:value="2021" calcext:value-type="float">
            <text:p>2021</text:p>
          </table:table-cell>
          <table:table-cell table:style-name="ce8" office:value-type="string" calcext:value-type="string">
            <text:p>Improving BPM with Blockchain Technology: Benefits, costs, criteria &amp; barriers</text:p>
          </table:table-cell>
          <table:table-cell table:style-name="ce11" table:formula="of:=FALSE()" office:value-type="float" office:value="0" calcext:value-type="float">
            <text:p>0</text:p>
          </table:table-cell>
          <table:table-cell table:number-columns-repeated="2"/>
          <table:table-cell table:style-name="ce15" office:value-type="string" calcext:value-type="string">
            <text:p><text:a xlink:href="http://diva-portal.org" xlink:type="simple">diva-portal.org</text:a></text:p>
          </table:table-cell>
          <table:table-cell table:style-name="ce15" office:value-type="string" calcext:value-type="string">
            <text:p><text:a xlink:href="https://www.diva-portal.org/smash/record.jsf?pid=diva2:1601090" xlink:type="simple">https://www.diva-portal.org/smash/record.jsf?pid=diva2:1601090</text:a></text:p>
          </table:table-cell>
          <table:table-cell/>
          <table:table-cell table:style-name="ce8" office:value-type="float" office:value="128" calcext:value-type="float">
            <text:p>128</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number-columns-repeated="2" table:style-name="ce8" office:value-type="float" office:value="1" calcext:value-type="float">
            <text:p>1</text:p>
          </table:table-cell>
          <table:table-cell table:style-name="ce8" office:value-type="string" calcext:value-type="string">
            <text:p>… that blockchain technology can reduce transactional costs, improve reconciliation, improve collaborative business processes … A lot of focus is currently centered around smart contracts, …</text:p>
          </table:table-cell>
          <table:table-cell table:style-name="ce15" office:value-type="string" calcext:value-type="string">
            <text:p><text:a xlink:href="https://www.diva-portal.org/smash/get/diva2:1601090/FULLTEXT01.pdf" xlink:type="simple">https://www.diva-portal.org/smash/get/diva2:1601090/FULLTEXT01.pdf</text:a></text:p>
          </table:table-cell>
          <table:table-cell table:style-name="ce15" office:value-type="string" calcext:value-type="string">
            <text:p><text:a xlink:href="https://scholar.google.com/scholar?q=related:wWEoDMRY99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wWEoDMRY99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E Fernando</text:p>
          </table:table-cell>
          <table:table-cell table:style-name="ce8" office:value-type="float" office:value="2021" calcext:value-type="float">
            <text:p>2021</text:p>
          </table:table-cell>
          <table:table-cell table:style-name="ce8" office:value-type="string" calcext:value-type="string">
            <text:p>The Business Process of Good Manufacturing Practice Based on Blockchain Technology in the Pharmaceutical Industry</text:p>
          </table:table-cell>
          <table:table-cell table:style-name="ce11" table:formula="of:=FALSE()" office:value-type="float" office:value="0" calcext:value-type="float">
            <text:p>0</text:p>
          </table:table-cell>
          <table:table-cell table:style-name="ce8"/>
          <table:table-cell table:style-name="ce8" office:value-type="string" calcext:value-type="string">
            <text:p>2021 Fifth International Conference on …</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9498104/" xlink:type="simple">https://ieeexplore.ieee.org/abstract/document/9498104/</text:a></text:p>
          </table:table-cell>
          <table:table-cell/>
          <table:table-cell table:style-name="ce8" office:value-type="float" office:value="129" calcext:value-type="float">
            <text:p>129</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number-columns-repeated="2" table:style-name="ce8" office:value-type="float" office:value="1" calcext:value-type="float">
            <text:p>1</text:p>
          </table:table-cell>
          <table:table-cell table:style-name="ce8" office:value-type="string" calcext:value-type="string">
            <text:p>… business process file based on blockchain technology. At this stage, it is also described in detail business processes … need to be stored data and information to the blockchain database. …</text:p>
          </table:table-cell>
          <table:table-cell/>
          <table:table-cell table:style-name="ce15" office:value-type="string" calcext:value-type="string">
            <text:p><text:a xlink:href="https://scholar.google.com/scholar?q=related:qfbV-rDvHo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qfbV-rDvHo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 calcext:value-type="float">
            <text:p>1</text:p>
          </table:table-cell>
          <table:table-cell table:style-name="ce8" office:value-type="string" calcext:value-type="string">
            <text:p>OV Boychenko, IV Gavrikov</text:p>
          </table:table-cell>
          <table:table-cell table:style-name="ce8" office:value-type="float" office:value="2019" calcext:value-type="float">
            <text:p>2019</text:p>
          </table:table-cell>
          <table:table-cell table:style-name="ce8" office:value-type="string" calcext:value-type="string">
            <text:p>Potential Applications of Smart Contract Technology in Corporate Business Processes</text:p>
          </table:table-cell>
          <table:table-cell table:style-name="ce11" table:formula="of:=FALSE()" office:value-type="float" office:value="0" calcext:value-type="float">
            <text:p>0</text:p>
          </table:table-cell>
          <table:table-cell table:style-name="ce8"/>
          <table:table-cell table:style-name="ce8" office:value-type="string" calcext:value-type="string">
            <text:p>International Conference on Distributed …</text:p>
          </table:table-cell>
          <table:table-cell table:style-name="ce8" office:value-type="string" calcext:value-type="string">
            <text:p>Springer</text:p>
          </table:table-cell>
          <table:table-cell table:style-name="ce15" office:value-type="string" calcext:value-type="string">
            <text:p><text:a xlink:href="https://link.springer.com/chapter/10.1007/978-3-030-36625-4_49" xlink:type="simple">https://link.springer.com/chapter/10.1007/978-3-030-36625-4_49</text:a></text:p>
          </table:table-cell>
          <table:table-cell table:style-name="ce15" office:value-type="string" calcext:value-type="string">
            <text:p><text:a xlink:href="https://scholar.google.com/scholar?cites=10277818025025064669&amp;as_sdt=2005&amp;sciodt=0,5&amp;hl=en" xlink:type="simple">https://scholar.google.com/scholar?cites=10277818025025064669&amp;as_sdt=2005&amp;sciodt=0,5&amp;hl=en</text:a></text:p>
          </table:table-cell>
          <table:table-cell table:style-name="ce8" office:value-type="float" office:value="130" calcext:value-type="float">
            <text:p>130</text:p>
          </table:table-cell>
          <table:table-cell table:style-name="ce16" office:value-type="date" office:date-value="2022-03-10T11:48:48" calcext:value-type="date">
            <text:p>2022-03-10 11:48:48</text:p>
          </table:table-cell>
          <table:table-cell/>
          <table:table-cell table:style-name="ce8" office:value-type="string" calcext:value-type="string">
            <text:p>10.1007/978-3-030-36625-4_49</text:p>
          </table:table-cell>
          <table:table-cell table:number-columns-repeated="6"/>
          <table:table-cell table:style-name="ce8" office:value-type="float" office:value="1" calcext:value-type="float">
            <text:p>1</text:p>
          </table:table-cell>
          <table:table-cell table:style-name="ce8" office:value-type="string" calcext:value-type="string">
            <text:p>0.33</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string" calcext:value-type="string">
            <text:p>… auctions, and [8] presents a design and a use case for smart contracts in real estate. … blockchain and smart contracts to business processes. [3] and [16] have studied smart contract …</text:p>
          </table:table-cell>
          <table:table-cell/>
          <table:table-cell table:style-name="ce15" office:value-type="string" calcext:value-type="string">
            <text:p><text:a xlink:href="https://scholar.google.com/scholar?q=related:3c65Hwoloo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3c65Hwoloo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 calcext:value-type="float">
            <text:p>1</text:p>
          </table:table-cell>
          <table:table-cell table:style-name="ce8" office:value-type="string" calcext:value-type="string">
            <text:p>L Argento, S Graziano, A Garro, A Guzzo, F Pasqua…</text:p>
          </table:table-cell>
          <table:table-cell table:style-name="ce8" office:value-type="float" office:value="2020" calcext:value-type="float">
            <text:p>2020</text:p>
          </table:table-cell>
          <table:table-cell table:style-name="ce8" office:value-type="string" calcext:value-type="string">
            <text:p>A Simulation-based and Data-driven Framework for Enabling the Analysis and Design of Business Processes based on Blockchain and Smart Contracts …</text:p>
          </table:table-cell>
          <table:table-cell table:style-name="ce11" table:formula="of:=FALSE()" office:value-type="float" office:value="0" calcext:value-type="float">
            <text:p>0</text:p>
          </table:table-cell>
          <table:table-cell table:style-name="ce8"/>
          <table:table-cell table:style-name="ce8" office:value-type="string" calcext:value-type="string">
            <text:p>DLT@ ITASEC</text:p>
          </table:table-cell>
          <table:table-cell table:style-name="ce15" office:value-type="string" calcext:value-type="string">
            <text:p><text:a xlink:href="http://ceur-ws.org" xlink:type="simple">ceur-ws.org</text:a></text:p>
          </table:table-cell>
          <table:table-cell table:style-name="ce15" office:value-type="string" calcext:value-type="string">
            <text:p><text:a xlink:href="http://ceur-ws.org/Vol-2580/DLT_2020_paper_3.pdf" xlink:type="simple">http://ceur-ws.org/Vol-2580/DLT_2020_paper_3.pdf</text:a></text:p>
          </table:table-cell>
          <table:table-cell table:style-name="ce15" office:value-type="string" calcext:value-type="string">
            <text:p><text:a xlink:href="https://scholar.google.com/scholar?cites=15178161380637344390&amp;as_sdt=2005&amp;sciodt=0,5&amp;hl=en" xlink:type="simple">https://scholar.google.com/scholar?cites=15178161380637344390&amp;as_sdt=2005&amp;sciodt=0,5&amp;hl=en</text:a></text:p>
          </table:table-cell>
          <table:table-cell table:style-name="ce8" office:value-type="float" office:value="131" calcext:value-type="float">
            <text:p>131</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1" calcext:value-type="float">
            <text:p>1</text:p>
          </table:table-cell>
          <table:table-cell table:style-name="ce8" office:value-type="string" calcext:value-type="string">
            <text:p>0.50</text:p>
          </table:table-cell>
          <table:table-cell table:style-name="ce8" office:value-type="float" office:value="0" calcext:value-type="float">
            <text:p>0</text:p>
          </table:table-cell>
          <table:table-cell table:style-name="ce8" office:value-type="float" office:value="6" calcext:value-type="float">
            <text:p>6</text:p>
          </table:table-cell>
          <table:table-cell table:style-name="ce8" office:value-type="float" office:value="2" calcext:value-type="float">
            <text:p>2</text:p>
          </table:table-cell>
          <table:table-cell table:style-name="ce8" office:value-type="string" calcext:value-type="string">
            <text:p>… assessment of interorganizational business processes in which virtual environments, … subject to stress tests business processes relying on blockchain and smart contracts solutions. In …</text:p>
          </table:table-cell>
          <table:table-cell table:style-name="ce15" office:value-type="string" calcext:value-type="string">
            <text:p><text:a xlink:href="http://ceur-ws.org/Vol-2580/DLT_2020_paper_3.pdf" xlink:type="simple">http://ceur-ws.org/Vol-2580/DLT_2020_paper_3.pdf</text:a></text:p>
          </table:table-cell>
          <table:table-cell table:style-name="ce15" office:value-type="string" calcext:value-type="string">
            <text:p><text:a xlink:href="https://scholar.google.com/scholar?q=related:hgJxvFupo9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hgJxvFupo9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 calcext:value-type="float">
            <text:p>1</text:p>
          </table:table-cell>
          <table:table-cell table:style-name="ce8" office:value-type="string" calcext:value-type="string">
            <text:p>X Xu, Q Geng, H Cao, R Mo, S Wan, L Qi…</text:p>
          </table:table-cell>
          <table:table-cell table:style-name="ce8" office:value-type="float" office:value="2019" calcext:value-type="float">
            <text:p>2019</text:p>
          </table:table-cell>
          <table:table-cell table:style-name="ce8" office:value-type="string" calcext:value-type="string">
            <text:p>Blockchain-powered service migration for uncertainty-aware workflows in edge computing</text:p>
          </table:table-cell>
          <table:table-cell table:style-name="ce11" table:formula="of:=FALSE()" office:value-type="float" office:value="0" calcext:value-type="float">
            <text:p>0</text:p>
          </table:table-cell>
          <table:table-cell table:style-name="ce8"/>
          <table:table-cell table:style-name="ce8" office:value-type="string" calcext:value-type="string">
            <text:p>… on Dependability in …</text:p>
          </table:table-cell>
          <table:table-cell table:style-name="ce8" office:value-type="string" calcext:value-type="string">
            <text:p>Springer</text:p>
          </table:table-cell>
          <table:table-cell table:style-name="ce15" office:value-type="string" calcext:value-type="string">
            <text:p><text:a xlink:href="https://link.springer.com/chapter/10.1007/978-981-15-1304-6_18" xlink:type="simple">https://link.springer.com/chapter/10.1007/978-981-15-1304-6_18</text:a></text:p>
          </table:table-cell>
          <table:table-cell table:style-name="ce15" office:value-type="string" calcext:value-type="string">
            <text:p><text:a xlink:href="https://scholar.google.com/scholar?cites=5371852682942290843&amp;as_sdt=2005&amp;sciodt=0,5&amp;hl=en" xlink:type="simple">https://scholar.google.com/scholar?cites=5371852682942290843&amp;as_sdt=2005&amp;sciodt=0,5&amp;hl=en</text:a></text:p>
          </table:table-cell>
          <table:table-cell table:style-name="ce8" office:value-type="float" office:value="132" calcext:value-type="float">
            <text:p>132</text:p>
          </table:table-cell>
          <table:table-cell table:style-name="ce16" office:value-type="date" office:date-value="2022-03-10T11:48:48" calcext:value-type="date">
            <text:p>2022-03-10 11:48:48</text:p>
          </table:table-cell>
          <table:table-cell/>
          <table:table-cell table:style-name="ce8" office:value-type="string" calcext:value-type="string">
            <text:p>10.1007/978-981-15-1304-6_18</text:p>
          </table:table-cell>
          <table:table-cell table:number-columns-repeated="6"/>
          <table:table-cell table:style-name="ce8" office:value-type="float" office:value="1" calcext:value-type="float">
            <text:p>1</text:p>
          </table:table-cell>
          <table:table-cell table:style-name="ce8" office:value-type="string" calcext:value-type="string">
            <text:p>0.33</text:p>
          </table:table-cell>
          <table:table-cell table:style-name="ce8" office:value-type="float" office:value="0" calcext:value-type="float">
            <text:p>0</text:p>
          </table:table-cell>
          <table:table-cell table:style-name="ce8" office:value-type="float" office:value="7" calcext:value-type="float">
            <text:p>7</text:p>
          </table:table-cell>
          <table:table-cell table:style-name="ce8" office:value-type="float" office:value="3" calcext:value-type="float">
            <text:p>3</text:p>
          </table:table-cell>
          <table:table-cell table:style-name="ce8" office:value-type="string" calcext:value-type="string">
            <text:p>… To solve the above problems, we consider introducing blockchain, a decentralized public … appropriate workflow scheduling strategies in real-time. We build a private blockchain which is …</text:p>
          </table:table-cell>
          <table:table-cell table:style-name="ce15" office:value-type="string" calcext:value-type="string">
            <text:p><text:a xlink:href="https://ntnuopen.ntnu.no/ntnu-xmlui/bitstream/handle/11250/2636537/Blockchain-DependSys2019.pdf?sequence=1" xlink:type="simple">https://ntnuopen.ntnu.no/ntnu-xmlui/bitstream/handle/11250/2636537/Blockchain-DependSys2019.pdf?sequence=1</text:a></text:p>
          </table:table-cell>
          <table:table-cell table:style-name="ce15" office:value-type="string" calcext:value-type="string">
            <text:p><text:a xlink:href="https://scholar.google.com/scholar?q=related:mxuByI2njE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mxuByI2njE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DN Treku, J Sun</text:p>
          </table:table-cell>
          <table:table-cell table:style-name="ce8" office:value-type="float" office:value="2019" calcext:value-type="float">
            <text:p>2019</text:p>
          </table:table-cell>
          <table:table-cell table:style-name="ce8" office:value-type="string" calcext:value-type="string">
            <text:p>Adaptive Workflow Design Based on Blockchain</text:p>
          </table:table-cell>
          <table:table-cell table:style-name="ce11" table:formula="of:=TRUE()" office:value-type="float" office:value="1" calcext:value-type="float">
            <text:p>1</text:p>
          </table:table-cell>
          <table:table-cell table:style-name="ce8"/>
          <table:table-cell table:style-name="ce8" office:value-type="string" calcext:value-type="string">
            <text:p>International Conference on Design Science Research …</text:p>
          </table:table-cell>
          <table:table-cell table:style-name="ce8" office:value-type="string" calcext:value-type="string">
            <text:p>Springer</text:p>
          </table:table-cell>
          <table:table-cell table:style-name="ce15" office:value-type="string" calcext:value-type="string">
            <text:p><text:a xlink:href="https://link.springer.com/chapter/10.1007/978-3-030-19504-5_19" xlink:type="simple">https://link.springer.com/chapter/10.1007/978-3-030-19504-5_19</text:a></text:p>
          </table:table-cell>
          <table:table-cell/>
          <table:table-cell table:style-name="ce8" office:value-type="float" office:value="133" calcext:value-type="float">
            <text:p>133</text:p>
          </table:table-cell>
          <table:table-cell table:style-name="ce16" office:value-type="date" office:date-value="2022-03-10T11:48:48" calcext:value-type="date">
            <text:p>2022-03-10 11:48:48</text:p>
          </table:table-cell>
          <table:table-cell/>
          <table:table-cell table:style-name="ce8" office:value-type="string" calcext:value-type="string">
            <text:p>10.1007/978-3-030-19504-5_19</text:p>
          </table:table-cell>
          <table:table-cell table:number-columns-repeated="6"/>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string" calcext:value-type="string">
            <text:p>… Using blockchain technology (ie smart contract and blocks of … to conceptually design a workflow management system that … Based on TDA, we design a model that views workflow …</text:p>
          </table:table-cell>
          <table:table-cell table:style-name="ce15" office:value-type="string" calcext:value-type="string">
            <text:p><text:a xlink:href="https://scholarworks.utrgv.edu/cgi/viewcontent.cgi?article=1002&amp;context=is_fac" xlink:type="simple">https://scholarworks.utrgv.edu/cgi/viewcontent.cgi?article=1002&amp;context=is_fac</text:a></text:p>
          </table:table-cell>
          <table:table-cell table:style-name="ce15" office:value-type="string" calcext:value-type="string">
            <text:p><text:a xlink:href="https://scholar.google.com/scholar?q=related:i_O91729pZ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i_O91729pZ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SL Guerreiro, D Silva, T Rosado…</text:p>
          </table:table-cell>
          <table:table-cell table:style-name="ce8" office:value-type="float" office:value="2020" calcext:value-type="float">
            <text:p>2020</text:p>
          </table:table-cell>
          <table:table-cell table:style-name="ce8" office:value-type="string" calcext:value-type="string">
            <text:p>Decentralized Business Process Control using Blockchain</text:p>
          </table:table-cell>
          <table:table-cell table:style-name="ce11" table:formula="of:=TRUE()" office:value-type="float" office:value="1" calcext:value-type="float">
            <text:p>1</text:p>
          </table:table-cell>
          <table:table-cell table:style-name="ce8"/>
          <table:table-cell table:style-name="ce8" office:value-type="string" calcext:value-type="string">
            <text:p>Enterprise Modelling …</text:p>
          </table:table-cell>
          <table:table-cell table:style-name="ce15" office:value-type="string" calcext:value-type="string">
            <text:p><text:a xlink:href="http://emisa-journal.org" xlink:type="simple">emisa-journal.org</text:a></text:p>
          </table:table-cell>
          <table:table-cell table:style-name="ce15" office:value-type="string" calcext:value-type="string">
            <text:p><text:a xlink:href="https://www.emisa-journal.org/emisa/article/view/221" xlink:type="simple">https://www.emisa-journal.org/emisa/article/view/221</text:a></text:p>
          </table:table-cell>
          <table:table-cell/>
          <table:table-cell table:style-name="ce8" office:value-type="float" office:value="134" calcext:value-type="float">
            <text:p>134</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4" calcext:value-type="float">
            <text:p>4</text:p>
          </table:table-cell>
          <table:table-cell table:style-name="ce8" office:value-type="float" office:value="2" calcext:value-type="float">
            <text:p>2</text:p>
          </table:table-cell>
          <table:table-cell table:style-name="ce8" office:value-type="string" calcext:value-type="string">
            <text:p>… Is blockchain technology able to support decentralized business process control? How … the DEMO and BPMN languages to model business processes supported by blockchains? …</text:p>
          </table:table-cell>
          <table:table-cell table:style-name="ce15" office:value-type="string" calcext:value-type="string">
            <text:p><text:a xlink:href="https://www.emisa-journal.org/emisa/article/download/221/179" xlink:type="simple">https://www.emisa-journal.org/emisa/article/download/221/179</text:a></text:p>
          </table:table-cell>
          <table:table-cell table:number-columns-repeated="997"/>
        </table:table-row>
        <table:table-row table:style-name="ro1">
          <table:table-cell table:style-name="ce8" office:value-type="float" office:value="0" calcext:value-type="float">
            <text:p>0</text:p>
          </table:table-cell>
          <table:table-cell table:style-name="ce8" office:value-type="string" calcext:value-type="string">
            <text:p>K Odachi</text:p>
          </table:table-cell>
          <table:table-cell table:style-name="ce8" office:value-type="float" office:value="2022" calcext:value-type="float">
            <text:p>2022</text:p>
          </table:table-cell>
          <table:table-cell table:style-name="ce8" office:value-type="string" calcext:value-type="string">
            <text:p>Securing Business Processes Using Blockchain Technology: A Case Study of Hydrocarbon Accounting Processes.</text:p>
          </table:table-cell>
          <table:table-cell table:style-name="ce11" table:formula="of:=FALSE()" office:value-type="float" office:value="0" calcext:value-type="float">
            <text:p>0</text:p>
          </table:table-cell>
          <table:table-cell table:style-name="ce8"/>
          <table:table-cell table:style-name="ce8" office:value-type="string" calcext:value-type="string">
            <text:p>International Petroleum Technology Conference</text:p>
          </table:table-cell>
          <table:table-cell table:style-name="ce15" office:value-type="string" calcext:value-type="string">
            <text:p><text:a xlink:href="http://onepetro.org" xlink:type="simple">onepetro.org</text:a></text:p>
          </table:table-cell>
          <table:table-cell table:style-name="ce15" office:value-type="string" calcext:value-type="string">
            <text:p><text:a xlink:href="https://onepetro.org/IPTCONF/proceedings-abstract/22IPTC/1-22IPTC/D011S010R001/479811" xlink:type="simple">https://onepetro.org/IPTCONF/proceedings-abstract/22IPTC/1-22IPTC/D011S010R001/479811</text:a></text:p>
          </table:table-cell>
          <table:table-cell/>
          <table:table-cell table:style-name="ce8" office:value-type="float" office:value="135" calcext:value-type="float">
            <text:p>135</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number-columns-repeated="2" table:style-name="ce8" office:value-type="float" office:value="1" calcext:value-type="float">
            <text:p>1</text:p>
          </table:table-cell>
          <table:table-cell table:style-name="ce8" office:value-type="string" calcext:value-type="string">
            <text:p>This research addresses the problems associated with hydrocarbon accounting reconciliation and allocation from the production facility to the export terminal. This paper further …</text:p>
          </table:table-cell>
          <table:table-cell table:number-columns-repeated="998"/>
        </table:table-row>
        <table:table-row table:style-name="ro1">
          <table:table-cell table:style-name="ce8" office:value-type="float" office:value="0" calcext:value-type="float">
            <text:p>0</text:p>
          </table:table-cell>
          <table:table-cell table:style-name="ce8" office:value-type="string" calcext:value-type="string">
            <text:p>HM Johng</text:p>
          </table:table-cell>
          <table:table-cell table:style-name="ce8" office:value-type="float" office:value="2021" calcext:value-type="float">
            <text:p>2021</text:p>
          </table:table-cell>
          <table:table-cell table:style-name="ce8" office:value-type="string" calcext:value-type="string">
            <text:p>Improving Business Processes Using Blockchain, Microservices, or Cloud Computing: A Goal-Oriented Approach</text:p>
          </table:table-cell>
          <table:table-cell table:style-name="ce11" table:formula="of:=FALSE()" office:value-type="float" office:value="0" calcext:value-type="float">
            <text:p>0</text:p>
          </table:table-cell>
          <table:table-cell table:number-columns-repeated="2"/>
          <table:table-cell table:style-name="ce15" office:value-type="string" calcext:value-type="string">
            <text:p><text:a xlink:href="http://search.proquest.com" xlink:type="simple">search.proquest.com</text:a></text:p>
          </table:table-cell>
          <table:table-cell table:style-name="ce15" office:value-type="string" calcext:value-type="string">
            <text:p><text:a xlink:href="https://search.proquest.com/openview/cf34bd42b15aac54428d14b15f031dab/1?pq-origsite=gscholar&amp;cbl=18750&amp;diss=y" xlink:type="simple">https://search.proquest.com/openview/cf34bd42b15aac54428d14b15f031dab/1?pq-origsite=gscholar&amp;cbl=18750&amp;diss=y</text:a></text:p>
          </table:table-cell>
          <table:table-cell/>
          <table:table-cell table:style-name="ce8" office:value-type="float" office:value="136" calcext:value-type="float">
            <text:p>136</text:p>
          </table:table-cell>
          <table:table-cell table:style-name="ce16" office:value-type="date" office:date-value="2022-03-10T11:48:48" calcext:value-type="date">
            <text:p>2022-03-10 11:48:48</text:p>
          </table:table-cell>
          <table:table-cell table:style-name="ce8" office:value-type="string" calcext:value-type="string">
            <text:p>BOOK</text:p>
          </table:table-cell>
          <table:table-cell table:number-columns-repeated="7"/>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number-columns-repeated="2" table:style-name="ce8" office:value-type="float" office:value="1" calcext:value-type="float">
            <text:p>1</text:p>
          </table:table-cell>
          <table:table-cell table:style-name="ce8" office:value-type="string" calcext:value-type="string">
            <text:p>… , and Silverlining to improve business processes by using blockchain, microservices, and … for exploiting blockchain towards enhancing the trustworthiness for business process …</text:p>
          </table:table-cell>
          <table:table-cell table:style-name="ce15" office:value-type="string" calcext:value-type="string">
            <text:p><text:a xlink:href="https://utd-ir.tdl.org/bitstream/handle/10735.1/9274/JOHNG-DISSERTATION-2021.pdf?sequence=1&amp;isAllowed=y" xlink:type="simple">https://utd-ir.tdl.org/bitstream/handle/10735.1/9274/JOHNG-DISSERTATION-2021.pdf?sequence=1&amp;isAllowed=y</text:a></text:p>
          </table:table-cell>
          <table:table-cell table:style-name="ce15" office:value-type="string" calcext:value-type="string">
            <text:p><text:a xlink:href="https://scholar.google.com/scholar?q=related:n-3mpqHMbS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n-3mpqHMbS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 calcext:value-type="float">
            <text:p>1</text:p>
          </table:table-cell>
          <table:table-cell table:style-name="ce8" office:value-type="string" calcext:value-type="string">
            <text:p>U Sengupta, H Kim</text:p>
          </table:table-cell>
          <table:table-cell table:style-name="ce8" office:value-type="float" office:value="2020" calcext:value-type="float">
            <text:p>2020</text:p>
          </table:table-cell>
          <table:table-cell table:style-name="ce8" office:value-type="string" calcext:value-type="string">
            <text:p>Business Process Transformation in Natural Resources Development Using Blockchain: Indigenous Entrepreneurship, Trustless Technology, and Rebuilding Trust</text:p>
          </table:table-cell>
          <table:table-cell table:style-name="ce11" table:formula="of:=FALSE()" office:value-type="float" office:value="0" calcext:value-type="float">
            <text:p>0</text:p>
          </table:table-cell>
          <table:table-cell table:style-name="ce8"/>
          <table:table-cell table:style-name="ce8" office:value-type="string" calcext:value-type="string">
            <text:p>Blockchain and Distributed Ledger Technology Use …</text:p>
          </table:table-cell>
          <table:table-cell table:style-name="ce8" office:value-type="string" calcext:value-type="string">
            <text:p>Springer</text:p>
          </table:table-cell>
          <table:table-cell table:style-name="ce15" office:value-type="string" calcext:value-type="string">
            <text:p><text:a xlink:href="https://link.springer.com/chapter/10.1007/978-3-030-44337-5_9" xlink:type="simple">https://link.springer.com/chapter/10.1007/978-3-030-44337-5_9</text:a></text:p>
          </table:table-cell>
          <table:table-cell table:style-name="ce15" office:value-type="string" calcext:value-type="string">
            <text:p><text:a xlink:href="https://scholar.google.com/scholar?cites=13395477963286259435&amp;as_sdt=2005&amp;sciodt=0,5&amp;hl=en" xlink:type="simple">https://scholar.google.com/scholar?cites=13395477963286259435&amp;as_sdt=2005&amp;sciodt=0,5&amp;hl=en</text:a></text:p>
          </table:table-cell>
          <table:table-cell table:style-name="ce8" office:value-type="float" office:value="137" calcext:value-type="float">
            <text:p>137</text:p>
          </table:table-cell>
          <table:table-cell table:style-name="ce16" office:value-type="date" office:date-value="2022-03-10T11:48:48" calcext:value-type="date">
            <text:p>2022-03-10 11:48:48</text:p>
          </table:table-cell>
          <table:table-cell/>
          <table:table-cell table:style-name="ce8" office:value-type="string" calcext:value-type="string">
            <text:p>10.1007/978-3-030-44337-5_9</text:p>
          </table:table-cell>
          <table:table-cell table:number-columns-repeated="6"/>
          <table:table-cell table:style-name="ce8" office:value-type="float" office:value="1" calcext:value-type="float">
            <text:p>1</text:p>
          </table:table-cell>
          <table:table-cell table:style-name="ce8" office:value-type="string" calcext:value-type="string">
            <text:p>0.50</text:p>
          </table:table-cell>
          <table:table-cell table:style-name="ce8" office:value-type="float" office:value="1" calcext:value-type="float">
            <text:p>1</text:p>
          </table:table-cell>
          <table:table-cell table:number-columns-repeated="2" table:style-name="ce8" office:value-type="float" office:value="2" calcext:value-type="float">
            <text:p>2</text:p>
          </table:table-cell>
          <table:table-cell table:style-name="ce8" office:value-type="string" calcext:value-type="string">
            <text:p>… and direction of blockchain technology … -term Smart Contracts, a blockchain technology enabled solution that continues to demonstrate promising applications. Long-term Smart Contract …</text:p>
          </table:table-cell>
          <table:table-cell/>
          <table:table-cell table:style-name="ce15" office:value-type="string" calcext:value-type="string">
            <text:p><text:a xlink:href="https://scholar.google.com/scholar?q=related:6yZAPjxM5rk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6yZAPjxM5rk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3" calcext:value-type="float">
            <text:p>3</text:p>
          </table:table-cell>
          <table:table-cell table:style-name="ce8" office:value-type="string" calcext:value-type="string">
            <text:p>TG Shul'zhenko</text:p>
          </table:table-cell>
          <table:table-cell table:style-name="ce8" office:value-type="float" office:value="2020" calcext:value-type="float">
            <text:p>2020</text:p>
          </table:table-cell>
          <table:table-cell table:style-name="ce8" office:value-type="string" calcext:value-type="string">
            <text:p>Methodological approach to the reengineering of logistics business processes in the transport chains with the implementation of smart contracts</text:p>
          </table:table-cell>
          <table:table-cell table:style-name="ce11" table:formula="of:=FALSE()" office:value-type="float" office:value="0" calcext:value-type="float">
            <text:p>0</text:p>
          </table:table-cell>
          <table:table-cell table:style-name="ce8"/>
          <table:table-cell table:style-name="ce8" office:value-type="string" calcext:value-type="string">
            <text:p>Management Science</text:p>
          </table:table-cell>
          <table:table-cell table:style-name="ce15" office:value-type="string" calcext:value-type="string">
            <text:p><text:a xlink:href="http://managementscience.fa.ru" xlink:type="simple">managementscience.fa.ru</text:a></text:p>
          </table:table-cell>
          <table:table-cell table:style-name="ce15" office:value-type="string" calcext:value-type="string">
            <text:p><text:a xlink:href="https://managementscience.fa.ru/jour/article/view/264?locale=en_US" xlink:type="simple">https://managementscience.fa.ru/jour/article/view/264?locale=en_US</text:a></text:p>
          </table:table-cell>
          <table:table-cell table:style-name="ce15" office:value-type="string" calcext:value-type="string">
            <text:p><text:a xlink:href="https://scholar.google.com/scholar?cites=8927980654403511723&amp;as_sdt=2005&amp;sciodt=0,5&amp;hl=en" xlink:type="simple">https://scholar.google.com/scholar?cites=8927980654403511723&amp;as_sdt=2005&amp;sciodt=0,5&amp;hl=en</text:a></text:p>
          </table:table-cell>
          <table:table-cell table:style-name="ce8" office:value-type="float" office:value="138" calcext:value-type="float">
            <text:p>138</text:p>
          </table:table-cell>
          <table:table-cell table:style-name="ce16" office:value-type="date" office:date-value="2022-03-10T11:48:48" calcext:value-type="date">
            <text:p>2022-03-10 11:48:48</text:p>
          </table:table-cell>
          <table:table-cell table:number-columns-repeated="8"/>
          <table:table-cell table:style-name="ce8" office:value-type="float" office:value="3" calcext:value-type="float">
            <text:p>3</text:p>
          </table:table-cell>
          <table:table-cell table:style-name="ce8" office:value-type="string" calcext:value-type="string">
            <text:p>1.50</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string" calcext:value-type="string">
            <text:p>… Based on the results of the established principles of transition to smart contract technology, … business processes in transport chains was formed during the transition to smart contract …</text:p>
          </table:table-cell>
          <table:table-cell/>
          <table:table-cell table:style-name="ce15" office:value-type="string" calcext:value-type="string">
            <text:p><text:a xlink:href="https://scholar.google.com/scholar?q=related:q-VHSxqP5ns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q-VHSxqP5ns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X Zhang, T Liu, A Rahman</text:p>
          </table:table-cell>
          <table:table-cell table:style-name="ce8" office:value-type="float" office:value="2021" calcext:value-type="float">
            <text:p>2021</text:p>
          </table:table-cell>
          <table:table-cell table:style-name="ce8" office:value-type="string" calcext:value-type="string">
            <text:p>Leveraging blockchain for prefabricated construction supply chain management–A conceptual workflow framework</text:p>
          </table:table-cell>
          <table:table-cell table:style-name="ce11" table:formula="of:=FALSE()" office:value-type="float" office:value="0" calcext:value-type="float">
            <text:p>0</text:p>
          </table:table-cell>
          <table:table-cell table:style-name="ce8"/>
          <table:table-cell table:style-name="ce8" office:value-type="string" calcext:value-type="string">
            <text:p>44th</text:p>
          </table:table-cell>
          <table:table-cell table:style-name="ce15" office:value-type="string" calcext:value-type="string">
            <text:p><text:a xlink:href="http://researchgate.net" xlink:type="simple">researchgate.net</text:a></text:p>
          </table:table-cell>
          <table:table-cell table:style-name="ce15" office:value-type="string" calcext:value-type="string">
            <text:p><text:a xlink:href="https://www.researchgate.net/profile/Biyanka-Ekanayake/publication/356189613_Technical_challenges_for_automated_indoor_construction_progress_monitoring/links/61ad4541092e735ae2e4e055/Technical-challenges-for-automated-indoor-construction-progress-monitoring.pdf#page=778" xlink:type="simple">https://www.researchgate.net/profile/Biyanka-Ekanayake/publication/356189613_Technical_challenges_for_automated_indoor_construction_progress_monitoring/links/61ad4541092e735ae2e4e055/Technical-challenges-for-automated-indoor-construction-progress-monitoring.pdf#page=778</text:a></text:p>
          </table:table-cell>
          <table:table-cell/>
          <table:table-cell table:style-name="ce8" office:value-type="float" office:value="139" calcext:value-type="float">
            <text:p>139</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office:value-type="string" calcext:value-type="string">
            <text:p>… Nevertheless, the research of blockchain integration in the … This study aims to find out how to leverage blockchain for … , a blockchain-enabled PCSCM workflow framework has …</text:p>
          </table:table-cell>
          <table:table-cell table:style-name="ce15" office:value-type="string" calcext:value-type="string">
            <text:p><text:a xlink:href="https://www.researchgate.net/profile/Biyanka-Ekanayake/publication/356189613_Technical_challenges_for_automated_indoor_construction_progress_monitoring/links/61ad4541092e735ae2e4e055/Technical-challenges-for-automated-indoor-construction-progress-monitoring.pdf#page=778" xlink:type="simple">https://www.researchgate.net/profile/Biyanka-Ekanayake/publication/356189613_Technical_challenges_for_automated_indoor_construction_progress_monitoring/links/61ad4541092e735ae2e4e055/Technical-challenges-for-automated-indoor-construction-progress-monitoring.pdf#page=778</text:a></text:p>
          </table:table-cell>
          <table:table-cell table:number-columns-repeated="997"/>
        </table:table-row>
        <table:table-row table:style-name="ro1">
          <table:table-cell table:style-name="ce8" office:value-type="float" office:value="1" calcext:value-type="float">
            <text:p>1</text:p>
          </table:table-cell>
          <table:table-cell table:style-name="ce8" office:value-type="string" calcext:value-type="string">
            <text:p>C Udokwu</text:p>
          </table:table-cell>
          <table:table-cell table:style-name="ce8" office:value-type="float" office:value="2018" calcext:value-type="float">
            <text:p>2018</text:p>
          </table:table-cell>
          <table:table-cell table:style-name="ce8" office:value-type="string" calcext:value-type="string">
            <text:p>Securing Cross-Organizational Business Process with Blockchain Enabled Smart Contract</text:p>
          </table:table-cell>
          <table:table-cell table:style-name="ce11" table:formula="of:=TRUE()" office:value-type="float" office:value="1" calcext:value-type="float">
            <text:p>1</text:p>
          </table:table-cell>
          <table:table-cell table:number-columns-repeated="2"/>
          <table:table-cell table:style-name="ce15" office:value-type="string" calcext:value-type="string">
            <text:p><text:a xlink:href="http://researchgate.net" xlink:type="simple">researchgate.net</text:a></text:p>
          </table:table-cell>
          <table:table-cell table:style-name="ce15" office:value-type="string" calcext:value-type="string">
            <text:p><text:a xlink:href="https://www.researchgate.net/profile/Chibuzor-Udokwu-2/publication/326070052_Securing_Cross-Organizational_Business_Process_with_Blockchain_Enabled_Smart_Contract/links/5b369360a6fdcc8506dfa4b6/Securing-Cross-Organizational-Business-Process-with-Blockchain-Enabled-Smart-Contract.pdf" xlink:type="simple">https://www.researchgate.net/profile/Chibuzor-Udokwu-2/publication/326070052_Securing_Cross-Organizational_Business_Process_with_Blockchain_Enabled_Smart_Contract/links/5b369360a6fdcc8506dfa4b6/Securing-Cross-Organizational-Business-Process-with-Blockchain-Enabled-Smart-Contract.pdf</text:a></text:p>
          </table:table-cell>
          <table:table-cell table:style-name="ce15" office:value-type="string" calcext:value-type="string">
            <text:p><text:a xlink:href="https://scholar.google.com/scholar?cites=9580187101223558975&amp;as_sdt=2005&amp;sciodt=0,5&amp;hl=en" xlink:type="simple">https://scholar.google.com/scholar?cites=9580187101223558975&amp;as_sdt=2005&amp;sciodt=0,5&amp;hl=en</text:a></text:p>
          </table:table-cell>
          <table:table-cell table:style-name="ce8" office:value-type="float" office:value="140" calcext:value-type="float">
            <text:p>140</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1" calcext:value-type="float">
            <text:p>1</text:p>
          </table:table-cell>
          <table:table-cell table:style-name="ce8" office:value-type="string" calcext:value-type="string">
            <text:p>0.25</text:p>
          </table:table-cell>
          <table:table-cell table:number-columns-repeated="2" table:style-name="ce8" office:value-type="float" office:value="1" calcext:value-type="float">
            <text:p>1</text:p>
          </table:table-cell>
          <table:table-cell table:style-name="ce8" office:value-type="float" office:value="4" calcext:value-type="float">
            <text:p>4</text:p>
          </table:table-cell>
          <table:table-cell table:style-name="ce8" office:value-type="string" calcext:value-type="string">
            <text:p>… to secure cross-organizational business processes with blockchain enabled smart contract and build trust among collaborating parties. Our proposed smart contract solution will be …</text:p>
          </table:table-cell>
          <table:table-cell table:style-name="ce15" office:value-type="string" calcext:value-type="string">
            <text:p><text:a xlink:href="https://www.researchgate.net/profile/Chibuzor-Udokwu-2/publication/326070052_Securing_Cross-Organizational_Business_Process_with_Blockchain_Enabled_Smart_Contract/links/5b369360a6fdcc8506dfa4b6/Securing-Cross-Organizational-Business-Process-with-Blockchain-Enabled-Smart-Contract.pdf" xlink:type="simple">https://www.researchgate.net/profile/Chibuzor-Udokwu-2/publication/326070052_Securing_Cross-Organizational_Business_Process_with_Blockchain_Enabled_Smart_Contract/links/5b369360a6fdcc8506dfa4b6/Securing-Cross-Organizational-Business-Process-with-Blockchain-Enabled-Smart-Contract.pdf</text:a></text:p>
          </table:table-cell>
          <table:table-cell table:style-name="ce15" office:value-type="string" calcext:value-type="string">
            <text:p><text:a xlink:href="https://scholar.google.com/scholar?q=related:P581Gmmp84Q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P581Gmmp84Q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S Patnaik, TS Wang, T Shen, SK Panigrahi</text:p>
          </table:table-cell>
          <table:table-cell table:style-name="ce8" office:value-type="float" office:value="2021" calcext:value-type="float">
            <text:p>2021</text:p>
          </table:table-cell>
          <table:table-cell table:style-name="ce8" office:value-type="string" calcext:value-type="string">
            <text:p>Blockchain Technology and Innovations in Business Processes</text:p>
          </table:table-cell>
          <table:table-cell table:style-name="ce11" table:formula="of:=FALSE()" office:value-type="float" office:value="0" calcext:value-type="float">
            <text:p>0</text:p>
          </table:table-cell>
          <table:table-cell table:number-columns-repeated="2"/>
          <table:table-cell table:style-name="ce8" office:value-type="string" calcext:value-type="string">
            <text:p>Springer</text:p>
          </table:table-cell>
          <table:table-cell table:style-name="ce15" office:value-type="string" calcext:value-type="string">
            <text:p><text:a xlink:href="https://link.springer.com/content/pdf/10.1007/978-981-33-6470-7.pdf" xlink:type="simple">https://link.springer.com/content/pdf/10.1007/978-981-33-6470-7.pdf</text:a></text:p>
          </table:table-cell>
          <table:table-cell/>
          <table:table-cell table:style-name="ce8" office:value-type="float" office:value="141" calcext:value-type="float">
            <text:p>141</text:p>
          </table:table-cell>
          <table:table-cell table:style-name="ce16" office:value-type="date" office:date-value="2022-03-10T11:48:48" calcext:value-type="date">
            <text:p>2022-03-10 11:48:48</text:p>
          </table:table-cell>
          <table:table-cell table:style-name="ce8" office:value-type="string" calcext:value-type="string">
            <text:p>BOOK</text:p>
          </table:table-cell>
          <table:table-cell table:style-name="ce8" office:value-type="string" calcext:value-type="string">
            <text:p>10.1007/978-981-33-6470-7</text:p>
          </table:table-cell>
          <table:table-cell table:number-columns-repeated="6"/>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4" calcext:value-type="float">
            <text:p>4</text:p>
          </table:table-cell>
          <table:table-cell table:style-name="ce8" office:value-type="float" office:value="1" calcext:value-type="float">
            <text:p>1</text:p>
          </table:table-cell>
          <table:table-cell table:style-name="ce8" office:value-type="string" calcext:value-type="string">
            <text:p>… business processes, the data protection has become a greatest challenge for the developers. Blockchain and smart contract … Business Process Models” describes how smart contracts …</text:p>
          </table:table-cell>
          <table:table-cell table:number-columns-repeated="998"/>
        </table:table-row>
        <table:table-row table:style-name="ro1">
          <table:table-cell table:style-name="ce8" office:value-type="float" office:value="0" calcext:value-type="float">
            <text:p>0</text:p>
          </table:table-cell>
          <table:table-cell table:style-name="ce8" office:value-type="string" calcext:value-type="string">
            <text:p>I Garfatta, K Klai, M Graïet, W Gaaloul</text:p>
          </table:table-cell>
          <table:table-cell table:style-name="ce8" office:value-type="float" office:value="2021" calcext:value-type="float">
            <text:p>2021</text:p>
          </table:table-cell>
          <table:table-cell table:style-name="ce8" office:value-type="string" calcext:value-type="string">
            <text:p>Model Checking of Solidity Smart Contracts Adopted for Business Processes</text:p>
          </table:table-cell>
          <table:table-cell table:style-name="ce11" table:formula="of:=FALSE()" office:value-type="float" office:value="0" calcext:value-type="float">
            <text:p>0</text:p>
          </table:table-cell>
          <table:table-cell table:style-name="ce8"/>
          <table:table-cell table:style-name="ce8" office:value-type="string" calcext:value-type="string">
            <text:p>International Conference on …</text:p>
          </table:table-cell>
          <table:table-cell table:style-name="ce8" office:value-type="string" calcext:value-type="string">
            <text:p>Springer</text:p>
          </table:table-cell>
          <table:table-cell table:style-name="ce15" office:value-type="string" calcext:value-type="string">
            <text:p><text:a xlink:href="https://link.springer.com/chapter/10.1007/978-3-030-91431-8_8" xlink:type="simple">https://link.springer.com/chapter/10.1007/978-3-030-91431-8_8</text:a></text:p>
          </table:table-cell>
          <table:table-cell/>
          <table:table-cell table:style-name="ce8" office:value-type="float" office:value="142" calcext:value-type="float">
            <text:p>142</text:p>
          </table:table-cell>
          <table:table-cell table:style-name="ce16" office:value-type="date" office:date-value="2022-03-10T11:48:48" calcext:value-type="date">
            <text:p>2022-03-10 11:48:48</text:p>
          </table:table-cell>
          <table:table-cell/>
          <table:table-cell table:style-name="ce8" office:value-type="string" calcext:value-type="string">
            <text:p>10.1007/978-3-030-91431-8_8</text:p>
          </table:table-cell>
          <table:table-cell table:number-columns-repeated="6"/>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4" calcext:value-type="float">
            <text:p>4</text:p>
          </table:table-cell>
          <table:table-cell table:style-name="ce8" office:value-type="float" office:value="1" calcext:value-type="float">
            <text:p>1</text:p>
          </table:table-cell>
          <table:table-cell table:style-name="ce8" office:value-type="string" calcext:value-type="string">
            <text:p>… of the smart contracts to be deployed on a blockchain. In this … of Solidity smart contracts, with consideration of the BPM … We express a set of smart contract vulnerabilities as temporal …</text:p>
          </table:table-cell>
          <table:table-cell/>
          <table:table-cell table:style-name="ce15" office:value-type="string" calcext:value-type="string">
            <text:p><text:a xlink:href="https://scholar.google.com/scholar?q=related:qW3X3s39Am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qW3X3s39Am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JG Enríquez, S Debois, P Fettke, P Plebani…</text:p>
          </table:table-cell>
          <table:table-cell table:style-name="ce8" office:value-type="float" office:value="2021" calcext:value-type="float">
            <text:p>2021</text:p>
          </table:table-cell>
          <table:table-cell table:style-name="ce8" office:value-type="string" calcext:value-type="string">
            <text:p>Business Process Management: Blockchain and Robotic Process Automation Forum: BPM 2021 Blockchain and RPA Forum, Rome, Italy, September 6-10 …</text:p>
          </table:table-cell>
          <table:table-cell table:style-name="ce11" table:formula="of:=FALSE()" office:value-type="float" office:value="0" calcext:value-type="float">
            <text:p>0</text:p>
          </table:table-cell>
          <table:table-cell table:number-columns-repeated="2"/>
          <table:table-cell table:style-name="ce15" office:value-type="string" calcext:value-type="string">
            <text:p><text:a xlink:href="http://books.google.com" xlink:type="simple">books.google.com</text:a></text:p>
          </table:table-cell>
          <table:table-cell table:style-name="ce15" office:value-type="string" calcext:value-type="string">
            <text:p><text:a xlink:href="https://books.google.com/books?hl=en&amp;lr=&amp;id=jOc-EAAAQBAJ&amp;oi=fnd&amp;pg=PR5&amp;dq=%22blockchain%22%7C%22blockchains%22%7C%22smart+contract%22%7C%22smart+contracts%22+%22bpm%22%7C%22business+process%22%7C%22business+processes%22%7C%22choreographies%22%7C%22choreography%22%7C%22workflow%22%7C%22workflows%22&amp;ots=OpsjBnqhnG&amp;sig=0gZignP77OBjKYUJMVRX2ZtJz44" xlink:type="simple">https://books.google.com/books?hl=en&amp;lr=&amp;id=jOc-EAAAQBAJ&amp;oi=fnd&amp;pg=PR5&amp;dq=%22blockchain%22%7C%22blockchains%22%7C%22smart+contract%22%7C%22smart+contracts%22+%22bpm%22%7C%22business+process%22%7C%22business+processes%22%7C%22choreographies%22%7C%22choreography%22%7C%22workflow%22%7C%22workflows%22&amp;ots=OpsjBnqhnG&amp;sig=0gZignP77OBjKYUJMVRX2ZtJz44</text:a></text:p>
          </table:table-cell>
          <table:table-cell/>
          <table:table-cell table:style-name="ce8" office:value-type="float" office:value="143" calcext:value-type="float">
            <text:p>143</text:p>
          </table:table-cell>
          <table:table-cell table:style-name="ce16" office:value-type="date" office:date-value="2022-03-10T11:48:48" calcext:value-type="date">
            <text:p>2022-03-10 11:48:48</text:p>
          </table:table-cell>
          <table:table-cell table:style-name="ce8" office:value-type="string" calcext:value-type="string">
            <text:p>BOOK</text:p>
          </table:table-cell>
          <table:table-cell table:number-columns-repeated="7"/>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5" calcext:value-type="float">
            <text:p>5</text:p>
          </table:table-cell>
          <table:table-cell table:style-name="ce8" office:value-type="float" office:value="1" calcext:value-type="float">
            <text:p>1</text:p>
          </table:table-cell>
          <table:table-cell table:style-name="ce8" office:value-type="string" calcext:value-type="string">
            <text:p>… A blockchain is a distributed data structure that guarantees immutability and integrity … Blockchain-based systems open up diverse opportunities in the context of the BPM lifecycle to …</text:p>
          </table:table-cell>
          <table:table-cell table:number-columns-repeated="998"/>
        </table:table-row>
        <table:table-row table:style-name="ro1">
          <table:table-cell table:style-name="ce8" office:value-type="float" office:value="1" calcext:value-type="float">
            <text:p>1</text:p>
          </table:table-cell>
          <table:table-cell table:style-name="ce8" office:value-type="string" calcext:value-type="string">
            <text:p>SMK Sigurjonsson</text:p>
          </table:table-cell>
          <table:table-cell table:style-name="ce8" office:value-type="float" office:value="2018" calcext:value-type="float">
            <text:p>2018</text:p>
          </table:table-cell>
          <table:table-cell table:style-name="ce8" office:value-type="string" calcext:value-type="string">
            <text:p>Blockchain Use for Data Provenance in Scientific Workflow</text:p>
          </table:table-cell>
          <table:table-cell table:style-name="ce11" table:formula="of:=FALSE()" office:value-type="float" office:value="0" calcext:value-type="float">
            <text:p>0</text:p>
          </table:table-cell>
          <table:table-cell table:number-columns-repeated="2"/>
          <table:table-cell table:style-name="ce15" office:value-type="string" calcext:value-type="string">
            <text:p><text:a xlink:href="http://diva-portal.org" xlink:type="simple">diva-portal.org</text:a></text:p>
          </table:table-cell>
          <table:table-cell table:style-name="ce15" office:value-type="string" calcext:value-type="string">
            <text:p><text:a xlink:href="https://www.diva-portal.org/smash/record.jsf?pid=diva2:1235451" xlink:type="simple">https://www.diva-portal.org/smash/record.jsf?pid=diva2:1235451</text:a></text:p>
          </table:table-cell>
          <table:table-cell table:style-name="ce15" office:value-type="string" calcext:value-type="string">
            <text:p><text:a xlink:href="https://scholar.google.com/scholar?cites=15628470219145172725&amp;as_sdt=2005&amp;sciodt=0,5&amp;hl=en" xlink:type="simple">https://scholar.google.com/scholar?cites=15628470219145172725&amp;as_sdt=2005&amp;sciodt=0,5&amp;hl=en</text:a></text:p>
          </table:table-cell>
          <table:table-cell table:style-name="ce8" office:value-type="float" office:value="144" calcext:value-type="float">
            <text:p>144</text:p>
          </table:table-cell>
          <table:table-cell table:style-name="ce16" office:value-type="date" office:date-value="2022-03-10T11:48:48" calcext:value-type="date">
            <text:p>2022-03-10 11:48:48</text:p>
          </table:table-cell>
          <table:table-cell table:number-columns-repeated="8"/>
          <table:table-cell table:style-name="ce8" office:value-type="float" office:value="1" calcext:value-type="float">
            <text:p>1</text:p>
          </table:table-cell>
          <table:table-cell table:style-name="ce8" office:value-type="string" calcext:value-type="string">
            <text:p>0.25</text:p>
          </table:table-cell>
          <table:table-cell table:number-columns-repeated="2" table:style-name="ce8" office:value-type="float" office:value="1" calcext:value-type="float">
            <text:p>1</text:p>
          </table:table-cell>
          <table:table-cell table:style-name="ce8" office:value-type="float" office:value="4" calcext:value-type="float">
            <text:p>4</text:p>
          </table:table-cell>
          <table:table-cell table:style-name="ce8" office:value-type="string" calcext:value-type="string">
            <text:p>… the option of whether the blockchain technology is a suitable solution for synchronizing workflow with its provenance data was explored. A system that generates a workflow, based on a …</text:p>
          </table:table-cell>
          <table:table-cell table:style-name="ce15" office:value-type="string" calcext:value-type="string">
            <text:p><text:a xlink:href="https://www.diva-portal.org/smash/get/diva2:1235451/FULLTEXT02" xlink:type="simple">https://www.diva-portal.org/smash/get/diva2:1235451/FULLTEXT02</text:a></text:p>
          </table:table-cell>
          <table:table-cell table:style-name="ce15" office:value-type="string" calcext:value-type="string">
            <text:p><text:a xlink:href="https://scholar.google.com/scholar?q=related:9Vbrctx649g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9Vbrctx649g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J Evermann, H Kim</text:p>
          </table:table-cell>
          <table:table-cell table:style-name="ce8" office:value-type="float" office:value="2020" calcext:value-type="float">
            <text:p>2020</text:p>
          </table:table-cell>
          <table:table-cell table:style-name="ce8" office:value-type="string" calcext:value-type="string">
            <text:p>Workflow Management on BFT Blockchains</text:p>
          </table:table-cell>
          <table:table-cell table:style-name="ce11" table:formula="of:=TRUE()" office:value-type="float" office:value="1" calcext:value-type="float">
            <text:p>1</text:p>
          </table:table-cell>
          <table:table-cell table:style-name="ce8"/>
          <table:table-cell table:style-name="ce8" office:value-type="string" calcext:value-type="string">
            <text:p>Enterprise Modelling and Information …</text:p>
          </table:table-cell>
          <table:table-cell table:style-name="ce15" office:value-type="string" calcext:value-type="string">
            <text:p><text:a xlink:href="http://emisa-journal.org" xlink:type="simple">emisa-journal.org</text:a></text:p>
          </table:table-cell>
          <table:table-cell table:style-name="ce15" office:value-type="string" calcext:value-type="string">
            <text:p><text:a xlink:href="https://www.emisa-journal.org/emisa/article/view/228" xlink:type="simple">https://www.emisa-journal.org/emisa/article/view/228</text:a></text:p>
          </table:table-cell>
          <table:table-cell/>
          <table:table-cell table:style-name="ce8" office:value-type="float" office:value="145" calcext:value-type="float">
            <text:p>145</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number-columns-repeated="2" table:style-name="ce8" office:value-type="float" office:value="2" calcext:value-type="float">
            <text:p>2</text:p>
          </table:table-cell>
          <table:table-cell table:style-name="ce8" office:value-type="string" calcext:value-type="string">
            <text:p>… In contrast, blockchains built around Byzantine Fault … We argue that this makes them well-suited for workflow … We develop an architecture for a BFT blockchain based workflow …</text:p>
          </table:table-cell>
          <table:table-cell table:style-name="ce15" office:value-type="string" calcext:value-type="string">
            <text:p><text:a xlink:href="https://www.emisa-journal.org/emisa/article/download/228/176" xlink:type="simple">https://www.emisa-journal.org/emisa/article/download/228/176</text:a></text:p>
          </table:table-cell>
          <table:table-cell table:style-name="ce15" office:value-type="string" calcext:value-type="string">
            <text:p><text:a xlink:href="https://scholar.google.com/scholar?q=related:l4SxiNtXEm8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l4SxiNtXEm8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EE Maggini</text:p>
          </table:table-cell>
          <table:table-cell table:style-name="ce8" office:value-type="float" office:value="2021" calcext:value-type="float">
            <text:p>2021</text:p>
          </table:table-cell>
          <table:table-cell table:style-name="ce8" office:value-type="string" calcext:value-type="string">
            <text:p>RESHAPING ORGANIZATIONAL PROCESSES AND WORKFLOWS THROUGH INTEGRATION OF BLOCKCHAIN TECHNOLOGY</text:p>
          </table:table-cell>
          <table:table-cell table:style-name="ce11" table:formula="of:=FALSE()" office:value-type="float" office:value="0" calcext:value-type="float">
            <text:p>0</text:p>
          </table:table-cell>
          <table:table-cell table:style-name="ce8" office:value-type="string" calcext:value-type="string">
            <text:p>Thesis</text:p>
          </table:table-cell>
          <table:table-cell/>
          <table:table-cell table:style-name="ce15" office:value-type="string" calcext:value-type="string">
            <text:p><text:a xlink:href="http://scholarworks.lib.csusb.edu" xlink:type="simple">scholarworks.lib.csusb.edu</text:a></text:p>
          </table:table-cell>
          <table:table-cell table:style-name="ce15" office:value-type="string" calcext:value-type="string">
            <text:p><text:a xlink:href="https://scholarworks.lib.csusb.edu/etd/1245/" xlink:type="simple">https://scholarworks.lib.csusb.edu/etd/1245/</text:a></text:p>
          </table:table-cell>
          <table:table-cell/>
          <table:table-cell table:style-name="ce8" office:value-type="float" office:value="146" calcext:value-type="float">
            <text:p>146</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number-columns-repeated="2" table:style-name="ce8" office:value-type="float" office:value="1" calcext:value-type="float">
            <text:p>1</text:p>
          </table:table-cell>
          <table:table-cell table:style-name="ce8" office:value-type="string" calcext:value-type="string">
            <text:p>… and workflows that exist within organizations are stagnant. This project analyzed Blockchain Technology as a use-case for building upon simple processes and workflows that are often …</text:p>
          </table:table-cell>
          <table:table-cell table:style-name="ce15" office:value-type="string" calcext:value-type="string">
            <text:p><text:a xlink:href="https://scholarworks.lib.csusb.edu/cgi/viewcontent.cgi?article=2382&amp;context=etd" xlink:type="simple">https://scholarworks.lib.csusb.edu/cgi/viewcontent.cgi?article=2382&amp;context=etd</text:a></text:p>
          </table:table-cell>
          <table:table-cell table:number-columns-repeated="997"/>
        </table:table-row>
        <table:table-row table:style-name="ro1">
          <table:table-cell table:style-name="ce8" office:value-type="float" office:value="0" calcext:value-type="float">
            <text:p>0</text:p>
          </table:table-cell>
          <table:table-cell table:style-name="ce8" office:value-type="string" calcext:value-type="string">
            <text:p>JL Tilbury</text:p>
          </table:table-cell>
          <table:table-cell table:style-name="ce8" office:value-type="float" office:value="2019" calcext:value-type="float">
            <text:p>2019</text:p>
          </table:table-cell>
          <table:table-cell table:style-name="ce8" office:value-type="string" calcext:value-type="string">
            <text:p>A Business Process Model for Blockchain-based South African Real Estate Transactions</text:p>
          </table:table-cell>
          <table:table-cell table:style-name="ce11" table:formula="of:=FALSE()" office:value-type="float" office:value="0" calcext:value-type="float">
            <text:p>0</text:p>
          </table:table-cell>
          <table:table-cell table:number-columns-repeated="2"/>
          <table:table-cell table:style-name="ce15" office:value-type="string" calcext:value-type="string">
            <text:p><text:a xlink:href="http://core.ac.uk" xlink:type="simple">core.ac.uk</text:a></text:p>
          </table:table-cell>
          <table:table-cell table:style-name="ce15" office:value-type="string" calcext:value-type="string">
            <text:p><text:a xlink:href="https://core.ac.uk/download/pdf/323917855.pdf" xlink:type="simple">https://core.ac.uk/download/pdf/323917855.pdf</text:a></text:p>
          </table:table-cell>
          <table:table-cell/>
          <table:table-cell table:style-name="ce8" office:value-type="float" office:value="147" calcext:value-type="float">
            <text:p>147</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string" calcext:value-type="string">
            <text:p>… blockchain technology into the business process of South African real estate transactions. Blockchain’s … , no models of the business processes for South African or blockchain-based real …</text:p>
          </table:table-cell>
          <table:table-cell table:style-name="ce15" office:value-type="string" calcext:value-type="string">
            <text:p><text:a xlink:href="https://core.ac.uk/download/pdf/323917855.pdf" xlink:type="simple">https://core.ac.uk/download/pdf/323917855.pdf</text:a></text:p>
          </table:table-cell>
          <table:table-cell table:style-name="ce15" office:value-type="string" calcext:value-type="string">
            <text:p><text:a xlink:href="https://scholar.google.com/scholar?q=related:5dG7Tx3OkaM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5dG7Tx3OkaM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M Jin, C Dou, P Pan, M Wan, B Sun…</text:p>
          </table:table-cell>
          <table:table-cell table:style-name="ce8" office:value-type="float" office:value="2019" calcext:value-type="float">
            <text:p>2019</text:p>
          </table:table-cell>
          <table:table-cell table:style-name="ce8" office:value-type="string" calcext:value-type="string">
            <text:p>A Blockchain-Based IoT Workflow Management Approach</text:p>
          </table:table-cell>
          <table:table-cell table:style-name="ce11" table:formula="of:=TRUE()" office:value-type="float" office:value="1" calcext:value-type="float">
            <text:p>1</text:p>
          </table:table-cell>
          <table:table-cell table:style-name="ce8"/>
          <table:table-cell table:style-name="ce8" office:value-type="string" calcext:value-type="string">
            <text:p>… Conference on Big Data …</text:p>
          </table:table-cell>
          <table:table-cell table:style-name="ce8" office:value-type="string" calcext:value-type="string">
            <text:p>Springer</text:p>
          </table:table-cell>
          <table:table-cell table:style-name="ce15" office:value-type="string" calcext:value-type="string">
            <text:p><text:a xlink:href="https://link.springer.com/chapter/10.1007/978-981-15-7530-3_48" xlink:type="simple">https://link.springer.com/chapter/10.1007/978-981-15-7530-3_48</text:a></text:p>
          </table:table-cell>
          <table:table-cell/>
          <table:table-cell table:style-name="ce8" office:value-type="float" office:value="148" calcext:value-type="float">
            <text:p>148</text:p>
          </table:table-cell>
          <table:table-cell table:style-name="ce16" office:value-type="date" office:date-value="2022-03-10T11:48:48" calcext:value-type="date">
            <text:p>2022-03-10 11:48:48</text:p>
          </table:table-cell>
          <table:table-cell/>
          <table:table-cell table:style-name="ce8" office:value-type="string" calcext:value-type="string">
            <text:p>10.1007/978-981-15-7530-3_48</text:p>
          </table:table-cell>
          <table:table-cell table:number-columns-repeated="6"/>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6" calcext:value-type="float">
            <text:p>6</text:p>
          </table:table-cell>
          <table:table-cell table:style-name="ce8" office:value-type="float" office:value="3" calcext:value-type="float">
            <text:p>3</text:p>
          </table:table-cell>
          <table:table-cell table:style-name="ce8" office:value-type="string" calcext:value-type="string">
            <text:p>… We propose to use blockchain platform for decentralized IoT workflow management. We adopt smart contracts to offer data access control among IoT users and IoT service providers. …</text:p>
          </table:table-cell>
          <table:table-cell/>
          <table:table-cell table:style-name="ce15" office:value-type="string" calcext:value-type="string">
            <text:p><text:a xlink:href="https://scholar.google.com/scholar?q=related:qq4voKbubz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qq4voKbubz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H Nagano, T Shimosawa, A Shimamura…</text:p>
          </table:table-cell>
          <table:table-cell table:style-name="ce8" office:value-type="float" office:value="2020" calcext:value-type="float">
            <text:p>2020</text:p>
          </table:table-cell>
          <table:table-cell table:style-name="ce8" office:value-type="string" calcext:value-type="string">
            <text:p>RELIABLE ARCHITECTURE OF CROSS ORGANIZATIONAL WORKFLOW MANAGEMENT SYSTEM ON BLOCKCHAIN.</text:p>
          </table:table-cell>
          <table:table-cell table:style-name="ce11" table:formula="of:=TRUE()" office:value-type="float" office:value="1" calcext:value-type="float">
            <text:p>1</text:p>
          </table:table-cell>
          <table:table-cell table:style-name="ce14" office:value-type="string" calcext:value-type="string">
            <text:p>Journal paper of 165</text:p>
          </table:table-cell>
          <table:table-cell table:style-name="ce8" office:value-type="string" calcext:value-type="string">
            <text:p>… International Journal on …</text:p>
          </table:table-cell>
          <table:table-cell table:style-name="ce15" office:value-type="string" calcext:value-type="string">
            <text:p><text:a xlink:href="http://iadisportal.org" xlink:type="simple">iadisportal.org</text:a></text:p>
          </table:table-cell>
          <table:table-cell table:style-name="ce15" office:value-type="string" calcext:value-type="string">
            <text:p><text:a xlink:href="http://www.iadisportal.org/ijcsis/papers/2020150203.pdf" xlink:type="simple">http://www.iadisportal.org/ijcsis/papers/2020150203.pdf</text:a></text:p>
          </table:table-cell>
          <table:table-cell/>
          <table:table-cell table:style-name="ce8" office:value-type="float" office:value="149" calcext:value-type="float">
            <text:p>149</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4" calcext:value-type="float">
            <text:p>4</text:p>
          </table:table-cell>
          <table:table-cell table:style-name="ce8" office:value-type="float" office:value="2" calcext:value-type="float">
            <text:p>2</text:p>
          </table:table-cell>
          <table:table-cell table:style-name="ce8" office:value-type="string" calcext:value-type="string">
            <text:p>… organizational workflow management utilizing blockchain technology is … workflow management system and accommodates two types of smart contracts for interorganizational workflow …</text:p>
          </table:table-cell>
          <table:table-cell table:style-name="ce15" office:value-type="string" calcext:value-type="string">
            <text:p><text:a xlink:href="http://www.iadisportal.org/ijcsis/papers/2020150203.pdf" xlink:type="simple">http://www.iadisportal.org/ijcsis/papers/2020150203.pdf</text:a></text:p>
          </table:table-cell>
          <table:table-cell table:style-name="ce15" office:value-type="string" calcext:value-type="string">
            <text:p><text:a xlink:href="https://scholar.google.com/scholar?q=related:hl4deU7Zw8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hl4deU7Zw8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OL Pintado</text:p>
          </table:table-cell>
          <table:table-cell table:style-name="ce8" office:value-type="float" office:value="2021" calcext:value-type="float">
            <text:p>2021</text:p>
          </table:table-cell>
          <table:table-cell table:style-name="ce8" office:value-type="string" calcext:value-type="string">
            <text:p>Challenges of Blockchain-Based Collaborative Business Processes: An Overview of the Caterpillar System</text:p>
          </table:table-cell>
          <table:table-cell table:style-name="ce11" table:formula="of:=FALSE()" office:value-type="float" office:value="0" calcext:value-type="float">
            <text:p>0</text:p>
          </table:table-cell>
          <table:table-cell table:style-name="ce8"/>
          <table:table-cell table:style-name="ce8" office:value-type="string" calcext:value-type="string">
            <text:p>Blockchain and Robotic Process Automation</text:p>
          </table:table-cell>
          <table:table-cell table:style-name="ce8" office:value-type="string" calcext:value-type="string">
            <text:p>Springer</text:p>
          </table:table-cell>
          <table:table-cell table:style-name="ce15" office:value-type="string" calcext:value-type="string">
            <text:p><text:a xlink:href="https://link.springer.com/chapter/10.1007/978-3-030-81409-0_3" xlink:type="simple">https://link.springer.com/chapter/10.1007/978-3-030-81409-0_3</text:a></text:p>
          </table:table-cell>
          <table:table-cell/>
          <table:table-cell table:style-name="ce8" office:value-type="float" office:value="150" calcext:value-type="float">
            <text:p>150</text:p>
          </table:table-cell>
          <table:table-cell table:style-name="ce16" office:value-type="date" office:date-value="2022-03-10T11:48:48" calcext:value-type="date">
            <text:p>2022-03-10 11:48:48</text:p>
          </table:table-cell>
          <table:table-cell/>
          <table:table-cell table:style-name="ce8" office:value-type="string" calcext:value-type="string">
            <text:p>10.1007/978-3-030-81409-0_3</text:p>
          </table:table-cell>
          <table:table-cell table:number-columns-repeated="6"/>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number-columns-repeated="2" table:style-name="ce8" office:value-type="float" office:value="1" calcext:value-type="float">
            <text:p>1</text:p>
          </table:table-cell>
          <table:table-cell table:style-name="ce8" office:value-type="string" calcext:value-type="string">
            <text:p>… of traditional Business Process Management Systems (BPMSs)… execute blockchain-based collaborative business processes. … processes instead of choreographies on blockchain-based …</text:p>
          </table:table-cell>
          <table:table-cell/>
          <table:table-cell table:style-name="ce15" office:value-type="string" calcext:value-type="string">
            <text:p><text:a xlink:href="https://scholar.google.com/scholar?q=related:EY4htQ7jJ1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EY4htQ7jJ1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 calcext:value-type="float">
            <text:p>2</text:p>
          </table:table-cell>
          <table:table-cell table:style-name="ce8" office:value-type="string" calcext:value-type="string">
            <text:p>MS Rahman, I Khalil, A Bouras</text:p>
          </table:table-cell>
          <table:table-cell table:style-name="ce8" office:value-type="float" office:value="2021" calcext:value-type="float">
            <text:p>2021</text:p>
          </table:table-cell>
          <table:table-cell table:style-name="ce8" office:value-type="string" calcext:value-type="string">
            <text:p>A Framework for Modelling Blockchain based Supply Chain Management System to ensure soundness of Smart Contract Workflow</text:p>
          </table:table-cell>
          <table:table-cell table:style-name="ce11" table:formula="of:=FALSE()" office:value-type="float" office:value="0" calcext:value-type="float">
            <text:p>0</text:p>
          </table:table-cell>
          <table:table-cell table:number-columns-repeated="2"/>
          <table:table-cell table:style-name="ce15" office:value-type="string" calcext:value-type="string">
            <text:p><text:a xlink:href="http://aisel.aisnet.org" xlink:type="simple">aisel.aisnet.org</text:a></text:p>
          </table:table-cell>
          <table:table-cell table:style-name="ce15" office:value-type="string" calcext:value-type="string">
            <text:p><text:a xlink:href="https://aisel.aisnet.org/hicss-54/os/blockchain/2/" xlink:type="simple">https://aisel.aisnet.org/hicss-54/os/blockchain/2/</text:a></text:p>
          </table:table-cell>
          <table:table-cell table:style-name="ce15" office:value-type="string" calcext:value-type="string">
            <text:p><text:a xlink:href="https://scholar.google.com/scholar?cites=12530515301365582551&amp;as_sdt=2005&amp;sciodt=0,5&amp;hl=en" xlink:type="simple">https://scholar.google.com/scholar?cites=12530515301365582551&amp;as_sdt=2005&amp;sciodt=0,5&amp;hl=en</text:a></text:p>
          </table:table-cell>
          <table:table-cell table:style-name="ce8" office:value-type="float" office:value="151" calcext:value-type="float">
            <text:p>151</text:p>
          </table:table-cell>
          <table:table-cell table:style-name="ce16" office:value-type="date" office:date-value="2022-03-10T11:48:48" calcext:value-type="date">
            <text:p>2022-03-10 11:48:48</text:p>
          </table:table-cell>
          <table:table-cell table:number-columns-repeated="8"/>
          <table:table-cell table:style-name="ce8" office:value-type="float" office:value="2" calcext:value-type="float">
            <text:p>2</text:p>
          </table:table-cell>
          <table:table-cell table:style-name="ce8" office:value-type="string" calcext:value-type="string">
            <text:p>2.00</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office:value-type="string" calcext:value-type="string">
            <text:p>… We propose a smart contract workflow verification framework for blockchain-based … smart contract workflow in a supply-chain context. Smart contracts are deployed in the blockchain …</text:p>
          </table:table-cell>
          <table:table-cell table:style-name="ce15" office:value-type="string" calcext:value-type="string">
            <text:p><text:a xlink:href="https://www.researchgate.net/profile/Mohammad-Rahman-23/publication/349148663_A_Framework_for_Modelling_Blockchain_based_Supply_Chain_Management_System_to_ensure_soundness_of_Smart_Contract_Workflow/links/619f164cf1d6244571694c13/A-Framework-for-Modelling-Blockchain-based-Supply-Chain-Management-System-to-ensure-soundness-of-Smart-Contract-Workflow.pdf" xlink:type="simple">https://www.researchgate.net/profile/Mohammad-Rahman-23/publication/349148663_A_Framework_for_Modelling_Blockchain_based_Supply_Chain_Management_System_to_ensure_soundness_of_Smart_Contract_Workflow/links/619f164cf1d6244571694c13/A-Framework-for-Modelling-Blockchain-based-Supply-Chain-Management-System-to-ensure-soundness-of-Smart-Contract-Workflow.pdf</text:a></text:p>
          </table:table-cell>
          <table:table-cell table:number-columns-repeated="997"/>
        </table:table-row>
        <table:table-row table:style-name="ro1">
          <table:table-cell table:style-name="ce8" office:value-type="float" office:value="0" calcext:value-type="float">
            <text:p>0</text:p>
          </table:table-cell>
          <table:table-cell table:style-name="ce8" office:value-type="string" calcext:value-type="string">
            <text:p>E Pedercini</text:p>
          </table:table-cell>
          <table:table-cell table:style-name="ce8" office:value-type="float" office:value="2020" calcext:value-type="float">
            <text:p>2020</text:p>
          </table:table-cell>
          <table:table-cell table:style-name="ce8" office:value-type="string" calcext:value-type="string">
            <text:p>The impact of blockchain and distributed ledger technologies on business processes. An analysis of implementations and use cases in different sectors</text:p>
          </table:table-cell>
          <table:table-cell table:style-name="ce11" table:formula="of:=FALSE()" office:value-type="float" office:value="0" calcext:value-type="float">
            <text:p>0</text:p>
          </table:table-cell>
          <table:table-cell table:number-columns-repeated="2"/>
          <table:table-cell table:style-name="ce15" office:value-type="string" calcext:value-type="string">
            <text:p><text:a xlink:href="http://politesi.polimi.it" xlink:type="simple">politesi.polimi.it</text:a></text:p>
          </table:table-cell>
          <table:table-cell table:style-name="ce15" office:value-type="string" calcext:value-type="string">
            <text:p><text:a xlink:href="https://www.politesi.polimi.it/handle/10589/171176" xlink:type="simple">https://www.politesi.polimi.it/handle/10589/171176</text:a></text:p>
          </table:table-cell>
          <table:table-cell/>
          <table:table-cell table:style-name="ce8" office:value-type="float" office:value="152" calcext:value-type="float">
            <text:p>152</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string" calcext:value-type="string">
            <text:p>in italiano Le aziende ei governi di tutto il mondo hanno iniziato già da qualche tempo a comprendere la portata rivoluzionaria delle tecnologie blockchain e distributed ledger. Tra le …</text:p>
          </table:table-cell>
          <table:table-cell/>
          <table:table-cell table:style-name="ce15" office:value-type="string" calcext:value-type="string">
            <text:p><text:a xlink:href="https://scholar.google.com/scholar?q=related:md1MKfAG10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md1MKfAG10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3" calcext:value-type="float">
            <text:p>13</text:p>
          </table:table-cell>
          <table:table-cell table:style-name="ce8" office:value-type="string" calcext:value-type="string">
            <text:p>M Jurgelaitis, R Butkienė, E Vaičiukynas…</text:p>
          </table:table-cell>
          <table:table-cell table:style-name="ce8" office:value-type="float" office:value="2019" calcext:value-type="float">
            <text:p>2019</text:p>
          </table:table-cell>
          <table:table-cell table:style-name="ce8" office:value-type="string" calcext:value-type="string">
            <text:p>Modelling principles for blockchain-based implementation of business or scientific processes</text:p>
          </table:table-cell>
          <table:table-cell table:style-name="ce11" table:formula="of:=FALSE()" office:value-type="float" office:value="0" calcext:value-type="float">
            <text:p>0</text:p>
          </table:table-cell>
          <table:table-cell table:style-name="ce8"/>
          <table:table-cell table:style-name="ce8" office:value-type="string" calcext:value-type="string">
            <text:p>… : proceedings of the …</text:p>
          </table:table-cell>
          <table:table-cell table:style-name="ce15" office:value-type="string" calcext:value-type="string">
            <text:p><text:a xlink:href="http://epubl.ktu.edu" xlink:type="simple">epubl.ktu.edu</text:a></text:p>
          </table:table-cell>
          <table:table-cell table:style-name="ce15" office:value-type="string" calcext:value-type="string">
            <text:p><text:a xlink:href="https://epubl.ktu.edu/object/elaba:43060451/" xlink:type="simple">https://epubl.ktu.edu/object/elaba:43060451/</text:a></text:p>
          </table:table-cell>
          <table:table-cell table:style-name="ce15" office:value-type="string" calcext:value-type="string">
            <text:p><text:a xlink:href="https://scholar.google.com/scholar?cites=5666784482205249505&amp;as_sdt=2005&amp;sciodt=0,5&amp;hl=en" xlink:type="simple">https://scholar.google.com/scholar?cites=5666784482205249505&amp;as_sdt=2005&amp;sciodt=0,5&amp;hl=en</text:a></text:p>
          </table:table-cell>
          <table:table-cell table:style-name="ce8" office:value-type="float" office:value="153" calcext:value-type="float">
            <text:p>153</text:p>
          </table:table-cell>
          <table:table-cell table:style-name="ce16" office:value-type="date" office:date-value="2022-03-10T11:48:48" calcext:value-type="date">
            <text:p>2022-03-10 11:48:48</text:p>
          </table:table-cell>
          <table:table-cell table:number-columns-repeated="8"/>
          <table:table-cell table:style-name="ce8" office:value-type="float" office:value="13" calcext:value-type="float">
            <text:p>13</text:p>
          </table:table-cell>
          <table:table-cell table:style-name="ce8" office:value-type="string" calcext:value-type="string">
            <text:p>4.33</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string" calcext:value-type="string">
            <text:p>… business process and use it for generation of smart contract code. In the area of information systems, the application of blockchain … blockchain and smart contracts of business processes …</text:p>
          </table:table-cell>
          <table:table-cell table:style-name="ce15" office:value-type="string" calcext:value-type="string">
            <text:p><text:a xlink:href="https://epubl.ktu.edu/object/elaba:43060451/43060451.pdf" xlink:type="simple">https://epubl.ktu.edu/object/elaba:43060451/43060451.pdf</text:a></text:p>
          </table:table-cell>
          <table:table-cell table:style-name="ce15" office:value-type="string" calcext:value-type="string">
            <text:p><text:a xlink:href="https://scholar.google.com/scholar?q=related:4S-KcHZ2pE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4S-KcHZ2pE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A Brahem, N Messai, Y Sam, S Bhiri…</text:p>
          </table:table-cell>
          <table:table-cell table:style-name="ce8" office:value-type="float" office:value="2020" calcext:value-type="float">
            <text:p>2020</text:p>
          </table:table-cell>
          <table:table-cell table:style-name="ce8" office:value-type="string" calcext:value-type="string">
            <text:p>Running transactional business processes with blockchain's smart contracts</text:p>
          </table:table-cell>
          <table:table-cell table:style-name="ce11" table:formula="of:=TRUE()" office:value-type="float" office:value="1" calcext:value-type="float">
            <text:p>1</text:p>
          </table:table-cell>
          <table:table-cell table:style-name="ce8"/>
          <table:table-cell table:style-name="ce8" office:value-type="string" calcext:value-type="string">
            <text:p>… Conference on Web …</text:p>
          </table:table-cell>
          <table:table-cell table:style-name="ce15" office:value-type="string" calcext:value-type="string">
            <text:p><text:a xlink:href="http://ieeexplore.ieee.org" xlink:type="simple">ieeexplore.ieee.org</text:a></text:p>
          </table:table-cell>
          <table:table-cell table:style-name="ce15" office:value-type="string" calcext:value-type="string">
            <text:p><text:a xlink:href="https://ieeexplore.ieee.org/abstract/document/9284121/" xlink:type="simple">https://ieeexplore.ieee.org/abstract/document/9284121/</text:a></text:p>
          </table:table-cell>
          <table:table-cell/>
          <table:table-cell table:style-name="ce8" office:value-type="float" office:value="154" calcext:value-type="float">
            <text:p>154</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string" calcext:value-type="string">
            <text:p>… In order to implement our approach, we extend an existing blockchain-based BPM system named Caterpillar in order to support the execution of TBP. Caterpillar generates only the …</text:p>
          </table:table-cell>
          <table:table-cell table:style-name="ce15" office:value-type="string" calcext:value-type="string">
            <text:p><text:a xlink:href="https://hal.archives-ouvertes.fr/hal-03046990/document" xlink:type="simple">https://hal.archives-ouvertes.fr/hal-03046990/document</text:a></text:p>
          </table:table-cell>
          <table:table-cell table:style-name="ce15" office:value-type="string" calcext:value-type="string">
            <text:p><text:a xlink:href="https://scholar.google.com/scholar?q=related:4eV4Pfm-Xf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4eV4Pfm-Xf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J Köpke</text:p>
          </table:table-cell>
          <table:table-cell table:style-name="ce8" office:value-type="float" office:value="2020" calcext:value-type="float">
            <text:p>2020</text:p>
          </table:table-cell>
          <table:table-cell table:style-name="ce8" office:value-type="string" calcext:value-type="string">
            <text:p>Towards Modeling Privity and Enforceability Requirements for BPM based Smart Contracts</text:p>
          </table:table-cell>
          <table:table-cell table:style-name="ce11" table:formula="of:=FALSE()" office:value-type="float" office:value="0" calcext:value-type="float">
            <text:p>0</text:p>
          </table:table-cell>
          <table:table-cell table:style-name="ce8"/>
          <table:table-cell table:style-name="ce8" office:value-type="string" calcext:value-type="string">
            <text:p>Modellierung (Companion)</text:p>
          </table:table-cell>
          <table:table-cell table:style-name="ce15" office:value-type="string" calcext:value-type="string">
            <text:p><text:a xlink:href="http://ceur-ws.org" xlink:type="simple">ceur-ws.org</text:a></text:p>
          </table:table-cell>
          <table:table-cell table:style-name="ce15" office:value-type="string" calcext:value-type="string">
            <text:p><text:a xlink:href="http://ceur-ws.org/Vol-2542/MOD-DLT5.pdf" xlink:type="simple">http://ceur-ws.org/Vol-2542/MOD-DLT5.pdf</text:a></text:p>
          </table:table-cell>
          <table:table-cell/>
          <table:table-cell table:style-name="ce8" office:value-type="float" office:value="155" calcext:value-type="float">
            <text:p>155</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string" calcext:value-type="string">
            <text:p>… Abstract: Blockchains are a good foundation for the realization of inter-organizational business processes and smart contracts. Existing approaches for BPM on blockchains focus on …</text:p>
          </table:table-cell>
          <table:table-cell table:style-name="ce15" office:value-type="string" calcext:value-type="string">
            <text:p><text:a xlink:href="http://ceur-ws.org/Vol-2542/MOD-DLT5.pdf" xlink:type="simple">http://ceur-ws.org/Vol-2542/MOD-DLT5.pdf</text:a></text:p>
          </table:table-cell>
          <table:table-cell table:style-name="ce15" office:value-type="string" calcext:value-type="string">
            <text:p><text:a xlink:href="https://scholar.google.com/scholar?q=related:_wy-KQ5Q4I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_wy-KQ5Q4Io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V Vasiuta, M Buniak</text:p>
          </table:table-cell>
          <table:table-cell table:style-name="ce8" office:value-type="float" office:value="2019" calcext:value-type="float">
            <text:p>2019</text:p>
          </table:table-cell>
          <table:table-cell table:style-name="ce8" office:value-type="string" calcext:value-type="string">
            <text:p>Blockchain technology in the workflow system of higher education institutions</text:p>
          </table:table-cell>
          <table:table-cell table:style-name="ce11" table:formula="of:=FALSE()" office:value-type="float" office:value="0" calcext:value-type="float">
            <text:p>0</text:p>
          </table:table-cell>
          <table:table-cell table:style-name="ce8"/>
          <table:table-cell table:style-name="ce8" office:value-type="string" calcext:value-type="string">
            <text:p>Fundamental and applied researches in practice …</text:p>
          </table:table-cell>
          <table:table-cell table:style-name="ce15" office:value-type="string" calcext:value-type="string">
            <text:p><text:a xlink:href="http://farplss.org" xlink:type="simple">farplss.org</text:a></text:p>
          </table:table-cell>
          <table:table-cell table:style-name="ce15" office:value-type="string" calcext:value-type="string">
            <text:p><text:a xlink:href="https://www.farplss.org/index.php/journal/article/view/600" xlink:type="simple">https://www.farplss.org/index.php/journal/article/view/600</text:a></text:p>
          </table:table-cell>
          <table:table-cell/>
          <table:table-cell table:style-name="ce8" office:value-type="float" office:value="156" calcext:value-type="float">
            <text:p>156</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string" calcext:value-type="string">
            <text:p>… systems using blockchain technology and introducing them into various areas, to propose a system model using smart contracts on the Etherium platform for use in the workflow system …</text:p>
          </table:table-cell>
          <table:table-cell table:style-name="ce15" office:value-type="string" calcext:value-type="string">
            <text:p><text:a xlink:href="https://www.farplss.org/index.php/journal/article/download/600/559" xlink:type="simple">https://www.farplss.org/index.php/journal/article/download/600/559</text:a></text:p>
          </table:table-cell>
          <table:table-cell table:style-name="ce15" office:value-type="string" calcext:value-type="string">
            <text:p><text:a xlink:href="https://scholar.google.com/scholar?q=related:5Nsd2N6vWo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5Nsd2N6vWo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M Kherbouche, G Pisoni, B Molnár</text:p>
          </table:table-cell>
          <table:table-cell table:style-name="ce8" office:value-type="float" office:value="2017" calcext:value-type="float">
            <text:p>2017</text:p>
          </table:table-cell>
          <table:table-cell table:style-name="ce8" office:value-type="string" calcext:value-type="string">
            <text:p>Model to Program and Blockchain Approaches for Business Processes and Workflows in Finance. Appl. Syst. Innov. 2022, 1, 0</text:p>
          </table:table-cell>
          <table:table-cell table:style-name="ce11" table:formula="of:=FALSE()" office:value-type="float" office:value="0" calcext:value-type="float">
            <text:p>0</text:p>
          </table:table-cell>
          <table:table-cell table:style-name="ce8"/>
          <table:table-cell table:style-name="ce8" office:value-type="string" calcext:value-type="string">
            <text:p>Conference on Industrial …</text:p>
          </table:table-cell>
          <table:table-cell table:style-name="ce15" office:value-type="string" calcext:value-type="string">
            <text:p><text:a xlink:href="http://researchgate.net" xlink:type="simple">researchgate.net</text:a></text:p>
          </table:table-cell>
          <table:table-cell table:style-name="ce15" office:value-type="string" calcext:value-type="string">
            <text:p><text:a xlink:href="https://www.researchgate.net/profile/Balint-Molnar-5/publication/357573790_Model_to_Program_and_Blockchain_Approaches_for_Business_Processes_and_Workflows_in_Finance/links/61d491ffe669ee0f5c8572fb/Model-to-Program-and-Blockchain-Approaches-for-Business-Processes-and-Workflows-in-Finance.pdf" xlink:type="simple">https://www.researchgate.net/profile/Balint-Molnar-5/publication/357573790_Model_to_Program_and_Blockchain_Approaches_for_Business_Processes_and_Workflows_in_Finance/links/61d491ffe669ee0f5c8572fb/Model-to-Program-and-Blockchain-Approaches-for-Business-Processes-and-Workflows-in-Finance.pdf</text:a></text:p>
          </table:table-cell>
          <table:table-cell/>
          <table:table-cell table:style-name="ce8" office:value-type="float" office:value="157" calcext:value-type="float">
            <text:p>157</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3" calcext:value-type="float">
            <text:p>3</text:p>
          </table:table-cell>
          <table:table-cell table:style-name="ce8" office:value-type="float" office:value="5" calcext:value-type="float">
            <text:p>5</text:p>
          </table:table-cell>
          <table:table-cell table:style-name="ce8" office:value-type="string" calcext:value-type="string">
            <text:p>… We overview the opportunities for the application of blockchain in Business Process … utilization of blockchain technology for model checking of Workflow, Business Processes to ensure …</text:p>
          </table:table-cell>
          <table:table-cell table:style-name="ce15" office:value-type="string" calcext:value-type="string">
            <text:p><text:a xlink:href="https://www.researchgate.net/profile/Balint-Molnar-5/publication/357573790_Model_to_Program_and_Blockchain_Approaches_for_Business_Processes_and_Workflows_in_Finance/links/61d491ffe669ee0f5c8572fb/Model-to-Program-and-Blockchain-Approaches-for-Business-Processes-and-Workflows-in-Finance.pdf" xlink:type="simple">https://www.researchgate.net/profile/Balint-Molnar-5/publication/357573790_Model_to_Program_and_Blockchain_Approaches_for_Business_Processes_and_Workflows_in_Finance/links/61d491ffe669ee0f5c8572fb/Model-to-Program-and-Blockchain-Approaches-for-Business-Processes-and-Workflows-in-Finance.pdf</text:a></text:p>
          </table:table-cell>
          <table:table-cell table:style-name="ce15" office:value-type="string" calcext:value-type="string">
            <text:p><text:a xlink:href="https://scholar.google.com/scholar?q=related:wj6IbNE08b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wj6IbNE08b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J Evermann, H Kim</text:p>
          </table:table-cell>
          <table:table-cell/>
          <table:table-cell table:style-name="ce8" office:value-type="string" calcext:value-type="string">
            <text:p>SMaRt Blockchain Distributed Workflow Management</text:p>
          </table:table-cell>
          <table:table-cell table:style-name="ce11" table:formula="of:=TRUE()" office:value-type="float" office:value="1" calcext:value-type="float">
            <text:p>1</text:p>
          </table:table-cell>
          <table:table-cell table:style-name="ce8"/>
          <table:table-cell table:style-name="ce15" office:value-type="string" calcext:value-type="string">
            <text:p><text:a xlink:href="http://joerg.evermann.ca" xlink:type="simple">joerg.evermann.ca</text:a></text:p>
          </table:table-cell>
          <table:table-cell/>
          <table:table-cell table:style-name="ce15" office:value-type="string" calcext:value-type="string">
            <text:p><text:a xlink:href="https://joerg.evermann.ca/docs/EvermannKim2019b.pdf" xlink:type="simple">https://joerg.evermann.ca/docs/EvermannKim2019b.pdf</text:a></text:p>
          </table:table-cell>
          <table:table-cell/>
          <table:table-cell table:style-name="ce8" office:value-type="float" office:value="158" calcext:value-type="float">
            <text:p>158</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2" calcext:value-type="float">
            <text:p>2</text:p>
          </table:table-cell>
          <table:table-cell/>
          <table:table-cell table:style-name="ce8" office:value-type="string" calcext:value-type="string">
            <text:p>… One way to achieve all these objectives is to port an existing workflow system to our blockchain infrastructure. The simple interfaces between blockchain and workflow engine makes …</text:p>
          </table:table-cell>
          <table:table-cell table:style-name="ce15" office:value-type="string" calcext:value-type="string">
            <text:p><text:a xlink:href="https://joerg.evermann.ca/docs/EvermannKim2019b.pdf" xlink:type="simple">https://joerg.evermann.ca/docs/EvermannKim2019b.pdf</text:a></text:p>
          </table:table-cell>
          <table:table-cell table:style-name="ce15" office:value-type="string" calcext:value-type="string">
            <text:p><text:a xlink:href="https://scholar.google.com/scholar?q=related:CrKRIZwkgoU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CrKRIZwkgoU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F Corradini, A Marcelletti, A Morichetta, A Polini, B Re…</text:p>
          </table:table-cell>
          <table:table-cell/>
          <table:table-cell table:style-name="ce8" office:value-type="string" calcext:value-type="string">
            <text:p>ChorChain: A Model-Driven Framework for Choreography-Based Systems Using Blockchain</text:p>
          </table:table-cell>
          <table:table-cell table:style-name="ce11" table:formula="of:=TRUE()" office:value-type="float" office:value="1" calcext:value-type="float">
            <text:p>1</text:p>
          </table:table-cell>
          <table:table-cell table:style-name="ce8"/>
          <table:table-cell table:style-name="ce15" office:value-type="string" calcext:value-type="string">
            <text:p><text:a xlink:href="http://ceur-ws.org" xlink:type="simple">ceur-ws.org</text:a></text:p>
          </table:table-cell>
          <table:table-cell/>
          <table:table-cell table:style-name="ce15" office:value-type="string" calcext:value-type="string">
            <text:p><text:a xlink:href="http://ceur-ws.org/Vol-2952/paper_294a.pdf" xlink:type="simple">http://ceur-ws.org/Vol-2952/paper_294a.pdf</text:a></text:p>
          </table:table-cell>
          <table:table-cell/>
          <table:table-cell table:style-name="ce8" office:value-type="float" office:value="159" calcext:value-type="float">
            <text:p>159</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6" calcext:value-type="float">
            <text:p>6</text:p>
          </table:table-cell>
          <table:table-cell/>
          <table:table-cell table:style-name="ce8" office:value-type="string" calcext:value-type="string">
            <text:p>… tion call in the generated smart contract. Similarly, the guards … the control flow of the smart contract. This will be translated … the choreography model when deployed in the blockchain. …</text:p>
          </table:table-cell>
          <table:table-cell table:style-name="ce15" office:value-type="string" calcext:value-type="string">
            <text:p><text:a xlink:href="http://ceur-ws.org/Vol-2952/paper_294a.pdf" xlink:type="simple">http://ceur-ws.org/Vol-2952/paper_294a.pdf</text:a></text:p>
          </table:table-cell>
          <table:table-cell table:style-name="ce15" office:value-type="string" calcext:value-type="string">
            <text:p><text:a xlink:href="https://scholar.google.com/scholar?q=related:avUNbLZpmO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avUNbLZpmOI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DV Lyridis, GO Andreadis, C Papaleonidas, V Tsiampa</text:p>
          </table:table-cell>
          <table:table-cell/>
          <table:table-cell table:style-name="ce8" office:value-type="string" calcext:value-type="string">
            <text:p>A NOVEL METHODOLOGY USING BPM TO ASSESS THE IMPLEMENTATION OF BLOCKCHAIN IN THE MIDSTREAM LNG SUPPLY CHAIN</text:p>
          </table:table-cell>
          <table:table-cell table:style-name="ce12" table:formula="of:=FALSE()" office:value-type="float" office:value="0" calcext:value-type="float">
            <text:p>0</text:p>
          </table:table-cell>
          <table:table-cell table:style-name="ce8"/>
          <table:table-cell table:style-name="ce15" office:value-type="string" calcext:value-type="string">
            <text:p><text:a xlink:href="http://researchgate.net" xlink:type="simple">researchgate.net</text:a></text:p>
          </table:table-cell>
          <table:table-cell/>
          <table:table-cell table:style-name="ce15" office:value-type="string" calcext:value-type="string">
            <text:p><text:a xlink:href="https://www.researchgate.net/profile/Christos-Papaleonidas/publication/348849885_A_Novel_Methodology_Using_BPM_to_Assess_the_Implementation_of_Blockchain_in_the_Midstream_LNG_Supply_Chain/links/6013503345851517ef225bb6/A-Novel-Methodology-Using-BPM-to-Assess-the-Implementation-of-Blockchain-in-the-Midstream-LNG-Supply-Chain.pdf" xlink:type="simple">https://www.researchgate.net/profile/Christos-Papaleonidas/publication/348849885_A_Novel_Methodology_Using_BPM_to_Assess_the_Implementation_of_Blockchain_in_the_Midstream_LNG_Supply_Chain/links/6013503345851517ef225bb6/A-Novel-Methodology-Using-BPM-to-Assess-the-Implementation-of-Blockchain-in-the-Midstream-LNG-Supply-Chain.pdf</text:a></text:p>
          </table:table-cell>
          <table:table-cell/>
          <table:table-cell table:style-name="ce8" office:value-type="float" office:value="160" calcext:value-type="float">
            <text:p>160</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4" calcext:value-type="float">
            <text:p>4</text:p>
          </table:table-cell>
          <table:table-cell/>
          <table:table-cell table:style-name="ce8" office:value-type="string" calcext:value-type="string">
            <text:p>… Blockchain is a promising new … assess blockchain implementation in the midstream LNG supply chain. The basis of the research methodology is the Business Process Modelling (BPM) …</text:p>
          </table:table-cell>
          <table:table-cell table:style-name="ce15" office:value-type="string" calcext:value-type="string">
            <text:p><text:a xlink:href="https://www.researchgate.net/profile/Christos-Papaleonidas/publication/348849885_A_Novel_Methodology_Using_BPM_to_Assess_the_Implementation_of_Blockchain_in_the_Midstream_LNG_Supply_Chain/links/6013503345851517ef225bb6/A-Novel-Methodology-Using-BPM-to-Assess-the-Implementation-of-Blockchain-in-the-Midstream-LNG-Supply-Chain.pdf" xlink:type="simple">https://www.researchgate.net/profile/Christos-Papaleonidas/publication/348849885_A_Novel_Methodology_Using_BPM_to_Assess_the_Implementation_of_Blockchain_in_the_Midstream_LNG_Supply_Chain/links/6013503345851517ef225bb6/A-Novel-Methodology-Using-BPM-to-Assess-the-Implementation-of-Blockchain-in-the-Midstream-LNG-Supply-Chain.pdf</text:a></text:p>
          </table:table-cell>
          <table:table-cell table:style-name="ce15" office:value-type="string" calcext:value-type="string">
            <text:p><text:a xlink:href="https://scholar.google.com/scholar?q=related:rn4ItS1ncJk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rn4ItS1ncJk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D Aloini, E Benevento, A Stefanini…</text:p>
          </table:table-cell>
          <table:table-cell table:style-name="ce8" office:value-type="float" office:value="2021" calcext:value-type="float">
            <text:p>2021</text:p>
          </table:table-cell>
          <table:table-cell table:style-name="ce8" office:value-type="string" calcext:value-type="string">
            <text:p>Blockchain-Driven Process Innovation in Healthcare Ecosystems: a Business Process Management Capabilities Analysis</text:p>
          </table:table-cell>
          <table:table-cell table:style-name="ce11" table:formula="of:=FALSE()" office:value-type="float" office:value="0" calcext:value-type="float">
            <text:p>0</text:p>
          </table:table-cell>
          <table:table-cell table:style-name="ce8"/>
          <table:table-cell table:style-name="ce8" office:value-type="string" calcext:value-type="string">
            <text:p>16th International Forum on …</text:p>
          </table:table-cell>
          <table:table-cell table:style-name="ce15" office:value-type="string" calcext:value-type="string">
            <text:p><text:a xlink:href="http://arpi.unipi.it" xlink:type="simple">arpi.unipi.it</text:a></text:p>
          </table:table-cell>
          <table:table-cell table:style-name="ce15" office:value-type="string" calcext:value-type="string">
            <text:p><text:a xlink:href="https://arpi.unipi.it/handle/11568/1121374" xlink:type="simple">https://arpi.unipi.it/handle/11568/1121374</text:a></text:p>
          </table:table-cell>
          <table:table-cell/>
          <table:table-cell table:style-name="ce8" office:value-type="float" office:value="161" calcext:value-type="float">
            <text:p>161</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4" calcext:value-type="float">
            <text:p>4</text:p>
          </table:table-cell>
          <table:table-cell table:style-name="ce8" office:value-type="float" office:value="1" calcext:value-type="float">
            <text:p>1</text:p>
          </table:table-cell>
          <table:table-cell table:style-name="ce8" office:value-type="string" calcext:value-type="string">
            <text:p>… Business Process Management capabilities needed to carry on Blockchain-driven Healthcare business process … for probing a case of incremental business process innovation (BPI) and …</text:p>
          </table:table-cell>
          <table:table-cell table:number-columns-repeated="998"/>
        </table:table-row>
        <table:table-row table:style-name="ro1">
          <table:table-cell table:style-name="ce8" office:value-type="float" office:value="0" calcext:value-type="float">
            <text:p>0</text:p>
          </table:table-cell>
          <table:table-cell table:style-name="ce8" office:value-type="string" calcext:value-type="string">
            <text:p>V Wattana, XL Da, B Zhuming…</text:p>
          </table:table-cell>
          <table:table-cell table:style-name="ce8" office:value-type="float" office:value="2020" calcext:value-type="float">
            <text:p>2020</text:p>
          </table:table-cell>
          <table:table-cell table:style-name="ce8" office:value-type="string" calcext:value-type="string">
            <text:p>Correction to: Blockchain-based business process management (BPM) framework for service composition in industry 4.0</text:p>
          </table:table-cell>
          <table:table-cell table:style-name="ce11" table:formula="of:=FALSE()" office:value-type="float" office:value="0" calcext:value-type="float">
            <text:p>0</text:p>
          </table:table-cell>
          <table:table-cell table:style-name="ce8"/>
          <table:table-cell table:style-name="ce8" office:value-type="string" calcext:value-type="string">
            <text:p>Journal of Intelligent …</text:p>
          </table:table-cell>
          <table:table-cell table:style-name="ce15" office:value-type="string" calcext:value-type="string">
            <text:p><text:a xlink:href="http://search.proquest.com" xlink:type="simple">search.proquest.com</text:a></text:p>
          </table:table-cell>
          <table:table-cell table:style-name="ce15" office:value-type="string" calcext:value-type="string">
            <text:p><text:a xlink:href="https://search.proquest.com/openview/e24a5b7ecda64b60ef56496bb3bf9045/1?pq-origsite=gscholar&amp;cbl=32407" xlink:type="simple">https://search.proquest.com/openview/e24a5b7ecda64b60ef56496bb3bf9045/1?pq-origsite=gscholar&amp;cbl=32407</text:a></text:p>
          </table:table-cell>
          <table:table-cell/>
          <table:table-cell table:style-name="ce8" office:value-type="float" office:value="162" calcext:value-type="float">
            <text:p>162</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4" calcext:value-type="float">
            <text:p>4</text:p>
          </table:table-cell>
          <table:table-cell table:style-name="ce8" office:value-type="float" office:value="2" calcext:value-type="float">
            <text:p>2</text:p>
          </table:table-cell>
          <table:table-cell table:style-name="ce8" office:value-type="string" calcext:value-type="string">
            <text:p>Correction to: Blockchain-based business process management (BPM) framework for service composition in industry 4.0 Correction to: Blockchain-based business process …</text:p>
          </table:table-cell>
          <table:table-cell table:number-columns-repeated="998"/>
        </table:table-row>
        <table:table-row table:style-name="ro1">
          <table:table-cell table:style-name="ce8" office:value-type="float" office:value="0" calcext:value-type="float">
            <text:p>0</text:p>
          </table:table-cell>
          <table:table-cell table:style-name="ce8" office:value-type="string" calcext:value-type="string">
            <text:p>M Ramachandran</text:p>
          </table:table-cell>
          <table:table-cell table:style-name="ce8" office:value-type="float" office:value="2019" calcext:value-type="float">
            <text:p>2019</text:p>
          </table:table-cell>
          <table:table-cell table:style-name="ce8" office:value-type="string" calcext:value-type="string">
            <text:p>Application of Business Process Modelling and Blockchain Technology for Financial Cloud</text:p>
          </table:table-cell>
          <table:table-cell table:style-name="ce11" table:formula="of:=FALSE()" office:value-type="float" office:value="0" calcext:value-type="float">
            <text:p>0</text:p>
          </table:table-cell>
          <table:table-cell table:style-name="ce8"/>
          <table:table-cell table:style-name="ce8" office:value-type="string" calcext:value-type="string">
            <text:p>INSTICC</text:p>
          </table:table-cell>
          <table:table-cell table:style-name="ce15" office:value-type="string" calcext:value-type="string">
            <text:p><text:a xlink:href="http://eprints.leedsbeckett.ac.uk" xlink:type="simple">eprints.leedsbeckett.ac.uk</text:a></text:p>
          </table:table-cell>
          <table:table-cell table:style-name="ce15" office:value-type="string" calcext:value-type="string">
            <text:p><text:a xlink:href="http://eprints.leedsbeckett.ac.uk/id/eprint/6388/" xlink:type="simple">http://eprints.leedsbeckett.ac.uk/id/eprint/6388/</text:a></text:p>
          </table:table-cell>
          <table:table-cell/>
          <table:table-cell table:style-name="ce8" office:value-type="float" office:value="163" calcext:value-type="float">
            <text:p>163</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string" calcext:value-type="string">
            <text:p>… BPMN timers is useful to write smart contracts for Blockchain Technology. Smart Contracts are computer programs that can be deployed and ran on the blockchain. The Ethereum …</text:p>
          </table:table-cell>
          <table:table-cell table:style-name="ce15" office:value-type="string" calcext:value-type="string">
            <text:p><text:a xlink:href="http://eprints.leedsbeckett.ac.uk/id/eprint/6388/6/ApplicationOfBusinessProcessModellingAndBlockchainTechnologyForFinancialCloudPV-RAMACHANDRAN.pdf" xlink:type="simple">http://eprints.leedsbeckett.ac.uk/id/eprint/6388/6/ApplicationOfBusinessProcessModellingAndBlockchainTechnologyForFinancialCloudPV-RAMACHANDRAN.pdf</text:a></text:p>
          </table:table-cell>
          <table:table-cell table:style-name="ce15" office:value-type="string" calcext:value-type="string">
            <text:p><text:a xlink:href="https://scholar.google.com/scholar?q=related:DSoknBCpHw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DSoknBCpHwA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H Nagano, T Shimosawa, A Shimamura, N Komoda</text:p>
          </table:table-cell>
          <table:table-cell/>
          <table:table-cell table:style-name="ce8" office:value-type="string" calcext:value-type="string">
            <text:p>BLOCKCHAIN BASED CROSS ORGANIZATIONAL WORKFLOW MANAGEMENT SYSTEM</text:p>
          </table:table-cell>
          <table:table-cell table:style-name="ce11" table:formula="of:=TRUE()" office:value-type="float" office:value="1" calcext:value-type="float">
            <text:p>1</text:p>
          </table:table-cell>
          <table:table-cell table:style-name="ce8"/>
          <table:table-cell table:style-name="ce15" office:value-type="string" calcext:value-type="string">
            <text:p><text:a xlink:href="http://scholar.archive.org" xlink:type="simple">scholar.archive.org</text:a></text:p>
          </table:table-cell>
          <table:table-cell/>
          <table:table-cell table:style-name="ce15" office:value-type="string" calcext:value-type="string">
            <text:p><text:a xlink:href="https://scholar.archive.org/work/gkthyicn4vfpbktusp7pcjyqea/access/wayback/http://www.iadisportal.org/components/com_booklibrary/ebooks/202013L012.pdf" xlink:type="simple">https://scholar.archive.org/work/gkthyicn4vfpbktusp7pcjyqea/access/wayback/http://www.iadisportal.org/components/com_booklibrary/ebooks/202013L012.pdf</text:a></text:p>
          </table:table-cell>
          <table:table-cell/>
          <table:table-cell table:style-name="ce8" office:value-type="float" office:value="164" calcext:value-type="float">
            <text:p>164</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4" calcext:value-type="float">
            <text:p>4</text:p>
          </table:table-cell>
          <table:table-cell/>
          <table:table-cell table:style-name="ce8" office:value-type="string" calcext:value-type="string">
            <text:p>… trust the process and the result of workflow in the system which is … organizational workflow management utilizing blockchain … types of smart contracts for workflow definition and workflow …</text:p>
          </table:table-cell>
          <table:table-cell table:style-name="ce15" office:value-type="string" calcext:value-type="string">
            <text:p><text:a xlink:href="https://scholar.archive.org/work/gkthyicn4vfpbktusp7pcjyqea/access/wayback/http://www.iadisportal.org/components/com_booklibrary/ebooks/202013L012.pdf" xlink:type="simple">https://scholar.archive.org/work/gkthyicn4vfpbktusp7pcjyqea/access/wayback/http://www.iadisportal.org/components/com_booklibrary/ebooks/202013L012.pdf</text:a></text:p>
          </table:table-cell>
          <table:table-cell table:style-name="ce15" office:value-type="string" calcext:value-type="string">
            <text:p><text:a xlink:href="https://scholar.google.com/scholar?q=related:O2INnaGoPNg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O2INnaGoPNg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M La Rosa</text:p>
          </table:table-cell>
          <table:table-cell table:style-name="ce8" office:value-type="float" office:value="2019" calcext:value-type="float">
            <text:p>2019</text:p>
          </table:table-cell>
          <table:table-cell table:style-name="ce8" office:value-type="string" calcext:value-type="string">
            <text:p>The Rise of Enforceable Business Processes from the Hashes of Blockchain-Based Smart Contracts</text:p>
          </table:table-cell>
          <table:table-cell table:style-name="ce11" table:formula="of:=TRUE()" office:value-type="float" office:value="1" calcext:value-type="float">
            <text:p>1</text:p>
          </table:table-cell>
          <table:table-cell table:style-name="ce8"/>
          <table:table-cell table:style-name="ce8" office:value-type="string" calcext:value-type="string">
            <text:p>… , Business-Process and Information Systems …</text:p>
          </table:table-cell>
          <table:table-cell table:style-name="ce15" office:value-type="string" calcext:value-type="string">
            <text:p><text:a xlink:href="http://books.google.com" xlink:type="simple">books.google.com</text:a></text:p>
          </table:table-cell>
          <table:table-cell table:style-name="ce15" office:value-type="string" calcext:value-type="string">
            <text:p><text:a xlink:href="https://books.google.com/books?hl=en&amp;lr=&amp;id=xLWZDwAAQBAJ&amp;oi=fnd&amp;pg=PA130&amp;dq=%22blockchain%22%7C%22blockchains%22%7C%22smart+contract%22%7C%22smart+contracts%22+%22bpm%22%7C%22business+process%22%7C%22business+processes%22%7C%22choreographies%22%7C%22choreography%22%7C%22workflow%22%7C%22workflows%22&amp;ots=Mw1edHazTG&amp;sig=vOj3xqjg_W6_aAtex8u_ACAntVM" xlink:type="simple">https://books.google.com/books?hl=en&amp;lr=&amp;id=xLWZDwAAQBAJ&amp;oi=fnd&amp;pg=PA130&amp;dq=%22blockchain%22%7C%22blockchains%22%7C%22smart+contract%22%7C%22smart+contracts%22+%22bpm%22%7C%22business+process%22%7C%22business+processes%22%7C%22choreographies%22%7C%22choreography%22%7C%22workflow%22%7C%22workflows%22&amp;ots=Mw1edHazTG&amp;sig=vOj3xqjg_W6_aAtex8u_ACAntVM</text:a></text:p>
          </table:table-cell>
          <table:table-cell/>
          <table:table-cell table:style-name="ce8" office:value-type="float" office:value="165" calcext:value-type="float">
            <text:p>165</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string" calcext:value-type="string">
            <text:p>… To fix these concepts, we define an inter-organizational business process, or more briefly … of Blockchain-based Smart Contracts (BSCs) provided by the existing blockchain technology [1…</text:p>
          </table:table-cell>
          <table:table-cell/>
          <table:table-cell table:style-name="ce15" office:value-type="string" calcext:value-type="string">
            <text:p><text:a xlink:href="https://scholar.google.com/scholar?q=related:nm2MrU2hUR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nm2MrU2hUR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S MAHGOUB, R ALMOHAMMADI, M ALDRAMLEY</text:p>
          </table:table-cell>
          <table:table-cell/>
          <table:table-cell table:style-name="ce8" office:value-type="string" calcext:value-type="string">
            <text:p>ANOVEL FRAMEWORK FOR BLOCKCHAIN ENABLED BUSINESS PROCESS</text:p>
          </table:table-cell>
          <table:table-cell table:style-name="ce11" table:formula="of:=TRUE()" office:value-type="float" office:value="1" calcext:value-type="float">
            <text:p>1</text:p>
          </table:table-cell>
          <table:table-cell table:style-name="ce8"/>
          <table:table-cell table:style-name="ce15" office:value-type="string" calcext:value-type="string">
            <text:p><text:a xlink:href="http://iraseat.com" xlink:type="simple">iraseat.com</text:a></text:p>
          </table:table-cell>
          <table:table-cell/>
          <table:table-cell table:style-name="ce15" office:value-type="string" calcext:value-type="string">
            <text:p><text:a xlink:href="https://www.iraseat.com/wp-content/Data/JIC/V001_I01_A01_JIC-20-003.pdf" xlink:type="simple">https://www.iraseat.com/wp-content/Data/JIC/V001_I01_A01_JIC-20-003.pdf</text:a></text:p>
          </table:table-cell>
          <table:table-cell/>
          <table:table-cell table:style-name="ce8" office:value-type="float" office:value="166" calcext:value-type="float">
            <text:p>166</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3" calcext:value-type="float">
            <text:p>3</text:p>
          </table:table-cell>
          <table:table-cell/>
          <table:table-cell table:style-name="ce8" office:value-type="string" calcext:value-type="string">
            <text:p>… Therefore, in this paper, we have adopted blockchain technology to integrate with business processes. The advantages of blockchain are incorporated such as trust/security, scalability …</text:p>
          </table:table-cell>
          <table:table-cell table:style-name="ce15" office:value-type="string" calcext:value-type="string">
            <text:p><text:a xlink:href="https://www.iraseat.com/wp-content/Data/JIC/V001_I01_A01_JIC-20-003.pdf" xlink:type="simple">https://www.iraseat.com/wp-content/Data/JIC/V001_I01_A01_JIC-20-003.pdf</text:a></text:p>
          </table:table-cell>
          <table:table-cell table:style-name="ce15" office:value-type="string" calcext:value-type="string">
            <text:p><text:a xlink:href="https://scholar.google.com/scholar?q=related:hlZPEstqfwQ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hlZPEstqfwQ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P Alvina</text:p>
          </table:table-cell>
          <table:table-cell table:style-name="ce8" office:value-type="float" office:value="2019" calcext:value-type="float">
            <text:p>2019</text:p>
          </table:table-cell>
          <table:table-cell table:style-name="ce8" office:value-type="string" calcext:value-type="string">
            <text:p>Blockchain Technology Applications in the Business Processes of Logistics Enterprises: A study to explore improvements in Logistics Services Quality (LSQ) …</text:p>
          </table:table-cell>
          <table:table-cell table:style-name="ce11" table:formula="of:=FALSE()" office:value-type="float" office:value="0" calcext:value-type="float">
            <text:p>0</text:p>
          </table:table-cell>
          <table:table-cell table:number-columns-repeated="2"/>
          <table:table-cell table:style-name="ce15" office:value-type="string" calcext:value-type="string">
            <text:p><text:a xlink:href="http://diva-portal.org" xlink:type="simple">diva-portal.org</text:a></text:p>
          </table:table-cell>
          <table:table-cell table:style-name="ce15" office:value-type="string" calcext:value-type="string">
            <text:p><text:a xlink:href="https://www.diva-portal.org/smash/record.jsf?pid=diva2:1366337" xlink:type="simple">https://www.diva-portal.org/smash/record.jsf?pid=diva2:1366337</text:a></text:p>
          </table:table-cell>
          <table:table-cell/>
          <table:table-cell table:style-name="ce8" office:value-type="float" office:value="167" calcext:value-type="float">
            <text:p>167</text:p>
          </table:table-cell>
          <table:table-cell table:style-name="ce16" office:value-type="date" office:date-value="2022-03-10T11:48:48" calcext:value-type="date">
            <text:p>2022-03-10 11:48:48</text:p>
          </table:table-cell>
          <table:table-cell table:style-name="ce8" office:value-type="string" calcext:value-type="string">
            <text:p>HTML</text:p>
          </table:table-cell>
          <table:table-cell table:number-columns-repeated="7"/>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string" calcext:value-type="string">
            <text:p>… of tools to analyse blockchain technology applications in enterprises. … blockchain technology be utilised to improve enterprises’ business process, what will be the model of blockchain …</text:p>
          </table:table-cell>
          <table:table-cell table:style-name="ce15" office:value-type="string" calcext:value-type="string">
            <text:p><text:a xlink:href="https://www.diva-portal.org/smash/record.jsf?pid=diva2:1366337" xlink:type="simple">https://www.diva-portal.org/smash/record.jsf?pid=diva2:1366337</text:a></text:p>
          </table:table-cell>
          <table:table-cell table:number-columns-repeated="997"/>
        </table:table-row>
        <table:table-row table:style-name="ro1">
          <table:table-cell table:style-name="ce8" office:value-type="float" office:value="0" calcext:value-type="float">
            <text:p>0</text:p>
          </table:table-cell>
          <table:table-cell table:style-name="ce8" office:value-type="string" calcext:value-type="string">
            <text:p>B van Rossum</text:p>
          </table:table-cell>
          <table:table-cell table:style-name="ce8" office:value-type="float" office:value="2018" calcext:value-type="float">
            <text:p>2018</text:p>
          </table:table-cell>
          <table:table-cell table:style-name="ce8" office:value-type="string" calcext:value-type="string">
            <text:p>A blockchain-based business process to securitise mortgages</text:p>
          </table:table-cell>
          <table:table-cell table:style-name="ce11" table:formula="of:=FALSE()" office:value-type="float" office:value="0" calcext:value-type="float">
            <text:p>0</text:p>
          </table:table-cell>
          <table:table-cell table:number-columns-repeated="2"/>
          <table:table-cell table:style-name="ce15" office:value-type="string" calcext:value-type="string">
            <text:p><text:a xlink:href="http://repository.tudelft.nl" xlink:type="simple">repository.tudelft.nl</text:a></text:p>
          </table:table-cell>
          <table:table-cell table:style-name="ce15" office:value-type="string" calcext:value-type="string">
            <text:p><text:a xlink:href="https://repository.tudelft.nl/islandora/object/uuid:3bb77179-d9ad-4b78-ad31-5daa53f3c641" xlink:type="simple">https://repository.tudelft.nl/islandora/object/uuid:3bb77179-d9ad-4b78-ad31-5daa53f3c641</text:a></text:p>
          </table:table-cell>
          <table:table-cell/>
          <table:table-cell table:style-name="ce8" office:value-type="float" office:value="168" calcext:value-type="float">
            <text:p>168</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4" calcext:value-type="float">
            <text:p>4</text:p>
          </table:table-cell>
          <table:table-cell table:style-name="ce8" office:value-type="string" calcext:value-type="string">
            <text:p>… Furthermore, blockchain and smart contract technology may … , and risks in the securitisation business process. The objective of the … of blockchain technologies in the business process of …</text:p>
          </table:table-cell>
          <table:table-cell table:number-columns-repeated="998"/>
        </table:table-row>
        <table:table-row table:style-name="ro1">
          <table:table-cell table:style-name="ce8" office:value-type="float" office:value="0" calcext:value-type="float">
            <text:p>0</text:p>
          </table:table-cell>
          <table:table-cell table:style-name="ce8" office:value-type="string" calcext:value-type="string">
            <text:p>M Melchiori</text:p>
          </table:table-cell>
          <table:table-cell/>
          <table:table-cell table:style-name="ce8" office:value-type="string" calcext:value-type="string">
            <text:p>A Blockchain-Based Approach for Trust Management in Collaborative Business Processes</text:p>
          </table:table-cell>
          <table:table-cell table:style-name="ce11" table:formula="of:=TRUE()" office:value-type="float" office:value="1" calcext:value-type="float">
            <text:p>1</text:p>
          </table:table-cell>
          <table:table-cell table:style-name="ce8"/>
          <table:table-cell table:style-name="ce8" office:value-type="string" calcext:value-type="string">
            <text:p>Web Information Systems Engineering–WISE 2021 …</text:p>
          </table:table-cell>
          <table:table-cell table:style-name="ce15" office:value-type="string" calcext:value-type="string">
            <text:p><text:a xlink:href="http://books.google.com" xlink:type="simple">books.google.com</text:a></text:p>
          </table:table-cell>
          <table:table-cell table:style-name="ce15" office:value-type="string" calcext:value-type="string">
            <text:p><text:a xlink:href="https://books.google.com/books?hl=en&amp;lr=&amp;id=EtNSEAAAQBAJ&amp;oi=fnd&amp;pg=PA59&amp;dq=%22blockchain%22%7C%22blockchains%22%7C%22smart+contract%22%7C%22smart+contracts%22+%22bpm%22%7C%22business+process%22%7C%22business+processes%22%7C%22choreographies%22%7C%22choreography%22%7C%22workflow%22%7C%22workflows%22&amp;ots=ZhS3qgC4SG&amp;sig=F1y1--2WHiWd2L-100XKqyQSp6M" xlink:type="simple">https://books.google.com/books?hl=en&amp;lr=&amp;id=EtNSEAAAQBAJ&amp;oi=fnd&amp;pg=PA59&amp;dq=%22blockchain%22%7C%22blockchains%22%7C%22smart+contract%22%7C%22smart+contracts%22+%22bpm%22%7C%22business+process%22%7C%22business+processes%22%7C%22choreographies%22%7C%22choreography%22%7C%22workflow%22%7C%22workflows%22&amp;ots=ZhS3qgC4SG&amp;sig=F1y1--2WHiWd2L-100XKqyQSp6M</text:a></text:p>
          </table:table-cell>
          <table:table-cell/>
          <table:table-cell table:style-name="ce8" office:value-type="float" office:value="169" calcext:value-type="float">
            <text:p>169</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1" calcext:value-type="float">
            <text:p>1</text:p>
          </table:table-cell>
          <table:table-cell/>
          <table:table-cell table:style-name="ce8" office:value-type="string" calcext:value-type="string">
            <text:p>… blockchain and deployed as smart contracts. In … blockchain-based trust management in Web-based collaborative business processes originally designed according to a centralised BPM …</text:p>
          </table:table-cell>
          <table:table-cell/>
          <table:table-cell table:style-name="ce15" office:value-type="string" calcext:value-type="string">
            <text:p><text:a xlink:href="https://scholar.google.com/scholar?q=related:I6H-sGkGIiU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I6H-sGkGIiU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V Pungpapong</text:p>
          </table:table-cell>
          <table:table-cell/>
          <table:table-cell table:style-name="ce8" office:value-type="string" calcext:value-type="string">
            <text:p>Blockchain and Internet of Things for Modern Business Process in Digital Economy–The State of The Art</text:p>
          </table:table-cell>
          <table:table-cell table:style-name="ce11" table:formula="of:=TRUE()" office:value-type="float" office:value="1" calcext:value-type="float">
            <text:p>1</text:p>
          </table:table-cell>
          <table:table-cell table:style-name="ce8"/>
          <table:table-cell table:style-name="ce15" office:value-type="string" calcext:value-type="string">
            <text:p><text:a xlink:href="http://researchgate.net" xlink:type="simple">researchgate.net</text:a></text:p>
          </table:table-cell>
          <table:table-cell/>
          <table:table-cell table:style-name="ce15" office:value-type="string" calcext:value-type="string">
            <text:p><text:a xlink:href="https://www.researchgate.net/profile/Wattana-Viriyasitavat/publication/334023796_Blockchain_and_Internet_of_Things_for_Modern_Business_Process_in_Digital_Economy_-_The_State_of_the_Art/links/5d37bddda6fdcc370a5a34fa/Blockchain-and-Internet-of-Things-for-Modern-Business-Process-in-Digital-Economy-The-State-of-the-Art.pdf" xlink:type="simple">https://www.researchgate.net/profile/Wattana-Viriyasitavat/publication/334023796_Blockchain_and_Internet_of_Things_for_Modern_Business_Process_in_Digital_Economy_-_The_State_of_the_Art/links/5d37bddda6fdcc370a5a34fa/Blockchain-and-Internet-of-Things-for-Modern-Business-Process-in-Digital-Economy-The-State-of-the-Art.pdf</text:a></text:p>
          </table:table-cell>
          <table:table-cell/>
          <table:table-cell table:style-name="ce8" office:value-type="float" office:value="170" calcext:value-type="float">
            <text:p>170</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1" calcext:value-type="float">
            <text:p>1</text:p>
          </table:table-cell>
          <table:table-cell/>
          <table:table-cell table:style-name="ce8" office:value-type="string" calcext:value-type="string">
            <text:p>… workflow-based business process evolution, we focus specifically on the use of Blockchain to gear business process to… on executing collaborative business processes between mutually …</text:p>
          </table:table-cell>
          <table:table-cell table:style-name="ce15" office:value-type="string" calcext:value-type="string">
            <text:p><text:a xlink:href="https://www.researchgate.net/profile/Wattana-Viriyasitavat/publication/334023796_Blockchain_and_Internet_of_Things_for_Modern_Business_Process_in_Digital_Economy_-_The_State_of_the_Art/links/5d37bddda6fdcc370a5a34fa/Blockchain-and-Internet-of-Things-for-Modern-Business-Process-in-Digital-Economy-The-State-of-the-Art.pdf" xlink:type="simple">https://www.researchgate.net/profile/Wattana-Viriyasitavat/publication/334023796_Blockchain_and_Internet_of_Things_for_Modern_Business_Process_in_Digital_Economy_-_The_State_of_the_Art/links/5d37bddda6fdcc370a5a34fa/Blockchain-and-Internet-of-Things-for-Modern-Business-Process-in-Digital-Economy-The-State-of-the-Art.pdf</text:a></text:p>
          </table:table-cell>
          <table:table-cell table:style-name="ce15" office:value-type="string" calcext:value-type="string">
            <text:p><text:a xlink:href="https://scholar.google.com/scholar?q=related:MGye2UeQD8Q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MGye2UeQD8Q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S Kolhe</text:p>
          </table:table-cell>
          <table:table-cell table:style-name="ce8" office:value-type="float" office:value="2019" calcext:value-type="float">
            <text:p>2019</text:p>
          </table:table-cell>
          <table:table-cell table:style-name="ce8" office:value-type="string" calcext:value-type="string">
            <text:p>Blockchain Based Smart Contracts for Business Process Automation</text:p>
          </table:table-cell>
          <table:table-cell table:style-name="ce11" table:formula="of:=TRUE()" office:value-type="float" office:value="1" calcext:value-type="float">
            <text:p>1</text:p>
          </table:table-cell>
          <table:table-cell table:number-columns-repeated="2"/>
          <table:table-cell table:style-name="ce15" office:value-type="string" calcext:value-type="string">
            <text:p><text:a xlink:href="http://research.tue.nl" xlink:type="simple">research.tue.nl</text:a></text:p>
          </table:table-cell>
          <table:table-cell table:style-name="ce15" office:value-type="string" calcext:value-type="string">
            <text:p><text:a xlink:href="https://research.tue.nl/files/93697162/Thesis_Sanket_Kolhe.pdf" xlink:type="simple">https://research.tue.nl/files/93697162/Thesis_Sanket_Kolhe.pdf</text:a></text:p>
          </table:table-cell>
          <table:table-cell/>
          <table:table-cell table:style-name="ce8" office:value-type="float" office:value="171" calcext:value-type="float">
            <text:p>171</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string" calcext:value-type="string">
            <text:p>… trust and transparency in business processes. The Hyperledger community … blockchain frameworks and platforms for using the blockchain technology in different business processes. …</text:p>
          </table:table-cell>
          <table:table-cell table:style-name="ce15" office:value-type="string" calcext:value-type="string">
            <text:p><text:a xlink:href="https://research.tue.nl/files/93697162/Thesis_Sanket_Kolhe.pdf" xlink:type="simple">https://research.tue.nl/files/93697162/Thesis_Sanket_Kolhe.pdf</text:a></text:p>
          </table:table-cell>
          <table:table-cell table:style-name="ce15" office:value-type="string" calcext:value-type="string">
            <text:p><text:a xlink:href="https://scholar.google.com/scholar?q=related:huzIuUWz_Oc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huzIuUWz_Oc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S Chehbi-Gamoura, R Derrouiche, HI Koruca</text:p>
          </table:table-cell>
          <table:table-cell/>
          <table:table-cell table:style-name="ce8" office:value-type="string" calcext:value-type="string">
            <text:p>Joining the Blockchain to Big Data for Intelligent Business Process Management</text:p>
          </table:table-cell>
          <table:table-cell table:style-name="ce12" table:formula="of:=FALSE()" office:value-type="float" office:value="0" calcext:value-type="float">
            <text:p>0</text:p>
          </table:table-cell>
          <table:table-cell table:style-name="ce8"/>
          <table:table-cell table:style-name="ce15" office:value-type="string" calcext:value-type="string">
            <text:p><text:a xlink:href="http://researchgate.net" xlink:type="simple">researchgate.net</text:a></text:p>
          </table:table-cell>
          <table:table-cell/>
          <table:table-cell table:style-name="ce15" office:value-type="string" calcext:value-type="string">
            <text:p><text:a xlink:href="https://www.researchgate.net/profile/Samia-Gamoura/publication/331811119_Joining_the_Blockchain_to_Big_Data_for_Intelligent_Business_Process_Management/links/5ff72d6e92851c13fef7b892/Joining-the-Blockchain-to-Big-Data-for-Intelligent-Business-Process-Management.pdf" xlink:type="simple">https://www.researchgate.net/profile/Samia-Gamoura/publication/331811119_Joining_the_Blockchain_to_Big_Data_for_Intelligent_Business_Process_Management/links/5ff72d6e92851c13fef7b892/Joining-the-Blockchain-to-Big-Data-for-Intelligent-Business-Process-Management.pdf</text:a></text:p>
          </table:table-cell>
          <table:table-cell/>
          <table:table-cell table:style-name="ce8" office:value-type="float" office:value="172" calcext:value-type="float">
            <text:p>172</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3" calcext:value-type="float">
            <text:p>3</text:p>
          </table:table-cell>
          <table:table-cell/>
          <table:table-cell table:style-name="ce8" office:value-type="string" calcext:value-type="string">
            <text:p>… of Blockchain is in the early stage and the few papers that exist try to find similarities in the BPM workflows and Blockchain … with Big Data, Blockchain and BPM fields with a classification …</text:p>
          </table:table-cell>
          <table:table-cell table:style-name="ce15" office:value-type="string" calcext:value-type="string">
            <text:p><text:a xlink:href="https://www.researchgate.net/profile/Samia-Gamoura/publication/331811119_Joining_the_Blockchain_to_Big_Data_for_Intelligent_Business_Process_Management/links/5ff72d6e92851c13fef7b892/Joining-the-Blockchain-to-Big-Data-for-Intelligent-Business-Process-Management.pdf" xlink:type="simple">https://www.researchgate.net/profile/Samia-Gamoura/publication/331811119_Joining_the_Blockchain_to_Big_Data_for_Intelligent_Business_Process_Management/links/5ff72d6e92851c13fef7b892/Joining-the-Blockchain-to-Big-Data-for-Intelligent-Business-Process-Management.pdf</text:a></text:p>
          </table:table-cell>
          <table:table-cell table:style-name="ce15" office:value-type="string" calcext:value-type="string">
            <text:p><text:a xlink:href="https://scholar.google.com/scholar?q=related:8-1NaaO6dQQ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8-1NaaO6dQQ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P Rimba, AB Tran, I Weber, M Staples…</text:p>
          </table:table-cell>
          <table:table-cell table:style-name="ce8" office:value-type="float" office:value="2020" calcext:value-type="float">
            <text:p>2020</text:p>
          </table:table-cell>
          <table:table-cell table:style-name="ce8" office:value-type="string" calcext:value-type="string">
            <text:p>Correction to: Quantifying the Cost of Distrust: Comparing Blockchain and Cloud Services for Business Process Execution</text:p>
          </table:table-cell>
          <table:table-cell table:style-name="ce11" table:formula="of:=FALSE()" office:value-type="float" office:value="0" calcext:value-type="float">
            <text:p>0</text:p>
          </table:table-cell>
          <table:table-cell table:style-name="ce8"/>
          <table:table-cell table:style-name="ce8" office:value-type="string" calcext:value-type="string">
            <text:p>Information Systems …</text:p>
          </table:table-cell>
          <table:table-cell table:style-name="ce15" office:value-type="string" calcext:value-type="string">
            <text:p><text:a xlink:href="http://search.proquest.com" xlink:type="simple">search.proquest.com</text:a></text:p>
          </table:table-cell>
          <table:table-cell table:style-name="ce15" office:value-type="string" calcext:value-type="string">
            <text:p><text:a xlink:href="https://search.proquest.com/openview/a220b6edc325863d6e02d67e0dfc653e/1?pq-origsite=gscholar&amp;cbl=26108" xlink:type="simple">https://search.proquest.com/openview/a220b6edc325863d6e02d67e0dfc653e/1?pq-origsite=gscholar&amp;cbl=26108</text:a></text:p>
          </table:table-cell>
          <table:table-cell/>
          <table:table-cell table:style-name="ce8" office:value-type="float" office:value="173" calcext:value-type="float">
            <text:p>173</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string" calcext:value-type="string">
            <text:p>The original version of this article, unfortunately, included the incorrect version of Fig. 1. We have attached a corrected version of Fig. 1 below. The model that was used for the testing …</text:p>
          </table:table-cell>
          <table:table-cell table:number-columns-repeated="998"/>
        </table:table-row>
        <table:table-row table:style-name="ro1">
          <table:table-cell table:style-name="ce8" office:value-type="float" office:value="0" calcext:value-type="float">
            <text:p>0</text:p>
          </table:table-cell>
          <table:table-cell table:style-name="ce8" office:value-type="string" calcext:value-type="string">
            <text:p>A Meironke, T Seyffarth, J Damarowsky</text:p>
          </table:table-cell>
          <table:table-cell/>
          <table:table-cell table:style-name="ce8" office:value-type="string" calcext:value-type="string">
            <text:p>Business Process Compliance and Blockchain: How Does the Ethereum Blockchain Address Challenges in the Field of Business Process Compliance?</text:p>
          </table:table-cell>
          <table:table-cell table:style-name="ce11" table:formula="of:=TRUE()" office:value-type="float" office:value="1" calcext:value-type="float">
            <text:p>1</text:p>
          </table:table-cell>
          <table:table-cell table:style-name="ce8"/>
          <table:table-cell table:style-name="ce8" office:value-type="string" calcext:value-type="string">
            <text:p>changes (provide a general …</text:p>
          </table:table-cell>
          <table:table-cell table:style-name="ce15" office:value-type="string" calcext:value-type="string">
            <text:p><text:a xlink:href="http://researchgate.net" xlink:type="simple">researchgate.net</text:a></text:p>
          </table:table-cell>
          <table:table-cell table:style-name="ce15" office:value-type="string" calcext:value-type="string">
            <text:p><text:a xlink:href="https://www.researchgate.net/profile/Tobias-Seyffarth/publication/331864206_Appendix_2_-_Potentials_of_Ethereum_to_address_BPC_challenges/data/5c90ad65299bf14e7e84e2c5/BPC-Eth-Challenges-Eth.pdf" xlink:type="simple">https://www.researchgate.net/profile/Tobias-Seyffarth/publication/331864206_Appendix_2_-_Potentials_of_Ethereum_to_address_BPC_challenges/data/5c90ad65299bf14e7e84e2c5/BPC-Eth-Challenges-Eth.pdf</text:a></text:p>
          </table:table-cell>
          <table:table-cell/>
          <table:table-cell table:style-name="ce8" office:value-type="float" office:value="174" calcext:value-type="float">
            <text:p>174</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3" calcext:value-type="float">
            <text:p>3</text:p>
          </table:table-cell>
          <table:table-cell/>
          <table:table-cell table:style-name="ce8" office:value-type="string" calcext:value-type="string">
            <text:p>… ∎ Deploy compliance requirements as data objects within the Ethereum-Blockchain and alert the persons responsible by means of smart contracts (trigger) as soon as changes …</text:p>
          </table:table-cell>
          <table:table-cell table:style-name="ce15" office:value-type="string" calcext:value-type="string">
            <text:p><text:a xlink:href="https://www.researchgate.net/profile/Tobias-Seyffarth/publication/331864206_Appendix_2_-_Potentials_of_Ethereum_to_address_BPC_challenges/data/5c90ad65299bf14e7e84e2c5/BPC-Eth-Challenges-Eth.pdf" xlink:type="simple">https://www.researchgate.net/profile/Tobias-Seyffarth/publication/331864206_Appendix_2_-_Potentials_of_Ethereum_to_address_BPC_challenges/data/5c90ad65299bf14e7e84e2c5/BPC-Eth-Challenges-Eth.pdf</text:a></text:p>
          </table:table-cell>
          <table:table-cell table:style-name="ce15" office:value-type="string" calcext:value-type="string">
            <text:p><text:a xlink:href="https://scholar.google.com/scholar?q=related:zf9Wv9sYp8g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zf9Wv9sYp8g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F Pasqua</text:p>
          </table:table-cell>
          <table:table-cell/>
          <table:table-cell table:style-name="ce8" office:value-type="string" calcext:value-type="string">
            <text:p>A simulation-based and data-driven framework for enabling the analysis and design of business processes based on blockchain and smart contracts solutions</text:p>
          </table:table-cell>
          <table:table-cell table:style-name="ce12" table:formula="of:=FALSE()" office:value-type="float" office:value="0" calcext:value-type="float">
            <text:p>0</text:p>
          </table:table-cell>
          <table:table-cell table:style-name="ce8"/>
          <table:table-cell table:style-name="ce15" office:value-type="string" calcext:value-type="string">
            <text:p><text:a xlink:href="http://pdfs.semanticscholar.org" xlink:type="simple">pdfs.semanticscholar.org</text:a></text:p>
          </table:table-cell>
          <table:table-cell/>
          <table:table-cell table:style-name="ce15" office:value-type="string" calcext:value-type="string">
            <text:p><text:a xlink:href="https://pdfs.semanticscholar.org/d067/012660574b7f73a5b9f96d290f2c7b0a680f.pdf" xlink:type="simple">https://pdfs.semanticscholar.org/d067/012660574b7f73a5b9f96d290f2c7b0a680f.pdf</text:a></text:p>
          </table:table-cell>
          <table:table-cell/>
          <table:table-cell table:style-name="ce8" office:value-type="float" office:value="175" calcext:value-type="float">
            <text:p>175</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1" calcext:value-type="float">
            <text:p>1</text:p>
          </table:table-cell>
          <table:table-cell/>
          <table:table-cell table:style-name="ce8" office:value-type="string" calcext:value-type="string">
            <text:p>… ● A test blockchain network is readied, along with smart contracts compliant with our Platform … XES logs are analysed in order to assess the implemented smart contracts adherence to …</text:p>
          </table:table-cell>
          <table:table-cell table:style-name="ce15" office:value-type="string" calcext:value-type="string">
            <text:p><text:a xlink:href="https://pdfs.semanticscholar.org/d067/012660574b7f73a5b9f96d290f2c7b0a680f.pdf" xlink:type="simple">https://pdfs.semanticscholar.org/d067/012660574b7f73a5b9f96d290f2c7b0a680f.pdf</text:a></text:p>
          </table:table-cell>
          <table:table-cell table:number-columns-repeated="997"/>
        </table:table-row>
        <table:table-row table:style-name="ro1">
          <table:table-cell table:style-name="ce8" office:value-type="float" office:value="0" calcext:value-type="float">
            <text:p>0</text:p>
          </table:table-cell>
          <table:table-cell table:style-name="ce8" office:value-type="string" calcext:value-type="string">
            <text:p>S Ushnish, K Henry</text:p>
          </table:table-cell>
          <table:table-cell/>
          <table:table-cell table:style-name="ce8" office:value-type="string" calcext:value-type="string">
            <text:p>BUSINESS PROCESS TRANSFORMATION IN NATURAL RESOURCES DEVELOPMENT USING BLOCKCHAIN: INDIGENOUS ENTREPRENEURSHIP …</text:p>
          </table:table-cell>
          <table:table-cell table:style-name="ce12" table:formula="of:=FALSE()" office:value-type="float" office:value="0" calcext:value-type="float">
            <text:p>0</text:p>
          </table:table-cell>
          <table:table-cell table:style-name="ce8"/>
          <table:table-cell table:style-name="ce15" office:value-type="string" calcext:value-type="string">
            <text:p><text:a xlink:href="http://researchgate.net" xlink:type="simple">researchgate.net</text:a></text:p>
          </table:table-cell>
          <table:table-cell/>
          <table:table-cell table:style-name="ce15" office:value-type="string" calcext:value-type="string">
            <text:p><text:a xlink:href="https://www.researchgate.net/profile/Ushnish-Sengupta/publication/327570487_Business_Process_Transformation_In_Natural_Resources_Development_Using_Blockchain_Indigenous_Entrepreneurship_Trustless_Technology_And_Rebuilding_Trust/links/5d70706792851cacdb219d38/Business-Process-Transformation-In-Natural-Resources-Development-Using-Blockchain-Indigenous-Entrepreneurship-Trustless-Technology-And-Rebuilding-Trust.pdf" xlink:type="simple">https://www.researchgate.net/profile/Ushnish-Sengupta/publication/327570487_Business_Process_Transformation_In_Natural_Resources_Development_Using_Blockchain_Indigenous_Entrepreneurship_Trustless_Technology_And_Rebuilding_Trust/links/5d70706792851cacdb219d38/Business-Process-Transformation-In-Natural-Resources-Development-Using-Blockchain-Indigenous-Entrepreneurship-Trustless-Technology-And-Rebuilding-Trust.pdf</text:a></text:p>
          </table:table-cell>
          <table:table-cell/>
          <table:table-cell table:style-name="ce8" office:value-type="float" office:value="176" calcext:value-type="float">
            <text:p>176</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2" calcext:value-type="float">
            <text:p>2</text:p>
          </table:table-cell>
          <table:table-cell/>
          <table:table-cell table:style-name="ce8" office:value-type="string" calcext:value-type="string">
            <text:p>… Blockchain constitutes an emerging technology that can be … In this chapter, we posit that those business processes that … performed more effectively using blockchain technologies. The …</text:p>
          </table:table-cell>
          <table:table-cell table:style-name="ce15" office:value-type="string" calcext:value-type="string">
            <text:p><text:a xlink:href="https://www.researchgate.net/profile/Ushnish-Sengupta/publication/327570487_Business_Process_Transformation_In_Natural_Resources_Development_Using_Blockchain_Indigenous_Entrepreneurship_Trustless_Technology_And_Rebuilding_Trust/links/5d70706792851cacdb219d38/Business-Process-Transformation-In-Natural-Resources-Development-Using-Blockchain-Indigenous-Entrepreneurship-Trustless-Technology-And-Rebuilding-Trust.pdf" xlink:type="simple">https://www.researchgate.net/profile/Ushnish-Sengupta/publication/327570487_Business_Process_Transformation_In_Natural_Resources_Development_Using_Blockchain_Indigenous_Entrepreneurship_Trustless_Technology_And_Rebuilding_Trust/links/5d70706792851cacdb219d38/Business-Process-Transformation-In-Natural-Resources-Development-Using-Blockchain-Indigenous-Entrepreneurship-Trustless-Technology-And-Rebuilding-Trust.pdf</text:a></text:p>
          </table:table-cell>
          <table:table-cell table:style-name="ce15" office:value-type="string" calcext:value-type="string">
            <text:p><text:a xlink:href="https://scholar.google.com/scholar?q=related:K1x-r9MS-3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K1x-r9MS-3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1" calcext:value-type="float">
            <text:p>1</text:p>
          </table:table-cell>
          <table:table-cell table:style-name="ce8" office:value-type="string" calcext:value-type="string">
            <text:p>G Meroni</text:p>
          </table:table-cell>
          <table:table-cell table:style-name="ce8" office:value-type="float" office:value="2020" calcext:value-type="float">
            <text:p>2020</text:p>
          </table:table-cell>
          <table:table-cell table:style-name="ce8" office:value-type="string" calcext:value-type="string">
            <text:p>Trusted artifact-driven monitoring of business processes using blockchains</text:p>
          </table:table-cell>
          <table:table-cell table:style-name="ce11" table:formula="of:=TRUE()" office:value-type="float" office:value="1" calcext:value-type="float">
            <text:p>1</text:p>
          </table:table-cell>
          <table:table-cell table:style-name="ce8"/>
          <table:table-cell table:style-name="ce8" office:value-type="string" calcext:value-type="string">
            <text:p>Modellierung (Companion)</text:p>
          </table:table-cell>
          <table:table-cell table:style-name="ce15" office:value-type="string" calcext:value-type="string">
            <text:p><text:a xlink:href="http://ceur-ws.org" xlink:type="simple">ceur-ws.org</text:a></text:p>
          </table:table-cell>
          <table:table-cell table:style-name="ce15" office:value-type="string" calcext:value-type="string">
            <text:p><text:a xlink:href="http://ceur-ws.org/Vol-2542/MOD-DLT2.pdf" xlink:type="simple">http://ceur-ws.org/Vol-2542/MOD-DLT2.pdf</text:a></text:p>
          </table:table-cell>
          <table:table-cell table:style-name="ce15" office:value-type="string" calcext:value-type="string">
            <text:p><text:a xlink:href="https://scholar.google.com/scholar?cites=5079594594171854335&amp;as_sdt=2005&amp;sciodt=0,5&amp;hl=en" xlink:type="simple">https://scholar.google.com/scholar?cites=5079594594171854335&amp;as_sdt=2005&amp;sciodt=0,5&amp;hl=en</text:a></text:p>
          </table:table-cell>
          <table:table-cell table:style-name="ce8" office:value-type="float" office:value="177" calcext:value-type="float">
            <text:p>177</text:p>
          </table:table-cell>
          <table:table-cell table:style-name="ce16" office:value-type="date" office:date-value="2022-03-10T11:48:48" calcext:value-type="date">
            <text:p>2022-03-10 11:48:48</text:p>
          </table:table-cell>
          <table:table-cell table:style-name="ce8" office:value-type="string" calcext:value-type="string">
            <text:p>PDF</text:p>
          </table:table-cell>
          <table:table-cell table:number-columns-repeated="7"/>
          <table:table-cell table:style-name="ce8" office:value-type="float" office:value="1" calcext:value-type="float">
            <text:p>1</text:p>
          </table:table-cell>
          <table:table-cell table:style-name="ce8" office:value-type="string" calcext:value-type="string">
            <text:p>0.50</text:p>
          </table:table-cell>
          <table:table-cell table:number-columns-repeated="2" table:style-name="ce8" office:value-type="float" office:value="1" calcext:value-type="float">
            <text:p>1</text:p>
          </table:table-cell>
          <table:table-cell table:style-name="ce8" office:value-type="float" office:value="2" calcext:value-type="float">
            <text:p>2</text:p>
          </table:table-cell>
          <table:table-cell table:style-name="ce8" office:value-type="string" calcext:value-type="string">
            <text:p>… monitoring plays an important role in the Business Process Management lifecycle [… blockchain is a good starting point to build a reliable process monitoring solution. In fact, a blockchain …</text:p>
          </table:table-cell>
          <table:table-cell table:style-name="ce15" office:value-type="string" calcext:value-type="string">
            <text:p><text:a xlink:href="http://ceur-ws.org/Vol-2542/MOD-DLT2.pdf" xlink:type="simple">http://ceur-ws.org/Vol-2542/MOD-DLT2.pdf</text:a></text:p>
          </table:table-cell>
          <table:table-cell table:style-name="ce15" office:value-type="string" calcext:value-type="string">
            <text:p><text:a xlink:href="https://scholar.google.com/scholar?q=related:_52b3F5YfkY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_52b3F5YfkY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R Collet</text:p>
          </table:table-cell>
          <table:table-cell table:style-name="ce8" office:value-type="float" office:value="2018" calcext:value-type="float">
            <text:p>2018</text:p>
          </table:table-cell>
          <table:table-cell table:style-name="ce8" office:value-type="string" calcext:value-type="string">
            <text:p>Smart Contracts: The Use of the Blockchain Technology in Trade Finance: What would be the impact of the Blockchain's implementation regarding the handling of …</text:p>
          </table:table-cell>
          <table:table-cell table:style-name="ce11" table:formula="of:=FALSE()" office:value-type="float" office:value="0" calcext:value-type="float">
            <text:p>0</text:p>
          </table:table-cell>
          <table:table-cell table:number-columns-repeated="2"/>
          <table:table-cell table:style-name="ce15" office:value-type="string" calcext:value-type="string">
            <text:p><text:a xlink:href="http://doc.rero.ch" xlink:type="simple">doc.rero.ch</text:a></text:p>
          </table:table-cell>
          <table:table-cell table:style-name="ce15" office:value-type="string" calcext:value-type="string">
            <text:p><text:a xlink:href="https://doc.rero.ch/record/323523" xlink:type="simple">https://doc.rero.ch/record/323523</text:a></text:p>
          </table:table-cell>
          <table:table-cell/>
          <table:table-cell table:style-name="ce8" office:value-type="float" office:value="178" calcext:value-type="float">
            <text:p>178</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4" calcext:value-type="float">
            <text:p>4</text:p>
          </table:table-cell>
          <table:table-cell table:style-name="ce8" office:value-type="string" calcext:value-type="string">
            <text:p>… to the Blockchain, but also to the Smart Contracts, … business processes in order to point out the weaknesses mentioned above, and see how they could be improved using Blockchain …</text:p>
          </table:table-cell>
          <table:table-cell table:style-name="ce15" office:value-type="string" calcext:value-type="string">
            <text:p><text:a xlink:href="https://doc.rero.ch/record/323523/files/Romain_COLLET_-_Bachelor_Project.pdf" xlink:type="simple">https://doc.rero.ch/record/323523/files/Romain_COLLET_-_Bachelor_Project.pdf</text:a></text:p>
          </table:table-cell>
          <table:table-cell table:style-name="ce15" office:value-type="string" calcext:value-type="string">
            <text:p><text:a xlink:href="https://scholar.google.com/scholar?q=related:s1Yii9O7OE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s1Yii9O7OE0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C Prybila</text:p>
          </table:table-cell>
          <table:table-cell/>
          <table:table-cell table:style-name="ce8" office:value-type="string" calcext:value-type="string">
            <text:p>" Runtime Verification for Business Processes utilizing the Blockchain"; Betreuer/in (nen): S. Schulte; Institute of Information Systems, Distributed Systems Group, 2016; …</text:p>
          </table:table-cell>
          <table:table-cell table:style-name="ce12" table:formula="of:=FALSE()" office:value-type="float" office:value="0" calcext:value-type="float">
            <text:p>0</text:p>
          </table:table-cell>
          <table:table-cell table:style-name="ce8"/>
          <table:table-cell table:style-name="ce15" office:value-type="string" calcext:value-type="string">
            <text:p><text:a xlink:href="http://pub-inf.tuwien.ac.at" xlink:type="simple">pub-inf.tuwien.ac.at</text:a></text:p>
          </table:table-cell>
          <table:table-cell/>
          <table:table-cell table:style-name="ce15" office:value-type="string" calcext:value-type="string">
            <text:p><text:a xlink:href="https://pub-inf.tuwien.ac.at/showentry.php?ID=258566" xlink:type="simple">https://pub-inf.tuwien.ac.at/showentry.php?ID=258566</text:a></text:p>
          </table:table-cell>
          <table:table-cell/>
          <table:table-cell table:style-name="ce8" office:value-type="float" office:value="179" calcext:value-type="float">
            <text:p>179</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1" calcext:value-type="float">
            <text:p>1</text:p>
          </table:table-cell>
          <table:table-cell/>
          <table:table-cell table:style-name="ce8" office:value-type="string" calcext:value-type="string">
            <text:p>… Blockchain technology as distributed ledger to record payment transactions. This thesis explores the suitability of the Blockchain to … Next, the properties of different operating Blockchains …</text:p>
          </table:table-cell>
          <table:table-cell table:number-columns-repeated="998"/>
        </table:table-row>
        <table:table-row table:style-name="ro1">
          <table:table-cell table:style-name="ce8" office:value-type="float" office:value="0" calcext:value-type="float">
            <text:p>0</text:p>
          </table:table-cell>
          <table:table-cell table:style-name="ce8" office:value-type="string" calcext:value-type="string">
            <text:p>S Waller</text:p>
          </table:table-cell>
          <table:table-cell table:style-name="ce8" office:value-type="float" office:value="2021" calcext:value-type="float">
            <text:p>2021</text:p>
          </table:table-cell>
          <table:table-cell table:style-name="ce8" office:value-type="string" calcext:value-type="string">
            <text:p>Blockchains–achieving consensus in oil and gas business processes</text:p>
          </table:table-cell>
          <table:table-cell table:style-name="ce11" table:formula="of:=FALSE()" office:value-type="float" office:value="0" calcext:value-type="float">
            <text:p>0</text:p>
          </table:table-cell>
          <table:table-cell table:style-name="ce8"/>
          <table:table-cell table:style-name="ce8" office:value-type="string" calcext:value-type="string">
            <text:p>The APPEA Journal</text:p>
          </table:table-cell>
          <table:table-cell table:style-name="ce8" office:value-type="string" calcext:value-type="string">
            <text:p>CSIRO Publishing</text:p>
          </table:table-cell>
          <table:table-cell table:style-name="ce15" office:value-type="string" calcext:value-type="string">
            <text:p><text:a xlink:href="https://www.publish.csiro.au/aj/AJ20058" xlink:type="simple">https://www.publish.csiro.au/aj/AJ20058</text:a></text:p>
          </table:table-cell>
          <table:table-cell/>
          <table:table-cell table:style-name="ce8" office:value-type="float" office:value="180" calcext:value-type="float">
            <text:p>180</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number-columns-repeated="2" table:style-name="ce8" office:value-type="float" office:value="1" calcext:value-type="float">
            <text:p>1</text:p>
          </table:table-cell>
          <table:table-cell table:style-name="ce8" office:value-type="string" calcext:value-type="string">
            <text:p>… for operators to use blockchain to digitise the information and … At its heart, blockchain is a distributed ledger that offers the … and services will be tracked by blockchain technology. This is a …</text:p>
          </table:table-cell>
          <table:table-cell/>
          <table:table-cell table:style-name="ce15" office:value-type="string" calcext:value-type="string">
            <text:p><text:a xlink:href="https://scholar.google.com/scholar?q=related:aANqTuozUw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aANqTuozUw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V dem Studium, I Studium, N dem Studium</text:p>
          </table:table-cell>
          <table:table-cell/>
          <table:table-cell table:style-name="ce8" office:value-type="string" calcext:value-type="string">
            <text:p>Blockchain Technology in BPM (Wintersemester 2018/2019)</text:p>
          </table:table-cell>
          <table:table-cell table:style-name="ce12" table:formula="of:=FALSE()" office:value-type="float" office:value="0" calcext:value-type="float">
            <text:p>0</text:p>
          </table:table-cell>
          <table:table-cell table:style-name="ce8"/>
          <table:table-cell table:style-name="ce15" office:value-type="string" calcext:value-type="string">
            <text:p><text:a xlink:href="http://hpi.de" xlink:type="simple">hpi.de</text:a></text:p>
          </table:table-cell>
          <table:table-cell/>
          <table:table-cell table:style-name="ce15" office:value-type="string" calcext:value-type="string">
            <text:p><text:a xlink:href="https://hpi.de/studium/im-studium/lehrveranstaltungen/it-systems-engineering-ma/lehrveranstaltung/wise-18-19-2676-blockchain-technology-in-bpm.html" xlink:type="simple">https://hpi.de/studium/im-studium/lehrveranstaltungen/it-systems-engineering-ma/lehrveranstaltung/wise-18-19-2676-blockchain-technology-in-bpm.html</text:a></text:p>
          </table:table-cell>
          <table:table-cell/>
          <table:table-cell table:style-name="ce8" office:value-type="float" office:value="181" calcext:value-type="float">
            <text:p>181</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3" calcext:value-type="float">
            <text:p>3</text:p>
          </table:table-cell>
          <table:table-cell/>
          <table:table-cell table:style-name="ce8" office:value-type="string" calcext:value-type="string">
            <text:p>… on the topic of Business Process Management (BPM) and blockchains. BPM is a discipline concerned with the design, analysis, implementation and evaluation of business processes. …</text:p>
          </table:table-cell>
          <table:table-cell/>
          <table:table-cell table:style-name="ce15" office:value-type="string" calcext:value-type="string">
            <text:p><text:a xlink:href="https://scholar.google.com/scholar?q=related:EAmC9LZKW-U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EAmC9LZKW-U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V dem Studium, I Studium, N dem Studium</text:p>
          </table:table-cell>
          <table:table-cell/>
          <table:table-cell table:style-name="ce8" office:value-type="string" calcext:value-type="string">
            <text:p>Process Choreographies on the Blockchain (Sommersemester 2019)</text:p>
          </table:table-cell>
          <table:table-cell table:style-name="ce12" table:formula="of:=FALSE()" office:value-type="float" office:value="0" calcext:value-type="float">
            <text:p>0</text:p>
          </table:table-cell>
          <table:table-cell table:style-name="ce8"/>
          <table:table-cell table:style-name="ce15" office:value-type="string" calcext:value-type="string">
            <text:p><text:a xlink:href="http://hpi.de" xlink:type="simple">hpi.de</text:a></text:p>
          </table:table-cell>
          <table:table-cell/>
          <table:table-cell table:style-name="ce15" office:value-type="string" calcext:value-type="string">
            <text:p><text:a xlink:href="https://hpi.de/studium/im-studium/lehrveranstaltungen/it-systems-engineering-ma/lehrveranstaltung/sose-19-2792-process-choreographies-on-the-blockchain.html" xlink:type="simple">https://hpi.de/studium/im-studium/lehrveranstaltungen/it-systems-engineering-ma/lehrveranstaltung/sose-19-2792-process-choreographies-on-the-blockchain.html</text:a></text:p>
          </table:table-cell>
          <table:table-cell/>
          <table:table-cell table:style-name="ce8" office:value-type="float" office:value="182" calcext:value-type="float">
            <text:p>182</text:p>
          </table:table-cell>
          <table:table-cell table:style-name="ce16" office:value-type="date" office:date-value="2022-03-10T11:48:48" calcext:value-type="date">
            <text:p>2022-03-10 11:48:48</text:p>
          </table:table-cell>
          <table:table-cell table:style-name="ce8" office:value-type="string" calcext:value-type="string">
            <text:p>HTML</text:p>
          </table:table-cell>
          <table:table-cell table:number-columns-repeated="7"/>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3" calcext:value-type="float">
            <text:p>3</text:p>
          </table:table-cell>
          <table:table-cell/>
          <table:table-cell table:style-name="ce8" office:value-type="string" calcext:value-type="string">
            <text:p>… that enforce the behavior specified in a choreography model [1]. Several prototypical … choreography modeling application capable of generating smart contracts from choreography …</text:p>
          </table:table-cell>
          <table:table-cell table:style-name="ce15" office:value-type="string" calcext:value-type="string">
            <text:p><text:a xlink:href="https://hpi.de/studium/im-studium/lehrveranstaltungen/it-systems-engineering-ma/lehrveranstaltung/sose-19-2792-process-choreographies-on-the-blockchain.html" xlink:type="simple">https://hpi.de/studium/im-studium/lehrveranstaltungen/it-systems-engineering-ma/lehrveranstaltung/sose-19-2792-process-choreographies-on-the-blockchain.html</text:a></text:p>
          </table:table-cell>
          <table:table-cell table:style-name="ce15" office:value-type="string" calcext:value-type="string">
            <text:p><text:a xlink:href="https://scholar.google.com/scholar?q=related:W6hdcUmr2O8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W6hdcUmr2O8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V Ivković, I Luković</text:p>
          </table:table-cell>
          <table:table-cell table:style-name="ce8" office:value-type="float" office:value="2021" calcext:value-type="float">
            <text:p>2021</text:p>
          </table:table-cell>
          <table:table-cell table:style-name="ce8" office:value-type="string" calcext:value-type="string">
            <text:p>An Approach to Validation of Business-Oriented Smart Contracts Based on Process Mining</text:p>
          </table:table-cell>
          <table:table-cell table:style-name="ce11" table:formula="of:=FALSE()" office:value-type="float" office:value="0" calcext:value-type="float">
            <text:p>0</text:p>
          </table:table-cell>
          <table:table-cell table:style-name="ce8"/>
          <table:table-cell table:style-name="ce8" office:value-type="string" calcext:value-type="string">
            <text:p>European Conference on Advances in Databases …</text:p>
          </table:table-cell>
          <table:table-cell table:style-name="ce8" office:value-type="string" calcext:value-type="string">
            <text:p>Springer</text:p>
          </table:table-cell>
          <table:table-cell table:style-name="ce15" office:value-type="string" calcext:value-type="string">
            <text:p><text:a xlink:href="https://link.springer.com/chapter/10.1007/978-3-030-85082-1_27" xlink:type="simple">https://link.springer.com/chapter/10.1007/978-3-030-85082-1_27</text:a></text:p>
          </table:table-cell>
          <table:table-cell/>
          <table:table-cell table:style-name="ce8" office:value-type="float" office:value="183" calcext:value-type="float">
            <text:p>183</text:p>
          </table:table-cell>
          <table:table-cell table:style-name="ce16" office:value-type="date" office:date-value="2022-03-10T11:48:48" calcext:value-type="date">
            <text:p>2022-03-10 11:48:48</text:p>
          </table:table-cell>
          <table:table-cell/>
          <table:table-cell table:style-name="ce8" office:value-type="string" calcext:value-type="string">
            <text:p>10.1007/978-3-030-85082-1_27</text:p>
          </table:table-cell>
          <table:table-cell table:number-columns-repeated="6"/>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2" calcext:value-type="float">
            <text:p>2</text:p>
          </table:table-cell>
          <table:table-cell table:style-name="ce8" office:value-type="float" office:value="1" calcext:value-type="float">
            <text:p>1</text:p>
          </table:table-cell>
          <table:table-cell table:style-name="ce8" office:value-type="string" calcext:value-type="string">
            <text:p>… In the blockchain context, each business process activity can be related to one or more smart contract functions. Minimal requirements for constructing an event log in a standard XES …</text:p>
          </table:table-cell>
          <table:table-cell/>
          <table:table-cell table:style-name="ce15" office:value-type="string" calcext:value-type="string">
            <text:p><text:a xlink:href="https://scholar.google.com/scholar?q=related:5yl8SZj8J0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5yl8SZj8J04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YI Koh, SH Han, J Park</text:p>
          </table:table-cell>
          <table:table-cell table:style-name="ce8" office:value-type="float" office:value="2022" calcext:value-type="float">
            <text:p>2022</text:p>
          </table:table-cell>
          <table:table-cell table:style-name="ce8" office:value-type="string" calcext:value-type="string">
            <text:p>A systematic process for generating new blockchain-service business model ideas</text:p>
          </table:table-cell>
          <table:table-cell table:style-name="ce11" table:formula="of:=FALSE()" office:value-type="float" office:value="0" calcext:value-type="float">
            <text:p>0</text:p>
          </table:table-cell>
          <table:table-cell table:style-name="ce8"/>
          <table:table-cell table:style-name="ce8" office:value-type="string" calcext:value-type="string">
            <text:p>Service Business</text:p>
          </table:table-cell>
          <table:table-cell table:style-name="ce8" office:value-type="string" calcext:value-type="string">
            <text:p>Springer</text:p>
          </table:table-cell>
          <table:table-cell table:style-name="ce15" office:value-type="string" calcext:value-type="string">
            <text:p><text:a xlink:href="https://link.springer.com/article/10.1007/s11628-021-00465-6" xlink:type="simple">https://link.springer.com/article/10.1007/s11628-021-00465-6</text:a></text:p>
          </table:table-cell>
          <table:table-cell/>
          <table:table-cell table:style-name="ce8" office:value-type="float" office:value="184" calcext:value-type="float">
            <text:p>184</text:p>
          </table:table-cell>
          <table:table-cell table:style-name="ce16" office:value-type="date" office:date-value="2022-03-10T11:48:48" calcext:value-type="date">
            <text:p>2022-03-10 11:48:48</text:p>
          </table:table-cell>
          <table:table-cell/>
          <table:table-cell table:style-name="ce8" office:value-type="string" calcext:value-type="string">
            <text:p>10.1007/s11628-021-00465-6</text:p>
          </table:table-cell>
          <table:table-cell table:number-columns-repeated="6"/>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office:value-type="string" calcext:value-type="string">
            <text:p>… , we defined blockchain technology features as the way that blockchain technology is used … the blockchain is used or at what stage of the business process it is used, and the blockchain …</text:p>
          </table:table-cell>
          <table:table-cell/>
          <table:table-cell table:style-name="ce15" office:value-type="string" calcext:value-type="string">
            <text:p><text:a xlink:href="https://scholar.google.com/scholar?q=related:MCt8rqlP0sE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MCt8rqlP0sE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28" calcext:value-type="float">
            <text:p>28</text:p>
          </table:table-cell>
          <table:table-cell table:style-name="ce8" office:value-type="string" calcext:value-type="string">
            <text:p>SB Rane, SV Thakker</text:p>
          </table:table-cell>
          <table:table-cell table:style-name="ce8" office:value-type="float" office:value="2020" calcext:value-type="float">
            <text:p>2020</text:p>
          </table:table-cell>
          <table:table-cell table:style-name="ce8" office:value-type="string" calcext:value-type="string">
            <text:p>Green procurement process model based on blockchain–IoT integrated architecture for a sustainable business</text:p>
          </table:table-cell>
          <table:table-cell table:style-name="ce11" table:formula="of:=FALSE()" office:value-type="float" office:value="0" calcext:value-type="float">
            <text:p>0</text:p>
          </table:table-cell>
          <table:table-cell table:style-name="ce8"/>
          <table:table-cell table:style-name="ce8" office:value-type="string" calcext:value-type="string">
            <text:p>Management of Environmental Quality: An …</text:p>
          </table:table-cell>
          <table:table-cell table:style-name="ce15" office:value-type="string" calcext:value-type="string">
            <text:p><text:a xlink:href="http://emerald.com" xlink:type="simple">emerald.com</text:a></text:p>
          </table:table-cell>
          <table:table-cell table:style-name="ce15" office:value-type="string" calcext:value-type="string">
            <text:p><text:a xlink:href="https://www.emerald.com/insight/content/doi/10.1108/MEQ-06-2019-0136/full/html" xlink:type="simple">https://www.emerald.com/insight/content/doi/10.1108/MEQ-06-2019-0136/full/html</text:a></text:p>
          </table:table-cell>
          <table:table-cell table:style-name="ce15" office:value-type="string" calcext:value-type="string">
            <text:p><text:a xlink:href="https://scholar.google.com/scholar?cites=17072384974776108896&amp;as_sdt=2005&amp;sciodt=0,5&amp;hl=en" xlink:type="simple">https://scholar.google.com/scholar?cites=17072384974776108896&amp;as_sdt=2005&amp;sciodt=0,5&amp;hl=en</text:a></text:p>
          </table:table-cell>
          <table:table-cell table:style-name="ce8" office:value-type="float" office:value="185" calcext:value-type="float">
            <text:p>185</text:p>
          </table:table-cell>
          <table:table-cell table:style-name="ce16" office:value-type="date" office:date-value="2022-03-10T11:48:48" calcext:value-type="date">
            <text:p>2022-03-10 11:48:48</text:p>
          </table:table-cell>
          <table:table-cell/>
          <table:table-cell table:style-name="ce8" office:value-type="string" calcext:value-type="string">
            <text:p>10.1108/MEQ-06-2019-0136</text:p>
          </table:table-cell>
          <table:table-cell table:number-columns-repeated="6"/>
          <table:table-cell table:style-name="ce8" office:value-type="float" office:value="28" calcext:value-type="float">
            <text:p>28</text:p>
          </table:table-cell>
          <table:table-cell table:style-name="ce8" office:value-type="string" calcext:value-type="string">
            <text:p>14.00</text:p>
          </table:table-cell>
          <table:table-cell table:style-name="ce8" office:value-type="float" office:value="14" calcext:value-type="float">
            <text:p>14</text:p>
          </table:table-cell>
          <table:table-cell table:number-columns-repeated="2" table:style-name="ce8" office:value-type="float" office:value="2" calcext:value-type="float">
            <text:p>2</text:p>
          </table:table-cell>
          <table:table-cell table:style-name="ce8" office:value-type="string" calcext:value-type="string">
            <text:p>… Blockchain and IoT are recently developed technologies for the database creation and … use of blockchain and IoT for green procurement activities. The integration of blockchain and IoT …</text:p>
          </table:table-cell>
          <table:table-cell table:style-name="ce15" office:value-type="string" calcext:value-type="string">
            <text:p><text:a xlink:href="https://www.researchgate.net/profile/Shivangi_Thakker/publication/338692927_Green_procurement_process_model_based_on_blockchain-IoT_integrated_architecture_for_a_sustainable_business/links/6096501e458515d3150471a7/Green-procurement-process-model-based-on-blockchain-IoT-integrated-architecture-for-a-sustainable-business.pdf" xlink:type="simple">https://www.researchgate.net/profile/Shivangi_Thakker/publication/338692927_Green_procurement_process_model_based_on_blockchain-IoT_integrated_architecture_for_a_sustainable_business/links/6096501e458515d3150471a7/Green-procurement-process-model-based-on-blockchain-IoT-integrated-architecture-for-a-sustainable-business.pdf</text:a></text:p>
          </table:table-cell>
          <table:table-cell table:style-name="ce15" office:value-type="string" calcext:value-type="string">
            <text:p><text:a xlink:href="https://scholar.google.com/scholar?q=related:YAc_Yq5L7e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YAc_Yq5L7ew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1">
          <table:table-cell table:style-name="ce8" office:value-type="float" office:value="0" calcext:value-type="float">
            <text:p>0</text:p>
          </table:table-cell>
          <table:table-cell table:style-name="ce8" office:value-type="string" calcext:value-type="string">
            <text:p>C Schaubmeier</text:p>
          </table:table-cell>
          <table:table-cell table:style-name="ce8" office:value-type="float" office:value="2019" calcext:value-type="float">
            <text:p>2019</text:p>
          </table:table-cell>
          <table:table-cell table:style-name="ce8" office:value-type="string" calcext:value-type="string">
            <text:p>Blockchain and Business Model Innovation: An analysis of opportunities and the innovation process/submitted by Christian Schaubmeier, BSc</text:p>
          </table:table-cell>
          <table:table-cell table:style-name="ce11" table:formula="of:=FALSE()" office:value-type="float" office:value="0" calcext:value-type="float">
            <text:p>0</text:p>
          </table:table-cell>
          <table:table-cell table:number-columns-repeated="2"/>
          <table:table-cell table:style-name="ce15" office:value-type="string" calcext:value-type="string">
            <text:p><text:a xlink:href="http://epub.jku.at" xlink:type="simple">epub.jku.at</text:a></text:p>
          </table:table-cell>
          <table:table-cell table:style-name="ce15" office:value-type="string" calcext:value-type="string">
            <text:p><text:a xlink:href="https://epub.jku.at/obvulihs/content/titleinfo/4413096" xlink:type="simple">https://epub.jku.at/obvulihs/content/titleinfo/4413096</text:a></text:p>
          </table:table-cell>
          <table:table-cell/>
          <table:table-cell table:style-name="ce8" office:value-type="float" office:value="186" calcext:value-type="float">
            <text:p>186</text:p>
          </table:table-cell>
          <table:table-cell table:style-name="ce16" office:value-type="date" office:date-value="2022-03-10T11:48:48" calcext:value-type="date">
            <text:p>2022-03-10 11:48:48</text:p>
          </table:table-cell>
          <table:table-cell table:number-columns-repeated="8"/>
          <table:table-cell table:style-name="ce8" office:value-type="float" office:value="0" calcext:value-type="float">
            <text:p>0</text:p>
          </table:table-cell>
          <table:table-cell table:style-name="ce8" office:value-type="string" calcext:value-type="string">
            <text:p>0.00</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string" calcext:value-type="string">
            <text:p>… blockchain comes along with major changes in the process behind the product. Implementing blockchain … a facilitated understanding of the blockchain and its effect on business models. …</text:p>
          </table:table-cell>
          <table:table-cell table:style-name="ce15" office:value-type="string" calcext:value-type="string">
            <text:p><text:a xlink:href="https://epub.jku.at/obvulihs/content/titleinfo/4413096/full.pdf" xlink:type="simple">https://epub.jku.at/obvulihs/content/titleinfo/4413096/full.pdf</text:a></text:p>
          </table:table-cell>
          <table:table-cell table:style-name="ce15" office:value-type="string" calcext:value-type="string">
            <text:p><text:a xlink:href="https://scholar.google.com/scholar?q=related:0gwkl4282NY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 xlink:type="simple">https://scholar.google.com/scholar?q=related:0gwkl4282NYJ:scholar.google.com/&amp;scioq=intitle:%22blockchain%22%7Cintitle:%22blockchains%22%7Cintitle:%22smart+contract%22%7Cintitle:%22smart+contracts%22+intitle:%22bpm%22%7Cintitle:%22business+process%22%7Cintitle:%22business+processes%22%7Cintitle:%22choreographies%22%7Cintitle:%22choreography%22%7Cintitle:%22workflow%22%7Cintitle:%22workflows%22&amp;hl=en&amp;as_sdt=0,5&amp;as_vis=1</text:a></text:p>
          </table:table-cell>
          <table:table-cell table:number-columns-repeated="996"/>
        </table:table-row>
        <table:table-row table:style-name="ro2">
          <table:table-cell table:number-columns-repeated="1024"/>
        </table:table-row>
        <table:table-row table:style-name="ro1">
          <table:table-cell table:style-name="ce9" office:value-type="string" calcext:value-type="string">
            <text:p>Total</text:p>
          </table:table-cell>
          <table:table-cell table:style-name="ce10" table:formula="of:=COUNTA([.B2:.B187])" office:value-type="float" office:value="186" calcext:value-type="float">
            <text:p>186</text:p>
          </table:table-cell>
          <table:table-cell/>
          <table:table-cell table:style-name="ce9" office:value-type="string" calcext:value-type="string">
            <text:p>Count</text:p>
          </table:table-cell>
          <table:table-cell table:style-name="ce13" table:formula="of:=COUNTIF([.E2:.E188];1)" office:value-type="float" office:value="76" calcext:value-type="float">
            <text:p>76</text:p>
          </table:table-cell>
          <table:table-cell table:number-columns-repeated="1019"/>
        </table:table-row>
        <table:table-row table:style-name="ro2" table:number-rows-repeated="1048386">
          <table:table-cell table:number-columns-repeated="1024"/>
        </table:table-row>
        <table:table-row table:style-name="ro2">
          <table:table-cell table:number-columns-repeated="1024"/>
        </table:table-row>
      </table:table>
      <table:table table:name="2 Reading" table:style-name="ta3">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number-columns-repeated="1015" table:default-cell-style-name="Default"/>
        <table:table-row table:style-name="ro1">
          <table:table-cell table:style-name="ce17" office:value-type="string" calcext:value-type="string">
            <text:p>Authors</text:p>
          </table:table-cell>
          <table:table-cell table:style-name="ce17" office:value-type="string" calcext:value-type="string">
            <text:p>Year</text:p>
          </table:table-cell>
          <table:table-cell table:style-name="ce17" office:value-type="string" calcext:value-type="string">
            <text:p>Title</text:p>
          </table:table-cell>
          <table:table-cell table:style-name="ce17" office:value-type="string" calcext:value-type="string">
            <text:p>Inclusion</text:p>
          </table:table-cell>
          <table:table-cell table:style-name="ce18" office:value-type="string" calcext:value-type="string">
            <text:p>Reasoning</text:p>
          </table:table-cell>
          <table:table-cell table:style-name="ce17" office:value-type="string" calcext:value-type="string">
            <text:p>Prev. Included</text:p>
          </table:table-cell>
          <table:table-cell table:style-name="ce17" office:value-type="string" calcext:value-type="string">
            <text:p>Source</text:p>
          </table:table-cell>
          <table:table-cell table:style-name="ce17" office:value-type="string" calcext:value-type="string">
            <text:p>Venue</text:p>
          </table:table-cell>
          <table:table-cell table:style-name="ce17" office:value-type="string" calcext:value-type="string">
            <text:p>DOI</text:p>
          </table:table-cell>
          <table:table-cell table:number-columns-repeated="1015"/>
        </table:table-row>
        <table:table-row table:style-name="ro1">
          <table:table-cell table:style-name="ce10" table:formula="of:=[$'1 Title reading'.B2]" office:value-type="string" office:string-value="W Viriyasitavat, D Hoonsopon" calcext:value-type="string">
            <text:p>W Viriyasitavat, D Hoonsopon</text:p>
          </table:table-cell>
          <table:table-cell table:style-name="ce10" table:formula="of:=[$'1 Title reading'.C2]" office:value-type="float" office:value="2019" calcext:value-type="float">
            <text:p>2019</text:p>
          </table:table-cell>
          <table:table-cell table:style-name="ce10" table:formula="of:=[$'1 Title reading'.D2]" office:value-type="string" office:string-value="Blockchain characteristics and consensus in modern business processes" calcext:value-type="string">
            <text:p>Blockchain characteristics and consensus in modern business processes</text:p>
          </table:table-cell>
          <table:table-cell table:style-name="ce10" table:formula="of:=FALSE()" office:value-type="float" office:value="0" calcext:value-type="float">
            <text:p>0</text:p>
          </table:table-cell>
          <table:table-cell table:style-name="ce8" table:content-validation-name="val1" office:value-type="string" calcext:value-type="string">
            <text:p>EX3 (Tertiary)</text:p>
          </table:table-cell>
          <table:table-cell table:style-name="ce10" table:formula="of:=[$'1 Title reading'.E2]" office:value-type="float" office:value="1" calcext:value-type="float">
            <text:p>1</text:p>
          </table:table-cell>
          <table:table-cell table:style-name="ce19" table:formula="of:=[$'1 Title reading'.I2]" office:value-type="string" office:string-value="https://www.sciencedirect.com/science/article/pii/S2452414X18300815" calcext:value-type="string">
            <text:p>https://www.sciencedirect.com/science/article/pii/S2452414X18300815</text:p>
          </table:table-cell>
          <table:table-cell table:style-name="ce10" table:formula="of:=[$'1 Title reading'.G2]" office:value-type="string" office:string-value="Journal of Industrial Information Integration" calcext:value-type="string">
            <text:p>Journal of Industrial Information Integration</text:p>
          </table:table-cell>
          <table:table-cell table:style-name="ce10" table:formula="of:=[$'1 Title reading'.N2]" office:value-type="float" office:value="0" calcext:value-type="float">
            <text:p>0</text:p>
          </table:table-cell>
          <table:table-cell table:number-columns-repeated="1015"/>
        </table:table-row>
        <table:table-row table:style-name="ro1">
          <table:table-cell table:style-name="ce10" table:formula="of:=[$'1 Title reading'.B3]" office:value-type="string" office:string-value="J Ladleif, M Weske, I Weber" calcext:value-type="string">
            <text:p>J Ladleif, M Weske, I Weber</text:p>
          </table:table-cell>
          <table:table-cell table:style-name="ce10" table:formula="of:=[$'1 Title reading'.C3]" office:value-type="float" office:value="2019" calcext:value-type="float">
            <text:p>2019</text:p>
          </table:table-cell>
          <table:table-cell table:style-name="ce10" table:formula="of:=[$'1 Title reading'.D3]" office:value-type="string" office:string-value="Modeling and enforcing blockchain-based choreographies" calcext:value-type="string">
            <text:p>Modeling and enforcing blockchain-based choreographies</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3]" office:value-type="float" office:value="1" calcext:value-type="float">
            <text:p>1</text:p>
          </table:table-cell>
          <table:table-cell table:style-name="ce19" table:formula="of:=[$'1 Title reading'.I3]" office:value-type="string" office:string-value="https://link.springer.com/chapter/10.1007/978-3-030-26619-6_7" calcext:value-type="string">
            <text:p>https://link.springer.com/chapter/10.1007/978-3-030-26619-6_7</text:p>
          </table:table-cell>
          <table:table-cell table:style-name="ce10" table:formula="of:=[$'1 Title reading'.G3]" office:value-type="string" office:string-value="… Conference on Business Process …" calcext:value-type="string">
            <text:p>… Conference on Business Process …</text:p>
          </table:table-cell>
          <table:table-cell table:style-name="ce10" table:formula="of:=[$'1 Title reading'.N3]" office:value-type="string" office:string-value="10.1007/978-3-030-26619-6_7" calcext:value-type="string">
            <text:p>10.1007/978-3-030-26619-6_7</text:p>
          </table:table-cell>
          <table:table-cell table:number-columns-repeated="1015"/>
        </table:table-row>
        <table:table-row table:style-name="ro1">
          <table:table-cell table:style-name="ce10" table:formula="of:=[$'1 Title reading'.B4]" office:value-type="string" office:string-value="L García-Bañuelos, A Ponomarev, M Dumas…" calcext:value-type="string">
            <text:p>L García-Bañuelos, A Ponomarev, M Dumas…</text:p>
          </table:table-cell>
          <table:table-cell table:style-name="ce10" table:formula="of:=[$'1 Title reading'.C4]" office:value-type="float" office:value="2017" calcext:value-type="float">
            <text:p>2017</text:p>
          </table:table-cell>
          <table:table-cell table:style-name="ce10" table:formula="of:=[$'1 Title reading'.D4]" office:value-type="string" office:string-value="Optimized execution of business processes on blockchain" calcext:value-type="string">
            <text:p>Optimized execution of business processes on blockchain</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4]" office:value-type="float" office:value="1" calcext:value-type="float">
            <text:p>1</text:p>
          </table:table-cell>
          <table:table-cell table:style-name="ce19" table:formula="of:=[$'1 Title reading'.I4]" office:value-type="string" office:string-value="https://link.springer.com/chapter/10.1007/978-3-319-65000-5_8" calcext:value-type="string">
            <text:p>https://link.springer.com/chapter/10.1007/978-3-319-65000-5_8</text:p>
          </table:table-cell>
          <table:table-cell table:style-name="ce10" table:formula="of:=[$'1 Title reading'.G4]" office:value-type="string" office:string-value="… on business process …" calcext:value-type="string">
            <text:p>… on business process …</text:p>
          </table:table-cell>
          <table:table-cell table:style-name="ce10" table:formula="of:=[$'1 Title reading'.N4]" office:value-type="string" office:string-value="10.1007/978-3-319-65000-5_8" calcext:value-type="string">
            <text:p>10.1007/978-3-319-65000-5_8</text:p>
          </table:table-cell>
          <table:table-cell table:number-columns-repeated="1015"/>
        </table:table-row>
        <table:table-row table:style-name="ro1" table:visibility="collapse">
          <table:table-cell table:style-name="ce10" table:formula="of:=[$'1 Title reading'.B5]" office:value-type="string" office:string-value="R Yang, R Wakefield, S Lyu, S Jayasuriya, F Han…" calcext:value-type="string">
            <text:p>R Yang, R Wakefield, S Lyu, S Jayasuriya, F Han…</text:p>
          </table:table-cell>
          <table:table-cell table:style-name="ce10" table:formula="of:=[$'1 Title reading'.C5]" office:value-type="float" office:value="2020" calcext:value-type="float">
            <text:p>2020</text:p>
          </table:table-cell>
          <table:table-cell table:style-name="ce10" table:formula="of:=[$'1 Title reading'.D5]" office:value-type="string" office:string-value="Public and private blockchain in construction business process and information integration" calcext:value-type="string">
            <text:p>Public and private blockchain in construction business process and information integration</text:p>
          </table:table-cell>
          <table:table-cell table:style-name="ce10" table:formula="of:=FALSE()" office:value-type="float" office:value="0" calcext:value-type="float">
            <text:p>0</text:p>
          </table:table-cell>
          <table:table-cell/>
          <table:table-cell table:style-name="ce10" table:formula="of:=[$'1 Title reading'.E5]" office:value-type="float" office:value="0" calcext:value-type="float">
            <text:p>0</text:p>
          </table:table-cell>
          <table:table-cell table:number-columns-repeated="1018"/>
        </table:table-row>
        <table:table-row table:style-name="ro1">
          <table:table-cell table:style-name="ce10" table:formula="of:=[$'1 Title reading'.B6]" office:value-type="string" office:string-value="W Viriyasitavat, L Da Xu, Z Bi…" calcext:value-type="string">
            <text:p>W Viriyasitavat, L Da Xu, Z Bi…</text:p>
          </table:table-cell>
          <table:table-cell table:style-name="ce10" table:formula="of:=[$'1 Title reading'.C6]" office:value-type="float" office:value="2020" calcext:value-type="float">
            <text:p>2020</text:p>
          </table:table-cell>
          <table:table-cell table:style-name="ce10" table:formula="of:=[$'1 Title reading'.D6]" office:value-type="string" office:string-value="Blockchain-based business process management (BPM) framework for service composition in industry 4.0" calcext:value-type="string">
            <text:p>Blockchain-based business process management (BPM) framework for service composition in industry 4.0</text:p>
          </table:table-cell>
          <table:table-cell table:style-name="ce10" table:formula="of:=FALSE()" office:value-type="float" office:value="0" calcext:value-type="float">
            <text:p>0</text:p>
          </table:table-cell>
          <table:table-cell table:style-name="ce8" table:content-validation-name="val1" office:value-type="string" calcext:value-type="string">
            <text:p>EX1 (Not BP execution)</text:p>
          </table:table-cell>
          <table:table-cell table:style-name="ce10" table:formula="of:=[$'1 Title reading'.E6]" office:value-type="float" office:value="1" calcext:value-type="float">
            <text:p>1</text:p>
          </table:table-cell>
          <table:table-cell table:style-name="ce19" table:formula="of:=[$'1 Title reading'.I6]" office:value-type="string" office:string-value="https://link.springer.com/article/10.1007/s10845-018-1422-y" calcext:value-type="string">
            <text:p>https://link.springer.com/article/10.1007/s10845-018-1422-y</text:p>
          </table:table-cell>
          <table:table-cell table:style-name="ce10" table:formula="of:=[$'1 Title reading'.G6]" office:value-type="string" office:string-value="Journal of Intelligent …" calcext:value-type="string">
            <text:p>Journal of Intelligent …</text:p>
          </table:table-cell>
          <table:table-cell table:style-name="ce10" table:formula="of:=[$'1 Title reading'.N6]" office:value-type="string" office:string-value="10.1007/s10845-018-1422-y" calcext:value-type="string">
            <text:p>10.1007/s10845-018-1422-y</text:p>
          </table:table-cell>
          <table:table-cell table:number-columns-repeated="1015"/>
        </table:table-row>
        <table:table-row table:style-name="ro1">
          <table:table-cell table:style-name="ce10" table:formula="of:=[$'1 Title reading'.B7]" office:value-type="string" office:string-value="G Fridgen, S Radszuwill, N Urbach, L Utz" calcext:value-type="string">
            <text:p>G Fridgen, S Radszuwill, N Urbach, L Utz</text:p>
          </table:table-cell>
          <table:table-cell table:style-name="ce10" table:formula="of:=[$'1 Title reading'.C7]" office:value-type="float" office:value="2018" calcext:value-type="float">
            <text:p>2018</text:p>
          </table:table-cell>
          <table:table-cell table:style-name="ce10" table:formula="of:=[$'1 Title reading'.D7]" office:value-type="string" office:string-value="Cross-Organizational Workflow Management Using Blockchain Technology: Towards Applicability, Auditability, and Automation" calcext:value-type="string">
            <text:p>Cross-Organizational Workflow Management Using Blockchain Technology: Towards Applicability, Auditability, and Automation</text:p>
          </table:table-cell>
          <table:table-cell table:style-name="ce10" table:formula="of:=FALSE()" office:value-type="float" office:value="0" calcext:value-type="float">
            <text:p>0</text:p>
          </table:table-cell>
          <table:table-cell table:style-name="ce8" table:content-validation-name="val1" office:value-type="string" calcext:value-type="string">
            <text:p>EX1 (Not BP execution)</text:p>
          </table:table-cell>
          <table:table-cell table:style-name="ce10" table:formula="of:=[$'1 Title reading'.E7]" office:value-type="float" office:value="1" calcext:value-type="float">
            <text:p>1</text:p>
          </table:table-cell>
          <table:table-cell table:style-name="ce19" table:formula="of:=[$'1 Title reading'.I7]" office:value-type="string" office:string-value="https://orbilu.uni.lu/handle/10993/44527" calcext:value-type="string">
            <text:p>https://orbilu.uni.lu/handle/10993/44527</text:p>
          </table:table-cell>
          <table:table-cell table:style-name="ce10" table:formula="of:=[$'1 Title reading'.G7]" office:value-type="string" office:string-value="51st Annual Hawaii …" calcext:value-type="string">
            <text:p>51st Annual Hawaii …</text:p>
          </table:table-cell>
          <table:table-cell table:style-name="ce10" table:formula="of:=[$'1 Title reading'.N7]" office:value-type="float" office:value="0" calcext:value-type="float">
            <text:p>0</text:p>
          </table:table-cell>
          <table:table-cell table:number-columns-repeated="1015"/>
        </table:table-row>
        <table:table-row table:style-name="ro1" table:visibility="collapse">
          <table:table-cell table:style-name="ce10" table:formula="of:=[$'1 Title reading'.B8]" office:value-type="string" office:string-value="AS Erri Pradeep, TW Yiu, R Amor" calcext:value-type="string">
            <text:p>AS Erri Pradeep, TW Yiu, R Amor</text:p>
          </table:table-cell>
          <table:table-cell table:style-name="ce10" table:formula="of:=[$'1 Title reading'.C8]" office:value-type="float" office:value="2019" calcext:value-type="float">
            <text:p>2019</text:p>
          </table:table-cell>
          <table:table-cell table:style-name="ce10" table:formula="of:=[$'1 Title reading'.D8]" office:value-type="string" office:string-value="Leveraging blockchain technology in a BIM workflow: A literature review" calcext:value-type="string">
            <text:p>Leveraging blockchain technology in a BIM workflow: A literature review</text:p>
          </table:table-cell>
          <table:table-cell table:style-name="ce10" table:formula="of:=FALSE()" office:value-type="float" office:value="0" calcext:value-type="float">
            <text:p>0</text:p>
          </table:table-cell>
          <table:table-cell/>
          <table:table-cell table:style-name="ce10" table:formula="of:=[$'1 Title reading'.E8]" office:value-type="float" office:value="0" calcext:value-type="float">
            <text:p>0</text:p>
          </table:table-cell>
          <table:table-cell table:number-columns-repeated="1018"/>
        </table:table-row>
        <table:table-row table:style-name="ro1" table:visibility="collapse">
          <table:table-cell table:style-name="ce10" table:formula="of:=[$'1 Title reading'.B9]" office:value-type="string" office:string-value="NO Nawari, S Ravindran" calcext:value-type="string">
            <text:p>NO Nawari, S Ravindran</text:p>
          </table:table-cell>
          <table:table-cell table:style-name="ce10" table:formula="of:=[$'1 Title reading'.C9]" office:value-type="float" office:value="2019" calcext:value-type="float">
            <text:p>2019</text:p>
          </table:table-cell>
          <table:table-cell table:style-name="ce10" table:formula="of:=[$'1 Title reading'.D9]" office:value-type="string" office:string-value="Blockchain technologies in BIM workflow environment" calcext:value-type="string">
            <text:p>Blockchain technologies in BIM workflow environment</text:p>
          </table:table-cell>
          <table:table-cell table:style-name="ce10" table:formula="of:=FALSE()" office:value-type="float" office:value="0" calcext:value-type="float">
            <text:p>0</text:p>
          </table:table-cell>
          <table:table-cell/>
          <table:table-cell table:style-name="ce10" table:formula="of:=[$'1 Title reading'.E9]" office:value-type="float" office:value="0" calcext:value-type="float">
            <text:p>0</text:p>
          </table:table-cell>
          <table:table-cell table:number-columns-repeated="1018"/>
        </table:table-row>
        <table:table-row table:style-name="ro1">
          <table:table-cell table:style-name="ce10" table:formula="of:=[$'1 Title reading'.B10]" office:value-type="string" office:string-value="F Corradini, A Marcelletti, A Morichetta…" calcext:value-type="string">
            <text:p>F Corradini, A Marcelletti, A Morichetta…</text:p>
          </table:table-cell>
          <table:table-cell table:style-name="ce10" table:formula="of:=[$'1 Title reading'.C10]" office:value-type="float" office:value="2020" calcext:value-type="float">
            <text:p>2020</text:p>
          </table:table-cell>
          <table:table-cell table:style-name="ce10" table:formula="of:=[$'1 Title reading'.D10]" office:value-type="string" office:string-value="Engineering trustable choreography-based systems using blockchain" calcext:value-type="string">
            <text:p>Engineering trustable choreography-based systems using blockchain</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10]" office:value-type="float" office:value="1" calcext:value-type="float">
            <text:p>1</text:p>
          </table:table-cell>
          <table:table-cell table:style-name="ce19" table:formula="of:=[$'1 Title reading'.I10]" office:value-type="string" office:string-value="https://dl.acm.org/doi/abs/10.1145/3341105.3373988" calcext:value-type="string">
            <text:p>https://dl.acm.org/doi/abs/10.1145/3341105.3373988</text:p>
          </table:table-cell>
          <table:table-cell table:style-name="ce10" table:formula="of:=[$'1 Title reading'.G10]" office:value-type="string" office:string-value="Proceedings of the 35th …" calcext:value-type="string">
            <text:p>Proceedings of the 35th …</text:p>
          </table:table-cell>
          <table:table-cell table:style-name="ce10" table:formula="of:=[$'1 Title reading'.N10]" office:value-type="string" office:string-value="10.1145/3341105.3373988" calcext:value-type="string">
            <text:p>10.1145/3341105.3373988</text:p>
          </table:table-cell>
          <table:table-cell table:number-columns-repeated="1015"/>
        </table:table-row>
        <table:table-row table:style-name="ro1">
          <table:table-cell table:style-name="ce10" table:formula="of:=[$'1 Title reading'.B11]" office:value-type="string" office:string-value="C Di Ciccio, A Cecconi, M Dumas…" calcext:value-type="string">
            <text:p>C Di Ciccio, A Cecconi, M Dumas…</text:p>
          </table:table-cell>
          <table:table-cell table:style-name="ce10" table:formula="of:=[$'1 Title reading'.C11]" office:value-type="float" office:value="2019" calcext:value-type="float">
            <text:p>2019</text:p>
          </table:table-cell>
          <table:table-cell table:style-name="ce10" table:formula="of:=[$'1 Title reading'.D11]" office:value-type="string" office:string-value="Blockchain support for collaborative business processes" calcext:value-type="string">
            <text:p>Blockchain support for collaborative business processes</text:p>
          </table:table-cell>
          <table:table-cell table:style-name="ce8" table:formula="of:=FALSE()" office:value-type="float" office:value="0" calcext:value-type="float">
            <text:p>0</text:p>
          </table:table-cell>
          <table:table-cell table:style-name="ce8" table:content-validation-name="val1" office:value-type="string" calcext:value-type="string">
            <text:p>EX3 (Tertiary)</text:p>
          </table:table-cell>
          <table:table-cell table:style-name="ce10" table:formula="of:=[$'1 Title reading'.E11]" office:value-type="float" office:value="1" calcext:value-type="float">
            <text:p>1</text:p>
          </table:table-cell>
          <table:table-cell table:style-name="ce19" table:formula="of:=[$'1 Title reading'.I11]" office:value-type="string" office:string-value="https://link.springer.com/article/10.1007/s00287-019-01178-x" calcext:value-type="string">
            <text:p>https://link.springer.com/article/10.1007/s00287-019-01178-x</text:p>
          </table:table-cell>
          <table:table-cell table:style-name="ce10" table:formula="of:=[$'1 Title reading'.G11]" office:value-type="string" office:string-value="Informatik …" calcext:value-type="string">
            <text:p>Informatik …</text:p>
          </table:table-cell>
          <table:table-cell table:style-name="ce10" table:formula="of:=[$'1 Title reading'.N11]" office:value-type="string" office:string-value="10.1007/s00287-019-01178-x" calcext:value-type="string">
            <text:p>10.1007/s00287-019-01178-x</text:p>
          </table:table-cell>
          <table:table-cell table:number-columns-repeated="1015"/>
        </table:table-row>
        <table:table-row table:style-name="ro1">
          <table:table-cell table:style-name="ce10" table:formula="of:=[$'1 Title reading'.B12]" office:value-type="string" office:string-value="W Viriyasitavat, L Da Xu, Z Bi…" calcext:value-type="string">
            <text:p>W Viriyasitavat, L Da Xu, Z Bi…</text:p>
          </table:table-cell>
          <table:table-cell table:style-name="ce10" table:formula="of:=[$'1 Title reading'.C12]" office:value-type="float" office:value="2019" calcext:value-type="float">
            <text:p>2019</text:p>
          </table:table-cell>
          <table:table-cell table:style-name="ce10" table:formula="of:=[$'1 Title reading'.D12]" office:value-type="string" office:string-value="Blockchain and internet of things for modern business process in digital economy—the state of the art" calcext:value-type="string">
            <text:p>Blockchain and internet of things for modern business process in digital economy—the state of the art</text:p>
          </table:table-cell>
          <table:table-cell table:style-name="ce10" table:formula="of:=FALSE()" office:value-type="float" office:value="0" calcext:value-type="float">
            <text:p>0</text:p>
          </table:table-cell>
          <table:table-cell table:style-name="ce8" table:content-validation-name="val1" office:value-type="string" calcext:value-type="string">
            <text:p>EX3 (Tertiary)</text:p>
          </table:table-cell>
          <table:table-cell table:style-name="ce10" table:formula="of:=[$'1 Title reading'.E12]" office:value-type="float" office:value="1" calcext:value-type="float">
            <text:p>1</text:p>
          </table:table-cell>
          <table:table-cell table:style-name="ce19" table:formula="of:=[$'1 Title reading'.I12]" office:value-type="string" office:string-value="https://ieeexplore.ieee.org/abstract/document/8744245/" calcext:value-type="string">
            <text:p>https://ieeexplore.ieee.org/abstract/document/8744245/</text:p>
          </table:table-cell>
          <table:table-cell table:style-name="ce10" table:formula="of:=[$'1 Title reading'.G12]" office:value-type="string" office:string-value="IEEE Transactions on …" calcext:value-type="string">
            <text:p>IEEE Transactions on …</text:p>
          </table:table-cell>
          <table:table-cell table:style-name="ce10" table:formula="of:=[$'1 Title reading'.N12]" office:value-type="float" office:value="0" calcext:value-type="float">
            <text:p>0</text:p>
          </table:table-cell>
          <table:table-cell table:number-columns-repeated="1015"/>
        </table:table-row>
        <table:table-row table:style-name="ro1">
          <table:table-cell table:style-name="ce10" table:formula="of:=[$'1 Title reading'.B13]" office:value-type="string" office:string-value="I Weber, X Xu, R Riveret, G Governatori…" calcext:value-type="string">
            <text:p>I Weber, X Xu, R Riveret, G Governatori…</text:p>
          </table:table-cell>
          <table:table-cell table:style-name="ce10" table:formula="of:=[$'1 Title reading'.C13]" office:value-type="float" office:value="2016" calcext:value-type="float">
            <text:p>2016</text:p>
          </table:table-cell>
          <table:table-cell table:style-name="ce10" table:formula="of:=[$'1 Title reading'.D13]" office:value-type="string" office:string-value="Untrusted business process monitoring and execution using blockchain" calcext:value-type="string">
            <text:p>Untrusted business process monitoring and execution using blockchain</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13]" office:value-type="float" office:value="1" calcext:value-type="float">
            <text:p>1</text:p>
          </table:table-cell>
          <table:table-cell table:style-name="ce19" table:formula="of:=[$'1 Title reading'.I13]" office:value-type="string" office:string-value="https://link.springer.com/chapter/10.1007/978-3-319-45348-4_19" calcext:value-type="string">
            <text:p>https://link.springer.com/chapter/10.1007/978-3-319-45348-4_19</text:p>
          </table:table-cell>
          <table:table-cell table:style-name="ce10" table:formula="of:=[$'1 Title reading'.G13]" office:value-type="string" office:string-value="… on business process …" calcext:value-type="string">
            <text:p>… on business process …</text:p>
          </table:table-cell>
          <table:table-cell table:style-name="ce10" table:formula="of:=[$'1 Title reading'.N13]" office:value-type="string" office:string-value="10.1007/978-3-319-45348-4_19" calcext:value-type="string">
            <text:p>10.1007/978-3-319-45348-4_19</text:p>
          </table:table-cell>
          <table:table-cell table:number-columns-repeated="1015"/>
        </table:table-row>
        <table:table-row table:style-name="ro1">
          <table:table-cell table:style-name="ce10" table:formula="of:=[$'1 Title reading'.B14]" office:value-type="string" office:string-value="O López-Pintado, L García-Bañuelos, M Dumas…" calcext:value-type="string">
            <text:p>O López-Pintado, L García-Bañuelos, M Dumas…</text:p>
          </table:table-cell>
          <table:table-cell table:style-name="ce10" table:formula="of:=[$'1 Title reading'.C14]" office:value-type="float" office:value="2017" calcext:value-type="float">
            <text:p>2017</text:p>
          </table:table-cell>
          <table:table-cell table:style-name="ce10" table:formula="of:=[$'1 Title reading'.D14]" office:value-type="string" office:string-value="Caterpillar: A Blockchain-Based Business Process Management System." calcext:value-type="string">
            <text:p>Caterpillar: A Blockchain-Based Business Process Management System.</text:p>
          </table:table-cell>
          <table:table-cell table:style-name="ce8" table:formula="of:=FALSE()" office:value-type="float" office:value="0" calcext:value-type="float">
            <text:p>0</text:p>
          </table:table-cell>
          <table:table-cell table:style-name="ce8" table:content-validation-name="val1" office:value-type="string" calcext:value-type="string">
            <text:p>Demo paper of Caterpillar</text:p>
          </table:table-cell>
          <table:table-cell table:style-name="ce10" table:formula="of:=[$'1 Title reading'.E14]" office:value-type="float" office:value="1" calcext:value-type="float">
            <text:p>1</text:p>
          </table:table-cell>
          <table:table-cell table:style-name="ce19" table:formula="of:=[$'1 Title reading'.I14]" office:value-type="string" office:string-value="https://kodu.ut.ee/~dumas/pubs/bpm2017caterpillar-demo.pdf" calcext:value-type="string">
            <text:p>https://kodu.ut.ee/~dumas/pubs/bpm2017caterpillar-demo.pdf</text:p>
          </table:table-cell>
          <table:table-cell table:style-name="ce10" table:formula="of:=[$'1 Title reading'.G14]" office:value-type="string" office:string-value="BPM (Demos)" calcext:value-type="string">
            <text:p>BPM (Demos)</text:p>
          </table:table-cell>
          <table:table-cell table:style-name="ce10" table:formula="of:=[$'1 Title reading'.N14]" office:value-type="float" office:value="0" calcext:value-type="float">
            <text:p>0</text:p>
          </table:table-cell>
          <table:table-cell table:number-columns-repeated="1015"/>
        </table:table-row>
        <table:table-row table:style-name="ro1">
          <table:table-cell table:style-name="ce10" table:formula="of:=[$'1 Title reading'.B15]" office:value-type="string" office:string-value="MF Madsen, M Gaub, T Høgnason…" calcext:value-type="string">
            <text:p>MF Madsen, M Gaub, T Høgnason…</text:p>
          </table:table-cell>
          <table:table-cell table:style-name="ce10" table:formula="of:=[$'1 Title reading'.C15]" office:value-type="float" office:value="2018" calcext:value-type="float">
            <text:p>2018</text:p>
          </table:table-cell>
          <table:table-cell table:style-name="ce10" table:formula="of:=[$'1 Title reading'.D15]" office:value-type="string" office:string-value="Collaboration among adversaries: distributed workflow execution on a blockchain" calcext:value-type="string">
            <text:p>Collaboration among adversaries: distributed workflow execution on a blockchain</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15]" office:value-type="float" office:value="1" calcext:value-type="float">
            <text:p>1</text:p>
          </table:table-cell>
          <table:table-cell table:style-name="ce19" table:formula="of:=[$'1 Title reading'.I15]" office:value-type="string" office:string-value="https://research.monash.edu/files/310916862/310915742_oa.pdf#page=13" calcext:value-type="string">
            <text:p>https://research.monash.edu/files/310916862/310915742_oa.pdf#page=13</text:p>
          </table:table-cell>
          <table:table-cell table:style-name="ce10" table:formula="of:=[$'1 Title reading'.G15]" office:value-type="string" office:string-value="… of Blockchain" calcext:value-type="string">
            <text:p>… of Blockchain</text:p>
          </table:table-cell>
          <table:table-cell table:style-name="ce10" table:formula="of:=[$'1 Title reading'.N15]" office:value-type="float" office:value="0" calcext:value-type="float">
            <text:p>0</text:p>
          </table:table-cell>
          <table:table-cell table:number-columns-repeated="1015"/>
        </table:table-row>
        <table:table-row table:style-name="ro1" table:visibility="collapse">
          <table:table-cell table:style-name="ce10" table:formula="of:=[$'1 Title reading'.B16]" office:value-type="string" office:string-value="F Milani, L García-Bañuelos, M Dumas" calcext:value-type="string">
            <text:p>F Milani, L García-Bañuelos, M Dumas</text:p>
          </table:table-cell>
          <table:table-cell table:style-name="ce10" table:formula="of:=[$'1 Title reading'.C16]" office:value-type="float" office:value="2016" calcext:value-type="float">
            <text:p>2016</text:p>
          </table:table-cell>
          <table:table-cell table:style-name="ce10" table:formula="of:=[$'1 Title reading'.D16]" office:value-type="string" office:string-value="Blockchain and business process improvement" calcext:value-type="string">
            <text:p>Blockchain and business process improvement</text:p>
          </table:table-cell>
          <table:table-cell table:style-name="ce10" table:formula="of:=FALSE()" office:value-type="float" office:value="0" calcext:value-type="float">
            <text:p>0</text:p>
          </table:table-cell>
          <table:table-cell/>
          <table:table-cell table:style-name="ce10" table:formula="of:=[$'1 Title reading'.E16]" office:value-type="float" office:value="0" calcext:value-type="float">
            <text:p>0</text:p>
          </table:table-cell>
          <table:table-cell table:number-columns-repeated="1018"/>
        </table:table-row>
        <table:table-row table:style-name="ro1" table:visibility="collapse">
          <table:table-cell table:style-name="ce10" table:formula="of:=[$'1 Title reading'.B17]" office:value-type="string" office:string-value="P Rimba, AB Tran, I Weber, M Staples…" calcext:value-type="string">
            <text:p>P Rimba, AB Tran, I Weber, M Staples…</text:p>
          </table:table-cell>
          <table:table-cell table:style-name="ce10" table:formula="of:=[$'1 Title reading'.C17]" office:value-type="float" office:value="2017" calcext:value-type="float">
            <text:p>2017</text:p>
          </table:table-cell>
          <table:table-cell table:style-name="ce10" table:formula="of:=[$'1 Title reading'.D17]" office:value-type="string" office:string-value="Comparing blockchain and cloud services for business process execution" calcext:value-type="string">
            <text:p>Comparing blockchain and cloud services for business process execution</text:p>
          </table:table-cell>
          <table:table-cell table:style-name="ce10" table:formula="of:=FALSE()" office:value-type="float" office:value="0" calcext:value-type="float">
            <text:p>0</text:p>
          </table:table-cell>
          <table:table-cell/>
          <table:table-cell table:style-name="ce10" table:formula="of:=[$'1 Title reading'.E17]" office:value-type="float" office:value="0" calcext:value-type="float">
            <text:p>0</text:p>
          </table:table-cell>
          <table:table-cell table:number-columns-repeated="1018"/>
        </table:table-row>
        <table:table-row table:style-name="ro1" table:visibility="collapse">
          <table:table-cell table:style-name="ce10" table:formula="of:=[$'1 Title reading'.B18]" office:value-type="string" office:string-value="M Li, L Shen, GQ Huang" calcext:value-type="string">
            <text:p>M Li, L Shen, GQ Huang</text:p>
          </table:table-cell>
          <table:table-cell table:style-name="ce10" table:formula="of:=[$'1 Title reading'.C18]" office:value-type="float" office:value="2019" calcext:value-type="float">
            <text:p>2019</text:p>
          </table:table-cell>
          <table:table-cell table:style-name="ce10" table:formula="of:=[$'1 Title reading'.D18]" office:value-type="string" office:string-value="Blockchain-enabled workflow operating system for logistics resources sharing in E-commerce logistics real estate service" calcext:value-type="string">
            <text:p>Blockchain-enabled workflow operating system for logistics resources sharing in E-commerce logistics real estate service</text:p>
          </table:table-cell>
          <table:table-cell table:style-name="ce10" table:formula="of:=FALSE()" office:value-type="float" office:value="0" calcext:value-type="float">
            <text:p>0</text:p>
          </table:table-cell>
          <table:table-cell/>
          <table:table-cell table:style-name="ce10" table:formula="of:=[$'1 Title reading'.E18]" office:value-type="float" office:value="0" calcext:value-type="float">
            <text:p>0</text:p>
          </table:table-cell>
          <table:table-cell table:number-columns-repeated="1018"/>
        </table:table-row>
        <table:table-row table:style-name="ro1" table:visibility="collapse">
          <table:table-cell table:style-name="ce10" table:formula="of:=[$'1 Title reading'.B19]" office:value-type="string" office:string-value="SE Chang, YC Chen, TC Wu" calcext:value-type="string">
            <text:p>SE Chang, YC Chen, TC Wu</text:p>
          </table:table-cell>
          <table:table-cell table:style-name="ce10" table:formula="of:=[$'1 Title reading'.C19]" office:value-type="float" office:value="2019" calcext:value-type="float">
            <text:p>2019</text:p>
          </table:table-cell>
          <table:table-cell table:style-name="ce10" table:formula="of:=[$'1 Title reading'.D19]" office:value-type="string" office:string-value="Exploring blockchain technology in international trade: Business process re-engineering for letter of credit" calcext:value-type="string">
            <text:p>Exploring blockchain technology in international trade: Business process re-engineering for letter of credit</text:p>
          </table:table-cell>
          <table:table-cell table:style-name="ce10" table:formula="of:=FALSE()" office:value-type="float" office:value="0" calcext:value-type="float">
            <text:p>0</text:p>
          </table:table-cell>
          <table:table-cell/>
          <table:table-cell table:style-name="ce10" table:formula="of:=[$'1 Title reading'.E19]" office:value-type="float" office:value="0" calcext:value-type="float">
            <text:p>0</text:p>
          </table:table-cell>
          <table:table-cell table:number-columns-repeated="1018"/>
        </table:table-row>
        <table:table-row table:style-name="ro1" table:visibility="collapse">
          <table:table-cell table:style-name="ce10" table:formula="of:=[$'1 Title reading'.B20]" office:value-type="string" office:string-value="Y Wang, SK Lahiri, S Chen, R Pan, I Dillig…" calcext:value-type="string">
            <text:p>Y Wang, SK Lahiri, S Chen, R Pan, I Dillig…</text:p>
          </table:table-cell>
          <table:table-cell table:style-name="ce10" table:formula="of:=[$'1 Title reading'.C20]" office:value-type="float" office:value="2019" calcext:value-type="float">
            <text:p>2019</text:p>
          </table:table-cell>
          <table:table-cell table:style-name="ce10" table:formula="of:=[$'1 Title reading'.D20]" office:value-type="string" office:string-value="Formal verification of workflow policies for smart contracts in azure blockchain" calcext:value-type="string">
            <text:p>Formal verification of workflow policies for smart contracts in azure blockchain</text:p>
          </table:table-cell>
          <table:table-cell table:style-name="ce10" table:formula="of:=FALSE()" office:value-type="float" office:value="0" calcext:value-type="float">
            <text:p>0</text:p>
          </table:table-cell>
          <table:table-cell/>
          <table:table-cell table:style-name="ce10" table:formula="of:=[$'1 Title reading'.E20]" office:value-type="float" office:value="0" calcext:value-type="float">
            <text:p>0</text:p>
          </table:table-cell>
          <table:table-cell table:number-columns-repeated="1018"/>
        </table:table-row>
        <table:table-row table:style-name="ro1" table:visibility="collapse">
          <table:table-cell table:style-name="ce10" table:formula="of:=[$'1 Title reading'.B21]" office:value-type="string" office:string-value="A Celesti, A Ruggeri, M Fazio, A Galletta, M Villari…" calcext:value-type="string">
            <text:p>A Celesti, A Ruggeri, M Fazio, A Galletta, M Villari…</text:p>
          </table:table-cell>
          <table:table-cell table:style-name="ce10" table:formula="of:=[$'1 Title reading'.C21]" office:value-type="float" office:value="2020" calcext:value-type="float">
            <text:p>2020</text:p>
          </table:table-cell>
          <table:table-cell table:style-name="ce10" table:formula="of:=[$'1 Title reading'.D21]" office:value-type="string" office:string-value="Blockchain-based healthcare workflow for tele-medical laboratory in federated hospital IoT clouds" calcext:value-type="string">
            <text:p>Blockchain-based healthcare workflow for tele-medical laboratory in federated hospital IoT clouds</text:p>
          </table:table-cell>
          <table:table-cell table:style-name="ce10" table:formula="of:=FALSE()" office:value-type="float" office:value="0" calcext:value-type="float">
            <text:p>0</text:p>
          </table:table-cell>
          <table:table-cell/>
          <table:table-cell table:style-name="ce10" table:formula="of:=[$'1 Title reading'.E21]" office:value-type="float" office:value="0" calcext:value-type="float">
            <text:p>0</text:p>
          </table:table-cell>
          <table:table-cell table:number-columns-repeated="1018"/>
        </table:table-row>
        <table:table-row table:style-name="ro1">
          <table:table-cell table:style-name="ce10" table:formula="of:=[$'1 Title reading'.B22]" office:value-type="string" office:string-value="AB Tran, Q Lu, I Weber" calcext:value-type="string">
            <text:p>AB Tran, Q Lu, I Weber</text:p>
          </table:table-cell>
          <table:table-cell table:style-name="ce10" table:formula="of:=[$'1 Title reading'.C22]" office:value-type="float" office:value="2018" calcext:value-type="float">
            <text:p>2018</text:p>
          </table:table-cell>
          <table:table-cell table:style-name="ce10" table:formula="of:=[$'1 Title reading'.D22]" office:value-type="string" office:string-value="Lorikeet: A Model-Driven Engineering Tool for Blockchain-Based Business Process Execution and Asset Management." calcext:value-type="string">
            <text:p>Lorikeet: A Model-Driven Engineering Tool for Blockchain-Based Business Process Execution and Asset Management.</text:p>
          </table:table-cell>
          <table:table-cell table:style-name="ce8" table:formula="of:=FALSE()" office:value-type="float" office:value="0" calcext:value-type="float">
            <text:p>0</text:p>
          </table:table-cell>
          <table:table-cell table:style-name="ce8" table:content-validation-name="val1" office:value-type="string" calcext:value-type="string">
            <text:p>Demo paper of Lorikeet</text:p>
          </table:table-cell>
          <table:table-cell table:style-name="ce10" table:formula="of:=[$'1 Title reading'.E22]" office:value-type="float" office:value="1" calcext:value-type="float">
            <text:p>1</text:p>
          </table:table-cell>
          <table:table-cell table:style-name="ce19" table:formula="of:=[$'1 Title reading'.I22]" office:value-type="string" office:string-value="http://ceur-ws.org/Vol-2196/BPM_2018_paper_12.pdf" calcext:value-type="string">
            <text:p>http://ceur-ws.org/Vol-2196/BPM_2018_paper_12.pdf</text:p>
          </table:table-cell>
          <table:table-cell table:style-name="ce10" table:formula="of:=[$'1 Title reading'.G22]" office:value-type="string" office:string-value="BPM (Dissertation/Demos/Industry)" calcext:value-type="string">
            <text:p>BPM (Dissertation/Demos/Industry)</text:p>
          </table:table-cell>
          <table:table-cell table:style-name="ce10" table:formula="of:=[$'1 Title reading'.N22]" office:value-type="float" office:value="0" calcext:value-type="float">
            <text:p>0</text:p>
          </table:table-cell>
          <table:table-cell table:number-columns-repeated="1015"/>
        </table:table-row>
        <table:table-row table:style-name="ro1">
          <table:table-cell table:style-name="ce10" table:formula="of:=[$'1 Title reading'.B23]" office:value-type="string" office:string-value="G Falazi, M Hahn, U Breitenbücher…" calcext:value-type="string">
            <text:p>G Falazi, M Hahn, U Breitenbücher…</text:p>
          </table:table-cell>
          <table:table-cell table:style-name="ce10" table:formula="of:=[$'1 Title reading'.C23]" office:value-type="float" office:value="2019" calcext:value-type="float">
            <text:p>2019</text:p>
          </table:table-cell>
          <table:table-cell table:style-name="ce10" table:formula="of:=[$'1 Title reading'.D23]" office:value-type="string" office:string-value="Modeling and execution of blockchain-aware business processes" calcext:value-type="string">
            <text:p>Modeling and execution of blockchain-aware business processes</text:p>
          </table:table-cell>
          <table:table-cell table:style-name="ce8" table:formula="of:=FALSE()" office:value-type="float" office:value="0" calcext:value-type="float">
            <text:p>0</text:p>
          </table:table-cell>
          <table:table-cell table:style-name="ce8" table:content-validation-name="val1" office:value-type="string" calcext:value-type="string">
            <text:p>EX2 (No relevant artefact), implements an oracle layer, the approach is extended in later work of Falazi</text:p>
          </table:table-cell>
          <table:table-cell table:style-name="ce10" table:formula="of:=[$'1 Title reading'.E23]" office:value-type="float" office:value="1" calcext:value-type="float">
            <text:p>1</text:p>
          </table:table-cell>
          <table:table-cell table:style-name="ce19" table:formula="of:=[$'1 Title reading'.I23]" office:value-type="string" office:string-value="https://link.springer.com/article/10.1007/s00450-019-00399-5" calcext:value-type="string">
            <text:p>https://link.springer.com/article/10.1007/s00450-019-00399-5</text:p>
          </table:table-cell>
          <table:table-cell table:style-name="ce10" table:formula="of:=[$'1 Title reading'.G23]" office:value-type="string" office:string-value="SICS Software-Intensive …" calcext:value-type="string">
            <text:p>SICS Software-Intensive …</text:p>
          </table:table-cell>
          <table:table-cell table:style-name="ce10" table:formula="of:=[$'1 Title reading'.N23]" office:value-type="string" office:string-value="10.1007/s00450-019-00399-5" calcext:value-type="string">
            <text:p>10.1007/s00450-019-00399-5</text:p>
          </table:table-cell>
          <table:table-cell table:number-columns-repeated="1015"/>
        </table:table-row>
        <table:table-row table:style-name="ro1">
          <table:table-cell table:style-name="ce10" table:formula="of:=[$'1 Title reading'.B24]" office:value-type="string" office:string-value="DMEDM Hussein, M Hamed…" calcext:value-type="string">
            <text:p>DMEDM Hussein, M Hamed…</text:p>
          </table:table-cell>
          <table:table-cell table:style-name="ce10" table:formula="of:=[$'1 Title reading'.C24]" office:value-type="float" office:value="2018" calcext:value-type="float">
            <text:p>2018</text:p>
          </table:table-cell>
          <table:table-cell table:style-name="ce10" table:formula="of:=[$'1 Title reading'.D24]" office:value-type="string" office:string-value="A blockchain technology evolution between business process management (BPM) and Internet-of-Things (IoT)" calcext:value-type="string">
            <text:p>A blockchain technology evolution between business process management (BPM) and Internet-of-Things (IoT)</text:p>
          </table:table-cell>
          <table:table-cell table:style-name="ce10" table:formula="of:=FALSE()" office:value-type="float" office:value="0" calcext:value-type="float">
            <text:p>0</text:p>
          </table:table-cell>
          <table:table-cell table:style-name="ce8" table:content-validation-name="val1" office:value-type="string" calcext:value-type="string">
            <text:p>EX1 (Not BP execution)</text:p>
          </table:table-cell>
          <table:table-cell table:style-name="ce10" table:formula="of:=[$'1 Title reading'.E24]" office:value-type="float" office:value="1" calcext:value-type="float">
            <text:p>1</text:p>
          </table:table-cell>
          <table:table-cell table:style-name="ce19" table:formula="of:=[$'1 Title reading'.I24]" office:value-type="string" office:string-value="https://scholar.cu.edu.eg/sites/default/files/nourmahmoud/files/paper_56-a_blockchain_technology_evolution.pdf" calcext:value-type="string">
            <text:p>https://scholar.cu.edu.eg/sites/default/files/nourmahmoud/files/paper_56-a_blockchain_technology_evolution.pdf</text:p>
          </table:table-cell>
          <table:table-cell table:style-name="ce10" table:formula="of:=[$'1 Title reading'.G24]" office:value-type="string" office:string-value="Int. J. Adv. Comput. Sci …" calcext:value-type="string">
            <text:p>Int. J. Adv. Comput. Sci …</text:p>
          </table:table-cell>
          <table:table-cell table:style-name="ce10" table:formula="of:=[$'1 Title reading'.N24]" office:value-type="float" office:value="0" calcext:value-type="float">
            <text:p>0</text:p>
          </table:table-cell>
          <table:table-cell table:number-columns-repeated="1015"/>
        </table:table-row>
        <table:table-row table:style-name="ro1">
          <table:table-cell table:style-name="ce10" table:formula="of:=[$'1 Title reading'.B25]" office:value-type="string" office:string-value="N Bore, A Kinai, J Mutahi, D Kaguma…" calcext:value-type="string">
            <text:p>N Bore, A Kinai, J Mutahi, D Kaguma…</text:p>
          </table:table-cell>
          <table:table-cell table:style-name="ce10" table:formula="of:=[$'1 Title reading'.C25]" office:value-type="float" office:value="2019" calcext:value-type="float">
            <text:p>2019</text:p>
          </table:table-cell>
          <table:table-cell table:style-name="ce10" table:formula="of:=[$'1 Title reading'.D25]" office:value-type="string" office:string-value="On using blockchain based workflows" calcext:value-type="string">
            <text:p>On using blockchain based workflows</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25]" office:value-type="float" office:value="1" calcext:value-type="float">
            <text:p>1</text:p>
          </table:table-cell>
          <table:table-cell table:style-name="ce19" table:formula="of:=[$'1 Title reading'.I25]" office:value-type="string" office:string-value="https://ieeexplore.ieee.org/abstract/document/8751446/" calcext:value-type="string">
            <text:p>https://ieeexplore.ieee.org/abstract/document/8751446/</text:p>
          </table:table-cell>
          <table:table-cell table:style-name="ce10" table:formula="of:=[$'1 Title reading'.G25]" office:value-type="string" office:string-value="… on Blockchain and …" calcext:value-type="string">
            <text:p>… on Blockchain and …</text:p>
          </table:table-cell>
          <table:table-cell table:style-name="ce10" table:formula="of:=[$'1 Title reading'.N25]" office:value-type="float" office:value="0" calcext:value-type="float">
            <text:p>0</text:p>
          </table:table-cell>
          <table:table-cell table:number-columns-repeated="1015"/>
        </table:table-row>
        <table:table-row table:style-name="ro1">
          <table:table-cell table:style-name="ce10" table:formula="of:=[$'1 Title reading'.B26]" office:value-type="string" office:string-value="O López‐Pintado, L García‐Bañuelos…" calcext:value-type="string">
            <text:p>O López‐Pintado, L García‐Bañuelos…</text:p>
          </table:table-cell>
          <table:table-cell table:style-name="ce10" table:formula="of:=[$'1 Title reading'.C26]" office:value-type="float" office:value="2019" calcext:value-type="float">
            <text:p>2019</text:p>
          </table:table-cell>
          <table:table-cell table:style-name="ce10" table:formula="of:=[$'1 Title reading'.D26]" office:value-type="string" office:string-value="Caterpillar: a business process execution engine on the Ethereum blockchain" calcext:value-type="string">
            <text:p>Caterpillar: a business process execution engine on the Ethereum blockchain</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26]" office:value-type="float" office:value="1" calcext:value-type="float">
            <text:p>1</text:p>
          </table:table-cell>
          <table:table-cell table:style-name="ce19" table:formula="of:=[$'1 Title reading'.I26]" office:value-type="string" office:string-value="https://onlinelibrary.wiley.com/doi/abs/10.1002/spe.2702" calcext:value-type="string">
            <text:p>https://onlinelibrary.wiley.com/doi/abs/10.1002/spe.2702</text:p>
          </table:table-cell>
          <table:table-cell table:style-name="ce10" table:formula="of:=[$'1 Title reading'.G26]" office:value-type="string" office:string-value="Software: Practice …" calcext:value-type="string">
            <text:p>Software: Practice …</text:p>
          </table:table-cell>
          <table:table-cell table:style-name="ce10" table:formula="of:=[$'1 Title reading'.N26]" office:value-type="string" office:string-value="10.1002/spe.2702" calcext:value-type="string">
            <text:p>10.1002/spe.2702</text:p>
          </table:table-cell>
          <table:table-cell table:number-columns-repeated="1015"/>
        </table:table-row>
        <table:table-row table:style-name="ro1" table:visibility="collapse">
          <table:table-cell table:style-name="ce10" table:formula="of:=[$'1 Title reading'.B27]" office:value-type="string" office:string-value="JA Garcia-Garcia, N Sánchez-Gómez, D Lizcano…" calcext:value-type="string">
            <text:p>JA Garcia-Garcia, N Sánchez-Gómez, D Lizcano…</text:p>
          </table:table-cell>
          <table:table-cell table:style-name="ce10" table:formula="of:=[$'1 Title reading'.C27]" office:value-type="float" office:value="2020" calcext:value-type="float">
            <text:p>2020</text:p>
          </table:table-cell>
          <table:table-cell table:style-name="ce10" table:formula="of:=[$'1 Title reading'.D27]" office:value-type="string" office:string-value="Using blockchain to improve collaborative business process management: Systematic literature review" calcext:value-type="string">
            <text:p>Using blockchain to improve collaborative business process management: Systematic literature review</text:p>
          </table:table-cell>
          <table:table-cell table:style-name="ce10" table:formula="of:=FALSE()" office:value-type="float" office:value="0" calcext:value-type="float">
            <text:p>0</text:p>
          </table:table-cell>
          <table:table-cell/>
          <table:table-cell table:style-name="ce10" table:formula="of:=[$'1 Title reading'.E27]" office:value-type="float" office:value="0" calcext:value-type="float">
            <text:p>0</text:p>
          </table:table-cell>
          <table:table-cell table:number-columns-repeated="1018"/>
        </table:table-row>
        <table:table-row table:style-name="ro1">
          <table:table-cell table:style-name="ce10" table:formula="of:=[$'1 Title reading'.B28]" office:value-type="string" office:string-value="B Carminati, C Rondanini…" calcext:value-type="string">
            <text:p>B Carminati, C Rondanini…</text:p>
          </table:table-cell>
          <table:table-cell table:style-name="ce10" table:formula="of:=[$'1 Title reading'.C28]" office:value-type="float" office:value="2018" calcext:value-type="float">
            <text:p>2018</text:p>
          </table:table-cell>
          <table:table-cell table:style-name="ce10" table:formula="of:=[$'1 Title reading'.D28]" office:value-type="string" office:string-value="Confidential business process execution on blockchain" calcext:value-type="string">
            <text:p>Confidential business process execution on blockchain</text:p>
          </table:table-cell>
          <table:table-cell table:style-name="ce10" table:formula="of:=FALSE()" office:value-type="float" office:value="0" calcext:value-type="float">
            <text:p>0</text:p>
          </table:table-cell>
          <table:table-cell table:style-name="ce8" table:content-validation-name="val1" office:value-type="string" calcext:value-type="string">
            <text:p>EX1 (Not BP execution)</text:p>
          </table:table-cell>
          <table:table-cell table:style-name="ce10" table:formula="of:=[$'1 Title reading'.E28]" office:value-type="float" office:value="1" calcext:value-type="float">
            <text:p>1</text:p>
          </table:table-cell>
          <table:table-cell table:style-name="ce19" table:formula="of:=[$'1 Title reading'.I28]" office:value-type="string" office:string-value="https://ieeexplore.ieee.org/abstract/document/8456332/" calcext:value-type="string">
            <text:p>https://ieeexplore.ieee.org/abstract/document/8456332/</text:p>
          </table:table-cell>
          <table:table-cell table:style-name="ce10" table:formula="of:=[$'1 Title reading'.G28]" office:value-type="string" office:string-value="2018 ieee international …" calcext:value-type="string">
            <text:p>2018 ieee international …</text:p>
          </table:table-cell>
          <table:table-cell table:style-name="ce10" table:formula="of:=[$'1 Title reading'.N28]" office:value-type="float" office:value="0" calcext:value-type="float">
            <text:p>0</text:p>
          </table:table-cell>
          <table:table-cell table:number-columns-repeated="1015"/>
        </table:table-row>
        <table:table-row table:style-name="ro1">
          <table:table-cell table:style-name="ce10" table:formula="of:=[$'1 Title reading'.B29]" office:value-type="string" office:string-value="O López-Pintado, M Dumas, L García-Bañuelos…" calcext:value-type="string">
            <text:p>O López-Pintado, M Dumas, L García-Bañuelos…</text:p>
          </table:table-cell>
          <table:table-cell table:style-name="ce10" table:formula="of:=[$'1 Title reading'.C29]" office:value-type="float" office:value="2019" calcext:value-type="float">
            <text:p>2019</text:p>
          </table:table-cell>
          <table:table-cell table:style-name="ce10" table:formula="of:=[$'1 Title reading'.D29]" office:value-type="string" office:string-value="Dynamic role binding in blockchain-based collaborative business processes" calcext:value-type="string">
            <text:p>Dynamic role binding in blockchain-based collaborative business processes</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29]" office:value-type="float" office:value="1" calcext:value-type="float">
            <text:p>1</text:p>
          </table:table-cell>
          <table:table-cell table:style-name="ce19" table:formula="of:=[$'1 Title reading'.I29]" office:value-type="string" office:string-value="https://link.springer.com/chapter/10.1007/978-3-030-21290-2_25" calcext:value-type="string">
            <text:p>https://link.springer.com/chapter/10.1007/978-3-030-21290-2_25</text:p>
          </table:table-cell>
          <table:table-cell table:style-name="ce10" table:formula="of:=[$'1 Title reading'.G29]" office:value-type="string" office:string-value="International Conference …" calcext:value-type="string">
            <text:p>International Conference …</text:p>
          </table:table-cell>
          <table:table-cell table:style-name="ce10" table:formula="of:=[$'1 Title reading'.N29]" office:value-type="string" office:string-value="10.1007/978-3-030-21290-2_25" calcext:value-type="string">
            <text:p>10.1007/978-3-030-21290-2_25</text:p>
          </table:table-cell>
          <table:table-cell table:number-columns-repeated="1015"/>
        </table:table-row>
        <table:table-row table:style-name="ro1">
          <table:table-cell table:style-name="ce10" table:formula="of:=[$'1 Title reading'.B30]" office:value-type="string" office:string-value="CD Ciccio, A Cecconi, J Mendling, D Felix…" calcext:value-type="string">
            <text:p>CD Ciccio, A Cecconi, J Mendling, D Felix…</text:p>
          </table:table-cell>
          <table:table-cell table:style-name="ce10" table:formula="of:=[$'1 Title reading'.C30]" office:value-type="float" office:value="2018" calcext:value-type="float">
            <text:p>2018</text:p>
          </table:table-cell>
          <table:table-cell table:style-name="ce10" table:formula="of:=[$'1 Title reading'.D30]" office:value-type="string" office:string-value="Blockchain-based traceability of inter-organisational business processes" calcext:value-type="string">
            <text:p>Blockchain-based traceability of inter-organisational business processes</text:p>
          </table:table-cell>
          <table:table-cell table:style-name="ce8" table:formula="of:=FALSE()" office:value-type="float" office:value="0" calcext:value-type="float">
            <text:p>0</text:p>
          </table:table-cell>
          <table:table-cell table:style-name="ce8" table:content-validation-name="val1" office:value-type="string" calcext:value-type="string">
            <text:p>EX1 (Not BP execution), Process Evaluation through Process Mining</text:p>
          </table:table-cell>
          <table:table-cell table:style-name="ce10" table:formula="of:=[$'1 Title reading'.E30]" office:value-type="float" office:value="1" calcext:value-type="float">
            <text:p>1</text:p>
          </table:table-cell>
          <table:table-cell table:style-name="ce19" table:formula="of:=[$'1 Title reading'.I30]" office:value-type="string" office:string-value="https://link.springer.com/chapter/10.1007/978-3-319-94214-8_4" calcext:value-type="string">
            <text:p>https://link.springer.com/chapter/10.1007/978-3-319-94214-8_4</text:p>
          </table:table-cell>
          <table:table-cell table:style-name="ce10" table:formula="of:=[$'1 Title reading'.G30]" office:value-type="string" office:string-value="… Symposium on Business …" calcext:value-type="string">
            <text:p>… Symposium on Business …</text:p>
          </table:table-cell>
          <table:table-cell table:style-name="ce10" table:formula="of:=[$'1 Title reading'.N30]" office:value-type="string" office:string-value="10.1007/978-3-319-94214-8_4" calcext:value-type="string">
            <text:p>10.1007/978-3-319-94214-8_4</text:p>
          </table:table-cell>
          <table:table-cell table:number-columns-repeated="1015"/>
        </table:table-row>
        <table:table-row table:style-name="ro1">
          <table:table-cell table:style-name="ce10" table:formula="of:=[$'1 Title reading'.B31]" office:value-type="string" office:string-value="C Prybila, S Schulte, C Hochreiner, I Weber" calcext:value-type="string">
            <text:p>C Prybila, S Schulte, C Hochreiner, I Weber</text:p>
          </table:table-cell>
          <table:table-cell table:style-name="ce10" table:formula="of:=[$'1 Title reading'.C31]" office:value-type="float" office:value="2020" calcext:value-type="float">
            <text:p>2020</text:p>
          </table:table-cell>
          <table:table-cell table:style-name="ce10" table:formula="of:=[$'1 Title reading'.D31]" office:value-type="string" office:string-value="Runtime verification for business processes utilizing the Bitcoin blockchain" calcext:value-type="string">
            <text:p>Runtime verification for business processes utilizing the Bitcoin blockchain</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31]" office:value-type="float" office:value="1" calcext:value-type="float">
            <text:p>1</text:p>
          </table:table-cell>
          <table:table-cell table:style-name="ce19" table:formula="of:=[$'1 Title reading'.I31]" office:value-type="string" office:string-value="https://www.sciencedirect.com/science/article/pii/S0167739X1731837X" calcext:value-type="string">
            <text:p>https://www.sciencedirect.com/science/article/pii/S0167739X1731837X</text:p>
          </table:table-cell>
          <table:table-cell table:style-name="ce10" table:formula="of:=[$'1 Title reading'.G31]" office:value-type="string" office:string-value="Future Generation Computer …" calcext:value-type="string">
            <text:p>Future Generation Computer …</text:p>
          </table:table-cell>
          <table:table-cell table:style-name="ce10" table:formula="of:=[$'1 Title reading'.N31]" office:value-type="float" office:value="0" calcext:value-type="float">
            <text:p>0</text:p>
          </table:table-cell>
          <table:table-cell table:number-columns-repeated="1015"/>
        </table:table-row>
        <table:table-row table:style-name="ro1" table:visibility="collapse">
          <table:table-cell table:style-name="ce10" table:formula="of:=[$'1 Title reading'.B32]" office:value-type="string" office:string-value="X Xu, Y Chen, Y Yuan, T Huang, X Zhang…" calcext:value-type="string">
            <text:p>X Xu, Y Chen, Y Yuan, T Huang, X Zhang…</text:p>
          </table:table-cell>
          <table:table-cell table:style-name="ce10" table:formula="of:=[$'1 Title reading'.C32]" office:value-type="float" office:value="2020" calcext:value-type="float">
            <text:p>2020</text:p>
          </table:table-cell>
          <table:table-cell table:style-name="ce10" table:formula="of:=[$'1 Title reading'.D32]" office:value-type="string" office:string-value="Blockchain-based cloudlet management for multimedia workflow in mobile cloud computing" calcext:value-type="string">
            <text:p>Blockchain-based cloudlet management for multimedia workflow in mobile cloud computing</text:p>
          </table:table-cell>
          <table:table-cell table:style-name="ce10" table:formula="of:=FALSE()" office:value-type="float" office:value="0" calcext:value-type="float">
            <text:p>0</text:p>
          </table:table-cell>
          <table:table-cell/>
          <table:table-cell table:style-name="ce10" table:formula="of:=[$'1 Title reading'.E32]" office:value-type="float" office:value="0" calcext:value-type="float">
            <text:p>0</text:p>
          </table:table-cell>
          <table:table-cell table:number-columns-repeated="1018"/>
        </table:table-row>
        <table:table-row table:style-name="ro1">
          <table:table-cell table:style-name="ce10" table:formula="of:=[$'1 Title reading'.B33]" office:value-type="string" office:string-value="Q Lu, A Binh Tran, I Weber, H O'Connor…" calcext:value-type="string">
            <text:p>Q Lu, A Binh Tran, I Weber, H O'Connor…</text:p>
          </table:table-cell>
          <table:table-cell table:style-name="ce10" table:formula="of:=[$'1 Title reading'.C33]" office:value-type="float" office:value="2021" calcext:value-type="float">
            <text:p>2021</text:p>
          </table:table-cell>
          <table:table-cell table:style-name="ce10" table:formula="of:=[$'1 Title reading'.D33]" office:value-type="string" office:string-value="Integrated model‐driven engineering of blockchain applications for business processes and asset management" calcext:value-type="string">
            <text:p>Integrated model‐driven engineering of blockchain applications for business processes and asset management</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33]" office:value-type="float" office:value="1" calcext:value-type="float">
            <text:p>1</text:p>
          </table:table-cell>
          <table:table-cell table:style-name="ce19" table:formula="of:=[$'1 Title reading'.I33]" office:value-type="string" office:string-value="https://onlinelibrary.wiley.com/doi/abs/10.1002/spe.2931" calcext:value-type="string">
            <text:p>https://onlinelibrary.wiley.com/doi/abs/10.1002/spe.2931</text:p>
          </table:table-cell>
          <table:table-cell table:style-name="ce10" table:formula="of:=[$'1 Title reading'.G33]" office:value-type="string" office:string-value="Software: Practice …" calcext:value-type="string">
            <text:p>Software: Practice …</text:p>
          </table:table-cell>
          <table:table-cell table:style-name="ce10" table:formula="of:=[$'1 Title reading'.N33]" office:value-type="string" office:string-value="10.1002/spe.2931" calcext:value-type="string">
            <text:p>10.1002/spe.2931</text:p>
          </table:table-cell>
          <table:table-cell table:number-columns-repeated="1015"/>
        </table:table-row>
        <table:table-row table:style-name="ro1">
          <table:table-cell table:style-name="ce10" table:formula="of:=[$'1 Title reading'.B34]" office:value-type="string" office:string-value="H Nakamura, K Miyamoto, M Kudo" calcext:value-type="string">
            <text:p>H Nakamura, K Miyamoto, M Kudo</text:p>
          </table:table-cell>
          <table:table-cell table:style-name="ce10" table:formula="of:=[$'1 Title reading'.C34]" office:value-type="float" office:value="2018" calcext:value-type="float">
            <text:p>2018</text:p>
          </table:table-cell>
          <table:table-cell table:style-name="ce10" table:formula="of:=[$'1 Title reading'.D34]" office:value-type="string" office:string-value="Inter-organizational business processes managed by blockchain" calcext:value-type="string">
            <text:p>Inter-organizational business processes managed by blockchain</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34]" office:value-type="float" office:value="1" calcext:value-type="float">
            <text:p>1</text:p>
          </table:table-cell>
          <table:table-cell table:style-name="ce19" table:formula="of:=[$'1 Title reading'.I34]" office:value-type="string" office:string-value="https://link.springer.com/chapter/10.1007/978-3-030-02922-7_1" calcext:value-type="string">
            <text:p>https://link.springer.com/chapter/10.1007/978-3-030-02922-7_1</text:p>
          </table:table-cell>
          <table:table-cell table:style-name="ce10" table:formula="of:=[$'1 Title reading'.G34]" office:value-type="string" office:string-value="International Conference on Web …" calcext:value-type="string">
            <text:p>International Conference on Web …</text:p>
          </table:table-cell>
          <table:table-cell table:style-name="ce10" table:formula="of:=[$'1 Title reading'.N34]" office:value-type="string" office:string-value="10.1007/978-3-030-02922-7_1" calcext:value-type="string">
            <text:p>10.1007/978-3-030-02922-7_1</text:p>
          </table:table-cell>
          <table:table-cell table:number-columns-repeated="1015"/>
        </table:table-row>
        <table:table-row table:style-name="ro1">
          <table:table-cell table:style-name="ce10" table:formula="of:=[$'1 Title reading'.B35]" office:value-type="string" office:string-value="O López-Pintado, M Dumas…" calcext:value-type="string">
            <text:p>O López-Pintado, M Dumas…</text:p>
          </table:table-cell>
          <table:table-cell table:style-name="ce10" table:formula="of:=[$'1 Title reading'.C35]" office:value-type="float" office:value="2019" calcext:value-type="float">
            <text:p>2019</text:p>
          </table:table-cell>
          <table:table-cell table:style-name="ce10" table:formula="of:=[$'1 Title reading'.D35]" office:value-type="string" office:string-value="Interpreted execution of business process models on blockchain" calcext:value-type="string">
            <text:p>Interpreted execution of business process models on blockchain</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35]" office:value-type="float" office:value="1" calcext:value-type="float">
            <text:p>1</text:p>
          </table:table-cell>
          <table:table-cell table:style-name="ce19" table:formula="of:=[$'1 Title reading'.I35]" office:value-type="string" office:string-value="https://ieeexplore.ieee.org/abstract/document/8944990/" calcext:value-type="string">
            <text:p>https://ieeexplore.ieee.org/abstract/document/8944990/</text:p>
          </table:table-cell>
          <table:table-cell table:style-name="ce10" table:formula="of:=[$'1 Title reading'.G35]" office:value-type="string" office:string-value="2019 IEEE 23rd …" calcext:value-type="string">
            <text:p>2019 IEEE 23rd …</text:p>
          </table:table-cell>
          <table:table-cell table:style-name="ce10" table:formula="of:=[$'1 Title reading'.N35]" office:value-type="float" office:value="0" calcext:value-type="float">
            <text:p>0</text:p>
          </table:table-cell>
          <table:table-cell table:number-columns-repeated="1015"/>
        </table:table-row>
        <table:table-row table:style-name="ro1" table:visibility="collapse">
          <table:table-cell table:style-name="ce10" table:formula="of:=[$'1 Title reading'.B36]" office:value-type="string" office:string-value="P Rimba, AB Tran, I Weber, M Staples…" calcext:value-type="string">
            <text:p>P Rimba, AB Tran, I Weber, M Staples…</text:p>
          </table:table-cell>
          <table:table-cell table:style-name="ce10" table:formula="of:=[$'1 Title reading'.C36]" office:value-type="float" office:value="2020" calcext:value-type="float">
            <text:p>2020</text:p>
          </table:table-cell>
          <table:table-cell table:style-name="ce10" table:formula="of:=[$'1 Title reading'.D36]" office:value-type="string" office:string-value="Quantifying the cost of distrust: Comparing blockchain and cloud services for business process execution" calcext:value-type="string">
            <text:p>Quantifying the cost of distrust: Comparing blockchain and cloud services for business process execution</text:p>
          </table:table-cell>
          <table:table-cell table:style-name="ce10" table:formula="of:=FALSE()" office:value-type="float" office:value="0" calcext:value-type="float">
            <text:p>0</text:p>
          </table:table-cell>
          <table:table-cell/>
          <table:table-cell table:style-name="ce10" table:formula="of:=[$'1 Title reading'.E36]" office:value-type="float" office:value="0" calcext:value-type="float">
            <text:p>0</text:p>
          </table:table-cell>
          <table:table-cell table:number-columns-repeated="1018"/>
        </table:table-row>
        <table:table-row table:style-name="ro1" table:visibility="collapse">
          <table:table-cell table:style-name="ce10" table:formula="of:=[$'1 Title reading'.B37]" office:value-type="string" office:string-value="W Chen, X Liang, J Li, H Qin, Y Mu…" calcext:value-type="string">
            <text:p>W Chen, X Liang, J Li, H Qin, Y Mu…</text:p>
          </table:table-cell>
          <table:table-cell table:style-name="ce10" table:formula="of:=[$'1 Title reading'.C37]" office:value-type="float" office:value="2018" calcext:value-type="float">
            <text:p>2018</text:p>
          </table:table-cell>
          <table:table-cell table:style-name="ce10" table:formula="of:=[$'1 Title reading'.D37]" office:value-type="string" office:string-value="Blockchain based provenance sharing of scientific workflows" calcext:value-type="string">
            <text:p>Blockchain based provenance sharing of scientific workflows</text:p>
          </table:table-cell>
          <table:table-cell table:style-name="ce10" table:formula="of:=FALSE()" office:value-type="float" office:value="0" calcext:value-type="float">
            <text:p>0</text:p>
          </table:table-cell>
          <table:table-cell/>
          <table:table-cell table:style-name="ce10" table:formula="of:=[$'1 Title reading'.E37]" office:value-type="float" office:value="0" calcext:value-type="float">
            <text:p>0</text:p>
          </table:table-cell>
          <table:table-cell table:number-columns-repeated="1018"/>
        </table:table-row>
        <table:table-row table:style-name="ro1" table:visibility="collapse">
          <table:table-cell table:style-name="ce10" table:formula="of:=[$'1 Title reading'.B38]" office:value-type="string" office:string-value="S Tönnissen, F Teuteberg" calcext:value-type="string">
            <text:p>S Tönnissen, F Teuteberg</text:p>
          </table:table-cell>
          <table:table-cell table:style-name="ce10" table:formula="of:=[$'1 Title reading'.C38]" office:value-type="float" office:value="2018" calcext:value-type="float">
            <text:p>2018</text:p>
          </table:table-cell>
          <table:table-cell table:style-name="ce10" table:formula="of:=[$'1 Title reading'.D38]" office:value-type="string" office:string-value="Using blockchain technology for business processes in purchasing− concept and case study-based evidence" calcext:value-type="string">
            <text:p>Using blockchain technology for business processes in purchasing− concept and case study-based evidence</text:p>
          </table:table-cell>
          <table:table-cell table:style-name="ce10" table:formula="of:=FALSE()" office:value-type="float" office:value="0" calcext:value-type="float">
            <text:p>0</text:p>
          </table:table-cell>
          <table:table-cell/>
          <table:table-cell table:style-name="ce10" table:formula="of:=[$'1 Title reading'.E38]" office:value-type="float" office:value="0" calcext:value-type="float">
            <text:p>0</text:p>
          </table:table-cell>
          <table:table-cell table:number-columns-repeated="1018"/>
        </table:table-row>
        <table:table-row table:style-name="ro1">
          <table:table-cell table:style-name="ce10" table:formula="of:=[$'1 Title reading'.B39]" office:value-type="string" office:string-value="H Johng, D Kim, T Hill, L Chung" calcext:value-type="string">
            <text:p>H Johng, D Kim, T Hill, L Chung</text:p>
          </table:table-cell>
          <table:table-cell table:style-name="ce10" table:formula="of:=[$'1 Title reading'.C39]" office:value-type="float" office:value="2018" calcext:value-type="float">
            <text:p>2018</text:p>
          </table:table-cell>
          <table:table-cell table:style-name="ce10" table:formula="of:=[$'1 Title reading'.D39]" office:value-type="string" office:string-value="Using blockchain to enhance the trustworthiness of business processes: a goal-oriented approach" calcext:value-type="string">
            <text:p>Using blockchain to enhance the trustworthiness of business processes: a goal-oriented approach</text:p>
          </table:table-cell>
          <table:table-cell table:style-name="ce10" table:formula="of:=FALSE()" office:value-type="float" office:value="0" calcext:value-type="float">
            <text:p>0</text:p>
          </table:table-cell>
          <table:table-cell table:style-name="ce8" table:content-validation-name="val1" office:value-type="string" calcext:value-type="string">
            <text:p>Duplicate</text:p>
          </table:table-cell>
          <table:table-cell table:style-name="ce10" table:formula="of:=[$'1 Title reading'.E39]" office:value-type="float" office:value="1" calcext:value-type="float">
            <text:p>1</text:p>
          </table:table-cell>
          <table:table-cell table:style-name="ce19" table:formula="of:=[$'1 Title reading'.I39]" office:value-type="string" office:string-value="https://ieeexplore.ieee.org/abstract/document/8456427/" calcext:value-type="string">
            <text:p>https://ieeexplore.ieee.org/abstract/document/8456427/</text:p>
          </table:table-cell>
          <table:table-cell table:style-name="ce10" table:formula="of:=[$'1 Title reading'.G39]" office:value-type="string" office:string-value="2018 IEEE international …" calcext:value-type="string">
            <text:p>2018 IEEE international …</text:p>
          </table:table-cell>
          <table:table-cell table:style-name="ce10" table:formula="of:=[$'1 Title reading'.N39]" office:value-type="float" office:value="0" calcext:value-type="float">
            <text:p>0</text:p>
          </table:table-cell>
          <table:table-cell table:number-columns-repeated="1015"/>
        </table:table-row>
        <table:table-row table:style-name="ro1">
          <table:table-cell table:style-name="ce10" table:formula="of:=[$'1 Title reading'.B40]" office:value-type="string" office:string-value="B Carminati, E Ferrari…" calcext:value-type="string">
            <text:p>B Carminati, E Ferrari…</text:p>
          </table:table-cell>
          <table:table-cell table:style-name="ce10" table:formula="of:=[$'1 Title reading'.C40]" office:value-type="float" office:value="2018" calcext:value-type="float">
            <text:p>2018</text:p>
          </table:table-cell>
          <table:table-cell table:style-name="ce10" table:formula="of:=[$'1 Title reading'.D40]" office:value-type="string" office:string-value="Blockchain as a platform for secure inter-organizational business processes" calcext:value-type="string">
            <text:p>Blockchain as a platform for secure inter-organizational business processes</text:p>
          </table:table-cell>
          <table:table-cell table:style-name="ce8" table:formula="of:=FALSE()" office:value-type="float" office:value="0" calcext:value-type="float">
            <text:p>0</text:p>
          </table:table-cell>
          <table:table-cell table:style-name="ce8" table:content-validation-name="val1" office:value-type="string" calcext:value-type="string">
            <text:p>EX3 (Tertiary)</text:p>
          </table:table-cell>
          <table:table-cell table:style-name="ce10" table:formula="of:=[$'1 Title reading'.E40]" office:value-type="float" office:value="1" calcext:value-type="float">
            <text:p>1</text:p>
          </table:table-cell>
          <table:table-cell table:style-name="ce19" table:formula="of:=[$'1 Title reading'.I40]" office:value-type="string" office:string-value="https://ieeexplore.ieee.org/abstract/document/8537825/" calcext:value-type="string">
            <text:p>https://ieeexplore.ieee.org/abstract/document/8537825/</text:p>
          </table:table-cell>
          <table:table-cell table:style-name="ce10" table:formula="of:=[$'1 Title reading'.G40]" office:value-type="string" office:string-value="2018 IEEE 4th International …" calcext:value-type="string">
            <text:p>2018 IEEE 4th International …</text:p>
          </table:table-cell>
          <table:table-cell table:style-name="ce10" table:formula="of:=[$'1 Title reading'.N40]" office:value-type="float" office:value="0" calcext:value-type="float">
            <text:p>0</text:p>
          </table:table-cell>
          <table:table-cell table:number-columns-repeated="1015"/>
        </table:table-row>
        <table:table-row table:style-name="ro1" table:visibility="collapse">
          <table:table-cell table:style-name="ce10" table:formula="of:=[$'1 Title reading'.B41]" office:value-type="string" office:string-value="F Guggenmos, J Lockl, A Rieger…" calcext:value-type="string">
            <text:p>F Guggenmos, J Lockl, A Rieger…</text:p>
          </table:table-cell>
          <table:table-cell table:style-name="ce10" table:formula="of:=[$'1 Title reading'.C41]" office:value-type="float" office:value="2020" calcext:value-type="float">
            <text:p>2020</text:p>
          </table:table-cell>
          <table:table-cell table:style-name="ce10" table:formula="of:=[$'1 Title reading'.D41]" office:value-type="string" office:string-value="How to develop a GDPR-compliant blockchain solution for cross-organizational workflow management: evidence from the German asylum procedure" calcext:value-type="string">
            <text:p>How to develop a GDPR-compliant blockchain solution for cross-organizational workflow management: evidence from the German asylum procedure</text:p>
          </table:table-cell>
          <table:table-cell table:style-name="ce10" table:formula="of:=FALSE()" office:value-type="float" office:value="0" calcext:value-type="float">
            <text:p>0</text:p>
          </table:table-cell>
          <table:table-cell/>
          <table:table-cell table:style-name="ce10" table:formula="of:=[$'1 Title reading'.E41]" office:value-type="float" office:value="0" calcext:value-type="float">
            <text:p>0</text:p>
          </table:table-cell>
          <table:table-cell table:number-columns-repeated="1018"/>
        </table:table-row>
        <table:table-row table:style-name="ro1" table:visibility="collapse">
          <table:table-cell table:style-name="ce10" table:formula="of:=[$'1 Title reading'.B42]" office:value-type="string" office:string-value="M Alles, GL Gray" calcext:value-type="string">
            <text:p>M Alles, GL Gray</text:p>
          </table:table-cell>
          <table:table-cell table:style-name="ce10" table:formula="of:=[$'1 Title reading'.C42]" office:value-type="float" office:value="2020" calcext:value-type="float">
            <text:p>2020</text:p>
          </table:table-cell>
          <table:table-cell table:style-name="ce10" table:formula="of:=[$'1 Title reading'.D42]" office:value-type="string" office:string-value="“The first mile problem”: Deriving an endogenous demand for auditing in blockchain-based business processes" calcext:value-type="string">
            <text:p>“The first mile problem”: Deriving an endogenous demand for auditing in blockchain-based business processes</text:p>
          </table:table-cell>
          <table:table-cell table:style-name="ce10" table:formula="of:=FALSE()" office:value-type="float" office:value="0" calcext:value-type="float">
            <text:p>0</text:p>
          </table:table-cell>
          <table:table-cell/>
          <table:table-cell table:style-name="ce10" table:formula="of:=[$'1 Title reading'.E42]" office:value-type="float" office:value="0" calcext:value-type="float">
            <text:p>0</text:p>
          </table:table-cell>
          <table:table-cell table:number-columns-repeated="1018"/>
        </table:table-row>
        <table:table-row table:style-name="ro1">
          <table:table-cell table:style-name="ce10" table:formula="of:=[$'1 Title reading'.B43]" office:value-type="string" office:string-value="F Corradini, A Marcelletti, A Morichetta…" calcext:value-type="string">
            <text:p>F Corradini, A Marcelletti, A Morichetta…</text:p>
          </table:table-cell>
          <table:table-cell table:style-name="ce10" table:formula="of:=[$'1 Title reading'.C43]" office:value-type="float" office:value="2022" calcext:value-type="float">
            <text:p>2022</text:p>
          </table:table-cell>
          <table:table-cell table:style-name="ce10" table:formula="of:=[$'1 Title reading'.D43]" office:value-type="string" office:string-value="Engineering Trustable and Auditable Choreography-based Systems Using Blockchain" calcext:value-type="string">
            <text:p>Engineering Trustable and Auditable Choreography-based Systems Using Blockchain</text:p>
          </table:table-cell>
          <table:table-cell table:style-name="ce8" table:formula="of:=TRUE()" office:value-type="float" office:value="1" calcext:value-type="float">
            <text:p>1</text:p>
          </table:table-cell>
          <table:table-cell table:style-name="ce8" table:content-validation-name="val1" office:value-type="string" calcext:value-type="string">
            <text:p>Journal paper of Corradini2020(D10)</text:p>
          </table:table-cell>
          <table:table-cell table:style-name="ce10" table:formula="of:=[$'1 Title reading'.E43]" office:value-type="float" office:value="1" calcext:value-type="float">
            <text:p>1</text:p>
          </table:table-cell>
          <table:table-cell table:style-name="ce19" table:formula="of:=[$'1 Title reading'.I43]" office:value-type="string" office:string-value="https://dl.acm.org/doi/abs/10.1145/3505225" calcext:value-type="string">
            <text:p>https://dl.acm.org/doi/abs/10.1145/3505225</text:p>
          </table:table-cell>
          <table:table-cell table:style-name="ce10" table:formula="of:=[$'1 Title reading'.G43]" office:value-type="string" office:string-value="ACM Transactions on …" calcext:value-type="string">
            <text:p>ACM Transactions on …</text:p>
          </table:table-cell>
          <table:table-cell table:style-name="ce10" table:formula="of:=[$'1 Title reading'.N43]" office:value-type="string" office:string-value="10.1145/3505225" calcext:value-type="string">
            <text:p>10.1145/3505225</text:p>
          </table:table-cell>
          <table:table-cell table:number-columns-repeated="1015"/>
        </table:table-row>
        <table:table-row table:style-name="ro1">
          <table:table-cell table:style-name="ce10" table:formula="of:=[$'1 Title reading'.B44]" office:value-type="string" office:string-value="O López-Pintado, M Dumas, L García-Bañuelos…" calcext:value-type="string">
            <text:p>O López-Pintado, M Dumas, L García-Bañuelos…</text:p>
          </table:table-cell>
          <table:table-cell table:style-name="ce10" table:formula="of:=[$'1 Title reading'.C44]" office:value-type="float" office:value="2022" calcext:value-type="float">
            <text:p>2022</text:p>
          </table:table-cell>
          <table:table-cell table:style-name="ce10" table:formula="of:=[$'1 Title reading'.D44]" office:value-type="string" office:string-value="Controlled flexibility in blockchain-based collaborative business processes" calcext:value-type="string">
            <text:p>Controlled flexibility in blockchain-based collaborative business processes</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44]" office:value-type="float" office:value="1" calcext:value-type="float">
            <text:p>1</text:p>
          </table:table-cell>
          <table:table-cell table:style-name="ce19" table:formula="of:=[$'1 Title reading'.I44]" office:value-type="string" office:string-value="https://www.sciencedirect.com/science/article/pii/S0306437920300946" calcext:value-type="string">
            <text:p>https://www.sciencedirect.com/science/article/pii/S0306437920300946</text:p>
          </table:table-cell>
          <table:table-cell table:style-name="ce10" table:formula="of:=[$'1 Title reading'.G44]" office:value-type="string" office:string-value="Information Systems" calcext:value-type="string">
            <text:p>Information Systems</text:p>
          </table:table-cell>
          <table:table-cell table:style-name="ce10" table:formula="of:=[$'1 Title reading'.N44]" office:value-type="float" office:value="0" calcext:value-type="float">
            <text:p>0</text:p>
          </table:table-cell>
          <table:table-cell table:number-columns-repeated="1015"/>
        </table:table-row>
        <table:table-row table:style-name="ro1">
          <table:table-cell table:style-name="ce10" table:formula="of:=[$'1 Title reading'.B45]" office:value-type="string" office:string-value="F Härer" calcext:value-type="string">
            <text:p>F Härer</text:p>
          </table:table-cell>
          <table:table-cell table:style-name="ce10" table:formula="of:=[$'1 Title reading'.C45]" office:value-type="float" office:value="2018" calcext:value-type="float">
            <text:p>2018</text:p>
          </table:table-cell>
          <table:table-cell table:style-name="ce10" table:formula="of:=[$'1 Title reading'.D45]" office:value-type="string" office:string-value="Decentralized Business Process Modeling and Instance Tracking Secured by a Blockchain." calcext:value-type="string">
            <text:p>Decentralized Business Process Modeling and Instance Tracking Secured by a Blockchain.</text:p>
          </table:table-cell>
          <table:table-cell table:style-name="ce8" table:formula="of:=FALSE()" office:value-type="float" office:value="0" calcext:value-type="float">
            <text:p>0</text:p>
          </table:table-cell>
          <table:table-cell table:style-name="ce8" table:content-validation-name="val1" office:value-type="string" calcext:value-type="string">
            <text:p>EX1 (Not BP execution), modelling and model versioning system</text:p>
          </table:table-cell>
          <table:table-cell table:style-name="ce10" table:formula="of:=[$'1 Title reading'.E45]" office:value-type="float" office:value="1" calcext:value-type="float">
            <text:p>1</text:p>
          </table:table-cell>
          <table:table-cell table:style-name="ce19" table:formula="of:=[$'1 Title reading'.I45]" office:value-type="string" office:string-value="https://www.researchgate.net/profile/Felix-Haerer/publication/326042433_Decentralized_Business_Process_Modeling_and_Instance_Tracking_Secured_By_a_Blockchain/links/5b377f1d0f7e9b0df5ddb4f2/Decentralized-Business-Process-Modeling-and-Instance-Tracking-Secured-By-a-Blockchain.pdf" calcext:value-type="string">
            <text:p>https://www.researchgate.net/profile/Felix-Haerer/publication/326042433_Decentralized_Business_Process_Modeling_and_Instance_Tracking_Secured_By_a_Blockchain/links/5b377f1d0f7e9b0df5ddb4f2/Decentralized-Business-Process-Modeling-and-Instance-Tracking-Secured-By-a-Blockchain.pdf</text:p>
          </table:table-cell>
          <table:table-cell table:style-name="ce10" table:formula="of:=[$'1 Title reading'.G45]" office:value-type="string" office:string-value="ECIS" calcext:value-type="string">
            <text:p>ECIS</text:p>
          </table:table-cell>
          <table:table-cell table:style-name="ce10" table:formula="of:=[$'1 Title reading'.N45]" office:value-type="float" office:value="0" calcext:value-type="float">
            <text:p>0</text:p>
          </table:table-cell>
          <table:table-cell table:number-columns-repeated="1015"/>
        </table:table-row>
        <table:table-row table:style-name="ro1">
          <table:table-cell table:style-name="ce10" table:formula="of:=[$'1 Title reading'.B46]" office:value-type="string" office:string-value="L Mercenne, KL Brousmiche…" calcext:value-type="string">
            <text:p>L Mercenne, KL Brousmiche…</text:p>
          </table:table-cell>
          <table:table-cell table:style-name="ce10" table:formula="of:=[$'1 Title reading'.C46]" office:value-type="float" office:value="2018" calcext:value-type="float">
            <text:p>2018</text:p>
          </table:table-cell>
          <table:table-cell table:style-name="ce10" table:formula="of:=[$'1 Title reading'.D46]" office:value-type="string" office:string-value="Blockchain studio: a role-based business workflows management system" calcext:value-type="string">
            <text:p>Blockchain studio: a role-based business workflows management system</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46]" office:value-type="float" office:value="1" calcext:value-type="float">
            <text:p>1</text:p>
          </table:table-cell>
          <table:table-cell table:style-name="ce19" table:formula="of:=[$'1 Title reading'.I46]" office:value-type="string" office:string-value="https://ieeexplore.ieee.org/abstract/document/8614879/" calcext:value-type="string">
            <text:p>https://ieeexplore.ieee.org/abstract/document/8614879/</text:p>
          </table:table-cell>
          <table:table-cell table:style-name="ce10" table:formula="of:=[$'1 Title reading'.G46]" office:value-type="string" office:string-value="2018 IEEE 9th Annual …" calcext:value-type="string">
            <text:p>2018 IEEE 9th Annual …</text:p>
          </table:table-cell>
          <table:table-cell table:style-name="ce10" table:formula="of:=[$'1 Title reading'.N46]" office:value-type="float" office:value="0" calcext:value-type="float">
            <text:p>0</text:p>
          </table:table-cell>
          <table:table-cell table:number-columns-repeated="1015"/>
        </table:table-row>
        <table:table-row table:style-name="ro1">
          <table:table-cell table:style-name="ce10" table:formula="of:=[$'1 Title reading'.B47]" office:value-type="string" office:string-value="J Mendling, I Weber, WVD Aalst, JV Brocke…" calcext:value-type="string">
            <text:p>J Mendling, I Weber, WVD Aalst, JV Brocke…</text:p>
          </table:table-cell>
          <table:table-cell table:style-name="ce10" table:formula="of:=[$'1 Title reading'.C47]" office:value-type="float" office:value="2018" calcext:value-type="float">
            <text:p>2018</text:p>
          </table:table-cell>
          <table:table-cell table:style-name="ce10" table:formula="of:=[$'1 Title reading'.D47]" office:value-type="string" office:string-value="Blockchains for business process management-challenges and opportunities" calcext:value-type="string">
            <text:p>Blockchains for business process management-challenges and opportunities</text:p>
          </table:table-cell>
          <table:table-cell table:style-name="ce8" table:formula="of:=FALSE()" office:value-type="float" office:value="0" calcext:value-type="float">
            <text:p>0</text:p>
          </table:table-cell>
          <table:table-cell table:style-name="ce8" table:content-validation-name="val1" office:value-type="string" calcext:value-type="string">
            <text:p>EX2 (No relevant artefact)</text:p>
          </table:table-cell>
          <table:table-cell table:style-name="ce10" table:formula="of:=[$'1 Title reading'.E47]" office:value-type="float" office:value="1" calcext:value-type="float">
            <text:p>1</text:p>
          </table:table-cell>
          <table:table-cell table:style-name="ce19" table:formula="of:=[$'1 Title reading'.I47]" office:value-type="string" office:string-value="https://dl.acm.org/doi/abs/10.1145/3183367" calcext:value-type="string">
            <text:p>https://dl.acm.org/doi/abs/10.1145/3183367</text:p>
          </table:table-cell>
          <table:table-cell table:style-name="ce10" table:formula="of:=[$'1 Title reading'.G47]" office:value-type="string" office:string-value="ACM Transactions on …" calcext:value-type="string">
            <text:p>ACM Transactions on …</text:p>
          </table:table-cell>
          <table:table-cell table:style-name="ce10" table:formula="of:=[$'1 Title reading'.N47]" office:value-type="string" office:string-value="10.1145/3183367" calcext:value-type="string">
            <text:p>10.1145/3183367</text:p>
          </table:table-cell>
          <table:table-cell table:number-columns-repeated="1015"/>
        </table:table-row>
        <table:table-row table:style-name="ro1" table:visibility="collapse">
          <table:table-cell table:style-name="ce10" table:formula="of:=[$'1 Title reading'.B48]" office:value-type="string" office:string-value="A Ruggeri, M Fazio, A Celesti, M Villari" calcext:value-type="string">
            <text:p>A Ruggeri, M Fazio, A Celesti, M Villari</text:p>
          </table:table-cell>
          <table:table-cell table:style-name="ce10" table:formula="of:=[$'1 Title reading'.C48]" office:value-type="float" office:value="2020" calcext:value-type="float">
            <text:p>2020</text:p>
          </table:table-cell>
          <table:table-cell table:style-name="ce10" table:formula="of:=[$'1 Title reading'.D48]" office:value-type="string" office:string-value="Blockchain-based healthcare workflows in federated hospital clouds" calcext:value-type="string">
            <text:p>Blockchain-based healthcare workflows in federated hospital clouds</text:p>
          </table:table-cell>
          <table:table-cell table:style-name="ce10" table:formula="of:=FALSE()" office:value-type="float" office:value="0" calcext:value-type="float">
            <text:p>0</text:p>
          </table:table-cell>
          <table:table-cell/>
          <table:table-cell table:style-name="ce10" table:formula="of:=[$'1 Title reading'.E48]" office:value-type="float" office:value="0" calcext:value-type="float">
            <text:p>0</text:p>
          </table:table-cell>
          <table:table-cell table:number-columns-repeated="1018"/>
        </table:table-row>
        <table:table-row table:style-name="ro1">
          <table:table-cell table:style-name="ce10" table:formula="of:=[$'1 Title reading'.B49]" office:value-type="string" office:string-value="D Silva, S Guerreiro, P Sousa" calcext:value-type="string">
            <text:p>D Silva, S Guerreiro, P Sousa</text:p>
          </table:table-cell>
          <table:table-cell table:style-name="ce10" table:formula="of:=[$'1 Title reading'.C49]" office:value-type="float" office:value="2019" calcext:value-type="float">
            <text:p>2019</text:p>
          </table:table-cell>
          <table:table-cell table:style-name="ce10" table:formula="of:=[$'1 Title reading'.D49]" office:value-type="string" office:string-value="Decentralized enforcement of business process control using blockchain" calcext:value-type="string">
            <text:p>Decentralized enforcement of business process control using blockchain</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49]" office:value-type="float" office:value="1" calcext:value-type="float">
            <text:p>1</text:p>
          </table:table-cell>
          <table:table-cell table:style-name="ce19" table:formula="of:=[$'1 Title reading'.I49]" office:value-type="string" office:string-value="https://link.springer.com/chapter/10.1007/978-3-030-06097-8_5" calcext:value-type="string">
            <text:p>https://link.springer.com/chapter/10.1007/978-3-030-06097-8_5</text:p>
          </table:table-cell>
          <table:table-cell table:style-name="ce10" table:formula="of:=[$'1 Title reading'.G49]" office:value-type="string" office:string-value="Enterprise Engineering Working …" calcext:value-type="string">
            <text:p>Enterprise Engineering Working …</text:p>
          </table:table-cell>
          <table:table-cell table:style-name="ce10" table:formula="of:=[$'1 Title reading'.N49]" office:value-type="string" office:string-value="10.1007/978-3-030-06097-8_5" calcext:value-type="string">
            <text:p>10.1007/978-3-030-06097-8_5</text:p>
          </table:table-cell>
          <table:table-cell table:number-columns-repeated="1015"/>
        </table:table-row>
        <table:table-row table:style-name="ro1">
          <table:table-cell table:style-name="ce10" table:formula="of:=[$'1 Title reading'.B50]" office:value-type="string" office:string-value="J Mendling" calcext:value-type="string">
            <text:p>J Mendling</text:p>
          </table:table-cell>
          <table:table-cell table:style-name="ce10" table:formula="of:=[$'1 Title reading'.C50]" office:value-type="float" office:value="2018" calcext:value-type="float">
            <text:p>2018</text:p>
          </table:table-cell>
          <table:table-cell table:style-name="ce10" table:formula="of:=[$'1 Title reading'.D50]" office:value-type="string" office:string-value="Towards blockchain support for business processes" calcext:value-type="string">
            <text:p>Towards blockchain support for business processes</text:p>
          </table:table-cell>
          <table:table-cell table:style-name="ce10" table:formula="of:=FALSE()" office:value-type="float" office:value="0" calcext:value-type="float">
            <text:p>0</text:p>
          </table:table-cell>
          <table:table-cell table:style-name="ce8" table:content-validation-name="val1" office:value-type="string" calcext:value-type="string">
            <text:p>EX2 (No relevant artefact)</text:p>
          </table:table-cell>
          <table:table-cell table:style-name="ce10" table:formula="of:=[$'1 Title reading'.E50]" office:value-type="float" office:value="1" calcext:value-type="float">
            <text:p>1</text:p>
          </table:table-cell>
          <table:table-cell table:style-name="ce19" table:formula="of:=[$'1 Title reading'.I50]" office:value-type="string" office:string-value="https://link.springer.com/chapter/10.1007/978-3-319-94214-8_15" calcext:value-type="string">
            <text:p>https://link.springer.com/chapter/10.1007/978-3-319-94214-8_15</text:p>
          </table:table-cell>
          <table:table-cell table:style-name="ce10" table:formula="of:=[$'1 Title reading'.G50]" office:value-type="string" office:string-value="International Symposium on Business Modeling and …" calcext:value-type="string">
            <text:p>International Symposium on Business Modeling and …</text:p>
          </table:table-cell>
          <table:table-cell table:style-name="ce10" table:formula="of:=[$'1 Title reading'.N50]" office:value-type="string" office:string-value="10.1007/978-3-319-94214-8_15" calcext:value-type="string">
            <text:p>10.1007/978-3-319-94214-8_15</text:p>
          </table:table-cell>
          <table:table-cell table:number-columns-repeated="1015"/>
        </table:table-row>
        <table:table-row table:style-name="ro1">
          <table:table-cell table:style-name="ce10" table:formula="of:=[$'1 Title reading'.B51]" office:value-type="string" office:string-value="M Müller, N Ostern, M Rosemann" calcext:value-type="string">
            <text:p>M Müller, N Ostern, M Rosemann</text:p>
          </table:table-cell>
          <table:table-cell table:style-name="ce10" table:formula="of:=[$'1 Title reading'.C51]" office:value-type="float" office:value="2020" calcext:value-type="float">
            <text:p>2020</text:p>
          </table:table-cell>
          <table:table-cell table:style-name="ce10" table:formula="of:=[$'1 Title reading'.D51]" office:value-type="string" office:string-value="Silver bullet for all trust issues? blockchain-based trust patterns for collaborative business processes" calcext:value-type="string">
            <text:p>Silver bullet for all trust issues? blockchain-based trust patterns for collaborative business processes</text:p>
          </table:table-cell>
          <table:table-cell table:style-name="ce10" table:formula="of:=FALSE()" office:value-type="float" office:value="0" calcext:value-type="float">
            <text:p>0</text:p>
          </table:table-cell>
          <table:table-cell table:style-name="ce8" table:content-validation-name="val1" office:value-type="string" calcext:value-type="string">
            <text:p>EX2 (No relevant artefact)</text:p>
          </table:table-cell>
          <table:table-cell table:style-name="ce10" table:formula="of:=[$'1 Title reading'.E51]" office:value-type="float" office:value="1" calcext:value-type="float">
            <text:p>1</text:p>
          </table:table-cell>
          <table:table-cell table:style-name="ce19" table:formula="of:=[$'1 Title reading'.I51]" office:value-type="string" office:string-value="https://link.springer.com/chapter/10.1007/978-3-030-58779-6_1" calcext:value-type="string">
            <text:p>https://link.springer.com/chapter/10.1007/978-3-030-58779-6_1</text:p>
          </table:table-cell>
          <table:table-cell table:style-name="ce10" table:formula="of:=[$'1 Title reading'.G51]" office:value-type="string" office:string-value="… Conference on Business Process …" calcext:value-type="string">
            <text:p>… Conference on Business Process …</text:p>
          </table:table-cell>
          <table:table-cell table:style-name="ce10" table:formula="of:=[$'1 Title reading'.N51]" office:value-type="string" office:string-value="10.1007/978-3-030-58779-6_1" calcext:value-type="string">
            <text:p>10.1007/978-3-030-58779-6_1</text:p>
          </table:table-cell>
          <table:table-cell table:number-columns-repeated="1015"/>
        </table:table-row>
        <table:table-row table:style-name="ro1">
          <table:table-cell table:style-name="ce10" table:formula="of:=[$'1 Title reading'.B52]" office:value-type="string" office:string-value="M Kherbouche, G Pisoni, B Molnár" calcext:value-type="string">
            <text:p>M Kherbouche, G Pisoni, B Molnár</text:p>
          </table:table-cell>
          <table:table-cell table:style-name="ce10" table:formula="of:=[$'1 Title reading'.C52]" office:value-type="float" office:value="2022" calcext:value-type="float">
            <text:p>2022</text:p>
          </table:table-cell>
          <table:table-cell table:style-name="ce10" table:formula="of:=[$'1 Title reading'.D52]" office:value-type="string" office:string-value="Model to Program and Blockchain Approaches for Business Processes and Workflows in Finance" calcext:value-type="string">
            <text:p>Model to Program and Blockchain Approaches for Business Processes and Workflows in Finance</text:p>
          </table:table-cell>
          <table:table-cell table:style-name="ce10" table:formula="of:=FALSE()" office:value-type="float" office:value="0" calcext:value-type="float">
            <text:p>0</text:p>
          </table:table-cell>
          <table:table-cell table:style-name="ce8" table:content-validation-name="val1" office:value-type="string" calcext:value-type="string">
            <text:p>EX1 (Not BP execution)</text:p>
          </table:table-cell>
          <table:table-cell table:style-name="ce10" table:formula="of:=[$'1 Title reading'.E52]" office:value-type="float" office:value="1" calcext:value-type="float">
            <text:p>1</text:p>
          </table:table-cell>
          <table:table-cell table:style-name="ce19" table:formula="of:=[$'1 Title reading'.I52]" office:value-type="string" office:string-value="https://www.mdpi.com/1435320" calcext:value-type="string">
            <text:p>https://www.mdpi.com/1435320</text:p>
          </table:table-cell>
          <table:table-cell table:style-name="ce10" table:formula="of:=[$'1 Title reading'.G52]" office:value-type="string" office:string-value="Applied System Innovation" calcext:value-type="string">
            <text:p>Applied System Innovation</text:p>
          </table:table-cell>
          <table:table-cell table:style-name="ce10" table:formula="of:=[$'1 Title reading'.N52]" office:value-type="float" office:value="0" calcext:value-type="float">
            <text:p>0</text:p>
          </table:table-cell>
          <table:table-cell table:number-columns-repeated="1015"/>
        </table:table-row>
        <table:table-row table:style-name="ro1" table:visibility="collapse">
          <table:table-cell table:style-name="ce10" table:formula="of:=[$'1 Title reading'.B53]" office:value-type="string" office:string-value="G Fridgen, B Sablowsky, N Urbach" calcext:value-type="string">
            <text:p>G Fridgen, B Sablowsky, N Urbach</text:p>
          </table:table-cell>
          <table:table-cell table:style-name="ce10" table:formula="of:=[$'1 Title reading'.C53]" office:value-type="float" office:value="2017" calcext:value-type="float">
            <text:p>2017</text:p>
          </table:table-cell>
          <table:table-cell table:style-name="ce10" table:formula="of:=[$'1 Title reading'.D53]" office:value-type="string" office:string-value="Implementation of a blockchain workflow management prototype" calcext:value-type="string">
            <text:p>Implementation of a blockchain workflow management prototype</text:p>
          </table:table-cell>
          <table:table-cell table:style-name="ce10" table:formula="of:=FALSE()" office:value-type="float" office:value="0" calcext:value-type="float">
            <text:p>0</text:p>
          </table:table-cell>
          <table:table-cell/>
          <table:table-cell table:style-name="ce10" table:formula="of:=[$'1 Title reading'.E53]" office:value-type="float" office:value="0" calcext:value-type="float">
            <text:p>0</text:p>
          </table:table-cell>
          <table:table-cell table:number-columns-repeated="1018"/>
        </table:table-row>
        <table:table-row table:style-name="ro1" table:visibility="collapse">
          <table:table-cell table:style-name="ce10" table:formula="of:=[$'1 Title reading'.B54]" office:value-type="string" office:string-value="JL Tilbury, E de la Rey…" calcext:value-type="string">
            <text:p>JL Tilbury, E de la Rey…</text:p>
          </table:table-cell>
          <table:table-cell table:style-name="ce10" table:formula="of:=[$'1 Title reading'.C54]" office:value-type="float" office:value="2019" calcext:value-type="float">
            <text:p>2019</text:p>
          </table:table-cell>
          <table:table-cell table:style-name="ce10" table:formula="of:=[$'1 Title reading'.D54]" office:value-type="string" office:string-value="Business process models of blockchain and South African real estate transactions" calcext:value-type="string">
            <text:p>Business process models of blockchain and South African real estate transactions</text:p>
          </table:table-cell>
          <table:table-cell table:style-name="ce10" table:formula="of:=FALSE()" office:value-type="float" office:value="0" calcext:value-type="float">
            <text:p>0</text:p>
          </table:table-cell>
          <table:table-cell/>
          <table:table-cell table:style-name="ce10" table:formula="of:=[$'1 Title reading'.E54]" office:value-type="float" office:value="0" calcext:value-type="float">
            <text:p>0</text:p>
          </table:table-cell>
          <table:table-cell table:number-columns-repeated="1018"/>
        </table:table-row>
        <table:table-row table:style-name="ro1" table:visibility="collapse">
          <table:table-cell table:style-name="ce10" table:formula="of:=[$'1 Title reading'.B55]" office:value-type="string" office:string-value="YV Vertakova, TA Golovina, AV Polyanin" calcext:value-type="string">
            <text:p>YV Vertakova, TA Golovina, AV Polyanin</text:p>
          </table:table-cell>
          <table:table-cell table:style-name="ce10" table:formula="of:=[$'1 Title reading'.C55]" office:value-type="float" office:value="2019" calcext:value-type="float">
            <text:p>2019</text:p>
          </table:table-cell>
          <table:table-cell table:style-name="ce10" table:formula="of:=[$'1 Title reading'.D55]" office:value-type="string" office:string-value="Synergy of blockchain technologies and “big data” in business process management of economic systems" calcext:value-type="string">
            <text:p>Synergy of blockchain technologies and “big data” in business process management of economic systems</text:p>
          </table:table-cell>
          <table:table-cell table:style-name="ce10" table:formula="of:=FALSE()" office:value-type="float" office:value="0" calcext:value-type="float">
            <text:p>0</text:p>
          </table:table-cell>
          <table:table-cell/>
          <table:table-cell table:style-name="ce10" table:formula="of:=[$'1 Title reading'.E55]" office:value-type="float" office:value="0" calcext:value-type="float">
            <text:p>0</text:p>
          </table:table-cell>
          <table:table-cell table:number-columns-repeated="1018"/>
        </table:table-row>
        <table:table-row table:style-name="ro1">
          <table:table-cell table:style-name="ce10" table:formula="of:=[$'1 Title reading'.B56]" office:value-type="string" office:string-value="M Adams, S Suriadi, A Kumar…" calcext:value-type="string">
            <text:p>M Adams, S Suriadi, A Kumar…</text:p>
          </table:table-cell>
          <table:table-cell table:style-name="ce10" table:formula="of:=[$'1 Title reading'.C56]" office:value-type="float" office:value="2020" calcext:value-type="float">
            <text:p>2020</text:p>
          </table:table-cell>
          <table:table-cell table:style-name="ce10" table:formula="of:=[$'1 Title reading'.D56]" office:value-type="string" office:string-value="Flexible integration of blockchain with business process automation: A federated architecture" calcext:value-type="string">
            <text:p>Flexible integration of blockchain with business process automation: A federated architecture</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56]" office:value-type="float" office:value="1" calcext:value-type="float">
            <text:p>1</text:p>
          </table:table-cell>
          <table:table-cell table:style-name="ce19" table:formula="of:=[$'1 Title reading'.I56]" office:value-type="string" office:string-value="https://link.springer.com/chapter/10.1007/978-3-030-58135-0_1" calcext:value-type="string">
            <text:p>https://link.springer.com/chapter/10.1007/978-3-030-58135-0_1</text:p>
          </table:table-cell>
          <table:table-cell table:style-name="ce10" table:formula="of:=[$'1 Title reading'.G56]" office:value-type="string" office:string-value="… Conference on Advanced …" calcext:value-type="string">
            <text:p>… Conference on Advanced …</text:p>
          </table:table-cell>
          <table:table-cell table:style-name="ce10" table:formula="of:=[$'1 Title reading'.N56]" office:value-type="string" office:string-value="10.1007/978-3-030-58135-0_1" calcext:value-type="string">
            <text:p>10.1007/978-3-030-58135-0_1</text:p>
          </table:table-cell>
          <table:table-cell table:number-columns-repeated="1015"/>
        </table:table-row>
        <table:table-row table:style-name="ro1" table:visibility="collapse">
          <table:table-cell table:style-name="ce10" table:formula="of:=[$'1 Title reading'.B57]" office:value-type="string" office:string-value="W Viriyasitavat, Z Bi, D Hoonsopon" calcext:value-type="string">
            <text:p>W Viriyasitavat, Z Bi, D Hoonsopon</text:p>
          </table:table-cell>
          <table:table-cell table:style-name="ce10" table:formula="of:=[$'1 Title reading'.C57]" office:value-type="float" office:value="2022" calcext:value-type="float">
            <text:p>2022</text:p>
          </table:table-cell>
          <table:table-cell table:style-name="ce10" table:formula="of:=[$'1 Title reading'.D57]" office:value-type="string" office:string-value="Blockchain technologies for interoperation of business processes in smart supply chains" calcext:value-type="string">
            <text:p>Blockchain technologies for interoperation of business processes in smart supply chains</text:p>
          </table:table-cell>
          <table:table-cell table:style-name="ce10" table:formula="of:=FALSE()" office:value-type="float" office:value="0" calcext:value-type="float">
            <text:p>0</text:p>
          </table:table-cell>
          <table:table-cell/>
          <table:table-cell table:style-name="ce10" table:formula="of:=[$'1 Title reading'.E57]" office:value-type="float" office:value="0" calcext:value-type="float">
            <text:p>0</text:p>
          </table:table-cell>
          <table:table-cell table:number-columns-repeated="1018"/>
        </table:table-row>
        <table:table-row table:style-name="ro1">
          <table:table-cell table:style-name="ce10" table:formula="of:=[$'1 Title reading'.B58]" office:value-type="string" office:string-value="P Snow, B Deery, J Lu, D Johnston…" calcext:value-type="string">
            <text:p>P Snow, B Deery, J Lu, D Johnston…</text:p>
          </table:table-cell>
          <table:table-cell table:style-name="ce10" table:formula="of:=[$'1 Title reading'.C58]" office:value-type="float" office:value="2014" calcext:value-type="float">
            <text:p>2014</text:p>
          </table:table-cell>
          <table:table-cell table:style-name="ce10" table:formula="of:=[$'1 Title reading'.D58]" office:value-type="string" office:string-value="Business processes secured by immutable audit trails on the blockchain" calcext:value-type="string">
            <text:p>Business processes secured by immutable audit trails on the blockchain</text:p>
          </table:table-cell>
          <table:table-cell table:style-name="ce10" table:formula="of:=FALSE()" office:value-type="float" office:value="0" calcext:value-type="float">
            <text:p>0</text:p>
          </table:table-cell>
          <table:table-cell table:style-name="ce8" table:content-validation-name="val1" office:value-type="string" calcext:value-type="string">
            <text:p>Whitepaper</text:p>
          </table:table-cell>
          <table:table-cell table:style-name="ce10" table:formula="of:=[$'1 Title reading'.E58]" office:value-type="float" office:value="1" calcext:value-type="float">
            <text:p>1</text:p>
          </table:table-cell>
          <table:table-cell table:style-name="ce19" table:formula="of:=[$'1 Title reading'.I58]" office:value-type="string" office:string-value="https://raw.githubusercontent.com/FactomProject/FactomDocs/master/Factom_Whitepaper.pdf" calcext:value-type="string">
            <text:p>https://raw.githubusercontent.com/FactomProject/FactomDocs/master/Factom_Whitepaper.pdf</text:p>
          </table:table-cell>
          <table:table-cell table:style-name="ce10" table:formula="of:=[$'1 Title reading'.G58]" office:value-type="string" office:string-value="Brave New …" calcext:value-type="string">
            <text:p>Brave New …</text:p>
          </table:table-cell>
          <table:table-cell table:style-name="ce10" table:formula="of:=[$'1 Title reading'.N58]" office:value-type="float" office:value="0" calcext:value-type="float">
            <text:p>0</text:p>
          </table:table-cell>
          <table:table-cell table:number-columns-repeated="1015"/>
        </table:table-row>
        <table:table-row table:style-name="ro1">
          <table:table-cell table:style-name="ce10" table:formula="of:=[$'1 Title reading'.B59]" office:value-type="string" office:string-value="G Meroni, P Plebani, F Vona" calcext:value-type="string">
            <text:p>G Meroni, P Plebani, F Vona</text:p>
          </table:table-cell>
          <table:table-cell table:style-name="ce10" table:formula="of:=[$'1 Title reading'.C59]" office:value-type="float" office:value="2019" calcext:value-type="float">
            <text:p>2019</text:p>
          </table:table-cell>
          <table:table-cell table:style-name="ce10" table:formula="of:=[$'1 Title reading'.D59]" office:value-type="string" office:string-value="Trusted artifact-driven process monitoring of multi-party business processes with blockchain" calcext:value-type="string">
            <text:p>Trusted artifact-driven process monitoring of multi-party business processes with blockchain</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59]" office:value-type="float" office:value="1" calcext:value-type="float">
            <text:p>1</text:p>
          </table:table-cell>
          <table:table-cell table:style-name="ce19" table:formula="of:=[$'1 Title reading'.I59]" office:value-type="string" office:string-value="https://link.springer.com/chapter/10.1007/978-3-030-30429-4_5" calcext:value-type="string">
            <text:p>https://link.springer.com/chapter/10.1007/978-3-030-30429-4_5</text:p>
          </table:table-cell>
          <table:table-cell table:style-name="ce10" table:formula="of:=[$'1 Title reading'.G59]" office:value-type="string" office:string-value="… Conference on Business Process …" calcext:value-type="string">
            <text:p>… Conference on Business Process …</text:p>
          </table:table-cell>
          <table:table-cell table:style-name="ce10" table:formula="of:=[$'1 Title reading'.N59]" office:value-type="string" office:string-value="10.1007/978-3-030-30429-4_5" calcext:value-type="string">
            <text:p>10.1007/978-3-030-30429-4_5</text:p>
          </table:table-cell>
          <table:table-cell table:number-columns-repeated="1015"/>
        </table:table-row>
        <table:table-row table:style-name="ro1" table:visibility="collapse">
          <table:table-cell table:style-name="ce10" table:formula="of:=[$'1 Title reading'.B60]" office:value-type="string" office:string-value="M Li, GQ Huang" calcext:value-type="string">
            <text:p>M Li, GQ Huang</text:p>
          </table:table-cell>
          <table:table-cell table:style-name="ce10" table:formula="of:=[$'1 Title reading'.C60]" office:value-type="float" office:value="2019" calcext:value-type="float">
            <text:p>2019</text:p>
          </table:table-cell>
          <table:table-cell table:style-name="ce10" table:formula="of:=[$'1 Title reading'.D60]" office:value-type="string" office:string-value="Blockchain-enabled workflow management system for fine-grained resource sharing in E-commerce logistics" calcext:value-type="string">
            <text:p>Blockchain-enabled workflow management system for fine-grained resource sharing in E-commerce logistics</text:p>
          </table:table-cell>
          <table:table-cell table:style-name="ce10" table:formula="of:=FALSE()" office:value-type="float" office:value="0" calcext:value-type="float">
            <text:p>0</text:p>
          </table:table-cell>
          <table:table-cell/>
          <table:table-cell table:style-name="ce10" table:formula="of:=[$'1 Title reading'.E60]" office:value-type="float" office:value="0" calcext:value-type="float">
            <text:p>0</text:p>
          </table:table-cell>
          <table:table-cell table:number-columns-repeated="1018"/>
        </table:table-row>
        <table:table-row table:style-name="ro1">
          <table:table-cell table:style-name="ce10" table:formula="of:=[$'1 Title reading'.B61]" office:value-type="string" office:string-value="PHC Alves, R Paskin, IZ Frajhof, YR Miranda…" calcext:value-type="string">
            <text:p>PHC Alves, R Paskin, IZ Frajhof, YR Miranda…</text:p>
          </table:table-cell>
          <table:table-cell table:style-name="ce10" table:formula="of:=[$'1 Title reading'.C61]" office:value-type="float" office:value="2020" calcext:value-type="float">
            <text:p>2020</text:p>
          </table:table-cell>
          <table:table-cell table:style-name="ce10" table:formula="of:=[$'1 Title reading'.D61]" office:value-type="string" office:string-value="Exploring Blockchain Technology to Improve Multi-party Relationship in Business Process Management Systems." calcext:value-type="string">
            <text:p>Exploring Blockchain Technology to Improve Multi-party Relationship in Business Process Management Systems.</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61]" office:value-type="float" office:value="1" calcext:value-type="float">
            <text:p>1</text:p>
          </table:table-cell>
          <table:table-cell table:style-name="ce19" table:formula="of:=[$'1 Title reading'.I61]" office:value-type="string" office:string-value="https://www.researchgate.net/profile/Paulo-Henrique-Alves-2/publication/340032919_Exploring_Blockchain_Technology_to_Improve_Multi-Party_Relationship_in_Business_Process_Management_Systems/links/5eb4319992851cbf7fafe097/Exploring-Blockchain-Technology-to-Improve-Multi-Party-Relationship-in-Business-Process-Management-Systems.pdf" calcext:value-type="string">
            <text:p>https://www.researchgate.net/profile/Paulo-Henrique-Alves-2/publication/340032919_Exploring_Blockchain_Technology_to_Improve_Multi-Party_Relationship_in_Business_Process_Management_Systems/links/5eb4319992851cbf7fafe097/Exploring-Blockchain-Technology-to-Improve-Multi-Party-Relationship-in-Business-Process-Management-Systems.pdf</text:p>
          </table:table-cell>
          <table:table-cell table:style-name="ce10" table:formula="of:=[$'1 Title reading'.G61]" office:value-type="string" office:string-value="ICEIS (2)" calcext:value-type="string">
            <text:p>ICEIS (2)</text:p>
          </table:table-cell>
          <table:table-cell table:style-name="ce10" table:formula="of:=[$'1 Title reading'.N61]" office:value-type="float" office:value="0" calcext:value-type="float">
            <text:p>0</text:p>
          </table:table-cell>
          <table:table-cell table:number-columns-repeated="1015"/>
        </table:table-row>
        <table:table-row table:style-name="ro1">
          <table:table-cell table:style-name="ce10" table:formula="of:=[$'1 Title reading'.B62]" office:value-type="string" office:string-value="P Klinger, L Nguyen, F Bodendorf" calcext:value-type="string">
            <text:p>P Klinger, L Nguyen, F Bodendorf</text:p>
          </table:table-cell>
          <table:table-cell table:style-name="ce10" table:formula="of:=[$'1 Title reading'.C62]" office:value-type="float" office:value="2020" calcext:value-type="float">
            <text:p>2020</text:p>
          </table:table-cell>
          <table:table-cell table:style-name="ce10" table:formula="of:=[$'1 Title reading'.D62]" office:value-type="string" office:string-value="Upgradeability Concept for Collaborative Blockchain-Based Business Process Execution Framework" calcext:value-type="string">
            <text:p>Upgradeability Concept for Collaborative Blockchain-Based Business Process Execution Framework</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62]" office:value-type="float" office:value="1" calcext:value-type="float">
            <text:p>1</text:p>
          </table:table-cell>
          <table:table-cell table:style-name="ce19" table:formula="of:=[$'1 Title reading'.I62]" office:value-type="string" office:string-value="https://link.springer.com/chapter/10.1007/978-3-030-59638-5_9" calcext:value-type="string">
            <text:p>https://link.springer.com/chapter/10.1007/978-3-030-59638-5_9</text:p>
          </table:table-cell>
          <table:table-cell table:style-name="ce10" table:formula="of:=[$'1 Title reading'.G62]" office:value-type="string" office:string-value="… Conference on Blockchain" calcext:value-type="string">
            <text:p>… Conference on Blockchain</text:p>
          </table:table-cell>
          <table:table-cell table:style-name="ce10" table:formula="of:=[$'1 Title reading'.N62]" office:value-type="string" office:string-value="10.1007/978-3-030-59638-5_9" calcext:value-type="string">
            <text:p>10.1007/978-3-030-59638-5_9</text:p>
          </table:table-cell>
          <table:table-cell table:number-columns-repeated="1015"/>
        </table:table-row>
        <table:table-row table:style-name="ro1">
          <table:table-cell table:style-name="ce10" table:formula="of:=[$'1 Title reading'.B63]" office:value-type="string" office:string-value="J Evermann, H Kim" calcext:value-type="string">
            <text:p>J Evermann, H Kim</text:p>
          </table:table-cell>
          <table:table-cell table:style-name="ce10" table:formula="of:=[$'1 Title reading'.C63]" office:value-type="float" office:value="2019" calcext:value-type="float">
            <text:p>2019</text:p>
          </table:table-cell>
          <table:table-cell table:style-name="ce10" table:formula="of:=[$'1 Title reading'.D63]" office:value-type="string" office:string-value="Workflow Management on the Blockchain---Implications and Recommendations" calcext:value-type="string">
            <text:p>Workflow Management on the Blockchain---Implications and Recommendations</text:p>
          </table:table-cell>
          <table:table-cell table:style-name="ce8" table:formula="of:=FALSE()" office:value-type="float" office:value="0" calcext:value-type="float">
            <text:p>0</text:p>
          </table:table-cell>
          <table:table-cell table:style-name="ce8" table:content-validation-name="val1" office:value-type="string" calcext:value-type="string">
            <text:p>Preprint of Evermann2021(D93)</text:p>
          </table:table-cell>
          <table:table-cell table:style-name="ce10" table:formula="of:=[$'1 Title reading'.E63]" office:value-type="float" office:value="1" calcext:value-type="float">
            <text:p>1</text:p>
          </table:table-cell>
          <table:table-cell table:style-name="ce19" table:formula="of:=[$'1 Title reading'.I63]" office:value-type="string" office:string-value="https://arxiv.org/abs/1904.01004" calcext:value-type="string">
            <text:p>https://arxiv.org/abs/1904.01004</text:p>
          </table:table-cell>
          <table:table-cell table:style-name="ce10" table:formula="of:=[$'1 Title reading'.G63]" office:value-type="string" office:string-value="arXiv preprint arXiv:1904.01004" calcext:value-type="string">
            <text:p>arXiv preprint arXiv:1904.01004</text:p>
          </table:table-cell>
          <table:table-cell table:style-name="ce10" table:formula="of:=[$'1 Title reading'.N63]" office:value-type="float" office:value="0" calcext:value-type="float">
            <text:p>0</text:p>
          </table:table-cell>
          <table:table-cell table:number-columns-repeated="1015"/>
        </table:table-row>
        <table:table-row table:style-name="ro1">
          <table:table-cell table:style-name="ce10" table:formula="of:=[$'1 Title reading'.B64]" office:value-type="string" office:string-value="J Köpke, M Franceschetti, J Eder" calcext:value-type="string">
            <text:p>J Köpke, M Franceschetti, J Eder</text:p>
          </table:table-cell>
          <table:table-cell table:style-name="ce10" table:formula="of:=[$'1 Title reading'.C64]" office:value-type="float" office:value="2019" calcext:value-type="float">
            <text:p>2019</text:p>
          </table:table-cell>
          <table:table-cell table:style-name="ce10" table:formula="of:=[$'1 Title reading'.D64]" office:value-type="string" office:string-value="Balancing privity and enforceability of bpm-based smart contracts on blockchains" calcext:value-type="string">
            <text:p>Balancing privity and enforceability of bpm-based smart contracts on blockchains</text:p>
          </table:table-cell>
          <table:table-cell table:style-name="ce10" table:formula="of:=FALSE()" office:value-type="float" office:value="0" calcext:value-type="float">
            <text:p>0</text:p>
          </table:table-cell>
          <table:table-cell table:style-name="ce8" table:content-validation-name="val1" office:value-type="string" calcext:value-type="string">
            <text:p>EX2 (No relevant artefact)</text:p>
          </table:table-cell>
          <table:table-cell table:style-name="ce10" table:formula="of:=[$'1 Title reading'.E64]" office:value-type="float" office:value="1" calcext:value-type="float">
            <text:p>1</text:p>
          </table:table-cell>
          <table:table-cell table:style-name="ce19" table:formula="of:=[$'1 Title reading'.I64]" office:value-type="string" office:string-value="https://link.springer.com/chapter/10.1007/978-3-030-30429-4_7" calcext:value-type="string">
            <text:p>https://link.springer.com/chapter/10.1007/978-3-030-30429-4_7</text:p>
          </table:table-cell>
          <table:table-cell table:style-name="ce10" table:formula="of:=[$'1 Title reading'.G64]" office:value-type="string" office:string-value="… Conference on Business Process …" calcext:value-type="string">
            <text:p>… Conference on Business Process …</text:p>
          </table:table-cell>
          <table:table-cell table:style-name="ce10" table:formula="of:=[$'1 Title reading'.N64]" office:value-type="string" office:string-value="10.1007/978-3-030-30429-4_7" calcext:value-type="string">
            <text:p>10.1007/978-3-030-30429-4_7</text:p>
          </table:table-cell>
          <table:table-cell table:number-columns-repeated="1015"/>
        </table:table-row>
        <table:table-row table:style-name="ro1" table:visibility="collapse">
          <table:table-cell table:style-name="ce10" table:formula="of:=[$'1 Title reading'.B65]" office:value-type="string" office:string-value="A Lakhan, MA Mohammed, S Kozlov…" calcext:value-type="string">
            <text:p>A Lakhan, MA Mohammed, S Kozlov…</text:p>
          </table:table-cell>
          <table:table-cell table:style-name="ce10" table:formula="of:=[$'1 Title reading'.C65]" office:value-type="float" office:value="2021" calcext:value-type="float">
            <text:p>2021</text:p>
          </table:table-cell>
          <table:table-cell table:style-name="ce10" table:formula="of:=[$'1 Title reading'.D65]" office:value-type="string" office:string-value="Mobile‐fog‐cloud assisted deep reinforcement learning and blockchain‐enable IoMT system for healthcare workflows" calcext:value-type="string">
            <text:p>Mobile‐fog‐cloud assisted deep reinforcement learning and blockchain‐enable IoMT system for healthcare workflows</text:p>
          </table:table-cell>
          <table:table-cell table:style-name="ce10" table:formula="of:=FALSE()" office:value-type="float" office:value="0" calcext:value-type="float">
            <text:p>0</text:p>
          </table:table-cell>
          <table:table-cell/>
          <table:table-cell table:style-name="ce10" table:formula="of:=[$'1 Title reading'.E65]" office:value-type="float" office:value="0" calcext:value-type="float">
            <text:p>0</text:p>
          </table:table-cell>
          <table:table-cell table:number-columns-repeated="1018"/>
        </table:table-row>
        <table:table-row table:style-name="ro1">
          <table:table-cell table:style-name="ce10" table:formula="of:=[$'1 Title reading'.B66]" office:value-type="string" office:string-value="H Johng, D Kim, G Park, JE Hong, T Hill…" calcext:value-type="string">
            <text:p>H Johng, D Kim, G Park, JE Hong, T Hill…</text:p>
          </table:table-cell>
          <table:table-cell table:style-name="ce10" table:formula="of:=[$'1 Title reading'.C66]" office:value-type="float" office:value="2020" calcext:value-type="float">
            <text:p>2020</text:p>
          </table:table-cell>
          <table:table-cell table:style-name="ce10" table:formula="of:=[$'1 Title reading'.D66]" office:value-type="string" office:string-value="Enhancing business processes with trustworthiness using blockchain: a goal-oriented approach" calcext:value-type="string">
            <text:p>Enhancing business processes with trustworthiness using blockchain: a goal-oriented approach</text:p>
          </table:table-cell>
          <table:table-cell table:style-name="ce8" table:formula="of:=FALSE()" office:value-type="float" office:value="0" calcext:value-type="float">
            <text:p>0</text:p>
          </table:table-cell>
          <table:table-cell table:style-name="ce8" table:content-validation-name="val1" office:value-type="string" calcext:value-type="string">
            <text:p>EX2 (No relevant artefact)</text:p>
          </table:table-cell>
          <table:table-cell table:style-name="ce10" table:formula="of:=[$'1 Title reading'.E66]" office:value-type="float" office:value="1" calcext:value-type="float">
            <text:p>1</text:p>
          </table:table-cell>
          <table:table-cell table:style-name="ce19" table:formula="of:=[$'1 Title reading'.I66]" office:value-type="string" office:string-value="https://dl.acm.org/doi/abs/10.1145/3341105.3374022" calcext:value-type="string">
            <text:p>https://dl.acm.org/doi/abs/10.1145/3341105.3374022</text:p>
          </table:table-cell>
          <table:table-cell table:style-name="ce10" table:formula="of:=[$'1 Title reading'.G66]" office:value-type="string" office:string-value="Proceedings of the 35th …" calcext:value-type="string">
            <text:p>Proceedings of the 35th …</text:p>
          </table:table-cell>
          <table:table-cell table:style-name="ce10" table:formula="of:=[$'1 Title reading'.N66]" office:value-type="string" office:string-value="10.1145/3341105.3374022" calcext:value-type="string">
            <text:p>10.1145/3341105.3374022</text:p>
          </table:table-cell>
          <table:table-cell table:number-columns-repeated="1015"/>
        </table:table-row>
        <table:table-row table:style-name="ro1" table:visibility="collapse">
          <table:table-cell table:style-name="ce10" table:formula="of:=[$'1 Title reading'.B67]" office:value-type="string" office:string-value="Y Piao" calcext:value-type="string">
            <text:p>Y Piao</text:p>
          </table:table-cell>
          <table:table-cell table:style-name="ce10" table:formula="of:=[$'1 Title reading'.C67]" office:value-type="float" office:value="2020" calcext:value-type="float">
            <text:p>2020</text:p>
          </table:table-cell>
          <table:table-cell table:style-name="ce10" table:formula="of:=[$'1 Title reading'.D67]" office:value-type="string" office:string-value="Case studies to determine the effect of applying blockchain technology and building information modeling on the workflow of water infrastructure projects" calcext:value-type="string">
            <text:p>Case studies to determine the effect of applying blockchain technology and building information modeling on the workflow of water infrastructure projects</text:p>
          </table:table-cell>
          <table:table-cell table:style-name="ce10" table:formula="of:=FALSE()" office:value-type="float" office:value="0" calcext:value-type="float">
            <text:p>0</text:p>
          </table:table-cell>
          <table:table-cell/>
          <table:table-cell table:style-name="ce10" table:formula="of:=[$'1 Title reading'.E67]" office:value-type="float" office:value="0" calcext:value-type="float">
            <text:p>0</text:p>
          </table:table-cell>
          <table:table-cell table:number-columns-repeated="1018"/>
        </table:table-row>
        <table:table-row table:style-name="ro1" table:visibility="collapse">
          <table:table-cell table:style-name="ce10" table:formula="of:=[$'1 Title reading'.B68]" office:value-type="string" office:string-value="A Demichev, A Kryukov, N Prikhod'ko" calcext:value-type="string">
            <text:p>A Demichev, A Kryukov, N Prikhod'ko</text:p>
          </table:table-cell>
          <table:table-cell table:style-name="ce10" table:formula="of:=[$'1 Title reading'.C68]" office:value-type="float" office:value="2021" calcext:value-type="float">
            <text:p>2021</text:p>
          </table:table-cell>
          <table:table-cell table:style-name="ce10" table:formula="of:=[$'1 Title reading'.D68]" office:value-type="string" office:string-value="… process engineering for data storing and processing in a collaborative distributed environment based on provenance metadata, smart contracts and blockchain …" calcext:value-type="string">
            <text:p>… process engineering for data storing and processing in a collaborative distributed environment based on provenance metadata, smart contracts and blockchain …</text:p>
          </table:table-cell>
          <table:table-cell table:style-name="ce10" table:formula="of:=FALSE()" office:value-type="float" office:value="0" calcext:value-type="float">
            <text:p>0</text:p>
          </table:table-cell>
          <table:table-cell/>
          <table:table-cell table:style-name="ce10" table:formula="of:=[$'1 Title reading'.E68]" office:value-type="float" office:value="0" calcext:value-type="float">
            <text:p>0</text:p>
          </table:table-cell>
          <table:table-cell table:number-columns-repeated="1018"/>
        </table:table-row>
        <table:table-row table:style-name="ro1" table:visibility="collapse">
          <table:table-cell table:style-name="ce10" table:formula="of:=[$'1 Title reading'.B69]" office:value-type="string" office:string-value="SB Kahyaoğlu" calcext:value-type="string">
            <text:p>SB Kahyaoğlu</text:p>
          </table:table-cell>
          <table:table-cell table:style-name="ce10" table:formula="of:=[$'1 Title reading'.C69]" office:value-type="float" office:value="2019" calcext:value-type="float">
            <text:p>2019</text:p>
          </table:table-cell>
          <table:table-cell table:style-name="ce10" table:formula="of:=[$'1 Title reading'.D69]" office:value-type="string" office:string-value="An analysis on the implementation of new approaches and techniques in the auditing of business processes based on blockchain technologies" calcext:value-type="string">
            <text:p>An analysis on the implementation of new approaches and techniques in the auditing of business processes based on blockchain technologies</text:p>
          </table:table-cell>
          <table:table-cell table:style-name="ce10" table:formula="of:=FALSE()" office:value-type="float" office:value="0" calcext:value-type="float">
            <text:p>0</text:p>
          </table:table-cell>
          <table:table-cell/>
          <table:table-cell table:style-name="ce10" table:formula="of:=[$'1 Title reading'.E69]" office:value-type="float" office:value="0" calcext:value-type="float">
            <text:p>0</text:p>
          </table:table-cell>
          <table:table-cell table:number-columns-repeated="1018"/>
        </table:table-row>
        <table:table-row table:style-name="ro1" table:visibility="collapse">
          <table:table-cell table:style-name="ce10" table:formula="of:=[$'1 Title reading'.B70]" office:value-type="string" office:string-value="V Pourheidari, S Rouhani…" calcext:value-type="string">
            <text:p>V Pourheidari, S Rouhani…</text:p>
          </table:table-cell>
          <table:table-cell table:style-name="ce10" table:formula="of:=[$'1 Title reading'.C70]" office:value-type="float" office:value="2018" calcext:value-type="float">
            <text:p>2018</text:p>
          </table:table-cell>
          <table:table-cell table:style-name="ce10" table:formula="of:=[$'1 Title reading'.D70]" office:value-type="string" office:string-value="A case study of execution of untrusted business process on permissioned blockchain" calcext:value-type="string">
            <text:p>A case study of execution of untrusted business process on permissioned blockchain</text:p>
          </table:table-cell>
          <table:table-cell table:style-name="ce10" table:formula="of:=FALSE()" office:value-type="float" office:value="0" calcext:value-type="float">
            <text:p>0</text:p>
          </table:table-cell>
          <table:table-cell/>
          <table:table-cell table:style-name="ce10" table:formula="of:=[$'1 Title reading'.E70]" office:value-type="float" office:value="0" calcext:value-type="float">
            <text:p>0</text:p>
          </table:table-cell>
          <table:table-cell table:number-columns-repeated="1018"/>
        </table:table-row>
        <table:table-row table:style-name="ro1" table:visibility="collapse">
          <table:table-cell table:style-name="ce10" table:formula="of:=[$'1 Title reading'.B71]" office:value-type="string" office:string-value="L Spalazzi, F Spegni, A Corneli…" calcext:value-type="string">
            <text:p>L Spalazzi, F Spegni, A Corneli…</text:p>
          </table:table-cell>
          <table:table-cell table:style-name="ce10" table:formula="of:=[$'1 Title reading'.C71]" office:value-type="float" office:value="2021" calcext:value-type="float">
            <text:p>2021</text:p>
          </table:table-cell>
          <table:table-cell table:style-name="ce10" table:formula="of:=[$'1 Title reading'.D71]" office:value-type="string" office:string-value="Blockchain based choreographies: The construction industry case study" calcext:value-type="string">
            <text:p>Blockchain based choreographies: The construction industry case study</text:p>
          </table:table-cell>
          <table:table-cell table:style-name="ce10" table:formula="of:=FALSE()" office:value-type="float" office:value="0" calcext:value-type="float">
            <text:p>0</text:p>
          </table:table-cell>
          <table:table-cell/>
          <table:table-cell table:style-name="ce10" table:formula="of:=[$'1 Title reading'.E71]" office:value-type="float" office:value="0" calcext:value-type="float">
            <text:p>0</text:p>
          </table:table-cell>
          <table:table-cell table:number-columns-repeated="1018"/>
        </table:table-row>
        <table:table-row table:style-name="ro1">
          <table:table-cell table:style-name="ce10" table:formula="of:=[$'1 Title reading'.B72]" office:value-type="string" office:string-value="A Akhtar, B Shafiq, J Vaidya, A Afzal…" calcext:value-type="string">
            <text:p>A Akhtar, B Shafiq, J Vaidya, A Afzal…</text:p>
          </table:table-cell>
          <table:table-cell table:style-name="ce10" table:formula="of:=[$'1 Title reading'.C72]" office:value-type="float" office:value="2020" calcext:value-type="float">
            <text:p>2020</text:p>
          </table:table-cell>
          <table:table-cell table:style-name="ce10" table:formula="of:=[$'1 Title reading'.D72]" office:value-type="string" office:string-value="Blockchain based auditable access control for distributed business processes" calcext:value-type="string">
            <text:p>Blockchain based auditable access control for distributed business processes</text:p>
          </table:table-cell>
          <table:table-cell table:style-name="ce10" table:formula="of:=FALSE()" office:value-type="float" office:value="0" calcext:value-type="float">
            <text:p>0</text:p>
          </table:table-cell>
          <table:table-cell table:style-name="ce8" table:content-validation-name="val1" office:value-type="string" calcext:value-type="string">
            <text:p>EX1 (Not BP execution)</text:p>
          </table:table-cell>
          <table:table-cell table:style-name="ce10" table:formula="of:=[$'1 Title reading'.E72]" office:value-type="float" office:value="1" calcext:value-type="float">
            <text:p>1</text:p>
          </table:table-cell>
          <table:table-cell table:style-name="ce19" table:formula="of:=[$'1 Title reading'.I72]" office:value-type="string" office:string-value="https://ieeexplore.ieee.org/abstract/document/9355624/" calcext:value-type="string">
            <text:p>https://ieeexplore.ieee.org/abstract/document/9355624/</text:p>
          </table:table-cell>
          <table:table-cell table:style-name="ce10" table:formula="of:=[$'1 Title reading'.G72]" office:value-type="string" office:string-value="2020 IEEE 40th …" calcext:value-type="string">
            <text:p>2020 IEEE 40th …</text:p>
          </table:table-cell>
          <table:table-cell table:style-name="ce10" table:formula="of:=[$'1 Title reading'.N72]" office:value-type="float" office:value="0" calcext:value-type="float">
            <text:p>0</text:p>
          </table:table-cell>
          <table:table-cell table:number-columns-repeated="1015"/>
        </table:table-row>
        <table:table-row table:style-name="ro1" table:visibility="collapse">
          <table:table-cell table:style-name="ce10" table:formula="of:=[$'1 Title reading'.B73]" office:value-type="string" office:string-value="I Sarker, B Datta" calcext:value-type="string">
            <text:p>I Sarker, B Datta</text:p>
          </table:table-cell>
          <table:table-cell table:style-name="ce10" table:formula="of:=[$'1 Title reading'.C73]" office:value-type="float" office:value="2022" calcext:value-type="float">
            <text:p>2022</text:p>
          </table:table-cell>
          <table:table-cell table:style-name="ce10" table:formula="of:=[$'1 Title reading'.D73]" office:value-type="string" office:string-value="Re-designing the pension business processes for achieving technology-driven reforms through blockchain adoption: A proposed architecture" calcext:value-type="string">
            <text:p>Re-designing the pension business processes for achieving technology-driven reforms through blockchain adoption: A proposed architecture</text:p>
          </table:table-cell>
          <table:table-cell table:style-name="ce10" table:formula="of:=FALSE()" office:value-type="float" office:value="0" calcext:value-type="float">
            <text:p>0</text:p>
          </table:table-cell>
          <table:table-cell/>
          <table:table-cell table:style-name="ce10" table:formula="of:=[$'1 Title reading'.E73]" office:value-type="float" office:value="0" calcext:value-type="float">
            <text:p>0</text:p>
          </table:table-cell>
          <table:table-cell table:number-columns-repeated="1018"/>
        </table:table-row>
        <table:table-row table:style-name="ro1">
          <table:table-cell table:style-name="ce10" table:formula="of:=[$'1 Title reading'.B74]" office:value-type="string" office:string-value="C Di Ciccio, G Meroni, P Plebani" calcext:value-type="string">
            <text:p>C Di Ciccio, G Meroni, P Plebani</text:p>
          </table:table-cell>
          <table:table-cell table:style-name="ce10" table:formula="of:=[$'1 Title reading'.C74]" office:value-type="float" office:value="2022" calcext:value-type="float">
            <text:p>2022</text:p>
          </table:table-cell>
          <table:table-cell table:style-name="ce10" table:formula="of:=[$'1 Title reading'.D74]" office:value-type="string" office:string-value="On the adoption of blockchain for business process monitoring" calcext:value-type="string">
            <text:p>On the adoption of blockchain for business process monitoring</text:p>
          </table:table-cell>
          <table:table-cell table:style-name="ce10" table:formula="of:=FALSE()" office:value-type="float" office:value="0" calcext:value-type="float">
            <text:p>0</text:p>
          </table:table-cell>
          <table:table-cell table:style-name="ce8" table:content-validation-name="val1" office:value-type="string" calcext:value-type="string">
            <text:p>EX3 (Tertiary)</text:p>
          </table:table-cell>
          <table:table-cell table:style-name="ce10" table:formula="of:=[$'1 Title reading'.E74]" office:value-type="float" office:value="1" calcext:value-type="float">
            <text:p>1</text:p>
          </table:table-cell>
          <table:table-cell table:style-name="ce19" table:formula="of:=[$'1 Title reading'.I74]" office:value-type="string" office:string-value="https://link.springer.com/article/10.1007/s10270-021-00959-x" calcext:value-type="string">
            <text:p>https://link.springer.com/article/10.1007/s10270-021-00959-x</text:p>
          </table:table-cell>
          <table:table-cell table:style-name="ce10" table:formula="of:=[$'1 Title reading'.G74]" office:value-type="string" office:string-value="Software and Systems Modeling" calcext:value-type="string">
            <text:p>Software and Systems Modeling</text:p>
          </table:table-cell>
          <table:table-cell table:style-name="ce10" table:formula="of:=[$'1 Title reading'.N74]" office:value-type="string" office:string-value="10.1007/s10270-021-00959-x" calcext:value-type="string">
            <text:p>10.1007/s10270-021-00959-x</text:p>
          </table:table-cell>
          <table:table-cell table:number-columns-repeated="1015"/>
        </table:table-row>
        <table:table-row table:style-name="ro1">
          <table:table-cell table:style-name="ce10" table:formula="of:=[$'1 Title reading'.B75]" office:value-type="string" office:string-value="S Heister, V LoRusso, K Yuthas" calcext:value-type="string">
            <text:p>S Heister, V LoRusso, K Yuthas</text:p>
          </table:table-cell>
          <table:table-cell table:style-name="ce10" table:formula="of:=[$'1 Title reading'.C75]" office:value-type="float" office:value="2020" calcext:value-type="float">
            <text:p>2020</text:p>
          </table:table-cell>
          <table:table-cell table:style-name="ce10" table:formula="of:=[$'1 Title reading'.D75]" office:value-type="string" office:string-value="Blockchain systems and their potential impact on business processes" calcext:value-type="string">
            <text:p>Blockchain systems and their potential impact on business processes</text:p>
          </table:table-cell>
          <table:table-cell table:style-name="ce10" table:formula="of:=FALSE()" office:value-type="float" office:value="0" calcext:value-type="float">
            <text:p>0</text:p>
          </table:table-cell>
          <table:table-cell table:style-name="ce8" table:content-validation-name="val1" office:value-type="string" calcext:value-type="string">
            <text:p>Report</text:p>
          </table:table-cell>
          <table:table-cell table:style-name="ce10" table:formula="of:=[$'1 Title reading'.E75]" office:value-type="float" office:value="1" calcext:value-type="float">
            <text:p>1</text:p>
          </table:table-cell>
          <table:table-cell table:style-name="ce19" table:formula="of:=[$'1 Title reading'.I75]" office:value-type="string" office:string-value="https://jbam.scholasticahq.com/article/14183.pdf" calcext:value-type="string">
            <text:p>https://jbam.scholasticahq.com/article/14183.pdf</text:p>
          </table:table-cell>
          <table:table-cell table:style-name="ce10" table:formula="of:=[$'1 Title reading'.G75]" office:value-type="string" office:string-value="Journal of Behavioral …" calcext:value-type="string">
            <text:p>Journal of Behavioral …</text:p>
          </table:table-cell>
          <table:table-cell table:style-name="ce10" table:formula="of:=[$'1 Title reading'.N75]" office:value-type="float" office:value="0" calcext:value-type="float">
            <text:p>0</text:p>
          </table:table-cell>
          <table:table-cell table:number-columns-repeated="1015"/>
        </table:table-row>
        <table:table-row table:style-name="ro1" table:visibility="collapse">
          <table:table-cell table:style-name="ce10" table:formula="of:=[$'1 Title reading'.B76]" office:value-type="string" office:string-value="T Hukkinen, J Mattila, T Seppälä" calcext:value-type="string">
            <text:p>T Hukkinen, J Mattila, T Seppälä</text:p>
          </table:table-cell>
          <table:table-cell table:style-name="ce10" table:formula="of:=[$'1 Title reading'.C76]" office:value-type="float" office:value="2017" calcext:value-type="float">
            <text:p>2017</text:p>
          </table:table-cell>
          <table:table-cell table:style-name="ce10" table:formula="of:=[$'1 Title reading'.D76]" office:value-type="string" office:string-value="Distributed workflow management with smart contracts" calcext:value-type="string">
            <text:p>Distributed workflow management with smart contracts</text:p>
          </table:table-cell>
          <table:table-cell table:style-name="ce10" table:formula="of:=FALSE()" office:value-type="float" office:value="0" calcext:value-type="float">
            <text:p>0</text:p>
          </table:table-cell>
          <table:table-cell/>
          <table:table-cell table:style-name="ce10" table:formula="of:=[$'1 Title reading'.E76]" office:value-type="float" office:value="0" calcext:value-type="float">
            <text:p>0</text:p>
          </table:table-cell>
          <table:table-cell table:number-columns-repeated="1018"/>
        </table:table-row>
        <table:table-row table:style-name="ro1" table:visibility="collapse">
          <table:table-cell table:style-name="ce10" table:formula="of:=[$'1 Title reading'.B77]" office:value-type="string" office:string-value="J Mendling, G Decker, R Hull, HA Reijers…" calcext:value-type="string">
            <text:p>J Mendling, G Decker, R Hull, HA Reijers…</text:p>
          </table:table-cell>
          <table:table-cell table:style-name="ce10" table:formula="of:=[$'1 Title reading'.C77]" office:value-type="float" office:value="2018" calcext:value-type="float">
            <text:p>2018</text:p>
          </table:table-cell>
          <table:table-cell table:style-name="ce10" table:formula="of:=[$'1 Title reading'.D77]" office:value-type="string" office:string-value="How do machine learning, robotic process automation, and blockchains affect the human factor in business process management?" calcext:value-type="string">
            <text:p>How do machine learning, robotic process automation, and blockchains affect the human factor in business process management?</text:p>
          </table:table-cell>
          <table:table-cell table:style-name="ce10" table:formula="of:=FALSE()" office:value-type="float" office:value="0" calcext:value-type="float">
            <text:p>0</text:p>
          </table:table-cell>
          <table:table-cell/>
          <table:table-cell table:style-name="ce10" table:formula="of:=[$'1 Title reading'.E77]" office:value-type="float" office:value="0" calcext:value-type="float">
            <text:p>0</text:p>
          </table:table-cell>
          <table:table-cell table:number-columns-repeated="1018"/>
        </table:table-row>
        <table:table-row table:style-name="ro1" table:visibility="collapse">
          <table:table-cell table:style-name="ce10" table:formula="of:=[$'1 Title reading'.B78]" office:value-type="string" office:string-value="DV Lyridis, GO Andreadis, C Papaleonidas…" calcext:value-type="string">
            <text:p>DV Lyridis, GO Andreadis, C Papaleonidas…</text:p>
          </table:table-cell>
          <table:table-cell table:style-name="ce10" table:formula="of:=[$'1 Title reading'.C78]" office:value-type="float" office:value="2021" calcext:value-type="float">
            <text:p>2021</text:p>
          </table:table-cell>
          <table:table-cell table:style-name="ce10" table:formula="of:=[$'1 Title reading'.D78]" office:value-type="string" office:string-value="A BPM-based framework for the impact assessment of blockchain to the midstream LNG supply chain" calcext:value-type="string">
            <text:p>A BPM-based framework for the impact assessment of blockchain to the midstream LNG supply chain</text:p>
          </table:table-cell>
          <table:table-cell table:style-name="ce10" table:formula="of:=FALSE()" office:value-type="float" office:value="0" calcext:value-type="float">
            <text:p>0</text:p>
          </table:table-cell>
          <table:table-cell/>
          <table:table-cell table:style-name="ce10" table:formula="of:=[$'1 Title reading'.E78]" office:value-type="float" office:value="0" calcext:value-type="float">
            <text:p>0</text:p>
          </table:table-cell>
          <table:table-cell table:number-columns-repeated="1018"/>
        </table:table-row>
        <table:table-row table:style-name="ro1">
          <table:table-cell table:style-name="ce10" table:formula="of:=[$'1 Title reading'.B79]" office:value-type="string" office:string-value="CD Ciccio, G Meroni, P Plebani" calcext:value-type="string">
            <text:p>CD Ciccio, G Meroni, P Plebani</text:p>
          </table:table-cell>
          <table:table-cell table:style-name="ce10" table:formula="of:=[$'1 Title reading'.C79]" office:value-type="float" office:value="2020" calcext:value-type="float">
            <text:p>2020</text:p>
          </table:table-cell>
          <table:table-cell table:style-name="ce10" table:formula="of:=[$'1 Title reading'.D79]" office:value-type="string" office:string-value="Business process monitoring on blockchains: Potentials and challenges" calcext:value-type="string">
            <text:p>Business process monitoring on blockchains: Potentials and challenges</text:p>
          </table:table-cell>
          <table:table-cell table:style-name="ce10" table:formula="of:=FALSE()" office:value-type="float" office:value="0" calcext:value-type="float">
            <text:p>0</text:p>
          </table:table-cell>
          <table:table-cell table:style-name="ce8" table:content-validation-name="val1" office:value-type="string" calcext:value-type="string">
            <text:p>EX3 (Tertiary)</text:p>
          </table:table-cell>
          <table:table-cell table:style-name="ce10" table:formula="of:=[$'1 Title reading'.E79]" office:value-type="float" office:value="1" calcext:value-type="float">
            <text:p>1</text:p>
          </table:table-cell>
          <table:table-cell table:style-name="ce19" table:formula="of:=[$'1 Title reading'.I79]" office:value-type="string" office:string-value="https://link.springer.com/chapter/10.1007/978-3-030-49418-6_3" calcext:value-type="string">
            <text:p>https://link.springer.com/chapter/10.1007/978-3-030-49418-6_3</text:p>
          </table:table-cell>
          <table:table-cell table:style-name="ce10" table:formula="of:=[$'1 Title reading'.G79]" office:value-type="string" office:string-value="Enterprise, Business-Process and …" calcext:value-type="string">
            <text:p>Enterprise, Business-Process and …</text:p>
          </table:table-cell>
          <table:table-cell table:style-name="ce10" table:formula="of:=[$'1 Title reading'.N79]" office:value-type="string" office:string-value="10.1007/978-3-030-49418-6_3" calcext:value-type="string">
            <text:p>10.1007/978-3-030-49418-6_3</text:p>
          </table:table-cell>
          <table:table-cell table:number-columns-repeated="1015"/>
        </table:table-row>
        <table:table-row table:style-name="ro1" table:visibility="collapse">
          <table:table-cell table:style-name="ce10" table:formula="of:=[$'1 Title reading'.B80]" office:value-type="string" office:string-value="D Fernando, S Kulshrestha, JD Herath…" calcext:value-type="string">
            <text:p>D Fernando, S Kulshrestha, JD Herath…</text:p>
          </table:table-cell>
          <table:table-cell table:style-name="ce10" table:formula="of:=[$'1 Title reading'.C80]" office:value-type="float" office:value="2019" calcext:value-type="float">
            <text:p>2019</text:p>
          </table:table-cell>
          <table:table-cell table:style-name="ce10" table:formula="of:=[$'1 Title reading'.D80]" office:value-type="string" office:string-value="Sciblock: A blockchain-based tamper-proof non-repudiable storage for scientific workflow provenance" calcext:value-type="string">
            <text:p>Sciblock: A blockchain-based tamper-proof non-repudiable storage for scientific workflow provenance</text:p>
          </table:table-cell>
          <table:table-cell table:style-name="ce10" table:formula="of:=FALSE()" office:value-type="float" office:value="0" calcext:value-type="float">
            <text:p>0</text:p>
          </table:table-cell>
          <table:table-cell/>
          <table:table-cell table:style-name="ce10" table:formula="of:=[$'1 Title reading'.E80]" office:value-type="float" office:value="0" calcext:value-type="float">
            <text:p>0</text:p>
          </table:table-cell>
          <table:table-cell table:number-columns-repeated="1018"/>
        </table:table-row>
        <table:table-row table:style-name="ro1">
          <table:table-cell table:style-name="ce10" table:formula="of:=[$'1 Title reading'.B81]" office:value-type="string" office:string-value="NEWS WALES" calcext:value-type="string">
            <text:p>NEWS WALES</text:p>
          </table:table-cell>
          <table:table-cell table:style-name="ce10" table:formula="of:=[$'1 Title reading'.C81]" office:value-type="float" office:value="2016" calcext:value-type="float">
            <text:p>2016</text:p>
          </table:table-cell>
          <table:table-cell table:style-name="ce10" table:formula="of:=[$'1 Title reading'.D81]" office:value-type="string" office:string-value="Using blockchain to enable untrusted business process monitoring and execution" calcext:value-type="string">
            <text:p>Using blockchain to enable untrusted business process monitoring and execution</text:p>
          </table:table-cell>
          <table:table-cell table:style-name="ce10" table:formula="of:=FALSE()" office:value-type="float" office:value="0" calcext:value-type="float">
            <text:p>0</text:p>
          </table:table-cell>
          <table:table-cell table:style-name="ce8" table:content-validation-name="val1" office:value-type="string" calcext:value-type="string">
            <text:p>Report</text:p>
          </table:table-cell>
          <table:table-cell table:style-name="ce10" table:formula="of:=[$'1 Title reading'.E81]" office:value-type="float" office:value="1" calcext:value-type="float">
            <text:p>1</text:p>
          </table:table-cell>
          <table:table-cell table:style-name="ce19" table:formula="of:=[$'1 Title reading'.I81]" office:value-type="string" office:string-value="https://cgi.cse.unsw.edu.au/~reports/papers/201609.pdf" calcext:value-type="string">
            <text:p>https://cgi.cse.unsw.edu.au/~reports/papers/201609.pdf</text:p>
          </table:table-cell>
          <table:table-cell table:style-name="ce10" table:formula="of:=[$'1 Title reading'.G81]" office:value-type="float" office:value="0" calcext:value-type="float">
            <text:p>0</text:p>
          </table:table-cell>
          <table:table-cell table:style-name="ce10" table:formula="of:=[$'1 Title reading'.N81]" office:value-type="float" office:value="0" calcext:value-type="float">
            <text:p>0</text:p>
          </table:table-cell>
          <table:table-cell table:number-columns-repeated="1015"/>
        </table:table-row>
        <table:table-row table:style-name="ro1" table:visibility="collapse">
          <table:table-cell table:style-name="ce10" table:formula="of:=[$'1 Title reading'.B82]" office:value-type="string" office:string-value="R Coelho, R Braga, JMN David…" calcext:value-type="string">
            <text:p>R Coelho, R Braga, JMN David…</text:p>
          </table:table-cell>
          <table:table-cell table:style-name="ce10" table:formula="of:=[$'1 Title reading'.C82]" office:value-type="float" office:value="2020" calcext:value-type="float">
            <text:p>2020</text:p>
          </table:table-cell>
          <table:table-cell table:style-name="ce10" table:formula="of:=[$'1 Title reading'.D82]" office:value-type="string" office:string-value="Blockchain for reliability in collaborative scientific workflows on cloud platforms" calcext:value-type="string">
            <text:p>Blockchain for reliability in collaborative scientific workflows on cloud platforms</text:p>
          </table:table-cell>
          <table:table-cell table:style-name="ce10" table:formula="of:=FALSE()" office:value-type="float" office:value="0" calcext:value-type="float">
            <text:p>0</text:p>
          </table:table-cell>
          <table:table-cell/>
          <table:table-cell table:style-name="ce10" table:formula="of:=[$'1 Title reading'.E82]" office:value-type="float" office:value="0" calcext:value-type="float">
            <text:p>0</text:p>
          </table:table-cell>
          <table:table-cell table:number-columns-repeated="1018"/>
        </table:table-row>
        <table:table-row table:style-name="ro1" table:visibility="collapse">
          <table:table-cell table:style-name="ce10" table:formula="of:=[$'1 Title reading'.B83]" office:value-type="string" office:string-value="W Chen, SM Bohloul, Y Ma, L Li" calcext:value-type="string">
            <text:p>W Chen, SM Bohloul, Y Ma, L Li</text:p>
          </table:table-cell>
          <table:table-cell table:style-name="ce10" table:formula="of:=[$'1 Title reading'.C83]" office:value-type="float" office:value="2021" calcext:value-type="float">
            <text:p>2021</text:p>
          </table:table-cell>
          <table:table-cell table:style-name="ce10" table:formula="of:=[$'1 Title reading'.D83]" office:value-type="string" office:string-value="A blockchain-based information management system for academic institutions: a case study of international students' workflow" calcext:value-type="string">
            <text:p>A blockchain-based information management system for academic institutions: a case study of international students' workflow</text:p>
          </table:table-cell>
          <table:table-cell table:style-name="ce10" table:formula="of:=FALSE()" office:value-type="float" office:value="0" calcext:value-type="float">
            <text:p>0</text:p>
          </table:table-cell>
          <table:table-cell/>
          <table:table-cell table:style-name="ce10" table:formula="of:=[$'1 Title reading'.E83]" office:value-type="float" office:value="0" calcext:value-type="float">
            <text:p>0</text:p>
          </table:table-cell>
          <table:table-cell table:number-columns-repeated="1018"/>
        </table:table-row>
        <table:table-row table:style-name="ro1" table:visibility="collapse">
          <table:table-cell table:style-name="ce10" table:formula="of:=[$'1 Title reading'.B84]" office:value-type="string" office:string-value="I Abunadi, RL Kumar" calcext:value-type="string">
            <text:p>I Abunadi, RL Kumar</text:p>
          </table:table-cell>
          <table:table-cell table:style-name="ce10" table:formula="of:=[$'1 Title reading'.C84]" office:value-type="float" office:value="2021" calcext:value-type="float">
            <text:p>2021</text:p>
          </table:table-cell>
          <table:table-cell table:style-name="ce10" table:formula="of:=[$'1 Title reading'.D84]" office:value-type="string" office:string-value="Blockchain and Business Process Management in Health Care, Especially for COVID-19 Cases" calcext:value-type="string">
            <text:p>Blockchain and Business Process Management in Health Care, Especially for COVID-19 Cases</text:p>
          </table:table-cell>
          <table:table-cell table:style-name="ce10" table:formula="of:=FALSE()" office:value-type="float" office:value="0" calcext:value-type="float">
            <text:p>0</text:p>
          </table:table-cell>
          <table:table-cell/>
          <table:table-cell table:style-name="ce10" table:formula="of:=[$'1 Title reading'.E84]" office:value-type="float" office:value="0" calcext:value-type="float">
            <text:p>0</text:p>
          </table:table-cell>
          <table:table-cell table:number-columns-repeated="1018"/>
        </table:table-row>
        <table:table-row table:style-name="ro1" table:visibility="collapse">
          <table:table-cell table:style-name="ce10" table:formula="of:=[$'1 Title reading'.B85]" office:value-type="string" office:string-value="S Haarmann" calcext:value-type="string">
            <text:p>S Haarmann</text:p>
          </table:table-cell>
          <table:table-cell table:style-name="ce10" table:formula="of:=[$'1 Title reading'.C85]" office:value-type="float" office:value="2019" calcext:value-type="float">
            <text:p>2019</text:p>
          </table:table-cell>
          <table:table-cell table:style-name="ce10" table:formula="of:=[$'1 Title reading'.D85]" office:value-type="string" office:string-value="Estimating the Duration of Blockchain-Based Business Processes Using Simulation." calcext:value-type="string">
            <text:p>Estimating the Duration of Blockchain-Based Business Processes Using Simulation.</text:p>
          </table:table-cell>
          <table:table-cell table:style-name="ce10" table:formula="of:=FALSE()" office:value-type="float" office:value="0" calcext:value-type="float">
            <text:p>0</text:p>
          </table:table-cell>
          <table:table-cell/>
          <table:table-cell table:style-name="ce10" table:formula="of:=[$'1 Title reading'.E85]" office:value-type="float" office:value="0" calcext:value-type="float">
            <text:p>0</text:p>
          </table:table-cell>
          <table:table-cell table:number-columns-repeated="1018"/>
        </table:table-row>
        <table:table-row table:style-name="ro1">
          <table:table-cell table:style-name="ce10" table:formula="of:=[$'1 Title reading'.B86]" office:value-type="string" office:string-value="Y Fang, X Tang, M Pan, Y Yu" calcext:value-type="string">
            <text:p>Y Fang, X Tang, M Pan, Y Yu</text:p>
          </table:table-cell>
          <table:table-cell table:style-name="ce10" table:formula="of:=[$'1 Title reading'.C86]" office:value-type="float" office:value="2019" calcext:value-type="float">
            <text:p>2019</text:p>
          </table:table-cell>
          <table:table-cell table:style-name="ce10" table:formula="of:=[$'1 Title reading'.D86]" office:value-type="string" office:string-value="A workflow interoperability approach based on blockchain" calcext:value-type="string">
            <text:p>A workflow interoperability approach based on blockchain</text:p>
          </table:table-cell>
          <table:table-cell table:style-name="ce10" table:formula="of:=FALSE()" office:value-type="float" office:value="0" calcext:value-type="float">
            <text:p>0</text:p>
          </table:table-cell>
          <table:table-cell table:style-name="ce8" table:content-validation-name="val1" office:value-type="string" calcext:value-type="string">
            <text:p>EX1: Only uses blockchain as data store layer, the own contribution is hard to identify as it uses hyperledger tools to set everything up.</text:p>
          </table:table-cell>
          <table:table-cell table:style-name="ce10" table:formula="of:=[$'1 Title reading'.E86]" office:value-type="float" office:value="1" calcext:value-type="float">
            <text:p>1</text:p>
          </table:table-cell>
          <table:table-cell table:style-name="ce19" table:formula="of:=[$'1 Title reading'.I86]" office:value-type="string" office:string-value="https://link.springer.com/chapter/10.1007/978-3-030-38651-1_24" calcext:value-type="string">
            <text:p>https://link.springer.com/chapter/10.1007/978-3-030-38651-1_24</text:p>
          </table:table-cell>
          <table:table-cell table:style-name="ce10" table:formula="of:=[$'1 Title reading'.G86]" office:value-type="string" office:string-value="International Conference on Internet of …" calcext:value-type="string">
            <text:p>International Conference on Internet of …</text:p>
          </table:table-cell>
          <table:table-cell table:style-name="ce10" table:formula="of:=[$'1 Title reading'.N86]" office:value-type="string" office:string-value="10.1007/978-3-030-38651-1_24" calcext:value-type="string">
            <text:p>10.1007/978-3-030-38651-1_24</text:p>
          </table:table-cell>
          <table:table-cell table:number-columns-repeated="1015"/>
        </table:table-row>
        <table:table-row table:style-name="ro1">
          <table:table-cell table:style-name="ce10" table:formula="of:=[$'1 Title reading'.B87]" office:value-type="string" office:string-value="T Lichtenstein, S Siegert, A Nikaj, M Weske" calcext:value-type="string">
            <text:p>T Lichtenstein, S Siegert, A Nikaj, M Weske</text:p>
          </table:table-cell>
          <table:table-cell table:style-name="ce10" table:formula="of:=[$'1 Title reading'.C87]" office:value-type="float" office:value="2020" calcext:value-type="float">
            <text:p>2020</text:p>
          </table:table-cell>
          <table:table-cell table:style-name="ce10" table:formula="of:=[$'1 Title reading'.D87]" office:value-type="string" office:string-value="Data-driven process choreography execution on the blockchain: a focus on blockchain data reusability" calcext:value-type="string">
            <text:p>Data-driven process choreography execution on the blockchain: a focus on blockchain data reusability</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87]" office:value-type="float" office:value="1" calcext:value-type="float">
            <text:p>1</text:p>
          </table:table-cell>
          <table:table-cell table:style-name="ce19" table:formula="of:=[$'1 Title reading'.I87]" office:value-type="string" office:string-value="https://link.springer.com/chapter/10.1007/978-3-030-53337-3_17" calcext:value-type="string">
            <text:p>https://link.springer.com/chapter/10.1007/978-3-030-53337-3_17</text:p>
          </table:table-cell>
          <table:table-cell table:style-name="ce10" table:formula="of:=[$'1 Title reading'.G87]" office:value-type="string" office:string-value="International Conference on …" calcext:value-type="string">
            <text:p>International Conference on …</text:p>
          </table:table-cell>
          <table:table-cell table:style-name="ce10" table:formula="of:=[$'1 Title reading'.N87]" office:value-type="string" office:string-value="10.1007/978-3-030-53337-3_17" calcext:value-type="string">
            <text:p>10.1007/978-3-030-53337-3_17</text:p>
          </table:table-cell>
          <table:table-cell table:number-columns-repeated="1015"/>
        </table:table-row>
        <table:table-row table:style-name="ro1">
          <table:table-cell table:style-name="ce10" table:formula="of:=[$'1 Title reading'.B88]" office:value-type="string" office:string-value="S Migliorini, M Gambini, C Combi…" calcext:value-type="string">
            <text:p>S Migliorini, M Gambini, C Combi…</text:p>
          </table:table-cell>
          <table:table-cell table:style-name="ce10" table:formula="of:=[$'1 Title reading'.C88]" office:value-type="float" office:value="2019" calcext:value-type="float">
            <text:p>2019</text:p>
          </table:table-cell>
          <table:table-cell table:style-name="ce10" table:formula="of:=[$'1 Title reading'.D88]" office:value-type="string" office:string-value="The rise of enforceable business processes from the hashes of blockchain-based smart contracts" calcext:value-type="string">
            <text:p>The rise of enforceable business processes from the hashes of blockchain-based smart contracts</text:p>
          </table:table-cell>
          <table:table-cell table:style-name="ce10" table:formula="of:=FALSE()" office:value-type="float" office:value="0" calcext:value-type="float">
            <text:p>0</text:p>
          </table:table-cell>
          <table:table-cell table:style-name="ce8" table:content-validation-name="val1" office:value-type="string" calcext:value-type="string">
            <text:p>EX2 (No relevant artefact)</text:p>
          </table:table-cell>
          <table:table-cell table:style-name="ce10" table:formula="of:=[$'1 Title reading'.E88]" office:value-type="float" office:value="1" calcext:value-type="float">
            <text:p>1</text:p>
          </table:table-cell>
          <table:table-cell table:style-name="ce19" table:formula="of:=[$'1 Title reading'.I88]" office:value-type="string" office:string-value="https://link.springer.com/chapter/10.1007/978-3-030-20618-5_9" calcext:value-type="string">
            <text:p>https://link.springer.com/chapter/10.1007/978-3-030-20618-5_9</text:p>
          </table:table-cell>
          <table:table-cell table:style-name="ce10" table:formula="of:=[$'1 Title reading'.G88]" office:value-type="string" office:string-value="… , Business-Process and …" calcext:value-type="string">
            <text:p>… , Business-Process and …</text:p>
          </table:table-cell>
          <table:table-cell table:style-name="ce10" table:formula="of:=[$'1 Title reading'.N88]" office:value-type="string" office:string-value="10.1007/978-3-030-20618-5_9" calcext:value-type="string">
            <text:p>10.1007/978-3-030-20618-5_9</text:p>
          </table:table-cell>
          <table:table-cell table:number-columns-repeated="1015"/>
        </table:table-row>
        <table:table-row table:style-name="ro1" table:visibility="collapse">
          <table:table-cell table:style-name="ce10" table:formula="of:=[$'1 Title reading'.B89]" office:value-type="string" office:string-value="Z Xu, Q Geng, H Cao, C Wang, X Liu" calcext:value-type="string">
            <text:p>Z Xu, Q Geng, H Cao, C Wang, X Liu</text:p>
          </table:table-cell>
          <table:table-cell table:style-name="ce10" table:formula="of:=[$'1 Title reading'.C89]" office:value-type="float" office:value="2019" calcext:value-type="float">
            <text:p>2019</text:p>
          </table:table-cell>
          <table:table-cell table:style-name="ce10" table:formula="of:=[$'1 Title reading'.D89]" office:value-type="string" office:string-value="Uncertainty-aware workflow migration among edge nodes based on blockchain" calcext:value-type="string">
            <text:p>Uncertainty-aware workflow migration among edge nodes based on blockchain</text:p>
          </table:table-cell>
          <table:table-cell table:style-name="ce10" table:formula="of:=FALSE()" office:value-type="float" office:value="0" calcext:value-type="float">
            <text:p>0</text:p>
          </table:table-cell>
          <table:table-cell/>
          <table:table-cell table:style-name="ce10" table:formula="of:=[$'1 Title reading'.E89]" office:value-type="float" office:value="0" calcext:value-type="float">
            <text:p>0</text:p>
          </table:table-cell>
          <table:table-cell table:number-columns-repeated="1018"/>
        </table:table-row>
        <table:table-row table:style-name="ro1" table:visibility="collapse">
          <table:table-cell table:style-name="ce10" table:formula="of:=[$'1 Title reading'.B90]" office:value-type="string" office:string-value="F Milani, L García-Bañuelos, HA Reijers, L Stepanyan" calcext:value-type="string">
            <text:p>F Milani, L García-Bañuelos, HA Reijers, L Stepanyan</text:p>
          </table:table-cell>
          <table:table-cell table:style-name="ce10" table:formula="of:=[$'1 Title reading'.C90]" office:value-type="float" office:value="2020" calcext:value-type="float">
            <text:p>2020</text:p>
          </table:table-cell>
          <table:table-cell table:style-name="ce10" table:formula="of:=[$'1 Title reading'.D90]" office:value-type="string" office:string-value="Business Process Redesign Heuristics for Blockchain Solutions." calcext:value-type="string">
            <text:p>Business Process Redesign Heuristics for Blockchain Solutions.</text:p>
          </table:table-cell>
          <table:table-cell table:style-name="ce10" table:formula="of:=FALSE()" office:value-type="float" office:value="0" calcext:value-type="float">
            <text:p>0</text:p>
          </table:table-cell>
          <table:table-cell/>
          <table:table-cell table:style-name="ce10" table:formula="of:=[$'1 Title reading'.E90]" office:value-type="float" office:value="0" calcext:value-type="float">
            <text:p>0</text:p>
          </table:table-cell>
          <table:table-cell table:number-columns-repeated="1018"/>
        </table:table-row>
        <table:table-row table:style-name="ro1" table:visibility="collapse">
          <table:table-cell table:style-name="ce10" table:formula="of:=[$'1 Title reading'.B91]" office:value-type="string" office:string-value="A Corneli, B Naticchia, F Spegni, L Spalazzi" calcext:value-type="string">
            <text:p>A Corneli, B Naticchia, F Spegni, L Spalazzi</text:p>
          </table:table-cell>
          <table:table-cell table:style-name="ce10" table:formula="of:=[$'1 Title reading'.C91]" office:value-type="float" office:value="2021" calcext:value-type="float">
            <text:p>2021</text:p>
          </table:table-cell>
          <table:table-cell table:style-name="ce10" table:formula="of:=[$'1 Title reading'.D91]" office:value-type="string" office:string-value="COMBINING BLOCKCHAIN AND BPMN CHOREOGRAPHIES FOR CONSTRUCTION MANAGEMENT" calcext:value-type="string">
            <text:p>COMBINING BLOCKCHAIN AND BPMN CHOREOGRAPHIES FOR CONSTRUCTION MANAGEMENT</text:p>
          </table:table-cell>
          <table:table-cell table:style-name="ce10" table:formula="of:=FALSE()" office:value-type="float" office:value="0" calcext:value-type="float">
            <text:p>0</text:p>
          </table:table-cell>
          <table:table-cell/>
          <table:table-cell table:style-name="ce10" table:formula="of:=[$'1 Title reading'.E91]" office:value-type="float" office:value="0" calcext:value-type="float">
            <text:p>0</text:p>
          </table:table-cell>
          <table:table-cell table:number-columns-repeated="1018"/>
        </table:table-row>
        <table:table-row table:style-name="ro1">
          <table:table-cell table:style-name="ce10" table:formula="of:=[$'1 Title reading'.B92]" office:value-type="string" office:string-value="M Morales-Sandoval, JA Molina…" calcext:value-type="string">
            <text:p>M Morales-Sandoval, JA Molina…</text:p>
          </table:table-cell>
          <table:table-cell table:style-name="ce10" table:formula="of:=[$'1 Title reading'.C92]" office:value-type="float" office:value="2021" calcext:value-type="float">
            <text:p>2021</text:p>
          </table:table-cell>
          <table:table-cell table:style-name="ce10" table:formula="of:=[$'1 Title reading'.D92]" office:value-type="string" office:string-value="Blockchain support for execution, monitoring and discovery of inter-organizational business processes" calcext:value-type="string">
            <text:p>Blockchain support for execution, monitoring and discovery of inter-organizational business processes</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92]" office:value-type="float" office:value="1" calcext:value-type="float">
            <text:p>1</text:p>
          </table:table-cell>
          <table:table-cell table:style-name="ce19" table:formula="of:=[$'1 Title reading'.I92]" office:value-type="string" office:string-value="https://peerj.com/articles/cs-731/" calcext:value-type="string">
            <text:p>https://peerj.com/articles/cs-731/</text:p>
          </table:table-cell>
          <table:table-cell table:style-name="ce10" table:formula="of:=[$'1 Title reading'.G92]" office:value-type="string" office:string-value="PeerJ Computer …" calcext:value-type="string">
            <text:p>PeerJ Computer …</text:p>
          </table:table-cell>
          <table:table-cell table:style-name="ce10" table:formula="of:=[$'1 Title reading'.N92]" office:value-type="float" office:value="0" calcext:value-type="float">
            <text:p>0</text:p>
          </table:table-cell>
          <table:table-cell table:number-columns-repeated="1015"/>
        </table:table-row>
        <table:table-row table:style-name="ro1">
          <table:table-cell table:style-name="ce10" table:formula="of:=[$'1 Title reading'.B93]" office:value-type="string" office:string-value="J Evermann, H Kim" calcext:value-type="string">
            <text:p>J Evermann, H Kim</text:p>
          </table:table-cell>
          <table:table-cell table:style-name="ce10" table:formula="of:=[$'1 Title reading'.C93]" office:value-type="float" office:value="2021" calcext:value-type="float">
            <text:p>2021</text:p>
          </table:table-cell>
          <table:table-cell table:style-name="ce10" table:formula="of:=[$'1 Title reading'.D93]" office:value-type="string" office:string-value="Workflow Management on Proof-of-Work Blockchains: Implications and Recommendations" calcext:value-type="string">
            <text:p>Workflow Management on Proof-of-Work Blockchains: Implications and Recommendations</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93]" office:value-type="float" office:value="1" calcext:value-type="float">
            <text:p>1</text:p>
          </table:table-cell>
          <table:table-cell table:style-name="ce19" table:formula="of:=[$'1 Title reading'.I93]" office:value-type="string" office:string-value="https://link.springer.com/article/10.1007/s42979-020-00387-6" calcext:value-type="string">
            <text:p>https://link.springer.com/article/10.1007/s42979-020-00387-6</text:p>
          </table:table-cell>
          <table:table-cell table:style-name="ce10" table:formula="of:=[$'1 Title reading'.G93]" office:value-type="string" office:string-value="SN Computer Science" calcext:value-type="string">
            <text:p>SN Computer Science</text:p>
          </table:table-cell>
          <table:table-cell table:style-name="ce10" table:formula="of:=[$'1 Title reading'.N93]" office:value-type="string" office:string-value="10.1007/s42979-020-00387-6" calcext:value-type="string">
            <text:p>10.1007/s42979-020-00387-6</text:p>
          </table:table-cell>
          <table:table-cell table:number-columns-repeated="1015"/>
        </table:table-row>
        <table:table-row table:style-name="ro1">
          <table:table-cell table:style-name="ce10" table:formula="of:=[$'1 Title reading'.B94]" office:value-type="string" office:string-value="A Meironke, T Seyffarth, J Damarowsky" calcext:value-type="string">
            <text:p>A Meironke, T Seyffarth, J Damarowsky</text:p>
          </table:table-cell>
          <table:table-cell table:style-name="ce10" table:formula="of:=[$'1 Title reading'.C94]" office:value-type="float" office:value="2019" calcext:value-type="float">
            <text:p>2019</text:p>
          </table:table-cell>
          <table:table-cell table:style-name="ce10" table:formula="of:=[$'1 Title reading'.D94]" office:value-type="string" office:string-value="Business Process Compliance and Blockchain: How Does the Ethereum Blockchain Address Challenges of Business Process Compliance?" calcext:value-type="string">
            <text:p>Business Process Compliance and Blockchain: How Does the Ethereum Blockchain Address Challenges of Business Process Compliance?</text:p>
          </table:table-cell>
          <table:table-cell table:style-name="ce10" table:formula="of:=FALSE()" office:value-type="float" office:value="0" calcext:value-type="float">
            <text:p>0</text:p>
          </table:table-cell>
          <table:table-cell table:style-name="ce8" table:content-validation-name="val1" office:value-type="string" calcext:value-type="string">
            <text:p>EX3 (Tertiary)</text:p>
          </table:table-cell>
          <table:table-cell table:style-name="ce10" table:formula="of:=[$'1 Title reading'.E94]" office:value-type="float" office:value="1" calcext:value-type="float">
            <text:p>1</text:p>
          </table:table-cell>
          <table:table-cell table:style-name="ce19" table:formula="of:=[$'1 Title reading'.I94]" office:value-type="string" office:string-value="https://aisel.aisnet.org/wi2019/specialtrack01/papers/8/" calcext:value-type="string">
            <text:p>https://aisel.aisnet.org/wi2019/specialtrack01/papers/8/</text:p>
          </table:table-cell>
          <table:table-cell table:style-name="ce10" table:formula="of:=[$'1 Title reading'.G94]" office:value-type="float" office:value="0" calcext:value-type="float">
            <text:p>0</text:p>
          </table:table-cell>
          <table:table-cell table:style-name="ce10" table:formula="of:=[$'1 Title reading'.N94]" office:value-type="float" office:value="0" calcext:value-type="float">
            <text:p>0</text:p>
          </table:table-cell>
          <table:table-cell table:number-columns-repeated="1015"/>
        </table:table-row>
        <table:table-row table:style-name="ro1" table:visibility="collapse">
          <table:table-cell table:style-name="ce10" table:formula="of:=[$'1 Title reading'.B95]" office:value-type="string" office:string-value="K Wittek, N Wittek, J Lawton, I Dohndorf…" calcext:value-type="string">
            <text:p>K Wittek, N Wittek, J Lawton, I Dohndorf…</text:p>
          </table:table-cell>
          <table:table-cell table:style-name="ce10" table:formula="of:=[$'1 Title reading'.C95]" office:value-type="float" office:value="2021" calcext:value-type="float">
            <text:p>2021</text:p>
          </table:table-cell>
          <table:table-cell table:style-name="ce10" table:formula="of:=[$'1 Title reading'.D95]" office:value-type="string" office:string-value="A Blockchain-Based Approach to Provenance and Reproducibility in Research Workflows" calcext:value-type="string">
            <text:p>A Blockchain-Based Approach to Provenance and Reproducibility in Research Workflows</text:p>
          </table:table-cell>
          <table:table-cell table:style-name="ce10" table:formula="of:=FALSE()" office:value-type="float" office:value="0" calcext:value-type="float">
            <text:p>0</text:p>
          </table:table-cell>
          <table:table-cell/>
          <table:table-cell table:style-name="ce10" table:formula="of:=[$'1 Title reading'.E95]" office:value-type="float" office:value="0" calcext:value-type="float">
            <text:p>0</text:p>
          </table:table-cell>
          <table:table-cell table:number-columns-repeated="1018"/>
        </table:table-row>
        <table:table-row table:style-name="ro1" table:visibility="collapse">
          <table:table-cell table:style-name="ce10" table:formula="of:=[$'1 Title reading'.B96]" office:value-type="string" office:string-value="T Sato, T Shimosawa, Y Himura" calcext:value-type="string">
            <text:p>T Sato, T Shimosawa, Y Himura</text:p>
          </table:table-cell>
          <table:table-cell table:style-name="ce10" table:formula="of:=[$'1 Title reading'.C96]" office:value-type="float" office:value="2021" calcext:value-type="float">
            <text:p>2021</text:p>
          </table:table-cell>
          <table:table-cell table:style-name="ce10" table:formula="of:=[$'1 Title reading'.D96]" office:value-type="string" office:string-value="OpsSC: Decentralized Blockchain Network Operation Workflow for Hyperledger Fabric" calcext:value-type="string">
            <text:p>OpsSC: Decentralized Blockchain Network Operation Workflow for Hyperledger Fabric</text:p>
          </table:table-cell>
          <table:table-cell table:style-name="ce10" table:formula="of:=FALSE()" office:value-type="float" office:value="0" calcext:value-type="float">
            <text:p>0</text:p>
          </table:table-cell>
          <table:table-cell/>
          <table:table-cell table:style-name="ce10" table:formula="of:=[$'1 Title reading'.E96]" office:value-type="float" office:value="0" calcext:value-type="float">
            <text:p>0</text:p>
          </table:table-cell>
          <table:table-cell table:number-columns-repeated="1018"/>
        </table:table-row>
        <table:table-row table:style-name="ro1" table:visibility="collapse">
          <table:table-cell table:style-name="ce10" table:formula="of:=[$'1 Title reading'.B97]" office:value-type="string" office:string-value="J Heiss, A Busse, S Tai" calcext:value-type="string">
            <text:p>J Heiss, A Busse, S Tai</text:p>
          </table:table-cell>
          <table:table-cell table:style-name="ce10" table:formula="of:=[$'1 Title reading'.C97]" office:value-type="float" office:value="2021" calcext:value-type="float">
            <text:p>2021</text:p>
          </table:table-cell>
          <table:table-cell table:style-name="ce10" table:formula="of:=[$'1 Title reading'.D97]" office:value-type="string" office:string-value="Trustworthy Pre-processing of Sensor Data in Data On-Chaining Workflows for Blockchain-Based IoT Applications" calcext:value-type="string">
            <text:p>Trustworthy Pre-processing of Sensor Data in Data On-Chaining Workflows for Blockchain-Based IoT Applications</text:p>
          </table:table-cell>
          <table:table-cell table:style-name="ce10" table:formula="of:=FALSE()" office:value-type="float" office:value="0" calcext:value-type="float">
            <text:p>0</text:p>
          </table:table-cell>
          <table:table-cell/>
          <table:table-cell table:style-name="ce10" table:formula="of:=[$'1 Title reading'.E97]" office:value-type="float" office:value="0" calcext:value-type="float">
            <text:p>0</text:p>
          </table:table-cell>
          <table:table-cell table:number-columns-repeated="1018"/>
        </table:table-row>
        <table:table-row table:style-name="ro1" table:visibility="collapse">
          <table:table-cell table:style-name="ce10" table:formula="of:=[$'1 Title reading'.B98]" office:value-type="string" office:string-value="AA Simaremare, IA Aditya, FN Haryadi…" calcext:value-type="string">
            <text:p>AA Simaremare, IA Aditya, FN Haryadi…</text:p>
          </table:table-cell>
          <table:table-cell table:style-name="ce10" table:formula="of:=[$'1 Title reading'.C98]" office:value-type="float" office:value="2021" calcext:value-type="float">
            <text:p>2021</text:p>
          </table:table-cell>
          <table:table-cell table:style-name="ce10" table:formula="of:=[$'1 Title reading'.D98]" office:value-type="string" office:string-value="Suitability study of Blockchain application in electric utility company business processes" calcext:value-type="string">
            <text:p>Suitability study of Blockchain application in electric utility company business processes</text:p>
          </table:table-cell>
          <table:table-cell table:style-name="ce10" table:formula="of:=FALSE()" office:value-type="float" office:value="0" calcext:value-type="float">
            <text:p>0</text:p>
          </table:table-cell>
          <table:table-cell/>
          <table:table-cell table:style-name="ce10" table:formula="of:=[$'1 Title reading'.E98]" office:value-type="float" office:value="0" calcext:value-type="float">
            <text:p>0</text:p>
          </table:table-cell>
          <table:table-cell table:number-columns-repeated="1018"/>
        </table:table-row>
        <table:table-row table:style-name="ro1" table:visibility="collapse">
          <table:table-cell table:style-name="ce10" table:formula="of:=[$'1 Title reading'.B99]" office:value-type="string" office:string-value="I Garfatta, K Klai, M Graïet, W Gaaloul" calcext:value-type="string">
            <text:p>I Garfatta, K Klai, M Graïet, W Gaaloul</text:p>
          </table:table-cell>
          <table:table-cell table:style-name="ce10" table:formula="of:=[$'1 Title reading'.C99]" office:value-type="float" office:value="2020" calcext:value-type="float">
            <text:p>2020</text:p>
          </table:table-cell>
          <table:table-cell table:style-name="ce10" table:formula="of:=[$'1 Title reading'.D99]" office:value-type="string" office:string-value="Blockchain-based business processes: A solidity-to-cpn formal verification approach" calcext:value-type="string">
            <text:p>Blockchain-based business processes: A solidity-to-cpn formal verification approach</text:p>
          </table:table-cell>
          <table:table-cell table:style-name="ce10" table:formula="of:=FALSE()" office:value-type="float" office:value="0" calcext:value-type="float">
            <text:p>0</text:p>
          </table:table-cell>
          <table:table-cell/>
          <table:table-cell table:style-name="ce10" table:formula="of:=[$'1 Title reading'.E99]" office:value-type="float" office:value="0" calcext:value-type="float">
            <text:p>0</text:p>
          </table:table-cell>
          <table:table-cell table:number-columns-repeated="1018"/>
        </table:table-row>
        <table:table-row table:style-name="ro1" table:visibility="collapse">
          <table:table-cell table:style-name="ce10" table:formula="of:=[$'1 Title reading'.B100]" office:value-type="string" office:string-value="MS Al-Rakhami, M Al-Mashari" calcext:value-type="string">
            <text:p>MS Al-Rakhami, M Al-Mashari</text:p>
          </table:table-cell>
          <table:table-cell table:style-name="ce10" table:formula="of:=[$'1 Title reading'.C100]" office:value-type="float" office:value="2020" calcext:value-type="float">
            <text:p>2020</text:p>
          </table:table-cell>
          <table:table-cell table:style-name="ce10" table:formula="of:=[$'1 Title reading'.D100]" office:value-type="string" office:string-value="Blockchain and internet of things for business process management: theory, challenges, and key success factors" calcext:value-type="string">
            <text:p>Blockchain and internet of things for business process management: theory, challenges, and key success factors</text:p>
          </table:table-cell>
          <table:table-cell table:style-name="ce10" table:formula="of:=FALSE()" office:value-type="float" office:value="0" calcext:value-type="float">
            <text:p>0</text:p>
          </table:table-cell>
          <table:table-cell/>
          <table:table-cell table:style-name="ce10" table:formula="of:=[$'1 Title reading'.E100]" office:value-type="float" office:value="0" calcext:value-type="float">
            <text:p>0</text:p>
          </table:table-cell>
          <table:table-cell table:number-columns-repeated="1018"/>
        </table:table-row>
        <table:table-row table:style-name="ro1" table:visibility="collapse">
          <table:table-cell table:style-name="ce10" table:formula="of:=[$'1 Title reading'.B101]" office:value-type="string" office:string-value="R Zhao" calcext:value-type="string">
            <text:p>R Zhao</text:p>
          </table:table-cell>
          <table:table-cell table:style-name="ce10" table:formula="of:=[$'1 Title reading'.C101]" office:value-type="float" office:value="2019" calcext:value-type="float">
            <text:p>2019</text:p>
          </table:table-cell>
          <table:table-cell table:style-name="ce10" table:formula="of:=[$'1 Title reading'.D101]" office:value-type="string" office:string-value="An empirical analysis of supply chain BPM model based on blockchain and IoT integrated system" calcext:value-type="string">
            <text:p>An empirical analysis of supply chain BPM model based on blockchain and IoT integrated system</text:p>
          </table:table-cell>
          <table:table-cell table:style-name="ce10" table:formula="of:=FALSE()" office:value-type="float" office:value="0" calcext:value-type="float">
            <text:p>0</text:p>
          </table:table-cell>
          <table:table-cell/>
          <table:table-cell table:style-name="ce10" table:formula="of:=[$'1 Title reading'.E101]" office:value-type="float" office:value="0" calcext:value-type="float">
            <text:p>0</text:p>
          </table:table-cell>
          <table:table-cell table:number-columns-repeated="1018"/>
        </table:table-row>
        <table:table-row table:style-name="ro1" table:visibility="collapse">
          <table:table-cell table:style-name="ce10" table:formula="of:=[$'1 Title reading'.B102]" office:value-type="string" office:string-value="F Milani, L Garcia-Banuelos" calcext:value-type="string">
            <text:p>F Milani, L Garcia-Banuelos</text:p>
          </table:table-cell>
          <table:table-cell table:style-name="ce10" table:formula="of:=[$'1 Title reading'.C102]" office:value-type="float" office:value="2018" calcext:value-type="float">
            <text:p>2018</text:p>
          </table:table-cell>
          <table:table-cell table:style-name="ce10" table:formula="of:=[$'1 Title reading'.D102]" office:value-type="string" office:string-value="Blockchain and principles of business process re-engineering for process innovation" calcext:value-type="string">
            <text:p>Blockchain and principles of business process re-engineering for process innovation</text:p>
          </table:table-cell>
          <table:table-cell table:style-name="ce10" table:formula="of:=FALSE()" office:value-type="float" office:value="0" calcext:value-type="float">
            <text:p>0</text:p>
          </table:table-cell>
          <table:table-cell/>
          <table:table-cell table:style-name="ce10" table:formula="of:=[$'1 Title reading'.E102]" office:value-type="float" office:value="0" calcext:value-type="float">
            <text:p>0</text:p>
          </table:table-cell>
          <table:table-cell table:number-columns-repeated="1018"/>
        </table:table-row>
        <table:table-row table:style-name="ro1" table:visibility="collapse">
          <table:table-cell table:style-name="ce10" table:formula="of:=[$'1 Title reading'.B103]" office:value-type="string" office:string-value="A Mohammed, A Almousa, A Ghaithan, LA Hadidi" calcext:value-type="string">
            <text:p>A Mohammed, A Almousa, A Ghaithan, LA Hadidi</text:p>
          </table:table-cell>
          <table:table-cell table:style-name="ce10" table:formula="of:=[$'1 Title reading'.C103]" office:value-type="float" office:value="2021" calcext:value-type="float">
            <text:p>2021</text:p>
          </table:table-cell>
          <table:table-cell table:style-name="ce10" table:formula="of:=[$'1 Title reading'.D103]" office:value-type="string" office:string-value="The Role of Blockchain in Improving the Processes and Workflows in Construction Projects" calcext:value-type="string">
            <text:p>The Role of Blockchain in Improving the Processes and Workflows in Construction Projects</text:p>
          </table:table-cell>
          <table:table-cell table:style-name="ce10" table:formula="of:=FALSE()" office:value-type="float" office:value="0" calcext:value-type="float">
            <text:p>0</text:p>
          </table:table-cell>
          <table:table-cell/>
          <table:table-cell table:style-name="ce10" table:formula="of:=[$'1 Title reading'.E103]" office:value-type="float" office:value="0" calcext:value-type="float">
            <text:p>0</text:p>
          </table:table-cell>
          <table:table-cell table:number-columns-repeated="1018"/>
        </table:table-row>
        <table:table-row table:style-name="ro1">
          <table:table-cell table:style-name="ce10" table:formula="of:=[$'1 Title reading'.B104]" office:value-type="string" office:string-value="F Loukil, K Boukadi, M Abed, C Ghedira-Guegan" calcext:value-type="string">
            <text:p>F Loukil, K Boukadi, M Abed, C Ghedira-Guegan</text:p>
          </table:table-cell>
          <table:table-cell table:style-name="ce10" table:formula="of:=[$'1 Title reading'.C104]" office:value-type="float" office:value="2021" calcext:value-type="float">
            <text:p>2021</text:p>
          </table:table-cell>
          <table:table-cell table:style-name="ce10" table:formula="of:=[$'1 Title reading'.D104]" office:value-type="string" office:string-value="Decentralized collaborative business process execution using blockchain" calcext:value-type="string">
            <text:p>Decentralized collaborative business process execution using blockchain</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104]" office:value-type="float" office:value="1" calcext:value-type="float">
            <text:p>1</text:p>
          </table:table-cell>
          <table:table-cell table:style-name="ce19" table:formula="of:=[$'1 Title reading'.I104]" office:value-type="string" office:string-value="https://link.springer.com/article/10.1007/s11280-021-00901-7" calcext:value-type="string">
            <text:p>https://link.springer.com/article/10.1007/s11280-021-00901-7</text:p>
          </table:table-cell>
          <table:table-cell table:style-name="ce10" table:formula="of:=[$'1 Title reading'.G104]" office:value-type="string" office:string-value="World Wide Web" calcext:value-type="string">
            <text:p>World Wide Web</text:p>
          </table:table-cell>
          <table:table-cell table:style-name="ce10" table:formula="of:=[$'1 Title reading'.N104]" office:value-type="string" office:string-value="10.1007/s11280-021-00901-7" calcext:value-type="string">
            <text:p>10.1007/s11280-021-00901-7</text:p>
          </table:table-cell>
          <table:table-cell table:number-columns-repeated="1015"/>
        </table:table-row>
        <table:table-row table:style-name="ro1" table:visibility="collapse">
          <table:table-cell table:style-name="ce10" table:formula="of:=[$'1 Title reading'.B105]" office:value-type="string" office:string-value="H Ritchi, A Bandana, Z Adrianto, A Alfian" calcext:value-type="string">
            <text:p>H Ritchi, A Bandana, Z Adrianto, A Alfian</text:p>
          </table:table-cell>
          <table:table-cell table:style-name="ce10" table:formula="of:=[$'1 Title reading'.C105]" office:value-type="float" office:value="2022" calcext:value-type="float">
            <text:p>2022</text:p>
          </table:table-cell>
          <table:table-cell table:style-name="ce10" table:formula="of:=[$'1 Title reading'.D105]" office:value-type="string" office:string-value="Permissioned blockchain for business process visibility: A case of expenditure cycle" calcext:value-type="string">
            <text:p>Permissioned blockchain for business process visibility: A case of expenditure cycle</text:p>
          </table:table-cell>
          <table:table-cell table:style-name="ce10" table:formula="of:=FALSE()" office:value-type="float" office:value="0" calcext:value-type="float">
            <text:p>0</text:p>
          </table:table-cell>
          <table:table-cell/>
          <table:table-cell table:style-name="ce10" table:formula="of:=[$'1 Title reading'.E105]" office:value-type="float" office:value="0" calcext:value-type="float">
            <text:p>0</text:p>
          </table:table-cell>
          <table:table-cell table:number-columns-repeated="1018"/>
        </table:table-row>
        <table:table-row table:style-name="ro1" table:visibility="collapse">
          <table:table-cell table:style-name="ce10" table:formula="of:=[$'1 Title reading'.B106]" office:value-type="string" office:string-value="B Kumalakov, Y Shakan, M Nakibayeva" calcext:value-type="string">
            <text:p>B Kumalakov, Y Shakan, M Nakibayeva</text:p>
          </table:table-cell>
          <table:table-cell table:style-name="ce10" table:formula="of:=[$'1 Title reading'.C106]" office:value-type="float" office:value="2019" calcext:value-type="float">
            <text:p>2019</text:p>
          </table:table-cell>
          <table:table-cell table:style-name="ce10" table:formula="of:=[$'1 Title reading'.D106]" office:value-type="string" office:string-value="Business processes and chains of Kazakhstan how do organisations start blockchain projects and evolve throughout?" calcext:value-type="string">
            <text:p>Business processes and chains of Kazakhstan how do organisations start blockchain projects and evolve throughout?</text:p>
          </table:table-cell>
          <table:table-cell table:style-name="ce10" table:formula="of:=FALSE()" office:value-type="float" office:value="0" calcext:value-type="float">
            <text:p>0</text:p>
          </table:table-cell>
          <table:table-cell/>
          <table:table-cell table:style-name="ce10" table:formula="of:=[$'1 Title reading'.E106]" office:value-type="float" office:value="0" calcext:value-type="float">
            <text:p>0</text:p>
          </table:table-cell>
          <table:table-cell table:number-columns-repeated="1018"/>
        </table:table-row>
        <table:table-row table:style-name="ro1">
          <table:table-cell table:style-name="ce10" table:formula="of:=[$'1 Title reading'.B107]" office:value-type="string" office:string-value="O López-Pintado, L García-Bañuelos…" calcext:value-type="string">
            <text:p>O López-Pintado, L García-Bañuelos…</text:p>
          </table:table-cell>
          <table:table-cell table:style-name="ce10" table:formula="of:=[$'1 Title reading'.C107]" office:value-type="float" office:value="2018" calcext:value-type="float">
            <text:p>2018</text:p>
          </table:table-cell>
          <table:table-cell table:style-name="ce10" table:formula="of:=[$'1 Title reading'.D107]" office:value-type="string" office:string-value="Business process execution on blockchain" calcext:value-type="string">
            <text:p>Business process execution on blockchain</text:p>
          </table:table-cell>
          <table:table-cell table:style-name="ce8" table:formula="of:=FALSE()" office:value-type="float" office:value="0" calcext:value-type="float">
            <text:p>0</text:p>
          </table:table-cell>
          <table:table-cell table:style-name="ce8" table:content-validation-name="val1" office:value-type="string" calcext:value-type="string">
            <text:p>Early Demo Paper of Caterpillar</text:p>
          </table:table-cell>
          <table:table-cell table:style-name="ce10" table:formula="of:=[$'1 Title reading'.E107]" office:value-type="float" office:value="1" calcext:value-type="float">
            <text:p>1</text:p>
          </table:table-cell>
          <table:table-cell table:style-name="ce19" table:formula="of:=[$'1 Title reading'.I107]" office:value-type="string" office:string-value="http://ceur-ws.org/Vol-2114/paper2.pdf" calcext:value-type="string">
            <text:p>http://ceur-ws.org/Vol-2114/paper2.pdf</text:p>
          </table:table-cell>
          <table:table-cell table:style-name="ce10" table:formula="of:=[$'1 Title reading'.G107]" office:value-type="string" office:string-value="CEUR Workshop …" calcext:value-type="string">
            <text:p>CEUR Workshop …</text:p>
          </table:table-cell>
          <table:table-cell table:style-name="ce10" table:formula="of:=[$'1 Title reading'.N107]" office:value-type="float" office:value="0" calcext:value-type="float">
            <text:p>0</text:p>
          </table:table-cell>
          <table:table-cell table:number-columns-repeated="1015"/>
        </table:table-row>
        <table:table-row table:style-name="ro1" table:visibility="collapse">
          <table:table-cell table:style-name="ce10" table:formula="of:=[$'1 Title reading'.B108]" office:value-type="string" office:string-value="J Evermann, H Kim" calcext:value-type="string">
            <text:p>J Evermann, H Kim</text:p>
          </table:table-cell>
          <table:table-cell table:style-name="ce10" table:formula="of:=[$'1 Title reading'.C108]" office:value-type="float" office:value="2019" calcext:value-type="float">
            <text:p>2019</text:p>
          </table:table-cell>
          <table:table-cell table:style-name="ce10" table:formula="of:=[$'1 Title reading'.D108]" office:value-type="string" office:string-value="Workflow Management on BFT Blockchains" calcext:value-type="string">
            <text:p>Workflow Management on BFT Blockchains</text:p>
          </table:table-cell>
          <table:table-cell table:style-name="ce10" table:formula="of:=FALSE()" office:value-type="float" office:value="0" calcext:value-type="float">
            <text:p>0</text:p>
          </table:table-cell>
          <table:table-cell/>
          <table:table-cell table:style-name="ce10" table:formula="of:=[$'1 Title reading'.E108]" office:value-type="float" office:value="0" calcext:value-type="float">
            <text:p>0</text:p>
          </table:table-cell>
          <table:table-cell table:number-columns-repeated="1018"/>
        </table:table-row>
        <table:table-row table:style-name="ro1">
          <table:table-cell table:style-name="ce10" table:formula="of:=[$'1 Title reading'.B109]" office:value-type="string" office:string-value="MEM van Wingerde" calcext:value-type="string">
            <text:p>MEM van Wingerde</text:p>
          </table:table-cell>
          <table:table-cell table:style-name="ce10" table:formula="of:=[$'1 Title reading'.C109]" office:value-type="float" office:value="2019" calcext:value-type="float">
            <text:p>2019</text:p>
          </table:table-cell>
          <table:table-cell table:style-name="ce10" table:formula="of:=[$'1 Title reading'.D109]" office:value-type="string" office:string-value="Towards Inter-Organizational Business Process Governance through Blockchain." calcext:value-type="string">
            <text:p>Towards Inter-Organizational Business Process Governance through Blockchain.</text:p>
          </table:table-cell>
          <table:table-cell table:style-name="ce10" table:formula="of:=FALSE()" office:value-type="float" office:value="0" calcext:value-type="float">
            <text:p>0</text:p>
          </table:table-cell>
          <table:table-cell table:style-name="ce8" table:content-validation-name="val1" office:value-type="string" calcext:value-type="string">
            <text:p>Demo</text:p>
          </table:table-cell>
          <table:table-cell table:style-name="ce10" table:formula="of:=[$'1 Title reading'.E109]" office:value-type="float" office:value="1" calcext:value-type="float">
            <text:p>1</text:p>
          </table:table-cell>
          <table:table-cell table:style-name="ce19" table:formula="of:=[$'1 Title reading'.I109]" office:value-type="string" office:string-value="http://ceur-ws.org/Vol-2420/paperDC6.pdf" calcext:value-type="string">
            <text:p>http://ceur-ws.org/Vol-2420/paperDC6.pdf</text:p>
          </table:table-cell>
          <table:table-cell table:style-name="ce10" table:formula="of:=[$'1 Title reading'.G109]" office:value-type="string" office:string-value="BPM (PhD/Demos)" calcext:value-type="string">
            <text:p>BPM (PhD/Demos)</text:p>
          </table:table-cell>
          <table:table-cell table:style-name="ce10" table:formula="of:=[$'1 Title reading'.N109]" office:value-type="float" office:value="0" calcext:value-type="float">
            <text:p>0</text:p>
          </table:table-cell>
          <table:table-cell table:number-columns-repeated="1015"/>
        </table:table-row>
        <table:table-row table:style-name="ro1" table:visibility="collapse">
          <table:table-cell table:style-name="ce10" table:formula="of:=[$'1 Title reading'.B110]" office:value-type="string" office:string-value="MS Rahman, I Khalil, A Bouras" calcext:value-type="string">
            <text:p>MS Rahman, I Khalil, A Bouras</text:p>
          </table:table-cell>
          <table:table-cell table:style-name="ce10" table:formula="of:=[$'1 Title reading'.C110]" office:value-type="float" office:value="2020" calcext:value-type="float">
            <text:p>2020</text:p>
          </table:table-cell>
          <table:table-cell table:style-name="ce10" table:formula="of:=[$'1 Title reading'.D110]" office:value-type="string" office:string-value="Formalizing Dynamic Behaviors of Smart Contract Workflow in Smart Healthcare Supply Chain" calcext:value-type="string">
            <text:p>Formalizing Dynamic Behaviors of Smart Contract Workflow in Smart Healthcare Supply Chain</text:p>
          </table:table-cell>
          <table:table-cell table:style-name="ce10" table:formula="of:=FALSE()" office:value-type="float" office:value="0" calcext:value-type="float">
            <text:p>0</text:p>
          </table:table-cell>
          <table:table-cell/>
          <table:table-cell table:style-name="ce10" table:formula="of:=[$'1 Title reading'.E110]" office:value-type="float" office:value="0" calcext:value-type="float">
            <text:p>0</text:p>
          </table:table-cell>
          <table:table-cell table:number-columns-repeated="1018"/>
        </table:table-row>
        <table:table-row table:style-name="ro1" table:visibility="collapse">
          <table:table-cell table:style-name="ce10" table:formula="of:=[$'1 Title reading'.B111]" office:value-type="string" office:string-value="F Milani, L Garcia-Banuelos, S Filipova…" calcext:value-type="string">
            <text:p>F Milani, L Garcia-Banuelos, S Filipova…</text:p>
          </table:table-cell>
          <table:table-cell table:style-name="ce10" table:formula="of:=[$'1 Title reading'.C111]" office:value-type="float" office:value="2021" calcext:value-type="float">
            <text:p>2021</text:p>
          </table:table-cell>
          <table:table-cell table:style-name="ce10" table:formula="of:=[$'1 Title reading'.D111]" office:value-type="string" office:string-value="Modelling blockchain-based business processes: a comparative analysis of BPMN vs CMMN" calcext:value-type="string">
            <text:p>Modelling blockchain-based business processes: a comparative analysis of BPMN vs CMMN</text:p>
          </table:table-cell>
          <table:table-cell table:style-name="ce10" table:formula="of:=FALSE()" office:value-type="float" office:value="0" calcext:value-type="float">
            <text:p>0</text:p>
          </table:table-cell>
          <table:table-cell/>
          <table:table-cell table:style-name="ce10" table:formula="of:=[$'1 Title reading'.E111]" office:value-type="float" office:value="0" calcext:value-type="float">
            <text:p>0</text:p>
          </table:table-cell>
          <table:table-cell table:number-columns-repeated="1018"/>
        </table:table-row>
        <table:table-row table:style-name="ro1">
          <table:table-cell table:style-name="ce10" table:formula="of:=[$'1 Title reading'.B112]" office:value-type="string" office:string-value="MEM van Wingerde, H Weigand" calcext:value-type="string">
            <text:p>MEM van Wingerde, H Weigand</text:p>
          </table:table-cell>
          <table:table-cell table:style-name="ce10" table:formula="of:=[$'1 Title reading'.C112]" office:value-type="float" office:value="2020" calcext:value-type="float">
            <text:p>2020</text:p>
          </table:table-cell>
          <table:table-cell table:style-name="ce10" table:formula="of:=[$'1 Title reading'.D112]" office:value-type="string" office:string-value="An ontological analysis of artifact-centric business processes managed by smart contracts" calcext:value-type="string">
            <text:p>An ontological analysis of artifact-centric business processes managed by smart contracts</text:p>
          </table:table-cell>
          <table:table-cell table:style-name="ce10" table:formula="of:=FALSE()" office:value-type="float" office:value="0" calcext:value-type="float">
            <text:p>0</text:p>
          </table:table-cell>
          <table:table-cell table:style-name="ce8" table:content-validation-name="val1" office:value-type="string" calcext:value-type="string">
            <text:p>EX1 (Not BP execution)</text:p>
          </table:table-cell>
          <table:table-cell table:style-name="ce10" table:formula="of:=[$'1 Title reading'.E112]" office:value-type="float" office:value="1" calcext:value-type="float">
            <text:p>1</text:p>
          </table:table-cell>
          <table:table-cell table:style-name="ce19" table:formula="of:=[$'1 Title reading'.I112]" office:value-type="string" office:string-value="https://ieeexplore.ieee.org/abstract/document/9140251/" calcext:value-type="string">
            <text:p>https://ieeexplore.ieee.org/abstract/document/9140251/</text:p>
          </table:table-cell>
          <table:table-cell table:style-name="ce10" table:formula="of:=[$'1 Title reading'.G112]" office:value-type="string" office:string-value="2020 IEEE 22nd Conference …" calcext:value-type="string">
            <text:p>2020 IEEE 22nd Conference …</text:p>
          </table:table-cell>
          <table:table-cell table:style-name="ce10" table:formula="of:=[$'1 Title reading'.N112]" office:value-type="float" office:value="0" calcext:value-type="float">
            <text:p>0</text:p>
          </table:table-cell>
          <table:table-cell table:number-columns-repeated="1015"/>
        </table:table-row>
        <table:table-row table:style-name="ro1">
          <table:table-cell table:style-name="ce10" table:formula="of:=[$'1 Title reading'.B113]" office:value-type="string" office:string-value="F Corradini, A Marcelletti, A Morichetta, A Polini…" calcext:value-type="string">
            <text:p>F Corradini, A Marcelletti, A Morichetta, A Polini…</text:p>
          </table:table-cell>
          <table:table-cell table:style-name="ce10" table:formula="of:=[$'1 Title reading'.C113]" office:value-type="float" office:value="2021" calcext:value-type="float">
            <text:p>2021</text:p>
          </table:table-cell>
          <table:table-cell table:style-name="ce10" table:formula="of:=[$'1 Title reading'.D113]" office:value-type="string" office:string-value="Model-driven engineering for multi-party business processes on multiple blockchains" calcext:value-type="string">
            <text:p>Model-driven engineering for multi-party business processes on multiple blockchains</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113]" office:value-type="float" office:value="1" calcext:value-type="float">
            <text:p>1</text:p>
          </table:table-cell>
          <table:table-cell table:style-name="ce19" table:formula="of:=[$'1 Title reading'.I113]" office:value-type="string" office:string-value="https://www.sciencedirect.com/science/article/pii/S2096720921000130" calcext:value-type="string">
            <text:p>https://www.sciencedirect.com/science/article/pii/S2096720921000130</text:p>
          </table:table-cell>
          <table:table-cell table:style-name="ce10" table:formula="of:=[$'1 Title reading'.G113]" office:value-type="string" office:string-value="Blockchain: Research …" calcext:value-type="string">
            <text:p>Blockchain: Research …</text:p>
          </table:table-cell>
          <table:table-cell table:style-name="ce10" table:formula="of:=[$'1 Title reading'.N113]" office:value-type="float" office:value="0" calcext:value-type="float">
            <text:p>0</text:p>
          </table:table-cell>
          <table:table-cell table:number-columns-repeated="1015"/>
        </table:table-row>
        <table:table-row table:style-name="ro1" table:visibility="collapse">
          <table:table-cell table:style-name="ce10" table:formula="of:=[$'1 Title reading'.B114]" office:value-type="string" office:string-value="C Lauster, P Klinger, N Schwab, F Bodendorf" calcext:value-type="string">
            <text:p>C Lauster, P Klinger, N Schwab, F Bodendorf</text:p>
          </table:table-cell>
          <table:table-cell table:style-name="ce10" table:formula="of:=[$'1 Title reading'.C114]" office:value-type="float" office:value="2020" calcext:value-type="float">
            <text:p>2020</text:p>
          </table:table-cell>
          <table:table-cell table:style-name="ce10" table:formula="of:=[$'1 Title reading'.D114]" office:value-type="string" office:string-value="Literature Review Linking Blockchain and Business Process Management" calcext:value-type="string">
            <text:p>Literature Review Linking Blockchain and Business Process Management</text:p>
          </table:table-cell>
          <table:table-cell table:style-name="ce10" table:formula="of:=FALSE()" office:value-type="float" office:value="0" calcext:value-type="float">
            <text:p>0</text:p>
          </table:table-cell>
          <table:table-cell/>
          <table:table-cell table:style-name="ce10" table:formula="of:=[$'1 Title reading'.E114]" office:value-type="float" office:value="0" calcext:value-type="float">
            <text:p>0</text:p>
          </table:table-cell>
          <table:table-cell table:number-columns-repeated="1018"/>
        </table:table-row>
        <table:table-row table:style-name="ro1">
          <table:table-cell table:style-name="ce10" table:formula="of:=[$'1 Title reading'.B115]" office:value-type="string" office:string-value="J Evermann" calcext:value-type="string">
            <text:p>J Evermann</text:p>
          </table:table-cell>
          <table:table-cell table:style-name="ce10" table:formula="of:=[$'1 Title reading'.C115]" office:value-type="float" office:value="2020" calcext:value-type="float">
            <text:p>2020</text:p>
          </table:table-cell>
          <table:table-cell table:style-name="ce10" table:formula="of:=[$'1 Title reading'.D115]" office:value-type="string" office:string-value="Adapting Workflow Management Systems to BFT Blockchains–The YAWL Example" calcext:value-type="string">
            <text:p>Adapting Workflow Management Systems to BFT Blockchains–The YAWL Example</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115]" office:value-type="float" office:value="1" calcext:value-type="float">
            <text:p>1</text:p>
          </table:table-cell>
          <table:table-cell table:style-name="ce19" table:formula="of:=[$'1 Title reading'.I115]" office:value-type="string" office:string-value="https://ieeexplore.ieee.org/abstract/document/9233290/" calcext:value-type="string">
            <text:p>https://ieeexplore.ieee.org/abstract/document/9233290/</text:p>
          </table:table-cell>
          <table:table-cell table:style-name="ce10" table:formula="of:=[$'1 Title reading'.G115]" office:value-type="string" office:string-value="2020 IEEE 24th International Enterprise …" calcext:value-type="string">
            <text:p>2020 IEEE 24th International Enterprise …</text:p>
          </table:table-cell>
          <table:table-cell table:style-name="ce10" table:formula="of:=[$'1 Title reading'.N115]" office:value-type="float" office:value="0" calcext:value-type="float">
            <text:p>0</text:p>
          </table:table-cell>
          <table:table-cell table:number-columns-repeated="1015"/>
        </table:table-row>
        <table:table-row table:style-name="ro1" table:visibility="collapse">
          <table:table-cell table:style-name="ce10" table:formula="of:=[$'1 Title reading'.B116]" office:value-type="string" office:string-value="M Markovska, FP Milani, L Garcia-Banuelos" calcext:value-type="string">
            <text:p>M Markovska, FP Milani, L Garcia-Banuelos</text:p>
          </table:table-cell>
          <table:table-cell table:style-name="ce10" table:formula="of:=[$'1 Title reading'.C116]" office:value-type="float" office:value="2019" calcext:value-type="float">
            <text:p>2019</text:p>
          </table:table-cell>
          <table:table-cell table:style-name="ce10" table:formula="of:=[$'1 Title reading'.D116]" office:value-type="string" office:string-value="Modelling Business Processes on a Blockchain Eco-System (BPMN)" calcext:value-type="string">
            <text:p>Modelling Business Processes on a Blockchain Eco-System (BPMN)</text:p>
          </table:table-cell>
          <table:table-cell table:style-name="ce10" table:formula="of:=FALSE()" office:value-type="float" office:value="0" calcext:value-type="float">
            <text:p>0</text:p>
          </table:table-cell>
          <table:table-cell/>
          <table:table-cell table:style-name="ce10" table:formula="of:=[$'1 Title reading'.E116]" office:value-type="float" office:value="0" calcext:value-type="float">
            <text:p>0</text:p>
          </table:table-cell>
          <table:table-cell table:number-columns-repeated="1018"/>
        </table:table-row>
        <table:table-row table:style-name="ro1" table:visibility="collapse">
          <table:table-cell table:style-name="ce10" table:formula="of:=[$'1 Title reading'.B117]" office:value-type="string" office:string-value="C Gómez, FJ Pérez Blanco, JM Vara, V De Castro…" calcext:value-type="string">
            <text:p>C Gómez, FJ Pérez Blanco, JM Vara, V De Castro…</text:p>
          </table:table-cell>
          <table:table-cell table:style-name="ce10" table:formula="of:=[$'1 Title reading'.C117]" office:value-type="float" office:value="2021" calcext:value-type="float">
            <text:p>2021</text:p>
          </table:table-cell>
          <table:table-cell table:style-name="ce10" table:formula="of:=[$'1 Title reading'.D117]" office:value-type="string" office:string-value="Design and development of Smart Contracts for E-government through Value and Business Process Modeling" calcext:value-type="string">
            <text:p>Design and development of Smart Contracts for E-government through Value and Business Process Modeling</text:p>
          </table:table-cell>
          <table:table-cell table:style-name="ce10" table:formula="of:=FALSE()" office:value-type="float" office:value="0" calcext:value-type="float">
            <text:p>0</text:p>
          </table:table-cell>
          <table:table-cell/>
          <table:table-cell table:style-name="ce10" table:formula="of:=[$'1 Title reading'.E117]" office:value-type="float" office:value="0" calcext:value-type="float">
            <text:p>0</text:p>
          </table:table-cell>
          <table:table-cell table:number-columns-repeated="1018"/>
        </table:table-row>
        <table:table-row table:style-name="ro1" table:visibility="collapse">
          <table:table-cell table:style-name="ce10" table:formula="of:=[$'1 Title reading'.B118]" office:value-type="string" office:string-value="KB Yue" calcext:value-type="string">
            <text:p>KB Yue</text:p>
          </table:table-cell>
          <table:table-cell table:style-name="ce10" table:formula="of:=[$'1 Title reading'.C118]" office:value-type="float" office:value="2021" calcext:value-type="float">
            <text:p>2021</text:p>
          </table:table-cell>
          <table:table-cell table:style-name="ce10" table:formula="of:=[$'1 Title reading'.D118]" office:value-type="string" office:string-value="A Blockchain-Inspired, Multi-Layered Transaction Model for Business Process Modeling" calcext:value-type="string">
            <text:p>A Blockchain-Inspired, Multi-Layered Transaction Model for Business Process Modeling</text:p>
          </table:table-cell>
          <table:table-cell table:style-name="ce10" table:formula="of:=FALSE()" office:value-type="float" office:value="0" calcext:value-type="float">
            <text:p>0</text:p>
          </table:table-cell>
          <table:table-cell/>
          <table:table-cell table:style-name="ce10" table:formula="of:=[$'1 Title reading'.E118]" office:value-type="float" office:value="0" calcext:value-type="float">
            <text:p>0</text:p>
          </table:table-cell>
          <table:table-cell table:number-columns-repeated="1018"/>
        </table:table-row>
        <table:table-row table:style-name="ro1" table:visibility="collapse">
          <table:table-cell table:style-name="ce10" table:formula="of:=[$'1 Title reading'.B119]" office:value-type="string" office:string-value="C Cavaliere" calcext:value-type="string">
            <text:p>C Cavaliere</text:p>
          </table:table-cell>
          <table:table-cell table:style-name="ce10" table:formula="of:=[$'1 Title reading'.C119]" office:value-type="float" office:value="2018" calcext:value-type="float">
            <text:p>2018</text:p>
          </table:table-cell>
          <table:table-cell table:style-name="ce10" table:formula="of:=[$'1 Title reading'.D119]" office:value-type="string" office:string-value="A case study on the exploration of Blockchain potential: An exploratory research on the impact of the technology on business process and value configuration of a mid …" calcext:value-type="string">
            <text:p>A case study on the exploration of Blockchain potential: An exploratory research on the impact of the technology on business process and value configuration of a mid …</text:p>
          </table:table-cell>
          <table:table-cell table:style-name="ce10" table:formula="of:=FALSE()" office:value-type="float" office:value="0" calcext:value-type="float">
            <text:p>0</text:p>
          </table:table-cell>
          <table:table-cell/>
          <table:table-cell table:style-name="ce10" table:formula="of:=[$'1 Title reading'.E119]" office:value-type="float" office:value="0" calcext:value-type="float">
            <text:p>0</text:p>
          </table:table-cell>
          <table:table-cell table:number-columns-repeated="1018"/>
        </table:table-row>
        <table:table-row table:style-name="ro1" table:visibility="collapse">
          <table:table-cell table:style-name="ce10" table:formula="of:=[$'1 Title reading'.B120]" office:value-type="string" office:string-value="H Gao, B Zhong" calcext:value-type="string">
            <text:p>H Gao, B Zhong</text:p>
          </table:table-cell>
          <table:table-cell table:style-name="ce10" table:formula="of:=[$'1 Title reading'.C120]" office:value-type="float" office:value="2022" calcext:value-type="float">
            <text:p>2022</text:p>
          </table:table-cell>
          <table:table-cell table:style-name="ce10" table:formula="of:=[$'1 Title reading'.D120]" office:value-type="string" office:string-value="A blockchain-based framework for supporting BIM-based building code compliance checking workflow" calcext:value-type="string">
            <text:p>A blockchain-based framework for supporting BIM-based building code compliance checking workflow</text:p>
          </table:table-cell>
          <table:table-cell table:style-name="ce10" table:formula="of:=FALSE()" office:value-type="float" office:value="0" calcext:value-type="float">
            <text:p>0</text:p>
          </table:table-cell>
          <table:table-cell/>
          <table:table-cell table:style-name="ce10" table:formula="of:=[$'1 Title reading'.E120]" office:value-type="float" office:value="0" calcext:value-type="float">
            <text:p>0</text:p>
          </table:table-cell>
          <table:table-cell table:number-columns-repeated="1018"/>
        </table:table-row>
        <table:table-row table:style-name="ro1" table:visibility="collapse">
          <table:table-cell table:style-name="ce10" table:formula="of:=[$'1 Title reading'.B121]" office:value-type="string" office:string-value="A Belhi, H Gasmi, A Hammi, A Bouras, B Aouni…" calcext:value-type="string">
            <text:p>A Belhi, H Gasmi, A Hammi, A Bouras, B Aouni…</text:p>
          </table:table-cell>
          <table:table-cell table:style-name="ce10" table:formula="of:=[$'1 Title reading'.C121]" office:value-type="float" office:value="2021" calcext:value-type="float">
            <text:p>2021</text:p>
          </table:table-cell>
          <table:table-cell table:style-name="ce10" table:formula="of:=[$'1 Title reading'.D121]" office:value-type="string" office:string-value="A Broker-Based Manufacturing Supply Chain Integration with Blockchain: Managing Odoo Workflows Using Hyperledger Fabric Smart Contracts" calcext:value-type="string">
            <text:p>A Broker-Based Manufacturing Supply Chain Integration with Blockchain: Managing Odoo Workflows Using Hyperledger Fabric Smart Contracts</text:p>
          </table:table-cell>
          <table:table-cell table:style-name="ce10" table:formula="of:=FALSE()" office:value-type="float" office:value="0" calcext:value-type="float">
            <text:p>0</text:p>
          </table:table-cell>
          <table:table-cell/>
          <table:table-cell table:style-name="ce10" table:formula="of:=[$'1 Title reading'.E121]" office:value-type="float" office:value="0" calcext:value-type="float">
            <text:p>0</text:p>
          </table:table-cell>
          <table:table-cell table:number-columns-repeated="1018"/>
        </table:table-row>
        <table:table-row table:style-name="ro1" table:visibility="collapse">
          <table:table-cell table:style-name="ce10" table:formula="of:=[$'1 Title reading'.B122]" office:value-type="string" office:string-value="C Rondanini, B Carminati, F Daidone…" calcext:value-type="string">
            <text:p>C Rondanini, B Carminati, F Daidone…</text:p>
          </table:table-cell>
          <table:table-cell table:style-name="ce10" table:formula="of:=[$'1 Title reading'.C122]" office:value-type="float" office:value="2020" calcext:value-type="float">
            <text:p>2020</text:p>
          </table:table-cell>
          <table:table-cell table:style-name="ce10" table:formula="of:=[$'1 Title reading'.D122]" office:value-type="string" office:string-value="Blockchain-based controlled information sharing in inter-organizational workflows" calcext:value-type="string">
            <text:p>Blockchain-based controlled information sharing in inter-organizational workflows</text:p>
          </table:table-cell>
          <table:table-cell table:style-name="ce10" table:formula="of:=FALSE()" office:value-type="float" office:value="0" calcext:value-type="float">
            <text:p>0</text:p>
          </table:table-cell>
          <table:table-cell/>
          <table:table-cell table:style-name="ce10" table:formula="of:=[$'1 Title reading'.E122]" office:value-type="float" office:value="0" calcext:value-type="float">
            <text:p>0</text:p>
          </table:table-cell>
          <table:table-cell table:number-columns-repeated="1018"/>
        </table:table-row>
        <table:table-row table:style-name="ro1" table:visibility="collapse">
          <table:table-cell table:style-name="ce10" table:formula="of:=[$'1 Title reading'.B123]" office:value-type="string" office:string-value="V Posea, C Niţu, C Damian, A Panu…" calcext:value-type="string">
            <text:p>V Posea, C Niţu, C Damian, A Panu…</text:p>
          </table:table-cell>
          <table:table-cell table:style-name="ce10" table:formula="of:=[$'1 Title reading'.C123]" office:value-type="float" office:value="2020" calcext:value-type="float">
            <text:p>2020</text:p>
          </table:table-cell>
          <table:table-cell table:style-name="ce10" table:formula="of:=[$'1 Title reading'.D123]" office:value-type="string" office:string-value="GDPR compliant recruitment platform using smart contracts and executable choreographies" calcext:value-type="string">
            <text:p>GDPR compliant recruitment platform using smart contracts and executable choreographies</text:p>
          </table:table-cell>
          <table:table-cell table:style-name="ce10" table:formula="of:=FALSE()" office:value-type="float" office:value="0" calcext:value-type="float">
            <text:p>0</text:p>
          </table:table-cell>
          <table:table-cell/>
          <table:table-cell table:style-name="ce10" table:formula="of:=[$'1 Title reading'.E123]" office:value-type="float" office:value="0" calcext:value-type="float">
            <text:p>0</text:p>
          </table:table-cell>
          <table:table-cell table:number-columns-repeated="1018"/>
        </table:table-row>
        <table:table-row table:style-name="ro1" table:visibility="collapse">
          <table:table-cell table:style-name="ce10" table:formula="of:=[$'1 Title reading'.B124]" office:value-type="string" office:string-value="G Hofbauer" calcext:value-type="string">
            <text:p>G Hofbauer</text:p>
          </table:table-cell>
          <table:table-cell table:style-name="ce10" table:formula="of:=[$'1 Title reading'.C124]" office:value-type="float" office:value="2019" calcext:value-type="float">
            <text:p>2019</text:p>
          </table:table-cell>
          <table:table-cell table:style-name="ce10" table:formula="of:=[$'1 Title reading'.D124]" office:value-type="string" office:string-value="Blockchain applications in business processes exemplified for procurement" calcext:value-type="string">
            <text:p>Blockchain applications in business processes exemplified for procurement</text:p>
          </table:table-cell>
          <table:table-cell table:style-name="ce10" table:formula="of:=FALSE()" office:value-type="float" office:value="0" calcext:value-type="float">
            <text:p>0</text:p>
          </table:table-cell>
          <table:table-cell/>
          <table:table-cell table:style-name="ce10" table:formula="of:=[$'1 Title reading'.E124]" office:value-type="float" office:value="0" calcext:value-type="float">
            <text:p>0</text:p>
          </table:table-cell>
          <table:table-cell table:number-columns-repeated="1018"/>
        </table:table-row>
        <table:table-row table:style-name="ro1" table:visibility="collapse">
          <table:table-cell table:style-name="ce10" table:formula="of:=[$'1 Title reading'.B125]" office:value-type="string" office:string-value="N van de Luijtgaarden" calcext:value-type="string">
            <text:p>N van de Luijtgaarden</text:p>
          </table:table-cell>
          <table:table-cell table:style-name="ce10" table:formula="of:=[$'1 Title reading'.C125]" office:value-type="float" office:value="2017" calcext:value-type="float">
            <text:p>2017</text:p>
          </table:table-cell>
          <table:table-cell table:style-name="ce10" table:formula="of:=[$'1 Title reading'.D125]" office:value-type="string" office:string-value="Optimizing the core business processes of financial asset management companies using blockchain technology" calcext:value-type="string">
            <text:p>Optimizing the core business processes of financial asset management companies using blockchain technology</text:p>
          </table:table-cell>
          <table:table-cell table:style-name="ce10" table:formula="of:=FALSE()" office:value-type="float" office:value="0" calcext:value-type="float">
            <text:p>0</text:p>
          </table:table-cell>
          <table:table-cell/>
          <table:table-cell table:style-name="ce10" table:formula="of:=[$'1 Title reading'.E125]" office:value-type="float" office:value="0" calcext:value-type="float">
            <text:p>0</text:p>
          </table:table-cell>
          <table:table-cell table:number-columns-repeated="1018"/>
        </table:table-row>
        <table:table-row table:style-name="ro1" table:visibility="collapse">
          <table:table-cell table:style-name="ce10" table:formula="of:=[$'1 Title reading'.B126]" office:value-type="string" office:string-value="M Bertolini" calcext:value-type="string">
            <text:p>M Bertolini</text:p>
          </table:table-cell>
          <table:table-cell table:style-name="ce10" table:formula="of:=[$'1 Title reading'.C126]" office:value-type="float" office:value="2020" calcext:value-type="float">
            <text:p>2020</text:p>
          </table:table-cell>
          <table:table-cell table:style-name="ce10" table:formula="of:=[$'1 Title reading'.D126]" office:value-type="string" office:string-value="Enforcing commitments with blockchain: an approach to generate smart contracts for choreographed business processes" calcext:value-type="string">
            <text:p>Enforcing commitments with blockchain: an approach to generate smart contracts for choreographed business processes</text:p>
          </table:table-cell>
          <table:table-cell table:style-name="ce10" table:formula="of:=FALSE()" office:value-type="float" office:value="0" calcext:value-type="float">
            <text:p>0</text:p>
          </table:table-cell>
          <table:table-cell/>
          <table:table-cell table:style-name="ce10" table:formula="of:=[$'1 Title reading'.E126]" office:value-type="float" office:value="0" calcext:value-type="float">
            <text:p>0</text:p>
          </table:table-cell>
          <table:table-cell table:number-columns-repeated="1018"/>
        </table:table-row>
        <table:table-row table:style-name="ro1" table:visibility="collapse">
          <table:table-cell table:style-name="ce10" table:formula="of:=[$'1 Title reading'.B127]" office:value-type="string" office:string-value="A Bagozi, D Bianchini, VD Antonellis, M Garda…" calcext:value-type="string">
            <text:p>A Bagozi, D Bianchini, VD Antonellis, M Garda…</text:p>
          </table:table-cell>
          <table:table-cell table:style-name="ce10" table:formula="of:=[$'1 Title reading'.C127]" office:value-type="float" office:value="2021" calcext:value-type="float">
            <text:p>2021</text:p>
          </table:table-cell>
          <table:table-cell table:style-name="ce10" table:formula="of:=[$'1 Title reading'.D127]" office:value-type="string" office:string-value="A Blockchain-Based Approach for Trust Management in Collaborative Business Processes" calcext:value-type="string">
            <text:p>A Blockchain-Based Approach for Trust Management in Collaborative Business Processes</text:p>
          </table:table-cell>
          <table:table-cell table:style-name="ce10" table:formula="of:=FALSE()" office:value-type="float" office:value="0" calcext:value-type="float">
            <text:p>0</text:p>
          </table:table-cell>
          <table:table-cell/>
          <table:table-cell table:style-name="ce10" table:formula="of:=[$'1 Title reading'.E127]" office:value-type="float" office:value="0" calcext:value-type="float">
            <text:p>0</text:p>
          </table:table-cell>
          <table:table-cell table:number-columns-repeated="1018"/>
        </table:table-row>
        <table:table-row table:style-name="ro1" table:visibility="collapse">
          <table:table-cell table:style-name="ce10" table:formula="of:=[$'1 Title reading'.B128]" office:value-type="string" office:string-value="D Peherstorfer" calcext:value-type="string">
            <text:p>D Peherstorfer</text:p>
          </table:table-cell>
          <table:table-cell table:style-name="ce10" table:formula="of:=[$'1 Title reading'.C128]" office:value-type="float" office:value="2019" calcext:value-type="float">
            <text:p>2019</text:p>
          </table:table-cell>
          <table:table-cell table:style-name="ce10" table:formula="of:=[$'1 Title reading'.D128]" office:value-type="string" office:string-value="BIM and blockchain: a decentralized solution for a change management workflow in construction projects" calcext:value-type="string">
            <text:p>BIM and blockchain: a decentralized solution for a change management workflow in construction projects</text:p>
          </table:table-cell>
          <table:table-cell table:style-name="ce10" table:formula="of:=FALSE()" office:value-type="float" office:value="0" calcext:value-type="float">
            <text:p>0</text:p>
          </table:table-cell>
          <table:table-cell/>
          <table:table-cell table:style-name="ce10" table:formula="of:=[$'1 Title reading'.E128]" office:value-type="float" office:value="0" calcext:value-type="float">
            <text:p>0</text:p>
          </table:table-cell>
          <table:table-cell table:number-columns-repeated="1018"/>
        </table:table-row>
        <table:table-row table:style-name="ro1" table:visibility="collapse">
          <table:table-cell table:style-name="ce10" table:formula="of:=[$'1 Title reading'.B129]" office:value-type="string" office:string-value="P Edrud" calcext:value-type="string">
            <text:p>P Edrud</text:p>
          </table:table-cell>
          <table:table-cell table:style-name="ce10" table:formula="of:=[$'1 Title reading'.C129]" office:value-type="float" office:value="2021" calcext:value-type="float">
            <text:p>2021</text:p>
          </table:table-cell>
          <table:table-cell table:style-name="ce10" table:formula="of:=[$'1 Title reading'.D129]" office:value-type="string" office:string-value="Improving BPM with Blockchain Technology: Benefits, costs, criteria &amp; barriers" calcext:value-type="string">
            <text:p>Improving BPM with Blockchain Technology: Benefits, costs, criteria &amp; barriers</text:p>
          </table:table-cell>
          <table:table-cell table:style-name="ce10" table:formula="of:=FALSE()" office:value-type="float" office:value="0" calcext:value-type="float">
            <text:p>0</text:p>
          </table:table-cell>
          <table:table-cell/>
          <table:table-cell table:style-name="ce10" table:formula="of:=[$'1 Title reading'.E129]" office:value-type="float" office:value="0" calcext:value-type="float">
            <text:p>0</text:p>
          </table:table-cell>
          <table:table-cell table:number-columns-repeated="1018"/>
        </table:table-row>
        <table:table-row table:style-name="ro1" table:visibility="collapse">
          <table:table-cell table:style-name="ce10" table:formula="of:=[$'1 Title reading'.B130]" office:value-type="string" office:string-value="E Fernando" calcext:value-type="string">
            <text:p>E Fernando</text:p>
          </table:table-cell>
          <table:table-cell table:style-name="ce10" table:formula="of:=[$'1 Title reading'.C130]" office:value-type="float" office:value="2021" calcext:value-type="float">
            <text:p>2021</text:p>
          </table:table-cell>
          <table:table-cell table:style-name="ce10" table:formula="of:=[$'1 Title reading'.D130]" office:value-type="string" office:string-value="The Business Process of Good Manufacturing Practice Based on Blockchain Technology in the Pharmaceutical Industry" calcext:value-type="string">
            <text:p>The Business Process of Good Manufacturing Practice Based on Blockchain Technology in the Pharmaceutical Industry</text:p>
          </table:table-cell>
          <table:table-cell table:style-name="ce10" table:formula="of:=FALSE()" office:value-type="float" office:value="0" calcext:value-type="float">
            <text:p>0</text:p>
          </table:table-cell>
          <table:table-cell/>
          <table:table-cell table:style-name="ce10" table:formula="of:=[$'1 Title reading'.E130]" office:value-type="float" office:value="0" calcext:value-type="float">
            <text:p>0</text:p>
          </table:table-cell>
          <table:table-cell table:number-columns-repeated="1018"/>
        </table:table-row>
        <table:table-row table:style-name="ro1" table:visibility="collapse">
          <table:table-cell table:style-name="ce10" table:formula="of:=[$'1 Title reading'.B131]" office:value-type="string" office:string-value="OV Boychenko, IV Gavrikov" calcext:value-type="string">
            <text:p>OV Boychenko, IV Gavrikov</text:p>
          </table:table-cell>
          <table:table-cell table:style-name="ce10" table:formula="of:=[$'1 Title reading'.C131]" office:value-type="float" office:value="2019" calcext:value-type="float">
            <text:p>2019</text:p>
          </table:table-cell>
          <table:table-cell table:style-name="ce10" table:formula="of:=[$'1 Title reading'.D131]" office:value-type="string" office:string-value="Potential Applications of Smart Contract Technology in Corporate Business Processes" calcext:value-type="string">
            <text:p>Potential Applications of Smart Contract Technology in Corporate Business Processes</text:p>
          </table:table-cell>
          <table:table-cell table:style-name="ce10" table:formula="of:=FALSE()" office:value-type="float" office:value="0" calcext:value-type="float">
            <text:p>0</text:p>
          </table:table-cell>
          <table:table-cell/>
          <table:table-cell table:style-name="ce10" table:formula="of:=[$'1 Title reading'.E131]" office:value-type="float" office:value="0" calcext:value-type="float">
            <text:p>0</text:p>
          </table:table-cell>
          <table:table-cell table:number-columns-repeated="1018"/>
        </table:table-row>
        <table:table-row table:style-name="ro1" table:visibility="collapse">
          <table:table-cell table:style-name="ce10" table:formula="of:=[$'1 Title reading'.B132]" office:value-type="string" office:string-value="L Argento, S Graziano, A Garro, A Guzzo, F Pasqua…" calcext:value-type="string">
            <text:p>L Argento, S Graziano, A Garro, A Guzzo, F Pasqua…</text:p>
          </table:table-cell>
          <table:table-cell table:style-name="ce10" table:formula="of:=[$'1 Title reading'.C132]" office:value-type="float" office:value="2020" calcext:value-type="float">
            <text:p>2020</text:p>
          </table:table-cell>
          <table:table-cell table:style-name="ce10" table:formula="of:=[$'1 Title reading'.D132]" office:value-type="string" office:string-value="A Simulation-based and Data-driven Framework for Enabling the Analysis and Design of Business Processes based on Blockchain and Smart Contracts …" calcext:value-type="string">
            <text:p>A Simulation-based and Data-driven Framework for Enabling the Analysis and Design of Business Processes based on Blockchain and Smart Contracts …</text:p>
          </table:table-cell>
          <table:table-cell table:style-name="ce10" table:formula="of:=FALSE()" office:value-type="float" office:value="0" calcext:value-type="float">
            <text:p>0</text:p>
          </table:table-cell>
          <table:table-cell/>
          <table:table-cell table:style-name="ce10" table:formula="of:=[$'1 Title reading'.E132]" office:value-type="float" office:value="0" calcext:value-type="float">
            <text:p>0</text:p>
          </table:table-cell>
          <table:table-cell table:number-columns-repeated="1018"/>
        </table:table-row>
        <table:table-row table:style-name="ro1" table:visibility="collapse">
          <table:table-cell table:style-name="ce10" table:formula="of:=[$'1 Title reading'.B133]" office:value-type="string" office:string-value="X Xu, Q Geng, H Cao, R Mo, S Wan, L Qi…" calcext:value-type="string">
            <text:p>X Xu, Q Geng, H Cao, R Mo, S Wan, L Qi…</text:p>
          </table:table-cell>
          <table:table-cell table:style-name="ce10" table:formula="of:=[$'1 Title reading'.C133]" office:value-type="float" office:value="2019" calcext:value-type="float">
            <text:p>2019</text:p>
          </table:table-cell>
          <table:table-cell table:style-name="ce10" table:formula="of:=[$'1 Title reading'.D133]" office:value-type="string" office:string-value="Blockchain-powered service migration for uncertainty-aware workflows in edge computing" calcext:value-type="string">
            <text:p>Blockchain-powered service migration for uncertainty-aware workflows in edge computing</text:p>
          </table:table-cell>
          <table:table-cell table:style-name="ce10" table:formula="of:=FALSE()" office:value-type="float" office:value="0" calcext:value-type="float">
            <text:p>0</text:p>
          </table:table-cell>
          <table:table-cell/>
          <table:table-cell table:style-name="ce10" table:formula="of:=[$'1 Title reading'.E133]" office:value-type="float" office:value="0" calcext:value-type="float">
            <text:p>0</text:p>
          </table:table-cell>
          <table:table-cell table:number-columns-repeated="1018"/>
        </table:table-row>
        <table:table-row table:style-name="ro1">
          <table:table-cell table:style-name="ce10" table:formula="of:=[$'1 Title reading'.B134]" office:value-type="string" office:string-value="DN Treku, J Sun" calcext:value-type="string">
            <text:p>DN Treku, J Sun</text:p>
          </table:table-cell>
          <table:table-cell table:style-name="ce10" table:formula="of:=[$'1 Title reading'.C134]" office:value-type="float" office:value="2019" calcext:value-type="float">
            <text:p>2019</text:p>
          </table:table-cell>
          <table:table-cell table:style-name="ce10" table:formula="of:=[$'1 Title reading'.D134]" office:value-type="string" office:string-value="Adaptive Workflow Design Based on Blockchain" calcext:value-type="string">
            <text:p>Adaptive Workflow Design Based on Blockchain</text:p>
          </table:table-cell>
          <table:table-cell table:style-name="ce10" table:formula="of:=FALSE()" office:value-type="float" office:value="0" calcext:value-type="float">
            <text:p>0</text:p>
          </table:table-cell>
          <table:table-cell table:style-name="ce8" table:content-validation-name="val1" office:value-type="string" calcext:value-type="string">
            <text:p>EX2 (No relevant artefact)</text:p>
          </table:table-cell>
          <table:table-cell table:style-name="ce10" table:formula="of:=[$'1 Title reading'.E134]" office:value-type="float" office:value="1" calcext:value-type="float">
            <text:p>1</text:p>
          </table:table-cell>
          <table:table-cell table:style-name="ce19" table:formula="of:=[$'1 Title reading'.I134]" office:value-type="string" office:string-value="https://link.springer.com/chapter/10.1007/978-3-030-19504-5_19" calcext:value-type="string">
            <text:p>https://link.springer.com/chapter/10.1007/978-3-030-19504-5_19</text:p>
          </table:table-cell>
          <table:table-cell table:style-name="ce10" table:formula="of:=[$'1 Title reading'.G134]" office:value-type="string" office:string-value="International Conference on Design Science Research …" calcext:value-type="string">
            <text:p>International Conference on Design Science Research …</text:p>
          </table:table-cell>
          <table:table-cell table:style-name="ce10" table:formula="of:=[$'1 Title reading'.N134]" office:value-type="string" office:string-value="10.1007/978-3-030-19504-5_19" calcext:value-type="string">
            <text:p>10.1007/978-3-030-19504-5_19</text:p>
          </table:table-cell>
          <table:table-cell table:number-columns-repeated="1015"/>
        </table:table-row>
        <table:table-row table:style-name="ro1">
          <table:table-cell table:style-name="ce10" table:formula="of:=[$'1 Title reading'.B135]" office:value-type="string" office:string-value="SL Guerreiro, D Silva, T Rosado…" calcext:value-type="string">
            <text:p>SL Guerreiro, D Silva, T Rosado…</text:p>
          </table:table-cell>
          <table:table-cell table:style-name="ce10" table:formula="of:=[$'1 Title reading'.C135]" office:value-type="float" office:value="2020" calcext:value-type="float">
            <text:p>2020</text:p>
          </table:table-cell>
          <table:table-cell table:style-name="ce10" table:formula="of:=[$'1 Title reading'.D135]" office:value-type="string" office:string-value="Decentralized Business Process Control using Blockchain" calcext:value-type="string">
            <text:p>Decentralized Business Process Control using Blockchain</text:p>
          </table:table-cell>
          <table:table-cell table:style-name="ce10" table:formula="of:=FALSE()" office:value-type="float" office:value="0" calcext:value-type="float">
            <text:p>0</text:p>
          </table:table-cell>
          <table:table-cell table:style-name="ce8" office:value-type="string" calcext:value-type="string">
            <text:p>Experience report, specific to two use cases</text:p>
          </table:table-cell>
          <table:table-cell table:style-name="ce10" table:formula="of:=[$'1 Title reading'.E135]" office:value-type="float" office:value="1" calcext:value-type="float">
            <text:p>1</text:p>
          </table:table-cell>
          <table:table-cell table:style-name="ce19" table:formula="of:=[$'1 Title reading'.I135]" office:value-type="string" office:string-value="https://www.emisa-journal.org/emisa/article/view/221" calcext:value-type="string">
            <text:p>https://www.emisa-journal.org/emisa/article/view/221</text:p>
          </table:table-cell>
          <table:table-cell table:style-name="ce10" table:formula="of:=[$'1 Title reading'.G135]" office:value-type="string" office:string-value="Enterprise Modelling …" calcext:value-type="string">
            <text:p>Enterprise Modelling …</text:p>
          </table:table-cell>
          <table:table-cell table:style-name="ce10" table:formula="of:=[$'1 Title reading'.N135]" office:value-type="float" office:value="0" calcext:value-type="float">
            <text:p>0</text:p>
          </table:table-cell>
          <table:table-cell table:number-columns-repeated="1015"/>
        </table:table-row>
        <table:table-row table:style-name="ro1" table:visibility="collapse">
          <table:table-cell table:style-name="ce10" table:formula="of:=[$'1 Title reading'.B136]" office:value-type="string" office:string-value="K Odachi" calcext:value-type="string">
            <text:p>K Odachi</text:p>
          </table:table-cell>
          <table:table-cell table:style-name="ce10" table:formula="of:=[$'1 Title reading'.C136]" office:value-type="float" office:value="2022" calcext:value-type="float">
            <text:p>2022</text:p>
          </table:table-cell>
          <table:table-cell table:style-name="ce10" table:formula="of:=[$'1 Title reading'.D136]" office:value-type="string" office:string-value="Securing Business Processes Using Blockchain Technology: A Case Study of Hydrocarbon Accounting Processes." calcext:value-type="string">
            <text:p>Securing Business Processes Using Blockchain Technology: A Case Study of Hydrocarbon Accounting Processes.</text:p>
          </table:table-cell>
          <table:table-cell table:style-name="ce10" table:formula="of:=FALSE()" office:value-type="float" office:value="0" calcext:value-type="float">
            <text:p>0</text:p>
          </table:table-cell>
          <table:table-cell/>
          <table:table-cell table:style-name="ce10" table:formula="of:=[$'1 Title reading'.E136]" office:value-type="float" office:value="0" calcext:value-type="float">
            <text:p>0</text:p>
          </table:table-cell>
          <table:table-cell table:number-columns-repeated="1018"/>
        </table:table-row>
        <table:table-row table:style-name="ro1" table:visibility="collapse">
          <table:table-cell table:style-name="ce10" table:formula="of:=[$'1 Title reading'.B137]" office:value-type="string" office:string-value="HM Johng" calcext:value-type="string">
            <text:p>HM Johng</text:p>
          </table:table-cell>
          <table:table-cell table:style-name="ce10" table:formula="of:=[$'1 Title reading'.C137]" office:value-type="float" office:value="2021" calcext:value-type="float">
            <text:p>2021</text:p>
          </table:table-cell>
          <table:table-cell table:style-name="ce10" table:formula="of:=[$'1 Title reading'.D137]" office:value-type="string" office:string-value="Improving Business Processes Using Blockchain, Microservices, or Cloud Computing: A Goal-Oriented Approach" calcext:value-type="string">
            <text:p>Improving Business Processes Using Blockchain, Microservices, or Cloud Computing: A Goal-Oriented Approach</text:p>
          </table:table-cell>
          <table:table-cell table:style-name="ce10" table:formula="of:=FALSE()" office:value-type="float" office:value="0" calcext:value-type="float">
            <text:p>0</text:p>
          </table:table-cell>
          <table:table-cell/>
          <table:table-cell table:style-name="ce10" table:formula="of:=[$'1 Title reading'.E137]" office:value-type="float" office:value="0" calcext:value-type="float">
            <text:p>0</text:p>
          </table:table-cell>
          <table:table-cell table:number-columns-repeated="1018"/>
        </table:table-row>
        <table:table-row table:style-name="ro1" table:visibility="collapse">
          <table:table-cell table:style-name="ce10" table:formula="of:=[$'1 Title reading'.B138]" office:value-type="string" office:string-value="U Sengupta, H Kim" calcext:value-type="string">
            <text:p>U Sengupta, H Kim</text:p>
          </table:table-cell>
          <table:table-cell table:style-name="ce10" table:formula="of:=[$'1 Title reading'.C138]" office:value-type="float" office:value="2020" calcext:value-type="float">
            <text:p>2020</text:p>
          </table:table-cell>
          <table:table-cell table:style-name="ce10" table:formula="of:=[$'1 Title reading'.D138]" office:value-type="string" office:string-value="Business Process Transformation in Natural Resources Development Using Blockchain: Indigenous Entrepreneurship, Trustless Technology, and Rebuilding Trust" calcext:value-type="string">
            <text:p>Business Process Transformation in Natural Resources Development Using Blockchain: Indigenous Entrepreneurship, Trustless Technology, and Rebuilding Trust</text:p>
          </table:table-cell>
          <table:table-cell table:style-name="ce10" table:formula="of:=FALSE()" office:value-type="float" office:value="0" calcext:value-type="float">
            <text:p>0</text:p>
          </table:table-cell>
          <table:table-cell/>
          <table:table-cell table:style-name="ce10" table:formula="of:=[$'1 Title reading'.E138]" office:value-type="float" office:value="0" calcext:value-type="float">
            <text:p>0</text:p>
          </table:table-cell>
          <table:table-cell table:number-columns-repeated="1018"/>
        </table:table-row>
        <table:table-row table:style-name="ro1" table:visibility="collapse">
          <table:table-cell table:style-name="ce10" table:formula="of:=[$'1 Title reading'.B139]" office:value-type="string" office:string-value="TG Shul'zhenko" calcext:value-type="string">
            <text:p>TG Shul'zhenko</text:p>
          </table:table-cell>
          <table:table-cell table:style-name="ce10" table:formula="of:=[$'1 Title reading'.C139]" office:value-type="float" office:value="2020" calcext:value-type="float">
            <text:p>2020</text:p>
          </table:table-cell>
          <table:table-cell table:style-name="ce10" table:formula="of:=[$'1 Title reading'.D139]" office:value-type="string" office:string-value="Methodological approach to the reengineering of logistics business processes in the transport chains with the implementation of smart contracts" calcext:value-type="string">
            <text:p>Methodological approach to the reengineering of logistics business processes in the transport chains with the implementation of smart contracts</text:p>
          </table:table-cell>
          <table:table-cell table:style-name="ce10" table:formula="of:=FALSE()" office:value-type="float" office:value="0" calcext:value-type="float">
            <text:p>0</text:p>
          </table:table-cell>
          <table:table-cell/>
          <table:table-cell table:style-name="ce10" table:formula="of:=[$'1 Title reading'.E139]" office:value-type="float" office:value="0" calcext:value-type="float">
            <text:p>0</text:p>
          </table:table-cell>
          <table:table-cell table:number-columns-repeated="1018"/>
        </table:table-row>
        <table:table-row table:style-name="ro1" table:visibility="collapse">
          <table:table-cell table:style-name="ce10" table:formula="of:=[$'1 Title reading'.B140]" office:value-type="string" office:string-value="X Zhang, T Liu, A Rahman" calcext:value-type="string">
            <text:p>X Zhang, T Liu, A Rahman</text:p>
          </table:table-cell>
          <table:table-cell table:style-name="ce10" table:formula="of:=[$'1 Title reading'.C140]" office:value-type="float" office:value="2021" calcext:value-type="float">
            <text:p>2021</text:p>
          </table:table-cell>
          <table:table-cell table:style-name="ce10" table:formula="of:=[$'1 Title reading'.D140]" office:value-type="string" office:string-value="Leveraging blockchain for prefabricated construction supply chain management–A conceptual workflow framework" calcext:value-type="string">
            <text:p>Leveraging blockchain for prefabricated construction supply chain management–A conceptual workflow framework</text:p>
          </table:table-cell>
          <table:table-cell table:style-name="ce10" table:formula="of:=FALSE()" office:value-type="float" office:value="0" calcext:value-type="float">
            <text:p>0</text:p>
          </table:table-cell>
          <table:table-cell/>
          <table:table-cell table:style-name="ce10" table:formula="of:=[$'1 Title reading'.E140]" office:value-type="float" office:value="0" calcext:value-type="float">
            <text:p>0</text:p>
          </table:table-cell>
          <table:table-cell table:number-columns-repeated="1018"/>
        </table:table-row>
        <table:table-row table:style-name="ro1">
          <table:table-cell table:style-name="ce10" table:formula="of:=[$'1 Title reading'.B141]" office:value-type="string" office:string-value="C Udokwu" calcext:value-type="string">
            <text:p>C Udokwu</text:p>
          </table:table-cell>
          <table:table-cell table:style-name="ce10" table:formula="of:=[$'1 Title reading'.C141]" office:value-type="float" office:value="2018" calcext:value-type="float">
            <text:p>2018</text:p>
          </table:table-cell>
          <table:table-cell table:style-name="ce10" table:formula="of:=[$'1 Title reading'.D141]" office:value-type="string" office:string-value="Securing Cross-Organizational Business Process with Blockchain Enabled Smart Contract" calcext:value-type="string">
            <text:p>Securing Cross-Organizational Business Process with Blockchain Enabled Smart Contract</text:p>
          </table:table-cell>
          <table:table-cell table:style-name="ce10" table:formula="of:=FALSE()" office:value-type="float" office:value="0" calcext:value-type="float">
            <text:p>0</text:p>
          </table:table-cell>
          <table:table-cell table:style-name="ce8" table:content-validation-name="val1" office:value-type="string" calcext:value-type="string">
            <text:p>Report</text:p>
          </table:table-cell>
          <table:table-cell table:style-name="ce10" table:formula="of:=[$'1 Title reading'.E141]" office:value-type="float" office:value="1" calcext:value-type="float">
            <text:p>1</text:p>
          </table:table-cell>
          <table:table-cell table:style-name="ce19" table:formula="of:=[$'1 Title reading'.I141]" office:value-type="string" office:string-value="https://www.researchgate.net/profile/Chibuzor-Udokwu-2/publication/326070052_Securing_Cross-Organizational_Business_Process_with_Blockchain_Enabled_Smart_Contract/links/5b369360a6fdcc8506dfa4b6/Securing-Cross-Organizational-Business-Process-with-Blockchain-Enabled-Smart-Contract.pdf" calcext:value-type="string">
            <text:p>https://www.researchgate.net/profile/Chibuzor-Udokwu-2/publication/326070052_Securing_Cross-Organizational_Business_Process_with_Blockchain_Enabled_Smart_Contract/links/5b369360a6fdcc8506dfa4b6/Securing-Cross-Organizational-Business-Process-with-Blockchain-Enabled-Smart-Contract.pdf</text:p>
          </table:table-cell>
          <table:table-cell table:style-name="ce10" table:formula="of:=[$'1 Title reading'.G141]" office:value-type="float" office:value="0" calcext:value-type="float">
            <text:p>0</text:p>
          </table:table-cell>
          <table:table-cell table:style-name="ce10" table:formula="of:=[$'1 Title reading'.N141]" office:value-type="float" office:value="0" calcext:value-type="float">
            <text:p>0</text:p>
          </table:table-cell>
          <table:table-cell table:number-columns-repeated="1015"/>
        </table:table-row>
        <table:table-row table:style-name="ro1" table:visibility="collapse">
          <table:table-cell table:style-name="ce10" table:formula="of:=[$'1 Title reading'.B142]" office:value-type="string" office:string-value="S Patnaik, TS Wang, T Shen, SK Panigrahi" calcext:value-type="string">
            <text:p>S Patnaik, TS Wang, T Shen, SK Panigrahi</text:p>
          </table:table-cell>
          <table:table-cell table:style-name="ce10" table:formula="of:=[$'1 Title reading'.C142]" office:value-type="float" office:value="2021" calcext:value-type="float">
            <text:p>2021</text:p>
          </table:table-cell>
          <table:table-cell table:style-name="ce10" table:formula="of:=[$'1 Title reading'.D142]" office:value-type="string" office:string-value="Blockchain Technology and Innovations in Business Processes" calcext:value-type="string">
            <text:p>Blockchain Technology and Innovations in Business Processes</text:p>
          </table:table-cell>
          <table:table-cell table:style-name="ce10" table:formula="of:=FALSE()" office:value-type="float" office:value="0" calcext:value-type="float">
            <text:p>0</text:p>
          </table:table-cell>
          <table:table-cell/>
          <table:table-cell table:style-name="ce10" table:formula="of:=[$'1 Title reading'.E142]" office:value-type="float" office:value="0" calcext:value-type="float">
            <text:p>0</text:p>
          </table:table-cell>
          <table:table-cell table:number-columns-repeated="1018"/>
        </table:table-row>
        <table:table-row table:style-name="ro1" table:visibility="collapse">
          <table:table-cell table:style-name="ce10" table:formula="of:=[$'1 Title reading'.B143]" office:value-type="string" office:string-value="I Garfatta, K Klai, M Graïet, W Gaaloul" calcext:value-type="string">
            <text:p>I Garfatta, K Klai, M Graïet, W Gaaloul</text:p>
          </table:table-cell>
          <table:table-cell table:style-name="ce10" table:formula="of:=[$'1 Title reading'.C143]" office:value-type="float" office:value="2021" calcext:value-type="float">
            <text:p>2021</text:p>
          </table:table-cell>
          <table:table-cell table:style-name="ce10" table:formula="of:=[$'1 Title reading'.D143]" office:value-type="string" office:string-value="Model Checking of Solidity Smart Contracts Adopted for Business Processes" calcext:value-type="string">
            <text:p>Model Checking of Solidity Smart Contracts Adopted for Business Processes</text:p>
          </table:table-cell>
          <table:table-cell table:style-name="ce10" table:formula="of:=FALSE()" office:value-type="float" office:value="0" calcext:value-type="float">
            <text:p>0</text:p>
          </table:table-cell>
          <table:table-cell/>
          <table:table-cell table:style-name="ce10" table:formula="of:=[$'1 Title reading'.E143]" office:value-type="float" office:value="0" calcext:value-type="float">
            <text:p>0</text:p>
          </table:table-cell>
          <table:table-cell table:number-columns-repeated="1018"/>
        </table:table-row>
        <table:table-row table:style-name="ro1" table:visibility="collapse">
          <table:table-cell table:style-name="ce10" table:formula="of:=[$'1 Title reading'.B144]" office:value-type="string" office:string-value="JG Enríquez, S Debois, P Fettke, P Plebani…" calcext:value-type="string">
            <text:p>JG Enríquez, S Debois, P Fettke, P Plebani…</text:p>
          </table:table-cell>
          <table:table-cell table:style-name="ce10" table:formula="of:=[$'1 Title reading'.C144]" office:value-type="float" office:value="2021" calcext:value-type="float">
            <text:p>2021</text:p>
          </table:table-cell>
          <table:table-cell table:style-name="ce10" table:formula="of:=[$'1 Title reading'.D144]" office:value-type="string" office:string-value="Business Process Management: Blockchain and Robotic Process Automation Forum: BPM 2021 Blockchain and RPA Forum, Rome, Italy, September 6-10 …" calcext:value-type="string">
            <text:p>Business Process Management: Blockchain and Robotic Process Automation Forum: BPM 2021 Blockchain and RPA Forum, Rome, Italy, September 6-10 …</text:p>
          </table:table-cell>
          <table:table-cell table:style-name="ce10" table:formula="of:=FALSE()" office:value-type="float" office:value="0" calcext:value-type="float">
            <text:p>0</text:p>
          </table:table-cell>
          <table:table-cell/>
          <table:table-cell table:style-name="ce10" table:formula="of:=[$'1 Title reading'.E144]" office:value-type="float" office:value="0" calcext:value-type="float">
            <text:p>0</text:p>
          </table:table-cell>
          <table:table-cell table:number-columns-repeated="1018"/>
        </table:table-row>
        <table:table-row table:style-name="ro1" table:visibility="collapse">
          <table:table-cell table:style-name="ce10" table:formula="of:=[$'1 Title reading'.B145]" office:value-type="string" office:string-value="SMK Sigurjonsson" calcext:value-type="string">
            <text:p>SMK Sigurjonsson</text:p>
          </table:table-cell>
          <table:table-cell table:style-name="ce10" table:formula="of:=[$'1 Title reading'.C145]" office:value-type="float" office:value="2018" calcext:value-type="float">
            <text:p>2018</text:p>
          </table:table-cell>
          <table:table-cell table:style-name="ce10" table:formula="of:=[$'1 Title reading'.D145]" office:value-type="string" office:string-value="Blockchain Use for Data Provenance in Scientific Workflow" calcext:value-type="string">
            <text:p>Blockchain Use for Data Provenance in Scientific Workflow</text:p>
          </table:table-cell>
          <table:table-cell table:style-name="ce10" table:formula="of:=FALSE()" office:value-type="float" office:value="0" calcext:value-type="float">
            <text:p>0</text:p>
          </table:table-cell>
          <table:table-cell/>
          <table:table-cell table:style-name="ce10" table:formula="of:=[$'1 Title reading'.E145]" office:value-type="float" office:value="0" calcext:value-type="float">
            <text:p>0</text:p>
          </table:table-cell>
          <table:table-cell table:number-columns-repeated="1018"/>
        </table:table-row>
        <table:table-row table:style-name="ro1">
          <table:table-cell table:style-name="ce10" table:formula="of:=[$'1 Title reading'.B146]" office:value-type="string" office:string-value="J Evermann, H Kim" calcext:value-type="string">
            <text:p>J Evermann, H Kim</text:p>
          </table:table-cell>
          <table:table-cell table:style-name="ce10" table:formula="of:=[$'1 Title reading'.C146]" office:value-type="float" office:value="2020" calcext:value-type="float">
            <text:p>2020</text:p>
          </table:table-cell>
          <table:table-cell table:style-name="ce10" table:formula="of:=[$'1 Title reading'.D146]" office:value-type="string" office:string-value="Workflow Management on BFT Blockchains" calcext:value-type="string">
            <text:p>Workflow Management on BFT Blockchains</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146]" office:value-type="float" office:value="1" calcext:value-type="float">
            <text:p>1</text:p>
          </table:table-cell>
          <table:table-cell table:style-name="ce19" table:formula="of:=[$'1 Title reading'.I146]" office:value-type="string" office:string-value="https://www.emisa-journal.org/emisa/article/view/228" calcext:value-type="string">
            <text:p>https://www.emisa-journal.org/emisa/article/view/228</text:p>
          </table:table-cell>
          <table:table-cell table:style-name="ce10" table:formula="of:=[$'1 Title reading'.G146]" office:value-type="string" office:string-value="Enterprise Modelling and Information …" calcext:value-type="string">
            <text:p>Enterprise Modelling and Information …</text:p>
          </table:table-cell>
          <table:table-cell table:style-name="ce10" table:formula="of:=[$'1 Title reading'.N146]" office:value-type="float" office:value="0" calcext:value-type="float">
            <text:p>0</text:p>
          </table:table-cell>
          <table:table-cell table:number-columns-repeated="1015"/>
        </table:table-row>
        <table:table-row table:style-name="ro1" table:visibility="collapse">
          <table:table-cell table:style-name="ce10" table:formula="of:=[$'1 Title reading'.B147]" office:value-type="string" office:string-value="EE Maggini" calcext:value-type="string">
            <text:p>EE Maggini</text:p>
          </table:table-cell>
          <table:table-cell table:style-name="ce10" table:formula="of:=[$'1 Title reading'.C147]" office:value-type="float" office:value="2021" calcext:value-type="float">
            <text:p>2021</text:p>
          </table:table-cell>
          <table:table-cell table:style-name="ce10" table:formula="of:=[$'1 Title reading'.D147]" office:value-type="string" office:string-value="RESHAPING ORGANIZATIONAL PROCESSES AND WORKFLOWS THROUGH INTEGRATION OF BLOCKCHAIN TECHNOLOGY" calcext:value-type="string">
            <text:p>RESHAPING ORGANIZATIONAL PROCESSES AND WORKFLOWS THROUGH INTEGRATION OF BLOCKCHAIN TECHNOLOGY</text:p>
          </table:table-cell>
          <table:table-cell table:style-name="ce10" table:formula="of:=FALSE()" office:value-type="float" office:value="0" calcext:value-type="float">
            <text:p>0</text:p>
          </table:table-cell>
          <table:table-cell/>
          <table:table-cell table:style-name="ce10" table:formula="of:=[$'1 Title reading'.E147]" office:value-type="float" office:value="0" calcext:value-type="float">
            <text:p>0</text:p>
          </table:table-cell>
          <table:table-cell table:number-columns-repeated="1018"/>
        </table:table-row>
        <table:table-row table:style-name="ro1" table:visibility="collapse">
          <table:table-cell table:style-name="ce10" table:formula="of:=[$'1 Title reading'.B148]" office:value-type="string" office:string-value="JL Tilbury" calcext:value-type="string">
            <text:p>JL Tilbury</text:p>
          </table:table-cell>
          <table:table-cell table:style-name="ce10" table:formula="of:=[$'1 Title reading'.C148]" office:value-type="float" office:value="2019" calcext:value-type="float">
            <text:p>2019</text:p>
          </table:table-cell>
          <table:table-cell table:style-name="ce10" table:formula="of:=[$'1 Title reading'.D148]" office:value-type="string" office:string-value="A Business Process Model for Blockchain-based South African Real Estate Transactions" calcext:value-type="string">
            <text:p>A Business Process Model for Blockchain-based South African Real Estate Transactions</text:p>
          </table:table-cell>
          <table:table-cell table:style-name="ce10" table:formula="of:=FALSE()" office:value-type="float" office:value="0" calcext:value-type="float">
            <text:p>0</text:p>
          </table:table-cell>
          <table:table-cell/>
          <table:table-cell table:style-name="ce10" table:formula="of:=[$'1 Title reading'.E148]" office:value-type="float" office:value="0" calcext:value-type="float">
            <text:p>0</text:p>
          </table:table-cell>
          <table:table-cell table:number-columns-repeated="1018"/>
        </table:table-row>
        <table:table-row table:style-name="ro1">
          <table:table-cell table:style-name="ce10" table:formula="of:=[$'1 Title reading'.B149]" office:value-type="string" office:string-value="M Jin, C Dou, P Pan, M Wan, B Sun…" calcext:value-type="string">
            <text:p>M Jin, C Dou, P Pan, M Wan, B Sun…</text:p>
          </table:table-cell>
          <table:table-cell table:style-name="ce10" table:formula="of:=[$'1 Title reading'.C149]" office:value-type="float" office:value="2019" calcext:value-type="float">
            <text:p>2019</text:p>
          </table:table-cell>
          <table:table-cell table:style-name="ce10" table:formula="of:=[$'1 Title reading'.D149]" office:value-type="string" office:string-value="A Blockchain-Based IoT Workflow Management Approach" calcext:value-type="string">
            <text:p>A Blockchain-Based IoT Workflow Management Approach</text:p>
          </table:table-cell>
          <table:table-cell table:style-name="ce10" table:formula="of:=FALSE()" office:value-type="float" office:value="0" calcext:value-type="float">
            <text:p>0</text:p>
          </table:table-cell>
          <table:table-cell table:style-name="ce8" table:content-validation-name="val1" office:value-type="string" calcext:value-type="string">
            <text:p>EX1 (Not BP execution)</text:p>
          </table:table-cell>
          <table:table-cell table:style-name="ce10" table:formula="of:=[$'1 Title reading'.E149]" office:value-type="float" office:value="1" calcext:value-type="float">
            <text:p>1</text:p>
          </table:table-cell>
          <table:table-cell table:style-name="ce19" table:formula="of:=[$'1 Title reading'.I149]" office:value-type="string" office:string-value="https://link.springer.com/chapter/10.1007/978-981-15-7530-3_48" calcext:value-type="string">
            <text:p>https://link.springer.com/chapter/10.1007/978-981-15-7530-3_48</text:p>
          </table:table-cell>
          <table:table-cell table:style-name="ce10" table:formula="of:=[$'1 Title reading'.G149]" office:value-type="string" office:string-value="… Conference on Big Data …" calcext:value-type="string">
            <text:p>… Conference on Big Data …</text:p>
          </table:table-cell>
          <table:table-cell table:style-name="ce10" table:formula="of:=[$'1 Title reading'.N149]" office:value-type="string" office:string-value="10.1007/978-981-15-7530-3_48" calcext:value-type="string">
            <text:p>10.1007/978-981-15-7530-3_48</text:p>
          </table:table-cell>
          <table:table-cell table:number-columns-repeated="1015"/>
        </table:table-row>
        <table:table-row table:style-name="ro1">
          <table:table-cell table:style-name="ce10" table:formula="of:=[$'1 Title reading'.B150]" office:value-type="string" office:string-value="H Nagano, T Shimosawa, A Shimamura…" calcext:value-type="string">
            <text:p>H Nagano, T Shimosawa, A Shimamura…</text:p>
          </table:table-cell>
          <table:table-cell table:style-name="ce10" table:formula="of:=[$'1 Title reading'.C150]" office:value-type="float" office:value="2020" calcext:value-type="float">
            <text:p>2020</text:p>
          </table:table-cell>
          <table:table-cell table:style-name="ce10" table:formula="of:=[$'1 Title reading'.D150]" office:value-type="string" office:string-value="RELIABLE ARCHITECTURE OF CROSS ORGANIZATIONAL WORKFLOW MANAGEMENT SYSTEM ON BLOCKCHAIN." calcext:value-type="string">
            <text:p>RELIABLE ARCHITECTURE OF CROSS ORGANIZATIONAL WORKFLOW MANAGEMENT SYSTEM ON BLOCKCHAIN.</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150]" office:value-type="float" office:value="1" calcext:value-type="float">
            <text:p>1</text:p>
          </table:table-cell>
          <table:table-cell table:style-name="ce19" table:formula="of:=[$'1 Title reading'.I150]" office:value-type="string" office:string-value="http://www.iadisportal.org/ijcsis/papers/2020150203.pdf" calcext:value-type="string">
            <text:p>http://www.iadisportal.org/ijcsis/papers/2020150203.pdf</text:p>
          </table:table-cell>
          <table:table-cell table:style-name="ce10" table:formula="of:=[$'1 Title reading'.G150]" office:value-type="string" office:string-value="… International Journal on …" calcext:value-type="string">
            <text:p>… International Journal on …</text:p>
          </table:table-cell>
          <table:table-cell table:style-name="ce10" table:formula="of:=[$'1 Title reading'.N150]" office:value-type="float" office:value="0" calcext:value-type="float">
            <text:p>0</text:p>
          </table:table-cell>
          <table:table-cell table:number-columns-repeated="1015"/>
        </table:table-row>
        <table:table-row table:style-name="ro1" table:visibility="collapse">
          <table:table-cell table:style-name="ce10" table:formula="of:=[$'1 Title reading'.B151]" office:value-type="string" office:string-value="OL Pintado" calcext:value-type="string">
            <text:p>OL Pintado</text:p>
          </table:table-cell>
          <table:table-cell table:style-name="ce10" table:formula="of:=[$'1 Title reading'.C151]" office:value-type="float" office:value="2021" calcext:value-type="float">
            <text:p>2021</text:p>
          </table:table-cell>
          <table:table-cell table:style-name="ce10" table:formula="of:=[$'1 Title reading'.D151]" office:value-type="string" office:string-value="Challenges of Blockchain-Based Collaborative Business Processes: An Overview of the Caterpillar System" calcext:value-type="string">
            <text:p>Challenges of Blockchain-Based Collaborative Business Processes: An Overview of the Caterpillar System</text:p>
          </table:table-cell>
          <table:table-cell table:style-name="ce10" table:formula="of:=FALSE()" office:value-type="float" office:value="0" calcext:value-type="float">
            <text:p>0</text:p>
          </table:table-cell>
          <table:table-cell/>
          <table:table-cell table:style-name="ce10" table:formula="of:=[$'1 Title reading'.E151]" office:value-type="float" office:value="0" calcext:value-type="float">
            <text:p>0</text:p>
          </table:table-cell>
          <table:table-cell table:number-columns-repeated="1018"/>
        </table:table-row>
        <table:table-row table:style-name="ro1" table:visibility="collapse">
          <table:table-cell table:style-name="ce10" table:formula="of:=[$'1 Title reading'.B152]" office:value-type="string" office:string-value="MS Rahman, I Khalil, A Bouras" calcext:value-type="string">
            <text:p>MS Rahman, I Khalil, A Bouras</text:p>
          </table:table-cell>
          <table:table-cell table:style-name="ce10" table:formula="of:=[$'1 Title reading'.C152]" office:value-type="float" office:value="2021" calcext:value-type="float">
            <text:p>2021</text:p>
          </table:table-cell>
          <table:table-cell table:style-name="ce10" table:formula="of:=[$'1 Title reading'.D152]" office:value-type="string" office:string-value="A Framework for Modelling Blockchain based Supply Chain Management System to ensure soundness of Smart Contract Workflow" calcext:value-type="string">
            <text:p>A Framework for Modelling Blockchain based Supply Chain Management System to ensure soundness of Smart Contract Workflow</text:p>
          </table:table-cell>
          <table:table-cell table:style-name="ce10" table:formula="of:=FALSE()" office:value-type="float" office:value="0" calcext:value-type="float">
            <text:p>0</text:p>
          </table:table-cell>
          <table:table-cell/>
          <table:table-cell table:style-name="ce10" table:formula="of:=[$'1 Title reading'.E152]" office:value-type="float" office:value="0" calcext:value-type="float">
            <text:p>0</text:p>
          </table:table-cell>
          <table:table-cell table:number-columns-repeated="1018"/>
        </table:table-row>
        <table:table-row table:style-name="ro1" table:visibility="collapse">
          <table:table-cell table:style-name="ce10" table:formula="of:=[$'1 Title reading'.B153]" office:value-type="string" office:string-value="E Pedercini" calcext:value-type="string">
            <text:p>E Pedercini</text:p>
          </table:table-cell>
          <table:table-cell table:style-name="ce10" table:formula="of:=[$'1 Title reading'.C153]" office:value-type="float" office:value="2020" calcext:value-type="float">
            <text:p>2020</text:p>
          </table:table-cell>
          <table:table-cell table:style-name="ce10" table:formula="of:=[$'1 Title reading'.D153]" office:value-type="string" office:string-value="The impact of blockchain and distributed ledger technologies on business processes. An analysis of implementations and use cases in different sectors" calcext:value-type="string">
            <text:p>The impact of blockchain and distributed ledger technologies on business processes. An analysis of implementations and use cases in different sectors</text:p>
          </table:table-cell>
          <table:table-cell table:style-name="ce10" table:formula="of:=FALSE()" office:value-type="float" office:value="0" calcext:value-type="float">
            <text:p>0</text:p>
          </table:table-cell>
          <table:table-cell/>
          <table:table-cell table:style-name="ce10" table:formula="of:=[$'1 Title reading'.E153]" office:value-type="float" office:value="0" calcext:value-type="float">
            <text:p>0</text:p>
          </table:table-cell>
          <table:table-cell table:number-columns-repeated="1018"/>
        </table:table-row>
        <table:table-row table:style-name="ro1" table:visibility="collapse">
          <table:table-cell table:style-name="ce10" table:formula="of:=[$'1 Title reading'.B154]" office:value-type="string" office:string-value="M Jurgelaitis, R Butkienė, E Vaičiukynas…" calcext:value-type="string">
            <text:p>M Jurgelaitis, R Butkienė, E Vaičiukynas…</text:p>
          </table:table-cell>
          <table:table-cell table:style-name="ce10" table:formula="of:=[$'1 Title reading'.C154]" office:value-type="float" office:value="2019" calcext:value-type="float">
            <text:p>2019</text:p>
          </table:table-cell>
          <table:table-cell table:style-name="ce10" table:formula="of:=[$'1 Title reading'.D154]" office:value-type="string" office:string-value="Modelling principles for blockchain-based implementation of business or scientific processes" calcext:value-type="string">
            <text:p>Modelling principles for blockchain-based implementation of business or scientific processes</text:p>
          </table:table-cell>
          <table:table-cell table:style-name="ce10" table:formula="of:=FALSE()" office:value-type="float" office:value="0" calcext:value-type="float">
            <text:p>0</text:p>
          </table:table-cell>
          <table:table-cell/>
          <table:table-cell table:style-name="ce10" table:formula="of:=[$'1 Title reading'.E154]" office:value-type="float" office:value="0" calcext:value-type="float">
            <text:p>0</text:p>
          </table:table-cell>
          <table:table-cell table:number-columns-repeated="1018"/>
        </table:table-row>
        <table:table-row table:style-name="ro1">
          <table:table-cell table:style-name="ce10" table:formula="of:=[$'1 Title reading'.B155]" office:value-type="string" office:string-value="A Brahem, N Messai, Y Sam, S Bhiri…" calcext:value-type="string">
            <text:p>A Brahem, N Messai, Y Sam, S Bhiri…</text:p>
          </table:table-cell>
          <table:table-cell table:style-name="ce10" table:formula="of:=[$'1 Title reading'.C155]" office:value-type="float" office:value="2020" calcext:value-type="float">
            <text:p>2020</text:p>
          </table:table-cell>
          <table:table-cell table:style-name="ce10" table:formula="of:=[$'1 Title reading'.D155]" office:value-type="string" office:string-value="Running transactional business processes with blockchain's smart contracts" calcext:value-type="string">
            <text:p>Running transactional business processes with blockchain's smart contracts</text:p>
          </table:table-cell>
          <table:table-cell table:style-name="ce8" table:formula="of:=TRUE()" office:value-type="float" office:value="1" calcext:value-type="float">
            <text:p>1</text:p>
          </table:table-cell>
          <table:table-cell table:style-name="ce8" table:content-validation-name="val1" office:value-type="string" calcext:value-type="string">
            <text:p>Extension to Caterpillar</text:p>
          </table:table-cell>
          <table:table-cell table:style-name="ce10" table:formula="of:=[$'1 Title reading'.E155]" office:value-type="float" office:value="1" calcext:value-type="float">
            <text:p>1</text:p>
          </table:table-cell>
          <table:table-cell table:style-name="ce19" table:formula="of:=[$'1 Title reading'.I155]" office:value-type="string" office:string-value="https://ieeexplore.ieee.org/abstract/document/9284121/" calcext:value-type="string">
            <text:p>https://ieeexplore.ieee.org/abstract/document/9284121/</text:p>
          </table:table-cell>
          <table:table-cell table:style-name="ce10" table:formula="of:=[$'1 Title reading'.G155]" office:value-type="string" office:string-value="… Conference on Web …" calcext:value-type="string">
            <text:p>… Conference on Web …</text:p>
          </table:table-cell>
          <table:table-cell table:style-name="ce10" table:formula="of:=[$'1 Title reading'.N155]" office:value-type="float" office:value="0" calcext:value-type="float">
            <text:p>0</text:p>
          </table:table-cell>
          <table:table-cell table:number-columns-repeated="1015"/>
        </table:table-row>
        <table:table-row table:style-name="ro1" table:visibility="collapse">
          <table:table-cell table:style-name="ce10" table:formula="of:=[$'1 Title reading'.B156]" office:value-type="string" office:string-value="J Köpke" calcext:value-type="string">
            <text:p>J Köpke</text:p>
          </table:table-cell>
          <table:table-cell table:style-name="ce10" table:formula="of:=[$'1 Title reading'.C156]" office:value-type="float" office:value="2020" calcext:value-type="float">
            <text:p>2020</text:p>
          </table:table-cell>
          <table:table-cell table:style-name="ce10" table:formula="of:=[$'1 Title reading'.D156]" office:value-type="string" office:string-value="Towards Modeling Privity and Enforceability Requirements for BPM based Smart Contracts" calcext:value-type="string">
            <text:p>Towards Modeling Privity and Enforceability Requirements for BPM based Smart Contracts</text:p>
          </table:table-cell>
          <table:table-cell table:style-name="ce10" table:formula="of:=FALSE()" office:value-type="float" office:value="0" calcext:value-type="float">
            <text:p>0</text:p>
          </table:table-cell>
          <table:table-cell/>
          <table:table-cell table:style-name="ce10" table:formula="of:=[$'1 Title reading'.E156]" office:value-type="float" office:value="0" calcext:value-type="float">
            <text:p>0</text:p>
          </table:table-cell>
          <table:table-cell table:number-columns-repeated="1018"/>
        </table:table-row>
        <table:table-row table:style-name="ro1" table:visibility="collapse">
          <table:table-cell table:style-name="ce10" table:formula="of:=[$'1 Title reading'.B157]" office:value-type="string" office:string-value="V Vasiuta, M Buniak" calcext:value-type="string">
            <text:p>V Vasiuta, M Buniak</text:p>
          </table:table-cell>
          <table:table-cell table:style-name="ce10" table:formula="of:=[$'1 Title reading'.C157]" office:value-type="float" office:value="2019" calcext:value-type="float">
            <text:p>2019</text:p>
          </table:table-cell>
          <table:table-cell table:style-name="ce10" table:formula="of:=[$'1 Title reading'.D157]" office:value-type="string" office:string-value="Blockchain technology in the workflow system of higher education institutions" calcext:value-type="string">
            <text:p>Blockchain technology in the workflow system of higher education institutions</text:p>
          </table:table-cell>
          <table:table-cell table:style-name="ce10" table:formula="of:=FALSE()" office:value-type="float" office:value="0" calcext:value-type="float">
            <text:p>0</text:p>
          </table:table-cell>
          <table:table-cell/>
          <table:table-cell table:style-name="ce10" table:formula="of:=[$'1 Title reading'.E157]" office:value-type="float" office:value="0" calcext:value-type="float">
            <text:p>0</text:p>
          </table:table-cell>
          <table:table-cell table:number-columns-repeated="1018"/>
        </table:table-row>
        <table:table-row table:style-name="ro1" table:visibility="collapse">
          <table:table-cell table:style-name="ce10" table:formula="of:=[$'1 Title reading'.B158]" office:value-type="string" office:string-value="M Kherbouche, G Pisoni, B Molnár" calcext:value-type="string">
            <text:p>M Kherbouche, G Pisoni, B Molnár</text:p>
          </table:table-cell>
          <table:table-cell table:style-name="ce10" table:formula="of:=[$'1 Title reading'.C158]" office:value-type="float" office:value="2017" calcext:value-type="float">
            <text:p>2017</text:p>
          </table:table-cell>
          <table:table-cell table:style-name="ce10" table:formula="of:=[$'1 Title reading'.D158]" office:value-type="string" office:string-value="Model to Program and Blockchain Approaches for Business Processes and Workflows in Finance. Appl. Syst. Innov. 2022, 1, 0" calcext:value-type="string">
            <text:p>Model to Program and Blockchain Approaches for Business Processes and Workflows in Finance. Appl. Syst. Innov. 2022, 1, 0</text:p>
          </table:table-cell>
          <table:table-cell table:style-name="ce10" table:formula="of:=FALSE()" office:value-type="float" office:value="0" calcext:value-type="float">
            <text:p>0</text:p>
          </table:table-cell>
          <table:table-cell/>
          <table:table-cell table:style-name="ce10" table:formula="of:=[$'1 Title reading'.E158]" office:value-type="float" office:value="0" calcext:value-type="float">
            <text:p>0</text:p>
          </table:table-cell>
          <table:table-cell table:number-columns-repeated="1018"/>
        </table:table-row>
        <table:table-row table:style-name="ro1">
          <table:table-cell table:style-name="ce10" table:formula="of:=[$'1 Title reading'.B159]" office:value-type="string" office:string-value="J Evermann, H Kim" calcext:value-type="string">
            <text:p>J Evermann, H Kim</text:p>
          </table:table-cell>
          <table:table-cell table:style-name="ce10" table:formula="of:=[$'1 Title reading'.C159]" office:value-type="float" office:value="0" calcext:value-type="float">
            <text:p>0</text:p>
          </table:table-cell>
          <table:table-cell table:style-name="ce10" table:formula="of:=[$'1 Title reading'.D159]" office:value-type="string" office:string-value="SMaRt Blockchain Distributed Workflow Management" calcext:value-type="string">
            <text:p>SMaRt Blockchain Distributed Workflow Management</text:p>
          </table:table-cell>
          <table:table-cell table:style-name="ce10" table:formula="of:=FALSE()" office:value-type="float" office:value="0" calcext:value-type="float">
            <text:p>0</text:p>
          </table:table-cell>
          <table:table-cell table:style-name="ce8" table:content-validation-name="val1" office:value-type="string" calcext:value-type="string">
            <text:p>Not published</text:p>
          </table:table-cell>
          <table:table-cell table:style-name="ce10" table:formula="of:=[$'1 Title reading'.E159]" office:value-type="float" office:value="1" calcext:value-type="float">
            <text:p>1</text:p>
          </table:table-cell>
          <table:table-cell table:style-name="ce19" table:formula="of:=[$'1 Title reading'.I159]" office:value-type="string" office:string-value="https://joerg.evermann.ca/docs/EvermannKim2019b.pdf" calcext:value-type="string">
            <text:p>https://joerg.evermann.ca/docs/EvermannKim2019b.pdf</text:p>
          </table:table-cell>
          <table:table-cell table:style-name="ce19" table:formula="of:=[$'1 Title reading'.G159]" office:value-type="string" office:string-value="joerg.evermann.ca" calcext:value-type="string">
            <text:p>joerg.evermann.ca</text:p>
          </table:table-cell>
          <table:table-cell table:style-name="ce10" table:formula="of:=[$'1 Title reading'.N159]" office:value-type="float" office:value="0" calcext:value-type="float">
            <text:p>0</text:p>
          </table:table-cell>
          <table:table-cell table:number-columns-repeated="1015"/>
        </table:table-row>
        <table:table-row table:style-name="ro1">
          <table:table-cell table:style-name="ce10" table:formula="of:=[$'1 Title reading'.B160]" office:value-type="string" office:string-value="F Corradini, A Marcelletti, A Morichetta, A Polini, B Re…" calcext:value-type="string">
            <text:p>F Corradini, A Marcelletti, A Morichetta, A Polini, B Re…</text:p>
          </table:table-cell>
          <table:table-cell table:style-name="ce8" office:value-type="float" office:value="2021" calcext:value-type="float">
            <text:p>2021</text:p>
          </table:table-cell>
          <table:table-cell table:style-name="ce10" table:formula="of:=[$'1 Title reading'.D160]" office:value-type="string" office:string-value="ChorChain: A Model-Driven Framework for Choreography-Based Systems Using Blockchain" calcext:value-type="string">
            <text:p>ChorChain: A Model-Driven Framework for Choreography-Based Systems Using Blockchain</text:p>
          </table:table-cell>
          <table:table-cell table:style-name="ce8" table:formula="of:=FALSE()" office:value-type="float" office:value="0" calcext:value-type="float">
            <text:p>0</text:p>
          </table:table-cell>
          <table:table-cell table:style-name="ce8" office:value-type="string" calcext:value-type="string">
            <text:p>Shows the usage of Corradini2021(B113) on a specific case, no new contribution to the artefact.</text:p>
          </table:table-cell>
          <table:table-cell table:style-name="ce10" table:formula="of:=[$'1 Title reading'.E160]" office:value-type="float" office:value="1" calcext:value-type="float">
            <text:p>1</text:p>
          </table:table-cell>
          <table:table-cell table:style-name="ce19" table:formula="of:=[$'1 Title reading'.I160]" office:value-type="string" office:string-value="http://ceur-ws.org/Vol-2952/paper_294a.pdf" calcext:value-type="string">
            <text:p>http://ceur-ws.org/Vol-2952/paper_294a.pdf</text:p>
          </table:table-cell>
          <table:table-cell table:style-name="ce19" table:formula="of:=[$'1 Title reading'.G160]" office:value-type="string" office:string-value="ceur-ws.org" calcext:value-type="string">
            <text:p>ceur-ws.org</text:p>
          </table:table-cell>
          <table:table-cell table:style-name="ce10" table:formula="of:=[$'1 Title reading'.N160]" office:value-type="float" office:value="0" calcext:value-type="float">
            <text:p>0</text:p>
          </table:table-cell>
          <table:table-cell table:number-columns-repeated="1015"/>
        </table:table-row>
        <table:table-row table:style-name="ro1" table:visibility="collapse">
          <table:table-cell table:style-name="ce10" table:formula="of:=[$'1 Title reading'.B161]" office:value-type="string" office:string-value="DV Lyridis, GO Andreadis, C Papaleonidas, V Tsiampa" calcext:value-type="string">
            <text:p>DV Lyridis, GO Andreadis, C Papaleonidas, V Tsiampa</text:p>
          </table:table-cell>
          <table:table-cell table:style-name="ce10" table:formula="of:=[$'1 Title reading'.C161]" office:value-type="float" office:value="0" calcext:value-type="float">
            <text:p>0</text:p>
          </table:table-cell>
          <table:table-cell table:style-name="ce10" table:formula="of:=[$'1 Title reading'.D161]" office:value-type="string" office:string-value="A NOVEL METHODOLOGY USING BPM TO ASSESS THE IMPLEMENTATION OF BLOCKCHAIN IN THE MIDSTREAM LNG SUPPLY CHAIN" calcext:value-type="string">
            <text:p>A NOVEL METHODOLOGY USING BPM TO ASSESS THE IMPLEMENTATION OF BLOCKCHAIN IN THE MIDSTREAM LNG SUPPLY CHAIN</text:p>
          </table:table-cell>
          <table:table-cell table:style-name="ce10" table:formula="of:=FALSE()" office:value-type="float" office:value="0" calcext:value-type="float">
            <text:p>0</text:p>
          </table:table-cell>
          <table:table-cell/>
          <table:table-cell table:style-name="ce10" table:formula="of:=[$'1 Title reading'.E161]" office:value-type="float" office:value="0" calcext:value-type="float">
            <text:p>0</text:p>
          </table:table-cell>
          <table:table-cell table:number-columns-repeated="1018"/>
        </table:table-row>
        <table:table-row table:style-name="ro1" table:visibility="collapse">
          <table:table-cell table:style-name="ce10" table:formula="of:=[$'1 Title reading'.B162]" office:value-type="string" office:string-value="D Aloini, E Benevento, A Stefanini…" calcext:value-type="string">
            <text:p>D Aloini, E Benevento, A Stefanini…</text:p>
          </table:table-cell>
          <table:table-cell table:style-name="ce10" table:formula="of:=[$'1 Title reading'.C162]" office:value-type="float" office:value="2021" calcext:value-type="float">
            <text:p>2021</text:p>
          </table:table-cell>
          <table:table-cell table:style-name="ce10" table:formula="of:=[$'1 Title reading'.D162]" office:value-type="string" office:string-value="Blockchain-Driven Process Innovation in Healthcare Ecosystems: a Business Process Management Capabilities Analysis" calcext:value-type="string">
            <text:p>Blockchain-Driven Process Innovation in Healthcare Ecosystems: a Business Process Management Capabilities Analysis</text:p>
          </table:table-cell>
          <table:table-cell table:style-name="ce10" table:formula="of:=FALSE()" office:value-type="float" office:value="0" calcext:value-type="float">
            <text:p>0</text:p>
          </table:table-cell>
          <table:table-cell/>
          <table:table-cell table:style-name="ce10" table:formula="of:=[$'1 Title reading'.E162]" office:value-type="float" office:value="0" calcext:value-type="float">
            <text:p>0</text:p>
          </table:table-cell>
          <table:table-cell table:number-columns-repeated="1018"/>
        </table:table-row>
        <table:table-row table:style-name="ro1" table:visibility="collapse">
          <table:table-cell table:style-name="ce10" table:formula="of:=[$'1 Title reading'.B163]" office:value-type="string" office:string-value="V Wattana, XL Da, B Zhuming…" calcext:value-type="string">
            <text:p>V Wattana, XL Da, B Zhuming…</text:p>
          </table:table-cell>
          <table:table-cell table:style-name="ce10" table:formula="of:=[$'1 Title reading'.C163]" office:value-type="float" office:value="2020" calcext:value-type="float">
            <text:p>2020</text:p>
          </table:table-cell>
          <table:table-cell table:style-name="ce10" table:formula="of:=[$'1 Title reading'.D163]" office:value-type="string" office:string-value="Correction to: Blockchain-based business process management (BPM) framework for service composition in industry 4.0" calcext:value-type="string">
            <text:p>Correction to: Blockchain-based business process management (BPM) framework for service composition in industry 4.0</text:p>
          </table:table-cell>
          <table:table-cell table:style-name="ce10" table:formula="of:=FALSE()" office:value-type="float" office:value="0" calcext:value-type="float">
            <text:p>0</text:p>
          </table:table-cell>
          <table:table-cell/>
          <table:table-cell table:style-name="ce10" table:formula="of:=[$'1 Title reading'.E163]" office:value-type="float" office:value="0" calcext:value-type="float">
            <text:p>0</text:p>
          </table:table-cell>
          <table:table-cell table:number-columns-repeated="1018"/>
        </table:table-row>
        <table:table-row table:style-name="ro1" table:visibility="collapse">
          <table:table-cell table:style-name="ce10" table:formula="of:=[$'1 Title reading'.B164]" office:value-type="string" office:string-value="M Ramachandran" calcext:value-type="string">
            <text:p>M Ramachandran</text:p>
          </table:table-cell>
          <table:table-cell table:style-name="ce10" table:formula="of:=[$'1 Title reading'.C164]" office:value-type="float" office:value="2019" calcext:value-type="float">
            <text:p>2019</text:p>
          </table:table-cell>
          <table:table-cell table:style-name="ce10" table:formula="of:=[$'1 Title reading'.D164]" office:value-type="string" office:string-value="Application of Business Process Modelling and Blockchain Technology for Financial Cloud" calcext:value-type="string">
            <text:p>Application of Business Process Modelling and Blockchain Technology for Financial Cloud</text:p>
          </table:table-cell>
          <table:table-cell table:style-name="ce10" table:formula="of:=FALSE()" office:value-type="float" office:value="0" calcext:value-type="float">
            <text:p>0</text:p>
          </table:table-cell>
          <table:table-cell/>
          <table:table-cell table:style-name="ce10" table:formula="of:=[$'1 Title reading'.E164]" office:value-type="float" office:value="0" calcext:value-type="float">
            <text:p>0</text:p>
          </table:table-cell>
          <table:table-cell table:number-columns-repeated="1018"/>
        </table:table-row>
        <table:table-row table:style-name="ro1">
          <table:table-cell table:style-name="ce10" table:formula="of:=[$'1 Title reading'.B165]" office:value-type="string" office:string-value="H Nagano, T Shimosawa, A Shimamura, N Komoda" calcext:value-type="string">
            <text:p>H Nagano, T Shimosawa, A Shimamura, N Komoda</text:p>
          </table:table-cell>
          <table:table-cell table:style-name="ce8" office:value-type="float" office:value="2020" calcext:value-type="float">
            <text:p>2020</text:p>
          </table:table-cell>
          <table:table-cell table:style-name="ce10" table:formula="of:=[$'1 Title reading'.D165]" office:value-type="string" office:string-value="BLOCKCHAIN BASED CROSS ORGANIZATIONAL WORKFLOW MANAGEMENT SYSTEM" calcext:value-type="string">
            <text:p>BLOCKCHAIN BASED CROSS ORGANIZATIONAL WORKFLOW MANAGEMENT SYSTEM</text:p>
          </table:table-cell>
          <table:table-cell table:style-name="ce8" table:formula="of:=TRUE()" office:value-type="float" office:value="1" calcext:value-type="float">
            <text:p>1</text:p>
          </table:table-cell>
          <table:table-cell table:style-name="ce10" table:content-validation-name="val1"/>
          <table:table-cell table:style-name="ce10" table:formula="of:=[$'1 Title reading'.E165]" office:value-type="float" office:value="1" calcext:value-type="float">
            <text:p>1</text:p>
          </table:table-cell>
          <table:table-cell table:style-name="ce19" table:formula="of:=[$'1 Title reading'.I165]" office:value-type="string" office:string-value="https://scholar.archive.org/work/gkthyicn4vfpbktusp7pcjyqea/access/wayback/http://www.iadisportal.org/components/com_booklibrary/ebooks/202013L012.pdf" calcext:value-type="string">
            <text:p>https://scholar.archive.org/work/gkthyicn4vfpbktusp7pcjyqea/access/wayback/http://www.iadisportal.org/components/com_booklibrary/ebooks/202013L012.pdf</text:p>
          </table:table-cell>
          <table:table-cell table:style-name="ce19" table:formula="of:=[$'1 Title reading'.G165]" office:value-type="string" office:string-value="scholar.archive.org" calcext:value-type="string">
            <text:p>scholar.archive.org</text:p>
          </table:table-cell>
          <table:table-cell table:style-name="ce10" table:formula="of:=[$'1 Title reading'.N165]" office:value-type="float" office:value="0" calcext:value-type="float">
            <text:p>0</text:p>
          </table:table-cell>
          <table:table-cell table:number-columns-repeated="1015"/>
        </table:table-row>
        <table:table-row table:style-name="ro1">
          <table:table-cell table:style-name="ce10" table:formula="of:=[$'1 Title reading'.B166]" office:value-type="string" office:string-value="M La Rosa" calcext:value-type="string">
            <text:p>M La Rosa</text:p>
          </table:table-cell>
          <table:table-cell table:style-name="ce10" table:formula="of:=[$'1 Title reading'.C166]" office:value-type="float" office:value="2019" calcext:value-type="float">
            <text:p>2019</text:p>
          </table:table-cell>
          <table:table-cell table:style-name="ce10" table:formula="of:=[$'1 Title reading'.D166]" office:value-type="string" office:string-value="The Rise of Enforceable Business Processes from the Hashes of Blockchain-Based Smart Contracts" calcext:value-type="string">
            <text:p>The Rise of Enforceable Business Processes from the Hashes of Blockchain-Based Smart Contracts</text:p>
          </table:table-cell>
          <table:table-cell table:style-name="ce10" table:formula="of:=FALSE()" office:value-type="float" office:value="0" calcext:value-type="float">
            <text:p>0</text:p>
          </table:table-cell>
          <table:table-cell table:style-name="ce8" table:content-validation-name="val1" office:value-type="string" calcext:value-type="string">
            <text:p>EX2 (No relevant artefact)</text:p>
          </table:table-cell>
          <table:table-cell table:style-name="ce10" table:formula="of:=[$'1 Title reading'.E166]" office:value-type="float" office:value="1" calcext:value-type="float">
            <text:p>1</text:p>
          </table:table-cell>
          <table:table-cell table:style-name="ce19" table:formula="of:=[$'1 Title reading'.I166]" office:value-type="string" office:string-value="https://books.google.com/books?hl=en&amp;lr=&amp;id=xLWZDwAAQBAJ&amp;oi=fnd&amp;pg=PA130&amp;dq=%22blockchain%22%7C%22blockchains%22%7C%22smart+contract%22%7C%22smart+contracts%22+%22bpm%22%7C%22business+process%22%7C%22business+processes%22%7C%22choreographies%22%7C%22choreography%22%7C%22workflow%22%7C%22workflows%22&amp;ots=Mw1edHazTG&amp;sig=vOj3xqjg_W6_aAtex8u_ACAntVM" calcext:value-type="string">
            <text:p>https://books.google.com/books?hl=en&amp;lr=&amp;id=xLWZDwAAQBAJ&amp;oi=fnd&amp;pg=PA130&amp;dq=%22blockchain%22%7C%22blockchains%22%7C%22smart+contract%22%7C%22smart+contracts%22+%22bpm%22%7C%22business+process%22%7C%22business+processes%22%7C%22choreographies%22%7C%22choreography%22%7C%22workflow%22%7C%22workflows%22&amp;ots=Mw1edHazTG&amp;sig=vOj3xqjg_W6_aAtex8u_ACAntVM</text:p>
          </table:table-cell>
          <table:table-cell table:style-name="ce10" table:formula="of:=[$'1 Title reading'.G166]" office:value-type="string" office:string-value="… , Business-Process and Information Systems …" calcext:value-type="string">
            <text:p>… , Business-Process and Information Systems …</text:p>
          </table:table-cell>
          <table:table-cell table:style-name="ce10" table:formula="of:=[$'1 Title reading'.N166]" office:value-type="float" office:value="0" calcext:value-type="float">
            <text:p>0</text:p>
          </table:table-cell>
          <table:table-cell table:number-columns-repeated="1015"/>
        </table:table-row>
        <table:table-row table:style-name="ro1">
          <table:table-cell table:style-name="ce10" table:formula="of:=[$'1 Title reading'.B167]" office:value-type="string" office:string-value="S MAHGOUB, R ALMOHAMMADI, M ALDRAMLEY" calcext:value-type="string">
            <text:p>S MAHGOUB, R ALMOHAMMADI, M ALDRAMLEY</text:p>
          </table:table-cell>
          <table:table-cell table:style-name="ce10" table:formula="of:=[$'1 Title reading'.C167]" office:value-type="float" office:value="0" calcext:value-type="float">
            <text:p>0</text:p>
          </table:table-cell>
          <table:table-cell table:style-name="ce10" table:formula="of:=[$'1 Title reading'.D167]" office:value-type="string" office:string-value="ANOVEL FRAMEWORK FOR BLOCKCHAIN ENABLED BUSINESS PROCESS" calcext:value-type="string">
            <text:p>ANOVEL FRAMEWORK FOR BLOCKCHAIN ENABLED BUSINESS PROCESS</text:p>
          </table:table-cell>
          <table:table-cell table:style-name="ce10" table:formula="of:=FALSE()" office:value-type="float" office:value="0" calcext:value-type="float">
            <text:p>0</text:p>
          </table:table-cell>
          <table:table-cell table:style-name="ce8" table:content-validation-name="val1" office:value-type="string" calcext:value-type="string">
            <text:p>EX2 (No relevant artefact)</text:p>
          </table:table-cell>
          <table:table-cell table:style-name="ce10" table:formula="of:=[$'1 Title reading'.E167]" office:value-type="float" office:value="1" calcext:value-type="float">
            <text:p>1</text:p>
          </table:table-cell>
          <table:table-cell table:style-name="ce19" table:formula="of:=[$'1 Title reading'.I167]" office:value-type="string" office:string-value="https://www.iraseat.com/wp-content/Data/JIC/V001_I01_A01_JIC-20-003.pdf" calcext:value-type="string">
            <text:p>https://www.iraseat.com/wp-content/Data/JIC/V001_I01_A01_JIC-20-003.pdf</text:p>
          </table:table-cell>
          <table:table-cell table:style-name="ce19" table:formula="of:=[$'1 Title reading'.G167]" office:value-type="string" office:string-value="iraseat.com" calcext:value-type="string">
            <text:p>iraseat.com</text:p>
          </table:table-cell>
          <table:table-cell table:style-name="ce10" table:formula="of:=[$'1 Title reading'.N167]" office:value-type="float" office:value="0" calcext:value-type="float">
            <text:p>0</text:p>
          </table:table-cell>
          <table:table-cell table:number-columns-repeated="1015"/>
        </table:table-row>
        <table:table-row table:style-name="ro1" table:visibility="collapse">
          <table:table-cell table:style-name="ce10" table:formula="of:=[$'1 Title reading'.B168]" office:value-type="string" office:string-value="P Alvina" calcext:value-type="string">
            <text:p>P Alvina</text:p>
          </table:table-cell>
          <table:table-cell table:style-name="ce10" table:formula="of:=[$'1 Title reading'.C168]" office:value-type="float" office:value="2019" calcext:value-type="float">
            <text:p>2019</text:p>
          </table:table-cell>
          <table:table-cell table:style-name="ce10" table:formula="of:=[$'1 Title reading'.D168]" office:value-type="string" office:string-value="Blockchain Technology Applications in the Business Processes of Logistics Enterprises: A study to explore improvements in Logistics Services Quality (LSQ) …" calcext:value-type="string">
            <text:p>Blockchain Technology Applications in the Business Processes of Logistics Enterprises: A study to explore improvements in Logistics Services Quality (LSQ) …</text:p>
          </table:table-cell>
          <table:table-cell table:style-name="ce10" table:formula="of:=FALSE()" office:value-type="float" office:value="0" calcext:value-type="float">
            <text:p>0</text:p>
          </table:table-cell>
          <table:table-cell/>
          <table:table-cell table:style-name="ce10" table:formula="of:=[$'1 Title reading'.E168]" office:value-type="float" office:value="0" calcext:value-type="float">
            <text:p>0</text:p>
          </table:table-cell>
          <table:table-cell table:number-columns-repeated="1018"/>
        </table:table-row>
        <table:table-row table:style-name="ro1" table:visibility="collapse">
          <table:table-cell table:style-name="ce10" table:formula="of:=[$'1 Title reading'.B169]" office:value-type="string" office:string-value="B van Rossum" calcext:value-type="string">
            <text:p>B van Rossum</text:p>
          </table:table-cell>
          <table:table-cell table:style-name="ce10" table:formula="of:=[$'1 Title reading'.C169]" office:value-type="float" office:value="2018" calcext:value-type="float">
            <text:p>2018</text:p>
          </table:table-cell>
          <table:table-cell table:style-name="ce10" table:formula="of:=[$'1 Title reading'.D169]" office:value-type="string" office:string-value="A blockchain-based business process to securitise mortgages" calcext:value-type="string">
            <text:p>A blockchain-based business process to securitise mortgages</text:p>
          </table:table-cell>
          <table:table-cell table:style-name="ce10" table:formula="of:=FALSE()" office:value-type="float" office:value="0" calcext:value-type="float">
            <text:p>0</text:p>
          </table:table-cell>
          <table:table-cell/>
          <table:table-cell table:style-name="ce10" table:formula="of:=[$'1 Title reading'.E169]" office:value-type="float" office:value="0" calcext:value-type="float">
            <text:p>0</text:p>
          </table:table-cell>
          <table:table-cell table:number-columns-repeated="1018"/>
        </table:table-row>
        <table:table-row table:style-name="ro1">
          <table:table-cell table:style-name="ce10" table:formula="of:=[$'1 Title reading'.B170]" office:value-type="string" office:string-value="M Melchiori" calcext:value-type="string">
            <text:p>M Melchiori</text:p>
          </table:table-cell>
          <table:table-cell table:style-name="ce10" table:formula="of:=[$'1 Title reading'.C170]" office:value-type="float" office:value="0" calcext:value-type="float">
            <text:p>0</text:p>
          </table:table-cell>
          <table:table-cell table:style-name="ce10" table:formula="of:=[$'1 Title reading'.D170]" office:value-type="string" office:string-value="A Blockchain-Based Approach for Trust Management in Collaborative Business Processes" calcext:value-type="string">
            <text:p>A Blockchain-Based Approach for Trust Management in Collaborative Business Processes</text:p>
          </table:table-cell>
          <table:table-cell table:style-name="ce10" table:formula="of:=FALSE()" office:value-type="float" office:value="0" calcext:value-type="float">
            <text:p>0</text:p>
          </table:table-cell>
          <table:table-cell table:style-name="ce8" table:content-validation-name="val1" office:value-type="string" calcext:value-type="string">
            <text:p>EX1 (Not BP execution)</text:p>
          </table:table-cell>
          <table:table-cell table:style-name="ce10" table:formula="of:=[$'1 Title reading'.E170]" office:value-type="float" office:value="1" calcext:value-type="float">
            <text:p>1</text:p>
          </table:table-cell>
          <table:table-cell table:style-name="ce19" table:formula="of:=[$'1 Title reading'.I170]" office:value-type="string" office:string-value="https://books.google.com/books?hl=en&amp;lr=&amp;id=EtNSEAAAQBAJ&amp;oi=fnd&amp;pg=PA59&amp;dq=%22blockchain%22%7C%22blockchains%22%7C%22smart+contract%22%7C%22smart+contracts%22+%22bpm%22%7C%22business+process%22%7C%22business+processes%22%7C%22choreographies%22%7C%22choreography%22%7C%22workflow%22%7C%22workflows%22&amp;ots=ZhS3qgC4SG&amp;sig=F1y1--2WHiWd2L-100XKqyQSp6M" calcext:value-type="string">
            <text:p>https://books.google.com/books?hl=en&amp;lr=&amp;id=EtNSEAAAQBAJ&amp;oi=fnd&amp;pg=PA59&amp;dq=%22blockchain%22%7C%22blockchains%22%7C%22smart+contract%22%7C%22smart+contracts%22+%22bpm%22%7C%22business+process%22%7C%22business+processes%22%7C%22choreographies%22%7C%22choreography%22%7C%22workflow%22%7C%22workflows%22&amp;ots=ZhS3qgC4SG&amp;sig=F1y1--2WHiWd2L-100XKqyQSp6M</text:p>
          </table:table-cell>
          <table:table-cell table:style-name="ce10" table:formula="of:=[$'1 Title reading'.G170]" office:value-type="string" office:string-value="Web Information Systems Engineering–WISE 2021 …" calcext:value-type="string">
            <text:p>Web Information Systems Engineering–WISE 2021 …</text:p>
          </table:table-cell>
          <table:table-cell table:style-name="ce10" table:formula="of:=[$'1 Title reading'.N170]" office:value-type="float" office:value="0" calcext:value-type="float">
            <text:p>0</text:p>
          </table:table-cell>
          <table:table-cell table:number-columns-repeated="1015"/>
        </table:table-row>
        <table:table-row table:style-name="ro1">
          <table:table-cell table:style-name="ce10" table:formula="of:=[$'1 Title reading'.B171]" office:value-type="string" office:string-value="V Pungpapong" calcext:value-type="string">
            <text:p>V Pungpapong</text:p>
          </table:table-cell>
          <table:table-cell table:style-name="ce10" table:formula="of:=[$'1 Title reading'.C171]" office:value-type="float" office:value="0" calcext:value-type="float">
            <text:p>0</text:p>
          </table:table-cell>
          <table:table-cell table:style-name="ce10" table:formula="of:=[$'1 Title reading'.D171]" office:value-type="string" office:string-value="Blockchain and Internet of Things for Modern Business Process in Digital Economy–The State of The Art" calcext:value-type="string">
            <text:p>Blockchain and Internet of Things for Modern Business Process in Digital Economy–The State of The Art</text:p>
          </table:table-cell>
          <table:table-cell table:style-name="ce10" table:formula="of:=FALSE()" office:value-type="float" office:value="0" calcext:value-type="float">
            <text:p>0</text:p>
          </table:table-cell>
          <table:table-cell table:style-name="ce8" table:content-validation-name="val1" office:value-type="string" calcext:value-type="string">
            <text:p>EX3 (Tertiary)</text:p>
          </table:table-cell>
          <table:table-cell table:style-name="ce10" table:formula="of:=[$'1 Title reading'.E171]" office:value-type="float" office:value="1" calcext:value-type="float">
            <text:p>1</text:p>
          </table:table-cell>
          <table:table-cell table:style-name="ce19" table:formula="of:=[$'1 Title reading'.I171]" office:value-type="string" office:string-value="https://www.researchgate.net/profile/Wattana-Viriyasitavat/publication/334023796_Blockchain_and_Internet_of_Things_for_Modern_Business_Process_in_Digital_Economy_-_The_State_of_the_Art/links/5d37bddda6fdcc370a5a34fa/Blockchain-and-Internet-of-Things-for-Modern-Business-Process-in-Digital-Economy-The-State-of-the-Art.pdf" calcext:value-type="string">
            <text:p>https://www.researchgate.net/profile/Wattana-Viriyasitavat/publication/334023796_Blockchain_and_Internet_of_Things_for_Modern_Business_Process_in_Digital_Economy_-_The_State_of_the_Art/links/5d37bddda6fdcc370a5a34fa/Blockchain-and-Internet-of-Things-for-Modern-Business-Process-in-Digital-Economy-The-State-of-the-Art.pdf</text:p>
          </table:table-cell>
          <table:table-cell table:style-name="ce19" table:formula="of:=[$'1 Title reading'.G171]" office:value-type="string" office:string-value="researchgate.net" calcext:value-type="string">
            <text:p>researchgate.net</text:p>
          </table:table-cell>
          <table:table-cell table:style-name="ce10" table:formula="of:=[$'1 Title reading'.N171]" office:value-type="float" office:value="0" calcext:value-type="float">
            <text:p>0</text:p>
          </table:table-cell>
          <table:table-cell table:number-columns-repeated="1015"/>
        </table:table-row>
        <table:table-row table:style-name="ro1">
          <table:table-cell table:style-name="ce10" table:formula="of:=[$'1 Title reading'.B172]" office:value-type="string" office:string-value="S Kolhe" calcext:value-type="string">
            <text:p>S Kolhe</text:p>
          </table:table-cell>
          <table:table-cell table:style-name="ce10" table:formula="of:=[$'1 Title reading'.C172]" office:value-type="float" office:value="2019" calcext:value-type="float">
            <text:p>2019</text:p>
          </table:table-cell>
          <table:table-cell table:style-name="ce10" table:formula="of:=[$'1 Title reading'.D172]" office:value-type="string" office:string-value="Blockchain Based Smart Contracts for Business Process Automation" calcext:value-type="string">
            <text:p>Blockchain Based Smart Contracts for Business Process Automation</text:p>
          </table:table-cell>
          <table:table-cell table:style-name="ce10" table:formula="of:=FALSE()" office:value-type="float" office:value="0" calcext:value-type="float">
            <text:p>0</text:p>
          </table:table-cell>
          <table:table-cell table:style-name="ce8" table:content-validation-name="val1" office:value-type="string" calcext:value-type="string">
            <text:p>Thesis</text:p>
          </table:table-cell>
          <table:table-cell table:style-name="ce10" table:formula="of:=[$'1 Title reading'.E172]" office:value-type="float" office:value="1" calcext:value-type="float">
            <text:p>1</text:p>
          </table:table-cell>
          <table:table-cell table:style-name="ce19" table:formula="of:=[$'1 Title reading'.I172]" office:value-type="string" office:string-value="https://research.tue.nl/files/93697162/Thesis_Sanket_Kolhe.pdf" calcext:value-type="string">
            <text:p>https://research.tue.nl/files/93697162/Thesis_Sanket_Kolhe.pdf</text:p>
          </table:table-cell>
          <table:table-cell table:style-name="ce10" table:formula="of:=[$'1 Title reading'.G172]" office:value-type="float" office:value="0" calcext:value-type="float">
            <text:p>0</text:p>
          </table:table-cell>
          <table:table-cell table:style-name="ce10" table:formula="of:=[$'1 Title reading'.N172]" office:value-type="float" office:value="0" calcext:value-type="float">
            <text:p>0</text:p>
          </table:table-cell>
          <table:table-cell table:number-columns-repeated="1015"/>
        </table:table-row>
        <table:table-row table:style-name="ro1" table:visibility="collapse">
          <table:table-cell table:style-name="ce10" table:formula="of:=[$'1 Title reading'.B173]" office:value-type="string" office:string-value="S Chehbi-Gamoura, R Derrouiche, HI Koruca" calcext:value-type="string">
            <text:p>S Chehbi-Gamoura, R Derrouiche, HI Koruca</text:p>
          </table:table-cell>
          <table:table-cell table:style-name="ce10" table:formula="of:=[$'1 Title reading'.C173]" office:value-type="float" office:value="0" calcext:value-type="float">
            <text:p>0</text:p>
          </table:table-cell>
          <table:table-cell table:style-name="ce10" table:formula="of:=[$'1 Title reading'.D173]" office:value-type="string" office:string-value="Joining the Blockchain to Big Data for Intelligent Business Process Management" calcext:value-type="string">
            <text:p>Joining the Blockchain to Big Data for Intelligent Business Process Management</text:p>
          </table:table-cell>
          <table:table-cell table:style-name="ce10" table:formula="of:=FALSE()" office:value-type="float" office:value="0" calcext:value-type="float">
            <text:p>0</text:p>
          </table:table-cell>
          <table:table-cell/>
          <table:table-cell table:style-name="ce10" table:formula="of:=[$'1 Title reading'.E173]" office:value-type="float" office:value="0" calcext:value-type="float">
            <text:p>0</text:p>
          </table:table-cell>
          <table:table-cell table:number-columns-repeated="1018"/>
        </table:table-row>
        <table:table-row table:style-name="ro1" table:visibility="collapse">
          <table:table-cell table:style-name="ce10" table:formula="of:=[$'1 Title reading'.B174]" office:value-type="string" office:string-value="P Rimba, AB Tran, I Weber, M Staples…" calcext:value-type="string">
            <text:p>P Rimba, AB Tran, I Weber, M Staples…</text:p>
          </table:table-cell>
          <table:table-cell table:style-name="ce10" table:formula="of:=[$'1 Title reading'.C174]" office:value-type="float" office:value="2020" calcext:value-type="float">
            <text:p>2020</text:p>
          </table:table-cell>
          <table:table-cell table:style-name="ce10" table:formula="of:=[$'1 Title reading'.D174]" office:value-type="string" office:string-value="Correction to: Quantifying the Cost of Distrust: Comparing Blockchain and Cloud Services for Business Process Execution" calcext:value-type="string">
            <text:p>Correction to: Quantifying the Cost of Distrust: Comparing Blockchain and Cloud Services for Business Process Execution</text:p>
          </table:table-cell>
          <table:table-cell table:style-name="ce10" table:formula="of:=FALSE()" office:value-type="float" office:value="0" calcext:value-type="float">
            <text:p>0</text:p>
          </table:table-cell>
          <table:table-cell/>
          <table:table-cell table:style-name="ce10" table:formula="of:=[$'1 Title reading'.E174]" office:value-type="float" office:value="0" calcext:value-type="float">
            <text:p>0</text:p>
          </table:table-cell>
          <table:table-cell table:number-columns-repeated="1018"/>
        </table:table-row>
        <table:table-row table:style-name="ro1">
          <table:table-cell table:style-name="ce10" table:formula="of:=[$'1 Title reading'.B175]" office:value-type="string" office:string-value="A Meironke, T Seyffarth, J Damarowsky" calcext:value-type="string">
            <text:p>A Meironke, T Seyffarth, J Damarowsky</text:p>
          </table:table-cell>
          <table:table-cell table:style-name="ce10" table:formula="of:=[$'1 Title reading'.C175]" office:value-type="float" office:value="0" calcext:value-type="float">
            <text:p>0</text:p>
          </table:table-cell>
          <table:table-cell table:style-name="ce10" table:formula="of:=[$'1 Title reading'.D175]" office:value-type="string" office:string-value="Business Process Compliance and Blockchain: How Does the Ethereum Blockchain Address Challenges in the Field of Business Process Compliance?" calcext:value-type="string">
            <text:p>Business Process Compliance and Blockchain: How Does the Ethereum Blockchain Address Challenges in the Field of Business Process Compliance?</text:p>
          </table:table-cell>
          <table:table-cell table:style-name="ce10" table:formula="of:=FALSE()" office:value-type="float" office:value="0" calcext:value-type="float">
            <text:p>0</text:p>
          </table:table-cell>
          <table:table-cell table:style-name="ce8" table:content-validation-name="val1" office:value-type="string" calcext:value-type="string">
            <text:p>EX3 (Tertiary)</text:p>
          </table:table-cell>
          <table:table-cell table:style-name="ce10" table:formula="of:=[$'1 Title reading'.E175]" office:value-type="float" office:value="1" calcext:value-type="float">
            <text:p>1</text:p>
          </table:table-cell>
          <table:table-cell table:style-name="ce19" table:formula="of:=[$'1 Title reading'.I175]" office:value-type="string" office:string-value="https://www.researchgate.net/profile/Tobias-Seyffarth/publication/331864206_Appendix_2_-_Potentials_of_Ethereum_to_address_BPC_challenges/data/5c90ad65299bf14e7e84e2c5/BPC-Eth-Challenges-Eth.pdf" calcext:value-type="string">
            <text:p>https://www.researchgate.net/profile/Tobias-Seyffarth/publication/331864206_Appendix_2_-_Potentials_of_Ethereum_to_address_BPC_challenges/data/5c90ad65299bf14e7e84e2c5/BPC-Eth-Challenges-Eth.pdf</text:p>
          </table:table-cell>
          <table:table-cell table:style-name="ce10" table:formula="of:=[$'1 Title reading'.G175]" office:value-type="string" office:string-value="changes (provide a general …" calcext:value-type="string">
            <text:p>changes (provide a general …</text:p>
          </table:table-cell>
          <table:table-cell table:style-name="ce10" table:formula="of:=[$'1 Title reading'.N175]" office:value-type="float" office:value="0" calcext:value-type="float">
            <text:p>0</text:p>
          </table:table-cell>
          <table:table-cell table:number-columns-repeated="1015"/>
        </table:table-row>
        <table:table-row table:style-name="ro1" table:visibility="collapse">
          <table:table-cell table:style-name="ce10" table:formula="of:=[$'1 Title reading'.B176]" office:value-type="string" office:string-value="F Pasqua" calcext:value-type="string">
            <text:p>F Pasqua</text:p>
          </table:table-cell>
          <table:table-cell table:style-name="ce10" table:formula="of:=[$'1 Title reading'.C176]" office:value-type="float" office:value="0" calcext:value-type="float">
            <text:p>0</text:p>
          </table:table-cell>
          <table:table-cell table:style-name="ce10" table:formula="of:=[$'1 Title reading'.D176]" office:value-type="string" office:string-value="A simulation-based and data-driven framework for enabling the analysis and design of business processes based on blockchain and smart contracts solutions" calcext:value-type="string">
            <text:p>A simulation-based and data-driven framework for enabling the analysis and design of business processes based on blockchain and smart contracts solutions</text:p>
          </table:table-cell>
          <table:table-cell table:style-name="ce10" table:formula="of:=FALSE()" office:value-type="float" office:value="0" calcext:value-type="float">
            <text:p>0</text:p>
          </table:table-cell>
          <table:table-cell/>
          <table:table-cell table:style-name="ce10" table:formula="of:=[$'1 Title reading'.E176]" office:value-type="float" office:value="0" calcext:value-type="float">
            <text:p>0</text:p>
          </table:table-cell>
          <table:table-cell table:number-columns-repeated="1018"/>
        </table:table-row>
        <table:table-row table:style-name="ro1" table:visibility="collapse">
          <table:table-cell table:style-name="ce10" table:formula="of:=[$'1 Title reading'.B177]" office:value-type="string" office:string-value="S Ushnish, K Henry" calcext:value-type="string">
            <text:p>S Ushnish, K Henry</text:p>
          </table:table-cell>
          <table:table-cell table:style-name="ce10" table:formula="of:=[$'1 Title reading'.C177]" office:value-type="float" office:value="0" calcext:value-type="float">
            <text:p>0</text:p>
          </table:table-cell>
          <table:table-cell table:style-name="ce10" table:formula="of:=[$'1 Title reading'.D177]" office:value-type="string" office:string-value="BUSINESS PROCESS TRANSFORMATION IN NATURAL RESOURCES DEVELOPMENT USING BLOCKCHAIN: INDIGENOUS ENTREPRENEURSHIP …" calcext:value-type="string">
            <text:p>BUSINESS PROCESS TRANSFORMATION IN NATURAL RESOURCES DEVELOPMENT USING BLOCKCHAIN: INDIGENOUS ENTREPRENEURSHIP …</text:p>
          </table:table-cell>
          <table:table-cell table:style-name="ce10" table:formula="of:=FALSE()" office:value-type="float" office:value="0" calcext:value-type="float">
            <text:p>0</text:p>
          </table:table-cell>
          <table:table-cell/>
          <table:table-cell table:style-name="ce10" table:formula="of:=[$'1 Title reading'.E177]" office:value-type="float" office:value="0" calcext:value-type="float">
            <text:p>0</text:p>
          </table:table-cell>
          <table:table-cell table:number-columns-repeated="1018"/>
        </table:table-row>
        <table:table-row table:style-name="ro1">
          <table:table-cell table:style-name="ce10" table:formula="of:=[$'1 Title reading'.B178]" office:value-type="string" office:string-value="G Meroni" calcext:value-type="string">
            <text:p>G Meroni</text:p>
          </table:table-cell>
          <table:table-cell table:style-name="ce10" table:formula="of:=[$'1 Title reading'.C178]" office:value-type="float" office:value="2020" calcext:value-type="float">
            <text:p>2020</text:p>
          </table:table-cell>
          <table:table-cell table:style-name="ce10" table:formula="of:=[$'1 Title reading'.D178]" office:value-type="string" office:string-value="Trusted artifact-driven monitoring of business processes using blockchains" calcext:value-type="string">
            <text:p>Trusted artifact-driven monitoring of business processes using blockchains</text:p>
          </table:table-cell>
          <table:table-cell table:style-name="ce10" table:formula="of:=FALSE()" office:value-type="float" office:value="0" calcext:value-type="float">
            <text:p>0</text:p>
          </table:table-cell>
          <table:table-cell table:style-name="ce8" table:content-validation-name="val1" office:value-type="string" calcext:value-type="string">
            <text:p>Demo paper of Meroni2019:B59</text:p>
          </table:table-cell>
          <table:table-cell table:style-name="ce10" table:formula="of:=[$'1 Title reading'.E178]" office:value-type="float" office:value="1" calcext:value-type="float">
            <text:p>1</text:p>
          </table:table-cell>
          <table:table-cell table:style-name="ce19" table:formula="of:=[$'1 Title reading'.I178]" office:value-type="string" office:string-value="http://ceur-ws.org/Vol-2542/MOD-DLT2.pdf" calcext:value-type="string">
            <text:p>http://ceur-ws.org/Vol-2542/MOD-DLT2.pdf</text:p>
          </table:table-cell>
          <table:table-cell table:style-name="ce10" table:formula="of:=[$'1 Title reading'.G178]" office:value-type="string" office:string-value="Modellierung (Companion)" calcext:value-type="string">
            <text:p>Modellierung (Companion)</text:p>
          </table:table-cell>
          <table:table-cell table:style-name="ce10" table:formula="of:=[$'1 Title reading'.N178]" office:value-type="float" office:value="0" calcext:value-type="float">
            <text:p>0</text:p>
          </table:table-cell>
          <table:table-cell table:number-columns-repeated="1015"/>
        </table:table-row>
        <table:table-row table:style-name="ro1" table:visibility="collapse">
          <table:table-cell table:style-name="ce10" table:formula="of:=[$'1 Title reading'.B179]" office:value-type="string" office:string-value="R Collet" calcext:value-type="string">
            <text:p>R Collet</text:p>
          </table:table-cell>
          <table:table-cell table:style-name="ce10" table:formula="of:=[$'1 Title reading'.C179]" office:value-type="float" office:value="2018" calcext:value-type="float">
            <text:p>2018</text:p>
          </table:table-cell>
          <table:table-cell table:style-name="ce10" table:formula="of:=[$'1 Title reading'.D179]" office:value-type="string" office:string-value="Smart Contracts: The Use of the Blockchain Technology in Trade Finance: What would be the impact of the Blockchain's implementation regarding the handling of …" calcext:value-type="string">
            <text:p>Smart Contracts: The Use of the Blockchain Technology in Trade Finance: What would be the impact of the Blockchain's implementation regarding the handling of …</text:p>
          </table:table-cell>
          <table:table-cell table:style-name="ce10" table:formula="of:=FALSE()" office:value-type="float" office:value="0" calcext:value-type="float">
            <text:p>0</text:p>
          </table:table-cell>
          <table:table-cell/>
          <table:table-cell table:style-name="ce10" table:formula="of:=[$'1 Title reading'.E179]" office:value-type="float" office:value="0" calcext:value-type="float">
            <text:p>0</text:p>
          </table:table-cell>
          <table:table-cell table:number-columns-repeated="1018"/>
        </table:table-row>
        <table:table-row table:style-name="ro1" table:visibility="collapse">
          <table:table-cell table:style-name="ce10" table:formula="of:=[$'1 Title reading'.B180]" office:value-type="string" office:string-value="C Prybila" calcext:value-type="string">
            <text:p>C Prybila</text:p>
          </table:table-cell>
          <table:table-cell table:style-name="ce10" table:formula="of:=[$'1 Title reading'.C180]" office:value-type="float" office:value="0" calcext:value-type="float">
            <text:p>0</text:p>
          </table:table-cell>
          <table:table-cell table:style-name="ce10" table:formula="of:=[$'1 Title reading'.D180]" office:value-type="string" office:string-value="&quot; Runtime Verification for Business Processes utilizing the Blockchain&quot;; Betreuer/in (nen): S. Schulte; Institute of Information Systems, Distributed Systems Group, 2016; …" calcext:value-type="string">
            <text:p>" Runtime Verification for Business Processes utilizing the Blockchain"; Betreuer/in (nen): S. Schulte; Institute of Information Systems, Distributed Systems Group, 2016; …</text:p>
          </table:table-cell>
          <table:table-cell table:style-name="ce10" table:formula="of:=FALSE()" office:value-type="float" office:value="0" calcext:value-type="float">
            <text:p>0</text:p>
          </table:table-cell>
          <table:table-cell/>
          <table:table-cell table:style-name="ce10" table:formula="of:=[$'1 Title reading'.E180]" office:value-type="float" office:value="0" calcext:value-type="float">
            <text:p>0</text:p>
          </table:table-cell>
          <table:table-cell table:number-columns-repeated="1018"/>
        </table:table-row>
        <table:table-row table:style-name="ro1" table:visibility="collapse">
          <table:table-cell table:style-name="ce10" table:formula="of:=[$'1 Title reading'.B181]" office:value-type="string" office:string-value="S Waller" calcext:value-type="string">
            <text:p>S Waller</text:p>
          </table:table-cell>
          <table:table-cell table:style-name="ce10" table:formula="of:=[$'1 Title reading'.C181]" office:value-type="float" office:value="2021" calcext:value-type="float">
            <text:p>2021</text:p>
          </table:table-cell>
          <table:table-cell table:style-name="ce10" table:formula="of:=[$'1 Title reading'.D181]" office:value-type="string" office:string-value="Blockchains–achieving consensus in oil and gas business processes" calcext:value-type="string">
            <text:p>Blockchains–achieving consensus in oil and gas business processes</text:p>
          </table:table-cell>
          <table:table-cell table:style-name="ce10" table:formula="of:=FALSE()" office:value-type="float" office:value="0" calcext:value-type="float">
            <text:p>0</text:p>
          </table:table-cell>
          <table:table-cell/>
          <table:table-cell table:style-name="ce10" table:formula="of:=[$'1 Title reading'.E181]" office:value-type="float" office:value="0" calcext:value-type="float">
            <text:p>0</text:p>
          </table:table-cell>
          <table:table-cell table:number-columns-repeated="1018"/>
        </table:table-row>
        <table:table-row table:style-name="ro1" table:visibility="collapse">
          <table:table-cell table:style-name="ce10" table:formula="of:=[$'1 Title reading'.B182]" office:value-type="string" office:string-value="V dem Studium, I Studium, N dem Studium" calcext:value-type="string">
            <text:p>V dem Studium, I Studium, N dem Studium</text:p>
          </table:table-cell>
          <table:table-cell table:style-name="ce10" table:formula="of:=[$'1 Title reading'.C182]" office:value-type="float" office:value="0" calcext:value-type="float">
            <text:p>0</text:p>
          </table:table-cell>
          <table:table-cell table:style-name="ce10" table:formula="of:=[$'1 Title reading'.D182]" office:value-type="string" office:string-value="Blockchain Technology in BPM (Wintersemester 2018/2019)" calcext:value-type="string">
            <text:p>Blockchain Technology in BPM (Wintersemester 2018/2019)</text:p>
          </table:table-cell>
          <table:table-cell table:style-name="ce10" table:formula="of:=FALSE()" office:value-type="float" office:value="0" calcext:value-type="float">
            <text:p>0</text:p>
          </table:table-cell>
          <table:table-cell/>
          <table:table-cell table:style-name="ce10" table:formula="of:=[$'1 Title reading'.E182]" office:value-type="float" office:value="0" calcext:value-type="float">
            <text:p>0</text:p>
          </table:table-cell>
          <table:table-cell table:number-columns-repeated="1018"/>
        </table:table-row>
        <table:table-row table:style-name="ro1" table:visibility="collapse">
          <table:table-cell table:style-name="ce10" table:formula="of:=[$'1 Title reading'.B183]" office:value-type="string" office:string-value="V dem Studium, I Studium, N dem Studium" calcext:value-type="string">
            <text:p>V dem Studium, I Studium, N dem Studium</text:p>
          </table:table-cell>
          <table:table-cell table:style-name="ce10" table:formula="of:=[$'1 Title reading'.C183]" office:value-type="float" office:value="0" calcext:value-type="float">
            <text:p>0</text:p>
          </table:table-cell>
          <table:table-cell table:style-name="ce10" table:formula="of:=[$'1 Title reading'.D183]" office:value-type="string" office:string-value="Process Choreographies on the Blockchain (Sommersemester 2019)" calcext:value-type="string">
            <text:p>Process Choreographies on the Blockchain (Sommersemester 2019)</text:p>
          </table:table-cell>
          <table:table-cell table:style-name="ce10" table:formula="of:=FALSE()" office:value-type="float" office:value="0" calcext:value-type="float">
            <text:p>0</text:p>
          </table:table-cell>
          <table:table-cell/>
          <table:table-cell table:style-name="ce10" table:formula="of:=[$'1 Title reading'.E183]" office:value-type="float" office:value="0" calcext:value-type="float">
            <text:p>0</text:p>
          </table:table-cell>
          <table:table-cell table:number-columns-repeated="1018"/>
        </table:table-row>
        <table:table-row table:style-name="ro1" table:visibility="collapse">
          <table:table-cell table:style-name="ce10" table:formula="of:=[$'1 Title reading'.B184]" office:value-type="string" office:string-value="V Ivković, I Luković" calcext:value-type="string">
            <text:p>V Ivković, I Luković</text:p>
          </table:table-cell>
          <table:table-cell table:style-name="ce10" table:formula="of:=[$'1 Title reading'.C184]" office:value-type="float" office:value="2021" calcext:value-type="float">
            <text:p>2021</text:p>
          </table:table-cell>
          <table:table-cell table:style-name="ce10" table:formula="of:=[$'1 Title reading'.D184]" office:value-type="string" office:string-value="An Approach to Validation of Business-Oriented Smart Contracts Based on Process Mining" calcext:value-type="string">
            <text:p>An Approach to Validation of Business-Oriented Smart Contracts Based on Process Mining</text:p>
          </table:table-cell>
          <table:table-cell table:style-name="ce10" table:formula="of:=FALSE()" office:value-type="float" office:value="0" calcext:value-type="float">
            <text:p>0</text:p>
          </table:table-cell>
          <table:table-cell/>
          <table:table-cell table:style-name="ce10" table:formula="of:=[$'1 Title reading'.E184]" office:value-type="float" office:value="0" calcext:value-type="float">
            <text:p>0</text:p>
          </table:table-cell>
          <table:table-cell table:number-columns-repeated="1018"/>
        </table:table-row>
        <table:table-row table:style-name="ro1" table:visibility="collapse">
          <table:table-cell table:style-name="ce10" table:formula="of:=[$'1 Title reading'.B185]" office:value-type="string" office:string-value="YI Koh, SH Han, J Park" calcext:value-type="string">
            <text:p>YI Koh, SH Han, J Park</text:p>
          </table:table-cell>
          <table:table-cell table:style-name="ce10" table:formula="of:=[$'1 Title reading'.C185]" office:value-type="float" office:value="2022" calcext:value-type="float">
            <text:p>2022</text:p>
          </table:table-cell>
          <table:table-cell table:style-name="ce10" table:formula="of:=[$'1 Title reading'.D185]" office:value-type="string" office:string-value="A systematic process for generating new blockchain-service business model ideas" calcext:value-type="string">
            <text:p>A systematic process for generating new blockchain-service business model ideas</text:p>
          </table:table-cell>
          <table:table-cell table:style-name="ce10" table:formula="of:=FALSE()" office:value-type="float" office:value="0" calcext:value-type="float">
            <text:p>0</text:p>
          </table:table-cell>
          <table:table-cell/>
          <table:table-cell table:style-name="ce10" table:formula="of:=[$'1 Title reading'.E185]" office:value-type="float" office:value="0" calcext:value-type="float">
            <text:p>0</text:p>
          </table:table-cell>
          <table:table-cell table:number-columns-repeated="1018"/>
        </table:table-row>
        <table:table-row table:style-name="ro1" table:visibility="collapse">
          <table:table-cell table:style-name="ce10" table:formula="of:=[$'1 Title reading'.B186]" office:value-type="string" office:string-value="SB Rane, SV Thakker" calcext:value-type="string">
            <text:p>SB Rane, SV Thakker</text:p>
          </table:table-cell>
          <table:table-cell table:style-name="ce10" table:formula="of:=[$'1 Title reading'.C186]" office:value-type="float" office:value="2020" calcext:value-type="float">
            <text:p>2020</text:p>
          </table:table-cell>
          <table:table-cell table:style-name="ce10" table:formula="of:=[$'1 Title reading'.D186]" office:value-type="string" office:string-value="Green procurement process model based on blockchain–IoT integrated architecture for a sustainable business" calcext:value-type="string">
            <text:p>Green procurement process model based on blockchain–IoT integrated architecture for a sustainable business</text:p>
          </table:table-cell>
          <table:table-cell table:style-name="ce10" table:formula="of:=FALSE()" office:value-type="float" office:value="0" calcext:value-type="float">
            <text:p>0</text:p>
          </table:table-cell>
          <table:table-cell/>
          <table:table-cell table:style-name="ce10" table:formula="of:=[$'1 Title reading'.E186]" office:value-type="float" office:value="0" calcext:value-type="float">
            <text:p>0</text:p>
          </table:table-cell>
          <table:table-cell table:number-columns-repeated="1018"/>
        </table:table-row>
        <table:table-row table:style-name="ro1" table:visibility="collapse">
          <table:table-cell table:style-name="ce10" table:formula="of:=[$'1 Title reading'.B187]" office:value-type="string" office:string-value="C Schaubmeier" calcext:value-type="string">
            <text:p>C Schaubmeier</text:p>
          </table:table-cell>
          <table:table-cell table:style-name="ce10" table:formula="of:=[$'1 Title reading'.C187]" office:value-type="float" office:value="2019" calcext:value-type="float">
            <text:p>2019</text:p>
          </table:table-cell>
          <table:table-cell table:style-name="ce10" table:formula="of:=[$'1 Title reading'.D187]" office:value-type="string" office:string-value="Blockchain and Business Model Innovation: An analysis of opportunities and the innovation process/submitted by Christian Schaubmeier, BSc" calcext:value-type="string">
            <text:p>Blockchain and Business Model Innovation: An analysis of opportunities and the innovation process/submitted by Christian Schaubmeier, BSc</text:p>
          </table:table-cell>
          <table:table-cell table:style-name="ce10" table:formula="of:=FALSE()" office:value-type="float" office:value="0" calcext:value-type="float">
            <text:p>0</text:p>
          </table:table-cell>
          <table:table-cell/>
          <table:table-cell table:style-name="ce10" table:formula="of:=[$'1 Title reading'.E187]" office:value-type="float" office:value="0" calcext:value-type="float">
            <text:p>0</text:p>
          </table:table-cell>
          <table:table-cell table:number-columns-repeated="1018"/>
        </table:table-row>
        <table:table-row table:style-name="ro1" table:visibility="collapse">
          <table:table-cell table:style-name="ce10" table:formula="of:=[$'1 Title reading'.B188]" office:value-type="float" office:value="0" calcext:value-type="float">
            <text:p>0</text:p>
          </table:table-cell>
          <table:table-cell table:style-name="ce10" table:formula="of:=[$'1 Title reading'.C188]" office:value-type="float" office:value="0" calcext:value-type="float">
            <text:p>0</text:p>
          </table:table-cell>
          <table:table-cell table:style-name="ce10" table:formula="of:=[$'1 Title reading'.D188]"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REF!" office:value-type="string" office:string-value="" calcext:value-type="error">
            <text:p>#REF!</text:p>
          </table:table-cell>
          <table:table-cell table:style-name="ce10" table:formula="of:=[$'1 Title reading'.C189]" office:value-type="float" office:value="0" calcext:value-type="float">
            <text:p>0</text:p>
          </table:table-cell>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190]" office:value-type="float" office:value="0" calcext:value-type="float">
            <text:p>0</text:p>
          </table:table-cell>
          <table:table-cell table:style-name="ce10" table:formula="of:=[$'1 Title reading'.C190]" office:value-type="float" office:value="0" calcext:value-type="float">
            <text:p>0</text:p>
          </table:table-cell>
          <table:table-cell table:style-name="ce10" table:formula="of:=[$'1 Title reading'.D190]"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191]" office:value-type="float" office:value="0" calcext:value-type="float">
            <text:p>0</text:p>
          </table:table-cell>
          <table:table-cell table:style-name="ce10" table:formula="of:=[$'1 Title reading'.C191]" office:value-type="float" office:value="0" calcext:value-type="float">
            <text:p>0</text:p>
          </table:table-cell>
          <table:table-cell table:style-name="ce10" table:formula="of:=[$'1 Title reading'.D191]"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192]" office:value-type="float" office:value="0" calcext:value-type="float">
            <text:p>0</text:p>
          </table:table-cell>
          <table:table-cell table:style-name="ce10" table:formula="of:=[$'1 Title reading'.C192]" office:value-type="float" office:value="0" calcext:value-type="float">
            <text:p>0</text:p>
          </table:table-cell>
          <table:table-cell table:style-name="ce10" table:formula="of:=[$'1 Title reading'.D192]"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193]" office:value-type="float" office:value="0" calcext:value-type="float">
            <text:p>0</text:p>
          </table:table-cell>
          <table:table-cell table:style-name="ce10" table:formula="of:=[$'1 Title reading'.C193]" office:value-type="float" office:value="0" calcext:value-type="float">
            <text:p>0</text:p>
          </table:table-cell>
          <table:table-cell table:style-name="ce10" table:formula="of:=[$'1 Title reading'.D193]"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194]" office:value-type="float" office:value="0" calcext:value-type="float">
            <text:p>0</text:p>
          </table:table-cell>
          <table:table-cell table:style-name="ce10" table:formula="of:=[$'1 Title reading'.C194]" office:value-type="float" office:value="0" calcext:value-type="float">
            <text:p>0</text:p>
          </table:table-cell>
          <table:table-cell table:style-name="ce10" table:formula="of:=[$'1 Title reading'.D194]"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195]" office:value-type="float" office:value="0" calcext:value-type="float">
            <text:p>0</text:p>
          </table:table-cell>
          <table:table-cell table:style-name="ce10" table:formula="of:=[$'1 Title reading'.C195]" office:value-type="float" office:value="0" calcext:value-type="float">
            <text:p>0</text:p>
          </table:table-cell>
          <table:table-cell table:style-name="ce10" table:formula="of:=[$'1 Title reading'.D195]"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196]" office:value-type="float" office:value="0" calcext:value-type="float">
            <text:p>0</text:p>
          </table:table-cell>
          <table:table-cell table:style-name="ce10" table:formula="of:=[$'1 Title reading'.C196]" office:value-type="float" office:value="0" calcext:value-type="float">
            <text:p>0</text:p>
          </table:table-cell>
          <table:table-cell table:style-name="ce10" table:formula="of:=[$'1 Title reading'.D196]"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197]" office:value-type="float" office:value="0" calcext:value-type="float">
            <text:p>0</text:p>
          </table:table-cell>
          <table:table-cell table:style-name="ce10" table:formula="of:=[$'1 Title reading'.C197]" office:value-type="float" office:value="0" calcext:value-type="float">
            <text:p>0</text:p>
          </table:table-cell>
          <table:table-cell table:style-name="ce10" table:formula="of:=[$'1 Title reading'.D197]"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198]" office:value-type="float" office:value="0" calcext:value-type="float">
            <text:p>0</text:p>
          </table:table-cell>
          <table:table-cell table:style-name="ce10" table:formula="of:=[$'1 Title reading'.C198]" office:value-type="float" office:value="0" calcext:value-type="float">
            <text:p>0</text:p>
          </table:table-cell>
          <table:table-cell table:style-name="ce10" table:formula="of:=[$'1 Title reading'.D198]"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199]" office:value-type="float" office:value="0" calcext:value-type="float">
            <text:p>0</text:p>
          </table:table-cell>
          <table:table-cell table:style-name="ce10" table:formula="of:=[$'1 Title reading'.C199]" office:value-type="float" office:value="0" calcext:value-type="float">
            <text:p>0</text:p>
          </table:table-cell>
          <table:table-cell table:style-name="ce10" table:formula="of:=[$'1 Title reading'.D199]"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200]" office:value-type="float" office:value="0" calcext:value-type="float">
            <text:p>0</text:p>
          </table:table-cell>
          <table:table-cell table:style-name="ce10" table:formula="of:=[$'1 Title reading'.C200]" office:value-type="float" office:value="0" calcext:value-type="float">
            <text:p>0</text:p>
          </table:table-cell>
          <table:table-cell table:style-name="ce10" table:formula="of:=[$'1 Title reading'.D200]"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201]" office:value-type="float" office:value="0" calcext:value-type="float">
            <text:p>0</text:p>
          </table:table-cell>
          <table:table-cell table:style-name="ce10" table:formula="of:=[$'1 Title reading'.C201]" office:value-type="float" office:value="0" calcext:value-type="float">
            <text:p>0</text:p>
          </table:table-cell>
          <table:table-cell table:style-name="ce10" table:formula="of:=[$'1 Title reading'.D201]"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202]" office:value-type="float" office:value="0" calcext:value-type="float">
            <text:p>0</text:p>
          </table:table-cell>
          <table:table-cell table:style-name="ce10" table:formula="of:=[$'1 Title reading'.C202]" office:value-type="float" office:value="0" calcext:value-type="float">
            <text:p>0</text:p>
          </table:table-cell>
          <table:table-cell table:style-name="ce10" table:formula="of:=[$'1 Title reading'.D202]"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203]" office:value-type="float" office:value="0" calcext:value-type="float">
            <text:p>0</text:p>
          </table:table-cell>
          <table:table-cell table:style-name="ce10" table:formula="of:=[$'1 Title reading'.C203]" office:value-type="float" office:value="0" calcext:value-type="float">
            <text:p>0</text:p>
          </table:table-cell>
          <table:table-cell table:style-name="ce10" table:formula="of:=[$'1 Title reading'.D203]"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204]" office:value-type="float" office:value="0" calcext:value-type="float">
            <text:p>0</text:p>
          </table:table-cell>
          <table:table-cell table:style-name="ce10" table:formula="of:=[$'1 Title reading'.C204]" office:value-type="float" office:value="0" calcext:value-type="float">
            <text:p>0</text:p>
          </table:table-cell>
          <table:table-cell table:style-name="ce10" table:formula="of:=[$'1 Title reading'.D204]"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205]" office:value-type="float" office:value="0" calcext:value-type="float">
            <text:p>0</text:p>
          </table:table-cell>
          <table:table-cell table:style-name="ce10" table:formula="of:=[$'1 Title reading'.C205]" office:value-type="float" office:value="0" calcext:value-type="float">
            <text:p>0</text:p>
          </table:table-cell>
          <table:table-cell table:style-name="ce10" table:formula="of:=[$'1 Title reading'.D205]"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206]" office:value-type="float" office:value="0" calcext:value-type="float">
            <text:p>0</text:p>
          </table:table-cell>
          <table:table-cell table:style-name="ce10" table:formula="of:=[$'1 Title reading'.C206]" office:value-type="float" office:value="0" calcext:value-type="float">
            <text:p>0</text:p>
          </table:table-cell>
          <table:table-cell table:style-name="ce10" table:formula="of:=[$'1 Title reading'.D206]"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207]" office:value-type="float" office:value="0" calcext:value-type="float">
            <text:p>0</text:p>
          </table:table-cell>
          <table:table-cell table:style-name="ce10" table:formula="of:=[$'1 Title reading'.C207]" office:value-type="float" office:value="0" calcext:value-type="float">
            <text:p>0</text:p>
          </table:table-cell>
          <table:table-cell table:style-name="ce10" table:formula="of:=[$'1 Title reading'.D207]"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208]" office:value-type="float" office:value="0" calcext:value-type="float">
            <text:p>0</text:p>
          </table:table-cell>
          <table:table-cell table:style-name="ce10" table:formula="of:=[$'1 Title reading'.C208]" office:value-type="float" office:value="0" calcext:value-type="float">
            <text:p>0</text:p>
          </table:table-cell>
          <table:table-cell table:style-name="ce10" table:formula="of:=[$'1 Title reading'.D208]"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209]" office:value-type="float" office:value="0" calcext:value-type="float">
            <text:p>0</text:p>
          </table:table-cell>
          <table:table-cell table:style-name="ce10" table:formula="of:=[$'1 Title reading'.C209]" office:value-type="float" office:value="0" calcext:value-type="float">
            <text:p>0</text:p>
          </table:table-cell>
          <table:table-cell table:style-name="ce10" table:formula="of:=[$'1 Title reading'.D209]"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210]" office:value-type="float" office:value="0" calcext:value-type="float">
            <text:p>0</text:p>
          </table:table-cell>
          <table:table-cell table:style-name="ce10" table:formula="of:=[$'1 Title reading'.C210]" office:value-type="float" office:value="0" calcext:value-type="float">
            <text:p>0</text:p>
          </table:table-cell>
          <table:table-cell table:style-name="ce10" table:formula="of:=[$'1 Title reading'.D210]"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211]" office:value-type="float" office:value="0" calcext:value-type="float">
            <text:p>0</text:p>
          </table:table-cell>
          <table:table-cell table:style-name="ce10" table:formula="of:=[$'1 Title reading'.C211]" office:value-type="float" office:value="0" calcext:value-type="float">
            <text:p>0</text:p>
          </table:table-cell>
          <table:table-cell table:style-name="ce10" table:formula="of:=[$'1 Title reading'.D211]"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212]" office:value-type="float" office:value="0" calcext:value-type="float">
            <text:p>0</text:p>
          </table:table-cell>
          <table:table-cell table:style-name="ce10" table:formula="of:=[$'1 Title reading'.C212]" office:value-type="float" office:value="0" calcext:value-type="float">
            <text:p>0</text:p>
          </table:table-cell>
          <table:table-cell table:style-name="ce10" table:formula="of:=[$'1 Title reading'.D212]"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213]" office:value-type="float" office:value="0" calcext:value-type="float">
            <text:p>0</text:p>
          </table:table-cell>
          <table:table-cell table:style-name="ce10" table:formula="of:=[$'1 Title reading'.C213]" office:value-type="float" office:value="0" calcext:value-type="float">
            <text:p>0</text:p>
          </table:table-cell>
          <table:table-cell table:style-name="ce10" table:formula="of:=[$'1 Title reading'.D213]"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214]" office:value-type="float" office:value="0" calcext:value-type="float">
            <text:p>0</text:p>
          </table:table-cell>
          <table:table-cell table:style-name="ce10" table:formula="of:=[$'1 Title reading'.C214]" office:value-type="float" office:value="0" calcext:value-type="float">
            <text:p>0</text:p>
          </table:table-cell>
          <table:table-cell table:style-name="ce10" table:formula="of:=[$'1 Title reading'.D214]"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215]" office:value-type="float" office:value="0" calcext:value-type="float">
            <text:p>0</text:p>
          </table:table-cell>
          <table:table-cell table:style-name="ce10" table:formula="of:=[$'1 Title reading'.C215]" office:value-type="float" office:value="0" calcext:value-type="float">
            <text:p>0</text:p>
          </table:table-cell>
          <table:table-cell table:style-name="ce10" table:formula="of:=[$'1 Title reading'.D215]"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216]" office:value-type="float" office:value="0" calcext:value-type="float">
            <text:p>0</text:p>
          </table:table-cell>
          <table:table-cell table:style-name="ce10" table:formula="of:=[$'1 Title reading'.C216]" office:value-type="float" office:value="0" calcext:value-type="float">
            <text:p>0</text:p>
          </table:table-cell>
          <table:table-cell table:style-name="ce10" table:formula="of:=[$'1 Title reading'.D216]"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217]" office:value-type="float" office:value="0" calcext:value-type="float">
            <text:p>0</text:p>
          </table:table-cell>
          <table:table-cell table:style-name="ce10" table:formula="of:=[$'1 Title reading'.C217]" office:value-type="float" office:value="0" calcext:value-type="float">
            <text:p>0</text:p>
          </table:table-cell>
          <table:table-cell table:style-name="ce10" table:formula="of:=[$'1 Title reading'.D217]"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style-name="ce10" table:formula="of:=[$'1 Title reading'.B218]" office:value-type="float" office:value="0" calcext:value-type="float">
            <text:p>0</text:p>
          </table:table-cell>
          <table:table-cell table:style-name="ce10" table:formula="of:=[$'1 Title reading'.C218]" office:value-type="float" office:value="0" calcext:value-type="float">
            <text:p>0</text:p>
          </table:table-cell>
          <table:table-cell table:style-name="ce10" table:formula="of:=[$'1 Title reading'.D218]" office:value-type="float" office:value="0" calcext:value-type="float">
            <text:p>0</text:p>
          </table:table-cell>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1" table:visibility="collapse">
          <table:table-cell table:number-columns-repeated="3"/>
          <table:table-cell table:style-name="ce10" table:formula="of:=FALSE()" office:value-type="float" office:value="0" calcext:value-type="float">
            <text:p>0</text:p>
          </table:table-cell>
          <table:table-cell table:number-columns-repeated="1020"/>
        </table:table-row>
        <table:table-row table:style-name="ro2">
          <table:table-cell table:number-columns-repeated="1024"/>
        </table:table-row>
        <table:table-row table:style-name="ro1">
          <table:table-cell table:number-columns-repeated="2"/>
          <table:table-cell table:style-name="ce9" office:value-type="string" calcext:value-type="string">
            <text:p>Count</text:p>
          </table:table-cell>
          <table:table-cell table:style-name="ce10" table:formula="of:=COUNTIF([.D2:.D178];1)" office:value-type="float" office:value="30" calcext:value-type="float">
            <text:p>30</text:p>
          </table:table-cell>
          <table:table-cell table:number-columns-repeated="1020"/>
        </table:table-row>
        <table:table-row table:style-name="ro2" table:number-rows-repeated="1047573">
          <table:table-cell table:number-columns-repeated="1024"/>
        </table:table-row>
        <table:table-row table:style-name="ro2">
          <table:table-cell table:number-columns-repeated="1024"/>
        </table:table-row>
        <table:named-expressions>
          <table:named-range table:name="_xlnm._FilterDatabase" table:base-cell-address="$Start.$A$1" table:cell-range-address="$'2 Reading'.$A$1:.$F$1000"/>
        </table:named-expressions>
      </table:table>
      <table:table table:name="2-1 Snowballing" table:style-name="ta4">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 table:number-columns-repeated="1020" table:default-cell-style-name="Default"/>
        <table:table-row table:style-name="ro1">
          <table:table-cell table:style-name="ce20" office:value-type="string" calcext:value-type="string">
            <text:p>Authors</text:p>
          </table:table-cell>
          <table:table-cell table:style-name="ce20" office:value-type="string" calcext:value-type="string">
            <text:p>Year</text:p>
          </table:table-cell>
          <table:table-cell table:style-name="ce20" office:value-type="string" calcext:value-type="string">
            <text:p>Title</text:p>
          </table:table-cell>
          <table:table-cell table:style-name="ce23" office:value-type="string" calcext:value-type="string">
            <text:p>Include</text:p>
          </table:table-cell>
          <table:table-cell table:style-name="ce23" office:value-type="string" calcext:value-type="string">
            <text:p>Comment</text:p>
          </table:table-cell>
          <table:table-cell table:style-name="ce12" table:number-columns-repeated="22"/>
          <table:table-cell table:number-columns-repeated="997"/>
        </table:table-row>
        <table:table-row table:style-name="ro1">
          <table:table-cell table:style-name="ce8" office:value-type="string" calcext:value-type="string">
            <text:p>P Klinger, F Bodendorf</text:p>
          </table:table-cell>
          <table:table-cell table:style-name="ce10" office:value-type="float" office:value="2020" calcext:value-type="float">
            <text:p>2020</text:p>
          </table:table-cell>
          <table:table-cell table:style-name="ce10" office:value-type="string" calcext:value-type="string">
            <text:p>Blockchain-based Cross-Organizational Execution Framework for Dynamic Integration of Process Collaborations</text:p>
          </table:table-cell>
          <table:table-cell table:style-name="ce8" table:formula="of:=TRUE()" office:value-type="float" office:value="1" calcext:value-type="float">
            <text:p>1</text:p>
          </table:table-cell>
          <table:table-cell table:number-columns-repeated="1020"/>
        </table:table-row>
        <table:table-row table:style-name="ro1">
          <table:table-cell table:style-name="ce8" office:value-type="string" calcext:value-type="string">
            <text:p>C Sturm, J Szalanczi, S Schönig, S Jablonski</text:p>
          </table:table-cell>
          <table:table-cell table:style-name="ce8" office:value-type="float" office:value="2018" calcext:value-type="float">
            <text:p>2018</text:p>
          </table:table-cell>
          <table:table-cell table:style-name="ce10" office:value-type="string" calcext:value-type="string">
            <text:p>A Lean Architecture for Blockchain Based Decentralized Process Execution </text:p>
          </table:table-cell>
          <table:table-cell table:style-name="ce8" table:formula="of:=TRUE()" office:value-type="float" office:value="1" calcext:value-type="float">
            <text:p>1</text:p>
          </table:table-cell>
          <table:table-cell table:number-columns-repeated="1020"/>
        </table:table-row>
        <table:table-row table:style-name="ro1">
          <table:table-cell table:style-name="ce8" office:value-type="string" calcext:value-type="string">
            <text:p>G Falazi, M Hahn, U Breitenbücher, F Leymann, V Yussupov</text:p>
          </table:table-cell>
          <table:table-cell table:style-name="ce10" office:value-type="float" office:value="2019" calcext:value-type="float">
            <text:p>2019</text:p>
          </table:table-cell>
          <table:table-cell table:style-name="ce10" office:value-type="string" calcext:value-type="string">
            <text:p>Process-Based Composition of Permissioned and Permissionless Blockchain Smart Contracts</text:p>
          </table:table-cell>
          <table:table-cell table:style-name="ce8" table:formula="of:=TRUE()" office:value-type="float" office:value="1" calcext:value-type="float">
            <text:p>1</text:p>
          </table:table-cell>
          <table:table-cell table:number-columns-repeated="1020"/>
        </table:table-row>
        <table:table-row table:style-name="ro1">
          <table:table-cell/>
          <table:table-cell table:style-name="ce10"/>
          <table:table-cell table:style-name="ce21" office:value-type="string" calcext:value-type="string">
            <text:p>An Architecture for Multi-chain Business Process Choreographies</text:p>
          </table:table-cell>
          <table:table-cell table:style-name="ce10" table:formula="of:=FALSE()" office:value-type="float" office:value="0" calcext:value-type="float">
            <text:p>0</text:p>
          </table:table-cell>
          <table:table-cell table:style-name="ce8" office:value-type="string" calcext:value-type="string">
            <text:p>No implementation, work in progress</text:p>
          </table:table-cell>
          <table:table-cell table:number-columns-repeated="1019"/>
        </table:table-row>
        <table:table-row table:style-name="ro1">
          <table:table-cell table:style-name="ce8" office:value-type="string" calcext:value-type="string">
            <text:p>C Sturm, J Scalanczi, S Schönig, S Jablonski </text:p>
          </table:table-cell>
          <table:table-cell table:style-name="ce10" office:value-type="float" office:value="2019" calcext:value-type="float">
            <text:p>2019</text:p>
          </table:table-cell>
          <table:table-cell table:style-name="ce10" office:value-type="string" calcext:value-type="string">
            <text:p>A Blockchain-based and resource-aware process execution engine</text:p>
          </table:table-cell>
          <table:table-cell table:style-name="ce8" table:formula="of:=TRUE()" office:value-type="float" office:value="1" calcext:value-type="float">
            <text:p>1</text:p>
          </table:table-cell>
          <table:table-cell table:number-columns-repeated="1020"/>
        </table:table-row>
        <table:table-row table:style-name="ro1">
          <table:table-cell/>
          <table:table-cell table:style-name="ce8" office:value-type="float" office:value="2020" calcext:value-type="float">
            <text:p>2020</text:p>
          </table:table-cell>
          <table:table-cell table:style-name="ce10" office:value-type="string" calcext:value-type="string">
            <text:p>Modelling and Executing Time-Aware Processes in Trustless Blockchain Environment</text:p>
          </table:table-cell>
          <table:table-cell table:style-name="ce8" table:formula="of:=TRUE()" office:value-type="float" office:value="1" calcext:value-type="float">
            <text:p>1</text:p>
          </table:table-cell>
          <table:table-cell table:number-columns-repeated="1020"/>
        </table:table-row>
        <table:table-row table:style-name="ro1">
          <table:table-cell/>
          <table:table-cell table:style-name="ce8" office:value-type="float" office:value="2020" calcext:value-type="float">
            <text:p>2020</text:p>
          </table:table-cell>
          <table:table-cell table:style-name="ce10" office:value-type="string" calcext:value-type="string">
            <text:p>On the Implementation of Business Process Logic in DLT Nodes</text:p>
          </table:table-cell>
          <table:table-cell table:style-name="ce8" table:formula="of:=TRUE()" office:value-type="float" office:value="1" calcext:value-type="float">
            <text:p>1</text:p>
          </table:table-cell>
          <table:table-cell table:number-columns-repeated="1020"/>
        </table:table-row>
        <table:table-row table:style-name="ro2">
          <table:table-cell table:number-columns-repeated="1024"/>
        </table:table-row>
        <table:table-row table:style-name="ro1">
          <table:table-cell table:number-columns-repeated="2"/>
          <table:table-cell table:style-name="ce22" office:value-type="string" calcext:value-type="string">
            <text:p>Count</text:p>
          </table:table-cell>
          <table:table-cell table:style-name="ce13" table:formula="of:=COUNTIF([.D2:.D9];1)" office:value-type="float" office:value="6" calcext:value-type="float">
            <text:p>6</text:p>
          </table:table-cell>
          <table:table-cell table:number-columns-repeated="1020"/>
        </table:table-row>
        <table:table-row table:style-name="ro2" table:number-rows-repeated="1048565">
          <table:table-cell table:number-columns-repeated="1024"/>
        </table:table-row>
        <table:table-row table:style-name="ro2">
          <table:table-cell table:number-columns-repeated="1024"/>
        </table:table-row>
      </table:table>
      <table:table table:name="3 Extraction" table:style-name="ta5">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5" table:visibility="collapse" table:default-cell-style-name="Default"/>
        <table:table-column table:style-name="co26" table:visibility="collapse" table:default-cell-style-name="Default"/>
        <table:table-column table:style-name="co26" table:number-columns-repeated="2"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2" table:number-columns-repeated="3" table:default-cell-style-name="Default"/>
        <table:table-column table:style-name="co31" table:default-cell-style-name="Default"/>
        <table:table-column table:style-name="co2" table:number-columns-repeated="2" table:default-cell-style-name="Default"/>
        <table:table-column table:style-name="co2" table:visibility="collapse" table:default-cell-style-name="Default"/>
        <table:table-column table:style-name="co2" table:default-cell-style-name="Default"/>
        <table:table-column table:style-name="co32" table:default-cell-style-name="Default"/>
        <table:table-column table:style-name="co14"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2" table:default-cell-style-name="Default"/>
        <table:table-column table:style-name="co33" table:default-cell-style-name="Default"/>
        <table:table-column table:style-name="co2" table:number-columns-repeated="5" table:default-cell-style-name="Default"/>
        <table:table-column table:style-name="co37" table:default-cell-style-name="Default"/>
        <table:table-column table:style-name="co2" table:number-columns-repeated="2" table:default-cell-style-name="Default"/>
        <table:table-column table:style-name="co30" table:default-cell-style-name="Default"/>
        <table:table-column table:style-name="co2" table:number-columns-repeated="985" table:default-cell-style-name="Default"/>
        <table:table-row table:style-name="ro1">
          <table:table-cell table:style-name="ce12"/>
          <table:table-cell table:style-name="ce25"/>
          <table:table-cell table:style-name="ce34" table:number-columns-repeated="3"/>
          <table:table-cell table:style-name="ce48"/>
          <table:table-cell table:style-name="ce66"/>
          <table:table-cell table:style-name="ce34" table:number-columns-repeated="3"/>
          <table:table-cell table:style-name="ce66" table:number-columns-repeated="3"/>
          <table:table-cell table:style-name="ce80" office:value-type="string" calcext:value-type="string" table:number-columns-spanned="5" table:number-rows-spanned="1">
            <text:p>BPMS Components (For Blockchain Tasks)</text:p>
          </table:table-cell>
          <table:covered-table-cell table:number-columns-repeated="3"/>
          <table:covered-table-cell table:style-name="ce83"/>
          <table:table-cell table:style-name="ce85" office:value-type="string" calcext:value-type="string" table:number-columns-spanned="4" table:number-rows-spanned="1">
            <text:p>Resource Allocation</text:p>
          </table:table-cell>
          <table:covered-table-cell table:number-columns-repeated="2"/>
          <table:covered-table-cell table:style-name="ce83"/>
          <table:table-cell table:style-name="ce34" table:number-columns-repeated="2"/>
          <table:table-cell table:style-name="ce87" table:number-columns-repeated="2"/>
          <table:table-cell table:style-name="ce88" office:value-type="string" calcext:value-type="string" table:number-columns-spanned="3" table:number-rows-spanned="1">
            <text:p>On-Chain Integrity</text:p>
          </table:table-cell>
          <table:covered-table-cell table:number-columns-repeated="2"/>
          <table:table-cell table:style-name="ce90"/>
          <table:table-cell table:style-name="ce92" office:value-type="string" calcext:value-type="string" table:number-columns-spanned="5" table:number-rows-spanned="1">
            <text:p>Evaluatiom Metrics</text:p>
          </table:table-cell>
          <table:covered-table-cell table:number-columns-repeated="4"/>
          <table:table-cell table:style-name="ce87" table:number-columns-repeated="2"/>
          <table:table-cell table:style-name="ce34"/>
          <table:table-cell table:style-name="ce87"/>
          <table:table-cell table:style-name="ce94" table:number-columns-repeated="2"/>
          <table:table-cell table:number-columns-repeated="983"/>
        </table:table-row>
        <table:table-row table:style-name="ro1">
          <table:table-cell table:style-name="ce23" office:value-type="string" calcext:value-type="string">
            <text:p>Included</text:p>
          </table:table-cell>
          <table:table-cell table:style-name="ce26" office:value-type="string" calcext:value-type="string">
            <text:p>ID</text:p>
          </table:table-cell>
          <table:table-cell table:style-name="ce35" office:value-type="string" calcext:value-type="string">
            <text:p>Citekey</text:p>
          </table:table-cell>
          <table:table-cell table:style-name="ce35" office:value-type="string" calcext:value-type="string">
            <text:p>Year</text:p>
          </table:table-cell>
          <table:table-cell table:style-name="ce35" office:value-type="string" calcext:value-type="string">
            <text:p>Authors</text:p>
          </table:table-cell>
          <table:table-cell table:style-name="ce49" office:value-type="string" calcext:value-type="string">
            <text:p>Title</text:p>
          </table:table-cell>
          <table:table-cell table:style-name="ce67" office:value-type="string" calcext:value-type="string">
            <text:p>ID</text:p>
          </table:table-cell>
          <table:table-cell table:style-name="ce35" office:value-type="string" calcext:value-type="string">
            <text:p>DOI</text:p>
          </table:table-cell>
          <table:table-cell table:style-name="ce35" office:value-type="string" calcext:value-type="string">
            <text:p>Base-Tool</text:p>
          </table:table-cell>
          <table:table-cell table:style-name="ce35" office:value-type="string" calcext:value-type="string">
            <text:p>Implementation</text:p>
          </table:table-cell>
          <table:table-cell table:style-name="ce67" office:value-type="string" calcext:value-type="string">
            <text:p>Blockchain Selection</text:p>
          </table:table-cell>
          <table:table-cell table:style-name="ce67" office:value-type="string" calcext:value-type="string">
            <text:p>Model</text:p>
          </table:table-cell>
          <table:table-cell table:style-name="ce67" office:value-type="string" calcext:value-type="string">
            <text:p>BPMN Elements</text:p>
          </table:table-cell>
          <table:table-cell table:style-name="ce39" office:value-type="string" calcext:value-type="string">
            <text:p>External Services</text:p>
          </table:table-cell>
          <table:table-cell table:style-name="ce39" office:value-type="string" calcext:value-type="string">
            <text:p>Worklist</text:p>
          </table:table-cell>
          <table:table-cell table:style-name="ce39" office:value-type="string" calcext:value-type="string">
            <text:p>Monitoring</text:p>
          </table:table-cell>
          <table:table-cell table:style-name="ce39" office:value-type="string" calcext:value-type="string">
            <office:annotation draw:style-name="gr1" draw:text-style-name="P2" svg:width="222.24pt" svg:height="50.49pt" svg:x="1550.3pt" svg:y="27.27pt" draw:caption-point-x="-11.54pt" draw:caption-point-y="-11.25pt">
              <dc:date>2022-06-03T00:00:00</dc:date>
              <text:p text:style-name="P1">Important, as many approaches require annotated models. Annotated with (often tool specific) execution semantics</text:p>
              <text:p text:style-name="P1"><text:tab/>-Anonymous</text:p>
            </office:annotation>
            <text:p>Modelling tool</text:p>
          </table:table-cell>
          <table:table-cell table:style-name="ce84" office:value-type="string" calcext:value-type="string">
            <office:annotation draw:style-name="gr2" draw:text-style-name="P2" svg:width="210.44pt" svg:height="162.45pt" svg:x="1632.25pt" svg:y="-20.83pt" draw:caption-point-x="-11.54pt" draw:caption-point-y="36.85pt">
              <dc:date>2022-06-03T00:00:00</dc:date>
              <text:p text:style-name="P1">Or Smart Contract Repository</text:p>
              <text:p text:style-name="P1"><text:tab/>-Anonymous</text:p>
              <text:p text:style-name="P1">= smart contract factory</text:p>
              <text:p text:style-name="P1"><text:tab/>-Anonymous</text:p>
              <text:p text:style-name="P1">fliegt wahrscheinlich raus</text:p>
              <text:p text:style-name="P1"><text:tab/>-Anonymous</text:p>
              <text:p text:style-name="P1">Not Smart Contract repository, the question is, what happens with the model after it is turned into a smart contract? is it saved in a repository, possibly on-chain or thrown away? We kinda answer this question with On-chain Model, but there exists off-chain model repositories. This is a pure UI feature.</text:p>
              <text:p text:style-name="P1"><text:tab/>-Anonymous</text:p>
            </office:annotation>
            <text:p>Model Repository</text:p>
          </table:table-cell>
          <table:table-cell table:style-name="ce35" office:value-type="string" calcext:value-type="string">
            <text:p>Strategy</text:p>
          </table:table-cell>
          <table:table-cell table:style-name="ce35" office:value-type="string" calcext:value-type="string">
            <text:p>At</text:p>
          </table:table-cell>
          <table:table-cell table:style-name="ce39" office:value-type="string" calcext:value-type="string">
            <text:p>Assig. Cap.</text:p>
          </table:table-cell>
          <table:table-cell table:style-name="ce84" office:value-type="string" calcext:value-type="string">
            <text:p>Enforcement</text:p>
          </table:table-cell>
          <table:table-cell table:style-name="ce35" office:value-type="string" calcext:value-type="string">
            <text:p>Process Flexibility</text:p>
          </table:table-cell>
          <table:table-cell table:style-name="ce35" office:value-type="string" calcext:value-type="string">
            <text:p>Control-Flow Enforcement</text:p>
          </table:table-cell>
          <table:table-cell table:style-name="ce39" office:value-type="string" calcext:value-type="string">
            <text:p>Temportal Const. Enf.</text:p>
          </table:table-cell>
          <table:table-cell table:style-name="ce39" office:value-type="string" calcext:value-type="string">
            <text:p>Token-Transfer Enf.</text:p>
          </table:table-cell>
          <table:table-cell table:style-name="ce89" office:value-type="string" calcext:value-type="string">
            <text:p>Exec. Trace</text:p>
          </table:table-cell>
          <table:table-cell table:style-name="ce39" office:value-type="string" calcext:value-type="string">
            <text:p>Model</text:p>
          </table:table-cell>
          <table:table-cell table:style-name="ce84" office:value-type="string" calcext:value-type="string">
            <text:p>Instance Data</text:p>
          </table:table-cell>
          <table:table-cell table:style-name="ce91" office:value-type="string" calcext:value-type="string">
            <text:p>Evaluation Method</text:p>
          </table:table-cell>
          <table:table-cell table:style-name="ce39" office:value-type="string" calcext:value-type="string">
            <text:p>Finality</text:p>
          </table:table-cell>
          <table:table-cell table:style-name="ce39" office:value-type="string" calcext:value-type="string">
            <text:p>Correctness</text:p>
          </table:table-cell>
          <table:table-cell table:style-name="ce39" office:value-type="string" calcext:value-type="string">
            <text:p>Cost</text:p>
          </table:table-cell>
          <table:table-cell table:style-name="ce39" office:value-type="string" calcext:value-type="string">
            <text:p>Throughput</text:p>
          </table:table-cell>
          <table:table-cell table:style-name="ce84" office:value-type="string" calcext:value-type="string">
            <text:p>Qualitative</text:p>
          </table:table-cell>
          <table:table-cell table:style-name="ce39" office:value-type="string" calcext:value-type="string">
            <text:p>Replication Pckg.</text:p>
          </table:table-cell>
          <table:table-cell table:style-name="ce39" office:value-type="string" calcext:value-type="string">
            <text:p>Open Sourced</text:p>
          </table:table-cell>
          <table:table-cell table:style-name="ce35" office:value-type="string" calcext:value-type="string">
            <text:p>Comments</text:p>
          </table:table-cell>
          <table:table-cell table:style-name="ce39" office:value-type="string" calcext:value-type="string">
            <text:p>Double-Checked</text:p>
          </table:table-cell>
          <table:table-cell table:style-name="ce23" table:number-columns-repeated="2"/>
          <table:table-cell table:number-columns-repeated="983"/>
        </table:table-row>
        <table:table-row table:style-name="ro1" table:visibility="collapse">
          <table:table-cell table:style-name="ce10" table:formula="of:=[$'2 Reading'.D2]" office:value-type="float" office:value="0" calcext:value-type="float">
            <text:p>0</text:p>
          </table:table-cell>
          <table:table-cell table:style-name="ce27"/>
          <table:table-cell table:style-name="ce36"/>
          <table:table-cell table:style-name="ce36" table:formula="of:=[$'2 Reading'.B2]" office:value-type="float" office:value="2019" calcext:value-type="float">
            <text:p>2019</text:p>
          </table:table-cell>
          <table:table-cell table:style-name="ce36" table:formula="of:=[$'2 Reading'.A2]" office:value-type="string" office:string-value="W Viriyasitavat, D Hoonsopon" calcext:value-type="string">
            <text:p>W Viriyasitavat, D Hoonsopon</text:p>
          </table:table-cell>
          <table:table-cell table:style-name="ce50" table:formula="of:=[$'2 Reading'.C2]" office:value-type="string" office:string-value="Blockchain characteristics and consensus in modern business processes" calcext:value-type="string">
            <text:p>Blockchain characteristics and consensus in modern business processes</text:p>
          </table:table-cell>
          <table:table-cell table:style-name="ce36"/>
          <table:table-cell table:style-name="ce43" table:content-validation-name="val2" table:formula="of:=[$'2 Reading'.I2]"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table-cell table:style-name="ce24" table:formula="of:=[$'2 Reading'.D3]" office:value-type="float" office:value="1" calcext:value-type="float">
            <text:p>1</text:p>
          </table:table-cell>
          <table:table-cell table:style-name="ce28" office:value-type="float" office:value="0" calcext:value-type="float">
            <text:p>0</text:p>
          </table:table-cell>
          <table:table-cell table:style-name="ce37" office:value-type="string" calcext:value-type="string">
            <text:p>ladleifModelingEnforcingBlockchainBased2019</text:p>
          </table:table-cell>
          <table:table-cell table:style-name="ce42" table:formula="of:=[$'2 Reading'.B3]" office:value-type="float" office:value="2019" calcext:value-type="float">
            <text:p>2019</text:p>
          </table:table-cell>
          <table:table-cell table:style-name="ce37" table:formula="of:=[$'2 Reading'.A3]" office:value-type="string" office:string-value="J Ladleif, M Weske, I Weber" calcext:value-type="string">
            <text:p>J Ladleif, M Weske, I Weber</text:p>
          </table:table-cell>
          <table:table-cell table:style-name="ce51" table:formula="of:=[$'2 Reading'.C3]" office:value-type="string" office:string-value="Modeling and enforcing blockchain-based choreographies" calcext:value-type="string">
            <text:p>Modeling and enforcing blockchain-based choreographies</text:p>
          </table:table-cell>
          <table:table-cell table:style-name="ce37"/>
          <table:table-cell table:style-name="ce42" table:content-validation-name="val2" table:formula="of:=[$'2 Reading'.I3]" office:value-type="string" office:string-value="10.1007/978-3-030-26619-6_7" calcext:value-type="string">
            <text:p>10.1007/978-3-030-26619-6_7</text:p>
          </table:table-cell>
          <table:table-cell table:style-name="ce24" table:content-validation-name="val2"/>
          <table:table-cell table:style-name="ce24" table:content-validation-name="val2" office:value-type="string" calcext:value-type="string">
            <text:p>MDE</text:p>
          </table:table-cell>
          <table:table-cell table:style-name="ce78" office:value-type="string" calcext:value-type="string">
            <text:p>Ethereum Smart Contract</text:p>
          </table:table-cell>
          <table:table-cell table:style-name="ce78" office:value-type="string" calcext:value-type="string">
            <text:p>BPMN Choreography diagram</text:p>
          </table:table-cell>
          <table:table-cell table:style-name="ce78" office:value-type="string" calcext:value-type="string">
            <text:p>Task, Script Task, Data Object, X, +, Event-based Gateway, </text:p>
          </table:table-cell>
          <table:table-cell table:style-name="ce24" table:formula="of:=TRUE()" office:value-type="float" office:value="1" calcext:value-type="float">
            <text:p>1</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24" table:content-validation-name="val4" office:value-type="string" calcext:value-type="string">
            <text:p>Role-based</text:p>
          </table:table-cell>
          <table:table-cell table:style-name="ce24" table:content-validation-name="val5" office:value-type="string" calcext:value-type="string">
            <text:p>Instantiation</text:p>
          </table:table-cell>
          <table:table-cell table:style-name="ce24"/>
          <table:table-cell table:style-name="ce24" table:formula="of:=TRUE()" office:value-type="float" office:value="1" calcext:value-type="float">
            <text:p>1</text:p>
          </table:table-cell>
          <table:table-cell table:style-name="ce24" table:content-validation-name="val8"/>
          <table:table-cell table:style-name="ce24" table:content-validation-name="val10" office:value-type="string" calcext:value-type="string">
            <text:p>Data-Based Routing</text:p>
          </table:table-cell>
          <table:table-cell table:style-name="ce24" table:formula="of:=TRUE()" office:value-type="float" office:value="1" calcext:value-type="float">
            <text:p>1</text:p>
          </table:table-cell>
          <table:table-cell table:style-name="ce24" table:formula="of:=FALSE()" office:value-type="float" office:value="0" calcext:value-type="float">
            <text:p>0</text:p>
          </table:table-cell>
          <table:table-cell table:style-name="ce24" table:formula="of:=TRUE()" office:value-type="float" office:value="1" calcext:value-type="float">
            <text:p>1</text:p>
          </table:table-cell>
          <table:table-cell table:style-name="ce24" table:formula="of:=FALSE()" office:value-type="float" office:value="0" calcext:value-type="float">
            <text:p>0</text:p>
          </table:table-cell>
          <table:table-cell table:style-name="ce24" table:formula="of:=TRUE()" office:value-type="float" office:value="1" calcext:value-type="float">
            <text:p>1</text:p>
          </table:table-cell>
          <table:table-cell table:style-name="ce24" table:content-validation-name="val12" office:value-type="string" calcext:value-type="string">
            <text:p>Case Study</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24" table:formula="of:=TRUE()" office:value-type="float" office:value="1" calcext:value-type="float">
            <text:p>1</text:p>
          </table:table-cell>
          <table:table-cell table:style-name="ce24" table:formula="of:=FALSE()" office:value-type="float" office:value="0" calcext:value-type="float">
            <text:p>0</text:p>
          </table:table-cell>
          <table:table-cell table:style-name="ce24" table:formula="of:=TRUE()" office:value-type="float" office:value="1" calcext:value-type="float">
            <text:p>1</text:p>
          </table:table-cell>
          <table:table-cell table:style-name="ce24" table:formula="of:=TRUE()" office:value-type="float" office:value="1" calcext:value-type="float">
            <text:p>1</text:p>
          </table:table-cell>
          <table:table-cell table:style-name="ce24" table:formula="of:=FALSE()" office:value-type="float" office:value="0" calcext:value-type="float">
            <text:p>0</text:p>
          </table:table-cell>
          <table:table-cell table:style-name="ce24"/>
          <table:table-cell table:style-name="ce81" table:formula="of:=TRUE()" office:value-type="float" office:value="1" calcext:value-type="float">
            <text:p>1</text:p>
          </table:table-cell>
          <table:table-cell table:style-name="ce24" table:number-columns-repeated="2"/>
          <table:table-cell table:number-columns-repeated="983"/>
        </table:table-row>
        <table:table-row table:style-name="ro1">
          <table:table-cell table:style-name="ce10" table:formula="of:=[$'2 Reading'.D4]" office:value-type="float" office:value="1" calcext:value-type="float">
            <text:p>1</text:p>
          </table:table-cell>
          <table:table-cell table:style-name="ce28" office:value-type="float" office:value="1" calcext:value-type="float">
            <text:p>1</text:p>
          </table:table-cell>
          <table:table-cell table:style-name="ce37" office:value-type="string" calcext:value-type="string">
            <text:p>garcia-banuelosOptimizedExecutionBusiness2017a</text:p>
          </table:table-cell>
          <table:table-cell table:style-name="ce42" table:formula="of:=[$'2 Reading'.B4]" office:value-type="float" office:value="2017" calcext:value-type="float">
            <text:p>2017</text:p>
          </table:table-cell>
          <table:table-cell table:style-name="ce38" table:formula="of:=[$'2 Reading'.A4]" office:value-type="string" office:string-value="L García-Bañuelos, A Ponomarev, M Dumas…" calcext:value-type="string">
            <text:p>L García-Bañuelos, A Ponomarev, M Dumas…</text:p>
          </table:table-cell>
          <table:table-cell table:style-name="ce52" table:formula="of:=[$'2 Reading'.C4]" office:value-type="string" office:string-value="Optimized execution of business processes on blockchain" calcext:value-type="string">
            <text:p>Optimized execution of business processes on blockchain</text:p>
          </table:table-cell>
          <table:table-cell table:style-name="ce52" office:value-type="string" calcext:value-type="string">
            <text:p>Optimized execution of business processes on blockchain</text:p>
          </table:table-cell>
          <table:table-cell table:style-name="ce43" table:formula="of:=[$'2 Reading'.I4]" office:value-type="string" office:string-value="10.1007/978-3-319-65000-5_8" calcext:value-type="string">
            <text:p>10.1007/978-3-319-65000-5_8</text:p>
          </table:table-cell>
          <table:table-cell table:style-name="ce41"/>
          <table:table-cell table:style-name="ce41" table:content-validation-name="val2" office:value-type="string" calcext:value-type="string">
            <text:p>MDE</text:p>
          </table:table-cell>
          <table:table-cell table:style-name="ce79" office:value-type="string" calcext:value-type="string">
            <text:p>Ethereum Smart Contract</text:p>
          </table:table-cell>
          <table:table-cell table:style-name="ce79" office:value-type="string" calcext:value-type="string">
            <text:p>BPMN Process diagram</text:p>
          </table:table-cell>
          <table:table-cell table:style-name="ce79" office:value-type="string" calcext:value-type="string">
            <text:p>Task, Script Task, User Task, Message Events (unclear if both catching and throwing), X, +, Event-Based Gateway</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table:content-validation-name="val4"/>
          <table:table-cell table:style-name="ce41" table:content-validation-name="val5"/>
          <table:table-cell table:style-name="ce86" table:content-validation-name="val7" office:value-type="date" office:date-value="2022-01-01" calcext:value-type="date">
            <text:p>1-1</text:p>
          </table:table-cell>
          <table:table-cell table:style-name="ce81" table:formula="of:=FALSE()" office:value-type="float" office:value="0" calcext:value-type="float">
            <text:p>0</text:p>
          </table:table-cell>
          <table:table-cell table:style-name="ce41" table:content-validation-name="val8"/>
          <table:table-cell table:style-name="ce41" table:content-validation-name="val10" office:value-type="string" calcext:value-type="string">
            <text:p>Data-Based Routing</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content-validation-name="val12" office:value-type="string" calcext:value-type="string">
            <text:p>Case Study</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office:value-type="string" calcext:value-type="string">
            <text:p>Focus is on optimzed compilation, Does not describe resource or BPMS aspetcs.</text:p>
          </table:table-cell>
          <table:table-cell table:style-name="ce81" table:formula="of:=TRUE()" office:value-type="float" office:value="1" calcext:value-type="float">
            <text:p>1</text:p>
          </table:table-cell>
          <table:table-cell table:number-columns-repeated="985"/>
        </table:table-row>
        <table:table-row table:style-name="ro1" table:visibility="collapse">
          <table:table-cell table:style-name="ce10" table:formula="of:=[$'2 Reading'.D5]" office:value-type="float" office:value="0" calcext:value-type="float">
            <text:p>0</text:p>
          </table:table-cell>
          <table:table-cell table:style-name="ce27"/>
          <table:table-cell table:style-name="ce36"/>
          <table:table-cell table:style-name="ce36" table:formula="of:=[$'2 Reading'.B5]" office:value-type="float" office:value="2020" calcext:value-type="float">
            <text:p>2020</text:p>
          </table:table-cell>
          <table:table-cell table:style-name="ce36" table:formula="of:=[$'2 Reading'.A5]" office:value-type="string" office:string-value="R Yang, R Wakefield, S Lyu, S Jayasuriya, F Han…" calcext:value-type="string">
            <text:p>R Yang, R Wakefield, S Lyu, S Jayasuriya, F Han…</text:p>
          </table:table-cell>
          <table:table-cell table:style-name="ce50" table:formula="of:=[$'2 Reading'.C5]" office:value-type="string" office:string-value="Public and private blockchain in construction business process and information integration" calcext:value-type="string">
            <text:p>Public and private blockchain in construction business process and information integration</text:p>
          </table:table-cell>
          <table:table-cell table:style-name="ce36"/>
          <table:table-cell table:style-name="ce43" table:content-validation-name="val2" table:formula="of:=[$'2 Reading'.I5]"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6]" office:value-type="float" office:value="0" calcext:value-type="float">
            <text:p>0</text:p>
          </table:table-cell>
          <table:table-cell table:style-name="ce27"/>
          <table:table-cell table:style-name="ce36"/>
          <table:table-cell table:style-name="ce36" table:formula="of:=[$'2 Reading'.B6]" office:value-type="float" office:value="2020" calcext:value-type="float">
            <text:p>2020</text:p>
          </table:table-cell>
          <table:table-cell table:style-name="ce36" table:formula="of:=[$'2 Reading'.A6]" office:value-type="string" office:string-value="W Viriyasitavat, L Da Xu, Z Bi…" calcext:value-type="string">
            <text:p>W Viriyasitavat, L Da Xu, Z Bi…</text:p>
          </table:table-cell>
          <table:table-cell table:style-name="ce50" table:formula="of:=[$'2 Reading'.C6]" office:value-type="string" office:string-value="Blockchain-based business process management (BPM) framework for service composition in industry 4.0" calcext:value-type="string">
            <text:p>Blockchain-based business process management (BPM) framework for service composition in industry 4.0</text:p>
          </table:table-cell>
          <table:table-cell table:style-name="ce36"/>
          <table:table-cell table:style-name="ce43" table:content-validation-name="val2" table:formula="of:=[$'2 Reading'.I6]" office:value-type="string" office:string-value="10.1007/s10845-018-1422-y" calcext:value-type="string">
            <text:p>10.1007/s10845-018-1422-y</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7]" office:value-type="float" office:value="0" calcext:value-type="float">
            <text:p>0</text:p>
          </table:table-cell>
          <table:table-cell table:style-name="ce27"/>
          <table:table-cell table:style-name="ce36"/>
          <table:table-cell table:style-name="ce36" table:formula="of:=[$'2 Reading'.B7]" office:value-type="float" office:value="2018" calcext:value-type="float">
            <text:p>2018</text:p>
          </table:table-cell>
          <table:table-cell table:style-name="ce36" table:formula="of:=[$'2 Reading'.A7]" office:value-type="string" office:string-value="G Fridgen, S Radszuwill, N Urbach, L Utz" calcext:value-type="string">
            <text:p>G Fridgen, S Radszuwill, N Urbach, L Utz</text:p>
          </table:table-cell>
          <table:table-cell table:style-name="ce50" table:formula="of:=[$'2 Reading'.C7]" office:value-type="string" office:string-value="Cross-Organizational Workflow Management Using Blockchain Technology: Towards Applicability, Auditability, and Automation" calcext:value-type="string">
            <text:p>Cross-Organizational Workflow Management Using Blockchain Technology: Towards Applicability, Auditability, and Automation</text:p>
          </table:table-cell>
          <table:table-cell table:style-name="ce36"/>
          <table:table-cell table:style-name="ce43" table:content-validation-name="val2" table:formula="of:=[$'2 Reading'.I7]"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8]" office:value-type="float" office:value="0" calcext:value-type="float">
            <text:p>0</text:p>
          </table:table-cell>
          <table:table-cell table:style-name="ce27"/>
          <table:table-cell table:style-name="ce36"/>
          <table:table-cell table:style-name="ce36" table:formula="of:=[$'2 Reading'.B8]" office:value-type="float" office:value="2019" calcext:value-type="float">
            <text:p>2019</text:p>
          </table:table-cell>
          <table:table-cell table:style-name="ce36" table:formula="of:=[$'2 Reading'.A8]" office:value-type="string" office:string-value="AS Erri Pradeep, TW Yiu, R Amor" calcext:value-type="string">
            <text:p>AS Erri Pradeep, TW Yiu, R Amor</text:p>
          </table:table-cell>
          <table:table-cell table:style-name="ce50" table:formula="of:=[$'2 Reading'.C8]" office:value-type="string" office:string-value="Leveraging blockchain technology in a BIM workflow: A literature review" calcext:value-type="string">
            <text:p>Leveraging blockchain technology in a BIM workflow: A literature review</text:p>
          </table:table-cell>
          <table:table-cell table:style-name="ce36"/>
          <table:table-cell table:style-name="ce43" table:content-validation-name="val2" table:formula="of:=[$'2 Reading'.I8]"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9]" office:value-type="float" office:value="0" calcext:value-type="float">
            <text:p>0</text:p>
          </table:table-cell>
          <table:table-cell table:style-name="ce27"/>
          <table:table-cell table:style-name="ce36"/>
          <table:table-cell table:style-name="ce36" table:formula="of:=[$'2 Reading'.B9]" office:value-type="float" office:value="2019" calcext:value-type="float">
            <text:p>2019</text:p>
          </table:table-cell>
          <table:table-cell table:style-name="ce36" table:formula="of:=[$'2 Reading'.A9]" office:value-type="string" office:string-value="NO Nawari, S Ravindran" calcext:value-type="string">
            <text:p>NO Nawari, S Ravindran</text:p>
          </table:table-cell>
          <table:table-cell table:style-name="ce50" table:formula="of:=[$'2 Reading'.C9]" office:value-type="string" office:string-value="Blockchain technologies in BIM workflow environment" calcext:value-type="string">
            <text:p>Blockchain technologies in BIM workflow environment</text:p>
          </table:table-cell>
          <table:table-cell table:style-name="ce36"/>
          <table:table-cell table:style-name="ce43" table:content-validation-name="val2" table:formula="of:=[$'2 Reading'.I9]"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table-cell table:style-name="ce10" table:formula="of:=[$'2 Reading'.D10]" office:value-type="float" office:value="1" calcext:value-type="float">
            <text:p>1</text:p>
          </table:table-cell>
          <table:table-cell table:style-name="ce28" office:value-type="float" office:value="2" calcext:value-type="float">
            <text:p>2</text:p>
          </table:table-cell>
          <table:table-cell table:style-name="ce37" office:value-type="string" calcext:value-type="string">
            <text:p>corradiniEngineeringTrustableChoreographybased2020a</text:p>
          </table:table-cell>
          <table:table-cell table:style-name="ce42" table:formula="of:=[$'2 Reading'.B10]" office:value-type="float" office:value="2020" calcext:value-type="float">
            <text:p>2020</text:p>
          </table:table-cell>
          <table:table-cell table:style-name="ce38" table:formula="of:=[$'2 Reading'.A10]" office:value-type="string" office:string-value="F Corradini, A Marcelletti, A Morichetta…" calcext:value-type="string">
            <text:p>F Corradini, A Marcelletti, A Morichetta…</text:p>
          </table:table-cell>
          <table:table-cell table:style-name="ce53" table:formula="of:=[$'2 Reading'.C10]" office:value-type="string" office:string-value="Engineering trustable choreography-based systems using blockchain" calcext:value-type="string">
            <text:p>Engineering trustable choreography-based systems using blockchain</text:p>
          </table:table-cell>
          <table:table-cell table:style-name="ce68" office:value-type="string" calcext:value-type="string">
            <text:p>Engineering trustable choreography-based systems using blockchain</text:p>
          </table:table-cell>
          <table:table-cell table:style-name="ce43" table:formula="of:=[$'2 Reading'.I10]" office:value-type="string" office:string-value="10.1145/3341105.3373988" calcext:value-type="string">
            <text:p>10.1145/3341105.3373988</text:p>
          </table:table-cell>
          <table:table-cell table:style-name="ce41" office:value-type="string" calcext:value-type="string">
            <text:p>ChorChain</text:p>
          </table:table-cell>
          <table:table-cell table:style-name="ce41" table:content-validation-name="val2" office:value-type="string" calcext:value-type="string">
            <text:p>MDE</text:p>
          </table:table-cell>
          <table:table-cell table:style-name="ce79" office:value-type="string" calcext:value-type="string">
            <text:p>Ethereum Smart Contract</text:p>
          </table:table-cell>
          <table:table-cell table:style-name="ce79" office:value-type="string" calcext:value-type="string">
            <text:p>BPMN Choreography diagram</text:p>
          </table:table-cell>
          <table:table-cell table:style-name="ce79" office:value-type="string" calcext:value-type="string">
            <text:p>Task, X, +, Event-based Gateway, Message</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41" table:content-validation-name="val4" office:value-type="string" calcext:value-type="string">
            <text:p>Role-based</text:p>
          </table:table-cell>
          <table:table-cell table:style-name="ce41" table:content-validation-name="val5" office:value-type="string" calcext:value-type="string">
            <text:p>Instantiation</text:p>
          </table:table-cell>
          <table:table-cell table:style-name="ce86" table:content-validation-name="val7" office:value-type="date" office:date-value="2022-01-01" calcext:value-type="date">
            <text:p>1-1</text:p>
          </table:table-cell>
          <table:table-cell table:style-name="ce81" table:formula="of:=TRUE()" office:value-type="float" office:value="1" calcext:value-type="float">
            <text:p>1</text:p>
          </table:table-cell>
          <table:table-cell table:style-name="ce41" table:content-validation-name="val8"/>
          <table:table-cell table:style-name="ce41" table:content-validation-name="val10" office:value-type="string" calcext:value-type="string">
            <text:p>Data-Based Routing</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content-validation-name="val12" office:value-type="string" calcext:value-type="string">
            <text:p>Case Study</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41" office:value-type="string" calcext:value-type="string">
            <text:p>Roles can be defined "optional" so they don't have to be bound. Replication package (generated smart contract) is linked, but can not be accessed anymore. Etherscan link is included.</text:p>
          </table:table-cell>
          <table:table-cell table:style-name="ce81" table:formula="of:=TRUE()" office:value-type="float" office:value="1" calcext:value-type="float">
            <text:p>1</text:p>
          </table:table-cell>
          <table:table-cell table:number-columns-repeated="985"/>
        </table:table-row>
        <table:table-row table:style-name="ro1" table:visibility="collapse">
          <table:table-cell table:style-name="ce10" table:formula="of:=[$'2 Reading'.D11]" office:value-type="float" office:value="0" calcext:value-type="float">
            <text:p>0</text:p>
          </table:table-cell>
          <table:table-cell table:style-name="ce27"/>
          <table:table-cell table:style-name="ce36"/>
          <table:table-cell table:style-name="ce36" table:formula="of:=[$'2 Reading'.B11]" office:value-type="float" office:value="2019" calcext:value-type="float">
            <text:p>2019</text:p>
          </table:table-cell>
          <table:table-cell table:style-name="ce36" table:formula="of:=[$'2 Reading'.A11]" office:value-type="string" office:string-value="C Di Ciccio, A Cecconi, M Dumas…" calcext:value-type="string">
            <text:p>C Di Ciccio, A Cecconi, M Dumas…</text:p>
          </table:table-cell>
          <table:table-cell table:style-name="ce50" table:formula="of:=[$'2 Reading'.C11]" office:value-type="string" office:string-value="Blockchain support for collaborative business processes" calcext:value-type="string">
            <text:p>Blockchain support for collaborative business processes</text:p>
          </table:table-cell>
          <table:table-cell table:style-name="ce36"/>
          <table:table-cell table:style-name="ce43" table:content-validation-name="val2" table:formula="of:=[$'2 Reading'.I11]" office:value-type="string" office:string-value="10.1007/s00287-019-01178-x" calcext:value-type="string">
            <text:p>10.1007/s00287-019-01178-x</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2]" office:value-type="float" office:value="0" calcext:value-type="float">
            <text:p>0</text:p>
          </table:table-cell>
          <table:table-cell table:style-name="ce27"/>
          <table:table-cell table:style-name="ce36"/>
          <table:table-cell table:style-name="ce36" table:formula="of:=[$'2 Reading'.B12]" office:value-type="float" office:value="2019" calcext:value-type="float">
            <text:p>2019</text:p>
          </table:table-cell>
          <table:table-cell table:style-name="ce36" table:formula="of:=[$'2 Reading'.A12]" office:value-type="string" office:string-value="W Viriyasitavat, L Da Xu, Z Bi…" calcext:value-type="string">
            <text:p>W Viriyasitavat, L Da Xu, Z Bi…</text:p>
          </table:table-cell>
          <table:table-cell table:style-name="ce50" table:formula="of:=[$'2 Reading'.C12]" office:value-type="string" office:string-value="Blockchain and internet of things for modern business process in digital economy—the state of the art" calcext:value-type="string">
            <text:p>Blockchain and internet of things for modern business process in digital economy—the state of the art</text:p>
          </table:table-cell>
          <table:table-cell table:style-name="ce36"/>
          <table:table-cell table:style-name="ce43" table:content-validation-name="val2" table:formula="of:=[$'2 Reading'.I12]"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table-cell table:style-name="ce10" table:formula="of:=[$'2 Reading'.D13]" office:value-type="float" office:value="1" calcext:value-type="float">
            <text:p>1</text:p>
          </table:table-cell>
          <table:table-cell table:style-name="ce28" office:value-type="float" office:value="3" calcext:value-type="float">
            <text:p>3</text:p>
          </table:table-cell>
          <table:table-cell table:style-name="ce37" office:value-type="string" calcext:value-type="string">
            <text:p>weberUntrustedBusinessProcess2016a</text:p>
          </table:table-cell>
          <table:table-cell table:style-name="ce42" table:formula="of:=[$'2 Reading'.B13]" office:value-type="float" office:value="2016" calcext:value-type="float">
            <text:p>2016</text:p>
          </table:table-cell>
          <table:table-cell table:style-name="ce38" table:formula="of:=[$'2 Reading'.A13]" office:value-type="string" office:string-value="I Weber, X Xu, R Riveret, G Governatori…" calcext:value-type="string">
            <text:p>I Weber, X Xu, R Riveret, G Governatori…</text:p>
          </table:table-cell>
          <table:table-cell table:style-name="ce52" table:formula="of:=[$'2 Reading'.C13]" office:value-type="string" office:string-value="Untrusted business process monitoring and execution using blockchain" calcext:value-type="string">
            <text:p>Untrusted business process monitoring and execution using blockchain</text:p>
          </table:table-cell>
          <table:table-cell table:style-name="ce69" office:value-type="string" calcext:value-type="string">
            <text:p>Untrusted business process monitoring and execution using blockchain</text:p>
          </table:table-cell>
          <table:table-cell table:style-name="ce43" table:formula="of:=[$'2 Reading'.I13]" office:value-type="string" office:string-value="10.1007/978-3-319-45348-4_19" calcext:value-type="string">
            <text:p>10.1007/978-3-319-45348-4_19</text:p>
          </table:table-cell>
          <table:table-cell table:style-name="ce41"/>
          <table:table-cell table:style-name="ce41" table:content-validation-name="val2" office:value-type="string" calcext:value-type="string">
            <text:p>MDE</text:p>
          </table:table-cell>
          <table:table-cell table:style-name="ce79" office:value-type="string" calcext:value-type="string">
            <text:p>Ethereum Smart Contract</text:p>
          </table:table-cell>
          <table:table-cell table:style-name="ce79" office:value-type="string" calcext:value-type="string">
            <text:p>BPMN Choreography diagram</text:p>
          </table:table-cell>
          <table:table-cell table:style-name="ce79" office:value-type="string" calcext:value-type="string">
            <text:p>Task, +, X, Script Task</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41" table:content-validation-name="val4" office:value-type="string" calcext:value-type="string">
            <text:p>Role-based</text:p>
          </table:table-cell>
          <table:table-cell table:style-name="ce41" table:content-validation-name="val5" office:value-type="string" calcext:value-type="string">
            <text:p>Instantiation</text:p>
          </table:table-cell>
          <table:table-cell table:style-name="ce86" table:content-validation-name="val7" office:value-type="date" office:date-value="2022-01-01" calcext:value-type="date">
            <text:p>1-1</text:p>
          </table:table-cell>
          <table:table-cell table:style-name="ce81" table:formula="of:=TRUE()" office:value-type="float" office:value="1" calcext:value-type="float">
            <text:p>1</text:p>
          </table:table-cell>
          <table:table-cell table:style-name="ce41" table:content-validation-name="val8"/>
          <table:table-cell table:style-name="ce41" table:content-validation-name="val10" office:value-type="string" calcext:value-type="string">
            <text:p>Naive Routing</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content-validation-name="val12" office:value-type="string" calcext:value-type="string">
            <text:p>Case Study</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41" office:value-type="string" calcext:value-type="string">
            <text:p>Discusses Trust, Privacy, Off-Chaining (for large data payloads). Has two modes of operation: Perform data operations off-chain or on-chain. It supports escrow payment. It links to etherscan which enables to (at least partly) verify the evaluation.</text:p>
          </table:table-cell>
          <table:table-cell table:style-name="ce81" table:formula="of:=TRUE()" office:value-type="float" office:value="1" calcext:value-type="float">
            <text:p>1</text:p>
          </table:table-cell>
          <table:table-cell table:number-columns-repeated="985"/>
        </table:table-row>
        <table:table-row table:style-name="ro1" table:visibility="collapse">
          <table:table-cell table:style-name="ce10" table:formula="of:=[$'2 Reading'.D14]" office:value-type="float" office:value="0" calcext:value-type="float">
            <text:p>0</text:p>
          </table:table-cell>
          <table:table-cell table:style-name="ce27"/>
          <table:table-cell table:style-name="ce36"/>
          <table:table-cell table:style-name="ce36" table:formula="of:=[$'2 Reading'.B14]" office:value-type="float" office:value="2017" calcext:value-type="float">
            <text:p>2017</text:p>
          </table:table-cell>
          <table:table-cell table:style-name="ce36" table:formula="of:=[$'2 Reading'.A14]" office:value-type="string" office:string-value="O López-Pintado, L García-Bañuelos, M Dumas…" calcext:value-type="string">
            <text:p>O López-Pintado, L García-Bañuelos, M Dumas…</text:p>
          </table:table-cell>
          <table:table-cell table:style-name="ce54" table:formula="of:=[$'2 Reading'.C14]" office:value-type="string" office:string-value="Caterpillar: A Blockchain-Based Business Process Management System." calcext:value-type="string">
            <text:p>Caterpillar: A Blockchain-Based Business Process Management System.</text:p>
          </table:table-cell>
          <table:table-cell table:style-name="ce70"/>
          <table:table-cell table:style-name="ce43" table:content-validation-name="val2" table:formula="of:=[$'2 Reading'.I14]" office:value-type="float" office:value="0" calcext:value-type="float">
            <text:p>0</text:p>
          </table:table-cell>
          <table:table-cell table:style-name="ce8" table:content-validation-name="val2">
            <office:annotation draw:style-name="gr3" draw:text-style-name="P2" svg:width="408.39pt" svg:height="28.09pt" svg:x="853.65pt" svg:y="93.6pt" draw:caption-point-x="-11.54pt" draw:caption-point-y="1.16pt">
              <dc:date>2022-06-03T00:00:00</dc:date>
              <text:p text:style-name="P1">Caterpillar</text:p>
              <text:p text:style-name="P1"><text:tab/>-Anonymous</text:p>
            </office:annotation>
          </table:table-cell>
          <table:table-cell table:style-name="ce8" table:content-validation-name="val2" office:value-type="string" calcext:value-type="string">
            <text:p>MDE</text:p>
          </table:table-cell>
          <table:table-cell table:style-name="ce64" office:value-type="string" calcext:value-type="string">
            <text:p>Ethereum Smart Contract</text:p>
          </table:table-cell>
          <table:table-cell table:style-name="ce64" office:value-type="string" calcext:value-type="string">
            <text:p>BPMN Process diagram</text:p>
          </table:table-cell>
          <table:table-cell table:style-name="ce64" office:value-type="string" calcext:value-type="string">
            <text:p>Swimlane, Task, User, Script, Service Task, Parallel and Sequential, X, +, Event-based, Message and Signal Events, Throwing and Catching, Boundary interrupting and noninterrupting. </text:p>
          </table:table-cell>
          <table:table-cell table:style-name="ce10" table:formula="of:=TRUE()" office:value-type="float" office:value="1" calcext:value-type="float">
            <text:p>1</text:p>
          </table:table-cell>
          <table:table-cell table:style-name="ce10" table:formula="of:=TRUE()" office:value-type="float" office:value="1" calcext:value-type="float">
            <text:p>1</text:p>
          </table:table-cell>
          <table:table-cell table:style-name="ce10" table:formula="of:=TRUE()" office:value-type="float" office:value="1" calcext:value-type="float">
            <text:p>1</text:p>
          </table:table-cell>
          <table:table-cell table:style-name="ce10" table:formula="of:=TRUE()" office:value-type="float" office:value="1" calcext:value-type="float">
            <text:p>1</text:p>
          </table:table-cell>
          <table:table-cell table:style-name="ce10" table:formula="of:=TRUE()" office:value-type="float" office:value="1" calcext:value-type="float">
            <text:p>1</text:p>
          </table:table-cell>
          <table:table-cell table:style-name="ce8" table:content-validation-name="val4"/>
          <table:table-cell table:style-name="ce8" table:content-validation-name="val5"/>
          <table:table-cell table:style-name="ce8"/>
          <table:table-cell table:style-name="ce10" table:formula="of:=FALSE()" office:value-type="float" office:value="0" calcext:value-type="float">
            <text:p>0</text:p>
          </table:table-cell>
          <table:table-cell table:style-name="ce8" table:content-validation-name="val8"/>
          <table:table-cell table:style-name="ce8" table:content-validation-name="val10" office:value-type="string" calcext:value-type="string">
            <text:p>Data-Based Routing</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TRUE()" office:value-type="float" office:value="1" calcext:value-type="float">
            <text:p>1</text:p>
          </table:table-cell>
          <table:table-cell table:style-name="ce10" table:formula="of:=FALSE()" office:value-type="float" office:value="0" calcext:value-type="float">
            <text:p>0</text:p>
          </table:table-cell>
          <table:table-cell table:style-name="ce10" table:formula="of:=TRUE()" office:value-type="float" office:value="1" calcext:value-type="float">
            <text:p>1</text:p>
          </table:table-cell>
          <table:table-cell table:style-name="ce8" table:content-validation-name="val12" office:value-type="string" calcext:value-type="string">
            <text:p>Case Study</text:p>
          </table:table-cell>
          <table:table-cell table:style-name="ce10" table:formula="of:=FALSE()" office:value-type="float" office:value="0" calcext:value-type="float">
            <text:p>0</text:p>
          </table:table-cell>
          <table:table-cell table:style-name="ce10" table:formula="of:=TRUE()" office:value-type="float" office:value="1" calcext:value-type="float">
            <text:p>1</text:p>
          </table:table-cell>
          <table:table-cell table:style-name="ce10" table:formula="of:=TRUE()" office:value-type="float" office:value="1" calcext:value-type="float">
            <text:p>1</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TRUE()" office:value-type="float" office:value="1" calcext:value-type="float">
            <text:p>1</text:p>
          </table:table-cell>
          <table:table-cell table:style-name="ce8" office:value-type="string" calcext:value-type="string">
            <text:p>It suggests keeping sizeable data off-chain, and an on-chain link, with a hash for integrity.</text:p>
          </table:table-cell>
          <table:table-cell table:number-columns-repeated="986"/>
        </table:table-row>
        <table:table-row table:style-name="ro1">
          <table:table-cell table:style-name="ce10" table:formula="of:=[$'2 Reading'.D15]" office:value-type="float" office:value="1" calcext:value-type="float">
            <text:p>1</text:p>
          </table:table-cell>
          <table:table-cell table:style-name="ce28" office:value-type="float" office:value="4" calcext:value-type="float">
            <text:p>4</text:p>
          </table:table-cell>
          <table:table-cell table:style-name="ce37" office:value-type="string" calcext:value-type="string">
            <text:p>madsenCollaborationAdversariesDistributed2018a</text:p>
          </table:table-cell>
          <table:table-cell table:style-name="ce42" table:formula="of:=[$'2 Reading'.B15]" office:value-type="float" office:value="2018" calcext:value-type="float">
            <text:p>2018</text:p>
          </table:table-cell>
          <table:table-cell table:style-name="ce38" table:formula="of:=[$'2 Reading'.A15]" office:value-type="string" office:string-value="MF Madsen, M Gaub, T Høgnason…" calcext:value-type="string">
            <text:p>MF Madsen, M Gaub, T Høgnason…</text:p>
          </table:table-cell>
          <table:table-cell table:style-name="ce52" table:formula="of:=[$'2 Reading'.C15]" office:value-type="string" office:string-value="Collaboration among adversaries: distributed workflow execution on a blockchain" calcext:value-type="string">
            <text:p>Collaboration among adversaries: distributed workflow execution on a blockchain</text:p>
          </table:table-cell>
          <table:table-cell table:style-name="ce69" office:value-type="string" calcext:value-type="string">
            <text:p>Collaboration among adversaries: distributed workflow execution on a blockchain</text:p>
          </table:table-cell>
          <table:table-cell table:style-name="ce43" table:formula="of:=[$'2 Reading'.I15]" office:value-type="float" office:value="0" calcext:value-type="float">
            <text:p>0</text:p>
          </table:table-cell>
          <table:table-cell table:style-name="ce41"/>
          <table:table-cell table:style-name="ce41" table:content-validation-name="val2" office:value-type="string" calcext:value-type="string">
            <text:p>Manual</text:p>
          </table:table-cell>
          <table:table-cell table:style-name="ce79" office:value-type="string" calcext:value-type="string">
            <text:p>Ethereum Smart Contract</text:p>
          </table:table-cell>
          <table:table-cell table:style-name="ce79" office:value-type="string" calcext:value-type="string">
            <text:p>Dynamic-Condtion Response Graph</text:p>
          </table:table-cell>
          <table:table-cell table:style-name="ce41"/>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table:content-validation-name="val4" office:value-type="string" calcext:value-type="string">
            <text:p>Direct</text:p>
          </table:table-cell>
          <table:table-cell table:style-name="ce41" table:content-validation-name="val5" office:value-type="string" calcext:value-type="string">
            <text:p>Instantiation</text:p>
          </table:table-cell>
          <table:table-cell table:style-name="ce81"/>
          <table:table-cell table:style-name="ce81" table:formula="of:=TRUE()" office:value-type="float" office:value="1" calcext:value-type="float">
            <text:p>1</text:p>
          </table:table-cell>
          <table:table-cell table:style-name="ce41" table:content-validation-name="val8" office:value-type="string" calcext:value-type="string">
            <text:p>Looseness</text:p>
          </table:table-cell>
          <table:table-cell table:style-name="ce41" table:content-validation-name="val10" office:value-type="string" calcext:value-type="string">
            <text:p>Naive Routing</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table:content-validation-name="val12" office:value-type="string" calcext:value-type="string">
            <text:p>Case Study</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41" office:value-type="string" calcext:value-type="string">
            <text:p>Uses calldata, gives some discussion on finality</text:p>
          </table:table-cell>
          <table:table-cell table:style-name="ce81" table:formula="of:=TRUE()" office:value-type="float" office:value="1" calcext:value-type="float">
            <text:p>1</text:p>
          </table:table-cell>
          <table:table-cell table:number-columns-repeated="985"/>
        </table:table-row>
        <table:table-row table:style-name="ro1" table:visibility="collapse">
          <table:table-cell table:style-name="ce10" table:formula="of:=[$'2 Reading'.D16]" office:value-type="float" office:value="0" calcext:value-type="float">
            <text:p>0</text:p>
          </table:table-cell>
          <table:table-cell table:style-name="ce27"/>
          <table:table-cell table:style-name="ce36"/>
          <table:table-cell table:style-name="ce36" table:formula="of:=[$'2 Reading'.B16]" office:value-type="float" office:value="2016" calcext:value-type="float">
            <text:p>2016</text:p>
          </table:table-cell>
          <table:table-cell table:style-name="ce36" table:formula="of:=[$'2 Reading'.A16]" office:value-type="string" office:string-value="F Milani, L García-Bañuelos, M Dumas" calcext:value-type="string">
            <text:p>F Milani, L García-Bañuelos, M Dumas</text:p>
          </table:table-cell>
          <table:table-cell table:style-name="ce50" table:formula="of:=[$'2 Reading'.C16]" office:value-type="string" office:string-value="Blockchain and business process improvement" calcext:value-type="string">
            <text:p>Blockchain and business process improvement</text:p>
          </table:table-cell>
          <table:table-cell table:style-name="ce36"/>
          <table:table-cell table:style-name="ce43" table:content-validation-name="val2" table:formula="of:=[$'2 Reading'.I16]"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7]" office:value-type="float" office:value="0" calcext:value-type="float">
            <text:p>0</text:p>
          </table:table-cell>
          <table:table-cell table:style-name="ce27"/>
          <table:table-cell table:style-name="ce36"/>
          <table:table-cell table:style-name="ce36" table:formula="of:=[$'2 Reading'.B17]" office:value-type="float" office:value="2017" calcext:value-type="float">
            <text:p>2017</text:p>
          </table:table-cell>
          <table:table-cell table:style-name="ce36" table:formula="of:=[$'2 Reading'.A17]" office:value-type="string" office:string-value="P Rimba, AB Tran, I Weber, M Staples…" calcext:value-type="string">
            <text:p>P Rimba, AB Tran, I Weber, M Staples…</text:p>
          </table:table-cell>
          <table:table-cell table:style-name="ce50" table:formula="of:=[$'2 Reading'.C17]" office:value-type="string" office:string-value="Comparing blockchain and cloud services for business process execution" calcext:value-type="string">
            <text:p>Comparing blockchain and cloud services for business process execution</text:p>
          </table:table-cell>
          <table:table-cell table:style-name="ce36"/>
          <table:table-cell table:style-name="ce43" table:content-validation-name="val2" table:formula="of:=[$'2 Reading'.I17]"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8]" office:value-type="float" office:value="0" calcext:value-type="float">
            <text:p>0</text:p>
          </table:table-cell>
          <table:table-cell table:style-name="ce27"/>
          <table:table-cell table:style-name="ce36"/>
          <table:table-cell table:style-name="ce36" table:formula="of:=[$'2 Reading'.B18]" office:value-type="float" office:value="2019" calcext:value-type="float">
            <text:p>2019</text:p>
          </table:table-cell>
          <table:table-cell table:style-name="ce36" table:formula="of:=[$'2 Reading'.A18]" office:value-type="string" office:string-value="M Li, L Shen, GQ Huang" calcext:value-type="string">
            <text:p>M Li, L Shen, GQ Huang</text:p>
          </table:table-cell>
          <table:table-cell table:style-name="ce50" table:formula="of:=[$'2 Reading'.C18]" office:value-type="string" office:string-value="Blockchain-enabled workflow operating system for logistics resources sharing in E-commerce logistics real estate service" calcext:value-type="string">
            <text:p>Blockchain-enabled workflow operating system for logistics resources sharing in E-commerce logistics real estate service</text:p>
          </table:table-cell>
          <table:table-cell table:style-name="ce36"/>
          <table:table-cell table:style-name="ce43" table:content-validation-name="val2" table:formula="of:=[$'2 Reading'.I18]"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9]" office:value-type="float" office:value="0" calcext:value-type="float">
            <text:p>0</text:p>
          </table:table-cell>
          <table:table-cell table:style-name="ce27"/>
          <table:table-cell table:style-name="ce36"/>
          <table:table-cell table:style-name="ce36" table:formula="of:=[$'2 Reading'.B19]" office:value-type="float" office:value="2019" calcext:value-type="float">
            <text:p>2019</text:p>
          </table:table-cell>
          <table:table-cell table:style-name="ce36" table:formula="of:=[$'2 Reading'.A19]" office:value-type="string" office:string-value="SE Chang, YC Chen, TC Wu" calcext:value-type="string">
            <text:p>SE Chang, YC Chen, TC Wu</text:p>
          </table:table-cell>
          <table:table-cell table:style-name="ce50" table:formula="of:=[$'2 Reading'.C19]" office:value-type="string" office:string-value="Exploring blockchain technology in international trade: Business process re-engineering for letter of credit" calcext:value-type="string">
            <text:p>Exploring blockchain technology in international trade: Business process re-engineering for letter of credit</text:p>
          </table:table-cell>
          <table:table-cell table:style-name="ce36"/>
          <table:table-cell table:style-name="ce43" table:content-validation-name="val2" table:formula="of:=[$'2 Reading'.I19]"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20]" office:value-type="float" office:value="0" calcext:value-type="float">
            <text:p>0</text:p>
          </table:table-cell>
          <table:table-cell table:style-name="ce27"/>
          <table:table-cell table:style-name="ce36"/>
          <table:table-cell table:style-name="ce36" table:formula="of:=[$'2 Reading'.B20]" office:value-type="float" office:value="2019" calcext:value-type="float">
            <text:p>2019</text:p>
          </table:table-cell>
          <table:table-cell table:style-name="ce36" table:formula="of:=[$'2 Reading'.A20]" office:value-type="string" office:string-value="Y Wang, SK Lahiri, S Chen, R Pan, I Dillig…" calcext:value-type="string">
            <text:p>Y Wang, SK Lahiri, S Chen, R Pan, I Dillig…</text:p>
          </table:table-cell>
          <table:table-cell table:style-name="ce50" table:formula="of:=[$'2 Reading'.C20]" office:value-type="string" office:string-value="Formal verification of workflow policies for smart contracts in azure blockchain" calcext:value-type="string">
            <text:p>Formal verification of workflow policies for smart contracts in azure blockchain</text:p>
          </table:table-cell>
          <table:table-cell table:style-name="ce36"/>
          <table:table-cell table:style-name="ce43" table:content-validation-name="val2" table:formula="of:=[$'2 Reading'.I20]"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21]" office:value-type="float" office:value="0" calcext:value-type="float">
            <text:p>0</text:p>
          </table:table-cell>
          <table:table-cell table:style-name="ce27"/>
          <table:table-cell table:style-name="ce36"/>
          <table:table-cell table:style-name="ce36" table:formula="of:=[$'2 Reading'.B21]" office:value-type="float" office:value="2020" calcext:value-type="float">
            <text:p>2020</text:p>
          </table:table-cell>
          <table:table-cell table:style-name="ce36" table:formula="of:=[$'2 Reading'.A21]" office:value-type="string" office:string-value="A Celesti, A Ruggeri, M Fazio, A Galletta, M Villari…" calcext:value-type="string">
            <text:p>A Celesti, A Ruggeri, M Fazio, A Galletta, M Villari…</text:p>
          </table:table-cell>
          <table:table-cell table:style-name="ce50" table:formula="of:=[$'2 Reading'.C21]" office:value-type="string" office:string-value="Blockchain-based healthcare workflow for tele-medical laboratory in federated hospital IoT clouds" calcext:value-type="string">
            <text:p>Blockchain-based healthcare workflow for tele-medical laboratory in federated hospital IoT clouds</text:p>
          </table:table-cell>
          <table:table-cell table:style-name="ce36"/>
          <table:table-cell table:style-name="ce43" table:content-validation-name="val2" table:formula="of:=[$'2 Reading'.I21]"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22]" office:value-type="float" office:value="0" calcext:value-type="float">
            <text:p>0</text:p>
          </table:table-cell>
          <table:table-cell table:style-name="ce27"/>
          <table:table-cell table:style-name="ce36"/>
          <table:table-cell table:style-name="ce36" table:formula="of:=[$'2 Reading'.B22]" office:value-type="float" office:value="2018" calcext:value-type="float">
            <text:p>2018</text:p>
          </table:table-cell>
          <table:table-cell table:style-name="ce36" table:formula="of:=[$'2 Reading'.A22]" office:value-type="string" office:string-value="AB Tran, Q Lu, I Weber" calcext:value-type="string">
            <text:p>AB Tran, Q Lu, I Weber</text:p>
          </table:table-cell>
          <table:table-cell table:style-name="ce50" table:formula="of:=[$'2 Reading'.C22]" office:value-type="string" office:string-value="Lorikeet: A Model-Driven Engineering Tool for Blockchain-Based Business Process Execution and Asset Management." calcext:value-type="string">
            <text:p>Lorikeet: A Model-Driven Engineering Tool for Blockchain-Based Business Process Execution and Asset Management.</text:p>
          </table:table-cell>
          <table:table-cell table:style-name="ce71"/>
          <table:table-cell table:style-name="ce43" table:content-validation-name="val2" table:formula="of:=[$'2 Reading'.I22]"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23]" office:value-type="float" office:value="0" calcext:value-type="float">
            <text:p>0</text:p>
          </table:table-cell>
          <table:table-cell table:style-name="ce27"/>
          <table:table-cell table:style-name="ce36"/>
          <table:table-cell table:style-name="ce36" table:formula="of:=[$'2 Reading'.B23]" office:value-type="float" office:value="2019" calcext:value-type="float">
            <text:p>2019</text:p>
          </table:table-cell>
          <table:table-cell table:style-name="ce36" table:formula="of:=[$'2 Reading'.A23]" office:value-type="string" office:string-value="G Falazi, M Hahn, U Breitenbücher…" calcext:value-type="string">
            <text:p>G Falazi, M Hahn, U Breitenbücher…</text:p>
          </table:table-cell>
          <table:table-cell table:style-name="ce50" table:formula="of:=[$'2 Reading'.C23]" office:value-type="string" office:string-value="Modeling and execution of blockchain-aware business processes" calcext:value-type="string">
            <text:p>Modeling and execution of blockchain-aware business processes</text:p>
          </table:table-cell>
          <table:table-cell table:style-name="ce36"/>
          <table:table-cell table:style-name="ce43" table:content-validation-name="val2" table:formula="of:=[$'2 Reading'.I23]" office:value-type="string" office:string-value="10.1007/s00450-019-00399-5" calcext:value-type="string">
            <text:p>10.1007/s00450-019-00399-5</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24]" office:value-type="float" office:value="0" calcext:value-type="float">
            <text:p>0</text:p>
          </table:table-cell>
          <table:table-cell table:style-name="ce27"/>
          <table:table-cell table:style-name="ce36"/>
          <table:table-cell table:style-name="ce36" table:formula="of:=[$'2 Reading'.B24]" office:value-type="float" office:value="2018" calcext:value-type="float">
            <text:p>2018</text:p>
          </table:table-cell>
          <table:table-cell table:style-name="ce36" table:formula="of:=[$'2 Reading'.A24]" office:value-type="string" office:string-value="DMEDM Hussein, M Hamed…" calcext:value-type="string">
            <text:p>DMEDM Hussein, M Hamed…</text:p>
          </table:table-cell>
          <table:table-cell table:style-name="ce50" table:formula="of:=[$'2 Reading'.C24]" office:value-type="string" office:string-value="A blockchain technology evolution between business process management (BPM) and Internet-of-Things (IoT)" calcext:value-type="string">
            <text:p>A blockchain technology evolution between business process management (BPM) and Internet-of-Things (IoT)</text:p>
          </table:table-cell>
          <table:table-cell table:style-name="ce36"/>
          <table:table-cell table:style-name="ce43" table:content-validation-name="val2" table:formula="of:=[$'2 Reading'.I24]"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table-cell table:style-name="ce10" table:formula="of:=[$'2 Reading'.D25]" office:value-type="float" office:value="1" calcext:value-type="float">
            <text:p>1</text:p>
          </table:table-cell>
          <table:table-cell table:style-name="ce28" office:value-type="float" office:value="5" calcext:value-type="float">
            <text:p>5</text:p>
          </table:table-cell>
          <table:table-cell table:style-name="ce37" office:value-type="string" calcext:value-type="string">
            <text:p>boreUsingBlockchainBased2019a</text:p>
          </table:table-cell>
          <table:table-cell table:style-name="ce42" table:formula="of:=[$'2 Reading'.B25]" office:value-type="float" office:value="2019" calcext:value-type="float">
            <text:p>2019</text:p>
          </table:table-cell>
          <table:table-cell table:style-name="ce38" table:formula="of:=[$'2 Reading'.A25]" office:value-type="string" office:string-value="N Bore, A Kinai, J Mutahi, D Kaguma…" calcext:value-type="string">
            <text:p>N Bore, A Kinai, J Mutahi, D Kaguma…</text:p>
          </table:table-cell>
          <table:table-cell table:style-name="ce52" table:formula="of:=[$'2 Reading'.C25]" office:value-type="string" office:string-value="On using blockchain based workflows" calcext:value-type="string">
            <text:p>On using blockchain based workflows</text:p>
          </table:table-cell>
          <table:table-cell table:style-name="ce69" office:value-type="string" calcext:value-type="string">
            <text:p>On using blockchain based workflows</text:p>
          </table:table-cell>
          <table:table-cell table:style-name="ce43" table:formula="of:=[$'2 Reading'.I25]" office:value-type="float" office:value="0" calcext:value-type="float">
            <text:p>0</text:p>
          </table:table-cell>
          <table:table-cell table:style-name="ce41"/>
          <table:table-cell table:style-name="ce41" table:content-validation-name="val2" office:value-type="string" calcext:value-type="string">
            <text:p>MDE</text:p>
          </table:table-cell>
          <table:table-cell table:style-name="ce79" office:value-type="string" calcext:value-type="string">
            <text:p>Hyperledger Chaincode</text:p>
          </table:table-cell>
          <table:table-cell table:style-name="ce79" office:value-type="string" calcext:value-type="string">
            <text:p>Undescribed workflow model</text:p>
          </table:table-cell>
          <table:table-cell table:style-name="ce41"/>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41" table:content-validation-name="val4" office:value-type="string" calcext:value-type="string">
            <text:p>Role-based</text:p>
          </table:table-cell>
          <table:table-cell table:style-name="ce41" table:content-validation-name="val5" office:value-type="string" calcext:value-type="string">
            <text:p>Design Time</text:p>
          </table:table-cell>
          <table:table-cell table:style-name="ce81"/>
          <table:table-cell table:style-name="ce81" table:formula="of:=TRUE()" office:value-type="float" office:value="1" calcext:value-type="float">
            <text:p>1</text:p>
          </table:table-cell>
          <table:table-cell table:style-name="ce41" table:content-validation-name="val8"/>
          <table:table-cell table:style-name="ce41" table:content-validation-name="val10" office:value-type="string" calcext:value-type="string">
            <text:p>Naive Routing</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41" table:content-validation-name="val12" office:value-type="string" calcext:value-type="string">
            <text:p>Assertion</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office:value-type="string" calcext:value-type="string">
            <text:p>Stores hash of large files and encryption key of externaly stored files. Evaluated by Assertion: a prototype is built to prove its feasability.</text:p>
          </table:table-cell>
          <table:table-cell table:style-name="ce81" table:formula="of:=TRUE()" office:value-type="float" office:value="1" calcext:value-type="float">
            <text:p>1</text:p>
          </table:table-cell>
          <table:table-cell table:number-columns-repeated="985"/>
        </table:table-row>
        <table:table-row table:style-name="ro1">
          <table:table-cell table:style-name="ce10" table:formula="of:=[$'2 Reading'.D26]" office:value-type="float" office:value="1" calcext:value-type="float">
            <text:p>1</text:p>
          </table:table-cell>
          <table:table-cell table:style-name="ce28" office:value-type="float" office:value="6" calcext:value-type="float">
            <text:p>6</text:p>
          </table:table-cell>
          <table:table-cell table:style-name="ce37" office:value-type="string" calcext:value-type="string">
            <text:p>lopez-pintadoCaterpillarBusinessProcess2019a</text:p>
          </table:table-cell>
          <table:table-cell table:style-name="ce42" table:formula="of:=[$'2 Reading'.B26]" office:value-type="float" office:value="2019" calcext:value-type="float">
            <text:p>2019</text:p>
          </table:table-cell>
          <table:table-cell table:style-name="ce38" table:formula="of:=[$'2 Reading'.A26]" office:value-type="string" office:string-value="O López‐Pintado, L García‐Bañuelos…" calcext:value-type="string">
            <text:p>O López‐Pintado, L García‐Bañuelos…</text:p>
          </table:table-cell>
          <table:table-cell table:style-name="ce55" table:formula="of:=[$'2 Reading'.C26]" office:value-type="string" office:string-value="Caterpillar: a business process execution engine on the Ethereum blockchain" calcext:value-type="string">
            <text:p>Caterpillar: a business process execution engine on the Ethereum blockchain</text:p>
          </table:table-cell>
          <table:table-cell table:style-name="ce72" office:value-type="string" calcext:value-type="string">
            <text:p>Caterpillar: a business process execution engine on the Ethereum blockchain</text:p>
          </table:table-cell>
          <table:table-cell table:style-name="ce43" table:formula="of:=[$'2 Reading'.I26]" office:value-type="string" office:string-value="10.1002/spe.2702" calcext:value-type="string">
            <text:p>10.1002/spe.2702</text:p>
          </table:table-cell>
          <table:table-cell table:style-name="ce41" office:value-type="string" calcext:value-type="string">
            <text:p>Caterpillar</text:p>
          </table:table-cell>
          <table:table-cell table:style-name="ce41" table:content-validation-name="val2" office:value-type="string" calcext:value-type="string">
            <text:p>MDE</text:p>
          </table:table-cell>
          <table:table-cell table:style-name="ce79" office:value-type="string" calcext:value-type="string">
            <text:p>Ethereum Smart Contract</text:p>
          </table:table-cell>
          <table:table-cell table:style-name="ce79" office:value-type="string" calcext:value-type="string">
            <text:p>BPMN Process diagram</text:p>
          </table:table-cell>
          <table:table-cell table:style-name="ce79" office:value-type="string" calcext:value-type="string">
            <text:p>Swimlane, Task, User, Script, Service Task, Parallel and Sequential, X, +, Event-based, Message and Signal Events, Throwing and Catching, Boundary interrupting and noninterrupting. </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41" table:content-validation-name="val4"/>
          <table:table-cell table:style-name="ce41" table:content-validation-name="val5"/>
          <table:table-cell table:style-name="ce81"/>
          <table:table-cell table:style-name="ce81" table:formula="of:=FALSE()" office:value-type="float" office:value="0" calcext:value-type="float">
            <text:p>0</text:p>
          </table:table-cell>
          <table:table-cell table:style-name="ce41" table:content-validation-name="val8"/>
          <table:table-cell table:style-name="ce41" table:content-validation-name="val10" office:value-type="string" calcext:value-type="string">
            <text:p>Data-Based Routing</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content-validation-name="val12" office:value-type="string" calcext:value-type="string">
            <text:p>Case Study</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office:value-type="string" calcext:value-type="string">
            <text:p>It suggests keeping sizeable data off-chain, and an on-chain link, with a hash for integrity.</text:p>
          </table:table-cell>
          <table:table-cell table:style-name="ce81" table:formula="of:=TRUE()" office:value-type="float" office:value="1" calcext:value-type="float">
            <text:p>1</text:p>
          </table:table-cell>
          <table:table-cell table:number-columns-repeated="985"/>
        </table:table-row>
        <table:table-row table:style-name="ro1" table:visibility="collapse">
          <table:table-cell table:style-name="ce10" table:formula="of:=[$'2 Reading'.D27]" office:value-type="float" office:value="0" calcext:value-type="float">
            <text:p>0</text:p>
          </table:table-cell>
          <table:table-cell table:style-name="ce27"/>
          <table:table-cell table:style-name="ce36"/>
          <table:table-cell table:style-name="ce36" table:formula="of:=[$'2 Reading'.B27]" office:value-type="float" office:value="2020" calcext:value-type="float">
            <text:p>2020</text:p>
          </table:table-cell>
          <table:table-cell table:style-name="ce36" table:formula="of:=[$'2 Reading'.A27]" office:value-type="string" office:string-value="JA Garcia-Garcia, N Sánchez-Gómez, D Lizcano…" calcext:value-type="string">
            <text:p>JA Garcia-Garcia, N Sánchez-Gómez, D Lizcano…</text:p>
          </table:table-cell>
          <table:table-cell table:style-name="ce50" table:formula="of:=[$'2 Reading'.C27]" office:value-type="string" office:string-value="Using blockchain to improve collaborative business process management: Systematic literature review" calcext:value-type="string">
            <text:p>Using blockchain to improve collaborative business process management: Systematic literature review</text:p>
          </table:table-cell>
          <table:table-cell table:style-name="ce36"/>
          <table:table-cell table:style-name="ce43" table:content-validation-name="val2" table:formula="of:=[$'2 Reading'.I27]"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28]" office:value-type="float" office:value="0" calcext:value-type="float">
            <text:p>0</text:p>
          </table:table-cell>
          <table:table-cell table:style-name="ce27"/>
          <table:table-cell table:style-name="ce36"/>
          <table:table-cell table:style-name="ce36" table:formula="of:=[$'2 Reading'.B28]" office:value-type="float" office:value="2018" calcext:value-type="float">
            <text:p>2018</text:p>
          </table:table-cell>
          <table:table-cell table:style-name="ce36" table:formula="of:=[$'2 Reading'.A28]" office:value-type="string" office:string-value="B Carminati, C Rondanini…" calcext:value-type="string">
            <text:p>B Carminati, C Rondanini…</text:p>
          </table:table-cell>
          <table:table-cell table:style-name="ce50" table:formula="of:=[$'2 Reading'.C28]" office:value-type="string" office:string-value="Confidential business process execution on blockchain" calcext:value-type="string">
            <text:p>Confidential business process execution on blockchain</text:p>
          </table:table-cell>
          <table:table-cell table:style-name="ce36"/>
          <table:table-cell table:style-name="ce43" table:content-validation-name="val2" table:formula="of:=[$'2 Reading'.I28]"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table-cell table:style-name="ce10" table:formula="of:=[$'2 Reading'.D29]" office:value-type="float" office:value="1" calcext:value-type="float">
            <text:p>1</text:p>
          </table:table-cell>
          <table:table-cell table:style-name="ce28" office:value-type="float" office:value="7" calcext:value-type="float">
            <text:p>7</text:p>
          </table:table-cell>
          <table:table-cell table:style-name="ce37" office:value-type="string" calcext:value-type="string">
            <text:p>lopez-pintadoDynamicRoleBinding2019a</text:p>
          </table:table-cell>
          <table:table-cell table:style-name="ce42" table:formula="of:=[$'2 Reading'.B29]" office:value-type="float" office:value="2019" calcext:value-type="float">
            <text:p>2019</text:p>
          </table:table-cell>
          <table:table-cell table:style-name="ce38" table:formula="of:=[$'2 Reading'.A29]" office:value-type="string" office:string-value="O López-Pintado, M Dumas, L García-Bañuelos…" calcext:value-type="string">
            <text:p>O López-Pintado, M Dumas, L García-Bañuelos…</text:p>
          </table:table-cell>
          <table:table-cell table:style-name="ce55" table:formula="of:=[$'2 Reading'.C29]" office:value-type="string" office:string-value="Dynamic role binding in blockchain-based collaborative business processes" calcext:value-type="string">
            <text:p>Dynamic role binding in blockchain-based collaborative business processes</text:p>
          </table:table-cell>
          <table:table-cell table:style-name="ce72" office:value-type="string" calcext:value-type="string">
            <text:p>Dynamic role binding in blockchain-based collaborative business processes</text:p>
          </table:table-cell>
          <table:table-cell table:style-name="ce43" table:formula="of:=[$'2 Reading'.I29]" office:value-type="string" office:string-value="10.1007/978-3-030-21290-2_25" calcext:value-type="string">
            <text:p>10.1007/978-3-030-21290-2_25</text:p>
          </table:table-cell>
          <table:table-cell table:style-name="ce41" office:value-type="string" calcext:value-type="string">
            <text:p>Caterpillar</text:p>
          </table:table-cell>
          <table:table-cell table:style-name="ce41" table:content-validation-name="val2" office:value-type="string" calcext:value-type="string">
            <text:p>MDE</text:p>
          </table:table-cell>
          <table:table-cell table:style-name="ce79" office:value-type="string" calcext:value-type="string">
            <text:p>Ethereum Smart Contract</text:p>
          </table:table-cell>
          <table:table-cell table:style-name="ce79" office:value-type="string" calcext:value-type="string">
            <text:p>BPMN Process diagram, Binding Policy</text:p>
          </table:table-cell>
          <table:table-cell table:style-name="ce79" office:value-type="string" calcext:value-type="string">
            <text:p>Swimlane, Task, User, Script, Service Task, Parallel and Sequential, X, +, Event-based, Message and Signal Events, Throwing and Catching, Boundary interrupting and noninterrupting. </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41" table:content-validation-name="val4" office:value-type="string" calcext:value-type="string">
            <text:p>Dynamic</text:p>
          </table:table-cell>
          <table:table-cell table:style-name="ce41" table:content-validation-name="val5" office:value-type="string" calcext:value-type="string">
            <text:p>Run Time</text:p>
          </table:table-cell>
          <table:table-cell table:style-name="ce86" office:value-type="date" office:date-value="2022-01-01" calcext:value-type="date">
            <text:p>1-1</text:p>
          </table:table-cell>
          <table:table-cell table:style-name="ce81" table:formula="of:=TRUE()" office:value-type="float" office:value="1" calcext:value-type="float">
            <text:p>1</text:p>
          </table:table-cell>
          <table:table-cell table:style-name="ce41" table:content-validation-name="val8"/>
          <table:table-cell table:style-name="ce41" table:content-validation-name="val10" office:value-type="string" calcext:value-type="string">
            <text:p>Data-Based Routing</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content-validation-name="val12" office:value-type="string" calcext:value-type="string">
            <text:p>Assertion</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table-cell table:style-name="ce81" table:formula="of:=TRUE()" office:value-type="float" office:value="1" calcext:value-type="float">
            <text:p>1</text:p>
          </table:table-cell>
          <table:table-cell table:number-columns-repeated="985"/>
        </table:table-row>
        <table:table-row table:style-name="ro1" table:visibility="collapse">
          <table:table-cell table:style-name="ce10" table:formula="of:=[$'2 Reading'.D30]" office:value-type="float" office:value="0" calcext:value-type="float">
            <text:p>0</text:p>
          </table:table-cell>
          <table:table-cell table:style-name="ce27"/>
          <table:table-cell table:style-name="ce36"/>
          <table:table-cell table:style-name="ce36" table:formula="of:=[$'2 Reading'.B30]" office:value-type="float" office:value="2018" calcext:value-type="float">
            <text:p>2018</text:p>
          </table:table-cell>
          <table:table-cell table:style-name="ce36" table:formula="of:=[$'2 Reading'.A30]" office:value-type="string" office:string-value="CD Ciccio, A Cecconi, J Mendling, D Felix…" calcext:value-type="string">
            <text:p>CD Ciccio, A Cecconi, J Mendling, D Felix…</text:p>
          </table:table-cell>
          <table:table-cell table:style-name="ce50" table:formula="of:=[$'2 Reading'.C30]" office:value-type="string" office:string-value="Blockchain-based traceability of inter-organisational business processes" calcext:value-type="string">
            <text:p>Blockchain-based traceability of inter-organisational business processes</text:p>
          </table:table-cell>
          <table:table-cell table:style-name="ce36"/>
          <table:table-cell table:style-name="ce43" table:content-validation-name="val2" table:formula="of:=[$'2 Reading'.I30]" office:value-type="string" office:string-value="10.1007/978-3-319-94214-8_4" calcext:value-type="string">
            <text:p>10.1007/978-3-319-94214-8_4</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table-cell table:style-name="ce10" table:formula="of:=[$'2 Reading'.D31]" office:value-type="float" office:value="1" calcext:value-type="float">
            <text:p>1</text:p>
          </table:table-cell>
          <table:table-cell table:style-name="ce28" office:value-type="float" office:value="8" calcext:value-type="float">
            <text:p>8</text:p>
          </table:table-cell>
          <table:table-cell table:style-name="ce37" office:value-type="string" calcext:value-type="string">
            <text:p>prybilaRuntimeVerificationBusiness2020a</text:p>
          </table:table-cell>
          <table:table-cell table:style-name="ce42" table:formula="of:=[$'2 Reading'.B31]" office:value-type="float" office:value="2020" calcext:value-type="float">
            <text:p>2020</text:p>
          </table:table-cell>
          <table:table-cell table:style-name="ce38" table:formula="of:=[$'2 Reading'.A31]" office:value-type="string" office:string-value="C Prybila, S Schulte, C Hochreiner, I Weber" calcext:value-type="string">
            <text:p>C Prybila, S Schulte, C Hochreiner, I Weber</text:p>
          </table:table-cell>
          <table:table-cell table:style-name="ce52" table:formula="of:=[$'2 Reading'.C31]" office:value-type="string" office:string-value="Runtime verification for business processes utilizing the Bitcoin blockchain" calcext:value-type="string">
            <text:p>Runtime verification for business processes utilizing the Bitcoin blockchain</text:p>
          </table:table-cell>
          <table:table-cell table:style-name="ce69" office:value-type="string" calcext:value-type="string">
            <text:p>Runtime verification for business processes utilizing the Bitcoin blockchain</text:p>
          </table:table-cell>
          <table:table-cell table:style-name="ce43" table:formula="of:=[$'2 Reading'.I31]" office:value-type="float" office:value="0" calcext:value-type="float">
            <text:p>0</text:p>
          </table:table-cell>
          <table:table-cell table:style-name="ce41"/>
          <table:table-cell table:style-name="ce41" table:content-validation-name="val2" office:value-type="string" calcext:value-type="string">
            <text:p>Unclear</text:p>
          </table:table-cell>
          <table:table-cell table:style-name="ce79" office:value-type="string" calcext:value-type="string">
            <text:p>Bitcoin</text:p>
          </table:table-cell>
          <table:table-cell table:style-name="ce79" office:value-type="string" calcext:value-type="string">
            <text:p>BPMN Choreography diagram</text:p>
          </table:table-cell>
          <table:table-cell table:style-name="ce79" office:value-type="string" calcext:value-type="string">
            <text:p>Task, X, +</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table:content-validation-name="val4" office:value-type="string" calcext:value-type="string">
            <text:p>Direct</text:p>
          </table:table-cell>
          <table:table-cell table:style-name="ce41" table:content-validation-name="val5" office:value-type="string" calcext:value-type="string">
            <text:p>Run Time</text:p>
          </table:table-cell>
          <table:table-cell table:style-name="ce86" table:content-validation-name="val7" office:value-type="date" office:date-value="2022-01-01" calcext:value-type="date">
            <text:p>1-1</text:p>
          </table:table-cell>
          <table:table-cell table:style-name="ce81" table:formula="of:=FALSE()" office:value-type="float" office:value="0" calcext:value-type="float">
            <text:p>0</text:p>
          </table:table-cell>
          <table:table-cell table:style-name="ce41" table:content-validation-name="val8"/>
          <table:table-cell table:style-name="ce41" table:content-validation-name="val10"/>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content-validation-name="val12" office:value-type="string" calcext:value-type="string">
            <text:p>Case Study</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office:value-type="string" calcext:value-type="string">
            <text:p>Open Sourced, but link no accessible anymore. Focus on on-chain aspects, off-chain verification approach is not described (so it is unclear whether it is manual or not, but in theorey any conformance checking method could be used). Strictly, speaking resource allocation is not enforced on-chain but off-chain.</text:p>
          </table:table-cell>
          <table:table-cell table:style-name="ce81" table:formula="of:=TRUE()" office:value-type="float" office:value="1" calcext:value-type="float">
            <text:p>1</text:p>
          </table:table-cell>
          <table:table-cell table:number-columns-repeated="985"/>
        </table:table-row>
        <table:table-row table:style-name="ro1" table:visibility="collapse">
          <table:table-cell table:style-name="ce10" table:formula="of:=[$'2 Reading'.D32]" office:value-type="float" office:value="0" calcext:value-type="float">
            <text:p>0</text:p>
          </table:table-cell>
          <table:table-cell table:style-name="ce27"/>
          <table:table-cell table:style-name="ce36"/>
          <table:table-cell table:style-name="ce36" table:formula="of:=[$'2 Reading'.B32]" office:value-type="float" office:value="2020" calcext:value-type="float">
            <text:p>2020</text:p>
          </table:table-cell>
          <table:table-cell table:style-name="ce36" table:formula="of:=[$'2 Reading'.A32]" office:value-type="string" office:string-value="X Xu, Y Chen, Y Yuan, T Huang, X Zhang…" calcext:value-type="string">
            <text:p>X Xu, Y Chen, Y Yuan, T Huang, X Zhang…</text:p>
          </table:table-cell>
          <table:table-cell table:style-name="ce50" table:formula="of:=[$'2 Reading'.C32]" office:value-type="string" office:string-value="Blockchain-based cloudlet management for multimedia workflow in mobile cloud computing" calcext:value-type="string">
            <text:p>Blockchain-based cloudlet management for multimedia workflow in mobile cloud computing</text:p>
          </table:table-cell>
          <table:table-cell table:style-name="ce36"/>
          <table:table-cell table:style-name="ce43" table:content-validation-name="val2" table:formula="of:=[$'2 Reading'.I32]"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table-cell table:style-name="ce10" table:formula="of:=[$'2 Reading'.D33]" office:value-type="float" office:value="1" calcext:value-type="float">
            <text:p>1</text:p>
          </table:table-cell>
          <table:table-cell table:style-name="ce28" office:value-type="float" office:value="9" calcext:value-type="float">
            <text:p>9</text:p>
          </table:table-cell>
          <table:table-cell table:style-name="ce37" office:value-type="string" calcext:value-type="string">
            <text:p>luIntegratedModelDriven2021a</text:p>
          </table:table-cell>
          <table:table-cell table:style-name="ce42" table:formula="of:=[$'2 Reading'.B33]" office:value-type="float" office:value="2021" calcext:value-type="float">
            <text:p>2021</text:p>
          </table:table-cell>
          <table:table-cell table:style-name="ce38" table:formula="of:=[$'2 Reading'.A33]" office:value-type="string" office:string-value="Q Lu, A Binh Tran, I Weber, H O'Connor…" calcext:value-type="string">
            <text:p>Q Lu, A Binh Tran, I Weber, H O'Connor…</text:p>
          </table:table-cell>
          <table:table-cell table:style-name="ce52" table:formula="of:=[$'2 Reading'.C33]" office:value-type="string" office:string-value="Integrated model‐driven engineering of blockchain applications for business processes and asset management" calcext:value-type="string">
            <text:p>Integrated model‐driven engineering of blockchain applications for business processes and asset management</text:p>
          </table:table-cell>
          <table:table-cell table:style-name="ce69" office:value-type="string" calcext:value-type="string">
            <text:p>Integrated model‐driven engineering of blockchain applications for business processes and asset management</text:p>
          </table:table-cell>
          <table:table-cell table:style-name="ce43" table:formula="of:=[$'2 Reading'.I33]" office:value-type="string" office:string-value="10.1002/spe.2931" calcext:value-type="string">
            <text:p>10.1002/spe.2931</text:p>
          </table:table-cell>
          <table:table-cell table:style-name="ce41"/>
          <table:table-cell table:style-name="ce41" table:content-validation-name="val2" office:value-type="string" calcext:value-type="string">
            <text:p>MDE</text:p>
          </table:table-cell>
          <table:table-cell table:style-name="ce79" office:value-type="string" calcext:value-type="string">
            <text:p>Ethereum Smart Contract</text:p>
          </table:table-cell>
          <table:table-cell table:style-name="ce79" office:value-type="string" calcext:value-type="string">
            <text:p>BPMN Process diagram, UML Class diagram</text:p>
          </table:table-cell>
          <table:table-cell table:style-name="ce79" office:value-type="string" calcext:value-type="string">
            <text:p>Task, User Task, Script Task, X, +</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41" table:content-validation-name="val4"/>
          <table:table-cell table:style-name="ce41" table:content-validation-name="val5"/>
          <table:table-cell table:style-name="ce86" table:content-validation-name="val7"/>
          <table:table-cell table:style-name="ce81" table:formula="of:=FALSE()" office:value-type="float" office:value="0" calcext:value-type="float">
            <text:p>0</text:p>
          </table:table-cell>
          <table:table-cell table:style-name="ce41" table:content-validation-name="val8"/>
          <table:table-cell table:style-name="ce41" table:content-validation-name="val10" office:value-type="string" calcext:value-type="string">
            <text:p>Data-Based Routing</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content-validation-name="val12" office:value-type="string" calcext:value-type="string">
            <text:p>Case Study</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41" office:value-type="string" calcext:value-type="string">
            <text:p>Allows the modeling of Fungible and Non-Fungible Tokens (ERC-20/72 compatible) through a Registry component, which they introduce as a custom BPMN object. The registry supports access control but there is no resource allocation for tasks. They compare the cast gost with the mean and median gas cost of Google BigQuery's Ethereum dataset (they find theirs is about 8% higher). They include their evaluation setup which enables to replicate it. </text:p>
          </table:table-cell>
          <table:table-cell table:style-name="ce81" table:formula="of:=TRUE()" office:value-type="float" office:value="1" calcext:value-type="float">
            <text:p>1</text:p>
          </table:table-cell>
          <table:table-cell table:number-columns-repeated="985"/>
        </table:table-row>
        <table:table-row table:style-name="ro1">
          <table:table-cell table:style-name="ce10" table:formula="of:=[$'2 Reading'.D34]" office:value-type="float" office:value="1" calcext:value-type="float">
            <text:p>1</text:p>
          </table:table-cell>
          <table:table-cell table:style-name="ce28" office:value-type="float" office:value="10" calcext:value-type="float">
            <text:p>10</text:p>
          </table:table-cell>
          <table:table-cell table:style-name="ce37" office:value-type="string" calcext:value-type="string">
            <text:p>nakamuraInterorganizationalBusinessProcesses2018a</text:p>
          </table:table-cell>
          <table:table-cell table:style-name="ce42" table:formula="of:=[$'2 Reading'.B34]" office:value-type="float" office:value="2018" calcext:value-type="float">
            <text:p>2018</text:p>
          </table:table-cell>
          <table:table-cell table:style-name="ce38" table:formula="of:=[$'2 Reading'.A34]" office:value-type="string" office:string-value="H Nakamura, K Miyamoto, M Kudo" calcext:value-type="string">
            <text:p>H Nakamura, K Miyamoto, M Kudo</text:p>
          </table:table-cell>
          <table:table-cell table:style-name="ce52" table:formula="of:=[$'2 Reading'.C34]" office:value-type="string" office:string-value="Inter-organizational business processes managed by blockchain" calcext:value-type="string">
            <text:p>Inter-organizational business processes managed by blockchain</text:p>
          </table:table-cell>
          <table:table-cell table:style-name="ce69" office:value-type="string" calcext:value-type="string">
            <text:p>Inter-organizational business processes managed by blockchain</text:p>
          </table:table-cell>
          <table:table-cell table:style-name="ce43" table:formula="of:=[$'2 Reading'.I34]" office:value-type="string" office:string-value="10.1007/978-3-030-02922-7_1" calcext:value-type="string">
            <text:p>10.1007/978-3-030-02922-7_1</text:p>
          </table:table-cell>
          <table:table-cell table:style-name="ce41"/>
          <table:table-cell table:style-name="ce41" table:content-validation-name="val2" office:value-type="string" calcext:value-type="string">
            <text:p>MDE</text:p>
          </table:table-cell>
          <table:table-cell table:style-name="ce79" office:value-type="string" calcext:value-type="string">
            <text:p>Hyperledger Chaincode</text:p>
          </table:table-cell>
          <table:table-cell table:style-name="ce79" office:value-type="string" calcext:value-type="string">
            <text:p>BPMN Process diagram, Statechart</text:p>
          </table:table-cell>
          <table:table-cell table:style-name="ce79" office:value-type="string" calcext:value-type="string">
            <text:p>Swimlane, Task, X</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table:content-validation-name="val4" office:value-type="string" calcext:value-type="string">
            <text:p>Unclear</text:p>
          </table:table-cell>
          <table:table-cell table:style-name="ce41" table:content-validation-name="val5"/>
          <table:table-cell table:style-name="ce81" table:content-validation-name="val7"/>
          <table:table-cell table:style-name="ce81" table:formula="of:=FALSE()" office:value-type="float" office:value="0" calcext:value-type="float">
            <text:p>0</text:p>
          </table:table-cell>
          <table:table-cell table:style-name="ce41" table:content-validation-name="val8"/>
          <table:table-cell table:style-name="ce41" table:content-validation-name="val10" office:value-type="string" calcext:value-type="string">
            <text:p>Naive Routing</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table:content-validation-name="val12" office:value-type="string" calcext:value-type="string">
            <text:p>Case Study</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office:value-type="string" calcext:value-type="string">
            <text:p>Transforms a BPMN like process model into statechart models, which are then interpreted. Cost is evaluated in terms of transitions requrie, that is, the size of the state transition system.</text:p>
          </table:table-cell>
          <table:table-cell table:style-name="ce81" table:formula="of:=TRUE()" office:value-type="float" office:value="1" calcext:value-type="float">
            <text:p>1</text:p>
          </table:table-cell>
          <table:table-cell table:number-columns-repeated="985"/>
        </table:table-row>
        <table:table-row table:style-name="ro1">
          <table:table-cell table:style-name="ce10" table:formula="of:=[$'2 Reading'.D35]" office:value-type="float" office:value="1" calcext:value-type="float">
            <text:p>1</text:p>
          </table:table-cell>
          <table:table-cell table:style-name="ce28" office:value-type="float" office:value="11" calcext:value-type="float">
            <text:p>11</text:p>
          </table:table-cell>
          <table:table-cell table:style-name="ce37" office:value-type="string" calcext:value-type="string">
            <text:p>lopez-pintadoInterpretedExecutionBusiness2019a</text:p>
          </table:table-cell>
          <table:table-cell table:style-name="ce42" table:formula="of:=[$'2 Reading'.B35]" office:value-type="float" office:value="2019" calcext:value-type="float">
            <text:p>2019</text:p>
          </table:table-cell>
          <table:table-cell table:style-name="ce38" table:formula="of:=[$'2 Reading'.A35]" office:value-type="string" office:string-value="O López-Pintado, M Dumas…" calcext:value-type="string">
            <text:p>O López-Pintado, M Dumas…</text:p>
          </table:table-cell>
          <table:table-cell table:style-name="ce55" table:formula="of:=[$'2 Reading'.C35]" office:value-type="string" office:string-value="Interpreted execution of business process models on blockchain" calcext:value-type="string">
            <text:p>Interpreted execution of business process models on blockchain</text:p>
          </table:table-cell>
          <table:table-cell table:style-name="ce69" office:value-type="string" calcext:value-type="string">
            <text:p>Interpreted execution of business process models on blockchain</text:p>
          </table:table-cell>
          <table:table-cell table:style-name="ce43" table:formula="of:=[$'2 Reading'.I35]" office:value-type="float" office:value="0" calcext:value-type="float">
            <text:p>0</text:p>
          </table:table-cell>
          <table:table-cell table:style-name="ce41" office:value-type="string" calcext:value-type="string">
            <text:p>Caterpillar</text:p>
          </table:table-cell>
          <table:table-cell table:style-name="ce41" table:content-validation-name="val2" office:value-type="string" calcext:value-type="string">
            <text:p>MDE</text:p>
          </table:table-cell>
          <table:table-cell table:style-name="ce79" office:value-type="string" calcext:value-type="string">
            <text:p>Ethereum Smart Contract</text:p>
          </table:table-cell>
          <table:table-cell table:style-name="ce79" office:value-type="string" calcext:value-type="string">
            <text:p>BPMN Process diagram, Binding Policy</text:p>
          </table:table-cell>
          <table:table-cell table:style-name="ce79" office:value-type="string" calcext:value-type="string">
            <text:p><text:span text:style-name="T1">Swimlane, Task, User, Script, Service Task, Parallel and Sequential, X, +, </text:span><text:span text:style-name="T2">O</text:span><text:span text:style-name="T3">, Event-based, Message and Signal Events, Throwing and Catching, Boundary interrupting and noninterrupting. </text:span></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41" table:content-validation-name="val4" office:value-type="string" calcext:value-type="string">
            <text:p>Dynamic</text:p>
          </table:table-cell>
          <table:table-cell table:style-name="ce41" table:content-validation-name="val5" office:value-type="string" calcext:value-type="string">
            <text:p>Run Time</text:p>
          </table:table-cell>
          <table:table-cell table:style-name="ce86" table:content-validation-name="val7" office:value-type="date" office:date-value="2022-01-01" calcext:value-type="date">
            <text:p>1-1</text:p>
          </table:table-cell>
          <table:table-cell table:style-name="ce81" table:formula="of:=TRUE()" office:value-type="float" office:value="1" calcext:value-type="float">
            <text:p>1</text:p>
          </table:table-cell>
          <table:table-cell table:style-name="ce41" table:content-validation-name="val8"/>
          <table:table-cell table:style-name="ce41" table:content-validation-name="val10" office:value-type="string" calcext:value-type="string">
            <text:p>Data-Based Routing</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content-validation-name="val12" office:value-type="string" calcext:value-type="string">
            <text:p>Case Study</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office:value-type="string" calcext:value-type="string">
            <text:p>Based on dynamic role binding Caterpillar. In principal model adaptaion at run time is possible, but it is neither guaranteed to be consistent nor does it enforce agreement, this is left as future work, which is done in the journal paper.</text:p>
          </table:table-cell>
          <table:table-cell table:style-name="ce81" table:formula="of:=TRUE()" office:value-type="float" office:value="1" calcext:value-type="float">
            <text:p>1</text:p>
          </table:table-cell>
          <table:table-cell table:number-columns-repeated="985"/>
        </table:table-row>
        <table:table-row table:style-name="ro1" table:visibility="collapse">
          <table:table-cell table:style-name="ce10" table:formula="of:=[$'2 Reading'.D36]" office:value-type="float" office:value="0" calcext:value-type="float">
            <text:p>0</text:p>
          </table:table-cell>
          <table:table-cell table:style-name="ce27"/>
          <table:table-cell table:style-name="ce36"/>
          <table:table-cell table:style-name="ce36" table:formula="of:=[$'2 Reading'.B36]" office:value-type="float" office:value="2020" calcext:value-type="float">
            <text:p>2020</text:p>
          </table:table-cell>
          <table:table-cell table:style-name="ce36" table:formula="of:=[$'2 Reading'.A36]" office:value-type="string" office:string-value="P Rimba, AB Tran, I Weber, M Staples…" calcext:value-type="string">
            <text:p>P Rimba, AB Tran, I Weber, M Staples…</text:p>
          </table:table-cell>
          <table:table-cell table:style-name="ce50" table:formula="of:=[$'2 Reading'.C36]" office:value-type="string" office:string-value="Quantifying the cost of distrust: Comparing blockchain and cloud services for business process execution" calcext:value-type="string">
            <text:p>Quantifying the cost of distrust: Comparing blockchain and cloud services for business process execution</text:p>
          </table:table-cell>
          <table:table-cell table:style-name="ce36"/>
          <table:table-cell table:style-name="ce43" table:content-validation-name="val2" table:formula="of:=[$'2 Reading'.I36]"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37]" office:value-type="float" office:value="0" calcext:value-type="float">
            <text:p>0</text:p>
          </table:table-cell>
          <table:table-cell table:style-name="ce27"/>
          <table:table-cell table:style-name="ce36"/>
          <table:table-cell table:style-name="ce36" table:formula="of:=[$'2 Reading'.B37]" office:value-type="float" office:value="2018" calcext:value-type="float">
            <text:p>2018</text:p>
          </table:table-cell>
          <table:table-cell table:style-name="ce36" table:formula="of:=[$'2 Reading'.A37]" office:value-type="string" office:string-value="W Chen, X Liang, J Li, H Qin, Y Mu…" calcext:value-type="string">
            <text:p>W Chen, X Liang, J Li, H Qin, Y Mu…</text:p>
          </table:table-cell>
          <table:table-cell table:style-name="ce50" table:formula="of:=[$'2 Reading'.C37]" office:value-type="string" office:string-value="Blockchain based provenance sharing of scientific workflows" calcext:value-type="string">
            <text:p>Blockchain based provenance sharing of scientific workflows</text:p>
          </table:table-cell>
          <table:table-cell table:style-name="ce36"/>
          <table:table-cell table:style-name="ce43" table:content-validation-name="val2" table:formula="of:=[$'2 Reading'.I37]"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38]" office:value-type="float" office:value="0" calcext:value-type="float">
            <text:p>0</text:p>
          </table:table-cell>
          <table:table-cell table:style-name="ce27"/>
          <table:table-cell table:style-name="ce36"/>
          <table:table-cell table:style-name="ce36" table:formula="of:=[$'2 Reading'.B38]" office:value-type="float" office:value="2018" calcext:value-type="float">
            <text:p>2018</text:p>
          </table:table-cell>
          <table:table-cell table:style-name="ce36" table:formula="of:=[$'2 Reading'.A38]" office:value-type="string" office:string-value="S Tönnissen, F Teuteberg" calcext:value-type="string">
            <text:p>S Tönnissen, F Teuteberg</text:p>
          </table:table-cell>
          <table:table-cell table:style-name="ce50" table:formula="of:=[$'2 Reading'.C38]" office:value-type="string" office:string-value="Using blockchain technology for business processes in purchasing− concept and case study-based evidence" calcext:value-type="string">
            <text:p>Using blockchain technology for business processes in purchasing− concept and case study-based evidence</text:p>
          </table:table-cell>
          <table:table-cell table:style-name="ce36"/>
          <table:table-cell table:style-name="ce43" table:content-validation-name="val2" table:formula="of:=[$'2 Reading'.I38]"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39]" office:value-type="float" office:value="0" calcext:value-type="float">
            <text:p>0</text:p>
          </table:table-cell>
          <table:table-cell table:style-name="ce27"/>
          <table:table-cell table:style-name="ce36"/>
          <table:table-cell table:style-name="ce36" table:formula="of:=[$'2 Reading'.B39]" office:value-type="float" office:value="2018" calcext:value-type="float">
            <text:p>2018</text:p>
          </table:table-cell>
          <table:table-cell table:style-name="ce36" table:formula="of:=[$'2 Reading'.A39]" office:value-type="string" office:string-value="H Johng, D Kim, T Hill, L Chung" calcext:value-type="string">
            <text:p>H Johng, D Kim, T Hill, L Chung</text:p>
          </table:table-cell>
          <table:table-cell table:style-name="ce50" table:formula="of:=[$'2 Reading'.C39]" office:value-type="string" office:string-value="Using blockchain to enhance the trustworthiness of business processes: a goal-oriented approach" calcext:value-type="string">
            <text:p>Using blockchain to enhance the trustworthiness of business processes: a goal-oriented approach</text:p>
          </table:table-cell>
          <table:table-cell table:style-name="ce36"/>
          <table:table-cell table:style-name="ce43" table:content-validation-name="val2" table:formula="of:=[$'2 Reading'.I39]"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40]" office:value-type="float" office:value="0" calcext:value-type="float">
            <text:p>0</text:p>
          </table:table-cell>
          <table:table-cell table:style-name="ce27"/>
          <table:table-cell table:style-name="ce36"/>
          <table:table-cell table:style-name="ce36" table:formula="of:=[$'2 Reading'.B40]" office:value-type="float" office:value="2018" calcext:value-type="float">
            <text:p>2018</text:p>
          </table:table-cell>
          <table:table-cell table:style-name="ce36" table:formula="of:=[$'2 Reading'.A40]" office:value-type="string" office:string-value="B Carminati, E Ferrari…" calcext:value-type="string">
            <text:p>B Carminati, E Ferrari…</text:p>
          </table:table-cell>
          <table:table-cell table:style-name="ce50" table:formula="of:=[$'2 Reading'.C40]" office:value-type="string" office:string-value="Blockchain as a platform for secure inter-organizational business processes" calcext:value-type="string">
            <text:p>Blockchain as a platform for secure inter-organizational business processes</text:p>
          </table:table-cell>
          <table:table-cell table:style-name="ce36"/>
          <table:table-cell table:style-name="ce43" table:content-validation-name="val2" table:formula="of:=[$'2 Reading'.I40]"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41]" office:value-type="float" office:value="0" calcext:value-type="float">
            <text:p>0</text:p>
          </table:table-cell>
          <table:table-cell table:style-name="ce27"/>
          <table:table-cell table:style-name="ce36"/>
          <table:table-cell table:style-name="ce36" table:formula="of:=[$'2 Reading'.B41]" office:value-type="float" office:value="2020" calcext:value-type="float">
            <text:p>2020</text:p>
          </table:table-cell>
          <table:table-cell table:style-name="ce36" table:formula="of:=[$'2 Reading'.A41]" office:value-type="string" office:string-value="F Guggenmos, J Lockl, A Rieger…" calcext:value-type="string">
            <text:p>F Guggenmos, J Lockl, A Rieger…</text:p>
          </table:table-cell>
          <table:table-cell table:style-name="ce50" table:formula="of:=[$'2 Reading'.C41]" office:value-type="string" office:string-value="How to develop a GDPR-compliant blockchain solution for cross-organizational workflow management: evidence from the German asylum procedure" calcext:value-type="string">
            <text:p>How to develop a GDPR-compliant blockchain solution for cross-organizational workflow management: evidence from the German asylum procedure</text:p>
          </table:table-cell>
          <table:table-cell table:style-name="ce36"/>
          <table:table-cell table:style-name="ce43" table:content-validation-name="val2" table:formula="of:=[$'2 Reading'.I41]"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42]" office:value-type="float" office:value="0" calcext:value-type="float">
            <text:p>0</text:p>
          </table:table-cell>
          <table:table-cell table:style-name="ce27"/>
          <table:table-cell table:style-name="ce36"/>
          <table:table-cell table:style-name="ce36" table:formula="of:=[$'2 Reading'.B42]" office:value-type="float" office:value="2020" calcext:value-type="float">
            <text:p>2020</text:p>
          </table:table-cell>
          <table:table-cell table:style-name="ce36" table:formula="of:=[$'2 Reading'.A42]" office:value-type="string" office:string-value="M Alles, GL Gray" calcext:value-type="string">
            <text:p>M Alles, GL Gray</text:p>
          </table:table-cell>
          <table:table-cell table:style-name="ce50" table:formula="of:=[$'2 Reading'.C42]" office:value-type="string" office:string-value="“The first mile problem”: Deriving an endogenous demand for auditing in blockchain-based business processes" calcext:value-type="string">
            <text:p>“The first mile problem”: Deriving an endogenous demand for auditing in blockchain-based business processes</text:p>
          </table:table-cell>
          <table:table-cell table:style-name="ce36"/>
          <table:table-cell table:style-name="ce43" table:content-validation-name="val2" table:formula="of:=[$'2 Reading'.I42]"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table-cell table:style-name="ce10" table:formula="of:=[$'2 Reading'.D43]" office:value-type="float" office:value="1" calcext:value-type="float">
            <text:p>1</text:p>
          </table:table-cell>
          <table:table-cell table:style-name="ce28" office:value-type="float" office:value="12" calcext:value-type="float">
            <text:p>12</text:p>
          </table:table-cell>
          <table:table-cell table:style-name="ce37" office:value-type="string" calcext:value-type="string">
            <text:p>corradiniEngineeringTrustableAuditable2022a</text:p>
          </table:table-cell>
          <table:table-cell table:style-name="ce42" table:formula="of:=[$'2 Reading'.B43]" office:value-type="float" office:value="2022" calcext:value-type="float">
            <text:p>2022</text:p>
          </table:table-cell>
          <table:table-cell table:style-name="ce38" table:formula="of:=[$'2 Reading'.A43]" office:value-type="string" office:string-value="F Corradini, A Marcelletti, A Morichetta…" calcext:value-type="string">
            <text:p>F Corradini, A Marcelletti, A Morichetta…</text:p>
          </table:table-cell>
          <table:table-cell table:style-name="ce53" table:formula="of:=[$'2 Reading'.C43]" office:value-type="string" office:string-value="Engineering Trustable and Auditable Choreography-based Systems Using Blockchain" calcext:value-type="string">
            <text:p>Engineering Trustable and Auditable Choreography-based Systems Using Blockchain</text:p>
          </table:table-cell>
          <table:table-cell table:style-name="ce69" office:value-type="string" calcext:value-type="string">
            <text:p>Engineering Trustable and Auditable Choreography-based Systems Using Blockchain</text:p>
          </table:table-cell>
          <table:table-cell table:style-name="ce43" table:formula="of:=[$'2 Reading'.I43]" office:value-type="string" office:string-value="10.1145/3505225" calcext:value-type="string">
            <text:p>10.1145/3505225</text:p>
          </table:table-cell>
          <table:table-cell table:style-name="ce41" office:value-type="string" calcext:value-type="string">
            <text:p>ChorChain</text:p>
          </table:table-cell>
          <table:table-cell table:style-name="ce41" table:content-validation-name="val2" office:value-type="string" calcext:value-type="string">
            <text:p>MDE</text:p>
          </table:table-cell>
          <table:table-cell table:style-name="ce79" office:value-type="string" calcext:value-type="string">
            <text:p>Ethereum Smart Contract</text:p>
          </table:table-cell>
          <table:table-cell table:style-name="ce79" office:value-type="string" calcext:value-type="string">
            <text:p>BPMN Choreography diagram</text:p>
          </table:table-cell>
          <table:table-cell table:style-name="ce79" office:value-type="string" calcext:value-type="string">
            <text:p>Task, X, +, Event-based Gateway, Message</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41" table:content-validation-name="val4" office:value-type="string" calcext:value-type="string">
            <text:p>Role-based</text:p>
          </table:table-cell>
          <table:table-cell table:style-name="ce41" table:content-validation-name="val5" office:value-type="string" calcext:value-type="string">
            <text:p>Instantiation</text:p>
          </table:table-cell>
          <table:table-cell table:style-name="ce86" office:value-type="date" office:date-value="2022-01-01" calcext:value-type="date">
            <text:p>1-1</text:p>
          </table:table-cell>
          <table:table-cell table:style-name="ce81" table:formula="of:=TRUE()" office:value-type="float" office:value="1" calcext:value-type="float">
            <text:p>1</text:p>
          </table:table-cell>
          <table:table-cell table:style-name="ce41" table:content-validation-name="val8"/>
          <table:table-cell table:style-name="ce41" table:content-validation-name="val10" office:value-type="string" calcext:value-type="string">
            <text:p>Data-Based Routing</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content-validation-name="val12" office:value-type="string" calcext:value-type="string">
            <text:p>Case Study</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41" office:value-type="string" calcext:value-type="string">
            <text:p>Extended Version of Corradini2020(A10). Extends the process evaluation (called auditing) capabilites. Performed a usability study based on interviews. Should be bundled with other work as this does not introduce anything new in our taxonomy.</text:p>
          </table:table-cell>
          <table:table-cell table:style-name="ce81" table:formula="of:=TRUE()" office:value-type="float" office:value="1" calcext:value-type="float">
            <text:p>1</text:p>
          </table:table-cell>
          <table:table-cell table:number-columns-repeated="985"/>
        </table:table-row>
        <table:table-row table:style-name="ro1">
          <table:table-cell table:style-name="ce10" table:formula="of:=[$'2 Reading'.D44]" office:value-type="float" office:value="1" calcext:value-type="float">
            <text:p>1</text:p>
          </table:table-cell>
          <table:table-cell table:style-name="ce28" office:value-type="float" office:value="13" calcext:value-type="float">
            <text:p>13</text:p>
          </table:table-cell>
          <table:table-cell table:style-name="ce37" office:value-type="string" calcext:value-type="string">
            <text:p>lopez-pintadoControlledFlexibilityBlockchainbased2022a</text:p>
          </table:table-cell>
          <table:table-cell table:style-name="ce42" table:formula="of:=[$'2 Reading'.B44]" office:value-type="float" office:value="2022" calcext:value-type="float">
            <text:p>2022</text:p>
          </table:table-cell>
          <table:table-cell table:style-name="ce38" table:formula="of:=[$'2 Reading'.A44]" office:value-type="string" office:string-value="O López-Pintado, M Dumas, L García-Bañuelos…" calcext:value-type="string">
            <text:p>O López-Pintado, M Dumas, L García-Bañuelos…</text:p>
          </table:table-cell>
          <table:table-cell table:style-name="ce55" table:formula="of:=[$'2 Reading'.C44]" office:value-type="string" office:string-value="Controlled flexibility in blockchain-based collaborative business processes" calcext:value-type="string">
            <text:p>Controlled flexibility in blockchain-based collaborative business processes</text:p>
          </table:table-cell>
          <table:table-cell table:style-name="ce69" office:value-type="string" calcext:value-type="string">
            <text:p>Controlled flexibility in blockchain-based collaborative business processes</text:p>
          </table:table-cell>
          <table:table-cell table:style-name="ce43" table:formula="of:=[$'2 Reading'.I44]" office:value-type="float" office:value="0" calcext:value-type="float">
            <text:p>0</text:p>
          </table:table-cell>
          <table:table-cell table:style-name="ce41" office:value-type="string" calcext:value-type="string">
            <text:p>Caterpillar</text:p>
          </table:table-cell>
          <table:table-cell table:style-name="ce41" table:content-validation-name="val2" office:value-type="string" calcext:value-type="string">
            <text:p>MDE</text:p>
          </table:table-cell>
          <table:table-cell table:style-name="ce79" office:value-type="string" calcext:value-type="string">
            <text:p>Ethereum Smart Contract</text:p>
          </table:table-cell>
          <table:table-cell table:style-name="ce79" office:value-type="string" calcext:value-type="string">
            <text:p>BPMN Process diagram, Binding and Agreement Policies</text:p>
          </table:table-cell>
          <table:table-cell table:style-name="ce79" office:value-type="string" calcext:value-type="string">
            <text:p>Swimlane, Task, User, Script, Service Task, Parallel and Sequential, X, +, Event-based, Message and Signal Events, Throwing and Catching, Boundary interrupting and noninterrupting. </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41" table:content-validation-name="val4" office:value-type="string" calcext:value-type="string">
            <text:p>Dynamic</text:p>
          </table:table-cell>
          <table:table-cell table:style-name="ce41" table:content-validation-name="val5" office:value-type="string" calcext:value-type="string">
            <text:p>Run Time</text:p>
          </table:table-cell>
          <table:table-cell table:style-name="ce86" office:value-type="date" office:date-value="2022-01-01" calcext:value-type="date">
            <text:p>1-1</text:p>
          </table:table-cell>
          <table:table-cell table:style-name="ce81" table:formula="of:=TRUE()" office:value-type="float" office:value="1" calcext:value-type="float">
            <text:p>1</text:p>
          </table:table-cell>
          <table:table-cell table:style-name="ce41" table:content-validation-name="val8" office:value-type="string" calcext:value-type="string">
            <text:p>Looseness, Adaptation</text:p>
          </table:table-cell>
          <table:table-cell table:style-name="ce41" table:content-validation-name="val10" office:value-type="string" calcext:value-type="string">
            <text:p>Data-Based Routing</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content-validation-name="val12" office:value-type="string" calcext:value-type="string">
            <text:p>Case Study</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office:value-type="string" calcext:value-type="string">
            <text:p>Journal paper and extension to dynamic role binding paper. Based on the compiled version of Caterpillar. </text:p>
          </table:table-cell>
          <table:table-cell table:style-name="ce81" table:formula="of:=TRUE()" office:value-type="float" office:value="1" calcext:value-type="float">
            <text:p>1</text:p>
          </table:table-cell>
          <table:table-cell table:number-columns-repeated="985"/>
        </table:table-row>
        <table:table-row table:style-name="ro1" table:visibility="collapse">
          <table:table-cell table:style-name="ce10" table:formula="of:=[$'2 Reading'.D45]" office:value-type="float" office:value="0" calcext:value-type="float">
            <text:p>0</text:p>
          </table:table-cell>
          <table:table-cell table:style-name="ce27"/>
          <table:table-cell table:style-name="ce36"/>
          <table:table-cell table:style-name="ce36" table:formula="of:=[$'2 Reading'.B45]" office:value-type="float" office:value="2018" calcext:value-type="float">
            <text:p>2018</text:p>
          </table:table-cell>
          <table:table-cell table:style-name="ce36" table:formula="of:=[$'2 Reading'.A45]" office:value-type="string" office:string-value="F Härer" calcext:value-type="string">
            <text:p>F Härer</text:p>
          </table:table-cell>
          <table:table-cell table:style-name="ce50" table:formula="of:=[$'2 Reading'.C45]" office:value-type="string" office:string-value="Decentralized Business Process Modeling and Instance Tracking Secured by a Blockchain." calcext:value-type="string">
            <text:p>Decentralized Business Process Modeling and Instance Tracking Secured by a Blockchain.</text:p>
          </table:table-cell>
          <table:table-cell table:style-name="ce36"/>
          <table:table-cell table:style-name="ce43" table:content-validation-name="val2" table:formula="of:=[$'2 Reading'.I45]"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table-cell table:style-name="ce10" table:formula="of:=[$'2 Reading'.D46]" office:value-type="float" office:value="1" calcext:value-type="float">
            <text:p>1</text:p>
          </table:table-cell>
          <table:table-cell table:style-name="ce28" office:value-type="float" office:value="14" calcext:value-type="float">
            <text:p>14</text:p>
          </table:table-cell>
          <table:table-cell table:style-name="ce37" office:value-type="string" calcext:value-type="string">
            <text:p>mercenneBlockchainStudioRolebased2018a</text:p>
          </table:table-cell>
          <table:table-cell table:style-name="ce42" table:formula="of:=[$'2 Reading'.B46]" office:value-type="float" office:value="2018" calcext:value-type="float">
            <text:p>2018</text:p>
          </table:table-cell>
          <table:table-cell table:style-name="ce38" table:formula="of:=[$'2 Reading'.A46]" office:value-type="string" office:string-value="L Mercenne, KL Brousmiche…" calcext:value-type="string">
            <text:p>L Mercenne, KL Brousmiche…</text:p>
          </table:table-cell>
          <table:table-cell table:style-name="ce55" table:formula="of:=[$'2 Reading'.C46]" office:value-type="string" office:string-value="Blockchain studio: a role-based business workflows management system" calcext:value-type="string">
            <text:p>Blockchain studio: a role-based business workflows management system</text:p>
          </table:table-cell>
          <table:table-cell table:style-name="ce69" office:value-type="string" calcext:value-type="string">
            <text:p>Blockchain studio: a role-based business workflows management system</text:p>
          </table:table-cell>
          <table:table-cell table:style-name="ce43" table:formula="of:=[$'2 Reading'.I46]" office:value-type="float" office:value="0" calcext:value-type="float">
            <text:p>0</text:p>
          </table:table-cell>
          <table:table-cell table:style-name="ce41" office:value-type="string" calcext:value-type="string">
            <text:p>Caterpillar</text:p>
          </table:table-cell>
          <table:table-cell table:style-name="ce41" table:content-validation-name="val2" office:value-type="string" calcext:value-type="string">
            <text:p>MDE</text:p>
          </table:table-cell>
          <table:table-cell table:style-name="ce79" office:value-type="string" calcext:value-type="string">
            <text:p>Ethereum Smart Contract</text:p>
          </table:table-cell>
          <table:table-cell table:style-name="ce79" office:value-type="string" calcext:value-type="string">
            <text:p>BPMN Process diagram</text:p>
          </table:table-cell>
          <table:table-cell table:style-name="ce79" office:value-type="string" calcext:value-type="string">
            <text:p>Swimlane, Task, User, Script, Service Task, Parallel and Sequential, X, +, Event-based, Message and Signal Events, Throwing and Catching, Boundary interrupting and noninterrupting. </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41" table:content-validation-name="val4" office:value-type="string" calcext:value-type="string">
            <text:p>Role-based</text:p>
          </table:table-cell>
          <table:table-cell table:style-name="ce41" table:content-validation-name="val5" office:value-type="string" calcext:value-type="string">
            <text:p>Run Time</text:p>
          </table:table-cell>
          <table:table-cell table:style-name="ce81" table:content-validation-name="val7"/>
          <table:table-cell table:style-name="ce81" table:formula="of:=TRUE()" office:value-type="float" office:value="1" calcext:value-type="float">
            <text:p>1</text:p>
          </table:table-cell>
          <table:table-cell table:style-name="ce41" table:content-validation-name="val8"/>
          <table:table-cell table:style-name="ce41" table:content-validation-name="val10" office:value-type="string" calcext:value-type="string">
            <text:p>Data-Based Routing</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content-validation-name="val12" office:value-type="string" calcext:value-type="string">
            <text:p>Case Study</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office:value-type="string" calcext:value-type="string">
            <text:p>Fork of Caterpillar to enable resource perspective. They only consider human resources and integrate their implementation only with user tasks. They compare productivity in terms of development time and cost in terms of gas with a manually created approach. </text:p>
          </table:table-cell>
          <table:table-cell table:style-name="ce81" table:formula="of:=TRUE()" office:value-type="float" office:value="1" calcext:value-type="float">
            <text:p>1</text:p>
          </table:table-cell>
          <table:table-cell table:number-columns-repeated="985"/>
        </table:table-row>
        <table:table-row table:style-name="ro1" table:visibility="collapse">
          <table:table-cell table:style-name="ce10" table:formula="of:=[$'2 Reading'.D47]" office:value-type="float" office:value="0" calcext:value-type="float">
            <text:p>0</text:p>
          </table:table-cell>
          <table:table-cell table:style-name="ce27"/>
          <table:table-cell table:style-name="ce36"/>
          <table:table-cell table:style-name="ce36" table:formula="of:=[$'2 Reading'.B47]" office:value-type="float" office:value="2018" calcext:value-type="float">
            <text:p>2018</text:p>
          </table:table-cell>
          <table:table-cell table:style-name="ce36" table:formula="of:=[$'2 Reading'.A47]" office:value-type="string" office:string-value="J Mendling, I Weber, WVD Aalst, JV Brocke…" calcext:value-type="string">
            <text:p>J Mendling, I Weber, WVD Aalst, JV Brocke…</text:p>
          </table:table-cell>
          <table:table-cell table:style-name="ce50" table:formula="of:=[$'2 Reading'.C47]" office:value-type="string" office:string-value="Blockchains for business process management-challenges and opportunities" calcext:value-type="string">
            <text:p>Blockchains for business process management-challenges and opportunities</text:p>
          </table:table-cell>
          <table:table-cell table:style-name="ce36"/>
          <table:table-cell table:style-name="ce43" table:content-validation-name="val2" table:formula="of:=[$'2 Reading'.I47]" office:value-type="string" office:string-value="10.1145/3183367" calcext:value-type="string">
            <text:p>10.1145/3183367</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48]" office:value-type="float" office:value="0" calcext:value-type="float">
            <text:p>0</text:p>
          </table:table-cell>
          <table:table-cell table:style-name="ce27"/>
          <table:table-cell table:style-name="ce36"/>
          <table:table-cell table:style-name="ce36" table:formula="of:=[$'2 Reading'.B48]" office:value-type="float" office:value="2020" calcext:value-type="float">
            <text:p>2020</text:p>
          </table:table-cell>
          <table:table-cell table:style-name="ce36" table:formula="of:=[$'2 Reading'.A48]" office:value-type="string" office:string-value="A Ruggeri, M Fazio, A Celesti, M Villari" calcext:value-type="string">
            <text:p>A Ruggeri, M Fazio, A Celesti, M Villari</text:p>
          </table:table-cell>
          <table:table-cell table:style-name="ce50" table:formula="of:=[$'2 Reading'.C48]" office:value-type="string" office:string-value="Blockchain-based healthcare workflows in federated hospital clouds" calcext:value-type="string">
            <text:p>Blockchain-based healthcare workflows in federated hospital clouds</text:p>
          </table:table-cell>
          <table:table-cell table:style-name="ce36"/>
          <table:table-cell table:style-name="ce43" table:content-validation-name="val2" table:formula="of:=[$'2 Reading'.I48]"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table-cell table:style-name="ce10" table:formula="of:=[$'2 Reading'.D49]" office:value-type="float" office:value="1" calcext:value-type="float">
            <text:p>1</text:p>
          </table:table-cell>
          <table:table-cell table:style-name="ce28" office:value-type="float" office:value="15" calcext:value-type="float">
            <text:p>15</text:p>
          </table:table-cell>
          <table:table-cell table:style-name="ce37" office:value-type="string" calcext:value-type="string">
            <text:p>silvaDecentralizedEnforcementBusiness2019</text:p>
          </table:table-cell>
          <table:table-cell table:style-name="ce42" table:formula="of:=[$'2 Reading'.B49]" office:value-type="float" office:value="2019" calcext:value-type="float">
            <text:p>2019</text:p>
          </table:table-cell>
          <table:table-cell table:style-name="ce38" table:formula="of:=[$'2 Reading'.A49]" office:value-type="string" office:string-value="D Silva, S Guerreiro, P Sousa" calcext:value-type="string">
            <text:p>D Silva, S Guerreiro, P Sousa</text:p>
          </table:table-cell>
          <table:table-cell table:style-name="ce52" table:formula="of:=[$'2 Reading'.C49]" office:value-type="string" office:string-value="Decentralized enforcement of business process control using blockchain" calcext:value-type="string">
            <text:p>Decentralized enforcement of business process control using blockchain</text:p>
          </table:table-cell>
          <table:table-cell table:style-name="ce69" office:value-type="string" calcext:value-type="string">
            <text:p>Decentralized enforcement of business process control using blockchain</text:p>
          </table:table-cell>
          <table:table-cell table:style-name="ce43" table:formula="of:=[$'2 Reading'.I49]" office:value-type="string" office:string-value="10.1007/978-3-030-06097-8_5" calcext:value-type="string">
            <text:p>10.1007/978-3-030-06097-8_5</text:p>
          </table:table-cell>
          <table:table-cell table:style-name="ce41"/>
          <table:table-cell table:style-name="ce41" table:content-validation-name="val2" office:value-type="string" calcext:value-type="string">
            <text:p>Manual</text:p>
          </table:table-cell>
          <table:table-cell table:style-name="ce79" office:value-type="string" calcext:value-type="string">
            <text:p>Hyperledger Chaincode</text:p>
          </table:table-cell>
          <table:table-cell table:style-name="ce79" office:value-type="string" calcext:value-type="string">
            <text:p>Design and Engineering Methodology for Organizations</text:p>
          </table:table-cell>
          <table:table-cell table:style-name="ce41"/>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content-validation-name="val4" office:value-type="string" calcext:value-type="string">
            <text:p>Role-based</text:p>
          </table:table-cell>
          <table:table-cell table:style-name="ce41" table:content-validation-name="val5" office:value-type="string" calcext:value-type="string">
            <text:p>Run Time</text:p>
          </table:table-cell>
          <table:table-cell table:style-name="ce81" table:content-validation-name="val7"/>
          <table:table-cell table:style-name="ce81" table:formula="of:=TRUE()" office:value-type="float" office:value="1" calcext:value-type="float">
            <text:p>1</text:p>
          </table:table-cell>
          <table:table-cell table:style-name="ce41" table:content-validation-name="val8"/>
          <table:table-cell table:style-name="ce41" table:content-validation-name="val10" office:value-type="string" calcext:value-type="string">
            <text:p>Naive Routing</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content-validation-name="val12" office:value-type="string" calcext:value-type="string">
            <text:p>Case Study</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office:value-type="string" calcext:value-type="string">
            <text:p>Shows feasibility of a DEMO based approach.</text:p>
          </table:table-cell>
          <table:table-cell table:style-name="ce81" table:formula="of:=TRUE()" office:value-type="float" office:value="1" calcext:value-type="float">
            <text:p>1</text:p>
          </table:table-cell>
          <table:table-cell table:number-columns-repeated="985"/>
        </table:table-row>
        <table:table-row table:style-name="ro1" table:visibility="collapse">
          <table:table-cell table:style-name="ce10" table:formula="of:=[$'2 Reading'.D50]" office:value-type="float" office:value="0" calcext:value-type="float">
            <text:p>0</text:p>
          </table:table-cell>
          <table:table-cell table:style-name="ce27"/>
          <table:table-cell table:style-name="ce36"/>
          <table:table-cell table:style-name="ce36" table:formula="of:=[$'2 Reading'.B50]" office:value-type="float" office:value="2018" calcext:value-type="float">
            <text:p>2018</text:p>
          </table:table-cell>
          <table:table-cell table:style-name="ce36" table:formula="of:=[$'2 Reading'.A50]" office:value-type="string" office:string-value="J Mendling" calcext:value-type="string">
            <text:p>J Mendling</text:p>
          </table:table-cell>
          <table:table-cell table:style-name="ce50" table:formula="of:=[$'2 Reading'.C50]" office:value-type="string" office:string-value="Towards blockchain support for business processes" calcext:value-type="string">
            <text:p>Towards blockchain support for business processes</text:p>
          </table:table-cell>
          <table:table-cell table:style-name="ce36"/>
          <table:table-cell table:style-name="ce43" table:content-validation-name="val2" table:formula="of:=[$'2 Reading'.I50]" office:value-type="string" office:string-value="10.1007/978-3-319-94214-8_15" calcext:value-type="string">
            <text:p>10.1007/978-3-319-94214-8_15</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51]" office:value-type="float" office:value="0" calcext:value-type="float">
            <text:p>0</text:p>
          </table:table-cell>
          <table:table-cell table:style-name="ce27"/>
          <table:table-cell table:style-name="ce36"/>
          <table:table-cell table:style-name="ce36" table:formula="of:=[$'2 Reading'.B51]" office:value-type="float" office:value="2020" calcext:value-type="float">
            <text:p>2020</text:p>
          </table:table-cell>
          <table:table-cell table:style-name="ce36" table:formula="of:=[$'2 Reading'.A51]" office:value-type="string" office:string-value="M Müller, N Ostern, M Rosemann" calcext:value-type="string">
            <text:p>M Müller, N Ostern, M Rosemann</text:p>
          </table:table-cell>
          <table:table-cell table:style-name="ce50" table:formula="of:=[$'2 Reading'.C51]" office:value-type="string" office:string-value="Silver bullet for all trust issues? blockchain-based trust patterns for collaborative business processes" calcext:value-type="string">
            <text:p>Silver bullet for all trust issues? blockchain-based trust patterns for collaborative business processes</text:p>
          </table:table-cell>
          <table:table-cell table:style-name="ce36"/>
          <table:table-cell table:style-name="ce43" table:content-validation-name="val2" table:formula="of:=[$'2 Reading'.I51]" office:value-type="string" office:string-value="10.1007/978-3-030-58779-6_1" calcext:value-type="string">
            <text:p>10.1007/978-3-030-58779-6_1</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52]" office:value-type="float" office:value="0" calcext:value-type="float">
            <text:p>0</text:p>
          </table:table-cell>
          <table:table-cell table:style-name="ce27"/>
          <table:table-cell table:style-name="ce36"/>
          <table:table-cell table:style-name="ce36" table:formula="of:=[$'2 Reading'.B52]" office:value-type="float" office:value="2022" calcext:value-type="float">
            <text:p>2022</text:p>
          </table:table-cell>
          <table:table-cell table:style-name="ce36" table:formula="of:=[$'2 Reading'.A52]" office:value-type="string" office:string-value="M Kherbouche, G Pisoni, B Molnár" calcext:value-type="string">
            <text:p>M Kherbouche, G Pisoni, B Molnár</text:p>
          </table:table-cell>
          <table:table-cell table:style-name="ce50" table:formula="of:=[$'2 Reading'.C52]" office:value-type="string" office:string-value="Model to Program and Blockchain Approaches for Business Processes and Workflows in Finance" calcext:value-type="string">
            <text:p>Model to Program and Blockchain Approaches for Business Processes and Workflows in Finance</text:p>
          </table:table-cell>
          <table:table-cell table:style-name="ce36"/>
          <table:table-cell table:style-name="ce43" table:content-validation-name="val2" table:formula="of:=[$'2 Reading'.I52]"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53]" office:value-type="float" office:value="0" calcext:value-type="float">
            <text:p>0</text:p>
          </table:table-cell>
          <table:table-cell table:style-name="ce27"/>
          <table:table-cell table:style-name="ce36"/>
          <table:table-cell table:style-name="ce36" table:formula="of:=[$'2 Reading'.B53]" office:value-type="float" office:value="2017" calcext:value-type="float">
            <text:p>2017</text:p>
          </table:table-cell>
          <table:table-cell table:style-name="ce36" table:formula="of:=[$'2 Reading'.A53]" office:value-type="string" office:string-value="G Fridgen, B Sablowsky, N Urbach" calcext:value-type="string">
            <text:p>G Fridgen, B Sablowsky, N Urbach</text:p>
          </table:table-cell>
          <table:table-cell table:style-name="ce50" table:formula="of:=[$'2 Reading'.C53]" office:value-type="string" office:string-value="Implementation of a blockchain workflow management prototype" calcext:value-type="string">
            <text:p>Implementation of a blockchain workflow management prototype</text:p>
          </table:table-cell>
          <table:table-cell table:style-name="ce36"/>
          <table:table-cell table:style-name="ce43" table:content-validation-name="val2" table:formula="of:=[$'2 Reading'.I53]"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54]" office:value-type="float" office:value="0" calcext:value-type="float">
            <text:p>0</text:p>
          </table:table-cell>
          <table:table-cell table:style-name="ce27"/>
          <table:table-cell table:style-name="ce36"/>
          <table:table-cell table:style-name="ce36" table:formula="of:=[$'2 Reading'.B54]" office:value-type="float" office:value="2019" calcext:value-type="float">
            <text:p>2019</text:p>
          </table:table-cell>
          <table:table-cell table:style-name="ce36" table:formula="of:=[$'2 Reading'.A54]" office:value-type="string" office:string-value="JL Tilbury, E de la Rey…" calcext:value-type="string">
            <text:p>JL Tilbury, E de la Rey…</text:p>
          </table:table-cell>
          <table:table-cell table:style-name="ce50" table:formula="of:=[$'2 Reading'.C54]" office:value-type="string" office:string-value="Business process models of blockchain and South African real estate transactions" calcext:value-type="string">
            <text:p>Business process models of blockchain and South African real estate transactions</text:p>
          </table:table-cell>
          <table:table-cell table:style-name="ce36"/>
          <table:table-cell table:style-name="ce43" table:content-validation-name="val2" table:formula="of:=[$'2 Reading'.I54]"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55]" office:value-type="float" office:value="0" calcext:value-type="float">
            <text:p>0</text:p>
          </table:table-cell>
          <table:table-cell table:style-name="ce27"/>
          <table:table-cell table:style-name="ce36"/>
          <table:table-cell table:style-name="ce36" table:formula="of:=[$'2 Reading'.B55]" office:value-type="float" office:value="2019" calcext:value-type="float">
            <text:p>2019</text:p>
          </table:table-cell>
          <table:table-cell table:style-name="ce36" table:formula="of:=[$'2 Reading'.A55]" office:value-type="string" office:string-value="YV Vertakova, TA Golovina, AV Polyanin" calcext:value-type="string">
            <text:p>YV Vertakova, TA Golovina, AV Polyanin</text:p>
          </table:table-cell>
          <table:table-cell table:style-name="ce50" table:formula="of:=[$'2 Reading'.C55]" office:value-type="string" office:string-value="Synergy of blockchain technologies and “big data” in business process management of economic systems" calcext:value-type="string">
            <text:p>Synergy of blockchain technologies and “big data” in business process management of economic systems</text:p>
          </table:table-cell>
          <table:table-cell table:style-name="ce36"/>
          <table:table-cell table:style-name="ce43" table:content-validation-name="val2" table:formula="of:=[$'2 Reading'.I55]"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table-cell table:style-name="ce10" table:formula="of:=[$'2 Reading'.D56]" office:value-type="float" office:value="1" calcext:value-type="float">
            <text:p>1</text:p>
          </table:table-cell>
          <table:table-cell table:style-name="ce28" office:value-type="float" office:value="16" calcext:value-type="float">
            <text:p>16</text:p>
          </table:table-cell>
          <table:table-cell table:style-name="ce37" office:value-type="string" calcext:value-type="string">
            <text:p>adamsFlexibleIntegrationBlockchain2020a</text:p>
          </table:table-cell>
          <table:table-cell table:style-name="ce42" table:formula="of:=[$'2 Reading'.B56]" office:value-type="float" office:value="2020" calcext:value-type="float">
            <text:p>2020</text:p>
          </table:table-cell>
          <table:table-cell table:style-name="ce38" table:formula="of:=[$'2 Reading'.A56]" office:value-type="string" office:string-value="M Adams, S Suriadi, A Kumar…" calcext:value-type="string">
            <text:p>M Adams, S Suriadi, A Kumar…</text:p>
          </table:table-cell>
          <table:table-cell table:style-name="ce52" table:formula="of:=[$'2 Reading'.C56]" office:value-type="string" office:string-value="Flexible integration of blockchain with business process automation: A federated architecture" calcext:value-type="string">
            <text:p>Flexible integration of blockchain with business process automation: A federated architecture</text:p>
          </table:table-cell>
          <table:table-cell table:style-name="ce69" office:value-type="string" calcext:value-type="string">
            <text:p>Flexible integration of blockchain with business process automation: A federated architecture</text:p>
          </table:table-cell>
          <table:table-cell table:style-name="ce43" table:formula="of:=[$'2 Reading'.I56]" office:value-type="string" office:string-value="10.1007/978-3-030-58135-0_1" calcext:value-type="string">
            <text:p>10.1007/978-3-030-58135-0_1</text:p>
          </table:table-cell>
          <table:table-cell table:style-name="ce41"/>
          <table:table-cell table:style-name="ce41" table:content-validation-name="val2" office:value-type="string" calcext:value-type="string">
            <text:p>MDE</text:p>
          </table:table-cell>
          <table:table-cell table:style-name="ce79" office:value-type="string" calcext:value-type="string">
            <text:p>Hyperledger Chaincode</text:p>
          </table:table-cell>
          <table:table-cell table:style-name="ce41" office:value-type="string" calcext:value-type="string">
            <text:p>YAWL</text:p>
          </table:table-cell>
          <table:table-cell table:style-name="ce41"/>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table:content-validation-name="val4"/>
          <table:table-cell table:style-name="ce41" table:content-validation-name="val5"/>
          <table:table-cell table:style-name="ce81"/>
          <table:table-cell table:style-name="ce81" table:formula="of:=FALSE()" office:value-type="float" office:value="0" calcext:value-type="float">
            <text:p>0</text:p>
          </table:table-cell>
          <table:table-cell table:style-name="ce41" table:content-validation-name="val8"/>
          <table:table-cell table:style-name="ce41" table:content-validation-name="val10"/>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content-validation-name="val12" office:value-type="string" calcext:value-type="string">
            <text:p>Case Study</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office:value-type="string" calcext:value-type="string">
            <text:p>A connector to Fabric for YAWL, implemented as a YAWL custom service.</text:p>
          </table:table-cell>
          <table:table-cell table:style-name="ce81" table:formula="of:=TRUE()" office:value-type="float" office:value="1" calcext:value-type="float">
            <text:p>1</text:p>
          </table:table-cell>
          <table:table-cell table:number-columns-repeated="985"/>
        </table:table-row>
        <table:table-row table:style-name="ro1" table:visibility="collapse">
          <table:table-cell table:style-name="ce10" table:formula="of:=[$'2 Reading'.D57]" office:value-type="float" office:value="0" calcext:value-type="float">
            <text:p>0</text:p>
          </table:table-cell>
          <table:table-cell table:style-name="ce27"/>
          <table:table-cell table:style-name="ce36"/>
          <table:table-cell table:style-name="ce36" table:formula="of:=[$'2 Reading'.B57]" office:value-type="float" office:value="2022" calcext:value-type="float">
            <text:p>2022</text:p>
          </table:table-cell>
          <table:table-cell table:style-name="ce36" table:formula="of:=[$'2 Reading'.A57]" office:value-type="string" office:string-value="W Viriyasitavat, Z Bi, D Hoonsopon" calcext:value-type="string">
            <text:p>W Viriyasitavat, Z Bi, D Hoonsopon</text:p>
          </table:table-cell>
          <table:table-cell table:style-name="ce50" table:formula="of:=[$'2 Reading'.C57]" office:value-type="string" office:string-value="Blockchain technologies for interoperation of business processes in smart supply chains" calcext:value-type="string">
            <text:p>Blockchain technologies for interoperation of business processes in smart supply chains</text:p>
          </table:table-cell>
          <table:table-cell table:style-name="ce36"/>
          <table:table-cell table:style-name="ce43" table:content-validation-name="val2" table:formula="of:=[$'2 Reading'.I57]"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58]" office:value-type="float" office:value="0" calcext:value-type="float">
            <text:p>0</text:p>
          </table:table-cell>
          <table:table-cell table:style-name="ce27"/>
          <table:table-cell table:style-name="ce36"/>
          <table:table-cell table:style-name="ce36" table:formula="of:=[$'2 Reading'.B58]" office:value-type="float" office:value="2014" calcext:value-type="float">
            <text:p>2014</text:p>
          </table:table-cell>
          <table:table-cell table:style-name="ce36" table:formula="of:=[$'2 Reading'.A58]" office:value-type="string" office:string-value="P Snow, B Deery, J Lu, D Johnston…" calcext:value-type="string">
            <text:p>P Snow, B Deery, J Lu, D Johnston…</text:p>
          </table:table-cell>
          <table:table-cell table:style-name="ce50" table:formula="of:=[$'2 Reading'.C58]" office:value-type="string" office:string-value="Business processes secured by immutable audit trails on the blockchain" calcext:value-type="string">
            <text:p>Business processes secured by immutable audit trails on the blockchain</text:p>
          </table:table-cell>
          <table:table-cell table:style-name="ce36"/>
          <table:table-cell table:style-name="ce43" table:content-validation-name="val2" table:formula="of:=[$'2 Reading'.I58]"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table-cell table:style-name="ce10" table:formula="of:=[$'2 Reading'.D59]" office:value-type="float" office:value="1" calcext:value-type="float">
            <text:p>1</text:p>
          </table:table-cell>
          <table:table-cell table:style-name="ce28" office:value-type="float" office:value="17" calcext:value-type="float">
            <text:p>17</text:p>
          </table:table-cell>
          <table:table-cell table:style-name="ce37" office:value-type="string" calcext:value-type="string">
            <text:p>meroniTrustedArtifactDrivenProcess2019</text:p>
          </table:table-cell>
          <table:table-cell table:style-name="ce42" table:formula="of:=[$'2 Reading'.B59]" office:value-type="float" office:value="2019" calcext:value-type="float">
            <text:p>2019</text:p>
          </table:table-cell>
          <table:table-cell table:style-name="ce38" table:formula="of:=[$'2 Reading'.A59]" office:value-type="string" office:string-value="G Meroni, P Plebani, F Vona" calcext:value-type="string">
            <text:p>G Meroni, P Plebani, F Vona</text:p>
          </table:table-cell>
          <table:table-cell table:style-name="ce52" table:formula="of:=[$'2 Reading'.C59]" office:value-type="string" office:string-value="Trusted artifact-driven process monitoring of multi-party business processes with blockchain" calcext:value-type="string">
            <text:p>Trusted artifact-driven process monitoring of multi-party business processes with blockchain</text:p>
          </table:table-cell>
          <table:table-cell table:style-name="ce69" office:value-type="string" calcext:value-type="string">
            <text:p>Trusted artifact-driven process monitoring of multi-party business processes with blockchain</text:p>
          </table:table-cell>
          <table:table-cell table:style-name="ce43" table:formula="of:=[$'2 Reading'.I59]" office:value-type="string" office:string-value="10.1007/978-3-030-30429-4_5" calcext:value-type="string">
            <text:p>10.1007/978-3-030-30429-4_5</text:p>
          </table:table-cell>
          <table:table-cell table:style-name="ce41"/>
          <table:table-cell table:style-name="ce41" table:content-validation-name="val2" office:value-type="string" calcext:value-type="string">
            <text:p>Manual</text:p>
          </table:table-cell>
          <table:table-cell table:style-name="ce79" office:value-type="string" calcext:value-type="string">
            <text:p>Ethereum Smart Contract</text:p>
          </table:table-cell>
          <table:table-cell table:style-name="ce79" office:value-type="string" calcext:value-type="string">
            <text:p>Extended-Guard-Stage-Milestone</text:p>
          </table:table-cell>
          <table:table-cell table:style-name="ce41"/>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content-validation-name="val4" office:value-type="string" calcext:value-type="string">
            <text:p>Direct</text:p>
          </table:table-cell>
          <table:table-cell table:style-name="ce41" table:content-validation-name="val5" office:value-type="string" calcext:value-type="string">
            <text:p>Instantiation</text:p>
          </table:table-cell>
          <table:table-cell table:style-name="ce81" table:content-validation-name="val7"/>
          <table:table-cell table:style-name="ce81" table:formula="of:=FALSE()" office:value-type="float" office:value="0" calcext:value-type="float">
            <text:p>0</text:p>
          </table:table-cell>
          <table:table-cell table:style-name="ce41" table:content-validation-name="val8" office:value-type="string" calcext:value-type="string">
            <text:p>Looseness</text:p>
          </table:table-cell>
          <table:table-cell table:style-name="ce41" table:content-validation-name="val10"/>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41" table:content-validation-name="val12" office:value-type="string" calcext:value-type="string">
            <text:p>Case Study</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41" office:value-type="string" calcext:value-type="string">
            <text:p>Includes a 5 block reorder buffer to tackle non-finality: transaction may be reordered, may arrive out of order. Thet include resource (smart object) addresses, but they do not enforce anything as state updates are only recorded.</text:p>
          </table:table-cell>
          <table:table-cell table:style-name="ce81" table:formula="of:=TRUE()" office:value-type="float" office:value="1" calcext:value-type="float">
            <text:p>1</text:p>
          </table:table-cell>
          <table:table-cell table:number-columns-repeated="985"/>
        </table:table-row>
        <table:table-row table:style-name="ro1" table:visibility="collapse">
          <table:table-cell table:style-name="ce10" table:formula="of:=[$'2 Reading'.D60]" office:value-type="float" office:value="0" calcext:value-type="float">
            <text:p>0</text:p>
          </table:table-cell>
          <table:table-cell table:style-name="ce27"/>
          <table:table-cell table:style-name="ce36"/>
          <table:table-cell table:style-name="ce36" table:formula="of:=[$'2 Reading'.B60]" office:value-type="float" office:value="2019" calcext:value-type="float">
            <text:p>2019</text:p>
          </table:table-cell>
          <table:table-cell table:style-name="ce36" table:formula="of:=[$'2 Reading'.A60]" office:value-type="string" office:string-value="M Li, GQ Huang" calcext:value-type="string">
            <text:p>M Li, GQ Huang</text:p>
          </table:table-cell>
          <table:table-cell table:style-name="ce50" table:formula="of:=[$'2 Reading'.C60]" office:value-type="string" office:string-value="Blockchain-enabled workflow management system for fine-grained resource sharing in E-commerce logistics" calcext:value-type="string">
            <text:p>Blockchain-enabled workflow management system for fine-grained resource sharing in E-commerce logistics</text:p>
          </table:table-cell>
          <table:table-cell table:style-name="ce36"/>
          <table:table-cell table:style-name="ce43" table:content-validation-name="val2" table:formula="of:=[$'2 Reading'.I60]"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table-cell table:style-name="ce10" table:formula="of:=[$'2 Reading'.D61]" office:value-type="float" office:value="1" calcext:value-type="float">
            <text:p>1</text:p>
          </table:table-cell>
          <table:table-cell table:style-name="ce28" office:value-type="float" office:value="18" calcext:value-type="float">
            <text:p>18</text:p>
          </table:table-cell>
          <table:table-cell table:style-name="ce37" office:value-type="string" calcext:value-type="string">
            <text:p>alvesExploringBlockchainTechnology2020a</text:p>
          </table:table-cell>
          <table:table-cell table:style-name="ce42" table:formula="of:=[$'2 Reading'.B61]" office:value-type="float" office:value="2020" calcext:value-type="float">
            <text:p>2020</text:p>
          </table:table-cell>
          <table:table-cell table:style-name="ce38" table:formula="of:=[$'2 Reading'.A61]" office:value-type="string" office:string-value="PHC Alves, R Paskin, IZ Frajhof, YR Miranda…" calcext:value-type="string">
            <text:p>PHC Alves, R Paskin, IZ Frajhof, YR Miranda…</text:p>
          </table:table-cell>
          <table:table-cell table:style-name="ce52" table:formula="of:=[$'2 Reading'.C61]" office:value-type="string" office:string-value="Exploring Blockchain Technology to Improve Multi-party Relationship in Business Process Management Systems." calcext:value-type="string">
            <text:p>Exploring Blockchain Technology to Improve Multi-party Relationship in Business Process Management Systems.</text:p>
          </table:table-cell>
          <table:table-cell table:style-name="ce69" office:value-type="string" calcext:value-type="string">
            <text:p>Exploring Blockchain Technology to Improve Multi-party Relationship in Business Process Management Systems.</text:p>
          </table:table-cell>
          <table:table-cell table:style-name="ce43" table:formula="of:=[$'2 Reading'.I61]" office:value-type="float" office:value="0" calcext:value-type="float">
            <text:p>0</text:p>
          </table:table-cell>
          <table:table-cell table:style-name="ce41"/>
          <table:table-cell table:style-name="ce41" table:content-validation-name="val2" office:value-type="string" calcext:value-type="string">
            <text:p>MDE</text:p>
          </table:table-cell>
          <table:table-cell table:style-name="ce79" office:value-type="string" calcext:value-type="string">
            <text:p>Hyperledger Chaincode</text:p>
          </table:table-cell>
          <table:table-cell table:style-name="ce79" office:value-type="string" calcext:value-type="string">
            <text:p>BPMN Process diagram, DMN decision table</text:p>
          </table:table-cell>
          <table:table-cell table:style-name="ce79" office:value-type="string" calcext:value-type="string">
            <text:p>Unclear</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41" table:content-validation-name="val4"/>
          <table:table-cell table:style-name="ce41" table:content-validation-name="val5"/>
          <table:table-cell table:style-name="ce81"/>
          <table:table-cell table:style-name="ce81" table:formula="of:=FALSE()" office:value-type="float" office:value="0" calcext:value-type="float">
            <text:p>0</text:p>
          </table:table-cell>
          <table:table-cell table:style-name="ce41" table:content-validation-name="val8"/>
          <table:table-cell table:style-name="ce41" table:content-validation-name="val10"/>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content-validation-name="val12" office:value-type="string" calcext:value-type="string">
            <text:p>Case Study</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office:value-type="string" calcext:value-type="string">
            <text:p>Integrates with Camund to persist process traces and data on the blockchain. Evaluates the feasability. </text:p>
          </table:table-cell>
          <table:table-cell table:style-name="ce81" table:formula="of:=TRUE()" office:value-type="float" office:value="1" calcext:value-type="float">
            <text:p>1</text:p>
          </table:table-cell>
          <table:table-cell table:number-columns-repeated="985"/>
        </table:table-row>
        <table:table-row table:style-name="ro1">
          <table:table-cell table:style-name="ce10" table:formula="of:=[$'2 Reading'.D62]" office:value-type="float" office:value="1" calcext:value-type="float">
            <text:p>1</text:p>
          </table:table-cell>
          <table:table-cell table:style-name="ce28" office:value-type="float" office:value="19" calcext:value-type="float">
            <text:p>19</text:p>
          </table:table-cell>
          <table:table-cell table:style-name="ce37" office:value-type="string" calcext:value-type="string">
            <text:p>klingerUpgradeabilityConceptCollaborative2020a</text:p>
          </table:table-cell>
          <table:table-cell table:style-name="ce42" table:formula="of:=[$'2 Reading'.B62]" office:value-type="float" office:value="2020" calcext:value-type="float">
            <text:p>2020</text:p>
          </table:table-cell>
          <table:table-cell table:style-name="ce38" table:formula="of:=[$'2 Reading'.A62]" office:value-type="string" office:string-value="P Klinger, L Nguyen, F Bodendorf" calcext:value-type="string">
            <text:p>P Klinger, L Nguyen, F Bodendorf</text:p>
          </table:table-cell>
          <table:table-cell table:style-name="ce56" table:formula="of:=[$'2 Reading'.C62]" office:value-type="string" office:string-value="Upgradeability Concept for Collaborative Blockchain-Based Business Process Execution Framework" calcext:value-type="string">
            <text:p>Upgradeability Concept for Collaborative Blockchain-Based Business Process Execution Framework</text:p>
          </table:table-cell>
          <table:table-cell table:style-name="ce69" office:value-type="string" calcext:value-type="string">
            <text:p>Upgradeability Concept for Collaborative Blockchain-Based Business Process Execution Framework</text:p>
          </table:table-cell>
          <table:table-cell table:style-name="ce43" table:formula="of:=[$'2 Reading'.I62]" office:value-type="string" office:string-value="10.1007/978-3-030-59638-5_9" calcext:value-type="string">
            <text:p>10.1007/978-3-030-59638-5_9</text:p>
          </table:table-cell>
          <table:table-cell table:style-name="ce41" office:value-type="string" calcext:value-type="string">
            <text:p>Klinger et al.</text:p>
          </table:table-cell>
          <table:table-cell table:style-name="ce41" table:content-validation-name="val2" office:value-type="string" calcext:value-type="string">
            <text:p>MDE</text:p>
          </table:table-cell>
          <table:table-cell table:style-name="ce79" office:value-type="string" calcext:value-type="string">
            <text:p>Ethereum Smart Contract</text:p>
          </table:table-cell>
          <table:table-cell table:style-name="ce79" office:value-type="string" calcext:value-type="string">
            <text:p>BPMN Collaboration diagram</text:p>
          </table:table-cell>
          <table:table-cell table:style-name="ce79" office:value-type="string" calcext:value-type="string">
            <text:p>Unclear</text:p>
          </table:table-cell>
          <table:table-cell table:style-name="ce81" office:value-type="string" calcext:value-type="string">
            <text:p>Unclear</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table:content-validation-name="val4" office:value-type="string" calcext:value-type="string">
            <text:p>Role-based</text:p>
          </table:table-cell>
          <table:table-cell table:style-name="ce41" table:content-validation-name="val5" office:value-type="string" calcext:value-type="string">
            <text:p>Run Time</text:p>
          </table:table-cell>
          <table:table-cell table:style-name="ce81"/>
          <table:table-cell table:style-name="ce81" table:formula="of:=TRUE()" office:value-type="float" office:value="1" calcext:value-type="float">
            <text:p>1</text:p>
          </table:table-cell>
          <table:table-cell table:style-name="ce41" table:content-validation-name="val8" office:value-type="string" calcext:value-type="string">
            <text:p>Evolution</text:p>
          </table:table-cell>
          <table:table-cell table:style-name="ce41" table:content-validation-name="val10" office:value-type="string" calcext:value-type="string">
            <text:p>Naive Routing</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table:content-validation-name="val12" office:value-type="string" calcext:value-type="string">
            <text:p>Case Study</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office:value-type="string" calcext:value-type="string">
            <text:p>Introduces a versioning system, new versions can be voted on.</text:p>
          </table:table-cell>
          <table:table-cell table:style-name="ce81" table:formula="of:=TRUE()" office:value-type="float" office:value="1" calcext:value-type="float">
            <text:p>1</text:p>
          </table:table-cell>
          <table:table-cell table:number-columns-repeated="985"/>
        </table:table-row>
        <table:table-row table:style-name="ro1" table:visibility="collapse">
          <table:table-cell table:style-name="ce10" table:formula="of:=[$'2 Reading'.D63]" office:value-type="float" office:value="0" calcext:value-type="float">
            <text:p>0</text:p>
          </table:table-cell>
          <table:table-cell table:style-name="ce27"/>
          <table:table-cell table:style-name="ce36"/>
          <table:table-cell table:style-name="ce36" table:formula="of:=[$'2 Reading'.B63]" office:value-type="float" office:value="2019" calcext:value-type="float">
            <text:p>2019</text:p>
          </table:table-cell>
          <table:table-cell table:style-name="ce36" table:formula="of:=[$'2 Reading'.A63]" office:value-type="string" office:string-value="J Evermann, H Kim" calcext:value-type="string">
            <text:p>J Evermann, H Kim</text:p>
          </table:table-cell>
          <table:table-cell table:style-name="ce50" table:formula="of:=[$'2 Reading'.C63]" office:value-type="string" office:string-value="Workflow Management on the Blockchain---Implications and Recommendations" calcext:value-type="string">
            <text:p>Workflow Management on the Blockchain---Implications and Recommendations</text:p>
          </table:table-cell>
          <table:table-cell table:style-name="ce36"/>
          <table:table-cell table:style-name="ce43" table:content-validation-name="val2" table:formula="of:=[$'2 Reading'.I63]"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64]" office:value-type="float" office:value="0" calcext:value-type="float">
            <text:p>0</text:p>
          </table:table-cell>
          <table:table-cell table:style-name="ce27"/>
          <table:table-cell table:style-name="ce36"/>
          <table:table-cell table:style-name="ce36" table:formula="of:=[$'2 Reading'.B64]" office:value-type="float" office:value="2019" calcext:value-type="float">
            <text:p>2019</text:p>
          </table:table-cell>
          <table:table-cell table:style-name="ce36" table:formula="of:=[$'2 Reading'.A64]" office:value-type="string" office:string-value="J Köpke, M Franceschetti, J Eder" calcext:value-type="string">
            <text:p>J Köpke, M Franceschetti, J Eder</text:p>
          </table:table-cell>
          <table:table-cell table:style-name="ce50" table:formula="of:=[$'2 Reading'.C64]" office:value-type="string" office:string-value="Balancing privity and enforceability of bpm-based smart contracts on blockchains" calcext:value-type="string">
            <text:p>Balancing privity and enforceability of bpm-based smart contracts on blockchains</text:p>
          </table:table-cell>
          <table:table-cell table:style-name="ce36"/>
          <table:table-cell table:style-name="ce43" table:content-validation-name="val2" table:formula="of:=[$'2 Reading'.I64]" office:value-type="string" office:string-value="10.1007/978-3-030-30429-4_7" calcext:value-type="string">
            <text:p>10.1007/978-3-030-30429-4_7</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65]" office:value-type="float" office:value="0" calcext:value-type="float">
            <text:p>0</text:p>
          </table:table-cell>
          <table:table-cell table:style-name="ce27"/>
          <table:table-cell table:style-name="ce36"/>
          <table:table-cell table:style-name="ce36" table:formula="of:=[$'2 Reading'.B65]" office:value-type="float" office:value="2021" calcext:value-type="float">
            <text:p>2021</text:p>
          </table:table-cell>
          <table:table-cell table:style-name="ce36" table:formula="of:=[$'2 Reading'.A65]" office:value-type="string" office:string-value="A Lakhan, MA Mohammed, S Kozlov…" calcext:value-type="string">
            <text:p>A Lakhan, MA Mohammed, S Kozlov…</text:p>
          </table:table-cell>
          <table:table-cell table:style-name="ce50" table:formula="of:=[$'2 Reading'.C65]" office:value-type="string" office:string-value="Mobile‐fog‐cloud assisted deep reinforcement learning and blockchain‐enable IoMT system for healthcare workflows" calcext:value-type="string">
            <text:p>Mobile‐fog‐cloud assisted deep reinforcement learning and blockchain‐enable IoMT system for healthcare workflows</text:p>
          </table:table-cell>
          <table:table-cell table:style-name="ce36"/>
          <table:table-cell table:style-name="ce43" table:content-validation-name="val2" table:formula="of:=[$'2 Reading'.I65]"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66]" office:value-type="float" office:value="0" calcext:value-type="float">
            <text:p>0</text:p>
          </table:table-cell>
          <table:table-cell table:style-name="ce27"/>
          <table:table-cell table:style-name="ce36"/>
          <table:table-cell table:style-name="ce36" table:formula="of:=[$'2 Reading'.B66]" office:value-type="float" office:value="2020" calcext:value-type="float">
            <text:p>2020</text:p>
          </table:table-cell>
          <table:table-cell table:style-name="ce36" table:formula="of:=[$'2 Reading'.A66]" office:value-type="string" office:string-value="H Johng, D Kim, G Park, JE Hong, T Hill…" calcext:value-type="string">
            <text:p>H Johng, D Kim, G Park, JE Hong, T Hill…</text:p>
          </table:table-cell>
          <table:table-cell table:style-name="ce50" table:formula="of:=[$'2 Reading'.C66]" office:value-type="string" office:string-value="Enhancing business processes with trustworthiness using blockchain: a goal-oriented approach" calcext:value-type="string">
            <text:p>Enhancing business processes with trustworthiness using blockchain: a goal-oriented approach</text:p>
          </table:table-cell>
          <table:table-cell table:style-name="ce36"/>
          <table:table-cell table:style-name="ce43" table:content-validation-name="val2" table:formula="of:=[$'2 Reading'.I66]" office:value-type="string" office:string-value="10.1145/3341105.3374022" calcext:value-type="string">
            <text:p>10.1145/3341105.3374022</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67]" office:value-type="float" office:value="0" calcext:value-type="float">
            <text:p>0</text:p>
          </table:table-cell>
          <table:table-cell table:style-name="ce27"/>
          <table:table-cell table:style-name="ce36"/>
          <table:table-cell table:style-name="ce36" table:formula="of:=[$'2 Reading'.B67]" office:value-type="float" office:value="2020" calcext:value-type="float">
            <text:p>2020</text:p>
          </table:table-cell>
          <table:table-cell table:style-name="ce36" table:formula="of:=[$'2 Reading'.A67]" office:value-type="string" office:string-value="Y Piao" calcext:value-type="string">
            <text:p>Y Piao</text:p>
          </table:table-cell>
          <table:table-cell table:style-name="ce50" table:formula="of:=[$'2 Reading'.C67]" office:value-type="string" office:string-value="Case studies to determine the effect of applying blockchain technology and building information modeling on the workflow of water infrastructure projects" calcext:value-type="string">
            <text:p>Case studies to determine the effect of applying blockchain technology and building information modeling on the workflow of water infrastructure projects</text:p>
          </table:table-cell>
          <table:table-cell table:style-name="ce36"/>
          <table:table-cell table:style-name="ce43" table:content-validation-name="val2" table:formula="of:=[$'2 Reading'.I67]"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68]" office:value-type="float" office:value="0" calcext:value-type="float">
            <text:p>0</text:p>
          </table:table-cell>
          <table:table-cell table:style-name="ce27"/>
          <table:table-cell table:style-name="ce36"/>
          <table:table-cell table:style-name="ce36" table:formula="of:=[$'2 Reading'.B68]" office:value-type="float" office:value="2021" calcext:value-type="float">
            <text:p>2021</text:p>
          </table:table-cell>
          <table:table-cell table:style-name="ce36" table:formula="of:=[$'2 Reading'.A68]" office:value-type="string" office:string-value="A Demichev, A Kryukov, N Prikhod'ko" calcext:value-type="string">
            <text:p>A Demichev, A Kryukov, N Prikhod'ko</text:p>
          </table:table-cell>
          <table:table-cell table:style-name="ce50" table:formula="of:=[$'2 Reading'.C68]" office:value-type="string" office:string-value="… process engineering for data storing and processing in a collaborative distributed environment based on provenance metadata, smart contracts and blockchain …" calcext:value-type="string">
            <text:p>… process engineering for data storing and processing in a collaborative distributed environment based on provenance metadata, smart contracts and blockchain …</text:p>
          </table:table-cell>
          <table:table-cell table:style-name="ce36"/>
          <table:table-cell table:style-name="ce43" table:content-validation-name="val2" table:formula="of:=[$'2 Reading'.I68]"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69]" office:value-type="float" office:value="0" calcext:value-type="float">
            <text:p>0</text:p>
          </table:table-cell>
          <table:table-cell table:style-name="ce27"/>
          <table:table-cell table:style-name="ce36"/>
          <table:table-cell table:style-name="ce36" table:formula="of:=[$'2 Reading'.B69]" office:value-type="float" office:value="2019" calcext:value-type="float">
            <text:p>2019</text:p>
          </table:table-cell>
          <table:table-cell table:style-name="ce36" table:formula="of:=[$'2 Reading'.A69]" office:value-type="string" office:string-value="SB Kahyaoğlu" calcext:value-type="string">
            <text:p>SB Kahyaoğlu</text:p>
          </table:table-cell>
          <table:table-cell table:style-name="ce50" table:formula="of:=[$'2 Reading'.C69]" office:value-type="string" office:string-value="An analysis on the implementation of new approaches and techniques in the auditing of business processes based on blockchain technologies" calcext:value-type="string">
            <text:p>An analysis on the implementation of new approaches and techniques in the auditing of business processes based on blockchain technologies</text:p>
          </table:table-cell>
          <table:table-cell table:style-name="ce36"/>
          <table:table-cell table:style-name="ce43" table:content-validation-name="val2" table:formula="of:=[$'2 Reading'.I69]"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70]" office:value-type="float" office:value="0" calcext:value-type="float">
            <text:p>0</text:p>
          </table:table-cell>
          <table:table-cell table:style-name="ce27"/>
          <table:table-cell table:style-name="ce36"/>
          <table:table-cell table:style-name="ce36" table:formula="of:=[$'2 Reading'.B70]" office:value-type="float" office:value="2018" calcext:value-type="float">
            <text:p>2018</text:p>
          </table:table-cell>
          <table:table-cell table:style-name="ce36" table:formula="of:=[$'2 Reading'.A70]" office:value-type="string" office:string-value="V Pourheidari, S Rouhani…" calcext:value-type="string">
            <text:p>V Pourheidari, S Rouhani…</text:p>
          </table:table-cell>
          <table:table-cell table:style-name="ce50" table:formula="of:=[$'2 Reading'.C70]" office:value-type="string" office:string-value="A case study of execution of untrusted business process on permissioned blockchain" calcext:value-type="string">
            <text:p>A case study of execution of untrusted business process on permissioned blockchain</text:p>
          </table:table-cell>
          <table:table-cell table:style-name="ce36"/>
          <table:table-cell table:style-name="ce43" table:content-validation-name="val2" table:formula="of:=[$'2 Reading'.I70]"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71]" office:value-type="float" office:value="0" calcext:value-type="float">
            <text:p>0</text:p>
          </table:table-cell>
          <table:table-cell table:style-name="ce27"/>
          <table:table-cell table:style-name="ce36"/>
          <table:table-cell table:style-name="ce36" table:formula="of:=[$'2 Reading'.B71]" office:value-type="float" office:value="2021" calcext:value-type="float">
            <text:p>2021</text:p>
          </table:table-cell>
          <table:table-cell table:style-name="ce36" table:formula="of:=[$'2 Reading'.A71]" office:value-type="string" office:string-value="L Spalazzi, F Spegni, A Corneli…" calcext:value-type="string">
            <text:p>L Spalazzi, F Spegni, A Corneli…</text:p>
          </table:table-cell>
          <table:table-cell table:style-name="ce50" table:formula="of:=[$'2 Reading'.C71]" office:value-type="string" office:string-value="Blockchain based choreographies: The construction industry case study" calcext:value-type="string">
            <text:p>Blockchain based choreographies: The construction industry case study</text:p>
          </table:table-cell>
          <table:table-cell table:style-name="ce36"/>
          <table:table-cell table:style-name="ce43" table:content-validation-name="val2" table:formula="of:=[$'2 Reading'.I71]"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72]" office:value-type="float" office:value="0" calcext:value-type="float">
            <text:p>0</text:p>
          </table:table-cell>
          <table:table-cell table:style-name="ce27"/>
          <table:table-cell table:style-name="ce36"/>
          <table:table-cell table:style-name="ce36" table:formula="of:=[$'2 Reading'.B72]" office:value-type="float" office:value="2020" calcext:value-type="float">
            <text:p>2020</text:p>
          </table:table-cell>
          <table:table-cell table:style-name="ce36" table:formula="of:=[$'2 Reading'.A72]" office:value-type="string" office:string-value="A Akhtar, B Shafiq, J Vaidya, A Afzal…" calcext:value-type="string">
            <text:p>A Akhtar, B Shafiq, J Vaidya, A Afzal…</text:p>
          </table:table-cell>
          <table:table-cell table:style-name="ce50" table:formula="of:=[$'2 Reading'.C72]" office:value-type="string" office:string-value="Blockchain based auditable access control for distributed business processes" calcext:value-type="string">
            <text:p>Blockchain based auditable access control for distributed business processes</text:p>
          </table:table-cell>
          <table:table-cell table:style-name="ce36"/>
          <table:table-cell table:style-name="ce43" table:content-validation-name="val2" table:formula="of:=[$'2 Reading'.I72]"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73]" office:value-type="float" office:value="0" calcext:value-type="float">
            <text:p>0</text:p>
          </table:table-cell>
          <table:table-cell table:style-name="ce27"/>
          <table:table-cell table:style-name="ce36"/>
          <table:table-cell table:style-name="ce36" table:formula="of:=[$'2 Reading'.B73]" office:value-type="float" office:value="2022" calcext:value-type="float">
            <text:p>2022</text:p>
          </table:table-cell>
          <table:table-cell table:style-name="ce36" table:formula="of:=[$'2 Reading'.A73]" office:value-type="string" office:string-value="I Sarker, B Datta" calcext:value-type="string">
            <text:p>I Sarker, B Datta</text:p>
          </table:table-cell>
          <table:table-cell table:style-name="ce50" table:formula="of:=[$'2 Reading'.C73]" office:value-type="string" office:string-value="Re-designing the pension business processes for achieving technology-driven reforms through blockchain adoption: A proposed architecture" calcext:value-type="string">
            <text:p>Re-designing the pension business processes for achieving technology-driven reforms through blockchain adoption: A proposed architecture</text:p>
          </table:table-cell>
          <table:table-cell table:style-name="ce36"/>
          <table:table-cell table:style-name="ce43" table:content-validation-name="val2" table:formula="of:=[$'2 Reading'.I73]"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74]" office:value-type="float" office:value="0" calcext:value-type="float">
            <text:p>0</text:p>
          </table:table-cell>
          <table:table-cell table:style-name="ce27"/>
          <table:table-cell table:style-name="ce36"/>
          <table:table-cell table:style-name="ce36" table:formula="of:=[$'2 Reading'.B74]" office:value-type="float" office:value="2022" calcext:value-type="float">
            <text:p>2022</text:p>
          </table:table-cell>
          <table:table-cell table:style-name="ce36" table:formula="of:=[$'2 Reading'.A74]" office:value-type="string" office:string-value="C Di Ciccio, G Meroni, P Plebani" calcext:value-type="string">
            <text:p>C Di Ciccio, G Meroni, P Plebani</text:p>
          </table:table-cell>
          <table:table-cell table:style-name="ce50" table:formula="of:=[$'2 Reading'.C74]" office:value-type="string" office:string-value="On the adoption of blockchain for business process monitoring" calcext:value-type="string">
            <text:p>On the adoption of blockchain for business process monitoring</text:p>
          </table:table-cell>
          <table:table-cell table:style-name="ce36"/>
          <table:table-cell table:style-name="ce43" table:content-validation-name="val2" table:formula="of:=[$'2 Reading'.I74]" office:value-type="string" office:string-value="10.1007/s10270-021-00959-x" calcext:value-type="string">
            <text:p>10.1007/s10270-021-00959-x</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75]" office:value-type="float" office:value="0" calcext:value-type="float">
            <text:p>0</text:p>
          </table:table-cell>
          <table:table-cell table:style-name="ce27"/>
          <table:table-cell table:style-name="ce36"/>
          <table:table-cell table:style-name="ce36" table:formula="of:=[$'2 Reading'.B75]" office:value-type="float" office:value="2020" calcext:value-type="float">
            <text:p>2020</text:p>
          </table:table-cell>
          <table:table-cell table:style-name="ce36" table:formula="of:=[$'2 Reading'.A75]" office:value-type="string" office:string-value="S Heister, V LoRusso, K Yuthas" calcext:value-type="string">
            <text:p>S Heister, V LoRusso, K Yuthas</text:p>
          </table:table-cell>
          <table:table-cell table:style-name="ce50" table:formula="of:=[$'2 Reading'.C75]" office:value-type="string" office:string-value="Blockchain systems and their potential impact on business processes" calcext:value-type="string">
            <text:p>Blockchain systems and their potential impact on business processes</text:p>
          </table:table-cell>
          <table:table-cell table:style-name="ce36"/>
          <table:table-cell table:style-name="ce43" table:content-validation-name="val2" table:formula="of:=[$'2 Reading'.I75]"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76]" office:value-type="float" office:value="0" calcext:value-type="float">
            <text:p>0</text:p>
          </table:table-cell>
          <table:table-cell table:style-name="ce27"/>
          <table:table-cell table:style-name="ce36"/>
          <table:table-cell table:style-name="ce36" table:formula="of:=[$'2 Reading'.B76]" office:value-type="float" office:value="2017" calcext:value-type="float">
            <text:p>2017</text:p>
          </table:table-cell>
          <table:table-cell table:style-name="ce36" table:formula="of:=[$'2 Reading'.A76]" office:value-type="string" office:string-value="T Hukkinen, J Mattila, T Seppälä" calcext:value-type="string">
            <text:p>T Hukkinen, J Mattila, T Seppälä</text:p>
          </table:table-cell>
          <table:table-cell table:style-name="ce50" table:formula="of:=[$'2 Reading'.C76]" office:value-type="string" office:string-value="Distributed workflow management with smart contracts" calcext:value-type="string">
            <text:p>Distributed workflow management with smart contracts</text:p>
          </table:table-cell>
          <table:table-cell table:style-name="ce36"/>
          <table:table-cell table:style-name="ce43" table:content-validation-name="val2" table:formula="of:=[$'2 Reading'.I76]"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77]" office:value-type="float" office:value="0" calcext:value-type="float">
            <text:p>0</text:p>
          </table:table-cell>
          <table:table-cell table:style-name="ce27"/>
          <table:table-cell table:style-name="ce36"/>
          <table:table-cell table:style-name="ce36" table:formula="of:=[$'2 Reading'.B77]" office:value-type="float" office:value="2018" calcext:value-type="float">
            <text:p>2018</text:p>
          </table:table-cell>
          <table:table-cell table:style-name="ce36" table:formula="of:=[$'2 Reading'.A77]" office:value-type="string" office:string-value="J Mendling, G Decker, R Hull, HA Reijers…" calcext:value-type="string">
            <text:p>J Mendling, G Decker, R Hull, HA Reijers…</text:p>
          </table:table-cell>
          <table:table-cell table:style-name="ce50" table:formula="of:=[$'2 Reading'.C77]" office:value-type="string" office:string-value="How do machine learning, robotic process automation, and blockchains affect the human factor in business process management?" calcext:value-type="string">
            <text:p>How do machine learning, robotic process automation, and blockchains affect the human factor in business process management?</text:p>
          </table:table-cell>
          <table:table-cell table:style-name="ce36"/>
          <table:table-cell table:style-name="ce43" table:content-validation-name="val2" table:formula="of:=[$'2 Reading'.I77]"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78]" office:value-type="float" office:value="0" calcext:value-type="float">
            <text:p>0</text:p>
          </table:table-cell>
          <table:table-cell table:style-name="ce27"/>
          <table:table-cell table:style-name="ce36"/>
          <table:table-cell table:style-name="ce36" table:formula="of:=[$'2 Reading'.B78]" office:value-type="float" office:value="2021" calcext:value-type="float">
            <text:p>2021</text:p>
          </table:table-cell>
          <table:table-cell table:style-name="ce36" table:formula="of:=[$'2 Reading'.A78]" office:value-type="string" office:string-value="DV Lyridis, GO Andreadis, C Papaleonidas…" calcext:value-type="string">
            <text:p>DV Lyridis, GO Andreadis, C Papaleonidas…</text:p>
          </table:table-cell>
          <table:table-cell table:style-name="ce50" table:formula="of:=[$'2 Reading'.C78]" office:value-type="string" office:string-value="A BPM-based framework for the impact assessment of blockchain to the midstream LNG supply chain" calcext:value-type="string">
            <text:p>A BPM-based framework for the impact assessment of blockchain to the midstream LNG supply chain</text:p>
          </table:table-cell>
          <table:table-cell table:style-name="ce36"/>
          <table:table-cell table:style-name="ce43" table:content-validation-name="val2" table:formula="of:=[$'2 Reading'.I78]"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79]" office:value-type="float" office:value="0" calcext:value-type="float">
            <text:p>0</text:p>
          </table:table-cell>
          <table:table-cell table:style-name="ce27"/>
          <table:table-cell table:style-name="ce36"/>
          <table:table-cell table:style-name="ce36" table:formula="of:=[$'2 Reading'.B79]" office:value-type="float" office:value="2020" calcext:value-type="float">
            <text:p>2020</text:p>
          </table:table-cell>
          <table:table-cell table:style-name="ce36" table:formula="of:=[$'2 Reading'.A79]" office:value-type="string" office:string-value="CD Ciccio, G Meroni, P Plebani" calcext:value-type="string">
            <text:p>CD Ciccio, G Meroni, P Plebani</text:p>
          </table:table-cell>
          <table:table-cell table:style-name="ce50" table:formula="of:=[$'2 Reading'.C79]" office:value-type="string" office:string-value="Business process monitoring on blockchains: Potentials and challenges" calcext:value-type="string">
            <text:p>Business process monitoring on blockchains: Potentials and challenges</text:p>
          </table:table-cell>
          <table:table-cell table:style-name="ce36"/>
          <table:table-cell table:style-name="ce43" table:content-validation-name="val2" table:formula="of:=[$'2 Reading'.I79]" office:value-type="string" office:string-value="10.1007/978-3-030-49418-6_3" calcext:value-type="string">
            <text:p>10.1007/978-3-030-49418-6_3</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80]" office:value-type="float" office:value="0" calcext:value-type="float">
            <text:p>0</text:p>
          </table:table-cell>
          <table:table-cell table:style-name="ce27"/>
          <table:table-cell table:style-name="ce36"/>
          <table:table-cell table:style-name="ce36" table:formula="of:=[$'2 Reading'.B80]" office:value-type="float" office:value="2019" calcext:value-type="float">
            <text:p>2019</text:p>
          </table:table-cell>
          <table:table-cell table:style-name="ce36" table:formula="of:=[$'2 Reading'.A80]" office:value-type="string" office:string-value="D Fernando, S Kulshrestha, JD Herath…" calcext:value-type="string">
            <text:p>D Fernando, S Kulshrestha, JD Herath…</text:p>
          </table:table-cell>
          <table:table-cell table:style-name="ce50" table:formula="of:=[$'2 Reading'.C80]" office:value-type="string" office:string-value="Sciblock: A blockchain-based tamper-proof non-repudiable storage for scientific workflow provenance" calcext:value-type="string">
            <text:p>Sciblock: A blockchain-based tamper-proof non-repudiable storage for scientific workflow provenance</text:p>
          </table:table-cell>
          <table:table-cell table:style-name="ce36"/>
          <table:table-cell table:style-name="ce43" table:content-validation-name="val2" table:formula="of:=[$'2 Reading'.I80]"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81]" office:value-type="float" office:value="0" calcext:value-type="float">
            <text:p>0</text:p>
          </table:table-cell>
          <table:table-cell table:style-name="ce27"/>
          <table:table-cell table:style-name="ce36"/>
          <table:table-cell table:style-name="ce36" table:formula="of:=[$'2 Reading'.B81]" office:value-type="float" office:value="2016" calcext:value-type="float">
            <text:p>2016</text:p>
          </table:table-cell>
          <table:table-cell table:style-name="ce36" table:formula="of:=[$'2 Reading'.A81]" office:value-type="string" office:string-value="NEWS WALES" calcext:value-type="string">
            <text:p>NEWS WALES</text:p>
          </table:table-cell>
          <table:table-cell table:style-name="ce50" table:formula="of:=[$'2 Reading'.C81]" office:value-type="string" office:string-value="Using blockchain to enable untrusted business process monitoring and execution" calcext:value-type="string">
            <text:p>Using blockchain to enable untrusted business process monitoring and execution</text:p>
          </table:table-cell>
          <table:table-cell table:style-name="ce36"/>
          <table:table-cell table:style-name="ce43" table:content-validation-name="val2" table:formula="of:=[$'2 Reading'.I81]"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82]" office:value-type="float" office:value="0" calcext:value-type="float">
            <text:p>0</text:p>
          </table:table-cell>
          <table:table-cell table:style-name="ce27"/>
          <table:table-cell table:style-name="ce36"/>
          <table:table-cell table:style-name="ce36" table:formula="of:=[$'2 Reading'.B82]" office:value-type="float" office:value="2020" calcext:value-type="float">
            <text:p>2020</text:p>
          </table:table-cell>
          <table:table-cell table:style-name="ce36" table:formula="of:=[$'2 Reading'.A82]" office:value-type="string" office:string-value="R Coelho, R Braga, JMN David…" calcext:value-type="string">
            <text:p>R Coelho, R Braga, JMN David…</text:p>
          </table:table-cell>
          <table:table-cell table:style-name="ce50" table:formula="of:=[$'2 Reading'.C82]" office:value-type="string" office:string-value="Blockchain for reliability in collaborative scientific workflows on cloud platforms" calcext:value-type="string">
            <text:p>Blockchain for reliability in collaborative scientific workflows on cloud platforms</text:p>
          </table:table-cell>
          <table:table-cell table:style-name="ce36"/>
          <table:table-cell table:style-name="ce43" table:content-validation-name="val2" table:formula="of:=[$'2 Reading'.I82]"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83]" office:value-type="float" office:value="0" calcext:value-type="float">
            <text:p>0</text:p>
          </table:table-cell>
          <table:table-cell table:style-name="ce27"/>
          <table:table-cell table:style-name="ce36"/>
          <table:table-cell table:style-name="ce36" table:formula="of:=[$'2 Reading'.B83]" office:value-type="float" office:value="2021" calcext:value-type="float">
            <text:p>2021</text:p>
          </table:table-cell>
          <table:table-cell table:style-name="ce36" table:formula="of:=[$'2 Reading'.A83]" office:value-type="string" office:string-value="W Chen, SM Bohloul, Y Ma, L Li" calcext:value-type="string">
            <text:p>W Chen, SM Bohloul, Y Ma, L Li</text:p>
          </table:table-cell>
          <table:table-cell table:style-name="ce50" table:formula="of:=[$'2 Reading'.C83]" office:value-type="string" office:string-value="A blockchain-based information management system for academic institutions: a case study of international students' workflow" calcext:value-type="string">
            <text:p>A blockchain-based information management system for academic institutions: a case study of international students' workflow</text:p>
          </table:table-cell>
          <table:table-cell table:style-name="ce36"/>
          <table:table-cell table:style-name="ce43" table:content-validation-name="val2" table:formula="of:=[$'2 Reading'.I83]"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84]" office:value-type="float" office:value="0" calcext:value-type="float">
            <text:p>0</text:p>
          </table:table-cell>
          <table:table-cell table:style-name="ce27"/>
          <table:table-cell table:style-name="ce36"/>
          <table:table-cell table:style-name="ce36" table:formula="of:=[$'2 Reading'.B84]" office:value-type="float" office:value="2021" calcext:value-type="float">
            <text:p>2021</text:p>
          </table:table-cell>
          <table:table-cell table:style-name="ce36" table:formula="of:=[$'2 Reading'.A84]" office:value-type="string" office:string-value="I Abunadi, RL Kumar" calcext:value-type="string">
            <text:p>I Abunadi, RL Kumar</text:p>
          </table:table-cell>
          <table:table-cell table:style-name="ce50" table:formula="of:=[$'2 Reading'.C84]" office:value-type="string" office:string-value="Blockchain and Business Process Management in Health Care, Especially for COVID-19 Cases" calcext:value-type="string">
            <text:p>Blockchain and Business Process Management in Health Care, Especially for COVID-19 Cases</text:p>
          </table:table-cell>
          <table:table-cell table:style-name="ce36"/>
          <table:table-cell table:style-name="ce43" table:content-validation-name="val2" table:formula="of:=[$'2 Reading'.I84]"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85]" office:value-type="float" office:value="0" calcext:value-type="float">
            <text:p>0</text:p>
          </table:table-cell>
          <table:table-cell table:style-name="ce27"/>
          <table:table-cell table:style-name="ce36"/>
          <table:table-cell table:style-name="ce36" table:formula="of:=[$'2 Reading'.B85]" office:value-type="float" office:value="2019" calcext:value-type="float">
            <text:p>2019</text:p>
          </table:table-cell>
          <table:table-cell table:style-name="ce36" table:formula="of:=[$'2 Reading'.A85]" office:value-type="string" office:string-value="S Haarmann" calcext:value-type="string">
            <text:p>S Haarmann</text:p>
          </table:table-cell>
          <table:table-cell table:style-name="ce50" table:formula="of:=[$'2 Reading'.C85]" office:value-type="string" office:string-value="Estimating the Duration of Blockchain-Based Business Processes Using Simulation." calcext:value-type="string">
            <text:p>Estimating the Duration of Blockchain-Based Business Processes Using Simulation.</text:p>
          </table:table-cell>
          <table:table-cell table:style-name="ce36"/>
          <table:table-cell table:style-name="ce43" table:content-validation-name="val2" table:formula="of:=[$'2 Reading'.I85]"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86]" office:value-type="float" office:value="0" calcext:value-type="float">
            <text:p>0</text:p>
          </table:table-cell>
          <table:table-cell table:style-name="ce27"/>
          <table:table-cell table:style-name="ce36"/>
          <table:table-cell table:style-name="ce36" table:formula="of:=[$'2 Reading'.B86]" office:value-type="float" office:value="2019" calcext:value-type="float">
            <text:p>2019</text:p>
          </table:table-cell>
          <table:table-cell table:style-name="ce36" table:formula="of:=[$'2 Reading'.A86]" office:value-type="string" office:string-value="Y Fang, X Tang, M Pan, Y Yu" calcext:value-type="string">
            <text:p>Y Fang, X Tang, M Pan, Y Yu</text:p>
          </table:table-cell>
          <table:table-cell table:style-name="ce50" table:formula="of:=[$'2 Reading'.C86]" office:value-type="string" office:string-value="A workflow interoperability approach based on blockchain" calcext:value-type="string">
            <text:p>A workflow interoperability approach based on blockchain</text:p>
          </table:table-cell>
          <table:table-cell table:style-name="ce36"/>
          <table:table-cell table:style-name="ce43" table:content-validation-name="val2" table:formula="of:=[$'2 Reading'.I86]" office:value-type="string" office:string-value="10.1007/978-3-030-38651-1_24" calcext:value-type="string">
            <text:p>10.1007/978-3-030-38651-1_24</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table-cell table:style-name="ce10" table:formula="of:=[$'2 Reading'.D87]" office:value-type="float" office:value="1" calcext:value-type="float">
            <text:p>1</text:p>
          </table:table-cell>
          <table:table-cell table:style-name="ce28" office:value-type="float" office:value="20" calcext:value-type="float">
            <text:p>20</text:p>
          </table:table-cell>
          <table:table-cell table:style-name="ce37" office:value-type="string" calcext:value-type="string">
            <text:p>lichtensteinDataDrivenProcessChoreography2020</text:p>
          </table:table-cell>
          <table:table-cell table:style-name="ce42" table:formula="of:=[$'2 Reading'.B87]" office:value-type="float" office:value="2020" calcext:value-type="float">
            <text:p>2020</text:p>
          </table:table-cell>
          <table:table-cell table:style-name="ce38" table:formula="of:=[$'2 Reading'.A87]" office:value-type="string" office:string-value="T Lichtenstein, S Siegert, A Nikaj, M Weske" calcext:value-type="string">
            <text:p>T Lichtenstein, S Siegert, A Nikaj, M Weske</text:p>
          </table:table-cell>
          <table:table-cell table:style-name="ce52" table:formula="of:=[$'2 Reading'.C87]" office:value-type="string" office:string-value="Data-driven process choreography execution on the blockchain: a focus on blockchain data reusability" calcext:value-type="string">
            <text:p>Data-driven process choreography execution on the blockchain: a focus on blockchain data reusability</text:p>
          </table:table-cell>
          <table:table-cell table:style-name="ce69" office:value-type="string" calcext:value-type="string">
            <text:p>Data-driven process choreography execution on the blockchain: a focus on blockchain data reusability</text:p>
          </table:table-cell>
          <table:table-cell table:style-name="ce43" table:formula="of:=[$'2 Reading'.I87]" office:value-type="string" office:string-value="10.1007/978-3-030-53337-3_17" calcext:value-type="string">
            <text:p>10.1007/978-3-030-53337-3_17</text:p>
          </table:table-cell>
          <table:table-cell table:style-name="ce41"/>
          <table:table-cell table:style-name="ce41" table:content-validation-name="val2" office:value-type="string" calcext:value-type="string">
            <text:p>MDE</text:p>
          </table:table-cell>
          <table:table-cell table:style-name="ce79" office:value-type="string" calcext:value-type="string">
            <text:p>Ethereum Smart Contract</text:p>
          </table:table-cell>
          <table:table-cell table:style-name="ce79" office:value-type="string" calcext:value-type="string">
            <text:p>BPMN Choreography diagram with type and postcondition annotation</text:p>
          </table:table-cell>
          <table:table-cell table:style-name="ce79" office:value-type="string" calcext:value-type="string">
            <text:p>Unclear</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table:content-validation-name="val4"/>
          <table:table-cell table:style-name="ce41" table:content-validation-name="val5"/>
          <table:table-cell table:style-name="ce81"/>
          <table:table-cell table:style-name="ce81" table:formula="of:=FALSE()" office:value-type="float" office:value="0" calcext:value-type="float">
            <text:p>0</text:p>
          </table:table-cell>
          <table:table-cell table:style-name="ce41" table:content-validation-name="val8"/>
          <table:table-cell table:style-name="ce41" table:content-validation-name="val10" office:value-type="string" calcext:value-type="string">
            <text:p>Data-Based Routing</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content-validation-name="val12" office:value-type="string" calcext:value-type="string">
            <text:p>Case Study</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41" office:value-type="string" calcext:value-type="string">
            <text:p>Allows re-use of data but requires an additional modelling paradigm that requires the explicit modelling of postcondition states for each activity. </text:p>
          </table:table-cell>
          <table:table-cell table:style-name="ce81" table:formula="of:=TRUE()" office:value-type="float" office:value="1" calcext:value-type="float">
            <text:p>1</text:p>
          </table:table-cell>
          <table:table-cell table:number-columns-repeated="985"/>
        </table:table-row>
        <table:table-row table:style-name="ro1" table:visibility="collapse">
          <table:table-cell table:style-name="ce10" table:formula="of:=[$'2 Reading'.D88]" office:value-type="float" office:value="0" calcext:value-type="float">
            <text:p>0</text:p>
          </table:table-cell>
          <table:table-cell table:style-name="ce27"/>
          <table:table-cell table:style-name="ce36"/>
          <table:table-cell table:style-name="ce36" table:formula="of:=[$'2 Reading'.B88]" office:value-type="float" office:value="2019" calcext:value-type="float">
            <text:p>2019</text:p>
          </table:table-cell>
          <table:table-cell table:style-name="ce36" table:formula="of:=[$'2 Reading'.A88]" office:value-type="string" office:string-value="S Migliorini, M Gambini, C Combi…" calcext:value-type="string">
            <text:p>S Migliorini, M Gambini, C Combi…</text:p>
          </table:table-cell>
          <table:table-cell table:style-name="ce50" table:formula="of:=[$'2 Reading'.C88]" office:value-type="string" office:string-value="The rise of enforceable business processes from the hashes of blockchain-based smart contracts" calcext:value-type="string">
            <text:p>The rise of enforceable business processes from the hashes of blockchain-based smart contracts</text:p>
          </table:table-cell>
          <table:table-cell table:style-name="ce36"/>
          <table:table-cell table:style-name="ce43" table:content-validation-name="val2" table:formula="of:=[$'2 Reading'.I88]" office:value-type="string" office:string-value="10.1007/978-3-030-20618-5_9" calcext:value-type="string">
            <text:p>10.1007/978-3-030-20618-5_9</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89]" office:value-type="float" office:value="0" calcext:value-type="float">
            <text:p>0</text:p>
          </table:table-cell>
          <table:table-cell table:style-name="ce27"/>
          <table:table-cell table:style-name="ce36"/>
          <table:table-cell table:style-name="ce36" table:formula="of:=[$'2 Reading'.B89]" office:value-type="float" office:value="2019" calcext:value-type="float">
            <text:p>2019</text:p>
          </table:table-cell>
          <table:table-cell table:style-name="ce36" table:formula="of:=[$'2 Reading'.A89]" office:value-type="string" office:string-value="Z Xu, Q Geng, H Cao, C Wang, X Liu" calcext:value-type="string">
            <text:p>Z Xu, Q Geng, H Cao, C Wang, X Liu</text:p>
          </table:table-cell>
          <table:table-cell table:style-name="ce50" table:formula="of:=[$'2 Reading'.C89]" office:value-type="string" office:string-value="Uncertainty-aware workflow migration among edge nodes based on blockchain" calcext:value-type="string">
            <text:p>Uncertainty-aware workflow migration among edge nodes based on blockchain</text:p>
          </table:table-cell>
          <table:table-cell table:style-name="ce36"/>
          <table:table-cell table:style-name="ce43" table:content-validation-name="val2" table:formula="of:=[$'2 Reading'.I89]"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90]" office:value-type="float" office:value="0" calcext:value-type="float">
            <text:p>0</text:p>
          </table:table-cell>
          <table:table-cell table:style-name="ce27"/>
          <table:table-cell table:style-name="ce36"/>
          <table:table-cell table:style-name="ce36" table:formula="of:=[$'2 Reading'.B90]" office:value-type="float" office:value="2020" calcext:value-type="float">
            <text:p>2020</text:p>
          </table:table-cell>
          <table:table-cell table:style-name="ce36" table:formula="of:=[$'2 Reading'.A90]" office:value-type="string" office:string-value="F Milani, L García-Bañuelos, HA Reijers, L Stepanyan" calcext:value-type="string">
            <text:p>F Milani, L García-Bañuelos, HA Reijers, L Stepanyan</text:p>
          </table:table-cell>
          <table:table-cell table:style-name="ce50" table:formula="of:=[$'2 Reading'.C90]" office:value-type="string" office:string-value="Business Process Redesign Heuristics for Blockchain Solutions." calcext:value-type="string">
            <text:p>Business Process Redesign Heuristics for Blockchain Solutions.</text:p>
          </table:table-cell>
          <table:table-cell table:style-name="ce36"/>
          <table:table-cell table:style-name="ce43" table:content-validation-name="val2" table:formula="of:=[$'2 Reading'.I90]"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91]" office:value-type="float" office:value="0" calcext:value-type="float">
            <text:p>0</text:p>
          </table:table-cell>
          <table:table-cell table:style-name="ce27"/>
          <table:table-cell table:style-name="ce36"/>
          <table:table-cell table:style-name="ce36" table:formula="of:=[$'2 Reading'.B91]" office:value-type="float" office:value="2021" calcext:value-type="float">
            <text:p>2021</text:p>
          </table:table-cell>
          <table:table-cell table:style-name="ce36" table:formula="of:=[$'2 Reading'.A91]" office:value-type="string" office:string-value="A Corneli, B Naticchia, F Spegni, L Spalazzi" calcext:value-type="string">
            <text:p>A Corneli, B Naticchia, F Spegni, L Spalazzi</text:p>
          </table:table-cell>
          <table:table-cell table:style-name="ce50" table:formula="of:=[$'2 Reading'.C91]" office:value-type="string" office:string-value="COMBINING BLOCKCHAIN AND BPMN CHOREOGRAPHIES FOR CONSTRUCTION MANAGEMENT" calcext:value-type="string">
            <text:p>COMBINING BLOCKCHAIN AND BPMN CHOREOGRAPHIES FOR CONSTRUCTION MANAGEMENT</text:p>
          </table:table-cell>
          <table:table-cell table:style-name="ce36"/>
          <table:table-cell table:style-name="ce43" table:content-validation-name="val2" table:formula="of:=[$'2 Reading'.I91]"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table-cell table:style-name="ce10" table:formula="of:=[$'2 Reading'.D92]" office:value-type="float" office:value="1" calcext:value-type="float">
            <text:p>1</text:p>
          </table:table-cell>
          <table:table-cell table:style-name="ce28" office:value-type="float" office:value="21" calcext:value-type="float">
            <text:p>21</text:p>
          </table:table-cell>
          <table:table-cell table:style-name="ce37" office:value-type="string" calcext:value-type="string">
            <text:p>morales-sandovalBlockchainSupportExecution2021a</text:p>
          </table:table-cell>
          <table:table-cell table:style-name="ce42" table:formula="of:=[$'2 Reading'.B92]" office:value-type="float" office:value="2021" calcext:value-type="float">
            <text:p>2021</text:p>
          </table:table-cell>
          <table:table-cell table:style-name="ce38" table:formula="of:=[$'2 Reading'.A92]" office:value-type="string" office:string-value="M Morales-Sandoval, JA Molina…" calcext:value-type="string">
            <text:p>M Morales-Sandoval, JA Molina…</text:p>
          </table:table-cell>
          <table:table-cell table:style-name="ce52" table:formula="of:=[$'2 Reading'.C92]" office:value-type="string" office:string-value="Blockchain support for execution, monitoring and discovery of inter-organizational business processes" calcext:value-type="string">
            <text:p>Blockchain support for execution, monitoring and discovery of inter-organizational business processes</text:p>
          </table:table-cell>
          <table:table-cell table:style-name="ce69" office:value-type="string" calcext:value-type="string">
            <text:p>Blockchain support for execution, monitoring and discovery of inter-organizational business processes</text:p>
          </table:table-cell>
          <table:table-cell table:style-name="ce43" table:formula="of:=[$'2 Reading'.I92]" office:value-type="float" office:value="0" calcext:value-type="float">
            <text:p>0</text:p>
          </table:table-cell>
          <table:table-cell table:style-name="ce41"/>
          <table:table-cell table:style-name="ce41" table:content-validation-name="val2" office:value-type="string" calcext:value-type="string">
            <text:p>MDE</text:p>
          </table:table-cell>
          <table:table-cell table:style-name="ce79" office:value-type="string" calcext:value-type="string">
            <text:p>Ethereum Smart Contract</text:p>
          </table:table-cell>
          <table:table-cell table:style-name="ce79" office:value-type="string" calcext:value-type="string">
            <text:p>BPMN Collaboration diagram</text:p>
          </table:table-cell>
          <table:table-cell table:style-name="ce79" office:value-type="string" calcext:value-type="string">
            <text:p>Pools, Lanes, Tasks, X, +, O</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table:content-validation-name="val4" office:value-type="string" calcext:value-type="string">
            <text:p>Role-based</text:p>
          </table:table-cell>
          <table:table-cell table:style-name="ce41" table:content-validation-name="val5" office:value-type="string" calcext:value-type="string">
            <text:p>Instantiation</text:p>
          </table:table-cell>
          <table:table-cell table:style-name="ce86" office:value-type="date" office:date-value="2022-01-01" calcext:value-type="date">
            <text:p>1-1</text:p>
          </table:table-cell>
          <table:table-cell table:style-name="ce86" table:formula="of:=TRUE()" office:value-type="date" office:date-value="1899-12-31" calcext:value-type="date">
            <text:p>31-12</text:p>
          </table:table-cell>
          <table:table-cell table:style-name="ce41" table:content-validation-name="val8"/>
          <table:table-cell table:style-name="ce41" table:content-validation-name="val10" office:value-type="string" calcext:value-type="string">
            <text:p>Data-Based Routing</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table:content-validation-name="val12" office:value-type="string" calcext:value-type="string">
            <text:p>Case Study</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41" office:value-type="string" calcext:value-type="string">
            <text:p>Allows XOR conditions but not storage of instance data. Data for conditions are supplied on task execution, per task (task data). A full list of supported BPMN elements is taken from the source code. repository (/smart contracts/...sol; line 202). It creates a process mining-ready on-chain event log. Evaluation is based on process mining metrics.</text:p>
          </table:table-cell>
          <table:table-cell table:style-name="ce81" table:formula="of:=TRUE()" office:value-type="float" office:value="1" calcext:value-type="float">
            <text:p>1</text:p>
          </table:table-cell>
          <table:table-cell table:number-columns-repeated="985"/>
        </table:table-row>
        <table:table-row table:style-name="ro1">
          <table:table-cell table:style-name="ce10" table:formula="of:=[$'2 Reading'.D93]" office:value-type="float" office:value="1" calcext:value-type="float">
            <text:p>1</text:p>
          </table:table-cell>
          <table:table-cell table:style-name="ce28" office:value-type="float" office:value="22" calcext:value-type="float">
            <text:p>22</text:p>
          </table:table-cell>
          <table:table-cell table:style-name="ce37" office:value-type="string" calcext:value-type="string">
            <text:p>evermannWorkflowManagementProofofWork2021a</text:p>
          </table:table-cell>
          <table:table-cell table:style-name="ce42" table:formula="of:=[$'2 Reading'.B93]" office:value-type="float" office:value="2021" calcext:value-type="float">
            <text:p>2021</text:p>
          </table:table-cell>
          <table:table-cell table:style-name="ce38" table:formula="of:=[$'2 Reading'.A93]" office:value-type="string" office:string-value="J Evermann, H Kim" calcext:value-type="string">
            <text:p>J Evermann, H Kim</text:p>
          </table:table-cell>
          <table:table-cell table:style-name="ce52" table:formula="of:=[$'2 Reading'.C93]" office:value-type="string" office:string-value="Workflow Management on Proof-of-Work Blockchains: Implications and Recommendations" calcext:value-type="string">
            <text:p>Workflow Management on Proof-of-Work Blockchains: Implications and Recommendations</text:p>
          </table:table-cell>
          <table:table-cell table:style-name="ce69" office:value-type="string" calcext:value-type="string">
            <text:p>Workflow Management on Proof-of-Work Blockchains: Implications and Recommendations</text:p>
          </table:table-cell>
          <table:table-cell table:style-name="ce43" table:formula="of:=[$'2 Reading'.I93]" office:value-type="string" office:string-value="10.1007/s42979-020-00387-6" calcext:value-type="string">
            <text:p>10.1007/s42979-020-00387-6</text:p>
          </table:table-cell>
          <table:table-cell table:style-name="ce41"/>
          <table:table-cell table:style-name="ce41" table:content-validation-name="val2" office:value-type="string" calcext:value-type="string">
            <text:p>MDE</text:p>
          </table:table-cell>
          <table:table-cell table:style-name="ce79" office:value-type="string" calcext:value-type="string">
            <text:p>Bitcoin-based PoW Chain</text:p>
          </table:table-cell>
          <table:table-cell table:style-name="ce79" office:value-type="string" calcext:value-type="string">
            <text:p>Petri net</text:p>
          </table:table-cell>
          <table:table-cell table:style-name="ce79"/>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table:content-validation-name="val4"/>
          <table:table-cell table:style-name="ce41" table:content-validation-name="val5"/>
          <table:table-cell table:style-name="ce81" table:content-validation-name="val7"/>
          <table:table-cell table:style-name="ce81" table:formula="of:=FALSE()" office:value-type="float" office:value="0" calcext:value-type="float">
            <text:p>0</text:p>
          </table:table-cell>
          <table:table-cell table:style-name="ce41" table:content-validation-name="val8"/>
          <table:table-cell table:style-name="ce41" table:content-validation-name="val10" office:value-type="string" calcext:value-type="string">
            <text:p>Naive Routing</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41" table:content-validation-name="val12" office:value-type="string" calcext:value-type="string">
            <text:p>Assertion</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office:value-type="string" calcext:value-type="string">
            <text:p>Cost in terms of CPU time needed to mine. Resource allocation is only enforced locally at each node, no on-chain enforcement. Adoptes existing WfMS system locally and connects them using a custom bitcoin-based blockchain.</text:p>
          </table:table-cell>
          <table:table-cell table:style-name="ce81" table:formula="of:=TRUE()" office:value-type="float" office:value="1" calcext:value-type="float">
            <text:p>1</text:p>
          </table:table-cell>
          <table:table-cell table:number-columns-repeated="985"/>
        </table:table-row>
        <table:table-row table:style-name="ro1" table:visibility="collapse">
          <table:table-cell table:style-name="ce10" table:formula="of:=[$'2 Reading'.D94]" office:value-type="float" office:value="0" calcext:value-type="float">
            <text:p>0</text:p>
          </table:table-cell>
          <table:table-cell table:style-name="ce27"/>
          <table:table-cell table:style-name="ce36"/>
          <table:table-cell table:style-name="ce36" table:formula="of:=[$'2 Reading'.B94]" office:value-type="float" office:value="2019" calcext:value-type="float">
            <text:p>2019</text:p>
          </table:table-cell>
          <table:table-cell table:style-name="ce36" table:formula="of:=[$'2 Reading'.A94]" office:value-type="string" office:string-value="A Meironke, T Seyffarth, J Damarowsky" calcext:value-type="string">
            <text:p>A Meironke, T Seyffarth, J Damarowsky</text:p>
          </table:table-cell>
          <table:table-cell table:style-name="ce50" table:formula="of:=[$'2 Reading'.C94]" office:value-type="string" office:string-value="Business Process Compliance and Blockchain: How Does the Ethereum Blockchain Address Challenges of Business Process Compliance?" calcext:value-type="string">
            <text:p>Business Process Compliance and Blockchain: How Does the Ethereum Blockchain Address Challenges of Business Process Compliance?</text:p>
          </table:table-cell>
          <table:table-cell table:style-name="ce36"/>
          <table:table-cell table:style-name="ce43" table:content-validation-name="val2" table:formula="of:=[$'2 Reading'.I94]"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95]" office:value-type="float" office:value="0" calcext:value-type="float">
            <text:p>0</text:p>
          </table:table-cell>
          <table:table-cell table:style-name="ce27"/>
          <table:table-cell table:style-name="ce36"/>
          <table:table-cell table:style-name="ce36" table:formula="of:=[$'2 Reading'.B95]" office:value-type="float" office:value="2021" calcext:value-type="float">
            <text:p>2021</text:p>
          </table:table-cell>
          <table:table-cell table:style-name="ce36" table:formula="of:=[$'2 Reading'.A95]" office:value-type="string" office:string-value="K Wittek, N Wittek, J Lawton, I Dohndorf…" calcext:value-type="string">
            <text:p>K Wittek, N Wittek, J Lawton, I Dohndorf…</text:p>
          </table:table-cell>
          <table:table-cell table:style-name="ce50" table:formula="of:=[$'2 Reading'.C95]" office:value-type="string" office:string-value="A Blockchain-Based Approach to Provenance and Reproducibility in Research Workflows" calcext:value-type="string">
            <text:p>A Blockchain-Based Approach to Provenance and Reproducibility in Research Workflows</text:p>
          </table:table-cell>
          <table:table-cell table:style-name="ce36"/>
          <table:table-cell table:style-name="ce43" table:content-validation-name="val2" table:formula="of:=[$'2 Reading'.I95]"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96]" office:value-type="float" office:value="0" calcext:value-type="float">
            <text:p>0</text:p>
          </table:table-cell>
          <table:table-cell table:style-name="ce27"/>
          <table:table-cell table:style-name="ce36"/>
          <table:table-cell table:style-name="ce36" table:formula="of:=[$'2 Reading'.B96]" office:value-type="float" office:value="2021" calcext:value-type="float">
            <text:p>2021</text:p>
          </table:table-cell>
          <table:table-cell table:style-name="ce36" table:formula="of:=[$'2 Reading'.A96]" office:value-type="string" office:string-value="T Sato, T Shimosawa, Y Himura" calcext:value-type="string">
            <text:p>T Sato, T Shimosawa, Y Himura</text:p>
          </table:table-cell>
          <table:table-cell table:style-name="ce50" table:formula="of:=[$'2 Reading'.C96]" office:value-type="string" office:string-value="OpsSC: Decentralized Blockchain Network Operation Workflow for Hyperledger Fabric" calcext:value-type="string">
            <text:p>OpsSC: Decentralized Blockchain Network Operation Workflow for Hyperledger Fabric</text:p>
          </table:table-cell>
          <table:table-cell table:style-name="ce36"/>
          <table:table-cell table:style-name="ce43" table:content-validation-name="val2" table:formula="of:=[$'2 Reading'.I96]"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97]" office:value-type="float" office:value="0" calcext:value-type="float">
            <text:p>0</text:p>
          </table:table-cell>
          <table:table-cell table:style-name="ce27"/>
          <table:table-cell table:style-name="ce36"/>
          <table:table-cell table:style-name="ce36" table:formula="of:=[$'2 Reading'.B97]" office:value-type="float" office:value="2021" calcext:value-type="float">
            <text:p>2021</text:p>
          </table:table-cell>
          <table:table-cell table:style-name="ce36" table:formula="of:=[$'2 Reading'.A97]" office:value-type="string" office:string-value="J Heiss, A Busse, S Tai" calcext:value-type="string">
            <text:p>J Heiss, A Busse, S Tai</text:p>
          </table:table-cell>
          <table:table-cell table:style-name="ce50" table:formula="of:=[$'2 Reading'.C97]" office:value-type="string" office:string-value="Trustworthy Pre-processing of Sensor Data in Data On-Chaining Workflows for Blockchain-Based IoT Applications" calcext:value-type="string">
            <text:p>Trustworthy Pre-processing of Sensor Data in Data On-Chaining Workflows for Blockchain-Based IoT Applications</text:p>
          </table:table-cell>
          <table:table-cell table:style-name="ce36"/>
          <table:table-cell table:style-name="ce43" table:content-validation-name="val2" table:formula="of:=[$'2 Reading'.I97]"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98]" office:value-type="float" office:value="0" calcext:value-type="float">
            <text:p>0</text:p>
          </table:table-cell>
          <table:table-cell table:style-name="ce27"/>
          <table:table-cell table:style-name="ce36"/>
          <table:table-cell table:style-name="ce36" table:formula="of:=[$'2 Reading'.B98]" office:value-type="float" office:value="2021" calcext:value-type="float">
            <text:p>2021</text:p>
          </table:table-cell>
          <table:table-cell table:style-name="ce36" table:formula="of:=[$'2 Reading'.A98]" office:value-type="string" office:string-value="AA Simaremare, IA Aditya, FN Haryadi…" calcext:value-type="string">
            <text:p>AA Simaremare, IA Aditya, FN Haryadi…</text:p>
          </table:table-cell>
          <table:table-cell table:style-name="ce50" table:formula="of:=[$'2 Reading'.C98]" office:value-type="string" office:string-value="Suitability study of Blockchain application in electric utility company business processes" calcext:value-type="string">
            <text:p>Suitability study of Blockchain application in electric utility company business processes</text:p>
          </table:table-cell>
          <table:table-cell table:style-name="ce36"/>
          <table:table-cell table:style-name="ce43" table:content-validation-name="val2" table:formula="of:=[$'2 Reading'.I98]"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99]" office:value-type="float" office:value="0" calcext:value-type="float">
            <text:p>0</text:p>
          </table:table-cell>
          <table:table-cell table:style-name="ce27"/>
          <table:table-cell table:style-name="ce36"/>
          <table:table-cell table:style-name="ce36" table:formula="of:=[$'2 Reading'.B99]" office:value-type="float" office:value="2020" calcext:value-type="float">
            <text:p>2020</text:p>
          </table:table-cell>
          <table:table-cell table:style-name="ce36" table:formula="of:=[$'2 Reading'.A99]" office:value-type="string" office:string-value="I Garfatta, K Klai, M Graïet, W Gaaloul" calcext:value-type="string">
            <text:p>I Garfatta, K Klai, M Graïet, W Gaaloul</text:p>
          </table:table-cell>
          <table:table-cell table:style-name="ce50" table:formula="of:=[$'2 Reading'.C99]" office:value-type="string" office:string-value="Blockchain-based business processes: A solidity-to-cpn formal verification approach" calcext:value-type="string">
            <text:p>Blockchain-based business processes: A solidity-to-cpn formal verification approach</text:p>
          </table:table-cell>
          <table:table-cell table:style-name="ce36"/>
          <table:table-cell table:style-name="ce43" table:content-validation-name="val2" table:formula="of:=[$'2 Reading'.I99]"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00]" office:value-type="float" office:value="0" calcext:value-type="float">
            <text:p>0</text:p>
          </table:table-cell>
          <table:table-cell table:style-name="ce27"/>
          <table:table-cell table:style-name="ce36"/>
          <table:table-cell table:style-name="ce36" table:formula="of:=[$'2 Reading'.B100]" office:value-type="float" office:value="2020" calcext:value-type="float">
            <text:p>2020</text:p>
          </table:table-cell>
          <table:table-cell table:style-name="ce36" table:formula="of:=[$'2 Reading'.A100]" office:value-type="string" office:string-value="MS Al-Rakhami, M Al-Mashari" calcext:value-type="string">
            <text:p>MS Al-Rakhami, M Al-Mashari</text:p>
          </table:table-cell>
          <table:table-cell table:style-name="ce50" table:formula="of:=[$'2 Reading'.C100]" office:value-type="string" office:string-value="Blockchain and internet of things for business process management: theory, challenges, and key success factors" calcext:value-type="string">
            <text:p>Blockchain and internet of things for business process management: theory, challenges, and key success factors</text:p>
          </table:table-cell>
          <table:table-cell table:style-name="ce36"/>
          <table:table-cell table:style-name="ce43" table:content-validation-name="val2" table:formula="of:=[$'2 Reading'.I100]"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01]" office:value-type="float" office:value="0" calcext:value-type="float">
            <text:p>0</text:p>
          </table:table-cell>
          <table:table-cell table:style-name="ce27"/>
          <table:table-cell table:style-name="ce36"/>
          <table:table-cell table:style-name="ce36" table:formula="of:=[$'2 Reading'.B101]" office:value-type="float" office:value="2019" calcext:value-type="float">
            <text:p>2019</text:p>
          </table:table-cell>
          <table:table-cell table:style-name="ce36" table:formula="of:=[$'2 Reading'.A101]" office:value-type="string" office:string-value="R Zhao" calcext:value-type="string">
            <text:p>R Zhao</text:p>
          </table:table-cell>
          <table:table-cell table:style-name="ce50" table:formula="of:=[$'2 Reading'.C101]" office:value-type="string" office:string-value="An empirical analysis of supply chain BPM model based on blockchain and IoT integrated system" calcext:value-type="string">
            <text:p>An empirical analysis of supply chain BPM model based on blockchain and IoT integrated system</text:p>
          </table:table-cell>
          <table:table-cell table:style-name="ce36"/>
          <table:table-cell table:style-name="ce43" table:content-validation-name="val2" table:formula="of:=[$'2 Reading'.I101]"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02]" office:value-type="float" office:value="0" calcext:value-type="float">
            <text:p>0</text:p>
          </table:table-cell>
          <table:table-cell table:style-name="ce27"/>
          <table:table-cell table:style-name="ce36"/>
          <table:table-cell table:style-name="ce36" table:formula="of:=[$'2 Reading'.B102]" office:value-type="float" office:value="2018" calcext:value-type="float">
            <text:p>2018</text:p>
          </table:table-cell>
          <table:table-cell table:style-name="ce36" table:formula="of:=[$'2 Reading'.A102]" office:value-type="string" office:string-value="F Milani, L Garcia-Banuelos" calcext:value-type="string">
            <text:p>F Milani, L Garcia-Banuelos</text:p>
          </table:table-cell>
          <table:table-cell table:style-name="ce50" table:formula="of:=[$'2 Reading'.C102]" office:value-type="string" office:string-value="Blockchain and principles of business process re-engineering for process innovation" calcext:value-type="string">
            <text:p>Blockchain and principles of business process re-engineering for process innovation</text:p>
          </table:table-cell>
          <table:table-cell table:style-name="ce36"/>
          <table:table-cell table:style-name="ce43" table:content-validation-name="val2" table:formula="of:=[$'2 Reading'.I102]"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03]" office:value-type="float" office:value="0" calcext:value-type="float">
            <text:p>0</text:p>
          </table:table-cell>
          <table:table-cell table:style-name="ce27"/>
          <table:table-cell table:style-name="ce36"/>
          <table:table-cell table:style-name="ce36" table:formula="of:=[$'2 Reading'.B103]" office:value-type="float" office:value="2021" calcext:value-type="float">
            <text:p>2021</text:p>
          </table:table-cell>
          <table:table-cell table:style-name="ce36" table:formula="of:=[$'2 Reading'.A103]" office:value-type="string" office:string-value="A Mohammed, A Almousa, A Ghaithan, LA Hadidi" calcext:value-type="string">
            <text:p>A Mohammed, A Almousa, A Ghaithan, LA Hadidi</text:p>
          </table:table-cell>
          <table:table-cell table:style-name="ce50" table:formula="of:=[$'2 Reading'.C103]" office:value-type="string" office:string-value="The Role of Blockchain in Improving the Processes and Workflows in Construction Projects" calcext:value-type="string">
            <text:p>The Role of Blockchain in Improving the Processes and Workflows in Construction Projects</text:p>
          </table:table-cell>
          <table:table-cell table:style-name="ce36"/>
          <table:table-cell table:style-name="ce43" table:content-validation-name="val2" table:formula="of:=[$'2 Reading'.I103]"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table-cell table:style-name="ce10" table:formula="of:=[$'2 Reading'.D104]" office:value-type="float" office:value="1" calcext:value-type="float">
            <text:p>1</text:p>
          </table:table-cell>
          <table:table-cell table:style-name="ce28" office:value-type="float" office:value="23" calcext:value-type="float">
            <text:p>23</text:p>
          </table:table-cell>
          <table:table-cell table:style-name="ce37" office:value-type="string" calcext:value-type="string">
            <text:p>loukilDecentralizedCollaborativeBusiness2021a</text:p>
          </table:table-cell>
          <table:table-cell table:style-name="ce42" table:formula="of:=[$'2 Reading'.B104]" office:value-type="float" office:value="2021" calcext:value-type="float">
            <text:p>2021</text:p>
          </table:table-cell>
          <table:table-cell table:style-name="ce38" table:formula="of:=[$'2 Reading'.A104]" office:value-type="string" office:string-value="F Loukil, K Boukadi, M Abed, C Ghedira-Guegan" calcext:value-type="string">
            <text:p>F Loukil, K Boukadi, M Abed, C Ghedira-Guegan</text:p>
          </table:table-cell>
          <table:table-cell table:style-name="ce52" table:formula="of:=[$'2 Reading'.C104]" office:value-type="string" office:string-value="Decentralized collaborative business process execution using blockchain" calcext:value-type="string">
            <text:p>Decentralized collaborative business process execution using blockchain</text:p>
          </table:table-cell>
          <table:table-cell table:style-name="ce69" office:value-type="string" calcext:value-type="string">
            <text:p>Decentralized collaborative business process execution using blockchain</text:p>
          </table:table-cell>
          <table:table-cell table:style-name="ce43" table:formula="of:=[$'2 Reading'.I104]" office:value-type="string" office:string-value="10.1007/s11280-021-00901-7" calcext:value-type="string">
            <text:p>10.1007/s11280-021-00901-7</text:p>
          </table:table-cell>
          <table:table-cell table:style-name="ce41"/>
          <table:table-cell table:style-name="ce41" table:content-validation-name="val2" office:value-type="string" calcext:value-type="string">
            <text:p>MDE</text:p>
          </table:table-cell>
          <table:table-cell table:style-name="ce79" office:value-type="string" calcext:value-type="string">
            <text:p>Ethereum Smart Contract</text:p>
          </table:table-cell>
          <table:table-cell table:style-name="ce79" office:value-type="string" calcext:value-type="string">
            <text:p>BPMN Choreography diagram</text:p>
          </table:table-cell>
          <table:table-cell table:style-name="ce79" office:value-type="string" calcext:value-type="string">
            <text:p>Task, +, O, Sub-Process</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table:content-validation-name="val4" office:value-type="string" calcext:value-type="string">
            <text:p>Role-based</text:p>
          </table:table-cell>
          <table:table-cell table:style-name="ce41" table:content-validation-name="val5" office:value-type="string" calcext:value-type="string">
            <text:p>Run Time</text:p>
          </table:table-cell>
          <table:table-cell table:style-name="ce86" office:value-type="date" office:date-value="2022-01-01" calcext:value-type="date">
            <text:p>1-1</text:p>
          </table:table-cell>
          <table:table-cell table:style-name="ce81" table:formula="of:=TRUE()" office:value-type="float" office:value="1" calcext:value-type="float">
            <text:p>1</text:p>
          </table:table-cell>
          <table:table-cell table:style-name="ce41" table:content-validation-name="val8"/>
          <table:table-cell table:style-name="ce41" table:content-validation-name="val10" office:value-type="string" calcext:value-type="string">
            <text:p>Naive Routing</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table:content-validation-name="val12" office:value-type="string" calcext:value-type="string">
            <text:p>Case Study</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office:value-type="string" calcext:value-type="string">
            <text:p>Open source repository link given but not available/reachable. <text:s/></text:p>
          </table:table-cell>
          <table:table-cell table:style-name="ce81" table:formula="of:=TRUE()" office:value-type="float" office:value="1" calcext:value-type="float">
            <text:p>1</text:p>
          </table:table-cell>
          <table:table-cell table:number-columns-repeated="985"/>
        </table:table-row>
        <table:table-row table:style-name="ro1" table:visibility="collapse">
          <table:table-cell table:style-name="ce10" table:formula="of:=[$'2 Reading'.D105]" office:value-type="float" office:value="0" calcext:value-type="float">
            <text:p>0</text:p>
          </table:table-cell>
          <table:table-cell table:style-name="ce27"/>
          <table:table-cell table:style-name="ce36"/>
          <table:table-cell table:style-name="ce36" table:formula="of:=[$'2 Reading'.B105]" office:value-type="float" office:value="2022" calcext:value-type="float">
            <text:p>2022</text:p>
          </table:table-cell>
          <table:table-cell table:style-name="ce36" table:formula="of:=[$'2 Reading'.A105]" office:value-type="string" office:string-value="H Ritchi, A Bandana, Z Adrianto, A Alfian" calcext:value-type="string">
            <text:p>H Ritchi, A Bandana, Z Adrianto, A Alfian</text:p>
          </table:table-cell>
          <table:table-cell table:style-name="ce50" table:formula="of:=[$'2 Reading'.C105]" office:value-type="string" office:string-value="Permissioned blockchain for business process visibility: A case of expenditure cycle" calcext:value-type="string">
            <text:p>Permissioned blockchain for business process visibility: A case of expenditure cycle</text:p>
          </table:table-cell>
          <table:table-cell table:style-name="ce36"/>
          <table:table-cell table:style-name="ce43" table:content-validation-name="val2" table:formula="of:=[$'2 Reading'.I105]"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06]" office:value-type="float" office:value="0" calcext:value-type="float">
            <text:p>0</text:p>
          </table:table-cell>
          <table:table-cell table:style-name="ce27"/>
          <table:table-cell table:style-name="ce36"/>
          <table:table-cell table:style-name="ce36" table:formula="of:=[$'2 Reading'.B106]" office:value-type="float" office:value="2019" calcext:value-type="float">
            <text:p>2019</text:p>
          </table:table-cell>
          <table:table-cell table:style-name="ce36" table:formula="of:=[$'2 Reading'.A106]" office:value-type="string" office:string-value="B Kumalakov, Y Shakan, M Nakibayeva" calcext:value-type="string">
            <text:p>B Kumalakov, Y Shakan, M Nakibayeva</text:p>
          </table:table-cell>
          <table:table-cell table:style-name="ce50" table:formula="of:=[$'2 Reading'.C106]" office:value-type="string" office:string-value="Business processes and chains of Kazakhstan how do organisations start blockchain projects and evolve throughout?" calcext:value-type="string">
            <text:p>Business processes and chains of Kazakhstan how do organisations start blockchain projects and evolve throughout?</text:p>
          </table:table-cell>
          <table:table-cell table:style-name="ce36"/>
          <table:table-cell table:style-name="ce43" table:content-validation-name="val2" table:formula="of:=[$'2 Reading'.I106]"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07]" office:value-type="float" office:value="0" calcext:value-type="float">
            <text:p>0</text:p>
          </table:table-cell>
          <table:table-cell table:style-name="ce27"/>
          <table:table-cell table:style-name="ce36"/>
          <table:table-cell table:style-name="ce36" table:formula="of:=[$'2 Reading'.B107]" office:value-type="float" office:value="2018" calcext:value-type="float">
            <text:p>2018</text:p>
          </table:table-cell>
          <table:table-cell table:style-name="ce36" table:formula="of:=[$'2 Reading'.A107]" office:value-type="string" office:string-value="O López-Pintado, L García-Bañuelos…" calcext:value-type="string">
            <text:p>O López-Pintado, L García-Bañuelos…</text:p>
          </table:table-cell>
          <table:table-cell table:style-name="ce50" table:formula="of:=[$'2 Reading'.C107]" office:value-type="string" office:string-value="Business process execution on blockchain" calcext:value-type="string">
            <text:p>Business process execution on blockchain</text:p>
          </table:table-cell>
          <table:table-cell table:style-name="ce36"/>
          <table:table-cell table:style-name="ce43" table:content-validation-name="val2" table:formula="of:=[$'2 Reading'.I107]"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08]" office:value-type="float" office:value="0" calcext:value-type="float">
            <text:p>0</text:p>
          </table:table-cell>
          <table:table-cell table:style-name="ce27"/>
          <table:table-cell table:style-name="ce36"/>
          <table:table-cell table:style-name="ce36" table:formula="of:=[$'2 Reading'.B108]" office:value-type="float" office:value="2019" calcext:value-type="float">
            <text:p>2019</text:p>
          </table:table-cell>
          <table:table-cell table:style-name="ce36" table:formula="of:=[$'2 Reading'.A108]" office:value-type="string" office:string-value="J Evermann, H Kim" calcext:value-type="string">
            <text:p>J Evermann, H Kim</text:p>
          </table:table-cell>
          <table:table-cell table:style-name="ce50" table:formula="of:=[$'2 Reading'.C108]" office:value-type="string" office:string-value="Workflow Management on BFT Blockchains" calcext:value-type="string">
            <text:p>Workflow Management on BFT Blockchains</text:p>
          </table:table-cell>
          <table:table-cell table:style-name="ce36"/>
          <table:table-cell table:style-name="ce43" table:content-validation-name="val2" table:formula="of:=[$'2 Reading'.I108]"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09]" office:value-type="float" office:value="0" calcext:value-type="float">
            <text:p>0</text:p>
          </table:table-cell>
          <table:table-cell table:style-name="ce27"/>
          <table:table-cell table:style-name="ce36"/>
          <table:table-cell table:style-name="ce36" table:formula="of:=[$'2 Reading'.B109]" office:value-type="float" office:value="2019" calcext:value-type="float">
            <text:p>2019</text:p>
          </table:table-cell>
          <table:table-cell table:style-name="ce36" table:formula="of:=[$'2 Reading'.A109]" office:value-type="string" office:string-value="MEM van Wingerde" calcext:value-type="string">
            <text:p>MEM van Wingerde</text:p>
          </table:table-cell>
          <table:table-cell table:style-name="ce50" table:formula="of:=[$'2 Reading'.C109]" office:value-type="string" office:string-value="Towards Inter-Organizational Business Process Governance through Blockchain." calcext:value-type="string">
            <text:p>Towards Inter-Organizational Business Process Governance through Blockchain.</text:p>
          </table:table-cell>
          <table:table-cell table:style-name="ce36"/>
          <table:table-cell table:style-name="ce43" table:content-validation-name="val2" table:formula="of:=[$'2 Reading'.I109]"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10]" office:value-type="float" office:value="0" calcext:value-type="float">
            <text:p>0</text:p>
          </table:table-cell>
          <table:table-cell table:style-name="ce27"/>
          <table:table-cell table:style-name="ce36"/>
          <table:table-cell table:style-name="ce36" table:formula="of:=[$'2 Reading'.B110]" office:value-type="float" office:value="2020" calcext:value-type="float">
            <text:p>2020</text:p>
          </table:table-cell>
          <table:table-cell table:style-name="ce36" table:formula="of:=[$'2 Reading'.A110]" office:value-type="string" office:string-value="MS Rahman, I Khalil, A Bouras" calcext:value-type="string">
            <text:p>MS Rahman, I Khalil, A Bouras</text:p>
          </table:table-cell>
          <table:table-cell table:style-name="ce50" table:formula="of:=[$'2 Reading'.C110]" office:value-type="string" office:string-value="Formalizing Dynamic Behaviors of Smart Contract Workflow in Smart Healthcare Supply Chain" calcext:value-type="string">
            <text:p>Formalizing Dynamic Behaviors of Smart Contract Workflow in Smart Healthcare Supply Chain</text:p>
          </table:table-cell>
          <table:table-cell table:style-name="ce36"/>
          <table:table-cell table:style-name="ce43" table:content-validation-name="val2" table:formula="of:=[$'2 Reading'.I110]"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11]" office:value-type="float" office:value="0" calcext:value-type="float">
            <text:p>0</text:p>
          </table:table-cell>
          <table:table-cell table:style-name="ce27"/>
          <table:table-cell table:style-name="ce36"/>
          <table:table-cell table:style-name="ce36" table:formula="of:=[$'2 Reading'.B111]" office:value-type="float" office:value="2021" calcext:value-type="float">
            <text:p>2021</text:p>
          </table:table-cell>
          <table:table-cell table:style-name="ce36" table:formula="of:=[$'2 Reading'.A111]" office:value-type="string" office:string-value="F Milani, L Garcia-Banuelos, S Filipova…" calcext:value-type="string">
            <text:p>F Milani, L Garcia-Banuelos, S Filipova…</text:p>
          </table:table-cell>
          <table:table-cell table:style-name="ce50" table:formula="of:=[$'2 Reading'.C111]" office:value-type="string" office:string-value="Modelling blockchain-based business processes: a comparative analysis of BPMN vs CMMN" calcext:value-type="string">
            <text:p>Modelling blockchain-based business processes: a comparative analysis of BPMN vs CMMN</text:p>
          </table:table-cell>
          <table:table-cell table:style-name="ce36"/>
          <table:table-cell table:style-name="ce43" table:content-validation-name="val2" table:formula="of:=[$'2 Reading'.I111]"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12]" office:value-type="float" office:value="0" calcext:value-type="float">
            <text:p>0</text:p>
          </table:table-cell>
          <table:table-cell table:style-name="ce27"/>
          <table:table-cell table:style-name="ce36"/>
          <table:table-cell table:style-name="ce36" table:formula="of:=[$'2 Reading'.B112]" office:value-type="float" office:value="2020" calcext:value-type="float">
            <text:p>2020</text:p>
          </table:table-cell>
          <table:table-cell table:style-name="ce36" table:formula="of:=[$'2 Reading'.A112]" office:value-type="string" office:string-value="MEM van Wingerde, H Weigand" calcext:value-type="string">
            <text:p>MEM van Wingerde, H Weigand</text:p>
          </table:table-cell>
          <table:table-cell table:style-name="ce50" table:formula="of:=[$'2 Reading'.C112]" office:value-type="string" office:string-value="An ontological analysis of artifact-centric business processes managed by smart contracts" calcext:value-type="string">
            <text:p>An ontological analysis of artifact-centric business processes managed by smart contracts</text:p>
          </table:table-cell>
          <table:table-cell table:style-name="ce36"/>
          <table:table-cell table:style-name="ce43" table:content-validation-name="val2" table:formula="of:=[$'2 Reading'.I112]"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table-cell table:style-name="ce10" table:formula="of:=[$'2 Reading'.D113]" office:value-type="float" office:value="1" calcext:value-type="float">
            <text:p>1</text:p>
          </table:table-cell>
          <table:table-cell table:style-name="ce28" office:value-type="float" office:value="24" calcext:value-type="float">
            <text:p>24</text:p>
          </table:table-cell>
          <table:table-cell table:style-name="ce37" office:value-type="string" calcext:value-type="string">
            <text:p>corradiniModeldrivenEngineeringMultiparty2021a</text:p>
          </table:table-cell>
          <table:table-cell table:style-name="ce42" table:formula="of:=[$'2 Reading'.B113]" office:value-type="float" office:value="2021" calcext:value-type="float">
            <text:p>2021</text:p>
          </table:table-cell>
          <table:table-cell table:style-name="ce38" table:formula="of:=[$'2 Reading'.A113]" office:value-type="string" office:string-value="F Corradini, A Marcelletti, A Morichetta, A Polini…" calcext:value-type="string">
            <text:p>F Corradini, A Marcelletti, A Morichetta, A Polini…</text:p>
          </table:table-cell>
          <table:table-cell table:style-name="ce53" table:formula="of:=[$'2 Reading'.C113]" office:value-type="string" office:string-value="Model-driven engineering for multi-party business processes on multiple blockchains" calcext:value-type="string">
            <text:p>Model-driven engineering for multi-party business processes on multiple blockchains</text:p>
          </table:table-cell>
          <table:table-cell table:style-name="ce69" office:value-type="string" calcext:value-type="string">
            <text:p>Model-driven engineering for multi-party business processes on multiple blockchains</text:p>
          </table:table-cell>
          <table:table-cell table:style-name="ce43" table:formula="of:=[$'2 Reading'.I113]" office:value-type="float" office:value="0" calcext:value-type="float">
            <text:p>0</text:p>
          </table:table-cell>
          <table:table-cell table:style-name="ce41" office:value-type="string" calcext:value-type="string">
            <text:p>ChorChain</text:p>
          </table:table-cell>
          <table:table-cell table:style-name="ce41" table:content-validation-name="val2" office:value-type="string" calcext:value-type="string">
            <text:p>MDE</text:p>
          </table:table-cell>
          <table:table-cell table:style-name="ce79" office:value-type="string" calcext:value-type="string">
            <text:p>Ethereum Smart Contract, Hyperledger Chaincode</text:p>
          </table:table-cell>
          <table:table-cell table:style-name="ce79" office:value-type="string" calcext:value-type="string">
            <text:p>BPMN Choreography diagram</text:p>
          </table:table-cell>
          <table:table-cell table:style-name="ce79" office:value-type="string" calcext:value-type="string">
            <text:p>Task, X, +, Event-based Gateway, Message</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41" table:content-validation-name="val4" office:value-type="string" calcext:value-type="string">
            <text:p>Role-based</text:p>
          </table:table-cell>
          <table:table-cell table:style-name="ce41" table:content-validation-name="val5" office:value-type="string" calcext:value-type="string">
            <text:p>Instantiation</text:p>
          </table:table-cell>
          <table:table-cell table:style-name="ce86" office:value-type="date" office:date-value="2022-01-01" calcext:value-type="date">
            <text:p>1-1</text:p>
          </table:table-cell>
          <table:table-cell table:style-name="ce81" table:formula="of:=TRUE()" office:value-type="float" office:value="1" calcext:value-type="float">
            <text:p>1</text:p>
          </table:table-cell>
          <table:table-cell table:style-name="ce41" table:content-validation-name="val8"/>
          <table:table-cell table:style-name="ce41" table:content-validation-name="val10" office:value-type="string" calcext:value-type="string">
            <text:p>Data-Based Routing</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content-validation-name="val12" office:value-type="string" calcext:value-type="string">
            <text:p>Case Study</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office:value-type="string" calcext:value-type="string">
            <text:p>Builds on previous work above, should be grouped together; also includes the optional roles as described above. They test latency, but for Ethereum, they do not state or discuss how many blocks they wait.</text:p>
          </table:table-cell>
          <table:table-cell table:style-name="ce81" table:formula="of:=TRUE()" office:value-type="float" office:value="1" calcext:value-type="float">
            <text:p>1</text:p>
          </table:table-cell>
          <table:table-cell table:number-columns-repeated="985"/>
        </table:table-row>
        <table:table-row table:style-name="ro1" table:visibility="collapse">
          <table:table-cell table:style-name="ce10" table:formula="of:=[$'2 Reading'.D114]" office:value-type="float" office:value="0" calcext:value-type="float">
            <text:p>0</text:p>
          </table:table-cell>
          <table:table-cell table:style-name="ce27"/>
          <table:table-cell table:style-name="ce36"/>
          <table:table-cell table:style-name="ce36" table:formula="of:=[$'2 Reading'.B114]" office:value-type="float" office:value="2020" calcext:value-type="float">
            <text:p>2020</text:p>
          </table:table-cell>
          <table:table-cell table:style-name="ce36" table:formula="of:=[$'2 Reading'.A114]" office:value-type="string" office:string-value="C Lauster, P Klinger, N Schwab, F Bodendorf" calcext:value-type="string">
            <text:p>C Lauster, P Klinger, N Schwab, F Bodendorf</text:p>
          </table:table-cell>
          <table:table-cell table:style-name="ce50" table:formula="of:=[$'2 Reading'.C114]" office:value-type="string" office:string-value="Literature Review Linking Blockchain and Business Process Management" calcext:value-type="string">
            <text:p>Literature Review Linking Blockchain and Business Process Management</text:p>
          </table:table-cell>
          <table:table-cell table:style-name="ce36"/>
          <table:table-cell table:style-name="ce43" table:content-validation-name="val2" table:formula="of:=[$'2 Reading'.I114]"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table-cell table:style-name="ce10" table:formula="of:=[$'2 Reading'.D115]" office:value-type="float" office:value="1" calcext:value-type="float">
            <text:p>1</text:p>
          </table:table-cell>
          <table:table-cell table:style-name="ce28" office:value-type="float" office:value="25" calcext:value-type="float">
            <text:p>25</text:p>
          </table:table-cell>
          <table:table-cell table:style-name="ce37" office:value-type="string" calcext:value-type="string">
            <text:p>evermannAdaptingWorkflowManagement2020a</text:p>
          </table:table-cell>
          <table:table-cell table:style-name="ce42" table:formula="of:=[$'2 Reading'.B115]" office:value-type="float" office:value="2020" calcext:value-type="float">
            <text:p>2020</text:p>
          </table:table-cell>
          <table:table-cell table:style-name="ce38" table:formula="of:=[$'2 Reading'.A115]" office:value-type="string" office:string-value="J Evermann" calcext:value-type="string">
            <text:p>J Evermann</text:p>
          </table:table-cell>
          <table:table-cell table:style-name="ce52" table:formula="of:=[$'2 Reading'.C115]" office:value-type="string" office:string-value="Adapting Workflow Management Systems to BFT Blockchains–The YAWL Example" calcext:value-type="string">
            <text:p>Adapting Workflow Management Systems to BFT Blockchains–The YAWL Example</text:p>
          </table:table-cell>
          <table:table-cell table:style-name="ce69" office:value-type="string" calcext:value-type="string">
            <text:p>Adapting Workflow Management Systems to BFT Blockchains–The YAWL Example</text:p>
          </table:table-cell>
          <table:table-cell table:style-name="ce43" table:formula="of:=[$'2 Reading'.I115]" office:value-type="float" office:value="0" calcext:value-type="float">
            <text:p>0</text:p>
          </table:table-cell>
          <table:table-cell table:style-name="ce41"/>
          <table:table-cell table:style-name="ce41" table:content-validation-name="val2" office:value-type="string" calcext:value-type="string">
            <text:p>MDE</text:p>
          </table:table-cell>
          <table:table-cell table:style-name="ce79" office:value-type="string" calcext:value-type="string">
            <text:p>BFT-Smart-based P2P network</text:p>
          </table:table-cell>
          <table:table-cell table:style-name="ce79" office:value-type="string" calcext:value-type="string">
            <text:p>YAWL</text:p>
          </table:table-cell>
          <table:table-cell table:style-name="ce79"/>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41" table:content-validation-name="val4"/>
          <table:table-cell table:style-name="ce41" table:content-validation-name="val5"/>
          <table:table-cell table:style-name="ce81" table:content-validation-name="val7"/>
          <table:table-cell table:style-name="ce81" table:formula="of:=FALSE()" office:value-type="float" office:value="0" calcext:value-type="float">
            <text:p>0</text:p>
          </table:table-cell>
          <table:table-cell table:style-name="ce41" table:content-validation-name="val8"/>
          <table:table-cell table:style-name="ce41" table:content-validation-name="val10" office:value-type="string" calcext:value-type="string">
            <text:p>Naive Routing</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41" table:content-validation-name="val12" office:value-type="string" calcext:value-type="string">
            <text:p>Assertion</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office:value-type="string" calcext:value-type="string">
            <text:p>In principal, data-based routing is possible in YAWL; however, it is not described in this paper if this aspect has been adopted and how.</text:p>
          </table:table-cell>
          <table:table-cell table:style-name="ce81" table:formula="of:=TRUE()" office:value-type="float" office:value="1" calcext:value-type="float">
            <text:p>1</text:p>
          </table:table-cell>
          <table:table-cell table:number-columns-repeated="985"/>
        </table:table-row>
        <table:table-row table:style-name="ro1" table:visibility="collapse">
          <table:table-cell table:style-name="ce10" table:formula="of:=[$'2 Reading'.D116]" office:value-type="float" office:value="0" calcext:value-type="float">
            <text:p>0</text:p>
          </table:table-cell>
          <table:table-cell table:style-name="ce27"/>
          <table:table-cell table:style-name="ce36"/>
          <table:table-cell table:style-name="ce36" table:formula="of:=[$'2 Reading'.B116]" office:value-type="float" office:value="2019" calcext:value-type="float">
            <text:p>2019</text:p>
          </table:table-cell>
          <table:table-cell table:style-name="ce36" table:formula="of:=[$'2 Reading'.A116]" office:value-type="string" office:string-value="M Markovska, FP Milani, L Garcia-Banuelos" calcext:value-type="string">
            <text:p>M Markovska, FP Milani, L Garcia-Banuelos</text:p>
          </table:table-cell>
          <table:table-cell table:style-name="ce50" table:formula="of:=[$'2 Reading'.C116]" office:value-type="string" office:string-value="Modelling Business Processes on a Blockchain Eco-System (BPMN)" calcext:value-type="string">
            <text:p>Modelling Business Processes on a Blockchain Eco-System (BPMN)</text:p>
          </table:table-cell>
          <table:table-cell table:style-name="ce36"/>
          <table:table-cell table:style-name="ce43" table:content-validation-name="val2" table:formula="of:=[$'2 Reading'.I116]"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17]" office:value-type="float" office:value="0" calcext:value-type="float">
            <text:p>0</text:p>
          </table:table-cell>
          <table:table-cell table:style-name="ce27"/>
          <table:table-cell table:style-name="ce36"/>
          <table:table-cell table:style-name="ce36" table:formula="of:=[$'2 Reading'.B117]" office:value-type="float" office:value="2021" calcext:value-type="float">
            <text:p>2021</text:p>
          </table:table-cell>
          <table:table-cell table:style-name="ce36" table:formula="of:=[$'2 Reading'.A117]" office:value-type="string" office:string-value="C Gómez, FJ Pérez Blanco, JM Vara, V De Castro…" calcext:value-type="string">
            <text:p>C Gómez, FJ Pérez Blanco, JM Vara, V De Castro…</text:p>
          </table:table-cell>
          <table:table-cell table:style-name="ce50" table:formula="of:=[$'2 Reading'.C117]" office:value-type="string" office:string-value="Design and development of Smart Contracts for E-government through Value and Business Process Modeling" calcext:value-type="string">
            <text:p>Design and development of Smart Contracts for E-government through Value and Business Process Modeling</text:p>
          </table:table-cell>
          <table:table-cell table:style-name="ce36"/>
          <table:table-cell table:style-name="ce43" table:content-validation-name="val2" table:formula="of:=[$'2 Reading'.I117]"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18]" office:value-type="float" office:value="0" calcext:value-type="float">
            <text:p>0</text:p>
          </table:table-cell>
          <table:table-cell table:style-name="ce27"/>
          <table:table-cell table:style-name="ce36"/>
          <table:table-cell table:style-name="ce36" table:formula="of:=[$'2 Reading'.B118]" office:value-type="float" office:value="2021" calcext:value-type="float">
            <text:p>2021</text:p>
          </table:table-cell>
          <table:table-cell table:style-name="ce36" table:formula="of:=[$'2 Reading'.A118]" office:value-type="string" office:string-value="KB Yue" calcext:value-type="string">
            <text:p>KB Yue</text:p>
          </table:table-cell>
          <table:table-cell table:style-name="ce50" table:formula="of:=[$'2 Reading'.C118]" office:value-type="string" office:string-value="A Blockchain-Inspired, Multi-Layered Transaction Model for Business Process Modeling" calcext:value-type="string">
            <text:p>A Blockchain-Inspired, Multi-Layered Transaction Model for Business Process Modeling</text:p>
          </table:table-cell>
          <table:table-cell table:style-name="ce36"/>
          <table:table-cell table:style-name="ce43" table:content-validation-name="val2" table:formula="of:=[$'2 Reading'.I118]"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19]" office:value-type="float" office:value="0" calcext:value-type="float">
            <text:p>0</text:p>
          </table:table-cell>
          <table:table-cell table:style-name="ce27"/>
          <table:table-cell table:style-name="ce36"/>
          <table:table-cell table:style-name="ce36" table:formula="of:=[$'2 Reading'.B119]" office:value-type="float" office:value="2018" calcext:value-type="float">
            <text:p>2018</text:p>
          </table:table-cell>
          <table:table-cell table:style-name="ce36" table:formula="of:=[$'2 Reading'.A119]" office:value-type="string" office:string-value="C Cavaliere" calcext:value-type="string">
            <text:p>C Cavaliere</text:p>
          </table:table-cell>
          <table:table-cell table:style-name="ce50" table:formula="of:=[$'2 Reading'.C119]" office:value-type="string" office:string-value="A case study on the exploration of Blockchain potential: An exploratory research on the impact of the technology on business process and value configuration of a mid …" calcext:value-type="string">
            <text:p>A case study on the exploration of Blockchain potential: An exploratory research on the impact of the technology on business process and value configuration of a mid …</text:p>
          </table:table-cell>
          <table:table-cell table:style-name="ce36"/>
          <table:table-cell table:style-name="ce43" table:content-validation-name="val2" table:formula="of:=[$'2 Reading'.I119]"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20]" office:value-type="float" office:value="0" calcext:value-type="float">
            <text:p>0</text:p>
          </table:table-cell>
          <table:table-cell table:style-name="ce27"/>
          <table:table-cell table:style-name="ce36"/>
          <table:table-cell table:style-name="ce36" table:formula="of:=[$'2 Reading'.B120]" office:value-type="float" office:value="2022" calcext:value-type="float">
            <text:p>2022</text:p>
          </table:table-cell>
          <table:table-cell table:style-name="ce36" table:formula="of:=[$'2 Reading'.A120]" office:value-type="string" office:string-value="H Gao, B Zhong" calcext:value-type="string">
            <text:p>H Gao, B Zhong</text:p>
          </table:table-cell>
          <table:table-cell table:style-name="ce50" table:formula="of:=[$'2 Reading'.C120]" office:value-type="string" office:string-value="A blockchain-based framework for supporting BIM-based building code compliance checking workflow" calcext:value-type="string">
            <text:p>A blockchain-based framework for supporting BIM-based building code compliance checking workflow</text:p>
          </table:table-cell>
          <table:table-cell table:style-name="ce36"/>
          <table:table-cell table:style-name="ce43" table:content-validation-name="val2" table:formula="of:=[$'2 Reading'.I120]"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21]" office:value-type="float" office:value="0" calcext:value-type="float">
            <text:p>0</text:p>
          </table:table-cell>
          <table:table-cell table:style-name="ce27"/>
          <table:table-cell table:style-name="ce36"/>
          <table:table-cell table:style-name="ce36" table:formula="of:=[$'2 Reading'.B121]" office:value-type="float" office:value="2021" calcext:value-type="float">
            <text:p>2021</text:p>
          </table:table-cell>
          <table:table-cell table:style-name="ce36" table:formula="of:=[$'2 Reading'.A121]" office:value-type="string" office:string-value="A Belhi, H Gasmi, A Hammi, A Bouras, B Aouni…" calcext:value-type="string">
            <text:p>A Belhi, H Gasmi, A Hammi, A Bouras, B Aouni…</text:p>
          </table:table-cell>
          <table:table-cell table:style-name="ce50" table:formula="of:=[$'2 Reading'.C121]" office:value-type="string" office:string-value="A Broker-Based Manufacturing Supply Chain Integration with Blockchain: Managing Odoo Workflows Using Hyperledger Fabric Smart Contracts" calcext:value-type="string">
            <text:p>A Broker-Based Manufacturing Supply Chain Integration with Blockchain: Managing Odoo Workflows Using Hyperledger Fabric Smart Contracts</text:p>
          </table:table-cell>
          <table:table-cell table:style-name="ce36"/>
          <table:table-cell table:style-name="ce43" table:content-validation-name="val2" table:formula="of:=[$'2 Reading'.I121]"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22]" office:value-type="float" office:value="0" calcext:value-type="float">
            <text:p>0</text:p>
          </table:table-cell>
          <table:table-cell table:style-name="ce27"/>
          <table:table-cell table:style-name="ce36"/>
          <table:table-cell table:style-name="ce36" table:formula="of:=[$'2 Reading'.B122]" office:value-type="float" office:value="2020" calcext:value-type="float">
            <text:p>2020</text:p>
          </table:table-cell>
          <table:table-cell table:style-name="ce36" table:formula="of:=[$'2 Reading'.A122]" office:value-type="string" office:string-value="C Rondanini, B Carminati, F Daidone…" calcext:value-type="string">
            <text:p>C Rondanini, B Carminati, F Daidone…</text:p>
          </table:table-cell>
          <table:table-cell table:style-name="ce50" table:formula="of:=[$'2 Reading'.C122]" office:value-type="string" office:string-value="Blockchain-based controlled information sharing in inter-organizational workflows" calcext:value-type="string">
            <text:p>Blockchain-based controlled information sharing in inter-organizational workflows</text:p>
          </table:table-cell>
          <table:table-cell table:style-name="ce36"/>
          <table:table-cell table:style-name="ce43" table:content-validation-name="val2" table:formula="of:=[$'2 Reading'.I122]"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23]" office:value-type="float" office:value="0" calcext:value-type="float">
            <text:p>0</text:p>
          </table:table-cell>
          <table:table-cell table:style-name="ce27"/>
          <table:table-cell table:style-name="ce36"/>
          <table:table-cell table:style-name="ce36" table:formula="of:=[$'2 Reading'.B123]" office:value-type="float" office:value="2020" calcext:value-type="float">
            <text:p>2020</text:p>
          </table:table-cell>
          <table:table-cell table:style-name="ce36" table:formula="of:=[$'2 Reading'.A123]" office:value-type="string" office:string-value="V Posea, C Niţu, C Damian, A Panu…" calcext:value-type="string">
            <text:p>V Posea, C Niţu, C Damian, A Panu…</text:p>
          </table:table-cell>
          <table:table-cell table:style-name="ce50" table:formula="of:=[$'2 Reading'.C123]" office:value-type="string" office:string-value="GDPR compliant recruitment platform using smart contracts and executable choreographies" calcext:value-type="string">
            <text:p>GDPR compliant recruitment platform using smart contracts and executable choreographies</text:p>
          </table:table-cell>
          <table:table-cell table:style-name="ce36"/>
          <table:table-cell table:style-name="ce43" table:content-validation-name="val2" table:formula="of:=[$'2 Reading'.I123]"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24]" office:value-type="float" office:value="0" calcext:value-type="float">
            <text:p>0</text:p>
          </table:table-cell>
          <table:table-cell table:style-name="ce27"/>
          <table:table-cell table:style-name="ce36"/>
          <table:table-cell table:style-name="ce36" table:formula="of:=[$'2 Reading'.B124]" office:value-type="float" office:value="2019" calcext:value-type="float">
            <text:p>2019</text:p>
          </table:table-cell>
          <table:table-cell table:style-name="ce36" table:formula="of:=[$'2 Reading'.A124]" office:value-type="string" office:string-value="G Hofbauer" calcext:value-type="string">
            <text:p>G Hofbauer</text:p>
          </table:table-cell>
          <table:table-cell table:style-name="ce50" table:formula="of:=[$'2 Reading'.C124]" office:value-type="string" office:string-value="Blockchain applications in business processes exemplified for procurement" calcext:value-type="string">
            <text:p>Blockchain applications in business processes exemplified for procurement</text:p>
          </table:table-cell>
          <table:table-cell table:style-name="ce36"/>
          <table:table-cell table:style-name="ce43" table:content-validation-name="val2" table:formula="of:=[$'2 Reading'.I124]"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25]" office:value-type="float" office:value="0" calcext:value-type="float">
            <text:p>0</text:p>
          </table:table-cell>
          <table:table-cell table:style-name="ce27"/>
          <table:table-cell table:style-name="ce36"/>
          <table:table-cell table:style-name="ce36" table:formula="of:=[$'2 Reading'.B125]" office:value-type="float" office:value="2017" calcext:value-type="float">
            <text:p>2017</text:p>
          </table:table-cell>
          <table:table-cell table:style-name="ce36" table:formula="of:=[$'2 Reading'.A125]" office:value-type="string" office:string-value="N van de Luijtgaarden" calcext:value-type="string">
            <text:p>N van de Luijtgaarden</text:p>
          </table:table-cell>
          <table:table-cell table:style-name="ce50" table:formula="of:=[$'2 Reading'.C125]" office:value-type="string" office:string-value="Optimizing the core business processes of financial asset management companies using blockchain technology" calcext:value-type="string">
            <text:p>Optimizing the core business processes of financial asset management companies using blockchain technology</text:p>
          </table:table-cell>
          <table:table-cell table:style-name="ce36"/>
          <table:table-cell table:style-name="ce43" table:content-validation-name="val2" table:formula="of:=[$'2 Reading'.I125]"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26]" office:value-type="float" office:value="0" calcext:value-type="float">
            <text:p>0</text:p>
          </table:table-cell>
          <table:table-cell table:style-name="ce27"/>
          <table:table-cell table:style-name="ce36"/>
          <table:table-cell table:style-name="ce36" table:formula="of:=[$'2 Reading'.B126]" office:value-type="float" office:value="2020" calcext:value-type="float">
            <text:p>2020</text:p>
          </table:table-cell>
          <table:table-cell table:style-name="ce36" table:formula="of:=[$'2 Reading'.A126]" office:value-type="string" office:string-value="M Bertolini" calcext:value-type="string">
            <text:p>M Bertolini</text:p>
          </table:table-cell>
          <table:table-cell table:style-name="ce50" table:formula="of:=[$'2 Reading'.C126]" office:value-type="string" office:string-value="Enforcing commitments with blockchain: an approach to generate smart contracts for choreographed business processes" calcext:value-type="string">
            <text:p>Enforcing commitments with blockchain: an approach to generate smart contracts for choreographed business processes</text:p>
          </table:table-cell>
          <table:table-cell table:style-name="ce36"/>
          <table:table-cell table:style-name="ce43" table:content-validation-name="val2" table:formula="of:=[$'2 Reading'.I126]"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27]" office:value-type="float" office:value="0" calcext:value-type="float">
            <text:p>0</text:p>
          </table:table-cell>
          <table:table-cell table:style-name="ce27"/>
          <table:table-cell table:style-name="ce36"/>
          <table:table-cell table:style-name="ce36" table:formula="of:=[$'2 Reading'.B127]" office:value-type="float" office:value="2021" calcext:value-type="float">
            <text:p>2021</text:p>
          </table:table-cell>
          <table:table-cell table:style-name="ce36" table:formula="of:=[$'2 Reading'.A127]" office:value-type="string" office:string-value="A Bagozi, D Bianchini, VD Antonellis, M Garda…" calcext:value-type="string">
            <text:p>A Bagozi, D Bianchini, VD Antonellis, M Garda…</text:p>
          </table:table-cell>
          <table:table-cell table:style-name="ce50" table:formula="of:=[$'2 Reading'.C127]" office:value-type="string" office:string-value="A Blockchain-Based Approach for Trust Management in Collaborative Business Processes" calcext:value-type="string">
            <text:p>A Blockchain-Based Approach for Trust Management in Collaborative Business Processes</text:p>
          </table:table-cell>
          <table:table-cell table:style-name="ce36"/>
          <table:table-cell table:style-name="ce43" table:content-validation-name="val2" table:formula="of:=[$'2 Reading'.I127]"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28]" office:value-type="float" office:value="0" calcext:value-type="float">
            <text:p>0</text:p>
          </table:table-cell>
          <table:table-cell table:style-name="ce27"/>
          <table:table-cell table:style-name="ce36"/>
          <table:table-cell table:style-name="ce36" table:formula="of:=[$'2 Reading'.B128]" office:value-type="float" office:value="2019" calcext:value-type="float">
            <text:p>2019</text:p>
          </table:table-cell>
          <table:table-cell table:style-name="ce36" table:formula="of:=[$'2 Reading'.A128]" office:value-type="string" office:string-value="D Peherstorfer" calcext:value-type="string">
            <text:p>D Peherstorfer</text:p>
          </table:table-cell>
          <table:table-cell table:style-name="ce50" table:formula="of:=[$'2 Reading'.C128]" office:value-type="string" office:string-value="BIM and blockchain: a decentralized solution for a change management workflow in construction projects" calcext:value-type="string">
            <text:p>BIM and blockchain: a decentralized solution for a change management workflow in construction projects</text:p>
          </table:table-cell>
          <table:table-cell table:style-name="ce36"/>
          <table:table-cell table:style-name="ce43" table:content-validation-name="val2" table:formula="of:=[$'2 Reading'.I128]"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29]" office:value-type="float" office:value="0" calcext:value-type="float">
            <text:p>0</text:p>
          </table:table-cell>
          <table:table-cell table:style-name="ce27"/>
          <table:table-cell table:style-name="ce36"/>
          <table:table-cell table:style-name="ce36" table:formula="of:=[$'2 Reading'.B129]" office:value-type="float" office:value="2021" calcext:value-type="float">
            <text:p>2021</text:p>
          </table:table-cell>
          <table:table-cell table:style-name="ce36" table:formula="of:=[$'2 Reading'.A129]" office:value-type="string" office:string-value="P Edrud" calcext:value-type="string">
            <text:p>P Edrud</text:p>
          </table:table-cell>
          <table:table-cell table:style-name="ce50" table:formula="of:=[$'2 Reading'.C129]" office:value-type="string" office:string-value="Improving BPM with Blockchain Technology: Benefits, costs, criteria &amp; barriers" calcext:value-type="string">
            <text:p>Improving BPM with Blockchain Technology: Benefits, costs, criteria &amp; barriers</text:p>
          </table:table-cell>
          <table:table-cell table:style-name="ce36"/>
          <table:table-cell table:style-name="ce43" table:content-validation-name="val2" table:formula="of:=[$'2 Reading'.I129]"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30]" office:value-type="float" office:value="0" calcext:value-type="float">
            <text:p>0</text:p>
          </table:table-cell>
          <table:table-cell table:style-name="ce27"/>
          <table:table-cell table:style-name="ce36"/>
          <table:table-cell table:style-name="ce36" table:formula="of:=[$'2 Reading'.B130]" office:value-type="float" office:value="2021" calcext:value-type="float">
            <text:p>2021</text:p>
          </table:table-cell>
          <table:table-cell table:style-name="ce36" table:formula="of:=[$'2 Reading'.A130]" office:value-type="string" office:string-value="E Fernando" calcext:value-type="string">
            <text:p>E Fernando</text:p>
          </table:table-cell>
          <table:table-cell table:style-name="ce50" table:formula="of:=[$'2 Reading'.C130]" office:value-type="string" office:string-value="The Business Process of Good Manufacturing Practice Based on Blockchain Technology in the Pharmaceutical Industry" calcext:value-type="string">
            <text:p>The Business Process of Good Manufacturing Practice Based on Blockchain Technology in the Pharmaceutical Industry</text:p>
          </table:table-cell>
          <table:table-cell table:style-name="ce36"/>
          <table:table-cell table:style-name="ce43" table:content-validation-name="val2" table:formula="of:=[$'2 Reading'.I130]"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31]" office:value-type="float" office:value="0" calcext:value-type="float">
            <text:p>0</text:p>
          </table:table-cell>
          <table:table-cell table:style-name="ce27"/>
          <table:table-cell table:style-name="ce36"/>
          <table:table-cell table:style-name="ce36" table:formula="of:=[$'2 Reading'.B131]" office:value-type="float" office:value="2019" calcext:value-type="float">
            <text:p>2019</text:p>
          </table:table-cell>
          <table:table-cell table:style-name="ce36" table:formula="of:=[$'2 Reading'.A131]" office:value-type="string" office:string-value="OV Boychenko, IV Gavrikov" calcext:value-type="string">
            <text:p>OV Boychenko, IV Gavrikov</text:p>
          </table:table-cell>
          <table:table-cell table:style-name="ce50" table:formula="of:=[$'2 Reading'.C131]" office:value-type="string" office:string-value="Potential Applications of Smart Contract Technology in Corporate Business Processes" calcext:value-type="string">
            <text:p>Potential Applications of Smart Contract Technology in Corporate Business Processes</text:p>
          </table:table-cell>
          <table:table-cell table:style-name="ce36"/>
          <table:table-cell table:style-name="ce43" table:content-validation-name="val2" table:formula="of:=[$'2 Reading'.I131]"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32]" office:value-type="float" office:value="0" calcext:value-type="float">
            <text:p>0</text:p>
          </table:table-cell>
          <table:table-cell table:style-name="ce27"/>
          <table:table-cell table:style-name="ce36"/>
          <table:table-cell table:style-name="ce36" table:formula="of:=[$'2 Reading'.B132]" office:value-type="float" office:value="2020" calcext:value-type="float">
            <text:p>2020</text:p>
          </table:table-cell>
          <table:table-cell table:style-name="ce36" table:formula="of:=[$'2 Reading'.A132]" office:value-type="string" office:string-value="L Argento, S Graziano, A Garro, A Guzzo, F Pasqua…" calcext:value-type="string">
            <text:p>L Argento, S Graziano, A Garro, A Guzzo, F Pasqua…</text:p>
          </table:table-cell>
          <table:table-cell table:style-name="ce50" table:formula="of:=[$'2 Reading'.C132]" office:value-type="string" office:string-value="A Simulation-based and Data-driven Framework for Enabling the Analysis and Design of Business Processes based on Blockchain and Smart Contracts …" calcext:value-type="string">
            <text:p>A Simulation-based and Data-driven Framework for Enabling the Analysis and Design of Business Processes based on Blockchain and Smart Contracts …</text:p>
          </table:table-cell>
          <table:table-cell table:style-name="ce36"/>
          <table:table-cell table:style-name="ce43" table:content-validation-name="val2" table:formula="of:=[$'2 Reading'.I132]"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33]" office:value-type="float" office:value="0" calcext:value-type="float">
            <text:p>0</text:p>
          </table:table-cell>
          <table:table-cell table:style-name="ce27"/>
          <table:table-cell table:style-name="ce36"/>
          <table:table-cell table:style-name="ce36" table:formula="of:=[$'2 Reading'.B133]" office:value-type="float" office:value="2019" calcext:value-type="float">
            <text:p>2019</text:p>
          </table:table-cell>
          <table:table-cell table:style-name="ce36" table:formula="of:=[$'2 Reading'.A133]" office:value-type="string" office:string-value="X Xu, Q Geng, H Cao, R Mo, S Wan, L Qi…" calcext:value-type="string">
            <text:p>X Xu, Q Geng, H Cao, R Mo, S Wan, L Qi…</text:p>
          </table:table-cell>
          <table:table-cell table:style-name="ce50" table:formula="of:=[$'2 Reading'.C133]" office:value-type="string" office:string-value="Blockchain-powered service migration for uncertainty-aware workflows in edge computing" calcext:value-type="string">
            <text:p>Blockchain-powered service migration for uncertainty-aware workflows in edge computing</text:p>
          </table:table-cell>
          <table:table-cell table:style-name="ce36"/>
          <table:table-cell table:style-name="ce43" table:content-validation-name="val2" table:formula="of:=[$'2 Reading'.I133]"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34]" office:value-type="float" office:value="0" calcext:value-type="float">
            <text:p>0</text:p>
          </table:table-cell>
          <table:table-cell table:style-name="ce27"/>
          <table:table-cell table:style-name="ce36"/>
          <table:table-cell table:style-name="ce36" table:formula="of:=[$'2 Reading'.B134]" office:value-type="float" office:value="2019" calcext:value-type="float">
            <text:p>2019</text:p>
          </table:table-cell>
          <table:table-cell table:style-name="ce36" table:formula="of:=[$'2 Reading'.A134]" office:value-type="string" office:string-value="DN Treku, J Sun" calcext:value-type="string">
            <text:p>DN Treku, J Sun</text:p>
          </table:table-cell>
          <table:table-cell table:style-name="ce50" table:formula="of:=[$'2 Reading'.C134]" office:value-type="string" office:string-value="Adaptive Workflow Design Based on Blockchain" calcext:value-type="string">
            <text:p>Adaptive Workflow Design Based on Blockchain</text:p>
          </table:table-cell>
          <table:table-cell table:style-name="ce36"/>
          <table:table-cell table:style-name="ce43" table:content-validation-name="val2" table:formula="of:=[$'2 Reading'.I134]" office:value-type="string" office:string-value="10.1007/978-3-030-19504-5_19" calcext:value-type="string">
            <text:p>10.1007/978-3-030-19504-5_19</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35]" office:value-type="float" office:value="0" calcext:value-type="float">
            <text:p>0</text:p>
          </table:table-cell>
          <table:table-cell table:style-name="ce27"/>
          <table:table-cell table:style-name="ce36"/>
          <table:table-cell table:style-name="ce36" table:formula="of:=[$'2 Reading'.B135]" office:value-type="float" office:value="2020" calcext:value-type="float">
            <text:p>2020</text:p>
          </table:table-cell>
          <table:table-cell table:style-name="ce36" table:formula="of:=[$'2 Reading'.A135]" office:value-type="string" office:string-value="SL Guerreiro, D Silva, T Rosado…" calcext:value-type="string">
            <text:p>SL Guerreiro, D Silva, T Rosado…</text:p>
          </table:table-cell>
          <table:table-cell table:style-name="ce50" table:formula="of:=[$'2 Reading'.C135]" office:value-type="string" office:string-value="Decentralized Business Process Control using Blockchain" calcext:value-type="string">
            <text:p>Decentralized Business Process Control using Blockchain</text:p>
          </table:table-cell>
          <table:table-cell table:style-name="ce36"/>
          <table:table-cell table:style-name="ce43" table:content-validation-name="val2" table:formula="of:=[$'2 Reading'.I135]"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36]" office:value-type="float" office:value="0" calcext:value-type="float">
            <text:p>0</text:p>
          </table:table-cell>
          <table:table-cell table:style-name="ce27"/>
          <table:table-cell table:style-name="ce36"/>
          <table:table-cell table:style-name="ce36" table:formula="of:=[$'2 Reading'.B136]" office:value-type="float" office:value="2022" calcext:value-type="float">
            <text:p>2022</text:p>
          </table:table-cell>
          <table:table-cell table:style-name="ce36" table:formula="of:=[$'2 Reading'.A136]" office:value-type="string" office:string-value="K Odachi" calcext:value-type="string">
            <text:p>K Odachi</text:p>
          </table:table-cell>
          <table:table-cell table:style-name="ce50" table:formula="of:=[$'2 Reading'.C136]" office:value-type="string" office:string-value="Securing Business Processes Using Blockchain Technology: A Case Study of Hydrocarbon Accounting Processes." calcext:value-type="string">
            <text:p>Securing Business Processes Using Blockchain Technology: A Case Study of Hydrocarbon Accounting Processes.</text:p>
          </table:table-cell>
          <table:table-cell table:style-name="ce36"/>
          <table:table-cell table:style-name="ce43" table:content-validation-name="val2" table:formula="of:=[$'2 Reading'.I136]"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37]" office:value-type="float" office:value="0" calcext:value-type="float">
            <text:p>0</text:p>
          </table:table-cell>
          <table:table-cell table:style-name="ce27"/>
          <table:table-cell table:style-name="ce36"/>
          <table:table-cell table:style-name="ce36" table:formula="of:=[$'2 Reading'.B137]" office:value-type="float" office:value="2021" calcext:value-type="float">
            <text:p>2021</text:p>
          </table:table-cell>
          <table:table-cell table:style-name="ce36" table:formula="of:=[$'2 Reading'.A137]" office:value-type="string" office:string-value="HM Johng" calcext:value-type="string">
            <text:p>HM Johng</text:p>
          </table:table-cell>
          <table:table-cell table:style-name="ce50" table:formula="of:=[$'2 Reading'.C137]" office:value-type="string" office:string-value="Improving Business Processes Using Blockchain, Microservices, or Cloud Computing: A Goal-Oriented Approach" calcext:value-type="string">
            <text:p>Improving Business Processes Using Blockchain, Microservices, or Cloud Computing: A Goal-Oriented Approach</text:p>
          </table:table-cell>
          <table:table-cell table:style-name="ce36"/>
          <table:table-cell table:style-name="ce43" table:content-validation-name="val2" table:formula="of:=[$'2 Reading'.I137]"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38]" office:value-type="float" office:value="0" calcext:value-type="float">
            <text:p>0</text:p>
          </table:table-cell>
          <table:table-cell table:style-name="ce27"/>
          <table:table-cell table:style-name="ce36"/>
          <table:table-cell table:style-name="ce36" table:formula="of:=[$'2 Reading'.B138]" office:value-type="float" office:value="2020" calcext:value-type="float">
            <text:p>2020</text:p>
          </table:table-cell>
          <table:table-cell table:style-name="ce36" table:formula="of:=[$'2 Reading'.A138]" office:value-type="string" office:string-value="U Sengupta, H Kim" calcext:value-type="string">
            <text:p>U Sengupta, H Kim</text:p>
          </table:table-cell>
          <table:table-cell table:style-name="ce50" table:formula="of:=[$'2 Reading'.C138]" office:value-type="string" office:string-value="Business Process Transformation in Natural Resources Development Using Blockchain: Indigenous Entrepreneurship, Trustless Technology, and Rebuilding Trust" calcext:value-type="string">
            <text:p>Business Process Transformation in Natural Resources Development Using Blockchain: Indigenous Entrepreneurship, Trustless Technology, and Rebuilding Trust</text:p>
          </table:table-cell>
          <table:table-cell table:style-name="ce36"/>
          <table:table-cell table:style-name="ce43" table:content-validation-name="val2" table:formula="of:=[$'2 Reading'.I138]"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39]" office:value-type="float" office:value="0" calcext:value-type="float">
            <text:p>0</text:p>
          </table:table-cell>
          <table:table-cell table:style-name="ce27"/>
          <table:table-cell table:style-name="ce36"/>
          <table:table-cell table:style-name="ce36" table:formula="of:=[$'2 Reading'.B139]" office:value-type="float" office:value="2020" calcext:value-type="float">
            <text:p>2020</text:p>
          </table:table-cell>
          <table:table-cell table:style-name="ce36" table:formula="of:=[$'2 Reading'.A139]" office:value-type="string" office:string-value="TG Shul'zhenko" calcext:value-type="string">
            <text:p>TG Shul'zhenko</text:p>
          </table:table-cell>
          <table:table-cell table:style-name="ce50" table:formula="of:=[$'2 Reading'.C139]" office:value-type="string" office:string-value="Methodological approach to the reengineering of logistics business processes in the transport chains with the implementation of smart contracts" calcext:value-type="string">
            <text:p>Methodological approach to the reengineering of logistics business processes in the transport chains with the implementation of smart contracts</text:p>
          </table:table-cell>
          <table:table-cell table:style-name="ce36"/>
          <table:table-cell table:style-name="ce43" table:content-validation-name="val2" table:formula="of:=[$'2 Reading'.I139]"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40]" office:value-type="float" office:value="0" calcext:value-type="float">
            <text:p>0</text:p>
          </table:table-cell>
          <table:table-cell table:style-name="ce27"/>
          <table:table-cell table:style-name="ce36"/>
          <table:table-cell table:style-name="ce36" table:formula="of:=[$'2 Reading'.B140]" office:value-type="float" office:value="2021" calcext:value-type="float">
            <text:p>2021</text:p>
          </table:table-cell>
          <table:table-cell table:style-name="ce36" table:formula="of:=[$'2 Reading'.A140]" office:value-type="string" office:string-value="X Zhang, T Liu, A Rahman" calcext:value-type="string">
            <text:p>X Zhang, T Liu, A Rahman</text:p>
          </table:table-cell>
          <table:table-cell table:style-name="ce50" table:formula="of:=[$'2 Reading'.C140]" office:value-type="string" office:string-value="Leveraging blockchain for prefabricated construction supply chain management–A conceptual workflow framework" calcext:value-type="string">
            <text:p>Leveraging blockchain for prefabricated construction supply chain management–A conceptual workflow framework</text:p>
          </table:table-cell>
          <table:table-cell table:style-name="ce36"/>
          <table:table-cell table:style-name="ce43" table:content-validation-name="val2" table:formula="of:=[$'2 Reading'.I140]"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41]" office:value-type="float" office:value="0" calcext:value-type="float">
            <text:p>0</text:p>
          </table:table-cell>
          <table:table-cell table:style-name="ce27"/>
          <table:table-cell table:style-name="ce36"/>
          <table:table-cell table:style-name="ce36" table:formula="of:=[$'2 Reading'.B141]" office:value-type="float" office:value="2018" calcext:value-type="float">
            <text:p>2018</text:p>
          </table:table-cell>
          <table:table-cell table:style-name="ce36" table:formula="of:=[$'2 Reading'.A141]" office:value-type="string" office:string-value="C Udokwu" calcext:value-type="string">
            <text:p>C Udokwu</text:p>
          </table:table-cell>
          <table:table-cell table:style-name="ce50" table:formula="of:=[$'2 Reading'.C141]" office:value-type="string" office:string-value="Securing Cross-Organizational Business Process with Blockchain Enabled Smart Contract" calcext:value-type="string">
            <text:p>Securing Cross-Organizational Business Process with Blockchain Enabled Smart Contract</text:p>
          </table:table-cell>
          <table:table-cell table:style-name="ce36"/>
          <table:table-cell table:style-name="ce43" table:content-validation-name="val2" table:formula="of:=[$'2 Reading'.I141]"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42]" office:value-type="float" office:value="0" calcext:value-type="float">
            <text:p>0</text:p>
          </table:table-cell>
          <table:table-cell table:style-name="ce27"/>
          <table:table-cell table:style-name="ce36"/>
          <table:table-cell table:style-name="ce36" table:formula="of:=[$'2 Reading'.B142]" office:value-type="float" office:value="2021" calcext:value-type="float">
            <text:p>2021</text:p>
          </table:table-cell>
          <table:table-cell table:style-name="ce36" table:formula="of:=[$'2 Reading'.A142]" office:value-type="string" office:string-value="S Patnaik, TS Wang, T Shen, SK Panigrahi" calcext:value-type="string">
            <text:p>S Patnaik, TS Wang, T Shen, SK Panigrahi</text:p>
          </table:table-cell>
          <table:table-cell table:style-name="ce50" table:formula="of:=[$'2 Reading'.C142]" office:value-type="string" office:string-value="Blockchain Technology and Innovations in Business Processes" calcext:value-type="string">
            <text:p>Blockchain Technology and Innovations in Business Processes</text:p>
          </table:table-cell>
          <table:table-cell table:style-name="ce36"/>
          <table:table-cell table:style-name="ce43" table:content-validation-name="val2" table:formula="of:=[$'2 Reading'.I142]"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43]" office:value-type="float" office:value="0" calcext:value-type="float">
            <text:p>0</text:p>
          </table:table-cell>
          <table:table-cell table:style-name="ce27"/>
          <table:table-cell table:style-name="ce36"/>
          <table:table-cell table:style-name="ce36" table:formula="of:=[$'2 Reading'.B143]" office:value-type="float" office:value="2021" calcext:value-type="float">
            <text:p>2021</text:p>
          </table:table-cell>
          <table:table-cell table:style-name="ce36" table:formula="of:=[$'2 Reading'.A143]" office:value-type="string" office:string-value="I Garfatta, K Klai, M Graïet, W Gaaloul" calcext:value-type="string">
            <text:p>I Garfatta, K Klai, M Graïet, W Gaaloul</text:p>
          </table:table-cell>
          <table:table-cell table:style-name="ce50" table:formula="of:=[$'2 Reading'.C143]" office:value-type="string" office:string-value="Model Checking of Solidity Smart Contracts Adopted for Business Processes" calcext:value-type="string">
            <text:p>Model Checking of Solidity Smart Contracts Adopted for Business Processes</text:p>
          </table:table-cell>
          <table:table-cell table:style-name="ce36"/>
          <table:table-cell table:style-name="ce43" table:content-validation-name="val2" table:formula="of:=[$'2 Reading'.I143]"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44]" office:value-type="float" office:value="0" calcext:value-type="float">
            <text:p>0</text:p>
          </table:table-cell>
          <table:table-cell table:style-name="ce27"/>
          <table:table-cell table:style-name="ce36"/>
          <table:table-cell table:style-name="ce36" table:formula="of:=[$'2 Reading'.B144]" office:value-type="float" office:value="2021" calcext:value-type="float">
            <text:p>2021</text:p>
          </table:table-cell>
          <table:table-cell table:style-name="ce36" table:formula="of:=[$'2 Reading'.A144]" office:value-type="string" office:string-value="JG Enríquez, S Debois, P Fettke, P Plebani…" calcext:value-type="string">
            <text:p>JG Enríquez, S Debois, P Fettke, P Plebani…</text:p>
          </table:table-cell>
          <table:table-cell table:style-name="ce50" table:formula="of:=[$'2 Reading'.C144]" office:value-type="string" office:string-value="Business Process Management: Blockchain and Robotic Process Automation Forum: BPM 2021 Blockchain and RPA Forum, Rome, Italy, September 6-10 …" calcext:value-type="string">
            <text:p>Business Process Management: Blockchain and Robotic Process Automation Forum: BPM 2021 Blockchain and RPA Forum, Rome, Italy, September 6-10 …</text:p>
          </table:table-cell>
          <table:table-cell table:style-name="ce36"/>
          <table:table-cell table:style-name="ce43" table:content-validation-name="val2" table:formula="of:=[$'2 Reading'.I144]"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45]" office:value-type="float" office:value="0" calcext:value-type="float">
            <text:p>0</text:p>
          </table:table-cell>
          <table:table-cell table:style-name="ce27"/>
          <table:table-cell table:style-name="ce36"/>
          <table:table-cell table:style-name="ce36" table:formula="of:=[$'2 Reading'.B145]" office:value-type="float" office:value="2018" calcext:value-type="float">
            <text:p>2018</text:p>
          </table:table-cell>
          <table:table-cell table:style-name="ce36" table:formula="of:=[$'2 Reading'.A145]" office:value-type="string" office:string-value="SMK Sigurjonsson" calcext:value-type="string">
            <text:p>SMK Sigurjonsson</text:p>
          </table:table-cell>
          <table:table-cell table:style-name="ce50" table:formula="of:=[$'2 Reading'.C145]" office:value-type="string" office:string-value="Blockchain Use for Data Provenance in Scientific Workflow" calcext:value-type="string">
            <text:p>Blockchain Use for Data Provenance in Scientific Workflow</text:p>
          </table:table-cell>
          <table:table-cell table:style-name="ce36"/>
          <table:table-cell table:style-name="ce43" table:content-validation-name="val2" table:formula="of:=[$'2 Reading'.I145]"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table-cell table:style-name="ce10" table:formula="of:=[$'2 Reading'.D146]" office:value-type="float" office:value="1" calcext:value-type="float">
            <text:p>1</text:p>
          </table:table-cell>
          <table:table-cell table:style-name="ce28" office:value-type="float" office:value="26" calcext:value-type="float">
            <text:p>26</text:p>
          </table:table-cell>
          <table:table-cell table:style-name="ce37" office:value-type="string" calcext:value-type="string">
            <text:p>evermannWorkflowManagementBFT2020a</text:p>
          </table:table-cell>
          <table:table-cell table:style-name="ce42" table:formula="of:=[$'2 Reading'.B146]" office:value-type="float" office:value="2020" calcext:value-type="float">
            <text:p>2020</text:p>
          </table:table-cell>
          <table:table-cell table:style-name="ce38" table:formula="of:=[$'2 Reading'.A146]" office:value-type="string" office:string-value="J Evermann, H Kim" calcext:value-type="string">
            <text:p>J Evermann, H Kim</text:p>
          </table:table-cell>
          <table:table-cell table:style-name="ce52" table:formula="of:=[$'2 Reading'.C146]" office:value-type="string" office:string-value="Workflow Management on BFT Blockchains" calcext:value-type="string">
            <text:p>Workflow Management on BFT Blockchains</text:p>
          </table:table-cell>
          <table:table-cell table:style-name="ce69" office:value-type="string" calcext:value-type="string">
            <text:p>Workflow Management on BFT Blockchains</text:p>
          </table:table-cell>
          <table:table-cell table:style-name="ce43" table:formula="of:=[$'2 Reading'.I146]" office:value-type="float" office:value="0" calcext:value-type="float">
            <text:p>0</text:p>
          </table:table-cell>
          <table:table-cell table:style-name="ce41"/>
          <table:table-cell table:style-name="ce41" table:content-validation-name="val2" office:value-type="string" calcext:value-type="string">
            <text:p>MDE</text:p>
          </table:table-cell>
          <table:table-cell table:style-name="ce79" office:value-type="string" calcext:value-type="string">
            <text:p>BFT-Smart-based P2P network</text:p>
          </table:table-cell>
          <table:table-cell table:style-name="ce79" office:value-type="string" calcext:value-type="string">
            <text:p>Petri net</text:p>
          </table:table-cell>
          <table:table-cell table:style-name="ce79"/>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table:content-validation-name="val4"/>
          <table:table-cell table:style-name="ce41" table:content-validation-name="val5"/>
          <table:table-cell table:style-name="ce81" table:content-validation-name="val7"/>
          <table:table-cell table:style-name="ce81" table:formula="of:=FALSE()" office:value-type="float" office:value="0" calcext:value-type="float">
            <text:p>0</text:p>
          </table:table-cell>
          <table:table-cell table:style-name="ce41" table:content-validation-name="val8"/>
          <table:table-cell table:style-name="ce41" table:content-validation-name="val10" office:value-type="string" calcext:value-type="string">
            <text:p>Naive Routing</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41" table:content-validation-name="val12" office:value-type="string" calcext:value-type="string">
            <text:p>Assertion</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93" office:value-type="string" calcext:value-type="string">
            <text:p>Adoptes existing WfMS system locally and connects them using a custom BFT-based blockchain.</text:p>
          </table:table-cell>
          <table:table-cell table:style-name="ce81" table:formula="of:=TRUE()" office:value-type="float" office:value="1" calcext:value-type="float">
            <text:p>1</text:p>
          </table:table-cell>
          <table:table-cell table:number-columns-repeated="985"/>
        </table:table-row>
        <table:table-row table:style-name="ro1" table:visibility="collapse">
          <table:table-cell table:style-name="ce10" table:formula="of:=[$'2 Reading'.D147]" office:value-type="float" office:value="0" calcext:value-type="float">
            <text:p>0</text:p>
          </table:table-cell>
          <table:table-cell table:style-name="ce27"/>
          <table:table-cell table:style-name="ce36"/>
          <table:table-cell table:style-name="ce36" table:formula="of:=[$'2 Reading'.B147]" office:value-type="float" office:value="2021" calcext:value-type="float">
            <text:p>2021</text:p>
          </table:table-cell>
          <table:table-cell table:style-name="ce36" table:formula="of:=[$'2 Reading'.A147]" office:value-type="string" office:string-value="EE Maggini" calcext:value-type="string">
            <text:p>EE Maggini</text:p>
          </table:table-cell>
          <table:table-cell table:style-name="ce50" table:formula="of:=[$'2 Reading'.C147]" office:value-type="string" office:string-value="RESHAPING ORGANIZATIONAL PROCESSES AND WORKFLOWS THROUGH INTEGRATION OF BLOCKCHAIN TECHNOLOGY" calcext:value-type="string">
            <text:p>RESHAPING ORGANIZATIONAL PROCESSES AND WORKFLOWS THROUGH INTEGRATION OF BLOCKCHAIN TECHNOLOGY</text:p>
          </table:table-cell>
          <table:table-cell table:style-name="ce36"/>
          <table:table-cell table:style-name="ce43" table:content-validation-name="val2" table:formula="of:=[$'2 Reading'.I147]"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48]" office:value-type="float" office:value="0" calcext:value-type="float">
            <text:p>0</text:p>
          </table:table-cell>
          <table:table-cell table:style-name="ce27"/>
          <table:table-cell table:style-name="ce36"/>
          <table:table-cell table:style-name="ce36" table:formula="of:=[$'2 Reading'.B148]" office:value-type="float" office:value="2019" calcext:value-type="float">
            <text:p>2019</text:p>
          </table:table-cell>
          <table:table-cell table:style-name="ce36" table:formula="of:=[$'2 Reading'.A148]" office:value-type="string" office:string-value="JL Tilbury" calcext:value-type="string">
            <text:p>JL Tilbury</text:p>
          </table:table-cell>
          <table:table-cell table:style-name="ce50" table:formula="of:=[$'2 Reading'.C148]" office:value-type="string" office:string-value="A Business Process Model for Blockchain-based South African Real Estate Transactions" calcext:value-type="string">
            <text:p>A Business Process Model for Blockchain-based South African Real Estate Transactions</text:p>
          </table:table-cell>
          <table:table-cell table:style-name="ce36"/>
          <table:table-cell table:style-name="ce43" table:content-validation-name="val2" table:formula="of:=[$'2 Reading'.I148]"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49]" office:value-type="float" office:value="0" calcext:value-type="float">
            <text:p>0</text:p>
          </table:table-cell>
          <table:table-cell table:style-name="ce27"/>
          <table:table-cell table:style-name="ce36"/>
          <table:table-cell table:style-name="ce36" table:formula="of:=[$'2 Reading'.B149]" office:value-type="float" office:value="2019" calcext:value-type="float">
            <text:p>2019</text:p>
          </table:table-cell>
          <table:table-cell table:style-name="ce36" table:formula="of:=[$'2 Reading'.A149]" office:value-type="string" office:string-value="M Jin, C Dou, P Pan, M Wan, B Sun…" calcext:value-type="string">
            <text:p>M Jin, C Dou, P Pan, M Wan, B Sun…</text:p>
          </table:table-cell>
          <table:table-cell table:style-name="ce50" table:formula="of:=[$'2 Reading'.C149]" office:value-type="string" office:string-value="A Blockchain-Based IoT Workflow Management Approach" calcext:value-type="string">
            <text:p>A Blockchain-Based IoT Workflow Management Approach</text:p>
          </table:table-cell>
          <table:table-cell table:style-name="ce36"/>
          <table:table-cell table:style-name="ce43" table:content-validation-name="val2" table:formula="of:=[$'2 Reading'.I149]" office:value-type="string" office:string-value="10.1007/978-981-15-7530-3_48" calcext:value-type="string">
            <text:p>10.1007/978-981-15-7530-3_48</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table-cell table:style-name="ce10" table:formula="of:=[$'2 Reading'.D150]" office:value-type="float" office:value="1" calcext:value-type="float">
            <text:p>1</text:p>
          </table:table-cell>
          <table:table-cell table:style-name="ce28" office:value-type="float" office:value="27" calcext:value-type="float">
            <text:p>27</text:p>
          </table:table-cell>
          <table:table-cell table:style-name="ce37" office:value-type="string" calcext:value-type="string">
            <text:p>naganoRELIABLEARCHITECTURECROSS2020a</text:p>
          </table:table-cell>
          <table:table-cell table:style-name="ce42" table:formula="of:=[$'2 Reading'.B150]" office:value-type="float" office:value="2020" calcext:value-type="float">
            <text:p>2020</text:p>
          </table:table-cell>
          <table:table-cell table:style-name="ce38" table:formula="of:=[$'2 Reading'.A150]" office:value-type="string" office:string-value="H Nagano, T Shimosawa, A Shimamura…" calcext:value-type="string">
            <text:p>H Nagano, T Shimosawa, A Shimamura…</text:p>
          </table:table-cell>
          <table:table-cell table:style-name="ce57" table:formula="of:=[$'2 Reading'.C150]" office:value-type="string" office:string-value="RELIABLE ARCHITECTURE OF CROSS ORGANIZATIONAL WORKFLOW MANAGEMENT SYSTEM ON BLOCKCHAIN." calcext:value-type="string">
            <text:p>RELIABLE ARCHITECTURE OF CROSS ORGANIZATIONAL WORKFLOW MANAGEMENT SYSTEM ON BLOCKCHAIN.</text:p>
          </table:table-cell>
          <table:table-cell table:style-name="ce69" office:value-type="string" calcext:value-type="string">
            <text:p>RELIABLE ARCHITECTURE OF CROSS ORGANIZATIONAL WORKFLOW MANAGEMENT SYSTEM ON BLOCKCHAIN.</text:p>
          </table:table-cell>
          <table:table-cell table:style-name="ce43" table:formula="of:=[$'2 Reading'.I150]" office:value-type="float" office:value="0" calcext:value-type="float">
            <text:p>0</text:p>
          </table:table-cell>
          <table:table-cell table:style-name="ce41"/>
          <table:table-cell table:style-name="ce41" table:content-validation-name="val2" office:value-type="string" calcext:value-type="string">
            <text:p>Manual</text:p>
          </table:table-cell>
          <table:table-cell table:style-name="ce79" office:value-type="string" calcext:value-type="string">
            <text:p>Hyperledger Chaincode</text:p>
          </table:table-cell>
          <table:table-cell table:style-name="ce79" office:value-type="string" calcext:value-type="string">
            <text:p>Undescribed</text:p>
          </table:table-cell>
          <table:table-cell table:style-name="ce79"/>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content-validation-name="val4"/>
          <table:table-cell table:style-name="ce41" table:content-validation-name="val5"/>
          <table:table-cell table:style-name="ce81" table:content-validation-name="val7"/>
          <table:table-cell table:style-name="ce81" table:formula="of:=FALSE()" office:value-type="float" office:value="0" calcext:value-type="float">
            <text:p>0</text:p>
          </table:table-cell>
          <table:table-cell table:style-name="ce41" table:content-validation-name="val8"/>
          <table:table-cell table:style-name="ce41" table:content-validation-name="val10" office:value-type="string" calcext:value-type="string">
            <text:p>Naive Routing</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content-validation-name="val12" office:value-type="string" calcext:value-type="string">
            <text:p>Assertion</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office:value-type="string" calcext:value-type="string">
            <text:p>Journal paper of ID 29, does not introudce anything new. Evaluates based on a security analysis (non-formal).</text:p>
          </table:table-cell>
          <table:table-cell table:style-name="ce81" table:formula="of:=FALSE()" office:value-type="float" office:value="0" calcext:value-type="float">
            <text:p>0</text:p>
          </table:table-cell>
          <table:table-cell table:number-columns-repeated="985"/>
        </table:table-row>
        <table:table-row table:style-name="ro1" table:visibility="collapse">
          <table:table-cell table:style-name="ce10" table:formula="of:=[$'2 Reading'.D151]" office:value-type="float" office:value="0" calcext:value-type="float">
            <text:p>0</text:p>
          </table:table-cell>
          <table:table-cell table:style-name="ce27"/>
          <table:table-cell table:style-name="ce36"/>
          <table:table-cell table:style-name="ce36" table:formula="of:=[$'2 Reading'.B151]" office:value-type="float" office:value="2021" calcext:value-type="float">
            <text:p>2021</text:p>
          </table:table-cell>
          <table:table-cell table:style-name="ce36" table:formula="of:=[$'2 Reading'.A151]" office:value-type="string" office:string-value="OL Pintado" calcext:value-type="string">
            <text:p>OL Pintado</text:p>
          </table:table-cell>
          <table:table-cell table:style-name="ce50" table:formula="of:=[$'2 Reading'.C151]" office:value-type="string" office:string-value="Challenges of Blockchain-Based Collaborative Business Processes: An Overview of the Caterpillar System" calcext:value-type="string">
            <text:p>Challenges of Blockchain-Based Collaborative Business Processes: An Overview of the Caterpillar System</text:p>
          </table:table-cell>
          <table:table-cell table:style-name="ce36"/>
          <table:table-cell table:style-name="ce43" table:content-validation-name="val2" table:formula="of:=[$'2 Reading'.I151]"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52]" office:value-type="float" office:value="0" calcext:value-type="float">
            <text:p>0</text:p>
          </table:table-cell>
          <table:table-cell table:style-name="ce27"/>
          <table:table-cell table:style-name="ce36"/>
          <table:table-cell table:style-name="ce36" table:formula="of:=[$'2 Reading'.B152]" office:value-type="float" office:value="2021" calcext:value-type="float">
            <text:p>2021</text:p>
          </table:table-cell>
          <table:table-cell table:style-name="ce36" table:formula="of:=[$'2 Reading'.A152]" office:value-type="string" office:string-value="MS Rahman, I Khalil, A Bouras" calcext:value-type="string">
            <text:p>MS Rahman, I Khalil, A Bouras</text:p>
          </table:table-cell>
          <table:table-cell table:style-name="ce50" table:formula="of:=[$'2 Reading'.C152]" office:value-type="string" office:string-value="A Framework for Modelling Blockchain based Supply Chain Management System to ensure soundness of Smart Contract Workflow" calcext:value-type="string">
            <text:p>A Framework for Modelling Blockchain based Supply Chain Management System to ensure soundness of Smart Contract Workflow</text:p>
          </table:table-cell>
          <table:table-cell table:style-name="ce36"/>
          <table:table-cell table:style-name="ce43" table:content-validation-name="val2" table:formula="of:=[$'2 Reading'.I152]"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53]" office:value-type="float" office:value="0" calcext:value-type="float">
            <text:p>0</text:p>
          </table:table-cell>
          <table:table-cell table:style-name="ce27"/>
          <table:table-cell table:style-name="ce36"/>
          <table:table-cell table:style-name="ce36" table:formula="of:=[$'2 Reading'.B153]" office:value-type="float" office:value="2020" calcext:value-type="float">
            <text:p>2020</text:p>
          </table:table-cell>
          <table:table-cell table:style-name="ce36" table:formula="of:=[$'2 Reading'.A153]" office:value-type="string" office:string-value="E Pedercini" calcext:value-type="string">
            <text:p>E Pedercini</text:p>
          </table:table-cell>
          <table:table-cell table:style-name="ce50" table:formula="of:=[$'2 Reading'.C153]" office:value-type="string" office:string-value="The impact of blockchain and distributed ledger technologies on business processes. An analysis of implementations and use cases in different sectors" calcext:value-type="string">
            <text:p>The impact of blockchain and distributed ledger technologies on business processes. An analysis of implementations and use cases in different sectors</text:p>
          </table:table-cell>
          <table:table-cell table:style-name="ce36"/>
          <table:table-cell table:style-name="ce43" table:content-validation-name="val2" table:formula="of:=[$'2 Reading'.I153]"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54]" office:value-type="float" office:value="0" calcext:value-type="float">
            <text:p>0</text:p>
          </table:table-cell>
          <table:table-cell table:style-name="ce27"/>
          <table:table-cell table:style-name="ce36"/>
          <table:table-cell table:style-name="ce36" table:formula="of:=[$'2 Reading'.B154]" office:value-type="float" office:value="2019" calcext:value-type="float">
            <text:p>2019</text:p>
          </table:table-cell>
          <table:table-cell table:style-name="ce36" table:formula="of:=[$'2 Reading'.A154]" office:value-type="string" office:string-value="M Jurgelaitis, R Butkienė, E Vaičiukynas…" calcext:value-type="string">
            <text:p>M Jurgelaitis, R Butkienė, E Vaičiukynas…</text:p>
          </table:table-cell>
          <table:table-cell table:style-name="ce50" table:formula="of:=[$'2 Reading'.C154]" office:value-type="string" office:string-value="Modelling principles for blockchain-based implementation of business or scientific processes" calcext:value-type="string">
            <text:p>Modelling principles for blockchain-based implementation of business or scientific processes</text:p>
          </table:table-cell>
          <table:table-cell table:style-name="ce36"/>
          <table:table-cell table:style-name="ce43" table:content-validation-name="val2" table:formula="of:=[$'2 Reading'.I154]"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table-cell table:style-name="ce10" table:formula="of:=[$'2 Reading'.D155]" office:value-type="float" office:value="1" calcext:value-type="float">
            <text:p>1</text:p>
          </table:table-cell>
          <table:table-cell table:style-name="ce28" office:value-type="float" office:value="28" calcext:value-type="float">
            <text:p>28</text:p>
          </table:table-cell>
          <table:table-cell table:style-name="ce37" office:value-type="string" calcext:value-type="string">
            <text:p>brahemRunningTransactionalBusiness2020a</text:p>
          </table:table-cell>
          <table:table-cell table:style-name="ce42" table:formula="of:=[$'2 Reading'.B155]" office:value-type="float" office:value="2020" calcext:value-type="float">
            <text:p>2020</text:p>
          </table:table-cell>
          <table:table-cell table:style-name="ce38" table:formula="of:=[$'2 Reading'.A155]" office:value-type="string" office:string-value="A Brahem, N Messai, Y Sam, S Bhiri…" calcext:value-type="string">
            <text:p>A Brahem, N Messai, Y Sam, S Bhiri…</text:p>
          </table:table-cell>
          <table:table-cell table:style-name="ce55" table:formula="of:=[$'2 Reading'.C155]" office:value-type="string" office:string-value="Running transactional business processes with blockchain's smart contracts" calcext:value-type="string">
            <text:p>Running transactional business processes with blockchain's smart contracts</text:p>
          </table:table-cell>
          <table:table-cell table:style-name="ce69" office:value-type="string" calcext:value-type="string">
            <text:p>Running transactional business processes with blockchain's smart contracts</text:p>
          </table:table-cell>
          <table:table-cell table:style-name="ce43" table:formula="of:=[$'2 Reading'.I155]" office:value-type="float" office:value="0" calcext:value-type="float">
            <text:p>0</text:p>
          </table:table-cell>
          <table:table-cell table:style-name="ce41" office:value-type="string" calcext:value-type="string">
            <text:p>Caterpillar</text:p>
          </table:table-cell>
          <table:table-cell table:style-name="ce41" table:content-validation-name="val2" office:value-type="string" calcext:value-type="string">
            <text:p>MDE</text:p>
          </table:table-cell>
          <table:table-cell table:style-name="ce79" office:value-type="string" calcext:value-type="string">
            <text:p>Ethereum Smart Contract</text:p>
          </table:table-cell>
          <table:table-cell table:style-name="ce79" office:value-type="string" calcext:value-type="string">
            <text:p>Transactional Business Processes, BPMN Process diagram</text:p>
          </table:table-cell>
          <table:table-cell table:style-name="ce79" office:value-type="string" calcext:value-type="string">
            <text:p>Swimlane, Task, User, Script, Service Task, Parallel and Sequential, X, +, Event-based, Message and Signal Events, Throwing and Catching, Boundary interrupting and noninterrupting. </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41" table:content-validation-name="val4"/>
          <table:table-cell table:style-name="ce41" table:content-validation-name="val5"/>
          <table:table-cell table:style-name="ce81"/>
          <table:table-cell table:style-name="ce81" table:formula="of:=FALSE()" office:value-type="float" office:value="0" calcext:value-type="float">
            <text:p>0</text:p>
          </table:table-cell>
          <table:table-cell table:style-name="ce41" table:content-validation-name="val8"/>
          <table:table-cell table:style-name="ce41" table:content-validation-name="val10" office:value-type="string" calcext:value-type="string">
            <text:p>Data-Based Routing</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content-validation-name="val12" office:value-type="string" calcext:value-type="string">
            <text:p>Assertion</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office:value-type="string" calcext:value-type="string">
            <text:p>Extension of Caterpillar for Transactional Business Processes. The implementation is not well explained and the linked source code is not available (404). Evaluation is only by discussing the implementation feasability. </text:p>
          </table:table-cell>
          <table:table-cell table:style-name="ce81" table:formula="of:=TRUE()" office:value-type="float" office:value="1" calcext:value-type="float">
            <text:p>1</text:p>
          </table:table-cell>
          <table:table-cell table:number-columns-repeated="985"/>
        </table:table-row>
        <table:table-row table:style-name="ro1" table:visibility="collapse">
          <table:table-cell table:style-name="ce10" table:formula="of:=[$'2 Reading'.D156]" office:value-type="float" office:value="0" calcext:value-type="float">
            <text:p>0</text:p>
          </table:table-cell>
          <table:table-cell table:style-name="ce27"/>
          <table:table-cell table:style-name="ce36"/>
          <table:table-cell table:style-name="ce36" table:formula="of:=[$'2 Reading'.B156]" office:value-type="float" office:value="2020" calcext:value-type="float">
            <text:p>2020</text:p>
          </table:table-cell>
          <table:table-cell table:style-name="ce36" table:formula="of:=[$'2 Reading'.A156]" office:value-type="string" office:string-value="J Köpke" calcext:value-type="string">
            <text:p>J Köpke</text:p>
          </table:table-cell>
          <table:table-cell table:style-name="ce50" table:formula="of:=[$'2 Reading'.C156]" office:value-type="string" office:string-value="Towards Modeling Privity and Enforceability Requirements for BPM based Smart Contracts" calcext:value-type="string">
            <text:p>Towards Modeling Privity and Enforceability Requirements for BPM based Smart Contracts</text:p>
          </table:table-cell>
          <table:table-cell table:style-name="ce36"/>
          <table:table-cell table:style-name="ce43" table:content-validation-name="val2" table:formula="of:=[$'2 Reading'.I156]"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57]" office:value-type="float" office:value="0" calcext:value-type="float">
            <text:p>0</text:p>
          </table:table-cell>
          <table:table-cell table:style-name="ce27"/>
          <table:table-cell table:style-name="ce36"/>
          <table:table-cell table:style-name="ce36" table:formula="of:=[$'2 Reading'.B157]" office:value-type="float" office:value="2019" calcext:value-type="float">
            <text:p>2019</text:p>
          </table:table-cell>
          <table:table-cell table:style-name="ce36" table:formula="of:=[$'2 Reading'.A157]" office:value-type="string" office:string-value="V Vasiuta, M Buniak" calcext:value-type="string">
            <text:p>V Vasiuta, M Buniak</text:p>
          </table:table-cell>
          <table:table-cell table:style-name="ce50" table:formula="of:=[$'2 Reading'.C157]" office:value-type="string" office:string-value="Blockchain technology in the workflow system of higher education institutions" calcext:value-type="string">
            <text:p>Blockchain technology in the workflow system of higher education institutions</text:p>
          </table:table-cell>
          <table:table-cell table:style-name="ce36"/>
          <table:table-cell table:style-name="ce43" table:content-validation-name="val2" table:formula="of:=[$'2 Reading'.I157]"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58]" office:value-type="float" office:value="0" calcext:value-type="float">
            <text:p>0</text:p>
          </table:table-cell>
          <table:table-cell table:style-name="ce27"/>
          <table:table-cell table:style-name="ce36"/>
          <table:table-cell table:style-name="ce36" table:formula="of:=[$'2 Reading'.B158]" office:value-type="float" office:value="2017" calcext:value-type="float">
            <text:p>2017</text:p>
          </table:table-cell>
          <table:table-cell table:style-name="ce36" table:formula="of:=[$'2 Reading'.A158]" office:value-type="string" office:string-value="M Kherbouche, G Pisoni, B Molnár" calcext:value-type="string">
            <text:p>M Kherbouche, G Pisoni, B Molnár</text:p>
          </table:table-cell>
          <table:table-cell table:style-name="ce50" table:formula="of:=[$'2 Reading'.C158]" office:value-type="string" office:string-value="Model to Program and Blockchain Approaches for Business Processes and Workflows in Finance. Appl. Syst. Innov. 2022, 1, 0" calcext:value-type="string">
            <text:p>Model to Program and Blockchain Approaches for Business Processes and Workflows in Finance. Appl. Syst. Innov. 2022, 1, 0</text:p>
          </table:table-cell>
          <table:table-cell table:style-name="ce36"/>
          <table:table-cell table:style-name="ce43" table:content-validation-name="val2" table:formula="of:=[$'2 Reading'.I158]"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59]" office:value-type="float" office:value="0" calcext:value-type="float">
            <text:p>0</text:p>
          </table:table-cell>
          <table:table-cell table:style-name="ce27"/>
          <table:table-cell table:style-name="ce36"/>
          <table:table-cell table:style-name="ce36" table:formula="of:=[$'2 Reading'.B159]" office:value-type="float" office:value="0" calcext:value-type="float">
            <text:p>0</text:p>
          </table:table-cell>
          <table:table-cell table:style-name="ce36" table:formula="of:=[$'2 Reading'.A159]" office:value-type="string" office:string-value="J Evermann, H Kim" calcext:value-type="string">
            <text:p>J Evermann, H Kim</text:p>
          </table:table-cell>
          <table:table-cell table:style-name="ce50" table:formula="of:=[$'2 Reading'.C159]" office:value-type="string" office:string-value="SMaRt Blockchain Distributed Workflow Management" calcext:value-type="string">
            <text:p>SMaRt Blockchain Distributed Workflow Management</text:p>
          </table:table-cell>
          <table:table-cell table:style-name="ce36"/>
          <table:table-cell table:style-name="ce43" table:content-validation-name="val2" table:formula="of:=[$'2 Reading'.I159]"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60]" office:value-type="float" office:value="0" calcext:value-type="float">
            <text:p>0</text:p>
          </table:table-cell>
          <table:table-cell table:style-name="ce29"/>
          <table:table-cell table:style-name="ce36"/>
          <table:table-cell table:style-name="ce36" table:formula="of:=[$'2 Reading'.B160]" office:value-type="float" office:value="2021" calcext:value-type="float">
            <text:p>2021</text:p>
          </table:table-cell>
          <table:table-cell table:style-name="ce45" table:formula="of:=[$'2 Reading'.A160]" office:value-type="string" office:string-value="F Corradini, A Marcelletti, A Morichetta, A Polini, B Re…" calcext:value-type="string">
            <text:p>F Corradini, A Marcelletti, A Morichetta, A Polini, B Re…</text:p>
          </table:table-cell>
          <table:table-cell table:style-name="ce58" table:formula="of:=[$'2 Reading'.C160]" office:value-type="string" office:string-value="ChorChain: A Model-Driven Framework for Choreography-Based Systems Using Blockchain" calcext:value-type="string">
            <text:p>ChorChain: A Model-Driven Framework for Choreography-Based Systems Using Blockchain</text:p>
          </table:table-cell>
          <table:table-cell table:style-name="ce73" office:value-type="string" calcext:value-type="string">
            <text:p>ChorChain: A Model-Driven Framework for Choreography-Based Systems Using Blockchain</text:p>
          </table:table-cell>
          <table:table-cell table:style-name="ce43" table:content-validation-name="val2" table:formula="of:=[$'2 Reading'.I160]" office:value-type="float" office:value="0" calcext:value-type="float">
            <text:p>0</text:p>
          </table:table-cell>
          <table:table-cell table:style-name="ce77" table:content-validation-name="val2" table:number-columns-repeated="2"/>
          <table:table-cell table:style-name="ce77" table:number-columns-repeated="3"/>
          <table:table-cell table:style-name="ce82" table:formula="of:=FALSE()" office:value-type="float" office:value="0" calcext:value-type="float">
            <text:p>0</text:p>
          </table:table-cell>
          <table:table-cell table:style-name="ce82" table:formula="of:=FALSE()" office:value-type="float" office:value="0" calcext:value-type="float">
            <text:p>0</text:p>
          </table:table-cell>
          <table:table-cell table:style-name="ce82" table:formula="of:=FALSE()" office:value-type="float" office:value="0" calcext:value-type="float">
            <text:p>0</text:p>
          </table:table-cell>
          <table:table-cell table:style-name="ce82" table:formula="of:=FALSE()" office:value-type="float" office:value="0" calcext:value-type="float">
            <text:p>0</text:p>
          </table:table-cell>
          <table:table-cell table:style-name="ce82" table:formula="of:=FALSE()" office:value-type="float" office:value="0" calcext:value-type="float">
            <text:p>0</text:p>
          </table:table-cell>
          <table:table-cell table:style-name="ce77" table:content-validation-name="val4"/>
          <table:table-cell table:style-name="ce82" table:content-validation-name="val5"/>
          <table:table-cell table:style-name="ce82"/>
          <table:table-cell table:style-name="ce82" table:formula="of:=FALSE()" office:value-type="float" office:value="0" calcext:value-type="float">
            <text:p>0</text:p>
          </table:table-cell>
          <table:table-cell table:style-name="ce77" table:content-validation-name="val8"/>
          <table:table-cell table:style-name="ce77" table:content-validation-name="val10"/>
          <table:table-cell table:style-name="ce82" table:formula="of:=FALSE()" office:value-type="float" office:value="0" calcext:value-type="float">
            <text:p>0</text:p>
          </table:table-cell>
          <table:table-cell table:style-name="ce82" table:formula="of:=FALSE()" office:value-type="float" office:value="0" calcext:value-type="float">
            <text:p>0</text:p>
          </table:table-cell>
          <table:table-cell table:style-name="ce82" table:formula="of:=FALSE()" office:value-type="float" office:value="0" calcext:value-type="float">
            <text:p>0</text:p>
          </table:table-cell>
          <table:table-cell table:style-name="ce82" table:formula="of:=FALSE()" office:value-type="float" office:value="0" calcext:value-type="float">
            <text:p>0</text:p>
          </table:table-cell>
          <table:table-cell table:style-name="ce82" table:formula="of:=FALSE()" office:value-type="float" office:value="0" calcext:value-type="float">
            <text:p>0</text:p>
          </table:table-cell>
          <table:table-cell table:style-name="ce77" table:content-validation-name="val12"/>
          <table:table-cell table:style-name="ce82" table:formula="of:=FALSE()" office:value-type="float" office:value="0" calcext:value-type="float">
            <text:p>0</text:p>
          </table:table-cell>
          <table:table-cell table:style-name="ce82" table:formula="of:=FALSE()" office:value-type="float" office:value="0" calcext:value-type="float">
            <text:p>0</text:p>
          </table:table-cell>
          <table:table-cell table:style-name="ce82" table:formula="of:=FALSE()" office:value-type="float" office:value="0" calcext:value-type="float">
            <text:p>0</text:p>
          </table:table-cell>
          <table:table-cell table:style-name="ce82" table:formula="of:=FALSE()" office:value-type="float" office:value="0" calcext:value-type="float">
            <text:p>0</text:p>
          </table:table-cell>
          <table:table-cell table:style-name="ce82" table:formula="of:=FALSE()" office:value-type="float" office:value="0" calcext:value-type="float">
            <text:p>0</text:p>
          </table:table-cell>
          <table:table-cell table:style-name="ce82" table:formula="of:=FALSE()" office:value-type="float" office:value="0" calcext:value-type="float">
            <text:p>0</text:p>
          </table:table-cell>
          <table:table-cell table:style-name="ce82" table:formula="of:=FALSE()" office:value-type="float" office:value="0" calcext:value-type="float">
            <text:p>0</text:p>
          </table:table-cell>
          <table:table-cell table:style-name="ce77"/>
          <table:table-cell table:style-name="ce82"/>
          <table:table-cell table:style-name="ce18" table:number-columns-repeated="2"/>
          <table:table-cell table:number-columns-repeated="983"/>
        </table:table-row>
        <table:table-row table:style-name="ro1" table:visibility="collapse">
          <table:table-cell table:style-name="ce10" table:formula="of:=[$'2 Reading'.D161]" office:value-type="float" office:value="0" calcext:value-type="float">
            <text:p>0</text:p>
          </table:table-cell>
          <table:table-cell table:style-name="ce27"/>
          <table:table-cell table:style-name="ce36"/>
          <table:table-cell table:style-name="ce36" table:formula="of:=[$'2 Reading'.B161]" office:value-type="float" office:value="0" calcext:value-type="float">
            <text:p>0</text:p>
          </table:table-cell>
          <table:table-cell table:style-name="ce36" table:formula="of:=[$'2 Reading'.A161]" office:value-type="string" office:string-value="DV Lyridis, GO Andreadis, C Papaleonidas, V Tsiampa" calcext:value-type="string">
            <text:p>DV Lyridis, GO Andreadis, C Papaleonidas, V Tsiampa</text:p>
          </table:table-cell>
          <table:table-cell table:style-name="ce50" table:formula="of:=[$'2 Reading'.C161]" office:value-type="string" office:string-value="A NOVEL METHODOLOGY USING BPM TO ASSESS THE IMPLEMENTATION OF BLOCKCHAIN IN THE MIDSTREAM LNG SUPPLY CHAIN" calcext:value-type="string">
            <text:p>A NOVEL METHODOLOGY USING BPM TO ASSESS THE IMPLEMENTATION OF BLOCKCHAIN IN THE MIDSTREAM LNG SUPPLY CHAIN</text:p>
          </table:table-cell>
          <table:table-cell table:style-name="ce36"/>
          <table:table-cell table:style-name="ce43" table:content-validation-name="val2" table:formula="of:=[$'2 Reading'.I161]"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62]" office:value-type="float" office:value="0" calcext:value-type="float">
            <text:p>0</text:p>
          </table:table-cell>
          <table:table-cell table:style-name="ce27"/>
          <table:table-cell table:style-name="ce36"/>
          <table:table-cell table:style-name="ce36" table:formula="of:=[$'2 Reading'.B162]" office:value-type="float" office:value="2021" calcext:value-type="float">
            <text:p>2021</text:p>
          </table:table-cell>
          <table:table-cell table:style-name="ce36" table:formula="of:=[$'2 Reading'.A162]" office:value-type="string" office:string-value="D Aloini, E Benevento, A Stefanini…" calcext:value-type="string">
            <text:p>D Aloini, E Benevento, A Stefanini…</text:p>
          </table:table-cell>
          <table:table-cell table:style-name="ce50" table:formula="of:=[$'2 Reading'.C162]" office:value-type="string" office:string-value="Blockchain-Driven Process Innovation in Healthcare Ecosystems: a Business Process Management Capabilities Analysis" calcext:value-type="string">
            <text:p>Blockchain-Driven Process Innovation in Healthcare Ecosystems: a Business Process Management Capabilities Analysis</text:p>
          </table:table-cell>
          <table:table-cell table:style-name="ce36"/>
          <table:table-cell table:style-name="ce43" table:content-validation-name="val2" table:formula="of:=[$'2 Reading'.I162]" office:value-type="float" office:value="0" calcext:value-type="float">
            <text:p>0</text:p>
          </table:table-cell>
          <table:table-cell table:style-name="ce10" table:content-validation-name="val2" table:number-columns-repeated="2"/>
          <table:table-cell table:number-columns-repeated="3"/>
          <table:table-cell table:style-name="ce10" table:formula="of:=TRUE()" office:value-type="float" office:value="1" calcext:value-type="float">
            <text:p>1</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63]" office:value-type="float" office:value="0" calcext:value-type="float">
            <text:p>0</text:p>
          </table:table-cell>
          <table:table-cell table:style-name="ce27"/>
          <table:table-cell table:style-name="ce36"/>
          <table:table-cell table:style-name="ce36" table:formula="of:=[$'2 Reading'.B163]" office:value-type="float" office:value="2020" calcext:value-type="float">
            <text:p>2020</text:p>
          </table:table-cell>
          <table:table-cell table:style-name="ce36" table:formula="of:=[$'2 Reading'.A163]" office:value-type="string" office:string-value="V Wattana, XL Da, B Zhuming…" calcext:value-type="string">
            <text:p>V Wattana, XL Da, B Zhuming…</text:p>
          </table:table-cell>
          <table:table-cell table:style-name="ce50" table:formula="of:=[$'2 Reading'.C163]" office:value-type="string" office:string-value="Correction to: Blockchain-based business process management (BPM) framework for service composition in industry 4.0" calcext:value-type="string">
            <text:p>Correction to: Blockchain-based business process management (BPM) framework for service composition in industry 4.0</text:p>
          </table:table-cell>
          <table:table-cell table:style-name="ce36"/>
          <table:table-cell table:style-name="ce43" table:content-validation-name="val2" table:formula="of:=[$'2 Reading'.I163]" office:value-type="float" office:value="0" calcext:value-type="float">
            <text:p>0</text:p>
          </table:table-cell>
          <table:table-cell table:style-name="ce10" table:content-validation-name="val2" table:number-columns-repeated="2"/>
          <table:table-cell table:number-columns-repeated="3"/>
          <table:table-cell table:style-name="ce10" table:formula="of:=TRUE()" office:value-type="float" office:value="1" calcext:value-type="float">
            <text:p>1</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64]" office:value-type="float" office:value="0" calcext:value-type="float">
            <text:p>0</text:p>
          </table:table-cell>
          <table:table-cell table:style-name="ce27"/>
          <table:table-cell table:style-name="ce36"/>
          <table:table-cell table:style-name="ce36" table:formula="of:=[$'2 Reading'.B164]" office:value-type="float" office:value="2019" calcext:value-type="float">
            <text:p>2019</text:p>
          </table:table-cell>
          <table:table-cell table:style-name="ce36" table:formula="of:=[$'2 Reading'.A164]" office:value-type="string" office:string-value="M Ramachandran" calcext:value-type="string">
            <text:p>M Ramachandran</text:p>
          </table:table-cell>
          <table:table-cell table:style-name="ce50" table:formula="of:=[$'2 Reading'.C164]" office:value-type="string" office:string-value="Application of Business Process Modelling and Blockchain Technology for Financial Cloud" calcext:value-type="string">
            <text:p>Application of Business Process Modelling and Blockchain Technology for Financial Cloud</text:p>
          </table:table-cell>
          <table:table-cell table:style-name="ce36"/>
          <table:table-cell table:style-name="ce43" table:content-validation-name="val2" table:formula="of:=[$'2 Reading'.I164]"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table-cell table:style-name="ce10" table:formula="of:=[$'2 Reading'.D165]" office:value-type="float" office:value="1" calcext:value-type="float">
            <text:p>1</text:p>
          </table:table-cell>
          <table:table-cell table:style-name="ce28" office:value-type="float" office:value="29" calcext:value-type="float">
            <text:p>29</text:p>
          </table:table-cell>
          <table:table-cell table:style-name="ce37" office:value-type="string" calcext:value-type="string">
            <text:p>naganoBLOCKCHAINBASEDCROSSa</text:p>
          </table:table-cell>
          <table:table-cell table:style-name="ce42" table:formula="of:=[$'2 Reading'.B165]" office:value-type="float" office:value="2020" calcext:value-type="float">
            <text:p>2020</text:p>
          </table:table-cell>
          <table:table-cell table:style-name="ce38" table:formula="of:=[$'2 Reading'.A165]" office:value-type="string" office:string-value="H Nagano, T Shimosawa, A Shimamura, N Komoda" calcext:value-type="string">
            <text:p>H Nagano, T Shimosawa, A Shimamura, N Komoda</text:p>
          </table:table-cell>
          <table:table-cell table:style-name="ce57" table:formula="of:=[$'2 Reading'.C165]" office:value-type="string" office:string-value="BLOCKCHAIN BASED CROSS ORGANIZATIONAL WORKFLOW MANAGEMENT SYSTEM" calcext:value-type="string">
            <text:p>BLOCKCHAIN BASED CROSS ORGANIZATIONAL WORKFLOW MANAGEMENT SYSTEM</text:p>
          </table:table-cell>
          <table:table-cell table:style-name="ce69" office:value-type="string" calcext:value-type="string">
            <text:p>BLOCKCHAIN BASED CROSS ORGANIZATIONAL WORKFLOW MANAGEMENT SYSTEM</text:p>
          </table:table-cell>
          <table:table-cell table:style-name="ce43" table:formula="of:=[$'2 Reading'.I165]" office:value-type="float" office:value="0" calcext:value-type="float">
            <text:p>0</text:p>
          </table:table-cell>
          <table:table-cell table:style-name="ce41"/>
          <table:table-cell table:style-name="ce41" table:content-validation-name="val2" office:value-type="string" calcext:value-type="string">
            <text:p>Manual</text:p>
          </table:table-cell>
          <table:table-cell table:style-name="ce79" office:value-type="string" calcext:value-type="string">
            <text:p>Hyperledger Chaincode</text:p>
          </table:table-cell>
          <table:table-cell table:style-name="ce79" office:value-type="string" calcext:value-type="string">
            <text:p>Undescribed</text:p>
          </table:table-cell>
          <table:table-cell table:style-name="ce79"/>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content-validation-name="val4"/>
          <table:table-cell table:style-name="ce41" table:content-validation-name="val5"/>
          <table:table-cell table:style-name="ce81" table:content-validation-name="val7"/>
          <table:table-cell table:style-name="ce81" table:formula="of:=FALSE()" office:value-type="float" office:value="0" calcext:value-type="float">
            <text:p>0</text:p>
          </table:table-cell>
          <table:table-cell table:style-name="ce41" table:content-validation-name="val8"/>
          <table:table-cell table:style-name="ce41" table:content-validation-name="val10" office:value-type="string" calcext:value-type="string">
            <text:p>Naive Routing</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41" table:content-validation-name="val12" office:value-type="string" calcext:value-type="string">
            <text:p>Assertion</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81" table:formula="of:=TRUE()" office:value-type="float" office:value="1" calcext:value-type="float">
            <text:p>1</text:p>
          </table:table-cell>
          <table:table-cell table:style-name="ce81" table:formula="of:=FALSE()" office:value-type="float" office:value="0" calcext:value-type="float">
            <text:p>0</text:p>
          </table:table-cell>
          <table:table-cell table:style-name="ce81" table:formula="of:=FALSE()" office:value-type="float" office:value="0" calcext:value-type="float">
            <text:p>0</text:p>
          </table:table-cell>
          <table:table-cell table:style-name="ce41" office:value-type="string" calcext:value-type="string">
            <text:p>See ID 27</text:p>
          </table:table-cell>
          <table:table-cell table:style-name="ce81" table:formula="of:=TRUE()" office:value-type="float" office:value="1" calcext:value-type="float">
            <text:p>1</text:p>
          </table:table-cell>
          <table:table-cell table:number-columns-repeated="985"/>
        </table:table-row>
        <table:table-row table:style-name="ro1" table:visibility="collapse">
          <table:table-cell table:style-name="ce10" table:formula="of:=[$'2 Reading'.D166]" office:value-type="float" office:value="0" calcext:value-type="float">
            <text:p>0</text:p>
          </table:table-cell>
          <table:table-cell table:style-name="ce27"/>
          <table:table-cell table:style-name="ce36"/>
          <table:table-cell table:style-name="ce36" table:formula="of:=[$'2 Reading'.B166]" office:value-type="float" office:value="2019" calcext:value-type="float">
            <text:p>2019</text:p>
          </table:table-cell>
          <table:table-cell table:style-name="ce36" table:formula="of:=[$'2 Reading'.A166]" office:value-type="string" office:string-value="M La Rosa" calcext:value-type="string">
            <text:p>M La Rosa</text:p>
          </table:table-cell>
          <table:table-cell table:style-name="ce50" table:formula="of:=[$'2 Reading'.C166]" office:value-type="string" office:string-value="The Rise of Enforceable Business Processes from the Hashes of Blockchain-Based Smart Contracts" calcext:value-type="string">
            <text:p>The Rise of Enforceable Business Processes from the Hashes of Blockchain-Based Smart Contracts</text:p>
          </table:table-cell>
          <table:table-cell table:style-name="ce36"/>
          <table:table-cell table:style-name="ce43" table:content-validation-name="val2" table:formula="of:=[$'2 Reading'.I166]"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67]" office:value-type="float" office:value="0" calcext:value-type="float">
            <text:p>0</text:p>
          </table:table-cell>
          <table:table-cell table:style-name="ce27"/>
          <table:table-cell table:style-name="ce36"/>
          <table:table-cell table:style-name="ce36" table:formula="of:=[$'2 Reading'.B167]" office:value-type="float" office:value="0" calcext:value-type="float">
            <text:p>0</text:p>
          </table:table-cell>
          <table:table-cell table:style-name="ce36" table:formula="of:=[$'2 Reading'.A167]" office:value-type="string" office:string-value="S MAHGOUB, R ALMOHAMMADI, M ALDRAMLEY" calcext:value-type="string">
            <text:p>S MAHGOUB, R ALMOHAMMADI, M ALDRAMLEY</text:p>
          </table:table-cell>
          <table:table-cell table:style-name="ce50" table:formula="of:=[$'2 Reading'.C167]" office:value-type="string" office:string-value="ANOVEL FRAMEWORK FOR BLOCKCHAIN ENABLED BUSINESS PROCESS" calcext:value-type="string">
            <text:p>ANOVEL FRAMEWORK FOR BLOCKCHAIN ENABLED BUSINESS PROCESS</text:p>
          </table:table-cell>
          <table:table-cell table:style-name="ce36"/>
          <table:table-cell table:style-name="ce43" table:content-validation-name="val2" table:formula="of:=[$'2 Reading'.I167]"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68]" office:value-type="float" office:value="0" calcext:value-type="float">
            <text:p>0</text:p>
          </table:table-cell>
          <table:table-cell table:style-name="ce27"/>
          <table:table-cell table:style-name="ce36"/>
          <table:table-cell table:style-name="ce36" table:formula="of:=[$'2 Reading'.B168]" office:value-type="float" office:value="2019" calcext:value-type="float">
            <text:p>2019</text:p>
          </table:table-cell>
          <table:table-cell table:style-name="ce36" table:formula="of:=[$'2 Reading'.A168]" office:value-type="string" office:string-value="P Alvina" calcext:value-type="string">
            <text:p>P Alvina</text:p>
          </table:table-cell>
          <table:table-cell table:style-name="ce50" table:formula="of:=[$'2 Reading'.C168]" office:value-type="string" office:string-value="Blockchain Technology Applications in the Business Processes of Logistics Enterprises: A study to explore improvements in Logistics Services Quality (LSQ) …" calcext:value-type="string">
            <text:p>Blockchain Technology Applications in the Business Processes of Logistics Enterprises: A study to explore improvements in Logistics Services Quality (LSQ) …</text:p>
          </table:table-cell>
          <table:table-cell table:style-name="ce36"/>
          <table:table-cell table:style-name="ce43" table:content-validation-name="val2" table:formula="of:=[$'2 Reading'.I168]"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69]" office:value-type="float" office:value="0" calcext:value-type="float">
            <text:p>0</text:p>
          </table:table-cell>
          <table:table-cell table:style-name="ce27"/>
          <table:table-cell table:style-name="ce36"/>
          <table:table-cell table:style-name="ce36" table:formula="of:=[$'2 Reading'.B169]" office:value-type="float" office:value="2018" calcext:value-type="float">
            <text:p>2018</text:p>
          </table:table-cell>
          <table:table-cell table:style-name="ce36" table:formula="of:=[$'2 Reading'.A169]" office:value-type="string" office:string-value="B van Rossum" calcext:value-type="string">
            <text:p>B van Rossum</text:p>
          </table:table-cell>
          <table:table-cell table:style-name="ce50" table:formula="of:=[$'2 Reading'.C169]" office:value-type="string" office:string-value="A blockchain-based business process to securitise mortgages" calcext:value-type="string">
            <text:p>A blockchain-based business process to securitise mortgages</text:p>
          </table:table-cell>
          <table:table-cell table:style-name="ce36"/>
          <table:table-cell table:style-name="ce43" table:content-validation-name="val2" table:formula="of:=[$'2 Reading'.I169]"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70]" office:value-type="float" office:value="0" calcext:value-type="float">
            <text:p>0</text:p>
          </table:table-cell>
          <table:table-cell table:style-name="ce27"/>
          <table:table-cell table:style-name="ce36"/>
          <table:table-cell table:style-name="ce36" table:formula="of:=[$'2 Reading'.B170]" office:value-type="float" office:value="0" calcext:value-type="float">
            <text:p>0</text:p>
          </table:table-cell>
          <table:table-cell table:style-name="ce36" table:formula="of:=[$'2 Reading'.A170]" office:value-type="string" office:string-value="M Melchiori" calcext:value-type="string">
            <text:p>M Melchiori</text:p>
          </table:table-cell>
          <table:table-cell table:style-name="ce50" table:formula="of:=[$'2 Reading'.C170]" office:value-type="string" office:string-value="A Blockchain-Based Approach for Trust Management in Collaborative Business Processes" calcext:value-type="string">
            <text:p>A Blockchain-Based Approach for Trust Management in Collaborative Business Processes</text:p>
          </table:table-cell>
          <table:table-cell table:style-name="ce36"/>
          <table:table-cell table:style-name="ce43" table:content-validation-name="val2" table:formula="of:=[$'2 Reading'.I170]"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71]" office:value-type="float" office:value="0" calcext:value-type="float">
            <text:p>0</text:p>
          </table:table-cell>
          <table:table-cell table:style-name="ce27"/>
          <table:table-cell table:style-name="ce36"/>
          <table:table-cell table:style-name="ce36" table:formula="of:=[$'2 Reading'.B171]" office:value-type="float" office:value="0" calcext:value-type="float">
            <text:p>0</text:p>
          </table:table-cell>
          <table:table-cell table:style-name="ce36" table:formula="of:=[$'2 Reading'.A171]" office:value-type="string" office:string-value="V Pungpapong" calcext:value-type="string">
            <text:p>V Pungpapong</text:p>
          </table:table-cell>
          <table:table-cell table:style-name="ce50" table:formula="of:=[$'2 Reading'.C171]" office:value-type="string" office:string-value="Blockchain and Internet of Things for Modern Business Process in Digital Economy–The State of The Art" calcext:value-type="string">
            <text:p>Blockchain and Internet of Things for Modern Business Process in Digital Economy–The State of The Art</text:p>
          </table:table-cell>
          <table:table-cell table:style-name="ce36"/>
          <table:table-cell table:style-name="ce43" table:content-validation-name="val2" table:formula="of:=[$'2 Reading'.I171]"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72]" office:value-type="float" office:value="0" calcext:value-type="float">
            <text:p>0</text:p>
          </table:table-cell>
          <table:table-cell table:style-name="ce27"/>
          <table:table-cell table:style-name="ce36"/>
          <table:table-cell table:style-name="ce36" table:formula="of:=[$'2 Reading'.B172]" office:value-type="float" office:value="2019" calcext:value-type="float">
            <text:p>2019</text:p>
          </table:table-cell>
          <table:table-cell table:style-name="ce36" table:formula="of:=[$'2 Reading'.A172]" office:value-type="string" office:string-value="S Kolhe" calcext:value-type="string">
            <text:p>S Kolhe</text:p>
          </table:table-cell>
          <table:table-cell table:style-name="ce50" table:formula="of:=[$'2 Reading'.C172]" office:value-type="string" office:string-value="Blockchain Based Smart Contracts for Business Process Automation" calcext:value-type="string">
            <text:p>Blockchain Based Smart Contracts for Business Process Automation</text:p>
          </table:table-cell>
          <table:table-cell table:style-name="ce36"/>
          <table:table-cell table:style-name="ce43" table:content-validation-name="val2" table:formula="of:=[$'2 Reading'.I172]"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73]" office:value-type="float" office:value="0" calcext:value-type="float">
            <text:p>0</text:p>
          </table:table-cell>
          <table:table-cell table:style-name="ce27"/>
          <table:table-cell table:style-name="ce36"/>
          <table:table-cell table:style-name="ce36" table:formula="of:=[$'2 Reading'.B173]" office:value-type="float" office:value="0" calcext:value-type="float">
            <text:p>0</text:p>
          </table:table-cell>
          <table:table-cell table:style-name="ce36" table:formula="of:=[$'2 Reading'.A173]" office:value-type="string" office:string-value="S Chehbi-Gamoura, R Derrouiche, HI Koruca" calcext:value-type="string">
            <text:p>S Chehbi-Gamoura, R Derrouiche, HI Koruca</text:p>
          </table:table-cell>
          <table:table-cell table:style-name="ce50" table:formula="of:=[$'2 Reading'.C173]" office:value-type="string" office:string-value="Joining the Blockchain to Big Data for Intelligent Business Process Management" calcext:value-type="string">
            <text:p>Joining the Blockchain to Big Data for Intelligent Business Process Management</text:p>
          </table:table-cell>
          <table:table-cell table:style-name="ce36"/>
          <table:table-cell table:style-name="ce43" table:content-validation-name="val2" table:formula="of:=[$'2 Reading'.I173]"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74]" office:value-type="float" office:value="0" calcext:value-type="float">
            <text:p>0</text:p>
          </table:table-cell>
          <table:table-cell table:style-name="ce27"/>
          <table:table-cell table:style-name="ce36"/>
          <table:table-cell table:style-name="ce36" table:formula="of:=[$'2 Reading'.B174]" office:value-type="float" office:value="2020" calcext:value-type="float">
            <text:p>2020</text:p>
          </table:table-cell>
          <table:table-cell table:style-name="ce36" table:formula="of:=[$'2 Reading'.A174]" office:value-type="string" office:string-value="P Rimba, AB Tran, I Weber, M Staples…" calcext:value-type="string">
            <text:p>P Rimba, AB Tran, I Weber, M Staples…</text:p>
          </table:table-cell>
          <table:table-cell table:style-name="ce50" table:formula="of:=[$'2 Reading'.C174]" office:value-type="string" office:string-value="Correction to: Quantifying the Cost of Distrust: Comparing Blockchain and Cloud Services for Business Process Execution" calcext:value-type="string">
            <text:p>Correction to: Quantifying the Cost of Distrust: Comparing Blockchain and Cloud Services for Business Process Execution</text:p>
          </table:table-cell>
          <table:table-cell table:style-name="ce36"/>
          <table:table-cell table:style-name="ce43" table:content-validation-name="val2" table:formula="of:=[$'2 Reading'.I174]" office:value-type="float" office:value="0" calcext:value-type="float">
            <text:p>0</text:p>
          </table:table-cell>
          <table:table-cell table:style-name="ce10" table:content-validation-name="val2" table:number-columns-repeated="2"/>
          <table:table-cell table:number-columns-repeated="3"/>
          <table:table-cell table:style-name="ce8"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75]" office:value-type="float" office:value="0" calcext:value-type="float">
            <text:p>0</text:p>
          </table:table-cell>
          <table:table-cell table:style-name="ce27"/>
          <table:table-cell table:style-name="ce36"/>
          <table:table-cell table:style-name="ce36" table:formula="of:=[$'2 Reading'.B175]" office:value-type="float" office:value="0" calcext:value-type="float">
            <text:p>0</text:p>
          </table:table-cell>
          <table:table-cell table:style-name="ce36" table:formula="of:=[$'2 Reading'.A175]" office:value-type="string" office:string-value="A Meironke, T Seyffarth, J Damarowsky" calcext:value-type="string">
            <text:p>A Meironke, T Seyffarth, J Damarowsky</text:p>
          </table:table-cell>
          <table:table-cell table:style-name="ce50" table:formula="of:=[$'2 Reading'.C175]" office:value-type="string" office:string-value="Business Process Compliance and Blockchain: How Does the Ethereum Blockchain Address Challenges in the Field of Business Process Compliance?" calcext:value-type="string">
            <text:p>Business Process Compliance and Blockchain: How Does the Ethereum Blockchain Address Challenges in the Field of Business Process Compliance?</text:p>
          </table:table-cell>
          <table:table-cell table:style-name="ce36"/>
          <table:table-cell table:style-name="ce43" table:content-validation-name="val2" table:formula="of:=[$'2 Reading'.I175]" office:value-type="float" office:value="0" calcext:value-type="float">
            <text:p>0</text:p>
          </table:table-cell>
          <table:table-cell table:style-name="ce10" table:content-validation-name="val2" table:number-columns-repeated="2"/>
          <table:table-cell table:number-columns-repeated="3"/>
          <table:table-cell table:style-name="ce10" table:formula="of:=TRUE()" office:value-type="float" office:value="1" calcext:value-type="float">
            <text:p>1</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76]" office:value-type="float" office:value="0" calcext:value-type="float">
            <text:p>0</text:p>
          </table:table-cell>
          <table:table-cell table:style-name="ce27"/>
          <table:table-cell table:style-name="ce36"/>
          <table:table-cell table:style-name="ce36" table:formula="of:=[$'2 Reading'.B176]" office:value-type="float" office:value="0" calcext:value-type="float">
            <text:p>0</text:p>
          </table:table-cell>
          <table:table-cell table:style-name="ce36" table:formula="of:=[$'2 Reading'.A176]" office:value-type="string" office:string-value="F Pasqua" calcext:value-type="string">
            <text:p>F Pasqua</text:p>
          </table:table-cell>
          <table:table-cell table:style-name="ce50" table:formula="of:=[$'2 Reading'.C176]" office:value-type="string" office:string-value="A simulation-based and data-driven framework for enabling the analysis and design of business processes based on blockchain and smart contracts solutions" calcext:value-type="string">
            <text:p>A simulation-based and data-driven framework for enabling the analysis and design of business processes based on blockchain and smart contracts solutions</text:p>
          </table:table-cell>
          <table:table-cell table:style-name="ce36"/>
          <table:table-cell table:style-name="ce43" table:content-validation-name="val2" table:formula="of:=[$'2 Reading'.I176]"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77]" office:value-type="float" office:value="0" calcext:value-type="float">
            <text:p>0</text:p>
          </table:table-cell>
          <table:table-cell table:style-name="ce27"/>
          <table:table-cell table:style-name="ce36"/>
          <table:table-cell table:style-name="ce36" table:formula="of:=[$'2 Reading'.B177]" office:value-type="float" office:value="0" calcext:value-type="float">
            <text:p>0</text:p>
          </table:table-cell>
          <table:table-cell table:style-name="ce36" table:formula="of:=[$'2 Reading'.A177]" office:value-type="string" office:string-value="S Ushnish, K Henry" calcext:value-type="string">
            <text:p>S Ushnish, K Henry</text:p>
          </table:table-cell>
          <table:table-cell table:style-name="ce50" table:formula="of:=[$'2 Reading'.C177]" office:value-type="string" office:string-value="BUSINESS PROCESS TRANSFORMATION IN NATURAL RESOURCES DEVELOPMENT USING BLOCKCHAIN: INDIGENOUS ENTREPRENEURSHIP …" calcext:value-type="string">
            <text:p>BUSINESS PROCESS TRANSFORMATION IN NATURAL RESOURCES DEVELOPMENT USING BLOCKCHAIN: INDIGENOUS ENTREPRENEURSHIP …</text:p>
          </table:table-cell>
          <table:table-cell table:style-name="ce36"/>
          <table:table-cell table:style-name="ce43" table:content-validation-name="val2" table:formula="of:=[$'2 Reading'.I177]"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78]" office:value-type="float" office:value="0" calcext:value-type="float">
            <text:p>0</text:p>
          </table:table-cell>
          <table:table-cell table:style-name="ce27"/>
          <table:table-cell table:style-name="ce36"/>
          <table:table-cell table:style-name="ce36" table:formula="of:=[$'2 Reading'.B178]" office:value-type="float" office:value="2020" calcext:value-type="float">
            <text:p>2020</text:p>
          </table:table-cell>
          <table:table-cell table:style-name="ce36" table:formula="of:=[$'2 Reading'.A178]" office:value-type="string" office:string-value="G Meroni" calcext:value-type="string">
            <text:p>G Meroni</text:p>
          </table:table-cell>
          <table:table-cell table:style-name="ce50" table:formula="of:=[$'2 Reading'.C178]" office:value-type="string" office:string-value="Trusted artifact-driven monitoring of business processes using blockchains" calcext:value-type="string">
            <text:p>Trusted artifact-driven monitoring of business processes using blockchains</text:p>
          </table:table-cell>
          <table:table-cell table:style-name="ce36"/>
          <table:table-cell table:style-name="ce43" table:content-validation-name="val2" table:formula="of:=[$'2 Reading'.I178]" office:value-type="float" office:value="0" calcext:value-type="float">
            <text:p>0</text:p>
          </table:table-cell>
          <table:table-cell table:style-name="ce10" table:content-validation-name="val2" table:number-columns-repeated="2"/>
          <table:table-cell table:number-columns-repeated="3"/>
          <table:table-cell table:style-name="ce10" table:formula="of:=TRUE()" office:value-type="float" office:value="1" calcext:value-type="float">
            <text:p>1</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79]" office:value-type="float" office:value="0" calcext:value-type="float">
            <text:p>0</text:p>
          </table:table-cell>
          <table:table-cell table:style-name="ce27"/>
          <table:table-cell table:style-name="ce36"/>
          <table:table-cell table:style-name="ce36" table:formula="of:=[$'2 Reading'.B179]" office:value-type="float" office:value="2018" calcext:value-type="float">
            <text:p>2018</text:p>
          </table:table-cell>
          <table:table-cell table:style-name="ce36" table:formula="of:=[$'2 Reading'.A179]" office:value-type="string" office:string-value="R Collet" calcext:value-type="string">
            <text:p>R Collet</text:p>
          </table:table-cell>
          <table:table-cell table:style-name="ce50" table:formula="of:=[$'2 Reading'.C179]" office:value-type="string" office:string-value="Smart Contracts: The Use of the Blockchain Technology in Trade Finance: What would be the impact of the Blockchain's implementation regarding the handling of …" calcext:value-type="string">
            <text:p>Smart Contracts: The Use of the Blockchain Technology in Trade Finance: What would be the impact of the Blockchain's implementation regarding the handling of …</text:p>
          </table:table-cell>
          <table:table-cell table:style-name="ce36"/>
          <table:table-cell table:style-name="ce43" table:content-validation-name="val2" table:formula="of:=[$'2 Reading'.I179]"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80]" office:value-type="float" office:value="0" calcext:value-type="float">
            <text:p>0</text:p>
          </table:table-cell>
          <table:table-cell table:style-name="ce27"/>
          <table:table-cell table:style-name="ce36"/>
          <table:table-cell table:style-name="ce36" table:formula="of:=[$'2 Reading'.B180]" office:value-type="float" office:value="0" calcext:value-type="float">
            <text:p>0</text:p>
          </table:table-cell>
          <table:table-cell table:style-name="ce36" table:formula="of:=[$'2 Reading'.A180]" office:value-type="string" office:string-value="C Prybila" calcext:value-type="string">
            <text:p>C Prybila</text:p>
          </table:table-cell>
          <table:table-cell table:style-name="ce50" table:formula="of:=[$'2 Reading'.C180]" office:value-type="string" office:string-value="&quot; Runtime Verification for Business Processes utilizing the Blockchain&quot;; Betreuer/in (nen): S. Schulte; Institute of Information Systems, Distributed Systems Group, 2016; …" calcext:value-type="string">
            <text:p>" Runtime Verification for Business Processes utilizing the Blockchain"; Betreuer/in (nen): S. Schulte; Institute of Information Systems, Distributed Systems Group, 2016; …</text:p>
          </table:table-cell>
          <table:table-cell table:style-name="ce36"/>
          <table:table-cell table:style-name="ce43" table:content-validation-name="val2" table:formula="of:=[$'2 Reading'.I180]"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81]" office:value-type="float" office:value="0" calcext:value-type="float">
            <text:p>0</text:p>
          </table:table-cell>
          <table:table-cell table:style-name="ce27"/>
          <table:table-cell table:style-name="ce36"/>
          <table:table-cell table:style-name="ce36" table:formula="of:=[$'2 Reading'.B181]" office:value-type="float" office:value="2021" calcext:value-type="float">
            <text:p>2021</text:p>
          </table:table-cell>
          <table:table-cell table:style-name="ce36" table:formula="of:=[$'2 Reading'.A181]" office:value-type="string" office:string-value="S Waller" calcext:value-type="string">
            <text:p>S Waller</text:p>
          </table:table-cell>
          <table:table-cell table:style-name="ce50" table:formula="of:=[$'2 Reading'.C181]" office:value-type="string" office:string-value="Blockchains–achieving consensus in oil and gas business processes" calcext:value-type="string">
            <text:p>Blockchains–achieving consensus in oil and gas business processes</text:p>
          </table:table-cell>
          <table:table-cell table:style-name="ce36"/>
          <table:table-cell table:style-name="ce43" table:content-validation-name="val2" table:formula="of:=[$'2 Reading'.I181]"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82]" office:value-type="float" office:value="0" calcext:value-type="float">
            <text:p>0</text:p>
          </table:table-cell>
          <table:table-cell table:style-name="ce27"/>
          <table:table-cell table:style-name="ce36"/>
          <table:table-cell table:style-name="ce36" table:formula="of:=[$'2 Reading'.B182]" office:value-type="float" office:value="0" calcext:value-type="float">
            <text:p>0</text:p>
          </table:table-cell>
          <table:table-cell table:style-name="ce36" table:formula="of:=[$'2 Reading'.A182]" office:value-type="string" office:string-value="V dem Studium, I Studium, N dem Studium" calcext:value-type="string">
            <text:p>V dem Studium, I Studium, N dem Studium</text:p>
          </table:table-cell>
          <table:table-cell table:style-name="ce50" table:formula="of:=[$'2 Reading'.C182]" office:value-type="string" office:string-value="Blockchain Technology in BPM (Wintersemester 2018/2019)" calcext:value-type="string">
            <text:p>Blockchain Technology in BPM (Wintersemester 2018/2019)</text:p>
          </table:table-cell>
          <table:table-cell table:style-name="ce36"/>
          <table:table-cell table:style-name="ce43" table:content-validation-name="val2" table:formula="of:=[$'2 Reading'.I182]" office:value-type="float" office:value="0" calcext:value-type="float">
            <text:p>0</text:p>
          </table:table-cell>
          <table:table-cell table:style-name="ce10" table:content-validation-name="val2" table:number-columns-repeated="2"/>
          <table:table-cell table:number-columns-repeated="3"/>
          <table:table-cell table:style-name="ce10" table:formula="of:=TRUE()" office:value-type="float" office:value="1" calcext:value-type="float">
            <text:p>1</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83]" office:value-type="float" office:value="0" calcext:value-type="float">
            <text:p>0</text:p>
          </table:table-cell>
          <table:table-cell table:style-name="ce27"/>
          <table:table-cell table:style-name="ce36"/>
          <table:table-cell table:style-name="ce36" table:formula="of:=[$'2 Reading'.B183]" office:value-type="float" office:value="0" calcext:value-type="float">
            <text:p>0</text:p>
          </table:table-cell>
          <table:table-cell table:style-name="ce36" table:formula="of:=[$'2 Reading'.A183]" office:value-type="string" office:string-value="V dem Studium, I Studium, N dem Studium" calcext:value-type="string">
            <text:p>V dem Studium, I Studium, N dem Studium</text:p>
          </table:table-cell>
          <table:table-cell table:style-name="ce50" table:formula="of:=[$'2 Reading'.C183]" office:value-type="string" office:string-value="Process Choreographies on the Blockchain (Sommersemester 2019)" calcext:value-type="string">
            <text:p>Process Choreographies on the Blockchain (Sommersemester 2019)</text:p>
          </table:table-cell>
          <table:table-cell table:style-name="ce36"/>
          <table:table-cell table:style-name="ce43" table:content-validation-name="val2" table:formula="of:=[$'2 Reading'.I183]" office:value-type="float" office:value="0" calcext:value-type="float">
            <text:p>0</text:p>
          </table:table-cell>
          <table:table-cell table:style-name="ce10" table:content-validation-name="val2" table:number-columns-repeated="2"/>
          <table:table-cell table:number-columns-repeated="3"/>
          <table:table-cell table:style-name="ce10" table:formula="of:=TRUE()" office:value-type="float" office:value="1" calcext:value-type="float">
            <text:p>1</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84]" office:value-type="float" office:value="0" calcext:value-type="float">
            <text:p>0</text:p>
          </table:table-cell>
          <table:table-cell table:style-name="ce27"/>
          <table:table-cell table:style-name="ce36"/>
          <table:table-cell table:style-name="ce36" table:formula="of:=[$'2 Reading'.B184]" office:value-type="float" office:value="2021" calcext:value-type="float">
            <text:p>2021</text:p>
          </table:table-cell>
          <table:table-cell table:style-name="ce36" table:formula="of:=[$'2 Reading'.A184]" office:value-type="string" office:string-value="V Ivković, I Luković" calcext:value-type="string">
            <text:p>V Ivković, I Luković</text:p>
          </table:table-cell>
          <table:table-cell table:style-name="ce50" table:formula="of:=[$'2 Reading'.C184]" office:value-type="string" office:string-value="An Approach to Validation of Business-Oriented Smart Contracts Based on Process Mining" calcext:value-type="string">
            <text:p>An Approach to Validation of Business-Oriented Smart Contracts Based on Process Mining</text:p>
          </table:table-cell>
          <table:table-cell table:style-name="ce36"/>
          <table:table-cell table:style-name="ce43" table:content-validation-name="val2" table:formula="of:=[$'2 Reading'.I184]" office:value-type="float" office:value="0" calcext:value-type="float">
            <text:p>0</text:p>
          </table:table-cell>
          <table:table-cell table:style-name="ce10" table:content-validation-name="val2" table:number-columns-repeated="2"/>
          <table:table-cell table:number-columns-repeated="3"/>
          <table:table-cell table:style-name="ce24" table:formula="of:=TRUE()" office:value-type="float" office:value="1" calcext:value-type="float">
            <text:p>1</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85]" office:value-type="float" office:value="0" calcext:value-type="float">
            <text:p>0</text:p>
          </table:table-cell>
          <table:table-cell table:style-name="ce27"/>
          <table:table-cell table:style-name="ce36"/>
          <table:table-cell table:style-name="ce36" table:formula="of:=[$'2 Reading'.B185]" office:value-type="float" office:value="2022" calcext:value-type="float">
            <text:p>2022</text:p>
          </table:table-cell>
          <table:table-cell table:style-name="ce36" table:formula="of:=[$'2 Reading'.A185]" office:value-type="string" office:string-value="YI Koh, SH Han, J Park" calcext:value-type="string">
            <text:p>YI Koh, SH Han, J Park</text:p>
          </table:table-cell>
          <table:table-cell table:style-name="ce50" table:formula="of:=[$'2 Reading'.C185]" office:value-type="string" office:string-value="A systematic process for generating new blockchain-service business model ideas" calcext:value-type="string">
            <text:p>A systematic process for generating new blockchain-service business model ideas</text:p>
          </table:table-cell>
          <table:table-cell table:style-name="ce36"/>
          <table:table-cell table:style-name="ce43" table:content-validation-name="val2" table:formula="of:=[$'2 Reading'.I185]"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86]" office:value-type="float" office:value="0" calcext:value-type="float">
            <text:p>0</text:p>
          </table:table-cell>
          <table:table-cell table:style-name="ce27"/>
          <table:table-cell table:style-name="ce36"/>
          <table:table-cell table:style-name="ce36" table:formula="of:=[$'2 Reading'.B186]" office:value-type="float" office:value="2020" calcext:value-type="float">
            <text:p>2020</text:p>
          </table:table-cell>
          <table:table-cell table:style-name="ce36" table:formula="of:=[$'2 Reading'.A186]" office:value-type="string" office:string-value="SB Rane, SV Thakker" calcext:value-type="string">
            <text:p>SB Rane, SV Thakker</text:p>
          </table:table-cell>
          <table:table-cell table:style-name="ce50" table:formula="of:=[$'2 Reading'.C186]" office:value-type="string" office:string-value="Green procurement process model based on blockchain–IoT integrated architecture for a sustainable business" calcext:value-type="string">
            <text:p>Green procurement process model based on blockchain–IoT integrated architecture for a sustainable business</text:p>
          </table:table-cell>
          <table:table-cell table:style-name="ce36"/>
          <table:table-cell table:style-name="ce43" table:content-validation-name="val2" table:formula="of:=[$'2 Reading'.I186]"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10"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style-name="ce10" table:formula="of:=[$'2 Reading'.D187]" office:value-type="float" office:value="0" calcext:value-type="float">
            <text:p>0</text:p>
          </table:table-cell>
          <table:table-cell table:style-name="ce27"/>
          <table:table-cell table:style-name="ce36"/>
          <table:table-cell table:style-name="ce36" table:formula="of:=[$'2 Reading'.B187]" office:value-type="float" office:value="2019" calcext:value-type="float">
            <text:p>2019</text:p>
          </table:table-cell>
          <table:table-cell table:style-name="ce36" table:formula="of:=[$'2 Reading'.A187]" office:value-type="string" office:string-value="C Schaubmeier" calcext:value-type="string">
            <text:p>C Schaubmeier</text:p>
          </table:table-cell>
          <table:table-cell table:style-name="ce50" table:formula="of:=[$'2 Reading'.C187]" office:value-type="string" office:string-value="Blockchain and Business Model Innovation: An analysis of opportunities and the innovation process/submitted by Christian Schaubmeier, BSc" calcext:value-type="string">
            <text:p>Blockchain and Business Model Innovation: An analysis of opportunities and the innovation process/submitted by Christian Schaubmeier, BSc</text:p>
          </table:table-cell>
          <table:table-cell table:style-name="ce36"/>
          <table:table-cell table:style-name="ce43" table:content-validation-name="val2" table:formula="of:=[$'2 Reading'.I187]" office:value-type="float" office:value="0" calcext:value-type="float">
            <text:p>0</text:p>
          </table:table-cell>
          <table:table-cell table:style-name="ce10" table:content-validation-name="val2" table:number-columns-repeated="2"/>
          <table:table-cell table:number-columns-repeated="3"/>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4"/>
          <table:table-cell table:style-name="ce10" table:content-validation-name="val5"/>
          <table:table-cell/>
          <table:table-cell table:style-name="ce8" table:formula="of:=FALSE()" office:value-type="float" office:value="0" calcext:value-type="float">
            <text:p>0</text:p>
          </table:table-cell>
          <table:table-cell table:style-name="ce10" table:content-validation-name="val8"/>
          <table:table-cell table:style-name="ce10" table:content-validation-name="val10"/>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content-validation-name="val12"/>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number-columns-repeated="987"/>
        </table:table-row>
        <table:table-row table:style-name="ro1" table:visibility="collapse">
          <table:table-cell/>
          <table:table-cell table:style-name="ce27"/>
          <table:table-cell table:style-name="ce37" table:number-columns-repeated="2"/>
          <table:table-cell table:style-name="ce36"/>
          <table:table-cell table:style-name="ce59"/>
          <table:table-cell table:number-columns-repeated="1018"/>
        </table:table-row>
        <table:table-row table:style-name="ro1" table:visibility="collapse">
          <table:table-cell/>
          <table:table-cell table:style-name="ce27"/>
          <table:table-cell table:style-name="ce37" table:number-columns-repeated="2"/>
          <table:table-cell table:style-name="ce36"/>
          <table:table-cell table:style-name="ce59"/>
          <table:table-cell/>
          <table:table-cell table:style-name="ce8" table:number-columns-repeated="2"/>
          <table:table-cell table:style-name="ce8" office:value-type="string" calcext:value-type="string">
            <text:p>MDE</text:p>
          </table:table-cell>
          <table:table-cell table:number-columns-repeated="8"/>
          <table:table-cell table:style-name="ce8" office:value-type="string" calcext:value-type="string">
            <text:p>Direct</text:p>
          </table:table-cell>
          <table:table-cell table:style-name="ce8" office:value-type="string" calcext:value-type="string">
            <text:p>Run Time</text:p>
          </table:table-cell>
          <table:table-cell table:number-columns-repeated="2"/>
          <table:table-cell table:style-name="ce8" office:value-type="string" calcext:value-type="string">
            <text:p>Adaptation</text:p>
          </table:table-cell>
          <table:table-cell table:style-name="ce8" office:value-type="string" calcext:value-type="string">
            <text:p>Naive Routing</text:p>
          </table:table-cell>
          <table:table-cell table:number-columns-repeated="5"/>
          <table:table-cell table:style-name="ce8" office:value-type="string" calcext:value-type="string">
            <text:p>Assertion</text:p>
          </table:table-cell>
          <table:table-cell table:number-columns-repeated="994"/>
        </table:table-row>
        <table:table-row table:style-name="ro1" table:visibility="collapse">
          <table:table-cell/>
          <table:table-cell table:style-name="ce27"/>
          <table:table-cell table:style-name="ce37" table:number-columns-repeated="2"/>
          <table:table-cell table:style-name="ce36"/>
          <table:table-cell table:style-name="ce59"/>
          <table:table-cell/>
          <table:table-cell table:style-name="ce8" table:number-columns-repeated="2"/>
          <table:table-cell table:style-name="ce8" office:value-type="string" calcext:value-type="string">
            <text:p>Manual</text:p>
          </table:table-cell>
          <table:table-cell table:number-columns-repeated="8"/>
          <table:table-cell table:style-name="ce8" office:value-type="string" calcext:value-type="string">
            <text:p>Role-based</text:p>
          </table:table-cell>
          <table:table-cell table:style-name="ce8" office:value-type="string" calcext:value-type="string">
            <text:p>Instantiation</text:p>
          </table:table-cell>
          <table:table-cell table:number-columns-repeated="2"/>
          <table:table-cell table:style-name="ce8" office:value-type="string" calcext:value-type="string">
            <text:p>Evolution</text:p>
          </table:table-cell>
          <table:table-cell table:style-name="ce8" office:value-type="string" calcext:value-type="string">
            <text:p>Data-Based Routing</text:p>
          </table:table-cell>
          <table:table-cell table:number-columns-repeated="5"/>
          <table:table-cell table:style-name="ce8" office:value-type="string" calcext:value-type="string">
            <text:p>Case Study</text:p>
          </table:table-cell>
          <table:table-cell table:number-columns-repeated="994"/>
        </table:table-row>
        <table:table-row table:style-name="ro1" table:visibility="collapse">
          <table:table-cell/>
          <table:table-cell table:style-name="ce27"/>
          <table:table-cell table:style-name="ce37" table:number-columns-repeated="2"/>
          <table:table-cell table:style-name="ce36"/>
          <table:table-cell table:style-name="ce59"/>
          <table:table-cell table:number-columns-repeated="12"/>
          <table:table-cell table:style-name="ce8" office:value-type="string" calcext:value-type="string">
            <text:p>Dynamic</text:p>
          </table:table-cell>
          <table:table-cell table:style-name="ce8" office:value-type="string" calcext:value-type="string">
            <text:p>Run Time</text:p>
          </table:table-cell>
          <table:table-cell table:number-columns-repeated="1004"/>
        </table:table-row>
        <table:table-row table:style-name="ro1" table:visibility="collapse" table:number-rows-repeated="7">
          <table:table-cell/>
          <table:table-cell table:style-name="ce27"/>
          <table:table-cell table:style-name="ce37" table:number-columns-repeated="2"/>
          <table:table-cell table:style-name="ce36"/>
          <table:table-cell table:style-name="ce59"/>
          <table:table-cell table:number-columns-repeated="1018"/>
        </table:table-row>
        <table:table-row table:style-name="ro1" table:visibility="collapse">
          <table:table-cell/>
          <table:table-cell table:style-name="ce30"/>
          <table:table-cell table:style-name="ce38" table:number-columns-repeated="2"/>
          <table:table-cell table:style-name="ce46"/>
          <table:table-cell table:style-name="ce60"/>
          <table:table-cell table:style-name="ce74"/>
          <table:table-cell table:style-name="ce47" table:number-columns-repeated="6"/>
          <table:table-cell table:number-columns-repeated="5"/>
          <table:table-cell table:style-name="ce47"/>
          <table:table-cell table:number-columns-repeated="3"/>
          <table:table-cell table:style-name="ce47" table:number-columns-repeated="2"/>
          <table:table-cell table:number-columns-repeated="5"/>
          <table:table-cell table:style-name="ce47"/>
          <table:table-cell table:number-columns-repeated="7"/>
          <table:table-cell table:style-name="ce47"/>
          <table:table-cell table:number-columns-repeated="986"/>
        </table:table-row>
        <table:table-row table:style-name="ro1" table:visibility="collapse">
          <table:table-cell table:style-name="ce12"/>
          <table:table-cell table:style-name="ce31"/>
          <table:table-cell table:style-name="ce39" table:number-columns-repeated="2"/>
          <table:table-cell table:style-name="ce23" office:value-type="string" calcext:value-type="string">
            <text:p>From Snowballing</text:p>
          </table:table-cell>
          <table:table-cell table:style-name="ce61"/>
          <table:table-cell table:style-name="ce75"/>
          <table:table-cell table:style-name="ce76" table:number-columns-repeated="6"/>
          <table:table-cell table:style-name="ce12" table:number-columns-repeated="5"/>
          <table:table-cell table:style-name="ce76"/>
          <table:table-cell table:style-name="ce12" table:number-columns-repeated="3"/>
          <table:table-cell table:style-name="ce76" table:number-columns-repeated="2"/>
          <table:table-cell table:style-name="ce12" table:number-columns-repeated="5"/>
          <table:table-cell table:style-name="ce76"/>
          <table:table-cell table:style-name="ce12" table:number-columns-repeated="7"/>
          <table:table-cell table:style-name="ce76"/>
          <table:table-cell table:style-name="ce12" table:number-columns-repeated="3"/>
          <table:table-cell table:number-columns-repeated="983"/>
        </table:table-row>
        <table:table-row table:style-name="ro1" table:visibility="collapse">
          <table:table-cell/>
          <table:table-cell table:style-name="ce30"/>
          <table:table-cell table:style-name="ce38" table:number-columns-repeated="2"/>
          <table:table-cell table:style-name="ce46" table:formula="of:=[$'2 Reading'.A201]" office:value-type="float" office:value="0" calcext:value-type="float">
            <text:p>0</text:p>
          </table:table-cell>
          <table:table-cell table:style-name="ce60"/>
          <table:table-cell table:style-name="ce74"/>
          <table:table-cell table:style-name="ce47" table:number-columns-repeated="6"/>
          <table:table-cell table:number-columns-repeated="5"/>
          <table:table-cell table:style-name="ce47"/>
          <table:table-cell table:number-columns-repeated="3"/>
          <table:table-cell table:style-name="ce47" table:number-columns-repeated="2"/>
          <table:table-cell table:number-columns-repeated="5"/>
          <table:table-cell table:style-name="ce47"/>
          <table:table-cell table:number-columns-repeated="7"/>
          <table:table-cell table:style-name="ce47"/>
          <table:table-cell table:number-columns-repeated="986"/>
        </table:table-row>
        <table:table-row table:style-name="ro1">
          <table:table-cell table:style-name="ce10" table:formula="of:=[$'2-1 Snowballing'.D2]" office:value-type="float" office:value="1" calcext:value-type="float">
            <text:p>1</text:p>
          </table:table-cell>
          <table:table-cell table:style-name="ce28" office:value-type="float" office:value="30" calcext:value-type="float">
            <text:p>30</text:p>
          </table:table-cell>
          <table:table-cell table:style-name="ce10" office:value-type="string" calcext:value-type="string">
            <text:p>klingerBlockchainbasedCrossOrganizationalExecution2020</text:p>
          </table:table-cell>
          <table:table-cell table:style-name="ce43" table:formula="of:=[$'2-1 Snowballing'.B2]" office:value-type="float" office:value="2020" calcext:value-type="float">
            <text:p>2020</text:p>
          </table:table-cell>
          <table:table-cell table:style-name="ce10" table:formula="of:=[$'2-1 Snowballing'.A2]" office:value-type="string" office:string-value="P Klinger, F Bodendorf" calcext:value-type="string">
            <text:p>P Klinger, F Bodendorf</text:p>
          </table:table-cell>
          <table:table-cell table:style-name="ce62" table:formula="of:=[$'2-1 Snowballing'.C2]" office:value-type="string" office:string-value="Blockchain-based Cross-Organizational Execution Framework for Dynamic Integration of Process Collaborations" calcext:value-type="string">
            <text:p>Blockchain-based Cross-Organizational Execution Framework for Dynamic Integration of Process Collaborations</text:p>
          </table:table-cell>
          <table:table-cell table:style-name="ce74" office:value-type="string" calcext:value-type="string">
            <text:p>Blockchain-based Cross-Organizational Execution Framework for Dynamic Integration of Process Collaborations</text:p>
          </table:table-cell>
          <table:table-cell table:style-name="ce8"/>
          <table:table-cell table:style-name="ce8" office:value-type="string" calcext:value-type="string">
            <text:p>Klinger et al.</text:p>
          </table:table-cell>
          <table:table-cell table:style-name="ce8" table:content-validation-name="val2" office:value-type="string" calcext:value-type="string">
            <text:p>MDE</text:p>
          </table:table-cell>
          <table:table-cell table:style-name="ce64" office:value-type="string" calcext:value-type="string">
            <text:p>Ethereum Smart Contract</text:p>
          </table:table-cell>
          <table:table-cell table:style-name="ce64" office:value-type="string" calcext:value-type="string">
            <text:p>BPMN Collaboration diagram</text:p>
          </table:table-cell>
          <table:table-cell table:style-name="ce64" office:value-type="string" calcext:value-type="string">
            <text:p>Unclear</text:p>
          </table:table-cell>
          <table:table-cell table:style-name="ce8" table:formula="of:=TRUE()" office:value-type="float" office:value="1" calcext:value-type="float">
            <text:p>1</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8" table:content-validation-name="val4" office:value-type="string" calcext:value-type="string">
            <text:p>Role-based</text:p>
          </table:table-cell>
          <table:table-cell table:style-name="ce47" table:content-validation-name="val5" office:value-type="string" calcext:value-type="string">
            <text:p>Run Time</text:p>
          </table:table-cell>
          <table:table-cell table:style-name="ce8" office:value-type="string" calcext:value-type="string">
            <text:p>Unclear</text:p>
          </table:table-cell>
          <table:table-cell table:style-name="ce8" table:formula="of:=TRUE()" office:value-type="float" office:value="1" calcext:value-type="float">
            <text:p>1</text:p>
          </table:table-cell>
          <table:table-cell table:style-name="ce10" table:content-validation-name="val8"/>
          <table:table-cell table:style-name="ce8" table:content-validation-name="val10" office:value-type="string" calcext:value-type="string">
            <text:p>Naive Routing</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8" table:formula="of:=TRUE()" office:value-type="float" office:value="1" calcext:value-type="float">
            <text:p>1</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8" table:content-validation-name="val12" office:value-type="string" calcext:value-type="string">
            <text:p>Case Study</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8" table:formula="of:=TRUE()" office:value-type="float" office:value="1" calcext:value-type="float">
            <text:p>1</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8" office:value-type="string" calcext:value-type="string">
            <text:p>They include a voting based deployment protocol. The vote also includes agreement on the distribution of deployment cost.</text:p>
          </table:table-cell>
          <table:table-cell table:style-name="ce8" table:formula="of:=TRUE()" office:value-type="float" office:value="1" calcext:value-type="float">
            <text:p>1</text:p>
          </table:table-cell>
          <table:table-cell table:number-columns-repeated="985"/>
        </table:table-row>
        <table:table-row table:style-name="ro1">
          <table:table-cell table:style-name="ce10" table:formula="of:=[$'2-1 Snowballing'.D3]" office:value-type="float" office:value="1" calcext:value-type="float">
            <text:p>1</text:p>
          </table:table-cell>
          <table:table-cell table:style-name="ce28" office:value-type="float" office:value="31" calcext:value-type="float">
            <text:p>31</text:p>
          </table:table-cell>
          <table:table-cell table:style-name="ce8" office:value-type="string" calcext:value-type="string">
            <text:p>sturmLeanArchitectureBlockchain2018</text:p>
          </table:table-cell>
          <table:table-cell table:style-name="ce43" table:formula="of:=[$'2-1 Snowballing'.B3]" office:value-type="float" office:value="2018" calcext:value-type="float">
            <text:p>2018</text:p>
          </table:table-cell>
          <table:table-cell table:style-name="ce10" table:formula="of:=[$'2-1 Snowballing'.A3]" office:value-type="string" office:string-value="C Sturm, J Szalanczi, S Schönig, S Jablonski" calcext:value-type="string">
            <text:p>C Sturm, J Szalanczi, S Schönig, S Jablonski</text:p>
          </table:table-cell>
          <table:table-cell table:style-name="ce63" table:formula="of:=[$'2-1 Snowballing'.C3]" office:value-type="string" office:string-value="A Lean Architecture for Blockchain Based Decentralized Process Execution " calcext:value-type="string">
            <text:p>A Lean Architecture for Blockchain Based Decentralized Process Execution </text:p>
          </table:table-cell>
          <table:table-cell table:style-name="ce74" office:value-type="string" calcext:value-type="string">
            <text:p>A Lean Architecture for Blockchain Based Decentralized Process Execution </text:p>
          </table:table-cell>
          <table:table-cell table:style-name="ce8"/>
          <table:table-cell table:style-name="ce8" office:value-type="string" calcext:value-type="string">
            <text:p>Sturm et al.</text:p>
          </table:table-cell>
          <table:table-cell table:style-name="ce8" table:content-validation-name="val2" office:value-type="string" calcext:value-type="string">
            <text:p>MDE</text:p>
          </table:table-cell>
          <table:table-cell table:style-name="ce64" office:value-type="string" calcext:value-type="string">
            <text:p>Ethereum Smart Contract</text:p>
          </table:table-cell>
          <table:table-cell table:style-name="ce64" office:value-type="string" calcext:value-type="string">
            <text:p>BPMN Process diagram</text:p>
          </table:table-cell>
          <table:table-cell table:style-name="ce64" office:value-type="string" calcext:value-type="string">
            <text:p>Task, +, O</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8" table:content-validation-name="val4" office:value-type="string" calcext:value-type="string">
            <text:p>Direct</text:p>
          </table:table-cell>
          <table:table-cell table:style-name="ce47" table:content-validation-name="val5" office:value-type="string" calcext:value-type="string">
            <text:p>Design Time</text:p>
          </table:table-cell>
          <table:table-cell table:style-name="ce8"/>
          <table:table-cell table:style-name="ce8" table:formula="of:=TRUE()" office:value-type="float" office:value="1" calcext:value-type="float">
            <text:p>1</text:p>
          </table:table-cell>
          <table:table-cell table:style-name="ce8"/>
          <table:table-cell table:style-name="ce8" office:value-type="string" calcext:value-type="string">
            <text:p>Naive Routing</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8" table:formula="of:=TRUE()" office:value-type="float" office:value="1" calcext:value-type="float">
            <text:p>1</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8" table:content-validation-name="val12" office:value-type="string" calcext:value-type="string">
            <text:p>Case Study</text:p>
          </table:table-cell>
          <table:table-cell table:style-name="ce10" table:formula="of:=FALSE()" office:value-type="float" office:value="0" calcext:value-type="float">
            <text:p>0</text:p>
          </table:table-cell>
          <table:table-cell table:style-name="ce10" table:formula="of:=FALSE()" office:value-type="float" office:value="0" calcext:value-type="float">
            <text:p>0</text:p>
          </table:table-cell>
          <table:table-cell table:style-name="ce8" table:formula="of:=TRUE()" office:value-type="float" office:value="1" calcext:value-type="float">
            <text:p>1</text:p>
          </table:table-cell>
          <table:table-cell table:style-name="ce10" table:formula="of:=FALSE()" office:value-type="float" office:value="0" calcext:value-type="float">
            <text:p>0</text:p>
          </table:table-cell>
          <table:table-cell table:style-name="ce8" table:formula="of:=TRUE()" office:value-type="float" office:value="1" calcext:value-type="float">
            <text:p>1</text:p>
          </table:table-cell>
          <table:table-cell table:style-name="ce10" table:formula="of:=FALSE()" office:value-type="float" office:value="0" calcext:value-type="float">
            <text:p>0</text:p>
          </table:table-cell>
          <table:table-cell table:style-name="ce8" table:formula="of:=TRUE()" office:value-type="float" office:value="1" calcext:value-type="float">
            <text:p>1</text:p>
          </table:table-cell>
          <table:table-cell table:style-name="ce8" office:value-type="string" calcext:value-type="string">
            <text:p>Only the interreter smart contract is open sourced.</text:p>
          </table:table-cell>
          <table:table-cell table:style-name="ce8" table:formula="of:=TRUE()" office:value-type="float" office:value="1" calcext:value-type="float">
            <text:p>1</text:p>
          </table:table-cell>
          <table:table-cell table:number-columns-repeated="985"/>
        </table:table-row>
        <table:table-row table:style-name="ro1">
          <table:table-cell table:style-name="ce10" table:formula="of:=[$'2-1 Snowballing'.D4]" office:value-type="float" office:value="1" calcext:value-type="float">
            <text:p>1</text:p>
          </table:table-cell>
          <table:table-cell table:style-name="ce28" office:value-type="float" office:value="32" calcext:value-type="float">
            <text:p>32</text:p>
          </table:table-cell>
          <table:table-cell table:style-name="ce8" office:value-type="string" calcext:value-type="string">
            <text:p>falaziProcessbasedCompositionPermissioned2019</text:p>
          </table:table-cell>
          <table:table-cell table:style-name="ce43" table:formula="of:=[$'2-1 Snowballing'.B4]" office:value-type="float" office:value="2019" calcext:value-type="float">
            <text:p>2019</text:p>
          </table:table-cell>
          <table:table-cell table:style-name="ce10" table:formula="of:=[$'2-1 Snowballing'.A4]" office:value-type="string" office:string-value="G Falazi, M Hahn, U Breitenbücher, F Leymann, V Yussupov" calcext:value-type="string">
            <text:p>G Falazi, M Hahn, U Breitenbücher, F Leymann, V Yussupov</text:p>
          </table:table-cell>
          <table:table-cell table:style-name="ce64" table:formula="of:=[$'2-1 Snowballing'.C4]" office:value-type="string" office:string-value="Process-Based Composition of Permissioned and Permissionless Blockchain Smart Contracts" calcext:value-type="string">
            <text:p>Process-Based Composition of Permissioned and Permissionless Blockchain Smart Contracts</text:p>
          </table:table-cell>
          <table:table-cell table:style-name="ce74" office:value-type="string" calcext:value-type="string">
            <text:p>Process-Based Composition of Permissioned and Permissionless Blockchain Smart Contracts</text:p>
          </table:table-cell>
          <table:table-cell table:style-name="ce8" table:number-columns-repeated="2"/>
          <table:table-cell table:style-name="ce8" table:content-validation-name="val3" office:value-type="string" calcext:value-type="string">
            <text:p>Manual</text:p>
          </table:table-cell>
          <table:table-cell table:style-name="ce64" office:value-type="string" calcext:value-type="string">
            <text:p>Ethereum Smart Contract, Hyperledger Chaincode, Bitcoin Transaction</text:p>
          </table:table-cell>
          <table:table-cell table:style-name="ce64" office:value-type="string" calcext:value-type="string">
            <text:p>BPMN Process diagram</text:p>
          </table:table-cell>
          <table:table-cell table:style-name="ce64" office:value-type="string" calcext:value-type="string">
            <text:p>Task</text:p>
          </table:table-cell>
          <table:table-cell table:style-name="ce24" table:formula="of:=TRUE()" office:value-type="float" office:value="1" calcext:value-type="float">
            <text:p>1</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10" table:content-validation-name="val4"/>
          <table:table-cell table:style-name="ce47" table:content-validation-name="val6"/>
          <table:table-cell table:style-name="ce10" table:content-validation-name="val7"/>
          <table:table-cell table:style-name="ce10" table:formula="of:=FALSE()" office:value-type="float" office:value="0" calcext:value-type="float">
            <text:p>0</text:p>
          </table:table-cell>
          <table:table-cell table:style-name="ce10" table:content-validation-name="val9"/>
          <table:table-cell table:style-name="ce10" table:content-validation-name="val11"/>
          <table:table-cell table:style-name="ce24" table:formula="of:=FALSE()" office:value-type="float" office:value="0" calcext:value-type="float">
            <text:p>0</text:p>
          </table:table-cell>
          <table:table-cell table:style-name="ce24" table:formula="of:=TRUE()" office:value-type="float" office:value="1" calcext:value-type="float">
            <text:p>1</text:p>
          </table:table-cell>
          <table:table-cell table:style-name="ce8" table:formula="of:=TRUE()" office:value-type="float" office:value="1" calcext:value-type="float">
            <text:p>1</text:p>
          </table:table-cell>
          <table:table-cell table:style-name="ce24" table:formula="of:=FALSE()" office:value-type="float" office:value="0" calcext:value-type="float">
            <text:p>0</text:p>
          </table:table-cell>
          <table:table-cell table:style-name="ce10" table:formula="of:=FALSE()" office:value-type="float" office:value="0" calcext:value-type="float">
            <text:p>0</text:p>
          </table:table-cell>
          <table:table-cell table:style-name="ce8" table:content-validation-name="val12" office:value-type="string" calcext:value-type="string">
            <text:p>Case Study</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24" table:formula="of:=TRUE()" office:value-type="float" office:value="1" calcext:value-type="float">
            <text:p>1</text:p>
          </table:table-cell>
          <table:table-cell table:style-name="ce8" table:formula="of:=TRUE()" office:value-type="float" office:value="1" calcext:value-type="float">
            <text:p>1</text:p>
          </table:table-cell>
          <table:table-cell table:style-name="ce8" table:formula="of:=TRUE()" office:value-type="float" office:value="1" calcext:value-type="float">
            <text:p>1</text:p>
          </table:table-cell>
          <table:table-cell table:style-name="ce8" office:value-type="string" calcext:value-type="string">
            <text:p>Allows to model a blockchain task, which is run on the blockchain, this could be integrated into existing BPMS software and they show a demo with Camunda in their open source release. Consequently, there is no control flow enforcement, however, the task can enforce payments. Execution and Execution Trace of the singular tasks are captured. Group this together with "Modeling and execution of blockchain-aware business processes", which is the foundational paper focused on the modelling aspect.</text:p>
          </table:table-cell>
          <table:table-cell table:style-name="ce8" table:formula="of:=TRUE()" office:value-type="float" office:value="1" calcext:value-type="float">
            <text:p>1</text:p>
          </table:table-cell>
          <table:table-cell table:number-columns-repeated="985"/>
        </table:table-row>
        <table:table-row table:style-name="ro1" table:visibility="collapse">
          <table:table-cell table:style-name="ce10" table:formula="of:=[$'2-1 Snowballing'.D5]" office:value-type="float" office:value="0" calcext:value-type="float">
            <text:p>0</text:p>
          </table:table-cell>
          <table:table-cell table:style-name="ce32"/>
          <table:table-cell/>
          <table:table-cell table:style-name="ce43" table:formula="of:=[$'2-1 Snowballing'.B5]" office:value-type="float" office:value="0" calcext:value-type="float">
            <text:p>0</text:p>
          </table:table-cell>
          <table:table-cell table:style-name="ce10" table:formula="of:=[$'2-1 Snowballing'.A5]" office:value-type="float" office:value="0" calcext:value-type="float">
            <text:p>0</text:p>
          </table:table-cell>
          <table:table-cell table:style-name="ce64" table:formula="of:=[$'2-1 Snowballing'.C5]" office:value-type="string" office:string-value="An Architecture for Multi-chain Business Process Choreographies" calcext:value-type="string">
            <text:p>An Architecture for Multi-chain Business Process Choreographies</text:p>
          </table:table-cell>
          <table:table-cell table:style-name="ce74"/>
          <table:table-cell table:style-name="ce10" table:content-validation-name="val2" table:number-columns-repeated="3"/>
          <table:table-cell table:style-name="ce47" table:number-columns-repeated="3"/>
          <table:table-cell table:number-columns-repeated="5"/>
          <table:table-cell table:style-name="ce47"/>
          <table:table-cell table:number-columns-repeated="3"/>
          <table:table-cell table:style-name="ce47" table:number-columns-repeated="2"/>
          <table:table-cell table:number-columns-repeated="5"/>
          <table:table-cell table:style-name="ce47"/>
          <table:table-cell table:number-columns-repeated="7"/>
          <table:table-cell table:style-name="ce47"/>
          <table:table-cell table:number-columns-repeated="986"/>
        </table:table-row>
        <table:table-row table:style-name="ro1">
          <table:table-cell table:style-name="ce10" table:formula="of:=[$'2-1 Snowballing'.D6]" office:value-type="float" office:value="1" calcext:value-type="float">
            <text:p>1</text:p>
          </table:table-cell>
          <table:table-cell table:style-name="ce28" office:value-type="float" office:value="33" calcext:value-type="float">
            <text:p>33</text:p>
          </table:table-cell>
          <table:table-cell table:style-name="ce8" office:value-type="string" calcext:value-type="string">
            <text:p>sturmBlockchainbasedResourceawareProcess2019</text:p>
          </table:table-cell>
          <table:table-cell table:style-name="ce43" table:formula="of:=[$'2-1 Snowballing'.B6]" office:value-type="float" office:value="2019" calcext:value-type="float">
            <text:p>2019</text:p>
          </table:table-cell>
          <table:table-cell table:style-name="ce10" table:formula="of:=[$'2-1 Snowballing'.A6]" office:value-type="string" office:string-value="C Sturm, J Scalanczi, S Schönig, S Jablonski " calcext:value-type="string">
            <text:p>C Sturm, J Scalanczi, S Schönig, S Jablonski </text:p>
          </table:table-cell>
          <table:table-cell table:style-name="ce63" table:formula="of:=[$'2-1 Snowballing'.C6]" office:value-type="string" office:string-value="A Blockchain-based and resource-aware process execution engine" calcext:value-type="string">
            <text:p>A Blockchain-based and resource-aware process execution engine</text:p>
          </table:table-cell>
          <table:table-cell table:style-name="ce74" office:value-type="string" calcext:value-type="string">
            <text:p>A Blockchain-based and resource-aware process execution engine</text:p>
          </table:table-cell>
          <table:table-cell table:style-name="ce8"/>
          <table:table-cell table:style-name="ce8" office:value-type="string" calcext:value-type="string">
            <text:p>Sturm et al.</text:p>
          </table:table-cell>
          <table:table-cell table:style-name="ce8" table:content-validation-name="val3" office:value-type="string" calcext:value-type="string">
            <text:p>MDE</text:p>
          </table:table-cell>
          <table:table-cell table:style-name="ce64" office:value-type="string" calcext:value-type="string">
            <text:p>Ethereum Smart Contract</text:p>
          </table:table-cell>
          <table:table-cell table:style-name="ce64" office:value-type="string" calcext:value-type="string">
            <text:p>BPMN Collaboration diagram</text:p>
          </table:table-cell>
          <table:table-cell table:style-name="ce64" office:value-type="string" calcext:value-type="string">
            <text:p>Task, +, O, X</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8" table:content-validation-name="val4" office:value-type="string" calcext:value-type="string">
            <text:p>Role-based</text:p>
          </table:table-cell>
          <table:table-cell table:style-name="ce47" table:content-validation-name="val6" office:value-type="string" calcext:value-type="string">
            <text:p>Run Time</text:p>
          </table:table-cell>
          <table:table-cell table:style-name="ce10" table:content-validation-name="val7"/>
          <table:table-cell table:style-name="ce8" table:formula="of:=TRUE()" office:value-type="float" office:value="1" calcext:value-type="float">
            <text:p>1</text:p>
          </table:table-cell>
          <table:table-cell table:style-name="ce10" table:content-validation-name="val9"/>
          <table:table-cell table:style-name="ce8" table:content-validation-name="val11" office:value-type="string" calcext:value-type="string">
            <text:p>Naive Routing</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8" table:formula="of:=TRUE()" office:value-type="float" office:value="1" calcext:value-type="float">
            <text:p>1</text:p>
          </table:table-cell>
          <table:table-cell table:style-name="ce24" table:formula="of:=FALSE()" office:value-type="float" office:value="0" calcext:value-type="float">
            <text:p>0</text:p>
          </table:table-cell>
          <table:table-cell table:style-name="ce10" table:formula="of:=FALSE()" office:value-type="float" office:value="0" calcext:value-type="float">
            <text:p>0</text:p>
          </table:table-cell>
          <table:table-cell table:style-name="ce8" table:content-validation-name="val12" office:value-type="string" calcext:value-type="string">
            <text:p>Case Study</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24" table:formula="of:=TRUE()" office:value-type="float" office:value="1" calcext:value-type="float">
            <text:p>1</text:p>
          </table:table-cell>
          <table:table-cell table:style-name="ce24" table:formula="of:=FALSE()" office:value-type="float" office:value="0" calcext:value-type="float">
            <text:p>0</text:p>
          </table:table-cell>
          <table:table-cell table:style-name="ce24" table:formula="of:=TRUE()" office:value-type="float" office:value="1" calcext:value-type="float">
            <text:p>1</text:p>
          </table:table-cell>
          <table:table-cell table:style-name="ce10" table:formula="of:=FALSE()" office:value-type="float" office:value="0" calcext:value-type="float">
            <text:p>0</text:p>
          </table:table-cell>
          <table:table-cell table:style-name="ce8" table:formula="of:=TRUE()" office:value-type="float" office:value="1" calcext:value-type="float">
            <text:p>1</text:p>
          </table:table-cell>
          <table:table-cell table:style-name="ce8" office:value-type="string" calcext:value-type="string">
            <text:p>Claims that it supports XOR, but their XOR implementation does not conform to the standard, they do not implement the token game, and a taken XOR edge does not deactivate the other. The open source repository does only cover a partial part of the artifact presented. Finality only on a local private Ethereum instance with no information on the configuration of the network.</text:p>
          </table:table-cell>
          <table:table-cell table:style-name="ce8" table:formula="of:=TRUE()" office:value-type="float" office:value="1" calcext:value-type="float">
            <text:p>1</text:p>
          </table:table-cell>
          <table:table-cell table:number-columns-repeated="985"/>
        </table:table-row>
        <table:table-row table:style-name="ro1">
          <table:table-cell table:style-name="ce10" table:formula="of:=[$'2-1 Snowballing'.D7]" office:value-type="float" office:value="1" calcext:value-type="float">
            <text:p>1</text:p>
          </table:table-cell>
          <table:table-cell table:style-name="ce28" office:value-type="float" office:value="34" calcext:value-type="float">
            <text:p>34</text:p>
          </table:table-cell>
          <table:table-cell table:style-name="ce8" office:value-type="string" calcext:value-type="string">
            <text:p>abidModellingExecutingTimeAware2020</text:p>
          </table:table-cell>
          <table:table-cell table:style-name="ce43" table:formula="of:=[$'2-1 Snowballing'.B7]" office:value-type="float" office:value="2020" calcext:value-type="float">
            <text:p>2020</text:p>
          </table:table-cell>
          <table:table-cell table:style-name="ce8" office:value-type="string" calcext:value-type="string">
            <text:p>Amal Abid, Saoussen Cheikhrouhou, Mohamed Jmaiel</text:p>
          </table:table-cell>
          <table:table-cell table:style-name="ce65" table:formula="of:=[$'2-1 Snowballing'.C7]" office:value-type="string" office:string-value="Modelling and Executing Time-Aware Processes in Trustless Blockchain Environment" calcext:value-type="string">
            <text:p>Modelling and Executing Time-Aware Processes in Trustless Blockchain Environment</text:p>
          </table:table-cell>
          <table:table-cell table:style-name="ce64" office:value-type="string" calcext:value-type="string">
            <text:p>Modelling and Executing Time-Aware Processes in Trustless Blockchain Environment</text:p>
          </table:table-cell>
          <table:table-cell table:style-name="ce15" office:value-type="string" calcext:value-type="string">
            <text:p><text:a xlink:href="https://doi.org/10.1007/978-3-030-41568-6_21" xlink:type="simple">https://doi.org/10.1007/978-3-030-41568-6_21</text:a></text:p>
          </table:table-cell>
          <table:table-cell table:style-name="ce41" office:value-type="string" calcext:value-type="string">
            <text:p>Caterpillar</text:p>
          </table:table-cell>
          <table:table-cell table:style-name="ce8" table:content-validation-name="val2" office:value-type="string" calcext:value-type="string">
            <text:p>MDE</text:p>
          </table:table-cell>
          <table:table-cell table:style-name="ce64" office:value-type="string" calcext:value-type="string">
            <text:p>Ethereum Smart Contract</text:p>
          </table:table-cell>
          <table:table-cell table:style-name="ce64" office:value-type="string" calcext:value-type="string">
            <text:p>BPMN Process diagram</text:p>
          </table:table-cell>
          <table:table-cell table:style-name="ce79" office:value-type="string" calcext:value-type="string">
            <text:p>Swimlane, Task, User, Script, Service Task, Parallel and Sequential, X, +, Event-based, Message and Signal Events, Throwing and Catching, Boundary interrupting and noninterrupting, temporal constraints</text:p>
          </table:table-cell>
          <table:table-cell table:style-name="ce24" table:formula="of:=TRUE()" office:value-type="float" office:value="1" calcext:value-type="float">
            <text:p>1</text:p>
          </table:table-cell>
          <table:table-cell table:style-name="ce24" table:formula="of:=TRUE()" office:value-type="float" office:value="1" calcext:value-type="float">
            <text:p>1</text:p>
          </table:table-cell>
          <table:table-cell table:style-name="ce24" table:formula="of:=TRUE()" office:value-type="float" office:value="1" calcext:value-type="float">
            <text:p>1</text:p>
          </table:table-cell>
          <table:table-cell table:style-name="ce24" table:formula="of:=TRUE()" office:value-type="float" office:value="1" calcext:value-type="float">
            <text:p>1</text:p>
          </table:table-cell>
          <table:table-cell table:style-name="ce24" table:formula="of:=TRUE()" office:value-type="float" office:value="1" calcext:value-type="float">
            <text:p>1</text:p>
          </table:table-cell>
          <table:table-cell table:style-name="ce10" table:content-validation-name="val4"/>
          <table:table-cell table:style-name="ce47" table:content-validation-name="val6"/>
          <table:table-cell table:style-name="ce10" table:content-validation-name="val7"/>
          <table:table-cell table:style-name="ce8" table:formula="of:=FALSE()" office:value-type="float" office:value="0" calcext:value-type="float">
            <text:p>0</text:p>
          </table:table-cell>
          <table:table-cell table:style-name="ce10" table:content-validation-name="val9"/>
          <table:table-cell table:style-name="ce8" table:content-validation-name="val11" office:value-type="string" calcext:value-type="string">
            <text:p>Data-Based Routing</text:p>
          </table:table-cell>
          <table:table-cell table:style-name="ce24" table:formula="of:=TRUE()" office:value-type="float" office:value="1" calcext:value-type="float">
            <text:p>1</text:p>
          </table:table-cell>
          <table:table-cell table:style-name="ce24" table:formula="of:=FALSE()" office:value-type="float" office:value="0" calcext:value-type="float">
            <text:p>0</text:p>
          </table:table-cell>
          <table:table-cell table:style-name="ce8" table:formula="of:=TRUE()" office:value-type="float" office:value="1" calcext:value-type="float">
            <text:p>1</text:p>
          </table:table-cell>
          <table:table-cell table:style-name="ce24" table:formula="of:=FALSE()" office:value-type="float" office:value="0" calcext:value-type="float">
            <text:p>0</text:p>
          </table:table-cell>
          <table:table-cell table:style-name="ce8" table:formula="of:=TRUE()" office:value-type="float" office:value="1" calcext:value-type="float">
            <text:p>1</text:p>
          </table:table-cell>
          <table:table-cell table:style-name="ce8" table:content-validation-name="val12" office:value-type="string" calcext:value-type="string">
            <text:p>Case Study</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8" table:formula="of:=TRUE()" office:value-type="float" office:value="1" calcext:value-type="float">
            <text:p>1</text:p>
          </table:table-cell>
          <table:table-cell table:style-name="ce10" table:formula="of:=FALSE()" office:value-type="float" office:value="0" calcext:value-type="float">
            <text:p>0</text:p>
          </table:table-cell>
          <table:table-cell table:style-name="ce47" office:value-type="string" calcext:value-type="string">
            <text:p>Extension of Caterpillar to express temporal constraints based on the block timestamp.Evaluation by feasability.</text:p>
          </table:table-cell>
          <table:table-cell table:style-name="ce8" table:formula="of:=TRUE()" office:value-type="float" office:value="1" calcext:value-type="float">
            <text:p>1</text:p>
          </table:table-cell>
          <table:table-cell table:number-columns-repeated="985"/>
        </table:table-row>
        <table:table-row table:style-name="ro1">
          <table:table-cell table:style-name="ce10" table:formula="of:=[$'2-1 Snowballing'.D8]" office:value-type="float" office:value="1" calcext:value-type="float">
            <text:p>1</text:p>
          </table:table-cell>
          <table:table-cell table:style-name="ce28" office:value-type="float" office:value="35" calcext:value-type="float">
            <text:p>35</text:p>
          </table:table-cell>
          <table:table-cell table:style-name="ce8" office:value-type="string" calcext:value-type="string">
            <text:p>osterlandImplementationBusinessProcess2020</text:p>
          </table:table-cell>
          <table:table-cell table:style-name="ce44" office:value-type="float" office:value="2020" calcext:value-type="float">
            <text:p>2020</text:p>
          </table:table-cell>
          <table:table-cell table:style-name="ce8" office:value-type="string" calcext:value-type="string">
            <text:p>T Osterland, T Rose, C Putschli</text:p>
          </table:table-cell>
          <table:table-cell table:style-name="ce64" table:formula="of:=[$'2-1 Snowballing'.C8]" office:value-type="string" office:string-value="On the Implementation of Business Process Logic in DLT Nodes" calcext:value-type="string">
            <text:p>On the Implementation of Business Process Logic in DLT Nodes</text:p>
          </table:table-cell>
          <table:table-cell table:style-name="ce64" office:value-type="string" calcext:value-type="string">
            <text:p>On the Implementation of Business Process Logic in DLT Nodes</text:p>
          </table:table-cell>
          <table:table-cell table:style-name="ce8" office:value-type="string" calcext:value-type="string">
            <text:p>10.1145/3399871.3399899</text:p>
          </table:table-cell>
          <table:table-cell table:style-name="ce8"/>
          <table:table-cell table:style-name="ce8" table:content-validation-name="val2" office:value-type="string" calcext:value-type="string">
            <text:p>MDE</text:p>
          </table:table-cell>
          <table:table-cell table:style-name="ce47" office:value-type="string" calcext:value-type="string">
            <text:p>Custom Proof-of-Work Chain</text:p>
          </table:table-cell>
          <table:table-cell table:style-name="ce79" office:value-type="string" calcext:value-type="string">
            <text:p>Undescribed workflow model</text:p>
          </table:table-cell>
          <table:table-cell table:style-name="ce47"/>
          <table:table-cell table:style-name="ce24" table:formula="of:=TRUE()" office:value-type="float" office:value="1" calcext:value-type="float">
            <text:p>1</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8" table:content-validation-name="val4" office:value-type="string" calcext:value-type="string">
            <text:p>Direct</text:p>
          </table:table-cell>
          <table:table-cell table:style-name="ce47" table:content-validation-name="val6" office:value-type="string" calcext:value-type="string">
            <text:p>Design Time</text:p>
          </table:table-cell>
          <table:table-cell table:style-name="ce10" table:content-validation-name="val7"/>
          <table:table-cell table:style-name="ce8" table:formula="of:=TRUE()" office:value-type="float" office:value="1" calcext:value-type="float">
            <text:p>1</text:p>
          </table:table-cell>
          <table:table-cell table:style-name="ce10" table:content-validation-name="val9"/>
          <table:table-cell table:style-name="ce8" table:content-validation-name="val11" office:value-type="string" calcext:value-type="string">
            <text:p>Naive Routing</text:p>
          </table:table-cell>
          <table:table-cell table:style-name="ce24" table:formula="of:=FALSE()" office:value-type="float" office:value="0" calcext:value-type="float">
            <text:p>0</text:p>
          </table:table-cell>
          <table:table-cell table:style-name="ce24" table:formula="of:=FALSE()" office:value-type="float" office:value="0" calcext:value-type="float">
            <text:p>0</text:p>
          </table:table-cell>
          <table:table-cell table:style-name="ce8" table:formula="of:=TRUE()" office:value-type="float" office:value="1" calcext:value-type="float">
            <text:p>1</text:p>
          </table:table-cell>
          <table:table-cell table:style-name="ce24" table:formula="of:=FALSE()" office:value-type="float" office:value="0" calcext:value-type="float">
            <text:p>0</text:p>
          </table:table-cell>
          <table:table-cell table:style-name="ce8" table:formula="of:=TRUE()" office:value-type="float" office:value="1" calcext:value-type="float">
            <text:p>1</text:p>
          </table:table-cell>
          <table:table-cell table:style-name="ce8" table:content-validation-name="val12" office:value-type="string" calcext:value-type="string">
            <text:p>Case Study</text:p>
          </table:table-cell>
          <table:table-cell table:style-name="ce24" table:formula="of:=FALSE()" office:value-type="float" office:value="0" calcext:value-type="float">
            <text:p>0</text:p>
          </table:table-cell>
          <table:table-cell table:style-name="ce24" table:formula="of:=TRUE()" office:value-type="float" office:value="1" calcext:value-type="float">
            <text:p>1</text:p>
          </table:table-cell>
          <table:table-cell table:style-name="ce24" table:formula="of:=FALSE()" office:value-type="float" office:value="0" calcext:value-type="float">
            <text:p>0</text:p>
          </table:table-cell>
          <table:table-cell table:style-name="ce24" table:formula="of:=TRUE()" office:value-type="float" office:value="1" calcext:value-type="float">
            <text:p>1</text:p>
          </table:table-cell>
          <table:table-cell table:style-name="ce24" table:formula="of:=FALSE()" office:value-type="float" office:value="0" calcext:value-type="float">
            <text:p>0</text:p>
          </table:table-cell>
          <table:table-cell table:style-name="ce10" table:formula="of:=FALSE()" office:value-type="float" office:value="0" calcext:value-type="float">
            <text:p>0</text:p>
          </table:table-cell>
          <table:table-cell table:style-name="ce8" table:formula="of:=TRUE()" office:value-type="float" office:value="1" calcext:value-type="float">
            <text:p>1</text:p>
          </table:table-cell>
          <table:table-cell table:style-name="ce47" office:value-type="string" calcext:value-type="string">
            <text:p>Does not support splitting and merging the process flow</text:p>
          </table:table-cell>
          <table:table-cell table:style-name="ce8" table:formula="of:=TRUE()" office:value-type="float" office:value="1" calcext:value-type="float">
            <text:p>1</text:p>
          </table:table-cell>
          <table:table-cell table:number-columns-repeated="985"/>
        </table:table-row>
        <table:table-row table:style-name="ro1" table:visibility="collapse">
          <table:table-cell table:style-name="ce10" table:formula="of:=[$'2-1 Snowballing'.D9]" office:value-type="float" office:value="0" calcext:value-type="float">
            <text:p>0</text:p>
          </table:table-cell>
          <table:table-cell table:style-name="ce32"/>
          <table:table-cell table:style-name="ce24" table:number-columns-repeated="2"/>
          <table:table-cell table:style-name="ce10" table:formula="of:=[$'2-1 Snowballing'.A9]" office:value-type="float" office:value="0" calcext:value-type="float">
            <text:p>0</text:p>
          </table:table-cell>
          <table:table-cell table:style-name="ce64" table:formula="of:=[$'2-1 Snowballing'.C9]" office:value-type="float" office:value="0" calcext:value-type="float">
            <text:p>0</text:p>
          </table:table-cell>
          <table:table-cell table:style-name="ce74"/>
          <table:table-cell/>
          <table:table-cell table:style-name="ce10" table:content-validation-name="val2" table:number-columns-repeated="2"/>
          <table:table-cell table:style-name="ce47" table:number-columns-repeated="3"/>
          <table:table-cell table:number-columns-repeated="5"/>
          <table:table-cell table:style-name="ce47"/>
          <table:table-cell table:number-columns-repeated="3"/>
          <table:table-cell table:style-name="ce47" table:number-columns-repeated="2"/>
          <table:table-cell table:number-columns-repeated="5"/>
          <table:table-cell table:style-name="ce47"/>
          <table:table-cell table:number-columns-repeated="7"/>
          <table:table-cell table:style-name="ce47"/>
          <table:table-cell table:number-columns-repeated="986"/>
        </table:table-row>
        <table:table-row table:style-name="ro1" table:visibility="collapse">
          <table:table-cell table:style-name="ce10" table:formula="of:=#REF!" office:value-type="string" office:string-value="" calcext:value-type="error">
            <text:p>#REF!</text:p>
          </table:table-cell>
          <table:table-cell table:style-name="ce32"/>
          <table:table-cell table:style-name="ce24" table:number-columns-repeated="2"/>
          <table:table-cell table:style-name="ce10" table:formula="of:=[$'2-1 Snowballing'.A10]" office:value-type="float" office:value="0" calcext:value-type="float">
            <text:p>0</text:p>
          </table:table-cell>
          <table:table-cell table:style-name="ce64" table:formula="of:=#REF!" office:value-type="string" office:string-value="" calcext:value-type="error">
            <text:p>#REF!</text:p>
          </table:table-cell>
          <table:table-cell table:style-name="ce74"/>
          <table:table-cell/>
          <table:table-cell table:style-name="ce10" table:content-validation-name="val2" table:number-columns-repeated="2"/>
          <table:table-cell table:style-name="ce47" table:number-columns-repeated="3"/>
          <table:table-cell table:number-columns-repeated="5"/>
          <table:table-cell table:style-name="ce47"/>
          <table:table-cell table:number-columns-repeated="3"/>
          <table:table-cell table:style-name="ce47" table:number-columns-repeated="2"/>
          <table:table-cell table:number-columns-repeated="5"/>
          <table:table-cell table:style-name="ce47"/>
          <table:table-cell table:number-columns-repeated="7"/>
          <table:table-cell table:style-name="ce47"/>
          <table:table-cell table:number-columns-repeated="986"/>
        </table:table-row>
        <table:table-row table:style-name="ro1" table:visibility="collapse">
          <table:table-cell table:style-name="ce10" table:formula="of:=[$'2-1 Snowballing'.D11]" office:value-type="float" office:value="0" calcext:value-type="float">
            <text:p>0</text:p>
          </table:table-cell>
          <table:table-cell table:style-name="ce32"/>
          <table:table-cell table:style-name="ce24" table:number-columns-repeated="2"/>
          <table:table-cell table:style-name="ce10" table:formula="of:=[$'2-1 Snowballing'.A11]" office:value-type="float" office:value="0" calcext:value-type="float">
            <text:p>0</text:p>
          </table:table-cell>
          <table:table-cell table:style-name="ce64" table:formula="of:=[$'2-1 Snowballing'.C11]" office:value-type="float" office:value="0" calcext:value-type="float">
            <text:p>0</text:p>
          </table:table-cell>
          <table:table-cell table:style-name="ce74"/>
          <table:table-cell/>
          <table:table-cell table:style-name="ce10" table:content-validation-name="val2" table:number-columns-repeated="2"/>
          <table:table-cell table:style-name="ce47" table:number-columns-repeated="3"/>
          <table:table-cell table:number-columns-repeated="5"/>
          <table:table-cell table:style-name="ce47"/>
          <table:table-cell table:number-columns-repeated="3"/>
          <table:table-cell table:style-name="ce47" table:number-columns-repeated="2"/>
          <table:table-cell table:number-columns-repeated="5"/>
          <table:table-cell table:style-name="ce47"/>
          <table:table-cell table:number-columns-repeated="7"/>
          <table:table-cell table:style-name="ce47"/>
          <table:table-cell table:number-columns-repeated="986"/>
        </table:table-row>
        <table:table-row table:style-name="ro1" table:visibility="collapse">
          <table:table-cell table:style-name="ce10" table:formula="of:=[$'2-1 Snowballing'.D12]" office:value-type="float" office:value="0" calcext:value-type="float">
            <text:p>0</text:p>
          </table:table-cell>
          <table:table-cell table:style-name="ce32"/>
          <table:table-cell table:style-name="ce24" table:number-columns-repeated="2"/>
          <table:table-cell table:style-name="ce10" table:formula="of:=[$'2-1 Snowballing'.A12]" office:value-type="float" office:value="0" calcext:value-type="float">
            <text:p>0</text:p>
          </table:table-cell>
          <table:table-cell table:style-name="ce64" table:formula="of:=[$'2-1 Snowballing'.C12]" office:value-type="float" office:value="0" calcext:value-type="float">
            <text:p>0</text:p>
          </table:table-cell>
          <table:table-cell table:style-name="ce74"/>
          <table:table-cell/>
          <table:table-cell table:style-name="ce10" table:content-validation-name="val2" table:number-columns-repeated="2"/>
          <table:table-cell table:style-name="ce47" table:number-columns-repeated="3"/>
          <table:table-cell table:number-columns-repeated="5"/>
          <table:table-cell table:style-name="ce47"/>
          <table:table-cell table:number-columns-repeated="3"/>
          <table:table-cell table:style-name="ce47" table:number-columns-repeated="2"/>
          <table:table-cell table:number-columns-repeated="5"/>
          <table:table-cell table:style-name="ce47"/>
          <table:table-cell table:number-columns-repeated="7"/>
          <table:table-cell table:style-name="ce47"/>
          <table:table-cell table:number-columns-repeated="986"/>
        </table:table-row>
        <table:table-row table:style-name="ro1" table:visibility="collapse">
          <table:table-cell table:style-name="ce10" table:formula="of:=[$'2-1 Snowballing'.D13]" office:value-type="float" office:value="0" calcext:value-type="float">
            <text:p>0</text:p>
          </table:table-cell>
          <table:table-cell table:style-name="ce32"/>
          <table:table-cell table:style-name="ce24" table:number-columns-repeated="2"/>
          <table:table-cell table:style-name="ce10" table:formula="of:=[$'2-1 Snowballing'.A13]" office:value-type="float" office:value="0" calcext:value-type="float">
            <text:p>0</text:p>
          </table:table-cell>
          <table:table-cell table:style-name="ce64" table:formula="of:=[$'2-1 Snowballing'.C13]" office:value-type="float" office:value="0" calcext:value-type="float">
            <text:p>0</text:p>
          </table:table-cell>
          <table:table-cell table:style-name="ce74"/>
          <table:table-cell/>
          <table:table-cell table:style-name="ce10" table:content-validation-name="val2" table:number-columns-repeated="2"/>
          <table:table-cell table:style-name="ce47" table:number-columns-repeated="3"/>
          <table:table-cell table:number-columns-repeated="5"/>
          <table:table-cell table:style-name="ce47"/>
          <table:table-cell table:number-columns-repeated="3"/>
          <table:table-cell table:style-name="ce47" table:number-columns-repeated="2"/>
          <table:table-cell table:number-columns-repeated="5"/>
          <table:table-cell table:style-name="ce47"/>
          <table:table-cell table:number-columns-repeated="7"/>
          <table:table-cell table:style-name="ce47"/>
          <table:table-cell table:number-columns-repeated="986"/>
        </table:table-row>
        <table:table-row table:style-name="ro1" table:visibility="collapse">
          <table:table-cell table:style-name="ce10" table:formula="of:=[$'2-1 Snowballing'.D14]" office:value-type="float" office:value="0" calcext:value-type="float">
            <text:p>0</text:p>
          </table:table-cell>
          <table:table-cell table:style-name="ce32"/>
          <table:table-cell table:style-name="ce24" table:number-columns-repeated="2"/>
          <table:table-cell table:style-name="ce10" table:formula="of:=[$'2-1 Snowballing'.A14]" office:value-type="float" office:value="0" calcext:value-type="float">
            <text:p>0</text:p>
          </table:table-cell>
          <table:table-cell table:style-name="ce64" table:formula="of:=[$'2-1 Snowballing'.C14]" office:value-type="float" office:value="0" calcext:value-type="float">
            <text:p>0</text:p>
          </table:table-cell>
          <table:table-cell table:style-name="ce74"/>
          <table:table-cell/>
          <table:table-cell table:style-name="ce10" table:content-validation-name="val2" table:number-columns-repeated="2"/>
          <table:table-cell table:style-name="ce47" table:number-columns-repeated="3"/>
          <table:table-cell table:number-columns-repeated="5"/>
          <table:table-cell table:style-name="ce47"/>
          <table:table-cell table:number-columns-repeated="3"/>
          <table:table-cell table:style-name="ce47" table:number-columns-repeated="2"/>
          <table:table-cell table:number-columns-repeated="5"/>
          <table:table-cell table:style-name="ce47"/>
          <table:table-cell table:number-columns-repeated="7"/>
          <table:table-cell table:style-name="ce47"/>
          <table:table-cell table:number-columns-repeated="986"/>
        </table:table-row>
        <table:table-row table:style-name="ro1" table:visibility="collapse">
          <table:table-cell table:style-name="ce10" table:formula="of:=[$'2-1 Snowballing'.D15]" office:value-type="float" office:value="0" calcext:value-type="float">
            <text:p>0</text:p>
          </table:table-cell>
          <table:table-cell table:style-name="ce32"/>
          <table:table-cell table:style-name="ce24" table:number-columns-repeated="2"/>
          <table:table-cell table:style-name="ce10" table:formula="of:=[$'2-1 Snowballing'.A15]" office:value-type="float" office:value="0" calcext:value-type="float">
            <text:p>0</text:p>
          </table:table-cell>
          <table:table-cell table:style-name="ce64" table:formula="of:=[$'2-1 Snowballing'.C15]" office:value-type="float" office:value="0" calcext:value-type="float">
            <text:p>0</text:p>
          </table:table-cell>
          <table:table-cell table:style-name="ce74"/>
          <table:table-cell/>
          <table:table-cell table:style-name="ce10" table:content-validation-name="val2" table:number-columns-repeated="2"/>
          <table:table-cell table:style-name="ce47" table:number-columns-repeated="3"/>
          <table:table-cell table:number-columns-repeated="5"/>
          <table:table-cell table:style-name="ce47"/>
          <table:table-cell table:number-columns-repeated="3"/>
          <table:table-cell table:style-name="ce47" table:number-columns-repeated="2"/>
          <table:table-cell table:number-columns-repeated="5"/>
          <table:table-cell table:style-name="ce47"/>
          <table:table-cell table:number-columns-repeated="7"/>
          <table:table-cell table:style-name="ce47"/>
          <table:table-cell table:number-columns-repeated="986"/>
        </table:table-row>
        <table:table-row table:style-name="ro1" table:visibility="collapse">
          <table:table-cell/>
          <table:table-cell table:style-name="ce30"/>
          <table:table-cell table:style-name="ce38" table:number-columns-repeated="2"/>
          <table:table-cell table:style-name="ce46" table:formula="of:=[$'2 Reading'.A216]" office:value-type="float" office:value="0" calcext:value-type="float">
            <text:p>0</text:p>
          </table:table-cell>
          <table:table-cell table:style-name="ce60"/>
          <table:table-cell table:style-name="ce74"/>
          <table:table-cell table:style-name="ce47" table:number-columns-repeated="6"/>
          <table:table-cell table:number-columns-repeated="5"/>
          <table:table-cell table:style-name="ce47"/>
          <table:table-cell table:number-columns-repeated="3"/>
          <table:table-cell table:style-name="ce47" table:number-columns-repeated="2"/>
          <table:table-cell table:number-columns-repeated="5"/>
          <table:table-cell table:style-name="ce47"/>
          <table:table-cell table:number-columns-repeated="7"/>
          <table:table-cell table:style-name="ce47"/>
          <table:table-cell table:number-columns-repeated="986"/>
        </table:table-row>
        <table:table-row table:style-name="ro1" table:visibility="collapse">
          <table:table-cell/>
          <table:table-cell table:style-name="ce22" office:value-type="string" calcext:value-type="string">
            <text:p>Count</text:p>
          </table:table-cell>
          <table:table-cell table:style-name="ce40" table:number-columns-repeated="2"/>
          <table:table-cell table:style-name="ce13" table:formula="of:=COUNTIF([.A3:.A216];1)" office:value-type="float" office:value="36" calcext:value-type="float">
            <text:p>36</text:p>
          </table:table-cell>
          <table:table-cell table:style-name="ce60"/>
          <table:table-cell table:style-name="ce74"/>
          <table:table-cell table:style-name="ce47" table:number-columns-repeated="6"/>
          <table:table-cell table:number-columns-repeated="5"/>
          <table:table-cell table:style-name="ce47" table:number-columns-repeated="2"/>
          <table:table-cell table:number-columns-repeated="2"/>
          <table:table-cell table:style-name="ce47" table:number-columns-repeated="2"/>
          <table:table-cell table:number-columns-repeated="5"/>
          <table:table-cell table:style-name="ce47"/>
          <table:table-cell table:number-columns-repeated="7"/>
          <table:table-cell table:style-name="ce47"/>
          <table:table-cell table:number-columns-repeated="986"/>
        </table:table-row>
        <table:table-row table:style-name="ro1" table:visibility="collapse">
          <table:table-cell/>
          <table:table-cell table:style-name="ce33"/>
          <table:table-cell table:style-name="ce41" table:number-columns-repeated="2"/>
          <table:table-cell table:style-name="ce47"/>
          <table:table-cell table:style-name="ce60"/>
          <table:table-cell table:style-name="ce74"/>
          <table:table-cell table:style-name="ce47" table:number-columns-repeated="6"/>
          <table:table-cell table:number-columns-repeated="5"/>
          <table:table-cell table:style-name="ce47"/>
          <table:table-cell table:number-columns-repeated="3"/>
          <table:table-cell table:style-name="ce47" table:number-columns-repeated="2"/>
          <table:table-cell table:number-columns-repeated="5"/>
          <table:table-cell table:style-name="ce47"/>
          <table:table-cell table:number-columns-repeated="7"/>
          <table:table-cell table:style-name="ce47"/>
          <table:table-cell table:number-columns-repeated="986"/>
        </table:table-row>
        <table:table-row table:style-name="ro1" table:visibility="collapse" table:number-rows-repeated="781">
          <table:table-cell/>
          <table:table-cell table:style-name="ce33"/>
          <table:table-cell table:style-name="ce41" table:number-columns-repeated="2"/>
          <table:table-cell table:style-name="ce47"/>
          <table:table-cell table:style-name="ce60"/>
          <table:table-cell table:style-name="ce74"/>
          <table:table-cell table:style-name="ce47" table:number-columns-repeated="6"/>
          <table:table-cell table:number-columns-repeated="5"/>
          <table:table-cell table:style-name="ce47"/>
          <table:table-cell table:number-columns-repeated="3"/>
          <table:table-cell table:style-name="ce47" table:number-columns-repeated="2"/>
          <table:table-cell table:number-columns-repeated="5"/>
          <table:table-cell table:style-name="ce47"/>
          <table:table-cell table:number-columns-repeated="7"/>
          <table:table-cell table:style-name="ce47"/>
          <table:table-cell table:number-columns-repeated="986"/>
        </table:table-row>
        <table:table-row table:style-name="ro2" table:number-rows-repeated="1047575">
          <table:table-cell table:number-columns-repeated="1024"/>
        </table:table-row>
        <table:table-row table:style-name="ro2">
          <table:table-cell table:number-columns-repeated="1024"/>
        </table:table-row>
        <table:named-expressions>
          <table:named-range table:name="Z_D57C5916_EBA0_4948_AC4D_CDAA5E7211B8_.wvu.FilterData" table:base-cell-address="$Start.$A$1" table:cell-range-address="$'3 Extraction'.$A$1:.$AL$199"/>
          <table:named-range table:name="_xlnm._FilterDatabase" table:base-cell-address="$Start.$A$1" table:cell-range-address="$'3 Extraction'.$A$2:.$AO$1000"/>
        </table:named-expressions>
        <calcext:conditional-formats>
          <calcext:conditional-format calcext:target-range-address="'3 Extraction'.B1:'3 Extraction'.B217 '3 Extraction'.B219:'3 Extraction'.B1000">
            <calcext:condition calcext:apply-style-name="ConditionalStyle_1" calcext:value="formula-is(LEN(TRIM([.B1]))&gt;0)" calcext:base-cell-address="'3 Extraction'.B1"/>
          </calcext:conditional-format>
        </calcext:conditional-formats>
      </table:table>
      <table:table table:name="3-1 Cost" table:style-name="ta6">
        <table:table-column table:style-name="co20" table:default-cell-style-name="Default"/>
        <table:table-column table:style-name="co9" table:default-cell-style-name="Default"/>
        <table:table-column table:style-name="co24" table:default-cell-style-name="Default"/>
        <table:table-column table:style-name="co25" table:default-cell-style-name="Default"/>
        <table:table-column table:style-name="co38" table:default-cell-style-name="Default"/>
        <table:table-column table:style-name="co39" table:default-cell-style-name="Default"/>
        <table:table-column table:style-name="co40" table:number-columns-repeated="2" table:default-cell-style-name="Default"/>
        <table:table-column table:style-name="co41" table:default-cell-style-name="Default"/>
        <table:table-column table:style-name="co2" table:number-columns-repeated="1015" table:default-cell-style-name="Default"/>
        <table:table-row table:style-name="ro1">
          <table:table-cell table:style-name="ce12"/>
          <table:table-cell table:style-name="ce34" table:number-columns-repeated="2"/>
          <table:table-cell table:style-name="ce48"/>
          <table:table-cell table:style-name="ce87"/>
          <table:table-cell table:style-name="ce95"/>
          <table:table-cell table:style-name="ce101"/>
          <table:table-cell table:style-name="ce94" table:number-columns-repeated="2"/>
          <table:table-cell table:number-columns-repeated="1015"/>
        </table:table-row>
        <table:table-row table:style-name="ro1">
          <table:table-cell table:style-name="ce23" office:value-type="string" calcext:value-type="string">
            <text:p>Included</text:p>
          </table:table-cell>
          <table:table-cell table:style-name="ce35" office:value-type="string" calcext:value-type="string">
            <text:p>Year</text:p>
          </table:table-cell>
          <table:table-cell table:style-name="ce35" office:value-type="string" calcext:value-type="string">
            <text:p>Authors</text:p>
          </table:table-cell>
          <table:table-cell table:style-name="ce49" office:value-type="string" calcext:value-type="string">
            <text:p>Title</text:p>
          </table:table-cell>
          <table:table-cell table:style-name="ce39" office:value-type="string" calcext:value-type="string">
            <text:p>Cost</text:p>
          </table:table-cell>
          <table:table-cell table:style-name="ce96" office:value-type="string" calcext:value-type="string">
            <text:p>Avg. Cost / Instance Ex</text:p>
          </table:table-cell>
          <table:table-cell table:style-name="ce102" office:value-type="string" calcext:value-type="string">
            <text:p>One Time Cost</text:p>
          </table:table-cell>
          <table:table-cell table:style-name="ce23" office:value-type="string" calcext:value-type="string">
            <text:p>Case</text:p>
          </table:table-cell>
          <table:table-cell table:style-name="ce23" office:value-type="string" calcext:value-type="string">
            <text:p>Unit</text:p>
          </table:table-cell>
          <table:table-cell table:number-columns-repeated="1015"/>
        </table:table-row>
        <table:table-row table:style-name="ro1">
          <table:table-cell table:style-name="ce10" table:formula="of:=[$'3 Extraction'.A4]" office:value-type="float" office:value="1" calcext:value-type="float">
            <text:p>1</text:p>
          </table:table-cell>
          <table:table-cell table:style-name="ce10" table:formula="of:=[$'3 Extraction'.D4]" office:value-type="float" office:value="2019" calcext:value-type="float">
            <text:p>2019</text:p>
          </table:table-cell>
          <table:table-cell table:style-name="ce10" table:formula="of:=[$'3 Extraction'.E4]" office:value-type="string" office:string-value="J Ladleif, M Weske, I Weber" calcext:value-type="string">
            <text:p>J Ladleif, M Weske, I Weber</text:p>
          </table:table-cell>
          <table:table-cell table:style-name="ce10" table:formula="of:=[$'3 Extraction'.F4]" office:value-type="string" office:string-value="Modeling and enforcing blockchain-based choreographies" calcext:value-type="string">
            <text:p>Modeling and enforcing blockchain-based choreographies</text:p>
          </table:table-cell>
          <table:table-cell table:style-name="ce10" table:formula="of:=[$'3 Extraction'.AG4]" office:value-type="float" office:value="1" calcext:value-type="float">
            <text:p>1</text:p>
          </table:table-cell>
          <table:table-cell table:style-name="ce97" office:value-type="string" calcext:value-type="string">
            <text:p>3237055</text:p>
          </table:table-cell>
          <table:table-cell table:style-name="ce9" office:value-type="float" office:value="1195765" calcext:value-type="float">
            <text:p>1195765</text:p>
          </table:table-cell>
          <table:table-cell table:style-name="ce8" office:value-type="string" calcext:value-type="string">
            <text:p>Rental agreement</text:p>
          </table:table-cell>
          <table:table-cell table:style-name="ce8" office:value-type="string" calcext:value-type="string">
            <text:p>Gas</text:p>
          </table:table-cell>
          <table:table-cell table:number-columns-repeated="1015"/>
        </table:table-row>
        <table:table-row table:style-name="ro1">
          <table:table-cell table:style-name="ce10" table:formula="of:=[$'3 Extraction'.A5]" office:value-type="float" office:value="1" calcext:value-type="float">
            <text:p>1</text:p>
          </table:table-cell>
          <table:table-cell table:style-name="ce10" table:formula="of:=[$'3 Extraction'.D5]" office:value-type="float" office:value="2017" calcext:value-type="float">
            <text:p>2017</text:p>
          </table:table-cell>
          <table:table-cell table:style-name="ce10" table:formula="of:=[$'3 Extraction'.E5]" office:value-type="string" office:string-value="L García-Bañuelos, A Ponomarev, M Dumas…" calcext:value-type="string">
            <text:p>L García-Bañuelos, A Ponomarev, M Dumas…</text:p>
          </table:table-cell>
          <table:table-cell table:style-name="ce10" table:formula="of:=[$'3 Extraction'.F5]" office:value-type="string" office:string-value="Optimized execution of business processes on blockchain" calcext:value-type="string">
            <text:p>Optimized execution of business processes on blockchain</text:p>
          </table:table-cell>
          <table:table-cell table:style-name="ce10" table:formula="of:=[$'3 Extraction'.AG5]" office:value-type="float" office:value="1" calcext:value-type="float">
            <text:p>1</text:p>
          </table:table-cell>
          <table:table-cell table:style-name="ce98" office:value-type="string" calcext:value-type="string">
            <text:p>369896</text:p>
          </table:table-cell>
          <table:table-cell table:style-name="ce9"/>
          <table:table-cell table:style-name="ce8" office:value-type="string" calcext:value-type="string">
            <text:p>Incident Management</text:p>
          </table:table-cell>
          <table:table-cell table:style-name="ce8" office:value-type="string" calcext:value-type="string">
            <text:p>Gas</text:p>
          </table:table-cell>
          <table:table-cell table:number-columns-repeated="1015"/>
        </table:table-row>
        <table:table-row table:style-name="ro1" table:visibility="collapse">
          <table:table-cell table:style-name="ce10" table:formula="of:=[$'3 Extraction'.A6]" office:value-type="float" office:value="0" calcext:value-type="float">
            <text:p>0</text:p>
          </table:table-cell>
          <table:table-cell/>
          <table:table-cell table:style-name="ce10" table:formula="of:=[$'3 Extraction'.E6]" office:value-type="string" office:string-value="R Yang, R Wakefield, S Lyu, S Jayasuriya, F Han…" calcext:value-type="string">
            <text:p>R Yang, R Wakefield, S Lyu, S Jayasuriya, F Han…</text:p>
          </table:table-cell>
          <table:table-cell table:style-name="ce10" table:formula="of:=[$'3 Extraction'.F6]" office:value-type="string" office:string-value="Public and private blockchain in construction business process and information integration" calcext:value-type="string">
            <text:p>Public and private blockchain in construction business process and information integration</text:p>
          </table:table-cell>
          <table:table-cell table:style-name="ce10" table:formula="of:=[$'3 Extraction'.AG6]" office:value-type="float" office:value="0" calcext:value-type="float">
            <text:p>0</text:p>
          </table:table-cell>
          <table:table-cell table:style-name="ce98" office:value-type="string" calcext:value-type="string">
            <office:annotation draw:style-name="gr4" draw:text-style-name="P2" svg:width="0.03pt" svg:height="184.85pt" svg:x="0pt" svg:y="-92.38pt" draw:caption-point-x="859.49pt" draw:caption-point-y="155.65pt">
              <dc:date>2022-06-03T00:00:00</dc:date>
              <text:p text:style-name="P1">Check</text:p>
              <text:p text:style-name="P1"><text:tab/>-Anonymous</text:p>
            </office:annotation>
            <text:p>369896</text:p>
          </table:table-cell>
          <table:table-cell table:style-name="ce97"/>
          <table:table-cell table:style-name="ce8" office:value-type="string" calcext:value-type="string">
            <text:p>Incident Management</text:p>
          </table:table-cell>
          <table:table-cell table:style-name="ce8" office:value-type="string" calcext:value-type="string">
            <text:p>Gas</text:p>
          </table:table-cell>
          <table:table-cell table:number-columns-repeated="1015"/>
        </table:table-row>
        <table:table-row table:style-name="ro1" table:visibility="collapse">
          <table:table-cell table:style-name="ce10" table:formula="of:=[$'3 Extraction'.A7]" office:value-type="float" office:value="0" calcext:value-type="float">
            <text:p>0</text:p>
          </table:table-cell>
          <table:table-cell/>
          <table:table-cell table:style-name="ce10" table:formula="of:=[$'3 Extraction'.E7]" office:value-type="string" office:string-value="W Viriyasitavat, L Da Xu, Z Bi…" calcext:value-type="string">
            <text:p>W Viriyasitavat, L Da Xu, Z Bi…</text:p>
          </table:table-cell>
          <table:table-cell table:style-name="ce10" table:formula="of:=[$'3 Extraction'.F7]" office:value-type="string" office:string-value="Blockchain-based business process management (BPM) framework for service composition in industry 4.0" calcext:value-type="string">
            <text:p>Blockchain-based business process management (BPM) framework for service composition in industry 4.0</text:p>
          </table:table-cell>
          <table:table-cell table:style-name="ce10" table:formula="of:=[$'3 Extraction'.AG7]" office:value-type="float" office:value="0" calcext:value-type="float">
            <text:p>0</text:p>
          </table:table-cell>
          <table:table-cell table:number-columns-repeated="1019"/>
        </table:table-row>
        <table:table-row table:style-name="ro1" table:visibility="collapse">
          <table:table-cell table:style-name="ce10" table:formula="of:=[$'3 Extraction'.A8]" office:value-type="float" office:value="0" calcext:value-type="float">
            <text:p>0</text:p>
          </table:table-cell>
          <table:table-cell/>
          <table:table-cell table:style-name="ce10" table:formula="of:=[$'3 Extraction'.E8]" office:value-type="string" office:string-value="G Fridgen, S Radszuwill, N Urbach, L Utz" calcext:value-type="string">
            <text:p>G Fridgen, S Radszuwill, N Urbach, L Utz</text:p>
          </table:table-cell>
          <table:table-cell table:style-name="ce10" table:formula="of:=[$'3 Extraction'.F8]" office:value-type="string" office:string-value="Cross-Organizational Workflow Management Using Blockchain Technology: Towards Applicability, Auditability, and Automation" calcext:value-type="string">
            <text:p>Cross-Organizational Workflow Management Using Blockchain Technology: Towards Applicability, Auditability, and Automation</text:p>
          </table:table-cell>
          <table:table-cell table:style-name="ce10" table:formula="of:=[$'3 Extraction'.AG8]" office:value-type="float" office:value="0" calcext:value-type="float">
            <text:p>0</text:p>
          </table:table-cell>
          <table:table-cell table:number-columns-repeated="1019"/>
        </table:table-row>
        <table:table-row table:style-name="ro1" table:visibility="collapse">
          <table:table-cell table:style-name="ce10" table:formula="of:=[$'3 Extraction'.A9]" office:value-type="float" office:value="0" calcext:value-type="float">
            <text:p>0</text:p>
          </table:table-cell>
          <table:table-cell/>
          <table:table-cell table:style-name="ce10" table:formula="of:=[$'3 Extraction'.E9]" office:value-type="string" office:string-value="AS Erri Pradeep, TW Yiu, R Amor" calcext:value-type="string">
            <text:p>AS Erri Pradeep, TW Yiu, R Amor</text:p>
          </table:table-cell>
          <table:table-cell table:style-name="ce10" table:formula="of:=[$'3 Extraction'.F9]" office:value-type="string" office:string-value="Leveraging blockchain technology in a BIM workflow: A literature review" calcext:value-type="string">
            <text:p>Leveraging blockchain technology in a BIM workflow: A literature review</text:p>
          </table:table-cell>
          <table:table-cell table:style-name="ce10" table:formula="of:=[$'3 Extraction'.AG9]" office:value-type="float" office:value="0" calcext:value-type="float">
            <text:p>0</text:p>
          </table:table-cell>
          <table:table-cell table:number-columns-repeated="1019"/>
        </table:table-row>
        <table:table-row table:style-name="ro1" table:visibility="collapse">
          <table:table-cell table:style-name="ce10" table:formula="of:=[$'3 Extraction'.A10]" office:value-type="float" office:value="0" calcext:value-type="float">
            <text:p>0</text:p>
          </table:table-cell>
          <table:table-cell/>
          <table:table-cell table:style-name="ce10" table:formula="of:=[$'3 Extraction'.E10]" office:value-type="string" office:string-value="NO Nawari, S Ravindran" calcext:value-type="string">
            <text:p>NO Nawari, S Ravindran</text:p>
          </table:table-cell>
          <table:table-cell table:style-name="ce10" table:formula="of:=[$'3 Extraction'.F10]" office:value-type="string" office:string-value="Blockchain technologies in BIM workflow environment" calcext:value-type="string">
            <text:p>Blockchain technologies in BIM workflow environment</text:p>
          </table:table-cell>
          <table:table-cell table:style-name="ce10" table:formula="of:=[$'3 Extraction'.AG10]" office:value-type="float" office:value="0" calcext:value-type="float">
            <text:p>0</text:p>
          </table:table-cell>
          <table:table-cell table:number-columns-repeated="1019"/>
        </table:table-row>
        <table:table-row table:style-name="ro1">
          <table:table-cell table:style-name="ce10" table:formula="of:=[$'3 Extraction'.A11]" office:value-type="float" office:value="1" calcext:value-type="float">
            <text:p>1</text:p>
          </table:table-cell>
          <table:table-cell table:style-name="ce10" table:formula="of:=[$'3 Extraction'.D11]" office:value-type="float" office:value="2020" calcext:value-type="float">
            <text:p>2020</text:p>
          </table:table-cell>
          <table:table-cell table:style-name="ce10" table:formula="of:=[$'3 Extraction'.E11]" office:value-type="string" office:string-value="F Corradini, A Marcelletti, A Morichetta…" calcext:value-type="string">
            <text:p>F Corradini, A Marcelletti, A Morichetta…</text:p>
          </table:table-cell>
          <table:table-cell table:style-name="ce10" table:formula="of:=[$'3 Extraction'.F11]" office:value-type="string" office:string-value="Engineering trustable choreography-based systems using blockchain" calcext:value-type="string">
            <text:p>Engineering trustable choreography-based systems using blockchain</text:p>
          </table:table-cell>
          <table:table-cell table:style-name="ce10" table:formula="of:=[$'3 Extraction'.AG11]" office:value-type="float" office:value="1" calcext:value-type="float">
            <text:p>1</text:p>
          </table:table-cell>
          <table:table-cell table:style-name="ce98" office:value-type="string" calcext:value-type="string">
            <text:p>7158549</text:p>
          </table:table-cell>
          <table:table-cell/>
          <table:table-cell table:style-name="ce8" office:value-type="string" calcext:value-type="string">
            <text:p>Online Purchase</text:p>
          </table:table-cell>
          <table:table-cell table:style-name="ce8" office:value-type="string" calcext:value-type="string">
            <text:p>Gas</text:p>
          </table:table-cell>
          <table:table-cell table:number-columns-repeated="1015"/>
        </table:table-row>
        <table:table-row table:style-name="ro1" table:visibility="collapse">
          <table:table-cell table:style-name="ce10" table:formula="of:=[$'3 Extraction'.A12]" office:value-type="float" office:value="0" calcext:value-type="float">
            <text:p>0</text:p>
          </table:table-cell>
          <table:table-cell/>
          <table:table-cell table:style-name="ce10" table:formula="of:=[$'3 Extraction'.E12]" office:value-type="string" office:string-value="C Di Ciccio, A Cecconi, M Dumas…" calcext:value-type="string">
            <text:p>C Di Ciccio, A Cecconi, M Dumas…</text:p>
          </table:table-cell>
          <table:table-cell table:style-name="ce10" table:formula="of:=[$'3 Extraction'.F12]" office:value-type="string" office:string-value="Blockchain support for collaborative business processes" calcext:value-type="string">
            <text:p>Blockchain support for collaborative business processes</text:p>
          </table:table-cell>
          <table:table-cell table:style-name="ce10" table:formula="of:=[$'3 Extraction'.AG12]" office:value-type="float" office:value="0" calcext:value-type="float">
            <text:p>0</text:p>
          </table:table-cell>
          <table:table-cell table:style-name="ce98" office:value-type="string" calcext:value-type="string">
            <office:annotation draw:style-name="gr5" draw:text-style-name="P2" svg:width="252.17pt" svg:height="28.09pt" svg:x="871.03pt" svg:y="77.84pt" draw:caption-point-x="-11.54pt" draw:caption-point-y="1.19pt">
              <dc:date>2022-06-03T00:00:00</dc:date>
              <text:p text:style-name="P1">Check</text:p>
              <text:p text:style-name="P1"><text:tab/>-Anonymous</text:p>
            </office:annotation>
            <text:p>7158549</text:p>
          </table:table-cell>
          <table:table-cell table:style-name="ce97"/>
          <table:table-cell table:style-name="ce8" office:value-type="string" calcext:value-type="string">
            <text:p>Online Purchase</text:p>
          </table:table-cell>
          <table:table-cell table:style-name="ce8" office:value-type="string" calcext:value-type="string">
            <text:p>Gas</text:p>
          </table:table-cell>
          <table:table-cell table:number-columns-repeated="1015"/>
        </table:table-row>
        <table:table-row table:style-name="ro1" table:visibility="collapse">
          <table:table-cell table:style-name="ce10" table:formula="of:=[$'3 Extraction'.A13]" office:value-type="float" office:value="0" calcext:value-type="float">
            <text:p>0</text:p>
          </table:table-cell>
          <table:table-cell/>
          <table:table-cell table:style-name="ce10" table:formula="of:=[$'3 Extraction'.E13]" office:value-type="string" office:string-value="W Viriyasitavat, L Da Xu, Z Bi…" calcext:value-type="string">
            <text:p>W Viriyasitavat, L Da Xu, Z Bi…</text:p>
          </table:table-cell>
          <table:table-cell table:style-name="ce10" table:formula="of:=[$'3 Extraction'.F13]" office:value-type="string" office:string-value="Blockchain and internet of things for modern business process in digital economy—the state of the art" calcext:value-type="string">
            <text:p>Blockchain and internet of things for modern business process in digital economy—the state of the art</text:p>
          </table:table-cell>
          <table:table-cell table:style-name="ce10" table:formula="of:=[$'3 Extraction'.AG13]" office:value-type="float" office:value="0" calcext:value-type="float">
            <text:p>0</text:p>
          </table:table-cell>
          <table:table-cell table:number-columns-repeated="1019"/>
        </table:table-row>
        <table:table-row table:style-name="ro1">
          <table:table-cell table:style-name="ce10" table:formula="of:=[$'3 Extraction'.A14]" office:value-type="float" office:value="1" calcext:value-type="float">
            <text:p>1</text:p>
          </table:table-cell>
          <table:table-cell table:style-name="ce10" table:formula="of:=[$'3 Extraction'.D14]" office:value-type="float" office:value="2016" calcext:value-type="float">
            <text:p>2016</text:p>
          </table:table-cell>
          <table:table-cell table:style-name="ce10" table:formula="of:=[$'3 Extraction'.E14]" office:value-type="string" office:string-value="I Weber, X Xu, R Riveret, G Governatori…" calcext:value-type="string">
            <text:p>I Weber, X Xu, R Riveret, G Governatori…</text:p>
          </table:table-cell>
          <table:table-cell table:style-name="ce10" table:formula="of:=[$'3 Extraction'.F14]" office:value-type="string" office:string-value="Untrusted business process monitoring and execution using blockchain" calcext:value-type="string">
            <text:p>Untrusted business process monitoring and execution using blockchain</text:p>
          </table:table-cell>
          <table:table-cell table:style-name="ce10" table:formula="of:=[$'3 Extraction'.AG14]" office:value-type="float" office:value="1" calcext:value-type="float">
            <text:p>1</text:p>
          </table:table-cell>
          <table:table-cell table:style-name="ce98" office:value-type="string" calcext:value-type="string">
            <text:p>0.0347</text:p>
          </table:table-cell>
          <table:table-cell/>
          <table:table-cell table:style-name="ce8" office:value-type="string" calcext:value-type="string">
            <text:p>Incident Management</text:p>
          </table:table-cell>
          <table:table-cell table:style-name="ce8" office:value-type="string" calcext:value-type="string">
            <text:p>ETH</text:p>
          </table:table-cell>
          <table:table-cell table:number-columns-repeated="1015"/>
        </table:table-row>
        <table:table-row table:style-name="ro1" table:visibility="collapse">
          <table:table-cell table:style-name="ce10" table:formula="of:=[$'3 Extraction'.A15]" office:value-type="float" office:value="0" calcext:value-type="float">
            <text:p>0</text:p>
          </table:table-cell>
          <table:table-cell/>
          <table:table-cell table:style-name="ce10" table:formula="of:=[$'3 Extraction'.E15]" office:value-type="string" office:string-value="O López-Pintado, L García-Bañuelos, M Dumas…" calcext:value-type="string">
            <text:p>O López-Pintado, L García-Bañuelos, M Dumas…</text:p>
          </table:table-cell>
          <table:table-cell table:style-name="ce10" table:formula="of:=[$'3 Extraction'.F15]" office:value-type="string" office:string-value="Caterpillar: A Blockchain-Based Business Process Management System." calcext:value-type="string">
            <text:p>Caterpillar: A Blockchain-Based Business Process Management System.</text:p>
          </table:table-cell>
          <table:table-cell table:style-name="ce10" table:formula="of:=[$'3 Extraction'.AG15]" office:value-type="float" office:value="1" calcext:value-type="float">
            <office:annotation draw:style-name="gr3" draw:text-style-name="P2" svg:width="251.46pt" svg:height="28.09pt" svg:x="801.58pt" svg:y="93.6pt" draw:caption-point-x="-11.54pt" draw:caption-point-y="1.16pt">
              <dc:date>2022-06-03T00:00:00</dc:date>
              <text:p text:style-name="P1">Check</text:p>
              <text:p text:style-name="P1"><text:tab/>-Anonymous</text:p>
            </office:annotation>
            <text:p>1</text:p>
          </table:table-cell>
          <table:table-cell table:style-name="ce98" office:value-type="string" calcext:value-type="string">
            <office:annotation draw:style-name="gr3" draw:text-style-name="P2" svg:width="252.17pt" svg:height="28.09pt" svg:x="871.03pt" svg:y="93.6pt" draw:caption-point-x="-11.54pt" draw:caption-point-y="1.16pt">
              <dc:date>2022-06-03T00:00:00</dc:date>
              <text:p text:style-name="P1">Check</text:p>
              <text:p text:style-name="P1"><text:tab/>-Anonymous</text:p>
            </office:annotation>
            <text:p>0.0347</text:p>
          </table:table-cell>
          <table:table-cell table:style-name="ce97"/>
          <table:table-cell table:style-name="ce8" office:value-type="string" calcext:value-type="string">
            <text:p>Incident Management</text:p>
          </table:table-cell>
          <table:table-cell table:style-name="ce8" office:value-type="string" calcext:value-type="string">
            <text:p>ETH</text:p>
          </table:table-cell>
          <table:table-cell table:number-columns-repeated="1015"/>
        </table:table-row>
        <table:table-row table:style-name="ro1">
          <table:table-cell table:style-name="ce10" table:formula="of:=[$'3 Extraction'.A16]" office:value-type="float" office:value="1" calcext:value-type="float">
            <text:p>1</text:p>
          </table:table-cell>
          <table:table-cell table:style-name="ce10" table:formula="of:=[$'3 Extraction'.D16]" office:value-type="float" office:value="2018" calcext:value-type="float">
            <text:p>2018</text:p>
          </table:table-cell>
          <table:table-cell table:style-name="ce10" table:formula="of:=[$'3 Extraction'.E16]" office:value-type="string" office:string-value="MF Madsen, M Gaub, T Høgnason…" calcext:value-type="string">
            <text:p>MF Madsen, M Gaub, T Høgnason…</text:p>
          </table:table-cell>
          <table:table-cell table:style-name="ce10" table:formula="of:=[$'3 Extraction'.F16]" office:value-type="string" office:string-value="Collaboration among adversaries: distributed workflow execution on a blockchain" calcext:value-type="string">
            <text:p>Collaboration among adversaries: distributed workflow execution on a blockchain</text:p>
          </table:table-cell>
          <table:table-cell table:style-name="ce10" table:formula="of:=[$'3 Extraction'.AG16]" office:value-type="float" office:value="1" calcext:value-type="float">
            <text:p>1</text:p>
          </table:table-cell>
          <table:table-cell table:style-name="ce97" office:value-type="string" calcext:value-type="string">
            <text:p>2392258</text:p>
          </table:table-cell>
          <table:table-cell table:style-name="ce97"/>
          <table:table-cell table:style-name="ce8" office:value-type="string" calcext:value-type="string">
            <text:p>Dispute Handling</text:p>
          </table:table-cell>
          <table:table-cell table:style-name="ce8" office:value-type="string" calcext:value-type="string">
            <text:p>Gas</text:p>
          </table:table-cell>
          <table:table-cell table:number-columns-repeated="1015"/>
        </table:table-row>
        <table:table-row table:style-name="ro1" table:visibility="collapse">
          <table:table-cell table:style-name="ce10" table:formula="of:=[$'3 Extraction'.A17]" office:value-type="float" office:value="0" calcext:value-type="float">
            <text:p>0</text:p>
          </table:table-cell>
          <table:table-cell/>
          <table:table-cell table:style-name="ce10" table:formula="of:=[$'3 Extraction'.E17]" office:value-type="string" office:string-value="F Milani, L García-Bañuelos, M Dumas" calcext:value-type="string">
            <text:p>F Milani, L García-Bañuelos, M Dumas</text:p>
          </table:table-cell>
          <table:table-cell table:style-name="ce10" table:formula="of:=[$'3 Extraction'.F17]" office:value-type="string" office:string-value="Blockchain and business process improvement" calcext:value-type="string">
            <text:p>Blockchain and business process improvement</text:p>
          </table:table-cell>
          <table:table-cell table:style-name="ce10" table:formula="of:=[$'3 Extraction'.AG17]" office:value-type="float" office:value="0" calcext:value-type="float">
            <text:p>0</text:p>
          </table:table-cell>
          <table:table-cell table:style-name="ce97" office:value-type="string" calcext:value-type="string">
            <text:p>2392258</text:p>
          </table:table-cell>
          <table:table-cell table:style-name="ce97"/>
          <table:table-cell table:style-name="ce8" office:value-type="string" calcext:value-type="string">
            <text:p>Dispute Handling</text:p>
          </table:table-cell>
          <table:table-cell table:style-name="ce8" office:value-type="string" calcext:value-type="string">
            <text:p>Gas</text:p>
          </table:table-cell>
          <table:table-cell table:number-columns-repeated="1015"/>
        </table:table-row>
        <table:table-row table:style-name="ro1" table:visibility="collapse">
          <table:table-cell table:style-name="ce10" table:formula="of:=[$'3 Extraction'.A18]" office:value-type="float" office:value="0" calcext:value-type="float">
            <text:p>0</text:p>
          </table:table-cell>
          <table:table-cell/>
          <table:table-cell table:style-name="ce10" table:formula="of:=[$'3 Extraction'.E18]" office:value-type="string" office:string-value="P Rimba, AB Tran, I Weber, M Staples…" calcext:value-type="string">
            <text:p>P Rimba, AB Tran, I Weber, M Staples…</text:p>
          </table:table-cell>
          <table:table-cell table:style-name="ce10" table:formula="of:=[$'3 Extraction'.F18]" office:value-type="string" office:string-value="Comparing blockchain and cloud services for business process execution" calcext:value-type="string">
            <text:p>Comparing blockchain and cloud services for business process execution</text:p>
          </table:table-cell>
          <table:table-cell table:style-name="ce10" table:formula="of:=[$'3 Extraction'.AG18]" office:value-type="float" office:value="0" calcext:value-type="float">
            <text:p>0</text:p>
          </table:table-cell>
          <table:table-cell table:number-columns-repeated="1019"/>
        </table:table-row>
        <table:table-row table:style-name="ro1" table:visibility="collapse">
          <table:table-cell table:style-name="ce10" table:formula="of:=[$'3 Extraction'.A19]" office:value-type="float" office:value="0" calcext:value-type="float">
            <text:p>0</text:p>
          </table:table-cell>
          <table:table-cell/>
          <table:table-cell table:style-name="ce10" table:formula="of:=[$'3 Extraction'.E19]" office:value-type="string" office:string-value="M Li, L Shen, GQ Huang" calcext:value-type="string">
            <text:p>M Li, L Shen, GQ Huang</text:p>
          </table:table-cell>
          <table:table-cell table:style-name="ce10" table:formula="of:=[$'3 Extraction'.F19]" office:value-type="string" office:string-value="Blockchain-enabled workflow operating system for logistics resources sharing in E-commerce logistics real estate service" calcext:value-type="string">
            <text:p>Blockchain-enabled workflow operating system for logistics resources sharing in E-commerce logistics real estate service</text:p>
          </table:table-cell>
          <table:table-cell table:style-name="ce10" table:formula="of:=[$'3 Extraction'.AG19]" office:value-type="float" office:value="0" calcext:value-type="float">
            <text:p>0</text:p>
          </table:table-cell>
          <table:table-cell table:number-columns-repeated="1019"/>
        </table:table-row>
        <table:table-row table:style-name="ro1" table:visibility="collapse">
          <table:table-cell table:style-name="ce10" table:formula="of:=[$'3 Extraction'.A20]" office:value-type="float" office:value="0" calcext:value-type="float">
            <text:p>0</text:p>
          </table:table-cell>
          <table:table-cell/>
          <table:table-cell table:style-name="ce10" table:formula="of:=[$'3 Extraction'.E20]" office:value-type="string" office:string-value="SE Chang, YC Chen, TC Wu" calcext:value-type="string">
            <text:p>SE Chang, YC Chen, TC Wu</text:p>
          </table:table-cell>
          <table:table-cell table:style-name="ce10" table:formula="of:=[$'3 Extraction'.F20]" office:value-type="string" office:string-value="Exploring blockchain technology in international trade: Business process re-engineering for letter of credit" calcext:value-type="string">
            <text:p>Exploring blockchain technology in international trade: Business process re-engineering for letter of credit</text:p>
          </table:table-cell>
          <table:table-cell table:style-name="ce10" table:formula="of:=[$'3 Extraction'.AG20]" office:value-type="float" office:value="0" calcext:value-type="float">
            <text:p>0</text:p>
          </table:table-cell>
          <table:table-cell table:number-columns-repeated="1019"/>
        </table:table-row>
        <table:table-row table:style-name="ro1" table:visibility="collapse">
          <table:table-cell table:style-name="ce10" table:formula="of:=[$'3 Extraction'.A21]" office:value-type="float" office:value="0" calcext:value-type="float">
            <text:p>0</text:p>
          </table:table-cell>
          <table:table-cell/>
          <table:table-cell table:style-name="ce10" table:formula="of:=[$'3 Extraction'.E21]" office:value-type="string" office:string-value="Y Wang, SK Lahiri, S Chen, R Pan, I Dillig…" calcext:value-type="string">
            <text:p>Y Wang, SK Lahiri, S Chen, R Pan, I Dillig…</text:p>
          </table:table-cell>
          <table:table-cell table:style-name="ce10" table:formula="of:=[$'3 Extraction'.F21]" office:value-type="string" office:string-value="Formal verification of workflow policies for smart contracts in azure blockchain" calcext:value-type="string">
            <text:p>Formal verification of workflow policies for smart contracts in azure blockchain</text:p>
          </table:table-cell>
          <table:table-cell table:style-name="ce10" table:formula="of:=[$'3 Extraction'.AG21]" office:value-type="float" office:value="0" calcext:value-type="float">
            <text:p>0</text:p>
          </table:table-cell>
          <table:table-cell table:number-columns-repeated="1019"/>
        </table:table-row>
        <table:table-row table:style-name="ro1" table:visibility="collapse">
          <table:table-cell table:style-name="ce10" table:formula="of:=[$'3 Extraction'.A22]" office:value-type="float" office:value="0" calcext:value-type="float">
            <text:p>0</text:p>
          </table:table-cell>
          <table:table-cell/>
          <table:table-cell table:style-name="ce10" table:formula="of:=[$'3 Extraction'.E22]" office:value-type="string" office:string-value="A Celesti, A Ruggeri, M Fazio, A Galletta, M Villari…" calcext:value-type="string">
            <text:p>A Celesti, A Ruggeri, M Fazio, A Galletta, M Villari…</text:p>
          </table:table-cell>
          <table:table-cell table:style-name="ce10" table:formula="of:=[$'3 Extraction'.F22]" office:value-type="string" office:string-value="Blockchain-based healthcare workflow for tele-medical laboratory in federated hospital IoT clouds" calcext:value-type="string">
            <text:p>Blockchain-based healthcare workflow for tele-medical laboratory in federated hospital IoT clouds</text:p>
          </table:table-cell>
          <table:table-cell table:style-name="ce10" table:formula="of:=[$'3 Extraction'.AG22]" office:value-type="float" office:value="0" calcext:value-type="float">
            <text:p>0</text:p>
          </table:table-cell>
          <table:table-cell table:number-columns-repeated="1019"/>
        </table:table-row>
        <table:table-row table:style-name="ro1" table:visibility="collapse">
          <table:table-cell table:style-name="ce10" table:formula="of:=[$'3 Extraction'.A23]" office:value-type="float" office:value="0" calcext:value-type="float">
            <text:p>0</text:p>
          </table:table-cell>
          <table:table-cell/>
          <table:table-cell table:style-name="ce10" table:formula="of:=[$'3 Extraction'.E23]" office:value-type="string" office:string-value="AB Tran, Q Lu, I Weber" calcext:value-type="string">
            <text:p>AB Tran, Q Lu, I Weber</text:p>
          </table:table-cell>
          <table:table-cell table:style-name="ce10" table:formula="of:=[$'3 Extraction'.F23]" office:value-type="string" office:string-value="Lorikeet: A Model-Driven Engineering Tool for Blockchain-Based Business Process Execution and Asset Management." calcext:value-type="string">
            <text:p>Lorikeet: A Model-Driven Engineering Tool for Blockchain-Based Business Process Execution and Asset Management.</text:p>
          </table:table-cell>
          <table:table-cell table:style-name="ce10" table:formula="of:=[$'3 Extraction'.AG23]" office:value-type="float" office:value="0" calcext:value-type="float">
            <text:p>0</text:p>
          </table:table-cell>
          <table:table-cell table:number-columns-repeated="1019"/>
        </table:table-row>
        <table:table-row table:style-name="ro1" table:visibility="collapse">
          <table:table-cell table:style-name="ce10" table:formula="of:=[$'3 Extraction'.A24]" office:value-type="float" office:value="0" calcext:value-type="float">
            <text:p>0</text:p>
          </table:table-cell>
          <table:table-cell/>
          <table:table-cell table:style-name="ce10" table:formula="of:=[$'3 Extraction'.E24]" office:value-type="string" office:string-value="G Falazi, M Hahn, U Breitenbücher…" calcext:value-type="string">
            <text:p>G Falazi, M Hahn, U Breitenbücher…</text:p>
          </table:table-cell>
          <table:table-cell table:style-name="ce10" table:formula="of:=[$'3 Extraction'.F24]" office:value-type="string" office:string-value="Modeling and execution of blockchain-aware business processes" calcext:value-type="string">
            <text:p>Modeling and execution of blockchain-aware business processes</text:p>
          </table:table-cell>
          <table:table-cell table:style-name="ce10" table:formula="of:=[$'3 Extraction'.AG24]" office:value-type="float" office:value="0" calcext:value-type="float">
            <text:p>0</text:p>
          </table:table-cell>
          <table:table-cell table:number-columns-repeated="1019"/>
        </table:table-row>
        <table:table-row table:style-name="ro1" table:visibility="collapse">
          <table:table-cell table:style-name="ce10" table:formula="of:=[$'3 Extraction'.A25]" office:value-type="float" office:value="0" calcext:value-type="float">
            <text:p>0</text:p>
          </table:table-cell>
          <table:table-cell/>
          <table:table-cell table:style-name="ce10" table:formula="of:=[$'3 Extraction'.E25]" office:value-type="string" office:string-value="DMEDM Hussein, M Hamed…" calcext:value-type="string">
            <text:p>DMEDM Hussein, M Hamed…</text:p>
          </table:table-cell>
          <table:table-cell table:style-name="ce10" table:formula="of:=[$'3 Extraction'.F25]" office:value-type="string" office:string-value="A blockchain technology evolution between business process management (BPM) and Internet-of-Things (IoT)" calcext:value-type="string">
            <text:p>A blockchain technology evolution between business process management (BPM) and Internet-of-Things (IoT)</text:p>
          </table:table-cell>
          <table:table-cell table:style-name="ce10" table:formula="of:=[$'3 Extraction'.AG25]" office:value-type="float" office:value="0" calcext:value-type="float">
            <text:p>0</text:p>
          </table:table-cell>
          <table:table-cell table:number-columns-repeated="1019"/>
        </table:table-row>
        <table:table-row table:style-name="ro1" table:visibility="collapse">
          <table:table-cell table:style-name="ce10" table:formula="of:=[$'3 Extraction'.A26]" office:value-type="float" office:value="1" calcext:value-type="float">
            <text:p>1</text:p>
          </table:table-cell>
          <table:table-cell/>
          <table:table-cell table:style-name="ce10" table:formula="of:=[$'3 Extraction'.E26]" office:value-type="string" office:string-value="N Bore, A Kinai, J Mutahi, D Kaguma…" calcext:value-type="string">
            <text:p>N Bore, A Kinai, J Mutahi, D Kaguma…</text:p>
          </table:table-cell>
          <table:table-cell table:style-name="ce10" table:formula="of:=[$'3 Extraction'.F26]" office:value-type="string" office:string-value="On using blockchain based workflows" calcext:value-type="string">
            <text:p>On using blockchain based workflows</text:p>
          </table:table-cell>
          <table:table-cell table:style-name="ce10" table:formula="of:=[$'3 Extraction'.AG26]" office:value-type="float" office:value="0" calcext:value-type="float">
            <text:p>0</text:p>
          </table:table-cell>
          <table:table-cell table:number-columns-repeated="1019"/>
        </table:table-row>
        <table:table-row table:style-name="ro1">
          <table:table-cell table:style-name="ce10" table:formula="of:=[$'3 Extraction'.A27]" office:value-type="float" office:value="1" calcext:value-type="float">
            <text:p>1</text:p>
          </table:table-cell>
          <table:table-cell table:style-name="ce10" table:formula="of:=[$'3 Extraction'.D27]" office:value-type="float" office:value="2019" calcext:value-type="float">
            <text:p>2019</text:p>
          </table:table-cell>
          <table:table-cell table:style-name="ce10" table:formula="of:=[$'3 Extraction'.E27]" office:value-type="string" office:string-value="O López‐Pintado, L García‐Bañuelos…" calcext:value-type="string">
            <text:p>O López‐Pintado, L García‐Bañuelos…</text:p>
          </table:table-cell>
          <table:table-cell table:style-name="ce10" table:formula="of:=[$'3 Extraction'.F27]" office:value-type="string" office:string-value="Caterpillar: a business process execution engine on the Ethereum blockchain" calcext:value-type="string">
            <text:p>Caterpillar: a business process execution engine on the Ethereum blockchain</text:p>
          </table:table-cell>
          <table:table-cell table:style-name="ce10" table:formula="of:=[$'3 Extraction'.AG27]" office:value-type="float" office:value="1" calcext:value-type="float">
            <text:p>1</text:p>
          </table:table-cell>
          <table:table-cell table:style-name="ce98" office:value-type="string" calcext:value-type="string">
            <text:p>1444223</text:p>
          </table:table-cell>
          <table:table-cell/>
          <table:table-cell table:style-name="ce8" office:value-type="string" calcext:value-type="string">
            <text:p>Incident Management</text:p>
          </table:table-cell>
          <table:table-cell table:style-name="ce8" office:value-type="string" calcext:value-type="string">
            <text:p>Gas</text:p>
          </table:table-cell>
          <table:table-cell table:number-columns-repeated="1015"/>
        </table:table-row>
        <table:table-row table:style-name="ro1" table:visibility="collapse">
          <table:table-cell table:style-name="ce10" table:formula="of:=[$'3 Extraction'.A28]" office:value-type="float" office:value="0" calcext:value-type="float">
            <text:p>0</text:p>
          </table:table-cell>
          <table:table-cell/>
          <table:table-cell table:style-name="ce10" table:formula="of:=[$'3 Extraction'.E28]" office:value-type="string" office:string-value="JA Garcia-Garcia, N Sánchez-Gómez, D Lizcano…" calcext:value-type="string">
            <text:p>JA Garcia-Garcia, N Sánchez-Gómez, D Lizcano…</text:p>
          </table:table-cell>
          <table:table-cell table:style-name="ce10" table:formula="of:=[$'3 Extraction'.F28]" office:value-type="string" office:string-value="Using blockchain to improve collaborative business process management: Systematic literature review" calcext:value-type="string">
            <text:p>Using blockchain to improve collaborative business process management: Systematic literature review</text:p>
          </table:table-cell>
          <table:table-cell table:style-name="ce10" table:formula="of:=[$'3 Extraction'.AG28]" office:value-type="float" office:value="0" calcext:value-type="float">
            <text:p>0</text:p>
          </table:table-cell>
          <table:table-cell table:style-name="ce98" office:value-type="string" calcext:value-type="string">
            <text:p>1444223</text:p>
          </table:table-cell>
          <table:table-cell table:style-name="ce97"/>
          <table:table-cell table:style-name="ce8" office:value-type="string" calcext:value-type="string">
            <text:p>Incident Management</text:p>
          </table:table-cell>
          <table:table-cell table:style-name="ce8" office:value-type="string" calcext:value-type="string">
            <text:p>Gas</text:p>
          </table:table-cell>
          <table:table-cell table:number-columns-repeated="1015"/>
        </table:table-row>
        <table:table-row table:style-name="ro1" table:visibility="collapse">
          <table:table-cell table:style-name="ce10" table:formula="of:=[$'3 Extraction'.A29]" office:value-type="float" office:value="0" calcext:value-type="float">
            <text:p>0</text:p>
          </table:table-cell>
          <table:table-cell/>
          <table:table-cell table:style-name="ce10" table:formula="of:=[$'3 Extraction'.E29]" office:value-type="string" office:string-value="B Carminati, C Rondanini…" calcext:value-type="string">
            <text:p>B Carminati, C Rondanini…</text:p>
          </table:table-cell>
          <table:table-cell table:style-name="ce10" table:formula="of:=[$'3 Extraction'.F29]" office:value-type="string" office:string-value="Confidential business process execution on blockchain" calcext:value-type="string">
            <text:p>Confidential business process execution on blockchain</text:p>
          </table:table-cell>
          <table:table-cell table:style-name="ce10" table:formula="of:=[$'3 Extraction'.AG29]" office:value-type="float" office:value="0" calcext:value-type="float">
            <text:p>0</text:p>
          </table:table-cell>
          <table:table-cell table:number-columns-repeated="1019"/>
        </table:table-row>
        <table:table-row table:style-name="ro1">
          <table:table-cell table:style-name="ce10" table:formula="of:=[$'3 Extraction'.A30]" office:value-type="float" office:value="1" calcext:value-type="float">
            <text:p>1</text:p>
          </table:table-cell>
          <table:table-cell table:style-name="ce10" table:formula="of:=[$'3 Extraction'.D30]" office:value-type="float" office:value="2019" calcext:value-type="float">
            <text:p>2019</text:p>
          </table:table-cell>
          <table:table-cell table:style-name="ce10" table:formula="of:=[$'3 Extraction'.E30]" office:value-type="string" office:string-value="O López-Pintado, M Dumas, L García-Bañuelos…" calcext:value-type="string">
            <text:p>O López-Pintado, M Dumas, L García-Bañuelos…</text:p>
          </table:table-cell>
          <table:table-cell table:style-name="ce10" table:formula="of:=[$'3 Extraction'.F30]" office:value-type="string" office:string-value="Dynamic role binding in blockchain-based collaborative business processes" calcext:value-type="string">
            <text:p>Dynamic role binding in blockchain-based collaborative business processes</text:p>
          </table:table-cell>
          <table:table-cell table:style-name="ce10" table:formula="of:=[$'3 Extraction'.AG30]" office:value-type="float" office:value="1" calcext:value-type="float">
            <text:p>1</text:p>
          </table:table-cell>
          <table:table-cell table:style-name="ce8" office:value-type="string" calcext:value-type="string">
            <text:p>Only the increase of cost is reported / no case study</text:p>
          </table:table-cell>
          <table:table-cell table:style-name="ce8"/>
          <table:table-cell/>
          <table:table-cell table:style-name="ce8" office:value-type="string" calcext:value-type="string">
            <text:p>Gas</text:p>
          </table:table-cell>
          <table:table-cell table:number-columns-repeated="1015"/>
        </table:table-row>
        <table:table-row table:style-name="ro1" table:visibility="collapse">
          <table:table-cell table:style-name="ce10" table:formula="of:=[$'3 Extraction'.A31]" office:value-type="float" office:value="0" calcext:value-type="float">
            <text:p>0</text:p>
          </table:table-cell>
          <table:table-cell/>
          <table:table-cell table:style-name="ce10" table:formula="of:=[$'3 Extraction'.E31]" office:value-type="string" office:string-value="CD Ciccio, A Cecconi, J Mendling, D Felix…" calcext:value-type="string">
            <text:p>CD Ciccio, A Cecconi, J Mendling, D Felix…</text:p>
          </table:table-cell>
          <table:table-cell table:style-name="ce10" table:formula="of:=[$'3 Extraction'.F31]" office:value-type="string" office:string-value="Blockchain-based traceability of inter-organisational business processes" calcext:value-type="string">
            <text:p>Blockchain-based traceability of inter-organisational business processes</text:p>
          </table:table-cell>
          <table:table-cell table:style-name="ce10" table:formula="of:=[$'3 Extraction'.AG31]" office:value-type="float" office:value="0" calcext:value-type="float">
            <text:p>0</text:p>
          </table:table-cell>
          <table:table-cell table:style-name="ce81"/>
          <table:table-cell table:number-columns-repeated="1018"/>
        </table:table-row>
        <table:table-row table:style-name="ro1" table:visibility="collapse">
          <table:table-cell table:style-name="ce10" table:formula="of:=[$'3 Extraction'.A32]" office:value-type="float" office:value="1" calcext:value-type="float">
            <text:p>1</text:p>
          </table:table-cell>
          <table:table-cell table:style-name="ce10" table:formula="of:=[$'3 Extraction'.D32]" office:value-type="float" office:value="2020" calcext:value-type="float">
            <text:p>2020</text:p>
          </table:table-cell>
          <table:table-cell table:style-name="ce10" table:formula="of:=[$'3 Extraction'.E32]" office:value-type="string" office:string-value="C Prybila, S Schulte, C Hochreiner, I Weber" calcext:value-type="string">
            <text:p>C Prybila, S Schulte, C Hochreiner, I Weber</text:p>
          </table:table-cell>
          <table:table-cell table:style-name="ce10" table:formula="of:=[$'3 Extraction'.F32]" office:value-type="string" office:string-value="Runtime verification for business processes utilizing the Bitcoin blockchain" calcext:value-type="string">
            <text:p>Runtime verification for business processes utilizing the Bitcoin blockchain</text:p>
          </table:table-cell>
          <table:table-cell table:style-name="ce10" table:formula="of:=[$'3 Extraction'.AG32]" office:value-type="float" office:value="1" calcext:value-type="float">
            <text:p>1</text:p>
          </table:table-cell>
          <table:table-cell table:style-name="ce98" office:value-type="string" calcext:value-type="string">
            <text:p><text:s/>0.0007001393443</text:p>
          </table:table-cell>
          <table:table-cell/>
          <table:table-cell table:style-name="ce8" office:value-type="string" calcext:value-type="string">
            <text:p>Various</text:p>
          </table:table-cell>
          <table:table-cell table:style-name="ce8" office:value-type="string" calcext:value-type="string">
            <text:p>BTC</text:p>
          </table:table-cell>
          <table:table-cell table:number-columns-repeated="1015"/>
        </table:table-row>
        <table:table-row table:style-name="ro1" table:visibility="collapse">
          <table:table-cell table:style-name="ce10" table:formula="of:=[$'3 Extraction'.A33]" office:value-type="float" office:value="0" calcext:value-type="float">
            <text:p>0</text:p>
          </table:table-cell>
          <table:table-cell/>
          <table:table-cell table:style-name="ce10" table:formula="of:=[$'3 Extraction'.E33]" office:value-type="string" office:string-value="X Xu, Y Chen, Y Yuan, T Huang, X Zhang…" calcext:value-type="string">
            <text:p>X Xu, Y Chen, Y Yuan, T Huang, X Zhang…</text:p>
          </table:table-cell>
          <table:table-cell table:style-name="ce10" table:formula="of:=[$'3 Extraction'.F33]" office:value-type="string" office:string-value="Blockchain-based cloudlet management for multimedia workflow in mobile cloud computing" calcext:value-type="string">
            <text:p>Blockchain-based cloudlet management for multimedia workflow in mobile cloud computing</text:p>
          </table:table-cell>
          <table:table-cell table:style-name="ce10" table:formula="of:=[$'3 Extraction'.AG33]" office:value-type="float" office:value="0" calcext:value-type="float">
            <text:p>0</text:p>
          </table:table-cell>
          <table:table-cell table:style-name="ce98" office:value-type="string" calcext:value-type="string">
            <text:p><text:s/>0.0007001393443</text:p>
          </table:table-cell>
          <table:table-cell table:style-name="ce97"/>
          <table:table-cell table:style-name="ce8" office:value-type="string" calcext:value-type="string">
            <text:p>Various</text:p>
          </table:table-cell>
          <table:table-cell table:style-name="ce8" office:value-type="string" calcext:value-type="string">
            <text:p>BTC</text:p>
          </table:table-cell>
          <table:table-cell table:number-columns-repeated="1015"/>
        </table:table-row>
        <table:table-row table:style-name="ro1">
          <table:table-cell table:style-name="ce10" table:formula="of:=[$'3 Extraction'.A34]" office:value-type="float" office:value="1" calcext:value-type="float">
            <text:p>1</text:p>
          </table:table-cell>
          <table:table-cell table:style-name="ce10" table:formula="of:=[$'3 Extraction'.D34]" office:value-type="float" office:value="2021" calcext:value-type="float">
            <text:p>2021</text:p>
          </table:table-cell>
          <table:table-cell table:style-name="ce10" table:formula="of:=[$'3 Extraction'.E34]" office:value-type="string" office:string-value="Q Lu, A Binh Tran, I Weber, H O'Connor…" calcext:value-type="string">
            <text:p>Q Lu, A Binh Tran, I Weber, H O'Connor…</text:p>
          </table:table-cell>
          <table:table-cell table:style-name="ce10" table:formula="of:=[$'3 Extraction'.F34]" office:value-type="string" office:string-value="Integrated model‐driven engineering of blockchain applications for business processes and asset management" calcext:value-type="string">
            <text:p>Integrated model‐driven engineering of blockchain applications for business processes and asset management</text:p>
          </table:table-cell>
          <table:table-cell table:style-name="ce10" table:formula="of:=[$'3 Extraction'.AG34]" office:value-type="float" office:value="1" calcext:value-type="float">
            <text:p>1</text:p>
          </table:table-cell>
          <table:table-cell table:style-name="ce98" office:value-type="string" calcext:value-type="string">
            <text:p>4140088</text:p>
          </table:table-cell>
          <table:table-cell/>
          <table:table-cell table:style-name="ce8" office:value-type="string" calcext:value-type="string">
            <text:p>Grain title creation</text:p>
          </table:table-cell>
          <table:table-cell table:style-name="ce8" office:value-type="string" calcext:value-type="string">
            <text:p>Gas</text:p>
          </table:table-cell>
          <table:table-cell table:number-columns-repeated="1015"/>
        </table:table-row>
        <table:table-row table:style-name="ro1" table:visibility="collapse">
          <table:table-cell table:style-name="ce10" table:formula="of:=[$'3 Extraction'.A35]" office:value-type="float" office:value="1" calcext:value-type="float">
            <text:p>1</text:p>
          </table:table-cell>
          <table:table-cell table:style-name="ce10" table:formula="of:=[$'3 Extraction'.D35]" office:value-type="float" office:value="2018" calcext:value-type="float">
            <text:p>2018</text:p>
          </table:table-cell>
          <table:table-cell table:style-name="ce10" table:formula="of:=[$'3 Extraction'.E35]" office:value-type="string" office:string-value="H Nakamura, K Miyamoto, M Kudo" calcext:value-type="string">
            <text:p>H Nakamura, K Miyamoto, M Kudo</text:p>
          </table:table-cell>
          <table:table-cell table:style-name="ce10" table:formula="of:=[$'3 Extraction'.F35]" office:value-type="string" office:string-value="Inter-organizational business processes managed by blockchain" calcext:value-type="string">
            <text:p>Inter-organizational business processes managed by blockchain</text:p>
          </table:table-cell>
          <table:table-cell table:style-name="ce10" table:formula="of:=[$'3 Extraction'.AG35]" office:value-type="float" office:value="1" calcext:value-type="float">
            <text:p>1</text:p>
          </table:table-cell>
          <table:table-cell table:style-name="ce98" office:value-type="string" calcext:value-type="string">
            <text:p>Only reports state chart size</text:p>
          </table:table-cell>
          <table:table-cell table:style-name="ce97"/>
          <table:table-cell table:style-name="ce8" table:number-columns-repeated="2"/>
          <table:table-cell table:number-columns-repeated="1015"/>
        </table:table-row>
        <table:table-row table:style-name="ro1">
          <table:table-cell table:style-name="ce10" table:formula="of:=[$'3 Extraction'.A36]" office:value-type="float" office:value="1" calcext:value-type="float">
            <text:p>1</text:p>
          </table:table-cell>
          <table:table-cell table:style-name="ce10" table:formula="of:=[$'3 Extraction'.D36]" office:value-type="float" office:value="2019" calcext:value-type="float">
            <text:p>2019</text:p>
          </table:table-cell>
          <table:table-cell table:style-name="ce10" table:formula="of:=[$'3 Extraction'.E36]" office:value-type="string" office:string-value="O López-Pintado, M Dumas…" calcext:value-type="string">
            <text:p>O López-Pintado, M Dumas…</text:p>
          </table:table-cell>
          <table:table-cell table:style-name="ce10" table:formula="of:=[$'3 Extraction'.F36]" office:value-type="string" office:string-value="Interpreted execution of business process models on blockchain" calcext:value-type="string">
            <text:p>Interpreted execution of business process models on blockchain</text:p>
          </table:table-cell>
          <table:table-cell table:style-name="ce10" table:formula="of:=[$'3 Extraction'.AG36]" office:value-type="float" office:value="1" calcext:value-type="float">
            <text:p>1</text:p>
          </table:table-cell>
          <table:table-cell table:style-name="ce98" office:value-type="string" calcext:value-type="string">
            <text:p>769849</text:p>
          </table:table-cell>
          <table:table-cell table:style-name="ce97" office:value-type="string" calcext:value-type="string">
            <text:p>4200818</text:p>
          </table:table-cell>
          <table:table-cell table:style-name="ce8" office:value-type="string" calcext:value-type="string">
            <text:p>Incident managment</text:p>
          </table:table-cell>
          <table:table-cell table:style-name="ce8" office:value-type="string" calcext:value-type="string">
            <text:p>Gas</text:p>
          </table:table-cell>
          <table:table-cell table:number-columns-repeated="1015"/>
        </table:table-row>
        <table:table-row table:style-name="ro1" table:visibility="collapse">
          <table:table-cell table:style-name="ce10" table:formula="of:=[$'3 Extraction'.A37]" office:value-type="float" office:value="0" calcext:value-type="float">
            <text:p>0</text:p>
          </table:table-cell>
          <table:table-cell/>
          <table:table-cell table:style-name="ce10" table:formula="of:=[$'3 Extraction'.E37]" office:value-type="string" office:string-value="P Rimba, AB Tran, I Weber, M Staples…" calcext:value-type="string">
            <text:p>P Rimba, AB Tran, I Weber, M Staples…</text:p>
          </table:table-cell>
          <table:table-cell table:style-name="ce10" table:formula="of:=[$'3 Extraction'.F37]" office:value-type="string" office:string-value="Quantifying the cost of distrust: Comparing blockchain and cloud services for business process execution" calcext:value-type="string">
            <text:p>Quantifying the cost of distrust: Comparing blockchain and cloud services for business process execution</text:p>
          </table:table-cell>
          <table:table-cell table:style-name="ce10" table:formula="of:=[$'3 Extraction'.AG37]" office:value-type="float" office:value="0" calcext:value-type="float">
            <text:p>0</text:p>
          </table:table-cell>
          <table:table-cell table:style-name="ce98" office:value-type="string" calcext:value-type="string">
            <text:p>769849</text:p>
          </table:table-cell>
          <table:table-cell table:style-name="ce97" office:value-type="string" calcext:value-type="string">
            <text:p>4200818</text:p>
          </table:table-cell>
          <table:table-cell table:style-name="ce8" office:value-type="string" calcext:value-type="string">
            <text:p>Incident managment</text:p>
          </table:table-cell>
          <table:table-cell table:style-name="ce8" office:value-type="string" calcext:value-type="string">
            <text:p>Gas</text:p>
          </table:table-cell>
          <table:table-cell table:number-columns-repeated="1015"/>
        </table:table-row>
        <table:table-row table:style-name="ro1" table:visibility="collapse">
          <table:table-cell table:style-name="ce10" table:formula="of:=[$'3 Extraction'.A38]" office:value-type="float" office:value="0" calcext:value-type="float">
            <text:p>0</text:p>
          </table:table-cell>
          <table:table-cell/>
          <table:table-cell table:style-name="ce10" table:formula="of:=[$'3 Extraction'.E38]" office:value-type="string" office:string-value="W Chen, X Liang, J Li, H Qin, Y Mu…" calcext:value-type="string">
            <text:p>W Chen, X Liang, J Li, H Qin, Y Mu…</text:p>
          </table:table-cell>
          <table:table-cell table:style-name="ce10" table:formula="of:=[$'3 Extraction'.F38]" office:value-type="string" office:string-value="Blockchain based provenance sharing of scientific workflows" calcext:value-type="string">
            <text:p>Blockchain based provenance sharing of scientific workflows</text:p>
          </table:table-cell>
          <table:table-cell table:style-name="ce10" table:formula="of:=[$'3 Extraction'.AG38]" office:value-type="float" office:value="0" calcext:value-type="float">
            <text:p>0</text:p>
          </table:table-cell>
          <table:table-cell table:number-columns-repeated="1019"/>
        </table:table-row>
        <table:table-row table:style-name="ro1" table:visibility="collapse">
          <table:table-cell table:style-name="ce10" table:formula="of:=[$'3 Extraction'.A39]" office:value-type="float" office:value="0" calcext:value-type="float">
            <text:p>0</text:p>
          </table:table-cell>
          <table:table-cell/>
          <table:table-cell table:style-name="ce10" table:formula="of:=[$'3 Extraction'.E39]" office:value-type="string" office:string-value="S Tönnissen, F Teuteberg" calcext:value-type="string">
            <text:p>S Tönnissen, F Teuteberg</text:p>
          </table:table-cell>
          <table:table-cell table:style-name="ce10" table:formula="of:=[$'3 Extraction'.F39]" office:value-type="string" office:string-value="Using blockchain technology for business processes in purchasing− concept and case study-based evidence" calcext:value-type="string">
            <text:p>Using blockchain technology for business processes in purchasing− concept and case study-based evidence</text:p>
          </table:table-cell>
          <table:table-cell table:style-name="ce10" table:formula="of:=[$'3 Extraction'.AG39]" office:value-type="float" office:value="0" calcext:value-type="float">
            <text:p>0</text:p>
          </table:table-cell>
          <table:table-cell table:number-columns-repeated="1019"/>
        </table:table-row>
        <table:table-row table:style-name="ro1" table:visibility="collapse">
          <table:table-cell table:style-name="ce10" table:formula="of:=[$'3 Extraction'.A40]" office:value-type="float" office:value="0" calcext:value-type="float">
            <text:p>0</text:p>
          </table:table-cell>
          <table:table-cell/>
          <table:table-cell table:style-name="ce10" table:formula="of:=[$'3 Extraction'.E40]" office:value-type="string" office:string-value="H Johng, D Kim, T Hill, L Chung" calcext:value-type="string">
            <text:p>H Johng, D Kim, T Hill, L Chung</text:p>
          </table:table-cell>
          <table:table-cell table:style-name="ce10" table:formula="of:=[$'3 Extraction'.F40]" office:value-type="string" office:string-value="Using blockchain to enhance the trustworthiness of business processes: a goal-oriented approach" calcext:value-type="string">
            <text:p>Using blockchain to enhance the trustworthiness of business processes: a goal-oriented approach</text:p>
          </table:table-cell>
          <table:table-cell table:style-name="ce10" table:formula="of:=[$'3 Extraction'.AG40]" office:value-type="float" office:value="0" calcext:value-type="float">
            <text:p>0</text:p>
          </table:table-cell>
          <table:table-cell table:number-columns-repeated="1019"/>
        </table:table-row>
        <table:table-row table:style-name="ro1" table:visibility="collapse">
          <table:table-cell table:style-name="ce10" table:formula="of:=[$'3 Extraction'.A41]" office:value-type="float" office:value="0" calcext:value-type="float">
            <text:p>0</text:p>
          </table:table-cell>
          <table:table-cell/>
          <table:table-cell table:style-name="ce10" table:formula="of:=[$'3 Extraction'.E41]" office:value-type="string" office:string-value="B Carminati, E Ferrari…" calcext:value-type="string">
            <text:p>B Carminati, E Ferrari…</text:p>
          </table:table-cell>
          <table:table-cell table:style-name="ce10" table:formula="of:=[$'3 Extraction'.F41]" office:value-type="string" office:string-value="Blockchain as a platform for secure inter-organizational business processes" calcext:value-type="string">
            <text:p>Blockchain as a platform for secure inter-organizational business processes</text:p>
          </table:table-cell>
          <table:table-cell table:style-name="ce10" table:formula="of:=[$'3 Extraction'.AG41]" office:value-type="float" office:value="0" calcext:value-type="float">
            <text:p>0</text:p>
          </table:table-cell>
          <table:table-cell table:number-columns-repeated="1019"/>
        </table:table-row>
        <table:table-row table:style-name="ro1" table:visibility="collapse">
          <table:table-cell table:style-name="ce10" table:formula="of:=[$'3 Extraction'.A42]" office:value-type="float" office:value="0" calcext:value-type="float">
            <text:p>0</text:p>
          </table:table-cell>
          <table:table-cell/>
          <table:table-cell table:style-name="ce10" table:formula="of:=[$'3 Extraction'.E42]" office:value-type="string" office:string-value="F Guggenmos, J Lockl, A Rieger…" calcext:value-type="string">
            <text:p>F Guggenmos, J Lockl, A Rieger…</text:p>
          </table:table-cell>
          <table:table-cell table:style-name="ce10" table:formula="of:=[$'3 Extraction'.F42]" office:value-type="string" office:string-value="How to develop a GDPR-compliant blockchain solution for cross-organizational workflow management: evidence from the German asylum procedure" calcext:value-type="string">
            <text:p>How to develop a GDPR-compliant blockchain solution for cross-organizational workflow management: evidence from the German asylum procedure</text:p>
          </table:table-cell>
          <table:table-cell table:style-name="ce10" table:formula="of:=[$'3 Extraction'.AG42]" office:value-type="float" office:value="0" calcext:value-type="float">
            <text:p>0</text:p>
          </table:table-cell>
          <table:table-cell table:number-columns-repeated="1019"/>
        </table:table-row>
        <table:table-row table:style-name="ro1" table:visibility="collapse">
          <table:table-cell table:style-name="ce10" table:formula="of:=[$'3 Extraction'.A43]" office:value-type="float" office:value="0" calcext:value-type="float">
            <text:p>0</text:p>
          </table:table-cell>
          <table:table-cell/>
          <table:table-cell table:style-name="ce10" table:formula="of:=[$'3 Extraction'.E43]" office:value-type="string" office:string-value="M Alles, GL Gray" calcext:value-type="string">
            <text:p>M Alles, GL Gray</text:p>
          </table:table-cell>
          <table:table-cell table:style-name="ce10" table:formula="of:=[$'3 Extraction'.F43]" office:value-type="string" office:string-value="“The first mile problem”: Deriving an endogenous demand for auditing in blockchain-based business processes" calcext:value-type="string">
            <text:p>“The first mile problem”: Deriving an endogenous demand for auditing in blockchain-based business processes</text:p>
          </table:table-cell>
          <table:table-cell table:style-name="ce10" table:formula="of:=[$'3 Extraction'.AG43]" office:value-type="float" office:value="0" calcext:value-type="float">
            <text:p>0</text:p>
          </table:table-cell>
          <table:table-cell table:number-columns-repeated="1019"/>
        </table:table-row>
        <table:table-row table:style-name="ro1">
          <table:table-cell table:style-name="ce10" table:formula="of:=[$'3 Extraction'.A44]" office:value-type="float" office:value="1" calcext:value-type="float">
            <text:p>1</text:p>
          </table:table-cell>
          <table:table-cell table:style-name="ce10" table:formula="of:=[$'3 Extraction'.D44]" office:value-type="float" office:value="2022" calcext:value-type="float">
            <text:p>2022</text:p>
          </table:table-cell>
          <table:table-cell table:style-name="ce10" table:formula="of:=[$'3 Extraction'.E44]" office:value-type="string" office:string-value="F Corradini, A Marcelletti, A Morichetta…" calcext:value-type="string">
            <text:p>F Corradini, A Marcelletti, A Morichetta…</text:p>
          </table:table-cell>
          <table:table-cell table:style-name="ce10" table:formula="of:=[$'3 Extraction'.F44]" office:value-type="string" office:string-value="Engineering Trustable and Auditable Choreography-based Systems Using Blockchain" calcext:value-type="string">
            <text:p>Engineering Trustable and Auditable Choreography-based Systems Using Blockchain</text:p>
          </table:table-cell>
          <table:table-cell table:style-name="ce10" table:formula="of:=[$'3 Extraction'.AG44]" office:value-type="float" office:value="1" calcext:value-type="float">
            <text:p>1</text:p>
          </table:table-cell>
          <table:table-cell table:style-name="ce8" office:value-type="float" office:value="6300574" calcext:value-type="float">
            <text:p>6300574</text:p>
          </table:table-cell>
          <table:table-cell/>
          <table:table-cell table:style-name="ce8" office:value-type="string" calcext:value-type="string">
            <text:p>Online Purchase</text:p>
          </table:table-cell>
          <table:table-cell table:style-name="ce8" office:value-type="string" calcext:value-type="string">
            <text:p>Gas</text:p>
          </table:table-cell>
          <table:table-cell table:number-columns-repeated="1015"/>
        </table:table-row>
        <table:table-row table:style-name="ro1">
          <table:table-cell table:style-name="ce10" table:formula="of:=[$'3 Extraction'.A45]" office:value-type="float" office:value="1" calcext:value-type="float">
            <text:p>1</text:p>
          </table:table-cell>
          <table:table-cell table:style-name="ce10" table:formula="of:=[$'3 Extraction'.D45]" office:value-type="float" office:value="2022" calcext:value-type="float">
            <text:p>2022</text:p>
          </table:table-cell>
          <table:table-cell table:style-name="ce10" table:formula="of:=[$'3 Extraction'.E45]" office:value-type="string" office:string-value="O López-Pintado, M Dumas, L García-Bañuelos…" calcext:value-type="string">
            <text:p>O López-Pintado, M Dumas, L García-Bañuelos…</text:p>
          </table:table-cell>
          <table:table-cell table:style-name="ce10" table:formula="of:=[$'3 Extraction'.F45]" office:value-type="string" office:string-value="Controlled flexibility in blockchain-based collaborative business processes" calcext:value-type="string">
            <text:p>Controlled flexibility in blockchain-based collaborative business processes</text:p>
          </table:table-cell>
          <table:table-cell table:style-name="ce10" table:formula="of:=[$'3 Extraction'.AG45]" office:value-type="float" office:value="1" calcext:value-type="float">
            <text:p>1</text:p>
          </table:table-cell>
          <table:table-cell table:style-name="ce98" office:value-type="string" calcext:value-type="string">
            <text:p>1393848</text:p>
          </table:table-cell>
          <table:table-cell table:style-name="ce97" office:value-type="string" calcext:value-type="string">
            <text:p>4819867</text:p>
          </table:table-cell>
          <table:table-cell table:style-name="ce8" office:value-type="string" calcext:value-type="string">
            <text:p>Invoicing</text:p>
          </table:table-cell>
          <table:table-cell table:style-name="ce8" office:value-type="string" calcext:value-type="string">
            <text:p>Gas</text:p>
          </table:table-cell>
          <table:table-cell table:number-columns-repeated="1015"/>
        </table:table-row>
        <table:table-row table:style-name="ro1" table:visibility="collapse">
          <table:table-cell table:style-name="ce10" table:formula="of:=[$'3 Extraction'.A46]" office:value-type="float" office:value="0" calcext:value-type="float">
            <text:p>0</text:p>
          </table:table-cell>
          <table:table-cell/>
          <table:table-cell table:style-name="ce10" table:formula="of:=[$'3 Extraction'.E46]" office:value-type="string" office:string-value="F Härer" calcext:value-type="string">
            <text:p>F Härer</text:p>
          </table:table-cell>
          <table:table-cell table:style-name="ce10" table:formula="of:=[$'3 Extraction'.F46]" office:value-type="string" office:string-value="Decentralized Business Process Modeling and Instance Tracking Secured by a Blockchain." calcext:value-type="string">
            <text:p>Decentralized Business Process Modeling and Instance Tracking Secured by a Blockchain.</text:p>
          </table:table-cell>
          <table:table-cell table:style-name="ce10" table:formula="of:=[$'3 Extraction'.AG46]" office:value-type="float" office:value="0" calcext:value-type="float">
            <text:p>0</text:p>
          </table:table-cell>
          <table:table-cell table:style-name="ce98" office:value-type="string" calcext:value-type="string">
            <text:p>1393848</text:p>
          </table:table-cell>
          <table:table-cell table:style-name="ce97" office:value-type="string" calcext:value-type="string">
            <text:p>4819867</text:p>
          </table:table-cell>
          <table:table-cell table:style-name="ce8" office:value-type="string" calcext:value-type="string">
            <text:p>Invoicing</text:p>
          </table:table-cell>
          <table:table-cell table:style-name="ce8" office:value-type="string" calcext:value-type="string">
            <text:p>Gas</text:p>
          </table:table-cell>
          <table:table-cell table:number-columns-repeated="1015"/>
        </table:table-row>
        <table:table-row table:style-name="ro1">
          <table:table-cell table:style-name="ce10" table:formula="of:=[$'3 Extraction'.A47]" office:value-type="float" office:value="1" calcext:value-type="float">
            <text:p>1</text:p>
          </table:table-cell>
          <table:table-cell table:style-name="ce10" table:formula="of:=[$'3 Extraction'.D47]" office:value-type="float" office:value="2018" calcext:value-type="float">
            <text:p>2018</text:p>
          </table:table-cell>
          <table:table-cell table:style-name="ce10" table:formula="of:=[$'3 Extraction'.E47]" office:value-type="string" office:string-value="L Mercenne, KL Brousmiche…" calcext:value-type="string">
            <text:p>L Mercenne, KL Brousmiche…</text:p>
          </table:table-cell>
          <table:table-cell table:style-name="ce10" table:formula="of:=[$'3 Extraction'.F47]" office:value-type="string" office:string-value="Blockchain studio: a role-based business workflows management system" calcext:value-type="string">
            <text:p>Blockchain studio: a role-based business workflows management system</text:p>
          </table:table-cell>
          <table:table-cell table:style-name="ce10" table:formula="of:=[$'3 Extraction'.AG47]" office:value-type="float" office:value="1" calcext:value-type="float">
            <text:p>1</text:p>
          </table:table-cell>
          <table:table-cell table:style-name="ce98" office:value-type="string" calcext:value-type="string">
            <text:p>14543832</text:p>
          </table:table-cell>
          <table:table-cell/>
          <table:table-cell table:style-name="ce8" office:value-type="string" calcext:value-type="string">
            <text:p>Vehicle-Lifecycle-Managment</text:p>
          </table:table-cell>
          <table:table-cell table:style-name="ce8" office:value-type="string" calcext:value-type="string">
            <text:p>Gas</text:p>
          </table:table-cell>
          <table:table-cell table:number-columns-repeated="1015"/>
        </table:table-row>
        <table:table-row table:style-name="ro1" table:visibility="collapse">
          <table:table-cell table:style-name="ce10" table:formula="of:=[$'3 Extraction'.A48]" office:value-type="float" office:value="0" calcext:value-type="float">
            <text:p>0</text:p>
          </table:table-cell>
          <table:table-cell/>
          <table:table-cell table:style-name="ce10" table:formula="of:=[$'3 Extraction'.E48]" office:value-type="string" office:string-value="J Mendling, I Weber, WVD Aalst, JV Brocke…" calcext:value-type="string">
            <text:p>J Mendling, I Weber, WVD Aalst, JV Brocke…</text:p>
          </table:table-cell>
          <table:table-cell table:style-name="ce10" table:formula="of:=[$'3 Extraction'.F48]" office:value-type="string" office:string-value="Blockchains for business process management-challenges and opportunities" calcext:value-type="string">
            <text:p>Blockchains for business process management-challenges and opportunities</text:p>
          </table:table-cell>
          <table:table-cell table:style-name="ce10" table:formula="of:=[$'3 Extraction'.AG48]" office:value-type="float" office:value="0" calcext:value-type="float">
            <text:p>0</text:p>
          </table:table-cell>
          <table:table-cell table:style-name="ce98" office:value-type="string" calcext:value-type="string">
            <text:p>14543832</text:p>
          </table:table-cell>
          <table:table-cell table:style-name="ce97"/>
          <table:table-cell table:style-name="ce8" office:value-type="string" calcext:value-type="string">
            <text:p>Vehicle-Lifecycle-Managment</text:p>
          </table:table-cell>
          <table:table-cell table:style-name="ce8" office:value-type="string" calcext:value-type="string">
            <text:p>Gas</text:p>
          </table:table-cell>
          <table:table-cell table:number-columns-repeated="1015"/>
        </table:table-row>
        <table:table-row table:style-name="ro1" table:visibility="collapse">
          <table:table-cell table:style-name="ce10" table:formula="of:=[$'3 Extraction'.A49]" office:value-type="float" office:value="0" calcext:value-type="float">
            <text:p>0</text:p>
          </table:table-cell>
          <table:table-cell/>
          <table:table-cell table:style-name="ce10" table:formula="of:=[$'3 Extraction'.E49]" office:value-type="string" office:string-value="A Ruggeri, M Fazio, A Celesti, M Villari" calcext:value-type="string">
            <text:p>A Ruggeri, M Fazio, A Celesti, M Villari</text:p>
          </table:table-cell>
          <table:table-cell table:style-name="ce10" table:formula="of:=[$'3 Extraction'.F49]" office:value-type="string" office:string-value="Blockchain-based healthcare workflows in federated hospital clouds" calcext:value-type="string">
            <text:p>Blockchain-based healthcare workflows in federated hospital clouds</text:p>
          </table:table-cell>
          <table:table-cell table:style-name="ce10" table:formula="of:=[$'3 Extraction'.AG49]" office:value-type="float" office:value="0" calcext:value-type="float">
            <text:p>0</text:p>
          </table:table-cell>
          <table:table-cell table:number-columns-repeated="1019"/>
        </table:table-row>
        <table:table-row table:style-name="ro1" table:visibility="collapse">
          <table:table-cell table:style-name="ce10" table:formula="of:=[$'3 Extraction'.A50]" office:value-type="float" office:value="1" calcext:value-type="float">
            <text:p>1</text:p>
          </table:table-cell>
          <table:table-cell/>
          <table:table-cell table:style-name="ce10" table:formula="of:=[$'3 Extraction'.E50]" office:value-type="string" office:string-value="D Silva, S Guerreiro, P Sousa" calcext:value-type="string">
            <text:p>D Silva, S Guerreiro, P Sousa</text:p>
          </table:table-cell>
          <table:table-cell table:style-name="ce10" table:formula="of:=[$'3 Extraction'.F50]" office:value-type="string" office:string-value="Decentralized enforcement of business process control using blockchain" calcext:value-type="string">
            <text:p>Decentralized enforcement of business process control using blockchain</text:p>
          </table:table-cell>
          <table:table-cell table:style-name="ce10" table:formula="of:=[$'3 Extraction'.AG50]" office:value-type="float" office:value="0" calcext:value-type="float">
            <text:p>0</text:p>
          </table:table-cell>
          <table:table-cell table:number-columns-repeated="1019"/>
        </table:table-row>
        <table:table-row table:style-name="ro1" table:visibility="collapse">
          <table:table-cell table:style-name="ce10" table:formula="of:=[$'3 Extraction'.A51]" office:value-type="float" office:value="0" calcext:value-type="float">
            <text:p>0</text:p>
          </table:table-cell>
          <table:table-cell/>
          <table:table-cell table:style-name="ce10" table:formula="of:=[$'3 Extraction'.E51]" office:value-type="string" office:string-value="J Mendling" calcext:value-type="string">
            <text:p>J Mendling</text:p>
          </table:table-cell>
          <table:table-cell table:style-name="ce10" table:formula="of:=[$'3 Extraction'.F51]" office:value-type="string" office:string-value="Towards blockchain support for business processes" calcext:value-type="string">
            <text:p>Towards blockchain support for business processes</text:p>
          </table:table-cell>
          <table:table-cell table:style-name="ce10" table:formula="of:=[$'3 Extraction'.AG51]" office:value-type="float" office:value="0" calcext:value-type="float">
            <text:p>0</text:p>
          </table:table-cell>
          <table:table-cell table:style-name="ce81"/>
          <table:table-cell table:number-columns-repeated="1018"/>
        </table:table-row>
        <table:table-row table:style-name="ro1" table:visibility="collapse">
          <table:table-cell table:style-name="ce10" table:formula="of:=[$'3 Extraction'.A52]" office:value-type="float" office:value="0" calcext:value-type="float">
            <text:p>0</text:p>
          </table:table-cell>
          <table:table-cell/>
          <table:table-cell table:style-name="ce10" table:formula="of:=[$'3 Extraction'.E52]" office:value-type="string" office:string-value="M Müller, N Ostern, M Rosemann" calcext:value-type="string">
            <text:p>M Müller, N Ostern, M Rosemann</text:p>
          </table:table-cell>
          <table:table-cell table:style-name="ce10" table:formula="of:=[$'3 Extraction'.F52]" office:value-type="string" office:string-value="Silver bullet for all trust issues? blockchain-based trust patterns for collaborative business processes" calcext:value-type="string">
            <text:p>Silver bullet for all trust issues? blockchain-based trust patterns for collaborative business processes</text:p>
          </table:table-cell>
          <table:table-cell table:style-name="ce10" table:formula="of:=[$'3 Extraction'.AG52]" office:value-type="float" office:value="0" calcext:value-type="float">
            <text:p>0</text:p>
          </table:table-cell>
          <table:table-cell table:number-columns-repeated="1019"/>
        </table:table-row>
        <table:table-row table:style-name="ro1" table:visibility="collapse">
          <table:table-cell table:style-name="ce10" table:formula="of:=[$'3 Extraction'.A53]" office:value-type="float" office:value="0" calcext:value-type="float">
            <text:p>0</text:p>
          </table:table-cell>
          <table:table-cell/>
          <table:table-cell table:style-name="ce10" table:formula="of:=[$'3 Extraction'.E53]" office:value-type="string" office:string-value="M Kherbouche, G Pisoni, B Molnár" calcext:value-type="string">
            <text:p>M Kherbouche, G Pisoni, B Molnár</text:p>
          </table:table-cell>
          <table:table-cell table:style-name="ce10" table:formula="of:=[$'3 Extraction'.F53]" office:value-type="string" office:string-value="Model to Program and Blockchain Approaches for Business Processes and Workflows in Finance" calcext:value-type="string">
            <text:p>Model to Program and Blockchain Approaches for Business Processes and Workflows in Finance</text:p>
          </table:table-cell>
          <table:table-cell table:style-name="ce10" table:formula="of:=[$'3 Extraction'.AG53]" office:value-type="float" office:value="0" calcext:value-type="float">
            <text:p>0</text:p>
          </table:table-cell>
          <table:table-cell table:number-columns-repeated="1019"/>
        </table:table-row>
        <table:table-row table:style-name="ro1" table:visibility="collapse">
          <table:table-cell table:style-name="ce10" table:formula="of:=[$'3 Extraction'.A54]" office:value-type="float" office:value="0" calcext:value-type="float">
            <text:p>0</text:p>
          </table:table-cell>
          <table:table-cell/>
          <table:table-cell table:style-name="ce10" table:formula="of:=[$'3 Extraction'.E54]" office:value-type="string" office:string-value="G Fridgen, B Sablowsky, N Urbach" calcext:value-type="string">
            <text:p>G Fridgen, B Sablowsky, N Urbach</text:p>
          </table:table-cell>
          <table:table-cell table:style-name="ce10" table:formula="of:=[$'3 Extraction'.F54]" office:value-type="string" office:string-value="Implementation of a blockchain workflow management prototype" calcext:value-type="string">
            <text:p>Implementation of a blockchain workflow management prototype</text:p>
          </table:table-cell>
          <table:table-cell table:style-name="ce10" table:formula="of:=[$'3 Extraction'.AG54]" office:value-type="float" office:value="0" calcext:value-type="float">
            <text:p>0</text:p>
          </table:table-cell>
          <table:table-cell table:number-columns-repeated="1019"/>
        </table:table-row>
        <table:table-row table:style-name="ro1" table:visibility="collapse">
          <table:table-cell table:style-name="ce10" table:formula="of:=[$'3 Extraction'.A55]" office:value-type="float" office:value="0" calcext:value-type="float">
            <text:p>0</text:p>
          </table:table-cell>
          <table:table-cell/>
          <table:table-cell table:style-name="ce10" table:formula="of:=[$'3 Extraction'.E55]" office:value-type="string" office:string-value="JL Tilbury, E de la Rey…" calcext:value-type="string">
            <text:p>JL Tilbury, E de la Rey…</text:p>
          </table:table-cell>
          <table:table-cell table:style-name="ce10" table:formula="of:=[$'3 Extraction'.F55]" office:value-type="string" office:string-value="Business process models of blockchain and South African real estate transactions" calcext:value-type="string">
            <text:p>Business process models of blockchain and South African real estate transactions</text:p>
          </table:table-cell>
          <table:table-cell table:style-name="ce10" table:formula="of:=[$'3 Extraction'.AG55]" office:value-type="float" office:value="0" calcext:value-type="float">
            <text:p>0</text:p>
          </table:table-cell>
          <table:table-cell table:number-columns-repeated="1019"/>
        </table:table-row>
        <table:table-row table:style-name="ro1" table:visibility="collapse">
          <table:table-cell table:style-name="ce10" table:formula="of:=[$'3 Extraction'.A56]" office:value-type="float" office:value="0" calcext:value-type="float">
            <text:p>0</text:p>
          </table:table-cell>
          <table:table-cell/>
          <table:table-cell table:style-name="ce10" table:formula="of:=[$'3 Extraction'.E56]" office:value-type="string" office:string-value="YV Vertakova, TA Golovina, AV Polyanin" calcext:value-type="string">
            <text:p>YV Vertakova, TA Golovina, AV Polyanin</text:p>
          </table:table-cell>
          <table:table-cell table:style-name="ce10" table:formula="of:=[$'3 Extraction'.F56]" office:value-type="string" office:string-value="Synergy of blockchain technologies and “big data” in business process management of economic systems" calcext:value-type="string">
            <text:p>Synergy of blockchain technologies and “big data” in business process management of economic systems</text:p>
          </table:table-cell>
          <table:table-cell table:style-name="ce10" table:formula="of:=[$'3 Extraction'.AG56]" office:value-type="float" office:value="0" calcext:value-type="float">
            <text:p>0</text:p>
          </table:table-cell>
          <table:table-cell table:number-columns-repeated="1019"/>
        </table:table-row>
        <table:table-row table:style-name="ro1" table:visibility="collapse">
          <table:table-cell table:style-name="ce10" table:formula="of:=[$'3 Extraction'.A57]" office:value-type="float" office:value="1" calcext:value-type="float">
            <text:p>1</text:p>
          </table:table-cell>
          <table:table-cell/>
          <table:table-cell table:style-name="ce10" table:formula="of:=[$'3 Extraction'.E57]" office:value-type="string" office:string-value="M Adams, S Suriadi, A Kumar…" calcext:value-type="string">
            <text:p>M Adams, S Suriadi, A Kumar…</text:p>
          </table:table-cell>
          <table:table-cell table:style-name="ce10" table:formula="of:=[$'3 Extraction'.F57]" office:value-type="string" office:string-value="Flexible integration of blockchain with business process automation: A federated architecture" calcext:value-type="string">
            <text:p>Flexible integration of blockchain with business process automation: A federated architecture</text:p>
          </table:table-cell>
          <table:table-cell table:style-name="ce10" table:formula="of:=[$'3 Extraction'.AG57]" office:value-type="float" office:value="0" calcext:value-type="float">
            <text:p>0</text:p>
          </table:table-cell>
          <table:table-cell table:number-columns-repeated="1019"/>
        </table:table-row>
        <table:table-row table:style-name="ro1" table:visibility="collapse">
          <table:table-cell table:style-name="ce10" table:formula="of:=[$'3 Extraction'.A58]" office:value-type="float" office:value="0" calcext:value-type="float">
            <text:p>0</text:p>
          </table:table-cell>
          <table:table-cell/>
          <table:table-cell table:style-name="ce10" table:formula="of:=[$'3 Extraction'.E58]" office:value-type="string" office:string-value="W Viriyasitavat, Z Bi, D Hoonsopon" calcext:value-type="string">
            <text:p>W Viriyasitavat, Z Bi, D Hoonsopon</text:p>
          </table:table-cell>
          <table:table-cell table:style-name="ce10" table:formula="of:=[$'3 Extraction'.F58]" office:value-type="string" office:string-value="Blockchain technologies for interoperation of business processes in smart supply chains" calcext:value-type="string">
            <text:p>Blockchain technologies for interoperation of business processes in smart supply chains</text:p>
          </table:table-cell>
          <table:table-cell table:style-name="ce10" table:formula="of:=[$'3 Extraction'.AG58]" office:value-type="float" office:value="0" calcext:value-type="float">
            <text:p>0</text:p>
          </table:table-cell>
          <table:table-cell table:style-name="ce81"/>
          <table:table-cell table:number-columns-repeated="1018"/>
        </table:table-row>
        <table:table-row table:style-name="ro1" table:visibility="collapse">
          <table:table-cell table:style-name="ce10" table:formula="of:=[$'3 Extraction'.A59]" office:value-type="float" office:value="0" calcext:value-type="float">
            <text:p>0</text:p>
          </table:table-cell>
          <table:table-cell/>
          <table:table-cell table:style-name="ce10" table:formula="of:=[$'3 Extraction'.E59]" office:value-type="string" office:string-value="P Snow, B Deery, J Lu, D Johnston…" calcext:value-type="string">
            <text:p>P Snow, B Deery, J Lu, D Johnston…</text:p>
          </table:table-cell>
          <table:table-cell table:style-name="ce10" table:formula="of:=[$'3 Extraction'.F59]" office:value-type="string" office:string-value="Business processes secured by immutable audit trails on the blockchain" calcext:value-type="string">
            <text:p>Business processes secured by immutable audit trails on the blockchain</text:p>
          </table:table-cell>
          <table:table-cell table:style-name="ce10" table:formula="of:=[$'3 Extraction'.AG59]" office:value-type="float" office:value="0" calcext:value-type="float">
            <text:p>0</text:p>
          </table:table-cell>
          <table:table-cell table:number-columns-repeated="1019"/>
        </table:table-row>
        <table:table-row table:style-name="ro1">
          <table:table-cell table:style-name="ce10" table:formula="of:=[$'3 Extraction'.A60]" office:value-type="float" office:value="1" calcext:value-type="float">
            <text:p>1</text:p>
          </table:table-cell>
          <table:table-cell table:style-name="ce10" table:formula="of:=[$'3 Extraction'.D60]" office:value-type="float" office:value="2019" calcext:value-type="float">
            <text:p>2019</text:p>
          </table:table-cell>
          <table:table-cell table:style-name="ce10" table:formula="of:=[$'3 Extraction'.E60]" office:value-type="string" office:string-value="G Meroni, P Plebani, F Vona" calcext:value-type="string">
            <text:p>G Meroni, P Plebani, F Vona</text:p>
          </table:table-cell>
          <table:table-cell table:style-name="ce10" table:formula="of:=[$'3 Extraction'.F60]" office:value-type="string" office:string-value="Trusted artifact-driven process monitoring of multi-party business processes with blockchain" calcext:value-type="string">
            <text:p>Trusted artifact-driven process monitoring of multi-party business processes with blockchain</text:p>
          </table:table-cell>
          <table:table-cell table:style-name="ce10" table:formula="of:=[$'3 Extraction'.AG60]" office:value-type="float" office:value="1" calcext:value-type="float">
            <text:p>1</text:p>
          </table:table-cell>
          <table:table-cell table:style-name="ce98" office:value-type="string" calcext:value-type="string">
            <text:p>1942767</text:p>
          </table:table-cell>
          <table:table-cell/>
          <table:table-cell table:style-name="ce8" office:value-type="string" calcext:value-type="string">
            <text:p>Delivery</text:p>
          </table:table-cell>
          <table:table-cell table:style-name="ce8" office:value-type="string" calcext:value-type="string">
            <text:p>Gas</text:p>
          </table:table-cell>
          <table:table-cell table:number-columns-repeated="1015"/>
        </table:table-row>
        <table:table-row table:style-name="ro1" table:visibility="collapse">
          <table:table-cell table:style-name="ce10" table:formula="of:=[$'3 Extraction'.A61]" office:value-type="float" office:value="0" calcext:value-type="float">
            <text:p>0</text:p>
          </table:table-cell>
          <table:table-cell/>
          <table:table-cell table:style-name="ce10" table:formula="of:=[$'3 Extraction'.E61]" office:value-type="string" office:string-value="M Li, GQ Huang" calcext:value-type="string">
            <text:p>M Li, GQ Huang</text:p>
          </table:table-cell>
          <table:table-cell table:style-name="ce10" table:formula="of:=[$'3 Extraction'.F61]" office:value-type="string" office:string-value="Blockchain-enabled workflow management system for fine-grained resource sharing in E-commerce logistics" calcext:value-type="string">
            <text:p>Blockchain-enabled workflow management system for fine-grained resource sharing in E-commerce logistics</text:p>
          </table:table-cell>
          <table:table-cell table:style-name="ce10" table:formula="of:=[$'3 Extraction'.AG61]" office:value-type="float" office:value="0" calcext:value-type="float">
            <text:p>0</text:p>
          </table:table-cell>
          <table:table-cell table:style-name="ce98" office:value-type="string" calcext:value-type="string">
            <office:annotation draw:style-name="gr3" draw:text-style-name="P2" svg:width="252.17pt" svg:height="28.09pt" svg:x="871.03pt" svg:y="235.36pt" draw:caption-point-x="-11.54pt" draw:caption-point-y="1.16pt">
              <dc:date>2022-06-03T00:00:00</dc:date>
              <text:p text:style-name="P1">787424</text:p>
              <text:p text:style-name="P1"><text:tab/>-Anonymous</text:p>
            </office:annotation>
            <text:p>1942767</text:p>
          </table:table-cell>
          <table:table-cell table:style-name="ce97"/>
          <table:table-cell table:style-name="ce8" office:value-type="string" calcext:value-type="string">
            <text:p>Delivery</text:p>
          </table:table-cell>
          <table:table-cell table:style-name="ce8" office:value-type="string" calcext:value-type="string">
            <text:p>Gas</text:p>
          </table:table-cell>
          <table:table-cell table:number-columns-repeated="1015"/>
        </table:table-row>
        <table:table-row table:style-name="ro1" table:visibility="collapse">
          <table:table-cell table:style-name="ce10" table:formula="of:=[$'3 Extraction'.A62]" office:value-type="float" office:value="1" calcext:value-type="float">
            <text:p>1</text:p>
          </table:table-cell>
          <table:table-cell/>
          <table:table-cell table:style-name="ce10" table:formula="of:=[$'3 Extraction'.E62]" office:value-type="string" office:string-value="PHC Alves, R Paskin, IZ Frajhof, YR Miranda…" calcext:value-type="string">
            <text:p>PHC Alves, R Paskin, IZ Frajhof, YR Miranda…</text:p>
          </table:table-cell>
          <table:table-cell table:style-name="ce10" table:formula="of:=[$'3 Extraction'.F62]" office:value-type="string" office:string-value="Exploring Blockchain Technology to Improve Multi-party Relationship in Business Process Management Systems." calcext:value-type="string">
            <text:p>Exploring Blockchain Technology to Improve Multi-party Relationship in Business Process Management Systems.</text:p>
          </table:table-cell>
          <table:table-cell table:style-name="ce10" table:formula="of:=[$'3 Extraction'.AG62]" office:value-type="float" office:value="0" calcext:value-type="float">
            <text:p>0</text:p>
          </table:table-cell>
          <table:table-cell table:number-columns-repeated="1019"/>
        </table:table-row>
        <table:table-row table:style-name="ro1">
          <table:table-cell table:style-name="ce10" table:formula="of:=[$'3 Extraction'.A63]" office:value-type="float" office:value="1" calcext:value-type="float">
            <text:p>1</text:p>
          </table:table-cell>
          <table:table-cell table:style-name="ce10" table:formula="of:=[$'3 Extraction'.D63]" office:value-type="float" office:value="2020" calcext:value-type="float">
            <text:p>2020</text:p>
          </table:table-cell>
          <table:table-cell table:style-name="ce10" table:formula="of:=[$'3 Extraction'.E63]" office:value-type="string" office:string-value="P Klinger, L Nguyen, F Bodendorf" calcext:value-type="string">
            <text:p>P Klinger, L Nguyen, F Bodendorf</text:p>
          </table:table-cell>
          <table:table-cell table:style-name="ce10" table:formula="of:=[$'3 Extraction'.F63]" office:value-type="string" office:string-value="Upgradeability Concept for Collaborative Blockchain-Based Business Process Execution Framework" calcext:value-type="string">
            <text:p>Upgradeability Concept for Collaborative Blockchain-Based Business Process Execution Framework</text:p>
          </table:table-cell>
          <table:table-cell table:style-name="ce10" table:formula="of:=[$'3 Extraction'.AG63]" office:value-type="float" office:value="1" calcext:value-type="float">
            <text:p>1</text:p>
          </table:table-cell>
          <table:table-cell table:style-name="ce98" office:value-type="string" calcext:value-type="string">
            <text:p>0.45</text:p>
          </table:table-cell>
          <table:table-cell/>
          <table:table-cell table:style-name="ce8" office:value-type="string" calcext:value-type="string">
            <text:p>Spare parts Order</text:p>
          </table:table-cell>
          <table:table-cell table:style-name="ce8" office:value-type="string" calcext:value-type="string">
            <text:p>ETH</text:p>
          </table:table-cell>
          <table:table-cell table:number-columns-repeated="1015"/>
        </table:table-row>
        <table:table-row table:style-name="ro1" table:visibility="collapse">
          <table:table-cell table:style-name="ce10" table:formula="of:=[$'3 Extraction'.A64]" office:value-type="float" office:value="0" calcext:value-type="float">
            <text:p>0</text:p>
          </table:table-cell>
          <table:table-cell/>
          <table:table-cell table:style-name="ce10" table:formula="of:=[$'3 Extraction'.E64]" office:value-type="string" office:string-value="J Evermann, H Kim" calcext:value-type="string">
            <text:p>J Evermann, H Kim</text:p>
          </table:table-cell>
          <table:table-cell table:style-name="ce10" table:formula="of:=[$'3 Extraction'.F64]" office:value-type="string" office:string-value="Workflow Management on the Blockchain---Implications and Recommendations" calcext:value-type="string">
            <text:p>Workflow Management on the Blockchain---Implications and Recommendations</text:p>
          </table:table-cell>
          <table:table-cell table:style-name="ce10" table:formula="of:=[$'3 Extraction'.AG64]" office:value-type="float" office:value="0" calcext:value-type="float">
            <text:p>0</text:p>
          </table:table-cell>
          <table:table-cell table:style-name="ce98" office:value-type="string" calcext:value-type="string">
            <text:p>0.45</text:p>
          </table:table-cell>
          <table:table-cell table:style-name="ce97"/>
          <table:table-cell table:style-name="ce8" office:value-type="string" calcext:value-type="string">
            <text:p>Spare parts Order</text:p>
          </table:table-cell>
          <table:table-cell table:style-name="ce8" office:value-type="string" calcext:value-type="string">
            <text:p>ETH</text:p>
          </table:table-cell>
          <table:table-cell table:number-columns-repeated="1015"/>
        </table:table-row>
        <table:table-row table:style-name="ro1" table:visibility="collapse">
          <table:table-cell table:style-name="ce10" table:formula="of:=[$'3 Extraction'.A65]" office:value-type="float" office:value="0" calcext:value-type="float">
            <text:p>0</text:p>
          </table:table-cell>
          <table:table-cell/>
          <table:table-cell table:style-name="ce10" table:formula="of:=[$'3 Extraction'.E65]" office:value-type="string" office:string-value="J Köpke, M Franceschetti, J Eder" calcext:value-type="string">
            <text:p>J Köpke, M Franceschetti, J Eder</text:p>
          </table:table-cell>
          <table:table-cell table:style-name="ce10" table:formula="of:=[$'3 Extraction'.F65]" office:value-type="string" office:string-value="Balancing privity and enforceability of bpm-based smart contracts on blockchains" calcext:value-type="string">
            <text:p>Balancing privity and enforceability of bpm-based smart contracts on blockchains</text:p>
          </table:table-cell>
          <table:table-cell table:style-name="ce10" table:formula="of:=[$'3 Extraction'.AG65]" office:value-type="float" office:value="0" calcext:value-type="float">
            <text:p>0</text:p>
          </table:table-cell>
          <table:table-cell table:number-columns-repeated="1019"/>
        </table:table-row>
        <table:table-row table:style-name="ro1" table:visibility="collapse">
          <table:table-cell table:style-name="ce10" table:formula="of:=[$'3 Extraction'.A66]" office:value-type="float" office:value="0" calcext:value-type="float">
            <text:p>0</text:p>
          </table:table-cell>
          <table:table-cell/>
          <table:table-cell table:style-name="ce10" table:formula="of:=[$'3 Extraction'.E66]" office:value-type="string" office:string-value="A Lakhan, MA Mohammed, S Kozlov…" calcext:value-type="string">
            <text:p>A Lakhan, MA Mohammed, S Kozlov…</text:p>
          </table:table-cell>
          <table:table-cell table:style-name="ce10" table:formula="of:=[$'3 Extraction'.F66]" office:value-type="string" office:string-value="Mobile‐fog‐cloud assisted deep reinforcement learning and blockchain‐enable IoMT system for healthcare workflows" calcext:value-type="string">
            <text:p>Mobile‐fog‐cloud assisted deep reinforcement learning and blockchain‐enable IoMT system for healthcare workflows</text:p>
          </table:table-cell>
          <table:table-cell table:style-name="ce10" table:formula="of:=[$'3 Extraction'.AG66]" office:value-type="float" office:value="0" calcext:value-type="float">
            <text:p>0</text:p>
          </table:table-cell>
          <table:table-cell table:number-columns-repeated="1019"/>
        </table:table-row>
        <table:table-row table:style-name="ro1" table:visibility="collapse">
          <table:table-cell table:style-name="ce10" table:formula="of:=[$'3 Extraction'.A67]" office:value-type="float" office:value="0" calcext:value-type="float">
            <text:p>0</text:p>
          </table:table-cell>
          <table:table-cell/>
          <table:table-cell table:style-name="ce10" table:formula="of:=[$'3 Extraction'.E67]" office:value-type="string" office:string-value="H Johng, D Kim, G Park, JE Hong, T Hill…" calcext:value-type="string">
            <text:p>H Johng, D Kim, G Park, JE Hong, T Hill…</text:p>
          </table:table-cell>
          <table:table-cell table:style-name="ce10" table:formula="of:=[$'3 Extraction'.F67]" office:value-type="string" office:string-value="Enhancing business processes with trustworthiness using blockchain: a goal-oriented approach" calcext:value-type="string">
            <text:p>Enhancing business processes with trustworthiness using blockchain: a goal-oriented approach</text:p>
          </table:table-cell>
          <table:table-cell table:style-name="ce10" table:formula="of:=[$'3 Extraction'.AG67]" office:value-type="float" office:value="0" calcext:value-type="float">
            <text:p>0</text:p>
          </table:table-cell>
          <table:table-cell table:number-columns-repeated="1019"/>
        </table:table-row>
        <table:table-row table:style-name="ro1" table:visibility="collapse">
          <table:table-cell table:style-name="ce10" table:formula="of:=[$'3 Extraction'.A68]" office:value-type="float" office:value="0" calcext:value-type="float">
            <text:p>0</text:p>
          </table:table-cell>
          <table:table-cell/>
          <table:table-cell table:style-name="ce10" table:formula="of:=[$'3 Extraction'.E68]" office:value-type="string" office:string-value="Y Piao" calcext:value-type="string">
            <text:p>Y Piao</text:p>
          </table:table-cell>
          <table:table-cell table:style-name="ce10" table:formula="of:=[$'3 Extraction'.F68]" office:value-type="string" office:string-value="Case studies to determine the effect of applying blockchain technology and building information modeling on the workflow of water infrastructure projects" calcext:value-type="string">
            <text:p>Case studies to determine the effect of applying blockchain technology and building information modeling on the workflow of water infrastructure projects</text:p>
          </table:table-cell>
          <table:table-cell table:style-name="ce10" table:formula="of:=[$'3 Extraction'.AG68]" office:value-type="float" office:value="0" calcext:value-type="float">
            <text:p>0</text:p>
          </table:table-cell>
          <table:table-cell table:number-columns-repeated="1019"/>
        </table:table-row>
        <table:table-row table:style-name="ro1" table:visibility="collapse">
          <table:table-cell table:style-name="ce10" table:formula="of:=[$'3 Extraction'.A69]" office:value-type="float" office:value="0" calcext:value-type="float">
            <text:p>0</text:p>
          </table:table-cell>
          <table:table-cell/>
          <table:table-cell table:style-name="ce10" table:formula="of:=[$'3 Extraction'.E69]" office:value-type="string" office:string-value="A Demichev, A Kryukov, N Prikhod'ko" calcext:value-type="string">
            <text:p>A Demichev, A Kryukov, N Prikhod'ko</text:p>
          </table:table-cell>
          <table:table-cell table:style-name="ce10" table:formula="of:=[$'3 Extraction'.F69]" office:value-type="string" office:string-value="… process engineering for data storing and processing in a collaborative distributed environment based on provenance metadata, smart contracts and blockchain …" calcext:value-type="string">
            <text:p>… process engineering for data storing and processing in a collaborative distributed environment based on provenance metadata, smart contracts and blockchain …</text:p>
          </table:table-cell>
          <table:table-cell table:style-name="ce10" table:formula="of:=[$'3 Extraction'.AG69]" office:value-type="float" office:value="0" calcext:value-type="float">
            <text:p>0</text:p>
          </table:table-cell>
          <table:table-cell table:number-columns-repeated="1019"/>
        </table:table-row>
        <table:table-row table:style-name="ro1" table:visibility="collapse">
          <table:table-cell table:style-name="ce10" table:formula="of:=[$'3 Extraction'.A70]" office:value-type="float" office:value="0" calcext:value-type="float">
            <text:p>0</text:p>
          </table:table-cell>
          <table:table-cell/>
          <table:table-cell table:style-name="ce10" table:formula="of:=[$'3 Extraction'.E70]" office:value-type="string" office:string-value="SB Kahyaoğlu" calcext:value-type="string">
            <text:p>SB Kahyaoğlu</text:p>
          </table:table-cell>
          <table:table-cell table:style-name="ce10" table:formula="of:=[$'3 Extraction'.F70]" office:value-type="string" office:string-value="An analysis on the implementation of new approaches and techniques in the auditing of business processes based on blockchain technologies" calcext:value-type="string">
            <text:p>An analysis on the implementation of new approaches and techniques in the auditing of business processes based on blockchain technologies</text:p>
          </table:table-cell>
          <table:table-cell table:style-name="ce10" table:formula="of:=[$'3 Extraction'.AG70]" office:value-type="float" office:value="0" calcext:value-type="float">
            <text:p>0</text:p>
          </table:table-cell>
          <table:table-cell table:number-columns-repeated="1019"/>
        </table:table-row>
        <table:table-row table:style-name="ro1" table:visibility="collapse">
          <table:table-cell table:style-name="ce10" table:formula="of:=[$'3 Extraction'.A71]" office:value-type="float" office:value="0" calcext:value-type="float">
            <text:p>0</text:p>
          </table:table-cell>
          <table:table-cell/>
          <table:table-cell table:style-name="ce10" table:formula="of:=[$'3 Extraction'.E71]" office:value-type="string" office:string-value="V Pourheidari, S Rouhani…" calcext:value-type="string">
            <text:p>V Pourheidari, S Rouhani…</text:p>
          </table:table-cell>
          <table:table-cell table:style-name="ce10" table:formula="of:=[$'3 Extraction'.F71]" office:value-type="string" office:string-value="A case study of execution of untrusted business process on permissioned blockchain" calcext:value-type="string">
            <text:p>A case study of execution of untrusted business process on permissioned blockchain</text:p>
          </table:table-cell>
          <table:table-cell table:style-name="ce10" table:formula="of:=[$'3 Extraction'.AG71]" office:value-type="float" office:value="0" calcext:value-type="float">
            <text:p>0</text:p>
          </table:table-cell>
          <table:table-cell table:number-columns-repeated="1019"/>
        </table:table-row>
        <table:table-row table:style-name="ro1" table:visibility="collapse">
          <table:table-cell table:style-name="ce10" table:formula="of:=[$'3 Extraction'.A72]" office:value-type="float" office:value="0" calcext:value-type="float">
            <text:p>0</text:p>
          </table:table-cell>
          <table:table-cell/>
          <table:table-cell table:style-name="ce10" table:formula="of:=[$'3 Extraction'.E72]" office:value-type="string" office:string-value="L Spalazzi, F Spegni, A Corneli…" calcext:value-type="string">
            <text:p>L Spalazzi, F Spegni, A Corneli…</text:p>
          </table:table-cell>
          <table:table-cell table:style-name="ce10" table:formula="of:=[$'3 Extraction'.F72]" office:value-type="string" office:string-value="Blockchain based choreographies: The construction industry case study" calcext:value-type="string">
            <text:p>Blockchain based choreographies: The construction industry case study</text:p>
          </table:table-cell>
          <table:table-cell table:style-name="ce10" table:formula="of:=[$'3 Extraction'.AG72]" office:value-type="float" office:value="0" calcext:value-type="float">
            <text:p>0</text:p>
          </table:table-cell>
          <table:table-cell table:number-columns-repeated="1019"/>
        </table:table-row>
        <table:table-row table:style-name="ro1" table:visibility="collapse">
          <table:table-cell table:style-name="ce10" table:formula="of:=[$'3 Extraction'.A73]" office:value-type="float" office:value="0" calcext:value-type="float">
            <text:p>0</text:p>
          </table:table-cell>
          <table:table-cell/>
          <table:table-cell table:style-name="ce10" table:formula="of:=[$'3 Extraction'.E73]" office:value-type="string" office:string-value="A Akhtar, B Shafiq, J Vaidya, A Afzal…" calcext:value-type="string">
            <text:p>A Akhtar, B Shafiq, J Vaidya, A Afzal…</text:p>
          </table:table-cell>
          <table:table-cell table:style-name="ce10" table:formula="of:=[$'3 Extraction'.F73]" office:value-type="string" office:string-value="Blockchain based auditable access control for distributed business processes" calcext:value-type="string">
            <text:p>Blockchain based auditable access control for distributed business processes</text:p>
          </table:table-cell>
          <table:table-cell table:style-name="ce10" table:formula="of:=[$'3 Extraction'.AG73]" office:value-type="float" office:value="0" calcext:value-type="float">
            <text:p>0</text:p>
          </table:table-cell>
          <table:table-cell table:number-columns-repeated="1019"/>
        </table:table-row>
        <table:table-row table:style-name="ro1" table:visibility="collapse">
          <table:table-cell table:style-name="ce10" table:formula="of:=[$'3 Extraction'.A74]" office:value-type="float" office:value="0" calcext:value-type="float">
            <text:p>0</text:p>
          </table:table-cell>
          <table:table-cell/>
          <table:table-cell table:style-name="ce10" table:formula="of:=[$'3 Extraction'.E74]" office:value-type="string" office:string-value="I Sarker, B Datta" calcext:value-type="string">
            <text:p>I Sarker, B Datta</text:p>
          </table:table-cell>
          <table:table-cell table:style-name="ce10" table:formula="of:=[$'3 Extraction'.F74]" office:value-type="string" office:string-value="Re-designing the pension business processes for achieving technology-driven reforms through blockchain adoption: A proposed architecture" calcext:value-type="string">
            <text:p>Re-designing the pension business processes for achieving technology-driven reforms through blockchain adoption: A proposed architecture</text:p>
          </table:table-cell>
          <table:table-cell table:style-name="ce10" table:formula="of:=[$'3 Extraction'.AG74]" office:value-type="float" office:value="0" calcext:value-type="float">
            <text:p>0</text:p>
          </table:table-cell>
          <table:table-cell table:number-columns-repeated="1019"/>
        </table:table-row>
        <table:table-row table:style-name="ro1" table:visibility="collapse">
          <table:table-cell table:style-name="ce10" table:formula="of:=[$'3 Extraction'.A75]" office:value-type="float" office:value="0" calcext:value-type="float">
            <text:p>0</text:p>
          </table:table-cell>
          <table:table-cell/>
          <table:table-cell table:style-name="ce10" table:formula="of:=[$'3 Extraction'.E75]" office:value-type="string" office:string-value="C Di Ciccio, G Meroni, P Plebani" calcext:value-type="string">
            <text:p>C Di Ciccio, G Meroni, P Plebani</text:p>
          </table:table-cell>
          <table:table-cell table:style-name="ce10" table:formula="of:=[$'3 Extraction'.F75]" office:value-type="string" office:string-value="On the adoption of blockchain for business process monitoring" calcext:value-type="string">
            <text:p>On the adoption of blockchain for business process monitoring</text:p>
          </table:table-cell>
          <table:table-cell table:style-name="ce10" table:formula="of:=[$'3 Extraction'.AG75]" office:value-type="float" office:value="0" calcext:value-type="float">
            <text:p>0</text:p>
          </table:table-cell>
          <table:table-cell table:number-columns-repeated="1019"/>
        </table:table-row>
        <table:table-row table:style-name="ro1" table:visibility="collapse">
          <table:table-cell table:style-name="ce10" table:formula="of:=[$'3 Extraction'.A76]" office:value-type="float" office:value="0" calcext:value-type="float">
            <text:p>0</text:p>
          </table:table-cell>
          <table:table-cell/>
          <table:table-cell table:style-name="ce10" table:formula="of:=[$'3 Extraction'.E76]" office:value-type="string" office:string-value="S Heister, V LoRusso, K Yuthas" calcext:value-type="string">
            <text:p>S Heister, V LoRusso, K Yuthas</text:p>
          </table:table-cell>
          <table:table-cell table:style-name="ce10" table:formula="of:=[$'3 Extraction'.F76]" office:value-type="string" office:string-value="Blockchain systems and their potential impact on business processes" calcext:value-type="string">
            <text:p>Blockchain systems and their potential impact on business processes</text:p>
          </table:table-cell>
          <table:table-cell table:style-name="ce10" table:formula="of:=[$'3 Extraction'.AG76]" office:value-type="float" office:value="0" calcext:value-type="float">
            <text:p>0</text:p>
          </table:table-cell>
          <table:table-cell table:number-columns-repeated="1019"/>
        </table:table-row>
        <table:table-row table:style-name="ro1" table:visibility="collapse">
          <table:table-cell table:style-name="ce10" table:formula="of:=[$'3 Extraction'.A77]" office:value-type="float" office:value="0" calcext:value-type="float">
            <text:p>0</text:p>
          </table:table-cell>
          <table:table-cell/>
          <table:table-cell table:style-name="ce10" table:formula="of:=[$'3 Extraction'.E77]" office:value-type="string" office:string-value="T Hukkinen, J Mattila, T Seppälä" calcext:value-type="string">
            <text:p>T Hukkinen, J Mattila, T Seppälä</text:p>
          </table:table-cell>
          <table:table-cell table:style-name="ce10" table:formula="of:=[$'3 Extraction'.F77]" office:value-type="string" office:string-value="Distributed workflow management with smart contracts" calcext:value-type="string">
            <text:p>Distributed workflow management with smart contracts</text:p>
          </table:table-cell>
          <table:table-cell table:style-name="ce10" table:formula="of:=[$'3 Extraction'.AG77]" office:value-type="float" office:value="0" calcext:value-type="float">
            <text:p>0</text:p>
          </table:table-cell>
          <table:table-cell table:number-columns-repeated="1019"/>
        </table:table-row>
        <table:table-row table:style-name="ro1" table:visibility="collapse">
          <table:table-cell table:style-name="ce10" table:formula="of:=[$'3 Extraction'.A78]" office:value-type="float" office:value="0" calcext:value-type="float">
            <text:p>0</text:p>
          </table:table-cell>
          <table:table-cell/>
          <table:table-cell table:style-name="ce10" table:formula="of:=[$'3 Extraction'.E78]" office:value-type="string" office:string-value="J Mendling, G Decker, R Hull, HA Reijers…" calcext:value-type="string">
            <text:p>J Mendling, G Decker, R Hull, HA Reijers…</text:p>
          </table:table-cell>
          <table:table-cell table:style-name="ce10" table:formula="of:=[$'3 Extraction'.F78]" office:value-type="string" office:string-value="How do machine learning, robotic process automation, and blockchains affect the human factor in business process management?" calcext:value-type="string">
            <text:p>How do machine learning, robotic process automation, and blockchains affect the human factor in business process management?</text:p>
          </table:table-cell>
          <table:table-cell table:style-name="ce10" table:formula="of:=[$'3 Extraction'.AG78]" office:value-type="float" office:value="0" calcext:value-type="float">
            <text:p>0</text:p>
          </table:table-cell>
          <table:table-cell table:number-columns-repeated="1019"/>
        </table:table-row>
        <table:table-row table:style-name="ro1" table:visibility="collapse">
          <table:table-cell table:style-name="ce10" table:formula="of:=[$'3 Extraction'.A79]" office:value-type="float" office:value="0" calcext:value-type="float">
            <text:p>0</text:p>
          </table:table-cell>
          <table:table-cell/>
          <table:table-cell table:style-name="ce10" table:formula="of:=[$'3 Extraction'.E79]" office:value-type="string" office:string-value="DV Lyridis, GO Andreadis, C Papaleonidas…" calcext:value-type="string">
            <text:p>DV Lyridis, GO Andreadis, C Papaleonidas…</text:p>
          </table:table-cell>
          <table:table-cell table:style-name="ce10" table:formula="of:=[$'3 Extraction'.F79]" office:value-type="string" office:string-value="A BPM-based framework for the impact assessment of blockchain to the midstream LNG supply chain" calcext:value-type="string">
            <text:p>A BPM-based framework for the impact assessment of blockchain to the midstream LNG supply chain</text:p>
          </table:table-cell>
          <table:table-cell table:style-name="ce10" table:formula="of:=[$'3 Extraction'.AG79]" office:value-type="float" office:value="0" calcext:value-type="float">
            <text:p>0</text:p>
          </table:table-cell>
          <table:table-cell table:number-columns-repeated="1019"/>
        </table:table-row>
        <table:table-row table:style-name="ro1" table:visibility="collapse">
          <table:table-cell table:style-name="ce10" table:formula="of:=[$'3 Extraction'.A80]" office:value-type="float" office:value="0" calcext:value-type="float">
            <text:p>0</text:p>
          </table:table-cell>
          <table:table-cell/>
          <table:table-cell table:style-name="ce10" table:formula="of:=[$'3 Extraction'.E80]" office:value-type="string" office:string-value="CD Ciccio, G Meroni, P Plebani" calcext:value-type="string">
            <text:p>CD Ciccio, G Meroni, P Plebani</text:p>
          </table:table-cell>
          <table:table-cell table:style-name="ce10" table:formula="of:=[$'3 Extraction'.F80]" office:value-type="string" office:string-value="Business process monitoring on blockchains: Potentials and challenges" calcext:value-type="string">
            <text:p>Business process monitoring on blockchains: Potentials and challenges</text:p>
          </table:table-cell>
          <table:table-cell table:style-name="ce10" table:formula="of:=[$'3 Extraction'.AG80]" office:value-type="float" office:value="0" calcext:value-type="float">
            <text:p>0</text:p>
          </table:table-cell>
          <table:table-cell table:number-columns-repeated="1019"/>
        </table:table-row>
        <table:table-row table:style-name="ro1" table:visibility="collapse">
          <table:table-cell table:style-name="ce10" table:formula="of:=[$'3 Extraction'.A81]" office:value-type="float" office:value="0" calcext:value-type="float">
            <text:p>0</text:p>
          </table:table-cell>
          <table:table-cell/>
          <table:table-cell table:style-name="ce10" table:formula="of:=[$'3 Extraction'.E81]" office:value-type="string" office:string-value="D Fernando, S Kulshrestha, JD Herath…" calcext:value-type="string">
            <text:p>D Fernando, S Kulshrestha, JD Herath…</text:p>
          </table:table-cell>
          <table:table-cell table:style-name="ce10" table:formula="of:=[$'3 Extraction'.F81]" office:value-type="string" office:string-value="Sciblock: A blockchain-based tamper-proof non-repudiable storage for scientific workflow provenance" calcext:value-type="string">
            <text:p>Sciblock: A blockchain-based tamper-proof non-repudiable storage for scientific workflow provenance</text:p>
          </table:table-cell>
          <table:table-cell table:style-name="ce10" table:formula="of:=[$'3 Extraction'.AG81]" office:value-type="float" office:value="0" calcext:value-type="float">
            <text:p>0</text:p>
          </table:table-cell>
          <table:table-cell table:number-columns-repeated="1019"/>
        </table:table-row>
        <table:table-row table:style-name="ro1" table:visibility="collapse">
          <table:table-cell table:style-name="ce10" table:formula="of:=[$'3 Extraction'.A82]" office:value-type="float" office:value="0" calcext:value-type="float">
            <text:p>0</text:p>
          </table:table-cell>
          <table:table-cell/>
          <table:table-cell table:style-name="ce10" table:formula="of:=[$'3 Extraction'.E82]" office:value-type="string" office:string-value="NEWS WALES" calcext:value-type="string">
            <text:p>NEWS WALES</text:p>
          </table:table-cell>
          <table:table-cell table:style-name="ce10" table:formula="of:=[$'3 Extraction'.F82]" office:value-type="string" office:string-value="Using blockchain to enable untrusted business process monitoring and execution" calcext:value-type="string">
            <text:p>Using blockchain to enable untrusted business process monitoring and execution</text:p>
          </table:table-cell>
          <table:table-cell table:style-name="ce10" table:formula="of:=[$'3 Extraction'.AG82]" office:value-type="float" office:value="0" calcext:value-type="float">
            <text:p>0</text:p>
          </table:table-cell>
          <table:table-cell table:number-columns-repeated="1019"/>
        </table:table-row>
        <table:table-row table:style-name="ro1" table:visibility="collapse">
          <table:table-cell table:style-name="ce10" table:formula="of:=[$'3 Extraction'.A83]" office:value-type="float" office:value="0" calcext:value-type="float">
            <text:p>0</text:p>
          </table:table-cell>
          <table:table-cell/>
          <table:table-cell table:style-name="ce10" table:formula="of:=[$'3 Extraction'.E83]" office:value-type="string" office:string-value="R Coelho, R Braga, JMN David…" calcext:value-type="string">
            <text:p>R Coelho, R Braga, JMN David…</text:p>
          </table:table-cell>
          <table:table-cell table:style-name="ce10" table:formula="of:=[$'3 Extraction'.F83]" office:value-type="string" office:string-value="Blockchain for reliability in collaborative scientific workflows on cloud platforms" calcext:value-type="string">
            <text:p>Blockchain for reliability in collaborative scientific workflows on cloud platforms</text:p>
          </table:table-cell>
          <table:table-cell table:style-name="ce10" table:formula="of:=[$'3 Extraction'.AG83]" office:value-type="float" office:value="0" calcext:value-type="float">
            <text:p>0</text:p>
          </table:table-cell>
          <table:table-cell table:number-columns-repeated="1019"/>
        </table:table-row>
        <table:table-row table:style-name="ro1" table:visibility="collapse">
          <table:table-cell table:style-name="ce10" table:formula="of:=[$'3 Extraction'.A84]" office:value-type="float" office:value="0" calcext:value-type="float">
            <text:p>0</text:p>
          </table:table-cell>
          <table:table-cell/>
          <table:table-cell table:style-name="ce10" table:formula="of:=[$'3 Extraction'.E84]" office:value-type="string" office:string-value="W Chen, SM Bohloul, Y Ma, L Li" calcext:value-type="string">
            <text:p>W Chen, SM Bohloul, Y Ma, L Li</text:p>
          </table:table-cell>
          <table:table-cell table:style-name="ce10" table:formula="of:=[$'3 Extraction'.F84]" office:value-type="string" office:string-value="A blockchain-based information management system for academic institutions: a case study of international students' workflow" calcext:value-type="string">
            <text:p>A blockchain-based information management system for academic institutions: a case study of international students' workflow</text:p>
          </table:table-cell>
          <table:table-cell table:style-name="ce10" table:formula="of:=[$'3 Extraction'.AG84]" office:value-type="float" office:value="0" calcext:value-type="float">
            <text:p>0</text:p>
          </table:table-cell>
          <table:table-cell table:number-columns-repeated="1019"/>
        </table:table-row>
        <table:table-row table:style-name="ro1" table:visibility="collapse">
          <table:table-cell table:style-name="ce10" table:formula="of:=[$'3 Extraction'.A85]" office:value-type="float" office:value="0" calcext:value-type="float">
            <text:p>0</text:p>
          </table:table-cell>
          <table:table-cell/>
          <table:table-cell table:style-name="ce10" table:formula="of:=[$'3 Extraction'.E85]" office:value-type="string" office:string-value="I Abunadi, RL Kumar" calcext:value-type="string">
            <text:p>I Abunadi, RL Kumar</text:p>
          </table:table-cell>
          <table:table-cell table:style-name="ce10" table:formula="of:=[$'3 Extraction'.F85]" office:value-type="string" office:string-value="Blockchain and Business Process Management in Health Care, Especially for COVID-19 Cases" calcext:value-type="string">
            <text:p>Blockchain and Business Process Management in Health Care, Especially for COVID-19 Cases</text:p>
          </table:table-cell>
          <table:table-cell table:style-name="ce10" table:formula="of:=[$'3 Extraction'.AG85]" office:value-type="float" office:value="0" calcext:value-type="float">
            <text:p>0</text:p>
          </table:table-cell>
          <table:table-cell table:number-columns-repeated="1019"/>
        </table:table-row>
        <table:table-row table:style-name="ro1" table:visibility="collapse">
          <table:table-cell table:style-name="ce10" table:formula="of:=[$'3 Extraction'.A86]" office:value-type="float" office:value="0" calcext:value-type="float">
            <text:p>0</text:p>
          </table:table-cell>
          <table:table-cell/>
          <table:table-cell table:style-name="ce10" table:formula="of:=[$'3 Extraction'.E86]" office:value-type="string" office:string-value="S Haarmann" calcext:value-type="string">
            <text:p>S Haarmann</text:p>
          </table:table-cell>
          <table:table-cell table:style-name="ce10" table:formula="of:=[$'3 Extraction'.F86]" office:value-type="string" office:string-value="Estimating the Duration of Blockchain-Based Business Processes Using Simulation." calcext:value-type="string">
            <text:p>Estimating the Duration of Blockchain-Based Business Processes Using Simulation.</text:p>
          </table:table-cell>
          <table:table-cell table:style-name="ce10" table:formula="of:=[$'3 Extraction'.AG86]" office:value-type="float" office:value="0" calcext:value-type="float">
            <text:p>0</text:p>
          </table:table-cell>
          <table:table-cell table:number-columns-repeated="1019"/>
        </table:table-row>
        <table:table-row table:style-name="ro1" table:visibility="collapse">
          <table:table-cell table:style-name="ce10" table:formula="of:=[$'3 Extraction'.A87]" office:value-type="float" office:value="0" calcext:value-type="float">
            <text:p>0</text:p>
          </table:table-cell>
          <table:table-cell/>
          <table:table-cell table:style-name="ce10" table:formula="of:=[$'3 Extraction'.E87]" office:value-type="string" office:string-value="Y Fang, X Tang, M Pan, Y Yu" calcext:value-type="string">
            <text:p>Y Fang, X Tang, M Pan, Y Yu</text:p>
          </table:table-cell>
          <table:table-cell table:style-name="ce10" table:formula="of:=[$'3 Extraction'.F87]" office:value-type="string" office:string-value="A workflow interoperability approach based on blockchain" calcext:value-type="string">
            <text:p>A workflow interoperability approach based on blockchain</text:p>
          </table:table-cell>
          <table:table-cell table:style-name="ce10" table:formula="of:=[$'3 Extraction'.AG87]" office:value-type="float" office:value="0" calcext:value-type="float">
            <text:p>0</text:p>
          </table:table-cell>
          <table:table-cell table:number-columns-repeated="1019"/>
        </table:table-row>
        <table:table-row table:style-name="ro1" table:visibility="collapse">
          <table:table-cell table:style-name="ce10" table:formula="of:=[$'3 Extraction'.A88]" office:value-type="float" office:value="1" calcext:value-type="float">
            <text:p>1</text:p>
          </table:table-cell>
          <table:table-cell table:style-name="ce10" table:formula="of:=[$'3 Extraction'.D88]" office:value-type="float" office:value="2020" calcext:value-type="float">
            <text:p>2020</text:p>
          </table:table-cell>
          <table:table-cell table:style-name="ce10" table:formula="of:=[$'3 Extraction'.E88]" office:value-type="string" office:string-value="T Lichtenstein, S Siegert, A Nikaj, M Weske" calcext:value-type="string">
            <text:p>T Lichtenstein, S Siegert, A Nikaj, M Weske</text:p>
          </table:table-cell>
          <table:table-cell table:style-name="ce10" table:formula="of:=[$'3 Extraction'.F88]" office:value-type="string" office:string-value="Data-driven process choreography execution on the blockchain: a focus on blockchain data reusability" calcext:value-type="string">
            <text:p>Data-driven process choreography execution on the blockchain: a focus on blockchain data reusability</text:p>
          </table:table-cell>
          <table:table-cell table:style-name="ce10" table:formula="of:=[$'3 Extraction'.AG88]" office:value-type="float" office:value="1" calcext:value-type="float">
            <text:p>1</text:p>
          </table:table-cell>
          <table:table-cell table:style-name="ce98" office:value-type="string" calcext:value-type="string">
            <text:p>No precise data reported</text:p>
          </table:table-cell>
          <table:table-cell/>
          <table:table-cell table:style-name="ce8" table:number-columns-repeated="2"/>
          <table:table-cell table:number-columns-repeated="1015"/>
        </table:table-row>
        <table:table-row table:style-name="ro1" table:visibility="collapse">
          <table:table-cell table:style-name="ce10" table:formula="of:=[$'3 Extraction'.A89]" office:value-type="float" office:value="0" calcext:value-type="float">
            <text:p>0</text:p>
          </table:table-cell>
          <table:table-cell/>
          <table:table-cell table:style-name="ce10" table:formula="of:=[$'3 Extraction'.E89]" office:value-type="string" office:string-value="S Migliorini, M Gambini, C Combi…" calcext:value-type="string">
            <text:p>S Migliorini, M Gambini, C Combi…</text:p>
          </table:table-cell>
          <table:table-cell table:style-name="ce10" table:formula="of:=[$'3 Extraction'.F89]" office:value-type="string" office:string-value="The rise of enforceable business processes from the hashes of blockchain-based smart contracts" calcext:value-type="string">
            <text:p>The rise of enforceable business processes from the hashes of blockchain-based smart contracts</text:p>
          </table:table-cell>
          <table:table-cell table:style-name="ce10" table:formula="of:=[$'3 Extraction'.AG89]" office:value-type="float" office:value="0" calcext:value-type="float">
            <text:p>0</text:p>
          </table:table-cell>
          <table:table-cell table:style-name="ce98" office:value-type="string" calcext:value-type="string">
            <text:p>No precise data reported</text:p>
          </table:table-cell>
          <table:table-cell table:style-name="ce97"/>
          <table:table-cell/>
          <table:table-cell>
            <office:annotation draw:style-name="gr4" draw:text-style-name="P2" svg:width="0.03pt" svg:height="162.45pt" svg:x="0pt" svg:y="-81.18pt" draw:caption-point-x="1041.51pt" draw:caption-point-y="333.47pt">
              <dc:date>2022-06-03T00:00:00</dc:date>
              <text:p text:style-name="P1">Gas</text:p>
              <text:p text:style-name="P1"><text:tab/>-Anonymous</text:p>
            </office:annotation>
          </table:table-cell>
          <table:table-cell table:number-columns-repeated="1015"/>
        </table:table-row>
        <table:table-row table:style-name="ro1" table:visibility="collapse">
          <table:table-cell table:style-name="ce10" table:formula="of:=[$'3 Extraction'.A90]" office:value-type="float" office:value="0" calcext:value-type="float">
            <text:p>0</text:p>
          </table:table-cell>
          <table:table-cell/>
          <table:table-cell table:style-name="ce10" table:formula="of:=[$'3 Extraction'.E90]" office:value-type="string" office:string-value="Z Xu, Q Geng, H Cao, C Wang, X Liu" calcext:value-type="string">
            <text:p>Z Xu, Q Geng, H Cao, C Wang, X Liu</text:p>
          </table:table-cell>
          <table:table-cell table:style-name="ce10" table:formula="of:=[$'3 Extraction'.F90]" office:value-type="string" office:string-value="Uncertainty-aware workflow migration among edge nodes based on blockchain" calcext:value-type="string">
            <text:p>Uncertainty-aware workflow migration among edge nodes based on blockchain</text:p>
          </table:table-cell>
          <table:table-cell table:style-name="ce10" table:formula="of:=[$'3 Extraction'.AG90]" office:value-type="float" office:value="0" calcext:value-type="float">
            <text:p>0</text:p>
          </table:table-cell>
          <table:table-cell table:number-columns-repeated="1019"/>
        </table:table-row>
        <table:table-row table:style-name="ro1" table:visibility="collapse">
          <table:table-cell table:style-name="ce10" table:formula="of:=[$'3 Extraction'.A91]" office:value-type="float" office:value="0" calcext:value-type="float">
            <text:p>0</text:p>
          </table:table-cell>
          <table:table-cell/>
          <table:table-cell table:style-name="ce10" table:formula="of:=[$'3 Extraction'.E91]" office:value-type="string" office:string-value="F Milani, L García-Bañuelos, HA Reijers, L Stepanyan" calcext:value-type="string">
            <text:p>F Milani, L García-Bañuelos, HA Reijers, L Stepanyan</text:p>
          </table:table-cell>
          <table:table-cell table:style-name="ce10" table:formula="of:=[$'3 Extraction'.F91]" office:value-type="string" office:string-value="Business Process Redesign Heuristics for Blockchain Solutions." calcext:value-type="string">
            <text:p>Business Process Redesign Heuristics for Blockchain Solutions.</text:p>
          </table:table-cell>
          <table:table-cell table:style-name="ce10" table:formula="of:=[$'3 Extraction'.AG91]" office:value-type="float" office:value="0" calcext:value-type="float">
            <text:p>0</text:p>
          </table:table-cell>
          <table:table-cell table:number-columns-repeated="1019"/>
        </table:table-row>
        <table:table-row table:style-name="ro1" table:visibility="collapse">
          <table:table-cell table:style-name="ce10" table:formula="of:=[$'3 Extraction'.A92]" office:value-type="float" office:value="0" calcext:value-type="float">
            <text:p>0</text:p>
          </table:table-cell>
          <table:table-cell/>
          <table:table-cell table:style-name="ce10" table:formula="of:=[$'3 Extraction'.E92]" office:value-type="string" office:string-value="A Corneli, B Naticchia, F Spegni, L Spalazzi" calcext:value-type="string">
            <text:p>A Corneli, B Naticchia, F Spegni, L Spalazzi</text:p>
          </table:table-cell>
          <table:table-cell table:style-name="ce10" table:formula="of:=[$'3 Extraction'.F92]" office:value-type="string" office:string-value="COMBINING BLOCKCHAIN AND BPMN CHOREOGRAPHIES FOR CONSTRUCTION MANAGEMENT" calcext:value-type="string">
            <text:p>COMBINING BLOCKCHAIN AND BPMN CHOREOGRAPHIES FOR CONSTRUCTION MANAGEMENT</text:p>
          </table:table-cell>
          <table:table-cell table:style-name="ce10" table:formula="of:=[$'3 Extraction'.AG92]" office:value-type="float" office:value="0" calcext:value-type="float">
            <text:p>0</text:p>
          </table:table-cell>
          <table:table-cell table:number-columns-repeated="1019"/>
        </table:table-row>
        <table:table-row table:style-name="ro1" table:visibility="collapse">
          <table:table-cell table:style-name="ce10" table:formula="of:=[$'3 Extraction'.A93]" office:value-type="float" office:value="1" calcext:value-type="float">
            <text:p>1</text:p>
          </table:table-cell>
          <table:table-cell/>
          <table:table-cell table:style-name="ce10" table:formula="of:=[$'3 Extraction'.E93]" office:value-type="string" office:string-value="M Morales-Sandoval, JA Molina…" calcext:value-type="string">
            <text:p>M Morales-Sandoval, JA Molina…</text:p>
          </table:table-cell>
          <table:table-cell table:style-name="ce10" table:formula="of:=[$'3 Extraction'.F93]" office:value-type="string" office:string-value="Blockchain support for execution, monitoring and discovery of inter-organizational business processes" calcext:value-type="string">
            <text:p>Blockchain support for execution, monitoring and discovery of inter-organizational business processes</text:p>
          </table:table-cell>
          <table:table-cell table:style-name="ce10" table:formula="of:=[$'3 Extraction'.AG93]" office:value-type="float" office:value="0" calcext:value-type="float">
            <text:p>0</text:p>
          </table:table-cell>
          <table:table-cell table:number-columns-repeated="1019"/>
        </table:table-row>
        <table:table-row table:style-name="ro1" table:visibility="collapse">
          <table:table-cell table:style-name="ce10" table:formula="of:=[$'3 Extraction'.A94]" office:value-type="float" office:value="1" calcext:value-type="float">
            <text:p>1</text:p>
          </table:table-cell>
          <table:table-cell table:style-name="ce10" table:formula="of:=[$'3 Extraction'.D94]" office:value-type="float" office:value="2021" calcext:value-type="float">
            <text:p>2021</text:p>
          </table:table-cell>
          <table:table-cell table:style-name="ce10" table:formula="of:=[$'3 Extraction'.E94]" office:value-type="string" office:string-value="J Evermann, H Kim" calcext:value-type="string">
            <text:p>J Evermann, H Kim</text:p>
          </table:table-cell>
          <table:table-cell table:style-name="ce10" table:formula="of:=[$'3 Extraction'.F94]" office:value-type="string" office:string-value="Workflow Management on Proof-of-Work Blockchains: Implications and Recommendations" calcext:value-type="string">
            <text:p>Workflow Management on Proof-of-Work Blockchains: Implications and Recommendations</text:p>
          </table:table-cell>
          <table:table-cell table:style-name="ce10" table:formula="of:=[$'3 Extraction'.AG94]" office:value-type="float" office:value="1" calcext:value-type="float">
            <text:p>1</text:p>
          </table:table-cell>
          <table:table-cell table:style-name="ce98" office:value-type="string" calcext:value-type="string">
            <text:p>Only CPU cycls reported</text:p>
          </table:table-cell>
          <table:table-cell/>
          <table:table-cell table:style-name="ce8" table:number-columns-repeated="2"/>
          <table:table-cell table:number-columns-repeated="1015"/>
        </table:table-row>
        <table:table-row table:style-name="ro1" table:visibility="collapse">
          <table:table-cell table:style-name="ce10" table:formula="of:=[$'3 Extraction'.A95]" office:value-type="float" office:value="0" calcext:value-type="float">
            <text:p>0</text:p>
          </table:table-cell>
          <table:table-cell/>
          <table:table-cell table:style-name="ce10" table:formula="of:=[$'3 Extraction'.E95]" office:value-type="string" office:string-value="A Meironke, T Seyffarth, J Damarowsky" calcext:value-type="string">
            <text:p>A Meironke, T Seyffarth, J Damarowsky</text:p>
          </table:table-cell>
          <table:table-cell table:style-name="ce10" table:formula="of:=[$'3 Extraction'.F95]" office:value-type="string" office:string-value="Business Process Compliance and Blockchain: How Does the Ethereum Blockchain Address Challenges of Business Process Compliance?" calcext:value-type="string">
            <text:p>Business Process Compliance and Blockchain: How Does the Ethereum Blockchain Address Challenges of Business Process Compliance?</text:p>
          </table:table-cell>
          <table:table-cell table:style-name="ce10" table:formula="of:=[$'3 Extraction'.AG95]" office:value-type="float" office:value="0" calcext:value-type="float">
            <text:p>0</text:p>
          </table:table-cell>
          <table:table-cell table:style-name="ce98" office:value-type="string" calcext:value-type="string">
            <text:p>Only CPU cycls reported</text:p>
          </table:table-cell>
          <table:table-cell table:style-name="ce97"/>
          <table:table-cell table:style-name="ce8"/>
          <table:table-cell table:number-columns-repeated="1016"/>
        </table:table-row>
        <table:table-row table:style-name="ro1" table:visibility="collapse">
          <table:table-cell table:style-name="ce10" table:formula="of:=[$'3 Extraction'.A96]" office:value-type="float" office:value="0" calcext:value-type="float">
            <text:p>0</text:p>
          </table:table-cell>
          <table:table-cell/>
          <table:table-cell table:style-name="ce10" table:formula="of:=[$'3 Extraction'.E96]" office:value-type="string" office:string-value="K Wittek, N Wittek, J Lawton, I Dohndorf…" calcext:value-type="string">
            <text:p>K Wittek, N Wittek, J Lawton, I Dohndorf…</text:p>
          </table:table-cell>
          <table:table-cell table:style-name="ce10" table:formula="of:=[$'3 Extraction'.F96]" office:value-type="string" office:string-value="A Blockchain-Based Approach to Provenance and Reproducibility in Research Workflows" calcext:value-type="string">
            <text:p>A Blockchain-Based Approach to Provenance and Reproducibility in Research Workflows</text:p>
          </table:table-cell>
          <table:table-cell table:style-name="ce10" table:formula="of:=[$'3 Extraction'.AG96]" office:value-type="float" office:value="0" calcext:value-type="float">
            <text:p>0</text:p>
          </table:table-cell>
          <table:table-cell table:number-columns-repeated="1019"/>
        </table:table-row>
        <table:table-row table:style-name="ro1" table:visibility="collapse">
          <table:table-cell table:style-name="ce10" table:formula="of:=[$'3 Extraction'.A97]" office:value-type="float" office:value="0" calcext:value-type="float">
            <text:p>0</text:p>
          </table:table-cell>
          <table:table-cell/>
          <table:table-cell table:style-name="ce10" table:formula="of:=[$'3 Extraction'.E97]" office:value-type="string" office:string-value="T Sato, T Shimosawa, Y Himura" calcext:value-type="string">
            <text:p>T Sato, T Shimosawa, Y Himura</text:p>
          </table:table-cell>
          <table:table-cell table:style-name="ce10" table:formula="of:=[$'3 Extraction'.F97]" office:value-type="string" office:string-value="OpsSC: Decentralized Blockchain Network Operation Workflow for Hyperledger Fabric" calcext:value-type="string">
            <text:p>OpsSC: Decentralized Blockchain Network Operation Workflow for Hyperledger Fabric</text:p>
          </table:table-cell>
          <table:table-cell table:style-name="ce10" table:formula="of:=[$'3 Extraction'.AG97]" office:value-type="float" office:value="0" calcext:value-type="float">
            <text:p>0</text:p>
          </table:table-cell>
          <table:table-cell table:number-columns-repeated="1019"/>
        </table:table-row>
        <table:table-row table:style-name="ro1" table:visibility="collapse">
          <table:table-cell table:style-name="ce10" table:formula="of:=[$'3 Extraction'.A98]" office:value-type="float" office:value="0" calcext:value-type="float">
            <text:p>0</text:p>
          </table:table-cell>
          <table:table-cell/>
          <table:table-cell table:style-name="ce10" table:formula="of:=[$'3 Extraction'.E98]" office:value-type="string" office:string-value="J Heiss, A Busse, S Tai" calcext:value-type="string">
            <text:p>J Heiss, A Busse, S Tai</text:p>
          </table:table-cell>
          <table:table-cell table:style-name="ce10" table:formula="of:=[$'3 Extraction'.F98]" office:value-type="string" office:string-value="Trustworthy Pre-processing of Sensor Data in Data On-Chaining Workflows for Blockchain-Based IoT Applications" calcext:value-type="string">
            <text:p>Trustworthy Pre-processing of Sensor Data in Data On-Chaining Workflows for Blockchain-Based IoT Applications</text:p>
          </table:table-cell>
          <table:table-cell table:style-name="ce10" table:formula="of:=[$'3 Extraction'.AG98]" office:value-type="float" office:value="0" calcext:value-type="float">
            <text:p>0</text:p>
          </table:table-cell>
          <table:table-cell table:number-columns-repeated="1019"/>
        </table:table-row>
        <table:table-row table:style-name="ro1" table:visibility="collapse">
          <table:table-cell table:style-name="ce10" table:formula="of:=[$'3 Extraction'.A99]" office:value-type="float" office:value="0" calcext:value-type="float">
            <text:p>0</text:p>
          </table:table-cell>
          <table:table-cell/>
          <table:table-cell table:style-name="ce10" table:formula="of:=[$'3 Extraction'.E99]" office:value-type="string" office:string-value="AA Simaremare, IA Aditya, FN Haryadi…" calcext:value-type="string">
            <text:p>AA Simaremare, IA Aditya, FN Haryadi…</text:p>
          </table:table-cell>
          <table:table-cell table:style-name="ce10" table:formula="of:=[$'3 Extraction'.F99]" office:value-type="string" office:string-value="Suitability study of Blockchain application in electric utility company business processes" calcext:value-type="string">
            <text:p>Suitability study of Blockchain application in electric utility company business processes</text:p>
          </table:table-cell>
          <table:table-cell table:style-name="ce10" table:formula="of:=[$'3 Extraction'.AG99]" office:value-type="float" office:value="0" calcext:value-type="float">
            <text:p>0</text:p>
          </table:table-cell>
          <table:table-cell table:number-columns-repeated="1019"/>
        </table:table-row>
        <table:table-row table:style-name="ro1" table:visibility="collapse">
          <table:table-cell table:style-name="ce10" table:formula="of:=[$'3 Extraction'.A100]" office:value-type="float" office:value="0" calcext:value-type="float">
            <text:p>0</text:p>
          </table:table-cell>
          <table:table-cell/>
          <table:table-cell table:style-name="ce10" table:formula="of:=[$'3 Extraction'.E100]" office:value-type="string" office:string-value="I Garfatta, K Klai, M Graïet, W Gaaloul" calcext:value-type="string">
            <text:p>I Garfatta, K Klai, M Graïet, W Gaaloul</text:p>
          </table:table-cell>
          <table:table-cell table:style-name="ce10" table:formula="of:=[$'3 Extraction'.F100]" office:value-type="string" office:string-value="Blockchain-based business processes: A solidity-to-cpn formal verification approach" calcext:value-type="string">
            <text:p>Blockchain-based business processes: A solidity-to-cpn formal verification approach</text:p>
          </table:table-cell>
          <table:table-cell table:style-name="ce10" table:formula="of:=[$'3 Extraction'.AG100]" office:value-type="float" office:value="0" calcext:value-type="float">
            <text:p>0</text:p>
          </table:table-cell>
          <table:table-cell table:number-columns-repeated="1019"/>
        </table:table-row>
        <table:table-row table:style-name="ro1" table:visibility="collapse">
          <table:table-cell table:style-name="ce10" table:formula="of:=[$'3 Extraction'.A101]" office:value-type="float" office:value="0" calcext:value-type="float">
            <text:p>0</text:p>
          </table:table-cell>
          <table:table-cell/>
          <table:table-cell table:style-name="ce10" table:formula="of:=[$'3 Extraction'.E101]" office:value-type="string" office:string-value="MS Al-Rakhami, M Al-Mashari" calcext:value-type="string">
            <text:p>MS Al-Rakhami, M Al-Mashari</text:p>
          </table:table-cell>
          <table:table-cell table:style-name="ce10" table:formula="of:=[$'3 Extraction'.F101]" office:value-type="string" office:string-value="Blockchain and internet of things for business process management: theory, challenges, and key success factors" calcext:value-type="string">
            <text:p>Blockchain and internet of things for business process management: theory, challenges, and key success factors</text:p>
          </table:table-cell>
          <table:table-cell table:style-name="ce10" table:formula="of:=[$'3 Extraction'.AG101]" office:value-type="float" office:value="0" calcext:value-type="float">
            <text:p>0</text:p>
          </table:table-cell>
          <table:table-cell table:number-columns-repeated="1019"/>
        </table:table-row>
        <table:table-row table:style-name="ro1" table:visibility="collapse">
          <table:table-cell table:style-name="ce10" table:formula="of:=[$'3 Extraction'.A102]" office:value-type="float" office:value="0" calcext:value-type="float">
            <text:p>0</text:p>
          </table:table-cell>
          <table:table-cell/>
          <table:table-cell table:style-name="ce10" table:formula="of:=[$'3 Extraction'.E102]" office:value-type="string" office:string-value="R Zhao" calcext:value-type="string">
            <text:p>R Zhao</text:p>
          </table:table-cell>
          <table:table-cell table:style-name="ce10" table:formula="of:=[$'3 Extraction'.F102]" office:value-type="string" office:string-value="An empirical analysis of supply chain BPM model based on blockchain and IoT integrated system" calcext:value-type="string">
            <text:p>An empirical analysis of supply chain BPM model based on blockchain and IoT integrated system</text:p>
          </table:table-cell>
          <table:table-cell table:style-name="ce10" table:formula="of:=[$'3 Extraction'.AG102]" office:value-type="float" office:value="0" calcext:value-type="float">
            <text:p>0</text:p>
          </table:table-cell>
          <table:table-cell table:number-columns-repeated="1019"/>
        </table:table-row>
        <table:table-row table:style-name="ro1" table:visibility="collapse">
          <table:table-cell table:style-name="ce10" table:formula="of:=[$'3 Extraction'.A103]" office:value-type="float" office:value="0" calcext:value-type="float">
            <text:p>0</text:p>
          </table:table-cell>
          <table:table-cell/>
          <table:table-cell table:style-name="ce10" table:formula="of:=[$'3 Extraction'.E103]" office:value-type="string" office:string-value="F Milani, L Garcia-Banuelos" calcext:value-type="string">
            <text:p>F Milani, L Garcia-Banuelos</text:p>
          </table:table-cell>
          <table:table-cell table:style-name="ce10" table:formula="of:=[$'3 Extraction'.F103]" office:value-type="string" office:string-value="Blockchain and principles of business process re-engineering for process innovation" calcext:value-type="string">
            <text:p>Blockchain and principles of business process re-engineering for process innovation</text:p>
          </table:table-cell>
          <table:table-cell table:style-name="ce10" table:formula="of:=[$'3 Extraction'.AG103]" office:value-type="float" office:value="0" calcext:value-type="float">
            <text:p>0</text:p>
          </table:table-cell>
          <table:table-cell table:number-columns-repeated="1019"/>
        </table:table-row>
        <table:table-row table:style-name="ro1" table:visibility="collapse">
          <table:table-cell table:style-name="ce10" table:formula="of:=[$'3 Extraction'.A104]" office:value-type="float" office:value="0" calcext:value-type="float">
            <text:p>0</text:p>
          </table:table-cell>
          <table:table-cell/>
          <table:table-cell table:style-name="ce10" table:formula="of:=[$'3 Extraction'.E104]" office:value-type="string" office:string-value="A Mohammed, A Almousa, A Ghaithan, LA Hadidi" calcext:value-type="string">
            <text:p>A Mohammed, A Almousa, A Ghaithan, LA Hadidi</text:p>
          </table:table-cell>
          <table:table-cell table:style-name="ce10" table:formula="of:=[$'3 Extraction'.F104]" office:value-type="string" office:string-value="The Role of Blockchain in Improving the Processes and Workflows in Construction Projects" calcext:value-type="string">
            <text:p>The Role of Blockchain in Improving the Processes and Workflows in Construction Projects</text:p>
          </table:table-cell>
          <table:table-cell table:style-name="ce10" table:formula="of:=[$'3 Extraction'.AG104]" office:value-type="float" office:value="0" calcext:value-type="float">
            <text:p>0</text:p>
          </table:table-cell>
          <table:table-cell table:number-columns-repeated="1019"/>
        </table:table-row>
        <table:table-row table:style-name="ro1">
          <table:table-cell table:style-name="ce10" table:formula="of:=[$'3 Extraction'.A105]" office:value-type="float" office:value="1" calcext:value-type="float">
            <text:p>1</text:p>
          </table:table-cell>
          <table:table-cell table:style-name="ce10" table:formula="of:=[$'3 Extraction'.D105]" office:value-type="float" office:value="2021" calcext:value-type="float">
            <text:p>2021</text:p>
          </table:table-cell>
          <table:table-cell table:style-name="ce10" table:formula="of:=[$'3 Extraction'.E105]" office:value-type="string" office:string-value="F Loukil, K Boukadi, M Abed, C Ghedira-Guegan" calcext:value-type="string">
            <text:p>F Loukil, K Boukadi, M Abed, C Ghedira-Guegan</text:p>
          </table:table-cell>
          <table:table-cell table:style-name="ce10" table:formula="of:=[$'3 Extraction'.F105]" office:value-type="string" office:string-value="Decentralized collaborative business process execution using blockchain" calcext:value-type="string">
            <text:p>Decentralized collaborative business process execution using blockchain</text:p>
          </table:table-cell>
          <table:table-cell table:style-name="ce10" table:formula="of:=[$'3 Extraction'.AG105]" office:value-type="float" office:value="1" calcext:value-type="float">
            <text:p>1</text:p>
          </table:table-cell>
          <table:table-cell table:style-name="ce98" office:value-type="string" calcext:value-type="string">
            <text:p>249378</text:p>
          </table:table-cell>
          <table:table-cell table:style-name="ce47" office:value-type="string" calcext:value-type="string">
            <text:p>4639652</text:p>
          </table:table-cell>
          <table:table-cell table:style-name="ce8" office:value-type="string" calcext:value-type="string">
            <text:p>Incident managment</text:p>
          </table:table-cell>
          <table:table-cell table:style-name="ce8" office:value-type="string" calcext:value-type="string">
            <text:p>Gas</text:p>
          </table:table-cell>
          <table:table-cell table:number-columns-repeated="1015"/>
        </table:table-row>
        <table:table-row table:style-name="ro1" table:visibility="collapse">
          <table:table-cell table:style-name="ce10" table:formula="of:=[$'3 Extraction'.A106]" office:value-type="float" office:value="0" calcext:value-type="float">
            <text:p>0</text:p>
          </table:table-cell>
          <table:table-cell/>
          <table:table-cell table:style-name="ce10" table:formula="of:=[$'3 Extraction'.E106]" office:value-type="string" office:string-value="H Ritchi, A Bandana, Z Adrianto, A Alfian" calcext:value-type="string">
            <text:p>H Ritchi, A Bandana, Z Adrianto, A Alfian</text:p>
          </table:table-cell>
          <table:table-cell table:style-name="ce10" table:formula="of:=[$'3 Extraction'.F106]" office:value-type="string" office:string-value="Permissioned blockchain for business process visibility: A case of expenditure cycle" calcext:value-type="string">
            <text:p>Permissioned blockchain for business process visibility: A case of expenditure cycle</text:p>
          </table:table-cell>
          <table:table-cell table:style-name="ce10" table:formula="of:=[$'3 Extraction'.AG106]" office:value-type="float" office:value="0" calcext:value-type="float">
            <text:p>0</text:p>
          </table:table-cell>
          <table:table-cell table:style-name="ce98" office:value-type="string" calcext:value-type="string">
            <text:p>249378</text:p>
          </table:table-cell>
          <table:table-cell table:style-name="ce97" office:value-type="string" calcext:value-type="string">
            <text:p>4639652</text:p>
          </table:table-cell>
          <table:table-cell table:style-name="ce8" office:value-type="string" calcext:value-type="string">
            <text:p>Incident managment</text:p>
          </table:table-cell>
          <table:table-cell table:style-name="ce8" office:value-type="string" calcext:value-type="string">
            <text:p>Gas</text:p>
          </table:table-cell>
          <table:table-cell table:number-columns-repeated="1015"/>
        </table:table-row>
        <table:table-row table:style-name="ro1" table:visibility="collapse">
          <table:table-cell table:style-name="ce10" table:formula="of:=[$'3 Extraction'.A107]" office:value-type="float" office:value="0" calcext:value-type="float">
            <text:p>0</text:p>
          </table:table-cell>
          <table:table-cell/>
          <table:table-cell table:style-name="ce10" table:formula="of:=[$'3 Extraction'.E107]" office:value-type="string" office:string-value="B Kumalakov, Y Shakan, M Nakibayeva" calcext:value-type="string">
            <text:p>B Kumalakov, Y Shakan, M Nakibayeva</text:p>
          </table:table-cell>
          <table:table-cell table:style-name="ce10" table:formula="of:=[$'3 Extraction'.F107]" office:value-type="string" office:string-value="Business processes and chains of Kazakhstan how do organisations start blockchain projects and evolve throughout?" calcext:value-type="string">
            <text:p>Business processes and chains of Kazakhstan how do organisations start blockchain projects and evolve throughout?</text:p>
          </table:table-cell>
          <table:table-cell table:style-name="ce10" table:formula="of:=[$'3 Extraction'.AG107]" office:value-type="float" office:value="0" calcext:value-type="float">
            <text:p>0</text:p>
          </table:table-cell>
          <table:table-cell table:number-columns-repeated="1019"/>
        </table:table-row>
        <table:table-row table:style-name="ro1" table:visibility="collapse">
          <table:table-cell table:style-name="ce10" table:formula="of:=[$'3 Extraction'.A108]" office:value-type="float" office:value="0" calcext:value-type="float">
            <text:p>0</text:p>
          </table:table-cell>
          <table:table-cell/>
          <table:table-cell table:style-name="ce10" table:formula="of:=[$'3 Extraction'.E108]" office:value-type="string" office:string-value="O López-Pintado, L García-Bañuelos…" calcext:value-type="string">
            <text:p>O López-Pintado, L García-Bañuelos…</text:p>
          </table:table-cell>
          <table:table-cell table:style-name="ce10" table:formula="of:=[$'3 Extraction'.F108]" office:value-type="string" office:string-value="Business process execution on blockchain" calcext:value-type="string">
            <text:p>Business process execution on blockchain</text:p>
          </table:table-cell>
          <table:table-cell table:style-name="ce10" table:formula="of:=[$'3 Extraction'.AG108]" office:value-type="float" office:value="0" calcext:value-type="float">
            <text:p>0</text:p>
          </table:table-cell>
          <table:table-cell table:number-columns-repeated="1019"/>
        </table:table-row>
        <table:table-row table:style-name="ro1" table:visibility="collapse">
          <table:table-cell table:style-name="ce10" table:formula="of:=[$'3 Extraction'.A109]" office:value-type="float" office:value="0" calcext:value-type="float">
            <text:p>0</text:p>
          </table:table-cell>
          <table:table-cell/>
          <table:table-cell table:style-name="ce10" table:formula="of:=[$'3 Extraction'.E109]" office:value-type="string" office:string-value="J Evermann, H Kim" calcext:value-type="string">
            <text:p>J Evermann, H Kim</text:p>
          </table:table-cell>
          <table:table-cell table:style-name="ce10" table:formula="of:=[$'3 Extraction'.F109]" office:value-type="string" office:string-value="Workflow Management on BFT Blockchains" calcext:value-type="string">
            <text:p>Workflow Management on BFT Blockchains</text:p>
          </table:table-cell>
          <table:table-cell table:style-name="ce10" table:formula="of:=[$'3 Extraction'.AG109]" office:value-type="float" office:value="0" calcext:value-type="float">
            <text:p>0</text:p>
          </table:table-cell>
          <table:table-cell table:number-columns-repeated="1019"/>
        </table:table-row>
        <table:table-row table:style-name="ro1" table:visibility="collapse">
          <table:table-cell table:style-name="ce10" table:formula="of:=[$'3 Extraction'.A110]" office:value-type="float" office:value="0" calcext:value-type="float">
            <text:p>0</text:p>
          </table:table-cell>
          <table:table-cell/>
          <table:table-cell table:style-name="ce10" table:formula="of:=[$'3 Extraction'.E110]" office:value-type="string" office:string-value="MEM van Wingerde" calcext:value-type="string">
            <text:p>MEM van Wingerde</text:p>
          </table:table-cell>
          <table:table-cell table:style-name="ce10" table:formula="of:=[$'3 Extraction'.F110]" office:value-type="string" office:string-value="Towards Inter-Organizational Business Process Governance through Blockchain." calcext:value-type="string">
            <text:p>Towards Inter-Organizational Business Process Governance through Blockchain.</text:p>
          </table:table-cell>
          <table:table-cell table:style-name="ce10" table:formula="of:=[$'3 Extraction'.AG110]" office:value-type="float" office:value="0" calcext:value-type="float">
            <text:p>0</text:p>
          </table:table-cell>
          <table:table-cell table:number-columns-repeated="1019"/>
        </table:table-row>
        <table:table-row table:style-name="ro1" table:visibility="collapse">
          <table:table-cell table:style-name="ce10" table:formula="of:=[$'3 Extraction'.A111]" office:value-type="float" office:value="0" calcext:value-type="float">
            <text:p>0</text:p>
          </table:table-cell>
          <table:table-cell/>
          <table:table-cell table:style-name="ce10" table:formula="of:=[$'3 Extraction'.E111]" office:value-type="string" office:string-value="MS Rahman, I Khalil, A Bouras" calcext:value-type="string">
            <text:p>MS Rahman, I Khalil, A Bouras</text:p>
          </table:table-cell>
          <table:table-cell table:style-name="ce10" table:formula="of:=[$'3 Extraction'.F111]" office:value-type="string" office:string-value="Formalizing Dynamic Behaviors of Smart Contract Workflow in Smart Healthcare Supply Chain" calcext:value-type="string">
            <text:p>Formalizing Dynamic Behaviors of Smart Contract Workflow in Smart Healthcare Supply Chain</text:p>
          </table:table-cell>
          <table:table-cell table:style-name="ce10" table:formula="of:=[$'3 Extraction'.AG111]" office:value-type="float" office:value="0" calcext:value-type="float">
            <text:p>0</text:p>
          </table:table-cell>
          <table:table-cell table:number-columns-repeated="1019"/>
        </table:table-row>
        <table:table-row table:style-name="ro1" table:visibility="collapse">
          <table:table-cell table:style-name="ce10" table:formula="of:=[$'3 Extraction'.A112]" office:value-type="float" office:value="0" calcext:value-type="float">
            <text:p>0</text:p>
          </table:table-cell>
          <table:table-cell/>
          <table:table-cell table:style-name="ce10" table:formula="of:=[$'3 Extraction'.E112]" office:value-type="string" office:string-value="F Milani, L Garcia-Banuelos, S Filipova…" calcext:value-type="string">
            <text:p>F Milani, L Garcia-Banuelos, S Filipova…</text:p>
          </table:table-cell>
          <table:table-cell table:style-name="ce10" table:formula="of:=[$'3 Extraction'.F112]" office:value-type="string" office:string-value="Modelling blockchain-based business processes: a comparative analysis of BPMN vs CMMN" calcext:value-type="string">
            <text:p>Modelling blockchain-based business processes: a comparative analysis of BPMN vs CMMN</text:p>
          </table:table-cell>
          <table:table-cell table:style-name="ce10" table:formula="of:=[$'3 Extraction'.AG112]" office:value-type="float" office:value="0" calcext:value-type="float">
            <text:p>0</text:p>
          </table:table-cell>
          <table:table-cell table:number-columns-repeated="1019"/>
        </table:table-row>
        <table:table-row table:style-name="ro1" table:visibility="collapse">
          <table:table-cell table:style-name="ce10" table:formula="of:=[$'3 Extraction'.A113]" office:value-type="float" office:value="0" calcext:value-type="float">
            <text:p>0</text:p>
          </table:table-cell>
          <table:table-cell/>
          <table:table-cell table:style-name="ce10" table:formula="of:=[$'3 Extraction'.E113]" office:value-type="string" office:string-value="MEM van Wingerde, H Weigand" calcext:value-type="string">
            <text:p>MEM van Wingerde, H Weigand</text:p>
          </table:table-cell>
          <table:table-cell table:style-name="ce10" table:formula="of:=[$'3 Extraction'.F113]" office:value-type="string" office:string-value="An ontological analysis of artifact-centric business processes managed by smart contracts" calcext:value-type="string">
            <text:p>An ontological analysis of artifact-centric business processes managed by smart contracts</text:p>
          </table:table-cell>
          <table:table-cell table:style-name="ce10" table:formula="of:=[$'3 Extraction'.AG113]" office:value-type="float" office:value="0" calcext:value-type="float">
            <text:p>0</text:p>
          </table:table-cell>
          <table:table-cell table:number-columns-repeated="1019"/>
        </table:table-row>
        <table:table-row table:style-name="ro1">
          <table:table-cell table:style-name="ce10" table:formula="of:=[$'3 Extraction'.A114]" office:value-type="float" office:value="1" calcext:value-type="float">
            <text:p>1</text:p>
          </table:table-cell>
          <table:table-cell table:style-name="ce10" table:formula="of:=[$'3 Extraction'.D114]" office:value-type="float" office:value="2021" calcext:value-type="float">
            <text:p>2021</text:p>
          </table:table-cell>
          <table:table-cell table:style-name="ce10" table:formula="of:=[$'3 Extraction'.E114]" office:value-type="string" office:string-value="F Corradini, A Marcelletti, A Morichetta, A Polini…" calcext:value-type="string">
            <text:p>F Corradini, A Marcelletti, A Morichetta, A Polini…</text:p>
          </table:table-cell>
          <table:table-cell table:style-name="ce10" table:formula="of:=[$'3 Extraction'.F114]" office:value-type="string" office:string-value="Model-driven engineering for multi-party business processes on multiple blockchains" calcext:value-type="string">
            <text:p>Model-driven engineering for multi-party business processes on multiple blockchains</text:p>
          </table:table-cell>
          <table:table-cell table:style-name="ce10" table:formula="of:=[$'3 Extraction'.AG114]" office:value-type="float" office:value="1" calcext:value-type="float">
            <text:p>1</text:p>
          </table:table-cell>
          <table:table-cell table:style-name="ce98" office:value-type="string" calcext:value-type="string">
            <text:p>6134344</text:p>
          </table:table-cell>
          <table:table-cell/>
          <table:table-cell table:style-name="ce8" office:value-type="string" calcext:value-type="string">
            <text:p>Retail Order</text:p>
          </table:table-cell>
          <table:table-cell table:style-name="ce8" office:value-type="string" calcext:value-type="string">
            <text:p>Gas</text:p>
          </table:table-cell>
          <table:table-cell table:number-columns-repeated="1015"/>
        </table:table-row>
        <table:table-row table:style-name="ro1" table:visibility="collapse">
          <table:table-cell table:style-name="ce10" table:formula="of:=[$'3 Extraction'.A115]" office:value-type="float" office:value="0" calcext:value-type="float">
            <text:p>0</text:p>
          </table:table-cell>
          <table:table-cell/>
          <table:table-cell table:style-name="ce10" table:formula="of:=[$'3 Extraction'.E115]" office:value-type="string" office:string-value="C Lauster, P Klinger, N Schwab, F Bodendorf" calcext:value-type="string">
            <text:p>C Lauster, P Klinger, N Schwab, F Bodendorf</text:p>
          </table:table-cell>
          <table:table-cell table:style-name="ce10" table:formula="of:=[$'3 Extraction'.F115]" office:value-type="string" office:string-value="Literature Review Linking Blockchain and Business Process Management" calcext:value-type="string">
            <text:p>Literature Review Linking Blockchain and Business Process Management</text:p>
          </table:table-cell>
          <table:table-cell table:style-name="ce10" table:formula="of:=[$'3 Extraction'.AG115]" office:value-type="float" office:value="0" calcext:value-type="float">
            <text:p>0</text:p>
          </table:table-cell>
          <table:table-cell table:style-name="ce98" office:value-type="string" calcext:value-type="string">
            <text:p>6134344</text:p>
          </table:table-cell>
          <table:table-cell table:style-name="ce97"/>
          <table:table-cell table:style-name="ce8" office:value-type="string" calcext:value-type="string">
            <text:p>Retail Order</text:p>
          </table:table-cell>
          <table:table-cell table:style-name="ce8" office:value-type="string" calcext:value-type="string">
            <text:p>Gas</text:p>
          </table:table-cell>
          <table:table-cell table:number-columns-repeated="1015"/>
        </table:table-row>
        <table:table-row table:style-name="ro1" table:visibility="collapse">
          <table:table-cell table:style-name="ce10" table:formula="of:=[$'3 Extraction'.A116]" office:value-type="float" office:value="1" calcext:value-type="float">
            <text:p>1</text:p>
          </table:table-cell>
          <table:table-cell/>
          <table:table-cell table:style-name="ce10" table:formula="of:=[$'3 Extraction'.E116]" office:value-type="string" office:string-value="J Evermann" calcext:value-type="string">
            <text:p>J Evermann</text:p>
          </table:table-cell>
          <table:table-cell table:style-name="ce10" table:formula="of:=[$'3 Extraction'.F116]" office:value-type="string" office:string-value="Adapting Workflow Management Systems to BFT Blockchains–The YAWL Example" calcext:value-type="string">
            <text:p>Adapting Workflow Management Systems to BFT Blockchains–The YAWL Example</text:p>
          </table:table-cell>
          <table:table-cell table:style-name="ce10" table:formula="of:=[$'3 Extraction'.AG116]" office:value-type="float" office:value="0" calcext:value-type="float">
            <text:p>0</text:p>
          </table:table-cell>
          <table:table-cell table:number-columns-repeated="1019"/>
        </table:table-row>
        <table:table-row table:style-name="ro1" table:visibility="collapse">
          <table:table-cell table:style-name="ce10" table:formula="of:=[$'3 Extraction'.A117]" office:value-type="float" office:value="0" calcext:value-type="float">
            <text:p>0</text:p>
          </table:table-cell>
          <table:table-cell/>
          <table:table-cell table:style-name="ce10" table:formula="of:=[$'3 Extraction'.E117]" office:value-type="string" office:string-value="M Markovska, FP Milani, L Garcia-Banuelos" calcext:value-type="string">
            <text:p>M Markovska, FP Milani, L Garcia-Banuelos</text:p>
          </table:table-cell>
          <table:table-cell table:style-name="ce10" table:formula="of:=[$'3 Extraction'.F117]" office:value-type="string" office:string-value="Modelling Business Processes on a Blockchain Eco-System (BPMN)" calcext:value-type="string">
            <text:p>Modelling Business Processes on a Blockchain Eco-System (BPMN)</text:p>
          </table:table-cell>
          <table:table-cell table:style-name="ce10" table:formula="of:=[$'3 Extraction'.AG117]" office:value-type="float" office:value="0" calcext:value-type="float">
            <text:p>0</text:p>
          </table:table-cell>
          <table:table-cell table:style-name="ce81"/>
          <table:table-cell table:number-columns-repeated="1018"/>
        </table:table-row>
        <table:table-row table:style-name="ro1" table:visibility="collapse">
          <table:table-cell table:style-name="ce10" table:formula="of:=[$'3 Extraction'.A118]" office:value-type="float" office:value="0" calcext:value-type="float">
            <text:p>0</text:p>
          </table:table-cell>
          <table:table-cell/>
          <table:table-cell table:style-name="ce10" table:formula="of:=[$'3 Extraction'.E118]" office:value-type="string" office:string-value="C Gómez, FJ Pérez Blanco, JM Vara, V De Castro…" calcext:value-type="string">
            <text:p>C Gómez, FJ Pérez Blanco, JM Vara, V De Castro…</text:p>
          </table:table-cell>
          <table:table-cell table:style-name="ce10" table:formula="of:=[$'3 Extraction'.F118]" office:value-type="string" office:string-value="Design and development of Smart Contracts for E-government through Value and Business Process Modeling" calcext:value-type="string">
            <text:p>Design and development of Smart Contracts for E-government through Value and Business Process Modeling</text:p>
          </table:table-cell>
          <table:table-cell table:style-name="ce10" table:formula="of:=[$'3 Extraction'.AG118]" office:value-type="float" office:value="0" calcext:value-type="float">
            <text:p>0</text:p>
          </table:table-cell>
          <table:table-cell table:number-columns-repeated="1019"/>
        </table:table-row>
        <table:table-row table:style-name="ro1" table:visibility="collapse">
          <table:table-cell table:style-name="ce10" table:formula="of:=[$'3 Extraction'.A119]" office:value-type="float" office:value="0" calcext:value-type="float">
            <text:p>0</text:p>
          </table:table-cell>
          <table:table-cell/>
          <table:table-cell table:style-name="ce10" table:formula="of:=[$'3 Extraction'.E119]" office:value-type="string" office:string-value="KB Yue" calcext:value-type="string">
            <text:p>KB Yue</text:p>
          </table:table-cell>
          <table:table-cell table:style-name="ce10" table:formula="of:=[$'3 Extraction'.F119]" office:value-type="string" office:string-value="A Blockchain-Inspired, Multi-Layered Transaction Model for Business Process Modeling" calcext:value-type="string">
            <text:p>A Blockchain-Inspired, Multi-Layered Transaction Model for Business Process Modeling</text:p>
          </table:table-cell>
          <table:table-cell table:style-name="ce10" table:formula="of:=[$'3 Extraction'.AG119]" office:value-type="float" office:value="0" calcext:value-type="float">
            <text:p>0</text:p>
          </table:table-cell>
          <table:table-cell table:number-columns-repeated="1019"/>
        </table:table-row>
        <table:table-row table:style-name="ro1" table:visibility="collapse">
          <table:table-cell table:style-name="ce10" table:formula="of:=[$'3 Extraction'.A120]" office:value-type="float" office:value="0" calcext:value-type="float">
            <text:p>0</text:p>
          </table:table-cell>
          <table:table-cell/>
          <table:table-cell table:style-name="ce10" table:formula="of:=[$'3 Extraction'.E120]" office:value-type="string" office:string-value="C Cavaliere" calcext:value-type="string">
            <text:p>C Cavaliere</text:p>
          </table:table-cell>
          <table:table-cell table:style-name="ce10" table:formula="of:=[$'3 Extraction'.F120]" office:value-type="string" office:string-value="A case study on the exploration of Blockchain potential: An exploratory research on the impact of the technology on business process and value configuration of a mid …" calcext:value-type="string">
            <text:p>A case study on the exploration of Blockchain potential: An exploratory research on the impact of the technology on business process and value configuration of a mid …</text:p>
          </table:table-cell>
          <table:table-cell table:style-name="ce10" table:formula="of:=[$'3 Extraction'.AG120]" office:value-type="float" office:value="0" calcext:value-type="float">
            <text:p>0</text:p>
          </table:table-cell>
          <table:table-cell table:number-columns-repeated="1019"/>
        </table:table-row>
        <table:table-row table:style-name="ro1" table:visibility="collapse">
          <table:table-cell table:style-name="ce10" table:formula="of:=[$'3 Extraction'.A121]" office:value-type="float" office:value="0" calcext:value-type="float">
            <text:p>0</text:p>
          </table:table-cell>
          <table:table-cell/>
          <table:table-cell table:style-name="ce10" table:formula="of:=[$'3 Extraction'.E121]" office:value-type="string" office:string-value="H Gao, B Zhong" calcext:value-type="string">
            <text:p>H Gao, B Zhong</text:p>
          </table:table-cell>
          <table:table-cell table:style-name="ce10" table:formula="of:=[$'3 Extraction'.F121]" office:value-type="string" office:string-value="A blockchain-based framework for supporting BIM-based building code compliance checking workflow" calcext:value-type="string">
            <text:p>A blockchain-based framework for supporting BIM-based building code compliance checking workflow</text:p>
          </table:table-cell>
          <table:table-cell table:style-name="ce10" table:formula="of:=[$'3 Extraction'.AG121]" office:value-type="float" office:value="0" calcext:value-type="float">
            <text:p>0</text:p>
          </table:table-cell>
          <table:table-cell table:number-columns-repeated="1019"/>
        </table:table-row>
        <table:table-row table:style-name="ro1" table:visibility="collapse">
          <table:table-cell table:style-name="ce10" table:formula="of:=[$'3 Extraction'.A122]" office:value-type="float" office:value="0" calcext:value-type="float">
            <text:p>0</text:p>
          </table:table-cell>
          <table:table-cell/>
          <table:table-cell table:style-name="ce10" table:formula="of:=[$'3 Extraction'.E122]" office:value-type="string" office:string-value="A Belhi, H Gasmi, A Hammi, A Bouras, B Aouni…" calcext:value-type="string">
            <text:p>A Belhi, H Gasmi, A Hammi, A Bouras, B Aouni…</text:p>
          </table:table-cell>
          <table:table-cell table:style-name="ce10" table:formula="of:=[$'3 Extraction'.F122]" office:value-type="string" office:string-value="A Broker-Based Manufacturing Supply Chain Integration with Blockchain: Managing Odoo Workflows Using Hyperledger Fabric Smart Contracts" calcext:value-type="string">
            <text:p>A Broker-Based Manufacturing Supply Chain Integration with Blockchain: Managing Odoo Workflows Using Hyperledger Fabric Smart Contracts</text:p>
          </table:table-cell>
          <table:table-cell table:style-name="ce10" table:formula="of:=[$'3 Extraction'.AG122]" office:value-type="float" office:value="0" calcext:value-type="float">
            <text:p>0</text:p>
          </table:table-cell>
          <table:table-cell table:number-columns-repeated="1019"/>
        </table:table-row>
        <table:table-row table:style-name="ro1" table:visibility="collapse">
          <table:table-cell table:style-name="ce10" table:formula="of:=[$'3 Extraction'.A123]" office:value-type="float" office:value="0" calcext:value-type="float">
            <text:p>0</text:p>
          </table:table-cell>
          <table:table-cell/>
          <table:table-cell table:style-name="ce10" table:formula="of:=[$'3 Extraction'.E123]" office:value-type="string" office:string-value="C Rondanini, B Carminati, F Daidone…" calcext:value-type="string">
            <text:p>C Rondanini, B Carminati, F Daidone…</text:p>
          </table:table-cell>
          <table:table-cell table:style-name="ce10" table:formula="of:=[$'3 Extraction'.F123]" office:value-type="string" office:string-value="Blockchain-based controlled information sharing in inter-organizational workflows" calcext:value-type="string">
            <text:p>Blockchain-based controlled information sharing in inter-organizational workflows</text:p>
          </table:table-cell>
          <table:table-cell table:style-name="ce10" table:formula="of:=[$'3 Extraction'.AG123]" office:value-type="float" office:value="0" calcext:value-type="float">
            <text:p>0</text:p>
          </table:table-cell>
          <table:table-cell table:number-columns-repeated="1019"/>
        </table:table-row>
        <table:table-row table:style-name="ro1" table:visibility="collapse">
          <table:table-cell table:style-name="ce10" table:formula="of:=[$'3 Extraction'.A124]" office:value-type="float" office:value="0" calcext:value-type="float">
            <text:p>0</text:p>
          </table:table-cell>
          <table:table-cell/>
          <table:table-cell table:style-name="ce10" table:formula="of:=[$'3 Extraction'.E124]" office:value-type="string" office:string-value="V Posea, C Niţu, C Damian, A Panu…" calcext:value-type="string">
            <text:p>V Posea, C Niţu, C Damian, A Panu…</text:p>
          </table:table-cell>
          <table:table-cell table:style-name="ce10" table:formula="of:=[$'3 Extraction'.F124]" office:value-type="string" office:string-value="GDPR compliant recruitment platform using smart contracts and executable choreographies" calcext:value-type="string">
            <text:p>GDPR compliant recruitment platform using smart contracts and executable choreographies</text:p>
          </table:table-cell>
          <table:table-cell table:style-name="ce10" table:formula="of:=[$'3 Extraction'.AG124]" office:value-type="float" office:value="0" calcext:value-type="float">
            <text:p>0</text:p>
          </table:table-cell>
          <table:table-cell table:number-columns-repeated="1019"/>
        </table:table-row>
        <table:table-row table:style-name="ro1" table:visibility="collapse">
          <table:table-cell table:style-name="ce10" table:formula="of:=[$'3 Extraction'.A125]" office:value-type="float" office:value="0" calcext:value-type="float">
            <text:p>0</text:p>
          </table:table-cell>
          <table:table-cell/>
          <table:table-cell table:style-name="ce10" table:formula="of:=[$'3 Extraction'.E125]" office:value-type="string" office:string-value="G Hofbauer" calcext:value-type="string">
            <text:p>G Hofbauer</text:p>
          </table:table-cell>
          <table:table-cell table:style-name="ce10" table:formula="of:=[$'3 Extraction'.F125]" office:value-type="string" office:string-value="Blockchain applications in business processes exemplified for procurement" calcext:value-type="string">
            <text:p>Blockchain applications in business processes exemplified for procurement</text:p>
          </table:table-cell>
          <table:table-cell table:style-name="ce10" table:formula="of:=[$'3 Extraction'.AG125]" office:value-type="float" office:value="0" calcext:value-type="float">
            <text:p>0</text:p>
          </table:table-cell>
          <table:table-cell table:number-columns-repeated="1019"/>
        </table:table-row>
        <table:table-row table:style-name="ro1" table:visibility="collapse">
          <table:table-cell table:style-name="ce10" table:formula="of:=[$'3 Extraction'.A126]" office:value-type="float" office:value="0" calcext:value-type="float">
            <text:p>0</text:p>
          </table:table-cell>
          <table:table-cell/>
          <table:table-cell table:style-name="ce10" table:formula="of:=[$'3 Extraction'.E126]" office:value-type="string" office:string-value="N van de Luijtgaarden" calcext:value-type="string">
            <text:p>N van de Luijtgaarden</text:p>
          </table:table-cell>
          <table:table-cell table:style-name="ce10" table:formula="of:=[$'3 Extraction'.F126]" office:value-type="string" office:string-value="Optimizing the core business processes of financial asset management companies using blockchain technology" calcext:value-type="string">
            <text:p>Optimizing the core business processes of financial asset management companies using blockchain technology</text:p>
          </table:table-cell>
          <table:table-cell table:style-name="ce10" table:formula="of:=[$'3 Extraction'.AG126]" office:value-type="float" office:value="0" calcext:value-type="float">
            <text:p>0</text:p>
          </table:table-cell>
          <table:table-cell table:number-columns-repeated="1019"/>
        </table:table-row>
        <table:table-row table:style-name="ro1" table:visibility="collapse">
          <table:table-cell table:style-name="ce10" table:formula="of:=[$'3 Extraction'.A127]" office:value-type="float" office:value="0" calcext:value-type="float">
            <text:p>0</text:p>
          </table:table-cell>
          <table:table-cell/>
          <table:table-cell table:style-name="ce10" table:formula="of:=[$'3 Extraction'.E127]" office:value-type="string" office:string-value="M Bertolini" calcext:value-type="string">
            <text:p>M Bertolini</text:p>
          </table:table-cell>
          <table:table-cell table:style-name="ce10" table:formula="of:=[$'3 Extraction'.F127]" office:value-type="string" office:string-value="Enforcing commitments with blockchain: an approach to generate smart contracts for choreographed business processes" calcext:value-type="string">
            <text:p>Enforcing commitments with blockchain: an approach to generate smart contracts for choreographed business processes</text:p>
          </table:table-cell>
          <table:table-cell table:style-name="ce10" table:formula="of:=[$'3 Extraction'.AG127]" office:value-type="float" office:value="0" calcext:value-type="float">
            <text:p>0</text:p>
          </table:table-cell>
          <table:table-cell table:number-columns-repeated="1019"/>
        </table:table-row>
        <table:table-row table:style-name="ro1" table:visibility="collapse">
          <table:table-cell table:style-name="ce10" table:formula="of:=[$'3 Extraction'.A128]" office:value-type="float" office:value="0" calcext:value-type="float">
            <text:p>0</text:p>
          </table:table-cell>
          <table:table-cell/>
          <table:table-cell table:style-name="ce10" table:formula="of:=[$'3 Extraction'.E128]" office:value-type="string" office:string-value="A Bagozi, D Bianchini, VD Antonellis, M Garda…" calcext:value-type="string">
            <text:p>A Bagozi, D Bianchini, VD Antonellis, M Garda…</text:p>
          </table:table-cell>
          <table:table-cell table:style-name="ce10" table:formula="of:=[$'3 Extraction'.F128]" office:value-type="string" office:string-value="A Blockchain-Based Approach for Trust Management in Collaborative Business Processes" calcext:value-type="string">
            <text:p>A Blockchain-Based Approach for Trust Management in Collaborative Business Processes</text:p>
          </table:table-cell>
          <table:table-cell table:style-name="ce10" table:formula="of:=[$'3 Extraction'.AG128]" office:value-type="float" office:value="0" calcext:value-type="float">
            <text:p>0</text:p>
          </table:table-cell>
          <table:table-cell table:number-columns-repeated="1019"/>
        </table:table-row>
        <table:table-row table:style-name="ro1" table:visibility="collapse">
          <table:table-cell table:style-name="ce10" table:formula="of:=[$'3 Extraction'.A129]" office:value-type="float" office:value="0" calcext:value-type="float">
            <text:p>0</text:p>
          </table:table-cell>
          <table:table-cell/>
          <table:table-cell table:style-name="ce10" table:formula="of:=[$'3 Extraction'.E129]" office:value-type="string" office:string-value="D Peherstorfer" calcext:value-type="string">
            <text:p>D Peherstorfer</text:p>
          </table:table-cell>
          <table:table-cell table:style-name="ce10" table:formula="of:=[$'3 Extraction'.F129]" office:value-type="string" office:string-value="BIM and blockchain: a decentralized solution for a change management workflow in construction projects" calcext:value-type="string">
            <text:p>BIM and blockchain: a decentralized solution for a change management workflow in construction projects</text:p>
          </table:table-cell>
          <table:table-cell table:style-name="ce10" table:formula="of:=[$'3 Extraction'.AG129]" office:value-type="float" office:value="0" calcext:value-type="float">
            <text:p>0</text:p>
          </table:table-cell>
          <table:table-cell table:number-columns-repeated="1019"/>
        </table:table-row>
        <table:table-row table:style-name="ro1" table:visibility="collapse">
          <table:table-cell table:style-name="ce10" table:formula="of:=[$'3 Extraction'.A130]" office:value-type="float" office:value="0" calcext:value-type="float">
            <text:p>0</text:p>
          </table:table-cell>
          <table:table-cell/>
          <table:table-cell table:style-name="ce10" table:formula="of:=[$'3 Extraction'.E130]" office:value-type="string" office:string-value="P Edrud" calcext:value-type="string">
            <text:p>P Edrud</text:p>
          </table:table-cell>
          <table:table-cell table:style-name="ce10" table:formula="of:=[$'3 Extraction'.F130]" office:value-type="string" office:string-value="Improving BPM with Blockchain Technology: Benefits, costs, criteria &amp; barriers" calcext:value-type="string">
            <text:p>Improving BPM with Blockchain Technology: Benefits, costs, criteria &amp; barriers</text:p>
          </table:table-cell>
          <table:table-cell table:style-name="ce10" table:formula="of:=[$'3 Extraction'.AG130]" office:value-type="float" office:value="0" calcext:value-type="float">
            <text:p>0</text:p>
          </table:table-cell>
          <table:table-cell table:number-columns-repeated="1019"/>
        </table:table-row>
        <table:table-row table:style-name="ro1" table:visibility="collapse">
          <table:table-cell table:style-name="ce10" table:formula="of:=[$'3 Extraction'.A131]" office:value-type="float" office:value="0" calcext:value-type="float">
            <text:p>0</text:p>
          </table:table-cell>
          <table:table-cell/>
          <table:table-cell table:style-name="ce10" table:formula="of:=[$'3 Extraction'.E131]" office:value-type="string" office:string-value="E Fernando" calcext:value-type="string">
            <text:p>E Fernando</text:p>
          </table:table-cell>
          <table:table-cell table:style-name="ce10" table:formula="of:=[$'3 Extraction'.F131]" office:value-type="string" office:string-value="The Business Process of Good Manufacturing Practice Based on Blockchain Technology in the Pharmaceutical Industry" calcext:value-type="string">
            <text:p>The Business Process of Good Manufacturing Practice Based on Blockchain Technology in the Pharmaceutical Industry</text:p>
          </table:table-cell>
          <table:table-cell table:style-name="ce10" table:formula="of:=[$'3 Extraction'.AG131]" office:value-type="float" office:value="0" calcext:value-type="float">
            <text:p>0</text:p>
          </table:table-cell>
          <table:table-cell table:number-columns-repeated="1019"/>
        </table:table-row>
        <table:table-row table:style-name="ro1" table:visibility="collapse">
          <table:table-cell table:style-name="ce10" table:formula="of:=[$'3 Extraction'.A132]" office:value-type="float" office:value="0" calcext:value-type="float">
            <text:p>0</text:p>
          </table:table-cell>
          <table:table-cell/>
          <table:table-cell table:style-name="ce10" table:formula="of:=[$'3 Extraction'.E132]" office:value-type="string" office:string-value="OV Boychenko, IV Gavrikov" calcext:value-type="string">
            <text:p>OV Boychenko, IV Gavrikov</text:p>
          </table:table-cell>
          <table:table-cell table:style-name="ce10" table:formula="of:=[$'3 Extraction'.F132]" office:value-type="string" office:string-value="Potential Applications of Smart Contract Technology in Corporate Business Processes" calcext:value-type="string">
            <text:p>Potential Applications of Smart Contract Technology in Corporate Business Processes</text:p>
          </table:table-cell>
          <table:table-cell table:style-name="ce10" table:formula="of:=[$'3 Extraction'.AG132]" office:value-type="float" office:value="0" calcext:value-type="float">
            <text:p>0</text:p>
          </table:table-cell>
          <table:table-cell table:number-columns-repeated="1019"/>
        </table:table-row>
        <table:table-row table:style-name="ro1" table:visibility="collapse">
          <table:table-cell table:style-name="ce10" table:formula="of:=[$'3 Extraction'.A133]" office:value-type="float" office:value="0" calcext:value-type="float">
            <text:p>0</text:p>
          </table:table-cell>
          <table:table-cell/>
          <table:table-cell table:style-name="ce10" table:formula="of:=[$'3 Extraction'.E133]" office:value-type="string" office:string-value="L Argento, S Graziano, A Garro, A Guzzo, F Pasqua…" calcext:value-type="string">
            <text:p>L Argento, S Graziano, A Garro, A Guzzo, F Pasqua…</text:p>
          </table:table-cell>
          <table:table-cell table:style-name="ce10" table:formula="of:=[$'3 Extraction'.F133]" office:value-type="string" office:string-value="A Simulation-based and Data-driven Framework for Enabling the Analysis and Design of Business Processes based on Blockchain and Smart Contracts …" calcext:value-type="string">
            <text:p>A Simulation-based and Data-driven Framework for Enabling the Analysis and Design of Business Processes based on Blockchain and Smart Contracts …</text:p>
          </table:table-cell>
          <table:table-cell table:style-name="ce10" table:formula="of:=[$'3 Extraction'.AG133]" office:value-type="float" office:value="0" calcext:value-type="float">
            <text:p>0</text:p>
          </table:table-cell>
          <table:table-cell table:number-columns-repeated="1019"/>
        </table:table-row>
        <table:table-row table:style-name="ro1" table:visibility="collapse">
          <table:table-cell table:style-name="ce10" table:formula="of:=[$'3 Extraction'.A134]" office:value-type="float" office:value="0" calcext:value-type="float">
            <text:p>0</text:p>
          </table:table-cell>
          <table:table-cell/>
          <table:table-cell table:style-name="ce10" table:formula="of:=[$'3 Extraction'.E134]" office:value-type="string" office:string-value="X Xu, Q Geng, H Cao, R Mo, S Wan, L Qi…" calcext:value-type="string">
            <text:p>X Xu, Q Geng, H Cao, R Mo, S Wan, L Qi…</text:p>
          </table:table-cell>
          <table:table-cell table:style-name="ce10" table:formula="of:=[$'3 Extraction'.F134]" office:value-type="string" office:string-value="Blockchain-powered service migration for uncertainty-aware workflows in edge computing" calcext:value-type="string">
            <text:p>Blockchain-powered service migration for uncertainty-aware workflows in edge computing</text:p>
          </table:table-cell>
          <table:table-cell table:style-name="ce10" table:formula="of:=[$'3 Extraction'.AG134]" office:value-type="float" office:value="0" calcext:value-type="float">
            <text:p>0</text:p>
          </table:table-cell>
          <table:table-cell table:number-columns-repeated="1019"/>
        </table:table-row>
        <table:table-row table:style-name="ro1" table:visibility="collapse">
          <table:table-cell table:style-name="ce10" table:formula="of:=[$'3 Extraction'.A135]" office:value-type="float" office:value="0" calcext:value-type="float">
            <text:p>0</text:p>
          </table:table-cell>
          <table:table-cell/>
          <table:table-cell table:style-name="ce10" table:formula="of:=[$'3 Extraction'.E135]" office:value-type="string" office:string-value="DN Treku, J Sun" calcext:value-type="string">
            <text:p>DN Treku, J Sun</text:p>
          </table:table-cell>
          <table:table-cell table:style-name="ce10" table:formula="of:=[$'3 Extraction'.F135]" office:value-type="string" office:string-value="Adaptive Workflow Design Based on Blockchain" calcext:value-type="string">
            <text:p>Adaptive Workflow Design Based on Blockchain</text:p>
          </table:table-cell>
          <table:table-cell table:style-name="ce10" table:formula="of:=[$'3 Extraction'.AG135]" office:value-type="float" office:value="0" calcext:value-type="float">
            <text:p>0</text:p>
          </table:table-cell>
          <table:table-cell table:number-columns-repeated="1019"/>
        </table:table-row>
        <table:table-row table:style-name="ro1" table:visibility="collapse">
          <table:table-cell table:style-name="ce10" table:formula="of:=[$'3 Extraction'.A136]" office:value-type="float" office:value="0" calcext:value-type="float">
            <text:p>0</text:p>
          </table:table-cell>
          <table:table-cell/>
          <table:table-cell table:style-name="ce10" table:formula="of:=[$'3 Extraction'.E136]" office:value-type="string" office:string-value="SL Guerreiro, D Silva, T Rosado…" calcext:value-type="string">
            <text:p>SL Guerreiro, D Silva, T Rosado…</text:p>
          </table:table-cell>
          <table:table-cell table:style-name="ce10" table:formula="of:=[$'3 Extraction'.F136]" office:value-type="string" office:string-value="Decentralized Business Process Control using Blockchain" calcext:value-type="string">
            <text:p>Decentralized Business Process Control using Blockchain</text:p>
          </table:table-cell>
          <table:table-cell table:style-name="ce10" table:formula="of:=[$'3 Extraction'.AG136]" office:value-type="float" office:value="0" calcext:value-type="float">
            <text:p>0</text:p>
          </table:table-cell>
          <table:table-cell table:number-columns-repeated="1019"/>
        </table:table-row>
        <table:table-row table:style-name="ro1" table:visibility="collapse">
          <table:table-cell table:style-name="ce10" table:formula="of:=[$'3 Extraction'.A137]" office:value-type="float" office:value="0" calcext:value-type="float">
            <text:p>0</text:p>
          </table:table-cell>
          <table:table-cell/>
          <table:table-cell table:style-name="ce10" table:formula="of:=[$'3 Extraction'.E137]" office:value-type="string" office:string-value="K Odachi" calcext:value-type="string">
            <text:p>K Odachi</text:p>
          </table:table-cell>
          <table:table-cell table:style-name="ce10" table:formula="of:=[$'3 Extraction'.F137]" office:value-type="string" office:string-value="Securing Business Processes Using Blockchain Technology: A Case Study of Hydrocarbon Accounting Processes." calcext:value-type="string">
            <text:p>Securing Business Processes Using Blockchain Technology: A Case Study of Hydrocarbon Accounting Processes.</text:p>
          </table:table-cell>
          <table:table-cell table:style-name="ce10" table:formula="of:=[$'3 Extraction'.AG137]" office:value-type="float" office:value="0" calcext:value-type="float">
            <text:p>0</text:p>
          </table:table-cell>
          <table:table-cell table:number-columns-repeated="1019"/>
        </table:table-row>
        <table:table-row table:style-name="ro1" table:visibility="collapse">
          <table:table-cell table:style-name="ce10" table:formula="of:=[$'3 Extraction'.A138]" office:value-type="float" office:value="0" calcext:value-type="float">
            <text:p>0</text:p>
          </table:table-cell>
          <table:table-cell/>
          <table:table-cell table:style-name="ce10" table:formula="of:=[$'3 Extraction'.E138]" office:value-type="string" office:string-value="HM Johng" calcext:value-type="string">
            <text:p>HM Johng</text:p>
          </table:table-cell>
          <table:table-cell table:style-name="ce10" table:formula="of:=[$'3 Extraction'.F138]" office:value-type="string" office:string-value="Improving Business Processes Using Blockchain, Microservices, or Cloud Computing: A Goal-Oriented Approach" calcext:value-type="string">
            <text:p>Improving Business Processes Using Blockchain, Microservices, or Cloud Computing: A Goal-Oriented Approach</text:p>
          </table:table-cell>
          <table:table-cell table:style-name="ce10" table:formula="of:=[$'3 Extraction'.AG138]" office:value-type="float" office:value="0" calcext:value-type="float">
            <text:p>0</text:p>
          </table:table-cell>
          <table:table-cell table:number-columns-repeated="1019"/>
        </table:table-row>
        <table:table-row table:style-name="ro1" table:visibility="collapse">
          <table:table-cell table:style-name="ce10" table:formula="of:=[$'3 Extraction'.A139]" office:value-type="float" office:value="0" calcext:value-type="float">
            <text:p>0</text:p>
          </table:table-cell>
          <table:table-cell/>
          <table:table-cell table:style-name="ce10" table:formula="of:=[$'3 Extraction'.E139]" office:value-type="string" office:string-value="U Sengupta, H Kim" calcext:value-type="string">
            <text:p>U Sengupta, H Kim</text:p>
          </table:table-cell>
          <table:table-cell table:style-name="ce10" table:formula="of:=[$'3 Extraction'.F139]" office:value-type="string" office:string-value="Business Process Transformation in Natural Resources Development Using Blockchain: Indigenous Entrepreneurship, Trustless Technology, and Rebuilding Trust" calcext:value-type="string">
            <text:p>Business Process Transformation in Natural Resources Development Using Blockchain: Indigenous Entrepreneurship, Trustless Technology, and Rebuilding Trust</text:p>
          </table:table-cell>
          <table:table-cell table:style-name="ce10" table:formula="of:=[$'3 Extraction'.AG139]" office:value-type="float" office:value="0" calcext:value-type="float">
            <text:p>0</text:p>
          </table:table-cell>
          <table:table-cell table:number-columns-repeated="1019"/>
        </table:table-row>
        <table:table-row table:style-name="ro1" table:visibility="collapse">
          <table:table-cell table:style-name="ce10" table:formula="of:=[$'3 Extraction'.A140]" office:value-type="float" office:value="0" calcext:value-type="float">
            <text:p>0</text:p>
          </table:table-cell>
          <table:table-cell/>
          <table:table-cell table:style-name="ce10" table:formula="of:=[$'3 Extraction'.E140]" office:value-type="string" office:string-value="TG Shul'zhenko" calcext:value-type="string">
            <text:p>TG Shul'zhenko</text:p>
          </table:table-cell>
          <table:table-cell table:style-name="ce10" table:formula="of:=[$'3 Extraction'.F140]" office:value-type="string" office:string-value="Methodological approach to the reengineering of logistics business processes in the transport chains with the implementation of smart contracts" calcext:value-type="string">
            <text:p>Methodological approach to the reengineering of logistics business processes in the transport chains with the implementation of smart contracts</text:p>
          </table:table-cell>
          <table:table-cell table:style-name="ce10" table:formula="of:=[$'3 Extraction'.AG140]" office:value-type="float" office:value="0" calcext:value-type="float">
            <text:p>0</text:p>
          </table:table-cell>
          <table:table-cell table:number-columns-repeated="1019"/>
        </table:table-row>
        <table:table-row table:style-name="ro1" table:visibility="collapse">
          <table:table-cell table:style-name="ce10" table:formula="of:=[$'3 Extraction'.A141]" office:value-type="float" office:value="0" calcext:value-type="float">
            <text:p>0</text:p>
          </table:table-cell>
          <table:table-cell/>
          <table:table-cell table:style-name="ce10" table:formula="of:=[$'3 Extraction'.E141]" office:value-type="string" office:string-value="X Zhang, T Liu, A Rahman" calcext:value-type="string">
            <text:p>X Zhang, T Liu, A Rahman</text:p>
          </table:table-cell>
          <table:table-cell table:style-name="ce10" table:formula="of:=[$'3 Extraction'.F141]" office:value-type="string" office:string-value="Leveraging blockchain for prefabricated construction supply chain management–A conceptual workflow framework" calcext:value-type="string">
            <text:p>Leveraging blockchain for prefabricated construction supply chain management–A conceptual workflow framework</text:p>
          </table:table-cell>
          <table:table-cell table:style-name="ce10" table:formula="of:=[$'3 Extraction'.AG141]" office:value-type="float" office:value="0" calcext:value-type="float">
            <text:p>0</text:p>
          </table:table-cell>
          <table:table-cell table:number-columns-repeated="1019"/>
        </table:table-row>
        <table:table-row table:style-name="ro1" table:visibility="collapse">
          <table:table-cell table:style-name="ce10" table:formula="of:=[$'3 Extraction'.A142]" office:value-type="float" office:value="0" calcext:value-type="float">
            <text:p>0</text:p>
          </table:table-cell>
          <table:table-cell/>
          <table:table-cell table:style-name="ce10" table:formula="of:=[$'3 Extraction'.E142]" office:value-type="string" office:string-value="C Udokwu" calcext:value-type="string">
            <text:p>C Udokwu</text:p>
          </table:table-cell>
          <table:table-cell table:style-name="ce10" table:formula="of:=[$'3 Extraction'.F142]" office:value-type="string" office:string-value="Securing Cross-Organizational Business Process with Blockchain Enabled Smart Contract" calcext:value-type="string">
            <text:p>Securing Cross-Organizational Business Process with Blockchain Enabled Smart Contract</text:p>
          </table:table-cell>
          <table:table-cell table:style-name="ce10" table:formula="of:=[$'3 Extraction'.AG142]" office:value-type="float" office:value="0" calcext:value-type="float">
            <text:p>0</text:p>
          </table:table-cell>
          <table:table-cell table:number-columns-repeated="1019"/>
        </table:table-row>
        <table:table-row table:style-name="ro1" table:visibility="collapse">
          <table:table-cell table:style-name="ce10" table:formula="of:=[$'3 Extraction'.A143]" office:value-type="float" office:value="0" calcext:value-type="float">
            <text:p>0</text:p>
          </table:table-cell>
          <table:table-cell/>
          <table:table-cell table:style-name="ce10" table:formula="of:=[$'3 Extraction'.E143]" office:value-type="string" office:string-value="S Patnaik, TS Wang, T Shen, SK Panigrahi" calcext:value-type="string">
            <text:p>S Patnaik, TS Wang, T Shen, SK Panigrahi</text:p>
          </table:table-cell>
          <table:table-cell table:style-name="ce10" table:formula="of:=[$'3 Extraction'.F143]" office:value-type="string" office:string-value="Blockchain Technology and Innovations in Business Processes" calcext:value-type="string">
            <text:p>Blockchain Technology and Innovations in Business Processes</text:p>
          </table:table-cell>
          <table:table-cell table:style-name="ce10" table:formula="of:=[$'3 Extraction'.AG143]" office:value-type="float" office:value="0" calcext:value-type="float">
            <text:p>0</text:p>
          </table:table-cell>
          <table:table-cell table:number-columns-repeated="1019"/>
        </table:table-row>
        <table:table-row table:style-name="ro1" table:visibility="collapse">
          <table:table-cell table:style-name="ce10" table:formula="of:=[$'3 Extraction'.A144]" office:value-type="float" office:value="0" calcext:value-type="float">
            <text:p>0</text:p>
          </table:table-cell>
          <table:table-cell/>
          <table:table-cell table:style-name="ce10" table:formula="of:=[$'3 Extraction'.E144]" office:value-type="string" office:string-value="I Garfatta, K Klai, M Graïet, W Gaaloul" calcext:value-type="string">
            <text:p>I Garfatta, K Klai, M Graïet, W Gaaloul</text:p>
          </table:table-cell>
          <table:table-cell table:style-name="ce10" table:formula="of:=[$'3 Extraction'.F144]" office:value-type="string" office:string-value="Model Checking of Solidity Smart Contracts Adopted for Business Processes" calcext:value-type="string">
            <text:p>Model Checking of Solidity Smart Contracts Adopted for Business Processes</text:p>
          </table:table-cell>
          <table:table-cell table:style-name="ce10" table:formula="of:=[$'3 Extraction'.AG144]" office:value-type="float" office:value="0" calcext:value-type="float">
            <text:p>0</text:p>
          </table:table-cell>
          <table:table-cell table:number-columns-repeated="1019"/>
        </table:table-row>
        <table:table-row table:style-name="ro1" table:visibility="collapse">
          <table:table-cell table:style-name="ce10" table:formula="of:=[$'3 Extraction'.A145]" office:value-type="float" office:value="0" calcext:value-type="float">
            <text:p>0</text:p>
          </table:table-cell>
          <table:table-cell/>
          <table:table-cell table:style-name="ce10" table:formula="of:=[$'3 Extraction'.E145]" office:value-type="string" office:string-value="JG Enríquez, S Debois, P Fettke, P Plebani…" calcext:value-type="string">
            <text:p>JG Enríquez, S Debois, P Fettke, P Plebani…</text:p>
          </table:table-cell>
          <table:table-cell table:style-name="ce10" table:formula="of:=[$'3 Extraction'.F145]" office:value-type="string" office:string-value="Business Process Management: Blockchain and Robotic Process Automation Forum: BPM 2021 Blockchain and RPA Forum, Rome, Italy, September 6-10 …" calcext:value-type="string">
            <text:p>Business Process Management: Blockchain and Robotic Process Automation Forum: BPM 2021 Blockchain and RPA Forum, Rome, Italy, September 6-10 …</text:p>
          </table:table-cell>
          <table:table-cell table:style-name="ce10" table:formula="of:=[$'3 Extraction'.AG145]" office:value-type="float" office:value="0" calcext:value-type="float">
            <text:p>0</text:p>
          </table:table-cell>
          <table:table-cell table:number-columns-repeated="1019"/>
        </table:table-row>
        <table:table-row table:style-name="ro1" table:visibility="collapse">
          <table:table-cell table:style-name="ce10" table:formula="of:=[$'3 Extraction'.A146]" office:value-type="float" office:value="0" calcext:value-type="float">
            <text:p>0</text:p>
          </table:table-cell>
          <table:table-cell/>
          <table:table-cell table:style-name="ce10" table:formula="of:=[$'3 Extraction'.E146]" office:value-type="string" office:string-value="SMK Sigurjonsson" calcext:value-type="string">
            <text:p>SMK Sigurjonsson</text:p>
          </table:table-cell>
          <table:table-cell table:style-name="ce10" table:formula="of:=[$'3 Extraction'.F146]" office:value-type="string" office:string-value="Blockchain Use for Data Provenance in Scientific Workflow" calcext:value-type="string">
            <text:p>Blockchain Use for Data Provenance in Scientific Workflow</text:p>
          </table:table-cell>
          <table:table-cell table:style-name="ce10" table:formula="of:=[$'3 Extraction'.AG146]" office:value-type="float" office:value="0" calcext:value-type="float">
            <text:p>0</text:p>
          </table:table-cell>
          <table:table-cell table:number-columns-repeated="1019"/>
        </table:table-row>
        <table:table-row table:style-name="ro1" table:visibility="collapse">
          <table:table-cell table:style-name="ce10" table:formula="of:=[$'3 Extraction'.A147]" office:value-type="float" office:value="1" calcext:value-type="float">
            <text:p>1</text:p>
          </table:table-cell>
          <table:table-cell/>
          <table:table-cell table:style-name="ce10" table:formula="of:=[$'3 Extraction'.E147]" office:value-type="string" office:string-value="J Evermann, H Kim" calcext:value-type="string">
            <text:p>J Evermann, H Kim</text:p>
          </table:table-cell>
          <table:table-cell table:style-name="ce10" table:formula="of:=[$'3 Extraction'.F147]" office:value-type="string" office:string-value="Workflow Management on BFT Blockchains" calcext:value-type="string">
            <text:p>Workflow Management on BFT Blockchains</text:p>
          </table:table-cell>
          <table:table-cell table:style-name="ce10" table:formula="of:=[$'3 Extraction'.AG147]" office:value-type="float" office:value="0" calcext:value-type="float">
            <text:p>0</text:p>
          </table:table-cell>
          <table:table-cell table:number-columns-repeated="1019"/>
        </table:table-row>
        <table:table-row table:style-name="ro1" table:visibility="collapse">
          <table:table-cell table:style-name="ce10" table:formula="of:=[$'3 Extraction'.A148]" office:value-type="float" office:value="0" calcext:value-type="float">
            <text:p>0</text:p>
          </table:table-cell>
          <table:table-cell/>
          <table:table-cell table:style-name="ce10" table:formula="of:=[$'3 Extraction'.E148]" office:value-type="string" office:string-value="EE Maggini" calcext:value-type="string">
            <text:p>EE Maggini</text:p>
          </table:table-cell>
          <table:table-cell table:style-name="ce10" table:formula="of:=[$'3 Extraction'.F148]" office:value-type="string" office:string-value="RESHAPING ORGANIZATIONAL PROCESSES AND WORKFLOWS THROUGH INTEGRATION OF BLOCKCHAIN TECHNOLOGY" calcext:value-type="string">
            <text:p>RESHAPING ORGANIZATIONAL PROCESSES AND WORKFLOWS THROUGH INTEGRATION OF BLOCKCHAIN TECHNOLOGY</text:p>
          </table:table-cell>
          <table:table-cell table:style-name="ce10" table:formula="of:=[$'3 Extraction'.AG148]" office:value-type="float" office:value="0" calcext:value-type="float">
            <text:p>0</text:p>
          </table:table-cell>
          <table:table-cell table:style-name="ce81"/>
          <table:table-cell table:number-columns-repeated="1018"/>
        </table:table-row>
        <table:table-row table:style-name="ro1" table:visibility="collapse">
          <table:table-cell table:style-name="ce10" table:formula="of:=[$'3 Extraction'.A149]" office:value-type="float" office:value="0" calcext:value-type="float">
            <text:p>0</text:p>
          </table:table-cell>
          <table:table-cell/>
          <table:table-cell table:style-name="ce10" table:formula="of:=[$'3 Extraction'.E149]" office:value-type="string" office:string-value="JL Tilbury" calcext:value-type="string">
            <text:p>JL Tilbury</text:p>
          </table:table-cell>
          <table:table-cell table:style-name="ce10" table:formula="of:=[$'3 Extraction'.F149]" office:value-type="string" office:string-value="A Business Process Model for Blockchain-based South African Real Estate Transactions" calcext:value-type="string">
            <text:p>A Business Process Model for Blockchain-based South African Real Estate Transactions</text:p>
          </table:table-cell>
          <table:table-cell table:style-name="ce10" table:formula="of:=[$'3 Extraction'.AG149]" office:value-type="float" office:value="0" calcext:value-type="float">
            <text:p>0</text:p>
          </table:table-cell>
          <table:table-cell table:number-columns-repeated="1019"/>
        </table:table-row>
        <table:table-row table:style-name="ro1" table:visibility="collapse">
          <table:table-cell table:style-name="ce10" table:formula="of:=[$'3 Extraction'.A150]" office:value-type="float" office:value="0" calcext:value-type="float">
            <text:p>0</text:p>
          </table:table-cell>
          <table:table-cell/>
          <table:table-cell table:style-name="ce10" table:formula="of:=[$'3 Extraction'.E150]" office:value-type="string" office:string-value="M Jin, C Dou, P Pan, M Wan, B Sun…" calcext:value-type="string">
            <text:p>M Jin, C Dou, P Pan, M Wan, B Sun…</text:p>
          </table:table-cell>
          <table:table-cell table:style-name="ce10" table:formula="of:=[$'3 Extraction'.F150]" office:value-type="string" office:string-value="A Blockchain-Based IoT Workflow Management Approach" calcext:value-type="string">
            <text:p>A Blockchain-Based IoT Workflow Management Approach</text:p>
          </table:table-cell>
          <table:table-cell table:style-name="ce10" table:formula="of:=[$'3 Extraction'.AG150]" office:value-type="float" office:value="0" calcext:value-type="float">
            <text:p>0</text:p>
          </table:table-cell>
          <table:table-cell table:number-columns-repeated="1019"/>
        </table:table-row>
        <table:table-row table:style-name="ro1" table:visibility="collapse">
          <table:table-cell table:style-name="ce10" table:formula="of:=[$'3 Extraction'.A151]" office:value-type="float" office:value="1" calcext:value-type="float">
            <text:p>1</text:p>
          </table:table-cell>
          <table:table-cell/>
          <table:table-cell table:style-name="ce10" table:formula="of:=[$'3 Extraction'.E151]" office:value-type="string" office:string-value="H Nagano, T Shimosawa, A Shimamura…" calcext:value-type="string">
            <text:p>H Nagano, T Shimosawa, A Shimamura…</text:p>
          </table:table-cell>
          <table:table-cell table:style-name="ce10" table:formula="of:=[$'3 Extraction'.F151]" office:value-type="string" office:string-value="RELIABLE ARCHITECTURE OF CROSS ORGANIZATIONAL WORKFLOW MANAGEMENT SYSTEM ON BLOCKCHAIN." calcext:value-type="string">
            <text:p>RELIABLE ARCHITECTURE OF CROSS ORGANIZATIONAL WORKFLOW MANAGEMENT SYSTEM ON BLOCKCHAIN.</text:p>
          </table:table-cell>
          <table:table-cell table:style-name="ce10" table:formula="of:=[$'3 Extraction'.AG151]" office:value-type="float" office:value="0" calcext:value-type="float">
            <text:p>0</text:p>
          </table:table-cell>
          <table:table-cell table:number-columns-repeated="1019"/>
        </table:table-row>
        <table:table-row table:style-name="ro1" table:visibility="collapse">
          <table:table-cell table:style-name="ce10" table:formula="of:=[$'3 Extraction'.A152]" office:value-type="float" office:value="0" calcext:value-type="float">
            <text:p>0</text:p>
          </table:table-cell>
          <table:table-cell/>
          <table:table-cell table:style-name="ce10" table:formula="of:=[$'3 Extraction'.E152]" office:value-type="string" office:string-value="OL Pintado" calcext:value-type="string">
            <text:p>OL Pintado</text:p>
          </table:table-cell>
          <table:table-cell table:style-name="ce10" table:formula="of:=[$'3 Extraction'.F152]" office:value-type="string" office:string-value="Challenges of Blockchain-Based Collaborative Business Processes: An Overview of the Caterpillar System" calcext:value-type="string">
            <text:p>Challenges of Blockchain-Based Collaborative Business Processes: An Overview of the Caterpillar System</text:p>
          </table:table-cell>
          <table:table-cell table:style-name="ce10" table:formula="of:=[$'3 Extraction'.AG152]" office:value-type="float" office:value="0" calcext:value-type="float">
            <text:p>0</text:p>
          </table:table-cell>
          <table:table-cell table:style-name="ce81"/>
          <table:table-cell table:number-columns-repeated="1018"/>
        </table:table-row>
        <table:table-row table:style-name="ro1" table:visibility="collapse">
          <table:table-cell table:style-name="ce10" table:formula="of:=[$'3 Extraction'.A153]" office:value-type="float" office:value="0" calcext:value-type="float">
            <text:p>0</text:p>
          </table:table-cell>
          <table:table-cell/>
          <table:table-cell table:style-name="ce10" table:formula="of:=[$'3 Extraction'.E153]" office:value-type="string" office:string-value="MS Rahman, I Khalil, A Bouras" calcext:value-type="string">
            <text:p>MS Rahman, I Khalil, A Bouras</text:p>
          </table:table-cell>
          <table:table-cell table:style-name="ce10" table:formula="of:=[$'3 Extraction'.F153]" office:value-type="string" office:string-value="A Framework for Modelling Blockchain based Supply Chain Management System to ensure soundness of Smart Contract Workflow" calcext:value-type="string">
            <text:p>A Framework for Modelling Blockchain based Supply Chain Management System to ensure soundness of Smart Contract Workflow</text:p>
          </table:table-cell>
          <table:table-cell table:style-name="ce10" table:formula="of:=[$'3 Extraction'.AG153]" office:value-type="float" office:value="0" calcext:value-type="float">
            <text:p>0</text:p>
          </table:table-cell>
          <table:table-cell table:number-columns-repeated="1019"/>
        </table:table-row>
        <table:table-row table:style-name="ro1" table:visibility="collapse">
          <table:table-cell table:style-name="ce10" table:formula="of:=[$'3 Extraction'.A154]" office:value-type="float" office:value="0" calcext:value-type="float">
            <text:p>0</text:p>
          </table:table-cell>
          <table:table-cell/>
          <table:table-cell table:style-name="ce10" table:formula="of:=[$'3 Extraction'.E154]" office:value-type="string" office:string-value="E Pedercini" calcext:value-type="string">
            <text:p>E Pedercini</text:p>
          </table:table-cell>
          <table:table-cell table:style-name="ce10" table:formula="of:=[$'3 Extraction'.F154]" office:value-type="string" office:string-value="The impact of blockchain and distributed ledger technologies on business processes. An analysis of implementations and use cases in different sectors" calcext:value-type="string">
            <text:p>The impact of blockchain and distributed ledger technologies on business processes. An analysis of implementations and use cases in different sectors</text:p>
          </table:table-cell>
          <table:table-cell table:style-name="ce10" table:formula="of:=[$'3 Extraction'.AG154]" office:value-type="float" office:value="0" calcext:value-type="float">
            <text:p>0</text:p>
          </table:table-cell>
          <table:table-cell table:number-columns-repeated="1019"/>
        </table:table-row>
        <table:table-row table:style-name="ro1" table:visibility="collapse">
          <table:table-cell table:style-name="ce10" table:formula="of:=[$'3 Extraction'.A155]" office:value-type="float" office:value="0" calcext:value-type="float">
            <text:p>0</text:p>
          </table:table-cell>
          <table:table-cell/>
          <table:table-cell table:style-name="ce10" table:formula="of:=[$'3 Extraction'.E155]" office:value-type="string" office:string-value="M Jurgelaitis, R Butkienė, E Vaičiukynas…" calcext:value-type="string">
            <text:p>M Jurgelaitis, R Butkienė, E Vaičiukynas…</text:p>
          </table:table-cell>
          <table:table-cell table:style-name="ce10" table:formula="of:=[$'3 Extraction'.F155]" office:value-type="string" office:string-value="Modelling principles for blockchain-based implementation of business or scientific processes" calcext:value-type="string">
            <text:p>Modelling principles for blockchain-based implementation of business or scientific processes</text:p>
          </table:table-cell>
          <table:table-cell table:style-name="ce10" table:formula="of:=[$'3 Extraction'.AG155]" office:value-type="float" office:value="0" calcext:value-type="float">
            <text:p>0</text:p>
          </table:table-cell>
          <table:table-cell table:number-columns-repeated="1019"/>
        </table:table-row>
        <table:table-row table:style-name="ro1" table:visibility="collapse">
          <table:table-cell table:style-name="ce10" table:formula="of:=[$'3 Extraction'.A156]" office:value-type="float" office:value="1" calcext:value-type="float">
            <text:p>1</text:p>
          </table:table-cell>
          <table:table-cell/>
          <table:table-cell table:style-name="ce10" table:formula="of:=[$'3 Extraction'.E156]" office:value-type="string" office:string-value="A Brahem, N Messai, Y Sam, S Bhiri…" calcext:value-type="string">
            <text:p>A Brahem, N Messai, Y Sam, S Bhiri…</text:p>
          </table:table-cell>
          <table:table-cell table:style-name="ce10" table:formula="of:=[$'3 Extraction'.F156]" office:value-type="string" office:string-value="Running transactional business processes with blockchain's smart contracts" calcext:value-type="string">
            <text:p>Running transactional business processes with blockchain's smart contracts</text:p>
          </table:table-cell>
          <table:table-cell table:style-name="ce10" table:formula="of:=[$'3 Extraction'.AG156]" office:value-type="float" office:value="0" calcext:value-type="float">
            <text:p>0</text:p>
          </table:table-cell>
          <table:table-cell table:number-columns-repeated="1019"/>
        </table:table-row>
        <table:table-row table:style-name="ro1" table:visibility="collapse">
          <table:table-cell table:style-name="ce10" table:formula="of:=[$'3 Extraction'.A157]" office:value-type="float" office:value="0" calcext:value-type="float">
            <text:p>0</text:p>
          </table:table-cell>
          <table:table-cell/>
          <table:table-cell table:style-name="ce10" table:formula="of:=[$'3 Extraction'.E157]" office:value-type="string" office:string-value="J Köpke" calcext:value-type="string">
            <text:p>J Köpke</text:p>
          </table:table-cell>
          <table:table-cell table:style-name="ce10" table:formula="of:=[$'3 Extraction'.F157]" office:value-type="string" office:string-value="Towards Modeling Privity and Enforceability Requirements for BPM based Smart Contracts" calcext:value-type="string">
            <text:p>Towards Modeling Privity and Enforceability Requirements for BPM based Smart Contracts</text:p>
          </table:table-cell>
          <table:table-cell table:style-name="ce10" table:formula="of:=[$'3 Extraction'.AG157]" office:value-type="float" office:value="0" calcext:value-type="float">
            <text:p>0</text:p>
          </table:table-cell>
          <table:table-cell table:style-name="ce82"/>
          <table:table-cell table:style-name="ce18" table:number-columns-repeated="3"/>
          <table:table-cell table:number-columns-repeated="1015"/>
        </table:table-row>
        <table:table-row table:style-name="ro1" table:visibility="collapse">
          <table:table-cell table:style-name="ce10" table:formula="of:=[$'3 Extraction'.A158]" office:value-type="float" office:value="0" calcext:value-type="float">
            <text:p>0</text:p>
          </table:table-cell>
          <table:table-cell/>
          <table:table-cell table:style-name="ce10" table:formula="of:=[$'3 Extraction'.E158]" office:value-type="string" office:string-value="V Vasiuta, M Buniak" calcext:value-type="string">
            <text:p>V Vasiuta, M Buniak</text:p>
          </table:table-cell>
          <table:table-cell table:style-name="ce10" table:formula="of:=[$'3 Extraction'.F158]" office:value-type="string" office:string-value="Blockchain technology in the workflow system of higher education institutions" calcext:value-type="string">
            <text:p>Blockchain technology in the workflow system of higher education institutions</text:p>
          </table:table-cell>
          <table:table-cell table:style-name="ce10" table:formula="of:=[$'3 Extraction'.AG158]" office:value-type="float" office:value="0" calcext:value-type="float">
            <text:p>0</text:p>
          </table:table-cell>
          <table:table-cell table:number-columns-repeated="1019"/>
        </table:table-row>
        <table:table-row table:style-name="ro1" table:visibility="collapse">
          <table:table-cell table:style-name="ce10" table:formula="of:=[$'3 Extraction'.A159]" office:value-type="float" office:value="0" calcext:value-type="float">
            <text:p>0</text:p>
          </table:table-cell>
          <table:table-cell/>
          <table:table-cell table:style-name="ce10" table:formula="of:=[$'3 Extraction'.E159]" office:value-type="string" office:string-value="M Kherbouche, G Pisoni, B Molnár" calcext:value-type="string">
            <text:p>M Kherbouche, G Pisoni, B Molnár</text:p>
          </table:table-cell>
          <table:table-cell table:style-name="ce10" table:formula="of:=[$'3 Extraction'.F159]" office:value-type="string" office:string-value="Model to Program and Blockchain Approaches for Business Processes and Workflows in Finance. Appl. Syst. Innov. 2022, 1, 0" calcext:value-type="string">
            <text:p>Model to Program and Blockchain Approaches for Business Processes and Workflows in Finance. Appl. Syst. Innov. 2022, 1, 0</text:p>
          </table:table-cell>
          <table:table-cell table:style-name="ce10" table:formula="of:=[$'3 Extraction'.AG159]" office:value-type="float" office:value="0" calcext:value-type="float">
            <text:p>0</text:p>
          </table:table-cell>
          <table:table-cell table:number-columns-repeated="1019"/>
        </table:table-row>
        <table:table-row table:style-name="ro1" table:visibility="collapse">
          <table:table-cell table:style-name="ce10" table:formula="of:=[$'3 Extraction'.A160]" office:value-type="float" office:value="0" calcext:value-type="float">
            <text:p>0</text:p>
          </table:table-cell>
          <table:table-cell/>
          <table:table-cell table:style-name="ce10" table:formula="of:=[$'3 Extraction'.E160]" office:value-type="string" office:string-value="J Evermann, H Kim" calcext:value-type="string">
            <text:p>J Evermann, H Kim</text:p>
          </table:table-cell>
          <table:table-cell table:style-name="ce10" table:formula="of:=[$'3 Extraction'.F160]" office:value-type="string" office:string-value="SMaRt Blockchain Distributed Workflow Management" calcext:value-type="string">
            <text:p>SMaRt Blockchain Distributed Workflow Management</text:p>
          </table:table-cell>
          <table:table-cell table:style-name="ce10" table:formula="of:=[$'3 Extraction'.AG160]" office:value-type="float" office:value="0" calcext:value-type="float">
            <text:p>0</text:p>
          </table:table-cell>
          <table:table-cell table:number-columns-repeated="1019"/>
        </table:table-row>
        <table:table-row table:style-name="ro1" table:visibility="collapse">
          <table:table-cell table:style-name="ce10" table:formula="of:=[$'3 Extraction'.A161]" office:value-type="float" office:value="0" calcext:value-type="float">
            <text:p>0</text:p>
          </table:table-cell>
          <table:table-cell/>
          <table:table-cell table:style-name="ce10" table:formula="of:=[$'3 Extraction'.E161]" office:value-type="string" office:string-value="F Corradini, A Marcelletti, A Morichetta, A Polini, B Re…" calcext:value-type="string">
            <text:p>F Corradini, A Marcelletti, A Morichetta, A Polini, B Re…</text:p>
          </table:table-cell>
          <table:table-cell table:style-name="ce10" table:formula="of:=[$'3 Extraction'.F161]" office:value-type="string" office:string-value="ChorChain: A Model-Driven Framework for Choreography-Based Systems Using Blockchain" calcext:value-type="string">
            <text:p>ChorChain: A Model-Driven Framework for Choreography-Based Systems Using Blockchain</text:p>
          </table:table-cell>
          <table:table-cell table:style-name="ce10" table:formula="of:=[$'3 Extraction'.AG161]" office:value-type="float" office:value="0" calcext:value-type="float">
            <text:p>0</text:p>
          </table:table-cell>
          <table:table-cell table:number-columns-repeated="1019"/>
        </table:table-row>
        <table:table-row table:style-name="ro1" table:visibility="collapse">
          <table:table-cell table:style-name="ce10" table:formula="of:=[$'3 Extraction'.A162]" office:value-type="float" office:value="0" calcext:value-type="float">
            <text:p>0</text:p>
          </table:table-cell>
          <table:table-cell/>
          <table:table-cell table:style-name="ce10" table:formula="of:=[$'3 Extraction'.E162]" office:value-type="string" office:string-value="DV Lyridis, GO Andreadis, C Papaleonidas, V Tsiampa" calcext:value-type="string">
            <text:p>DV Lyridis, GO Andreadis, C Papaleonidas, V Tsiampa</text:p>
          </table:table-cell>
          <table:table-cell table:style-name="ce10" table:formula="of:=[$'3 Extraction'.F162]" office:value-type="string" office:string-value="A NOVEL METHODOLOGY USING BPM TO ASSESS THE IMPLEMENTATION OF BLOCKCHAIN IN THE MIDSTREAM LNG SUPPLY CHAIN" calcext:value-type="string">
            <text:p>A NOVEL METHODOLOGY USING BPM TO ASSESS THE IMPLEMENTATION OF BLOCKCHAIN IN THE MIDSTREAM LNG SUPPLY CHAIN</text:p>
          </table:table-cell>
          <table:table-cell table:style-name="ce10" table:formula="of:=[$'3 Extraction'.AG162]" office:value-type="float" office:value="0" calcext:value-type="float">
            <text:p>0</text:p>
          </table:table-cell>
          <table:table-cell table:style-name="ce82"/>
          <table:table-cell table:style-name="ce18" table:number-columns-repeated="3"/>
          <table:table-cell table:number-columns-repeated="1015"/>
        </table:table-row>
        <table:table-row table:style-name="ro1" table:visibility="collapse">
          <table:table-cell table:style-name="ce10" table:formula="of:=[$'3 Extraction'.A163]" office:value-type="float" office:value="0" calcext:value-type="float">
            <text:p>0</text:p>
          </table:table-cell>
          <table:table-cell/>
          <table:table-cell table:style-name="ce10" table:formula="of:=[$'3 Extraction'.E163]" office:value-type="string" office:string-value="D Aloini, E Benevento, A Stefanini…" calcext:value-type="string">
            <text:p>D Aloini, E Benevento, A Stefanini…</text:p>
          </table:table-cell>
          <table:table-cell table:style-name="ce10" table:formula="of:=[$'3 Extraction'.F163]" office:value-type="string" office:string-value="Blockchain-Driven Process Innovation in Healthcare Ecosystems: a Business Process Management Capabilities Analysis" calcext:value-type="string">
            <text:p>Blockchain-Driven Process Innovation in Healthcare Ecosystems: a Business Process Management Capabilities Analysis</text:p>
          </table:table-cell>
          <table:table-cell table:style-name="ce10" table:formula="of:=[$'3 Extraction'.AG163]" office:value-type="float" office:value="0" calcext:value-type="float">
            <text:p>0</text:p>
          </table:table-cell>
          <table:table-cell table:number-columns-repeated="1019"/>
        </table:table-row>
        <table:table-row table:style-name="ro1" table:visibility="collapse">
          <table:table-cell table:style-name="ce10" table:formula="of:=[$'3 Extraction'.A164]" office:value-type="float" office:value="0" calcext:value-type="float">
            <text:p>0</text:p>
          </table:table-cell>
          <table:table-cell/>
          <table:table-cell table:style-name="ce10" table:formula="of:=[$'3 Extraction'.E164]" office:value-type="string" office:string-value="V Wattana, XL Da, B Zhuming…" calcext:value-type="string">
            <text:p>V Wattana, XL Da, B Zhuming…</text:p>
          </table:table-cell>
          <table:table-cell table:style-name="ce10" table:formula="of:=[$'3 Extraction'.F164]" office:value-type="string" office:string-value="Correction to: Blockchain-based business process management (BPM) framework for service composition in industry 4.0" calcext:value-type="string">
            <text:p>Correction to: Blockchain-based business process management (BPM) framework for service composition in industry 4.0</text:p>
          </table:table-cell>
          <table:table-cell table:style-name="ce10" table:formula="of:=[$'3 Extraction'.AG164]" office:value-type="float" office:value="0" calcext:value-type="float">
            <text:p>0</text:p>
          </table:table-cell>
          <table:table-cell table:number-columns-repeated="1019"/>
        </table:table-row>
        <table:table-row table:style-name="ro1" table:visibility="collapse">
          <table:table-cell table:style-name="ce10" table:formula="of:=[$'3 Extraction'.A165]" office:value-type="float" office:value="0" calcext:value-type="float">
            <text:p>0</text:p>
          </table:table-cell>
          <table:table-cell/>
          <table:table-cell table:style-name="ce10" table:formula="of:=[$'3 Extraction'.E165]" office:value-type="string" office:string-value="M Ramachandran" calcext:value-type="string">
            <text:p>M Ramachandran</text:p>
          </table:table-cell>
          <table:table-cell table:style-name="ce10" table:formula="of:=[$'3 Extraction'.F165]" office:value-type="string" office:string-value="Application of Business Process Modelling and Blockchain Technology for Financial Cloud" calcext:value-type="string">
            <text:p>Application of Business Process Modelling and Blockchain Technology for Financial Cloud</text:p>
          </table:table-cell>
          <table:table-cell table:style-name="ce10" table:formula="of:=[$'3 Extraction'.AG165]" office:value-type="float" office:value="0" calcext:value-type="float">
            <text:p>0</text:p>
          </table:table-cell>
          <table:table-cell table:number-columns-repeated="1019"/>
        </table:table-row>
        <table:table-row table:style-name="ro1" table:visibility="collapse">
          <table:table-cell table:style-name="ce10" table:formula="of:=[$'3 Extraction'.A166]" office:value-type="float" office:value="1" calcext:value-type="float">
            <text:p>1</text:p>
          </table:table-cell>
          <table:table-cell/>
          <table:table-cell table:style-name="ce10" table:formula="of:=[$'3 Extraction'.E166]" office:value-type="string" office:string-value="H Nagano, T Shimosawa, A Shimamura, N Komoda" calcext:value-type="string">
            <text:p>H Nagano, T Shimosawa, A Shimamura, N Komoda</text:p>
          </table:table-cell>
          <table:table-cell table:style-name="ce10" table:formula="of:=[$'3 Extraction'.F166]" office:value-type="string" office:string-value="BLOCKCHAIN BASED CROSS ORGANIZATIONAL WORKFLOW MANAGEMENT SYSTEM" calcext:value-type="string">
            <text:p>BLOCKCHAIN BASED CROSS ORGANIZATIONAL WORKFLOW MANAGEMENT SYSTEM</text:p>
          </table:table-cell>
          <table:table-cell table:style-name="ce10" table:formula="of:=[$'3 Extraction'.AG166]" office:value-type="float" office:value="0" calcext:value-type="float">
            <text:p>0</text:p>
          </table:table-cell>
          <table:table-cell table:number-columns-repeated="1019"/>
        </table:table-row>
        <table:table-row table:style-name="ro1" table:visibility="collapse">
          <table:table-cell table:style-name="ce10" table:formula="of:=[$'3 Extraction'.A167]" office:value-type="float" office:value="0" calcext:value-type="float">
            <text:p>0</text:p>
          </table:table-cell>
          <table:table-cell/>
          <table:table-cell table:style-name="ce10" table:formula="of:=[$'3 Extraction'.E167]" office:value-type="string" office:string-value="M La Rosa" calcext:value-type="string">
            <text:p>M La Rosa</text:p>
          </table:table-cell>
          <table:table-cell table:style-name="ce10" table:formula="of:=[$'3 Extraction'.F167]" office:value-type="string" office:string-value="The Rise of Enforceable Business Processes from the Hashes of Blockchain-Based Smart Contracts" calcext:value-type="string">
            <text:p>The Rise of Enforceable Business Processes from the Hashes of Blockchain-Based Smart Contracts</text:p>
          </table:table-cell>
          <table:table-cell table:style-name="ce10" table:formula="of:=[$'3 Extraction'.AG167]" office:value-type="float" office:value="0" calcext:value-type="float">
            <text:p>0</text:p>
          </table:table-cell>
          <table:table-cell table:style-name="ce81"/>
          <table:table-cell table:number-columns-repeated="1018"/>
        </table:table-row>
        <table:table-row table:style-name="ro1" table:visibility="collapse">
          <table:table-cell table:style-name="ce10" table:formula="of:=[$'3 Extraction'.A168]" office:value-type="float" office:value="0" calcext:value-type="float">
            <text:p>0</text:p>
          </table:table-cell>
          <table:table-cell/>
          <table:table-cell table:style-name="ce10" table:formula="of:=[$'3 Extraction'.E168]" office:value-type="string" office:string-value="S MAHGOUB, R ALMOHAMMADI, M ALDRAMLEY" calcext:value-type="string">
            <text:p>S MAHGOUB, R ALMOHAMMADI, M ALDRAMLEY</text:p>
          </table:table-cell>
          <table:table-cell table:style-name="ce10" table:formula="of:=[$'3 Extraction'.F168]" office:value-type="string" office:string-value="ANOVEL FRAMEWORK FOR BLOCKCHAIN ENABLED BUSINESS PROCESS" calcext:value-type="string">
            <text:p>ANOVEL FRAMEWORK FOR BLOCKCHAIN ENABLED BUSINESS PROCESS</text:p>
          </table:table-cell>
          <table:table-cell table:style-name="ce10" table:formula="of:=[$'3 Extraction'.AG168]" office:value-type="float" office:value="0" calcext:value-type="float">
            <text:p>0</text:p>
          </table:table-cell>
          <table:table-cell table:number-columns-repeated="1019"/>
        </table:table-row>
        <table:table-row table:style-name="ro1" table:visibility="collapse">
          <table:table-cell table:style-name="ce10" table:formula="of:=[$'3 Extraction'.A169]" office:value-type="float" office:value="0" calcext:value-type="float">
            <text:p>0</text:p>
          </table:table-cell>
          <table:table-cell/>
          <table:table-cell table:style-name="ce10" table:formula="of:=[$'3 Extraction'.E169]" office:value-type="string" office:string-value="P Alvina" calcext:value-type="string">
            <text:p>P Alvina</text:p>
          </table:table-cell>
          <table:table-cell table:style-name="ce10" table:formula="of:=[$'3 Extraction'.F169]" office:value-type="string" office:string-value="Blockchain Technology Applications in the Business Processes of Logistics Enterprises: A study to explore improvements in Logistics Services Quality (LSQ) …" calcext:value-type="string">
            <text:p>Blockchain Technology Applications in the Business Processes of Logistics Enterprises: A study to explore improvements in Logistics Services Quality (LSQ) …</text:p>
          </table:table-cell>
          <table:table-cell table:style-name="ce10" table:formula="of:=[$'3 Extraction'.AG169]" office:value-type="float" office:value="0" calcext:value-type="float">
            <text:p>0</text:p>
          </table:table-cell>
          <table:table-cell table:number-columns-repeated="1019"/>
        </table:table-row>
        <table:table-row table:style-name="ro1" table:visibility="collapse">
          <table:table-cell table:style-name="ce10" table:formula="of:=[$'3 Extraction'.A170]" office:value-type="float" office:value="0" calcext:value-type="float">
            <text:p>0</text:p>
          </table:table-cell>
          <table:table-cell/>
          <table:table-cell table:style-name="ce10" table:formula="of:=[$'3 Extraction'.E170]" office:value-type="string" office:string-value="B van Rossum" calcext:value-type="string">
            <text:p>B van Rossum</text:p>
          </table:table-cell>
          <table:table-cell table:style-name="ce10" table:formula="of:=[$'3 Extraction'.F170]" office:value-type="string" office:string-value="A blockchain-based business process to securitise mortgages" calcext:value-type="string">
            <text:p>A blockchain-based business process to securitise mortgages</text:p>
          </table:table-cell>
          <table:table-cell table:style-name="ce10" table:formula="of:=[$'3 Extraction'.AG170]" office:value-type="float" office:value="0" calcext:value-type="float">
            <text:p>0</text:p>
          </table:table-cell>
          <table:table-cell table:number-columns-repeated="1019"/>
        </table:table-row>
        <table:table-row table:style-name="ro1" table:visibility="collapse">
          <table:table-cell table:style-name="ce10" table:formula="of:=[$'3 Extraction'.A171]" office:value-type="float" office:value="0" calcext:value-type="float">
            <text:p>0</text:p>
          </table:table-cell>
          <table:table-cell/>
          <table:table-cell table:style-name="ce10" table:formula="of:=[$'3 Extraction'.E171]" office:value-type="string" office:string-value="M Melchiori" calcext:value-type="string">
            <text:p>M Melchiori</text:p>
          </table:table-cell>
          <table:table-cell table:style-name="ce10" table:formula="of:=[$'3 Extraction'.F171]" office:value-type="string" office:string-value="A Blockchain-Based Approach for Trust Management in Collaborative Business Processes" calcext:value-type="string">
            <text:p>A Blockchain-Based Approach for Trust Management in Collaborative Business Processes</text:p>
          </table:table-cell>
          <table:table-cell table:style-name="ce10" table:formula="of:=[$'3 Extraction'.AG171]" office:value-type="float" office:value="0" calcext:value-type="float">
            <text:p>0</text:p>
          </table:table-cell>
          <table:table-cell table:number-columns-repeated="1019"/>
        </table:table-row>
        <table:table-row table:style-name="ro1" table:visibility="collapse">
          <table:table-cell table:style-name="ce10" table:formula="of:=[$'3 Extraction'.A172]" office:value-type="float" office:value="0" calcext:value-type="float">
            <text:p>0</text:p>
          </table:table-cell>
          <table:table-cell/>
          <table:table-cell table:style-name="ce10" table:formula="of:=[$'3 Extraction'.E172]" office:value-type="string" office:string-value="V Pungpapong" calcext:value-type="string">
            <text:p>V Pungpapong</text:p>
          </table:table-cell>
          <table:table-cell table:style-name="ce10" table:formula="of:=[$'3 Extraction'.F172]" office:value-type="string" office:string-value="Blockchain and Internet of Things for Modern Business Process in Digital Economy–The State of The Art" calcext:value-type="string">
            <text:p>Blockchain and Internet of Things for Modern Business Process in Digital Economy–The State of The Art</text:p>
          </table:table-cell>
          <table:table-cell table:style-name="ce10" table:formula="of:=[$'3 Extraction'.AG172]" office:value-type="float" office:value="0" calcext:value-type="float">
            <text:p>0</text:p>
          </table:table-cell>
          <table:table-cell table:number-columns-repeated="1019"/>
        </table:table-row>
        <table:table-row table:style-name="ro1" table:visibility="collapse">
          <table:table-cell table:style-name="ce10" table:formula="of:=[$'3 Extraction'.A173]" office:value-type="float" office:value="0" calcext:value-type="float">
            <text:p>0</text:p>
          </table:table-cell>
          <table:table-cell/>
          <table:table-cell table:style-name="ce10" table:formula="of:=[$'3 Extraction'.E173]" office:value-type="string" office:string-value="S Kolhe" calcext:value-type="string">
            <text:p>S Kolhe</text:p>
          </table:table-cell>
          <table:table-cell table:style-name="ce10" table:formula="of:=[$'3 Extraction'.F173]" office:value-type="string" office:string-value="Blockchain Based Smart Contracts for Business Process Automation" calcext:value-type="string">
            <text:p>Blockchain Based Smart Contracts for Business Process Automation</text:p>
          </table:table-cell>
          <table:table-cell table:style-name="ce10" table:formula="of:=[$'3 Extraction'.AG173]" office:value-type="float" office:value="0" calcext:value-type="float">
            <text:p>0</text:p>
          </table:table-cell>
          <table:table-cell table:number-columns-repeated="1019"/>
        </table:table-row>
        <table:table-row table:style-name="ro1" table:visibility="collapse">
          <table:table-cell table:style-name="ce10" table:formula="of:=[$'3 Extraction'.A174]" office:value-type="float" office:value="0" calcext:value-type="float">
            <text:p>0</text:p>
          </table:table-cell>
          <table:table-cell/>
          <table:table-cell table:style-name="ce10" table:formula="of:=[$'3 Extraction'.E174]" office:value-type="string" office:string-value="S Chehbi-Gamoura, R Derrouiche, HI Koruca" calcext:value-type="string">
            <text:p>S Chehbi-Gamoura, R Derrouiche, HI Koruca</text:p>
          </table:table-cell>
          <table:table-cell table:style-name="ce10" table:formula="of:=[$'3 Extraction'.F174]" office:value-type="string" office:string-value="Joining the Blockchain to Big Data for Intelligent Business Process Management" calcext:value-type="string">
            <text:p>Joining the Blockchain to Big Data for Intelligent Business Process Management</text:p>
          </table:table-cell>
          <table:table-cell table:style-name="ce10" table:formula="of:=[$'3 Extraction'.AG174]" office:value-type="float" office:value="0" calcext:value-type="float">
            <text:p>0</text:p>
          </table:table-cell>
          <table:table-cell table:number-columns-repeated="1019"/>
        </table:table-row>
        <table:table-row table:style-name="ro1" table:visibility="collapse">
          <table:table-cell table:style-name="ce10" table:formula="of:=[$'3 Extraction'.A175]" office:value-type="float" office:value="0" calcext:value-type="float">
            <text:p>0</text:p>
          </table:table-cell>
          <table:table-cell/>
          <table:table-cell table:style-name="ce10" table:formula="of:=[$'3 Extraction'.E175]" office:value-type="string" office:string-value="P Rimba, AB Tran, I Weber, M Staples…" calcext:value-type="string">
            <text:p>P Rimba, AB Tran, I Weber, M Staples…</text:p>
          </table:table-cell>
          <table:table-cell table:style-name="ce10" table:formula="of:=[$'3 Extraction'.F175]" office:value-type="string" office:string-value="Correction to: Quantifying the Cost of Distrust: Comparing Blockchain and Cloud Services for Business Process Execution" calcext:value-type="string">
            <text:p>Correction to: Quantifying the Cost of Distrust: Comparing Blockchain and Cloud Services for Business Process Execution</text:p>
          </table:table-cell>
          <table:table-cell table:style-name="ce10" table:formula="of:=[$'3 Extraction'.AG175]" office:value-type="float" office:value="0" calcext:value-type="float">
            <text:p>0</text:p>
          </table:table-cell>
          <table:table-cell table:number-columns-repeated="1019"/>
        </table:table-row>
        <table:table-row table:style-name="ro1" table:visibility="collapse">
          <table:table-cell table:style-name="ce10" table:formula="of:=[$'3 Extraction'.A176]" office:value-type="float" office:value="0" calcext:value-type="float">
            <text:p>0</text:p>
          </table:table-cell>
          <table:table-cell/>
          <table:table-cell table:style-name="ce10" table:formula="of:=[$'3 Extraction'.E176]" office:value-type="string" office:string-value="A Meironke, T Seyffarth, J Damarowsky" calcext:value-type="string">
            <text:p>A Meironke, T Seyffarth, J Damarowsky</text:p>
          </table:table-cell>
          <table:table-cell table:style-name="ce10" table:formula="of:=[$'3 Extraction'.F176]" office:value-type="string" office:string-value="Business Process Compliance and Blockchain: How Does the Ethereum Blockchain Address Challenges in the Field of Business Process Compliance?" calcext:value-type="string">
            <text:p>Business Process Compliance and Blockchain: How Does the Ethereum Blockchain Address Challenges in the Field of Business Process Compliance?</text:p>
          </table:table-cell>
          <table:table-cell table:style-name="ce10" table:formula="of:=[$'3 Extraction'.AG176]" office:value-type="float" office:value="0" calcext:value-type="float">
            <text:p>0</text:p>
          </table:table-cell>
          <table:table-cell table:number-columns-repeated="1019"/>
        </table:table-row>
        <table:table-row table:style-name="ro1" table:visibility="collapse">
          <table:table-cell table:style-name="ce10" table:formula="of:=[$'3 Extraction'.A177]" office:value-type="float" office:value="0" calcext:value-type="float">
            <text:p>0</text:p>
          </table:table-cell>
          <table:table-cell/>
          <table:table-cell table:style-name="ce10" table:formula="of:=[$'3 Extraction'.E177]" office:value-type="string" office:string-value="F Pasqua" calcext:value-type="string">
            <text:p>F Pasqua</text:p>
          </table:table-cell>
          <table:table-cell table:style-name="ce10" table:formula="of:=[$'3 Extraction'.F177]" office:value-type="string" office:string-value="A simulation-based and data-driven framework for enabling the analysis and design of business processes based on blockchain and smart contracts solutions" calcext:value-type="string">
            <text:p>A simulation-based and data-driven framework for enabling the analysis and design of business processes based on blockchain and smart contracts solutions</text:p>
          </table:table-cell>
          <table:table-cell table:style-name="ce10" table:formula="of:=[$'3 Extraction'.AG177]" office:value-type="float" office:value="0" calcext:value-type="float">
            <text:p>0</text:p>
          </table:table-cell>
          <table:table-cell table:number-columns-repeated="1019"/>
        </table:table-row>
        <table:table-row table:style-name="ro1" table:visibility="collapse">
          <table:table-cell table:style-name="ce10" table:formula="of:=[$'3 Extraction'.A178]" office:value-type="float" office:value="0" calcext:value-type="float">
            <text:p>0</text:p>
          </table:table-cell>
          <table:table-cell/>
          <table:table-cell table:style-name="ce10" table:formula="of:=[$'3 Extraction'.E178]" office:value-type="string" office:string-value="S Ushnish, K Henry" calcext:value-type="string">
            <text:p>S Ushnish, K Henry</text:p>
          </table:table-cell>
          <table:table-cell table:style-name="ce10" table:formula="of:=[$'3 Extraction'.F178]" office:value-type="string" office:string-value="BUSINESS PROCESS TRANSFORMATION IN NATURAL RESOURCES DEVELOPMENT USING BLOCKCHAIN: INDIGENOUS ENTREPRENEURSHIP …" calcext:value-type="string">
            <text:p>BUSINESS PROCESS TRANSFORMATION IN NATURAL RESOURCES DEVELOPMENT USING BLOCKCHAIN: INDIGENOUS ENTREPRENEURSHIP …</text:p>
          </table:table-cell>
          <table:table-cell table:style-name="ce10" table:formula="of:=[$'3 Extraction'.AG178]" office:value-type="float" office:value="0" calcext:value-type="float">
            <text:p>0</text:p>
          </table:table-cell>
          <table:table-cell table:number-columns-repeated="1019"/>
        </table:table-row>
        <table:table-row table:style-name="ro1" table:visibility="collapse">
          <table:table-cell table:style-name="ce10" table:formula="of:=[$'3 Extraction'.A179]" office:value-type="float" office:value="0" calcext:value-type="float">
            <text:p>0</text:p>
          </table:table-cell>
          <table:table-cell/>
          <table:table-cell table:style-name="ce10" table:formula="of:=[$'3 Extraction'.E179]" office:value-type="string" office:string-value="G Meroni" calcext:value-type="string">
            <text:p>G Meroni</text:p>
          </table:table-cell>
          <table:table-cell table:style-name="ce10" table:formula="of:=[$'3 Extraction'.F179]" office:value-type="string" office:string-value="Trusted artifact-driven monitoring of business processes using blockchains" calcext:value-type="string">
            <text:p>Trusted artifact-driven monitoring of business processes using blockchains</text:p>
          </table:table-cell>
          <table:table-cell table:style-name="ce10" table:formula="of:=[$'3 Extraction'.AG179]" office:value-type="float" office:value="0" calcext:value-type="float">
            <text:p>0</text:p>
          </table:table-cell>
          <table:table-cell table:number-columns-repeated="1019"/>
        </table:table-row>
        <table:table-row table:style-name="ro1" table:visibility="collapse">
          <table:table-cell table:style-name="ce10" table:formula="of:=[$'3 Extraction'.A180]" office:value-type="float" office:value="0" calcext:value-type="float">
            <text:p>0</text:p>
          </table:table-cell>
          <table:table-cell/>
          <table:table-cell table:style-name="ce10" table:formula="of:=[$'3 Extraction'.E180]" office:value-type="string" office:string-value="R Collet" calcext:value-type="string">
            <text:p>R Collet</text:p>
          </table:table-cell>
          <table:table-cell table:style-name="ce10" table:formula="of:=[$'3 Extraction'.F180]" office:value-type="string" office:string-value="Smart Contracts: The Use of the Blockchain Technology in Trade Finance: What would be the impact of the Blockchain's implementation regarding the handling of …" calcext:value-type="string">
            <text:p>Smart Contracts: The Use of the Blockchain Technology in Trade Finance: What would be the impact of the Blockchain's implementation regarding the handling of …</text:p>
          </table:table-cell>
          <table:table-cell table:style-name="ce10" table:formula="of:=[$'3 Extraction'.AG180]" office:value-type="float" office:value="0" calcext:value-type="float">
            <text:p>0</text:p>
          </table:table-cell>
          <table:table-cell table:number-columns-repeated="1019"/>
        </table:table-row>
        <table:table-row table:style-name="ro1" table:visibility="collapse">
          <table:table-cell table:style-name="ce10" table:formula="of:=[$'3 Extraction'.A181]" office:value-type="float" office:value="0" calcext:value-type="float">
            <text:p>0</text:p>
          </table:table-cell>
          <table:table-cell/>
          <table:table-cell table:style-name="ce10" table:formula="of:=[$'3 Extraction'.E181]" office:value-type="string" office:string-value="C Prybila" calcext:value-type="string">
            <text:p>C Prybila</text:p>
          </table:table-cell>
          <table:table-cell table:style-name="ce10" table:formula="of:=[$'3 Extraction'.F181]" office:value-type="string" office:string-value="&quot; Runtime Verification for Business Processes utilizing the Blockchain&quot;; Betreuer/in (nen): S. Schulte; Institute of Information Systems, Distributed Systems Group, 2016; …" calcext:value-type="string">
            <text:p>" Runtime Verification for Business Processes utilizing the Blockchain"; Betreuer/in (nen): S. Schulte; Institute of Information Systems, Distributed Systems Group, 2016; …</text:p>
          </table:table-cell>
          <table:table-cell table:style-name="ce10" table:formula="of:=[$'3 Extraction'.AG181]" office:value-type="float" office:value="0" calcext:value-type="float">
            <text:p>0</text:p>
          </table:table-cell>
          <table:table-cell table:number-columns-repeated="1019"/>
        </table:table-row>
        <table:table-row table:style-name="ro1" table:visibility="collapse">
          <table:table-cell table:style-name="ce10" table:formula="of:=[$'3 Extraction'.A182]" office:value-type="float" office:value="0" calcext:value-type="float">
            <text:p>0</text:p>
          </table:table-cell>
          <table:table-cell/>
          <table:table-cell table:style-name="ce10" table:formula="of:=[$'3 Extraction'.E182]" office:value-type="string" office:string-value="S Waller" calcext:value-type="string">
            <text:p>S Waller</text:p>
          </table:table-cell>
          <table:table-cell table:style-name="ce10" table:formula="of:=[$'3 Extraction'.F182]" office:value-type="string" office:string-value="Blockchains–achieving consensus in oil and gas business processes" calcext:value-type="string">
            <text:p>Blockchains–achieving consensus in oil and gas business processes</text:p>
          </table:table-cell>
          <table:table-cell table:style-name="ce10" table:formula="of:=[$'3 Extraction'.AG182]" office:value-type="float" office:value="0" calcext:value-type="float">
            <text:p>0</text:p>
          </table:table-cell>
          <table:table-cell table:number-columns-repeated="1019"/>
        </table:table-row>
        <table:table-row table:style-name="ro1" table:visibility="collapse">
          <table:table-cell table:style-name="ce10" table:formula="of:=[$'3 Extraction'.A183]" office:value-type="float" office:value="0" calcext:value-type="float">
            <text:p>0</text:p>
          </table:table-cell>
          <table:table-cell/>
          <table:table-cell table:style-name="ce10" table:formula="of:=[$'3 Extraction'.E183]" office:value-type="string" office:string-value="V dem Studium, I Studium, N dem Studium" calcext:value-type="string">
            <text:p>V dem Studium, I Studium, N dem Studium</text:p>
          </table:table-cell>
          <table:table-cell table:style-name="ce10" table:formula="of:=[$'3 Extraction'.F183]" office:value-type="string" office:string-value="Blockchain Technology in BPM (Wintersemester 2018/2019)" calcext:value-type="string">
            <text:p>Blockchain Technology in BPM (Wintersemester 2018/2019)</text:p>
          </table:table-cell>
          <table:table-cell table:style-name="ce10" table:formula="of:=[$'3 Extraction'.AG183]" office:value-type="float" office:value="0" calcext:value-type="float">
            <text:p>0</text:p>
          </table:table-cell>
          <table:table-cell table:number-columns-repeated="1019"/>
        </table:table-row>
        <table:table-row table:style-name="ro1" table:visibility="collapse">
          <table:table-cell table:style-name="ce10" table:formula="of:=[$'3 Extraction'.A184]" office:value-type="float" office:value="0" calcext:value-type="float">
            <text:p>0</text:p>
          </table:table-cell>
          <table:table-cell/>
          <table:table-cell table:style-name="ce10" table:formula="of:=[$'3 Extraction'.E184]" office:value-type="string" office:string-value="V dem Studium, I Studium, N dem Studium" calcext:value-type="string">
            <text:p>V dem Studium, I Studium, N dem Studium</text:p>
          </table:table-cell>
          <table:table-cell table:style-name="ce10" table:formula="of:=[$'3 Extraction'.F184]" office:value-type="string" office:string-value="Process Choreographies on the Blockchain (Sommersemester 2019)" calcext:value-type="string">
            <text:p>Process Choreographies on the Blockchain (Sommersemester 2019)</text:p>
          </table:table-cell>
          <table:table-cell table:style-name="ce10" table:formula="of:=[$'3 Extraction'.AG184]" office:value-type="float" office:value="0" calcext:value-type="float">
            <text:p>0</text:p>
          </table:table-cell>
          <table:table-cell table:number-columns-repeated="1019"/>
        </table:table-row>
        <table:table-row table:style-name="ro1" table:visibility="collapse">
          <table:table-cell table:style-name="ce10" table:formula="of:=[$'3 Extraction'.A185]" office:value-type="float" office:value="0" calcext:value-type="float">
            <text:p>0</text:p>
          </table:table-cell>
          <table:table-cell/>
          <table:table-cell table:style-name="ce10" table:formula="of:=[$'3 Extraction'.E185]" office:value-type="string" office:string-value="V Ivković, I Luković" calcext:value-type="string">
            <text:p>V Ivković, I Luković</text:p>
          </table:table-cell>
          <table:table-cell table:style-name="ce10" table:formula="of:=[$'3 Extraction'.F185]" office:value-type="string" office:string-value="An Approach to Validation of Business-Oriented Smart Contracts Based on Process Mining" calcext:value-type="string">
            <text:p>An Approach to Validation of Business-Oriented Smart Contracts Based on Process Mining</text:p>
          </table:table-cell>
          <table:table-cell table:style-name="ce10" table:formula="of:=[$'3 Extraction'.AG185]" office:value-type="float" office:value="0" calcext:value-type="float">
            <text:p>0</text:p>
          </table:table-cell>
          <table:table-cell table:number-columns-repeated="1019"/>
        </table:table-row>
        <table:table-row table:style-name="ro1" table:visibility="collapse">
          <table:table-cell table:style-name="ce10" table:formula="of:=[$'3 Extraction'.A186]" office:value-type="float" office:value="0" calcext:value-type="float">
            <text:p>0</text:p>
          </table:table-cell>
          <table:table-cell/>
          <table:table-cell table:style-name="ce10" table:formula="of:=[$'3 Extraction'.E186]" office:value-type="string" office:string-value="YI Koh, SH Han, J Park" calcext:value-type="string">
            <text:p>YI Koh, SH Han, J Park</text:p>
          </table:table-cell>
          <table:table-cell table:style-name="ce10" table:formula="of:=[$'3 Extraction'.F186]" office:value-type="string" office:string-value="A systematic process for generating new blockchain-service business model ideas" calcext:value-type="string">
            <text:p>A systematic process for generating new blockchain-service business model ideas</text:p>
          </table:table-cell>
          <table:table-cell table:style-name="ce10" table:formula="of:=[$'3 Extraction'.AG186]" office:value-type="float" office:value="0" calcext:value-type="float">
            <text:p>0</text:p>
          </table:table-cell>
          <table:table-cell table:number-columns-repeated="1019"/>
        </table:table-row>
        <table:table-row table:style-name="ro1" table:visibility="collapse">
          <table:table-cell table:style-name="ce10" table:formula="of:=[$'3 Extraction'.A187]" office:value-type="float" office:value="0" calcext:value-type="float">
            <text:p>0</text:p>
          </table:table-cell>
          <table:table-cell/>
          <table:table-cell table:style-name="ce10" table:formula="of:=[$'3 Extraction'.E187]" office:value-type="string" office:string-value="SB Rane, SV Thakker" calcext:value-type="string">
            <text:p>SB Rane, SV Thakker</text:p>
          </table:table-cell>
          <table:table-cell table:style-name="ce10" table:formula="of:=[$'3 Extraction'.F187]" office:value-type="string" office:string-value="Green procurement process model based on blockchain–IoT integrated architecture for a sustainable business" calcext:value-type="string">
            <text:p>Green procurement process model based on blockchain–IoT integrated architecture for a sustainable business</text:p>
          </table:table-cell>
          <table:table-cell table:style-name="ce10" table:formula="of:=[$'3 Extraction'.AG187]" office:value-type="float" office:value="0" calcext:value-type="float">
            <text:p>0</text:p>
          </table:table-cell>
          <table:table-cell table:number-columns-repeated="1019"/>
        </table:table-row>
        <table:table-row table:style-name="ro1" table:visibility="collapse">
          <table:table-cell table:style-name="ce10" table:formula="of:=[$'3 Extraction'.A188]" office:value-type="float" office:value="0" calcext:value-type="float">
            <text:p>0</text:p>
          </table:table-cell>
          <table:table-cell/>
          <table:table-cell table:style-name="ce10" table:formula="of:=[$'3 Extraction'.E188]" office:value-type="string" office:string-value="C Schaubmeier" calcext:value-type="string">
            <text:p>C Schaubmeier</text:p>
          </table:table-cell>
          <table:table-cell table:style-name="ce10" table:formula="of:=[$'3 Extraction'.F188]" office:value-type="string" office:string-value="Blockchain and Business Model Innovation: An analysis of opportunities and the innovation process/submitted by Christian Schaubmeier, BSc" calcext:value-type="string">
            <text:p>Blockchain and Business Model Innovation: An analysis of opportunities and the innovation process/submitted by Christian Schaubmeier, BSc</text:p>
          </table:table-cell>
          <table:table-cell table:style-name="ce10" table:formula="of:=[$'3 Extraction'.AG188]" office:value-type="float" office:value="0" calcext:value-type="float">
            <text:p>0</text:p>
          </table:table-cell>
          <table:table-cell table:number-columns-repeated="1019"/>
        </table:table-row>
        <table:table-row table:style-name="ro1" table:visibility="collapse">
          <table:table-cell table:style-name="ce10" table:formula="of:=[$'3 Extraction'.A189]" office:value-type="float" office:value="0" calcext:value-type="float">
            <text:p>0</text:p>
          </table:table-cell>
          <table:table-cell/>
          <table:table-cell table:style-name="ce10" table:formula="of:=[$'3 Extraction'.E189]" office:value-type="float" office:value="0" calcext:value-type="float">
            <text:p>0</text:p>
          </table:table-cell>
          <table:table-cell table:style-name="ce10" table:formula="of:=[$'3 Extraction'.F189]" office:value-type="float" office:value="0" calcext:value-type="float">
            <text:p>0</text:p>
          </table:table-cell>
          <table:table-cell table:style-name="ce10" table:formula="of:=[$'3 Extraction'.AG189]" office:value-type="float" office:value="0" calcext:value-type="float">
            <text:p>0</text:p>
          </table:table-cell>
          <table:table-cell table:number-columns-repeated="1019"/>
        </table:table-row>
        <table:table-row table:style-name="ro1" table:visibility="collapse">
          <table:table-cell table:style-name="ce10" table:formula="of:=[$'3 Extraction'.A190]" office:value-type="float" office:value="0" calcext:value-type="float">
            <text:p>0</text:p>
          </table:table-cell>
          <table:table-cell/>
          <table:table-cell table:style-name="ce10" table:formula="of:=[$'3 Extraction'.E190]" office:value-type="float" office:value="0" calcext:value-type="float">
            <text:p>0</text:p>
          </table:table-cell>
          <table:table-cell table:style-name="ce10" table:formula="of:=[$'3 Extraction'.F190]" office:value-type="float" office:value="0" calcext:value-type="float">
            <text:p>0</text:p>
          </table:table-cell>
          <table:table-cell table:style-name="ce10" table:formula="of:=[$'3 Extraction'.AG190]" office:value-type="float" office:value="0" calcext:value-type="float">
            <text:p>0</text:p>
          </table:table-cell>
          <table:table-cell table:number-columns-repeated="1019"/>
        </table:table-row>
        <table:table-row table:style-name="ro1" table:visibility="collapse">
          <table:table-cell table:style-name="ce10" table:formula="of:=[$'3 Extraction'.A191]" office:value-type="float" office:value="0" calcext:value-type="float">
            <text:p>0</text:p>
          </table:table-cell>
          <table:table-cell/>
          <table:table-cell table:style-name="ce10" table:formula="of:=[$'3 Extraction'.E191]" office:value-type="float" office:value="0" calcext:value-type="float">
            <text:p>0</text:p>
          </table:table-cell>
          <table:table-cell table:style-name="ce10" table:formula="of:=[$'3 Extraction'.F191]" office:value-type="float" office:value="0" calcext:value-type="float">
            <text:p>0</text:p>
          </table:table-cell>
          <table:table-cell table:style-name="ce10" table:formula="of:=[$'3 Extraction'.AG191]" office:value-type="float" office:value="0" calcext:value-type="float">
            <text:p>0</text:p>
          </table:table-cell>
          <table:table-cell table:number-columns-repeated="1019"/>
        </table:table-row>
        <table:table-row table:style-name="ro1" table:visibility="collapse">
          <table:table-cell table:style-name="ce10" table:formula="of:=[$'3 Extraction'.A192]" office:value-type="float" office:value="0" calcext:value-type="float">
            <text:p>0</text:p>
          </table:table-cell>
          <table:table-cell/>
          <table:table-cell table:style-name="ce10" table:formula="of:=[$'3 Extraction'.E192]" office:value-type="float" office:value="0" calcext:value-type="float">
            <text:p>0</text:p>
          </table:table-cell>
          <table:table-cell table:style-name="ce10" table:formula="of:=[$'3 Extraction'.F192]" office:value-type="float" office:value="0" calcext:value-type="float">
            <text:p>0</text:p>
          </table:table-cell>
          <table:table-cell table:style-name="ce10" table:formula="of:=[$'3 Extraction'.AG192]" office:value-type="float" office:value="0" calcext:value-type="float">
            <text:p>0</text:p>
          </table:table-cell>
          <table:table-cell table:number-columns-repeated="1019"/>
        </table:table-row>
        <table:table-row table:style-name="ro1" table:visibility="collapse">
          <table:table-cell table:style-name="ce10" table:formula="of:=[$'3 Extraction'.A193]" office:value-type="float" office:value="0" calcext:value-type="float">
            <text:p>0</text:p>
          </table:table-cell>
          <table:table-cell/>
          <table:table-cell table:style-name="ce10" table:formula="of:=[$'3 Extraction'.E193]" office:value-type="float" office:value="0" calcext:value-type="float">
            <text:p>0</text:p>
          </table:table-cell>
          <table:table-cell table:style-name="ce10" table:formula="of:=[$'3 Extraction'.F193]" office:value-type="float" office:value="0" calcext:value-type="float">
            <text:p>0</text:p>
          </table:table-cell>
          <table:table-cell table:style-name="ce10" table:formula="of:=[$'3 Extraction'.AG193]" office:value-type="float" office:value="0" calcext:value-type="float">
            <text:p>0</text:p>
          </table:table-cell>
          <table:table-cell table:number-columns-repeated="1019"/>
        </table:table-row>
        <table:table-row table:style-name="ro1" table:visibility="collapse">
          <table:table-cell table:style-name="ce10" table:formula="of:=[$'3 Extraction'.A194]" office:value-type="float" office:value="0" calcext:value-type="float">
            <text:p>0</text:p>
          </table:table-cell>
          <table:table-cell/>
          <table:table-cell table:style-name="ce10" table:formula="of:=[$'3 Extraction'.E194]" office:value-type="float" office:value="0" calcext:value-type="float">
            <text:p>0</text:p>
          </table:table-cell>
          <table:table-cell table:style-name="ce10" table:formula="of:=[$'3 Extraction'.F194]" office:value-type="float" office:value="0" calcext:value-type="float">
            <text:p>0</text:p>
          </table:table-cell>
          <table:table-cell table:style-name="ce10" table:formula="of:=[$'3 Extraction'.AG194]" office:value-type="float" office:value="0" calcext:value-type="float">
            <text:p>0</text:p>
          </table:table-cell>
          <table:table-cell table:number-columns-repeated="1019"/>
        </table:table-row>
        <table:table-row table:style-name="ro1" table:visibility="collapse">
          <table:table-cell table:style-name="ce10" table:formula="of:=[$'3 Extraction'.A195]" office:value-type="float" office:value="0" calcext:value-type="float">
            <text:p>0</text:p>
          </table:table-cell>
          <table:table-cell/>
          <table:table-cell table:style-name="ce10" table:formula="of:=[$'3 Extraction'.E195]" office:value-type="float" office:value="0" calcext:value-type="float">
            <text:p>0</text:p>
          </table:table-cell>
          <table:table-cell table:style-name="ce10" table:formula="of:=[$'3 Extraction'.F195]" office:value-type="float" office:value="0" calcext:value-type="float">
            <text:p>0</text:p>
          </table:table-cell>
          <table:table-cell table:style-name="ce10" table:formula="of:=[$'3 Extraction'.AG195]" office:value-type="float" office:value="0" calcext:value-type="float">
            <text:p>0</text:p>
          </table:table-cell>
          <table:table-cell table:number-columns-repeated="1019"/>
        </table:table-row>
        <table:table-row table:style-name="ro1" table:visibility="collapse">
          <table:table-cell table:style-name="ce10" table:formula="of:=[$'3 Extraction'.A196]" office:value-type="float" office:value="0" calcext:value-type="float">
            <text:p>0</text:p>
          </table:table-cell>
          <table:table-cell/>
          <table:table-cell table:style-name="ce10" table:formula="of:=[$'3 Extraction'.E196]" office:value-type="float" office:value="0" calcext:value-type="float">
            <text:p>0</text:p>
          </table:table-cell>
          <table:table-cell table:style-name="ce10" table:formula="of:=[$'3 Extraction'.F196]" office:value-type="float" office:value="0" calcext:value-type="float">
            <text:p>0</text:p>
          </table:table-cell>
          <table:table-cell table:style-name="ce10" table:formula="of:=[$'3 Extraction'.AG196]" office:value-type="float" office:value="0" calcext:value-type="float">
            <text:p>0</text:p>
          </table:table-cell>
          <table:table-cell table:number-columns-repeated="1019"/>
        </table:table-row>
        <table:table-row table:style-name="ro1" table:visibility="collapse">
          <table:table-cell table:style-name="ce10" table:formula="of:=[$'3 Extraction'.A197]" office:value-type="float" office:value="0" calcext:value-type="float">
            <text:p>0</text:p>
          </table:table-cell>
          <table:table-cell/>
          <table:table-cell table:style-name="ce10" table:formula="of:=[$'3 Extraction'.E197]" office:value-type="float" office:value="0" calcext:value-type="float">
            <text:p>0</text:p>
          </table:table-cell>
          <table:table-cell table:style-name="ce10" table:formula="of:=[$'3 Extraction'.F197]" office:value-type="float" office:value="0" calcext:value-type="float">
            <text:p>0</text:p>
          </table:table-cell>
          <table:table-cell table:style-name="ce10" table:formula="of:=[$'3 Extraction'.AG197]" office:value-type="float" office:value="0" calcext:value-type="float">
            <text:p>0</text:p>
          </table:table-cell>
          <table:table-cell table:number-columns-repeated="1019"/>
        </table:table-row>
        <table:table-row table:style-name="ro1" table:visibility="collapse">
          <table:table-cell table:style-name="ce10" table:formula="of:=[$'3 Extraction'.A198]" office:value-type="float" office:value="0" calcext:value-type="float">
            <text:p>0</text:p>
          </table:table-cell>
          <table:table-cell/>
          <table:table-cell table:style-name="ce10" table:formula="of:=[$'3 Extraction'.E198]" office:value-type="float" office:value="0" calcext:value-type="float">
            <text:p>0</text:p>
          </table:table-cell>
          <table:table-cell table:style-name="ce10" table:formula="of:=[$'3 Extraction'.F198]" office:value-type="float" office:value="0" calcext:value-type="float">
            <text:p>0</text:p>
          </table:table-cell>
          <table:table-cell table:style-name="ce10" table:formula="of:=[$'3 Extraction'.AG198]" office:value-type="float" office:value="0" calcext:value-type="float">
            <text:p>0</text:p>
          </table:table-cell>
          <table:table-cell table:number-columns-repeated="1019"/>
        </table:table-row>
        <table:table-row table:style-name="ro1" table:visibility="collapse">
          <table:table-cell table:style-name="ce10" table:formula="of:=[$'3 Extraction'.A199]" office:value-type="float" office:value="0" calcext:value-type="float">
            <text:p>0</text:p>
          </table:table-cell>
          <table:table-cell/>
          <table:table-cell table:style-name="ce10" table:formula="of:=[$'3 Extraction'.E199]" office:value-type="float" office:value="0" calcext:value-type="float">
            <text:p>0</text:p>
          </table:table-cell>
          <table:table-cell table:style-name="ce10" table:formula="of:=[$'3 Extraction'.F199]" office:value-type="float" office:value="0" calcext:value-type="float">
            <text:p>0</text:p>
          </table:table-cell>
          <table:table-cell table:style-name="ce10" table:formula="of:=[$'3 Extraction'.AG199]" office:value-type="float" office:value="0" calcext:value-type="float">
            <text:p>0</text:p>
          </table:table-cell>
          <table:table-cell table:number-columns-repeated="1019"/>
        </table:table-row>
        <table:table-row table:style-name="ro1" table:visibility="collapse">
          <table:table-cell table:style-name="ce10" table:formula="of:=[$'3 Extraction'.A200]" office:value-type="float" office:value="0" calcext:value-type="float">
            <text:p>0</text:p>
          </table:table-cell>
          <table:table-cell/>
          <table:table-cell table:style-name="ce10" table:formula="of:=[$'3 Extraction'.E200]" office:value-type="float" office:value="0" calcext:value-type="float">
            <text:p>0</text:p>
          </table:table-cell>
          <table:table-cell table:style-name="ce10" table:formula="of:=[$'3 Extraction'.F200]" office:value-type="float" office:value="0" calcext:value-type="float">
            <text:p>0</text:p>
          </table:table-cell>
          <table:table-cell table:style-name="ce10" table:formula="of:=[$'3 Extraction'.AG200]" office:value-type="float" office:value="0" calcext:value-type="float">
            <text:p>0</text:p>
          </table:table-cell>
          <table:table-cell table:number-columns-repeated="1019"/>
        </table:table-row>
        <table:table-row table:style-name="ro1" table:visibility="collapse">
          <table:table-cell table:style-name="ce10" table:formula="of:=[$'3 Extraction'.A201]" office:value-type="float" office:value="0" calcext:value-type="float">
            <text:p>0</text:p>
          </table:table-cell>
          <table:table-cell/>
          <table:table-cell table:style-name="ce10" table:formula="of:=[$'3 Extraction'.E201]" office:value-type="string" office:string-value="From Snowballing" calcext:value-type="string">
            <text:p>From Snowballing</text:p>
          </table:table-cell>
          <table:table-cell table:style-name="ce10" table:formula="of:=[$'3 Extraction'.F201]" office:value-type="float" office:value="0" calcext:value-type="float">
            <text:p>0</text:p>
          </table:table-cell>
          <table:table-cell table:style-name="ce10" table:formula="of:=[$'3 Extraction'.AG201]" office:value-type="float" office:value="0" calcext:value-type="float">
            <text:p>0</text:p>
          </table:table-cell>
          <table:table-cell table:number-columns-repeated="1019"/>
        </table:table-row>
        <table:table-row table:style-name="ro1" table:visibility="collapse">
          <table:table-cell table:style-name="ce10" table:formula="of:=[$'3 Extraction'.A202]" office:value-type="float" office:value="0" calcext:value-type="float">
            <text:p>0</text:p>
          </table:table-cell>
          <table:table-cell/>
          <table:table-cell table:style-name="ce10" table:formula="of:=[$'3 Extraction'.E202]" office:value-type="float" office:value="0" calcext:value-type="float">
            <text:p>0</text:p>
          </table:table-cell>
          <table:table-cell table:style-name="ce10" table:formula="of:=[$'3 Extraction'.F202]" office:value-type="float" office:value="0" calcext:value-type="float">
            <text:p>0</text:p>
          </table:table-cell>
          <table:table-cell table:style-name="ce10" table:formula="of:=[$'3 Extraction'.AG202]" office:value-type="float" office:value="0" calcext:value-type="float">
            <text:p>0</text:p>
          </table:table-cell>
          <table:table-cell table:style-name="ce12" table:number-columns-repeated="4"/>
          <table:table-cell table:number-columns-repeated="1015"/>
        </table:table-row>
        <table:table-row table:style-name="ro1">
          <table:table-cell table:style-name="ce10" table:formula="of:=[$'3 Extraction'.A203]" office:value-type="float" office:value="1" calcext:value-type="float">
            <text:p>1</text:p>
          </table:table-cell>
          <table:table-cell table:style-name="ce10" table:formula="of:=[$'3 Extraction'.D203]" office:value-type="float" office:value="2020" calcext:value-type="float">
            <text:p>2020</text:p>
          </table:table-cell>
          <table:table-cell table:style-name="ce10" table:formula="of:=[$'3 Extraction'.E203]" office:value-type="string" office:string-value="P Klinger, F Bodendorf" calcext:value-type="string">
            <text:p>P Klinger, F Bodendorf</text:p>
          </table:table-cell>
          <table:table-cell table:style-name="ce10" table:formula="of:=[$'3 Extraction'.F203]" office:value-type="string" office:string-value="Blockchain-based Cross-Organizational Execution Framework for Dynamic Integration of Process Collaborations" calcext:value-type="string">
            <text:p>Blockchain-based Cross-Organizational Execution Framework for Dynamic Integration of Process Collaborations</text:p>
          </table:table-cell>
          <table:table-cell table:style-name="ce10" table:formula="of:=[$'3 Extraction'.AG203]" office:value-type="float" office:value="1" calcext:value-type="float">
            <text:p>1</text:p>
          </table:table-cell>
          <table:table-cell table:style-name="ce97" office:value-type="string" calcext:value-type="string">
            <text:p>0.18669</text:p>
          </table:table-cell>
          <table:table-cell/>
          <table:table-cell table:style-name="ce8" office:value-type="string" calcext:value-type="string">
            <text:p>Spare parts Order</text:p>
          </table:table-cell>
          <table:table-cell table:style-name="ce8" office:value-type="string" calcext:value-type="string">
            <text:p>ETH</text:p>
          </table:table-cell>
          <table:table-cell table:number-columns-repeated="1015"/>
        </table:table-row>
        <table:table-row table:style-name="ro1">
          <table:table-cell table:style-name="ce10" table:formula="of:=[$'3 Extraction'.A204]" office:value-type="float" office:value="1" calcext:value-type="float">
            <text:p>1</text:p>
          </table:table-cell>
          <table:table-cell table:style-name="ce10" table:formula="of:=[$'3 Extraction'.D204]" office:value-type="float" office:value="2018" calcext:value-type="float">
            <text:p>2018</text:p>
          </table:table-cell>
          <table:table-cell table:style-name="ce10" table:formula="of:=[$'3 Extraction'.E204]" office:value-type="string" office:string-value="C Sturm, J Szalanczi, S Schönig, S Jablonski" calcext:value-type="string">
            <text:p>C Sturm, J Szalanczi, S Schönig, S Jablonski</text:p>
          </table:table-cell>
          <table:table-cell table:style-name="ce10" table:formula="of:=[$'3 Extraction'.F204]" office:value-type="string" office:string-value="A Lean Architecture for Blockchain Based Decentralized Process Execution " calcext:value-type="string">
            <text:p>A Lean Architecture for Blockchain Based Decentralized Process Execution </text:p>
          </table:table-cell>
          <table:table-cell table:style-name="ce10" table:formula="of:=[$'3 Extraction'.AG204]" office:value-type="float" office:value="1" calcext:value-type="float">
            <text:p>1</text:p>
          </table:table-cell>
          <table:table-cell table:style-name="ce97" office:value-type="string" calcext:value-type="string">
            <text:p>2660342</text:p>
          </table:table-cell>
          <table:table-cell table:style-name="ce97" office:value-type="string" calcext:value-type="string">
            <text:p>Does not reuse interpreter</text:p>
          </table:table-cell>
          <table:table-cell table:style-name="ce8" office:value-type="string" calcext:value-type="string">
            <text:p>Incident Management</text:p>
          </table:table-cell>
          <table:table-cell table:style-name="ce8" office:value-type="string" calcext:value-type="string">
            <text:p>Gas</text:p>
          </table:table-cell>
          <table:table-cell table:number-columns-repeated="1015"/>
        </table:table-row>
        <table:table-row table:style-name="ro1" table:visibility="collapse">
          <table:table-cell table:style-name="ce10" table:formula="of:=[$'3 Extraction'.A205]" office:value-type="float" office:value="1" calcext:value-type="float">
            <text:p>1</text:p>
          </table:table-cell>
          <table:table-cell/>
          <table:table-cell table:style-name="ce10" table:formula="of:=[$'3 Extraction'.E205]" office:value-type="string" office:string-value="G Falazi, M Hahn, U Breitenbücher, F Leymann, V Yussupov" calcext:value-type="string">
            <text:p>G Falazi, M Hahn, U Breitenbücher, F Leymann, V Yussupov</text:p>
          </table:table-cell>
          <table:table-cell table:style-name="ce10" table:formula="of:=[$'3 Extraction'.F205]" office:value-type="string" office:string-value="Process-Based Composition of Permissioned and Permissionless Blockchain Smart Contracts" calcext:value-type="string">
            <text:p>Process-Based Composition of Permissioned and Permissionless Blockchain Smart Contracts</text:p>
          </table:table-cell>
          <table:table-cell table:style-name="ce10" table:formula="of:=[$'3 Extraction'.AG205]" office:value-type="float" office:value="0" calcext:value-type="float">
            <text:p>0</text:p>
          </table:table-cell>
          <table:table-cell table:style-name="ce97" table:number-columns-repeated="2"/>
          <table:table-cell table:number-columns-repeated="1017"/>
        </table:table-row>
        <table:table-row table:style-name="ro1" table:visibility="collapse">
          <table:table-cell table:style-name="ce10" table:formula="of:=[$'3 Extraction'.A206]" office:value-type="float" office:value="0" calcext:value-type="float">
            <text:p>0</text:p>
          </table:table-cell>
          <table:table-cell/>
          <table:table-cell table:style-name="ce10" table:formula="of:=[$'3 Extraction'.E206]" office:value-type="float" office:value="0" calcext:value-type="float">
            <text:p>0</text:p>
          </table:table-cell>
          <table:table-cell table:style-name="ce10" table:formula="of:=[$'3 Extraction'.F206]" office:value-type="string" office:string-value="An Architecture for Multi-chain Business Process Choreographies" calcext:value-type="string">
            <text:p>An Architecture for Multi-chain Business Process Choreographies</text:p>
          </table:table-cell>
          <table:table-cell table:style-name="ce10" table:formula="of:=[$'3 Extraction'.AG206]" office:value-type="float" office:value="0" calcext:value-type="float">
            <text:p>0</text:p>
          </table:table-cell>
          <table:table-cell table:number-columns-repeated="1019"/>
        </table:table-row>
        <table:table-row table:style-name="ro1">
          <table:table-cell table:style-name="ce10" table:formula="of:=[$'3 Extraction'.A207]" office:value-type="float" office:value="1" calcext:value-type="float">
            <text:p>1</text:p>
          </table:table-cell>
          <table:table-cell table:style-name="ce10" table:formula="of:=[$'3 Extraction'.D207]" office:value-type="float" office:value="2019" calcext:value-type="float">
            <text:p>2019</text:p>
          </table:table-cell>
          <table:table-cell table:style-name="ce10" table:formula="of:=[$'3 Extraction'.E207]" office:value-type="string" office:string-value="C Sturm, J Scalanczi, S Schönig, S Jablonski " calcext:value-type="string">
            <text:p>C Sturm, J Scalanczi, S Schönig, S Jablonski </text:p>
          </table:table-cell>
          <table:table-cell table:style-name="ce10" table:formula="of:=[$'3 Extraction'.F207]" office:value-type="string" office:string-value="A Blockchain-based and resource-aware process execution engine" calcext:value-type="string">
            <text:p>A Blockchain-based and resource-aware process execution engine</text:p>
          </table:table-cell>
          <table:table-cell table:style-name="ce10" table:formula="of:=[$'3 Extraction'.AG207]" office:value-type="float" office:value="1" calcext:value-type="float">
            <text:p>1</text:p>
          </table:table-cell>
          <table:table-cell table:style-name="ce97" office:value-type="string" calcext:value-type="string">
            <text:p>2660342</text:p>
          </table:table-cell>
          <table:table-cell table:style-name="ce97" office:value-type="string" calcext:value-type="string">
            <text:p>Does not reuse interpreter</text:p>
          </table:table-cell>
          <table:table-cell table:style-name="ce8" office:value-type="string" calcext:value-type="string">
            <text:p>Incident Management</text:p>
          </table:table-cell>
          <table:table-cell table:style-name="ce8" office:value-type="string" calcext:value-type="string">
            <text:p>Gas</text:p>
          </table:table-cell>
          <table:table-cell table:number-columns-repeated="1015"/>
        </table:table-row>
        <table:table-row table:style-name="ro1" table:visibility="collapse">
          <table:table-cell table:style-name="ce10" table:formula="of:=[$'3 Extraction'.A208]" office:value-type="float" office:value="1" calcext:value-type="float">
            <text:p>1</text:p>
          </table:table-cell>
          <table:table-cell/>
          <table:table-cell table:style-name="ce10" table:formula="of:=[$'3 Extraction'.E208]" office:value-type="string" office:string-value="Amal Abid, Saoussen Cheikhrouhou, Mohamed Jmaiel" calcext:value-type="string">
            <text:p>Amal Abid, Saoussen Cheikhrouhou, Mohamed Jmaiel</text:p>
          </table:table-cell>
          <table:table-cell table:style-name="ce10" table:formula="of:=[$'3 Extraction'.F208]" office:value-type="string" office:string-value="Modelling and Executing Time-Aware Processes in Trustless Blockchain Environment" calcext:value-type="string">
            <text:p>Modelling and Executing Time-Aware Processes in Trustless Blockchain Environment</text:p>
          </table:table-cell>
          <table:table-cell table:style-name="ce10" table:formula="of:=[$'3 Extraction'.AG208]" office:value-type="float" office:value="0" calcext:value-type="float">
            <text:p>0</text:p>
          </table:table-cell>
          <table:table-cell table:number-columns-repeated="1019"/>
        </table:table-row>
        <table:table-row table:style-name="ro1" table:visibility="collapse">
          <table:table-cell table:style-name="ce10" table:formula="of:=[$'3 Extraction'.A209]" office:value-type="float" office:value="1" calcext:value-type="float">
            <text:p>1</text:p>
          </table:table-cell>
          <table:table-cell/>
          <table:table-cell table:style-name="ce10" table:formula="of:=[$'3 Extraction'.E209]" office:value-type="string" office:string-value="T Osterland, T Rose, C Putschli" calcext:value-type="string">
            <text:p>T Osterland, T Rose, C Putschli</text:p>
          </table:table-cell>
          <table:table-cell table:style-name="ce10" table:formula="of:=[$'3 Extraction'.F209]" office:value-type="string" office:string-value="On the Implementation of Business Process Logic in DLT Nodes" calcext:value-type="string">
            <text:p>On the Implementation of Business Process Logic in DLT Nodes</text:p>
          </table:table-cell>
          <table:table-cell table:style-name="ce10" table:formula="of:=[$'3 Extraction'.AG209]" office:value-type="float" office:value="0" calcext:value-type="float">
            <text:p>0</text:p>
          </table:table-cell>
          <table:table-cell table:number-columns-repeated="1019"/>
        </table:table-row>
        <table:table-row table:style-name="ro1">
          <table:table-cell table:number-columns-repeated="2"/>
          <table:table-cell table:style-name="ce10" table:formula="of:=[$'3 Extraction'.E210]" office:value-type="float" office:value="0" calcext:value-type="float">
            <text:p>0</text:p>
          </table:table-cell>
          <table:table-cell table:style-name="ce10" table:formula="of:=[$'3 Extraction'.F210]" office:value-type="float" office:value="0" calcext:value-type="float">
            <text:p>0</text:p>
          </table:table-cell>
          <table:table-cell table:style-name="ce10" table:formula="of:=[$'3 Extraction'.AG210]" office:value-type="float" office:value="0" calcext:value-type="float">
            <text:p>0</text:p>
          </table:table-cell>
          <table:table-cell table:number-columns-repeated="1019"/>
        </table:table-row>
        <table:table-row table:style-name="ro1">
          <table:table-cell table:number-columns-repeated="2"/>
          <table:table-cell table:style-name="ce10" table:formula="of:=[$'3 Extraction'.E211]" office:value-type="float" office:value="0" calcext:value-type="float">
            <text:p>0</text:p>
          </table:table-cell>
          <table:table-cell table:style-name="ce8"/>
          <table:table-cell table:style-name="ce10" table:formula="of:=[$'3 Extraction'.AG211]" office:value-type="float" office:value="0" calcext:value-type="float">
            <text:p>0</text:p>
          </table:table-cell>
          <table:table-cell table:number-columns-repeated="1019"/>
        </table:table-row>
        <table:table-row table:style-name="ro1">
          <table:table-cell table:number-columns-repeated="2"/>
          <table:table-cell table:style-name="ce10" table:formula="of:=[$'3 Extraction'.E212]" office:value-type="float" office:value="0" calcext:value-type="float">
            <text:p>0</text:p>
          </table:table-cell>
          <table:table-cell table:style-name="ce10" table:formula="of:=[$'3 Extraction'.F212]" office:value-type="float" office:value="0" calcext:value-type="float">
            <text:p>0</text:p>
          </table:table-cell>
          <table:table-cell table:style-name="ce10" table:formula="of:=[$'3 Extraction'.AG212]" office:value-type="float" office:value="0" calcext:value-type="float">
            <text:p>0</text:p>
          </table:table-cell>
          <table:table-cell table:style-name="ce99"/>
          <table:table-cell table:style-name="ce103"/>
          <table:table-cell table:number-columns-repeated="1017"/>
        </table:table-row>
        <table:table-row table:style-name="ro1">
          <table:table-cell table:number-columns-repeated="2"/>
          <table:table-cell table:style-name="ce10" table:formula="of:=[$'3 Extraction'.E213]" office:value-type="float" office:value="0" calcext:value-type="float">
            <text:p>0</text:p>
          </table:table-cell>
          <table:table-cell table:style-name="ce10" table:formula="of:=[$'3 Extraction'.F213]" office:value-type="float" office:value="0" calcext:value-type="float">
            <text:p>0</text:p>
          </table:table-cell>
          <table:table-cell table:style-name="ce10" table:formula="of:=[$'3 Extraction'.AG213]" office:value-type="float" office:value="0" calcext:value-type="float">
            <text:p>0</text:p>
          </table:table-cell>
          <table:table-cell table:style-name="ce100"/>
          <table:table-cell table:style-name="ce104"/>
          <table:table-cell table:number-columns-repeated="1017"/>
        </table:table-row>
        <table:table-row table:style-name="ro1">
          <table:table-cell table:style-name="ce10" table:formula="of:=[$'2-1 Snowballing'.D12]" office:value-type="float" office:value="0" calcext:value-type="float">
            <text:p>0</text:p>
          </table:table-cell>
          <table:table-cell/>
          <table:table-cell table:style-name="ce10" table:formula="of:=[$'3 Extraction'.E214]" office:value-type="float" office:value="0" calcext:value-type="float">
            <text:p>0</text:p>
          </table:table-cell>
          <table:table-cell table:style-name="ce10" table:formula="of:=[$'3 Extraction'.F214]" office:value-type="float" office:value="0" calcext:value-type="float">
            <text:p>0</text:p>
          </table:table-cell>
          <table:table-cell table:style-name="ce10" table:formula="of:=[$'3 Extraction'.AG214]" office:value-type="float" office:value="0" calcext:value-type="float">
            <text:p>0</text:p>
          </table:table-cell>
          <table:table-cell table:style-name="ce99"/>
          <table:table-cell table:style-name="ce103"/>
          <table:table-cell table:number-columns-repeated="1017"/>
        </table:table-row>
        <table:table-row table:style-name="ro1">
          <table:table-cell table:style-name="ce10" table:formula="of:=[$'2-1 Snowballing'.D13]" office:value-type="float" office:value="0" calcext:value-type="float">
            <text:p>0</text:p>
          </table:table-cell>
          <table:table-cell/>
          <table:table-cell table:style-name="ce10" table:formula="of:=[$'2-1 Snowballing'.A13]" office:value-type="float" office:value="0" calcext:value-type="float">
            <text:p>0</text:p>
          </table:table-cell>
          <table:table-cell table:style-name="ce10" table:formula="of:=[$'3 Extraction'.F215]" office:value-type="float" office:value="0" calcext:value-type="float">
            <text:p>0</text:p>
          </table:table-cell>
          <table:table-cell table:style-name="ce10" table:formula="of:=[$'3 Extraction'.AG215]" office:value-type="float" office:value="0" calcext:value-type="float">
            <text:p>0</text:p>
          </table:table-cell>
          <table:table-cell table:style-name="ce99"/>
          <table:table-cell table:style-name="ce103"/>
          <table:table-cell table:number-columns-repeated="1017"/>
        </table:table-row>
        <table:table-row table:style-name="ro1">
          <table:table-cell table:style-name="ce10" table:formula="of:=[$'2-1 Snowballing'.D14]" office:value-type="float" office:value="0" calcext:value-type="float">
            <text:p>0</text:p>
          </table:table-cell>
          <table:table-cell/>
          <table:table-cell table:style-name="ce10" table:formula="of:=[$'2-1 Snowballing'.A14]" office:value-type="float" office:value="0" calcext:value-type="float">
            <text:p>0</text:p>
          </table:table-cell>
          <table:table-cell table:style-name="ce10" table:formula="of:=[$'3 Extraction'.F216]" office:value-type="float" office:value="0" calcext:value-type="float">
            <text:p>0</text:p>
          </table:table-cell>
          <table:table-cell table:style-name="ce10" table:formula="of:=[$'3 Extraction'.AG216]" office:value-type="float" office:value="0" calcext:value-type="float">
            <text:p>0</text:p>
          </table:table-cell>
          <table:table-cell table:style-name="ce99"/>
          <table:table-cell table:style-name="ce103"/>
          <table:table-cell table:number-columns-repeated="1017"/>
        </table:table-row>
        <table:table-row table:style-name="ro1">
          <table:table-cell table:style-name="ce10" table:formula="of:=[$'2-1 Snowballing'.D15]" office:value-type="float" office:value="0" calcext:value-type="float">
            <text:p>0</text:p>
          </table:table-cell>
          <table:table-cell/>
          <table:table-cell table:style-name="ce10" table:formula="of:=[$'2-1 Snowballing'.A15]" office:value-type="float" office:value="0" calcext:value-type="float">
            <text:p>0</text:p>
          </table:table-cell>
          <table:table-cell table:style-name="ce10" table:formula="of:=[$'3 Extraction'.F217]" office:value-type="float" office:value="0" calcext:value-type="float">
            <text:p>0</text:p>
          </table:table-cell>
          <table:table-cell table:style-name="ce10" table:formula="of:=[$'3 Extraction'.AG217]" office:value-type="float" office:value="0" calcext:value-type="float">
            <text:p>0</text:p>
          </table:table-cell>
          <table:table-cell table:style-name="ce99"/>
          <table:table-cell table:style-name="ce103"/>
          <table:table-cell table:number-columns-repeated="1017"/>
        </table:table-row>
        <table:table-row table:style-name="ro1">
          <table:table-cell/>
          <table:table-cell table:style-name="ce46"/>
          <table:table-cell table:style-name="ce46" table:formula="of:=[$'2 Reading'.A216]" office:value-type="float" office:value="0" calcext:value-type="float">
            <text:p>0</text:p>
          </table:table-cell>
          <table:table-cell table:style-name="ce10" table:formula="of:=[$'3 Extraction'.F218]" office:value-type="float" office:value="0" calcext:value-type="float">
            <text:p>0</text:p>
          </table:table-cell>
          <table:table-cell table:style-name="ce10" table:formula="of:=[$'3 Extraction'.AG218]" office:value-type="float" office:value="0" calcext:value-type="float">
            <text:p>0</text:p>
          </table:table-cell>
          <table:table-cell table:style-name="ce99"/>
          <table:table-cell table:style-name="ce103"/>
          <table:table-cell table:number-columns-repeated="1017"/>
        </table:table-row>
        <table:table-row table:style-name="ro1">
          <table:table-cell/>
          <table:table-cell table:style-name="ce13"/>
          <table:table-cell table:style-name="ce13" table:formula="of:=COUNTIF([.A3:.A216];1)" office:value-type="float" office:value="36" calcext:value-type="float">
            <text:p>36</text:p>
          </table:table-cell>
          <table:table-cell table:style-name="ce10" table:formula="of:=[$'3 Extraction'.F219]" office:value-type="float" office:value="0" calcext:value-type="float">
            <text:p>0</text:p>
          </table:table-cell>
          <table:table-cell table:style-name="ce10" table:formula="of:=[$'3 Extraction'.AG219]" office:value-type="float" office:value="0" calcext:value-type="float">
            <text:p>0</text:p>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20]" office:value-type="float" office:value="0" calcext:value-type="float">
            <text:p>0</text:p>
          </table:table-cell>
          <table:table-cell table:style-name="ce10" table:formula="of:=[$'3 Extraction'.AG220]" office:value-type="float" office:value="0" calcext:value-type="float">
            <text:p>0</text:p>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21]" office:value-type="float" office:value="0" calcext:value-type="float">
            <text:p>0</text:p>
          </table:table-cell>
          <table:table-cell table:style-name="ce10" table:formula="of:=[$'3 Extraction'.AG221]" office:value-type="float" office:value="0" calcext:value-type="float">
            <text:p>0</text:p>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22]" office:value-type="float" office:value="0" calcext:value-type="float">
            <text:p>0</text:p>
          </table:table-cell>
          <table:table-cell table:style-name="ce10" table:formula="of:=[$'3 Extraction'.AG222]" office:value-type="float" office:value="0" calcext:value-type="float">
            <text:p>0</text:p>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23]" office:value-type="float" office:value="0" calcext:value-type="float">
            <text:p>0</text:p>
          </table:table-cell>
          <table:table-cell table:style-name="ce10" table:formula="of:=[$'3 Extraction'.AG223]" office:value-type="float" office:value="0" calcext:value-type="float">
            <text:p>0</text:p>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24]" office:value-type="float" office:value="0" calcext:value-type="float">
            <text:p>0</text:p>
          </table:table-cell>
          <table:table-cell table:style-name="ce10" table:formula="of:=[$'3 Extraction'.AG224]" office:value-type="float" office:value="0" calcext:value-type="float">
            <text:p>0</text:p>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25]" office:value-type="float" office:value="0" calcext:value-type="float">
            <text:p>0</text:p>
          </table:table-cell>
          <table:table-cell table:style-name="ce10" table:formula="of:=[$'3 Extraction'.AG225]" office:value-type="float" office:value="0" calcext:value-type="float">
            <text:p>0</text:p>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26]" office:value-type="float" office:value="0" calcext:value-type="float">
            <text:p>0</text:p>
          </table:table-cell>
          <table:table-cell table:style-name="ce10" table:formula="of:=[$'3 Extraction'.AG226]" office:value-type="float" office:value="0" calcext:value-type="float">
            <text:p>0</text:p>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27]" office:value-type="float" office:value="0" calcext:value-type="float">
            <text:p>0</text:p>
          </table:table-cell>
          <table:table-cell table:style-name="ce10" table:formula="of:=[$'3 Extraction'.AG227]" office:value-type="float" office:value="0" calcext:value-type="float">
            <text:p>0</text:p>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28]" office:value-type="float" office:value="0" calcext:value-type="float">
            <text:p>0</text:p>
          </table:table-cell>
          <table:table-cell table:style-name="ce10" table:formula="of:=[$'3 Extraction'.AG228]" office:value-type="float" office:value="0" calcext:value-type="float">
            <text:p>0</text:p>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29]" office:value-type="float" office:value="0" calcext:value-type="float">
            <text:p>0</text:p>
          </table:table-cell>
          <table:table-cell table:style-name="ce10" table:formula="of:=[$'3 Extraction'.AG229]" office:value-type="float" office:value="0" calcext:value-type="float">
            <text:p>0</text:p>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30]" office:value-type="float" office:value="0" calcext:value-type="float">
            <text:p>0</text:p>
          </table:table-cell>
          <table:table-cell table:style-name="ce10" table:formula="of:=[$'3 Extraction'.AG230]" office:value-type="float" office:value="0" calcext:value-type="float">
            <text:p>0</text:p>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31]" office:value-type="float" office:value="0" calcext:value-type="float">
            <text:p>0</text:p>
          </table:table-cell>
          <table:table-cell table:style-name="ce10" table:formula="of:=[$'3 Extraction'.AG231]" office:value-type="float" office:value="0" calcext:value-type="float">
            <text:p>0</text:p>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32]" office:value-type="float" office:value="0" calcext:value-type="float">
            <text:p>0</text:p>
          </table:table-cell>
          <table:table-cell table:style-name="ce10" table:formula="of:=[$'3 Extraction'.AG232]" office:value-type="float" office:value="0" calcext:value-type="float">
            <text:p>0</text:p>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33]" office:value-type="float" office:value="0" calcext:value-type="float">
            <text:p>0</text:p>
          </table:table-cell>
          <table:table-cell table:style-name="ce10" table:formula="of:=[$'3 Extraction'.AG233]" office:value-type="float" office:value="0" calcext:value-type="float">
            <text:p>0</text:p>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34]" office:value-type="float" office:value="0" calcext:value-type="float">
            <text:p>0</text:p>
          </table:table-cell>
          <table:table-cell table:style-name="ce10" table:formula="of:=[$'3 Extraction'.AG234]" office:value-type="float" office:value="0" calcext:value-type="float">
            <text:p>0</text:p>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35]" office:value-type="float" office:value="0" calcext:value-type="float">
            <text:p>0</text:p>
          </table:table-cell>
          <table:table-cell table:style-name="ce10" table:formula="of:=[$'3 Extraction'.AG235]" office:value-type="float" office:value="0" calcext:value-type="float">
            <text:p>0</text:p>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36]"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37]"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38]"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39]"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40]"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41]"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42]"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43]"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44]"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45]"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46]"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47]"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48]"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49]"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50]"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51]"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52]"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53]"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54]"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55]"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56]"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57]"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58]"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59]"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60]"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61]"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62]"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63]"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64]"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65]"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66]"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67]"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68]"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69]" office:value-type="float" office:value="0" calcext:value-type="float">
            <text:p>0</text:p>
          </table:table-cell>
          <table:table-cell/>
          <table:table-cell table:style-name="ce99"/>
          <table:table-cell table:style-name="ce103"/>
          <table:table-cell table:number-columns-repeated="1017"/>
        </table:table-row>
        <table:table-row table:style-name="ro1">
          <table:table-cell/>
          <table:table-cell table:style-name="ce47" table:number-columns-repeated="2"/>
          <table:table-cell table:style-name="ce10" table:formula="of:=[$'3 Extraction'.F270]" office:value-type="float" office:value="0" calcext:value-type="float">
            <text:p>0</text:p>
          </table:table-cell>
          <table:table-cell/>
          <table:table-cell table:style-name="ce99"/>
          <table:table-cell table:style-name="ce103"/>
          <table:table-cell table:number-columns-repeated="1017"/>
        </table:table-row>
        <table:table-row table:style-name="ro1" table:number-rows-repeated="731">
          <table:table-cell/>
          <table:table-cell table:style-name="ce47" table:number-columns-repeated="2"/>
          <table:table-cell table:style-name="ce60"/>
          <table:table-cell/>
          <table:table-cell table:style-name="ce99"/>
          <table:table-cell table:style-name="ce103"/>
          <table:table-cell table:number-columns-repeated="1017"/>
        </table:table-row>
        <table:table-row table:style-name="ro2" table:number-rows-repeated="1047575">
          <table:table-cell table:number-columns-repeated="1024"/>
        </table:table-row>
        <table:table-row table:style-name="ro2">
          <table:table-cell table:number-columns-repeated="1024"/>
        </table:table-row>
        <table:named-expressions>
          <table:named-range table:name="Z_D57C5916_EBA0_4948_AC4D_CDAA5E7211B8_.wvu.FilterData" table:base-cell-address="$Start.$A$1" table:cell-range-address="$'3-1 Cost'.$A$1:.$E$199"/>
          <table:named-range table:name="_xlnm._FilterDatabase" table:base-cell-address="$Start.$A$1" table:cell-range-address="$'3-1 Cost'.$A$2:.$I$208"/>
        </table:named-expressions>
      </table:table>
      <table:named-expressions/>
      <table:database-ranges>
        <table:database-range table:name="__Anonymous_Sheet_DB__2" table:target-range-address="'2 Reading'.A1:'2 Reading'.F1000" table:display-filter-buttons="true">
          <table:filter>
            <table:filter-and>
              <table:filter-condition table:field-number="5" table:value="TRUE" table:operator="="/>
            </table:filter-and>
          </table:filter>
        </table:database-range>
        <table:database-range table:name="__Anonymous_Sheet_DB__4" table:target-range-address="'3 Extraction'.A2:'3 Extraction'.AO1000" table:display-filter-buttons="true">
          <table:filter>
            <table:filter-and>
              <table:filter-condition table:field-number="0" table:value="#REF!" table:operator="=">
                <table:filter-set-item table:value="#REF!"/>
                <table:filter-set-item table:value="TRUE"/>
              </table:filter-condition>
            </table:filter-and>
          </table:filter>
        </table:database-range>
        <table:database-range table:name="__Anonymous_Sheet_DB__5" table:target-range-address="'3-1 Cost'.A2:'3-1 Cost'.I208" table:display-filter-buttons="true">
          <table:filter>
            <table:filter-or>
              <table:filter-and>
                <table:filter-condition table:field-number="0" table:value="TRUE" table:operator="="/>
                <table:filter-condition table:field-number="4" table:value="TRUE" table:operator="="/>
              </table:filter-and>
              <table:filter-condition table:field-number="4" table:data-type="number" table:value="66" table:operator="empty"/>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841.89pt" fo:page-height="595.3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0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tart" style:display-name="PageStyle_Start" style:page-layout-name="Mpm3">
      <style:header style:display="false"/>
      <style:header-left style:display="false"/>
      <style:footer style:display="false"/>
      <style:footer-left style:display="false"/>
    </style:master-page>
    <style:master-page style:name="PageStyle_5f_1_20_Title_20_reading" style:display-name="PageStyle_1 Title reading" style:page-layout-name="Mpm3">
      <style:header style:display="false"/>
      <style:header-left style:display="false"/>
      <style:footer style:display="false"/>
      <style:footer-left style:display="false"/>
    </style:master-page>
    <style:master-page style:name="PageStyle_5f_2_20_Reading" style:display-name="PageStyle_2 Reading" style:page-layout-name="Mpm3">
      <style:header style:display="false"/>
      <style:header-left style:display="false"/>
      <style:footer style:display="false"/>
      <style:footer-left style:display="false"/>
    </style:master-page>
    <style:master-page style:name="PageStyle_5f_2-1_20_Snowballing" style:display-name="PageStyle_2-1 Snowballing" style:page-layout-name="Mpm3">
      <style:header style:display="false"/>
      <style:header-left style:display="false"/>
      <style:footer style:display="false"/>
      <style:footer-left style:display="false"/>
    </style:master-page>
    <style:master-page style:name="PageStyle_5f_3_20_Extraction" style:display-name="PageStyle_3 Extraction" style:page-layout-name="Mpm4">
      <style:header style:display="false"/>
      <style:header-left style:display="false"/>
      <style:footer style:display="false"/>
      <style:footer-left style:display="false"/>
    </style:master-page>
    <style:master-page style:name="PageStyle_5f_3-1_20_Cost" style:display-name="PageStyle_3-1 Cos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11661" meta:object-count="0"/>
    <meta:generator>LibreOfficeDev/6.0.5.2$Linux_X86_64 LibreOffice_project/</meta:generator>
  </office:meta>
</office:document-meta>
</file>